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0.388696402311" calcext:value-type="float">
            <text:p>-0.3886964023</text:p>
          </table:table-cell>
          <table:table-cell office:value-type="float" office:value="-0.841602325439" calcext:value-type="float">
            <text:p>-0.8416023254</text:p>
          </table:table-cell>
          <table:table-cell office:value-type="float" office:value="0.443237355947" calcext:value-type="float">
            <text:p>0.4432373559</text:p>
          </table:table-cell>
          <table:table-cell office:value-type="float" office:value="-0.836910665035" calcext:value-type="float">
            <text:p>-0.836910665</text:p>
          </table:table-cell>
        </table:table-row>
        <table:table-row table:style-name="ro1">
          <table:table-cell office:value-type="float" office:value="-0.387861937284" calcext:value-type="float">
            <text:p>-0.3878619373</text:p>
          </table:table-cell>
          <table:table-cell office:value-type="float" office:value="-0.84191185236" calcext:value-type="float">
            <text:p>-0.8419118524</text:p>
          </table:table-cell>
          <table:table-cell office:value-type="float" office:value="0.443253270388" calcext:value-type="float">
            <text:p>0.4432532704</text:p>
          </table:table-cell>
          <table:table-cell office:value-type="float" office:value="-0.837595164776" calcext:value-type="float">
            <text:p>-0.8375951648</text:p>
          </table:table-cell>
        </table:table-row>
        <table:table-row table:style-name="ro1">
          <table:table-cell office:value-type="float" office:value="-0.388448894024" calcext:value-type="float">
            <text:p>-0.388448894</text:p>
          </table:table-cell>
          <table:table-cell office:value-type="float" office:value="-0.840643763542" calcext:value-type="float">
            <text:p>-0.8406437635</text:p>
          </table:table-cell>
          <table:table-cell office:value-type="float" office:value="0.443307480812" calcext:value-type="float">
            <text:p>0.4433074808</text:p>
          </table:table-cell>
          <table:table-cell office:value-type="float" office:value="-0.838244795799" calcext:value-type="float">
            <text:p>-0.8382447958</text:p>
          </table:table-cell>
        </table:table-row>
        <table:table-row table:style-name="ro1">
          <table:table-cell office:value-type="float" office:value="-0.38846334815" calcext:value-type="float">
            <text:p>-0.3884633482</text:p>
          </table:table-cell>
          <table:table-cell office:value-type="float" office:value="-0.841093301773" calcext:value-type="float">
            <text:p>-0.8410933018</text:p>
          </table:table-cell>
          <table:table-cell office:value-type="float" office:value="0.443085900545" calcext:value-type="float">
            <text:p>0.4430859005</text:p>
          </table:table-cell>
          <table:table-cell office:value-type="float" office:value="-0.838297307491" calcext:value-type="float">
            <text:p>-0.8382973075</text:p>
          </table:table-cell>
        </table:table-row>
        <table:table-row table:style-name="ro1">
          <table:table-cell office:value-type="float" office:value="-0.388751685619" calcext:value-type="float">
            <text:p>-0.3887516856</text:p>
          </table:table-cell>
          <table:table-cell office:value-type="float" office:value="-0.84049052" calcext:value-type="float">
            <text:p>-0.84049052</text:p>
          </table:table-cell>
          <table:table-cell office:value-type="float" office:value="0.442944369316" calcext:value-type="float">
            <text:p>0.4429443693</text:p>
          </table:table-cell>
          <table:table-cell office:value-type="float" office:value="-0.838266015053" calcext:value-type="float">
            <text:p>-0.8382660151</text:p>
          </table:table-cell>
        </table:table-row>
        <table:table-row table:style-name="ro1">
          <table:table-cell office:value-type="float" office:value="-0.389243662357" calcext:value-type="float">
            <text:p>-0.3892436624</text:p>
          </table:table-cell>
          <table:table-cell office:value-type="float" office:value="-0.841560840607" calcext:value-type="float">
            <text:p>-0.8415608406</text:p>
          </table:table-cell>
          <table:table-cell office:value-type="float" office:value="0.442747226954" calcext:value-type="float">
            <text:p>0.442747227</text:p>
          </table:table-cell>
          <table:table-cell office:value-type="float" office:value="-0.837609946728" calcext:value-type="float">
            <text:p>-0.8376099467</text:p>
          </table:table-cell>
        </table:table-row>
        <table:table-row table:style-name="ro1">
          <table:table-cell office:value-type="float" office:value="-0.390306502581" calcext:value-type="float">
            <text:p>-0.3903065026</text:p>
          </table:table-cell>
          <table:table-cell office:value-type="float" office:value="-0.841773569584" calcext:value-type="float">
            <text:p>-0.8417735696</text:p>
          </table:table-cell>
          <table:table-cell office:value-type="float" office:value="0.442239514589" calcext:value-type="float">
            <text:p>0.4422395146</text:p>
          </table:table-cell>
          <table:table-cell office:value-type="float" office:value="-0.835153162479" calcext:value-type="float">
            <text:p>-0.8351531625</text:p>
          </table:table-cell>
        </table:table-row>
        <table:table-row table:style-name="ro1">
          <table:table-cell office:value-type="float" office:value="-0.391129255295" calcext:value-type="float">
            <text:p>-0.3911292553</text:p>
          </table:table-cell>
          <table:table-cell office:value-type="float" office:value="-0.841563880444" calcext:value-type="float">
            <text:p>-0.8415638804</text:p>
          </table:table-cell>
          <table:table-cell office:value-type="float" office:value="0.442585400343" calcext:value-type="float">
            <text:p>0.4425854003</text:p>
          </table:table-cell>
          <table:table-cell office:value-type="float" office:value="-0.836544692516" calcext:value-type="float">
            <text:p>-0.8365446925</text:p>
          </table:table-cell>
        </table:table-row>
        <table:table-row table:style-name="ro1">
          <table:table-cell office:value-type="float" office:value="-0.389955848455" calcext:value-type="float">
            <text:p>-0.3899558485</text:p>
          </table:table-cell>
          <table:table-cell office:value-type="float" office:value="-0.842250406742" calcext:value-type="float">
            <text:p>-0.8422504067</text:p>
          </table:table-cell>
          <table:table-cell office:value-type="float" office:value="0.442425630093" calcext:value-type="float">
            <text:p>0.4424256301</text:p>
          </table:table-cell>
          <table:table-cell office:value-type="float" office:value="-0.835753977299" calcext:value-type="float">
            <text:p>-0.8357539773</text:p>
          </table:table-cell>
        </table:table-row>
        <table:table-row table:style-name="ro1">
          <table:table-cell office:value-type="float" office:value="-0.390415221453" calcext:value-type="float">
            <text:p>-0.3904152215</text:p>
          </table:table-cell>
          <table:table-cell office:value-type="float" office:value="-0.842071771622" calcext:value-type="float">
            <text:p>-0.8420717716</text:p>
          </table:table-cell>
          <table:table-cell office:value-type="float" office:value="0.441947720051" calcext:value-type="float">
            <text:p>0.4419477201</text:p>
          </table:table-cell>
          <table:table-cell office:value-type="float" office:value="-0.833429813385" calcext:value-type="float">
            <text:p>-0.8334298134</text:p>
          </table:table-cell>
        </table:table-row>
        <table:table-row table:style-name="ro1">
          <table:table-cell office:value-type="float" office:value="-0.3899743855" calcext:value-type="float">
            <text:p>-0.3899743855</text:p>
          </table:table-cell>
          <table:table-cell office:value-type="float" office:value="-0.84248894453" calcext:value-type="float">
            <text:p>-0.8424889445</text:p>
          </table:table-cell>
          <table:table-cell office:value-type="float" office:value="0.442616961002" calcext:value-type="float">
            <text:p>0.442616961</text:p>
          </table:table-cell>
          <table:table-cell office:value-type="float" office:value="-0.835885286331" calcext:value-type="float">
            <text:p>-0.8358852863</text:p>
          </table:table-cell>
        </table:table-row>
        <table:table-row table:style-name="ro1">
          <table:table-cell office:value-type="float" office:value="-0.390931367874" calcext:value-type="float">
            <text:p>-0.3909313679</text:p>
          </table:table-cell>
          <table:table-cell office:value-type="float" office:value="-0.842388987541" calcext:value-type="float">
            <text:p>-0.8423889875</text:p>
          </table:table-cell>
          <table:table-cell office:value-type="float" office:value="0.442604622841" calcext:value-type="float">
            <text:p>0.4426046228</text:p>
          </table:table-cell>
          <table:table-cell office:value-type="float" office:value="-0.836368381977" calcext:value-type="float">
            <text:p>-0.836368382</text:p>
          </table:table-cell>
        </table:table-row>
        <table:table-row table:style-name="ro1">
          <table:table-cell office:value-type="float" office:value="-0.391256421804" calcext:value-type="float">
            <text:p>-0.3912564218</text:p>
          </table:table-cell>
          <table:table-cell office:value-type="float" office:value="-0.842490196228" calcext:value-type="float">
            <text:p>-0.8424901962</text:p>
          </table:table-cell>
          <table:table-cell office:value-type="float" office:value="0.443298003674" calcext:value-type="float">
            <text:p>0.4432980037</text:p>
          </table:table-cell>
          <table:table-cell office:value-type="float" office:value="-0.83719265461" calcext:value-type="float">
            <text:p>-0.8371926546</text:p>
          </table:table-cell>
        </table:table-row>
        <table:table-row table:style-name="ro1">
          <table:table-cell office:value-type="float" office:value="-0.391189843416" calcext:value-type="float">
            <text:p>-0.3911898434</text:p>
          </table:table-cell>
          <table:table-cell office:value-type="float" office:value="-0.842852771282" calcext:value-type="float">
            <text:p>-0.8428527713</text:p>
          </table:table-cell>
          <table:table-cell office:value-type="float" office:value="0.443388632536" calcext:value-type="float">
            <text:p>0.4433886325</text:p>
          </table:table-cell>
          <table:table-cell office:value-type="float" office:value="-0.836232364178" calcext:value-type="float">
            <text:p>-0.8362323642</text:p>
          </table:table-cell>
        </table:table-row>
        <table:table-row table:style-name="ro1">
          <table:table-cell office:value-type="float" office:value="-0.390705853701" calcext:value-type="float">
            <text:p>-0.3907058537</text:p>
          </table:table-cell>
          <table:table-cell office:value-type="float" office:value="-0.843078374863" calcext:value-type="float">
            <text:p>-0.8430783749</text:p>
          </table:table-cell>
          <table:table-cell office:value-type="float" office:value="0.44361030221" calcext:value-type="float">
            <text:p>0.4436103022</text:p>
          </table:table-cell>
          <table:table-cell office:value-type="float" office:value="-0.837393939495" calcext:value-type="float">
            <text:p>-0.8373939395</text:p>
          </table:table-cell>
        </table:table-row>
        <table:table-row table:style-name="ro1">
          <table:table-cell office:value-type="float" office:value="-0.389988690615" calcext:value-type="float">
            <text:p>-0.3899886906</text:p>
          </table:table-cell>
          <table:table-cell office:value-type="float" office:value="-0.843777477741" calcext:value-type="float">
            <text:p>-0.8437774777</text:p>
          </table:table-cell>
          <table:table-cell office:value-type="float" office:value="0.443499437571" calcext:value-type="float">
            <text:p>0.4434994376</text:p>
          </table:table-cell>
          <table:table-cell office:value-type="float" office:value="-0.836488366127" calcext:value-type="float">
            <text:p>-0.8364883661</text:p>
          </table:table-cell>
        </table:table-row>
        <table:table-row table:style-name="ro1">
          <table:table-cell office:value-type="float" office:value="-0.38959684968" calcext:value-type="float">
            <text:p>-0.3895968497</text:p>
          </table:table-cell>
          <table:table-cell office:value-type="float" office:value="-0.843720674515" calcext:value-type="float">
            <text:p>-0.8437206745</text:p>
          </table:table-cell>
          <table:table-cell office:value-type="float" office:value="0.443548462391" calcext:value-type="float">
            <text:p>0.4435484624</text:p>
          </table:table-cell>
          <table:table-cell office:value-type="float" office:value="-0.837193369865" calcext:value-type="float">
            <text:p>-0.8371933699</text:p>
          </table:table-cell>
        </table:table-row>
        <table:table-row table:style-name="ro1">
          <table:table-cell office:value-type="float" office:value="-0.389359503984" calcext:value-type="float">
            <text:p>-0.389359504</text:p>
          </table:table-cell>
          <table:table-cell office:value-type="float" office:value="-0.843623399734" calcext:value-type="float">
            <text:p>-0.8436233997</text:p>
          </table:table-cell>
          <table:table-cell office:value-type="float" office:value="0.443432084322" calcext:value-type="float">
            <text:p>0.4434320843</text:p>
          </table:table-cell>
          <table:table-cell office:value-type="float" office:value="-0.836985468864" calcext:value-type="float">
            <text:p>-0.8369854689</text:p>
          </table:table-cell>
        </table:table-row>
        <table:table-row table:style-name="ro1">
          <table:table-cell office:value-type="float" office:value="-0.390229225159" calcext:value-type="float">
            <text:p>-0.3902292252</text:p>
          </table:table-cell>
          <table:table-cell office:value-type="float" office:value="-0.843105375767" calcext:value-type="float">
            <text:p>-0.8431053758</text:p>
          </table:table-cell>
          <table:table-cell office:value-type="float" office:value="0.443326375484" calcext:value-type="float">
            <text:p>0.4433263755</text:p>
          </table:table-cell>
          <table:table-cell office:value-type="float" office:value="-0.83690071106" calcext:value-type="float">
            <text:p>-0.8369007111</text:p>
          </table:table-cell>
        </table:table-row>
        <table:table-row table:style-name="ro1">
          <table:table-cell office:value-type="float" office:value="-0.389927834272" calcext:value-type="float">
            <text:p>-0.3899278343</text:p>
          </table:table-cell>
          <table:table-cell office:value-type="float" office:value="-0.84317612648" calcext:value-type="float">
            <text:p>-0.8431761265</text:p>
          </table:table-cell>
          <table:table-cell office:value-type="float" office:value="0.442837110758" calcext:value-type="float">
            <text:p>0.4428371108</text:p>
          </table:table-cell>
          <table:table-cell office:value-type="float" office:value="-0.836025238037" calcext:value-type="float">
            <text:p>-0.836025238</text:p>
          </table:table-cell>
        </table:table-row>
        <table:table-row table:style-name="ro1">
          <table:table-cell office:value-type="float" office:value="-0.389936119318" calcext:value-type="float">
            <text:p>-0.3899361193</text:p>
          </table:table-cell>
          <table:table-cell office:value-type="float" office:value="-0.84300661087" calcext:value-type="float">
            <text:p>-0.8430066109</text:p>
          </table:table-cell>
          <table:table-cell office:value-type="float" office:value="0.442615172863" calcext:value-type="float">
            <text:p>0.4426151729</text:p>
          </table:table-cell>
          <table:table-cell office:value-type="float" office:value="-0.836138665676" calcext:value-type="float">
            <text:p>-0.8361386657</text:p>
          </table:table-cell>
        </table:table-row>
        <table:table-row table:style-name="ro1">
          <table:table-cell office:value-type="float" office:value="-0.388959676027" calcext:value-type="float">
            <text:p>-0.388959676</text:p>
          </table:table-cell>
          <table:table-cell office:value-type="float" office:value="-0.843663752079" calcext:value-type="float">
            <text:p>-0.8436637521</text:p>
          </table:table-cell>
          <table:table-cell office:value-type="float" office:value="0.442913345098" calcext:value-type="float">
            <text:p>0.4429133451</text:p>
          </table:table-cell>
          <table:table-cell office:value-type="float" office:value="-0.835893392563" calcext:value-type="float">
            <text:p>-0.8358933926</text:p>
          </table:table-cell>
        </table:table-row>
        <table:table-row table:style-name="ro1">
          <table:table-cell office:value-type="float" office:value="-0.389203131199" calcext:value-type="float">
            <text:p>-0.3892031312</text:p>
          </table:table-cell>
          <table:table-cell office:value-type="float" office:value="-0.84332972765" calcext:value-type="float">
            <text:p>-0.8433297277</text:p>
          </table:table-cell>
          <table:table-cell office:value-type="float" office:value="0.444485954046" calcext:value-type="float">
            <text:p>0.444485954</text:p>
          </table:table-cell>
          <table:table-cell office:value-type="float" office:value="-0.837307751179" calcext:value-type="float">
            <text:p>-0.8373077512</text:p>
          </table:table-cell>
        </table:table-row>
        <table:table-row table:style-name="ro1">
          <table:table-cell office:value-type="float" office:value="-0.390019476414" calcext:value-type="float">
            <text:p>-0.3900194764</text:p>
          </table:table-cell>
          <table:table-cell office:value-type="float" office:value="-0.842581689358" calcext:value-type="float">
            <text:p>-0.8425816894</text:p>
          </table:table-cell>
          <table:table-cell office:value-type="float" office:value="0.44592159152" calcext:value-type="float">
            <text:p>0.4459215915</text:p>
          </table:table-cell>
          <table:table-cell office:value-type="float" office:value="-0.838531076908" calcext:value-type="float">
            <text:p>-0.8385310769</text:p>
          </table:table-cell>
        </table:table-row>
        <table:table-row table:style-name="ro1">
          <table:table-cell office:value-type="float" office:value="-0.389331012964" calcext:value-type="float">
            <text:p>-0.389331013</text:p>
          </table:table-cell>
          <table:table-cell office:value-type="float" office:value="-0.842726409435" calcext:value-type="float">
            <text:p>-0.8427264094</text:p>
          </table:table-cell>
          <table:table-cell office:value-type="float" office:value="0.447160652876" calcext:value-type="float">
            <text:p>0.4471606529</text:p>
          </table:table-cell>
          <table:table-cell office:value-type="float" office:value="-0.839036464691" calcext:value-type="float">
            <text:p>-0.8390364647</text:p>
          </table:table-cell>
        </table:table-row>
        <table:table-row table:style-name="ro1">
          <table:table-cell office:value-type="float" office:value="-0.390377432108" calcext:value-type="float">
            <text:p>-0.3903774321</text:p>
          </table:table-cell>
          <table:table-cell office:value-type="float" office:value="-0.842304348946" calcext:value-type="float">
            <text:p>-0.8423043489</text:p>
          </table:table-cell>
          <table:table-cell office:value-type="float" office:value="0.446591726542" calcext:value-type="float">
            <text:p>0.4465917265</text:p>
          </table:table-cell>
          <table:table-cell office:value-type="float" office:value="-0.839200794697" calcext:value-type="float">
            <text:p>-0.8392007947</text:p>
          </table:table-cell>
        </table:table-row>
        <table:table-row table:style-name="ro1">
          <table:table-cell office:value-type="float" office:value="-0.389846891165" calcext:value-type="float">
            <text:p>-0.3898468912</text:p>
          </table:table-cell>
          <table:table-cell office:value-type="float" office:value="-0.842584073544" calcext:value-type="float">
            <text:p>-0.8425840735</text:p>
          </table:table-cell>
          <table:table-cell office:value-type="float" office:value="0.44631682992" calcext:value-type="float">
            <text:p>0.4463168299</text:p>
          </table:table-cell>
          <table:table-cell office:value-type="float" office:value="-0.839736700058" calcext:value-type="float">
            <text:p>-0.8397367001</text:p>
          </table:table-cell>
        </table:table-row>
        <table:table-row table:style-name="ro1">
          <table:table-cell office:value-type="float" office:value="-0.390262693167" calcext:value-type="float">
            <text:p>-0.3902626932</text:p>
          </table:table-cell>
          <table:table-cell office:value-type="float" office:value="-0.842167198658" calcext:value-type="float">
            <text:p>-0.8421671987</text:p>
          </table:table-cell>
          <table:table-cell office:value-type="float" office:value="0.445453099012" calcext:value-type="float">
            <text:p>0.445453099</text:p>
          </table:table-cell>
          <table:table-cell office:value-type="float" office:value="-0.840135335922" calcext:value-type="float">
            <text:p>-0.8401353359</text:p>
          </table:table-cell>
        </table:table-row>
        <table:table-row table:style-name="ro1">
          <table:table-cell office:value-type="float" office:value="-0.38960146904" calcext:value-type="float">
            <text:p>-0.389601469</text:p>
          </table:table-cell>
          <table:table-cell office:value-type="float" office:value="-0.842930197716" calcext:value-type="float">
            <text:p>-0.8429301977</text:p>
          </table:table-cell>
          <table:table-cell office:value-type="float" office:value="0.444347939491" calcext:value-type="float">
            <text:p>0.4443479395</text:p>
          </table:table-cell>
          <table:table-cell office:value-type="float" office:value="-0.839432895184" calcext:value-type="float">
            <text:p>-0.8394328952</text:p>
          </table:table-cell>
        </table:table-row>
        <table:table-row table:style-name="ro1">
          <table:table-cell office:value-type="float" office:value="-0.388899177313" calcext:value-type="float">
            <text:p>-0.3888991773</text:p>
          </table:table-cell>
          <table:table-cell office:value-type="float" office:value="-0.84282207489" calcext:value-type="float">
            <text:p>-0.8428220749</text:p>
          </table:table-cell>
          <table:table-cell office:value-type="float" office:value="0.443632981777" calcext:value-type="float">
            <text:p>0.4436329818</text:p>
          </table:table-cell>
          <table:table-cell office:value-type="float" office:value="-0.839078605175" calcext:value-type="float">
            <text:p>-0.8390786052</text:p>
          </table:table-cell>
        </table:table-row>
        <table:table-row table:style-name="ro1">
          <table:table-cell office:value-type="float" office:value="-0.389242649078" calcext:value-type="float">
            <text:p>-0.3892426491</text:p>
          </table:table-cell>
          <table:table-cell office:value-type="float" office:value="-0.842415750027" calcext:value-type="float">
            <text:p>-0.84241575</text:p>
          </table:table-cell>
          <table:table-cell office:value-type="float" office:value="0.443043193817" calcext:value-type="float">
            <text:p>0.4430431938</text:p>
          </table:table-cell>
          <table:table-cell office:value-type="float" office:value="-0.840206205845" calcext:value-type="float">
            <text:p>-0.8402062058</text:p>
          </table:table-cell>
        </table:table-row>
        <table:table-row table:style-name="ro1">
          <table:table-cell office:value-type="float" office:value="-0.388637453318" calcext:value-type="float">
            <text:p>-0.3886374533</text:p>
          </table:table-cell>
          <table:table-cell office:value-type="float" office:value="-0.842555522919" calcext:value-type="float">
            <text:p>-0.8425555229</text:p>
          </table:table-cell>
          <table:table-cell office:value-type="float" office:value="0.443454614878" calcext:value-type="float">
            <text:p>0.4434546149</text:p>
          </table:table-cell>
          <table:table-cell office:value-type="float" office:value="-0.840885519981" calcext:value-type="float">
            <text:p>-0.84088552</text:p>
          </table:table-cell>
        </table:table-row>
        <table:table-row table:style-name="ro1">
          <table:table-cell office:value-type="float" office:value="-0.388062030077" calcext:value-type="float">
            <text:p>-0.3880620301</text:p>
          </table:table-cell>
          <table:table-cell office:value-type="float" office:value="-0.843017876148" calcext:value-type="float">
            <text:p>-0.8430178761</text:p>
          </table:table-cell>
          <table:table-cell office:value-type="float" office:value="0.444033554792" calcext:value-type="float">
            <text:p>0.4440335548</text:p>
          </table:table-cell>
          <table:table-cell office:value-type="float" office:value="-0.840438187122" calcext:value-type="float">
            <text:p>-0.8404381871</text:p>
          </table:table-cell>
        </table:table-row>
        <table:table-row table:style-name="ro1">
          <table:table-cell office:value-type="float" office:value="-0.388819426298" calcext:value-type="float">
            <text:p>-0.3888194263</text:p>
          </table:table-cell>
          <table:table-cell office:value-type="float" office:value="-0.84257209301" calcext:value-type="float">
            <text:p>-0.842572093</text:p>
          </table:table-cell>
          <table:table-cell office:value-type="float" office:value="0.444741538763" calcext:value-type="float">
            <text:p>0.4447415388</text:p>
          </table:table-cell>
          <table:table-cell office:value-type="float" office:value="-0.840235054493" calcext:value-type="float">
            <text:p>-0.8402350545</text:p>
          </table:table-cell>
        </table:table-row>
        <table:table-row table:style-name="ro1">
          <table:table-cell office:value-type="float" office:value="-0.388963401318" calcext:value-type="float">
            <text:p>-0.3889634013</text:p>
          </table:table-cell>
          <table:table-cell office:value-type="float" office:value="-0.842261791229" calcext:value-type="float">
            <text:p>-0.8422617912</text:p>
          </table:table-cell>
          <table:table-cell office:value-type="float" office:value="0.445803365707" calcext:value-type="float">
            <text:p>0.4458033657</text:p>
          </table:table-cell>
          <table:table-cell office:value-type="float" office:value="-0.841493785381" calcext:value-type="float">
            <text:p>-0.8414937854</text:p>
          </table:table-cell>
        </table:table-row>
        <table:table-row table:style-name="ro1">
          <table:table-cell office:value-type="float" office:value="-0.388392537832" calcext:value-type="float">
            <text:p>-0.3883925378</text:p>
          </table:table-cell>
          <table:table-cell office:value-type="float" office:value="-0.842871129513" calcext:value-type="float">
            <text:p>-0.8428711295</text:p>
          </table:table-cell>
          <table:table-cell office:value-type="float" office:value="0.446283391714" calcext:value-type="float">
            <text:p>0.4462833917</text:p>
          </table:table-cell>
          <table:table-cell office:value-type="float" office:value="-0.841746091843" calcext:value-type="float">
            <text:p>-0.8417460918</text:p>
          </table:table-cell>
        </table:table-row>
        <table:table-row table:style-name="ro1">
          <table:table-cell office:value-type="float" office:value="-0.389106482267" calcext:value-type="float">
            <text:p>-0.3891064823</text:p>
          </table:table-cell>
          <table:table-cell office:value-type="float" office:value="-0.842757701874" calcext:value-type="float">
            <text:p>-0.8427577019</text:p>
          </table:table-cell>
          <table:table-cell office:value-type="float" office:value="0.446303597689" calcext:value-type="float">
            <text:p>0.4463035977</text:p>
          </table:table-cell>
          <table:table-cell office:value-type="float" office:value="-0.841602325439" calcext:value-type="float">
            <text:p>-0.8416023254</text:p>
          </table:table-cell>
        </table:table-row>
        <table:table-row table:style-name="ro1">
          <table:table-cell office:value-type="float" office:value="-0.390149146318" calcext:value-type="float">
            <text:p>-0.3901491463</text:p>
          </table:table-cell>
          <table:table-cell office:value-type="float" office:value="-0.842413783073" calcext:value-type="float">
            <text:p>-0.8424137831</text:p>
          </table:table-cell>
          <table:table-cell office:value-type="float" office:value="0.447138062716" calcext:value-type="float">
            <text:p>0.4471380627</text:p>
          </table:table-cell>
          <table:table-cell office:value-type="float" office:value="-0.84191185236" calcext:value-type="float">
            <text:p>-0.8419118524</text:p>
          </table:table-cell>
        </table:table-row>
        <table:table-row table:style-name="ro1">
          <table:table-cell office:value-type="float" office:value="-0.389874398708" calcext:value-type="float">
            <text:p>-0.3898743987</text:p>
          </table:table-cell>
          <table:table-cell office:value-type="float" office:value="-0.842273890972" calcext:value-type="float">
            <text:p>-0.842273891</text:p>
          </table:table-cell>
          <table:table-cell office:value-type="float" office:value="0.446551105976" calcext:value-type="float">
            <text:p>0.446551106</text:p>
          </table:table-cell>
          <table:table-cell office:value-type="float" office:value="-0.840643763542" calcext:value-type="float">
            <text:p>-0.8406437635</text:p>
          </table:table-cell>
        </table:table-row>
        <table:table-row table:style-name="ro1">
          <table:table-cell office:value-type="float" office:value="-0.389957249165" calcext:value-type="float">
            <text:p>-0.3899572492</text:p>
          </table:table-cell>
          <table:table-cell office:value-type="float" office:value="-0.842069625854" calcext:value-type="float">
            <text:p>-0.8420696259</text:p>
          </table:table-cell>
          <table:table-cell office:value-type="float" office:value="0.44653665185" calcext:value-type="float">
            <text:p>0.4465366519</text:p>
          </table:table-cell>
          <table:table-cell office:value-type="float" office:value="-0.841093301773" calcext:value-type="float">
            <text:p>-0.8410933018</text:p>
          </table:table-cell>
        </table:table-row>
        <table:table-row table:style-name="ro1">
          <table:table-cell office:value-type="float" office:value="-0.389878958464" calcext:value-type="float">
            <text:p>-0.3898789585</text:p>
          </table:table-cell>
          <table:table-cell office:value-type="float" office:value="-0.841988623142" calcext:value-type="float">
            <text:p>-0.8419886231</text:p>
          </table:table-cell>
          <table:table-cell office:value-type="float" office:value="0.446248314381" calcext:value-type="float">
            <text:p>0.4462483144</text:p>
          </table:table-cell>
          <table:table-cell office:value-type="float" office:value="-0.84049052" calcext:value-type="float">
            <text:p>-0.84049052</text:p>
          </table:table-cell>
        </table:table-row>
        <table:table-row table:style-name="ro1">
          <table:table-cell office:value-type="float" office:value="-0.389913201332" calcext:value-type="float">
            <text:p>-0.3899132013</text:p>
          </table:table-cell>
          <table:table-cell office:value-type="float" office:value="-0.841274142265" calcext:value-type="float">
            <text:p>-0.8412741423</text:p>
          </table:table-cell>
          <table:table-cell office:value-type="float" office:value="0.445756337643" calcext:value-type="float">
            <text:p>0.4457563376</text:p>
          </table:table-cell>
          <table:table-cell office:value-type="float" office:value="-0.841560840607" calcext:value-type="float">
            <text:p>-0.8415608406</text:p>
          </table:table-cell>
        </table:table-row>
        <table:table-row table:style-name="ro1">
          <table:table-cell office:value-type="float" office:value="-0.39010939002" calcext:value-type="float">
            <text:p>-0.39010939</text:p>
          </table:table-cell>
          <table:table-cell office:value-type="float" office:value="-0.841993391514" calcext:value-type="float">
            <text:p>-0.8419933915</text:p>
          </table:table-cell>
          <table:table-cell office:value-type="float" office:value="0.444693497419" calcext:value-type="float">
            <text:p>0.4446934974</text:p>
          </table:table-cell>
          <table:table-cell office:value-type="float" office:value="-0.841773569584" calcext:value-type="float">
            <text:p>-0.8417735696</text:p>
          </table:table-cell>
        </table:table-row>
        <table:table-row table:style-name="ro1">
          <table:table-cell office:value-type="float" office:value="-0.390520900488" calcext:value-type="float">
            <text:p>-0.3905209005</text:p>
          </table:table-cell>
          <table:table-cell office:value-type="float" office:value="-0.842243850231" calcext:value-type="float">
            <text:p>-0.8422438502</text:p>
          </table:table-cell>
          <table:table-cell office:value-type="float" office:value="0.443870744705" calcext:value-type="float">
            <text:p>0.4438707447</text:p>
          </table:table-cell>
          <table:table-cell office:value-type="float" office:value="-0.841563880444" calcext:value-type="float">
            <text:p>-0.8415638804</text:p>
          </table:table-cell>
        </table:table-row>
        <table:table-row table:style-name="ro1">
          <table:table-cell office:value-type="float" office:value="-0.390422493219" calcext:value-type="float">
            <text:p>-0.3904224932</text:p>
          </table:table-cell>
          <table:table-cell office:value-type="float" office:value="-0.842866182327" calcext:value-type="float">
            <text:p>-0.8428661823</text:p>
          </table:table-cell>
          <table:table-cell office:value-type="float" office:value="0.445044151545" calcext:value-type="float">
            <text:p>0.4450441515</text:p>
          </table:table-cell>
          <table:table-cell office:value-type="float" office:value="-0.842250406742" calcext:value-type="float">
            <text:p>-0.8422504067</text:p>
          </table:table-cell>
        </table:table-row>
        <table:table-row table:style-name="ro1">
          <table:table-cell office:value-type="float" office:value="-0.38992407918" calcext:value-type="float">
            <text:p>-0.3899240792</text:p>
          </table:table-cell>
          <table:table-cell office:value-type="float" office:value="-0.843414366245" calcext:value-type="float">
            <text:p>-0.8434143662</text:p>
          </table:table-cell>
          <table:table-cell office:value-type="float" office:value="0.444584778547" calcext:value-type="float">
            <text:p>0.4445847785</text:p>
          </table:table-cell>
          <table:table-cell office:value-type="float" office:value="-0.842071771622" calcext:value-type="float">
            <text:p>-0.8420717716</text:p>
          </table:table-cell>
        </table:table-row>
        <table:table-row table:style-name="ro1">
          <table:table-cell office:value-type="float" office:value="-0.390040278435" calcext:value-type="float">
            <text:p>-0.3900402784</text:p>
          </table:table-cell>
          <table:table-cell office:value-type="float" office:value="-0.843547046185" calcext:value-type="float">
            <text:p>-0.8435470462</text:p>
          </table:table-cell>
          <table:table-cell office:value-type="float" office:value="0.4450256145" calcext:value-type="float">
            <text:p>0.4450256145</text:p>
          </table:table-cell>
          <table:table-cell office:value-type="float" office:value="-0.84248894453" calcext:value-type="float">
            <text:p>-0.8424889445</text:p>
          </table:table-cell>
        </table:table-row>
        <table:table-row table:style-name="ro1">
          <table:table-cell office:value-type="float" office:value="-0.390694379807" calcext:value-type="float">
            <text:p>-0.3906943798</text:p>
          </table:table-cell>
          <table:table-cell office:value-type="float" office:value="-0.843415439129" calcext:value-type="float">
            <text:p>-0.8434154391</text:p>
          </table:table-cell>
          <table:table-cell office:value-type="float" office:value="0.444068632126" calcext:value-type="float">
            <text:p>0.4440686321</text:p>
          </table:table-cell>
          <table:table-cell office:value-type="float" office:value="-0.842388987541" calcext:value-type="float">
            <text:p>-0.8423889875</text:p>
          </table:table-cell>
        </table:table-row>
        <table:table-row table:style-name="ro1">
          <table:table-cell office:value-type="float" office:value="-0.390881210566" calcext:value-type="float">
            <text:p>-0.3908812106</text:p>
          </table:table-cell>
          <table:table-cell office:value-type="float" office:value="-0.844725728035" calcext:value-type="float">
            <text:p>-0.844725728</text:p>
          </table:table-cell>
          <table:table-cell office:value-type="float" office:value="0.443743578196" calcext:value-type="float">
            <text:p>0.4437435782</text:p>
          </table:table-cell>
          <table:table-cell office:value-type="float" office:value="-0.842490196228" calcext:value-type="float">
            <text:p>-0.8424901962</text:p>
          </table:table-cell>
        </table:table-row>
        <table:table-row table:style-name="ro1">
          <table:table-cell office:value-type="float" office:value="-0.39158013463" calcext:value-type="float">
            <text:p>-0.3915801346</text:p>
          </table:table-cell>
          <table:table-cell office:value-type="float" office:value="-0.844493448734" calcext:value-type="float">
            <text:p>-0.8444934487</text:p>
          </table:table-cell>
          <table:table-cell office:value-type="float" office:value="0.443810156584" calcext:value-type="float">
            <text:p>0.4438101566</text:p>
          </table:table-cell>
          <table:table-cell office:value-type="float" office:value="-0.842852771282" calcext:value-type="float">
            <text:p>-0.8428527713</text:p>
          </table:table-cell>
        </table:table-row>
        <table:table-row table:style-name="ro1">
          <table:table-cell office:value-type="float" office:value="-0.394019663334" calcext:value-type="float">
            <text:p>-0.3940196633</text:p>
          </table:table-cell>
          <table:table-cell office:value-type="float" office:value="-0.843595325947" calcext:value-type="float">
            <text:p>-0.8435953259</text:p>
          </table:table-cell>
          <table:table-cell office:value-type="float" office:value="0.444294146299" calcext:value-type="float">
            <text:p>0.4442941463</text:p>
          </table:table-cell>
          <table:table-cell office:value-type="float" office:value="-0.843078374863" calcext:value-type="float">
            <text:p>-0.8430783749</text:p>
          </table:table-cell>
        </table:table-row>
        <table:table-row table:style-name="ro1">
          <table:table-cell office:value-type="float" office:value="-0.393795698881" calcext:value-type="float">
            <text:p>-0.3937956989</text:p>
          </table:table-cell>
          <table:table-cell office:value-type="float" office:value="-0.843599617481" calcext:value-type="float">
            <text:p>-0.8435996175</text:p>
          </table:table-cell>
          <table:table-cell office:value-type="float" office:value="0.445011309385" calcext:value-type="float">
            <text:p>0.4450113094</text:p>
          </table:table-cell>
          <table:table-cell office:value-type="float" office:value="-0.843777477741" calcext:value-type="float">
            <text:p>-0.8437774777</text:p>
          </table:table-cell>
        </table:table-row>
        <table:table-row table:style-name="ro1">
          <table:table-cell office:value-type="float" office:value="-0.393347680569" calcext:value-type="float">
            <text:p>-0.3933476806</text:p>
          </table:table-cell>
          <table:table-cell office:value-type="float" office:value="-0.842903137207" calcext:value-type="float">
            <text:p>-0.8429031372</text:p>
          </table:table-cell>
          <table:table-cell office:value-type="float" office:value="0.44540315032" calcext:value-type="float">
            <text:p>0.4454031503</text:p>
          </table:table-cell>
          <table:table-cell office:value-type="float" office:value="-0.843720674515" calcext:value-type="float">
            <text:p>-0.8437206745</text:p>
          </table:table-cell>
        </table:table-row>
        <table:table-row table:style-name="ro1">
          <table:table-cell office:value-type="float" office:value="-0.393209785223" calcext:value-type="float">
            <text:p>-0.3932097852</text:p>
          </table:table-cell>
          <table:table-cell office:value-type="float" office:value="-0.843134641647" calcext:value-type="float">
            <text:p>-0.8431346416</text:p>
          </table:table-cell>
          <table:table-cell office:value-type="float" office:value="0.445640496016" calcext:value-type="float">
            <text:p>0.445640496</text:p>
          </table:table-cell>
          <table:table-cell office:value-type="float" office:value="-0.843623399734" calcext:value-type="float">
            <text:p>-0.8436233997</text:p>
          </table:table-cell>
        </table:table-row>
        <table:table-row table:style-name="ro1">
          <table:table-cell office:value-type="float" office:value="-0.393681585789" calcext:value-type="float">
            <text:p>-0.3936815858</text:p>
          </table:table-cell>
          <table:table-cell office:value-type="float" office:value="-0.843054115772" calcext:value-type="float">
            <text:p>-0.8430541158</text:p>
          </table:table-cell>
          <table:table-cell office:value-type="float" office:value="0.444770774841" calcext:value-type="float">
            <text:p>0.4447707748</text:p>
          </table:table-cell>
          <table:table-cell office:value-type="float" office:value="-0.843105375767" calcext:value-type="float">
            <text:p>-0.8431053758</text:p>
          </table:table-cell>
        </table:table-row>
        <table:table-row table:style-name="ro1">
          <table:table-cell office:value-type="float" office:value="-0.393645495176" calcext:value-type="float">
            <text:p>-0.3936454952</text:p>
          </table:table-cell>
          <table:table-cell office:value-type="float" office:value="-0.842355966568" calcext:value-type="float">
            <text:p>-0.8423559666</text:p>
          </table:table-cell>
          <table:table-cell office:value-type="float" office:value="0.445072165728" calcext:value-type="float">
            <text:p>0.4450721657</text:p>
          </table:table-cell>
          <table:table-cell office:value-type="float" office:value="-0.84317612648" calcext:value-type="float">
            <text:p>-0.8431761265</text:p>
          </table:table-cell>
        </table:table-row>
        <table:table-row table:style-name="ro1">
          <table:table-cell office:value-type="float" office:value="-0.394040554762" calcext:value-type="float">
            <text:p>-0.3940405548</text:p>
          </table:table-cell>
          <table:table-cell office:value-type="float" office:value="-0.842943429947" calcext:value-type="float">
            <text:p>-0.8429434299</text:p>
          </table:table-cell>
          <table:table-cell office:value-type="float" office:value="0.445063880682" calcext:value-type="float">
            <text:p>0.4450638807</text:p>
          </table:table-cell>
          <table:table-cell office:value-type="float" office:value="-0.84300661087" calcext:value-type="float">
            <text:p>-0.8430066109</text:p>
          </table:table-cell>
        </table:table-row>
        <table:table-row table:style-name="ro1">
          <table:table-cell office:value-type="float" office:value="-0.394385755062" calcext:value-type="float">
            <text:p>-0.3943857551</text:p>
          </table:table-cell>
          <table:table-cell office:value-type="float" office:value="-0.84235304594" calcext:value-type="float">
            <text:p>-0.8423530459</text:p>
          </table:table-cell>
          <table:table-cell office:value-type="float" office:value="0.446040323973" calcext:value-type="float">
            <text:p>0.446040324</text:p>
          </table:table-cell>
          <table:table-cell office:value-type="float" office:value="-0.843663752079" calcext:value-type="float">
            <text:p>-0.8436637521</text:p>
          </table:table-cell>
        </table:table-row>
        <table:table-row table:style-name="ro1">
          <table:table-cell office:value-type="float" office:value="-0.394854128361" calcext:value-type="float">
            <text:p>-0.3948541284</text:p>
          </table:table-cell>
          <table:table-cell office:value-type="float" office:value="-0.840751767159" calcext:value-type="float">
            <text:p>-0.8407517672</text:p>
          </table:table-cell>
          <table:table-cell office:value-type="float" office:value="0.445796868801" calcext:value-type="float">
            <text:p>0.4457968688</text:p>
          </table:table-cell>
          <table:table-cell office:value-type="float" office:value="-0.84332972765" calcext:value-type="float">
            <text:p>-0.8433297277</text:p>
          </table:table-cell>
        </table:table-row>
        <table:table-row table:style-name="ro1">
          <table:table-cell office:value-type="float" office:value="-0.3954218328" calcext:value-type="float">
            <text:p>-0.3954218328</text:p>
          </table:table-cell>
          <table:table-cell office:value-type="float" office:value="-0.839729785919" calcext:value-type="float">
            <text:p>-0.8397297859</text:p>
          </table:table-cell>
          <table:table-cell office:value-type="float" office:value="0.444980523586" calcext:value-type="float">
            <text:p>0.4449805236</text:p>
          </table:table-cell>
          <table:table-cell office:value-type="float" office:value="-0.842581689358" calcext:value-type="float">
            <text:p>-0.8425816894</text:p>
          </table:table-cell>
        </table:table-row>
        <table:table-row table:style-name="ro1">
          <table:table-cell office:value-type="float" office:value="-0.395760774612" calcext:value-type="float">
            <text:p>-0.3957607746</text:p>
          </table:table-cell>
          <table:table-cell office:value-type="float" office:value="-0.840220630169" calcext:value-type="float">
            <text:p>-0.8402206302</text:p>
          </table:table-cell>
          <table:table-cell office:value-type="float" office:value="0.445668987036" calcext:value-type="float">
            <text:p>0.445668987</text:p>
          </table:table-cell>
          <table:table-cell office:value-type="float" office:value="-0.842726409435" calcext:value-type="float">
            <text:p>-0.8427264094</text:p>
          </table:table-cell>
        </table:table-row>
        <table:table-row table:style-name="ro1">
          <table:table-cell office:value-type="float" office:value="-0.396175056696" calcext:value-type="float">
            <text:p>-0.3961750567</text:p>
          </table:table-cell>
          <table:table-cell office:value-type="float" office:value="-0.839428663254" calcext:value-type="float">
            <text:p>-0.8394286633</text:p>
          </table:table-cell>
          <table:table-cell office:value-type="float" office:value="0.444622567892" calcext:value-type="float">
            <text:p>0.4446225679</text:p>
          </table:table-cell>
          <table:table-cell office:value-type="float" office:value="-0.842304348946" calcext:value-type="float">
            <text:p>-0.8423043489</text:p>
          </table:table-cell>
        </table:table-row>
        <table:table-row table:style-name="ro1">
          <table:table-cell office:value-type="float" office:value="-0.396150678396" calcext:value-type="float">
            <text:p>-0.3961506784</text:p>
          </table:table-cell>
          <table:table-cell office:value-type="float" office:value="-0.838969647884" calcext:value-type="float">
            <text:p>-0.8389696479</text:p>
          </table:table-cell>
          <table:table-cell office:value-type="float" office:value="0.445153108835" calcext:value-type="float">
            <text:p>0.4451531088</text:p>
          </table:table-cell>
          <table:table-cell office:value-type="float" office:value="-0.842584073544" calcext:value-type="float">
            <text:p>-0.8425840735</text:p>
          </table:table-cell>
        </table:table-row>
        <table:table-row table:style-name="ro1">
          <table:table-cell office:value-type="float" office:value="-0.396237641573" calcext:value-type="float">
            <text:p>-0.3962376416</text:p>
          </table:table-cell>
          <table:table-cell office:value-type="float" office:value="-0.838177800179" calcext:value-type="float">
            <text:p>-0.8381778002</text:p>
          </table:table-cell>
          <table:table-cell office:value-type="float" office:value="0.444737306833" calcext:value-type="float">
            <text:p>0.4447373068</text:p>
          </table:table-cell>
          <table:table-cell office:value-type="float" office:value="-0.842167198658" calcext:value-type="float">
            <text:p>-0.8421671987</text:p>
          </table:table-cell>
        </table:table-row>
        <table:table-row table:style-name="ro1">
          <table:table-cell office:value-type="float" office:value="-0.396239340305" calcext:value-type="float">
            <text:p>-0.3962393403</text:p>
          </table:table-cell>
          <table:table-cell office:value-type="float" office:value="-0.837961375713" calcext:value-type="float">
            <text:p>-0.8379613757</text:p>
          </table:table-cell>
          <table:table-cell office:value-type="float" office:value="0.44539853096" calcext:value-type="float">
            <text:p>0.445398531</text:p>
          </table:table-cell>
          <table:table-cell office:value-type="float" office:value="-0.842930197716" calcext:value-type="float">
            <text:p>-0.8429301977</text:p>
          </table:table-cell>
        </table:table-row>
        <table:table-row table:style-name="ro1">
          <table:table-cell office:value-type="float" office:value="-0.396038711071" calcext:value-type="float">
            <text:p>-0.3960387111</text:p>
          </table:table-cell>
          <table:table-cell office:value-type="float" office:value="-0.838623642921" calcext:value-type="float">
            <text:p>-0.8386236429</text:p>
          </table:table-cell>
          <table:table-cell office:value-type="float" office:value="0.446100822687" calcext:value-type="float">
            <text:p>0.4461008227</text:p>
          </table:table-cell>
          <table:table-cell office:value-type="float" office:value="-0.84282207489" calcext:value-type="float">
            <text:p>-0.8428220749</text:p>
          </table:table-cell>
        </table:table-row>
        <table:table-row table:style-name="ro1">
          <table:table-cell office:value-type="float" office:value="-0.39635848999" calcext:value-type="float">
            <text:p>-0.39635849</text:p>
          </table:table-cell>
          <table:table-cell office:value-type="float" office:value="-0.837648570538" calcext:value-type="float">
            <text:p>-0.8376485705</text:p>
          </table:table-cell>
          <table:table-cell office:value-type="float" office:value="0.445757350922" calcext:value-type="float">
            <text:p>0.4457573509</text:p>
          </table:table-cell>
          <table:table-cell office:value-type="float" office:value="-0.842415750027" calcext:value-type="float">
            <text:p>-0.84241575</text:p>
          </table:table-cell>
        </table:table-row>
        <table:table-row table:style-name="ro1">
          <table:table-cell office:value-type="float" office:value="-0.39687499404" calcext:value-type="float">
            <text:p>-0.396874994</text:p>
          </table:table-cell>
          <table:table-cell office:value-type="float" office:value="-0.836091637611" calcext:value-type="float">
            <text:p>-0.8360916376</text:p>
          </table:table-cell>
          <table:table-cell office:value-type="float" office:value="0.446362546682" calcext:value-type="float">
            <text:p>0.4463625467</text:p>
          </table:table-cell>
          <table:table-cell office:value-type="float" office:value="-0.842555522919" calcext:value-type="float">
            <text:p>-0.8425555229</text:p>
          </table:table-cell>
        </table:table-row>
        <table:table-row table:style-name="ro1">
          <table:table-cell office:value-type="float" office:value="-0.396903246641" calcext:value-type="float">
            <text:p>-0.3969032466</text:p>
          </table:table-cell>
          <table:table-cell office:value-type="float" office:value="-0.836146533489" calcext:value-type="float">
            <text:p>-0.8361465335</text:p>
          </table:table-cell>
          <table:table-cell office:value-type="float" office:value="0.446937969923" calcext:value-type="float">
            <text:p>0.4469379699</text:p>
          </table:table-cell>
          <table:table-cell office:value-type="float" office:value="-0.843017876148" calcext:value-type="float">
            <text:p>-0.8430178761</text:p>
          </table:table-cell>
        </table:table-row>
        <table:table-row table:style-name="ro1">
          <table:table-cell office:value-type="float" office:value="-0.397001475096" calcext:value-type="float">
            <text:p>-0.3970014751</text:p>
          </table:table-cell>
          <table:table-cell office:value-type="float" office:value="-0.835380971432" calcext:value-type="float">
            <text:p>-0.8353809714</text:p>
          </table:table-cell>
          <table:table-cell office:value-type="float" office:value="0.446180573702" calcext:value-type="float">
            <text:p>0.4461805737</text:p>
          </table:table-cell>
          <table:table-cell office:value-type="float" office:value="-0.84257209301" calcext:value-type="float">
            <text:p>-0.842572093</text:p>
          </table:table-cell>
        </table:table-row>
        <table:table-row table:style-name="ro1">
          <table:table-cell office:value-type="float" office:value="-0.396978795528" calcext:value-type="float">
            <text:p>-0.3969787955</text:p>
          </table:table-cell>
          <table:table-cell office:value-type="float" office:value="-0.835170686245" calcext:value-type="float">
            <text:p>-0.8351706862</text:p>
          </table:table-cell>
          <table:table-cell office:value-type="float" office:value="0.446036598682" calcext:value-type="float">
            <text:p>0.4460365987</text:p>
          </table:table-cell>
          <table:table-cell office:value-type="float" office:value="-0.842261791229" calcext:value-type="float">
            <text:p>-0.8422617912</text:p>
          </table:table-cell>
        </table:table-row>
        <table:table-row table:style-name="ro1">
          <table:table-cell office:value-type="float" office:value="-0.397038459778" calcext:value-type="float">
            <text:p>-0.3970384598</text:p>
          </table:table-cell>
          <table:table-cell office:value-type="float" office:value="-0.835225641727" calcext:value-type="float">
            <text:p>-0.8352256417</text:p>
          </table:table-cell>
          <table:table-cell office:value-type="float" office:value="0.446607462168" calcext:value-type="float">
            <text:p>0.4466074622</text:p>
          </table:table-cell>
          <table:table-cell office:value-type="float" office:value="-0.842871129513" calcext:value-type="float">
            <text:p>-0.8428711295</text:p>
          </table:table-cell>
        </table:table-row>
        <table:table-row table:style-name="ro1">
          <table:table-cell office:value-type="float" office:value="-0.39696380496" calcext:value-type="float">
            <text:p>-0.396963805</text:p>
          </table:table-cell>
          <table:table-cell office:value-type="float" office:value="-0.835977613926" calcext:value-type="float">
            <text:p>-0.8359776139</text:p>
          </table:table-cell>
          <table:table-cell office:value-type="float" office:value="0.445893517733" calcext:value-type="float">
            <text:p>0.4458935177</text:p>
          </table:table-cell>
          <table:table-cell office:value-type="float" office:value="-0.842757701874" calcext:value-type="float">
            <text:p>-0.8427577019</text:p>
          </table:table-cell>
        </table:table-row>
        <table:table-row table:style-name="ro1">
          <table:table-cell office:value-type="float" office:value="-0.396732896566" calcext:value-type="float">
            <text:p>-0.3967328966</text:p>
          </table:table-cell>
          <table:table-cell office:value-type="float" office:value="-0.836676716805" calcext:value-type="float">
            <text:p>-0.8366767168</text:p>
          </table:table-cell>
          <table:table-cell office:value-type="float" office:value="0.444850853682" calcext:value-type="float">
            <text:p>0.4448508537</text:p>
          </table:table-cell>
          <table:table-cell office:value-type="float" office:value="-0.842413783073" calcext:value-type="float">
            <text:p>-0.8424137831</text:p>
          </table:table-cell>
        </table:table-row>
        <table:table-row table:style-name="ro1">
          <table:table-cell office:value-type="float" office:value="-0.396508514881" calcext:value-type="float">
            <text:p>-0.3965085149</text:p>
          </table:table-cell>
          <table:table-cell office:value-type="float" office:value="-0.836706101894" calcext:value-type="float">
            <text:p>-0.8367061019</text:p>
          </table:table-cell>
          <table:table-cell office:value-type="float" office:value="0.445125601292" calcext:value-type="float">
            <text:p>0.4451256013</text:p>
          </table:table-cell>
          <table:table-cell office:value-type="float" office:value="-0.842273890972" calcext:value-type="float">
            <text:p>-0.842273891</text:p>
          </table:table-cell>
        </table:table-row>
        <table:table-row table:style-name="ro1">
          <table:table-cell office:value-type="float" office:value="-0.396081149578" calcext:value-type="float">
            <text:p>-0.3960811496</text:p>
          </table:table-cell>
          <table:table-cell office:value-type="float" office:value="-0.835782527924" calcext:value-type="float">
            <text:p>-0.8357825279</text:p>
          </table:table-cell>
          <table:table-cell office:value-type="float" office:value="0.445042750835" calcext:value-type="float">
            <text:p>0.4450427508</text:p>
          </table:table-cell>
          <table:table-cell office:value-type="float" office:value="-0.842069625854" calcext:value-type="float">
            <text:p>-0.8420696259</text:p>
          </table:table-cell>
        </table:table-row>
        <table:table-row table:style-name="ro1">
          <table:table-cell office:value-type="float" office:value="-0.395199209452" calcext:value-type="float">
            <text:p>-0.3951992095</text:p>
          </table:table-cell>
          <table:table-cell office:value-type="float" office:value="-0.835830211639" calcext:value-type="float">
            <text:p>-0.8358302116</text:p>
          </table:table-cell>
          <table:table-cell office:value-type="float" office:value="0.445121041536" calcext:value-type="float">
            <text:p>0.4451210415</text:p>
          </table:table-cell>
          <table:table-cell office:value-type="float" office:value="-0.841988623142" calcext:value-type="float">
            <text:p>-0.8419886231</text:p>
          </table:table-cell>
        </table:table-row>
        <table:table-row table:style-name="ro1">
          <table:table-cell office:value-type="float" office:value="-0.393773555756" calcext:value-type="float">
            <text:p>-0.3937735558</text:p>
          </table:table-cell>
          <table:table-cell office:value-type="float" office:value="-0.83664393425" calcext:value-type="float">
            <text:p>-0.8366439343</text:p>
          </table:table-cell>
          <table:table-cell office:value-type="float" office:value="0.445086798668" calcext:value-type="float">
            <text:p>0.4450867987</text:p>
          </table:table-cell>
          <table:table-cell office:value-type="float" office:value="-0.841274142265" calcext:value-type="float">
            <text:p>-0.8412741423</text:p>
          </table:table-cell>
        </table:table-row>
        <table:table-row table:style-name="ro1">
          <table:table-cell office:value-type="float" office:value="-0.392903536558" calcext:value-type="float">
            <text:p>-0.3929035366</text:p>
          </table:table-cell>
          <table:table-cell office:value-type="float" office:value="-0.83904260397" calcext:value-type="float">
            <text:p>-0.839042604</text:p>
          </table:table-cell>
          <table:table-cell office:value-type="float" office:value="0.44489060998" calcext:value-type="float">
            <text:p>0.44489061</text:p>
          </table:table-cell>
          <table:table-cell office:value-type="float" office:value="-0.841993391514" calcext:value-type="float">
            <text:p>-0.8419933915</text:p>
          </table:table-cell>
        </table:table-row>
        <table:table-row table:style-name="ro1">
          <table:table-cell office:value-type="float" office:value="-0.392246037722" calcext:value-type="float">
            <text:p>-0.3922460377</text:p>
          </table:table-cell>
          <table:table-cell office:value-type="float" office:value="-0.840272843838" calcext:value-type="float">
            <text:p>-0.8402728438</text:p>
          </table:table-cell>
          <table:table-cell office:value-type="float" office:value="0.444479099512" calcext:value-type="float">
            <text:p>0.4444790995</text:p>
          </table:table-cell>
          <table:table-cell office:value-type="float" office:value="-0.842243850231" calcext:value-type="float">
            <text:p>-0.8422438502</text:p>
          </table:table-cell>
        </table:table-row>
        <table:table-row table:style-name="ro1">
          <table:table-cell office:value-type="float" office:value="-0.390855789185" calcext:value-type="float">
            <text:p>-0.3908557892</text:p>
          </table:table-cell>
          <table:table-cell office:value-type="float" office:value="-0.841231405735" calcext:value-type="float">
            <text:p>-0.8412314057</text:p>
          </table:table-cell>
          <table:table-cell office:value-type="float" office:value="0.444577506781" calcext:value-type="float">
            <text:p>0.4445775068</text:p>
          </table:table-cell>
          <table:table-cell office:value-type="float" office:value="-0.842866182327" calcext:value-type="float">
            <text:p>-0.8428661823</text:p>
          </table:table-cell>
        </table:table-row>
        <table:table-row table:style-name="ro1">
          <table:table-cell office:value-type="float" office:value="-0.389938235283" calcext:value-type="float">
            <text:p>-0.3899382353</text:p>
          </table:table-cell>
          <table:table-cell office:value-type="float" office:value="-0.842224240303" calcext:value-type="float">
            <text:p>-0.8422242403</text:p>
          </table:table-cell>
          <table:table-cell office:value-type="float" office:value="0.44507592082" calcext:value-type="float">
            <text:p>0.4450759208</text:p>
          </table:table-cell>
          <table:table-cell office:value-type="float" office:value="-0.843414366245" calcext:value-type="float">
            <text:p>-0.8434143662</text:p>
          </table:table-cell>
        </table:table-row>
        <table:table-row table:style-name="ro1">
          <table:table-cell office:value-type="float" office:value="-0.3895162642" calcext:value-type="float">
            <text:p>-0.3895162642</text:p>
          </table:table-cell>
          <table:table-cell office:value-type="float" office:value="-0.843122661114" calcext:value-type="float">
            <text:p>-0.8431226611</text:p>
          </table:table-cell>
          <table:table-cell office:value-type="float" office:value="0.444959721565" calcext:value-type="float">
            <text:p>0.4449597216</text:p>
          </table:table-cell>
          <table:table-cell office:value-type="float" office:value="-0.843547046185" calcext:value-type="float">
            <text:p>-0.8435470462</text:p>
          </table:table-cell>
        </table:table-row>
        <table:table-row table:style-name="ro1">
          <table:table-cell office:value-type="float" office:value="-0.389343798161" calcext:value-type="float">
            <text:p>-0.3893437982</text:p>
          </table:table-cell>
          <table:table-cell office:value-type="float" office:value="-0.842904925346" calcext:value-type="float">
            <text:p>-0.8429049253</text:p>
          </table:table-cell>
          <table:table-cell office:value-type="float" office:value="0.444305620193" calcext:value-type="float">
            <text:p>0.4443056202</text:p>
          </table:table-cell>
          <table:table-cell office:value-type="float" office:value="-0.843415439129" calcext:value-type="float">
            <text:p>-0.8434154391</text:p>
          </table:table-cell>
        </table:table-row>
        <table:table-row table:style-name="ro1">
          <table:table-cell office:value-type="float" office:value="-0.388289928436" calcext:value-type="float">
            <text:p>-0.3882899284</text:p>
          </table:table-cell>
          <table:table-cell office:value-type="float" office:value="-0.843262553215" calcext:value-type="float">
            <text:p>-0.8432625532</text:p>
          </table:table-cell>
          <table:table-cell office:value-type="float" office:value="0.444118789434" calcext:value-type="float">
            <text:p>0.4441187894</text:p>
          </table:table-cell>
          <table:table-cell office:value-type="float" office:value="-0.844725728035" calcext:value-type="float">
            <text:p>-0.844725728</text:p>
          </table:table-cell>
        </table:table-row>
        <table:table-row table:style-name="ro1">
          <table:table-cell office:value-type="float" office:value="-0.388657718897" calcext:value-type="float">
            <text:p>-0.3886577189</text:p>
          </table:table-cell>
          <table:table-cell office:value-type="float" office:value="-0.843050658703" calcext:value-type="float">
            <text:p>-0.8430506587</text:p>
          </table:table-cell>
          <table:table-cell office:value-type="float" office:value="0.44341986537" calcext:value-type="float">
            <text:p>0.4434198654</text:p>
          </table:table-cell>
          <table:table-cell office:value-type="float" office:value="-0.844493448734" calcext:value-type="float">
            <text:p>-0.8444934487</text:p>
          </table:table-cell>
        </table:table-row>
        <table:table-row table:style-name="ro1">
          <table:table-cell office:value-type="float" office:value="-0.389068633318" calcext:value-type="float">
            <text:p>-0.3890686333</text:p>
          </table:table-cell>
          <table:table-cell office:value-type="float" office:value="-0.842897474766" calcext:value-type="float">
            <text:p>-0.8428974748</text:p>
          </table:table-cell>
          <table:table-cell office:value-type="float" office:value="0.440980336666" calcext:value-type="float">
            <text:p>0.4409803367</text:p>
          </table:table-cell>
          <table:table-cell office:value-type="float" office:value="-0.843595325947" calcext:value-type="float">
            <text:p>-0.8435953259</text:p>
          </table:table-cell>
        </table:table-row>
        <table:table-row table:style-name="ro1">
          <table:table-cell office:value-type="float" office:value="-0.389000624418" calcext:value-type="float">
            <text:p>-0.3890006244</text:p>
          </table:table-cell>
          <table:table-cell office:value-type="float" office:value="-0.841437041759" calcext:value-type="float">
            <text:p>-0.8414370418</text:p>
          </table:table-cell>
          <table:table-cell office:value-type="float" office:value="0.441204301119" calcext:value-type="float">
            <text:p>0.4412043011</text:p>
          </table:table-cell>
          <table:table-cell office:value-type="float" office:value="-0.843599617481" calcext:value-type="float">
            <text:p>-0.8435996175</text:p>
          </table:table-cell>
        </table:table-row>
        <table:table-row table:style-name="ro1">
          <table:table-cell office:value-type="float" office:value="-0.389571845531" calcext:value-type="float">
            <text:p>-0.3895718455</text:p>
          </table:table-cell>
          <table:table-cell office:value-type="float" office:value="-0.841917693615" calcext:value-type="float">
            <text:p>-0.8419176936</text:p>
          </table:table-cell>
          <table:table-cell office:value-type="float" office:value="0.441652319431" calcext:value-type="float">
            <text:p>0.4416523194</text:p>
          </table:table-cell>
          <table:table-cell office:value-type="float" office:value="-0.842903137207" calcext:value-type="float">
            <text:p>-0.8429031372</text:p>
          </table:table-cell>
        </table:table-row>
        <table:table-row table:style-name="ro1">
          <table:table-cell office:value-type="float" office:value="-0.388892680407" calcext:value-type="float">
            <text:p>-0.3888926804</text:p>
          </table:table-cell>
          <table:table-cell office:value-type="float" office:value="-0.842385530472" calcext:value-type="float">
            <text:p>-0.8423855305</text:p>
          </table:table-cell>
          <table:table-cell office:value-type="float" office:value="0.441790214777" calcext:value-type="float">
            <text:p>0.4417902148</text:p>
          </table:table-cell>
          <table:table-cell office:value-type="float" office:value="-0.843134641647" calcext:value-type="float">
            <text:p>-0.8431346416</text:p>
          </table:table-cell>
        </table:table-row>
        <table:table-row table:style-name="ro1">
          <table:table-cell office:value-type="float" office:value="-0.389140814543" calcext:value-type="float">
            <text:p>-0.3891408145</text:p>
          </table:table-cell>
          <table:table-cell office:value-type="float" office:value="-0.842550754547" calcext:value-type="float">
            <text:p>-0.8425507545</text:p>
          </table:table-cell>
          <table:table-cell office:value-type="float" office:value="0.441318414211" calcext:value-type="float">
            <text:p>0.4413184142</text:p>
          </table:table-cell>
          <table:table-cell office:value-type="float" office:value="-0.843054115772" calcext:value-type="float">
            <text:p>-0.8430541158</text:p>
          </table:table-cell>
        </table:table-row>
        <table:table-row table:style-name="ro1">
          <table:table-cell office:value-type="float" office:value="-0.389160841703" calcext:value-type="float">
            <text:p>-0.3891608417</text:p>
          </table:table-cell>
          <table:table-cell office:value-type="float" office:value="-0.841450214386" calcext:value-type="float">
            <text:p>-0.8414502144</text:p>
          </table:table-cell>
          <table:table-cell office:value-type="float" office:value="0.441354504824" calcext:value-type="float">
            <text:p>0.4413545048</text:p>
          </table:table-cell>
          <table:table-cell office:value-type="float" office:value="-0.842355966568" calcext:value-type="float">
            <text:p>-0.8423559666</text:p>
          </table:table-cell>
        </table:table-row>
        <table:table-row table:style-name="ro1">
          <table:table-cell office:value-type="float" office:value="-0.389658719301" calcext:value-type="float">
            <text:p>-0.3896587193</text:p>
          </table:table-cell>
          <table:table-cell office:value-type="float" office:value="-0.842258214951" calcext:value-type="float">
            <text:p>-0.842258215</text:p>
          </table:table-cell>
          <table:table-cell office:value-type="float" office:value="0.440959445238" calcext:value-type="float">
            <text:p>0.4409594452</text:p>
          </table:table-cell>
          <table:table-cell office:value-type="float" office:value="-0.842943429947" calcext:value-type="float">
            <text:p>-0.8429434299</text:p>
          </table:table-cell>
        </table:table-row>
        <table:table-row table:style-name="ro1">
          <table:table-cell office:value-type="float" office:value="-0.389523714781" calcext:value-type="float">
            <text:p>-0.3895237148</text:p>
          </table:table-cell>
          <table:table-cell office:value-type="float" office:value="-0.842723011971" calcext:value-type="float">
            <text:p>-0.842723012</text:p>
          </table:table-cell>
          <table:table-cell office:value-type="float" office:value="0.440614244938" calcext:value-type="float">
            <text:p>0.4406142449</text:p>
          </table:table-cell>
          <table:table-cell office:value-type="float" office:value="-0.84235304594" calcext:value-type="float">
            <text:p>-0.8423530459</text:p>
          </table:table-cell>
        </table:table-row>
        <table:table-row table:style-name="ro1">
          <table:table-cell office:value-type="float" office:value="-0.390047699213" calcext:value-type="float">
            <text:p>-0.3900476992</text:p>
          </table:table-cell>
          <table:table-cell office:value-type="float" office:value="-0.84114408493" calcext:value-type="float">
            <text:p>-0.8411440849</text:p>
          </table:table-cell>
          <table:table-cell office:value-type="float" office:value="0.440145871639" calcext:value-type="float">
            <text:p>0.4401458716</text:p>
          </table:table-cell>
          <table:table-cell office:value-type="float" office:value="-0.840751767159" calcext:value-type="float">
            <text:p>-0.8407517672</text:p>
          </table:table-cell>
        </table:table-row>
        <table:table-row table:style-name="ro1">
          <table:table-cell office:value-type="float" office:value="-0.39037156105" calcext:value-type="float">
            <text:p>-0.3903715611</text:p>
          </table:table-cell>
          <table:table-cell office:value-type="float" office:value="-0.840712726116" calcext:value-type="float">
            <text:p>-0.8407127261</text:p>
          </table:table-cell>
          <table:table-cell office:value-type="float" office:value="0.4395781672" calcext:value-type="float">
            <text:p>0.4395781672</text:p>
          </table:table-cell>
          <table:table-cell office:value-type="float" office:value="-0.839729785919" calcext:value-type="float">
            <text:p>-0.8397297859</text:p>
          </table:table-cell>
        </table:table-row>
        <table:table-row table:style-name="ro1">
          <table:table-cell office:value-type="float" office:value="-0.390457570553" calcext:value-type="float">
            <text:p>-0.3904575706</text:p>
          </table:table-cell>
          <table:table-cell office:value-type="float" office:value="-0.839964985847" calcext:value-type="float">
            <text:p>-0.8399649858</text:p>
          </table:table-cell>
          <table:table-cell office:value-type="float" office:value="0.439239225388" calcext:value-type="float">
            <text:p>0.4392392254</text:p>
          </table:table-cell>
          <table:table-cell office:value-type="float" office:value="-0.840220630169" calcext:value-type="float">
            <text:p>-0.8402206302</text:p>
          </table:table-cell>
        </table:table-row>
        <table:table-row table:style-name="ro1">
          <table:table-cell office:value-type="float" office:value="-0.389615416527" calcext:value-type="float">
            <text:p>-0.3896154165</text:p>
          </table:table-cell>
          <table:table-cell office:value-type="float" office:value="-0.841285645962" calcext:value-type="float">
            <text:p>-0.841285646</text:p>
          </table:table-cell>
          <table:table-cell office:value-type="float" office:value="0.438824943304" calcext:value-type="float">
            <text:p>0.4388249433</text:p>
          </table:table-cell>
          <table:table-cell office:value-type="float" office:value="-0.839428663254" calcext:value-type="float">
            <text:p>-0.8394286633</text:p>
          </table:table-cell>
        </table:table-row>
        <table:table-row table:style-name="ro1">
          <table:table-cell office:value-type="float" office:value="-0.389636158943" calcext:value-type="float">
            <text:p>-0.3896361589</text:p>
          </table:table-cell>
          <table:table-cell office:value-type="float" office:value="-0.841630578041" calcext:value-type="float">
            <text:p>-0.841630578</text:p>
          </table:table-cell>
          <table:table-cell office:value-type="float" office:value="0.438849321604" calcext:value-type="float">
            <text:p>0.4388493216</text:p>
          </table:table-cell>
          <table:table-cell office:value-type="float" office:value="-0.838969647884" calcext:value-type="float">
            <text:p>-0.8389696479</text:p>
          </table:table-cell>
        </table:table-row>
        <table:table-row table:style-name="ro1">
          <table:table-cell office:value-type="float" office:value="-0.38883638382" calcext:value-type="float">
            <text:p>-0.3888363838</text:p>
          </table:table-cell>
          <table:table-cell office:value-type="float" office:value="-0.843135356903" calcext:value-type="float">
            <text:p>-0.8431353569</text:p>
          </table:table-cell>
          <table:table-cell office:value-type="float" office:value="0.438762358427" calcext:value-type="float">
            <text:p>0.4387623584</text:p>
          </table:table-cell>
          <table:table-cell office:value-type="float" office:value="-0.838177800179" calcext:value-type="float">
            <text:p>-0.8381778002</text:p>
          </table:table-cell>
        </table:table-row>
        <table:table-row table:style-name="ro1">
          <table:table-cell office:value-type="float" office:value="-0.389313310385" calcext:value-type="float">
            <text:p>-0.3893133104</text:p>
          </table:table-cell>
          <table:table-cell office:value-type="float" office:value="-0.842617630959" calcext:value-type="float">
            <text:p>-0.842617631</text:p>
          </table:table-cell>
          <table:table-cell office:value-type="float" office:value="0.438760659695" calcext:value-type="float">
            <text:p>0.4387606597</text:p>
          </table:table-cell>
          <table:table-cell office:value-type="float" office:value="-0.837961375713" calcext:value-type="float">
            <text:p>-0.8379613757</text:p>
          </table:table-cell>
        </table:table-row>
        <table:table-row table:style-name="ro1">
          <table:table-cell office:value-type="float" office:value="-0.389594912529" calcext:value-type="float">
            <text:p>-0.3895949125</text:p>
          </table:table-cell>
          <table:table-cell office:value-type="float" office:value="-0.842337787151" calcext:value-type="float">
            <text:p>-0.8423377872</text:p>
          </table:table-cell>
          <table:table-cell office:value-type="float" office:value="0.438961288929" calcext:value-type="float">
            <text:p>0.4389612889</text:p>
          </table:table-cell>
          <table:table-cell office:value-type="float" office:value="-0.838623642921" calcext:value-type="float">
            <text:p>-0.8386236429</text:p>
          </table:table-cell>
        </table:table-row>
        <table:table-row table:style-name="ro1">
          <table:table-cell office:value-type="float" office:value="-0.389655470848" calcext:value-type="float">
            <text:p>-0.3896554708</text:p>
          </table:table-cell>
          <table:table-cell office:value-type="float" office:value="-0.842348814011" calcext:value-type="float">
            <text:p>-0.842348814</text:p>
          </table:table-cell>
          <table:table-cell office:value-type="float" office:value="0.43864151001" calcext:value-type="float">
            <text:p>0.43864151</text:p>
          </table:table-cell>
          <table:table-cell office:value-type="float" office:value="-0.837648570538" calcext:value-type="float">
            <text:p>-0.8376485705</text:p>
          </table:table-cell>
        </table:table-row>
        <table:table-row table:style-name="ro1">
          <table:table-cell office:value-type="float" office:value="-0.389711648226" calcext:value-type="float">
            <text:p>-0.3897116482</text:p>
          </table:table-cell>
          <table:table-cell office:value-type="float" office:value="-0.842585086823" calcext:value-type="float">
            <text:p>-0.8425850868</text:p>
          </table:table-cell>
          <table:table-cell office:value-type="float" office:value="0.43812500596" calcext:value-type="float">
            <text:p>0.438125006</text:p>
          </table:table-cell>
          <table:table-cell office:value-type="float" office:value="-0.836091637611" calcext:value-type="float">
            <text:p>-0.8360916376</text:p>
          </table:table-cell>
        </table:table-row>
        <table:table-row table:style-name="ro1">
          <table:table-cell office:value-type="float" office:value="-0.389941811562" calcext:value-type="float">
            <text:p>-0.3899418116</text:p>
          </table:table-cell>
          <table:table-cell office:value-type="float" office:value="-0.841430008411" calcext:value-type="float">
            <text:p>-0.8414300084</text:p>
          </table:table-cell>
          <table:table-cell office:value-type="float" office:value="0.438096753359" calcext:value-type="float">
            <text:p>0.4380967534</text:p>
          </table:table-cell>
          <table:table-cell office:value-type="float" office:value="-0.836146533489" calcext:value-type="float">
            <text:p>-0.8361465335</text:p>
          </table:table-cell>
        </table:table-row>
        <table:table-row table:style-name="ro1">
          <table:table-cell office:value-type="float" office:value="-0.389252960682" calcext:value-type="float">
            <text:p>-0.3892529607</text:p>
          </table:table-cell>
          <table:table-cell office:value-type="float" office:value="-0.841960906982" calcext:value-type="float">
            <text:p>-0.841960907</text:p>
          </table:table-cell>
          <table:table-cell office:value-type="float" office:value="0.437998524904" calcext:value-type="float">
            <text:p>0.4379985249</text:p>
          </table:table-cell>
          <table:table-cell office:value-type="float" office:value="-0.835380971432" calcext:value-type="float">
            <text:p>-0.8353809714</text:p>
          </table:table-cell>
        </table:table-row>
        <table:table-row table:style-name="ro1">
          <table:table-cell office:value-type="float" office:value="-0.389032781124" calcext:value-type="float">
            <text:p>-0.3890327811</text:p>
          </table:table-cell>
          <table:table-cell office:value-type="float" office:value="-0.842197299004" calcext:value-type="float">
            <text:p>-0.842197299</text:p>
          </table:table-cell>
          <table:table-cell office:value-type="float" office:value="0.438021204472" calcext:value-type="float">
            <text:p>0.4380212045</text:p>
          </table:table-cell>
          <table:table-cell office:value-type="float" office:value="-0.835170686245" calcext:value-type="float">
            <text:p>-0.8351706862</text:p>
          </table:table-cell>
        </table:table-row>
        <table:table-row table:style-name="ro1">
          <table:table-cell office:value-type="float" office:value="-0.389331012964" calcext:value-type="float">
            <text:p>-0.389331013</text:p>
          </table:table-cell>
          <table:table-cell office:value-type="float" office:value="-0.842608869076" calcext:value-type="float">
            <text:p>-0.8426088691</text:p>
          </table:table-cell>
          <table:table-cell office:value-type="float" office:value="0.437961540222" calcext:value-type="float">
            <text:p>0.4379615402</text:p>
          </table:table-cell>
          <table:table-cell office:value-type="float" office:value="-0.835225641727" calcext:value-type="float">
            <text:p>-0.8352256417</text:p>
          </table:table-cell>
        </table:table-row>
        <table:table-row table:style-name="ro1">
          <table:table-cell office:value-type="float" office:value="-0.389332264662" calcext:value-type="float">
            <text:p>-0.3893322647</text:p>
          </table:table-cell>
          <table:table-cell office:value-type="float" office:value="-0.842740595341" calcext:value-type="float">
            <text:p>-0.8427405953</text:p>
          </table:table-cell>
          <table:table-cell office:value-type="float" office:value="0.43803619504" calcext:value-type="float">
            <text:p>0.438036195</text:p>
          </table:table-cell>
          <table:table-cell office:value-type="float" office:value="-0.835977613926" calcext:value-type="float">
            <text:p>-0.8359776139</text:p>
          </table:table-cell>
        </table:table-row>
        <table:table-row table:style-name="ro1">
          <table:table-cell office:value-type="float" office:value="-0.390033215284" calcext:value-type="float">
            <text:p>-0.3900332153</text:p>
          </table:table-cell>
          <table:table-cell office:value-type="float" office:value="-0.839831352234" calcext:value-type="float">
            <text:p>-0.8398313522</text:p>
          </table:table-cell>
          <table:table-cell office:value-type="float" office:value="0.438267103434" calcext:value-type="float">
            <text:p>0.4382671034</text:p>
          </table:table-cell>
          <table:table-cell office:value-type="float" office:value="-0.836676716805" calcext:value-type="float">
            <text:p>-0.8366767168</text:p>
          </table:table-cell>
        </table:table-row>
        <table:table-row table:style-name="ro1">
          <table:table-cell office:value-type="float" office:value="-0.390018373728" calcext:value-type="float">
            <text:p>-0.3900183737</text:p>
          </table:table-cell>
          <table:table-cell office:value-type="float" office:value="-0.840456366539" calcext:value-type="float">
            <text:p>-0.8404563665</text:p>
          </table:table-cell>
          <table:table-cell office:value-type="float" office:value="0.438491485119" calcext:value-type="float">
            <text:p>0.4384914851</text:p>
          </table:table-cell>
          <table:table-cell office:value-type="float" office:value="-0.836706101894" calcext:value-type="float">
            <text:p>-0.8367061019</text:p>
          </table:table-cell>
        </table:table-row>
        <table:table-row table:style-name="ro1">
          <table:table-cell office:value-type="float" office:value="-0.390078186989" calcext:value-type="float">
            <text:p>-0.390078187</text:p>
          </table:table-cell>
          <table:table-cell office:value-type="float" office:value="-0.841130256653" calcext:value-type="float">
            <text:p>-0.8411302567</text:p>
          </table:table-cell>
          <table:table-cell office:value-type="float" office:value="0.438918850422" calcext:value-type="float">
            <text:p>0.4389188504</text:p>
          </table:table-cell>
          <table:table-cell office:value-type="float" office:value="-0.835782527924" calcext:value-type="float">
            <text:p>-0.8357825279</text:p>
          </table:table-cell>
        </table:table-row>
        <table:table-row table:style-name="ro1">
          <table:table-cell office:value-type="float" office:value="-0.390151083469" calcext:value-type="float">
            <text:p>-0.3901510835</text:p>
          </table:table-cell>
          <table:table-cell office:value-type="float" office:value="-0.84184807539" calcext:value-type="float">
            <text:p>-0.8418480754</text:p>
          </table:table-cell>
          <table:table-cell office:value-type="float" office:value="0.439800790548" calcext:value-type="float">
            <text:p>0.4398007905</text:p>
          </table:table-cell>
          <table:table-cell office:value-type="float" office:value="-0.835830211639" calcext:value-type="float">
            <text:p>-0.8358302116</text:p>
          </table:table-cell>
        </table:table-row>
        <table:table-row table:style-name="ro1">
          <table:table-cell office:value-type="float" office:value="-0.390549391508" calcext:value-type="float">
            <text:p>-0.3905493915</text:p>
          </table:table-cell>
          <table:table-cell office:value-type="float" office:value="-0.842477679253" calcext:value-type="float">
            <text:p>-0.8424776793</text:p>
          </table:table-cell>
          <table:table-cell office:value-type="float" office:value="0.441226444244" calcext:value-type="float">
            <text:p>0.4412264442</text:p>
          </table:table-cell>
          <table:table-cell office:value-type="float" office:value="-0.83664393425" calcext:value-type="float">
            <text:p>-0.8366439343</text:p>
          </table:table-cell>
        </table:table-row>
        <table:table-row table:style-name="ro1">
          <table:table-cell office:value-type="float" office:value="-0.393312752247" calcext:value-type="float">
            <text:p>-0.3933127522</text:p>
          </table:table-cell>
          <table:table-cell office:value-type="float" office:value="-0.839597225189" calcext:value-type="float">
            <text:p>-0.8395972252</text:p>
          </table:table-cell>
          <table:table-cell office:value-type="float" office:value="0.442096463442" calcext:value-type="float">
            <text:p>0.4420964634</text:p>
          </table:table-cell>
          <table:table-cell office:value-type="float" office:value="-0.83904260397" calcext:value-type="float">
            <text:p>-0.839042604</text:p>
          </table:table-cell>
        </table:table-row>
        <table:table-row table:style-name="ro1">
          <table:table-cell office:value-type="float" office:value="-0.394913673401" calcext:value-type="float">
            <text:p>-0.3949136734</text:p>
          </table:table-cell>
          <table:table-cell office:value-type="float" office:value="-0.840237677097" calcext:value-type="float">
            <text:p>-0.8402376771</text:p>
          </table:table-cell>
          <table:table-cell office:value-type="float" office:value="0.442753962278" calcext:value-type="float">
            <text:p>0.4427539623</text:p>
          </table:table-cell>
          <table:table-cell office:value-type="float" office:value="-0.840272843838" calcext:value-type="float">
            <text:p>-0.8402728438</text:p>
          </table:table-cell>
        </table:table-row>
        <table:table-row table:style-name="ro1">
          <table:table-cell office:value-type="float" office:value="-0.396202594042" calcext:value-type="float">
            <text:p>-0.396202594</text:p>
          </table:table-cell>
          <table:table-cell office:value-type="float" office:value="-0.840318202972" calcext:value-type="float">
            <text:p>-0.840318203</text:p>
          </table:table-cell>
          <table:table-cell office:value-type="float" office:value="0.444144210815" calcext:value-type="float">
            <text:p>0.4441442108</text:p>
          </table:table-cell>
          <table:table-cell office:value-type="float" office:value="-0.841231405735" calcext:value-type="float">
            <text:p>-0.8412314057</text:p>
          </table:table-cell>
        </table:table-row>
        <table:table-row table:style-name="ro1">
          <table:table-cell office:value-type="float" office:value="-0.396359264851" calcext:value-type="float">
            <text:p>-0.3963592649</text:p>
          </table:table-cell>
          <table:table-cell office:value-type="float" office:value="-0.840732336044" calcext:value-type="float">
            <text:p>-0.840732336</text:p>
          </table:table-cell>
          <table:table-cell office:value-type="float" office:value="0.445061764717" calcext:value-type="float">
            <text:p>0.4450617647</text:p>
          </table:table-cell>
          <table:table-cell office:value-type="float" office:value="-0.842224240303" calcext:value-type="float">
            <text:p>-0.8422242403</text:p>
          </table:table-cell>
        </table:table-row>
        <table:table-row table:style-name="ro1">
          <table:table-cell office:value-type="float" office:value="-0.396393835545" calcext:value-type="float">
            <text:p>-0.3963938355</text:p>
          </table:table-cell>
          <table:table-cell office:value-type="float" office:value="-0.840290606022" calcext:value-type="float">
            <text:p>-0.840290606</text:p>
          </table:table-cell>
          <table:table-cell office:value-type="float" office:value="0.4454837358" calcext:value-type="float">
            <text:p>0.4454837358</text:p>
          </table:table-cell>
          <table:table-cell office:value-type="float" office:value="-0.843122661114" calcext:value-type="float">
            <text:p>-0.8431226611</text:p>
          </table:table-cell>
        </table:table-row>
        <table:table-row table:style-name="ro1">
          <table:table-cell office:value-type="float" office:value="-0.395398557186" calcext:value-type="float">
            <text:p>-0.3953985572</text:p>
          </table:table-cell>
          <table:table-cell office:value-type="float" office:value="-0.841036260128" calcext:value-type="float">
            <text:p>-0.8410362601</text:p>
          </table:table-cell>
          <table:table-cell office:value-type="float" office:value="0.445656201839" calcext:value-type="float">
            <text:p>0.4456562018</text:p>
          </table:table-cell>
          <table:table-cell office:value-type="float" office:value="-0.842904925346" calcext:value-type="float">
            <text:p>-0.8429049253</text:p>
          </table:table-cell>
        </table:table-row>
        <table:table-row table:style-name="ro1">
          <table:table-cell office:value-type="float" office:value="-0.395387262106" calcext:value-type="float">
            <text:p>-0.3953872621</text:p>
          </table:table-cell>
          <table:table-cell office:value-type="float" office:value="-0.839111089706" calcext:value-type="float">
            <text:p>-0.8391110897</text:p>
          </table:table-cell>
          <table:table-cell office:value-type="float" office:value="0.446710071564" calcext:value-type="float">
            <text:p>0.4467100716</text:p>
          </table:table-cell>
          <table:table-cell office:value-type="float" office:value="-0.843262553215" calcext:value-type="float">
            <text:p>-0.8432625532</text:p>
          </table:table-cell>
        </table:table-row>
        <table:table-row table:style-name="ro1">
          <table:table-cell office:value-type="float" office:value="-0.395703285933" calcext:value-type="float">
            <text:p>-0.3957032859</text:p>
          </table:table-cell>
          <table:table-cell office:value-type="float" office:value="-0.838264942169" calcext:value-type="float">
            <text:p>-0.8382649422</text:p>
          </table:table-cell>
          <table:table-cell office:value-type="float" office:value="0.446342281103" calcext:value-type="float">
            <text:p>0.4463422811</text:p>
          </table:table-cell>
          <table:table-cell office:value-type="float" office:value="-0.843050658703" calcext:value-type="float">
            <text:p>-0.8430506587</text:p>
          </table:table-cell>
        </table:table-row>
        <table:table-row table:style-name="ro1">
          <table:table-cell office:value-type="float" office:value="-0.39616560936" calcext:value-type="float">
            <text:p>-0.3961656094</text:p>
          </table:table-cell>
          <table:table-cell office:value-type="float" office:value="-0.838112711906" calcext:value-type="float">
            <text:p>-0.8381127119</text:p>
          </table:table-cell>
          <table:table-cell office:value-type="float" office:value="0.445931366682" calcext:value-type="float">
            <text:p>0.4459313667</text:p>
          </table:table-cell>
          <table:table-cell office:value-type="float" office:value="-0.842897474766" calcext:value-type="float">
            <text:p>-0.8428974748</text:p>
          </table:table-cell>
        </table:table-row>
        <table:table-row table:style-name="ro1">
          <table:table-cell office:value-type="float" office:value="-0.395832449198" calcext:value-type="float">
            <text:p>-0.3958324492</text:p>
          </table:table-cell>
          <table:table-cell office:value-type="float" office:value="-0.840318799019" calcext:value-type="float">
            <text:p>-0.840318799</text:p>
          </table:table-cell>
          <table:table-cell office:value-type="float" office:value="0.445999375582" calcext:value-type="float">
            <text:p>0.4459993756</text:p>
          </table:table-cell>
          <table:table-cell office:value-type="float" office:value="-0.841437041759" calcext:value-type="float">
            <text:p>-0.8414370418</text:p>
          </table:table-cell>
        </table:table-row>
        <table:table-row table:style-name="ro1">
          <table:table-cell office:value-type="float" office:value="-0.395241945982" calcext:value-type="float">
            <text:p>-0.395241946</text:p>
          </table:table-cell>
          <table:table-cell office:value-type="float" office:value="-0.841401398182" calcext:value-type="float">
            <text:p>-0.8414013982</text:p>
          </table:table-cell>
          <table:table-cell office:value-type="float" office:value="0.445428154469" calcext:value-type="float">
            <text:p>0.4454281545</text:p>
          </table:table-cell>
          <table:table-cell office:value-type="float" office:value="-0.841917693615" calcext:value-type="float">
            <text:p>-0.8419176936</text:p>
          </table:table-cell>
        </table:table-row>
        <table:table-row table:style-name="ro1">
          <table:table-cell office:value-type="float" office:value="-0.39456564188" calcext:value-type="float">
            <text:p>-0.3945656419</text:p>
          </table:table-cell>
          <table:table-cell office:value-type="float" office:value="-0.842452168465" calcext:value-type="float">
            <text:p>-0.8424521685</text:p>
          </table:table-cell>
          <table:table-cell office:value-type="float" office:value="0.446107319593" calcext:value-type="float">
            <text:p>0.4461073196</text:p>
          </table:table-cell>
          <table:table-cell office:value-type="float" office:value="-0.842385530472" calcext:value-type="float">
            <text:p>-0.8423855305</text:p>
          </table:table-cell>
        </table:table-row>
        <table:table-row table:style-name="ro1">
          <table:table-cell office:value-type="float" office:value="-0.394199281931" calcext:value-type="float">
            <text:p>-0.3941992819</text:p>
          </table:table-cell>
          <table:table-cell office:value-type="float" office:value="-0.84269374609" calcext:value-type="float">
            <text:p>-0.8426937461</text:p>
          </table:table-cell>
          <table:table-cell office:value-type="float" office:value="0.445859185457" calcext:value-type="float">
            <text:p>0.4458591855</text:p>
          </table:table-cell>
          <table:table-cell office:value-type="float" office:value="-0.842550754547" calcext:value-type="float">
            <text:p>-0.8425507545</text:p>
          </table:table-cell>
        </table:table-row>
        <table:table-row table:style-name="ro1">
          <table:table-cell office:value-type="float" office:value="-0.393301278353" calcext:value-type="float">
            <text:p>-0.3933012784</text:p>
          </table:table-cell>
          <table:table-cell office:value-type="float" office:value="-0.844304323196" calcext:value-type="float">
            <text:p>-0.8443043232</text:p>
          </table:table-cell>
          <table:table-cell office:value-type="float" office:value="0.445839158297" calcext:value-type="float">
            <text:p>0.4458391583</text:p>
          </table:table-cell>
          <table:table-cell office:value-type="float" office:value="-0.841450214386" calcext:value-type="float">
            <text:p>-0.8414502144</text:p>
          </table:table-cell>
        </table:table-row>
        <table:table-row table:style-name="ro1">
          <table:table-cell office:value-type="float" office:value="-0.394649833441" calcext:value-type="float">
            <text:p>-0.3946498334</text:p>
          </table:table-cell>
          <table:table-cell office:value-type="float" office:value="-0.841588497162" calcext:value-type="float">
            <text:p>-0.8415884972</text:p>
          </table:table-cell>
          <table:table-cell office:value-type="float" office:value="0.445341280699" calcext:value-type="float">
            <text:p>0.4453412807</text:p>
          </table:table-cell>
          <table:table-cell office:value-type="float" office:value="-0.842258214951" calcext:value-type="float">
            <text:p>-0.842258215</text:p>
          </table:table-cell>
        </table:table-row>
        <table:table-row table:style-name="ro1">
          <table:table-cell office:value-type="float" office:value="-0.395311027765" calcext:value-type="float">
            <text:p>-0.3953110278</text:p>
          </table:table-cell>
          <table:table-cell office:value-type="float" office:value="-0.840750932693" calcext:value-type="float">
            <text:p>-0.8407509327</text:p>
          </table:table-cell>
          <table:table-cell office:value-type="float" office:value="0.445476285219" calcext:value-type="float">
            <text:p>0.4454762852</text:p>
          </table:table-cell>
          <table:table-cell office:value-type="float" office:value="-0.842723011971" calcext:value-type="float">
            <text:p>-0.842723012</text:p>
          </table:table-cell>
        </table:table-row>
        <table:table-row table:style-name="ro1">
          <table:table-cell office:value-type="float" office:value="-0.396132200956" calcext:value-type="float">
            <text:p>-0.396132201</text:p>
          </table:table-cell>
          <table:table-cell office:value-type="float" office:value="-0.838923692703" calcext:value-type="float">
            <text:p>-0.8389236927</text:p>
          </table:table-cell>
          <table:table-cell office:value-type="float" office:value="0.444952300787" calcext:value-type="float">
            <text:p>0.4449523008</text:p>
          </table:table-cell>
          <table:table-cell office:value-type="float" office:value="-0.84114408493" calcext:value-type="float">
            <text:p>-0.8411440849</text:p>
          </table:table-cell>
        </table:table-row>
        <table:table-row table:style-name="ro1">
          <table:table-cell office:value-type="float" office:value="-0.39557531476" calcext:value-type="float">
            <text:p>-0.3955753148</text:p>
          </table:table-cell>
          <table:table-cell office:value-type="float" office:value="-0.840288698673" calcext:value-type="float">
            <text:p>-0.8402886987</text:p>
          </table:table-cell>
          <table:table-cell office:value-type="float" office:value="0.44462843895" calcext:value-type="float">
            <text:p>0.444628439</text:p>
          </table:table-cell>
          <table:table-cell office:value-type="float" office:value="-0.840712726116" calcext:value-type="float">
            <text:p>-0.8407127261</text:p>
          </table:table-cell>
        </table:table-row>
        <table:table-row table:style-name="ro1">
          <table:table-cell office:value-type="float" office:value="-0.395473778248" calcext:value-type="float">
            <text:p>-0.3954737782</text:p>
          </table:table-cell>
          <table:table-cell office:value-type="float" office:value="-0.840057134628" calcext:value-type="float">
            <text:p>-0.8400571346</text:p>
          </table:table-cell>
          <table:table-cell office:value-type="float" office:value="0.444542429447" calcext:value-type="float">
            <text:p>0.4445424294</text:p>
          </table:table-cell>
          <table:table-cell office:value-type="float" office:value="-0.839964985847" calcext:value-type="float">
            <text:p>-0.8399649858</text:p>
          </table:table-cell>
        </table:table-row>
        <table:table-row table:style-name="ro1">
          <table:table-cell office:value-type="float" office:value="-0.395556598902" calcext:value-type="float">
            <text:p>-0.3955565989</text:p>
          </table:table-cell>
          <table:table-cell office:value-type="float" office:value="-0.839581608772" calcext:value-type="float">
            <text:p>-0.8395816088</text:p>
          </table:table-cell>
          <table:table-cell office:value-type="float" office:value="0.445384583473" calcext:value-type="float">
            <text:p>0.4453845835</text:p>
          </table:table-cell>
          <table:table-cell office:value-type="float" office:value="-0.841285645962" calcext:value-type="float">
            <text:p>-0.841285646</text:p>
          </table:table-cell>
        </table:table-row>
        <table:table-row table:style-name="ro1">
          <table:table-cell office:value-type="float" office:value="-0.396068692207" calcext:value-type="float">
            <text:p>-0.3960686922</text:p>
          </table:table-cell>
          <table:table-cell office:value-type="float" office:value="-0.83815407753" calcext:value-type="float">
            <text:p>-0.8381540775</text:p>
          </table:table-cell>
          <table:table-cell office:value-type="float" office:value="0.445363841057" calcext:value-type="float">
            <text:p>0.4453638411</text:p>
          </table:table-cell>
          <table:table-cell office:value-type="float" office:value="-0.841630578041" calcext:value-type="float">
            <text:p>-0.841630578</text:p>
          </table:table-cell>
        </table:table-row>
        <table:table-row table:style-name="ro1">
          <table:table-cell office:value-type="float" office:value="-0.395135581493" calcext:value-type="float">
            <text:p>-0.3951355815</text:p>
          </table:table-cell>
          <table:table-cell office:value-type="float" office:value="-0.839980840683" calcext:value-type="float">
            <text:p>-0.8399808407</text:p>
          </table:table-cell>
          <table:table-cell office:value-type="float" office:value="0.44616361618" calcext:value-type="float">
            <text:p>0.4461636162</text:p>
          </table:table-cell>
          <table:table-cell office:value-type="float" office:value="-0.843135356903" calcext:value-type="float">
            <text:p>-0.8431353569</text:p>
          </table:table-cell>
        </table:table-row>
        <table:table-row table:style-name="ro1">
          <table:table-cell office:value-type="float" office:value="-0.396030902863" calcext:value-type="float">
            <text:p>-0.3960309029</text:p>
          </table:table-cell>
          <table:table-cell office:value-type="float" office:value="-0.838402986526" calcext:value-type="float">
            <text:p>-0.8384029865</text:p>
          </table:table-cell>
          <table:table-cell office:value-type="float" office:value="0.445686689615" calcext:value-type="float">
            <text:p>0.4456866896</text:p>
          </table:table-cell>
          <table:table-cell office:value-type="float" office:value="-0.842617630959" calcext:value-type="float">
            <text:p>-0.842617631</text:p>
          </table:table-cell>
        </table:table-row>
        <table:table-row table:style-name="ro1">
          <table:table-cell office:value-type="float" office:value="-0.395562201738" calcext:value-type="float">
            <text:p>-0.3955622017</text:p>
          </table:table-cell>
          <table:table-cell office:value-type="float" office:value="-0.839535057545" calcext:value-type="float">
            <text:p>-0.8395350575</text:p>
          </table:table-cell>
          <table:table-cell office:value-type="float" office:value="0.445405087471" calcext:value-type="float">
            <text:p>0.4454050875</text:p>
          </table:table-cell>
          <table:table-cell office:value-type="float" office:value="-0.842337787151" calcext:value-type="float">
            <text:p>-0.8423377872</text:p>
          </table:table-cell>
        </table:table-row>
        <table:table-row table:style-name="ro1">
          <table:table-cell office:value-type="float" office:value="-0.395824939013" calcext:value-type="float">
            <text:p>-0.395824939</text:p>
          </table:table-cell>
          <table:table-cell office:value-type="float" office:value="-0.839605748653" calcext:value-type="float">
            <text:p>-0.8396057487</text:p>
          </table:table-cell>
          <table:table-cell office:value-type="float" office:value="0.445344529152" calcext:value-type="float">
            <text:p>0.4453445292</text:p>
          </table:table-cell>
          <table:table-cell office:value-type="float" office:value="-0.842348814011" calcext:value-type="float">
            <text:p>-0.842348814</text:p>
          </table:table-cell>
        </table:table-row>
        <table:table-row table:style-name="ro1">
          <table:table-cell office:value-type="float" office:value="-0.395170778036" calcext:value-type="float">
            <text:p>-0.395170778</text:p>
          </table:table-cell>
          <table:table-cell office:value-type="float" office:value="-0.840713620186" calcext:value-type="float">
            <text:p>-0.8407136202</text:p>
          </table:table-cell>
          <table:table-cell office:value-type="float" office:value="0.445288351774" calcext:value-type="float">
            <text:p>0.4452883518</text:p>
          </table:table-cell>
          <table:table-cell office:value-type="float" office:value="-0.842585086823" calcext:value-type="float">
            <text:p>-0.8425850868</text:p>
          </table:table-cell>
        </table:table-row>
        <table:table-row table:style-name="ro1">
          <table:table-cell office:value-type="float" office:value="-0.394153594971" calcext:value-type="float">
            <text:p>-0.394153595</text:p>
          </table:table-cell>
          <table:table-cell office:value-type="float" office:value="-0.842480778694" calcext:value-type="float">
            <text:p>-0.8424807787</text:p>
          </table:table-cell>
          <table:table-cell office:value-type="float" office:value="0.445058188438" calcext:value-type="float">
            <text:p>0.4450581884</text:p>
          </table:table-cell>
          <table:table-cell office:value-type="float" office:value="-0.841430008411" calcext:value-type="float">
            <text:p>-0.8414300084</text:p>
          </table:table-cell>
        </table:table-row>
        <table:table-row table:style-name="ro1">
          <table:table-cell office:value-type="float" office:value="-0.394816339016" calcext:value-type="float">
            <text:p>-0.394816339</text:p>
          </table:table-cell>
          <table:table-cell office:value-type="float" office:value="-0.841633975506" calcext:value-type="float">
            <text:p>-0.8416339755</text:p>
          </table:table-cell>
          <table:table-cell office:value-type="float" office:value="0.445747039318" calcext:value-type="float">
            <text:p>0.4457470393</text:p>
          </table:table-cell>
          <table:table-cell office:value-type="float" office:value="-0.841960906982" calcext:value-type="float">
            <text:p>-0.841960907</text:p>
          </table:table-cell>
        </table:table-row>
        <table:table-row table:style-name="ro1">
          <table:table-cell office:value-type="float" office:value="-0.394912600517" calcext:value-type="float">
            <text:p>-0.3949126005</text:p>
          </table:table-cell>
          <table:table-cell office:value-type="float" office:value="-0.84167611599" calcext:value-type="float">
            <text:p>-0.841676116</text:p>
          </table:table-cell>
          <table:table-cell office:value-type="float" office:value="0.445967218876" calcext:value-type="float">
            <text:p>0.4459672189</text:p>
          </table:table-cell>
          <table:table-cell office:value-type="float" office:value="-0.842197299004" calcext:value-type="float">
            <text:p>-0.842197299</text:p>
          </table:table-cell>
        </table:table-row>
        <table:table-row table:style-name="ro1">
          <table:table-cell office:value-type="float" office:value="-0.394755929708" calcext:value-type="float">
            <text:p>-0.3947559297</text:p>
          </table:table-cell>
          <table:table-cell office:value-type="float" office:value="-0.841522097588" calcext:value-type="float">
            <text:p>-0.8415220976</text:p>
          </table:table-cell>
          <table:table-cell office:value-type="float" office:value="0.445668987036" calcext:value-type="float">
            <text:p>0.445668987</text:p>
          </table:table-cell>
          <table:table-cell office:value-type="float" office:value="-0.842608869076" calcext:value-type="float">
            <text:p>-0.8426088691</text:p>
          </table:table-cell>
        </table:table-row>
        <table:table-row table:style-name="ro1">
          <table:table-cell office:value-type="float" office:value="-0.394056141376" calcext:value-type="float">
            <text:p>-0.3940561414</text:p>
          </table:table-cell>
          <table:table-cell office:value-type="float" office:value="-0.842531681061" calcext:value-type="float">
            <text:p>-0.8425316811</text:p>
          </table:table-cell>
          <table:table-cell office:value-type="float" office:value="0.445667735338" calcext:value-type="float">
            <text:p>0.4456677353</text:p>
          </table:table-cell>
          <table:table-cell office:value-type="float" office:value="-0.842740595341" calcext:value-type="float">
            <text:p>-0.8427405953</text:p>
          </table:table-cell>
        </table:table-row>
        <table:table-row table:style-name="ro1">
          <table:table-cell office:value-type="float" office:value="-0.395449340343" calcext:value-type="float">
            <text:p>-0.3954493403</text:p>
          </table:table-cell>
          <table:table-cell office:value-type="float" office:value="-0.83945864439" calcext:value-type="float">
            <text:p>-0.8394586444</text:p>
          </table:table-cell>
          <table:table-cell office:value-type="float" office:value="0.444966784716" calcext:value-type="float">
            <text:p>0.4449667847</text:p>
          </table:table-cell>
          <table:table-cell office:value-type="float" office:value="-0.839831352234" calcext:value-type="float">
            <text:p>-0.8398313522</text:p>
          </table:table-cell>
        </table:table-row>
        <table:table-row table:style-name="ro1">
          <table:table-cell office:value-type="float" office:value="-0.39611941576" calcext:value-type="float">
            <text:p>-0.3961194158</text:p>
          </table:table-cell>
          <table:table-cell office:value-type="float" office:value="-0.83791834116" calcext:value-type="float">
            <text:p>-0.8379183412</text:p>
          </table:table-cell>
          <table:table-cell office:value-type="float" office:value="0.444981626272" calcext:value-type="float">
            <text:p>0.4449816263</text:p>
          </table:table-cell>
          <table:table-cell office:value-type="float" office:value="-0.840456366539" calcext:value-type="float">
            <text:p>-0.8404563665</text:p>
          </table:table-cell>
        </table:table-row>
        <table:table-row table:style-name="ro1">
          <table:table-cell office:value-type="float" office:value="-0.396535545588" calcext:value-type="float">
            <text:p>-0.3965355456</text:p>
          </table:table-cell>
          <table:table-cell office:value-type="float" office:value="-0.836970210075" calcext:value-type="float">
            <text:p>-0.8369702101</text:p>
          </table:table-cell>
          <table:table-cell office:value-type="float" office:value="0.444921813011" calcext:value-type="float">
            <text:p>0.444921813</text:p>
          </table:table-cell>
          <table:table-cell office:value-type="float" office:value="-0.841130256653" calcext:value-type="float">
            <text:p>-0.8411302567</text:p>
          </table:table-cell>
        </table:table-row>
        <table:table-row table:style-name="ro1">
          <table:table-cell office:value-type="float" office:value="-0.396864175797" calcext:value-type="float">
            <text:p>-0.3968641758</text:p>
          </table:table-cell>
          <table:table-cell office:value-type="float" office:value="-0.836112260818" calcext:value-type="float">
            <text:p>-0.8361122608</text:p>
          </table:table-cell>
          <table:table-cell office:value-type="float" office:value="0.444848916531" calcext:value-type="float">
            <text:p>0.4448489165</text:p>
          </table:table-cell>
          <table:table-cell office:value-type="float" office:value="-0.84184807539" calcext:value-type="float">
            <text:p>-0.8418480754</text:p>
          </table:table-cell>
        </table:table-row>
        <table:table-row table:style-name="ro1">
          <table:table-cell office:value-type="float" office:value="-0.395963072777" calcext:value-type="float">
            <text:p>-0.3959630728</text:p>
          </table:table-cell>
          <table:table-cell office:value-type="float" office:value="-0.83828574419" calcext:value-type="float">
            <text:p>-0.8382857442</text:p>
          </table:table-cell>
          <table:table-cell office:value-type="float" office:value="0.444450608492" calcext:value-type="float">
            <text:p>0.4444506085</text:p>
          </table:table-cell>
          <table:table-cell office:value-type="float" office:value="-0.842477679253" calcext:value-type="float">
            <text:p>-0.8424776793</text:p>
          </table:table-cell>
        </table:table-row>
        <table:table-row table:style-name="ro1">
          <table:table-cell office:value-type="float" office:value="-0.396028786898" calcext:value-type="float">
            <text:p>-0.3960287869</text:p>
          </table:table-cell>
          <table:table-cell office:value-type="float" office:value="-0.837972521782" calcext:value-type="float">
            <text:p>-0.8379725218</text:p>
          </table:table-cell>
          <table:table-cell office:value-type="float" office:value="0.441687247753" calcext:value-type="float">
            <text:p>0.4416872478</text:p>
          </table:table-cell>
          <table:table-cell office:value-type="float" office:value="-0.839597225189" calcext:value-type="float">
            <text:p>-0.8395972252</text:p>
          </table:table-cell>
        </table:table-row>
        <table:table-row table:style-name="ro1">
          <table:table-cell office:value-type="float" office:value="-0.395762979984" calcext:value-type="float">
            <text:p>-0.39576298</text:p>
          </table:table-cell>
          <table:table-cell office:value-type="float" office:value="-0.838813722134" calcext:value-type="float">
            <text:p>-0.8388137221</text:p>
          </table:table-cell>
          <table:table-cell office:value-type="float" office:value="0.440086326599" calcext:value-type="float">
            <text:p>0.4400863266</text:p>
          </table:table-cell>
          <table:table-cell office:value-type="float" office:value="-0.840237677097" calcext:value-type="float">
            <text:p>-0.8402376771</text:p>
          </table:table-cell>
        </table:table-row>
        <table:table-row table:style-name="ro1">
          <table:table-cell office:value-type="float" office:value="-0.396102577448" calcext:value-type="float">
            <text:p>-0.3961025774</text:p>
          </table:table-cell>
          <table:table-cell office:value-type="float" office:value="-0.838357329369" calcext:value-type="float">
            <text:p>-0.8383573294</text:p>
          </table:table-cell>
          <table:table-cell office:value-type="float" office:value="0.438797405958" calcext:value-type="float">
            <text:p>0.438797406</text:p>
          </table:table-cell>
          <table:table-cell office:value-type="float" office:value="-0.840318202972" calcext:value-type="float">
            <text:p>-0.840318203</text:p>
          </table:table-cell>
        </table:table-row>
        <table:table-row table:style-name="ro1">
          <table:table-cell office:value-type="float" office:value="-0.395903289318" calcext:value-type="float">
            <text:p>-0.3959032893</text:p>
          </table:table-cell>
          <table:table-cell office:value-type="float" office:value="-0.838603556156" calcext:value-type="float">
            <text:p>-0.8386035562</text:p>
          </table:table-cell>
          <table:table-cell office:value-type="float" office:value="0.438640735149" calcext:value-type="float">
            <text:p>0.4386407351</text:p>
          </table:table-cell>
          <table:table-cell office:value-type="float" office:value="-0.840732336044" calcext:value-type="float">
            <text:p>-0.840732336</text:p>
          </table:table-cell>
        </table:table-row>
        <table:table-row table:style-name="ro1">
          <table:table-cell office:value-type="float" office:value="-0.39561894536" calcext:value-type="float">
            <text:p>-0.3956189454</text:p>
          </table:table-cell>
          <table:table-cell office:value-type="float" office:value="-0.839131057262" calcext:value-type="float">
            <text:p>-0.8391310573</text:p>
          </table:table-cell>
          <table:table-cell office:value-type="float" office:value="0.438606164455" calcext:value-type="float">
            <text:p>0.4386061645</text:p>
          </table:table-cell>
          <table:table-cell office:value-type="float" office:value="-0.840290606022" calcext:value-type="float">
            <text:p>-0.840290606</text:p>
          </table:table-cell>
        </table:table-row>
        <table:table-row table:style-name="ro1">
          <table:table-cell office:value-type="float" office:value="-0.396044552326" calcext:value-type="float">
            <text:p>-0.3960445523</text:p>
          </table:table-cell>
          <table:table-cell office:value-type="float" office:value="-0.838089883327" calcext:value-type="float">
            <text:p>-0.8380898833</text:p>
          </table:table-cell>
          <table:table-cell office:value-type="float" office:value="0.439601442814" calcext:value-type="float">
            <text:p>0.4396014428</text:p>
          </table:table-cell>
          <table:table-cell office:value-type="float" office:value="-0.841036260128" calcext:value-type="float">
            <text:p>-0.8410362601</text:p>
          </table:table-cell>
        </table:table-row>
        <table:table-row table:style-name="ro1">
          <table:table-cell office:value-type="float" office:value="-0.396379381418" calcext:value-type="float">
            <text:p>-0.3963793814</text:p>
          </table:table-cell>
          <table:table-cell office:value-type="float" office:value="-0.837130188942" calcext:value-type="float">
            <text:p>-0.8371301889</text:p>
          </table:table-cell>
          <table:table-cell office:value-type="float" office:value="0.439612737894" calcext:value-type="float">
            <text:p>0.4396127379</text:p>
          </table:table-cell>
          <table:table-cell office:value-type="float" office:value="-0.839111089706" calcext:value-type="float">
            <text:p>-0.8391110897</text:p>
          </table:table-cell>
        </table:table-row>
        <table:table-row table:style-name="ro1">
          <table:table-cell office:value-type="float" office:value="-0.39565885067" calcext:value-type="float">
            <text:p>-0.3956588507</text:p>
          </table:table-cell>
          <table:table-cell office:value-type="float" office:value="-0.838734507561" calcext:value-type="float">
            <text:p>-0.8387345076</text:p>
          </table:table-cell>
          <table:table-cell office:value-type="float" office:value="0.439296714067" calcext:value-type="float">
            <text:p>0.4392967141</text:p>
          </table:table-cell>
          <table:table-cell office:value-type="float" office:value="-0.838264942169" calcext:value-type="float">
            <text:p>-0.8382649422</text:p>
          </table:table-cell>
        </table:table-row>
        <table:table-row table:style-name="ro1">
          <table:table-cell office:value-type="float" office:value="-0.396091163158" calcext:value-type="float">
            <text:p>-0.3960911632</text:p>
          </table:table-cell>
          <table:table-cell office:value-type="float" office:value="-0.83856511116" calcext:value-type="float">
            <text:p>-0.8385651112</text:p>
          </table:table-cell>
          <table:table-cell office:value-type="float" office:value="0.43883439064" calcext:value-type="float">
            <text:p>0.4388343906</text:p>
          </table:table-cell>
          <table:table-cell office:value-type="float" office:value="-0.838112711906" calcext:value-type="float">
            <text:p>-0.8381127119</text:p>
          </table:table-cell>
        </table:table-row>
        <table:table-row table:style-name="ro1">
          <table:table-cell office:value-type="float" office:value="-0.396413624287" calcext:value-type="float">
            <text:p>-0.3964136243</text:p>
          </table:table-cell>
          <table:table-cell office:value-type="float" office:value="-0.838212251663" calcext:value-type="float">
            <text:p>-0.8382122517</text:p>
          </table:table-cell>
          <table:table-cell office:value-type="float" office:value="0.439167550802" calcext:value-type="float">
            <text:p>0.4391675508</text:p>
          </table:table-cell>
          <table:table-cell office:value-type="float" office:value="-0.840318799019" calcext:value-type="float">
            <text:p>-0.840318799</text:p>
          </table:table-cell>
        </table:table-row>
        <table:table-row table:style-name="ro1">
          <table:table-cell office:value-type="float" office:value="-0.395784586668" calcext:value-type="float">
            <text:p>-0.3957845867</text:p>
          </table:table-cell>
          <table:table-cell office:value-type="float" office:value="-0.839397370815" calcext:value-type="float">
            <text:p>-0.8393973708</text:p>
          </table:table-cell>
          <table:table-cell office:value-type="float" office:value="0.439758054018" calcext:value-type="float">
            <text:p>0.439758054</text:p>
          </table:table-cell>
          <table:table-cell office:value-type="float" office:value="-0.841401398182" calcext:value-type="float">
            <text:p>-0.8414013982</text:p>
          </table:table-cell>
        </table:table-row>
        <table:table-row table:style-name="ro1">
          <table:table-cell office:value-type="float" office:value="-0.395957589149" calcext:value-type="float">
            <text:p>-0.3959575891</text:p>
          </table:table-cell>
          <table:table-cell office:value-type="float" office:value="-0.840243339539" calcext:value-type="float">
            <text:p>-0.8402433395</text:p>
          </table:table-cell>
          <table:table-cell office:value-type="float" office:value="0.44043435812" calcext:value-type="float">
            <text:p>0.4404343581</text:p>
          </table:table-cell>
          <table:table-cell office:value-type="float" office:value="-0.842452168465" calcext:value-type="float">
            <text:p>-0.8424521685</text:p>
          </table:table-cell>
        </table:table-row>
        <table:table-row table:style-name="ro1">
          <table:table-cell office:value-type="float" office:value="-0.396058887243" calcext:value-type="float">
            <text:p>-0.3960588872</text:p>
          </table:table-cell>
          <table:table-cell office:value-type="float" office:value="-0.839970707893" calcext:value-type="float">
            <text:p>-0.8399707079</text:p>
          </table:table-cell>
          <table:table-cell office:value-type="float" office:value="0.440800718069" calcext:value-type="float">
            <text:p>0.4408007181</text:p>
          </table:table-cell>
          <table:table-cell office:value-type="float" office:value="-0.84269374609" calcext:value-type="float">
            <text:p>-0.8426937461</text:p>
          </table:table-cell>
        </table:table-row>
        <table:table-row table:style-name="ro1">
          <table:table-cell office:value-type="float" office:value="-0.39591640234" calcext:value-type="float">
            <text:p>-0.3959164023</text:p>
          </table:table-cell>
          <table:table-cell office:value-type="float" office:value="-0.840008616447" calcext:value-type="float">
            <text:p>-0.8400086164</text:p>
          </table:table-cell>
          <table:table-cell office:value-type="float" office:value="0.441698721647" calcext:value-type="float">
            <text:p>0.4416987216</text:p>
          </table:table-cell>
          <table:table-cell office:value-type="float" office:value="-0.844304323196" calcext:value-type="float">
            <text:p>-0.8443043232</text:p>
          </table:table-cell>
        </table:table-row>
        <table:table-row table:style-name="ro1">
          <table:table-cell office:value-type="float" office:value="-0.396555066109" calcext:value-type="float">
            <text:p>-0.3965550661</text:p>
          </table:table-cell>
          <table:table-cell office:value-type="float" office:value="-0.83788973093" calcext:value-type="float">
            <text:p>-0.8378897309</text:p>
          </table:table-cell>
          <table:table-cell office:value-type="float" office:value="0.440350166559" calcext:value-type="float">
            <text:p>0.4403501666</text:p>
          </table:table-cell>
          <table:table-cell office:value-type="float" office:value="-0.841588497162" calcext:value-type="float">
            <text:p>-0.8415884972</text:p>
          </table:table-cell>
        </table:table-row>
        <table:table-row table:style-name="ro1">
          <table:table-cell office:value-type="float" office:value="-0.395831286907" calcext:value-type="float">
            <text:p>-0.3958312869</text:p>
          </table:table-cell>
          <table:table-cell office:value-type="float" office:value="-0.839524507523" calcext:value-type="float">
            <text:p>-0.8395245075</text:p>
          </table:table-cell>
          <table:table-cell office:value-type="float" office:value="0.439688972235" calcext:value-type="float">
            <text:p>0.4396889722</text:p>
          </table:table-cell>
          <table:table-cell office:value-type="float" office:value="-0.840750932693" calcext:value-type="float">
            <text:p>-0.8407509327</text:p>
          </table:table-cell>
        </table:table-row>
        <table:table-row table:style-name="ro1">
          <table:table-cell office:value-type="float" office:value="-0.395973771811" calcext:value-type="float">
            <text:p>-0.3959737718</text:p>
          </table:table-cell>
          <table:table-cell office:value-type="float" office:value="-0.839332520962" calcext:value-type="float">
            <text:p>-0.839332521</text:p>
          </table:table-cell>
          <table:table-cell office:value-type="float" office:value="0.438867799044" calcext:value-type="float">
            <text:p>0.438867799</text:p>
          </table:table-cell>
          <table:table-cell office:value-type="float" office:value="-0.838923692703" calcext:value-type="float">
            <text:p>-0.8389236927</text:p>
          </table:table-cell>
        </table:table-row>
        <table:table-row table:style-name="ro1">
          <table:table-cell office:value-type="float" office:value="-0.394013375044" calcext:value-type="float">
            <text:p>-0.394013375</text:p>
          </table:table-cell>
          <table:table-cell office:value-type="float" office:value="-0.843196511269" calcext:value-type="float">
            <text:p>-0.8431965113</text:p>
          </table:table-cell>
          <table:table-cell office:value-type="float" office:value="0.43942468524" calcext:value-type="float">
            <text:p>0.4394246852</text:p>
          </table:table-cell>
          <table:table-cell office:value-type="float" office:value="-0.840288698673" calcext:value-type="float">
            <text:p>-0.8402886987</text:p>
          </table:table-cell>
        </table:table-row>
        <table:table-row table:style-name="ro1">
          <table:table-cell office:value-type="float" office:value="-0.395012050867" calcext:value-type="float">
            <text:p>-0.3950120509</text:p>
          </table:table-cell>
          <table:table-cell office:value-type="float" office:value="-0.841608643532" calcext:value-type="float">
            <text:p>-0.8416086435</text:p>
          </table:table-cell>
          <table:table-cell office:value-type="float" office:value="0.439526221752" calcext:value-type="float">
            <text:p>0.4395262218</text:p>
          </table:table-cell>
          <table:table-cell office:value-type="float" office:value="-0.840057134628" calcext:value-type="float">
            <text:p>-0.8400571346</text:p>
          </table:table-cell>
        </table:table-row>
        <table:table-row table:style-name="ro1">
          <table:table-cell office:value-type="float" office:value="-0.394287258387" calcext:value-type="float">
            <text:p>-0.3942872584</text:p>
          </table:table-cell>
          <table:table-cell office:value-type="float" office:value="-0.842330276966" calcext:value-type="float">
            <text:p>-0.842330277</text:p>
          </table:table-cell>
          <table:table-cell office:value-type="float" office:value="0.439443401098" calcext:value-type="float">
            <text:p>0.4394434011</text:p>
          </table:table-cell>
          <table:table-cell office:value-type="float" office:value="-0.839581608772" calcext:value-type="float">
            <text:p>-0.8395816088</text:p>
          </table:table-cell>
        </table:table-row>
        <table:table-row table:style-name="ro1">
          <table:table-cell office:value-type="float" office:value="-0.395065903664" calcext:value-type="float">
            <text:p>-0.3950659037</text:p>
          </table:table-cell>
          <table:table-cell office:value-type="float" office:value="-0.83979588747" calcext:value-type="float">
            <text:p>-0.8397958875</text:p>
          </table:table-cell>
          <table:table-cell office:value-type="float" office:value="0.438931307793" calcext:value-type="float">
            <text:p>0.4389313078</text:p>
          </table:table-cell>
          <table:table-cell office:value-type="float" office:value="-0.83815407753" calcext:value-type="float">
            <text:p>-0.8381540775</text:p>
          </table:table-cell>
        </table:table-row>
        <table:table-row table:style-name="ro1">
          <table:table-cell office:value-type="float" office:value="-0.394886702299" calcext:value-type="float">
            <text:p>-0.3948867023</text:p>
          </table:table-cell>
          <table:table-cell office:value-type="float" office:value="-0.840366542339" calcext:value-type="float">
            <text:p>-0.8403665423</text:p>
          </table:table-cell>
          <table:table-cell office:value-type="float" office:value="0.439864418507" calcext:value-type="float">
            <text:p>0.4398644185</text:p>
          </table:table-cell>
          <table:table-cell office:value-type="float" office:value="-0.839980840683" calcext:value-type="float">
            <text:p>-0.8399808407</text:p>
          </table:table-cell>
        </table:table-row>
        <table:table-row table:style-name="ro1">
          <table:table-cell office:value-type="float" office:value="-0.394247531891" calcext:value-type="float">
            <text:p>-0.3942475319</text:p>
          </table:table-cell>
          <table:table-cell office:value-type="float" office:value="-0.840658724308" calcext:value-type="float">
            <text:p>-0.8406587243</text:p>
          </table:table-cell>
          <table:table-cell office:value-type="float" office:value="0.438969097137" calcext:value-type="float">
            <text:p>0.4389690971</text:p>
          </table:table-cell>
          <table:table-cell office:value-type="float" office:value="-0.838402986526" calcext:value-type="float">
            <text:p>-0.8384029865</text:p>
          </table:table-cell>
        </table:table-row>
        <table:table-row table:style-name="ro1">
          <table:table-cell office:value-type="float" office:value="-0.394607841969" calcext:value-type="float">
            <text:p>-0.394607842</text:p>
          </table:table-cell>
          <table:table-cell office:value-type="float" office:value="-0.842063546181" calcext:value-type="float">
            <text:p>-0.8420635462</text:p>
          </table:table-cell>
          <table:table-cell office:value-type="float" office:value="0.439437798262" calcext:value-type="float">
            <text:p>0.4394377983</text:p>
          </table:table-cell>
          <table:table-cell office:value-type="float" office:value="-0.839535057545" calcext:value-type="float">
            <text:p>-0.8395350575</text:p>
          </table:table-cell>
        </table:table-row>
        <table:table-row table:style-name="ro1">
          <table:table-cell office:value-type="float" office:value="-0.395337462425" calcext:value-type="float">
            <text:p>-0.3953374624</text:p>
          </table:table-cell>
          <table:table-cell office:value-type="float" office:value="-0.842640995979" calcext:value-type="float">
            <text:p>-0.842640996</text:p>
          </table:table-cell>
          <table:table-cell office:value-type="float" office:value="0.439175060987" calcext:value-type="float">
            <text:p>0.439175061</text:p>
          </table:table-cell>
          <table:table-cell office:value-type="float" office:value="-0.839605748653" calcext:value-type="float">
            <text:p>-0.8396057487</text:p>
          </table:table-cell>
        </table:table-row>
        <table:table-row table:style-name="ro1">
          <table:table-cell office:value-type="float" office:value="-0.395310491323" calcext:value-type="float">
            <text:p>-0.3953104913</text:p>
          </table:table-cell>
          <table:table-cell office:value-type="float" office:value="-0.843183577061" calcext:value-type="float">
            <text:p>-0.8431835771</text:p>
          </table:table-cell>
          <table:table-cell office:value-type="float" office:value="0.439829221964" calcext:value-type="float">
            <text:p>0.439829222</text:p>
          </table:table-cell>
          <table:table-cell office:value-type="float" office:value="-0.840713620186" calcext:value-type="float">
            <text:p>-0.8407136202</text:p>
          </table:table-cell>
        </table:table-row>
        <table:table-row table:style-name="ro1">
          <table:table-cell office:value-type="float" office:value="-0.395054906607" calcext:value-type="float">
            <text:p>-0.3950549066</text:p>
          </table:table-cell>
          <table:table-cell office:value-type="float" office:value="-0.843236625195" calcext:value-type="float">
            <text:p>-0.8432366252</text:p>
          </table:table-cell>
          <table:table-cell office:value-type="float" office:value="0.440846405029" calcext:value-type="float">
            <text:p>0.440846405</text:p>
          </table:table-cell>
          <table:table-cell office:value-type="float" office:value="-0.842480778694" calcext:value-type="float">
            <text:p>-0.8424807787</text:p>
          </table:table-cell>
        </table:table-row>
        <table:table-row table:style-name="ro1">
          <table:table-cell office:value-type="float" office:value="-0.395293504" calcext:value-type="float">
            <text:p>-0.395293504</text:p>
          </table:table-cell>
          <table:table-cell office:value-type="float" office:value="-0.840818822384" calcext:value-type="float">
            <text:p>-0.8408188224</text:p>
          </table:table-cell>
          <table:table-cell office:value-type="float" office:value="0.440183660984" calcext:value-type="float">
            <text:p>0.440183661</text:p>
          </table:table-cell>
          <table:table-cell office:value-type="float" office:value="-0.841633975506" calcext:value-type="float">
            <text:p>-0.8416339755</text:p>
          </table:table-cell>
        </table:table-row>
        <table:table-row table:style-name="ro1">
          <table:table-cell office:value-type="float" office:value="-0.394872784615" calcext:value-type="float">
            <text:p>-0.3948727846</text:p>
          </table:table-cell>
          <table:table-cell office:value-type="float" office:value="-0.842414677143" calcext:value-type="float">
            <text:p>-0.8424146771</text:p>
          </table:table-cell>
          <table:table-cell office:value-type="float" office:value="0.440087399483" calcext:value-type="float">
            <text:p>0.4400873995</text:p>
          </table:table-cell>
          <table:table-cell office:value-type="float" office:value="-0.84167611599" calcext:value-type="float">
            <text:p>-0.841676116</text:p>
          </table:table-cell>
        </table:table-row>
        <table:table-row table:style-name="ro1">
          <table:table-cell office:value-type="float" office:value="-0.394761413336" calcext:value-type="float">
            <text:p>-0.3947614133</text:p>
          </table:table-cell>
          <table:table-cell office:value-type="float" office:value="-0.843127608299" calcext:value-type="float">
            <text:p>-0.8431276083</text:p>
          </table:table-cell>
          <table:table-cell office:value-type="float" office:value="0.440244070292" calcext:value-type="float">
            <text:p>0.4402440703</text:p>
          </table:table-cell>
          <table:table-cell office:value-type="float" office:value="-0.841522097588" calcext:value-type="float">
            <text:p>-0.8415220976</text:p>
          </table:table-cell>
        </table:table-row>
        <table:table-row table:style-name="ro1">
          <table:table-cell office:value-type="float" office:value="-0.394233852625" calcext:value-type="float">
            <text:p>-0.3942338526</text:p>
          </table:table-cell>
          <table:table-cell office:value-type="float" office:value="-0.843422532082" calcext:value-type="float">
            <text:p>-0.8434225321</text:p>
          </table:table-cell>
          <table:table-cell office:value-type="float" office:value="0.440943858624" calcext:value-type="float">
            <text:p>0.4409438586</text:p>
          </table:table-cell>
          <table:table-cell office:value-type="float" office:value="-0.842531681061" calcext:value-type="float">
            <text:p>-0.8425316811</text:p>
          </table:table-cell>
        </table:table-row>
        <table:table-row table:style-name="ro1">
          <table:table-cell office:value-type="float" office:value="-0.393156707287" calcext:value-type="float">
            <text:p>-0.3931567073</text:p>
          </table:table-cell>
          <table:table-cell office:value-type="float" office:value="-0.844085335732" calcext:value-type="float">
            <text:p>-0.8440853357</text:p>
          </table:table-cell>
          <table:table-cell office:value-type="float" office:value="0.439550659657" calcext:value-type="float">
            <text:p>0.4395506597</text:p>
          </table:table-cell>
          <table:table-cell office:value-type="float" office:value="-0.83945864439" calcext:value-type="float">
            <text:p>-0.8394586444</text:p>
          </table:table-cell>
        </table:table-row>
        <table:table-row table:style-name="ro1">
          <table:table-cell office:value-type="float" office:value="-0.393332958221" calcext:value-type="float">
            <text:p>-0.3933329582</text:p>
          </table:table-cell>
          <table:table-cell office:value-type="float" office:value="-0.84444051981" calcext:value-type="float">
            <text:p>-0.8444405198</text:p>
          </table:table-cell>
          <table:table-cell office:value-type="float" office:value="0.43888058424" calcext:value-type="float">
            <text:p>0.4388805842</text:p>
          </table:table-cell>
          <table:table-cell office:value-type="float" office:value="-0.83791834116" calcext:value-type="float">
            <text:p>-0.8379183412</text:p>
          </table:table-cell>
        </table:table-row>
        <table:table-row table:style-name="ro1">
          <table:table-cell office:value-type="float" office:value="-0.395657509565" calcext:value-type="float">
            <text:p>-0.3956575096</text:p>
          </table:table-cell>
          <table:table-cell office:value-type="float" office:value="-0.844992399216" calcext:value-type="float">
            <text:p>-0.8449923992</text:p>
          </table:table-cell>
          <table:table-cell office:value-type="float" office:value="0.438464454412" calcext:value-type="float">
            <text:p>0.4384644544</text:p>
          </table:table-cell>
          <table:table-cell office:value-type="float" office:value="-0.836970210075" calcext:value-type="float">
            <text:p>-0.8369702101</text:p>
          </table:table-cell>
        </table:table-row>
        <table:table-row table:style-name="ro1">
          <table:table-cell office:value-type="float" office:value="-0.399286568165" calcext:value-type="float">
            <text:p>-0.3992865682</text:p>
          </table:table-cell>
          <table:table-cell office:value-type="float" office:value="-0.844465911388" calcext:value-type="float">
            <text:p>-0.8444659114</text:p>
          </table:table-cell>
          <table:table-cell office:value-type="float" office:value="0.438135824203" calcext:value-type="float">
            <text:p>0.4381358242</text:p>
          </table:table-cell>
          <table:table-cell office:value-type="float" office:value="-0.836112260818" calcext:value-type="float">
            <text:p>-0.8361122608</text:p>
          </table:table-cell>
        </table:table-row>
        <table:table-row table:style-name="ro1">
          <table:table-cell office:value-type="float" office:value="-0.401836007833" calcext:value-type="float">
            <text:p>-0.4018360078</text:p>
          </table:table-cell>
          <table:table-cell office:value-type="float" office:value="-0.843090593815" calcext:value-type="float">
            <text:p>-0.8430905938</text:p>
          </table:table-cell>
          <table:table-cell office:value-type="float" office:value="0.439036927223" calcext:value-type="float">
            <text:p>0.4390369272</text:p>
          </table:table-cell>
          <table:table-cell office:value-type="float" office:value="-0.83828574419" calcext:value-type="float">
            <text:p>-0.8382857442</text:p>
          </table:table-cell>
        </table:table-row>
        <table:table-row table:style-name="ro1">
          <table:table-cell office:value-type="float" office:value="-0.403474777937" calcext:value-type="float">
            <text:p>-0.4034747779</text:p>
          </table:table-cell>
          <table:table-cell office:value-type="float" office:value="-0.843430519104" calcext:value-type="float">
            <text:p>-0.8434305191</text:p>
          </table:table-cell>
          <table:table-cell office:value-type="float" office:value="0.438971213102" calcext:value-type="float">
            <text:p>0.4389712131</text:p>
          </table:table-cell>
          <table:table-cell office:value-type="float" office:value="-0.837972521782" calcext:value-type="float">
            <text:p>-0.8379725218</text:p>
          </table:table-cell>
        </table:table-row>
        <table:table-row table:style-name="ro1">
          <table:table-cell office:value-type="float" office:value="-0.402039408684" calcext:value-type="float">
            <text:p>-0.4020394087</text:p>
          </table:table-cell>
          <table:table-cell office:value-type="float" office:value="-0.84334975481" calcext:value-type="float">
            <text:p>-0.8433497548</text:p>
          </table:table-cell>
          <table:table-cell office:value-type="float" office:value="0.439237020016" calcext:value-type="float">
            <text:p>0.43923702</text:p>
          </table:table-cell>
          <table:table-cell office:value-type="float" office:value="-0.838813722134" calcext:value-type="float">
            <text:p>-0.8388137221</text:p>
          </table:table-cell>
        </table:table-row>
        <table:table-row table:style-name="ro1">
          <table:table-cell office:value-type="float" office:value="-0.399652630091" calcext:value-type="float">
            <text:p>-0.3996526301</text:p>
          </table:table-cell>
          <table:table-cell office:value-type="float" office:value="-0.841216385365" calcext:value-type="float">
            <text:p>-0.8412163854</text:p>
          </table:table-cell>
          <table:table-cell office:value-type="float" office:value="0.438897422552" calcext:value-type="float">
            <text:p>0.4388974226</text:p>
          </table:table-cell>
          <table:table-cell office:value-type="float" office:value="-0.838357329369" calcext:value-type="float">
            <text:p>-0.8383573294</text:p>
          </table:table-cell>
        </table:table-row>
        <table:table-row table:style-name="ro1">
          <table:table-cell office:value-type="float" office:value="-0.396610498428" calcext:value-type="float">
            <text:p>-0.3966104984</text:p>
          </table:table-cell>
          <table:table-cell office:value-type="float" office:value="-0.841234326363" calcext:value-type="float">
            <text:p>-0.8412343264</text:p>
          </table:table-cell>
          <table:table-cell office:value-type="float" office:value="0.439096710682" calcext:value-type="float">
            <text:p>0.4390967107</text:p>
          </table:table-cell>
          <table:table-cell office:value-type="float" office:value="-0.838603556156" calcext:value-type="float">
            <text:p>-0.8386035562</text:p>
          </table:table-cell>
        </table:table-row>
        <table:table-row table:style-name="ro1">
          <table:table-cell office:value-type="float" office:value="-0.39369687438" calcext:value-type="float">
            <text:p>-0.3936968744</text:p>
          </table:table-cell>
          <table:table-cell office:value-type="float" office:value="-0.842652082443" calcext:value-type="float">
            <text:p>-0.8426520824</text:p>
          </table:table-cell>
          <table:table-cell office:value-type="float" office:value="0.43938105464" calcext:value-type="float">
            <text:p>0.4393810546</text:p>
          </table:table-cell>
          <table:table-cell office:value-type="float" office:value="-0.839131057262" calcext:value-type="float">
            <text:p>-0.8391310573</text:p>
          </table:table-cell>
        </table:table-row>
        <table:table-row table:style-name="ro1">
          <table:table-cell office:value-type="float" office:value="-0.393606543541" calcext:value-type="float">
            <text:p>-0.3936065435</text:p>
          </table:table-cell>
          <table:table-cell office:value-type="float" office:value="-0.843322515488" calcext:value-type="float">
            <text:p>-0.8433225155</text:p>
          </table:table-cell>
          <table:table-cell office:value-type="float" office:value="0.438955447674" calcext:value-type="float">
            <text:p>0.4389554477</text:p>
          </table:table-cell>
          <table:table-cell office:value-type="float" office:value="-0.838089883327" calcext:value-type="float">
            <text:p>-0.8380898833</text:p>
          </table:table-cell>
        </table:table-row>
        <table:table-row table:style-name="ro1">
          <table:table-cell office:value-type="float" office:value="-0.393863469362" calcext:value-type="float">
            <text:p>-0.3938634694</text:p>
          </table:table-cell>
          <table:table-cell office:value-type="float" office:value="-0.843795537949" calcext:value-type="float">
            <text:p>-0.8437955379</text:p>
          </table:table-cell>
          <table:table-cell office:value-type="float" office:value="0.438620618582" calcext:value-type="float">
            <text:p>0.4386206186</text:p>
          </table:table-cell>
          <table:table-cell office:value-type="float" office:value="-0.837130188942" calcext:value-type="float">
            <text:p>-0.8371301889</text:p>
          </table:table-cell>
        </table:table-row>
        <table:table-row table:style-name="ro1">
          <table:table-cell office:value-type="float" office:value="-0.393575400114" calcext:value-type="float">
            <text:p>-0.3935754001</text:p>
          </table:table-cell>
          <table:table-cell office:value-type="float" office:value="-0.843510091305" calcext:value-type="float">
            <text:p>-0.8435100913</text:p>
          </table:table-cell>
          <table:table-cell office:value-type="float" office:value="0.43934114933" calcext:value-type="float">
            <text:p>0.4393411493</text:p>
          </table:table-cell>
          <table:table-cell office:value-type="float" office:value="-0.838734507561" calcext:value-type="float">
            <text:p>-0.8387345076</text:p>
          </table:table-cell>
        </table:table-row>
        <table:table-row table:style-name="ro1">
          <table:table-cell office:value-type="float" office:value="-0.39200052619" calcext:value-type="float">
            <text:p>-0.3920005262</text:p>
          </table:table-cell>
          <table:table-cell office:value-type="float" office:value="-0.844140231609" calcext:value-type="float">
            <text:p>-0.8441402316</text:p>
          </table:table-cell>
          <table:table-cell office:value-type="float" office:value="0.438908836842" calcext:value-type="float">
            <text:p>0.4389088368</text:p>
          </table:table-cell>
          <table:table-cell office:value-type="float" office:value="-0.83856511116" calcext:value-type="float">
            <text:p>-0.8385651112</text:p>
          </table:table-cell>
        </table:table-row>
        <table:table-row table:style-name="ro1">
          <table:table-cell office:value-type="float" office:value="-0.389720618725" calcext:value-type="float">
            <text:p>-0.3897206187</text:p>
          </table:table-cell>
          <table:table-cell office:value-type="float" office:value="-0.844096004963" calcext:value-type="float">
            <text:p>-0.844096005</text:p>
          </table:table-cell>
          <table:table-cell office:value-type="float" office:value="0.438586375713" calcext:value-type="float">
            <text:p>0.4385863757</text:p>
          </table:table-cell>
          <table:table-cell office:value-type="float" office:value="-0.838212251663" calcext:value-type="float">
            <text:p>-0.8382122517</text:p>
          </table:table-cell>
        </table:table-row>
        <table:table-row table:style-name="ro1">
          <table:table-cell office:value-type="float" office:value="-0.387453079224" calcext:value-type="float">
            <text:p>-0.3874530792</text:p>
          </table:table-cell>
          <table:table-cell office:value-type="float" office:value="-0.844212889671" calcext:value-type="float">
            <text:p>-0.8442128897</text:p>
          </table:table-cell>
          <table:table-cell office:value-type="float" office:value="0.439215413332" calcext:value-type="float">
            <text:p>0.4392154133</text:p>
          </table:table-cell>
          <table:table-cell office:value-type="float" office:value="-0.839397370815" calcext:value-type="float">
            <text:p>-0.8393973708</text:p>
          </table:table-cell>
        </table:table-row>
        <table:table-row table:style-name="ro1">
          <table:table-cell office:value-type="float" office:value="-0.386490106583" calcext:value-type="float">
            <text:p>-0.3864901066</text:p>
          </table:table-cell>
          <table:table-cell office:value-type="float" office:value="-0.843802988529" calcext:value-type="float">
            <text:p>-0.8438029885</text:p>
          </table:table-cell>
          <table:table-cell office:value-type="float" office:value="0.439042410851" calcext:value-type="float">
            <text:p>0.4390424109</text:p>
          </table:table-cell>
          <table:table-cell office:value-type="float" office:value="-0.840243339539" calcext:value-type="float">
            <text:p>-0.8402433395</text:p>
          </table:table-cell>
        </table:table-row>
        <table:table-row table:style-name="ro1">
          <table:table-cell office:value-type="float" office:value="-0.386911600828" calcext:value-type="float">
            <text:p>-0.3869116008</text:p>
          </table:table-cell>
          <table:table-cell office:value-type="float" office:value="-0.842867314816" calcext:value-type="float">
            <text:p>-0.8428673148</text:p>
          </table:table-cell>
          <table:table-cell office:value-type="float" office:value="0.438941112757" calcext:value-type="float">
            <text:p>0.4389411128</text:p>
          </table:table-cell>
          <table:table-cell office:value-type="float" office:value="-0.839970707893" calcext:value-type="float">
            <text:p>-0.8399707079</text:p>
          </table:table-cell>
        </table:table-row>
        <table:table-row table:style-name="ro1">
          <table:table-cell office:value-type="float" office:value="-0.387828350067" calcext:value-type="float">
            <text:p>-0.3878283501</text:p>
          </table:table-cell>
          <table:table-cell office:value-type="float" office:value="-0.843050658703" calcext:value-type="float">
            <text:p>-0.8430506587</text:p>
          </table:table-cell>
          <table:table-cell office:value-type="float" office:value="0.43908359766" calcext:value-type="float">
            <text:p>0.4390835977</text:p>
          </table:table-cell>
          <table:table-cell office:value-type="float" office:value="-0.840008616447" calcext:value-type="float">
            <text:p>-0.8400086164</text:p>
          </table:table-cell>
        </table:table-row>
        <table:table-row table:style-name="ro1">
          <table:table-cell office:value-type="float" office:value="-0.38934391737" calcext:value-type="float">
            <text:p>-0.3893439174</text:p>
          </table:table-cell>
          <table:table-cell office:value-type="float" office:value="-0.84214758873" calcext:value-type="float">
            <text:p>-0.8421475887</text:p>
          </table:table-cell>
          <table:table-cell office:value-type="float" office:value="0.438444933891" calcext:value-type="float">
            <text:p>0.4384449339</text:p>
          </table:table-cell>
          <table:table-cell office:value-type="float" office:value="-0.83788973093" calcext:value-type="float">
            <text:p>-0.8378897309</text:p>
          </table:table-cell>
        </table:table-row>
        <table:table-row table:style-name="ro1">
          <table:table-cell office:value-type="float" office:value="-0.389995008707" calcext:value-type="float">
            <text:p>-0.3899950087</text:p>
          </table:table-cell>
          <table:table-cell office:value-type="float" office:value="-0.843531131744" calcext:value-type="float">
            <text:p>-0.8435311317</text:p>
          </table:table-cell>
          <table:table-cell office:value-type="float" office:value="0.439168713093" calcext:value-type="float">
            <text:p>0.4391687131</text:p>
          </table:table-cell>
          <table:table-cell office:value-type="float" office:value="-0.839524507523" calcext:value-type="float">
            <text:p>-0.8395245075</text:p>
          </table:table-cell>
        </table:table-row>
        <table:table-row table:style-name="ro1">
          <table:table-cell office:value-type="float" office:value="-0.39072522521" calcext:value-type="float">
            <text:p>-0.3907252252</text:p>
          </table:table-cell>
          <table:table-cell office:value-type="float" office:value="-0.843778073788" calcext:value-type="float">
            <text:p>-0.8437780738</text:p>
          </table:table-cell>
          <table:table-cell office:value-type="float" office:value="0.439026228189" calcext:value-type="float">
            <text:p>0.4390262282</text:p>
          </table:table-cell>
          <table:table-cell office:value-type="float" office:value="-0.839332520962" calcext:value-type="float">
            <text:p>-0.839332521</text:p>
          </table:table-cell>
        </table:table-row>
        <table:table-row table:style-name="ro1">
          <table:table-cell office:value-type="float" office:value="-0.390198171139" calcext:value-type="float">
            <text:p>-0.3901981711</text:p>
          </table:table-cell>
          <table:table-cell office:value-type="float" office:value="-0.84394288063" calcext:value-type="float">
            <text:p>-0.8439428806</text:p>
          </table:table-cell>
          <table:table-cell office:value-type="float" office:value="0.440986624956" calcext:value-type="float">
            <text:p>0.440986625</text:p>
          </table:table-cell>
          <table:table-cell office:value-type="float" office:value="-0.843196511269" calcext:value-type="float">
            <text:p>-0.8431965113</text:p>
          </table:table-cell>
        </table:table-row>
        <table:table-row table:style-name="ro1">
          <table:table-cell office:value-type="float" office:value="-0.390115827322" calcext:value-type="float">
            <text:p>-0.3901158273</text:p>
          </table:table-cell>
          <table:table-cell office:value-type="float" office:value="-0.843659937382" calcext:value-type="float">
            <text:p>-0.8436599374</text:p>
          </table:table-cell>
          <table:table-cell office:value-type="float" office:value="0.439987949133" calcext:value-type="float">
            <text:p>0.4399879491</text:p>
          </table:table-cell>
          <table:table-cell office:value-type="float" office:value="-0.841608643532" calcext:value-type="float">
            <text:p>-0.8416086435</text:p>
          </table:table-cell>
        </table:table-row>
        <table:table-row table:style-name="ro1">
          <table:table-cell office:value-type="float" office:value="-0.388747096062" calcext:value-type="float">
            <text:p>-0.3887470961</text:p>
          </table:table-cell>
          <table:table-cell office:value-type="float" office:value="-0.843976557255" calcext:value-type="float">
            <text:p>-0.8439765573</text:p>
          </table:table-cell>
          <table:table-cell office:value-type="float" office:value="0.440712741613" calcext:value-type="float">
            <text:p>0.4407127416</text:p>
          </table:table-cell>
          <table:table-cell office:value-type="float" office:value="-0.842330276966" calcext:value-type="float">
            <text:p>-0.842330277</text:p>
          </table:table-cell>
        </table:table-row>
        <table:table-row table:style-name="ro1">
          <table:table-cell office:value-type="float" office:value="-0.389110922813" calcext:value-type="float">
            <text:p>-0.3891109228</text:p>
          </table:table-cell>
          <table:table-cell office:value-type="float" office:value="-0.84391862154" calcext:value-type="float">
            <text:p>-0.8439186215</text:p>
          </table:table-cell>
          <table:table-cell office:value-type="float" office:value="0.439934096336" calcext:value-type="float">
            <text:p>0.4399340963</text:p>
          </table:table-cell>
          <table:table-cell office:value-type="float" office:value="-0.83979588747" calcext:value-type="float">
            <text:p>-0.8397958875</text:p>
          </table:table-cell>
        </table:table-row>
        <table:table-row table:style-name="ro1">
          <table:table-cell office:value-type="float" office:value="-0.389992386103" calcext:value-type="float">
            <text:p>-0.3899923861</text:p>
          </table:table-cell>
          <table:table-cell office:value-type="float" office:value="-0.843594312668" calcext:value-type="float">
            <text:p>-0.8435943127</text:p>
          </table:table-cell>
          <table:table-cell office:value-type="float" office:value="0.440113297701" calcext:value-type="float">
            <text:p>0.4401132977</text:p>
          </table:table-cell>
          <table:table-cell office:value-type="float" office:value="-0.840366542339" calcext:value-type="float">
            <text:p>-0.8403665423</text:p>
          </table:table-cell>
        </table:table-row>
        <table:table-row table:style-name="ro1">
          <table:table-cell office:value-type="float" office:value="-0.390965342522" calcext:value-type="float">
            <text:p>-0.3909653425</text:p>
          </table:table-cell>
          <table:table-cell office:value-type="float" office:value="-0.844344437122" calcext:value-type="float">
            <text:p>-0.8443444371</text:p>
          </table:table-cell>
          <table:table-cell office:value-type="float" office:value="0.440752468109" calcext:value-type="float">
            <text:p>0.4407524681</text:p>
          </table:table-cell>
          <table:table-cell office:value-type="float" office:value="-0.840658724308" calcext:value-type="float">
            <text:p>-0.8406587243</text:p>
          </table:table-cell>
        </table:table-row>
        <table:table-row table:style-name="ro1">
          <table:table-cell office:value-type="float" office:value="-0.391458451748" calcext:value-type="float">
            <text:p>-0.3914584517</text:p>
          </table:table-cell>
          <table:table-cell office:value-type="float" office:value="-0.844495475292" calcext:value-type="float">
            <text:p>-0.8444954753</text:p>
          </table:table-cell>
          <table:table-cell office:value-type="float" office:value="0.440392158031" calcext:value-type="float">
            <text:p>0.440392158</text:p>
          </table:table-cell>
          <table:table-cell office:value-type="float" office:value="-0.842063546181" calcext:value-type="float">
            <text:p>-0.8420635462</text:p>
          </table:table-cell>
        </table:table-row>
        <table:table-row table:style-name="ro1">
          <table:table-cell office:value-type="float" office:value="-0.392511993647" calcext:value-type="float">
            <text:p>-0.3925119936</text:p>
          </table:table-cell>
          <table:table-cell office:value-type="float" office:value="-0.84429782629" calcext:value-type="float">
            <text:p>-0.8442978263</text:p>
          </table:table-cell>
          <table:table-cell office:value-type="float" office:value="0.439662537575" calcext:value-type="float">
            <text:p>0.4396625376</text:p>
          </table:table-cell>
          <table:table-cell office:value-type="float" office:value="-0.842640995979" calcext:value-type="float">
            <text:p>-0.842640996</text:p>
          </table:table-cell>
        </table:table-row>
        <table:table-row table:style-name="ro1">
          <table:table-cell office:value-type="float" office:value="-0.393812865019" calcext:value-type="float">
            <text:p>-0.393812865</text:p>
          </table:table-cell>
          <table:table-cell office:value-type="float" office:value="-0.844040155411" calcext:value-type="float">
            <text:p>-0.8440401554</text:p>
          </table:table-cell>
          <table:table-cell office:value-type="float" office:value="0.439689508677" calcext:value-type="float">
            <text:p>0.4396895087</text:p>
          </table:table-cell>
          <table:table-cell office:value-type="float" office:value="-0.843183577061" calcext:value-type="float">
            <text:p>-0.8431835771</text:p>
          </table:table-cell>
        </table:table-row>
        <table:table-row table:style-name="ro1">
          <table:table-cell office:value-type="float" office:value="-0.394473403692" calcext:value-type="float">
            <text:p>-0.3944734037</text:p>
          </table:table-cell>
          <table:table-cell office:value-type="float" office:value="-0.843434751034" calcext:value-type="float">
            <text:p>-0.843434751</text:p>
          </table:table-cell>
          <table:table-cell office:value-type="float" office:value="0.439945093393" calcext:value-type="float">
            <text:p>0.4399450934</text:p>
          </table:table-cell>
          <table:table-cell office:value-type="float" office:value="-0.843236625195" calcext:value-type="float">
            <text:p>-0.8432366252</text:p>
          </table:table-cell>
        </table:table-row>
        <table:table-row table:style-name="ro1">
          <table:table-cell office:value-type="float" office:value="-0.394309490919" calcext:value-type="float">
            <text:p>-0.3943094909</text:p>
          </table:table-cell>
          <table:table-cell office:value-type="float" office:value="-0.843824267387" calcext:value-type="float">
            <text:p>-0.8438242674</text:p>
          </table:table-cell>
          <table:table-cell office:value-type="float" office:value="0.439706496" calcext:value-type="float">
            <text:p>0.439706496</text:p>
          </table:table-cell>
          <table:table-cell office:value-type="float" office:value="-0.840818822384" calcext:value-type="float">
            <text:p>-0.8408188224</text:p>
          </table:table-cell>
        </table:table-row>
        <table:table-row table:style-name="ro1">
          <table:table-cell office:value-type="float" office:value="-0.394509583712" calcext:value-type="float">
            <text:p>-0.3945095837</text:p>
          </table:table-cell>
          <table:table-cell office:value-type="float" office:value="-0.843335986137" calcext:value-type="float">
            <text:p>-0.8433359861</text:p>
          </table:table-cell>
          <table:table-cell office:value-type="float" office:value="0.440127215385" calcext:value-type="float">
            <text:p>0.4401272154</text:p>
          </table:table-cell>
          <table:table-cell office:value-type="float" office:value="-0.842414677143" calcext:value-type="float">
            <text:p>-0.8424146771</text:p>
          </table:table-cell>
        </table:table-row>
        <table:table-row table:style-name="ro1">
          <table:table-cell office:value-type="float" office:value="-0.395452439785" calcext:value-type="float">
            <text:p>-0.3954524398</text:p>
          </table:table-cell>
          <table:table-cell office:value-type="float" office:value="-0.843506157398" calcext:value-type="float">
            <text:p>-0.8435061574</text:p>
          </table:table-cell>
          <table:table-cell office:value-type="float" office:value="0.440238586664" calcext:value-type="float">
            <text:p>0.4402385867</text:p>
          </table:table-cell>
          <table:table-cell office:value-type="float" office:value="-0.843127608299" calcext:value-type="float">
            <text:p>-0.8431276083</text:p>
          </table:table-cell>
        </table:table-row>
        <table:table-row table:style-name="ro1">
          <table:table-cell office:value-type="float" office:value="-0.397399365902" calcext:value-type="float">
            <text:p>-0.3973993659</text:p>
          </table:table-cell>
          <table:table-cell office:value-type="float" office:value="-0.842675089836" calcext:value-type="float">
            <text:p>-0.8426750898</text:p>
          </table:table-cell>
          <table:table-cell office:value-type="float" office:value="0.440766147375" calcext:value-type="float">
            <text:p>0.4407661474</text:p>
          </table:table-cell>
          <table:table-cell office:value-type="float" office:value="-0.843422532082" calcext:value-type="float">
            <text:p>-0.8434225321</text:p>
          </table:table-cell>
        </table:table-row>
        <table:table-row table:style-name="ro1">
          <table:table-cell office:value-type="float" office:value="-0.398347496986" calcext:value-type="float">
            <text:p>-0.398347497</text:p>
          </table:table-cell>
          <table:table-cell office:value-type="float" office:value="-0.842430591583" calcext:value-type="float">
            <text:p>-0.8424305916</text:p>
          </table:table-cell>
          <table:table-cell office:value-type="float" office:value="0.441843292713" calcext:value-type="float">
            <text:p>0.4418432927</text:p>
          </table:table-cell>
          <table:table-cell office:value-type="float" office:value="-0.844085335732" calcext:value-type="float">
            <text:p>-0.8440853357</text:p>
          </table:table-cell>
        </table:table-row>
        <table:table-row table:style-name="ro1">
          <table:table-cell office:value-type="float" office:value="-0.398568660021" calcext:value-type="float">
            <text:p>-0.39856866</text:p>
          </table:table-cell>
          <table:table-cell office:value-type="float" office:value="-0.841089189053" calcext:value-type="float">
            <text:p>-0.8410891891</text:p>
          </table:table-cell>
          <table:table-cell office:value-type="float" office:value="0.441667041779" calcext:value-type="float">
            <text:p>0.4416670418</text:p>
          </table:table-cell>
          <table:table-cell office:value-type="float" office:value="-0.84444051981" calcext:value-type="float">
            <text:p>-0.8444405198</text:p>
          </table:table-cell>
        </table:table-row>
        <table:table-row table:style-name="ro1">
          <table:table-cell office:value-type="float" office:value="-0.398038625717" calcext:value-type="float">
            <text:p>-0.3980386257</text:p>
          </table:table-cell>
          <table:table-cell office:value-type="float" office:value="-0.839479207993" calcext:value-type="float">
            <text:p>-0.839479208</text:p>
          </table:table-cell>
          <table:table-cell office:value-type="float" office:value="0.439342490435" calcext:value-type="float">
            <text:p>0.4393424904</text:p>
          </table:table-cell>
          <table:table-cell office:value-type="float" office:value="-0.844992399216" calcext:value-type="float">
            <text:p>-0.8449923992</text:p>
          </table:table-cell>
        </table:table-row>
        <table:table-row table:style-name="ro1">
          <table:table-cell office:value-type="float" office:value="-0.396508842707" calcext:value-type="float">
            <text:p>-0.3965088427</text:p>
          </table:table-cell>
          <table:table-cell office:value-type="float" office:value="-0.839401423931" calcext:value-type="float">
            <text:p>-0.8394014239</text:p>
          </table:table-cell>
          <table:table-cell office:value-type="float" office:value="0.435713431835" calcext:value-type="float">
            <text:p>0.4357134318</text:p>
          </table:table-cell>
          <table:table-cell office:value-type="float" office:value="-0.844465911388" calcext:value-type="float">
            <text:p>-0.8444659114</text:p>
          </table:table-cell>
        </table:table-row>
        <table:table-row table:style-name="ro1">
          <table:table-cell office:value-type="float" office:value="-0.395737439394" calcext:value-type="float">
            <text:p>-0.3957374394</text:p>
          </table:table-cell>
          <table:table-cell office:value-type="float" office:value="-0.839471697807" calcext:value-type="float">
            <text:p>-0.8394716978</text:p>
          </table:table-cell>
          <table:table-cell office:value-type="float" office:value="0.433163992167" calcext:value-type="float">
            <text:p>0.4331639922</text:p>
          </table:table-cell>
          <table:table-cell office:value-type="float" office:value="-0.843090593815" calcext:value-type="float">
            <text:p>-0.8430905938</text:p>
          </table:table-cell>
        </table:table-row>
        <table:table-row table:style-name="ro1">
          <table:table-cell office:value-type="float" office:value="-0.395538806915" calcext:value-type="float">
            <text:p>-0.3955388069</text:p>
          </table:table-cell>
          <table:table-cell office:value-type="float" office:value="-0.840926885605" calcext:value-type="float">
            <text:p>-0.8409268856</text:p>
          </table:table-cell>
          <table:table-cell office:value-type="float" office:value="0.431525222063" calcext:value-type="float">
            <text:p>0.4315252221</text:p>
          </table:table-cell>
          <table:table-cell office:value-type="float" office:value="-0.843430519104" calcext:value-type="float">
            <text:p>-0.8434305191</text:p>
          </table:table-cell>
        </table:table-row>
        <table:table-row table:style-name="ro1">
          <table:table-cell office:value-type="float" office:value="-0.396765440702" calcext:value-type="float">
            <text:p>-0.3967654407</text:p>
          </table:table-cell>
          <table:table-cell office:value-type="float" office:value="-0.83878839016" calcext:value-type="float">
            <text:p>-0.8387883902</text:p>
          </table:table-cell>
          <table:table-cell office:value-type="float" office:value="0.432960591316" calcext:value-type="float">
            <text:p>0.4329605913</text:p>
          </table:table-cell>
          <table:table-cell office:value-type="float" office:value="-0.84334975481" calcext:value-type="float">
            <text:p>-0.8433497548</text:p>
          </table:table-cell>
        </table:table-row>
        <table:table-row table:style-name="ro1">
          <table:table-cell office:value-type="float" office:value="-0.397104382515" calcext:value-type="float">
            <text:p>-0.3971043825</text:p>
          </table:table-cell>
          <table:table-cell office:value-type="float" office:value="-0.839328229427" calcext:value-type="float">
            <text:p>-0.8393282294</text:p>
          </table:table-cell>
          <table:table-cell office:value-type="float" office:value="0.435347369909" calcext:value-type="float">
            <text:p>0.4353473699</text:p>
          </table:table-cell>
          <table:table-cell office:value-type="float" office:value="-0.841216385365" calcext:value-type="float">
            <text:p>-0.8412163854</text:p>
          </table:table-cell>
        </table:table-row>
        <table:table-row table:style-name="ro1">
          <table:table-cell office:value-type="float" office:value="-0.397268950939" calcext:value-type="float">
            <text:p>-0.3972689509</text:p>
          </table:table-cell>
          <table:table-cell office:value-type="float" office:value="-0.839829266071" calcext:value-type="float">
            <text:p>-0.8398292661</text:p>
          </table:table-cell>
          <table:table-cell office:value-type="float" office:value="0.438389501572" calcext:value-type="float">
            <text:p>0.4383895016</text:p>
          </table:table-cell>
          <table:table-cell office:value-type="float" office:value="-0.841234326363" calcext:value-type="float">
            <text:p>-0.8412343264</text:p>
          </table:table-cell>
        </table:table-row>
        <table:table-row table:style-name="ro1">
          <table:table-cell office:value-type="float" office:value="-0.397141396999" calcext:value-type="float">
            <text:p>-0.397141397</text:p>
          </table:table-cell>
          <table:table-cell office:value-type="float" office:value="-0.839814603329" calcext:value-type="float">
            <text:p>-0.8398146033</text:p>
          </table:table-cell>
          <table:table-cell office:value-type="float" office:value="0.44130312562" calcext:value-type="float">
            <text:p>0.4413031256</text:p>
          </table:table-cell>
          <table:table-cell office:value-type="float" office:value="-0.842652082443" calcext:value-type="float">
            <text:p>-0.8426520824</text:p>
          </table:table-cell>
        </table:table-row>
        <table:table-row table:style-name="ro1">
          <table:table-cell office:value-type="float" office:value="-0.396931260824" calcext:value-type="float">
            <text:p>-0.3969312608</text:p>
          </table:table-cell>
          <table:table-cell office:value-type="float" office:value="-0.839592158794" calcext:value-type="float">
            <text:p>-0.8395921588</text:p>
          </table:table-cell>
          <table:table-cell office:value-type="float" office:value="0.441393456459" calcext:value-type="float">
            <text:p>0.4413934565</text:p>
          </table:table-cell>
          <table:table-cell office:value-type="float" office:value="-0.843322515488" calcext:value-type="float">
            <text:p>-0.8433225155</text:p>
          </table:table-cell>
        </table:table-row>
        <table:table-row table:style-name="ro1">
          <table:table-cell office:value-type="float" office:value="-0.395932346582" calcext:value-type="float">
            <text:p>-0.3959323466</text:p>
          </table:table-cell>
          <table:table-cell office:value-type="float" office:value="-0.841401278973" calcext:value-type="float">
            <text:p>-0.841401279</text:p>
          </table:table-cell>
          <table:table-cell office:value-type="float" office:value="0.441136530638" calcext:value-type="float">
            <text:p>0.4411365306</text:p>
          </table:table-cell>
          <table:table-cell office:value-type="float" office:value="-0.843795537949" calcext:value-type="float">
            <text:p>-0.8437955379</text:p>
          </table:table-cell>
        </table:table-row>
        <table:table-row table:style-name="ro1">
          <table:table-cell office:value-type="float" office:value="-0.396330624819" calcext:value-type="float">
            <text:p>-0.3963306248</text:p>
          </table:table-cell>
          <table:table-cell office:value-type="float" office:value="-0.840075552464" calcext:value-type="float">
            <text:p>-0.8400755525</text:p>
          </table:table-cell>
          <table:table-cell office:value-type="float" office:value="0.441424599886" calcext:value-type="float">
            <text:p>0.4414245999</text:p>
          </table:table-cell>
          <table:table-cell office:value-type="float" office:value="-0.843510091305" calcext:value-type="float">
            <text:p>-0.8435100913</text:p>
          </table:table-cell>
        </table:table-row>
        <table:table-row table:style-name="ro1">
          <table:table-cell office:value-type="float" office:value="-0.395426690578" calcext:value-type="float">
            <text:p>-0.3954266906</text:p>
          </table:table-cell>
          <table:table-cell office:value-type="float" office:value="-0.842094957829" calcext:value-type="float">
            <text:p>-0.8420949578</text:p>
          </table:table-cell>
          <table:table-cell office:value-type="float" office:value="0.44299947381" calcext:value-type="float">
            <text:p>0.4429994738</text:p>
          </table:table-cell>
          <table:table-cell office:value-type="float" office:value="-0.844140231609" calcext:value-type="float">
            <text:p>-0.8441402316</text:p>
          </table:table-cell>
        </table:table-row>
        <table:table-row table:style-name="ro1">
          <table:table-cell office:value-type="float" office:value="-0.395961076021" calcext:value-type="float">
            <text:p>-0.395961076</text:p>
          </table:table-cell>
          <table:table-cell office:value-type="float" office:value="-0.841075360775" calcext:value-type="float">
            <text:p>-0.8410753608</text:p>
          </table:table-cell>
          <table:table-cell office:value-type="float" office:value="0.445279381275" calcext:value-type="float">
            <text:p>0.4452793813</text:p>
          </table:table-cell>
          <table:table-cell office:value-type="float" office:value="-0.844096004963" calcext:value-type="float">
            <text:p>-0.844096005</text:p>
          </table:table-cell>
        </table:table-row>
        <table:table-row table:style-name="ro1">
          <table:table-cell office:value-type="float" office:value="-0.396073460579" calcext:value-type="float">
            <text:p>-0.3960734606</text:p>
          </table:table-cell>
          <table:table-cell office:value-type="float" office:value="-0.841055393219" calcext:value-type="float">
            <text:p>-0.8410553932</text:p>
          </table:table-cell>
          <table:table-cell office:value-type="float" office:value="0.447546920776" calcext:value-type="float">
            <text:p>0.4475469208</text:p>
          </table:table-cell>
          <table:table-cell office:value-type="float" office:value="-0.844212889671" calcext:value-type="float">
            <text:p>-0.8442128897</text:p>
          </table:table-cell>
        </table:table-row>
        <table:table-row table:style-name="ro1">
          <table:table-cell office:value-type="float" office:value="-0.396744340658" calcext:value-type="float">
            <text:p>-0.3967443407</text:p>
          </table:table-cell>
          <table:table-cell office:value-type="float" office:value="-0.839607715607" calcext:value-type="float">
            <text:p>-0.8396077156</text:p>
          </table:table-cell>
          <table:table-cell office:value-type="float" office:value="0.448509893417" calcext:value-type="float">
            <text:p>0.4485098934</text:p>
          </table:table-cell>
          <table:table-cell office:value-type="float" office:value="-0.843802988529" calcext:value-type="float">
            <text:p>-0.8438029885</text:p>
          </table:table-cell>
        </table:table-row>
        <table:table-row table:style-name="ro1">
          <table:table-cell office:value-type="float" office:value="-0.397077530622" calcext:value-type="float">
            <text:p>-0.3970775306</text:p>
          </table:table-cell>
          <table:table-cell office:value-type="float" office:value="-0.838491439819" calcext:value-type="float">
            <text:p>-0.8384914398</text:p>
          </table:table-cell>
          <table:table-cell office:value-type="float" office:value="0.448088399172" calcext:value-type="float">
            <text:p>0.4480883992</text:p>
          </table:table-cell>
          <table:table-cell office:value-type="float" office:value="-0.842867314816" calcext:value-type="float">
            <text:p>-0.8428673148</text:p>
          </table:table-cell>
        </table:table-row>
        <table:table-row table:style-name="ro1">
          <table:table-cell office:value-type="float" office:value="-0.39668738842" calcext:value-type="float">
            <text:p>-0.3966873884</text:p>
          </table:table-cell>
          <table:table-cell office:value-type="float" office:value="-0.839400827885" calcext:value-type="float">
            <text:p>-0.8394008279</text:p>
          </table:table-cell>
          <table:table-cell office:value-type="float" office:value="0.447171649933" calcext:value-type="float">
            <text:p>0.4471716499</text:p>
          </table:table-cell>
          <table:table-cell office:value-type="float" office:value="-0.843050658703" calcext:value-type="float">
            <text:p>-0.8430506587</text:p>
          </table:table-cell>
        </table:table-row>
        <table:table-row table:style-name="ro1">
          <table:table-cell office:value-type="float" office:value="-0.39709508419" calcext:value-type="float">
            <text:p>-0.3970950842</text:p>
          </table:table-cell>
          <table:table-cell office:value-type="float" office:value="-0.838651001453" calcext:value-type="float">
            <text:p>-0.8386510015</text:p>
          </table:table-cell>
          <table:table-cell office:value-type="float" office:value="0.44565608263" calcext:value-type="float">
            <text:p>0.4456560826</text:p>
          </table:table-cell>
          <table:table-cell office:value-type="float" office:value="-0.84214758873" calcext:value-type="float">
            <text:p>-0.8421475887</text:p>
          </table:table-cell>
        </table:table-row>
        <table:table-row table:style-name="ro1">
          <table:table-cell office:value-type="float" office:value="-0.397162616253" calcext:value-type="float">
            <text:p>-0.3971626163</text:p>
          </table:table-cell>
          <table:table-cell office:value-type="float" office:value="-0.838724672794" calcext:value-type="float">
            <text:p>-0.8387246728</text:p>
          </table:table-cell>
          <table:table-cell office:value-type="float" office:value="0.445004991293" calcext:value-type="float">
            <text:p>0.4450049913</text:p>
          </table:table-cell>
          <table:table-cell office:value-type="float" office:value="-0.843531131744" calcext:value-type="float">
            <text:p>-0.8435311317</text:p>
          </table:table-cell>
        </table:table-row>
        <table:table-row table:style-name="ro1">
          <table:table-cell office:value-type="float" office:value="-0.396521121264" calcext:value-type="float">
            <text:p>-0.3965211213</text:p>
          </table:table-cell>
          <table:table-cell office:value-type="float" office:value="-0.838820457458" calcext:value-type="float">
            <text:p>-0.8388204575</text:p>
          </table:table-cell>
          <table:table-cell office:value-type="float" office:value="0.44427477479" calcext:value-type="float">
            <text:p>0.4442747748</text:p>
          </table:table-cell>
          <table:table-cell office:value-type="float" office:value="-0.843778073788" calcext:value-type="float">
            <text:p>-0.8437780738</text:p>
          </table:table-cell>
        </table:table-row>
        <table:table-row table:style-name="ro1">
          <table:table-cell office:value-type="float" office:value="-0.394440382719" calcext:value-type="float">
            <text:p>-0.3944403827</text:p>
          </table:table-cell>
          <table:table-cell office:value-type="float" office:value="-0.839156448841" calcext:value-type="float">
            <text:p>-0.8391564488</text:p>
          </table:table-cell>
          <table:table-cell office:value-type="float" office:value="0.444801828861" calcext:value-type="float">
            <text:p>0.4448018289</text:p>
          </table:table-cell>
          <table:table-cell office:value-type="float" office:value="-0.84394288063" calcext:value-type="float">
            <text:p>-0.8439428806</text:p>
          </table:table-cell>
        </table:table-row>
        <table:table-row table:style-name="ro1">
          <table:table-cell office:value-type="float" office:value="-0.390572935343" calcext:value-type="float">
            <text:p>-0.3905729353</text:p>
          </table:table-cell>
          <table:table-cell office:value-type="float" office:value="-0.840096831322" calcext:value-type="float">
            <text:p>-0.8400968313</text:p>
          </table:table-cell>
          <table:table-cell office:value-type="float" office:value="0.444884172678" calcext:value-type="float">
            <text:p>0.4448841727</text:p>
          </table:table-cell>
          <table:table-cell office:value-type="float" office:value="-0.843659937382" calcext:value-type="float">
            <text:p>-0.8436599374</text:p>
          </table:table-cell>
        </table:table-row>
        <table:table-row table:style-name="ro1">
          <table:table-cell office:value-type="float" office:value="-0.386449754238" calcext:value-type="float">
            <text:p>-0.3864497542</text:p>
          </table:table-cell>
          <table:table-cell office:value-type="float" office:value="-0.838473618031" calcext:value-type="float">
            <text:p>-0.838473618</text:p>
          </table:table-cell>
          <table:table-cell office:value-type="float" office:value="0.446252903938" calcext:value-type="float">
            <text:p>0.4462529039</text:p>
          </table:table-cell>
          <table:table-cell office:value-type="float" office:value="-0.843976557255" calcext:value-type="float">
            <text:p>-0.8439765573</text:p>
          </table:table-cell>
        </table:table-row>
        <table:table-row table:style-name="ro1">
          <table:table-cell office:value-type="float" office:value="-0.381929814816" calcext:value-type="float">
            <text:p>-0.3819298148</text:p>
          </table:table-cell>
          <table:table-cell office:value-type="float" office:value="-0.837698578835" calcext:value-type="float">
            <text:p>-0.8376985788</text:p>
          </table:table-cell>
          <table:table-cell office:value-type="float" office:value="0.445889077187" calcext:value-type="float">
            <text:p>0.4458890772</text:p>
          </table:table-cell>
          <table:table-cell office:value-type="float" office:value="-0.84391862154" calcext:value-type="float">
            <text:p>-0.8439186215</text:p>
          </table:table-cell>
        </table:table-row>
        <table:table-row table:style-name="ro1">
          <table:table-cell office:value-type="float" office:value="-0.376788467169" calcext:value-type="float">
            <text:p>-0.3767884672</text:p>
          </table:table-cell>
          <table:table-cell office:value-type="float" office:value="-0.838478565216" calcext:value-type="float">
            <text:p>-0.8384785652</text:p>
          </table:table-cell>
          <table:table-cell office:value-type="float" office:value="0.445007613897" calcext:value-type="float">
            <text:p>0.4450076139</text:p>
          </table:table-cell>
          <table:table-cell office:value-type="float" office:value="-0.843594312668" calcext:value-type="float">
            <text:p>-0.8435943127</text:p>
          </table:table-cell>
        </table:table-row>
        <table:table-row table:style-name="ro1">
          <table:table-cell office:value-type="float" office:value="-0.372392058372" calcext:value-type="float">
            <text:p>-0.3723920584</text:p>
          </table:table-cell>
          <table:table-cell office:value-type="float" office:value="-0.837052583694" calcext:value-type="float">
            <text:p>-0.8370525837</text:p>
          </table:table-cell>
          <table:table-cell office:value-type="float" office:value="0.444034657478" calcext:value-type="float">
            <text:p>0.4440346575</text:p>
          </table:table-cell>
          <table:table-cell office:value-type="float" office:value="-0.844344437122" calcext:value-type="float">
            <text:p>-0.8443444371</text:p>
          </table:table-cell>
        </table:table-row>
        <table:table-row table:style-name="ro1">
          <table:table-cell office:value-type="float" office:value="-0.368089526892" calcext:value-type="float">
            <text:p>-0.3680895269</text:p>
          </table:table-cell>
          <table:table-cell office:value-type="float" office:value="-0.836937427521" calcext:value-type="float">
            <text:p>-0.8369374275</text:p>
          </table:table-cell>
          <table:table-cell office:value-type="float" office:value="0.443541548252" calcext:value-type="float">
            <text:p>0.4435415483</text:p>
          </table:table-cell>
          <table:table-cell office:value-type="float" office:value="-0.844495475292" calcext:value-type="float">
            <text:p>-0.8444954753</text:p>
          </table:table-cell>
        </table:table-row>
        <table:table-row table:style-name="ro1">
          <table:table-cell office:value-type="float" office:value="-0.362756699324" calcext:value-type="float">
            <text:p>-0.3627566993</text:p>
          </table:table-cell>
          <table:table-cell office:value-type="float" office:value="-0.83886218071" calcext:value-type="float">
            <text:p>-0.8388621807</text:p>
          </table:table-cell>
          <table:table-cell office:value-type="float" office:value="0.442488006353" calcext:value-type="float">
            <text:p>0.4424880064</text:p>
          </table:table-cell>
          <table:table-cell office:value-type="float" office:value="-0.84429782629" calcext:value-type="float">
            <text:p>-0.8442978263</text:p>
          </table:table-cell>
        </table:table-row>
        <table:table-row table:style-name="ro1">
          <table:table-cell office:value-type="float" office:value="-0.35793581605" calcext:value-type="float">
            <text:p>-0.3579358161</text:p>
          </table:table-cell>
          <table:table-cell office:value-type="float" office:value="-0.839180231094" calcext:value-type="float">
            <text:p>-0.8391802311</text:p>
          </table:table-cell>
          <table:table-cell office:value-type="float" office:value="0.441187134981" calcext:value-type="float">
            <text:p>0.441187135</text:p>
          </table:table-cell>
          <table:table-cell office:value-type="float" office:value="-0.844040155411" calcext:value-type="float">
            <text:p>-0.8440401554</text:p>
          </table:table-cell>
        </table:table-row>
        <table:table-row table:style-name="ro1">
          <table:table-cell office:value-type="float" office:value="-0.352340042591" calcext:value-type="float">
            <text:p>-0.3523400426</text:p>
          </table:table-cell>
          <table:table-cell office:value-type="float" office:value="-0.83880507946" calcext:value-type="float">
            <text:p>-0.8388050795</text:p>
          </table:table-cell>
          <table:table-cell office:value-type="float" office:value="0.440526596308" calcext:value-type="float">
            <text:p>0.4405265963</text:p>
          </table:table-cell>
          <table:table-cell office:value-type="float" office:value="-0.843434751034" calcext:value-type="float">
            <text:p>-0.843434751</text:p>
          </table:table-cell>
        </table:table-row>
        <table:table-row table:style-name="ro1">
          <table:table-cell office:value-type="float" office:value="-0.346677094698" calcext:value-type="float">
            <text:p>-0.3466770947</text:p>
          </table:table-cell>
          <table:table-cell office:value-type="float" office:value="-0.839087963104" calcext:value-type="float">
            <text:p>-0.8390879631</text:p>
          </table:table-cell>
          <table:table-cell office:value-type="float" office:value="0.440690509081" calcext:value-type="float">
            <text:p>0.4406905091</text:p>
          </table:table-cell>
          <table:table-cell office:value-type="float" office:value="-0.843824267387" calcext:value-type="float">
            <text:p>-0.8438242674</text:p>
          </table:table-cell>
        </table:table-row>
        <table:table-row table:style-name="ro1">
          <table:table-cell office:value-type="float" office:value="-0.339447140694" calcext:value-type="float">
            <text:p>-0.3394471407</text:p>
          </table:table-cell>
          <table:table-cell office:value-type="float" office:value="-0.839293241501" calcext:value-type="float">
            <text:p>-0.8392932415</text:p>
          </table:table-cell>
          <table:table-cell office:value-type="float" office:value="0.440490416288" calcext:value-type="float">
            <text:p>0.4404904163</text:p>
          </table:table-cell>
          <table:table-cell office:value-type="float" office:value="-0.843335986137" calcext:value-type="float">
            <text:p>-0.8433359861</text:p>
          </table:table-cell>
        </table:table-row>
        <table:table-row table:style-name="ro1">
          <table:table-cell office:value-type="float" office:value="-0.333231955767" calcext:value-type="float">
            <text:p>-0.3332319558</text:p>
          </table:table-cell>
          <table:table-cell office:value-type="float" office:value="-0.836938142776" calcext:value-type="float">
            <text:p>-0.8369381428</text:p>
          </table:table-cell>
          <table:table-cell office:value-type="float" office:value="0.439547560215" calcext:value-type="float">
            <text:p>0.4395475602</text:p>
          </table:table-cell>
          <table:table-cell office:value-type="float" office:value="-0.843506157398" calcext:value-type="float">
            <text:p>-0.8435061574</text:p>
          </table:table-cell>
        </table:table-row>
        <table:table-row table:style-name="ro1">
          <table:table-cell office:value-type="float" office:value="-0.32515373826" calcext:value-type="float">
            <text:p>-0.3251537383</text:p>
          </table:table-cell>
          <table:table-cell office:value-type="float" office:value="-0.838091015816" calcext:value-type="float">
            <text:p>-0.8380910158</text:p>
          </table:table-cell>
          <table:table-cell office:value-type="float" office:value="0.437600634098" calcext:value-type="float">
            <text:p>0.4376006341</text:p>
          </table:table-cell>
          <table:table-cell office:value-type="float" office:value="-0.842675089836" calcext:value-type="float">
            <text:p>-0.8426750898</text:p>
          </table:table-cell>
        </table:table-row>
        <table:table-row table:style-name="ro1">
          <table:table-cell office:value-type="float" office:value="-0.317270278931" calcext:value-type="float">
            <text:p>-0.3172702789</text:p>
          </table:table-cell>
          <table:table-cell office:value-type="float" office:value="-0.839551270008" calcext:value-type="float">
            <text:p>-0.83955127</text:p>
          </table:table-cell>
          <table:table-cell office:value-type="float" office:value="0.436652503014" calcext:value-type="float">
            <text:p>0.436652503</text:p>
          </table:table-cell>
          <table:table-cell office:value-type="float" office:value="-0.842430591583" calcext:value-type="float">
            <text:p>-0.8424305916</text:p>
          </table:table-cell>
        </table:table-row>
        <table:table-row table:style-name="ro1">
          <table:table-cell office:value-type="float" office:value="-0.31137150526" calcext:value-type="float">
            <text:p>-0.3113715053</text:p>
          </table:table-cell>
          <table:table-cell office:value-type="float" office:value="-0.835951089859" calcext:value-type="float">
            <text:p>-0.8359510899</text:p>
          </table:table-cell>
          <table:table-cell office:value-type="float" office:value="0.436431339979" calcext:value-type="float">
            <text:p>0.43643134</text:p>
          </table:table-cell>
          <table:table-cell office:value-type="float" office:value="-0.841089189053" calcext:value-type="float">
            <text:p>-0.8410891891</text:p>
          </table:table-cell>
        </table:table-row>
        <table:table-row table:style-name="ro1">
          <table:table-cell office:value-type="float" office:value="-0.305452972651" calcext:value-type="float">
            <text:p>-0.3054529727</text:p>
          </table:table-cell>
          <table:table-cell office:value-type="float" office:value="-0.834346532822" calcext:value-type="float">
            <text:p>-0.8343465328</text:p>
          </table:table-cell>
          <table:table-cell office:value-type="float" office:value="0.436961374283" calcext:value-type="float">
            <text:p>0.4369613743</text:p>
          </table:table-cell>
          <table:table-cell office:value-type="float" office:value="-0.839479207993" calcext:value-type="float">
            <text:p>-0.839479208</text:p>
          </table:table-cell>
        </table:table-row>
        <table:table-row table:style-name="ro1">
          <table:table-cell office:value-type="float" office:value="-0.298578083515" calcext:value-type="float">
            <text:p>-0.2985780835</text:p>
          </table:table-cell>
          <table:table-cell office:value-type="float" office:value="-0.836029350758" calcext:value-type="float">
            <text:p>-0.8360293508</text:p>
          </table:table-cell>
          <table:table-cell office:value-type="float" office:value="0.438491157293" calcext:value-type="float">
            <text:p>0.4384911573</text:p>
          </table:table-cell>
          <table:table-cell office:value-type="float" office:value="-0.839401423931" calcext:value-type="float">
            <text:p>-0.8394014239</text:p>
          </table:table-cell>
        </table:table-row>
        <table:table-row table:style-name="ro1">
          <table:table-cell office:value-type="float" office:value="-0.29155677557" calcext:value-type="float">
            <text:p>-0.2915567756</text:p>
          </table:table-cell>
          <table:table-cell office:value-type="float" office:value="-0.836331069469" calcext:value-type="float">
            <text:p>-0.8363310695</text:p>
          </table:table-cell>
          <table:table-cell office:value-type="float" office:value="0.439262560606" calcext:value-type="float">
            <text:p>0.4392625606</text:p>
          </table:table-cell>
          <table:table-cell office:value-type="float" office:value="-0.839471697807" calcext:value-type="float">
            <text:p>-0.8394716978</text:p>
          </table:table-cell>
        </table:table-row>
        <table:table-row table:style-name="ro1">
          <table:table-cell office:value-type="float" office:value="-0.283995062113" calcext:value-type="float">
            <text:p>-0.2839950621</text:p>
          </table:table-cell>
          <table:table-cell office:value-type="float" office:value="-0.836255252361" calcext:value-type="float">
            <text:p>-0.8362552524</text:p>
          </table:table-cell>
          <table:table-cell office:value-type="float" office:value="0.439461193085" calcext:value-type="float">
            <text:p>0.4394611931</text:p>
          </table:table-cell>
          <table:table-cell office:value-type="float" office:value="-0.840926885605" calcext:value-type="float">
            <text:p>-0.8409268856</text:p>
          </table:table-cell>
        </table:table-row>
        <table:table-row table:style-name="ro1">
          <table:table-cell office:value-type="float" office:value="-0.276091873646" calcext:value-type="float">
            <text:p>-0.2760918736</text:p>
          </table:table-cell>
          <table:table-cell office:value-type="float" office:value="-0.837602972984" calcext:value-type="float">
            <text:p>-0.837602973</text:p>
          </table:table-cell>
          <table:table-cell office:value-type="float" office:value="0.438234559298" calcext:value-type="float">
            <text:p>0.4382345593</text:p>
          </table:table-cell>
          <table:table-cell office:value-type="float" office:value="-0.83878839016" calcext:value-type="float">
            <text:p>-0.8387883902</text:p>
          </table:table-cell>
        </table:table-row>
        <table:table-row table:style-name="ro1">
          <table:table-cell office:value-type="float" office:value="-0.266666352749" calcext:value-type="float">
            <text:p>-0.2666663527</text:p>
          </table:table-cell>
          <table:table-cell office:value-type="float" office:value="-0.837562680244" calcext:value-type="float">
            <text:p>-0.8375626802</text:p>
          </table:table-cell>
          <table:table-cell office:value-type="float" office:value="0.437895617485" calcext:value-type="float">
            <text:p>0.4378956175</text:p>
          </table:table-cell>
          <table:table-cell office:value-type="float" office:value="-0.839328229427" calcext:value-type="float">
            <text:p>-0.8393282294</text:p>
          </table:table-cell>
        </table:table-row>
        <table:table-row table:style-name="ro1">
          <table:table-cell office:value-type="float" office:value="-0.256758034229" calcext:value-type="float">
            <text:p>-0.2567580342</text:p>
          </table:table-cell>
          <table:table-cell office:value-type="float" office:value="-0.83712220192" calcext:value-type="float">
            <text:p>-0.8371222019</text:p>
          </table:table-cell>
          <table:table-cell office:value-type="float" office:value="0.437731049061" calcext:value-type="float">
            <text:p>0.4377310491</text:p>
          </table:table-cell>
          <table:table-cell office:value-type="float" office:value="-0.839829266071" calcext:value-type="float">
            <text:p>-0.8398292661</text:p>
          </table:table-cell>
        </table:table-row>
        <table:table-row table:style-name="ro1">
          <table:table-cell office:value-type="float" office:value="-0.246684134007" calcext:value-type="float">
            <text:p>-0.246684134</text:p>
          </table:table-cell>
          <table:table-cell office:value-type="float" office:value="-0.835168302059" calcext:value-type="float">
            <text:p>-0.8351683021</text:p>
          </table:table-cell>
          <table:table-cell office:value-type="float" office:value="0.437858603001" calcext:value-type="float">
            <text:p>0.437858603</text:p>
          </table:table-cell>
          <table:table-cell office:value-type="float" office:value="-0.839814603329" calcext:value-type="float">
            <text:p>-0.8398146033</text:p>
          </table:table-cell>
        </table:table-row>
        <table:table-row table:style-name="ro1">
          <table:table-cell office:value-type="float" office:value="-0.234104037285" calcext:value-type="float">
            <text:p>-0.2341040373</text:p>
          </table:table-cell>
          <table:table-cell office:value-type="float" office:value="-0.837408602238" calcext:value-type="float">
            <text:p>-0.8374086022</text:p>
          </table:table-cell>
          <table:table-cell office:value-type="float" office:value="0.438068739176" calcext:value-type="float">
            <text:p>0.4380687392</text:p>
          </table:table-cell>
          <table:table-cell office:value-type="float" office:value="-0.839592158794" calcext:value-type="float">
            <text:p>-0.8395921588</text:p>
          </table:table-cell>
        </table:table-row>
        <table:table-row table:style-name="ro1">
          <table:table-cell office:value-type="float" office:value="-0.222855821252" calcext:value-type="float">
            <text:p>-0.2228558213</text:p>
          </table:table-cell>
          <table:table-cell office:value-type="float" office:value="-0.839038908482" calcext:value-type="float">
            <text:p>-0.8390389085</text:p>
          </table:table-cell>
          <table:table-cell office:value-type="float" office:value="0.439067653418" calcext:value-type="float">
            <text:p>0.4390676534</text:p>
          </table:table-cell>
          <table:table-cell office:value-type="float" office:value="-0.841401278973" calcext:value-type="float">
            <text:p>-0.841401279</text:p>
          </table:table-cell>
        </table:table-row>
        <table:table-row table:style-name="ro1">
          <table:table-cell office:value-type="float" office:value="-0.211495250463" calcext:value-type="float">
            <text:p>-0.2114952505</text:p>
          </table:table-cell>
          <table:table-cell office:value-type="float" office:value="-0.837710797787" calcext:value-type="float">
            <text:p>-0.8377107978</text:p>
          </table:table-cell>
          <table:table-cell office:value-type="float" office:value="0.438669375181" calcext:value-type="float">
            <text:p>0.4386693752</text:p>
          </table:table-cell>
          <table:table-cell office:value-type="float" office:value="-0.840075552464" calcext:value-type="float">
            <text:p>-0.8400755525</text:p>
          </table:table-cell>
        </table:table-row>
        <table:table-row table:style-name="ro1">
          <table:table-cell office:value-type="float" office:value="-0.197356298566" calcext:value-type="float">
            <text:p>-0.1973562986</text:p>
          </table:table-cell>
          <table:table-cell office:value-type="float" office:value="-0.839579045773" calcext:value-type="float">
            <text:p>-0.8395790458</text:p>
          </table:table-cell>
          <table:table-cell office:value-type="float" office:value="0.439573309422" calcext:value-type="float">
            <text:p>0.4395733094</text:p>
          </table:table-cell>
          <table:table-cell office:value-type="float" office:value="-0.842094957829" calcext:value-type="float">
            <text:p>-0.8420949578</text:p>
          </table:table-cell>
        </table:table-row>
        <table:table-row table:style-name="ro1">
          <table:table-cell office:value-type="float" office:value="-0.181097537279" calcext:value-type="float">
            <text:p>-0.1810975373</text:p>
          </table:table-cell>
          <table:table-cell office:value-type="float" office:value="-0.83952242136" calcext:value-type="float">
            <text:p>-0.8395224214</text:p>
          </table:table-cell>
          <table:table-cell office:value-type="float" office:value="0.439038923979" calcext:value-type="float">
            <text:p>0.439038924</text:p>
          </table:table-cell>
          <table:table-cell office:value-type="float" office:value="-0.841075360775" calcext:value-type="float">
            <text:p>-0.8410753608</text:p>
          </table:table-cell>
        </table:table-row>
        <table:table-row table:style-name="ro1">
          <table:table-cell office:value-type="float" office:value="-0.163308143616" calcext:value-type="float">
            <text:p>-0.1633081436</text:p>
          </table:table-cell>
          <table:table-cell office:value-type="float" office:value="-0.841520369053" calcext:value-type="float">
            <text:p>-0.8415203691</text:p>
          </table:table-cell>
          <table:table-cell office:value-type="float" office:value="0.438926539421" calcext:value-type="float">
            <text:p>0.4389265394</text:p>
          </table:table-cell>
          <table:table-cell office:value-type="float" office:value="-0.841055393219" calcext:value-type="float">
            <text:p>-0.8410553932</text:p>
          </table:table-cell>
        </table:table-row>
        <table:table-row table:style-name="ro1">
          <table:table-cell office:value-type="float" office:value="-0.139814779162" calcext:value-type="float">
            <text:p>-0.1398147792</text:p>
          </table:table-cell>
          <table:table-cell office:value-type="float" office:value="-0.839722335339" calcext:value-type="float">
            <text:p>-0.8397223353</text:p>
          </table:table-cell>
          <table:table-cell office:value-type="float" office:value="0.438255659342" calcext:value-type="float">
            <text:p>0.4382556593</text:p>
          </table:table-cell>
          <table:table-cell office:value-type="float" office:value="-0.839607715607" calcext:value-type="float">
            <text:p>-0.8396077156</text:p>
          </table:table-cell>
        </table:table-row>
        <table:table-row table:style-name="ro1">
          <table:table-cell office:value-type="float" office:value="-0.118020661175" calcext:value-type="float">
            <text:p>-0.1180206612</text:p>
          </table:table-cell>
          <table:table-cell office:value-type="float" office:value="-0.838419675827" calcext:value-type="float">
            <text:p>-0.8384196758</text:p>
          </table:table-cell>
          <table:table-cell office:value-type="float" office:value="0.437922469378" calcext:value-type="float">
            <text:p>0.4379224694</text:p>
          </table:table-cell>
          <table:table-cell office:value-type="float" office:value="-0.838491439819" calcext:value-type="float">
            <text:p>-0.8384914398</text:p>
          </table:table-cell>
        </table:table-row>
        <table:table-row table:style-name="ro1">
          <table:table-cell office:value-type="float" office:value="-0.094600468874" calcext:value-type="float">
            <text:p>-0.0946004689</text:p>
          </table:table-cell>
          <table:table-cell office:value-type="float" office:value="-0.840366065502" calcext:value-type="float">
            <text:p>-0.8403660655</text:p>
          </table:table-cell>
          <table:table-cell office:value-type="float" office:value="0.43831261158" calcext:value-type="float">
            <text:p>0.4383126116</text:p>
          </table:table-cell>
          <table:table-cell office:value-type="float" office:value="-0.839400827885" calcext:value-type="float">
            <text:p>-0.8394008279</text:p>
          </table:table-cell>
        </table:table-row>
        <table:table-row table:style-name="ro1">
          <table:table-cell office:value-type="float" office:value="-0.0746304243803" calcext:value-type="float">
            <text:p>-0.0746304244</text:p>
          </table:table-cell>
          <table:table-cell office:value-type="float" office:value="-0.841419994831" calcext:value-type="float">
            <text:p>-0.8414199948</text:p>
          </table:table-cell>
          <table:table-cell office:value-type="float" office:value="0.43790491581" calcext:value-type="float">
            <text:p>0.4379049158</text:p>
          </table:table-cell>
          <table:table-cell office:value-type="float" office:value="-0.838651001453" calcext:value-type="float">
            <text:p>-0.8386510015</text:p>
          </table:table-cell>
        </table:table-row>
        <table:table-row table:style-name="ro1">
          <table:table-cell office:value-type="float" office:value="-0.0590201243758" calcext:value-type="float">
            <text:p>-0.0590201244</text:p>
          </table:table-cell>
          <table:table-cell office:value-type="float" office:value="-0.844600558281" calcext:value-type="float">
            <text:p>-0.8446005583</text:p>
          </table:table-cell>
          <table:table-cell office:value-type="float" office:value="0.437837383747" calcext:value-type="float">
            <text:p>0.4378373837</text:p>
          </table:table-cell>
          <table:table-cell office:value-type="float" office:value="-0.838724672794" calcext:value-type="float">
            <text:p>-0.8387246728</text:p>
          </table:table-cell>
        </table:table-row>
        <table:table-row table:style-name="ro1">
          <table:table-cell office:value-type="float" office:value="-0.0451535023749" calcext:value-type="float">
            <text:p>-0.0451535024</text:p>
          </table:table-cell>
          <table:table-cell office:value-type="float" office:value="-0.847826778889" calcext:value-type="float">
            <text:p>-0.8478267789</text:p>
          </table:table-cell>
          <table:table-cell office:value-type="float" office:value="0.438478878736" calcext:value-type="float">
            <text:p>0.4384788787</text:p>
          </table:table-cell>
          <table:table-cell office:value-type="float" office:value="-0.838820457458" calcext:value-type="float">
            <text:p>-0.8388204575</text:p>
          </table:table-cell>
        </table:table-row>
        <table:table-row table:style-name="ro1">
          <table:table-cell office:value-type="float" office:value="-0.0140759618953" calcext:value-type="float">
            <text:p>-0.0140759619</text:p>
          </table:table-cell>
          <table:table-cell office:value-type="float" office:value="-0.849621713161" calcext:value-type="float">
            <text:p>-0.8496217132</text:p>
          </table:table-cell>
          <table:table-cell office:value-type="float" office:value="0.440559617281" calcext:value-type="float">
            <text:p>0.4405596173</text:p>
          </table:table-cell>
          <table:table-cell office:value-type="float" office:value="-0.839156448841" calcext:value-type="float">
            <text:p>-0.8391564488</text:p>
          </table:table-cell>
        </table:table-row>
        <table:table-row table:style-name="ro1">
          <table:table-cell office:value-type="float" office:value="0.000708929961547" calcext:value-type="float">
            <text:p>0.00070893</text:p>
          </table:table-cell>
          <table:table-cell office:value-type="float" office:value="-0.851423680782" calcext:value-type="float">
            <text:p>-0.8514236808</text:p>
          </table:table-cell>
          <table:table-cell office:value-type="float" office:value="0.444427064657" calcext:value-type="float">
            <text:p>0.4444270647</text:p>
          </table:table-cell>
          <table:table-cell office:value-type="float" office:value="-0.840096831322" calcext:value-type="float">
            <text:p>-0.8400968313</text:p>
          </table:table-cell>
        </table:table-row>
        <table:table-row table:style-name="ro1">
          <table:table-cell office:value-type="float" office:value="0.0233119167387" calcext:value-type="float">
            <text:p>0.0233119167</text:p>
          </table:table-cell>
          <table:table-cell office:value-type="float" office:value="-0.853701710701" calcext:value-type="float">
            <text:p>-0.8537017107</text:p>
          </table:table-cell>
          <table:table-cell office:value-type="float" office:value="0.448550245762" calcext:value-type="float">
            <text:p>0.4485502458</text:p>
          </table:table-cell>
          <table:table-cell office:value-type="float" office:value="-0.838473618031" calcext:value-type="float">
            <text:p>-0.838473618</text:p>
          </table:table-cell>
        </table:table-row>
        <table:table-row table:style-name="ro1">
          <table:table-cell office:value-type="float" office:value="0.0383517816663" calcext:value-type="float">
            <text:p>0.0383517817</text:p>
          </table:table-cell>
          <table:table-cell office:value-type="float" office:value="-0.85432934761" calcext:value-type="float">
            <text:p>-0.8543293476</text:p>
          </table:table-cell>
          <table:table-cell office:value-type="float" office:value="0.453070185184" calcext:value-type="float">
            <text:p>0.4530701852</text:p>
          </table:table-cell>
          <table:table-cell office:value-type="float" office:value="-0.837698578835" calcext:value-type="float">
            <text:p>-0.8376985788</text:p>
          </table:table-cell>
        </table:table-row>
        <table:table-row table:style-name="ro1">
          <table:table-cell office:value-type="float" office:value="0.0617033950984" calcext:value-type="float">
            <text:p>0.0617033951</text:p>
          </table:table-cell>
          <table:table-cell office:value-type="float" office:value="-0.855362534523" calcext:value-type="float">
            <text:p>-0.8553625345</text:p>
          </table:table-cell>
          <table:table-cell office:value-type="float" office:value="0.458211532831" calcext:value-type="float">
            <text:p>0.4582115328</text:p>
          </table:table-cell>
          <table:table-cell office:value-type="float" office:value="-0.838478565216" calcext:value-type="float">
            <text:p>-0.8384785652</text:p>
          </table:table-cell>
        </table:table-row>
        <table:table-row table:style-name="ro1">
          <table:table-cell office:value-type="float" office:value="0.076499171555" calcext:value-type="float">
            <text:p>0.0764991716</text:p>
          </table:table-cell>
          <table:table-cell office:value-type="float" office:value="-0.854271352291" calcext:value-type="float">
            <text:p>-0.8542713523</text:p>
          </table:table-cell>
          <table:table-cell office:value-type="float" office:value="0.462607941628" calcext:value-type="float">
            <text:p>0.4626079416</text:p>
          </table:table-cell>
          <table:table-cell office:value-type="float" office:value="-0.837052583694" calcext:value-type="float">
            <text:p>-0.8370525837</text:p>
          </table:table-cell>
        </table:table-row>
        <table:table-row table:style-name="ro1">
          <table:table-cell office:value-type="float" office:value="0.0913027077913" calcext:value-type="float">
            <text:p>0.0913027078</text:p>
          </table:table-cell>
          <table:table-cell office:value-type="float" office:value="-0.854172289371" calcext:value-type="float">
            <text:p>-0.8541722894</text:p>
          </table:table-cell>
          <table:table-cell office:value-type="float" office:value="0.466910473108" calcext:value-type="float">
            <text:p>0.4669104731</text:p>
          </table:table-cell>
          <table:table-cell office:value-type="float" office:value="-0.836937427521" calcext:value-type="float">
            <text:p>-0.8369374275</text:p>
          </table:table-cell>
        </table:table-row>
        <table:table-row table:style-name="ro1">
          <table:table-cell office:value-type="float" office:value="0.109452396631" calcext:value-type="float">
            <text:p>0.1094523966</text:p>
          </table:table-cell>
          <table:table-cell office:value-type="float" office:value="-0.853520989418" calcext:value-type="float">
            <text:p>-0.8535209894</text:p>
          </table:table-cell>
          <table:table-cell office:value-type="float" office:value="0.472243300676" calcext:value-type="float">
            <text:p>0.4722433007</text:p>
          </table:table-cell>
          <table:table-cell office:value-type="float" office:value="-0.83886218071" calcext:value-type="float">
            <text:p>-0.8388621807</text:p>
          </table:table-cell>
        </table:table-row>
        <table:table-row table:style-name="ro1">
          <table:table-cell office:value-type="float" office:value="0.124210394919" calcext:value-type="float">
            <text:p>0.1242103949</text:p>
          </table:table-cell>
          <table:table-cell office:value-type="float" office:value="-0.85271435976" calcext:value-type="float">
            <text:p>-0.8527143598</text:p>
          </table:table-cell>
          <table:table-cell office:value-type="float" office:value="0.47706418395" calcext:value-type="float">
            <text:p>0.477064184</text:p>
          </table:table-cell>
          <table:table-cell office:value-type="float" office:value="-0.839180231094" calcext:value-type="float">
            <text:p>-0.8391802311</text:p>
          </table:table-cell>
        </table:table-row>
        <table:table-row table:style-name="ro1">
          <table:table-cell office:value-type="float" office:value="0.139878898859" calcext:value-type="float">
            <text:p>0.1398788989</text:p>
          </table:table-cell>
          <table:table-cell office:value-type="float" office:value="-0.851344645023" calcext:value-type="float">
            <text:p>-0.851344645</text:p>
          </table:table-cell>
          <table:table-cell office:value-type="float" office:value="0.482659957409" calcext:value-type="float">
            <text:p>0.4826599574</text:p>
          </table:table-cell>
          <table:table-cell office:value-type="float" office:value="-0.83880507946" calcext:value-type="float">
            <text:p>-0.8388050795</text:p>
          </table:table-cell>
        </table:table-row>
        <table:table-row table:style-name="ro1">
          <table:table-cell office:value-type="float" office:value="0.167034715414" calcext:value-type="float">
            <text:p>0.1670347154</text:p>
          </table:table-cell>
          <table:table-cell office:value-type="float" office:value="-0.847732484341" calcext:value-type="float">
            <text:p>-0.8477324843</text:p>
          </table:table-cell>
          <table:table-cell office:value-type="float" office:value="0.488322905302" calcext:value-type="float">
            <text:p>0.4883229053</text:p>
          </table:table-cell>
          <table:table-cell office:value-type="float" office:value="-0.839087963104" calcext:value-type="float">
            <text:p>-0.8390879631</text:p>
          </table:table-cell>
        </table:table-row>
        <table:table-row table:style-name="ro1">
          <table:table-cell office:value-type="float" office:value="0.19117243588" calcext:value-type="float">
            <text:p>0.1911724359</text:p>
          </table:table-cell>
          <table:table-cell office:value-type="float" office:value="-0.842351555824" calcext:value-type="float">
            <text:p>-0.8423515558</text:p>
          </table:table-cell>
          <table:table-cell office:value-type="float" office:value="0.495552859306" calcext:value-type="float">
            <text:p>0.4955528593</text:p>
          </table:table-cell>
          <table:table-cell office:value-type="float" office:value="-0.839293241501" calcext:value-type="float">
            <text:p>-0.8392932415</text:p>
          </table:table-cell>
        </table:table-row>
        <table:table-row table:style-name="ro1">
          <table:table-cell office:value-type="float" office:value="0.205859705806" calcext:value-type="float">
            <text:p>0.2058597058</text:p>
          </table:table-cell>
          <table:table-cell office:value-type="float" office:value="-0.838552176952" calcext:value-type="float">
            <text:p>-0.838552177</text:p>
          </table:table-cell>
          <table:table-cell office:value-type="float" office:value="0.501768044233" calcext:value-type="float">
            <text:p>0.5017680442</text:p>
          </table:table-cell>
          <table:table-cell office:value-type="float" office:value="-0.836938142776" calcext:value-type="float">
            <text:p>-0.8369381428</text:p>
          </table:table-cell>
        </table:table-row>
        <table:table-row table:style-name="ro1">
          <table:table-cell office:value-type="float" office:value="0.23385848105" calcext:value-type="float">
            <text:p>0.2338584811</text:p>
          </table:table-cell>
          <table:table-cell office:value-type="float" office:value="-0.833183765411" calcext:value-type="float">
            <text:p>-0.8331837654</text:p>
          </table:table-cell>
          <table:table-cell office:value-type="float" office:value="0.50984626174" calcext:value-type="float">
            <text:p>0.5098462617</text:p>
          </table:table-cell>
          <table:table-cell office:value-type="float" office:value="-0.838091015816" calcext:value-type="float">
            <text:p>-0.8380910158</text:p>
          </table:table-cell>
        </table:table-row>
        <table:table-row table:style-name="ro1">
          <table:table-cell office:value-type="float" office:value="0.250314325094" calcext:value-type="float">
            <text:p>0.2503143251</text:p>
          </table:table-cell>
          <table:table-cell office:value-type="float" office:value="-0.82856041193" calcext:value-type="float">
            <text:p>-0.8285604119</text:p>
          </table:table-cell>
          <table:table-cell office:value-type="float" office:value="0.517729721069" calcext:value-type="float">
            <text:p>0.5177297211</text:p>
          </table:table-cell>
          <table:table-cell office:value-type="float" office:value="-0.839551270008" calcext:value-type="float">
            <text:p>-0.83955127</text:p>
          </table:table-cell>
        </table:table-row>
        <table:table-row table:style-name="ro1">
          <table:table-cell office:value-type="float" office:value="0.266120105982" calcext:value-type="float">
            <text:p>0.266120106</text:p>
          </table:table-cell>
          <table:table-cell office:value-type="float" office:value="-0.82361882925" calcext:value-type="float">
            <text:p>-0.8236188293</text:p>
          </table:table-cell>
          <table:table-cell office:value-type="float" office:value="0.52362849474" calcext:value-type="float">
            <text:p>0.5236284947</text:p>
          </table:table-cell>
          <table:table-cell office:value-type="float" office:value="-0.835951089859" calcext:value-type="float">
            <text:p>-0.8359510899</text:p>
          </table:table-cell>
        </table:table-row>
        <table:table-row table:style-name="ro1">
          <table:table-cell office:value-type="float" office:value="0.281174719334" calcext:value-type="float">
            <text:p>0.2811747193</text:p>
          </table:table-cell>
          <table:table-cell office:value-type="float" office:value="-0.818333506584" calcext:value-type="float">
            <text:p>-0.8183335066</text:p>
          </table:table-cell>
          <table:table-cell office:value-type="float" office:value="0.529547027349" calcext:value-type="float">
            <text:p>0.5295470273</text:p>
          </table:table-cell>
          <table:table-cell office:value-type="float" office:value="-0.834346532822" calcext:value-type="float">
            <text:p>-0.8343465328</text:p>
          </table:table-cell>
        </table:table-row>
        <table:table-row table:style-name="ro1">
          <table:table-cell office:value-type="float" office:value="0.317808300257" calcext:value-type="float">
            <text:p>0.3178083003</text:p>
          </table:table-cell>
          <table:table-cell office:value-type="float" office:value="-0.808783590794" calcext:value-type="float">
            <text:p>-0.8087835908</text:p>
          </table:table-cell>
          <table:table-cell office:value-type="float" office:value="0.536421916485" calcext:value-type="float">
            <text:p>0.5364219165</text:p>
          </table:table-cell>
          <table:table-cell office:value-type="float" office:value="-0.836029350758" calcext:value-type="float">
            <text:p>-0.8360293508</text:p>
          </table:table-cell>
        </table:table-row>
        <table:table-row table:style-name="ro1">
          <table:table-cell office:value-type="float" office:value="0.334775298834" calcext:value-type="float">
            <text:p>0.3347752988</text:p>
          </table:table-cell>
          <table:table-cell office:value-type="float" office:value="-0.802810251713" calcext:value-type="float">
            <text:p>-0.8028102517</text:p>
          </table:table-cell>
          <table:table-cell office:value-type="float" office:value="0.54344322443" calcext:value-type="float">
            <text:p>0.5434432244</text:p>
          </table:table-cell>
          <table:table-cell office:value-type="float" office:value="-0.836331069469" calcext:value-type="float">
            <text:p>-0.8363310695</text:p>
          </table:table-cell>
        </table:table-row>
        <table:table-row table:style-name="ro1">
          <table:table-cell office:value-type="float" office:value="0.351039290428" calcext:value-type="float">
            <text:p>0.3510392904</text:p>
          </table:table-cell>
          <table:table-cell office:value-type="float" office:value="-0.79636567831" calcext:value-type="float">
            <text:p>-0.7963656783</text:p>
          </table:table-cell>
          <table:table-cell office:value-type="float" office:value="0.551004937887" calcext:value-type="float">
            <text:p>0.5510049379</text:p>
          </table:table-cell>
          <table:table-cell office:value-type="float" office:value="-0.836255252361" calcext:value-type="float">
            <text:p>-0.8362552524</text:p>
          </table:table-cell>
        </table:table-row>
        <table:table-row table:style-name="ro1">
          <table:table-cell office:value-type="float" office:value="0.386308848858" calcext:value-type="float">
            <text:p>0.3863088489</text:p>
          </table:table-cell>
          <table:table-cell office:value-type="float" office:value="-0.784541010857" calcext:value-type="float">
            <text:p>-0.7845410109</text:p>
          </table:table-cell>
          <table:table-cell office:value-type="float" office:value="0.558908126354" calcext:value-type="float">
            <text:p>0.5589081264</text:p>
          </table:table-cell>
          <table:table-cell office:value-type="float" office:value="-0.837602972984" calcext:value-type="float">
            <text:p>-0.837602973</text:p>
          </table:table-cell>
        </table:table-row>
        <table:table-row table:style-name="ro1">
          <table:table-cell office:value-type="float" office:value="0.402864247561" calcext:value-type="float">
            <text:p>0.4028642476</text:p>
          </table:table-cell>
          <table:table-cell office:value-type="float" office:value="-0.778703272343" calcext:value-type="float">
            <text:p>-0.7787032723</text:p>
          </table:table-cell>
          <table:table-cell office:value-type="float" office:value="0.568333647251" calcext:value-type="float">
            <text:p>0.5683336473</text:p>
          </table:table-cell>
          <table:table-cell office:value-type="float" office:value="-0.837562680244" calcext:value-type="float">
            <text:p>-0.8375626802</text:p>
          </table:table-cell>
        </table:table-row>
        <table:table-row table:style-name="ro1">
          <table:table-cell office:value-type="float" office:value="0.420156300068" calcext:value-type="float">
            <text:p>0.4201563001</text:p>
          </table:table-cell>
          <table:table-cell office:value-type="float" office:value="-0.77337628603" calcext:value-type="float">
            <text:p>-0.773376286</text:p>
          </table:table-cell>
          <table:table-cell office:value-type="float" office:value="0.578241965771" calcext:value-type="float">
            <text:p>0.5782419658</text:p>
          </table:table-cell>
          <table:table-cell office:value-type="float" office:value="-0.83712220192" calcext:value-type="float">
            <text:p>-0.8371222019</text:p>
          </table:table-cell>
        </table:table-row>
        <table:table-row table:style-name="ro1">
          <table:table-cell office:value-type="float" office:value="0.434939652681" calcext:value-type="float">
            <text:p>0.4349396527</text:p>
          </table:table-cell>
          <table:table-cell office:value-type="float" office:value="-0.769520103931" calcext:value-type="float">
            <text:p>-0.7695201039</text:p>
          </table:table-cell>
          <table:table-cell office:value-type="float" office:value="0.588315865993" calcext:value-type="float">
            <text:p>0.588315866</text:p>
          </table:table-cell>
          <table:table-cell office:value-type="float" office:value="-0.835168302059" calcext:value-type="float">
            <text:p>-0.8351683021</text:p>
          </table:table-cell>
        </table:table-row>
        <table:table-row table:style-name="ro1">
          <table:table-cell office:value-type="float" office:value="0.451980292797" calcext:value-type="float">
            <text:p>0.4519802928</text:p>
          </table:table-cell>
          <table:table-cell office:value-type="float" office:value="-0.765967309475" calcext:value-type="float">
            <text:p>-0.7659673095</text:p>
          </table:table-cell>
          <table:table-cell office:value-type="float" office:value="0.600895962715" calcext:value-type="float">
            <text:p>0.6008959627</text:p>
          </table:table-cell>
          <table:table-cell office:value-type="float" office:value="-0.837408602238" calcext:value-type="float">
            <text:p>-0.8374086022</text:p>
          </table:table-cell>
        </table:table-row>
        <table:table-row table:style-name="ro1">
          <table:table-cell office:value-type="float" office:value="0.468214184046" calcext:value-type="float">
            <text:p>0.468214184</text:p>
          </table:table-cell>
          <table:table-cell office:value-type="float" office:value="-0.76441693306" calcext:value-type="float">
            <text:p>-0.7644169331</text:p>
          </table:table-cell>
          <table:table-cell office:value-type="float" office:value="0.612144178748" calcext:value-type="float">
            <text:p>0.6121441787</text:p>
          </table:table-cell>
          <table:table-cell office:value-type="float" office:value="-0.839038908482" calcext:value-type="float">
            <text:p>-0.8390389085</text:p>
          </table:table-cell>
        </table:table-row>
        <table:table-row table:style-name="ro1">
          <table:table-cell office:value-type="float" office:value="0.486454516649" calcext:value-type="float">
            <text:p>0.4864545166</text:p>
          </table:table-cell>
          <table:table-cell office:value-type="float" office:value="-0.763337731361" calcext:value-type="float">
            <text:p>-0.7633377314</text:p>
          </table:table-cell>
          <table:table-cell office:value-type="float" office:value="0.623504749537" calcext:value-type="float">
            <text:p>0.6235047495</text:p>
          </table:table-cell>
          <table:table-cell office:value-type="float" office:value="-0.837710797787" calcext:value-type="float">
            <text:p>-0.8377107978</text:p>
          </table:table-cell>
        </table:table-row>
        <table:table-row table:style-name="ro1">
          <table:table-cell office:value-type="float" office:value="0.503314495087" calcext:value-type="float">
            <text:p>0.5033144951</text:p>
          </table:table-cell>
          <table:table-cell office:value-type="float" office:value="-0.763766527176" calcext:value-type="float">
            <text:p>-0.7637665272</text:p>
          </table:table-cell>
          <table:table-cell office:value-type="float" office:value="0.637643701434" calcext:value-type="float">
            <text:p>0.6376437014</text:p>
          </table:table-cell>
          <table:table-cell office:value-type="float" office:value="-0.839579045773" calcext:value-type="float">
            <text:p>-0.8395790458</text:p>
          </table:table-cell>
        </table:table-row>
        <table:table-row table:style-name="ro1">
          <table:table-cell office:value-type="float" office:value="0.520174980164" calcext:value-type="float">
            <text:p>0.5201749802</text:p>
          </table:table-cell>
          <table:table-cell office:value-type="float" office:value="-0.764291644096" calcext:value-type="float">
            <text:p>-0.7642916441</text:p>
          </table:table-cell>
          <table:table-cell office:value-type="float" office:value="0.653902462721" calcext:value-type="float">
            <text:p>0.6539024627</text:p>
          </table:table-cell>
          <table:table-cell office:value-type="float" office:value="-0.83952242136" calcext:value-type="float">
            <text:p>-0.8395224214</text:p>
          </table:table-cell>
        </table:table-row>
        <table:table-row table:style-name="ro1">
          <table:table-cell office:value-type="float" office:value="0.537109494209" calcext:value-type="float">
            <text:p>0.5371094942</text:p>
          </table:table-cell>
          <table:table-cell office:value-type="float" office:value="-0.764657020569" calcext:value-type="float">
            <text:p>-0.7646570206</text:p>
          </table:table-cell>
          <table:table-cell office:value-type="float" office:value="0.671691856384" calcext:value-type="float">
            <text:p>0.6716918564</text:p>
          </table:table-cell>
          <table:table-cell office:value-type="float" office:value="-0.841520369053" calcext:value-type="float">
            <text:p>-0.8415203691</text:p>
          </table:table-cell>
        </table:table-row>
        <table:table-row table:style-name="ro1">
          <table:table-cell office:value-type="float" office:value="0.553443312645" calcext:value-type="float">
            <text:p>0.5534433126</text:p>
          </table:table-cell>
          <table:table-cell office:value-type="float" office:value="-0.765275359154" calcext:value-type="float">
            <text:p>-0.7652753592</text:p>
          </table:table-cell>
          <table:table-cell office:value-type="float" office:value="0.695185220838" calcext:value-type="float">
            <text:p>0.6951852208</text:p>
          </table:table-cell>
          <table:table-cell office:value-type="float" office:value="-0.839722335339" calcext:value-type="float">
            <text:p>-0.8397223353</text:p>
          </table:table-cell>
        </table:table-row>
        <table:table-row table:style-name="ro1">
          <table:table-cell office:value-type="float" office:value="0.569923937321" calcext:value-type="float">
            <text:p>0.5699239373</text:p>
          </table:table-cell>
          <table:table-cell office:value-type="float" office:value="-0.76609826088" calcext:value-type="float">
            <text:p>-0.7660982609</text:p>
          </table:table-cell>
          <table:table-cell office:value-type="float" office:value="0.716979338825" calcext:value-type="float">
            <text:p>0.7169793388</text:p>
          </table:table-cell>
          <table:table-cell office:value-type="float" office:value="-0.838419675827" calcext:value-type="float">
            <text:p>-0.8384196758</text:p>
          </table:table-cell>
        </table:table-row>
        <table:table-row table:style-name="ro1">
          <table:table-cell office:value-type="float" office:value="0.584126055241" calcext:value-type="float">
            <text:p>0.5841260552</text:p>
          </table:table-cell>
          <table:table-cell office:value-type="float" office:value="-0.767850279808" calcext:value-type="float">
            <text:p>-0.7678502798</text:p>
          </table:table-cell>
          <table:table-cell office:value-type="float" office:value="0.740399531126" calcext:value-type="float">
            <text:p>0.7403995311</text:p>
          </table:table-cell>
          <table:table-cell office:value-type="float" office:value="-0.840366065502" calcext:value-type="float">
            <text:p>-0.8403660655</text:p>
          </table:table-cell>
        </table:table-row>
        <table:table-row table:style-name="ro1">
          <table:table-cell office:value-type="float" office:value="0.598232388496" calcext:value-type="float">
            <text:p>0.5982323885</text:p>
          </table:table-cell>
          <table:table-cell office:value-type="float" office:value="-0.769041597843" calcext:value-type="float">
            <text:p>-0.7690415978</text:p>
          </table:table-cell>
          <table:table-cell office:value-type="float" office:value="0.76036957562" calcext:value-type="float">
            <text:p>0.7603695756</text:p>
          </table:table-cell>
          <table:table-cell office:value-type="float" office:value="-0.841419994831" calcext:value-type="float">
            <text:p>-0.8414199948</text:p>
          </table:table-cell>
        </table:table-row>
        <table:table-row table:style-name="ro1">
          <table:table-cell office:value-type="float" office:value="0.614324629307" calcext:value-type="float">
            <text:p>0.6143246293</text:p>
          </table:table-cell>
          <table:table-cell office:value-type="float" office:value="-0.770183146" calcext:value-type="float">
            <text:p>-0.770183146</text:p>
          </table:table-cell>
          <table:table-cell office:value-type="float" office:value="0.775979875624" calcext:value-type="float">
            <text:p>0.7759798756</text:p>
          </table:table-cell>
          <table:table-cell office:value-type="float" office:value="-0.844600558281" calcext:value-type="float">
            <text:p>-0.8446005583</text:p>
          </table:table-cell>
        </table:table-row>
        <table:table-row table:style-name="ro1">
          <table:table-cell office:value-type="float" office:value="0.62971997261" calcext:value-type="float">
            <text:p>0.6297199726</text:p>
          </table:table-cell>
          <table:table-cell office:value-type="float" office:value="-0.771249353886" calcext:value-type="float">
            <text:p>-0.7712493539</text:p>
          </table:table-cell>
          <table:table-cell office:value-type="float" office:value="0.789846497625" calcext:value-type="float">
            <text:p>0.7898464976</text:p>
          </table:table-cell>
          <table:table-cell office:value-type="float" office:value="-0.847826778889" calcext:value-type="float">
            <text:p>-0.8478267789</text:p>
          </table:table-cell>
        </table:table-row>
        <table:table-row table:style-name="ro1">
          <table:table-cell office:value-type="float" office:value="0.645821750164" calcext:value-type="float">
            <text:p>0.6458217502</text:p>
          </table:table-cell>
          <table:table-cell office:value-type="float" office:value="-0.771816372871" calcext:value-type="float">
            <text:p>-0.7718163729</text:p>
          </table:table-cell>
          <table:table-cell office:value-type="float" office:value="0.820924038105" calcext:value-type="float">
            <text:p>0.8209240381</text:p>
          </table:table-cell>
          <table:table-cell office:value-type="float" office:value="-0.849621713161" calcext:value-type="float">
            <text:p>-0.8496217132</text:p>
          </table:table-cell>
        </table:table-row>
        <table:table-row table:style-name="ro1">
          <table:table-cell office:value-type="float" office:value="0.662178814411" calcext:value-type="float">
            <text:p>0.6621788144</text:p>
          </table:table-cell>
          <table:table-cell office:value-type="float" office:value="-0.772154271603" calcext:value-type="float">
            <text:p>-0.7721542716</text:p>
          </table:table-cell>
          <table:table-cell office:value-type="float" office:value="0.835708929962" calcext:value-type="float">
            <text:p>0.83570893</text:p>
          </table:table-cell>
          <table:table-cell office:value-type="float" office:value="-0.851423680782" calcext:value-type="float">
            <text:p>-0.8514236808</text:p>
          </table:table-cell>
        </table:table-row>
        <table:table-row table:style-name="ro1">
          <table:table-cell office:value-type="float" office:value="0.676976978779" calcext:value-type="float">
            <text:p>0.6769769788</text:p>
          </table:table-cell>
          <table:table-cell office:value-type="float" office:value="-0.772231817245" calcext:value-type="float">
            <text:p>-0.7722318172</text:p>
          </table:table-cell>
          <table:table-cell office:value-type="float" office:value="0.858311916739" calcext:value-type="float">
            <text:p>0.8583119167</text:p>
          </table:table-cell>
          <table:table-cell office:value-type="float" office:value="-0.853701710701" calcext:value-type="float">
            <text:p>-0.8537017107</text:p>
          </table:table-cell>
        </table:table-row>
        <table:table-row table:style-name="ro1">
          <table:table-cell office:value-type="float" office:value="0.691449165344" calcext:value-type="float">
            <text:p>0.6914491653</text:p>
          </table:table-cell>
          <table:table-cell office:value-type="float" office:value="-0.772681891918" calcext:value-type="float">
            <text:p>-0.7726818919</text:p>
          </table:table-cell>
          <table:table-cell office:value-type="float" office:value="0.873351781666" calcext:value-type="float">
            <text:p>0.8733517817</text:p>
          </table:table-cell>
          <table:table-cell office:value-type="float" office:value="-0.85432934761" calcext:value-type="float">
            <text:p>-0.8543293476</text:p>
          </table:table-cell>
        </table:table-row>
        <table:table-row table:style-name="ro1">
          <table:table-cell office:value-type="float" office:value="0.706354796886" calcext:value-type="float">
            <text:p>0.7063547969</text:p>
          </table:table-cell>
          <table:table-cell office:value-type="float" office:value="-0.772964656353" calcext:value-type="float">
            <text:p>-0.7729646564</text:p>
          </table:table-cell>
          <table:table-cell office:value-type="float" office:value="0.896703395098" calcext:value-type="float">
            <text:p>0.8967033951</text:p>
          </table:table-cell>
          <table:table-cell office:value-type="float" office:value="-0.855362534523" calcext:value-type="float">
            <text:p>-0.8553625345</text:p>
          </table:table-cell>
        </table:table-row>
        <table:table-row table:style-name="ro1">
          <table:table-cell office:value-type="float" office:value="0.721787571907" calcext:value-type="float">
            <text:p>0.7217875719</text:p>
          </table:table-cell>
          <table:table-cell office:value-type="float" office:value="-0.773570418358" calcext:value-type="float">
            <text:p>-0.7735704184</text:p>
          </table:table-cell>
          <table:table-cell office:value-type="float" office:value="0.911499171555" calcext:value-type="float">
            <text:p>0.9114991716</text:p>
          </table:table-cell>
          <table:table-cell office:value-type="float" office:value="-0.854271352291" calcext:value-type="float">
            <text:p>-0.8542713523</text:p>
          </table:table-cell>
        </table:table-row>
        <table:table-row table:style-name="ro1">
          <table:table-cell office:value-type="float" office:value="0.736929535866" calcext:value-type="float">
            <text:p>0.7369295359</text:p>
          </table:table-cell>
          <table:table-cell office:value-type="float" office:value="-0.773846030235" calcext:value-type="float">
            <text:p>-0.7738460302</text:p>
          </table:table-cell>
          <table:table-cell office:value-type="float" office:value="0.926302707791" calcext:value-type="float">
            <text:p>0.9263027078</text:p>
          </table:table-cell>
          <table:table-cell office:value-type="float" office:value="-0.854172289371" calcext:value-type="float">
            <text:p>-0.8541722894</text:p>
          </table:table-cell>
        </table:table-row>
        <table:table-row table:style-name="ro1">
          <table:table-cell office:value-type="float" office:value="0.751279234886" calcext:value-type="float">
            <text:p>0.7512792349</text:p>
          </table:table-cell>
          <table:table-cell office:value-type="float" office:value="-0.774601280689" calcext:value-type="float">
            <text:p>-0.7746012807</text:p>
          </table:table-cell>
          <table:table-cell office:value-type="float" office:value="0.944452396631" calcext:value-type="float">
            <text:p>0.9444523966</text:p>
          </table:table-cell>
          <table:table-cell office:value-type="float" office:value="-0.853520989418" calcext:value-type="float">
            <text:p>-0.8535209894</text:p>
          </table:table-cell>
        </table:table-row>
        <table:table-row table:style-name="ro1">
          <table:table-cell office:value-type="float" office:value="0.765635609627" calcext:value-type="float">
            <text:p>0.7656356096</text:p>
          </table:table-cell>
          <table:table-cell office:value-type="float" office:value="-0.775237560272" calcext:value-type="float">
            <text:p>-0.7752375603</text:p>
          </table:table-cell>
          <table:table-cell office:value-type="float" office:value="0.959210394919" calcext:value-type="float">
            <text:p>0.9592103949</text:p>
          </table:table-cell>
          <table:table-cell office:value-type="float" office:value="-0.85271435976" calcext:value-type="float">
            <text:p>-0.8527143598</text:p>
          </table:table-cell>
        </table:table-row>
        <table:table-row table:style-name="ro1">
          <table:table-cell office:value-type="float" office:value="0.779998481274" calcext:value-type="float">
            <text:p>0.7799984813</text:p>
          </table:table-cell>
          <table:table-cell office:value-type="float" office:value="-0.775088429451" calcext:value-type="float">
            <text:p>-0.7750884295</text:p>
          </table:table-cell>
          <table:table-cell office:value-type="float" office:value="0.974878898859" calcext:value-type="float">
            <text:p>0.9748788989</text:p>
          </table:table-cell>
          <table:table-cell office:value-type="float" office:value="-0.851344645023" calcext:value-type="float">
            <text:p>-0.851344645</text:p>
          </table:table-cell>
        </table:table-row>
        <table:table-row table:style-name="ro1">
          <table:table-cell office:value-type="float" office:value="0.794799864292" calcext:value-type="float">
            <text:p>0.7947998643</text:p>
          </table:table-cell>
          <table:table-cell office:value-type="float" office:value="-0.775341272354" calcext:value-type="float">
            <text:p>-0.7753412724</text:p>
          </table:table-cell>
          <table:table-cell office:value-type="float" office:value="1.00203471541" calcext:value-type="float">
            <text:p>1.0020347154</text:p>
          </table:table-cell>
          <table:table-cell office:value-type="float" office:value="-0.847732484341" calcext:value-type="float">
            <text:p>-0.8477324843</text:p>
          </table:table-cell>
        </table:table-row>
        <table:table-row table:style-name="ro1">
          <table:table-cell office:value-type="float" office:value="0.809232473373" calcext:value-type="float">
            <text:p>0.8092324734</text:p>
          </table:table-cell>
          <table:table-cell office:value-type="float" office:value="-0.775546073914" calcext:value-type="float">
            <text:p>-0.7755460739</text:p>
          </table:table-cell>
          <table:table-cell office:value-type="float" office:value="1.02617243588" calcext:value-type="float">
            <text:p>1.0261724359</text:p>
          </table:table-cell>
          <table:table-cell office:value-type="float" office:value="-0.842351555824" calcext:value-type="float">
            <text:p>-0.8423515558</text:p>
          </table:table-cell>
        </table:table-row>
        <table:table-row table:style-name="ro1">
          <table:table-cell office:value-type="float" office:value="0.823613464832" calcext:value-type="float">
            <text:p>0.8236134648</text:p>
          </table:table-cell>
          <table:table-cell office:value-type="float" office:value="-0.776092588902" calcext:value-type="float">
            <text:p>-0.7760925889</text:p>
          </table:table-cell>
          <table:table-cell office:value-type="float" office:value="1.04085970581" calcext:value-type="float">
            <text:p>1.0408597058</text:p>
          </table:table-cell>
          <table:table-cell office:value-type="float" office:value="-0.838552176952" calcext:value-type="float">
            <text:p>-0.838552177</text:p>
          </table:table-cell>
        </table:table-row>
        <table:table-row table:style-name="ro1">
          <table:table-cell office:value-type="float" office:value="0.837779343128" calcext:value-type="float">
            <text:p>0.8377793431</text:p>
          </table:table-cell>
          <table:table-cell office:value-type="float" office:value="-0.776450634003" calcext:value-type="float">
            <text:p>-0.776450634</text:p>
          </table:table-cell>
          <table:table-cell office:value-type="float" office:value="1.06885848105" calcext:value-type="float">
            <text:p>1.0688584811</text:p>
          </table:table-cell>
          <table:table-cell office:value-type="float" office:value="-0.833183765411" calcext:value-type="float">
            <text:p>-0.8331837654</text:p>
          </table:table-cell>
        </table:table-row>
        <table:table-row table:style-name="ro1">
          <table:table-cell office:value-type="float" office:value="0.851813912392" calcext:value-type="float">
            <text:p>0.8518139124</text:p>
          </table:table-cell>
          <table:table-cell office:value-type="float" office:value="-0.776564896107" calcext:value-type="float">
            <text:p>-0.7765648961</text:p>
          </table:table-cell>
          <table:table-cell office:value-type="float" office:value="1.08531432509" calcext:value-type="float">
            <text:p>1.0853143251</text:p>
          </table:table-cell>
          <table:table-cell office:value-type="float" office:value="-0.82856041193" calcext:value-type="float">
            <text:p>-0.8285604119</text:p>
          </table:table-cell>
        </table:table-row>
        <table:table-row table:style-name="ro1">
          <table:table-cell office:value-type="float" office:value="0.866056263447" calcext:value-type="float">
            <text:p>0.8660562634</text:p>
          </table:table-cell>
          <table:table-cell office:value-type="float" office:value="-0.776260614395" calcext:value-type="float">
            <text:p>-0.7762606144</text:p>
          </table:table-cell>
          <table:table-cell office:value-type="float" office:value="1.10112010598" calcext:value-type="float">
            <text:p>1.101120106</text:p>
          </table:table-cell>
          <table:table-cell office:value-type="float" office:value="-0.82361882925" calcext:value-type="float">
            <text:p>-0.8236188293</text:p>
          </table:table-cell>
        </table:table-row>
        <table:table-row table:style-name="ro1">
          <table:table-cell office:value-type="float" office:value="0.880028605461" calcext:value-type="float">
            <text:p>0.8800286055</text:p>
          </table:table-cell>
          <table:table-cell office:value-type="float" office:value="-0.776380479336" calcext:value-type="float">
            <text:p>-0.7763804793</text:p>
          </table:table-cell>
          <table:table-cell office:value-type="float" office:value="1.11617471933" calcext:value-type="float">
            <text:p>1.1161747193</text:p>
          </table:table-cell>
          <table:table-cell office:value-type="float" office:value="-0.818333506584" calcext:value-type="float">
            <text:p>-0.8183335066</text:p>
          </table:table-cell>
        </table:table-row>
        <table:table-row table:style-name="ro1">
          <table:table-cell office:value-type="float" office:value="0.893685162067" calcext:value-type="float">
            <text:p>0.8936851621</text:p>
          </table:table-cell>
          <table:table-cell office:value-type="float" office:value="-0.77636384964" calcext:value-type="float">
            <text:p>-0.7763638496</text:p>
          </table:table-cell>
          <table:table-cell office:value-type="float" office:value="1.15280830026" calcext:value-type="float">
            <text:p>1.1528083003</text:p>
          </table:table-cell>
          <table:table-cell office:value-type="float" office:value="-0.808783590794" calcext:value-type="float">
            <text:p>-0.8087835908</text:p>
          </table:table-cell>
        </table:table-row>
        <table:table-row table:style-name="ro1">
          <table:table-cell office:value-type="float" office:value="0.907234430313" calcext:value-type="float">
            <text:p>0.9072344303</text:p>
          </table:table-cell>
          <table:table-cell office:value-type="float" office:value="-0.777085602283" calcext:value-type="float">
            <text:p>-0.7770856023</text:p>
          </table:table-cell>
          <table:table-cell office:value-type="float" office:value="1.16977529883" calcext:value-type="float">
            <text:p>1.1697752988</text:p>
          </table:table-cell>
          <table:table-cell office:value-type="float" office:value="-0.802810251713" calcext:value-type="float">
            <text:p>-0.8028102517</text:p>
          </table:table-cell>
        </table:table-row>
        <table:table-row table:style-name="ro1">
          <table:table-cell office:value-type="float" office:value="0.921156048775" calcext:value-type="float">
            <text:p>0.9211560488</text:p>
          </table:table-cell>
          <table:table-cell office:value-type="float" office:value="-0.777365803719" calcext:value-type="float">
            <text:p>-0.7773658037</text:p>
          </table:table-cell>
          <table:table-cell office:value-type="float" office:value="1.18603929043" calcext:value-type="float">
            <text:p>1.1860392904</text:p>
          </table:table-cell>
          <table:table-cell office:value-type="float" office:value="-0.79636567831" calcext:value-type="float">
            <text:p>-0.7963656783</text:p>
          </table:table-cell>
        </table:table-row>
        <table:table-row table:style-name="ro1">
          <table:table-cell office:value-type="float" office:value="0.934865891933" calcext:value-type="float">
            <text:p>0.9348658919</text:p>
          </table:table-cell>
          <table:table-cell office:value-type="float" office:value="-0.777187585831" calcext:value-type="float">
            <text:p>-0.7771875858</text:p>
          </table:table-cell>
          <table:table-cell office:value-type="float" office:value="1.22130884886" calcext:value-type="float">
            <text:p>1.2213088489</text:p>
          </table:table-cell>
          <table:table-cell office:value-type="float" office:value="-0.784541010857" calcext:value-type="float">
            <text:p>-0.7845410109</text:p>
          </table:table-cell>
        </table:table-row>
        <table:table-row table:style-name="ro1">
          <table:table-cell office:value-type="float" office:value="0.948147237301" calcext:value-type="float">
            <text:p>0.9481472373</text:p>
          </table:table-cell>
          <table:table-cell office:value-type="float" office:value="-0.777205646038" calcext:value-type="float">
            <text:p>-0.777205646</text:p>
          </table:table-cell>
          <table:table-cell office:value-type="float" office:value="1.23786424756" calcext:value-type="float">
            <text:p>1.2378642476</text:p>
          </table:table-cell>
          <table:table-cell office:value-type="float" office:value="-0.778703272343" calcext:value-type="float">
            <text:p>-0.7787032723</text:p>
          </table:table-cell>
        </table:table-row>
        <table:table-row table:style-name="ro1">
          <table:table-cell office:value-type="float" office:value="0.960951805115" calcext:value-type="float">
            <text:p>0.9609518051</text:p>
          </table:table-cell>
          <table:table-cell office:value-type="float" office:value="-0.777341246605" calcext:value-type="float">
            <text:p>-0.7773412466</text:p>
          </table:table-cell>
          <table:table-cell office:value-type="float" office:value="1.25515630007" calcext:value-type="float">
            <text:p>1.2551563001</text:p>
          </table:table-cell>
          <table:table-cell office:value-type="float" office:value="-0.77337628603" calcext:value-type="float">
            <text:p>-0.773376286</text:p>
          </table:table-cell>
        </table:table-row>
        <table:table-row table:style-name="ro1">
          <table:table-cell office:value-type="float" office:value="0.973497271538" calcext:value-type="float">
            <text:p>0.9734972715</text:p>
          </table:table-cell>
          <table:table-cell office:value-type="float" office:value="-0.777343213558" calcext:value-type="float">
            <text:p>-0.7773432136</text:p>
          </table:table-cell>
          <table:table-cell office:value-type="float" office:value="1.26993965268" calcext:value-type="float">
            <text:p>1.2699396527</text:p>
          </table:table-cell>
          <table:table-cell office:value-type="float" office:value="-0.769520103931" calcext:value-type="float">
            <text:p>-0.7695201039</text:p>
          </table:table-cell>
        </table:table-row>
        <table:table-row table:style-name="ro1">
          <table:table-cell office:value-type="float" office:value="1.0756289959" calcext:value-type="float">
            <text:p>1.0756289959</text:p>
          </table:table-cell>
          <table:table-cell office:value-type="float" office:value="-0.771492004395" calcext:value-type="float">
            <text:p>-0.7714920044</text:p>
          </table:table-cell>
          <table:table-cell office:value-type="float" office:value="1.2869802928" calcext:value-type="float">
            <text:p>1.2869802928</text:p>
          </table:table-cell>
          <table:table-cell office:value-type="float" office:value="-0.765967309475" calcext:value-type="float">
            <text:p>-0.7659673095</text:p>
          </table:table-cell>
        </table:table-row>
        <table:table-row table:style-name="ro1">
          <table:table-cell office:value-type="float" office:value="1.15172052383" calcext:value-type="float">
            <text:p>1.1517205238</text:p>
          </table:table-cell>
          <table:table-cell office:value-type="float" office:value="-0.769292652607" calcext:value-type="float">
            <text:p>-0.7692926526</text:p>
          </table:table-cell>
          <table:table-cell office:value-type="float" office:value="1.30321418405" calcext:value-type="float">
            <text:p>1.3032141841</text:p>
          </table:table-cell>
          <table:table-cell office:value-type="float" office:value="-0.76441693306" calcext:value-type="float">
            <text:p>-0.7644169331</text:p>
          </table:table-cell>
        </table:table-row>
        <table:table-row table:style-name="ro1">
          <table:table-cell office:value-type="float" office:value="1.25127518177" calcext:value-type="float">
            <text:p>1.2512751818</text:p>
          </table:table-cell>
          <table:table-cell office:value-type="float" office:value="-0.759164750576" calcext:value-type="float">
            <text:p>-0.7591647506</text:p>
          </table:table-cell>
          <table:table-cell office:value-type="float" office:value="1.32145451665" calcext:value-type="float">
            <text:p>1.3214545167</text:p>
          </table:table-cell>
          <table:table-cell office:value-type="float" office:value="-0.763337731361" calcext:value-type="float">
            <text:p>-0.7633377314</text:p>
          </table:table-cell>
        </table:table-row>
        <table:table-row table:style-name="ro1">
          <table:table-cell office:value-type="float" office:value="1.3583548069" calcext:value-type="float">
            <text:p>1.3583548069</text:p>
          </table:table-cell>
          <table:table-cell office:value-type="float" office:value="-0.74282515049" calcext:value-type="float">
            <text:p>-0.7428251505</text:p>
          </table:table-cell>
          <table:table-cell office:value-type="float" office:value="1.33831449509" calcext:value-type="float">
            <text:p>1.3383144951</text:p>
          </table:table-cell>
          <table:table-cell office:value-type="float" office:value="-0.763766527176" calcext:value-type="float">
            <text:p>-0.7637665272</text:p>
          </table:table-cell>
        </table:table-row>
        <table:table-row table:style-name="ro1">
          <table:table-cell office:value-type="float" office:value="1.38690686226" calcext:value-type="float">
            <text:p>1.3869068623</text:p>
          </table:table-cell>
          <table:table-cell office:value-type="float" office:value="-0.743023753166" calcext:value-type="float">
            <text:p>-0.7430237532</text:p>
          </table:table-cell>
          <table:table-cell office:value-type="float" office:value="1.35517498016" calcext:value-type="float">
            <text:p>1.3551749802</text:p>
          </table:table-cell>
          <table:table-cell office:value-type="float" office:value="-0.764291644096" calcext:value-type="float">
            <text:p>-0.7642916441</text:p>
          </table:table-cell>
        </table:table-row>
        <table:table-row table:style-name="ro1">
          <table:table-cell office:value-type="float" office:value="1.40499305725" calcext:value-type="float">
            <text:p>1.4049930573</text:p>
          </table:table-cell>
          <table:table-cell office:value-type="float" office:value="-0.742913246155" calcext:value-type="float">
            <text:p>-0.7429132462</text:p>
          </table:table-cell>
          <table:table-cell office:value-type="float" office:value="1.37210949421" calcext:value-type="float">
            <text:p>1.3721094942</text:p>
          </table:table-cell>
          <table:table-cell office:value-type="float" office:value="-0.764657020569" calcext:value-type="float">
            <text:p>-0.7646570206</text:p>
          </table:table-cell>
        </table:table-row>
        <table:table-row table:style-name="ro1">
          <table:table-cell office:value-type="float" office:value="1.42386269569" calcext:value-type="float">
            <text:p>1.4238626957</text:p>
          </table:table-cell>
          <table:table-cell office:value-type="float" office:value="-0.742995977402" calcext:value-type="float">
            <text:p>-0.7429959774</text:p>
          </table:table-cell>
          <table:table-cell office:value-type="float" office:value="1.38844331264" calcext:value-type="float">
            <text:p>1.3884433126</text:p>
          </table:table-cell>
          <table:table-cell office:value-type="float" office:value="-0.765275359154" calcext:value-type="float">
            <text:p>-0.7652753592</text:p>
          </table:table-cell>
        </table:table-row>
        <table:table-row table:style-name="ro1">
          <table:table-cell office:value-type="float" office:value="1.44244813919" calcext:value-type="float">
            <text:p>1.4424481392</text:p>
          </table:table-cell>
          <table:table-cell office:value-type="float" office:value="-0.743083119392" calcext:value-type="float">
            <text:p>-0.7430831194</text:p>
          </table:table-cell>
          <table:table-cell office:value-type="float" office:value="1.40492393732" calcext:value-type="float">
            <text:p>1.4049239373</text:p>
          </table:table-cell>
          <table:table-cell office:value-type="float" office:value="-0.76609826088" calcext:value-type="float">
            <text:p>-0.7660982609</text:p>
          </table:table-cell>
        </table:table-row>
        <table:table-row table:style-name="ro1">
          <table:table-cell office:value-type="float" office:value="1.46037220955" calcext:value-type="float">
            <text:p>1.4603722096</text:p>
          </table:table-cell>
          <table:table-cell office:value-type="float" office:value="-0.743021428585" calcext:value-type="float">
            <text:p>-0.7430214286</text:p>
          </table:table-cell>
          <table:table-cell office:value-type="float" office:value="1.41912605524" calcext:value-type="float">
            <text:p>1.4191260552</text:p>
          </table:table-cell>
          <table:table-cell office:value-type="float" office:value="-0.767850279808" calcext:value-type="float">
            <text:p>-0.7678502798</text:p>
          </table:table-cell>
        </table:table-row>
        <table:table-row table:style-name="ro1">
          <table:table-cell office:value-type="float" office:value="1.47817373276" calcext:value-type="float">
            <text:p>1.4781737328</text:p>
          </table:table-cell>
          <table:table-cell office:value-type="float" office:value="-0.743418753147" calcext:value-type="float">
            <text:p>-0.7434187531</text:p>
          </table:table-cell>
          <table:table-cell office:value-type="float" office:value="1.4332323885" calcext:value-type="float">
            <text:p>1.4332323885</text:p>
          </table:table-cell>
          <table:table-cell office:value-type="float" office:value="-0.769041597843" calcext:value-type="float">
            <text:p>-0.7690415978</text:p>
          </table:table-cell>
        </table:table-row>
        <table:table-row table:style-name="ro1">
          <table:table-cell office:value-type="float" office:value="1.49545800686" calcext:value-type="float">
            <text:p>1.4954580069</text:p>
          </table:table-cell>
          <table:table-cell office:value-type="float" office:value="-0.744343996048" calcext:value-type="float">
            <text:p>-0.744343996</text:p>
          </table:table-cell>
          <table:table-cell office:value-type="float" office:value="1.44932462931" calcext:value-type="float">
            <text:p>1.4493246293</text:p>
          </table:table-cell>
          <table:table-cell office:value-type="float" office:value="-0.770183146" calcext:value-type="float">
            <text:p>-0.770183146</text:p>
          </table:table-cell>
        </table:table-row>
        <table:table-row table:style-name="ro1">
          <table:table-cell office:value-type="float" office:value="1.59803903103" calcext:value-type="float">
            <text:p>1.598039031</text:p>
          </table:table-cell>
          <table:table-cell office:value-type="float" office:value="-0.753280043602" calcext:value-type="float">
            <text:p>-0.7532800436</text:p>
          </table:table-cell>
          <table:table-cell office:value-type="float" office:value="1.46471997261" calcext:value-type="float">
            <text:p>1.4647199726</text:p>
          </table:table-cell>
          <table:table-cell office:value-type="float" office:value="-0.771249353886" calcext:value-type="float">
            <text:p>-0.7712493539</text:p>
          </table:table-cell>
        </table:table-row>
        <table:table-row table:style-name="ro1">
          <table:table-cell office:value-type="float" office:value="1.61722302437" calcext:value-type="float">
            <text:p>1.6172230244</text:p>
          </table:table-cell>
          <table:table-cell office:value-type="float" office:value="-0.753541171551" calcext:value-type="float">
            <text:p>-0.7535411716</text:p>
          </table:table-cell>
          <table:table-cell office:value-type="float" office:value="1.48082175016" calcext:value-type="float">
            <text:p>1.4808217502</text:p>
          </table:table-cell>
          <table:table-cell office:value-type="float" office:value="-0.771816372871" calcext:value-type="float">
            <text:p>-0.7718163729</text:p>
          </table:table-cell>
        </table:table-row>
        <table:table-row table:style-name="ro1">
          <table:table-cell office:value-type="float" office:value="1.63734197617" calcext:value-type="float">
            <text:p>1.6373419762</text:p>
          </table:table-cell>
          <table:table-cell office:value-type="float" office:value="-0.753214776516" calcext:value-type="float">
            <text:p>-0.7532147765</text:p>
          </table:table-cell>
          <table:table-cell office:value-type="float" office:value="1.49717881441" calcext:value-type="float">
            <text:p>1.4971788144</text:p>
          </table:table-cell>
          <table:table-cell office:value-type="float" office:value="-0.772154271603" calcext:value-type="float">
            <text:p>-0.7721542716</text:p>
          </table:table-cell>
        </table:table-row>
        <table:table-row table:style-name="ro1">
          <table:table-cell office:value-type="float" office:value="1.675735116" calcext:value-type="float">
            <text:p>1.675735116</text:p>
          </table:table-cell>
          <table:table-cell office:value-type="float" office:value="-0.76127654314" calcext:value-type="float">
            <text:p>-0.7612765431</text:p>
          </table:table-cell>
          <table:table-cell office:value-type="float" office:value="1.51197697878" calcext:value-type="float">
            <text:p>1.5119769788</text:p>
          </table:table-cell>
          <table:table-cell office:value-type="float" office:value="-0.772231817245" calcext:value-type="float">
            <text:p>-0.7722318172</text:p>
          </table:table-cell>
        </table:table-row>
        <table:table-row table:style-name="ro1">
          <table:table-cell office:value-type="float" office:value="1.70609819889" calcext:value-type="float">
            <text:p>1.7060981989</text:p>
          </table:table-cell>
          <table:table-cell office:value-type="float" office:value="-0.761765778065" calcext:value-type="float">
            <text:p>-0.7617657781</text:p>
          </table:table-cell>
          <table:table-cell office:value-type="float" office:value="1.52644916534" calcext:value-type="float">
            <text:p>1.5264491653</text:p>
          </table:table-cell>
          <table:table-cell office:value-type="float" office:value="-0.772681891918" calcext:value-type="float">
            <text:p>-0.7726818919</text:p>
          </table:table-cell>
        </table:table-row>
        <table:table-row table:style-name="ro1">
          <table:table-cell office:value-type="float" office:value="1.72530782223" calcext:value-type="float">
            <text:p>1.7253078222</text:p>
          </table:table-cell>
          <table:table-cell office:value-type="float" office:value="-0.761486947536" calcext:value-type="float">
            <text:p>-0.7614869475</text:p>
          </table:table-cell>
          <table:table-cell office:value-type="float" office:value="1.54135479689" calcext:value-type="float">
            <text:p>1.5413547969</text:p>
          </table:table-cell>
          <table:table-cell office:value-type="float" office:value="-0.772964656353" calcext:value-type="float">
            <text:p>-0.7729646564</text:p>
          </table:table-cell>
        </table:table-row>
        <table:table-row table:style-name="ro1">
          <table:table-cell office:value-type="float" office:value="1.75612235069" calcext:value-type="float">
            <text:p>1.7561223507</text:p>
          </table:table-cell>
          <table:table-cell office:value-type="float" office:value="-0.75980001688" calcext:value-type="float">
            <text:p>-0.7598000169</text:p>
          </table:table-cell>
          <table:table-cell office:value-type="float" office:value="1.55678757191" calcext:value-type="float">
            <text:p>1.5567875719</text:p>
          </table:table-cell>
          <table:table-cell office:value-type="float" office:value="-0.773570418358" calcext:value-type="float">
            <text:p>-0.7735704184</text:p>
          </table:table-cell>
        </table:table-row>
        <table:table-row table:style-name="ro1">
          <table:table-cell office:value-type="float" office:value="1.78228890896" calcext:value-type="float">
            <text:p>1.782288909</text:p>
          </table:table-cell>
          <table:table-cell office:value-type="float" office:value="-0.759330332279" calcext:value-type="float">
            <text:p>-0.7593303323</text:p>
          </table:table-cell>
          <table:table-cell office:value-type="float" office:value="1.57192953587" calcext:value-type="float">
            <text:p>1.5719295359</text:p>
          </table:table-cell>
          <table:table-cell office:value-type="float" office:value="-0.773846030235" calcext:value-type="float">
            <text:p>-0.7738460302</text:p>
          </table:table-cell>
        </table:table-row>
        <table:table-row table:style-name="ro1">
          <table:table-cell office:value-type="float" office:value="1.80295932293" calcext:value-type="float">
            <text:p>1.8029593229</text:p>
          </table:table-cell>
          <table:table-cell office:value-type="float" office:value="-0.758495032787" calcext:value-type="float">
            <text:p>-0.7584950328</text:p>
          </table:table-cell>
          <table:table-cell office:value-type="float" office:value="1.58627923489" calcext:value-type="float">
            <text:p>1.5862792349</text:p>
          </table:table-cell>
          <table:table-cell office:value-type="float" office:value="-0.774601280689" calcext:value-type="float">
            <text:p>-0.7746012807</text:p>
          </table:table-cell>
        </table:table-row>
        <table:table-row table:style-name="ro1">
          <table:table-cell office:value-type="float" office:value="1.83290016651" calcext:value-type="float">
            <text:p>1.8329001665</text:p>
          </table:table-cell>
          <table:table-cell office:value-type="float" office:value="-0.757515668869" calcext:value-type="float">
            <text:p>-0.7575156689</text:p>
          </table:table-cell>
          <table:table-cell office:value-type="float" office:value="1.60063560963" calcext:value-type="float">
            <text:p>1.6006356096</text:p>
          </table:table-cell>
          <table:table-cell office:value-type="float" office:value="-0.775237560272" calcext:value-type="float">
            <text:p>-0.7752375603</text:p>
          </table:table-cell>
        </table:table-row>
        <table:table-row table:style-name="ro1">
          <table:table-cell office:value-type="float" office:value="1.85963356495" calcext:value-type="float">
            <text:p>1.859633565</text:p>
          </table:table-cell>
          <table:table-cell office:value-type="float" office:value="-0.757918953896" calcext:value-type="float">
            <text:p>-0.7579189539</text:p>
          </table:table-cell>
          <table:table-cell office:value-type="float" office:value="1.61499848127" calcext:value-type="float">
            <text:p>1.6149984813</text:p>
          </table:table-cell>
          <table:table-cell office:value-type="float" office:value="-0.775088429451" calcext:value-type="float">
            <text:p>-0.7750884295</text:p>
          </table:table-cell>
        </table:table-row>
        <table:table-row table:style-name="ro1">
          <table:table-cell office:value-type="float" office:value="1.88586890697" calcext:value-type="float">
            <text:p>1.885868907</text:p>
          </table:table-cell>
          <table:table-cell office:value-type="float" office:value="-0.761055707932" calcext:value-type="float">
            <text:p>-0.7610557079</text:p>
          </table:table-cell>
          <table:table-cell office:value-type="float" office:value="1.62979986429" calcext:value-type="float">
            <text:p>1.6297998643</text:p>
          </table:table-cell>
          <table:table-cell office:value-type="float" office:value="-0.775341272354" calcext:value-type="float">
            <text:p>-0.7753412724</text:p>
          </table:table-cell>
        </table:table-row>
        <table:table-row table:style-name="ro1">
          <table:table-cell office:value-type="float" office:value="1.90961313248" calcext:value-type="float">
            <text:p>1.9096131325</text:p>
          </table:table-cell>
          <table:table-cell office:value-type="float" office:value="-0.760668158531" calcext:value-type="float">
            <text:p>-0.7606681585</text:p>
          </table:table-cell>
          <table:table-cell office:value-type="float" office:value="1.64423247337" calcext:value-type="float">
            <text:p>1.6442324734</text:p>
          </table:table-cell>
          <table:table-cell office:value-type="float" office:value="-0.775546073914" calcext:value-type="float">
            <text:p>-0.7755460739</text:p>
          </table:table-cell>
        </table:table-row>
        <table:table-row table:style-name="ro1">
          <table:table-cell office:value-type="float" office:value="1.94232594967" calcext:value-type="float">
            <text:p>1.9423259497</text:p>
          </table:table-cell>
          <table:table-cell office:value-type="float" office:value="-0.754137575626" calcext:value-type="float">
            <text:p>-0.7541375756</text:p>
          </table:table-cell>
          <table:table-cell office:value-type="float" office:value="1.65861346483" calcext:value-type="float">
            <text:p>1.6586134648</text:p>
          </table:table-cell>
          <table:table-cell office:value-type="float" office:value="-0.776092588902" calcext:value-type="float">
            <text:p>-0.7760925889</text:p>
          </table:table-cell>
        </table:table-row>
        <table:table-row table:style-name="ro1">
          <table:table-cell office:value-type="float" office:value="1.96649122238" calcext:value-type="float">
            <text:p>1.9664912224</text:p>
          </table:table-cell>
          <table:table-cell office:value-type="float" office:value="-0.753910422325" calcext:value-type="float">
            <text:p>-0.7539104223</text:p>
          </table:table-cell>
          <table:table-cell office:value-type="float" office:value="1.67277934313" calcext:value-type="float">
            <text:p>1.6727793431</text:p>
          </table:table-cell>
          <table:table-cell office:value-type="float" office:value="-0.776450634003" calcext:value-type="float">
            <text:p>-0.776450634</text:p>
          </table:table-cell>
        </table:table-row>
        <table:table-row table:style-name="ro1">
          <table:table-cell office:value-type="float" office:value="1.98440289497" calcext:value-type="float">
            <text:p>1.984402895</text:p>
          </table:table-cell>
          <table:table-cell office:value-type="float" office:value="-0.753816127777" calcext:value-type="float">
            <text:p>-0.7538161278</text:p>
          </table:table-cell>
          <table:table-cell office:value-type="float" office:value="1.68681391239" calcext:value-type="float">
            <text:p>1.6868139124</text:p>
          </table:table-cell>
          <table:table-cell office:value-type="float" office:value="-0.776564896107" calcext:value-type="float">
            <text:p>-0.7765648961</text:p>
          </table:table-cell>
        </table:table-row>
        <table:table-row table:style-name="ro1">
          <table:table-cell office:value-type="float" office:value="2.00840568542" calcext:value-type="float">
            <text:p>2.0084056854</text:p>
          </table:table-cell>
          <table:table-cell office:value-type="float" office:value="-0.756942868233" calcext:value-type="float">
            <text:p>-0.7569428682</text:p>
          </table:table-cell>
          <table:table-cell office:value-type="float" office:value="1.70105626345" calcext:value-type="float">
            <text:p>1.7010562635</text:p>
          </table:table-cell>
          <table:table-cell office:value-type="float" office:value="-0.776260614395" calcext:value-type="float">
            <text:p>-0.7762606144</text:p>
          </table:table-cell>
        </table:table-row>
        <table:table-row table:style-name="ro1">
          <table:table-cell office:value-type="float" office:value="2.033005476" calcext:value-type="float">
            <text:p>2.033005476</text:p>
          </table:table-cell>
          <table:table-cell office:value-type="float" office:value="-0.758225560188" calcext:value-type="float">
            <text:p>-0.7582255602</text:p>
          </table:table-cell>
          <table:table-cell office:value-type="float" office:value="1.71502860546" calcext:value-type="float">
            <text:p>1.7150286055</text:p>
          </table:table-cell>
          <table:table-cell office:value-type="float" office:value="-0.776380479336" calcext:value-type="float">
            <text:p>-0.7763804793</text:p>
          </table:table-cell>
        </table:table-row>
        <table:table-row table:style-name="ro1">
          <table:table-cell office:value-type="float" office:value="2.05296325684" calcext:value-type="float">
            <text:p>2.0529632568</text:p>
          </table:table-cell>
          <table:table-cell office:value-type="float" office:value="-0.759486436844" calcext:value-type="float">
            <text:p>-0.7594864368</text:p>
          </table:table-cell>
          <table:table-cell office:value-type="float" office:value="1.72868516207" calcext:value-type="float">
            <text:p>1.7286851621</text:p>
          </table:table-cell>
          <table:table-cell office:value-type="float" office:value="-0.77636384964" calcext:value-type="float">
            <text:p>-0.7763638496</text:p>
          </table:table-cell>
        </table:table-row>
        <table:table-row table:style-name="ro1">
          <table:table-cell office:value-type="float" office:value="2.07526230812" calcext:value-type="float">
            <text:p>2.0752623081</text:p>
          </table:table-cell>
          <table:table-cell office:value-type="float" office:value="-0.761249005795" calcext:value-type="float">
            <text:p>-0.7612490058</text:p>
          </table:table-cell>
          <table:table-cell office:value-type="float" office:value="1.74223443031" calcext:value-type="float">
            <text:p>1.7422344303</text:p>
          </table:table-cell>
          <table:table-cell office:value-type="float" office:value="-0.777085602283" calcext:value-type="float">
            <text:p>-0.7770856023</text:p>
          </table:table-cell>
        </table:table-row>
        <table:table-row table:style-name="ro1">
          <table:table-cell office:value-type="float" office:value="2.09993124008" calcext:value-type="float">
            <text:p>2.0999312401</text:p>
          </table:table-cell>
          <table:table-cell office:value-type="float" office:value="-0.762648105621" calcext:value-type="float">
            <text:p>-0.7626481056</text:p>
          </table:table-cell>
          <table:table-cell office:value-type="float" office:value="1.75615604877" calcext:value-type="float">
            <text:p>1.7561560488</text:p>
          </table:table-cell>
          <table:table-cell office:value-type="float" office:value="-0.777365803719" calcext:value-type="float">
            <text:p>-0.7773658037</text:p>
          </table:table-cell>
        </table:table-row>
        <table:table-row table:style-name="ro1">
          <table:table-cell office:value-type="float" office:value="2.12252116203" calcext:value-type="float">
            <text:p>2.122521162</text:p>
          </table:table-cell>
          <table:table-cell office:value-type="float" office:value="-0.764250993729" calcext:value-type="float">
            <text:p>-0.7642509937</text:p>
          </table:table-cell>
          <table:table-cell office:value-type="float" office:value="1.76986589193" calcext:value-type="float">
            <text:p>1.7698658919</text:p>
          </table:table-cell>
          <table:table-cell office:value-type="float" office:value="-0.777187585831" calcext:value-type="float">
            <text:p>-0.7771875858</text:p>
          </table:table-cell>
        </table:table-row>
        <table:table-row table:style-name="ro1">
          <table:table-cell office:value-type="float" office:value="2.14401888847" calcext:value-type="float">
            <text:p>2.1440188885</text:p>
          </table:table-cell>
          <table:table-cell office:value-type="float" office:value="-0.765537440777" calcext:value-type="float">
            <text:p>-0.7655374408</text:p>
          </table:table-cell>
          <table:table-cell office:value-type="float" office:value="1.7831472373" calcext:value-type="float">
            <text:p>1.7831472373</text:p>
          </table:table-cell>
          <table:table-cell office:value-type="float" office:value="-0.777205646038" calcext:value-type="float">
            <text:p>-0.777205646</text:p>
          </table:table-cell>
        </table:table-row>
        <table:table-row table:style-name="ro1">
          <table:table-cell office:value-type="float" office:value="2.16894555092" calcext:value-type="float">
            <text:p>2.1689455509</text:p>
          </table:table-cell>
          <table:table-cell office:value-type="float" office:value="-0.766721844673" calcext:value-type="float">
            <text:p>-0.7667218447</text:p>
          </table:table-cell>
          <table:table-cell office:value-type="float" office:value="1.79595180511" calcext:value-type="float">
            <text:p>1.7959518051</text:p>
          </table:table-cell>
          <table:table-cell office:value-type="float" office:value="-0.777341246605" calcext:value-type="float">
            <text:p>-0.7773412466</text:p>
          </table:table-cell>
        </table:table-row>
        <table:table-row table:style-name="ro1">
          <table:table-cell office:value-type="float" office:value="2.19446730614" calcext:value-type="float">
            <text:p>2.1944673061</text:p>
          </table:table-cell>
          <table:table-cell office:value-type="float" office:value="-0.765568852425" calcext:value-type="float">
            <text:p>-0.7655688524</text:p>
          </table:table-cell>
          <table:table-cell office:value-type="float" office:value="1.80849727154" calcext:value-type="float">
            <text:p>1.8084972715</text:p>
          </table:table-cell>
          <table:table-cell office:value-type="float" office:value="-0.777343213558" calcext:value-type="float">
            <text:p>-0.7773432136</text:p>
          </table:table-cell>
        </table:table-row>
        <table:table-row table:style-name="ro1">
          <table:table-cell office:value-type="float" office:value="2.21930146217" calcext:value-type="float">
            <text:p>2.2193014622</text:p>
          </table:table-cell>
          <table:table-cell office:value-type="float" office:value="-0.767460286617" calcext:value-type="float">
            <text:p>-0.7674602866</text:p>
          </table:table-cell>
          <table:table-cell office:value-type="float" office:value="1.9106289959" calcext:value-type="float">
            <text:p>1.9106289959</text:p>
          </table:table-cell>
          <table:table-cell office:value-type="float" office:value="-0.771492004395" calcext:value-type="float">
            <text:p>-0.7714920044</text:p>
          </table:table-cell>
        </table:table-row>
        <table:table-row table:style-name="ro1">
          <table:table-cell office:value-type="float" office:value="2.24073505402" calcext:value-type="float">
            <text:p>2.240735054</text:p>
          </table:table-cell>
          <table:table-cell office:value-type="float" office:value="-0.768269717693" calcext:value-type="float">
            <text:p>-0.7682697177</text:p>
          </table:table-cell>
          <table:table-cell office:value-type="float" office:value="1.98672052383" calcext:value-type="float">
            <text:p>1.9867205238</text:p>
          </table:table-cell>
          <table:table-cell office:value-type="float" office:value="-0.769292652607" calcext:value-type="float">
            <text:p>-0.7692926526</text:p>
          </table:table-cell>
        </table:table-row>
        <table:table-row table:style-name="ro1">
          <table:table-cell office:value-type="float" office:value="2.2618534565" calcext:value-type="float">
            <text:p>2.2618534565</text:p>
          </table:table-cell>
          <table:table-cell office:value-type="float" office:value="-0.769592702389" calcext:value-type="float">
            <text:p>-0.7695927024</text:p>
          </table:table-cell>
          <table:table-cell office:value-type="float" office:value="2.08627518177" calcext:value-type="float">
            <text:p>2.0862751818</text:p>
          </table:table-cell>
          <table:table-cell office:value-type="float" office:value="-0.759164750576" calcext:value-type="float">
            <text:p>-0.7591647506</text:p>
          </table:table-cell>
        </table:table-row>
        <table:table-row table:style-name="ro1">
          <table:table-cell office:value-type="float" office:value="2.2876522541" calcext:value-type="float">
            <text:p>2.2876522541</text:p>
          </table:table-cell>
          <table:table-cell office:value-type="float" office:value="-0.76971501112" calcext:value-type="float">
            <text:p>-0.7697150111</text:p>
          </table:table-cell>
          <table:table-cell office:value-type="float" office:value="2.1933548069" calcext:value-type="float">
            <text:p>2.1933548069</text:p>
          </table:table-cell>
          <table:table-cell office:value-type="float" office:value="-0.74282515049" calcext:value-type="float">
            <text:p>-0.7428251505</text:p>
          </table:table-cell>
        </table:table-row>
        <table:table-row table:style-name="ro1">
          <table:table-cell office:value-type="float" office:value="2.31421208382" calcext:value-type="float">
            <text:p>2.3142120838</text:p>
          </table:table-cell>
          <table:table-cell office:value-type="float" office:value="-0.767549037933" calcext:value-type="float">
            <text:p>-0.7675490379</text:p>
          </table:table-cell>
          <table:table-cell office:value-type="float" office:value="2.22190686226" calcext:value-type="float">
            <text:p>2.2219068623</text:p>
          </table:table-cell>
          <table:table-cell office:value-type="float" office:value="-0.743023753166" calcext:value-type="float">
            <text:p>-0.7430237532</text:p>
          </table:table-cell>
        </table:table-row>
        <table:table-row table:style-name="ro1">
          <table:table-cell office:value-type="float" office:value="2.33966135979" calcext:value-type="float">
            <text:p>2.3396613598</text:p>
          </table:table-cell>
          <table:table-cell office:value-type="float" office:value="-0.770411014557" calcext:value-type="float">
            <text:p>-0.7704110146</text:p>
          </table:table-cell>
          <table:table-cell office:value-type="float" office:value="2.23999305725" calcext:value-type="float">
            <text:p>2.2399930573</text:p>
          </table:table-cell>
          <table:table-cell office:value-type="float" office:value="-0.742913246155" calcext:value-type="float">
            <text:p>-0.7429132462</text:p>
          </table:table-cell>
        </table:table-row>
        <table:table-row table:style-name="ro1">
          <table:table-cell office:value-type="float" office:value="2.36489415169" calcext:value-type="float">
            <text:p>2.3648941517</text:p>
          </table:table-cell>
          <table:table-cell office:value-type="float" office:value="-0.773196995258" calcext:value-type="float">
            <text:p>-0.7731969953</text:p>
          </table:table-cell>
          <table:table-cell office:value-type="float" office:value="2.25886269569" calcext:value-type="float">
            <text:p>2.2588626957</text:p>
          </table:table-cell>
          <table:table-cell office:value-type="float" office:value="-0.742995977402" calcext:value-type="float">
            <text:p>-0.7429959774</text:p>
          </table:table-cell>
        </table:table-row>
        <table:table-row table:style-name="ro1">
          <table:table-cell office:value-type="float" office:value="2.38989901543" calcext:value-type="float">
            <text:p>2.3898990154</text:p>
          </table:table-cell>
          <table:table-cell office:value-type="float" office:value="-0.772662639618" calcext:value-type="float">
            <text:p>-0.7726626396</text:p>
          </table:table-cell>
          <table:table-cell office:value-type="float" office:value="2.27744813919" calcext:value-type="float">
            <text:p>2.2774481392</text:p>
          </table:table-cell>
          <table:table-cell office:value-type="float" office:value="-0.743083119392" calcext:value-type="float">
            <text:p>-0.7430831194</text:p>
          </table:table-cell>
        </table:table-row>
        <table:table-row table:style-name="ro1">
          <table:table-cell office:value-type="float" office:value="2.41263818741" calcext:value-type="float">
            <text:p>2.4126381874</text:p>
          </table:table-cell>
          <table:table-cell office:value-type="float" office:value="-0.772446393967" calcext:value-type="float">
            <text:p>-0.772446394</text:p>
          </table:table-cell>
          <table:table-cell office:value-type="float" office:value="2.29537220955" calcext:value-type="float">
            <text:p>2.2953722096</text:p>
          </table:table-cell>
          <table:table-cell office:value-type="float" office:value="-0.743021428585" calcext:value-type="float">
            <text:p>-0.7430214286</text:p>
          </table:table-cell>
        </table:table-row>
        <table:table-row table:style-name="ro1">
          <table:table-cell office:value-type="float" office:value="2.43109035492" calcext:value-type="float">
            <text:p>2.4310903549</text:p>
          </table:table-cell>
          <table:table-cell office:value-type="float" office:value="-0.773125588894" calcext:value-type="float">
            <text:p>-0.7731255889</text:p>
          </table:table-cell>
          <table:table-cell office:value-type="float" office:value="2.31317373276" calcext:value-type="float">
            <text:p>2.3131737328</text:p>
          </table:table-cell>
          <table:table-cell office:value-type="float" office:value="-0.743418753147" calcext:value-type="float">
            <text:p>-0.7434187531</text:p>
          </table:table-cell>
        </table:table-row>
        <table:table-row table:style-name="ro1">
          <table:table-cell office:value-type="float" office:value="2.45423746109" calcext:value-type="float">
            <text:p>2.4542374611</text:p>
          </table:table-cell>
          <table:table-cell office:value-type="float" office:value="-0.771331965923" calcext:value-type="float">
            <text:p>-0.7713319659</text:p>
          </table:table-cell>
          <table:table-cell office:value-type="float" office:value="2.33045800686" calcext:value-type="float">
            <text:p>2.3304580069</text:p>
          </table:table-cell>
          <table:table-cell office:value-type="float" office:value="-0.744343996048" calcext:value-type="float">
            <text:p>-0.744343996</text:p>
          </table:table-cell>
        </table:table-row>
        <table:table-row table:style-name="ro1">
          <table:table-cell office:value-type="float" office:value="2.47916293144" calcext:value-type="float">
            <text:p>2.4791629314</text:p>
          </table:table-cell>
          <table:table-cell office:value-type="float" office:value="-0.773311436176" calcext:value-type="float">
            <text:p>-0.7733114362</text:p>
          </table:table-cell>
          <table:table-cell office:value-type="float" office:value="2.43303903103" calcext:value-type="float">
            <text:p>2.433039031</text:p>
          </table:table-cell>
          <table:table-cell office:value-type="float" office:value="-0.753280043602" calcext:value-type="float">
            <text:p>-0.7532800436</text:p>
          </table:table-cell>
        </table:table-row>
        <table:table-row table:style-name="ro1">
          <table:table-cell office:value-type="float" office:value="2.50276017189" calcext:value-type="float">
            <text:p>2.5027601719</text:p>
          </table:table-cell>
          <table:table-cell office:value-type="float" office:value="-0.772412836552" calcext:value-type="float">
            <text:p>-0.7724128366</text:p>
          </table:table-cell>
          <table:table-cell office:value-type="float" office:value="2.45222302437" calcext:value-type="float">
            <text:p>2.4522230244</text:p>
          </table:table-cell>
          <table:table-cell office:value-type="float" office:value="-0.753541171551" calcext:value-type="float">
            <text:p>-0.7535411716</text:p>
          </table:table-cell>
        </table:table-row>
        <table:table-row table:style-name="ro1">
          <table:table-cell office:value-type="float" office:value="2.52891182899" calcext:value-type="float">
            <text:p>2.528911829</text:p>
          </table:table-cell>
          <table:table-cell office:value-type="float" office:value="-0.771514415741" calcext:value-type="float">
            <text:p>-0.7715144157</text:p>
          </table:table-cell>
          <table:table-cell office:value-type="float" office:value="2.47234197617" calcext:value-type="float">
            <text:p>2.4723419762</text:p>
          </table:table-cell>
          <table:table-cell office:value-type="float" office:value="-0.753214776516" calcext:value-type="float">
            <text:p>-0.7532147765</text:p>
          </table:table-cell>
        </table:table-row>
        <table:table-row table:style-name="ro1">
          <table:table-cell office:value-type="float" office:value="2.55410671234" calcext:value-type="float">
            <text:p>2.5541067123</text:p>
          </table:table-cell>
          <table:table-cell office:value-type="float" office:value="-0.770869672298" calcext:value-type="float">
            <text:p>-0.7708696723</text:p>
          </table:table-cell>
          <table:table-cell office:value-type="float" office:value="2.510735116" calcext:value-type="float">
            <text:p>2.510735116</text:p>
          </table:table-cell>
          <table:table-cell office:value-type="float" office:value="-0.76127654314" calcext:value-type="float">
            <text:p>-0.7612765431</text:p>
          </table:table-cell>
        </table:table-row>
        <table:table-row table:style-name="ro1">
          <table:table-cell office:value-type="float" office:value="2.57666182518" calcext:value-type="float">
            <text:p>2.5766618252</text:p>
          </table:table-cell>
          <table:table-cell office:value-type="float" office:value="-0.772795438766" calcext:value-type="float">
            <text:p>-0.7727954388</text:p>
          </table:table-cell>
          <table:table-cell office:value-type="float" office:value="2.54109819889" calcext:value-type="float">
            <text:p>2.5410981989</text:p>
          </table:table-cell>
          <table:table-cell office:value-type="float" office:value="-0.761765778065" calcext:value-type="float">
            <text:p>-0.7617657781</text:p>
          </table:table-cell>
        </table:table-row>
        <table:table-row table:style-name="ro1">
          <table:table-cell office:value-type="float" office:value="2.60002636909" calcext:value-type="float">
            <text:p>2.6000263691</text:p>
          </table:table-cell>
          <table:table-cell office:value-type="float" office:value="-0.775031924248" calcext:value-type="float">
            <text:p>-0.7750319242</text:p>
          </table:table-cell>
          <table:table-cell office:value-type="float" office:value="2.56030782223" calcext:value-type="float">
            <text:p>2.5603078222</text:p>
          </table:table-cell>
          <table:table-cell office:value-type="float" office:value="-0.761486947536" calcext:value-type="float">
            <text:p>-0.7614869475</text:p>
          </table:table-cell>
        </table:table-row>
        <table:table-row table:style-name="ro1">
          <table:table-cell office:value-type="float" office:value="2.6268928051" calcext:value-type="float">
            <text:p>2.6268928051</text:p>
          </table:table-cell>
          <table:table-cell office:value-type="float" office:value="-0.778827428818" calcext:value-type="float">
            <text:p>-0.7788274288</text:p>
          </table:table-cell>
          <table:table-cell office:value-type="float" office:value="2.59112235069" calcext:value-type="float">
            <text:p>2.5911223507</text:p>
          </table:table-cell>
          <table:table-cell office:value-type="float" office:value="-0.75980001688" calcext:value-type="float">
            <text:p>-0.7598000169</text:p>
          </table:table-cell>
        </table:table-row>
        <table:table-row table:style-name="ro1">
          <table:table-cell office:value-type="float" office:value="2.65228176117" calcext:value-type="float">
            <text:p>2.6522817612</text:p>
          </table:table-cell>
          <table:table-cell office:value-type="float" office:value="-0.781211197376" calcext:value-type="float">
            <text:p>-0.7812111974</text:p>
          </table:table-cell>
          <table:table-cell office:value-type="float" office:value="2.61728890896" calcext:value-type="float">
            <text:p>2.617288909</text:p>
          </table:table-cell>
          <table:table-cell office:value-type="float" office:value="-0.759330332279" calcext:value-type="float">
            <text:p>-0.7593303323</text:p>
          </table:table-cell>
        </table:table-row>
        <table:table-row table:style-name="ro1">
          <table:table-cell office:value-type="float" office:value="2.67615771294" calcext:value-type="float">
            <text:p>2.6761577129</text:p>
          </table:table-cell>
          <table:table-cell office:value-type="float" office:value="-0.780865252018" calcext:value-type="float">
            <text:p>-0.780865252</text:p>
          </table:table-cell>
          <table:table-cell office:value-type="float" office:value="2.63795932293" calcext:value-type="float">
            <text:p>2.6379593229</text:p>
          </table:table-cell>
          <table:table-cell office:value-type="float" office:value="-0.758495032787" calcext:value-type="float">
            <text:p>-0.7584950328</text:p>
          </table:table-cell>
        </table:table-row>
        <table:table-row table:style-name="ro1">
          <table:table-cell office:value-type="float" office:value="2.70067358017" calcext:value-type="float">
            <text:p>2.7006735802</text:p>
          </table:table-cell>
          <table:table-cell office:value-type="float" office:value="-0.779250741005" calcext:value-type="float">
            <text:p>-0.779250741</text:p>
          </table:table-cell>
          <table:table-cell office:value-type="float" office:value="2.66790016651" calcext:value-type="float">
            <text:p>2.6679001665</text:p>
          </table:table-cell>
          <table:table-cell office:value-type="float" office:value="-0.757515668869" calcext:value-type="float">
            <text:p>-0.7575156689</text:p>
          </table:table-cell>
        </table:table-row>
        <table:table-row table:style-name="ro1">
          <table:table-cell office:value-type="float" office:value="2.72410202026" calcext:value-type="float">
            <text:p>2.7241020203</text:p>
          </table:table-cell>
          <table:table-cell office:value-type="float" office:value="-0.779184758663" calcext:value-type="float">
            <text:p>-0.7791847587</text:p>
          </table:table-cell>
          <table:table-cell office:value-type="float" office:value="2.69463356495" calcext:value-type="float">
            <text:p>2.694633565</text:p>
          </table:table-cell>
          <table:table-cell office:value-type="float" office:value="-0.757918953896" calcext:value-type="float">
            <text:p>-0.7579189539</text:p>
          </table:table-cell>
        </table:table-row>
        <table:table-row table:style-name="ro1">
          <table:table-cell office:value-type="float" office:value="2.74427270889" calcext:value-type="float">
            <text:p>2.7442727089</text:p>
          </table:table-cell>
          <table:table-cell office:value-type="float" office:value="-0.780260503292" calcext:value-type="float">
            <text:p>-0.7802605033</text:p>
          </table:table-cell>
          <table:table-cell office:value-type="float" office:value="2.72086890697" calcext:value-type="float">
            <text:p>2.720868907</text:p>
          </table:table-cell>
          <table:table-cell office:value-type="float" office:value="-0.761055707932" calcext:value-type="float">
            <text:p>-0.7610557079</text:p>
          </table:table-cell>
        </table:table-row>
        <table:table-row table:style-name="ro1">
          <table:table-cell office:value-type="float" office:value="2.76896882057" calcext:value-type="float">
            <text:p>2.7689688206</text:p>
          </table:table-cell>
          <table:table-cell office:value-type="float" office:value="-0.783048629761" calcext:value-type="float">
            <text:p>-0.7830486298</text:p>
          </table:table-cell>
          <table:table-cell office:value-type="float" office:value="2.74461313248" calcext:value-type="float">
            <text:p>2.7446131325</text:p>
          </table:table-cell>
          <table:table-cell office:value-type="float" office:value="-0.760668158531" calcext:value-type="float">
            <text:p>-0.7606681585</text:p>
          </table:table-cell>
        </table:table-row>
        <table:table-row table:style-name="ro1">
          <table:table-cell office:value-type="float" office:value="2.79696321487" calcext:value-type="float">
            <text:p>2.7969632149</text:p>
          </table:table-cell>
          <table:table-cell office:value-type="float" office:value="-0.785035133362" calcext:value-type="float">
            <text:p>-0.7850351334</text:p>
          </table:table-cell>
          <table:table-cell office:value-type="float" office:value="2.77732594967" calcext:value-type="float">
            <text:p>2.7773259497</text:p>
          </table:table-cell>
          <table:table-cell office:value-type="float" office:value="-0.754137575626" calcext:value-type="float">
            <text:p>-0.7541375756</text:p>
          </table:table-cell>
        </table:table-row>
        <table:table-row table:style-name="ro1">
          <table:table-cell office:value-type="float" office:value="2.81826710701" calcext:value-type="float">
            <text:p>2.818267107</text:p>
          </table:table-cell>
          <table:table-cell office:value-type="float" office:value="-0.786847412586" calcext:value-type="float">
            <text:p>-0.7868474126</text:p>
          </table:table-cell>
          <table:table-cell office:value-type="float" office:value="2.80149122238" calcext:value-type="float">
            <text:p>2.8014912224</text:p>
          </table:table-cell>
          <table:table-cell office:value-type="float" office:value="-0.753910422325" calcext:value-type="float">
            <text:p>-0.7539104223</text:p>
          </table:table-cell>
        </table:table-row>
        <table:table-row table:style-name="ro1">
          <table:table-cell office:value-type="float" office:value="2.8406047821" calcext:value-type="float">
            <text:p>2.8406047821</text:p>
          </table:table-cell>
          <table:table-cell office:value-type="float" office:value="-0.788838028908" calcext:value-type="float">
            <text:p>-0.7888380289</text:p>
          </table:table-cell>
          <table:table-cell office:value-type="float" office:value="2.81940289497" calcext:value-type="float">
            <text:p>2.819402895</text:p>
          </table:table-cell>
          <table:table-cell office:value-type="float" office:value="-0.753816127777" calcext:value-type="float">
            <text:p>-0.7538161278</text:p>
          </table:table-cell>
        </table:table-row>
        <table:table-row table:style-name="ro1">
          <table:table-cell office:value-type="float" office:value="2.8686850071" calcext:value-type="float">
            <text:p>2.8686850071</text:p>
          </table:table-cell>
          <table:table-cell office:value-type="float" office:value="-0.790632367134" calcext:value-type="float">
            <text:p>-0.7906323671</text:p>
          </table:table-cell>
          <table:table-cell office:value-type="float" office:value="2.84340568542" calcext:value-type="float">
            <text:p>2.8434056854</text:p>
          </table:table-cell>
          <table:table-cell office:value-type="float" office:value="-0.756942868233" calcext:value-type="float">
            <text:p>-0.7569428682</text:p>
          </table:table-cell>
        </table:table-row>
        <table:table-row table:style-name="ro1">
          <table:table-cell office:value-type="float" office:value="2.89460539818" calcext:value-type="float">
            <text:p>2.8946053982</text:p>
          </table:table-cell>
          <table:table-cell office:value-type="float" office:value="-0.794222414494" calcext:value-type="float">
            <text:p>-0.7942224145</text:p>
          </table:table-cell>
          <table:table-cell office:value-type="float" office:value="2.868005476" calcext:value-type="float">
            <text:p>2.868005476</text:p>
          </table:table-cell>
          <table:table-cell office:value-type="float" office:value="-0.758225560188" calcext:value-type="float">
            <text:p>-0.7582255602</text:p>
          </table:table-cell>
        </table:table-row>
        <table:table-row table:style-name="ro1">
          <table:table-cell office:value-type="float" office:value="2.91466474533" calcext:value-type="float">
            <text:p>2.9146647453</text:p>
          </table:table-cell>
          <table:table-cell office:value-type="float" office:value="-0.794097900391" calcext:value-type="float">
            <text:p>-0.7940979004</text:p>
          </table:table-cell>
          <table:table-cell office:value-type="float" office:value="2.88796325684" calcext:value-type="float">
            <text:p>2.8879632568</text:p>
          </table:table-cell>
          <table:table-cell office:value-type="float" office:value="-0.759486436844" calcext:value-type="float">
            <text:p>-0.7594864368</text:p>
          </table:table-cell>
        </table:table-row>
        <table:table-row table:style-name="ro1">
          <table:table-cell office:value-type="float" office:value="2.93509030342" calcext:value-type="float">
            <text:p>2.9350903034</text:p>
          </table:table-cell>
          <table:table-cell office:value-type="float" office:value="-0.794630765915" calcext:value-type="float">
            <text:p>-0.7946307659</text:p>
          </table:table-cell>
          <table:table-cell office:value-type="float" office:value="2.91026230812" calcext:value-type="float">
            <text:p>2.9102623081</text:p>
          </table:table-cell>
          <table:table-cell office:value-type="float" office:value="-0.761249005795" calcext:value-type="float">
            <text:p>-0.7612490058</text:p>
          </table:table-cell>
        </table:table-row>
        <table:table-row table:style-name="ro1">
          <table:table-cell office:value-type="float" office:value="2.95731973648" calcext:value-type="float">
            <text:p>2.9573197365</text:p>
          </table:table-cell>
          <table:table-cell office:value-type="float" office:value="-0.792852222919" calcext:value-type="float">
            <text:p>-0.7928522229</text:p>
          </table:table-cell>
          <table:table-cell office:value-type="float" office:value="2.93493124008" calcext:value-type="float">
            <text:p>2.9349312401</text:p>
          </table:table-cell>
          <table:table-cell office:value-type="float" office:value="-0.762648105621" calcext:value-type="float">
            <text:p>-0.7626481056</text:p>
          </table:table-cell>
        </table:table-row>
        <table:table-row table:style-name="ro1">
          <table:table-cell office:value-type="float" office:value="2.97515368462" calcext:value-type="float">
            <text:p>2.9751536846</text:p>
          </table:table-cell>
          <table:table-cell office:value-type="float" office:value="-0.793789684772" calcext:value-type="float">
            <text:p>-0.7937896848</text:p>
          </table:table-cell>
          <table:table-cell office:value-type="float" office:value="2.95752116203" calcext:value-type="float">
            <text:p>2.957521162</text:p>
          </table:table-cell>
          <table:table-cell office:value-type="float" office:value="-0.764250993729" calcext:value-type="float">
            <text:p>-0.7642509937</text:p>
          </table:table-cell>
        </table:table-row>
        <table:table-row table:style-name="ro1">
          <table:table-cell office:value-type="float" office:value="2.99375796318" calcext:value-type="float">
            <text:p>2.9937579632</text:p>
          </table:table-cell>
          <table:table-cell office:value-type="float" office:value="-0.793976187706" calcext:value-type="float">
            <text:p>-0.7939761877</text:p>
          </table:table-cell>
          <table:table-cell office:value-type="float" office:value="2.97901888847" calcext:value-type="float">
            <text:p>2.9790188885</text:p>
          </table:table-cell>
          <table:table-cell office:value-type="float" office:value="-0.765537440777" calcext:value-type="float">
            <text:p>-0.7655374408</text:p>
          </table:table-cell>
        </table:table-row>
        <table:table-row table:style-name="ro1">
          <table:table-cell office:value-type="float" office:value="3.01333093643" calcext:value-type="float">
            <text:p>3.0133309364</text:p>
          </table:table-cell>
          <table:table-cell office:value-type="float" office:value="-0.794921040535" calcext:value-type="float">
            <text:p>-0.7949210405</text:p>
          </table:table-cell>
          <table:table-cell office:value-type="float" office:value="3.00394555092" calcext:value-type="float">
            <text:p>3.0039455509</text:p>
          </table:table-cell>
          <table:table-cell office:value-type="float" office:value="-0.766721844673" calcext:value-type="float">
            <text:p>-0.7667218447</text:p>
          </table:table-cell>
        </table:table-row>
        <table:table-row table:style-name="ro1">
          <table:table-cell office:value-type="float" office:value="3.0427172184" calcext:value-type="float">
            <text:p>3.0427172184</text:p>
          </table:table-cell>
          <table:table-cell office:value-type="float" office:value="-0.795054197311" calcext:value-type="float">
            <text:p>-0.7950541973</text:p>
          </table:table-cell>
          <table:table-cell office:value-type="float" office:value="3.02946730614" calcext:value-type="float">
            <text:p>3.0294673061</text:p>
          </table:table-cell>
          <table:table-cell office:value-type="float" office:value="-0.765568852425" calcext:value-type="float">
            <text:p>-0.7655688524</text:p>
          </table:table-cell>
        </table:table-row>
        <table:table-row table:style-name="ro1">
          <table:table-cell office:value-type="float" office:value="3.0677011013" calcext:value-type="float">
            <text:p>3.0677011013</text:p>
          </table:table-cell>
          <table:table-cell office:value-type="float" office:value="-0.795991182327" calcext:value-type="float">
            <text:p>-0.7959911823</text:p>
          </table:table-cell>
          <table:table-cell office:value-type="float" office:value="3.05430146217" calcext:value-type="float">
            <text:p>3.0543014622</text:p>
          </table:table-cell>
          <table:table-cell office:value-type="float" office:value="-0.767460286617" calcext:value-type="float">
            <text:p>-0.7674602866</text:p>
          </table:table-cell>
        </table:table-row>
        <table:table-row table:style-name="ro1">
          <table:table-cell office:value-type="float" office:value="3.09270954132" calcext:value-type="float">
            <text:p>3.0927095413</text:p>
          </table:table-cell>
          <table:table-cell office:value-type="float" office:value="-0.796843230724" calcext:value-type="float">
            <text:p>-0.7968432307</text:p>
          </table:table-cell>
          <table:table-cell office:value-type="float" office:value="3.07573505402" calcext:value-type="float">
            <text:p>3.075735054</text:p>
          </table:table-cell>
          <table:table-cell office:value-type="float" office:value="-0.768269717693" calcext:value-type="float">
            <text:p>-0.7682697177</text:p>
          </table:table-cell>
        </table:table-row>
        <table:table-row table:style-name="ro1">
          <table:table-cell office:value-type="float" office:value="3.11443567276" calcext:value-type="float">
            <text:p>3.1144356728</text:p>
          </table:table-cell>
          <table:table-cell office:value-type="float" office:value="-0.797514438629" calcext:value-type="float">
            <text:p>-0.7975144386</text:p>
          </table:table-cell>
          <table:table-cell office:value-type="float" office:value="3.0968534565" calcext:value-type="float">
            <text:p>3.0968534565</text:p>
          </table:table-cell>
          <table:table-cell office:value-type="float" office:value="-0.769592702389" calcext:value-type="float">
            <text:p>-0.7695927024</text:p>
          </table:table-cell>
        </table:table-row>
        <table:table-row table:style-name="ro1">
          <table:table-cell office:value-type="float" office:value="3.139067173" calcext:value-type="float">
            <text:p>3.139067173</text:p>
          </table:table-cell>
          <table:table-cell office:value-type="float" office:value="-0.798097193241" calcext:value-type="float">
            <text:p>-0.7980971932</text:p>
          </table:table-cell>
          <table:table-cell office:value-type="float" office:value="3.1226522541" calcext:value-type="float">
            <text:p>3.1226522541</text:p>
          </table:table-cell>
          <table:table-cell office:value-type="float" office:value="-0.76971501112" calcext:value-type="float">
            <text:p>-0.7697150111</text:p>
          </table:table-cell>
        </table:table-row>
        <table:table-row table:style-name="ro1">
          <table:table-cell office:value-type="float" office:value="3.16189312935" calcext:value-type="float">
            <text:p>3.1618931294</text:p>
          </table:table-cell>
          <table:table-cell office:value-type="float" office:value="-0.798778057098" calcext:value-type="float">
            <text:p>-0.7987780571</text:p>
          </table:table-cell>
          <table:table-cell office:value-type="float" office:value="3.14921208382" calcext:value-type="float">
            <text:p>3.1492120838</text:p>
          </table:table-cell>
          <table:table-cell office:value-type="float" office:value="-0.767549037933" calcext:value-type="float">
            <text:p>-0.7675490379</text:p>
          </table:table-cell>
        </table:table-row>
        <table:table-row table:style-name="ro1">
          <table:table-cell office:value-type="float" office:value="3.18646478653" calcext:value-type="float">
            <text:p>3.1864647865</text:p>
          </table:table-cell>
          <table:table-cell office:value-type="float" office:value="-0.799449622631" calcext:value-type="float">
            <text:p>-0.7994496226</text:p>
          </table:table-cell>
          <table:table-cell office:value-type="float" office:value="3.17466135979" calcext:value-type="float">
            <text:p>3.1746613598</text:p>
          </table:table-cell>
          <table:table-cell office:value-type="float" office:value="-0.770411014557" calcext:value-type="float">
            <text:p>-0.7704110146</text:p>
          </table:table-cell>
        </table:table-row>
        <table:table-row table:style-name="ro1">
          <table:table-cell office:value-type="float" office:value="3.20800971985" calcext:value-type="float">
            <text:p>3.2080097199</text:p>
          </table:table-cell>
          <table:table-cell office:value-type="float" office:value="-0.799782931805" calcext:value-type="float">
            <text:p>-0.7997829318</text:p>
          </table:table-cell>
          <table:table-cell office:value-type="float" office:value="3.19989415169" calcext:value-type="float">
            <text:p>3.1998941517</text:p>
          </table:table-cell>
          <table:table-cell office:value-type="float" office:value="-0.773196995258" calcext:value-type="float">
            <text:p>-0.7731969953</text:p>
          </table:table-cell>
        </table:table-row>
        <table:table-row table:style-name="ro1">
          <table:table-cell office:value-type="float" office:value="3.23523497581" calcext:value-type="float">
            <text:p>3.2352349758</text:p>
          </table:table-cell>
          <table:table-cell office:value-type="float" office:value="-0.803242921829" calcext:value-type="float">
            <text:p>-0.8032429218</text:p>
          </table:table-cell>
          <table:table-cell office:value-type="float" office:value="3.22489901543" calcext:value-type="float">
            <text:p>3.2248990154</text:p>
          </table:table-cell>
          <table:table-cell office:value-type="float" office:value="-0.772662639618" calcext:value-type="float">
            <text:p>-0.7726626396</text:p>
          </table:table-cell>
        </table:table-row>
        <table:table-row table:style-name="ro1">
          <table:table-cell office:value-type="float" office:value="3.26317691803" calcext:value-type="float">
            <text:p>3.263176918</text:p>
          </table:table-cell>
          <table:table-cell office:value-type="float" office:value="-0.802092134953" calcext:value-type="float">
            <text:p>-0.802092135</text:p>
          </table:table-cell>
          <table:table-cell office:value-type="float" office:value="3.24763818741" calcext:value-type="float">
            <text:p>3.2476381874</text:p>
          </table:table-cell>
          <table:table-cell office:value-type="float" office:value="-0.772446393967" calcext:value-type="float">
            <text:p>-0.772446394</text:p>
          </table:table-cell>
        </table:table-row>
        <table:table-row table:style-name="ro1">
          <table:table-cell office:value-type="float" office:value="3.28520059586" calcext:value-type="float">
            <text:p>3.2852005959</text:p>
          </table:table-cell>
          <table:table-cell office:value-type="float" office:value="-0.804121077061" calcext:value-type="float">
            <text:p>-0.8041210771</text:p>
          </table:table-cell>
          <table:table-cell office:value-type="float" office:value="3.26609035492" calcext:value-type="float">
            <text:p>3.2660903549</text:p>
          </table:table-cell>
          <table:table-cell office:value-type="float" office:value="-0.773125588894" calcext:value-type="float">
            <text:p>-0.7731255889</text:p>
          </table:table-cell>
        </table:table-row>
        <table:table-row table:style-name="ro1">
          <table:table-cell office:value-type="float" office:value="3.30731797218" calcext:value-type="float">
            <text:p>3.3073179722</text:p>
          </table:table-cell>
          <table:table-cell office:value-type="float" office:value="-0.805575668812" calcext:value-type="float">
            <text:p>-0.8055756688</text:p>
          </table:table-cell>
          <table:table-cell office:value-type="float" office:value="3.28923746109" calcext:value-type="float">
            <text:p>3.2892374611</text:p>
          </table:table-cell>
          <table:table-cell office:value-type="float" office:value="-0.771331965923" calcext:value-type="float">
            <text:p>-0.7713319659</text:p>
          </table:table-cell>
        </table:table-row>
        <table:table-row table:style-name="ro1">
          <table:table-cell office:value-type="float" office:value="3.3295712471" calcext:value-type="float">
            <text:p>3.3295712471</text:p>
          </table:table-cell>
          <table:table-cell office:value-type="float" office:value="-0.807976841927" calcext:value-type="float">
            <text:p>-0.8079768419</text:p>
          </table:table-cell>
          <table:table-cell office:value-type="float" office:value="3.31416293144" calcext:value-type="float">
            <text:p>3.3141629314</text:p>
          </table:table-cell>
          <table:table-cell office:value-type="float" office:value="-0.773311436176" calcext:value-type="float">
            <text:p>-0.7733114362</text:p>
          </table:table-cell>
        </table:table-row>
        <table:table-row table:style-name="ro1">
          <table:table-cell office:value-type="float" office:value="3.35835719109" calcext:value-type="float">
            <text:p>3.3583571911</text:p>
          </table:table-cell>
          <table:table-cell office:value-type="float" office:value="-0.807022511959" calcext:value-type="float">
            <text:p>-0.807022512</text:p>
          </table:table-cell>
          <table:table-cell office:value-type="float" office:value="3.33776017189" calcext:value-type="float">
            <text:p>3.3377601719</text:p>
          </table:table-cell>
          <table:table-cell office:value-type="float" office:value="-0.772412836552" calcext:value-type="float">
            <text:p>-0.7724128366</text:p>
          </table:table-cell>
        </table:table-row>
        <table:table-row table:style-name="ro1">
          <table:table-cell office:value-type="float" office:value="3.38348078728" calcext:value-type="float">
            <text:p>3.3834807873</text:p>
          </table:table-cell>
          <table:table-cell office:value-type="float" office:value="-0.809458494186" calcext:value-type="float">
            <text:p>-0.8094584942</text:p>
          </table:table-cell>
          <table:table-cell office:value-type="float" office:value="3.36391182899" calcext:value-type="float">
            <text:p>3.363911829</text:p>
          </table:table-cell>
          <table:table-cell office:value-type="float" office:value="-0.771514415741" calcext:value-type="float">
            <text:p>-0.7715144157</text:p>
          </table:table-cell>
        </table:table-row>
        <table:table-row table:style-name="ro1">
          <table:table-cell office:value-type="float" office:value="3.41058540344" calcext:value-type="float">
            <text:p>3.4105854034</text:p>
          </table:table-cell>
          <table:table-cell office:value-type="float" office:value="-0.808080434799" calcext:value-type="float">
            <text:p>-0.8080804348</text:p>
          </table:table-cell>
          <table:table-cell office:value-type="float" office:value="3.38910671234" calcext:value-type="float">
            <text:p>3.3891067123</text:p>
          </table:table-cell>
          <table:table-cell office:value-type="float" office:value="-0.770869672298" calcext:value-type="float">
            <text:p>-0.7708696723</text:p>
          </table:table-cell>
        </table:table-row>
        <table:table-row table:style-name="ro1">
          <table:table-cell office:value-type="float" office:value="3.43197655678" calcext:value-type="float">
            <text:p>3.4319765568</text:p>
          </table:table-cell>
          <table:table-cell office:value-type="float" office:value="-0.809700489044" calcext:value-type="float">
            <text:p>-0.809700489</text:p>
          </table:table-cell>
          <table:table-cell office:value-type="float" office:value="3.41166182518" calcext:value-type="float">
            <text:p>3.4116618252</text:p>
          </table:table-cell>
          <table:table-cell office:value-type="float" office:value="-0.772795438766" calcext:value-type="float">
            <text:p>-0.7727954388</text:p>
          </table:table-cell>
        </table:table-row>
        <table:table-row table:style-name="ro1">
          <table:table-cell office:value-type="float" office:value="3.45600342751" calcext:value-type="float">
            <text:p>3.4560034275</text:p>
          </table:table-cell>
          <table:table-cell office:value-type="float" office:value="-0.812190175056" calcext:value-type="float">
            <text:p>-0.8121901751</text:p>
          </table:table-cell>
          <table:table-cell office:value-type="float" office:value="3.43502636909" calcext:value-type="float">
            <text:p>3.4350263691</text:p>
          </table:table-cell>
          <table:table-cell office:value-type="float" office:value="-0.775031924248" calcext:value-type="float">
            <text:p>-0.7750319242</text:p>
          </table:table-cell>
        </table:table-row>
        <table:table-row table:style-name="ro1">
          <table:table-cell office:value-type="float" office:value="3.48413729668" calcext:value-type="float">
            <text:p>3.4841372967</text:p>
          </table:table-cell>
          <table:table-cell office:value-type="float" office:value="-0.811526536942" calcext:value-type="float">
            <text:p>-0.8115265369</text:p>
          </table:table-cell>
          <table:table-cell office:value-type="float" office:value="3.4618928051" calcext:value-type="float">
            <text:p>3.4618928051</text:p>
          </table:table-cell>
          <table:table-cell office:value-type="float" office:value="-0.778827428818" calcext:value-type="float">
            <text:p>-0.7788274288</text:p>
          </table:table-cell>
        </table:table-row>
        <table:table-row table:style-name="ro1">
          <table:table-cell office:value-type="float" office:value="3.51268100739" calcext:value-type="float">
            <text:p>3.5126810074</text:p>
          </table:table-cell>
          <table:table-cell office:value-type="float" office:value="-0.808444797993" calcext:value-type="float">
            <text:p>-0.808444798</text:p>
          </table:table-cell>
          <table:table-cell office:value-type="float" office:value="3.48728176117" calcext:value-type="float">
            <text:p>3.4872817612</text:p>
          </table:table-cell>
          <table:table-cell office:value-type="float" office:value="-0.781211197376" calcext:value-type="float">
            <text:p>-0.7812111974</text:p>
          </table:table-cell>
        </table:table-row>
        <table:table-row table:style-name="ro1">
          <table:table-cell office:value-type="float" office:value="3.53550028801" calcext:value-type="float">
            <text:p>3.535500288</text:p>
          </table:table-cell>
          <table:table-cell office:value-type="float" office:value="-0.810016989708" calcext:value-type="float">
            <text:p>-0.8100169897</text:p>
          </table:table-cell>
          <table:table-cell office:value-type="float" office:value="3.51115771294" calcext:value-type="float">
            <text:p>3.5111577129</text:p>
          </table:table-cell>
          <table:table-cell office:value-type="float" office:value="-0.780865252018" calcext:value-type="float">
            <text:p>-0.780865252</text:p>
          </table:table-cell>
        </table:table-row>
        <table:table-row table:style-name="ro1">
          <table:table-cell office:value-type="float" office:value="3.56172966957" calcext:value-type="float">
            <text:p>3.5617296696</text:p>
          </table:table-cell>
          <table:table-cell office:value-type="float" office:value="-0.808341741562" calcext:value-type="float">
            <text:p>-0.8083417416</text:p>
          </table:table-cell>
          <table:table-cell office:value-type="float" office:value="3.53567358017" calcext:value-type="float">
            <text:p>3.5356735802</text:p>
          </table:table-cell>
          <table:table-cell office:value-type="float" office:value="-0.779250741005" calcext:value-type="float">
            <text:p>-0.779250741</text:p>
          </table:table-cell>
        </table:table-row>
        <table:table-row table:style-name="ro1">
          <table:table-cell office:value-type="float" office:value="3.59083414078" calcext:value-type="float">
            <text:p>3.5908341408</text:p>
          </table:table-cell>
          <table:table-cell office:value-type="float" office:value="-0.805843651295" calcext:value-type="float">
            <text:p>-0.8058436513</text:p>
          </table:table-cell>
          <table:table-cell office:value-type="float" office:value="3.55910202026" calcext:value-type="float">
            <text:p>3.5591020203</text:p>
          </table:table-cell>
          <table:table-cell office:value-type="float" office:value="-0.779184758663" calcext:value-type="float">
            <text:p>-0.7791847587</text:p>
          </table:table-cell>
        </table:table-row>
        <table:table-row table:style-name="ro1">
          <table:table-cell office:value-type="float" office:value="3.61788511276" calcext:value-type="float">
            <text:p>3.6178851128</text:p>
          </table:table-cell>
          <table:table-cell office:value-type="float" office:value="-0.805097937584" calcext:value-type="float">
            <text:p>-0.8050979376</text:p>
          </table:table-cell>
          <table:table-cell office:value-type="float" office:value="3.57927270889" calcext:value-type="float">
            <text:p>3.5792727089</text:p>
          </table:table-cell>
          <table:table-cell office:value-type="float" office:value="-0.780260503292" calcext:value-type="float">
            <text:p>-0.7802605033</text:p>
          </table:table-cell>
        </table:table-row>
        <table:table-row table:style-name="ro1">
          <table:table-cell office:value-type="float" office:value="3.64147162437" calcext:value-type="float">
            <text:p>3.6414716244</text:p>
          </table:table-cell>
          <table:table-cell office:value-type="float" office:value="-0.80555742979" calcext:value-type="float">
            <text:p>-0.8055574298</text:p>
          </table:table-cell>
          <table:table-cell office:value-type="float" office:value="3.60396882057" calcext:value-type="float">
            <text:p>3.6039688206</text:p>
          </table:table-cell>
          <table:table-cell office:value-type="float" office:value="-0.783048629761" calcext:value-type="float">
            <text:p>-0.7830486298</text:p>
          </table:table-cell>
        </table:table-row>
        <table:table-row table:style-name="ro1">
          <table:table-cell office:value-type="float" office:value="3.67226982117" calcext:value-type="float">
            <text:p>3.6722698212</text:p>
          </table:table-cell>
          <table:table-cell office:value-type="float" office:value="-0.805026829243" calcext:value-type="float">
            <text:p>-0.8050268292</text:p>
          </table:table-cell>
          <table:table-cell office:value-type="float" office:value="3.63196321487" calcext:value-type="float">
            <text:p>3.6319632149</text:p>
          </table:table-cell>
          <table:table-cell office:value-type="float" office:value="-0.785035133362" calcext:value-type="float">
            <text:p>-0.7850351334</text:p>
          </table:table-cell>
        </table:table-row>
        <table:table-row table:style-name="ro1">
          <table:table-cell office:value-type="float" office:value="3.69461321831" calcext:value-type="float">
            <text:p>3.6946132183</text:p>
          </table:table-cell>
          <table:table-cell office:value-type="float" office:value="-0.804810643196" calcext:value-type="float">
            <text:p>-0.8048106432</text:p>
          </table:table-cell>
          <table:table-cell office:value-type="float" office:value="3.65326710701" calcext:value-type="float">
            <text:p>3.653267107</text:p>
          </table:table-cell>
          <table:table-cell office:value-type="float" office:value="-0.786847412586" calcext:value-type="float">
            <text:p>-0.7868474126</text:p>
          </table:table-cell>
        </table:table-row>
        <table:table-row table:style-name="ro1">
          <table:table-cell office:value-type="float" office:value="3.71733760834" calcext:value-type="float">
            <text:p>3.7173376083</text:p>
          </table:table-cell>
          <table:table-cell office:value-type="float" office:value="-0.805140733719" calcext:value-type="float">
            <text:p>-0.8051407337</text:p>
          </table:table-cell>
          <table:table-cell office:value-type="float" office:value="3.6756047821" calcext:value-type="float">
            <text:p>3.6756047821</text:p>
          </table:table-cell>
          <table:table-cell office:value-type="float" office:value="-0.788838028908" calcext:value-type="float">
            <text:p>-0.7888380289</text:p>
          </table:table-cell>
        </table:table-row>
        <table:table-row table:style-name="ro1">
          <table:table-cell office:value-type="float" office:value="3.7400431633" calcext:value-type="float">
            <text:p>3.7400431633</text:p>
          </table:table-cell>
          <table:table-cell office:value-type="float" office:value="-0.805101931095" calcext:value-type="float">
            <text:p>-0.8051019311</text:p>
          </table:table-cell>
          <table:table-cell office:value-type="float" office:value="3.7036850071" calcext:value-type="float">
            <text:p>3.7036850071</text:p>
          </table:table-cell>
          <table:table-cell office:value-type="float" office:value="-0.790632367134" calcext:value-type="float">
            <text:p>-0.7906323671</text:p>
          </table:table-cell>
        </table:table-row>
        <table:table-row table:style-name="ro1">
          <table:table-cell office:value-type="float" office:value="3.75924181938" calcext:value-type="float">
            <text:p>3.7592418194</text:p>
          </table:table-cell>
          <table:table-cell office:value-type="float" office:value="-0.804753780365" calcext:value-type="float">
            <text:p>-0.8047537804</text:p>
          </table:table-cell>
          <table:table-cell office:value-type="float" office:value="3.72960539818" calcext:value-type="float">
            <text:p>3.7296053982</text:p>
          </table:table-cell>
          <table:table-cell office:value-type="float" office:value="-0.794222414494" calcext:value-type="float">
            <text:p>-0.7942224145</text:p>
          </table:table-cell>
        </table:table-row>
        <table:table-row table:style-name="ro1">
          <table:table-cell office:value-type="float" office:value="3.77805638313" calcext:value-type="float">
            <text:p>3.7780563831</text:p>
          </table:table-cell>
          <table:table-cell office:value-type="float" office:value="-0.804588019848" calcext:value-type="float">
            <text:p>-0.8045880198</text:p>
          </table:table-cell>
          <table:table-cell office:value-type="float" office:value="3.74966474533" calcext:value-type="float">
            <text:p>3.7496647453</text:p>
          </table:table-cell>
          <table:table-cell office:value-type="float" office:value="-0.794097900391" calcext:value-type="float">
            <text:p>-0.7940979004</text:p>
          </table:table-cell>
        </table:table-row>
        <table:table-row table:style-name="ro1">
          <table:table-cell office:value-type="float" office:value="3.79663705826" calcext:value-type="float">
            <text:p>3.7966370583</text:p>
          </table:table-cell>
          <table:table-cell office:value-type="float" office:value="-0.804846405983" calcext:value-type="float">
            <text:p>-0.804846406</text:p>
          </table:table-cell>
          <table:table-cell office:value-type="float" office:value="3.77009030342" calcext:value-type="float">
            <text:p>3.7700903034</text:p>
          </table:table-cell>
          <table:table-cell office:value-type="float" office:value="-0.794630765915" calcext:value-type="float">
            <text:p>-0.7946307659</text:p>
          </table:table-cell>
        </table:table-row>
        <table:table-row table:style-name="ro1">
          <table:table-cell office:value-type="float" office:value="3.81624698639" calcext:value-type="float">
            <text:p>3.8162469864</text:p>
          </table:table-cell>
          <table:table-cell office:value-type="float" office:value="-0.805984258652" calcext:value-type="float">
            <text:p>-0.8059842587</text:p>
          </table:table-cell>
          <table:table-cell office:value-type="float" office:value="3.79231973648" calcext:value-type="float">
            <text:p>3.7923197365</text:p>
          </table:table-cell>
          <table:table-cell office:value-type="float" office:value="-0.792852222919" calcext:value-type="float">
            <text:p>-0.7928522229</text:p>
          </table:table-cell>
        </table:table-row>
        <table:table-row table:style-name="ro1">
          <table:table-cell office:value-type="float" office:value="3.83651590347" calcext:value-type="float">
            <text:p>3.8365159035</text:p>
          </table:table-cell>
          <table:table-cell office:value-type="float" office:value="-0.806460797787" calcext:value-type="float">
            <text:p>-0.8064607978</text:p>
          </table:table-cell>
          <table:table-cell office:value-type="float" office:value="3.81015368462" calcext:value-type="float">
            <text:p>3.8101536846</text:p>
          </table:table-cell>
          <table:table-cell office:value-type="float" office:value="-0.793789684772" calcext:value-type="float">
            <text:p>-0.7937896848</text:p>
          </table:table-cell>
        </table:table-row>
        <table:table-row table:style-name="ro1">
          <table:table-cell office:value-type="float" office:value="3.85643553734" calcext:value-type="float">
            <text:p>3.8564355373</text:p>
          </table:table-cell>
          <table:table-cell office:value-type="float" office:value="-0.805965125561" calcext:value-type="float">
            <text:p>-0.8059651256</text:p>
          </table:table-cell>
          <table:table-cell office:value-type="float" office:value="3.82875796318" calcext:value-type="float">
            <text:p>3.8287579632</text:p>
          </table:table-cell>
          <table:table-cell office:value-type="float" office:value="-0.793976187706" calcext:value-type="float">
            <text:p>-0.7939761877</text:p>
          </table:table-cell>
        </table:table-row>
        <table:table-row table:style-name="ro1">
          <table:table-cell office:value-type="float" office:value="3.8818192482" calcext:value-type="float">
            <text:p>3.8818192482</text:p>
          </table:table-cell>
          <table:table-cell office:value-type="float" office:value="-0.805439472198" calcext:value-type="float">
            <text:p>-0.8054394722</text:p>
          </table:table-cell>
          <table:table-cell office:value-type="float" office:value="3.84833093643" calcext:value-type="float">
            <text:p>3.8483309364</text:p>
          </table:table-cell>
          <table:table-cell office:value-type="float" office:value="-0.794921040535" calcext:value-type="float">
            <text:p>-0.7949210405</text:p>
          </table:table-cell>
        </table:table-row>
        <table:table-row table:style-name="ro1">
          <table:table-cell office:value-type="float" office:value="3.90233492851" calcext:value-type="float">
            <text:p>3.9023349285</text:p>
          </table:table-cell>
          <table:table-cell office:value-type="float" office:value="-0.805758655071" calcext:value-type="float">
            <text:p>-0.8057586551</text:p>
          </table:table-cell>
          <table:table-cell office:value-type="float" office:value="3.8777172184" calcext:value-type="float">
            <text:p>3.8777172184</text:p>
          </table:table-cell>
          <table:table-cell office:value-type="float" office:value="-0.795054197311" calcext:value-type="float">
            <text:p>-0.7950541973</text:p>
          </table:table-cell>
        </table:table-row>
        <table:table-row table:style-name="ro1">
          <table:table-cell office:value-type="float" office:value="3.92219352722" calcext:value-type="float">
            <text:p>3.9221935272</text:p>
          </table:table-cell>
          <table:table-cell office:value-type="float" office:value="-0.806199967861" calcext:value-type="float">
            <text:p>-0.8061999679</text:p>
          </table:table-cell>
          <table:table-cell office:value-type="float" office:value="3.9027011013" calcext:value-type="float">
            <text:p>3.9027011013</text:p>
          </table:table-cell>
          <table:table-cell office:value-type="float" office:value="-0.795991182327" calcext:value-type="float">
            <text:p>-0.7959911823</text:p>
          </table:table-cell>
        </table:table-row>
        <table:table-row table:style-name="ro1">
          <table:table-cell office:value-type="float" office:value="3.94127130508" calcext:value-type="float">
            <text:p>3.9412713051</text:p>
          </table:table-cell>
          <table:table-cell office:value-type="float" office:value="-0.805853307247" calcext:value-type="float">
            <text:p>-0.8058533072</text:p>
          </table:table-cell>
          <table:table-cell office:value-type="float" office:value="3.92770954132" calcext:value-type="float">
            <text:p>3.9277095413</text:p>
          </table:table-cell>
          <table:table-cell office:value-type="float" office:value="-0.796843230724" calcext:value-type="float">
            <text:p>-0.7968432307</text:p>
          </table:table-cell>
        </table:table-row>
        <table:table-row table:style-name="ro1">
          <table:table-cell office:value-type="float" office:value="3.97345471382" calcext:value-type="float">
            <text:p>3.9734547138</text:p>
          </table:table-cell>
          <table:table-cell office:value-type="float" office:value="-0.805813252926" calcext:value-type="float">
            <text:p>-0.8058132529</text:p>
          </table:table-cell>
          <table:table-cell office:value-type="float" office:value="3.94943567276" calcext:value-type="float">
            <text:p>3.9494356728</text:p>
          </table:table-cell>
          <table:table-cell office:value-type="float" office:value="-0.797514438629" calcext:value-type="float">
            <text:p>-0.7975144386</text:p>
          </table:table-cell>
        </table:table-row>
        <table:table-row table:style-name="ro1">
          <table:table-cell office:value-type="float" office:value="3.99218583107" calcext:value-type="float">
            <text:p>3.9921858311</text:p>
          </table:table-cell>
          <table:table-cell office:value-type="float" office:value="-0.805507183075" calcext:value-type="float">
            <text:p>-0.8055071831</text:p>
          </table:table-cell>
          <table:table-cell office:value-type="float" office:value="3.974067173" calcext:value-type="float">
            <text:p>3.974067173</text:p>
          </table:table-cell>
          <table:table-cell office:value-type="float" office:value="-0.798097193241" calcext:value-type="float">
            <text:p>-0.7980971932</text:p>
          </table:table-cell>
        </table:table-row>
        <table:table-row table:style-name="ro1">
          <table:table-cell office:value-type="float" office:value="4.02544784546" calcext:value-type="float">
            <text:p>4.0254478455</text:p>
          </table:table-cell>
          <table:table-cell office:value-type="float" office:value="-0.805129051208" calcext:value-type="float">
            <text:p>-0.8051290512</text:p>
          </table:table-cell>
          <table:table-cell office:value-type="float" office:value="3.99689312935" calcext:value-type="float">
            <text:p>3.9968931294</text:p>
          </table:table-cell>
          <table:table-cell office:value-type="float" office:value="-0.798778057098" calcext:value-type="float">
            <text:p>-0.7987780571</text:p>
          </table:table-cell>
        </table:table-row>
        <table:table-row table:style-name="ro1">
          <table:table-cell office:value-type="float" office:value="4.05550193787" calcext:value-type="float">
            <text:p>4.0555019379</text:p>
          </table:table-cell>
          <table:table-cell office:value-type="float" office:value="-0.805135428905" calcext:value-type="float">
            <text:p>-0.8051354289</text:p>
          </table:table-cell>
          <table:table-cell office:value-type="float" office:value="4.02146478653" calcext:value-type="float">
            <text:p>4.0214647865</text:p>
          </table:table-cell>
          <table:table-cell office:value-type="float" office:value="-0.799449622631" calcext:value-type="float">
            <text:p>-0.7994496226</text:p>
          </table:table-cell>
        </table:table-row>
        <table:table-row table:style-name="ro1">
          <table:table-cell office:value-type="float" office:value="4.07384109497" calcext:value-type="float">
            <text:p>4.073841095</text:p>
          </table:table-cell>
          <table:table-cell office:value-type="float" office:value="-0.804946243763" calcext:value-type="float">
            <text:p>-0.8049462438</text:p>
          </table:table-cell>
          <table:table-cell office:value-type="float" office:value="4.04300971985" calcext:value-type="float">
            <text:p>4.0430097199</text:p>
          </table:table-cell>
          <table:table-cell office:value-type="float" office:value="-0.799782931805" calcext:value-type="float">
            <text:p>-0.7997829318</text:p>
          </table:table-cell>
        </table:table-row>
        <table:table-row table:style-name="ro1">
          <table:table-cell office:value-type="float" office:value="4.10660076141" calcext:value-type="float">
            <text:p>4.1066007614</text:p>
          </table:table-cell>
          <table:table-cell office:value-type="float" office:value="-0.799894034863" calcext:value-type="float">
            <text:p>-0.7998940349</text:p>
          </table:table-cell>
          <table:table-cell office:value-type="float" office:value="4.07023497581" calcext:value-type="float">
            <text:p>4.0702349758</text:p>
          </table:table-cell>
          <table:table-cell office:value-type="float" office:value="-0.803242921829" calcext:value-type="float">
            <text:p>-0.8032429218</text:p>
          </table:table-cell>
        </table:table-row>
        <table:table-row table:style-name="ro1">
          <table:table-cell office:value-type="float" office:value="4.14162826538" calcext:value-type="float">
            <text:p>4.1416282654</text:p>
          </table:table-cell>
          <table:table-cell office:value-type="float" office:value="-0.799402236938" calcext:value-type="float">
            <text:p>-0.7994022369</text:p>
          </table:table-cell>
          <table:table-cell office:value-type="float" office:value="4.09817691803" calcext:value-type="float">
            <text:p>4.098176918</text:p>
          </table:table-cell>
          <table:table-cell office:value-type="float" office:value="-0.802092134953" calcext:value-type="float">
            <text:p>-0.802092135</text:p>
          </table:table-cell>
        </table:table-row>
        <table:table-row table:style-name="ro1">
          <table:table-cell office:value-type="float" office:value="4.17462491989" calcext:value-type="float">
            <text:p>4.1746249199</text:p>
          </table:table-cell>
          <table:table-cell office:value-type="float" office:value="-0.798516988754" calcext:value-type="float">
            <text:p>-0.7985169888</text:p>
          </table:table-cell>
          <table:table-cell office:value-type="float" office:value="4.12020059586" calcext:value-type="float">
            <text:p>4.1202005959</text:p>
          </table:table-cell>
          <table:table-cell office:value-type="float" office:value="-0.804121077061" calcext:value-type="float">
            <text:p>-0.8041210771</text:p>
          </table:table-cell>
        </table:table-row>
        <table:table-row table:style-name="ro1">
          <table:table-cell office:value-type="float" office:value="4.19523763657" calcext:value-type="float">
            <text:p>4.1952376366</text:p>
          </table:table-cell>
          <table:table-cell office:value-type="float" office:value="-0.797496259212" calcext:value-type="float">
            <text:p>-0.7974962592</text:p>
          </table:table-cell>
          <table:table-cell office:value-type="float" office:value="4.14231797218" calcext:value-type="float">
            <text:p>4.1423179722</text:p>
          </table:table-cell>
          <table:table-cell office:value-type="float" office:value="-0.805575668812" calcext:value-type="float">
            <text:p>-0.8055756688</text:p>
          </table:table-cell>
        </table:table-row>
        <table:table-row table:style-name="ro1">
          <table:table-cell office:value-type="float" office:value="4.21516275406" calcext:value-type="float">
            <text:p>4.2151627541</text:p>
          </table:table-cell>
          <table:table-cell office:value-type="float" office:value="-0.796243429184" calcext:value-type="float">
            <text:p>-0.7962434292</text:p>
          </table:table-cell>
          <table:table-cell office:value-type="float" office:value="4.1645712471" calcext:value-type="float">
            <text:p>4.1645712471</text:p>
          </table:table-cell>
          <table:table-cell office:value-type="float" office:value="-0.807976841927" calcext:value-type="float">
            <text:p>-0.8079768419</text:p>
          </table:table-cell>
        </table:table-row>
        <table:table-row table:style-name="ro1">
          <table:table-cell office:value-type="float" office:value="4.2355017662" calcext:value-type="float">
            <text:p>4.2355017662</text:p>
          </table:table-cell>
          <table:table-cell office:value-type="float" office:value="-0.79532712698" calcext:value-type="float">
            <text:p>-0.795327127</text:p>
          </table:table-cell>
          <table:table-cell office:value-type="float" office:value="4.19335719109" calcext:value-type="float">
            <text:p>4.1933571911</text:p>
          </table:table-cell>
          <table:table-cell office:value-type="float" office:value="-0.807022511959" calcext:value-type="float">
            <text:p>-0.807022512</text:p>
          </table:table-cell>
        </table:table-row>
        <table:table-row table:style-name="ro1">
          <table:table-cell office:value-type="float" office:value="4.25499677658" calcext:value-type="float">
            <text:p>4.2549967766</text:p>
          </table:table-cell>
          <table:table-cell office:value-type="float" office:value="-0.794273674488" calcext:value-type="float">
            <text:p>-0.7942736745</text:p>
          </table:table-cell>
          <table:table-cell office:value-type="float" office:value="4.21848078728" calcext:value-type="float">
            <text:p>4.2184807873</text:p>
          </table:table-cell>
          <table:table-cell office:value-type="float" office:value="-0.809458494186" calcext:value-type="float">
            <text:p>-0.8094584942</text:p>
          </table:table-cell>
        </table:table-row>
        <table:table-row table:style-name="ro1">
          <table:table-cell office:value-type="float" office:value="4.27316570282" calcext:value-type="float">
            <text:p>4.2731657028</text:p>
          </table:table-cell>
          <table:table-cell office:value-type="float" office:value="-0.79312223196" calcext:value-type="float">
            <text:p>-0.793122232</text:p>
          </table:table-cell>
          <table:table-cell office:value-type="float" office:value="4.24558540344" calcext:value-type="float">
            <text:p>4.2455854034</text:p>
          </table:table-cell>
          <table:table-cell office:value-type="float" office:value="-0.808080434799" calcext:value-type="float">
            <text:p>-0.8080804348</text:p>
          </table:table-cell>
        </table:table-row>
        <table:table-row table:style-name="ro1">
          <table:table-cell office:value-type="float" office:value="4.29169273376" calcext:value-type="float">
            <text:p>4.2916927338</text:p>
          </table:table-cell>
          <table:table-cell office:value-type="float" office:value="-0.79123622179" calcext:value-type="float">
            <text:p>-0.7912362218</text:p>
          </table:table-cell>
          <table:table-cell office:value-type="float" office:value="4.26697655678" calcext:value-type="float">
            <text:p>4.2669765568</text:p>
          </table:table-cell>
          <table:table-cell office:value-type="float" office:value="-0.809700489044" calcext:value-type="float">
            <text:p>-0.809700489</text:p>
          </table:table-cell>
        </table:table-row>
        <table:table-row table:style-name="ro1">
          <table:table-cell office:value-type="float" office:value="4.3170208931" calcext:value-type="float">
            <text:p>4.3170208931</text:p>
          </table:table-cell>
          <table:table-cell office:value-type="float" office:value="-0.788677215576" calcext:value-type="float">
            <text:p>-0.7886772156</text:p>
          </table:table-cell>
          <table:table-cell office:value-type="float" office:value="4.29100342751" calcext:value-type="float">
            <text:p>4.2910034275</text:p>
          </table:table-cell>
          <table:table-cell office:value-type="float" office:value="-0.812190175056" calcext:value-type="float">
            <text:p>-0.8121901751</text:p>
          </table:table-cell>
        </table:table-row>
        <table:table-row table:style-name="ro1">
          <table:table-cell office:value-type="float" office:value="4.33893632889" calcext:value-type="float">
            <text:p>4.3389363289</text:p>
          </table:table-cell>
          <table:table-cell office:value-type="float" office:value="-0.787665903568" calcext:value-type="float">
            <text:p>-0.7876659036</text:p>
          </table:table-cell>
          <table:table-cell office:value-type="float" office:value="4.31913729668" calcext:value-type="float">
            <text:p>4.3191372967</text:p>
          </table:table-cell>
          <table:table-cell office:value-type="float" office:value="-0.811526536942" calcext:value-type="float">
            <text:p>-0.8115265369</text:p>
          </table:table-cell>
        </table:table-row>
        <table:table-row table:style-name="ro1">
          <table:table-cell office:value-type="float" office:value="4.35725021362" calcext:value-type="float">
            <text:p>4.3572502136</text:p>
          </table:table-cell>
          <table:table-cell office:value-type="float" office:value="-0.786532700062" calcext:value-type="float">
            <text:p>-0.7865327001</text:p>
          </table:table-cell>
          <table:table-cell office:value-type="float" office:value="4.34768100739" calcext:value-type="float">
            <text:p>4.3476810074</text:p>
          </table:table-cell>
          <table:table-cell office:value-type="float" office:value="-0.808444797993" calcext:value-type="float">
            <text:p>-0.808444798</text:p>
          </table:table-cell>
        </table:table-row>
        <table:table-row table:style-name="ro1">
          <table:table-cell office:value-type="float" office:value="4.38960981369" calcext:value-type="float">
            <text:p>4.3896098137</text:p>
          </table:table-cell>
          <table:table-cell office:value-type="float" office:value="-0.78240686655" calcext:value-type="float">
            <text:p>-0.7824068666</text:p>
          </table:table-cell>
          <table:table-cell office:value-type="float" office:value="4.37050028801" calcext:value-type="float">
            <text:p>4.370500288</text:p>
          </table:table-cell>
          <table:table-cell office:value-type="float" office:value="-0.810016989708" calcext:value-type="float">
            <text:p>-0.8100169897</text:p>
          </table:table-cell>
        </table:table-row>
        <table:table-row table:style-name="ro1">
          <table:table-cell office:value-type="float" office:value="4.41182804108" calcext:value-type="float">
            <text:p>4.4118280411</text:p>
          </table:table-cell>
          <table:table-cell office:value-type="float" office:value="-0.778744697571" calcext:value-type="float">
            <text:p>-0.7787446976</text:p>
          </table:table-cell>
          <table:table-cell office:value-type="float" office:value="4.39672966957" calcext:value-type="float">
            <text:p>4.3967296696</text:p>
          </table:table-cell>
          <table:table-cell office:value-type="float" office:value="-0.808341741562" calcext:value-type="float">
            <text:p>-0.8083417416</text:p>
          </table:table-cell>
        </table:table-row>
        <table:table-row table:style-name="ro1">
          <table:table-cell office:value-type="float" office:value="4.43503856659" calcext:value-type="float">
            <text:p>4.4350385666</text:p>
          </table:table-cell>
          <table:table-cell office:value-type="float" office:value="-0.775766670704" calcext:value-type="float">
            <text:p>-0.7757666707</text:p>
          </table:table-cell>
          <table:table-cell office:value-type="float" office:value="4.42583414078" calcext:value-type="float">
            <text:p>4.4258341408</text:p>
          </table:table-cell>
          <table:table-cell office:value-type="float" office:value="-0.805843651295" calcext:value-type="float">
            <text:p>-0.8058436513</text:p>
          </table:table-cell>
        </table:table-row>
        <table:table-row table:style-name="ro1">
          <table:table-cell office:value-type="float" office:value="4.45332860947" calcext:value-type="float">
            <text:p>4.4533286095</text:p>
          </table:table-cell>
          <table:table-cell office:value-type="float" office:value="-0.773830592632" calcext:value-type="float">
            <text:p>-0.7738305926</text:p>
          </table:table-cell>
          <table:table-cell office:value-type="float" office:value="4.45288511276" calcext:value-type="float">
            <text:p>4.4528851128</text:p>
          </table:table-cell>
          <table:table-cell office:value-type="float" office:value="-0.805097937584" calcext:value-type="float">
            <text:p>-0.8050979376</text:p>
          </table:table-cell>
        </table:table-row>
        <table:table-row table:style-name="ro1">
          <table:table-cell office:value-type="float" office:value="4.47859573364" calcext:value-type="float">
            <text:p>4.4785957336</text:p>
          </table:table-cell>
          <table:table-cell office:value-type="float" office:value="-0.770238101482" calcext:value-type="float">
            <text:p>-0.7702381015</text:p>
          </table:table-cell>
          <table:table-cell office:value-type="float" office:value="4.47647162437" calcext:value-type="float">
            <text:p>4.4764716244</text:p>
          </table:table-cell>
          <table:table-cell office:value-type="float" office:value="-0.80555742979" calcext:value-type="float">
            <text:p>-0.8055574298</text:p>
          </table:table-cell>
        </table:table-row>
        <table:table-row table:style-name="ro1">
          <table:table-cell office:value-type="float" office:value="4.52538919449" calcext:value-type="float">
            <text:p>4.5253891945</text:p>
          </table:table-cell>
          <table:table-cell office:value-type="float" office:value="-0.764494240284" calcext:value-type="float">
            <text:p>-0.7644942403</text:p>
          </table:table-cell>
          <table:table-cell office:value-type="float" office:value="4.50726982117" calcext:value-type="float">
            <text:p>4.5072698212</text:p>
          </table:table-cell>
          <table:table-cell office:value-type="float" office:value="-0.805026829243" calcext:value-type="float">
            <text:p>-0.8050268292</text:p>
          </table:table-cell>
        </table:table-row>
        <table:table-row table:style-name="ro1">
          <table:table-cell office:value-type="float" office:value="4.54555606842" calcext:value-type="float">
            <text:p>4.5455560684</text:p>
          </table:table-cell>
          <table:table-cell office:value-type="float" office:value="-0.762353658676" calcext:value-type="float">
            <text:p>-0.7623536587</text:p>
          </table:table-cell>
          <table:table-cell office:value-type="float" office:value="4.52961321831" calcext:value-type="float">
            <text:p>4.5296132183</text:p>
          </table:table-cell>
          <table:table-cell office:value-type="float" office:value="-0.804810643196" calcext:value-type="float">
            <text:p>-0.8048106432</text:p>
          </table:table-cell>
        </table:table-row>
        <table:table-row table:style-name="ro1">
          <table:table-cell office:value-type="float" office:value="4.57342195511" calcext:value-type="float">
            <text:p>4.5734219551</text:p>
          </table:table-cell>
          <table:table-cell office:value-type="float" office:value="-0.759557962418" calcext:value-type="float">
            <text:p>-0.7595579624</text:p>
          </table:table-cell>
          <table:table-cell office:value-type="float" office:value="4.55233760834" calcext:value-type="float">
            <text:p>4.5523376083</text:p>
          </table:table-cell>
          <table:table-cell office:value-type="float" office:value="-0.805140733719" calcext:value-type="float">
            <text:p>-0.8051407337</text:p>
          </table:table-cell>
        </table:table-row>
        <table:table-row table:style-name="ro1">
          <table:table-cell office:value-type="float" office:value="4.59694480896" calcext:value-type="float">
            <text:p>4.596944809</text:p>
          </table:table-cell>
          <table:table-cell office:value-type="float" office:value="-0.756748378277" calcext:value-type="float">
            <text:p>-0.7567483783</text:p>
          </table:table-cell>
          <table:table-cell office:value-type="float" office:value="4.5750431633" calcext:value-type="float">
            <text:p>4.5750431633</text:p>
          </table:table-cell>
          <table:table-cell office:value-type="float" office:value="-0.805101931095" calcext:value-type="float">
            <text:p>-0.8051019311</text:p>
          </table:table-cell>
        </table:table-row>
        <table:table-row table:style-name="ro1">
          <table:table-cell office:value-type="float" office:value="4.61602687836" calcext:value-type="float">
            <text:p>4.6160268784</text:p>
          </table:table-cell>
          <table:table-cell office:value-type="float" office:value="-0.755068361759" calcext:value-type="float">
            <text:p>-0.7550683618</text:p>
          </table:table-cell>
          <table:table-cell office:value-type="float" office:value="4.59424181938" calcext:value-type="float">
            <text:p>4.5942418194</text:p>
          </table:table-cell>
          <table:table-cell office:value-type="float" office:value="-0.804753780365" calcext:value-type="float">
            <text:p>-0.8047537804</text:p>
          </table:table-cell>
        </table:table-row>
        <table:table-row table:style-name="ro1">
          <table:table-cell office:value-type="float" office:value="4.65036296844" calcext:value-type="float">
            <text:p>4.6503629684</text:p>
          </table:table-cell>
          <table:table-cell office:value-type="float" office:value="-0.751452326775" calcext:value-type="float">
            <text:p>-0.7514523268</text:p>
          </table:table-cell>
          <table:table-cell office:value-type="float" office:value="4.61305638313" calcext:value-type="float">
            <text:p>4.6130563831</text:p>
          </table:table-cell>
          <table:table-cell office:value-type="float" office:value="-0.804588019848" calcext:value-type="float">
            <text:p>-0.8045880198</text:p>
          </table:table-cell>
        </table:table-row>
        <table:table-row table:style-name="ro1">
          <table:table-cell office:value-type="float" office:value="4.68942546844" calcext:value-type="float">
            <text:p>4.6894254684</text:p>
          </table:table-cell>
          <table:table-cell office:value-type="float" office:value="-0.748938143253" calcext:value-type="float">
            <text:p>-0.7489381433</text:p>
          </table:table-cell>
          <table:table-cell office:value-type="float" office:value="4.63163705826" calcext:value-type="float">
            <text:p>4.6316370583</text:p>
          </table:table-cell>
          <table:table-cell office:value-type="float" office:value="-0.804846405983" calcext:value-type="float">
            <text:p>-0.804846406</text:p>
          </table:table-cell>
        </table:table-row>
        <table:table-row table:style-name="ro1">
          <table:table-cell office:value-type="float" office:value="4.70895385742" calcext:value-type="float">
            <text:p>4.7089538574</text:p>
          </table:table-cell>
          <table:table-cell office:value-type="float" office:value="-0.746452927589" calcext:value-type="float">
            <text:p>-0.7464529276</text:p>
          </table:table-cell>
          <table:table-cell office:value-type="float" office:value="4.65124698639" calcext:value-type="float">
            <text:p>4.6512469864</text:p>
          </table:table-cell>
          <table:table-cell office:value-type="float" office:value="-0.805984258652" calcext:value-type="float">
            <text:p>-0.8059842587</text:p>
          </table:table-cell>
        </table:table-row>
        <table:table-row table:style-name="ro1">
          <table:table-cell office:value-type="float" office:value="4.73037672043" calcext:value-type="float">
            <text:p>4.7303767204</text:p>
          </table:table-cell>
          <table:table-cell office:value-type="float" office:value="-0.743961453438" calcext:value-type="float">
            <text:p>-0.7439614534</text:p>
          </table:table-cell>
          <table:table-cell office:value-type="float" office:value="4.67151590347" calcext:value-type="float">
            <text:p>4.6715159035</text:p>
          </table:table-cell>
          <table:table-cell office:value-type="float" office:value="-0.806460797787" calcext:value-type="float">
            <text:p>-0.8064607978</text:p>
          </table:table-cell>
        </table:table-row>
        <table:table-row table:style-name="ro1">
          <table:table-cell office:value-type="float" office:value="4.76466274261" calcext:value-type="float">
            <text:p>4.7646627426</text:p>
          </table:table-cell>
          <table:table-cell office:value-type="float" office:value="-0.740474879742" calcext:value-type="float">
            <text:p>-0.7404748797</text:p>
          </table:table-cell>
          <table:table-cell office:value-type="float" office:value="4.69143553734" calcext:value-type="float">
            <text:p>4.6914355373</text:p>
          </table:table-cell>
          <table:table-cell office:value-type="float" office:value="-0.805965125561" calcext:value-type="float">
            <text:p>-0.8059651256</text:p>
          </table:table-cell>
        </table:table-row>
        <table:table-row table:style-name="ro1">
          <table:table-cell office:value-type="float" office:value="4.80583000183" calcext:value-type="float">
            <text:p>4.8058300018</text:p>
          </table:table-cell>
          <table:table-cell office:value-type="float" office:value="-0.737433493137" calcext:value-type="float">
            <text:p>-0.7374334931</text:p>
          </table:table-cell>
          <table:table-cell office:value-type="float" office:value="4.7168192482" calcext:value-type="float">
            <text:p>4.7168192482</text:p>
          </table:table-cell>
          <table:table-cell office:value-type="float" office:value="-0.805439472198" calcext:value-type="float">
            <text:p>-0.8054394722</text:p>
          </table:table-cell>
        </table:table-row>
        <table:table-row table:style-name="ro1">
          <table:table-cell office:value-type="float" office:value="4.83452129364" calcext:value-type="float">
            <text:p>4.8345212936</text:p>
          </table:table-cell>
          <table:table-cell office:value-type="float" office:value="-0.735551595688" calcext:value-type="float">
            <text:p>-0.7355515957</text:p>
          </table:table-cell>
          <table:table-cell office:value-type="float" office:value="4.73733492851" calcext:value-type="float">
            <text:p>4.7373349285</text:p>
          </table:table-cell>
          <table:table-cell office:value-type="float" office:value="-0.805758655071" calcext:value-type="float">
            <text:p>-0.8057586551</text:p>
          </table:table-cell>
        </table:table-row>
        <table:table-row table:style-name="ro1">
          <table:table-cell office:value-type="float" office:value="4.85452127457" calcext:value-type="float">
            <text:p>4.8545212746</text:p>
          </table:table-cell>
          <table:table-cell office:value-type="float" office:value="-0.734329283237" calcext:value-type="float">
            <text:p>-0.7343292832</text:p>
          </table:table-cell>
          <table:table-cell office:value-type="float" office:value="4.75719352722" calcext:value-type="float">
            <text:p>4.7571935272</text:p>
          </table:table-cell>
          <table:table-cell office:value-type="float" office:value="-0.806199967861" calcext:value-type="float">
            <text:p>-0.8061999679</text:p>
          </table:table-cell>
        </table:table-row>
        <table:table-row table:style-name="ro1">
          <table:table-cell office:value-type="float" office:value="4.87342023849" calcext:value-type="float">
            <text:p>4.8734202385</text:p>
          </table:table-cell>
          <table:table-cell office:value-type="float" office:value="-0.733034074306" calcext:value-type="float">
            <text:p>-0.7330340743</text:p>
          </table:table-cell>
          <table:table-cell office:value-type="float" office:value="4.77627130508" calcext:value-type="float">
            <text:p>4.7762713051</text:p>
          </table:table-cell>
          <table:table-cell office:value-type="float" office:value="-0.805853307247" calcext:value-type="float">
            <text:p>-0.8058533072</text:p>
          </table:table-cell>
        </table:table-row>
        <table:table-row table:style-name="ro1">
          <table:table-cell office:value-type="float" office:value="4.89072990417" calcext:value-type="float">
            <text:p>4.8907299042</text:p>
          </table:table-cell>
          <table:table-cell office:value-type="float" office:value="-0.731765568256" calcext:value-type="float">
            <text:p>-0.7317655683</text:p>
          </table:table-cell>
          <table:table-cell office:value-type="float" office:value="4.80845471382" calcext:value-type="float">
            <text:p>4.8084547138</text:p>
          </table:table-cell>
          <table:table-cell office:value-type="float" office:value="-0.805813252926" calcext:value-type="float">
            <text:p>-0.8058132529</text:p>
          </table:table-cell>
        </table:table-row>
        <table:table-row table:style-name="ro1">
          <table:table-cell office:value-type="float" office:value="4.90871715546" calcext:value-type="float">
            <text:p>4.9087171555</text:p>
          </table:table-cell>
          <table:table-cell office:value-type="float" office:value="-0.730524003506" calcext:value-type="float">
            <text:p>-0.7305240035</text:p>
          </table:table-cell>
          <table:table-cell office:value-type="float" office:value="4.82718583107" calcext:value-type="float">
            <text:p>4.8271858311</text:p>
          </table:table-cell>
          <table:table-cell office:value-type="float" office:value="-0.805507183075" calcext:value-type="float">
            <text:p>-0.8055071831</text:p>
          </table:table-cell>
        </table:table-row>
        <table:table-row table:style-name="ro1">
          <table:table-cell office:value-type="float" office:value="4.93030118942" calcext:value-type="float">
            <text:p>4.9303011894</text:p>
          </table:table-cell>
          <table:table-cell office:value-type="float" office:value="-0.728235244751" calcext:value-type="float">
            <text:p>-0.7282352448</text:p>
          </table:table-cell>
          <table:table-cell office:value-type="float" office:value="4.86044784546" calcext:value-type="float">
            <text:p>4.8604478455</text:p>
          </table:table-cell>
          <table:table-cell office:value-type="float" office:value="-0.805129051208" calcext:value-type="float">
            <text:p>-0.8051290512</text:p>
          </table:table-cell>
        </table:table-row>
        <table:table-row table:style-name="ro1">
          <table:table-cell office:value-type="float" office:value="4.95015144348" calcext:value-type="float">
            <text:p>4.9501514435</text:p>
          </table:table-cell>
          <table:table-cell office:value-type="float" office:value="-0.726127564907" calcext:value-type="float">
            <text:p>-0.7261275649</text:p>
          </table:table-cell>
          <table:table-cell office:value-type="float" office:value="4.89050193787" calcext:value-type="float">
            <text:p>4.8905019379</text:p>
          </table:table-cell>
          <table:table-cell office:value-type="float" office:value="-0.805135428905" calcext:value-type="float">
            <text:p>-0.8051354289</text:p>
          </table:table-cell>
        </table:table-row>
        <table:table-row table:style-name="ro1">
          <table:table-cell office:value-type="float" office:value="4.96901416779" calcext:value-type="float">
            <text:p>4.9690141678</text:p>
          </table:table-cell>
          <table:table-cell office:value-type="float" office:value="-0.724394619465" calcext:value-type="float">
            <text:p>-0.7243946195</text:p>
          </table:table-cell>
          <table:table-cell office:value-type="float" office:value="4.90884109497" calcext:value-type="float">
            <text:p>4.908841095</text:p>
          </table:table-cell>
          <table:table-cell office:value-type="float" office:value="-0.804946243763" calcext:value-type="float">
            <text:p>-0.8049462438</text:p>
          </table:table-cell>
        </table:table-row>
        <table:table-row table:style-name="ro1">
          <table:table-cell office:value-type="float" office:value="4.98804140091" calcext:value-type="float">
            <text:p>4.9880414009</text:p>
          </table:table-cell>
          <table:table-cell office:value-type="float" office:value="-0.722360908985" calcext:value-type="float">
            <text:p>-0.722360909</text:p>
          </table:table-cell>
          <table:table-cell office:value-type="float" office:value="4.94160076141" calcext:value-type="float">
            <text:p>4.9416007614</text:p>
          </table:table-cell>
          <table:table-cell office:value-type="float" office:value="-0.799894034863" calcext:value-type="float">
            <text:p>-0.7998940349</text:p>
          </table:table-cell>
        </table:table-row>
        <table:table-row table:style-name="ro1">
          <table:table-cell office:value-type="float" office:value="5.00593280792" calcext:value-type="float">
            <text:p>5.0059328079</text:p>
          </table:table-cell>
          <table:table-cell office:value-type="float" office:value="-0.721224069595" calcext:value-type="float">
            <text:p>-0.7212240696</text:p>
          </table:table-cell>
          <table:table-cell office:value-type="float" office:value="4.97662826538" calcext:value-type="float">
            <text:p>4.9766282654</text:p>
          </table:table-cell>
          <table:table-cell office:value-type="float" office:value="-0.799402236938" calcext:value-type="float">
            <text:p>-0.7994022369</text:p>
          </table:table-cell>
        </table:table-row>
        <table:table-row table:style-name="ro1">
          <table:table-cell office:value-type="float" office:value="5.02357959747" calcext:value-type="float">
            <text:p>5.0235795975</text:p>
          </table:table-cell>
          <table:table-cell office:value-type="float" office:value="-0.720913231373" calcext:value-type="float">
            <text:p>-0.7209132314</text:p>
          </table:table-cell>
          <table:table-cell office:value-type="float" office:value="5.00962491989" calcext:value-type="float">
            <text:p>5.0096249199</text:p>
          </table:table-cell>
          <table:table-cell office:value-type="float" office:value="-0.798516988754" calcext:value-type="float">
            <text:p>-0.7985169888</text:p>
          </table:table-cell>
        </table:table-row>
        <table:table-row table:style-name="ro1">
          <table:table-cell office:value-type="float" office:value="5.04014444351" calcext:value-type="float">
            <text:p>5.0401444435</text:p>
          </table:table-cell>
          <table:table-cell office:value-type="float" office:value="-0.720403075218" calcext:value-type="float">
            <text:p>-0.7204030752</text:p>
          </table:table-cell>
          <table:table-cell office:value-type="float" office:value="5.03023763657" calcext:value-type="float">
            <text:p>5.0302376366</text:p>
          </table:table-cell>
          <table:table-cell office:value-type="float" office:value="-0.797496259212" calcext:value-type="float">
            <text:p>-0.7974962592</text:p>
          </table:table-cell>
        </table:table-row>
        <table:table-row table:style-name="ro1">
          <table:table-cell office:value-type="float" office:value="5.05784654617" calcext:value-type="float">
            <text:p>5.0578465462</text:p>
          </table:table-cell>
          <table:table-cell office:value-type="float" office:value="-0.718514621258" calcext:value-type="float">
            <text:p>-0.7185146213</text:p>
          </table:table-cell>
          <table:table-cell office:value-type="float" office:value="5.05016275406" calcext:value-type="float">
            <text:p>5.0501627541</text:p>
          </table:table-cell>
          <table:table-cell office:value-type="float" office:value="-0.796243429184" calcext:value-type="float">
            <text:p>-0.7962434292</text:p>
          </table:table-cell>
        </table:table-row>
        <table:table-row table:style-name="ro1">
          <table:table-cell office:value-type="float" office:value="5.07920074463" calcext:value-type="float">
            <text:p>5.0792007446</text:p>
          </table:table-cell>
          <table:table-cell office:value-type="float" office:value="-0.716814577579" calcext:value-type="float">
            <text:p>-0.7168145776</text:p>
          </table:table-cell>
          <table:table-cell office:value-type="float" office:value="5.0705017662" calcext:value-type="float">
            <text:p>5.0705017662</text:p>
          </table:table-cell>
          <table:table-cell office:value-type="float" office:value="-0.79532712698" calcext:value-type="float">
            <text:p>-0.795327127</text:p>
          </table:table-cell>
        </table:table-row>
        <table:table-row table:style-name="ro1">
          <table:table-cell office:value-type="float" office:value="5.09596967697" calcext:value-type="float">
            <text:p>5.095969677</text:p>
          </table:table-cell>
          <table:table-cell office:value-type="float" office:value="-0.716170489788" calcext:value-type="float">
            <text:p>-0.7161704898</text:p>
          </table:table-cell>
          <table:table-cell office:value-type="float" office:value="5.08999677658" calcext:value-type="float">
            <text:p>5.0899967766</text:p>
          </table:table-cell>
          <table:table-cell office:value-type="float" office:value="-0.794273674488" calcext:value-type="float">
            <text:p>-0.7942736745</text:p>
          </table:table-cell>
        </table:table-row>
        <table:table-row table:style-name="ro1">
          <table:table-cell office:value-type="float" office:value="5.11159181595" calcext:value-type="float">
            <text:p>5.111591816</text:p>
          </table:table-cell>
          <table:table-cell office:value-type="float" office:value="-0.715727210045" calcext:value-type="float">
            <text:p>-0.71572721</text:p>
          </table:table-cell>
          <table:table-cell office:value-type="float" office:value="5.10816570282" calcext:value-type="float">
            <text:p>5.1081657028</text:p>
          </table:table-cell>
          <table:table-cell office:value-type="float" office:value="-0.79312223196" calcext:value-type="float">
            <text:p>-0.793122232</text:p>
          </table:table-cell>
        </table:table-row>
        <table:table-row table:style-name="ro1">
          <table:table-cell office:value-type="float" office:value="5.12661075592" calcext:value-type="float">
            <text:p>5.1266107559</text:p>
          </table:table-cell>
          <table:table-cell office:value-type="float" office:value="-0.714013814926" calcext:value-type="float">
            <text:p>-0.7140138149</text:p>
          </table:table-cell>
          <table:table-cell office:value-type="float" office:value="5.12669273376" calcext:value-type="float">
            <text:p>5.1266927338</text:p>
          </table:table-cell>
          <table:table-cell office:value-type="float" office:value="-0.79123622179" calcext:value-type="float">
            <text:p>-0.7912362218</text:p>
          </table:table-cell>
        </table:table-row>
        <table:table-row table:style-name="ro1">
          <table:table-cell office:value-type="float" office:value="5.1418671608" calcext:value-type="float">
            <text:p>5.1418671608</text:p>
          </table:table-cell>
          <table:table-cell office:value-type="float" office:value="-0.711341738701" calcext:value-type="float">
            <text:p>-0.7113417387</text:p>
          </table:table-cell>
          <table:table-cell office:value-type="float" office:value="5.1520208931" calcext:value-type="float">
            <text:p>5.1520208931</text:p>
          </table:table-cell>
          <table:table-cell office:value-type="float" office:value="-0.788677215576" calcext:value-type="float">
            <text:p>-0.7886772156</text:p>
          </table:table-cell>
        </table:table-row>
        <table:table-row table:style-name="ro1">
          <table:table-cell office:value-type="float" office:value="5.21293973923" calcext:value-type="float">
            <text:p>5.2129397392</text:p>
          </table:table-cell>
          <table:table-cell office:value-type="float" office:value="-0.714601755142" calcext:value-type="float">
            <text:p>-0.7146017551</text:p>
          </table:table-cell>
          <table:table-cell office:value-type="float" office:value="5.17393632889" calcext:value-type="float">
            <text:p>5.1739363289</text:p>
          </table:table-cell>
          <table:table-cell office:value-type="float" office:value="-0.787665903568" calcext:value-type="float">
            <text:p>-0.7876659036</text:p>
          </table:table-cell>
        </table:table-row>
        <table:table-row table:style-name="ro1">
          <table:table-cell office:value-type="float" office:value="5.23393011093" calcext:value-type="float">
            <text:p>5.2339301109</text:p>
          </table:table-cell>
          <table:table-cell office:value-type="float" office:value="-0.71314394474" calcext:value-type="float">
            <text:p>-0.7131439447</text:p>
          </table:table-cell>
          <table:table-cell office:value-type="float" office:value="5.19225021362" calcext:value-type="float">
            <text:p>5.1922502136</text:p>
          </table:table-cell>
          <table:table-cell office:value-type="float" office:value="-0.786532700062" calcext:value-type="float">
            <text:p>-0.7865327001</text:p>
          </table:table-cell>
        </table:table-row>
        <table:table-row table:style-name="ro1">
          <table:table-cell office:value-type="float" office:value="5.24920225143" calcext:value-type="float">
            <text:p>5.2492022514</text:p>
          </table:table-cell>
          <table:table-cell office:value-type="float" office:value="-0.712337195873" calcext:value-type="float">
            <text:p>-0.7123371959</text:p>
          </table:table-cell>
          <table:table-cell office:value-type="float" office:value="5.22460981369" calcext:value-type="float">
            <text:p>5.2246098137</text:p>
          </table:table-cell>
          <table:table-cell office:value-type="float" office:value="-0.78240686655" calcext:value-type="float">
            <text:p>-0.7824068666</text:p>
          </table:table-cell>
        </table:table-row>
        <table:table-row table:style-name="ro1">
          <table:table-cell office:value-type="float" office:value="5.26559257507" calcext:value-type="float">
            <text:p>5.2655925751</text:p>
          </table:table-cell>
          <table:table-cell office:value-type="float" office:value="-0.711861371994" calcext:value-type="float">
            <text:p>-0.711861372</text:p>
          </table:table-cell>
          <table:table-cell office:value-type="float" office:value="5.24682804108" calcext:value-type="float">
            <text:p>5.2468280411</text:p>
          </table:table-cell>
          <table:table-cell office:value-type="float" office:value="-0.778744697571" calcext:value-type="float">
            <text:p>-0.7787446976</text:p>
          </table:table-cell>
        </table:table-row>
        <table:table-row table:style-name="ro1">
          <table:table-cell office:value-type="float" office:value="5.27777767181" calcext:value-type="float">
            <text:p>5.2777776718</text:p>
          </table:table-cell>
          <table:table-cell office:value-type="float" office:value="-0.710752367973" calcext:value-type="float">
            <text:p>-0.710752368</text:p>
          </table:table-cell>
          <table:table-cell office:value-type="float" office:value="5.27003856659" calcext:value-type="float">
            <text:p>5.2700385666</text:p>
          </table:table-cell>
          <table:table-cell office:value-type="float" office:value="-0.775766670704" calcext:value-type="float">
            <text:p>-0.7757666707</text:p>
          </table:table-cell>
        </table:table-row>
        <table:table-row table:style-name="ro1">
          <table:table-cell office:value-type="float" office:value="5.29438972473" calcext:value-type="float">
            <text:p>5.2943897247</text:p>
          </table:table-cell>
          <table:table-cell office:value-type="float" office:value="-0.709577798843" calcext:value-type="float">
            <text:p>-0.7095777988</text:p>
          </table:table-cell>
          <table:table-cell office:value-type="float" office:value="5.28832860947" calcext:value-type="float">
            <text:p>5.2883286095</text:p>
          </table:table-cell>
          <table:table-cell office:value-type="float" office:value="-0.773830592632" calcext:value-type="float">
            <text:p>-0.7738305926</text:p>
          </table:table-cell>
        </table:table-row>
        <table:table-row table:style-name="ro1">
          <table:table-cell office:value-type="float" office:value="5.30960178375" calcext:value-type="float">
            <text:p>5.3096017838</text:p>
          </table:table-cell>
          <table:table-cell office:value-type="float" office:value="-0.708025276661" calcext:value-type="float">
            <text:p>-0.7080252767</text:p>
          </table:table-cell>
          <table:table-cell office:value-type="float" office:value="5.31359573364" calcext:value-type="float">
            <text:p>5.3135957336</text:p>
          </table:table-cell>
          <table:table-cell office:value-type="float" office:value="-0.770238101482" calcext:value-type="float">
            <text:p>-0.7702381015</text:p>
          </table:table-cell>
        </table:table-row>
        <table:table-row table:style-name="ro1">
          <table:table-cell office:value-type="float" office:value="5.32607793808" calcext:value-type="float">
            <text:p>5.3260779381</text:p>
          </table:table-cell>
          <table:table-cell office:value-type="float" office:value="-0.705969631672" calcext:value-type="float">
            <text:p>-0.7059696317</text:p>
          </table:table-cell>
          <table:table-cell office:value-type="float" office:value="5.36038919449" calcext:value-type="float">
            <text:p>5.3603891945</text:p>
          </table:table-cell>
          <table:table-cell office:value-type="float" office:value="-0.764494240284" calcext:value-type="float">
            <text:p>-0.7644942403</text:p>
          </table:table-cell>
        </table:table-row>
        <table:table-row table:style-name="ro1">
          <table:table-cell office:value-type="float" office:value="5.34367418289" calcext:value-type="float">
            <text:p>5.3436741829</text:p>
          </table:table-cell>
          <table:table-cell office:value-type="float" office:value="-0.704443514347" calcext:value-type="float">
            <text:p>-0.7044435143</text:p>
          </table:table-cell>
          <table:table-cell office:value-type="float" office:value="5.38055606842" calcext:value-type="float">
            <text:p>5.3805560684</text:p>
          </table:table-cell>
          <table:table-cell office:value-type="float" office:value="-0.762353658676" calcext:value-type="float">
            <text:p>-0.7623536587</text:p>
          </table:table-cell>
        </table:table-row>
        <table:table-row table:style-name="ro1">
          <table:table-cell office:value-type="float" office:value="5.36063146591" calcext:value-type="float">
            <text:p>5.3606314659</text:p>
          </table:table-cell>
          <table:table-cell office:value-type="float" office:value="-0.70182454586" calcext:value-type="float">
            <text:p>-0.7018245459</text:p>
          </table:table-cell>
          <table:table-cell office:value-type="float" office:value="5.40842195511" calcext:value-type="float">
            <text:p>5.4084219551</text:p>
          </table:table-cell>
          <table:table-cell office:value-type="float" office:value="-0.759557962418" calcext:value-type="float">
            <text:p>-0.7595579624</text:p>
          </table:table-cell>
        </table:table-row>
        <table:table-row table:style-name="ro1">
          <table:table-cell office:value-type="float" office:value="5.3753156662" calcext:value-type="float">
            <text:p>5.3753156662</text:p>
          </table:table-cell>
          <table:table-cell office:value-type="float" office:value="-0.700040102005" calcext:value-type="float">
            <text:p>-0.700040102</text:p>
          </table:table-cell>
          <table:table-cell office:value-type="float" office:value="5.43194480896" calcext:value-type="float">
            <text:p>5.431944809</text:p>
          </table:table-cell>
          <table:table-cell office:value-type="float" office:value="-0.756748378277" calcext:value-type="float">
            <text:p>-0.7567483783</text:p>
          </table:table-cell>
        </table:table-row>
        <table:table-row table:style-name="ro1">
          <table:table-cell office:value-type="float" office:value="5.39245986938" calcext:value-type="float">
            <text:p>5.3924598694</text:p>
          </table:table-cell>
          <table:table-cell office:value-type="float" office:value="-0.698384404182" calcext:value-type="float">
            <text:p>-0.6983844042</text:p>
          </table:table-cell>
          <table:table-cell office:value-type="float" office:value="5.45102687836" calcext:value-type="float">
            <text:p>5.4510268784</text:p>
          </table:table-cell>
          <table:table-cell office:value-type="float" office:value="-0.755068361759" calcext:value-type="float">
            <text:p>-0.7550683618</text:p>
          </table:table-cell>
        </table:table-row>
        <table:table-row table:style-name="ro1">
          <table:table-cell office:value-type="float" office:value="5.40990304947" calcext:value-type="float">
            <text:p>5.4099030495</text:p>
          </table:table-cell>
          <table:table-cell office:value-type="float" office:value="-0.697301506996" calcext:value-type="float">
            <text:p>-0.697301507</text:p>
          </table:table-cell>
          <table:table-cell office:value-type="float" office:value="5.48536296844" calcext:value-type="float">
            <text:p>5.4853629684</text:p>
          </table:table-cell>
          <table:table-cell office:value-type="float" office:value="-0.751452326775" calcext:value-type="float">
            <text:p>-0.7514523268</text:p>
          </table:table-cell>
        </table:table-row>
        <table:table-row table:style-name="ro1">
          <table:table-cell office:value-type="float" office:value="5.42688989639" calcext:value-type="float">
            <text:p>5.4268898964</text:p>
          </table:table-cell>
          <table:table-cell office:value-type="float" office:value="-0.697067737579" calcext:value-type="float">
            <text:p>-0.6970677376</text:p>
          </table:table-cell>
          <table:table-cell office:value-type="float" office:value="5.52442546844" calcext:value-type="float">
            <text:p>5.5244254684</text:p>
          </table:table-cell>
          <table:table-cell office:value-type="float" office:value="-0.748938143253" calcext:value-type="float">
            <text:p>-0.7489381433</text:p>
          </table:table-cell>
        </table:table-row>
        <table:table-row table:style-name="ro1">
          <table:table-cell office:value-type="float" office:value="5.44397783279" calcext:value-type="float">
            <text:p>5.4439778328</text:p>
          </table:table-cell>
          <table:table-cell office:value-type="float" office:value="-0.695768177509" calcext:value-type="float">
            <text:p>-0.6957681775</text:p>
          </table:table-cell>
          <table:table-cell office:value-type="float" office:value="5.54395385742" calcext:value-type="float">
            <text:p>5.5439538574</text:p>
          </table:table-cell>
          <table:table-cell office:value-type="float" office:value="-0.746452927589" calcext:value-type="float">
            <text:p>-0.7464529276</text:p>
          </table:table-cell>
        </table:table-row>
        <table:table-row table:style-name="ro1">
          <table:table-cell office:value-type="float" office:value="5.45831155777" calcext:value-type="float">
            <text:p>5.4583115578</text:p>
          </table:table-cell>
          <table:table-cell office:value-type="float" office:value="-0.694135844707" calcext:value-type="float">
            <text:p>-0.6941358447</text:p>
          </table:table-cell>
          <table:table-cell office:value-type="float" office:value="5.56537672043" calcext:value-type="float">
            <text:p>5.5653767204</text:p>
          </table:table-cell>
          <table:table-cell office:value-type="float" office:value="-0.743961453438" calcext:value-type="float">
            <text:p>-0.7439614534</text:p>
          </table:table-cell>
        </table:table-row>
        <table:table-row table:style-name="ro1">
          <table:table-cell office:value-type="float" office:value="5.47325181961" calcext:value-type="float">
            <text:p>5.4732518196</text:p>
          </table:table-cell>
          <table:table-cell office:value-type="float" office:value="-0.693097949028" calcext:value-type="float">
            <text:p>-0.693097949</text:p>
          </table:table-cell>
          <table:table-cell office:value-type="float" office:value="5.59966274261" calcext:value-type="float">
            <text:p>5.5996627426</text:p>
          </table:table-cell>
          <table:table-cell office:value-type="float" office:value="-0.740474879742" calcext:value-type="float">
            <text:p>-0.7404748797</text:p>
          </table:table-cell>
        </table:table-row>
        <table:table-row table:style-name="ro1">
          <table:table-cell office:value-type="float" office:value="5.48900222778" calcext:value-type="float">
            <text:p>5.4890022278</text:p>
          </table:table-cell>
          <table:table-cell office:value-type="float" office:value="-0.69219994545" calcext:value-type="float">
            <text:p>-0.6921999455</text:p>
          </table:table-cell>
          <table:table-cell office:value-type="float" office:value="5.64083000183" calcext:value-type="float">
            <text:p>5.6408300018</text:p>
          </table:table-cell>
          <table:table-cell office:value-type="float" office:value="-0.737433493137" calcext:value-type="float">
            <text:p>-0.7374334931</text:p>
          </table:table-cell>
        </table:table-row>
        <table:table-row table:style-name="ro1">
          <table:table-cell office:value-type="float" office:value="5.50458574295" calcext:value-type="float">
            <text:p>5.504585743</text:p>
          </table:table-cell>
          <table:table-cell office:value-type="float" office:value="-0.69184422493" calcext:value-type="float">
            <text:p>-0.6918442249</text:p>
          </table:table-cell>
          <table:table-cell office:value-type="float" office:value="5.66952129364" calcext:value-type="float">
            <text:p>5.6695212936</text:p>
          </table:table-cell>
          <table:table-cell office:value-type="float" office:value="-0.735551595688" calcext:value-type="float">
            <text:p>-0.7355515957</text:p>
          </table:table-cell>
        </table:table-row>
        <table:table-row table:style-name="ro1">
          <table:table-cell office:value-type="float" office:value="5.51929712296" calcext:value-type="float">
            <text:p>5.519297123</text:p>
          </table:table-cell>
          <table:table-cell office:value-type="float" office:value="-0.692009627819" calcext:value-type="float">
            <text:p>-0.6920096278</text:p>
          </table:table-cell>
          <table:table-cell office:value-type="float" office:value="5.68952127457" calcext:value-type="float">
            <text:p>5.6895212746</text:p>
          </table:table-cell>
          <table:table-cell office:value-type="float" office:value="-0.734329283237" calcext:value-type="float">
            <text:p>-0.7343292832</text:p>
          </table:table-cell>
        </table:table-row>
        <table:table-row table:style-name="ro1">
          <table:table-cell office:value-type="float" office:value="5.53367090225" calcext:value-type="float">
            <text:p>5.5336709023</text:p>
          </table:table-cell>
          <table:table-cell office:value-type="float" office:value="-0.691314518452" calcext:value-type="float">
            <text:p>-0.6913145185</text:p>
          </table:table-cell>
          <table:table-cell office:value-type="float" office:value="5.70842023849" calcext:value-type="float">
            <text:p>5.7084202385</text:p>
          </table:table-cell>
          <table:table-cell office:value-type="float" office:value="-0.733034074306" calcext:value-type="float">
            <text:p>-0.7330340743</text:p>
          </table:table-cell>
        </table:table-row>
        <table:table-row table:style-name="ro1">
          <table:table-cell office:value-type="float" office:value="5.54712629318" calcext:value-type="float">
            <text:p>5.5471262932</text:p>
          </table:table-cell>
          <table:table-cell office:value-type="float" office:value="-0.690585255623" calcext:value-type="float">
            <text:p>-0.6905852556</text:p>
          </table:table-cell>
          <table:table-cell office:value-type="float" office:value="5.72572990417" calcext:value-type="float">
            <text:p>5.7257299042</text:p>
          </table:table-cell>
          <table:table-cell office:value-type="float" office:value="-0.731765568256" calcext:value-type="float">
            <text:p>-0.7317655683</text:p>
          </table:table-cell>
        </table:table-row>
        <table:table-row table:style-name="ro1">
          <table:table-cell office:value-type="float" office:value="5.56250619888" calcext:value-type="float">
            <text:p>5.5625061989</text:p>
          </table:table-cell>
          <table:table-cell office:value-type="float" office:value="-0.689808964729" calcext:value-type="float">
            <text:p>-0.6898089647</text:p>
          </table:table-cell>
          <table:table-cell office:value-type="float" office:value="5.74371715546" calcext:value-type="float">
            <text:p>5.7437171555</text:p>
          </table:table-cell>
          <table:table-cell office:value-type="float" office:value="-0.730524003506" calcext:value-type="float">
            <text:p>-0.7305240035</text:p>
          </table:table-cell>
        </table:table-row>
        <table:table-row table:style-name="ro1">
          <table:table-cell office:value-type="float" office:value="5.57875347137" calcext:value-type="float">
            <text:p>5.5787534714</text:p>
          </table:table-cell>
          <table:table-cell office:value-type="float" office:value="-0.689226388931" calcext:value-type="float">
            <text:p>-0.6892263889</text:p>
          </table:table-cell>
          <table:table-cell office:value-type="float" office:value="5.76530118942" calcext:value-type="float">
            <text:p>5.7653011894</text:p>
          </table:table-cell>
          <table:table-cell office:value-type="float" office:value="-0.728235244751" calcext:value-type="float">
            <text:p>-0.7282352448</text:p>
          </table:table-cell>
        </table:table-row>
        <table:table-row table:style-name="ro1">
          <table:table-cell office:value-type="float" office:value="5.59442996979" calcext:value-type="float">
            <text:p>5.5944299698</text:p>
          </table:table-cell>
          <table:table-cell office:value-type="float" office:value="-0.68920391798" calcext:value-type="float">
            <text:p>-0.689203918</text:p>
          </table:table-cell>
          <table:table-cell office:value-type="float" office:value="5.78515144348" calcext:value-type="float">
            <text:p>5.7851514435</text:p>
          </table:table-cell>
          <table:table-cell office:value-type="float" office:value="-0.726127564907" calcext:value-type="float">
            <text:p>-0.7261275649</text:p>
          </table:table-cell>
        </table:table-row>
        <table:table-row table:style-name="ro1">
          <table:table-cell office:value-type="float" office:value="5.6098818779" calcext:value-type="float">
            <text:p>5.6098818779</text:p>
          </table:table-cell>
          <table:table-cell office:value-type="float" office:value="-0.688335955143" calcext:value-type="float">
            <text:p>-0.6883359551</text:p>
          </table:table-cell>
          <table:table-cell office:value-type="float" office:value="5.80401416779" calcext:value-type="float">
            <text:p>5.8040141678</text:p>
          </table:table-cell>
          <table:table-cell office:value-type="float" office:value="-0.724394619465" calcext:value-type="float">
            <text:p>-0.7243946195</text:p>
          </table:table-cell>
        </table:table-row>
        <table:table-row table:style-name="ro1">
          <table:table-cell office:value-type="float" office:value="5.62271738052" calcext:value-type="float">
            <text:p>5.6227173805</text:p>
          </table:table-cell>
          <table:table-cell office:value-type="float" office:value="-0.687103390694" calcext:value-type="float">
            <text:p>-0.6871033907</text:p>
          </table:table-cell>
          <table:table-cell office:value-type="float" office:value="5.82304140091" calcext:value-type="float">
            <text:p>5.8230414009</text:p>
          </table:table-cell>
          <table:table-cell office:value-type="float" office:value="-0.722360908985" calcext:value-type="float">
            <text:p>-0.722360909</text:p>
          </table:table-cell>
        </table:table-row>
        <table:table-row table:style-name="ro1">
          <table:table-cell office:value-type="float" office:value="5.63693618774" calcext:value-type="float">
            <text:p>5.6369361877</text:p>
          </table:table-cell>
          <table:table-cell office:value-type="float" office:value="-0.686188519001" calcext:value-type="float">
            <text:p>-0.686188519</text:p>
          </table:table-cell>
          <table:table-cell office:value-type="float" office:value="5.84093280792" calcext:value-type="float">
            <text:p>5.8409328079</text:p>
          </table:table-cell>
          <table:table-cell office:value-type="float" office:value="-0.721224069595" calcext:value-type="float">
            <text:p>-0.7212240696</text:p>
          </table:table-cell>
        </table:table-row>
        <table:table-row table:style-name="ro1">
          <table:table-cell office:value-type="float" office:value="5.65229701996" calcext:value-type="float">
            <text:p>5.65229702</text:p>
          </table:table-cell>
          <table:table-cell office:value-type="float" office:value="-0.685346722603" calcext:value-type="float">
            <text:p>-0.6853467226</text:p>
          </table:table-cell>
          <table:table-cell office:value-type="float" office:value="5.85857959747" calcext:value-type="float">
            <text:p>5.8585795975</text:p>
          </table:table-cell>
          <table:table-cell office:value-type="float" office:value="-0.720913231373" calcext:value-type="float">
            <text:p>-0.7209132314</text:p>
          </table:table-cell>
        </table:table-row>
        <table:table-row table:style-name="ro1">
          <table:table-cell office:value-type="float" office:value="5.66646289825" calcext:value-type="float">
            <text:p>5.6664628983</text:p>
          </table:table-cell>
          <table:table-cell office:value-type="float" office:value="-0.68451410532" calcext:value-type="float">
            <text:p>-0.6845141053</text:p>
          </table:table-cell>
          <table:table-cell office:value-type="float" office:value="5.87514444351" calcext:value-type="float">
            <text:p>5.8751444435</text:p>
          </table:table-cell>
          <table:table-cell office:value-type="float" office:value="-0.720403075218" calcext:value-type="float">
            <text:p>-0.7204030752</text:p>
          </table:table-cell>
        </table:table-row>
        <table:table-row table:style-name="ro1">
          <table:table-cell office:value-type="float" office:value="5.67930698395" calcext:value-type="float">
            <text:p>5.679306984</text:p>
          </table:table-cell>
          <table:table-cell office:value-type="float" office:value="-0.684213221073" calcext:value-type="float">
            <text:p>-0.6842132211</text:p>
          </table:table-cell>
          <table:table-cell office:value-type="float" office:value="5.89284654617" calcext:value-type="float">
            <text:p>5.8928465462</text:p>
          </table:table-cell>
          <table:table-cell office:value-type="float" office:value="-0.718514621258" calcext:value-type="float">
            <text:p>-0.7185146213</text:p>
          </table:table-cell>
        </table:table-row>
        <table:table-row table:style-name="ro1">
          <table:table-cell office:value-type="float" office:value="5.69269323349" calcext:value-type="float">
            <text:p>5.6926932335</text:p>
          </table:table-cell>
          <table:table-cell office:value-type="float" office:value="-0.683411061764" calcext:value-type="float">
            <text:p>-0.6834110618</text:p>
          </table:table-cell>
          <table:table-cell office:value-type="float" office:value="5.91420074463" calcext:value-type="float">
            <text:p>5.9142007446</text:p>
          </table:table-cell>
          <table:table-cell office:value-type="float" office:value="-0.716814577579" calcext:value-type="float">
            <text:p>-0.7168145776</text:p>
          </table:table-cell>
        </table:table-row>
        <table:table-row table:style-name="ro1">
          <table:table-cell office:value-type="float" office:value="5.70660972595" calcext:value-type="float">
            <text:p>5.706609726</text:p>
          </table:table-cell>
          <table:table-cell office:value-type="float" office:value="-0.68259459734" calcext:value-type="float">
            <text:p>-0.6825945973</text:p>
          </table:table-cell>
          <table:table-cell office:value-type="float" office:value="5.93096967697" calcext:value-type="float">
            <text:p>5.930969677</text:p>
          </table:table-cell>
          <table:table-cell office:value-type="float" office:value="-0.716170489788" calcext:value-type="float">
            <text:p>-0.7161704898</text:p>
          </table:table-cell>
        </table:table-row>
        <table:table-row table:style-name="ro1">
          <table:table-cell office:value-type="float" office:value="5.72211742401" calcext:value-type="float">
            <text:p>5.722117424</text:p>
          </table:table-cell>
          <table:table-cell office:value-type="float" office:value="-0.682150423527" calcext:value-type="float">
            <text:p>-0.6821504235</text:p>
          </table:table-cell>
          <table:table-cell office:value-type="float" office:value="5.94659181595" calcext:value-type="float">
            <text:p>5.946591816</text:p>
          </table:table-cell>
          <table:table-cell office:value-type="float" office:value="-0.715727210045" calcext:value-type="float">
            <text:p>-0.71572721</text:p>
          </table:table-cell>
        </table:table-row>
        <table:table-row table:style-name="ro1">
          <table:table-cell office:value-type="float" office:value="5.73732852936" calcext:value-type="float">
            <text:p>5.7373285294</text:p>
          </table:table-cell>
          <table:table-cell office:value-type="float" office:value="-0.681417703629" calcext:value-type="float">
            <text:p>-0.6814177036</text:p>
          </table:table-cell>
          <table:table-cell office:value-type="float" office:value="5.96161075592" calcext:value-type="float">
            <text:p>5.9616107559</text:p>
          </table:table-cell>
          <table:table-cell office:value-type="float" office:value="-0.714013814926" calcext:value-type="float">
            <text:p>-0.7140138149</text:p>
          </table:table-cell>
        </table:table-row>
        <table:table-row table:style-name="ro1">
          <table:table-cell office:value-type="float" office:value="5.75007963181" calcext:value-type="float">
            <text:p>5.7500796318</text:p>
          </table:table-cell>
          <table:table-cell office:value-type="float" office:value="-0.681213796139" calcext:value-type="float">
            <text:p>-0.6812137961</text:p>
          </table:table-cell>
          <table:table-cell office:value-type="float" office:value="5.9768671608" calcext:value-type="float">
            <text:p>5.9768671608</text:p>
          </table:table-cell>
          <table:table-cell office:value-type="float" office:value="-0.711341738701" calcext:value-type="float">
            <text:p>-0.7113417387</text:p>
          </table:table-cell>
        </table:table-row>
        <table:table-row table:style-name="ro1">
          <table:table-cell office:value-type="float" office:value="5.76361989975" calcext:value-type="float">
            <text:p>5.7636198998</text:p>
          </table:table-cell>
          <table:table-cell office:value-type="float" office:value="-0.680569827557" calcext:value-type="float">
            <text:p>-0.6805698276</text:p>
          </table:table-cell>
          <table:table-cell office:value-type="float" office:value="6.04793973923" calcext:value-type="float">
            <text:p>6.0479397392</text:p>
          </table:table-cell>
          <table:table-cell office:value-type="float" office:value="-0.714601755142" calcext:value-type="float">
            <text:p>-0.7146017551</text:p>
          </table:table-cell>
        </table:table-row>
        <table:table-row table:style-name="ro1">
          <table:table-cell office:value-type="float" office:value="5.77714157104" calcext:value-type="float">
            <text:p>5.777141571</text:p>
          </table:table-cell>
          <table:table-cell office:value-type="float" office:value="-0.679725885391" calcext:value-type="float">
            <text:p>-0.6797258854</text:p>
          </table:table-cell>
          <table:table-cell office:value-type="float" office:value="6.06893011093" calcext:value-type="float">
            <text:p>6.0689301109</text:p>
          </table:table-cell>
          <table:table-cell office:value-type="float" office:value="-0.71314394474" calcext:value-type="float">
            <text:p>-0.7131439447</text:p>
          </table:table-cell>
        </table:table-row>
        <table:table-row table:style-name="ro1">
          <table:table-cell office:value-type="float" office:value="5.7906036377" calcext:value-type="float">
            <text:p>5.7906036377</text:p>
          </table:table-cell>
          <table:table-cell office:value-type="float" office:value="-0.67911529541" calcext:value-type="float">
            <text:p>-0.6791152954</text:p>
          </table:table-cell>
          <table:table-cell office:value-type="float" office:value="6.08420225143" calcext:value-type="float">
            <text:p>6.0842022514</text:p>
          </table:table-cell>
          <table:table-cell office:value-type="float" office:value="-0.712337195873" calcext:value-type="float">
            <text:p>-0.7123371959</text:p>
          </table:table-cell>
        </table:table-row>
        <table:table-row table:style-name="ro1">
          <table:table-cell office:value-type="float" office:value="5.80463933945" calcext:value-type="float">
            <text:p>5.8046393395</text:p>
          </table:table-cell>
          <table:table-cell office:value-type="float" office:value="-0.678422272205" calcext:value-type="float">
            <text:p>-0.6784222722</text:p>
          </table:table-cell>
          <table:table-cell office:value-type="float" office:value="6.10059257507" calcext:value-type="float">
            <text:p>6.1005925751</text:p>
          </table:table-cell>
          <table:table-cell office:value-type="float" office:value="-0.711861371994" calcext:value-type="float">
            <text:p>-0.711861372</text:p>
          </table:table-cell>
        </table:table-row>
        <table:table-row table:style-name="ro1">
          <table:table-cell office:value-type="float" office:value="5.81808662415" calcext:value-type="float">
            <text:p>5.8180866242</text:p>
          </table:table-cell>
          <table:table-cell office:value-type="float" office:value="-0.67773270607" calcext:value-type="float">
            <text:p>-0.6777327061</text:p>
          </table:table-cell>
          <table:table-cell office:value-type="float" office:value="6.11277767181" calcext:value-type="float">
            <text:p>6.1127776718</text:p>
          </table:table-cell>
          <table:table-cell office:value-type="float" office:value="-0.710752367973" calcext:value-type="float">
            <text:p>-0.710752368</text:p>
          </table:table-cell>
        </table:table-row>
        <table:table-row table:style-name="ro1">
          <table:table-cell office:value-type="float" office:value="5.83065509796" calcext:value-type="float">
            <text:p>5.830655098</text:p>
          </table:table-cell>
          <table:table-cell office:value-type="float" office:value="-0.677573800087" calcext:value-type="float">
            <text:p>-0.6775738001</text:p>
          </table:table-cell>
          <table:table-cell office:value-type="float" office:value="6.12938972473" calcext:value-type="float">
            <text:p>6.1293897247</text:p>
          </table:table-cell>
          <table:table-cell office:value-type="float" office:value="-0.709577798843" calcext:value-type="float">
            <text:p>-0.7095777988</text:p>
          </table:table-cell>
        </table:table-row>
        <table:table-row table:style-name="ro1">
          <table:table-cell office:value-type="float" office:value="5.84365463257" calcext:value-type="float">
            <text:p>5.8436546326</text:p>
          </table:table-cell>
          <table:table-cell office:value-type="float" office:value="-0.676878392696" calcext:value-type="float">
            <text:p>-0.6768783927</text:p>
          </table:table-cell>
          <table:table-cell office:value-type="float" office:value="6.14460178375" calcext:value-type="float">
            <text:p>6.1446017838</text:p>
          </table:table-cell>
          <table:table-cell office:value-type="float" office:value="-0.708025276661" calcext:value-type="float">
            <text:p>-0.7080252767</text:p>
          </table:table-cell>
        </table:table-row>
        <table:table-row table:style-name="ro1">
          <table:table-cell office:value-type="float" office:value="5.85698032379" calcext:value-type="float">
            <text:p>5.8569803238</text:p>
          </table:table-cell>
          <table:table-cell office:value-type="float" office:value="-0.676193594933" calcext:value-type="float">
            <text:p>-0.6761935949</text:p>
          </table:table-cell>
          <table:table-cell office:value-type="float" office:value="6.16107793808" calcext:value-type="float">
            <text:p>6.1610779381</text:p>
          </table:table-cell>
          <table:table-cell office:value-type="float" office:value="-0.705969631672" calcext:value-type="float">
            <text:p>-0.7059696317</text:p>
          </table:table-cell>
        </table:table-row>
        <table:table-row table:style-name="ro1">
          <table:table-cell office:value-type="float" office:value="5.86995744705" calcext:value-type="float">
            <text:p>5.8699574471</text:p>
          </table:table-cell>
          <table:table-cell office:value-type="float" office:value="-0.67551779747" calcext:value-type="float">
            <text:p>-0.6755177975</text:p>
          </table:table-cell>
          <table:table-cell office:value-type="float" office:value="6.17867418289" calcext:value-type="float">
            <text:p>6.1786741829</text:p>
          </table:table-cell>
          <table:table-cell office:value-type="float" office:value="-0.704443514347" calcext:value-type="float">
            <text:p>-0.7044435143</text:p>
          </table:table-cell>
        </table:table-row>
        <table:table-row table:style-name="ro1">
          <table:table-cell office:value-type="float" office:value="5.88195514679" calcext:value-type="float">
            <text:p>5.8819551468</text:p>
          </table:table-cell>
          <table:table-cell office:value-type="float" office:value="-0.674843490124" calcext:value-type="float">
            <text:p>-0.6748434901</text:p>
          </table:table-cell>
          <table:table-cell office:value-type="float" office:value="6.19563146591" calcext:value-type="float">
            <text:p>6.1956314659</text:p>
          </table:table-cell>
          <table:table-cell office:value-type="float" office:value="-0.70182454586" calcext:value-type="float">
            <text:p>-0.7018245459</text:p>
          </table:table-cell>
        </table:table-row>
        <table:table-row table:style-name="ro1">
          <table:table-cell office:value-type="float" office:value="5.8927283287" calcext:value-type="float">
            <text:p>5.8927283287</text:p>
          </table:table-cell>
          <table:table-cell office:value-type="float" office:value="-0.675035476685" calcext:value-type="float">
            <text:p>-0.6750354767</text:p>
          </table:table-cell>
          <table:table-cell office:value-type="float" office:value="6.2103156662" calcext:value-type="float">
            <text:p>6.2103156662</text:p>
          </table:table-cell>
          <table:table-cell office:value-type="float" office:value="-0.700040102005" calcext:value-type="float">
            <text:p>-0.700040102</text:p>
          </table:table-cell>
        </table:table-row>
        <table:table-row table:style-name="ro1">
          <table:table-cell office:value-type="float" office:value="5.90532112122" calcext:value-type="float">
            <text:p>5.9053211212</text:p>
          </table:table-cell>
          <table:table-cell office:value-type="float" office:value="-0.675417244434" calcext:value-type="float">
            <text:p>-0.6754172444</text:p>
          </table:table-cell>
          <table:table-cell office:value-type="float" office:value="6.22745986938" calcext:value-type="float">
            <text:p>6.2274598694</text:p>
          </table:table-cell>
          <table:table-cell office:value-type="float" office:value="-0.698384404182" calcext:value-type="float">
            <text:p>-0.6983844042</text:p>
          </table:table-cell>
        </table:table-row>
        <table:table-row table:style-name="ro1">
          <table:table-cell office:value-type="float" office:value="5.92004060745" calcext:value-type="float">
            <text:p>5.9200406075</text:p>
          </table:table-cell>
          <table:table-cell office:value-type="float" office:value="-0.675134062767" calcext:value-type="float">
            <text:p>-0.6751340628</text:p>
          </table:table-cell>
          <table:table-cell office:value-type="float" office:value="6.24490304947" calcext:value-type="float">
            <text:p>6.2449030495</text:p>
          </table:table-cell>
          <table:table-cell office:value-type="float" office:value="-0.697301506996" calcext:value-type="float">
            <text:p>-0.697301507</text:p>
          </table:table-cell>
        </table:table-row>
        <table:table-row table:style-name="ro1">
          <table:table-cell office:value-type="float" office:value="5.93300771713" calcext:value-type="float">
            <text:p>5.9330077171</text:p>
          </table:table-cell>
          <table:table-cell office:value-type="float" office:value="-0.674432933331" calcext:value-type="float">
            <text:p>-0.6744329333</text:p>
          </table:table-cell>
          <table:table-cell office:value-type="float" office:value="6.26188989639" calcext:value-type="float">
            <text:p>6.2618898964</text:p>
          </table:table-cell>
          <table:table-cell office:value-type="float" office:value="-0.697067737579" calcext:value-type="float">
            <text:p>-0.6970677376</text:p>
          </table:table-cell>
        </table:table-row>
        <table:table-row table:style-name="ro1">
          <table:table-cell office:value-type="float" office:value="5.94561576843" calcext:value-type="float">
            <text:p>5.9456157684</text:p>
          </table:table-cell>
          <table:table-cell office:value-type="float" office:value="-0.673891246319" calcext:value-type="float">
            <text:p>-0.6738912463</text:p>
          </table:table-cell>
          <table:table-cell office:value-type="float" office:value="6.27897783279" calcext:value-type="float">
            <text:p>6.2789778328</text:p>
          </table:table-cell>
          <table:table-cell office:value-type="float" office:value="-0.695768177509" calcext:value-type="float">
            <text:p>-0.6957681775</text:p>
          </table:table-cell>
        </table:table-row>
        <table:table-row table:style-name="ro1">
          <table:table-cell office:value-type="float" office:value="5.95768642426" calcext:value-type="float">
            <text:p>5.9576864243</text:p>
          </table:table-cell>
          <table:table-cell office:value-type="float" office:value="-0.674121677876" calcext:value-type="float">
            <text:p>-0.6741216779</text:p>
          </table:table-cell>
          <table:table-cell office:value-type="float" office:value="6.29331155777" calcext:value-type="float">
            <text:p>6.2933115578</text:p>
          </table:table-cell>
          <table:table-cell office:value-type="float" office:value="-0.694135844707" calcext:value-type="float">
            <text:p>-0.6941358447</text:p>
          </table:table-cell>
        </table:table-row>
        <table:table-row table:style-name="ro1">
          <table:table-cell office:value-type="float" office:value="5.96967411041" calcext:value-type="float">
            <text:p>5.9696741104</text:p>
          </table:table-cell>
          <table:table-cell office:value-type="float" office:value="-0.674614310265" calcext:value-type="float">
            <text:p>-0.6746143103</text:p>
          </table:table-cell>
          <table:table-cell office:value-type="float" office:value="6.30825181961" calcext:value-type="float">
            <text:p>6.3082518196</text:p>
          </table:table-cell>
          <table:table-cell office:value-type="float" office:value="-0.693097949028" calcext:value-type="float">
            <text:p>-0.693097949</text:p>
          </table:table-cell>
        </table:table-row>
        <table:table-row table:style-name="ro1">
          <table:table-cell office:value-type="float" office:value="6.39068078995" calcext:value-type="float">
            <text:p>6.39068079</text:p>
          </table:table-cell>
          <table:table-cell office:value-type="float" office:value="-0.634705305099" calcext:value-type="float">
            <text:p>-0.6347053051</text:p>
          </table:table-cell>
          <table:table-cell office:value-type="float" office:value="6.32400222778" calcext:value-type="float">
            <text:p>6.3240022278</text:p>
          </table:table-cell>
          <table:table-cell office:value-type="float" office:value="-0.69219994545" calcext:value-type="float">
            <text:p>-0.6921999455</text:p>
          </table:table-cell>
        </table:table-row>
        <table:table-row table:style-name="ro1">
          <table:table-cell office:value-type="float" office:value="6.40763902664" calcext:value-type="float">
            <text:p>6.4076390266</text:p>
          </table:table-cell>
          <table:table-cell office:value-type="float" office:value="-0.634926736355" calcext:value-type="float">
            <text:p>-0.6349267364</text:p>
          </table:table-cell>
          <table:table-cell office:value-type="float" office:value="6.33958574295" calcext:value-type="float">
            <text:p>6.339585743</text:p>
          </table:table-cell>
          <table:table-cell office:value-type="float" office:value="-0.69184422493" calcext:value-type="float">
            <text:p>-0.6918442249</text:p>
          </table:table-cell>
        </table:table-row>
        <table:table-row table:style-name="ro1">
          <table:table-cell office:value-type="float" office:value="6.50850248337" calcext:value-type="float">
            <text:p>6.5085024834</text:p>
          </table:table-cell>
          <table:table-cell office:value-type="float" office:value="-0.62794727087" calcext:value-type="float">
            <text:p>-0.6279472709</text:p>
          </table:table-cell>
          <table:table-cell office:value-type="float" office:value="6.35429712296" calcext:value-type="float">
            <text:p>6.354297123</text:p>
          </table:table-cell>
          <table:table-cell office:value-type="float" office:value="-0.692009627819" calcext:value-type="float">
            <text:p>-0.6920096278</text:p>
          </table:table-cell>
        </table:table-row>
        <table:table-row table:style-name="ro1">
          <table:table-cell office:value-type="float" office:value="6.52667331696" calcext:value-type="float">
            <text:p>6.526673317</text:p>
          </table:table-cell>
          <table:table-cell office:value-type="float" office:value="-0.628160595894" calcext:value-type="float">
            <text:p>-0.6281605959</text:p>
          </table:table-cell>
          <table:table-cell office:value-type="float" office:value="6.36867090225" calcext:value-type="float">
            <text:p>6.3686709023</text:p>
          </table:table-cell>
          <table:table-cell office:value-type="float" office:value="-0.691314518452" calcext:value-type="float">
            <text:p>-0.6913145185</text:p>
          </table:table-cell>
        </table:table-row>
        <table:table-row table:style-name="ro1">
          <table:table-cell office:value-type="float" office:value="6.58205413818" calcext:value-type="float">
            <text:p>6.5820541382</text:p>
          </table:table-cell>
          <table:table-cell office:value-type="float" office:value="-0.624709367752" calcext:value-type="float">
            <text:p>-0.6247093678</text:p>
          </table:table-cell>
          <table:table-cell office:value-type="float" office:value="6.38212629318" calcext:value-type="float">
            <text:p>6.3821262932</text:p>
          </table:table-cell>
          <table:table-cell office:value-type="float" office:value="-0.690585255623" calcext:value-type="float">
            <text:p>-0.6905852556</text:p>
          </table:table-cell>
        </table:table-row>
        <table:table-row table:style-name="ro1">
          <table:table-cell office:value-type="float" office:value="6.59966468811" calcext:value-type="float">
            <text:p>6.5996646881</text:p>
          </table:table-cell>
          <table:table-cell office:value-type="float" office:value="-0.625561416149" calcext:value-type="float">
            <text:p>-0.6255614161</text:p>
          </table:table-cell>
          <table:table-cell office:value-type="float" office:value="6.39750619888" calcext:value-type="float">
            <text:p>6.3975061989</text:p>
          </table:table-cell>
          <table:table-cell office:value-type="float" office:value="-0.689808964729" calcext:value-type="float">
            <text:p>-0.6898089647</text:p>
          </table:table-cell>
        </table:table-row>
        <table:table-row table:style-name="ro1">
          <table:table-cell office:value-type="float" office:value="6.64327669144" calcext:value-type="float">
            <text:p>6.6432766914</text:p>
          </table:table-cell>
          <table:table-cell office:value-type="float" office:value="-0.619790732861" calcext:value-type="float">
            <text:p>-0.6197907329</text:p>
          </table:table-cell>
          <table:table-cell office:value-type="float" office:value="6.41375347137" calcext:value-type="float">
            <text:p>6.4137534714</text:p>
          </table:table-cell>
          <table:table-cell office:value-type="float" office:value="-0.689226388931" calcext:value-type="float">
            <text:p>-0.6892263889</text:p>
          </table:table-cell>
        </table:table-row>
        <table:table-row table:style-name="ro1">
          <table:table-cell office:value-type="float" office:value="6.67798376083" calcext:value-type="float">
            <text:p>6.6779837608</text:p>
          </table:table-cell>
          <table:table-cell office:value-type="float" office:value="-0.6218739748" calcext:value-type="float">
            <text:p>-0.6218739748</text:p>
          </table:table-cell>
          <table:table-cell office:value-type="float" office:value="6.42942996979" calcext:value-type="float">
            <text:p>6.4294299698</text:p>
          </table:table-cell>
          <table:table-cell office:value-type="float" office:value="-0.68920391798" calcext:value-type="float">
            <text:p>-0.689203918</text:p>
          </table:table-cell>
        </table:table-row>
        <table:table-row table:style-name="ro1">
          <table:table-cell office:value-type="float" office:value="6.6960978508" calcext:value-type="float">
            <text:p>6.6960978508</text:p>
          </table:table-cell>
          <table:table-cell office:value-type="float" office:value="-0.622290372849" calcext:value-type="float">
            <text:p>-0.6222903728</text:p>
          </table:table-cell>
          <table:table-cell office:value-type="float" office:value="6.4448818779" calcext:value-type="float">
            <text:p>6.4448818779</text:p>
          </table:table-cell>
          <table:table-cell office:value-type="float" office:value="-0.688335955143" calcext:value-type="float">
            <text:p>-0.6883359551</text:p>
          </table:table-cell>
        </table:table-row>
        <table:table-row table:style-name="ro1">
          <table:table-cell office:value-type="float" office:value="6.72750425339" calcext:value-type="float">
            <text:p>6.7275042534</text:p>
          </table:table-cell>
          <table:table-cell office:value-type="float" office:value="-0.623044550419" calcext:value-type="float">
            <text:p>-0.6230445504</text:p>
          </table:table-cell>
          <table:table-cell office:value-type="float" office:value="6.45771738052" calcext:value-type="float">
            <text:p>6.4577173805</text:p>
          </table:table-cell>
          <table:table-cell office:value-type="float" office:value="-0.687103390694" calcext:value-type="float">
            <text:p>-0.6871033907</text:p>
          </table:table-cell>
        </table:table-row>
        <table:table-row table:style-name="ro1">
          <table:table-cell office:value-type="float" office:value="6.75603866577" calcext:value-type="float">
            <text:p>6.7560386658</text:p>
          </table:table-cell>
          <table:table-cell office:value-type="float" office:value="-0.626731276512" calcext:value-type="float">
            <text:p>-0.6267312765</text:p>
          </table:table-cell>
          <table:table-cell office:value-type="float" office:value="6.47193618774" calcext:value-type="float">
            <text:p>6.4719361877</text:p>
          </table:table-cell>
          <table:table-cell office:value-type="float" office:value="-0.686188519001" calcext:value-type="float">
            <text:p>-0.686188519</text:p>
          </table:table-cell>
        </table:table-row>
        <table:table-row table:style-name="ro1">
          <table:table-cell office:value-type="float" office:value="6.78893899918" calcext:value-type="float">
            <text:p>6.7889389992</text:p>
          </table:table-cell>
          <table:table-cell office:value-type="float" office:value="-0.625979363918" calcext:value-type="float">
            <text:p>-0.6259793639</text:p>
          </table:table-cell>
          <table:table-cell office:value-type="float" office:value="6.48729701996" calcext:value-type="float">
            <text:p>6.48729702</text:p>
          </table:table-cell>
          <table:table-cell office:value-type="float" office:value="-0.685346722603" calcext:value-type="float">
            <text:p>-0.6853467226</text:p>
          </table:table-cell>
        </table:table-row>
        <table:table-row table:style-name="ro1">
          <table:table-cell office:value-type="float" office:value="6.81267690659" calcext:value-type="float">
            <text:p>6.8126769066</text:p>
          </table:table-cell>
          <table:table-cell office:value-type="float" office:value="-0.625638604164" calcext:value-type="float">
            <text:p>-0.6256386042</text:p>
          </table:table-cell>
          <table:table-cell office:value-type="float" office:value="6.50146289825" calcext:value-type="float">
            <text:p>6.5014628983</text:p>
          </table:table-cell>
          <table:table-cell office:value-type="float" office:value="-0.68451410532" calcext:value-type="float">
            <text:p>-0.6845141053</text:p>
          </table:table-cell>
        </table:table-row>
        <table:table-row table:style-name="ro1">
          <table:table-cell office:value-type="float" office:value="6.836602211" calcext:value-type="float">
            <text:p>6.836602211</text:p>
          </table:table-cell>
          <table:table-cell office:value-type="float" office:value="-0.627481222153" calcext:value-type="float">
            <text:p>-0.6274812222</text:p>
          </table:table-cell>
          <table:table-cell office:value-type="float" office:value="6.51430698395" calcext:value-type="float">
            <text:p>6.514306984</text:p>
          </table:table-cell>
          <table:table-cell office:value-type="float" office:value="-0.684213221073" calcext:value-type="float">
            <text:p>-0.6842132211</text:p>
          </table:table-cell>
        </table:table-row>
        <table:table-row table:style-name="ro1">
          <table:table-cell office:value-type="float" office:value="6.8603849411" calcext:value-type="float">
            <text:p>6.8603849411</text:p>
          </table:table-cell>
          <table:table-cell office:value-type="float" office:value="-0.6285815835" calcext:value-type="float">
            <text:p>-0.6285815835</text:p>
          </table:table-cell>
          <table:table-cell office:value-type="float" office:value="6.52769323349" calcext:value-type="float">
            <text:p>6.5276932335</text:p>
          </table:table-cell>
          <table:table-cell office:value-type="float" office:value="-0.683411061764" calcext:value-type="float">
            <text:p>-0.6834110618</text:p>
          </table:table-cell>
        </table:table-row>
        <table:table-row table:style-name="ro1">
          <table:table-cell office:value-type="float" office:value="6.88458538055" calcext:value-type="float">
            <text:p>6.8845853806</text:p>
          </table:table-cell>
          <table:table-cell office:value-type="float" office:value="-0.629992425442" calcext:value-type="float">
            <text:p>-0.6299924254</text:p>
          </table:table-cell>
          <table:table-cell office:value-type="float" office:value="6.54160972595" calcext:value-type="float">
            <text:p>6.541609726</text:p>
          </table:table-cell>
          <table:table-cell office:value-type="float" office:value="-0.68259459734" calcext:value-type="float">
            <text:p>-0.6825945973</text:p>
          </table:table-cell>
        </table:table-row>
        <table:table-row table:style-name="ro1">
          <table:table-cell office:value-type="float" office:value="6.90168905258" calcext:value-type="float">
            <text:p>6.9016890526</text:p>
          </table:table-cell>
          <table:table-cell office:value-type="float" office:value="-0.631503522396" calcext:value-type="float">
            <text:p>-0.6315035224</text:p>
          </table:table-cell>
          <table:table-cell office:value-type="float" office:value="6.55711742401" calcext:value-type="float">
            <text:p>6.557117424</text:p>
          </table:table-cell>
          <table:table-cell office:value-type="float" office:value="-0.682150423527" calcext:value-type="float">
            <text:p>-0.6821504235</text:p>
          </table:table-cell>
        </table:table-row>
        <table:table-row table:style-name="ro1">
          <table:table-cell office:value-type="float" office:value="6.92033958435" calcext:value-type="float">
            <text:p>6.9203395844</text:p>
          </table:table-cell>
          <table:table-cell office:value-type="float" office:value="-0.632803916931" calcext:value-type="float">
            <text:p>-0.6328039169</text:p>
          </table:table-cell>
          <table:table-cell office:value-type="float" office:value="6.57232852936" calcext:value-type="float">
            <text:p>6.5723285294</text:p>
          </table:table-cell>
          <table:table-cell office:value-type="float" office:value="-0.681417703629" calcext:value-type="float">
            <text:p>-0.6814177036</text:p>
          </table:table-cell>
        </table:table-row>
        <table:table-row table:style-name="ro1">
          <table:table-cell office:value-type="float" office:value="6.93983411789" calcext:value-type="float">
            <text:p>6.9398341179</text:p>
          </table:table-cell>
          <table:table-cell office:value-type="float" office:value="-0.634382963181" calcext:value-type="float">
            <text:p>-0.6343829632</text:p>
          </table:table-cell>
          <table:table-cell office:value-type="float" office:value="6.58507963181" calcext:value-type="float">
            <text:p>6.5850796318</text:p>
          </table:table-cell>
          <table:table-cell office:value-type="float" office:value="-0.681213796139" calcext:value-type="float">
            <text:p>-0.6812137961</text:p>
          </table:table-cell>
        </table:table-row>
        <table:table-row table:style-name="ro1">
          <table:table-cell office:value-type="float" office:value="6.95730209351" calcext:value-type="float">
            <text:p>6.9573020935</text:p>
          </table:table-cell>
          <table:table-cell office:value-type="float" office:value="-0.635577082634" calcext:value-type="float">
            <text:p>-0.6355770826</text:p>
          </table:table-cell>
          <table:table-cell office:value-type="float" office:value="6.59861989975" calcext:value-type="float">
            <text:p>6.5986198998</text:p>
          </table:table-cell>
          <table:table-cell office:value-type="float" office:value="-0.680569827557" calcext:value-type="float">
            <text:p>-0.6805698276</text:p>
          </table:table-cell>
        </table:table-row>
        <table:table-row table:style-name="ro1">
          <table:table-cell office:value-type="float" office:value="6.97564172745" calcext:value-type="float">
            <text:p>6.9756417275</text:p>
          </table:table-cell>
          <table:table-cell office:value-type="float" office:value="-0.636124014854" calcext:value-type="float">
            <text:p>-0.6361240149</text:p>
          </table:table-cell>
          <table:table-cell office:value-type="float" office:value="6.61214157104" calcext:value-type="float">
            <text:p>6.612141571</text:p>
          </table:table-cell>
          <table:table-cell office:value-type="float" office:value="-0.679725885391" calcext:value-type="float">
            <text:p>-0.6797258854</text:p>
          </table:table-cell>
        </table:table-row>
        <table:table-row table:style-name="ro1">
          <table:table-cell office:value-type="float" office:value="6.9948592186" calcext:value-type="float">
            <text:p>6.9948592186</text:p>
          </table:table-cell>
          <table:table-cell office:value-type="float" office:value="-0.638936698437" calcext:value-type="float">
            <text:p>-0.6389366984</text:p>
          </table:table-cell>
          <table:table-cell office:value-type="float" office:value="6.6256036377" calcext:value-type="float">
            <text:p>6.6256036377</text:p>
          </table:table-cell>
          <table:table-cell office:value-type="float" office:value="-0.67911529541" calcext:value-type="float">
            <text:p>-0.6791152954</text:p>
          </table:table-cell>
        </table:table-row>
        <table:table-row table:style-name="ro1">
          <table:table-cell office:value-type="float" office:value="7.01507472992" calcext:value-type="float">
            <text:p>7.0150747299</text:p>
          </table:table-cell>
          <table:table-cell office:value-type="float" office:value="-0.641492307186" calcext:value-type="float">
            <text:p>-0.6414923072</text:p>
          </table:table-cell>
          <table:table-cell office:value-type="float" office:value="6.63963933945" calcext:value-type="float">
            <text:p>6.6396393395</text:p>
          </table:table-cell>
          <table:table-cell office:value-type="float" office:value="-0.678422272205" calcext:value-type="float">
            <text:p>-0.6784222722</text:p>
          </table:table-cell>
        </table:table-row>
        <table:table-row table:style-name="ro1">
          <table:table-cell office:value-type="float" office:value="7.05040454865" calcext:value-type="float">
            <text:p>7.0504045487</text:p>
          </table:table-cell>
          <table:table-cell office:value-type="float" office:value="-0.641545891762" calcext:value-type="float">
            <text:p>-0.6415458918</text:p>
          </table:table-cell>
          <table:table-cell office:value-type="float" office:value="6.65308662415" calcext:value-type="float">
            <text:p>6.6530866242</text:p>
          </table:table-cell>
          <table:table-cell office:value-type="float" office:value="-0.67773270607" calcext:value-type="float">
            <text:p>-0.6777327061</text:p>
          </table:table-cell>
        </table:table-row>
        <table:table-row table:style-name="ro1">
          <table:table-cell office:value-type="float" office:value="7.06840085983" calcext:value-type="float">
            <text:p>7.0684008598</text:p>
          </table:table-cell>
          <table:table-cell office:value-type="float" office:value="-0.64342468977" calcext:value-type="float">
            <text:p>-0.6434246898</text:p>
          </table:table-cell>
          <table:table-cell office:value-type="float" office:value="6.66565509796" calcext:value-type="float">
            <text:p>6.665655098</text:p>
          </table:table-cell>
          <table:table-cell office:value-type="float" office:value="-0.677573800087" calcext:value-type="float">
            <text:p>-0.6775738001</text:p>
          </table:table-cell>
        </table:table-row>
        <table:table-row table:style-name="ro1">
          <table:table-cell office:value-type="float" office:value="7.08438444138" calcext:value-type="float">
            <text:p>7.0843844414</text:p>
          </table:table-cell>
          <table:table-cell office:value-type="float" office:value="-0.644918739796" calcext:value-type="float">
            <text:p>-0.6449187398</text:p>
          </table:table-cell>
          <table:table-cell office:value-type="float" office:value="6.67865463257" calcext:value-type="float">
            <text:p>6.6786546326</text:p>
          </table:table-cell>
          <table:table-cell office:value-type="float" office:value="-0.676878392696" calcext:value-type="float">
            <text:p>-0.6768783927</text:p>
          </table:table-cell>
        </table:table-row>
        <table:table-row table:style-name="ro1">
          <table:table-cell office:value-type="float" office:value="7.1045627594" calcext:value-type="float">
            <text:p>7.1045627594</text:p>
          </table:table-cell>
          <table:table-cell office:value-type="float" office:value="-0.645972013474" calcext:value-type="float">
            <text:p>-0.6459720135</text:p>
          </table:table-cell>
          <table:table-cell office:value-type="float" office:value="6.69198032379" calcext:value-type="float">
            <text:p>6.6919803238</text:p>
          </table:table-cell>
          <table:table-cell office:value-type="float" office:value="-0.676193594933" calcext:value-type="float">
            <text:p>-0.6761935949</text:p>
          </table:table-cell>
        </table:table-row>
        <table:table-row table:style-name="ro1">
          <table:table-cell office:value-type="float" office:value="7.13579177856" calcext:value-type="float">
            <text:p>7.1357917786</text:p>
          </table:table-cell>
          <table:table-cell office:value-type="float" office:value="-0.644983887672" calcext:value-type="float">
            <text:p>-0.6449838877</text:p>
          </table:table-cell>
          <table:table-cell office:value-type="float" office:value="6.70495744705" calcext:value-type="float">
            <text:p>6.7049574471</text:p>
          </table:table-cell>
          <table:table-cell office:value-type="float" office:value="-0.67551779747" calcext:value-type="float">
            <text:p>-0.6755177975</text:p>
          </table:table-cell>
        </table:table-row>
        <table:table-row table:style-name="ro1">
          <table:table-cell office:value-type="float" office:value="7.15540838242" calcext:value-type="float">
            <text:p>7.1554083824</text:p>
          </table:table-cell>
          <table:table-cell office:value-type="float" office:value="-0.646335184574" calcext:value-type="float">
            <text:p>-0.6463351846</text:p>
          </table:table-cell>
          <table:table-cell office:value-type="float" office:value="6.71695514679" calcext:value-type="float">
            <text:p>6.7169551468</text:p>
          </table:table-cell>
          <table:table-cell office:value-type="float" office:value="-0.674843490124" calcext:value-type="float">
            <text:p>-0.6748434901</text:p>
          </table:table-cell>
        </table:table-row>
        <table:table-row table:style-name="ro1">
          <table:table-cell office:value-type="float" office:value="7.17657423019" calcext:value-type="float">
            <text:p>7.1765742302</text:p>
          </table:table-cell>
          <table:table-cell office:value-type="float" office:value="-0.648675382137" calcext:value-type="float">
            <text:p>-0.6486753821</text:p>
          </table:table-cell>
          <table:table-cell office:value-type="float" office:value="6.7277283287" calcext:value-type="float">
            <text:p>6.7277283287</text:p>
          </table:table-cell>
          <table:table-cell office:value-type="float" office:value="-0.675035476685" calcext:value-type="float">
            <text:p>-0.6750354767</text:p>
          </table:table-cell>
        </table:table-row>
        <table:table-row table:style-name="ro1">
          <table:table-cell office:value-type="float" office:value="7.19760417938" calcext:value-type="float">
            <text:p>7.1976041794</text:p>
          </table:table-cell>
          <table:table-cell office:value-type="float" office:value="-0.650352597237" calcext:value-type="float">
            <text:p>-0.6503525972</text:p>
          </table:table-cell>
          <table:table-cell office:value-type="float" office:value="6.74032112122" calcext:value-type="float">
            <text:p>6.7403211212</text:p>
          </table:table-cell>
          <table:table-cell office:value-type="float" office:value="-0.675417244434" calcext:value-type="float">
            <text:p>-0.6754172444</text:p>
          </table:table-cell>
        </table:table-row>
        <table:table-row table:style-name="ro1">
          <table:table-cell office:value-type="float" office:value="7.23119306564" calcext:value-type="float">
            <text:p>7.2311930656</text:p>
          </table:table-cell>
          <table:table-cell office:value-type="float" office:value="-0.649809896946" calcext:value-type="float">
            <text:p>-0.6498098969</text:p>
          </table:table-cell>
          <table:table-cell office:value-type="float" office:value="6.75504060745" calcext:value-type="float">
            <text:p>6.7550406075</text:p>
          </table:table-cell>
          <table:table-cell office:value-type="float" office:value="-0.675134062767" calcext:value-type="float">
            <text:p>-0.6751340628</text:p>
          </table:table-cell>
        </table:table-row>
        <table:table-row table:style-name="ro1">
          <table:table-cell office:value-type="float" office:value="7.24838161469" calcext:value-type="float">
            <text:p>7.2483816147</text:p>
          </table:table-cell>
          <table:table-cell office:value-type="float" office:value="-0.652945399284" calcext:value-type="float">
            <text:p>-0.6529453993</text:p>
          </table:table-cell>
          <table:table-cell office:value-type="float" office:value="6.76800771713" calcext:value-type="float">
            <text:p>6.7680077171</text:p>
          </table:table-cell>
          <table:table-cell office:value-type="float" office:value="-0.674432933331" calcext:value-type="float">
            <text:p>-0.6744329333</text:p>
          </table:table-cell>
        </table:table-row>
        <table:table-row table:style-name="ro1">
          <table:table-cell office:value-type="float" office:value="7.28751564026" calcext:value-type="float">
            <text:p>7.2875156403</text:p>
          </table:table-cell>
          <table:table-cell office:value-type="float" office:value="-0.653242051601" calcext:value-type="float">
            <text:p>-0.6532420516</text:p>
          </table:table-cell>
          <table:table-cell office:value-type="float" office:value="6.78061576843" calcext:value-type="float">
            <text:p>6.7806157684</text:p>
          </table:table-cell>
          <table:table-cell office:value-type="float" office:value="-0.673891246319" calcext:value-type="float">
            <text:p>-0.6738912463</text:p>
          </table:table-cell>
        </table:table-row>
        <table:table-row table:style-name="ro1">
          <table:table-cell office:value-type="float" office:value="7.32027959824" calcext:value-type="float">
            <text:p>7.3202795982</text:p>
          </table:table-cell>
          <table:table-cell office:value-type="float" office:value="-0.65351319313" calcext:value-type="float">
            <text:p>-0.6535131931</text:p>
          </table:table-cell>
          <table:table-cell office:value-type="float" office:value="6.79268642426" calcext:value-type="float">
            <text:p>6.7926864243</text:p>
          </table:table-cell>
          <table:table-cell office:value-type="float" office:value="-0.674121677876" calcext:value-type="float">
            <text:p>-0.6741216779</text:p>
          </table:table-cell>
        </table:table-row>
        <table:table-row table:style-name="ro1">
          <table:table-cell office:value-type="float" office:value="7.34983730316" calcext:value-type="float">
            <text:p>7.3498373032</text:p>
          </table:table-cell>
          <table:table-cell office:value-type="float" office:value="-0.654264628887" calcext:value-type="float">
            <text:p>-0.6542646289</text:p>
          </table:table-cell>
          <table:table-cell office:value-type="float" office:value="6.80467411041" calcext:value-type="float">
            <text:p>6.8046741104</text:p>
          </table:table-cell>
          <table:table-cell office:value-type="float" office:value="-0.674614310265" calcext:value-type="float">
            <text:p>-0.6746143103</text:p>
          </table:table-cell>
        </table:table-row>
        <table:table-row table:style-name="ro1">
          <table:table-cell office:value-type="float" office:value="7.37543344498" calcext:value-type="float">
            <text:p>7.375433445</text:p>
          </table:table-cell>
          <table:table-cell office:value-type="float" office:value="-0.655208647251" calcext:value-type="float">
            <text:p>-0.6552086473</text:p>
          </table:table-cell>
          <table:table-cell office:value-type="float" office:value="7.22568078995" calcext:value-type="float">
            <text:p>7.22568079</text:p>
          </table:table-cell>
          <table:table-cell office:value-type="float" office:value="-0.634705305099" calcext:value-type="float">
            <text:p>-0.6347053051</text:p>
          </table:table-cell>
        </table:table-row>
        <table:table-row table:style-name="ro1">
          <table:table-cell office:value-type="float" office:value="7.39926147461" calcext:value-type="float">
            <text:p>7.3992614746</text:p>
          </table:table-cell>
          <table:table-cell office:value-type="float" office:value="-0.656500339508" calcext:value-type="float">
            <text:p>-0.6565003395</text:p>
          </table:table-cell>
          <table:table-cell office:value-type="float" office:value="7.24263902664" calcext:value-type="float">
            <text:p>7.2426390266</text:p>
          </table:table-cell>
          <table:table-cell office:value-type="float" office:value="-0.634926736355" calcext:value-type="float">
            <text:p>-0.6349267364</text:p>
          </table:table-cell>
        </table:table-row>
        <table:table-row table:style-name="ro1">
          <table:table-cell office:value-type="float" office:value="7.42600727081" calcext:value-type="float">
            <text:p>7.4260072708</text:p>
          </table:table-cell>
          <table:table-cell office:value-type="float" office:value="-0.658343136311" calcext:value-type="float">
            <text:p>-0.6583431363</text:p>
          </table:table-cell>
          <table:table-cell office:value-type="float" office:value="7.34350248337" calcext:value-type="float">
            <text:p>7.3435024834</text:p>
          </table:table-cell>
          <table:table-cell office:value-type="float" office:value="-0.62794727087" calcext:value-type="float">
            <text:p>-0.6279472709</text:p>
          </table:table-cell>
        </table:table-row>
        <table:table-row table:style-name="ro1">
          <table:table-cell office:value-type="float" office:value="7.45029449463" calcext:value-type="float">
            <text:p>7.4502944946</text:p>
          </table:table-cell>
          <table:table-cell office:value-type="float" office:value="-0.660065770149" calcext:value-type="float">
            <text:p>-0.6600657701</text:p>
          </table:table-cell>
          <table:table-cell office:value-type="float" office:value="7.36167331696" calcext:value-type="float">
            <text:p>7.361673317</text:p>
          </table:table-cell>
          <table:table-cell office:value-type="float" office:value="-0.628160595894" calcext:value-type="float">
            <text:p>-0.6281605959</text:p>
          </table:table-cell>
        </table:table-row>
        <table:table-row table:style-name="ro1">
          <table:table-cell office:value-type="float" office:value="7.4732966423" calcext:value-type="float">
            <text:p>7.4732966423</text:p>
          </table:table-cell>
          <table:table-cell office:value-type="float" office:value="-0.661685526371" calcext:value-type="float">
            <text:p>-0.6616855264</text:p>
          </table:table-cell>
          <table:table-cell office:value-type="float" office:value="7.41705413818" calcext:value-type="float">
            <text:p>7.4170541382</text:p>
          </table:table-cell>
          <table:table-cell office:value-type="float" office:value="-0.624709367752" calcext:value-type="float">
            <text:p>-0.6247093678</text:p>
          </table:table-cell>
        </table:table-row>
        <table:table-row table:style-name="ro1">
          <table:table-cell office:value-type="float" office:value="7.49201631546" calcext:value-type="float">
            <text:p>7.4920163155</text:p>
          </table:table-cell>
          <table:table-cell office:value-type="float" office:value="-0.662927865982" calcext:value-type="float">
            <text:p>-0.662927866</text:p>
          </table:table-cell>
          <table:table-cell office:value-type="float" office:value="7.43466468811" calcext:value-type="float">
            <text:p>7.4346646881</text:p>
          </table:table-cell>
          <table:table-cell office:value-type="float" office:value="-0.625561416149" calcext:value-type="float">
            <text:p>-0.6255614161</text:p>
          </table:table-cell>
        </table:table-row>
        <table:table-row table:style-name="ro1">
          <table:table-cell office:value-type="float" office:value="7.51716041565" calcext:value-type="float">
            <text:p>7.5171604157</text:p>
          </table:table-cell>
          <table:table-cell office:value-type="float" office:value="-0.664596796036" calcext:value-type="float">
            <text:p>-0.664596796</text:p>
          </table:table-cell>
          <table:table-cell office:value-type="float" office:value="7.47827669144" calcext:value-type="float">
            <text:p>7.4782766914</text:p>
          </table:table-cell>
          <table:table-cell office:value-type="float" office:value="-0.619790732861" calcext:value-type="float">
            <text:p>-0.6197907329</text:p>
          </table:table-cell>
        </table:table-row>
        <table:table-row table:style-name="ro1">
          <table:table-cell office:value-type="float" office:value="7.53847503662" calcext:value-type="float">
            <text:p>7.5384750366</text:p>
          </table:table-cell>
          <table:table-cell office:value-type="float" office:value="-0.666558325291" calcext:value-type="float">
            <text:p>-0.6665583253</text:p>
          </table:table-cell>
          <table:table-cell office:value-type="float" office:value="7.51298376083" calcext:value-type="float">
            <text:p>7.5129837608</text:p>
          </table:table-cell>
          <table:table-cell office:value-type="float" office:value="-0.6218739748" calcext:value-type="float">
            <text:p>-0.6218739748</text:p>
          </table:table-cell>
        </table:table-row>
        <table:table-row table:style-name="ro1">
          <table:table-cell office:value-type="float" office:value="7.56149244308" calcext:value-type="float">
            <text:p>7.5614924431</text:p>
          </table:table-cell>
          <table:table-cell office:value-type="float" office:value="-0.668807029724" calcext:value-type="float">
            <text:p>-0.6688070297</text:p>
          </table:table-cell>
          <table:table-cell office:value-type="float" office:value="7.5310978508" calcext:value-type="float">
            <text:p>7.5310978508</text:p>
          </table:table-cell>
          <table:table-cell office:value-type="float" office:value="-0.622290372849" calcext:value-type="float">
            <text:p>-0.6222903728</text:p>
          </table:table-cell>
        </table:table-row>
        <table:table-row table:style-name="ro1">
          <table:table-cell office:value-type="float" office:value="7.58521270752" calcext:value-type="float">
            <text:p>7.5852127075</text:p>
          </table:table-cell>
          <table:table-cell office:value-type="float" office:value="-0.670687019825" calcext:value-type="float">
            <text:p>-0.6706870198</text:p>
          </table:table-cell>
          <table:table-cell office:value-type="float" office:value="7.56250425339" calcext:value-type="float">
            <text:p>7.5625042534</text:p>
          </table:table-cell>
          <table:table-cell office:value-type="float" office:value="-0.623044550419" calcext:value-type="float">
            <text:p>-0.6230445504</text:p>
          </table:table-cell>
        </table:table-row>
        <table:table-row table:style-name="ro1">
          <table:table-cell office:value-type="float" office:value="7.6091003418" calcext:value-type="float">
            <text:p>7.6091003418</text:p>
          </table:table-cell>
          <table:table-cell office:value-type="float" office:value="-0.672793209553" calcext:value-type="float">
            <text:p>-0.6727932096</text:p>
          </table:table-cell>
          <table:table-cell office:value-type="float" office:value="7.59103866577" calcext:value-type="float">
            <text:p>7.5910386658</text:p>
          </table:table-cell>
          <table:table-cell office:value-type="float" office:value="-0.626731276512" calcext:value-type="float">
            <text:p>-0.6267312765</text:p>
          </table:table-cell>
        </table:table-row>
        <table:table-row table:style-name="ro1">
          <table:table-cell office:value-type="float" office:value="7.64294672012" calcext:value-type="float">
            <text:p>7.6429467201</text:p>
          </table:table-cell>
          <table:table-cell office:value-type="float" office:value="-0.666241645813" calcext:value-type="float">
            <text:p>-0.6662416458</text:p>
          </table:table-cell>
          <table:table-cell office:value-type="float" office:value="7.62393899918" calcext:value-type="float">
            <text:p>7.6239389992</text:p>
          </table:table-cell>
          <table:table-cell office:value-type="float" office:value="-0.625979363918" calcext:value-type="float">
            <text:p>-0.6259793639</text:p>
          </table:table-cell>
        </table:table-row>
        <table:table-row table:style-name="ro1">
          <table:table-cell office:value-type="float" office:value="7.66510057449" calcext:value-type="float">
            <text:p>7.6651005745</text:p>
          </table:table-cell>
          <table:table-cell office:value-type="float" office:value="-0.66804432869" calcext:value-type="float">
            <text:p>-0.6680443287</text:p>
          </table:table-cell>
          <table:table-cell office:value-type="float" office:value="7.64767690659" calcext:value-type="float">
            <text:p>7.6476769066</text:p>
          </table:table-cell>
          <table:table-cell office:value-type="float" office:value="-0.625638604164" calcext:value-type="float">
            <text:p>-0.6256386042</text:p>
          </table:table-cell>
        </table:table-row>
        <table:table-row table:style-name="ro1">
          <table:table-cell office:value-type="float" office:value="7.685131073" calcext:value-type="float">
            <text:p>7.685131073</text:p>
          </table:table-cell>
          <table:table-cell office:value-type="float" office:value="-0.669481813908" calcext:value-type="float">
            <text:p>-0.6694818139</text:p>
          </table:table-cell>
          <table:table-cell office:value-type="float" office:value="7.671602211" calcext:value-type="float">
            <text:p>7.671602211</text:p>
          </table:table-cell>
          <table:table-cell office:value-type="float" office:value="-0.627481222153" calcext:value-type="float">
            <text:p>-0.6274812222</text:p>
          </table:table-cell>
        </table:table-row>
        <table:table-row table:style-name="ro1">
          <table:table-cell office:value-type="float" office:value="7.71415567398" calcext:value-type="float">
            <text:p>7.714155674</text:p>
          </table:table-cell>
          <table:table-cell office:value-type="float" office:value="-0.670610129833" calcext:value-type="float">
            <text:p>-0.6706101298</text:p>
          </table:table-cell>
          <table:table-cell office:value-type="float" office:value="7.6953849411" calcext:value-type="float">
            <text:p>7.6953849411</text:p>
          </table:table-cell>
          <table:table-cell office:value-type="float" office:value="-0.6285815835" calcext:value-type="float">
            <text:p>-0.6285815835</text:p>
          </table:table-cell>
        </table:table-row>
        <table:table-row table:style-name="ro1">
          <table:table-cell office:value-type="float" office:value="7.74403429031" calcext:value-type="float">
            <text:p>7.7440342903</text:p>
          </table:table-cell>
          <table:table-cell office:value-type="float" office:value="-0.667568922043" calcext:value-type="float">
            <text:p>-0.667568922</text:p>
          </table:table-cell>
          <table:table-cell office:value-type="float" office:value="7.71958538055" calcext:value-type="float">
            <text:p>7.7195853806</text:p>
          </table:table-cell>
          <table:table-cell office:value-type="float" office:value="-0.629992425442" calcext:value-type="float">
            <text:p>-0.6299924254</text:p>
          </table:table-cell>
        </table:table-row>
        <table:table-row table:style-name="ro1">
          <table:table-cell office:value-type="float" office:value="7.76798439026" calcext:value-type="float">
            <text:p>7.7679843903</text:p>
          </table:table-cell>
          <table:table-cell office:value-type="float" office:value="-0.669781029224" calcext:value-type="float">
            <text:p>-0.6697810292</text:p>
          </table:table-cell>
          <table:table-cell office:value-type="float" office:value="7.73668905258" calcext:value-type="float">
            <text:p>7.7366890526</text:p>
          </table:table-cell>
          <table:table-cell office:value-type="float" office:value="-0.631503522396" calcext:value-type="float">
            <text:p>-0.6315035224</text:p>
          </table:table-cell>
        </table:table-row>
        <table:table-row table:style-name="ro1">
          <table:table-cell office:value-type="float" office:value="7.78896713257" calcext:value-type="float">
            <text:p>7.7889671326</text:p>
          </table:table-cell>
          <table:table-cell office:value-type="float" office:value="-0.671041607857" calcext:value-type="float">
            <text:p>-0.6710416079</text:p>
          </table:table-cell>
          <table:table-cell office:value-type="float" office:value="7.75533958435" calcext:value-type="float">
            <text:p>7.7553395844</text:p>
          </table:table-cell>
          <table:table-cell office:value-type="float" office:value="-0.632803916931" calcext:value-type="float">
            <text:p>-0.6328039169</text:p>
          </table:table-cell>
        </table:table-row>
        <table:table-row table:style-name="ro1">
          <table:table-cell office:value-type="float" office:value="7.81631994247" calcext:value-type="float">
            <text:p>7.8163199425</text:p>
          </table:table-cell>
          <table:table-cell office:value-type="float" office:value="-0.669321417809" calcext:value-type="float">
            <text:p>-0.6693214178</text:p>
          </table:table-cell>
          <table:table-cell office:value-type="float" office:value="7.77483411789" calcext:value-type="float">
            <text:p>7.7748341179</text:p>
          </table:table-cell>
          <table:table-cell office:value-type="float" office:value="-0.634382963181" calcext:value-type="float">
            <text:p>-0.6343829632</text:p>
          </table:table-cell>
        </table:table-row>
        <table:table-row table:style-name="ro1">
          <table:table-cell office:value-type="float" office:value="7.84306812286" calcext:value-type="float">
            <text:p>7.8430681229</text:p>
          </table:table-cell>
          <table:table-cell office:value-type="float" office:value="-0.668275952339" calcext:value-type="float">
            <text:p>-0.6682759523</text:p>
          </table:table-cell>
          <table:table-cell office:value-type="float" office:value="7.79230209351" calcext:value-type="float">
            <text:p>7.7923020935</text:p>
          </table:table-cell>
          <table:table-cell office:value-type="float" office:value="-0.635577082634" calcext:value-type="float">
            <text:p>-0.6355770826</text:p>
          </table:table-cell>
        </table:table-row>
        <table:table-row table:style-name="ro1">
          <table:table-cell office:value-type="float" office:value="7.87004184723" calcext:value-type="float">
            <text:p>7.8700418472</text:p>
          </table:table-cell>
          <table:table-cell office:value-type="float" office:value="-0.666678965092" calcext:value-type="float">
            <text:p>-0.6666789651</text:p>
          </table:table-cell>
          <table:table-cell office:value-type="float" office:value="7.81064172745" calcext:value-type="float">
            <text:p>7.8106417275</text:p>
          </table:table-cell>
          <table:table-cell office:value-type="float" office:value="-0.636124014854" calcext:value-type="float">
            <text:p>-0.6361240149</text:p>
          </table:table-cell>
        </table:table-row>
        <table:table-row table:style-name="ro1">
          <table:table-cell office:value-type="float" office:value="7.89750480652" calcext:value-type="float">
            <text:p>7.8975048065</text:p>
          </table:table-cell>
          <table:table-cell office:value-type="float" office:value="-0.666329324245" calcext:value-type="float">
            <text:p>-0.6663293242</text:p>
          </table:table-cell>
          <table:table-cell office:value-type="float" office:value="7.8298592186" calcext:value-type="float">
            <text:p>7.8298592186</text:p>
          </table:table-cell>
          <table:table-cell office:value-type="float" office:value="-0.638936698437" calcext:value-type="float">
            <text:p>-0.6389366984</text:p>
          </table:table-cell>
        </table:table-row>
        <table:table-row table:style-name="ro1">
          <table:table-cell office:value-type="float" office:value="7.9201965332" calcext:value-type="float">
            <text:p>7.9201965332</text:p>
          </table:table-cell>
          <table:table-cell office:value-type="float" office:value="-0.667709171772" calcext:value-type="float">
            <text:p>-0.6677091718</text:p>
          </table:table-cell>
          <table:table-cell office:value-type="float" office:value="7.85007472992" calcext:value-type="float">
            <text:p>7.8500747299</text:p>
          </table:table-cell>
          <table:table-cell office:value-type="float" office:value="-0.641492307186" calcext:value-type="float">
            <text:p>-0.6414923072</text:p>
          </table:table-cell>
        </table:table-row>
        <table:table-row table:style-name="ro1">
          <table:table-cell office:value-type="float" office:value="7.94953918457" calcext:value-type="float">
            <text:p>7.9495391846</text:p>
          </table:table-cell>
          <table:table-cell office:value-type="float" office:value="-0.666241705418" calcext:value-type="float">
            <text:p>-0.6662417054</text:p>
          </table:table-cell>
          <table:table-cell office:value-type="float" office:value="7.88540454865" calcext:value-type="float">
            <text:p>7.8854045487</text:p>
          </table:table-cell>
          <table:table-cell office:value-type="float" office:value="-0.641545891762" calcext:value-type="float">
            <text:p>-0.6415458918</text:p>
          </table:table-cell>
        </table:table-row>
        <table:table-row table:style-name="ro1">
          <table:table-cell office:value-type="float" office:value="7.97482204437" calcext:value-type="float">
            <text:p>7.9748220444</text:p>
          </table:table-cell>
          <table:table-cell office:value-type="float" office:value="-0.666715025902" calcext:value-type="float">
            <text:p>-0.6667150259</text:p>
          </table:table-cell>
          <table:table-cell office:value-type="float" office:value="7.90340085983" calcext:value-type="float">
            <text:p>7.9034008598</text:p>
          </table:table-cell>
          <table:table-cell office:value-type="float" office:value="-0.64342468977" calcext:value-type="float">
            <text:p>-0.6434246898</text:p>
          </table:table-cell>
        </table:table-row>
        <table:table-row table:style-name="ro1">
          <table:table-cell office:value-type="float" office:value="7.99995565414" calcext:value-type="float">
            <text:p>7.9999556541</text:p>
          </table:table-cell>
          <table:table-cell office:value-type="float" office:value="-0.667087137699" calcext:value-type="float">
            <text:p>-0.6670871377</text:p>
          </table:table-cell>
          <table:table-cell office:value-type="float" office:value="7.91938444138" calcext:value-type="float">
            <text:p>7.9193844414</text:p>
          </table:table-cell>
          <table:table-cell office:value-type="float" office:value="-0.644918739796" calcext:value-type="float">
            <text:p>-0.6449187398</text:p>
          </table:table-cell>
        </table:table-row>
        <table:table-row table:style-name="ro1">
          <table:table-cell office:value-type="float" office:value="8.02536964417" calcext:value-type="float">
            <text:p>8.0253696442</text:p>
          </table:table-cell>
          <table:table-cell office:value-type="float" office:value="-0.667932868004" calcext:value-type="float">
            <text:p>-0.667932868</text:p>
          </table:table-cell>
          <table:table-cell office:value-type="float" office:value="7.9395627594" calcext:value-type="float">
            <text:p>7.9395627594</text:p>
          </table:table-cell>
          <table:table-cell office:value-type="float" office:value="-0.645972013474" calcext:value-type="float">
            <text:p>-0.6459720135</text:p>
          </table:table-cell>
        </table:table-row>
        <table:table-row table:style-name="ro1">
          <table:table-cell office:value-type="float" office:value="8.05267429352" calcext:value-type="float">
            <text:p>8.0526742935</text:p>
          </table:table-cell>
          <table:table-cell office:value-type="float" office:value="-0.667838156223" calcext:value-type="float">
            <text:p>-0.6678381562</text:p>
          </table:table-cell>
          <table:table-cell office:value-type="float" office:value="7.97079177856" calcext:value-type="float">
            <text:p>7.9707917786</text:p>
          </table:table-cell>
          <table:table-cell office:value-type="float" office:value="-0.644983887672" calcext:value-type="float">
            <text:p>-0.6449838877</text:p>
          </table:table-cell>
        </table:table-row>
        <table:table-row table:style-name="ro1">
          <table:table-cell office:value-type="float" office:value="8.07679462433" calcext:value-type="float">
            <text:p>8.0767946243</text:p>
          </table:table-cell>
          <table:table-cell office:value-type="float" office:value="-0.667610406876" calcext:value-type="float">
            <text:p>-0.6676104069</text:p>
          </table:table-cell>
          <table:table-cell office:value-type="float" office:value="7.99040838242" calcext:value-type="float">
            <text:p>7.9904083824</text:p>
          </table:table-cell>
          <table:table-cell office:value-type="float" office:value="-0.646335184574" calcext:value-type="float">
            <text:p>-0.6463351846</text:p>
          </table:table-cell>
        </table:table-row>
        <table:table-row table:style-name="ro1">
          <table:table-cell office:value-type="float" office:value="8.098487854" calcext:value-type="float">
            <text:p>8.098487854</text:p>
          </table:table-cell>
          <table:table-cell office:value-type="float" office:value="-0.667375564575" calcext:value-type="float">
            <text:p>-0.6673755646</text:p>
          </table:table-cell>
          <table:table-cell office:value-type="float" office:value="8.01157423019" calcext:value-type="float">
            <text:p>8.0115742302</text:p>
          </table:table-cell>
          <table:table-cell office:value-type="float" office:value="-0.648675382137" calcext:value-type="float">
            <text:p>-0.6486753821</text:p>
          </table:table-cell>
        </table:table-row>
        <table:table-row table:style-name="ro1">
          <table:table-cell office:value-type="float" office:value="8.11986351013" calcext:value-type="float">
            <text:p>8.1198635101</text:p>
          </table:table-cell>
          <table:table-cell office:value-type="float" office:value="-0.667634487152" calcext:value-type="float">
            <text:p>-0.6676344872</text:p>
          </table:table-cell>
          <table:table-cell office:value-type="float" office:value="8.03260417938" calcext:value-type="float">
            <text:p>8.0326041794</text:p>
          </table:table-cell>
          <table:table-cell office:value-type="float" office:value="-0.650352597237" calcext:value-type="float">
            <text:p>-0.6503525972</text:p>
          </table:table-cell>
        </table:table-row>
        <table:table-row table:style-name="ro1">
          <table:table-cell office:value-type="float" office:value="8.14105319977" calcext:value-type="float">
            <text:p>8.1410531998</text:p>
          </table:table-cell>
          <table:table-cell office:value-type="float" office:value="-0.667848408222" calcext:value-type="float">
            <text:p>-0.6678484082</text:p>
          </table:table-cell>
          <table:table-cell office:value-type="float" office:value="8.06619306564" calcext:value-type="float">
            <text:p>8.0661930656</text:p>
          </table:table-cell>
          <table:table-cell office:value-type="float" office:value="-0.649809896946" calcext:value-type="float">
            <text:p>-0.6498098969</text:p>
          </table:table-cell>
        </table:table-row>
        <table:table-row table:style-name="ro1">
          <table:table-cell office:value-type="float" office:value="8.16575622559" calcext:value-type="float">
            <text:p>8.1657562256</text:p>
          </table:table-cell>
          <table:table-cell office:value-type="float" office:value="-0.671422541142" calcext:value-type="float">
            <text:p>-0.6714225411</text:p>
          </table:table-cell>
          <table:table-cell office:value-type="float" office:value="8.08338161469" calcext:value-type="float">
            <text:p>8.0833816147</text:p>
          </table:table-cell>
          <table:table-cell office:value-type="float" office:value="-0.652945399284" calcext:value-type="float">
            <text:p>-0.6529453993</text:p>
          </table:table-cell>
        </table:table-row>
        <table:table-row table:style-name="ro1">
          <table:table-cell office:value-type="float" office:value="8.19025611877" calcext:value-type="float">
            <text:p>8.1902561188</text:p>
          </table:table-cell>
          <table:table-cell office:value-type="float" office:value="-0.674528956413" calcext:value-type="float">
            <text:p>-0.6745289564</text:p>
          </table:table-cell>
          <table:table-cell office:value-type="float" office:value="8.12251564026" calcext:value-type="float">
            <text:p>8.1225156403</text:p>
          </table:table-cell>
          <table:table-cell office:value-type="float" office:value="-0.653242051601" calcext:value-type="float">
            <text:p>-0.6532420516</text:p>
          </table:table-cell>
        </table:table-row>
        <table:table-row table:style-name="ro1">
          <table:table-cell office:value-type="float" office:value="8.21509456635" calcext:value-type="float">
            <text:p>8.2150945664</text:p>
          </table:table-cell>
          <table:table-cell office:value-type="float" office:value="-0.677263140678" calcext:value-type="float">
            <text:p>-0.6772631407</text:p>
          </table:table-cell>
          <table:table-cell office:value-type="float" office:value="8.15527959824" calcext:value-type="float">
            <text:p>8.1552795982</text:p>
          </table:table-cell>
          <table:table-cell office:value-type="float" office:value="-0.65351319313" calcext:value-type="float">
            <text:p>-0.6535131931</text:p>
          </table:table-cell>
        </table:table-row>
        <table:table-row table:style-name="ro1">
          <table:table-cell office:value-type="float" office:value="8.23952770233" calcext:value-type="float">
            <text:p>8.2395277023</text:p>
          </table:table-cell>
          <table:table-cell office:value-type="float" office:value="-0.67974871397" calcext:value-type="float">
            <text:p>-0.679748714</text:p>
          </table:table-cell>
          <table:table-cell office:value-type="float" office:value="8.18483730316" calcext:value-type="float">
            <text:p>8.1848373032</text:p>
          </table:table-cell>
          <table:table-cell office:value-type="float" office:value="-0.654264628887" calcext:value-type="float">
            <text:p>-0.6542646289</text:p>
          </table:table-cell>
        </table:table-row>
        <table:table-row table:style-name="ro1">
          <table:table-cell office:value-type="float" office:value="8.26041412354" calcext:value-type="float">
            <text:p>8.2604141235</text:p>
          </table:table-cell>
          <table:table-cell office:value-type="float" office:value="-0.681527912617" calcext:value-type="float">
            <text:p>-0.6815279126</text:p>
          </table:table-cell>
          <table:table-cell office:value-type="float" office:value="8.21043344498" calcext:value-type="float">
            <text:p>8.210433445</text:p>
          </table:table-cell>
          <table:table-cell office:value-type="float" office:value="-0.655208647251" calcext:value-type="float">
            <text:p>-0.6552086473</text:p>
          </table:table-cell>
        </table:table-row>
        <table:table-row table:style-name="ro1">
          <table:table-cell office:value-type="float" office:value="8.28102684021" calcext:value-type="float">
            <text:p>8.2810268402</text:p>
          </table:table-cell>
          <table:table-cell office:value-type="float" office:value="-0.683117389679" calcext:value-type="float">
            <text:p>-0.6831173897</text:p>
          </table:table-cell>
          <table:table-cell office:value-type="float" office:value="8.23426147461" calcext:value-type="float">
            <text:p>8.2342614746</text:p>
          </table:table-cell>
          <table:table-cell office:value-type="float" office:value="-0.656500339508" calcext:value-type="float">
            <text:p>-0.6565003395</text:p>
          </table:table-cell>
        </table:table-row>
        <table:table-row table:style-name="ro1">
          <table:table-cell office:value-type="float" office:value="8.30349063873" calcext:value-type="float">
            <text:p>8.3034906387</text:p>
          </table:table-cell>
          <table:table-cell office:value-type="float" office:value="-0.685444235802" calcext:value-type="float">
            <text:p>-0.6854442358</text:p>
          </table:table-cell>
          <table:table-cell office:value-type="float" office:value="8.26100727081" calcext:value-type="float">
            <text:p>8.2610072708</text:p>
          </table:table-cell>
          <table:table-cell office:value-type="float" office:value="-0.658343136311" calcext:value-type="float">
            <text:p>-0.6583431363</text:p>
          </table:table-cell>
        </table:table-row>
        <table:table-row table:style-name="ro1">
          <table:table-cell office:value-type="float" office:value="8.32541847229" calcext:value-type="float">
            <text:p>8.3254184723</text:p>
          </table:table-cell>
          <table:table-cell office:value-type="float" office:value="-0.687739670277" calcext:value-type="float">
            <text:p>-0.6877396703</text:p>
          </table:table-cell>
          <table:table-cell office:value-type="float" office:value="8.28529449463" calcext:value-type="float">
            <text:p>8.2852944946</text:p>
          </table:table-cell>
          <table:table-cell office:value-type="float" office:value="-0.660065770149" calcext:value-type="float">
            <text:p>-0.6600657701</text:p>
          </table:table-cell>
        </table:table-row>
        <table:table-row table:style-name="ro1">
          <table:table-cell office:value-type="float" office:value="8.34839820862" calcext:value-type="float">
            <text:p>8.3483982086</text:p>
          </table:table-cell>
          <table:table-cell office:value-type="float" office:value="-0.689475536346" calcext:value-type="float">
            <text:p>-0.6894755363</text:p>
          </table:table-cell>
          <table:table-cell office:value-type="float" office:value="8.3082966423" calcext:value-type="float">
            <text:p>8.3082966423</text:p>
          </table:table-cell>
          <table:table-cell office:value-type="float" office:value="-0.661685526371" calcext:value-type="float">
            <text:p>-0.6616855264</text:p>
          </table:table-cell>
        </table:table-row>
        <table:table-row table:style-name="ro1">
          <table:table-cell office:value-type="float" office:value="8.36926841736" calcext:value-type="float">
            <text:p>8.3692684174</text:p>
          </table:table-cell>
          <table:table-cell office:value-type="float" office:value="-0.690606474876" calcext:value-type="float">
            <text:p>-0.6906064749</text:p>
          </table:table-cell>
          <table:table-cell office:value-type="float" office:value="8.32701631546" calcext:value-type="float">
            <text:p>8.3270163155</text:p>
          </table:table-cell>
          <table:table-cell office:value-type="float" office:value="-0.662927865982" calcext:value-type="float">
            <text:p>-0.662927866</text:p>
          </table:table-cell>
        </table:table-row>
        <table:table-row table:style-name="ro1">
          <table:table-cell office:value-type="float" office:value="8.3893737793" calcext:value-type="float">
            <text:p>8.3893737793</text:p>
          </table:table-cell>
          <table:table-cell office:value-type="float" office:value="-0.693092644215" calcext:value-type="float">
            <text:p>-0.6930926442</text:p>
          </table:table-cell>
          <table:table-cell office:value-type="float" office:value="8.35216041565" calcext:value-type="float">
            <text:p>8.3521604157</text:p>
          </table:table-cell>
          <table:table-cell office:value-type="float" office:value="-0.664596796036" calcext:value-type="float">
            <text:p>-0.664596796</text:p>
          </table:table-cell>
        </table:table-row>
        <table:table-row table:style-name="ro1">
          <table:table-cell office:value-type="float" office:value="8.40957736969" calcext:value-type="float">
            <text:p>8.4095773697</text:p>
          </table:table-cell>
          <table:table-cell office:value-type="float" office:value="-0.694664716721" calcext:value-type="float">
            <text:p>-0.6946647167</text:p>
          </table:table-cell>
          <table:table-cell office:value-type="float" office:value="8.37347503662" calcext:value-type="float">
            <text:p>8.3734750366</text:p>
          </table:table-cell>
          <table:table-cell office:value-type="float" office:value="-0.666558325291" calcext:value-type="float">
            <text:p>-0.6665583253</text:p>
          </table:table-cell>
        </table:table-row>
        <table:table-row table:style-name="ro1">
          <table:table-cell office:value-type="float" office:value="8.42919921875" calcext:value-type="float">
            <text:p>8.4291992188</text:p>
          </table:table-cell>
          <table:table-cell office:value-type="float" office:value="-0.697062849998" calcext:value-type="float">
            <text:p>-0.69706285</text:p>
          </table:table-cell>
          <table:table-cell office:value-type="float" office:value="8.39649244308" calcext:value-type="float">
            <text:p>8.3964924431</text:p>
          </table:table-cell>
          <table:table-cell office:value-type="float" office:value="-0.668807029724" calcext:value-type="float">
            <text:p>-0.6688070297</text:p>
          </table:table-cell>
        </table:table-row>
        <table:table-row table:style-name="ro1">
          <table:table-cell office:value-type="float" office:value="8.44972705841" calcext:value-type="float">
            <text:p>8.4497270584</text:p>
          </table:table-cell>
          <table:table-cell office:value-type="float" office:value="-0.698435127735" calcext:value-type="float">
            <text:p>-0.6984351277</text:p>
          </table:table-cell>
          <table:table-cell office:value-type="float" office:value="8.42021270752" calcext:value-type="float">
            <text:p>8.4202127075</text:p>
          </table:table-cell>
          <table:table-cell office:value-type="float" office:value="-0.670687019825" calcext:value-type="float">
            <text:p>-0.6706870198</text:p>
          </table:table-cell>
        </table:table-row>
        <table:table-row table:style-name="ro1">
          <table:table-cell office:value-type="float" office:value="8.46900272369" calcext:value-type="float">
            <text:p>8.4690027237</text:p>
          </table:table-cell>
          <table:table-cell office:value-type="float" office:value="-0.699666798115" calcext:value-type="float">
            <text:p>-0.6996667981</text:p>
          </table:table-cell>
          <table:table-cell office:value-type="float" office:value="8.4441003418" calcext:value-type="float">
            <text:p>8.4441003418</text:p>
          </table:table-cell>
          <table:table-cell office:value-type="float" office:value="-0.672793209553" calcext:value-type="float">
            <text:p>-0.6727932096</text:p>
          </table:table-cell>
        </table:table-row>
        <table:table-row table:style-name="ro1">
          <table:table-cell office:value-type="float" office:value="8.48808860779" calcext:value-type="float">
            <text:p>8.4880886078</text:p>
          </table:table-cell>
          <table:table-cell office:value-type="float" office:value="-0.701641261578" calcext:value-type="float">
            <text:p>-0.7016412616</text:p>
          </table:table-cell>
          <table:table-cell office:value-type="float" office:value="8.47794672012" calcext:value-type="float">
            <text:p>8.4779467201</text:p>
          </table:table-cell>
          <table:table-cell office:value-type="float" office:value="-0.666241645813" calcext:value-type="float">
            <text:p>-0.6662416458</text:p>
          </table:table-cell>
        </table:table-row>
        <table:table-row table:style-name="ro1">
          <table:table-cell office:value-type="float" office:value="8.50681686401" calcext:value-type="float">
            <text:p>8.506816864</text:p>
          </table:table-cell>
          <table:table-cell office:value-type="float" office:value="-0.703620553017" calcext:value-type="float">
            <text:p>-0.703620553</text:p>
          </table:table-cell>
          <table:table-cell office:value-type="float" office:value="8.50010057449" calcext:value-type="float">
            <text:p>8.5001005745</text:p>
          </table:table-cell>
          <table:table-cell office:value-type="float" office:value="-0.66804432869" calcext:value-type="float">
            <text:p>-0.6680443287</text:p>
          </table:table-cell>
        </table:table-row>
        <table:table-row table:style-name="ro1">
          <table:table-cell office:value-type="float" office:value="8.52606010437" calcext:value-type="float">
            <text:p>8.5260601044</text:p>
          </table:table-cell>
          <table:table-cell office:value-type="float" office:value="-0.705500781536" calcext:value-type="float">
            <text:p>-0.7055007815</text:p>
          </table:table-cell>
          <table:table-cell office:value-type="float" office:value="8.520131073" calcext:value-type="float">
            <text:p>8.520131073</text:p>
          </table:table-cell>
          <table:table-cell office:value-type="float" office:value="-0.669481813908" calcext:value-type="float">
            <text:p>-0.6694818139</text:p>
          </table:table-cell>
        </table:table-row>
        <table:table-row table:style-name="ro1">
          <table:table-cell office:value-type="float" office:value="8.54623603821" calcext:value-type="float">
            <text:p>8.5462360382</text:p>
          </table:table-cell>
          <table:table-cell office:value-type="float" office:value="-0.708284139633" calcext:value-type="float">
            <text:p>-0.7082841396</text:p>
          </table:table-cell>
          <table:table-cell office:value-type="float" office:value="8.54915567398" calcext:value-type="float">
            <text:p>8.549155674</text:p>
          </table:table-cell>
          <table:table-cell office:value-type="float" office:value="-0.670610129833" calcext:value-type="float">
            <text:p>-0.6706101298</text:p>
          </table:table-cell>
        </table:table-row>
        <table:table-row table:style-name="ro1">
          <table:table-cell office:value-type="float" office:value="8.56570529938" calcext:value-type="float">
            <text:p>8.5657052994</text:p>
          </table:table-cell>
          <table:table-cell office:value-type="float" office:value="-0.710736095905" calcext:value-type="float">
            <text:p>-0.7107360959</text:p>
          </table:table-cell>
          <table:table-cell office:value-type="float" office:value="8.57903429031" calcext:value-type="float">
            <text:p>8.5790342903</text:p>
          </table:table-cell>
          <table:table-cell office:value-type="float" office:value="-0.667568922043" calcext:value-type="float">
            <text:p>-0.667568922</text:p>
          </table:table-cell>
        </table:table-row>
        <table:table-row table:style-name="ro1">
          <table:table-cell office:value-type="float" office:value="8.58696079254" calcext:value-type="float">
            <text:p>8.5869607925</text:p>
          </table:table-cell>
          <table:table-cell office:value-type="float" office:value="-0.712587296963" calcext:value-type="float">
            <text:p>-0.712587297</text:p>
          </table:table-cell>
          <table:table-cell office:value-type="float" office:value="8.60298439026" calcext:value-type="float">
            <text:p>8.6029843903</text:p>
          </table:table-cell>
          <table:table-cell office:value-type="float" office:value="-0.669781029224" calcext:value-type="float">
            <text:p>-0.6697810292</text:p>
          </table:table-cell>
        </table:table-row>
        <table:table-row table:style-name="ro1">
          <table:table-cell office:value-type="float" office:value="8.60634040833" calcext:value-type="float">
            <text:p>8.6063404083</text:p>
          </table:table-cell>
          <table:table-cell office:value-type="float" office:value="-0.715011537075" calcext:value-type="float">
            <text:p>-0.7150115371</text:p>
          </table:table-cell>
          <table:table-cell office:value-type="float" office:value="8.62396713257" calcext:value-type="float">
            <text:p>8.6239671326</text:p>
          </table:table-cell>
          <table:table-cell office:value-type="float" office:value="-0.671041607857" calcext:value-type="float">
            <text:p>-0.6710416079</text:p>
          </table:table-cell>
        </table:table-row>
        <table:table-row table:style-name="ro1">
          <table:table-cell office:value-type="float" office:value="8.62609672546" calcext:value-type="float">
            <text:p>8.6260967255</text:p>
          </table:table-cell>
          <table:table-cell office:value-type="float" office:value="-0.717195034027" calcext:value-type="float">
            <text:p>-0.717195034</text:p>
          </table:table-cell>
          <table:table-cell office:value-type="float" office:value="8.65131994247" calcext:value-type="float">
            <text:p>8.6513199425</text:p>
          </table:table-cell>
          <table:table-cell office:value-type="float" office:value="-0.669321417809" calcext:value-type="float">
            <text:p>-0.6693214178</text:p>
          </table:table-cell>
        </table:table-row>
        <table:table-row table:style-name="ro1">
          <table:table-cell office:value-type="float" office:value="8.6452255249" calcext:value-type="float">
            <text:p>8.6452255249</text:p>
          </table:table-cell>
          <table:table-cell office:value-type="float" office:value="-0.71830791235" calcext:value-type="float">
            <text:p>-0.7183079124</text:p>
          </table:table-cell>
          <table:table-cell office:value-type="float" office:value="8.67806812286" calcext:value-type="float">
            <text:p>8.6780681229</text:p>
          </table:table-cell>
          <table:table-cell office:value-type="float" office:value="-0.668275952339" calcext:value-type="float">
            <text:p>-0.6682759523</text:p>
          </table:table-cell>
        </table:table-row>
        <table:table-row table:style-name="ro1">
          <table:table-cell office:value-type="float" office:value="8.6632976532" calcext:value-type="float">
            <text:p>8.6632976532</text:p>
          </table:table-cell>
          <table:table-cell office:value-type="float" office:value="-0.719584524632" calcext:value-type="float">
            <text:p>-0.7195845246</text:p>
          </table:table-cell>
          <table:table-cell office:value-type="float" office:value="8.70504184723" calcext:value-type="float">
            <text:p>8.7050418472</text:p>
          </table:table-cell>
          <table:table-cell office:value-type="float" office:value="-0.666678965092" calcext:value-type="float">
            <text:p>-0.6666789651</text:p>
          </table:table-cell>
        </table:table-row>
        <table:table-row table:style-name="ro1">
          <table:table-cell office:value-type="float" office:value="8.68277263641" calcext:value-type="float">
            <text:p>8.6827726364</text:p>
          </table:table-cell>
          <table:table-cell office:value-type="float" office:value="-0.719853937626" calcext:value-type="float">
            <text:p>-0.7198539376</text:p>
          </table:table-cell>
          <table:table-cell office:value-type="float" office:value="8.73250480652" calcext:value-type="float">
            <text:p>8.7325048065</text:p>
          </table:table-cell>
          <table:table-cell office:value-type="float" office:value="-0.666329324245" calcext:value-type="float">
            <text:p>-0.6663293242</text:p>
          </table:table-cell>
        </table:table-row>
        <table:table-row table:style-name="ro1">
          <table:table-cell office:value-type="float" office:value="8.70618534088" calcext:value-type="float">
            <text:p>8.7061853409</text:p>
          </table:table-cell>
          <table:table-cell office:value-type="float" office:value="-0.719718277454" calcext:value-type="float">
            <text:p>-0.7197182775</text:p>
          </table:table-cell>
          <table:table-cell office:value-type="float" office:value="8.7551965332" calcext:value-type="float">
            <text:p>8.7551965332</text:p>
          </table:table-cell>
          <table:table-cell office:value-type="float" office:value="-0.667709171772" calcext:value-type="float">
            <text:p>-0.6677091718</text:p>
          </table:table-cell>
        </table:table-row>
        <table:table-row table:style-name="ro1">
          <table:table-cell office:value-type="float" office:value="8.73197078705" calcext:value-type="float">
            <text:p>8.7319707871</text:p>
          </table:table-cell>
          <table:table-cell office:value-type="float" office:value="-0.719265043736" calcext:value-type="float">
            <text:p>-0.7192650437</text:p>
          </table:table-cell>
          <table:table-cell office:value-type="float" office:value="8.78453918457" calcext:value-type="float">
            <text:p>8.7845391846</text:p>
          </table:table-cell>
          <table:table-cell office:value-type="float" office:value="-0.666241705418" calcext:value-type="float">
            <text:p>-0.6662417054</text:p>
          </table:table-cell>
        </table:table-row>
        <table:table-row table:style-name="ro1">
          <table:table-cell office:value-type="float" office:value="8.7569065094" calcext:value-type="float">
            <text:p>8.7569065094</text:p>
          </table:table-cell>
          <table:table-cell office:value-type="float" office:value="-0.716818332672" calcext:value-type="float">
            <text:p>-0.7168183327</text:p>
          </table:table-cell>
          <table:table-cell office:value-type="float" office:value="8.80982204437" calcext:value-type="float">
            <text:p>8.8098220444</text:p>
          </table:table-cell>
          <table:table-cell office:value-type="float" office:value="-0.666715025902" calcext:value-type="float">
            <text:p>-0.6667150259</text:p>
          </table:table-cell>
        </table:table-row>
        <table:table-row table:style-name="ro1">
          <table:table-cell office:value-type="float" office:value="8.7783241272" calcext:value-type="float">
            <text:p>8.7783241272</text:p>
          </table:table-cell>
          <table:table-cell office:value-type="float" office:value="-0.715063810349" calcext:value-type="float">
            <text:p>-0.7150638103</text:p>
          </table:table-cell>
          <table:table-cell office:value-type="float" office:value="8.83495565414" calcext:value-type="float">
            <text:p>8.8349556541</text:p>
          </table:table-cell>
          <table:table-cell office:value-type="float" office:value="-0.667087137699" calcext:value-type="float">
            <text:p>-0.6670871377</text:p>
          </table:table-cell>
        </table:table-row>
        <table:table-row table:style-name="ro1">
          <table:table-cell office:value-type="float" office:value="8.80026626587" calcext:value-type="float">
            <text:p>8.8002662659</text:p>
          </table:table-cell>
          <table:table-cell office:value-type="float" office:value="-0.712377548218" calcext:value-type="float">
            <text:p>-0.7123775482</text:p>
          </table:table-cell>
          <table:table-cell office:value-type="float" office:value="8.86036964417" calcext:value-type="float">
            <text:p>8.8603696442</text:p>
          </table:table-cell>
          <table:table-cell office:value-type="float" office:value="-0.667932868004" calcext:value-type="float">
            <text:p>-0.667932868</text:p>
          </table:table-cell>
        </table:table-row>
        <table:table-row table:style-name="ro1">
          <table:table-cell office:value-type="float" office:value="8.82318496704" calcext:value-type="float">
            <text:p>8.823184967</text:p>
          </table:table-cell>
          <table:table-cell office:value-type="float" office:value="-0.711147606373" calcext:value-type="float">
            <text:p>-0.7111476064</text:p>
          </table:table-cell>
          <table:table-cell office:value-type="float" office:value="8.88767429352" calcext:value-type="float">
            <text:p>8.8876742935</text:p>
          </table:table-cell>
          <table:table-cell office:value-type="float" office:value="-0.667838156223" calcext:value-type="float">
            <text:p>-0.6678381562</text:p>
          </table:table-cell>
        </table:table-row>
        <table:table-row table:style-name="ro1">
          <table:table-cell office:value-type="float" office:value="8.84413146973" calcext:value-type="float">
            <text:p>8.8441314697</text:p>
          </table:table-cell>
          <table:table-cell office:value-type="float" office:value="-0.709003865719" calcext:value-type="float">
            <text:p>-0.7090038657</text:p>
          </table:table-cell>
          <table:table-cell office:value-type="float" office:value="8.91179462433" calcext:value-type="float">
            <text:p>8.9117946243</text:p>
          </table:table-cell>
          <table:table-cell office:value-type="float" office:value="-0.667610406876" calcext:value-type="float">
            <text:p>-0.6676104069</text:p>
          </table:table-cell>
        </table:table-row>
        <table:table-row table:style-name="ro1">
          <table:table-cell office:value-type="float" office:value="8.86333656311" calcext:value-type="float">
            <text:p>8.8633365631</text:p>
          </table:table-cell>
          <table:table-cell office:value-type="float" office:value="-0.705988168716" calcext:value-type="float">
            <text:p>-0.7059881687</text:p>
          </table:table-cell>
          <table:table-cell office:value-type="float" office:value="8.933487854" calcext:value-type="float">
            <text:p>8.933487854</text:p>
          </table:table-cell>
          <table:table-cell office:value-type="float" office:value="-0.667375564575" calcext:value-type="float">
            <text:p>-0.6673755646</text:p>
          </table:table-cell>
        </table:table-row>
        <table:table-row table:style-name="ro1">
          <table:table-cell office:value-type="float" office:value="8.8815279007" calcext:value-type="float">
            <text:p>8.8815279007</text:p>
          </table:table-cell>
          <table:table-cell office:value-type="float" office:value="-0.70366871357" calcext:value-type="float">
            <text:p>-0.7036687136</text:p>
          </table:table-cell>
          <table:table-cell office:value-type="float" office:value="8.95486351013" calcext:value-type="float">
            <text:p>8.9548635101</text:p>
          </table:table-cell>
          <table:table-cell office:value-type="float" office:value="-0.667634487152" calcext:value-type="float">
            <text:p>-0.6676344872</text:p>
          </table:table-cell>
        </table:table-row>
        <table:table-row table:style-name="ro1">
          <table:table-cell office:value-type="float" office:value="8.89968109131" calcext:value-type="float">
            <text:p>8.8996810913</text:p>
          </table:table-cell>
          <table:table-cell office:value-type="float" office:value="-0.701913297176" calcext:value-type="float">
            <text:p>-0.7019132972</text:p>
          </table:table-cell>
          <table:table-cell office:value-type="float" office:value="8.97605319977" calcext:value-type="float">
            <text:p>8.9760531998</text:p>
          </table:table-cell>
          <table:table-cell office:value-type="float" office:value="-0.667848408222" calcext:value-type="float">
            <text:p>-0.6678484082</text:p>
          </table:table-cell>
        </table:table-row>
        <table:table-row table:style-name="ro1">
          <table:table-cell office:value-type="float" office:value="8.92038154602" calcext:value-type="float">
            <text:p>8.920381546</text:p>
          </table:table-cell>
          <table:table-cell office:value-type="float" office:value="-0.699735403061" calcext:value-type="float">
            <text:p>-0.6997354031</text:p>
          </table:table-cell>
          <table:table-cell office:value-type="float" office:value="9.00075622559" calcext:value-type="float">
            <text:p>9.0007562256</text:p>
          </table:table-cell>
          <table:table-cell office:value-type="float" office:value="-0.671422541142" calcext:value-type="float">
            <text:p>-0.6714225411</text:p>
          </table:table-cell>
        </table:table-row>
        <table:table-row table:style-name="ro1">
          <table:table-cell office:value-type="float" office:value="8.94129180908" calcext:value-type="float">
            <text:p>8.9412918091</text:p>
          </table:table-cell>
          <table:table-cell office:value-type="float" office:value="-0.697096705437" calcext:value-type="float">
            <text:p>-0.6970967054</text:p>
          </table:table-cell>
          <table:table-cell office:value-type="float" office:value="9.02525611877" calcext:value-type="float">
            <text:p>9.0252561188</text:p>
          </table:table-cell>
          <table:table-cell office:value-type="float" office:value="-0.674528956413" calcext:value-type="float">
            <text:p>-0.6745289564</text:p>
          </table:table-cell>
        </table:table-row>
        <table:table-row table:style-name="ro1">
          <table:table-cell office:value-type="float" office:value="8.9611120224" calcext:value-type="float">
            <text:p>8.9611120224</text:p>
          </table:table-cell>
          <table:table-cell office:value-type="float" office:value="-0.69473272562" calcext:value-type="float">
            <text:p>-0.6947327256</text:p>
          </table:table-cell>
          <table:table-cell office:value-type="float" office:value="9.05009456635" calcext:value-type="float">
            <text:p>9.0500945664</text:p>
          </table:table-cell>
          <table:table-cell office:value-type="float" office:value="-0.677263140678" calcext:value-type="float">
            <text:p>-0.6772631407</text:p>
          </table:table-cell>
        </table:table-row>
        <table:table-row table:style-name="ro1">
          <table:table-cell office:value-type="float" office:value="8.98201751709" calcext:value-type="float">
            <text:p>8.9820175171</text:p>
          </table:table-cell>
          <table:table-cell office:value-type="float" office:value="-0.692334473133" calcext:value-type="float">
            <text:p>-0.6923344731</text:p>
          </table:table-cell>
          <table:table-cell office:value-type="float" office:value="9.07452770233" calcext:value-type="float">
            <text:p>9.0745277023</text:p>
          </table:table-cell>
          <table:table-cell office:value-type="float" office:value="-0.67974871397" calcext:value-type="float">
            <text:p>-0.679748714</text:p>
          </table:table-cell>
        </table:table-row>
        <table:table-row table:style-name="ro1">
          <table:table-cell office:value-type="float" office:value="8.99847888947" calcext:value-type="float">
            <text:p>8.9984788895</text:p>
          </table:table-cell>
          <table:table-cell office:value-type="float" office:value="-0.691426515579" calcext:value-type="float">
            <text:p>-0.6914265156</text:p>
          </table:table-cell>
          <table:table-cell office:value-type="float" office:value="9.09541412354" calcext:value-type="float">
            <text:p>9.0954141235</text:p>
          </table:table-cell>
          <table:table-cell office:value-type="float" office:value="-0.681527912617" calcext:value-type="float">
            <text:p>-0.6815279126</text:p>
          </table:table-cell>
        </table:table-row>
        <table:table-row table:style-name="ro1">
          <table:table-cell office:value-type="float" office:value="9.01546478271" calcext:value-type="float">
            <text:p>9.0154647827</text:p>
          </table:table-cell>
          <table:table-cell office:value-type="float" office:value="-0.69130396843" calcext:value-type="float">
            <text:p>-0.6913039684</text:p>
          </table:table-cell>
          <table:table-cell office:value-type="float" office:value="9.11602684021" calcext:value-type="float">
            <text:p>9.1160268402</text:p>
          </table:table-cell>
          <table:table-cell office:value-type="float" office:value="-0.683117389679" calcext:value-type="float">
            <text:p>-0.6831173897</text:p>
          </table:table-cell>
        </table:table-row>
        <table:table-row table:style-name="ro1">
          <table:table-cell office:value-type="float" office:value="9.03234100342" calcext:value-type="float">
            <text:p>9.0323410034</text:p>
          </table:table-cell>
          <table:table-cell office:value-type="float" office:value="-0.69127368927" calcext:value-type="float">
            <text:p>-0.6912736893</text:p>
          </table:table-cell>
          <table:table-cell office:value-type="float" office:value="9.13849063873" calcext:value-type="float">
            <text:p>9.1384906387</text:p>
          </table:table-cell>
          <table:table-cell office:value-type="float" office:value="-0.685444235802" calcext:value-type="float">
            <text:p>-0.6854442358</text:p>
          </table:table-cell>
        </table:table-row>
        <table:table-row table:style-name="ro1">
          <table:table-cell office:value-type="float" office:value="9.05342483521" calcext:value-type="float">
            <text:p>9.0534248352</text:p>
          </table:table-cell>
          <table:table-cell office:value-type="float" office:value="-0.691919088364" calcext:value-type="float">
            <text:p>-0.6919190884</text:p>
          </table:table-cell>
          <table:table-cell office:value-type="float" office:value="9.16041847229" calcext:value-type="float">
            <text:p>9.1604184723</text:p>
          </table:table-cell>
          <table:table-cell office:value-type="float" office:value="-0.687739670277" calcext:value-type="float">
            <text:p>-0.6877396703</text:p>
          </table:table-cell>
        </table:table-row>
        <table:table-row table:style-name="ro1">
          <table:table-cell office:value-type="float" office:value="9.07404899597" calcext:value-type="float">
            <text:p>9.074048996</text:p>
          </table:table-cell>
          <table:table-cell office:value-type="float" office:value="-0.692995905876" calcext:value-type="float">
            <text:p>-0.6929959059</text:p>
          </table:table-cell>
          <table:table-cell office:value-type="float" office:value="9.18339820862" calcext:value-type="float">
            <text:p>9.1833982086</text:p>
          </table:table-cell>
          <table:table-cell office:value-type="float" office:value="-0.689475536346" calcext:value-type="float">
            <text:p>-0.6894755363</text:p>
          </table:table-cell>
        </table:table-row>
        <table:table-row table:style-name="ro1">
          <table:table-cell office:value-type="float" office:value="9.09089565277" calcext:value-type="float">
            <text:p>9.0908956528</text:p>
          </table:table-cell>
          <table:table-cell office:value-type="float" office:value="-0.694722294807" calcext:value-type="float">
            <text:p>-0.6947222948</text:p>
          </table:table-cell>
          <table:table-cell office:value-type="float" office:value="9.20426841736" calcext:value-type="float">
            <text:p>9.2042684174</text:p>
          </table:table-cell>
          <table:table-cell office:value-type="float" office:value="-0.690606474876" calcext:value-type="float">
            <text:p>-0.6906064749</text:p>
          </table:table-cell>
        </table:table-row>
        <table:table-row table:style-name="ro1">
          <table:table-cell office:value-type="float" office:value="9.10726165771" calcext:value-type="float">
            <text:p>9.1072616577</text:p>
          </table:table-cell>
          <table:table-cell office:value-type="float" office:value="-0.697103500366" calcext:value-type="float">
            <text:p>-0.6971035004</text:p>
          </table:table-cell>
          <table:table-cell office:value-type="float" office:value="9.2243737793" calcext:value-type="float">
            <text:p>9.2243737793</text:p>
          </table:table-cell>
          <table:table-cell office:value-type="float" office:value="-0.693092644215" calcext:value-type="float">
            <text:p>-0.6930926442</text:p>
          </table:table-cell>
        </table:table-row>
        <table:table-row table:style-name="ro1">
          <table:table-cell office:value-type="float" office:value="9.12356376648" calcext:value-type="float">
            <text:p>9.1235637665</text:p>
          </table:table-cell>
          <table:table-cell office:value-type="float" office:value="-0.699694693089" calcext:value-type="float">
            <text:p>-0.6996946931</text:p>
          </table:table-cell>
          <table:table-cell office:value-type="float" office:value="9.24457736969" calcext:value-type="float">
            <text:p>9.2445773697</text:p>
          </table:table-cell>
          <table:table-cell office:value-type="float" office:value="-0.694664716721" calcext:value-type="float">
            <text:p>-0.6946647167</text:p>
          </table:table-cell>
        </table:table-row>
        <table:table-row table:style-name="ro1">
          <table:table-cell office:value-type="float" office:value="9.1391916275" calcext:value-type="float">
            <text:p>9.1391916275</text:p>
          </table:table-cell>
          <table:table-cell office:value-type="float" office:value="-0.702689111233" calcext:value-type="float">
            <text:p>-0.7026891112</text:p>
          </table:table-cell>
          <table:table-cell office:value-type="float" office:value="9.26419921875" calcext:value-type="float">
            <text:p>9.2641992188</text:p>
          </table:table-cell>
          <table:table-cell office:value-type="float" office:value="-0.697062849998" calcext:value-type="float">
            <text:p>-0.69706285</text:p>
          </table:table-cell>
        </table:table-row>
        <table:table-row table:style-name="ro1">
          <table:table-cell office:value-type="float" office:value="9.15346908569" calcext:value-type="float">
            <text:p>9.1534690857</text:p>
          </table:table-cell>
          <table:table-cell office:value-type="float" office:value="-0.706889510155" calcext:value-type="float">
            <text:p>-0.7068895102</text:p>
          </table:table-cell>
          <table:table-cell office:value-type="float" office:value="9.28472705841" calcext:value-type="float">
            <text:p>9.2847270584</text:p>
          </table:table-cell>
          <table:table-cell office:value-type="float" office:value="-0.698435127735" calcext:value-type="float">
            <text:p>-0.6984351277</text:p>
          </table:table-cell>
        </table:table-row>
        <table:table-row table:style-name="ro1">
          <table:table-cell office:value-type="float" office:value="9.16704368591" calcext:value-type="float">
            <text:p>9.1670436859</text:p>
          </table:table-cell>
          <table:table-cell office:value-type="float" office:value="-0.712191879749" calcext:value-type="float">
            <text:p>-0.7121918797</text:p>
          </table:table-cell>
          <table:table-cell office:value-type="float" office:value="9.30400272369" calcext:value-type="float">
            <text:p>9.3040027237</text:p>
          </table:table-cell>
          <table:table-cell office:value-type="float" office:value="-0.699666798115" calcext:value-type="float">
            <text:p>-0.6996667981</text:p>
          </table:table-cell>
        </table:table-row>
        <table:table-row table:style-name="ro1">
          <table:table-cell office:value-type="float" office:value="9.17805099487" calcext:value-type="float">
            <text:p>9.1780509949</text:p>
          </table:table-cell>
          <table:table-cell office:value-type="float" office:value="-0.718812346458" calcext:value-type="float">
            <text:p>-0.7188123465</text:p>
          </table:table-cell>
          <table:table-cell office:value-type="float" office:value="9.32308860779" calcext:value-type="float">
            <text:p>9.3230886078</text:p>
          </table:table-cell>
          <table:table-cell office:value-type="float" office:value="-0.701641261578" calcext:value-type="float">
            <text:p>-0.7016412616</text:p>
          </table:table-cell>
        </table:table-row>
        <table:table-row table:style-name="ro1">
          <table:table-cell office:value-type="float" office:value="9.18799591064" calcext:value-type="float">
            <text:p>9.1879959106</text:p>
          </table:table-cell>
          <table:table-cell office:value-type="float" office:value="-0.726227343082" calcext:value-type="float">
            <text:p>-0.7262273431</text:p>
          </table:table-cell>
          <table:table-cell office:value-type="float" office:value="9.34181686401" calcext:value-type="float">
            <text:p>9.341816864</text:p>
          </table:table-cell>
          <table:table-cell office:value-type="float" office:value="-0.703620553017" calcext:value-type="float">
            <text:p>-0.703620553</text:p>
          </table:table-cell>
        </table:table-row>
        <table:table-row table:style-name="ro1">
          <table:table-cell office:value-type="float" office:value="9.19723892212" calcext:value-type="float">
            <text:p>9.1972389221</text:p>
          </table:table-cell>
          <table:table-cell office:value-type="float" office:value="-0.733412146568" calcext:value-type="float">
            <text:p>-0.7334121466</text:p>
          </table:table-cell>
          <table:table-cell office:value-type="float" office:value="9.36106010437" calcext:value-type="float">
            <text:p>9.3610601044</text:p>
          </table:table-cell>
          <table:table-cell office:value-type="float" office:value="-0.705500781536" calcext:value-type="float">
            <text:p>-0.7055007815</text:p>
          </table:table-cell>
        </table:table-row>
        <table:table-row table:style-name="ro1">
          <table:table-cell office:value-type="float" office:value="9.20631599426" calcext:value-type="float">
            <text:p>9.2063159943</text:p>
          </table:table-cell>
          <table:table-cell office:value-type="float" office:value="-0.740124225616" calcext:value-type="float">
            <text:p>-0.7401242256</text:p>
          </table:table-cell>
          <table:table-cell office:value-type="float" office:value="9.38123603821" calcext:value-type="float">
            <text:p>9.3812360382</text:p>
          </table:table-cell>
          <table:table-cell office:value-type="float" office:value="-0.708284139633" calcext:value-type="float">
            <text:p>-0.7082841396</text:p>
          </table:table-cell>
        </table:table-row>
        <table:table-row table:style-name="ro1">
          <table:table-cell office:value-type="float" office:value="9.21411418915" calcext:value-type="float">
            <text:p>9.2141141892</text:p>
          </table:table-cell>
          <table:table-cell office:value-type="float" office:value="-0.746969282627" calcext:value-type="float">
            <text:p>-0.7469692826</text:p>
          </table:table-cell>
          <table:table-cell office:value-type="float" office:value="9.40070529938" calcext:value-type="float">
            <text:p>9.4007052994</text:p>
          </table:table-cell>
          <table:table-cell office:value-type="float" office:value="-0.710736095905" calcext:value-type="float">
            <text:p>-0.7107360959</text:p>
          </table:table-cell>
        </table:table-row>
        <table:table-row table:style-name="ro1">
          <table:table-cell office:value-type="float" office:value="9.22113132477" calcext:value-type="float">
            <text:p>9.2211313248</text:p>
          </table:table-cell>
          <table:table-cell office:value-type="float" office:value="-0.753847718239" calcext:value-type="float">
            <text:p>-0.7538477182</text:p>
          </table:table-cell>
          <table:table-cell office:value-type="float" office:value="9.42196079254" calcext:value-type="float">
            <text:p>9.4219607925</text:p>
          </table:table-cell>
          <table:table-cell office:value-type="float" office:value="-0.712587296963" calcext:value-type="float">
            <text:p>-0.712587297</text:p>
          </table:table-cell>
        </table:table-row>
        <table:table-row table:style-name="ro1">
          <table:table-cell office:value-type="float" office:value="9.22832775116" calcext:value-type="float">
            <text:p>9.2283277512</text:p>
          </table:table-cell>
          <table:table-cell office:value-type="float" office:value="-0.762394070625" calcext:value-type="float">
            <text:p>-0.7623940706</text:p>
          </table:table-cell>
          <table:table-cell office:value-type="float" office:value="9.44134040833" calcext:value-type="float">
            <text:p>9.4413404083</text:p>
          </table:table-cell>
          <table:table-cell office:value-type="float" office:value="-0.715011537075" calcext:value-type="float">
            <text:p>-0.7150115371</text:p>
          </table:table-cell>
        </table:table-row>
        <table:table-row table:style-name="ro1">
          <table:table-cell office:value-type="float" office:value="9.2342300415" calcext:value-type="float">
            <text:p>9.2342300415</text:p>
          </table:table-cell>
          <table:table-cell office:value-type="float" office:value="-0.77138376236" calcext:value-type="float">
            <text:p>-0.7713837624</text:p>
          </table:table-cell>
          <table:table-cell office:value-type="float" office:value="9.46109672546" calcext:value-type="float">
            <text:p>9.4610967255</text:p>
          </table:table-cell>
          <table:table-cell office:value-type="float" office:value="-0.717195034027" calcext:value-type="float">
            <text:p>-0.717195034</text:p>
          </table:table-cell>
        </table:table-row>
        <table:table-row table:style-name="ro1">
          <table:table-cell office:value-type="float" office:value="9.23708629608" calcext:value-type="float">
            <text:p>9.2370862961</text:p>
          </table:table-cell>
          <table:table-cell office:value-type="float" office:value="-0.779669761658" calcext:value-type="float">
            <text:p>-0.7796697617</text:p>
          </table:table-cell>
          <table:table-cell office:value-type="float" office:value="9.4802255249" calcext:value-type="float">
            <text:p>9.4802255249</text:p>
          </table:table-cell>
          <table:table-cell office:value-type="float" office:value="-0.71830791235" calcext:value-type="float">
            <text:p>-0.7183079124</text:p>
          </table:table-cell>
        </table:table-row>
        <table:table-row table:style-name="ro1">
          <table:table-cell office:value-type="float" office:value="9.23719215393" calcext:value-type="float">
            <text:p>9.2371921539</text:p>
          </table:table-cell>
          <table:table-cell office:value-type="float" office:value="-0.785941660404" calcext:value-type="float">
            <text:p>-0.7859416604</text:p>
          </table:table-cell>
          <table:table-cell office:value-type="float" office:value="9.4982976532" calcext:value-type="float">
            <text:p>9.4982976532</text:p>
          </table:table-cell>
          <table:table-cell office:value-type="float" office:value="-0.719584524632" calcext:value-type="float">
            <text:p>-0.7195845246</text:p>
          </table:table-cell>
        </table:table-row>
        <table:table-row table:style-name="ro1">
          <table:table-cell office:value-type="float" office:value="9.23576259613" calcext:value-type="float">
            <text:p>9.2357625961</text:p>
          </table:table-cell>
          <table:table-cell office:value-type="float" office:value="-0.790457129478" calcext:value-type="float">
            <text:p>-0.7904571295</text:p>
          </table:table-cell>
          <table:table-cell office:value-type="float" office:value="9.51777263641" calcext:value-type="float">
            <text:p>9.5177726364</text:p>
          </table:table-cell>
          <table:table-cell office:value-type="float" office:value="-0.719853937626" calcext:value-type="float">
            <text:p>-0.7198539376</text:p>
          </table:table-cell>
        </table:table-row>
        <table:table-row table:style-name="ro1">
          <table:table-cell office:value-type="float" office:value="9.23321247101" calcext:value-type="float">
            <text:p>9.233212471</text:p>
          </table:table-cell>
          <table:table-cell office:value-type="float" office:value="-0.797241985798" calcext:value-type="float">
            <text:p>-0.7972419858</text:p>
          </table:table-cell>
          <table:table-cell office:value-type="float" office:value="9.54118534088" calcext:value-type="float">
            <text:p>9.5411853409</text:p>
          </table:table-cell>
          <table:table-cell office:value-type="float" office:value="-0.719718277454" calcext:value-type="float">
            <text:p>-0.7197182775</text:p>
          </table:table-cell>
        </table:table-row>
        <table:table-row table:style-name="ro1">
          <table:table-cell office:value-type="float" office:value="9.22902393341" calcext:value-type="float">
            <text:p>9.2290239334</text:p>
          </table:table-cell>
          <table:table-cell office:value-type="float" office:value="-0.804145038128" calcext:value-type="float">
            <text:p>-0.8041450381</text:p>
          </table:table-cell>
          <table:table-cell office:value-type="float" office:value="9.56697078705" calcext:value-type="float">
            <text:p>9.5669707871</text:p>
          </table:table-cell>
          <table:table-cell office:value-type="float" office:value="-0.719265043736" calcext:value-type="float">
            <text:p>-0.7192650437</text:p>
          </table:table-cell>
        </table:table-row>
        <table:table-row table:style-name="ro1">
          <table:table-cell office:value-type="float" office:value="9.22568321228" calcext:value-type="float">
            <text:p>9.2256832123</text:p>
          </table:table-cell>
          <table:table-cell office:value-type="float" office:value="-0.815021157265" calcext:value-type="float">
            <text:p>-0.8150211573</text:p>
          </table:table-cell>
          <table:table-cell office:value-type="float" office:value="9.5919065094" calcext:value-type="float">
            <text:p>9.5919065094</text:p>
          </table:table-cell>
          <table:table-cell office:value-type="float" office:value="-0.716818332672" calcext:value-type="float">
            <text:p>-0.7168183327</text:p>
          </table:table-cell>
        </table:table-row>
        <table:table-row table:style-name="ro1">
          <table:table-cell office:value-type="float" office:value="9.21976470947" calcext:value-type="float">
            <text:p>9.2197647095</text:p>
          </table:table-cell>
          <table:table-cell office:value-type="float" office:value="-0.828431665897" calcext:value-type="float">
            <text:p>-0.8284316659</text:p>
          </table:table-cell>
          <table:table-cell office:value-type="float" office:value="9.6133241272" calcext:value-type="float">
            <text:p>9.6133241272</text:p>
          </table:table-cell>
          <table:table-cell office:value-type="float" office:value="-0.715063810349" calcext:value-type="float">
            <text:p>-0.7150638103</text:p>
          </table:table-cell>
        </table:table-row>
        <table:table-row table:style-name="ro1">
          <table:table-cell office:value-type="float" office:value="9.21262454987" calcext:value-type="float">
            <text:p>9.2126245499</text:p>
          </table:table-cell>
          <table:table-cell office:value-type="float" office:value="-0.84433478117" calcext:value-type="float">
            <text:p>-0.8443347812</text:p>
          </table:table-cell>
          <table:table-cell office:value-type="float" office:value="9.63526626587" calcext:value-type="float">
            <text:p>9.6352662659</text:p>
          </table:table-cell>
          <table:table-cell office:value-type="float" office:value="-0.712377548218" calcext:value-type="float">
            <text:p>-0.7123775482</text:p>
          </table:table-cell>
        </table:table-row>
        <table:table-row table:style-name="ro1">
          <table:table-cell office:value-type="float" office:value="9.20402336121" calcext:value-type="float">
            <text:p>9.2040233612</text:p>
          </table:table-cell>
          <table:table-cell office:value-type="float" office:value="-0.861621677876" calcext:value-type="float">
            <text:p>-0.8616216779</text:p>
          </table:table-cell>
          <table:table-cell office:value-type="float" office:value="9.65818496704" calcext:value-type="float">
            <text:p>9.658184967</text:p>
          </table:table-cell>
          <table:table-cell office:value-type="float" office:value="-0.711147606373" calcext:value-type="float">
            <text:p>-0.7111476064</text:p>
          </table:table-cell>
        </table:table-row>
        <table:table-row table:style-name="ro1">
          <table:table-cell office:value-type="float" office:value="9.19540596008" calcext:value-type="float">
            <text:p>9.1954059601</text:p>
          </table:table-cell>
          <table:table-cell office:value-type="float" office:value="-0.879619479179" calcext:value-type="float">
            <text:p>-0.8796194792</text:p>
          </table:table-cell>
          <table:table-cell office:value-type="float" office:value="9.67913146973" calcext:value-type="float">
            <text:p>9.6791314697</text:p>
          </table:table-cell>
          <table:table-cell office:value-type="float" office:value="-0.709003865719" calcext:value-type="float">
            <text:p>-0.7090038657</text:p>
          </table:table-cell>
        </table:table-row>
        <table:table-row table:style-name="ro1">
          <table:table-cell office:value-type="float" office:value="9.18634033203" calcext:value-type="float">
            <text:p>9.186340332</text:p>
          </table:table-cell>
          <table:table-cell office:value-type="float" office:value="-0.897718787193" calcext:value-type="float">
            <text:p>-0.8977187872</text:p>
          </table:table-cell>
          <table:table-cell office:value-type="float" office:value="9.69833656311" calcext:value-type="float">
            <text:p>9.6983365631</text:p>
          </table:table-cell>
          <table:table-cell office:value-type="float" office:value="-0.705988168716" calcext:value-type="float">
            <text:p>-0.7059881687</text:p>
          </table:table-cell>
        </table:table-row>
        <table:table-row table:style-name="ro1">
          <table:table-cell office:value-type="float" office:value="9.17918586731" calcext:value-type="float">
            <text:p>9.1791858673</text:p>
          </table:table-cell>
          <table:table-cell office:value-type="float" office:value="-0.915005266666" calcext:value-type="float">
            <text:p>-0.9150052667</text:p>
          </table:table-cell>
          <table:table-cell office:value-type="float" office:value="9.7165279007" calcext:value-type="float">
            <text:p>9.7165279007</text:p>
          </table:table-cell>
          <table:table-cell office:value-type="float" office:value="-0.70366871357" calcext:value-type="float">
            <text:p>-0.7036687136</text:p>
          </table:table-cell>
        </table:table-row>
        <table:table-row table:style-name="ro1">
          <table:table-cell office:value-type="float" office:value="9.17028045654" calcext:value-type="float">
            <text:p>9.1702804565</text:p>
          </table:table-cell>
          <table:table-cell office:value-type="float" office:value="-0.931002318859" calcext:value-type="float">
            <text:p>-0.9310023189</text:p>
          </table:table-cell>
          <table:table-cell office:value-type="float" office:value="9.73468109131" calcext:value-type="float">
            <text:p>9.7346810913</text:p>
          </table:table-cell>
          <table:table-cell office:value-type="float" office:value="-0.701913297176" calcext:value-type="float">
            <text:p>-0.7019132972</text:p>
          </table:table-cell>
        </table:table-row>
        <table:table-row table:style-name="ro1">
          <table:table-cell office:value-type="float" office:value="9.16299438477" calcext:value-type="float">
            <text:p>9.1629943848</text:p>
          </table:table-cell>
          <table:table-cell office:value-type="float" office:value="-0.944136500359" calcext:value-type="float">
            <text:p>-0.9441365004</text:p>
          </table:table-cell>
          <table:table-cell office:value-type="float" office:value="9.75538154602" calcext:value-type="float">
            <text:p>9.755381546</text:p>
          </table:table-cell>
          <table:table-cell office:value-type="float" office:value="-0.699735403061" calcext:value-type="float">
            <text:p>-0.6997354031</text:p>
          </table:table-cell>
        </table:table-row>
        <table:table-row table:style-name="ro1">
          <table:table-cell office:value-type="float" office:value="9.1571187973" calcext:value-type="float">
            <text:p>9.1571187973</text:p>
          </table:table-cell>
          <table:table-cell office:value-type="float" office:value="-0.958621680737" calcext:value-type="float">
            <text:p>-0.9586216807</text:p>
          </table:table-cell>
          <table:table-cell office:value-type="float" office:value="9.77629180908" calcext:value-type="float">
            <text:p>9.7762918091</text:p>
          </table:table-cell>
          <table:table-cell office:value-type="float" office:value="-0.697096705437" calcext:value-type="float">
            <text:p>-0.6970967054</text:p>
          </table:table-cell>
        </table:table-row>
        <table:table-row table:style-name="ro1">
          <table:table-cell office:value-type="float" office:value="9.15076065063" calcext:value-type="float">
            <text:p>9.1507606506</text:p>
          </table:table-cell>
          <table:table-cell office:value-type="float" office:value="-0.971377849579" calcext:value-type="float">
            <text:p>-0.9713778496</text:p>
          </table:table-cell>
          <table:table-cell office:value-type="float" office:value="9.7961120224" calcext:value-type="float">
            <text:p>9.7961120224</text:p>
          </table:table-cell>
          <table:table-cell office:value-type="float" office:value="-0.69473272562" calcext:value-type="float">
            <text:p>-0.6947327256</text:p>
          </table:table-cell>
        </table:table-row>
        <table:table-row table:style-name="ro1">
          <table:table-cell office:value-type="float" office:value="9.14160823822" calcext:value-type="float">
            <text:p>9.1416082382</text:p>
          </table:table-cell>
          <table:table-cell office:value-type="float" office:value="-0.981290638447" calcext:value-type="float">
            <text:p>-0.9812906384</text:p>
          </table:table-cell>
          <table:table-cell office:value-type="float" office:value="9.81701751709" calcext:value-type="float">
            <text:p>9.8170175171</text:p>
          </table:table-cell>
          <table:table-cell office:value-type="float" office:value="-0.692334473133" calcext:value-type="float">
            <text:p>-0.6923344731</text:p>
          </table:table-cell>
        </table:table-row>
        <table:table-row table:style-name="ro1">
          <table:table-cell office:value-type="float" office:value="9.13344478607" calcext:value-type="float">
            <text:p>9.1334447861</text:p>
          </table:table-cell>
          <table:table-cell office:value-type="float" office:value="-0.992689847946" calcext:value-type="float">
            <text:p>-0.9926898479</text:p>
          </table:table-cell>
          <table:table-cell office:value-type="float" office:value="9.83347888947" calcext:value-type="float">
            <text:p>9.8334788895</text:p>
          </table:table-cell>
          <table:table-cell office:value-type="float" office:value="-0.691426515579" calcext:value-type="float">
            <text:p>-0.6914265156</text:p>
          </table:table-cell>
        </table:table-row>
        <table:table-row table:style-name="ro1">
          <table:table-cell office:value-type="float" office:value="9.12662887573" calcext:value-type="float">
            <text:p>9.1266288757</text:p>
          </table:table-cell>
          <table:table-cell office:value-type="float" office:value="-1.00533938408" calcext:value-type="float">
            <text:p>-1.0053393841</text:p>
          </table:table-cell>
          <table:table-cell office:value-type="float" office:value="9.85046478271" calcext:value-type="float">
            <text:p>9.8504647827</text:p>
          </table:table-cell>
          <table:table-cell office:value-type="float" office:value="-0.69130396843" calcext:value-type="float">
            <text:p>-0.6913039684</text:p>
          </table:table-cell>
        </table:table-row>
        <table:table-row table:style-name="ro1">
          <table:table-cell office:value-type="float" office:value="9.12012767792" calcext:value-type="float">
            <text:p>9.1201276779</text:p>
          </table:table-cell>
          <table:table-cell office:value-type="float" office:value="-1.0166400671" calcext:value-type="float">
            <text:p>-1.0166400671</text:p>
          </table:table-cell>
          <table:table-cell office:value-type="float" office:value="9.86734100342" calcext:value-type="float">
            <text:p>9.8673410034</text:p>
          </table:table-cell>
          <table:table-cell office:value-type="float" office:value="-0.69127368927" calcext:value-type="float">
            <text:p>-0.6912736893</text:p>
          </table:table-cell>
        </table:table-row>
        <table:table-row table:style-name="ro1">
          <table:table-cell office:value-type="float" office:value="9.11465644836" calcext:value-type="float">
            <text:p>9.1146564484</text:p>
          </table:table-cell>
          <table:table-cell office:value-type="float" office:value="-1.03076386452" calcext:value-type="float">
            <text:p>-1.0307638645</text:p>
          </table:table-cell>
          <table:table-cell office:value-type="float" office:value="9.88842483521" calcext:value-type="float">
            <text:p>9.8884248352</text:p>
          </table:table-cell>
          <table:table-cell office:value-type="float" office:value="-0.691919088364" calcext:value-type="float">
            <text:p>-0.6919190884</text:p>
          </table:table-cell>
        </table:table-row>
        <table:table-row table:style-name="ro1">
          <table:table-cell office:value-type="float" office:value="9.10782337189" calcext:value-type="float">
            <text:p>9.1078233719</text:p>
          </table:table-cell>
          <table:table-cell office:value-type="float" office:value="-1.04363632202" calcext:value-type="float">
            <text:p>-1.043636322</text:p>
          </table:table-cell>
          <table:table-cell office:value-type="float" office:value="9.90904899597" calcext:value-type="float">
            <text:p>9.909048996</text:p>
          </table:table-cell>
          <table:table-cell office:value-type="float" office:value="-0.692995905876" calcext:value-type="float">
            <text:p>-0.6929959059</text:p>
          </table:table-cell>
        </table:table-row>
        <table:table-row table:style-name="ro1">
          <table:table-cell office:value-type="float" office:value="9.10014820099" calcext:value-type="float">
            <text:p>9.100148201</text:p>
          </table:table-cell>
          <table:table-cell office:value-type="float" office:value="-1.05594432354" calcext:value-type="float">
            <text:p>-1.0559443235</text:p>
          </table:table-cell>
          <table:table-cell office:value-type="float" office:value="9.92589565277" calcext:value-type="float">
            <text:p>9.9258956528</text:p>
          </table:table-cell>
          <table:table-cell office:value-type="float" office:value="-0.694722294807" calcext:value-type="float">
            <text:p>-0.6947222948</text:p>
          </table:table-cell>
        </table:table-row>
        <table:table-row table:style-name="ro1">
          <table:table-cell office:value-type="float" office:value="9.09209442139" calcext:value-type="float">
            <text:p>9.0920944214</text:p>
          </table:table-cell>
          <table:table-cell office:value-type="float" office:value="-1.06768512726" calcext:value-type="float">
            <text:p>-1.0676851273</text:p>
          </table:table-cell>
          <table:table-cell office:value-type="float" office:value="9.94226165771" calcext:value-type="float">
            <text:p>9.9422616577</text:p>
          </table:table-cell>
          <table:table-cell office:value-type="float" office:value="-0.697103500366" calcext:value-type="float">
            <text:p>-0.6971035004</text:p>
          </table:table-cell>
        </table:table-row>
        <table:table-row table:style-name="ro1">
          <table:table-cell office:value-type="float" office:value="9.08595848083" calcext:value-type="float">
            <text:p>9.0859584808</text:p>
          </table:table-cell>
          <table:table-cell office:value-type="float" office:value="-1.07965064049" calcext:value-type="float">
            <text:p>-1.0796506405</text:p>
          </table:table-cell>
          <table:table-cell office:value-type="float" office:value="9.95856376648" calcext:value-type="float">
            <text:p>9.9585637665</text:p>
          </table:table-cell>
          <table:table-cell office:value-type="float" office:value="-0.699694693089" calcext:value-type="float">
            <text:p>-0.6996946931</text:p>
          </table:table-cell>
        </table:table-row>
        <table:table-row table:style-name="ro1">
          <table:table-cell office:value-type="float" office:value="9.08114337921" calcext:value-type="float">
            <text:p>9.0811433792</text:p>
          </table:table-cell>
          <table:table-cell office:value-type="float" office:value="-1.09238350391" calcext:value-type="float">
            <text:p>-1.0923835039</text:p>
          </table:table-cell>
          <table:table-cell office:value-type="float" office:value="9.9741916275" calcext:value-type="float">
            <text:p>9.9741916275</text:p>
          </table:table-cell>
          <table:table-cell office:value-type="float" office:value="-0.702689111233" calcext:value-type="float">
            <text:p>-0.7026891112</text:p>
          </table:table-cell>
        </table:table-row>
        <table:table-row table:style-name="ro1">
          <table:table-cell office:value-type="float" office:value="9.07752037048" calcext:value-type="float">
            <text:p>9.0775203705</text:p>
          </table:table-cell>
          <table:table-cell office:value-type="float" office:value="-1.10457479954" calcext:value-type="float">
            <text:p>-1.1045747995</text:p>
          </table:table-cell>
          <table:table-cell office:value-type="float" office:value="9.98846908569" calcext:value-type="float">
            <text:p>9.9884690857</text:p>
          </table:table-cell>
          <table:table-cell office:value-type="float" office:value="-0.706889510155" calcext:value-type="float">
            <text:p>-0.7068895102</text:p>
          </table:table-cell>
        </table:table-row>
        <table:table-row table:style-name="ro1">
          <table:table-cell office:value-type="float" office:value="9.07406997681" calcext:value-type="float">
            <text:p>9.0740699768</text:p>
          </table:table-cell>
          <table:table-cell office:value-type="float" office:value="-1.11716878414" calcext:value-type="float">
            <text:p>-1.1171687841</text:p>
          </table:table-cell>
          <table:table-cell office:value-type="float" office:value="10.0020436859" calcext:value-type="float">
            <text:p>10.0020436859</text:p>
          </table:table-cell>
          <table:table-cell office:value-type="float" office:value="-0.712191879749" calcext:value-type="float">
            <text:p>-0.7121918797</text:p>
          </table:table-cell>
        </table:table-row>
        <table:table-row table:style-name="ro1">
          <table:table-cell office:value-type="float" office:value="9.07122325897" calcext:value-type="float">
            <text:p>9.071223259</text:p>
          </table:table-cell>
          <table:table-cell office:value-type="float" office:value="-1.13060569763" calcext:value-type="float">
            <text:p>-1.1306056976</text:p>
          </table:table-cell>
          <table:table-cell office:value-type="float" office:value="10.0130509949" calcext:value-type="float">
            <text:p>10.0130509949</text:p>
          </table:table-cell>
          <table:table-cell office:value-type="float" office:value="-0.718812346458" calcext:value-type="float">
            <text:p>-0.7188123465</text:p>
          </table:table-cell>
        </table:table-row>
        <table:table-row table:style-name="ro1">
          <table:table-cell office:value-type="float" office:value="9.06953048706" calcext:value-type="float">
            <text:p>9.0695304871</text:p>
          </table:table-cell>
          <table:table-cell office:value-type="float" office:value="-1.14511311054" calcext:value-type="float">
            <text:p>-1.1451131105</text:p>
          </table:table-cell>
          <table:table-cell office:value-type="float" office:value="10.0229959106" calcext:value-type="float">
            <text:p>10.0229959106</text:p>
          </table:table-cell>
          <table:table-cell office:value-type="float" office:value="-0.726227343082" calcext:value-type="float">
            <text:p>-0.7262273431</text:p>
          </table:table-cell>
        </table:table-row>
        <table:table-row table:style-name="ro1">
          <table:table-cell office:value-type="float" office:value="9.06779098511" calcext:value-type="float">
            <text:p>9.0677909851</text:p>
          </table:table-cell>
          <table:table-cell office:value-type="float" office:value="-1.16240513325" calcext:value-type="float">
            <text:p>-1.1624051333</text:p>
          </table:table-cell>
          <table:table-cell office:value-type="float" office:value="10.0322389221" calcext:value-type="float">
            <text:p>10.0322389221</text:p>
          </table:table-cell>
          <table:table-cell office:value-type="float" office:value="-0.733412146568" calcext:value-type="float">
            <text:p>-0.7334121466</text:p>
          </table:table-cell>
        </table:table-row>
        <table:table-row table:style-name="ro1">
          <table:table-cell office:value-type="float" office:value="9.37232971191" calcext:value-type="float">
            <text:p>9.3723297119</text:p>
          </table:table-cell>
          <table:table-cell office:value-type="float" office:value="-1.32744514942" calcext:value-type="float">
            <text:p>-1.3274451494</text:p>
          </table:table-cell>
          <table:table-cell office:value-type="float" office:value="10.0413159943" calcext:value-type="float">
            <text:p>10.0413159943</text:p>
          </table:table-cell>
          <table:table-cell office:value-type="float" office:value="-0.740124225616" calcext:value-type="float">
            <text:p>-0.7401242256</text:p>
          </table:table-cell>
        </table:table-row>
        <table:table-row table:style-name="ro1">
          <table:table-cell office:value-type="float" office:value="9.36923122406" calcext:value-type="float">
            <text:p>9.3692312241</text:p>
          </table:table-cell>
          <table:table-cell office:value-type="float" office:value="-1.34900319576" calcext:value-type="float">
            <text:p>-1.3490031958</text:p>
          </table:table-cell>
          <table:table-cell office:value-type="float" office:value="10.0491141891" calcext:value-type="float">
            <text:p>10.0491141891</text:p>
          </table:table-cell>
          <table:table-cell office:value-type="float" office:value="-0.746969282627" calcext:value-type="float">
            <text:p>-0.7469692826</text:p>
          </table:table-cell>
        </table:table-row>
        <table:table-row table:style-name="ro1">
          <table:table-cell office:value-type="float" office:value="9.36818695068" calcext:value-type="float">
            <text:p>9.3681869507</text:p>
          </table:table-cell>
          <table:table-cell office:value-type="float" office:value="-1.37134921551" calcext:value-type="float">
            <text:p>-1.3713492155</text:p>
          </table:table-cell>
          <table:table-cell office:value-type="float" office:value="10.0561313248" calcext:value-type="float">
            <text:p>10.0561313248</text:p>
          </table:table-cell>
          <table:table-cell office:value-type="float" office:value="-0.753847718239" calcext:value-type="float">
            <text:p>-0.7538477182</text:p>
          </table:table-cell>
        </table:table-row>
        <table:table-row table:style-name="ro1">
          <table:table-cell office:value-type="float" office:value="9.3678483963" calcext:value-type="float">
            <text:p>9.3678483963</text:p>
          </table:table-cell>
          <table:table-cell office:value-type="float" office:value="-1.39412307739" calcext:value-type="float">
            <text:p>-1.3941230774</text:p>
          </table:table-cell>
          <table:table-cell office:value-type="float" office:value="10.0633277512" calcext:value-type="float">
            <text:p>10.0633277512</text:p>
          </table:table-cell>
          <table:table-cell office:value-type="float" office:value="-0.762394070625" calcext:value-type="float">
            <text:p>-0.7623940706</text:p>
          </table:table-cell>
        </table:table-row>
        <table:table-row table:style-name="ro1">
          <table:table-cell office:value-type="float" office:value="9.36789512634" calcext:value-type="float">
            <text:p>9.3678951263</text:p>
          </table:table-cell>
          <table:table-cell office:value-type="float" office:value="-1.41532230377" calcext:value-type="float">
            <text:p>-1.4153223038</text:p>
          </table:table-cell>
          <table:table-cell office:value-type="float" office:value="10.0692300415" calcext:value-type="float">
            <text:p>10.0692300415</text:p>
          </table:table-cell>
          <table:table-cell office:value-type="float" office:value="-0.77138376236" calcext:value-type="float">
            <text:p>-0.7713837624</text:p>
          </table:table-cell>
        </table:table-row>
        <table:table-row table:style-name="ro1">
          <table:table-cell office:value-type="float" office:value="9.37117099762" calcext:value-type="float">
            <text:p>9.3711709976</text:p>
          </table:table-cell>
          <table:table-cell office:value-type="float" office:value="-1.43710541725" calcext:value-type="float">
            <text:p>-1.4371054173</text:p>
          </table:table-cell>
          <table:table-cell office:value-type="float" office:value="10.0720862961" calcext:value-type="float">
            <text:p>10.0720862961</text:p>
          </table:table-cell>
          <table:table-cell office:value-type="float" office:value="-0.779669761658" calcext:value-type="float">
            <text:p>-0.7796697617</text:p>
          </table:table-cell>
        </table:table-row>
        <table:table-row table:style-name="ro1">
          <table:table-cell office:value-type="float" office:value="9.37453079224" calcext:value-type="float">
            <text:p>9.3745307922</text:p>
          </table:table-cell>
          <table:table-cell office:value-type="float" office:value="-1.45836281776" calcext:value-type="float">
            <text:p>-1.4583628178</text:p>
          </table:table-cell>
          <table:table-cell office:value-type="float" office:value="10.0721921539" calcext:value-type="float">
            <text:p>10.0721921539</text:p>
          </table:table-cell>
          <table:table-cell office:value-type="float" office:value="-0.785941660404" calcext:value-type="float">
            <text:p>-0.7859416604</text:p>
          </table:table-cell>
        </table:table-row>
        <table:table-row table:style-name="ro1">
          <table:table-cell office:value-type="float" office:value="9.38008499146" calcext:value-type="float">
            <text:p>9.3800849915</text:p>
          </table:table-cell>
          <table:table-cell office:value-type="float" office:value="-1.48108935356" calcext:value-type="float">
            <text:p>-1.4810893536</text:p>
          </table:table-cell>
          <table:table-cell office:value-type="float" office:value="10.0707625961" calcext:value-type="float">
            <text:p>10.0707625961</text:p>
          </table:table-cell>
          <table:table-cell office:value-type="float" office:value="-0.790457129478" calcext:value-type="float">
            <text:p>-0.7904571295</text:p>
          </table:table-cell>
        </table:table-row>
        <table:table-row table:style-name="ro1">
          <table:table-cell office:value-type="float" office:value="9.38546466827" calcext:value-type="float">
            <text:p>9.3854646683</text:p>
          </table:table-cell>
          <table:table-cell office:value-type="float" office:value="-1.50306808949" calcext:value-type="float">
            <text:p>-1.5030680895</text:p>
          </table:table-cell>
          <table:table-cell office:value-type="float" office:value="10.068212471" calcext:value-type="float">
            <text:p>10.068212471</text:p>
          </table:table-cell>
          <table:table-cell office:value-type="float" office:value="-0.797241985798" calcext:value-type="float">
            <text:p>-0.7972419858</text:p>
          </table:table-cell>
        </table:table-row>
        <table:table-row table:style-name="ro1">
          <table:table-cell office:value-type="float" office:value="9.39208221436" calcext:value-type="float">
            <text:p>9.3920822144</text:p>
          </table:table-cell>
          <table:table-cell office:value-type="float" office:value="-1.52604389191" calcext:value-type="float">
            <text:p>-1.5260438919</text:p>
          </table:table-cell>
          <table:table-cell office:value-type="float" office:value="10.0640239334" calcext:value-type="float">
            <text:p>10.0640239334</text:p>
          </table:table-cell>
          <table:table-cell office:value-type="float" office:value="-0.804145038128" calcext:value-type="float">
            <text:p>-0.8041450381</text:p>
          </table:table-cell>
        </table:table-row>
        <table:table-row table:style-name="ro1">
          <table:table-cell office:value-type="float" office:value="9.45843219757" calcext:value-type="float">
            <text:p>9.4584321976</text:p>
          </table:table-cell>
          <table:table-cell office:value-type="float" office:value="-1.61712646484" calcext:value-type="float">
            <text:p>-1.6171264648</text:p>
          </table:table-cell>
          <table:table-cell office:value-type="float" office:value="10.0606832123" calcext:value-type="float">
            <text:p>10.0606832123</text:p>
          </table:table-cell>
          <table:table-cell office:value-type="float" office:value="-0.815021157265" calcext:value-type="float">
            <text:p>-0.8150211573</text:p>
          </table:table-cell>
        </table:table-row>
        <table:table-row table:style-name="ro1">
          <table:table-cell office:value-type="float" office:value="9.48643684387" calcext:value-type="float">
            <text:p>9.4864368439</text:p>
          </table:table-cell>
          <table:table-cell office:value-type="float" office:value="-1.66672956944" calcext:value-type="float">
            <text:p>-1.6667295694</text:p>
          </table:table-cell>
          <table:table-cell office:value-type="float" office:value="10.0547647095" calcext:value-type="float">
            <text:p>10.0547647095</text:p>
          </table:table-cell>
          <table:table-cell office:value-type="float" office:value="-0.828431665897" calcext:value-type="float">
            <text:p>-0.8284316659</text:p>
          </table:table-cell>
        </table:table-row>
        <table:table-row table:style-name="ro1">
          <table:table-cell office:value-type="float" office:value="9.50749874115" calcext:value-type="float">
            <text:p>9.5074987412</text:p>
          </table:table-cell>
          <table:table-cell office:value-type="float" office:value="-1.71162199974" calcext:value-type="float">
            <text:p>-1.7116219997</text:p>
          </table:table-cell>
          <table:table-cell office:value-type="float" office:value="10.0476245499" calcext:value-type="float">
            <text:p>10.0476245499</text:p>
          </table:table-cell>
          <table:table-cell office:value-type="float" office:value="-0.84433478117" calcext:value-type="float">
            <text:p>-0.8443347812</text:p>
          </table:table-cell>
        </table:table-row>
        <table:table-row table:style-name="ro1">
          <table:table-cell office:value-type="float" office:value="9.51204299927" calcext:value-type="float">
            <text:p>9.5120429993</text:p>
          </table:table-cell>
          <table:table-cell office:value-type="float" office:value="-1.73660326004" calcext:value-type="float">
            <text:p>-1.73660326</text:p>
          </table:table-cell>
          <table:table-cell office:value-type="float" office:value="10.0390233612" calcext:value-type="float">
            <text:p>10.0390233612</text:p>
          </table:table-cell>
          <table:table-cell office:value-type="float" office:value="-0.861621677876" calcext:value-type="float">
            <text:p>-0.8616216779</text:p>
          </table:table-cell>
        </table:table-row>
        <table:table-row table:style-name="ro1">
          <table:table-cell office:value-type="float" office:value="9.52617359161" calcext:value-type="float">
            <text:p>9.5261735916</text:p>
          </table:table-cell>
          <table:table-cell office:value-type="float" office:value="-1.77908325195" calcext:value-type="float">
            <text:p>-1.779083252</text:p>
          </table:table-cell>
          <table:table-cell office:value-type="float" office:value="10.0304059601" calcext:value-type="float">
            <text:p>10.0304059601</text:p>
          </table:table-cell>
          <table:table-cell office:value-type="float" office:value="-0.879619479179" calcext:value-type="float">
            <text:p>-0.8796194792</text:p>
          </table:table-cell>
        </table:table-row>
        <table:table-row table:style-name="ro1">
          <table:table-cell office:value-type="float" office:value="9.53898334503" calcext:value-type="float">
            <text:p>9.538983345</text:p>
          </table:table-cell>
          <table:table-cell office:value-type="float" office:value="-1.8188419342" calcext:value-type="float">
            <text:p>-1.8188419342</text:p>
          </table:table-cell>
          <table:table-cell office:value-type="float" office:value="10.021340332" calcext:value-type="float">
            <text:p>10.021340332</text:p>
          </table:table-cell>
          <table:table-cell office:value-type="float" office:value="-0.897718787193" calcext:value-type="float">
            <text:p>-0.8977187872</text:p>
          </table:table-cell>
        </table:table-row>
        <table:table-row table:style-name="ro1">
          <table:table-cell office:value-type="float" office:value="9.54931735992" calcext:value-type="float">
            <text:p>9.5493173599</text:p>
          </table:table-cell>
          <table:table-cell office:value-type="float" office:value="-1.85600042343" calcext:value-type="float">
            <text:p>-1.8560004234</text:p>
          </table:table-cell>
          <table:table-cell office:value-type="float" office:value="10.0141858673" calcext:value-type="float">
            <text:p>10.0141858673</text:p>
          </table:table-cell>
          <table:table-cell office:value-type="float" office:value="-0.915005266666" calcext:value-type="float">
            <text:p>-0.9150052667</text:p>
          </table:table-cell>
        </table:table-row>
        <table:table-row table:style-name="ro1">
          <table:table-cell office:value-type="float" office:value="9.55785274506" calcext:value-type="float">
            <text:p>9.5578527451</text:p>
          </table:table-cell>
          <table:table-cell office:value-type="float" office:value="-1.8934276104" calcext:value-type="float">
            <text:p>-1.8934276104</text:p>
          </table:table-cell>
          <table:table-cell office:value-type="float" office:value="10.0052804565" calcext:value-type="float">
            <text:p>10.0052804565</text:p>
          </table:table-cell>
          <table:table-cell office:value-type="float" office:value="-0.931002318859" calcext:value-type="float">
            <text:p>-0.9310023189</text:p>
          </table:table-cell>
        </table:table-row>
        <table:table-row table:style-name="ro1">
          <table:table-cell office:value-type="float" office:value="9.56454753876" calcext:value-type="float">
            <text:p>9.5645475388</text:p>
          </table:table-cell>
          <table:table-cell office:value-type="float" office:value="-1.93212091923" calcext:value-type="float">
            <text:p>-1.9321209192</text:p>
          </table:table-cell>
          <table:table-cell office:value-type="float" office:value="9.99799438477" calcext:value-type="float">
            <text:p>9.9979943848</text:p>
          </table:table-cell>
          <table:table-cell office:value-type="float" office:value="-0.944136500359" calcext:value-type="float">
            <text:p>-0.9441365004</text:p>
          </table:table-cell>
        </table:table-row>
        <table:table-row table:style-name="ro1">
          <table:table-cell office:value-type="float" office:value="9.56791114807" calcext:value-type="float">
            <text:p>9.5679111481</text:p>
          </table:table-cell>
          <table:table-cell office:value-type="float" office:value="-1.97027945518" calcext:value-type="float">
            <text:p>-1.9702794552</text:p>
          </table:table-cell>
          <table:table-cell office:value-type="float" office:value="9.9921187973" calcext:value-type="float">
            <text:p>9.9921187973</text:p>
          </table:table-cell>
          <table:table-cell office:value-type="float" office:value="-0.958621680737" calcext:value-type="float">
            <text:p>-0.9586216807</text:p>
          </table:table-cell>
        </table:table-row>
        <table:table-row table:style-name="ro1">
          <table:table-cell office:value-type="float" office:value="9.57520675659" calcext:value-type="float">
            <text:p>9.5752067566</text:p>
          </table:table-cell>
          <table:table-cell office:value-type="float" office:value="-2.02210044861" calcext:value-type="float">
            <text:p>-2.0221004486</text:p>
          </table:table-cell>
          <table:table-cell office:value-type="float" office:value="9.98576065063" calcext:value-type="float">
            <text:p>9.9857606506</text:p>
          </table:table-cell>
          <table:table-cell office:value-type="float" office:value="-0.971377849579" calcext:value-type="float">
            <text:p>-0.9713778496</text:p>
          </table:table-cell>
        </table:table-row>
        <table:table-row table:style-name="ro1">
          <table:table-cell office:value-type="float" office:value="9.5750169754" calcext:value-type="float">
            <text:p>9.5750169754</text:p>
          </table:table-cell>
          <table:table-cell office:value-type="float" office:value="-2.05723071098" calcext:value-type="float">
            <text:p>-2.057230711</text:p>
          </table:table-cell>
          <table:table-cell office:value-type="float" office:value="9.97660823822" calcext:value-type="float">
            <text:p>9.9766082382</text:p>
          </table:table-cell>
          <table:table-cell office:value-type="float" office:value="-0.981290638447" calcext:value-type="float">
            <text:p>-0.9812906384</text:p>
          </table:table-cell>
        </table:table-row>
        <table:table-row table:style-name="ro1">
          <table:table-cell office:value-type="float" office:value="9.57267951965" calcext:value-type="float">
            <text:p>9.5726795197</text:p>
          </table:table-cell>
          <table:table-cell office:value-type="float" office:value="-2.09211468697" calcext:value-type="float">
            <text:p>-2.092114687</text:p>
          </table:table-cell>
          <table:table-cell office:value-type="float" office:value="9.96844478607" calcext:value-type="float">
            <text:p>9.9684447861</text:p>
          </table:table-cell>
          <table:table-cell office:value-type="float" office:value="-0.992689847946" calcext:value-type="float">
            <text:p>-0.9926898479</text:p>
          </table:table-cell>
        </table:table-row>
        <table:table-row table:style-name="ro1">
          <table:table-cell office:value-type="float" office:value="9.56553268433" calcext:value-type="float">
            <text:p>9.5655326843</text:p>
          </table:table-cell>
          <table:table-cell office:value-type="float" office:value="-2.11285877228" calcext:value-type="float">
            <text:p>-2.1128587723</text:p>
          </table:table-cell>
          <table:table-cell office:value-type="float" office:value="9.96162887573" calcext:value-type="float">
            <text:p>9.9616288757</text:p>
          </table:table-cell>
          <table:table-cell office:value-type="float" office:value="-1.00533938408" calcext:value-type="float">
            <text:p>-1.0053393841</text:p>
          </table:table-cell>
        </table:table-row>
        <table:table-row table:style-name="ro1">
          <table:table-cell office:value-type="float" office:value="9.5557308197" calcext:value-type="float">
            <text:p>9.5557308197</text:p>
          </table:table-cell>
          <table:table-cell office:value-type="float" office:value="-2.13448524475" calcext:value-type="float">
            <text:p>-2.1344852448</text:p>
          </table:table-cell>
          <table:table-cell office:value-type="float" office:value="9.95512767792" calcext:value-type="float">
            <text:p>9.9551276779</text:p>
          </table:table-cell>
          <table:table-cell office:value-type="float" office:value="-1.0166400671" calcext:value-type="float">
            <text:p>-1.0166400671</text:p>
          </table:table-cell>
        </table:table-row>
        <table:table-row table:style-name="ro1">
          <table:table-cell office:value-type="float" office:value="9.54745674133" calcext:value-type="float">
            <text:p>9.5474567413</text:p>
          </table:table-cell>
          <table:table-cell office:value-type="float" office:value="-2.17405486107" calcext:value-type="float">
            <text:p>-2.1740548611</text:p>
          </table:table-cell>
          <table:table-cell office:value-type="float" office:value="9.94965644836" calcext:value-type="float">
            <text:p>9.9496564484</text:p>
          </table:table-cell>
          <table:table-cell office:value-type="float" office:value="-1.03076386452" calcext:value-type="float">
            <text:p>-1.0307638645</text:p>
          </table:table-cell>
        </table:table-row>
        <table:table-row table:style-name="ro1">
          <table:table-cell office:value-type="float" office:value="9.5389289856" calcext:value-type="float">
            <text:p>9.5389289856</text:p>
          </table:table-cell>
          <table:table-cell office:value-type="float" office:value="-2.22586393356" calcext:value-type="float">
            <text:p>-2.2258639336</text:p>
          </table:table-cell>
          <table:table-cell office:value-type="float" office:value="9.94282337189" calcext:value-type="float">
            <text:p>9.9428233719</text:p>
          </table:table-cell>
          <table:table-cell office:value-type="float" office:value="-1.04363632202" calcext:value-type="float">
            <text:p>-1.043636322</text:p>
          </table:table-cell>
        </table:table-row>
        <table:table-row table:style-name="ro1">
          <table:table-cell office:value-type="float" office:value="9.52864456177" calcext:value-type="float">
            <text:p>9.5286445618</text:p>
          </table:table-cell>
          <table:table-cell office:value-type="float" office:value="-2.25880646706" calcext:value-type="float">
            <text:p>-2.2588064671</text:p>
          </table:table-cell>
          <table:table-cell office:value-type="float" office:value="9.93514820099" calcext:value-type="float">
            <text:p>9.935148201</text:p>
          </table:table-cell>
          <table:table-cell office:value-type="float" office:value="-1.05594432354" calcext:value-type="float">
            <text:p>-1.0559443235</text:p>
          </table:table-cell>
        </table:table-row>
        <table:table-row table:style-name="ro1">
          <table:table-cell office:value-type="float" office:value="9.51546382904" calcext:value-type="float">
            <text:p>9.515463829</text:p>
          </table:table-cell>
          <table:table-cell office:value-type="float" office:value="-2.28965711594" calcext:value-type="float">
            <text:p>-2.2896571159</text:p>
          </table:table-cell>
          <table:table-cell office:value-type="float" office:value="9.92709442139" calcext:value-type="float">
            <text:p>9.9270944214</text:p>
          </table:table-cell>
          <table:table-cell office:value-type="float" office:value="-1.06768512726" calcext:value-type="float">
            <text:p>-1.0676851273</text:p>
          </table:table-cell>
        </table:table-row>
        <table:table-row table:style-name="ro1">
          <table:table-cell office:value-type="float" office:value="9.50350952148" calcext:value-type="float">
            <text:p>9.5035095215</text:p>
          </table:table-cell>
          <table:table-cell office:value-type="float" office:value="-2.30980610847" calcext:value-type="float">
            <text:p>-2.3098061085</text:p>
          </table:table-cell>
          <table:table-cell office:value-type="float" office:value="9.92095848083" calcext:value-type="float">
            <text:p>9.9209584808</text:p>
          </table:table-cell>
          <table:table-cell office:value-type="float" office:value="-1.07965064049" calcext:value-type="float">
            <text:p>-1.0796506405</text:p>
          </table:table-cell>
        </table:table-row>
        <table:table-row table:style-name="ro1">
          <table:table-cell office:value-type="float" office:value="9.49034118652" calcext:value-type="float">
            <text:p>9.4903411865</text:p>
          </table:table-cell>
          <table:table-cell office:value-type="float" office:value="-2.32830691338" calcext:value-type="float">
            <text:p>-2.3283069134</text:p>
          </table:table-cell>
          <table:table-cell office:value-type="float" office:value="9.91614337921" calcext:value-type="float">
            <text:p>9.9161433792</text:p>
          </table:table-cell>
          <table:table-cell office:value-type="float" office:value="-1.09238350391" calcext:value-type="float">
            <text:p>-1.0923835039</text:p>
          </table:table-cell>
        </table:table-row>
        <table:table-row table:style-name="ro1">
          <table:table-cell office:value-type="float" office:value="9.47307682037" calcext:value-type="float">
            <text:p>9.4730768204</text:p>
          </table:table-cell>
          <table:table-cell office:value-type="float" office:value="-2.36408543587" calcext:value-type="float">
            <text:p>-2.3640854359</text:p>
          </table:table-cell>
          <table:table-cell office:value-type="float" office:value="9.91252037048" calcext:value-type="float">
            <text:p>9.9125203705</text:p>
          </table:table-cell>
          <table:table-cell office:value-type="float" office:value="-1.10457479954" calcext:value-type="float">
            <text:p>-1.1045747995</text:p>
          </table:table-cell>
        </table:table-row>
        <table:table-row table:style-name="ro1">
          <table:table-cell office:value-type="float" office:value="9.45901203156" calcext:value-type="float">
            <text:p>9.4590120316</text:p>
          </table:table-cell>
          <table:table-cell office:value-type="float" office:value="-2.38096952438" calcext:value-type="float">
            <text:p>-2.3809695244</text:p>
          </table:table-cell>
          <table:table-cell office:value-type="float" office:value="9.90906997681" calcext:value-type="float">
            <text:p>9.9090699768</text:p>
          </table:table-cell>
          <table:table-cell office:value-type="float" office:value="-1.11716878414" calcext:value-type="float">
            <text:p>-1.1171687841</text:p>
          </table:table-cell>
        </table:table-row>
        <table:table-row table:style-name="ro1">
          <table:table-cell office:value-type="float" office:value="9.43981075287" calcext:value-type="float">
            <text:p>9.4398107529</text:p>
          </table:table-cell>
          <table:table-cell office:value-type="float" office:value="-2.41569161415" calcext:value-type="float">
            <text:p>-2.4156916142</text:p>
          </table:table-cell>
          <table:table-cell office:value-type="float" office:value="9.90622325897" calcext:value-type="float">
            <text:p>9.906223259</text:p>
          </table:table-cell>
          <table:table-cell office:value-type="float" office:value="-1.13060569763" calcext:value-type="float">
            <text:p>-1.1306056976</text:p>
          </table:table-cell>
        </table:table-row>
        <table:table-row table:style-name="ro1">
          <table:table-cell office:value-type="float" office:value="9.42488479614" calcext:value-type="float">
            <text:p>9.4248847961</text:p>
          </table:table-cell>
          <table:table-cell office:value-type="float" office:value="-2.43201065063" calcext:value-type="float">
            <text:p>-2.4320106506</text:p>
          </table:table-cell>
          <table:table-cell office:value-type="float" office:value="9.90453048706" calcext:value-type="float">
            <text:p>9.9045304871</text:p>
          </table:table-cell>
          <table:table-cell office:value-type="float" office:value="-1.14511311054" calcext:value-type="float">
            <text:p>-1.1451131105</text:p>
          </table:table-cell>
        </table:table-row>
        <table:table-row table:style-name="ro1">
          <table:table-cell office:value-type="float" office:value="9.41014575958" calcext:value-type="float">
            <text:p>9.4101457596</text:p>
          </table:table-cell>
          <table:table-cell office:value-type="float" office:value="-2.44787454605" calcext:value-type="float">
            <text:p>-2.4478745461</text:p>
          </table:table-cell>
          <table:table-cell office:value-type="float" office:value="9.90279098511" calcext:value-type="float">
            <text:p>9.9027909851</text:p>
          </table:table-cell>
          <table:table-cell office:value-type="float" office:value="-1.16240513325" calcext:value-type="float">
            <text:p>-1.1624051333</text:p>
          </table:table-cell>
        </table:table-row>
        <table:table-row table:style-name="ro1">
          <table:table-cell office:value-type="float" office:value="9.39465904236" calcext:value-type="float">
            <text:p>9.3946590424</text:p>
          </table:table-cell>
          <table:table-cell office:value-type="float" office:value="-2.46304988861" calcext:value-type="float">
            <text:p>-2.4630498886</text:p>
          </table:table-cell>
          <table:table-cell office:value-type="float" office:value="10.2073297119" calcext:value-type="float">
            <text:p>10.2073297119</text:p>
          </table:table-cell>
          <table:table-cell office:value-type="float" office:value="-1.32744514942" calcext:value-type="float">
            <text:p>-1.3274451494</text:p>
          </table:table-cell>
        </table:table-row>
        <table:table-row table:style-name="ro1">
          <table:table-cell office:value-type="float" office:value="9.37916946411" calcext:value-type="float">
            <text:p>9.3791694641</text:p>
          </table:table-cell>
          <table:table-cell office:value-type="float" office:value="-2.47816038132" calcext:value-type="float">
            <text:p>-2.4781603813</text:p>
          </table:table-cell>
          <table:table-cell office:value-type="float" office:value="10.2042312241" calcext:value-type="float">
            <text:p>10.2042312241</text:p>
          </table:table-cell>
          <table:table-cell office:value-type="float" office:value="-1.34900319576" calcext:value-type="float">
            <text:p>-1.3490031958</text:p>
          </table:table-cell>
        </table:table-row>
        <table:table-row table:style-name="ro1">
          <table:table-cell office:value-type="float" office:value="9.3637714386" calcext:value-type="float">
            <text:p>9.3637714386</text:p>
          </table:table-cell>
          <table:table-cell office:value-type="float" office:value="-2.49209690094" calcext:value-type="float">
            <text:p>-2.4920969009</text:p>
          </table:table-cell>
          <table:table-cell office:value-type="float" office:value="10.2031869507" calcext:value-type="float">
            <text:p>10.2031869507</text:p>
          </table:table-cell>
          <table:table-cell office:value-type="float" office:value="-1.37134921551" calcext:value-type="float">
            <text:p>-1.3713492155</text:p>
          </table:table-cell>
        </table:table-row>
        <table:table-row table:style-name="ro1">
          <table:table-cell office:value-type="float" office:value="9.34747886658" calcext:value-type="float">
            <text:p>9.3474788666</text:p>
          </table:table-cell>
          <table:table-cell office:value-type="float" office:value="-2.50446462631" calcext:value-type="float">
            <text:p>-2.5044646263</text:p>
          </table:table-cell>
          <table:table-cell office:value-type="float" office:value="10.2028483963" calcext:value-type="float">
            <text:p>10.2028483963</text:p>
          </table:table-cell>
          <table:table-cell office:value-type="float" office:value="-1.39412307739" calcext:value-type="float">
            <text:p>-1.3941230774</text:p>
          </table:table-cell>
        </table:table-row>
        <table:table-row table:style-name="ro1">
          <table:table-cell office:value-type="float" office:value="9.33028411865" calcext:value-type="float">
            <text:p>9.3302841187</text:p>
          </table:table-cell>
          <table:table-cell office:value-type="float" office:value="-2.51606869698" calcext:value-type="float">
            <text:p>-2.516068697</text:p>
          </table:table-cell>
          <table:table-cell office:value-type="float" office:value="10.2028951263" calcext:value-type="float">
            <text:p>10.2028951263</text:p>
          </table:table-cell>
          <table:table-cell office:value-type="float" office:value="-1.41532230377" calcext:value-type="float">
            <text:p>-1.4153223038</text:p>
          </table:table-cell>
        </table:table-row>
        <table:table-row table:style-name="ro1">
          <table:table-cell office:value-type="float" office:value="9.3136548996" calcext:value-type="float">
            <text:p>9.3136548996</text:p>
          </table:table-cell>
          <table:table-cell office:value-type="float" office:value="-2.52575087547" calcext:value-type="float">
            <text:p>-2.5257508755</text:p>
          </table:table-cell>
          <table:table-cell office:value-type="float" office:value="10.2061709976" calcext:value-type="float">
            <text:p>10.2061709976</text:p>
          </table:table-cell>
          <table:table-cell office:value-type="float" office:value="-1.43710541725" calcext:value-type="float">
            <text:p>-1.4371054173</text:p>
          </table:table-cell>
        </table:table-row>
        <table:table-row table:style-name="ro1">
          <table:table-cell office:value-type="float" office:value="9.29793167114" calcext:value-type="float">
            <text:p>9.2979316711</text:p>
          </table:table-cell>
          <table:table-cell office:value-type="float" office:value="-2.53476190567" calcext:value-type="float">
            <text:p>-2.5347619057</text:p>
          </table:table-cell>
          <table:table-cell office:value-type="float" office:value="10.2095307922" calcext:value-type="float">
            <text:p>10.2095307922</text:p>
          </table:table-cell>
          <table:table-cell office:value-type="float" office:value="-1.45836281776" calcext:value-type="float">
            <text:p>-1.4583628178</text:p>
          </table:table-cell>
        </table:table-row>
        <table:table-row table:style-name="ro1">
          <table:table-cell office:value-type="float" office:value="9.28320503235" calcext:value-type="float">
            <text:p>9.2832050324</text:p>
          </table:table-cell>
          <table:table-cell office:value-type="float" office:value="-2.54281044006" calcext:value-type="float">
            <text:p>-2.5428104401</text:p>
          </table:table-cell>
          <table:table-cell office:value-type="float" office:value="10.2150849915" calcext:value-type="float">
            <text:p>10.2150849915</text:p>
          </table:table-cell>
          <table:table-cell office:value-type="float" office:value="-1.48108935356" calcext:value-type="float">
            <text:p>-1.4810893536</text:p>
          </table:table-cell>
        </table:table-row>
        <table:table-row table:style-name="ro1">
          <table:table-cell office:value-type="float" office:value="9.26853466034" calcext:value-type="float">
            <text:p>9.2685346603</text:p>
          </table:table-cell>
          <table:table-cell office:value-type="float" office:value="-2.54991793633" calcext:value-type="float">
            <text:p>-2.5499179363</text:p>
          </table:table-cell>
          <table:table-cell office:value-type="float" office:value="10.2204646683" calcext:value-type="float">
            <text:p>10.2204646683</text:p>
          </table:table-cell>
          <table:table-cell office:value-type="float" office:value="-1.50306808949" calcext:value-type="float">
            <text:p>-1.5030680895</text:p>
          </table:table-cell>
        </table:table-row>
        <table:table-row table:style-name="ro1">
          <table:table-cell office:value-type="float" office:value="9.25367164612" calcext:value-type="float">
            <text:p>9.2536716461</text:p>
          </table:table-cell>
          <table:table-cell office:value-type="float" office:value="-2.55630373955" calcext:value-type="float">
            <text:p>-2.5563037396</text:p>
          </table:table-cell>
          <table:table-cell office:value-type="float" office:value="10.2270822144" calcext:value-type="float">
            <text:p>10.2270822144</text:p>
          </table:table-cell>
          <table:table-cell office:value-type="float" office:value="-1.52604389191" calcext:value-type="float">
            <text:p>-1.5260438919</text:p>
          </table:table-cell>
        </table:table-row>
        <table:table-row table:style-name="ro1">
          <table:table-cell office:value-type="float" office:value="9.24020957947" calcext:value-type="float">
            <text:p>9.2402095795</text:p>
          </table:table-cell>
          <table:table-cell office:value-type="float" office:value="-2.56069564819" calcext:value-type="float">
            <text:p>-2.5606956482</text:p>
          </table:table-cell>
          <table:table-cell office:value-type="float" office:value="10.2934321976" calcext:value-type="float">
            <text:p>10.2934321976</text:p>
          </table:table-cell>
          <table:table-cell office:value-type="float" office:value="-1.61712646484" calcext:value-type="float">
            <text:p>-1.6171264648</text:p>
          </table:table-cell>
        </table:table-row>
        <table:table-row table:style-name="ro1">
          <table:table-cell office:value-type="float" office:value="9.22503376007" calcext:value-type="float">
            <text:p>9.2250337601</text:p>
          </table:table-cell>
          <table:table-cell office:value-type="float" office:value="-2.56596064568" calcext:value-type="float">
            <text:p>-2.5659606457</text:p>
          </table:table-cell>
          <table:table-cell office:value-type="float" office:value="10.3214368439" calcext:value-type="float">
            <text:p>10.3214368439</text:p>
          </table:table-cell>
          <table:table-cell office:value-type="float" office:value="-1.66672956944" calcext:value-type="float">
            <text:p>-1.6667295694</text:p>
          </table:table-cell>
        </table:table-row>
        <table:table-row table:style-name="ro1">
          <table:table-cell office:value-type="float" office:value="9.20952892303" calcext:value-type="float">
            <text:p>9.209528923</text:p>
          </table:table-cell>
          <table:table-cell office:value-type="float" office:value="-2.57058048248" calcext:value-type="float">
            <text:p>-2.5705804825</text:p>
          </table:table-cell>
          <table:table-cell office:value-type="float" office:value="10.3424987411" calcext:value-type="float">
            <text:p>10.3424987411</text:p>
          </table:table-cell>
          <table:table-cell office:value-type="float" office:value="-1.71162199974" calcext:value-type="float">
            <text:p>-1.7116219997</text:p>
          </table:table-cell>
        </table:table-row>
        <table:table-row table:style-name="ro1">
          <table:table-cell office:value-type="float" office:value="9.1931476593" calcext:value-type="float">
            <text:p>9.1931476593</text:p>
          </table:table-cell>
          <table:table-cell office:value-type="float" office:value="-2.57428693771" calcext:value-type="float">
            <text:p>-2.5742869377</text:p>
          </table:table-cell>
          <table:table-cell office:value-type="float" office:value="10.3470429993" calcext:value-type="float">
            <text:p>10.3470429993</text:p>
          </table:table-cell>
          <table:table-cell office:value-type="float" office:value="-1.73660326004" calcext:value-type="float">
            <text:p>-1.73660326</text:p>
          </table:table-cell>
        </table:table-row>
        <table:table-row table:style-name="ro1">
          <table:table-cell office:value-type="float" office:value="9.17742156982" calcext:value-type="float">
            <text:p>9.1774215698</text:p>
          </table:table-cell>
          <table:table-cell office:value-type="float" office:value="-2.57691550255" calcext:value-type="float">
            <text:p>-2.5769155026</text:p>
          </table:table-cell>
          <table:table-cell office:value-type="float" office:value="10.3611735916" calcext:value-type="float">
            <text:p>10.3611735916</text:p>
          </table:table-cell>
          <table:table-cell office:value-type="float" office:value="-1.77908325195" calcext:value-type="float">
            <text:p>-1.779083252</text:p>
          </table:table-cell>
        </table:table-row>
        <table:table-row table:style-name="ro1">
          <table:table-cell office:value-type="float" office:value="9.15869998932" calcext:value-type="float">
            <text:p>9.1586999893</text:p>
          </table:table-cell>
          <table:table-cell office:value-type="float" office:value="-2.57906341553" calcext:value-type="float">
            <text:p>-2.5790634155</text:p>
          </table:table-cell>
          <table:table-cell office:value-type="float" office:value="10.373983345" calcext:value-type="float">
            <text:p>10.373983345</text:p>
          </table:table-cell>
          <table:table-cell office:value-type="float" office:value="-1.8188419342" calcext:value-type="float">
            <text:p>-1.8188419342</text:p>
          </table:table-cell>
        </table:table-row>
        <table:table-row table:style-name="ro1">
          <table:table-cell office:value-type="float" office:value="9.1405878067" calcext:value-type="float">
            <text:p>9.1405878067</text:p>
          </table:table-cell>
          <table:table-cell office:value-type="float" office:value="-2.58097147942" calcext:value-type="float">
            <text:p>-2.5809714794</text:p>
          </table:table-cell>
          <table:table-cell office:value-type="float" office:value="10.3843173599" calcext:value-type="float">
            <text:p>10.3843173599</text:p>
          </table:table-cell>
          <table:table-cell office:value-type="float" office:value="-1.85600042343" calcext:value-type="float">
            <text:p>-1.8560004234</text:p>
          </table:table-cell>
        </table:table-row>
        <table:table-row table:style-name="ro1">
          <table:table-cell office:value-type="float" office:value="9.12362480164" calcext:value-type="float">
            <text:p>9.1236248016</text:p>
          </table:table-cell>
          <table:table-cell office:value-type="float" office:value="-2.58288955688" calcext:value-type="float">
            <text:p>-2.5828895569</text:p>
          </table:table-cell>
          <table:table-cell office:value-type="float" office:value="10.3928527451" calcext:value-type="float">
            <text:p>10.3928527451</text:p>
          </table:table-cell>
          <table:table-cell office:value-type="float" office:value="-1.8934276104" calcext:value-type="float">
            <text:p>-1.8934276104</text:p>
          </table:table-cell>
        </table:table-row>
        <table:table-row table:style-name="ro1">
          <table:table-cell office:value-type="float" office:value="9.10685157776" calcext:value-type="float">
            <text:p>9.1068515778</text:p>
          </table:table-cell>
          <table:table-cell office:value-type="float" office:value="-2.58434534073" calcext:value-type="float">
            <text:p>-2.5843453407</text:p>
          </table:table-cell>
          <table:table-cell office:value-type="float" office:value="10.3995475388" calcext:value-type="float">
            <text:p>10.3995475388</text:p>
          </table:table-cell>
          <table:table-cell office:value-type="float" office:value="-1.93212091923" calcext:value-type="float">
            <text:p>-1.9321209192</text:p>
          </table:table-cell>
        </table:table-row>
        <table:table-row table:style-name="ro1">
          <table:table-cell office:value-type="float" office:value="9.08967876434" calcext:value-type="float">
            <text:p>9.0896787643</text:p>
          </table:table-cell>
          <table:table-cell office:value-type="float" office:value="-2.58483219147" calcext:value-type="float">
            <text:p>-2.5848321915</text:p>
          </table:table-cell>
          <table:table-cell office:value-type="float" office:value="10.4029111481" calcext:value-type="float">
            <text:p>10.4029111481</text:p>
          </table:table-cell>
          <table:table-cell office:value-type="float" office:value="-1.97027945518" calcext:value-type="float">
            <text:p>-1.9702794552</text:p>
          </table:table-cell>
        </table:table-row>
        <table:table-row table:style-name="ro1">
          <table:table-cell office:value-type="float" office:value="9.07262039185" calcext:value-type="float">
            <text:p>9.0726203919</text:p>
          </table:table-cell>
          <table:table-cell office:value-type="float" office:value="-2.58466911316" calcext:value-type="float">
            <text:p>-2.5846691132</text:p>
          </table:table-cell>
          <table:table-cell office:value-type="float" office:value="10.4102067566" calcext:value-type="float">
            <text:p>10.4102067566</text:p>
          </table:table-cell>
          <table:table-cell office:value-type="float" office:value="-2.02210044861" calcext:value-type="float">
            <text:p>-2.0221004486</text:p>
          </table:table-cell>
        </table:table-row>
        <table:table-row table:style-name="ro1">
          <table:table-cell office:value-type="float" office:value="9.05596256256" calcext:value-type="float">
            <text:p>9.0559625626</text:p>
          </table:table-cell>
          <table:table-cell office:value-type="float" office:value="-2.58385467529" calcext:value-type="float">
            <text:p>-2.5838546753</text:p>
          </table:table-cell>
          <table:table-cell office:value-type="float" office:value="10.4100169754" calcext:value-type="float">
            <text:p>10.4100169754</text:p>
          </table:table-cell>
          <table:table-cell office:value-type="float" office:value="-2.05723071098" calcext:value-type="float">
            <text:p>-2.057230711</text:p>
          </table:table-cell>
        </table:table-row>
        <table:table-row table:style-name="ro1">
          <table:table-cell office:value-type="float" office:value="9.03908920288" calcext:value-type="float">
            <text:p>9.0390892029</text:p>
          </table:table-cell>
          <table:table-cell office:value-type="float" office:value="-2.58324098587" calcext:value-type="float">
            <text:p>-2.5832409859</text:p>
          </table:table-cell>
          <table:table-cell office:value-type="float" office:value="10.4076795197" calcext:value-type="float">
            <text:p>10.4076795197</text:p>
          </table:table-cell>
          <table:table-cell office:value-type="float" office:value="-2.09211468697" calcext:value-type="float">
            <text:p>-2.092114687</text:p>
          </table:table-cell>
        </table:table-row>
        <table:table-row table:style-name="ro1">
          <table:table-cell office:value-type="float" office:value="9.02195644379" calcext:value-type="float">
            <text:p>9.0219564438</text:p>
          </table:table-cell>
          <table:table-cell office:value-type="float" office:value="-2.58253931999" calcext:value-type="float">
            <text:p>-2.58253932</text:p>
          </table:table-cell>
          <table:table-cell office:value-type="float" office:value="10.4005326843" calcext:value-type="float">
            <text:p>10.4005326843</text:p>
          </table:table-cell>
          <table:table-cell office:value-type="float" office:value="-2.11285877228" calcext:value-type="float">
            <text:p>-2.1128587723</text:p>
          </table:table-cell>
        </table:table-row>
        <table:table-row table:style-name="ro1">
          <table:table-cell office:value-type="float" office:value="9.00485134125" calcext:value-type="float">
            <text:p>9.0048513413</text:p>
          </table:table-cell>
          <table:table-cell office:value-type="float" office:value="-2.58115267754" calcext:value-type="float">
            <text:p>-2.5811526775</text:p>
          </table:table-cell>
          <table:table-cell office:value-type="float" office:value="10.3907308197" calcext:value-type="float">
            <text:p>10.3907308197</text:p>
          </table:table-cell>
          <table:table-cell office:value-type="float" office:value="-2.13448524475" calcext:value-type="float">
            <text:p>-2.1344852448</text:p>
          </table:table-cell>
        </table:table-row>
        <table:table-row table:style-name="ro1">
          <table:table-cell office:value-type="float" office:value="8.98843002319" calcext:value-type="float">
            <text:p>8.9884300232</text:p>
          </table:table-cell>
          <table:table-cell office:value-type="float" office:value="-2.57899451256" calcext:value-type="float">
            <text:p>-2.5789945126</text:p>
          </table:table-cell>
          <table:table-cell office:value-type="float" office:value="10.3824567413" calcext:value-type="float">
            <text:p>10.3824567413</text:p>
          </table:table-cell>
          <table:table-cell office:value-type="float" office:value="-2.17405486107" calcext:value-type="float">
            <text:p>-2.1740548611</text:p>
          </table:table-cell>
        </table:table-row>
        <table:table-row table:style-name="ro1">
          <table:table-cell office:value-type="float" office:value="8.97176647186" calcext:value-type="float">
            <text:p>8.9717664719</text:p>
          </table:table-cell>
          <table:table-cell office:value-type="float" office:value="-2.57700514793" calcext:value-type="float">
            <text:p>-2.5770051479</text:p>
          </table:table-cell>
          <table:table-cell office:value-type="float" office:value="10.3739289856" calcext:value-type="float">
            <text:p>10.3739289856</text:p>
          </table:table-cell>
          <table:table-cell office:value-type="float" office:value="-2.22586393356" calcext:value-type="float">
            <text:p>-2.2258639336</text:p>
          </table:table-cell>
        </table:table-row>
        <table:table-row table:style-name="ro1">
          <table:table-cell office:value-type="float" office:value="8.9553604126" calcext:value-type="float">
            <text:p>8.9553604126</text:p>
          </table:table-cell>
          <table:table-cell office:value-type="float" office:value="-2.57490301132" calcext:value-type="float">
            <text:p>-2.5749030113</text:p>
          </table:table-cell>
          <table:table-cell office:value-type="float" office:value="10.3636445618" calcext:value-type="float">
            <text:p>10.3636445618</text:p>
          </table:table-cell>
          <table:table-cell office:value-type="float" office:value="-2.25880646706" calcext:value-type="float">
            <text:p>-2.2588064671</text:p>
          </table:table-cell>
        </table:table-row>
        <table:table-row table:style-name="ro1">
          <table:table-cell office:value-type="float" office:value="8.93844413757" calcext:value-type="float">
            <text:p>8.9384441376</text:p>
          </table:table-cell>
          <table:table-cell office:value-type="float" office:value="-2.57300829887" calcext:value-type="float">
            <text:p>-2.5730082989</text:p>
          </table:table-cell>
          <table:table-cell office:value-type="float" office:value="10.350463829" calcext:value-type="float">
            <text:p>10.350463829</text:p>
          </table:table-cell>
          <table:table-cell office:value-type="float" office:value="-2.28965711594" calcext:value-type="float">
            <text:p>-2.2896571159</text:p>
          </table:table-cell>
        </table:table-row>
        <table:table-row table:style-name="ro1">
          <table:table-cell office:value-type="float" office:value="8.92199897766" calcext:value-type="float">
            <text:p>8.9219989777</text:p>
          </table:table-cell>
          <table:table-cell office:value-type="float" office:value="-2.57111382484" calcext:value-type="float">
            <text:p>-2.5711138248</text:p>
          </table:table-cell>
          <table:table-cell office:value-type="float" office:value="10.3385095215" calcext:value-type="float">
            <text:p>10.3385095215</text:p>
          </table:table-cell>
          <table:table-cell office:value-type="float" office:value="-2.30980610847" calcext:value-type="float">
            <text:p>-2.3098061085</text:p>
          </table:table-cell>
        </table:table-row>
        <table:table-row table:style-name="ro1">
          <table:table-cell office:value-type="float" office:value="8.90583610535" calcext:value-type="float">
            <text:p>8.9058361054</text:p>
          </table:table-cell>
          <table:table-cell office:value-type="float" office:value="-2.56823182106" calcext:value-type="float">
            <text:p>-2.5682318211</text:p>
          </table:table-cell>
          <table:table-cell office:value-type="float" office:value="10.3253411865" calcext:value-type="float">
            <text:p>10.3253411865</text:p>
          </table:table-cell>
          <table:table-cell office:value-type="float" office:value="-2.32830691338" calcext:value-type="float">
            <text:p>-2.3283069134</text:p>
          </table:table-cell>
        </table:table-row>
        <table:table-row table:style-name="ro1">
          <table:table-cell office:value-type="float" office:value="8.89104938507" calcext:value-type="float">
            <text:p>8.8910493851</text:p>
          </table:table-cell>
          <table:table-cell office:value-type="float" office:value="-2.5648162365" calcext:value-type="float">
            <text:p>-2.5648162365</text:p>
          </table:table-cell>
          <table:table-cell office:value-type="float" office:value="10.3080768204" calcext:value-type="float">
            <text:p>10.3080768204</text:p>
          </table:table-cell>
          <table:table-cell office:value-type="float" office:value="-2.36408543587" calcext:value-type="float">
            <text:p>-2.3640854359</text:p>
          </table:table-cell>
        </table:table-row>
        <table:table-row table:style-name="ro1">
          <table:table-cell office:value-type="float" office:value="8.87452888489" calcext:value-type="float">
            <text:p>8.8745288849</text:p>
          </table:table-cell>
          <table:table-cell office:value-type="float" office:value="-2.5618481636" calcext:value-type="float">
            <text:p>-2.5618481636</text:p>
          </table:table-cell>
          <table:table-cell office:value-type="float" office:value="10.2940120316" calcext:value-type="float">
            <text:p>10.2940120316</text:p>
          </table:table-cell>
          <table:table-cell office:value-type="float" office:value="-2.38096952438" calcext:value-type="float">
            <text:p>-2.3809695244</text:p>
          </table:table-cell>
        </table:table-row>
        <table:table-row table:style-name="ro1">
          <table:table-cell office:value-type="float" office:value="8.85667037964" calcext:value-type="float">
            <text:p>8.8566703796</text:p>
          </table:table-cell>
          <table:table-cell office:value-type="float" office:value="-2.55866336823" calcext:value-type="float">
            <text:p>-2.5586633682</text:p>
          </table:table-cell>
          <table:table-cell office:value-type="float" office:value="10.2748107529" calcext:value-type="float">
            <text:p>10.2748107529</text:p>
          </table:table-cell>
          <table:table-cell office:value-type="float" office:value="-2.41569161415" calcext:value-type="float">
            <text:p>-2.4156916142</text:p>
          </table:table-cell>
        </table:table-row>
        <table:table-row table:style-name="ro1">
          <table:table-cell office:value-type="float" office:value="8.83973884583" calcext:value-type="float">
            <text:p>8.8397388458</text:p>
          </table:table-cell>
          <table:table-cell office:value-type="float" office:value="-2.55544424057" calcext:value-type="float">
            <text:p>-2.5554442406</text:p>
          </table:table-cell>
          <table:table-cell office:value-type="float" office:value="10.2598847961" calcext:value-type="float">
            <text:p>10.2598847961</text:p>
          </table:table-cell>
          <table:table-cell office:value-type="float" office:value="-2.43201065063" calcext:value-type="float">
            <text:p>-2.4320106506</text:p>
          </table:table-cell>
        </table:table-row>
        <table:table-row table:style-name="ro1">
          <table:table-cell office:value-type="float" office:value="8.82270812988" calcext:value-type="float">
            <text:p>8.8227081299</text:p>
          </table:table-cell>
          <table:table-cell office:value-type="float" office:value="-2.55214285851" calcext:value-type="float">
            <text:p>-2.5521428585</text:p>
          </table:table-cell>
          <table:table-cell office:value-type="float" office:value="10.2451457596" calcext:value-type="float">
            <text:p>10.2451457596</text:p>
          </table:table-cell>
          <table:table-cell office:value-type="float" office:value="-2.44787454605" calcext:value-type="float">
            <text:p>-2.4478745461</text:p>
          </table:table-cell>
        </table:table-row>
        <table:table-row table:style-name="ro1">
          <table:table-cell office:value-type="float" office:value="8.80591678619" calcext:value-type="float">
            <text:p>8.8059167862</text:p>
          </table:table-cell>
          <table:table-cell office:value-type="float" office:value="-2.54839420319" calcext:value-type="float">
            <text:p>-2.5483942032</text:p>
          </table:table-cell>
          <table:table-cell office:value-type="float" office:value="10.2296590424" calcext:value-type="float">
            <text:p>10.2296590424</text:p>
          </table:table-cell>
          <table:table-cell office:value-type="float" office:value="-2.46304988861" calcext:value-type="float">
            <text:p>-2.4630498886</text:p>
          </table:table-cell>
        </table:table-row>
        <table:table-row table:style-name="ro1">
          <table:table-cell office:value-type="float" office:value="8.79131889343" calcext:value-type="float">
            <text:p>8.7913188934</text:p>
          </table:table-cell>
          <table:table-cell office:value-type="float" office:value="-2.54340219498" calcext:value-type="float">
            <text:p>-2.543402195</text:p>
          </table:table-cell>
          <table:table-cell office:value-type="float" office:value="10.2141694641" calcext:value-type="float">
            <text:p>10.2141694641</text:p>
          </table:table-cell>
          <table:table-cell office:value-type="float" office:value="-2.47816038132" calcext:value-type="float">
            <text:p>-2.4781603813</text:p>
          </table:table-cell>
        </table:table-row>
        <table:table-row table:style-name="ro1">
          <table:table-cell office:value-type="float" office:value="8.77634525299" calcext:value-type="float">
            <text:p>8.776345253</text:p>
          </table:table-cell>
          <table:table-cell office:value-type="float" office:value="-2.53673553467" calcext:value-type="float">
            <text:p>-2.5367355347</text:p>
          </table:table-cell>
          <table:table-cell office:value-type="float" office:value="10.1987714386" calcext:value-type="float">
            <text:p>10.1987714386</text:p>
          </table:table-cell>
          <table:table-cell office:value-type="float" office:value="-2.49209690094" calcext:value-type="float">
            <text:p>-2.4920969009</text:p>
          </table:table-cell>
        </table:table-row>
        <table:table-row table:style-name="ro1">
          <table:table-cell office:value-type="float" office:value="8.76404190063" calcext:value-type="float">
            <text:p>8.7640419006</text:p>
          </table:table-cell>
          <table:table-cell office:value-type="float" office:value="-2.52927875519" calcext:value-type="float">
            <text:p>-2.5292787552</text:p>
          </table:table-cell>
          <table:table-cell office:value-type="float" office:value="10.1824788666" calcext:value-type="float">
            <text:p>10.1824788666</text:p>
          </table:table-cell>
          <table:table-cell office:value-type="float" office:value="-2.50446462631" calcext:value-type="float">
            <text:p>-2.5044646263</text:p>
          </table:table-cell>
        </table:table-row>
        <table:table-row table:style-name="ro1">
          <table:table-cell office:value-type="float" office:value="8.75161266327" calcext:value-type="float">
            <text:p>8.7516126633</text:p>
          </table:table-cell>
          <table:table-cell office:value-type="float" office:value="-2.52144622803" calcext:value-type="float">
            <text:p>-2.521446228</text:p>
          </table:table-cell>
          <table:table-cell office:value-type="float" office:value="10.1652841187" calcext:value-type="float">
            <text:p>10.1652841187</text:p>
          </table:table-cell>
          <table:table-cell office:value-type="float" office:value="-2.51606869698" calcext:value-type="float">
            <text:p>-2.516068697</text:p>
          </table:table-cell>
        </table:table-row>
        <table:table-row table:style-name="ro1">
          <table:table-cell office:value-type="float" office:value="8.73904323578" calcext:value-type="float">
            <text:p>8.7390432358</text:p>
          </table:table-cell>
          <table:table-cell office:value-type="float" office:value="-2.51335859299" calcext:value-type="float">
            <text:p>-2.513358593</text:p>
          </table:table-cell>
          <table:table-cell office:value-type="float" office:value="10.1486548996" calcext:value-type="float">
            <text:p>10.1486548996</text:p>
          </table:table-cell>
          <table:table-cell office:value-type="float" office:value="-2.52575087547" calcext:value-type="float">
            <text:p>-2.5257508755</text:p>
          </table:table-cell>
        </table:table-row>
        <table:table-row table:style-name="ro1">
          <table:table-cell office:value-type="float" office:value="8.72765350342" calcext:value-type="float">
            <text:p>8.7276535034</text:p>
          </table:table-cell>
          <table:table-cell office:value-type="float" office:value="-2.50410485268" calcext:value-type="float">
            <text:p>-2.5041048527</text:p>
          </table:table-cell>
          <table:table-cell office:value-type="float" office:value="10.1329316711" calcext:value-type="float">
            <text:p>10.1329316711</text:p>
          </table:table-cell>
          <table:table-cell office:value-type="float" office:value="-2.53476190567" calcext:value-type="float">
            <text:p>-2.5347619057</text:p>
          </table:table-cell>
        </table:table-row>
        <table:table-row table:style-name="ro1">
          <table:table-cell office:value-type="float" office:value="8.71710777283" calcext:value-type="float">
            <text:p>8.7171077728</text:p>
          </table:table-cell>
          <table:table-cell office:value-type="float" office:value="-2.49488520622" calcext:value-type="float">
            <text:p>-2.4948852062</text:p>
          </table:table-cell>
          <table:table-cell office:value-type="float" office:value="10.1182050323" calcext:value-type="float">
            <text:p>10.1182050323</text:p>
          </table:table-cell>
          <table:table-cell office:value-type="float" office:value="-2.54281044006" calcext:value-type="float">
            <text:p>-2.5428104401</text:p>
          </table:table-cell>
        </table:table-row>
        <table:table-row table:style-name="ro1">
          <table:table-cell office:value-type="float" office:value="8.70676708221" calcext:value-type="float">
            <text:p>8.7067670822</text:p>
          </table:table-cell>
          <table:table-cell office:value-type="float" office:value="-2.48555183411" calcext:value-type="float">
            <text:p>-2.4855518341</text:p>
          </table:table-cell>
          <table:table-cell office:value-type="float" office:value="10.1035346603" calcext:value-type="float">
            <text:p>10.1035346603</text:p>
          </table:table-cell>
          <table:table-cell office:value-type="float" office:value="-2.54991793633" calcext:value-type="float">
            <text:p>-2.5499179363</text:p>
          </table:table-cell>
        </table:table-row>
        <table:table-row table:style-name="ro1">
          <table:table-cell office:value-type="float" office:value="8.69668197632" calcext:value-type="float">
            <text:p>8.6966819763</text:p>
          </table:table-cell>
          <table:table-cell office:value-type="float" office:value="-2.47590351105" calcext:value-type="float">
            <text:p>-2.4759035111</text:p>
          </table:table-cell>
          <table:table-cell office:value-type="float" office:value="10.0886716461" calcext:value-type="float">
            <text:p>10.0886716461</text:p>
          </table:table-cell>
          <table:table-cell office:value-type="float" office:value="-2.55630373955" calcext:value-type="float">
            <text:p>-2.5563037396</text:p>
          </table:table-cell>
        </table:table-row>
        <table:table-row table:style-name="ro1">
          <table:table-cell office:value-type="float" office:value="8.68652153015" calcext:value-type="float">
            <text:p>8.6865215302</text:p>
          </table:table-cell>
          <table:table-cell office:value-type="float" office:value="-2.46595954895" calcext:value-type="float">
            <text:p>-2.465959549</text:p>
          </table:table-cell>
          <table:table-cell office:value-type="float" office:value="10.0752095795" calcext:value-type="float">
            <text:p>10.0752095795</text:p>
          </table:table-cell>
          <table:table-cell office:value-type="float" office:value="-2.56069564819" calcext:value-type="float">
            <text:p>-2.5606956482</text:p>
          </table:table-cell>
        </table:table-row>
        <table:table-row table:style-name="ro1">
          <table:table-cell office:value-type="float" office:value="8.6758890152" calcext:value-type="float">
            <text:p>8.6758890152</text:p>
          </table:table-cell>
          <table:table-cell office:value-type="float" office:value="-2.45567083359" calcext:value-type="float">
            <text:p>-2.4556708336</text:p>
          </table:table-cell>
          <table:table-cell office:value-type="float" office:value="10.0600337601" calcext:value-type="float">
            <text:p>10.0600337601</text:p>
          </table:table-cell>
          <table:table-cell office:value-type="float" office:value="-2.56596064568" calcext:value-type="float">
            <text:p>-2.5659606457</text:p>
          </table:table-cell>
        </table:table-row>
        <table:table-row table:style-name="ro1">
          <table:table-cell office:value-type="float" office:value="8.66493701935" calcext:value-type="float">
            <text:p>8.6649370194</text:p>
          </table:table-cell>
          <table:table-cell office:value-type="float" office:value="-2.44551444054" calcext:value-type="float">
            <text:p>-2.4455144405</text:p>
          </table:table-cell>
          <table:table-cell office:value-type="float" office:value="10.044528923" calcext:value-type="float">
            <text:p>10.044528923</text:p>
          </table:table-cell>
          <table:table-cell office:value-type="float" office:value="-2.57058048248" calcext:value-type="float">
            <text:p>-2.5705804825</text:p>
          </table:table-cell>
        </table:table-row>
        <table:table-row table:style-name="ro1">
          <table:table-cell office:value-type="float" office:value="8.65397930145" calcext:value-type="float">
            <text:p>8.6539793015</text:p>
          </table:table-cell>
          <table:table-cell office:value-type="float" office:value="-2.4353055954" calcext:value-type="float">
            <text:p>-2.4353055954</text:p>
          </table:table-cell>
          <table:table-cell office:value-type="float" office:value="10.0281476593" calcext:value-type="float">
            <text:p>10.0281476593</text:p>
          </table:table-cell>
          <table:table-cell office:value-type="float" office:value="-2.57428693771" calcext:value-type="float">
            <text:p>-2.5742869377</text:p>
          </table:table-cell>
        </table:table-row>
        <table:table-row table:style-name="ro1">
          <table:table-cell office:value-type="float" office:value="8.6432056427" calcext:value-type="float">
            <text:p>8.6432056427</text:p>
          </table:table-cell>
          <table:table-cell office:value-type="float" office:value="-2.42535209656" calcext:value-type="float">
            <text:p>-2.4253520966</text:p>
          </table:table-cell>
          <table:table-cell office:value-type="float" office:value="10.0124215698" calcext:value-type="float">
            <text:p>10.0124215698</text:p>
          </table:table-cell>
          <table:table-cell office:value-type="float" office:value="-2.57691550255" calcext:value-type="float">
            <text:p>-2.5769155026</text:p>
          </table:table-cell>
        </table:table-row>
        <table:table-row table:style-name="ro1">
          <table:table-cell office:value-type="float" office:value="8.63315582275" calcext:value-type="float">
            <text:p>8.6331558228</text:p>
          </table:table-cell>
          <table:table-cell office:value-type="float" office:value="-2.41571903229" calcext:value-type="float">
            <text:p>-2.4157190323</text:p>
          </table:table-cell>
          <table:table-cell office:value-type="float" office:value="9.99369998932" calcext:value-type="float">
            <text:p>9.9936999893</text:p>
          </table:table-cell>
          <table:table-cell office:value-type="float" office:value="-2.57906341553" calcext:value-type="float">
            <text:p>-2.5790634155</text:p>
          </table:table-cell>
        </table:table-row>
        <table:table-row table:style-name="ro1">
          <table:table-cell office:value-type="float" office:value="8.62347412109" calcext:value-type="float">
            <text:p>8.6234741211</text:p>
          </table:table-cell>
          <table:table-cell office:value-type="float" office:value="-2.40628552437" calcext:value-type="float">
            <text:p>-2.4062855244</text:p>
          </table:table-cell>
          <table:table-cell office:value-type="float" office:value="9.9755878067" calcext:value-type="float">
            <text:p>9.9755878067</text:p>
          </table:table-cell>
          <table:table-cell office:value-type="float" office:value="-2.58097147942" calcext:value-type="float">
            <text:p>-2.5809714794</text:p>
          </table:table-cell>
        </table:table-row>
        <table:table-row table:style-name="ro1">
          <table:table-cell office:value-type="float" office:value="8.61403751373" calcext:value-type="float">
            <text:p>8.6140375137</text:p>
          </table:table-cell>
          <table:table-cell office:value-type="float" office:value="-2.39656805992" calcext:value-type="float">
            <text:p>-2.3965680599</text:p>
          </table:table-cell>
          <table:table-cell office:value-type="float" office:value="9.95862480164" calcext:value-type="float">
            <text:p>9.9586248016</text:p>
          </table:table-cell>
          <table:table-cell office:value-type="float" office:value="-2.58288955688" calcext:value-type="float">
            <text:p>-2.5828895569</text:p>
          </table:table-cell>
        </table:table-row>
        <table:table-row table:style-name="ro1">
          <table:table-cell office:value-type="float" office:value="8.60525608063" calcext:value-type="float">
            <text:p>8.6052560806</text:p>
          </table:table-cell>
          <table:table-cell office:value-type="float" office:value="-2.3868765831" calcext:value-type="float">
            <text:p>-2.3868765831</text:p>
          </table:table-cell>
          <table:table-cell office:value-type="float" office:value="9.94185157776" calcext:value-type="float">
            <text:p>9.9418515778</text:p>
          </table:table-cell>
          <table:table-cell office:value-type="float" office:value="-2.58434534073" calcext:value-type="float">
            <text:p>-2.5843453407</text:p>
          </table:table-cell>
        </table:table-row>
        <table:table-row table:style-name="ro1">
          <table:table-cell office:value-type="float" office:value="8.59641838074" calcext:value-type="float">
            <text:p>8.5964183807</text:p>
          </table:table-cell>
          <table:table-cell office:value-type="float" office:value="-2.37709188461" calcext:value-type="float">
            <text:p>-2.3770918846</text:p>
          </table:table-cell>
          <table:table-cell office:value-type="float" office:value="9.92467876434" calcext:value-type="float">
            <text:p>9.9246787643</text:p>
          </table:table-cell>
          <table:table-cell office:value-type="float" office:value="-2.58483219147" calcext:value-type="float">
            <text:p>-2.5848321915</text:p>
          </table:table-cell>
        </table:table-row>
        <table:table-row table:style-name="ro1">
          <table:table-cell office:value-type="float" office:value="8.58816719055" calcext:value-type="float">
            <text:p>8.5881671906</text:p>
          </table:table-cell>
          <table:table-cell office:value-type="float" office:value="-2.3674185276" calcext:value-type="float">
            <text:p>-2.3674185276</text:p>
          </table:table-cell>
          <table:table-cell office:value-type="float" office:value="9.90762039185" calcext:value-type="float">
            <text:p>9.9076203919</text:p>
          </table:table-cell>
          <table:table-cell office:value-type="float" office:value="-2.58466911316" calcext:value-type="float">
            <text:p>-2.5846691132</text:p>
          </table:table-cell>
        </table:table-row>
        <table:table-row table:style-name="ro1">
          <table:table-cell office:value-type="float" office:value="8.57968616486" calcext:value-type="float">
            <text:p>8.5796861649</text:p>
          </table:table-cell>
          <table:table-cell office:value-type="float" office:value="-2.35722565651" calcext:value-type="float">
            <text:p>-2.3572256565</text:p>
          </table:table-cell>
          <table:table-cell office:value-type="float" office:value="9.89096256256" calcext:value-type="float">
            <text:p>9.8909625626</text:p>
          </table:table-cell>
          <table:table-cell office:value-type="float" office:value="-2.58385467529" calcext:value-type="float">
            <text:p>-2.5838546753</text:p>
          </table:table-cell>
        </table:table-row>
        <table:table-row table:style-name="ro1">
          <table:table-cell office:value-type="float" office:value="8.57103157043" calcext:value-type="float">
            <text:p>8.5710315704</text:p>
          </table:table-cell>
          <table:table-cell office:value-type="float" office:value="-2.3468170166" calcext:value-type="float">
            <text:p>-2.3468170166</text:p>
          </table:table-cell>
          <table:table-cell office:value-type="float" office:value="9.87408920288" calcext:value-type="float">
            <text:p>9.8740892029</text:p>
          </table:table-cell>
          <table:table-cell office:value-type="float" office:value="-2.58324098587" calcext:value-type="float">
            <text:p>-2.5832409859</text:p>
          </table:table-cell>
        </table:table-row>
        <table:table-row table:style-name="ro1">
          <table:table-cell office:value-type="float" office:value="8.56301689148" calcext:value-type="float">
            <text:p>8.5630168915</text:p>
          </table:table-cell>
          <table:table-cell office:value-type="float" office:value="-2.33649921417" calcext:value-type="float">
            <text:p>-2.3364992142</text:p>
          </table:table-cell>
          <table:table-cell office:value-type="float" office:value="9.85695644379" calcext:value-type="float">
            <text:p>9.8569564438</text:p>
          </table:table-cell>
          <table:table-cell office:value-type="float" office:value="-2.58253931999" calcext:value-type="float">
            <text:p>-2.58253932</text:p>
          </table:table-cell>
        </table:table-row>
        <table:table-row table:style-name="ro1">
          <table:table-cell office:value-type="float" office:value="8.55442333221" calcext:value-type="float">
            <text:p>8.5544233322</text:p>
          </table:table-cell>
          <table:table-cell office:value-type="float" office:value="-2.32636237144" calcext:value-type="float">
            <text:p>-2.3263623714</text:p>
          </table:table-cell>
          <table:table-cell office:value-type="float" office:value="9.83985134125" calcext:value-type="float">
            <text:p>9.8398513413</text:p>
          </table:table-cell>
          <table:table-cell office:value-type="float" office:value="-2.58115267754" calcext:value-type="float">
            <text:p>-2.5811526775</text:p>
          </table:table-cell>
        </table:table-row>
        <table:table-row table:style-name="ro1">
          <table:table-cell office:value-type="float" office:value="8.54620933533" calcext:value-type="float">
            <text:p>8.5462093353</text:p>
          </table:table-cell>
          <table:table-cell office:value-type="float" office:value="-2.3156812191" calcext:value-type="float">
            <text:p>-2.3156812191</text:p>
          </table:table-cell>
          <table:table-cell office:value-type="float" office:value="9.82343002319" calcext:value-type="float">
            <text:p>9.8234300232</text:p>
          </table:table-cell>
          <table:table-cell office:value-type="float" office:value="-2.57899451256" calcext:value-type="float">
            <text:p>-2.5789945126</text:p>
          </table:table-cell>
        </table:table-row>
        <table:table-row table:style-name="ro1">
          <table:table-cell office:value-type="float" office:value="8.53923892975" calcext:value-type="float">
            <text:p>8.5392389298</text:p>
          </table:table-cell>
          <table:table-cell office:value-type="float" office:value="-2.305164814" calcext:value-type="float">
            <text:p>-2.305164814</text:p>
          </table:table-cell>
          <table:table-cell office:value-type="float" office:value="9.80676647186" calcext:value-type="float">
            <text:p>9.8067664719</text:p>
          </table:table-cell>
          <table:table-cell office:value-type="float" office:value="-2.57700514793" calcext:value-type="float">
            <text:p>-2.5770051479</text:p>
          </table:table-cell>
        </table:table-row>
        <table:table-row table:style-name="ro1">
          <table:table-cell office:value-type="float" office:value="8.53122234344" calcext:value-type="float">
            <text:p>8.5312223434</text:p>
          </table:table-cell>
          <table:table-cell office:value-type="float" office:value="-2.29449820518" calcext:value-type="float">
            <text:p>-2.2944982052</text:p>
          </table:table-cell>
          <table:table-cell office:value-type="float" office:value="9.7903604126" calcext:value-type="float">
            <text:p>9.7903604126</text:p>
          </table:table-cell>
          <table:table-cell office:value-type="float" office:value="-2.57490301132" calcext:value-type="float">
            <text:p>-2.5749030113</text:p>
          </table:table-cell>
        </table:table-row>
        <table:table-row table:style-name="ro1">
          <table:table-cell office:value-type="float" office:value="8.5235452652" calcext:value-type="float">
            <text:p>8.5235452652</text:p>
          </table:table-cell>
          <table:table-cell office:value-type="float" office:value="-2.28462028503" calcext:value-type="float">
            <text:p>-2.284620285</text:p>
          </table:table-cell>
          <table:table-cell office:value-type="float" office:value="9.77344413757" calcext:value-type="float">
            <text:p>9.7734441376</text:p>
          </table:table-cell>
          <table:table-cell office:value-type="float" office:value="-2.57300829887" calcext:value-type="float">
            <text:p>-2.5730082989</text:p>
          </table:table-cell>
        </table:table-row>
        <table:table-row table:style-name="ro1">
          <table:table-cell office:value-type="float" office:value="8.51589679718" calcext:value-type="float">
            <text:p>8.5158967972</text:p>
          </table:table-cell>
          <table:table-cell office:value-type="float" office:value="-2.2744102478" calcext:value-type="float">
            <text:p>-2.2744102478</text:p>
          </table:table-cell>
          <table:table-cell office:value-type="float" office:value="9.75699897766" calcext:value-type="float">
            <text:p>9.7569989777</text:p>
          </table:table-cell>
          <table:table-cell office:value-type="float" office:value="-2.57111382484" calcext:value-type="float">
            <text:p>-2.5711138248</text:p>
          </table:table-cell>
        </table:table-row>
        <table:table-row table:style-name="ro1">
          <table:table-cell office:value-type="float" office:value="8.50841712952" calcext:value-type="float">
            <text:p>8.5084171295</text:p>
          </table:table-cell>
          <table:table-cell office:value-type="float" office:value="-2.2644572258" calcext:value-type="float">
            <text:p>-2.2644572258</text:p>
          </table:table-cell>
          <table:table-cell office:value-type="float" office:value="9.74083610535" calcext:value-type="float">
            <text:p>9.7408361054</text:p>
          </table:table-cell>
          <table:table-cell office:value-type="float" office:value="-2.56823182106" calcext:value-type="float">
            <text:p>-2.5682318211</text:p>
          </table:table-cell>
        </table:table-row>
        <table:table-row table:style-name="ro1">
          <table:table-cell office:value-type="float" office:value="8.50250148773" calcext:value-type="float">
            <text:p>8.5025014877</text:p>
          </table:table-cell>
          <table:table-cell office:value-type="float" office:value="-2.25556206703" calcext:value-type="float">
            <text:p>-2.255562067</text:p>
          </table:table-cell>
          <table:table-cell office:value-type="float" office:value="9.72604938507" calcext:value-type="float">
            <text:p>9.7260493851</text:p>
          </table:table-cell>
          <table:table-cell office:value-type="float" office:value="-2.5648162365" calcext:value-type="float">
            <text:p>-2.5648162365</text:p>
          </table:table-cell>
        </table:table-row>
        <table:table-row table:style-name="ro1">
          <table:table-cell office:value-type="float" office:value="8.49532222748" calcext:value-type="float">
            <text:p>8.4953222275</text:p>
          </table:table-cell>
          <table:table-cell office:value-type="float" office:value="-2.24676299095" calcext:value-type="float">
            <text:p>-2.246762991</text:p>
          </table:table-cell>
          <table:table-cell office:value-type="float" office:value="9.70952888489" calcext:value-type="float">
            <text:p>9.7095288849</text:p>
          </table:table-cell>
          <table:table-cell office:value-type="float" office:value="-2.5618481636" calcext:value-type="float">
            <text:p>-2.5618481636</text:p>
          </table:table-cell>
        </table:table-row>
        <table:table-row table:style-name="ro1">
          <table:table-cell office:value-type="float" office:value="8.48811244965" calcext:value-type="float">
            <text:p>8.4881124497</text:p>
          </table:table-cell>
          <table:table-cell office:value-type="float" office:value="-2.23880124092" calcext:value-type="float">
            <text:p>-2.2388012409</text:p>
          </table:table-cell>
          <table:table-cell office:value-type="float" office:value="9.69167037964" calcext:value-type="float">
            <text:p>9.6916703796</text:p>
          </table:table-cell>
          <table:table-cell office:value-type="float" office:value="-2.55866336823" calcext:value-type="float">
            <text:p>-2.5586633682</text:p>
          </table:table-cell>
        </table:table-row>
        <table:table-row table:style-name="ro1">
          <table:table-cell office:value-type="float" office:value="8.48130989075" calcext:value-type="float">
            <text:p>8.4813098908</text:p>
          </table:table-cell>
          <table:table-cell office:value-type="float" office:value="-2.23139739037" calcext:value-type="float">
            <text:p>-2.2313973904</text:p>
          </table:table-cell>
          <table:table-cell office:value-type="float" office:value="9.67473884583" calcext:value-type="float">
            <text:p>9.6747388458</text:p>
          </table:table-cell>
          <table:table-cell office:value-type="float" office:value="-2.55544424057" calcext:value-type="float">
            <text:p>-2.5554442406</text:p>
          </table:table-cell>
        </table:table-row>
        <table:table-row table:style-name="ro1">
          <table:table-cell office:value-type="float" office:value="8.4739484787" calcext:value-type="float">
            <text:p>8.4739484787</text:p>
          </table:table-cell>
          <table:table-cell office:value-type="float" office:value="-2.22422289848" calcext:value-type="float">
            <text:p>-2.2242228985</text:p>
          </table:table-cell>
          <table:table-cell office:value-type="float" office:value="9.65770812988" calcext:value-type="float">
            <text:p>9.6577081299</text:p>
          </table:table-cell>
          <table:table-cell office:value-type="float" office:value="-2.55214285851" calcext:value-type="float">
            <text:p>-2.5521428585</text:p>
          </table:table-cell>
        </table:table-row>
        <table:table-row table:style-name="ro1">
          <table:table-cell office:value-type="float" office:value="8.46534729004" calcext:value-type="float">
            <text:p>8.46534729</text:p>
          </table:table-cell>
          <table:table-cell office:value-type="float" office:value="-2.21695160866" calcext:value-type="float">
            <text:p>-2.2169516087</text:p>
          </table:table-cell>
          <table:table-cell office:value-type="float" office:value="9.64091678619" calcext:value-type="float">
            <text:p>9.6409167862</text:p>
          </table:table-cell>
          <table:table-cell office:value-type="float" office:value="-2.54839420319" calcext:value-type="float">
            <text:p>-2.5483942032</text:p>
          </table:table-cell>
        </table:table-row>
        <table:table-row table:style-name="ro1">
          <table:table-cell office:value-type="float" office:value="8.45727348328" calcext:value-type="float">
            <text:p>8.4572734833</text:p>
          </table:table-cell>
          <table:table-cell office:value-type="float" office:value="-2.209182024" calcext:value-type="float">
            <text:p>-2.209182024</text:p>
          </table:table-cell>
          <table:table-cell office:value-type="float" office:value="9.62631889343" calcext:value-type="float">
            <text:p>9.6263188934</text:p>
          </table:table-cell>
          <table:table-cell office:value-type="float" office:value="-2.54340219498" calcext:value-type="float">
            <text:p>-2.543402195</text:p>
          </table:table-cell>
        </table:table-row>
        <table:table-row table:style-name="ro1">
          <table:table-cell office:value-type="float" office:value="8.4482755661" calcext:value-type="float">
            <text:p>8.4482755661</text:p>
          </table:table-cell>
          <table:table-cell office:value-type="float" office:value="-2.20104312897" calcext:value-type="float">
            <text:p>-2.201043129</text:p>
          </table:table-cell>
          <table:table-cell office:value-type="float" office:value="9.61134525299" calcext:value-type="float">
            <text:p>9.611345253</text:p>
          </table:table-cell>
          <table:table-cell office:value-type="float" office:value="-2.53673553467" calcext:value-type="float">
            <text:p>-2.5367355347</text:p>
          </table:table-cell>
        </table:table-row>
        <table:table-row table:style-name="ro1">
          <table:table-cell office:value-type="float" office:value="8.43866348267" calcext:value-type="float">
            <text:p>8.4386634827</text:p>
          </table:table-cell>
          <table:table-cell office:value-type="float" office:value="-2.19419407845" calcext:value-type="float">
            <text:p>-2.1941940785</text:p>
          </table:table-cell>
          <table:table-cell office:value-type="float" office:value="9.59904190063" calcext:value-type="float">
            <text:p>9.5990419006</text:p>
          </table:table-cell>
          <table:table-cell office:value-type="float" office:value="-2.52927875519" calcext:value-type="float">
            <text:p>-2.5292787552</text:p>
          </table:table-cell>
        </table:table-row>
        <table:table-row table:style-name="ro1">
          <table:table-cell office:value-type="float" office:value="8.4284620285" calcext:value-type="float">
            <text:p>8.4284620285</text:p>
          </table:table-cell>
          <table:table-cell office:value-type="float" office:value="-2.18905687332" calcext:value-type="float">
            <text:p>-2.1890568733</text:p>
          </table:table-cell>
          <table:table-cell office:value-type="float" office:value="9.58661266327" calcext:value-type="float">
            <text:p>9.5866126633</text:p>
          </table:table-cell>
          <table:table-cell office:value-type="float" office:value="-2.52144622803" calcext:value-type="float">
            <text:p>-2.521446228</text:p>
          </table:table-cell>
        </table:table-row>
        <table:table-row table:style-name="ro1">
          <table:table-cell office:value-type="float" office:value="8.41635704041" calcext:value-type="float">
            <text:p>8.4163570404</text:p>
          </table:table-cell>
          <table:table-cell office:value-type="float" office:value="-2.18390321732" calcext:value-type="float">
            <text:p>-2.1839032173</text:p>
          </table:table-cell>
          <table:table-cell office:value-type="float" office:value="9.57404323578" calcext:value-type="float">
            <text:p>9.5740432358</text:p>
          </table:table-cell>
          <table:table-cell office:value-type="float" office:value="-2.51335859299" calcext:value-type="float">
            <text:p>-2.513358593</text:p>
          </table:table-cell>
        </table:table-row>
        <table:table-row table:style-name="ro1">
          <table:table-cell office:value-type="float" office:value="8.40276622772" calcext:value-type="float">
            <text:p>8.4027662277</text:p>
          </table:table-cell>
          <table:table-cell office:value-type="float" office:value="-2.17652130127" calcext:value-type="float">
            <text:p>-2.1765213013</text:p>
          </table:table-cell>
          <table:table-cell office:value-type="float" office:value="9.56265350342" calcext:value-type="float">
            <text:p>9.5626535034</text:p>
          </table:table-cell>
          <table:table-cell office:value-type="float" office:value="-2.50410485268" calcext:value-type="float">
            <text:p>-2.5041048527</text:p>
          </table:table-cell>
        </table:table-row>
        <table:table-row table:style-name="ro1">
          <table:table-cell office:value-type="float" office:value="8.38833332062" calcext:value-type="float">
            <text:p>8.3883333206</text:p>
          </table:table-cell>
          <table:table-cell office:value-type="float" office:value="-2.17029666901" calcext:value-type="float">
            <text:p>-2.170296669</text:p>
          </table:table-cell>
          <table:table-cell office:value-type="float" office:value="9.55210777283" calcext:value-type="float">
            <text:p>9.5521077728</text:p>
          </table:table-cell>
          <table:table-cell office:value-type="float" office:value="-2.49488520622" calcext:value-type="float">
            <text:p>-2.4948852062</text:p>
          </table:table-cell>
        </table:table-row>
        <table:table-row table:style-name="ro1">
          <table:table-cell office:value-type="float" office:value="8.37438774109" calcext:value-type="float">
            <text:p>8.3743877411</text:p>
          </table:table-cell>
          <table:table-cell office:value-type="float" office:value="-2.16455459595" calcext:value-type="float">
            <text:p>-2.164554596</text:p>
          </table:table-cell>
          <table:table-cell office:value-type="float" office:value="9.54176708221" calcext:value-type="float">
            <text:p>9.5417670822</text:p>
          </table:table-cell>
          <table:table-cell office:value-type="float" office:value="-2.48555183411" calcext:value-type="float">
            <text:p>-2.4855518341</text:p>
          </table:table-cell>
        </table:table-row>
        <table:table-row table:style-name="ro1">
          <table:table-cell office:value-type="float" office:value="8.3610496521" calcext:value-type="float">
            <text:p>8.3610496521</text:p>
          </table:table-cell>
          <table:table-cell office:value-type="float" office:value="-2.15918946266" calcext:value-type="float">
            <text:p>-2.1591894627</text:p>
          </table:table-cell>
          <table:table-cell office:value-type="float" office:value="9.53168197632" calcext:value-type="float">
            <text:p>9.5316819763</text:p>
          </table:table-cell>
          <table:table-cell office:value-type="float" office:value="-2.47590351105" calcext:value-type="float">
            <text:p>-2.4759035111</text:p>
          </table:table-cell>
        </table:table-row>
        <table:table-row table:style-name="ro1">
          <table:table-cell office:value-type="float" office:value="8.34793281555" calcext:value-type="float">
            <text:p>8.3479328156</text:p>
          </table:table-cell>
          <table:table-cell office:value-type="float" office:value="-2.15433621407" calcext:value-type="float">
            <text:p>-2.1543362141</text:p>
          </table:table-cell>
          <table:table-cell office:value-type="float" office:value="9.52152153015" calcext:value-type="float">
            <text:p>9.5215215302</text:p>
          </table:table-cell>
          <table:table-cell office:value-type="float" office:value="-2.46595954895" calcext:value-type="float">
            <text:p>-2.465959549</text:p>
          </table:table-cell>
        </table:table-row>
        <table:table-row table:style-name="ro1">
          <table:table-cell office:value-type="float" office:value="8.33434104919" calcext:value-type="float">
            <text:p>8.3343410492</text:p>
          </table:table-cell>
          <table:table-cell office:value-type="float" office:value="-2.15028858185" calcext:value-type="float">
            <text:p>-2.1502885819</text:p>
          </table:table-cell>
          <table:table-cell office:value-type="float" office:value="9.5108890152" calcext:value-type="float">
            <text:p>9.5108890152</text:p>
          </table:table-cell>
          <table:table-cell office:value-type="float" office:value="-2.45567083359" calcext:value-type="float">
            <text:p>-2.4556708336</text:p>
          </table:table-cell>
        </table:table-row>
        <table:table-row table:style-name="ro1">
          <table:table-cell office:value-type="float" office:value="8.31997871399" calcext:value-type="float">
            <text:p>8.319978714</text:p>
          </table:table-cell>
          <table:table-cell office:value-type="float" office:value="-2.14601230621" calcext:value-type="float">
            <text:p>-2.1460123062</text:p>
          </table:table-cell>
          <table:table-cell office:value-type="float" office:value="9.49993701935" calcext:value-type="float">
            <text:p>9.4999370194</text:p>
          </table:table-cell>
          <table:table-cell office:value-type="float" office:value="-2.44551444054" calcext:value-type="float">
            <text:p>-2.4455144405</text:p>
          </table:table-cell>
        </table:table-row>
        <table:table-row table:style-name="ro1">
          <table:table-cell office:value-type="float" office:value="8.3062505722" calcext:value-type="float">
            <text:p>8.3062505722</text:p>
          </table:table-cell>
          <table:table-cell office:value-type="float" office:value="-2.14150714874" calcext:value-type="float">
            <text:p>-2.1415071487</text:p>
          </table:table-cell>
          <table:table-cell office:value-type="float" office:value="9.48897930145" calcext:value-type="float">
            <text:p>9.4889793015</text:p>
          </table:table-cell>
          <table:table-cell office:value-type="float" office:value="-2.4353055954" calcext:value-type="float">
            <text:p>-2.4353055954</text:p>
          </table:table-cell>
        </table:table-row>
        <table:table-row table:style-name="ro1">
          <table:table-cell office:value-type="float" office:value="8.29327297211" calcext:value-type="float">
            <text:p>8.2932729721</text:p>
          </table:table-cell>
          <table:table-cell office:value-type="float" office:value="-2.13817334175" calcext:value-type="float">
            <text:p>-2.1381733418</text:p>
          </table:table-cell>
          <table:table-cell office:value-type="float" office:value="9.4782056427" calcext:value-type="float">
            <text:p>9.4782056427</text:p>
          </table:table-cell>
          <table:table-cell office:value-type="float" office:value="-2.42535209656" calcext:value-type="float">
            <text:p>-2.4253520966</text:p>
          </table:table-cell>
        </table:table-row>
        <table:table-row table:style-name="ro1">
          <table:table-cell office:value-type="float" office:value="8.27990436554" calcext:value-type="float">
            <text:p>8.2799043655</text:p>
          </table:table-cell>
          <table:table-cell office:value-type="float" office:value="-2.13512730598" calcext:value-type="float">
            <text:p>-2.135127306</text:p>
          </table:table-cell>
          <table:table-cell office:value-type="float" office:value="9.46815582275" calcext:value-type="float">
            <text:p>9.4681558228</text:p>
          </table:table-cell>
          <table:table-cell office:value-type="float" office:value="-2.41571903229" calcext:value-type="float">
            <text:p>-2.4157190323</text:p>
          </table:table-cell>
        </table:table-row>
        <table:table-row table:style-name="ro1">
          <table:table-cell office:value-type="float" office:value="8.26642990112" calcext:value-type="float">
            <text:p>8.2664299011</text:p>
          </table:table-cell>
          <table:table-cell office:value-type="float" office:value="-2.13220214844" calcext:value-type="float">
            <text:p>-2.1322021484</text:p>
          </table:table-cell>
          <table:table-cell office:value-type="float" office:value="9.45847412109" calcext:value-type="float">
            <text:p>9.4584741211</text:p>
          </table:table-cell>
          <table:table-cell office:value-type="float" office:value="-2.40628552437" calcext:value-type="float">
            <text:p>-2.4062855244</text:p>
          </table:table-cell>
        </table:table-row>
        <table:table-row table:style-name="ro1">
          <table:table-cell office:value-type="float" office:value="8.25034332275" calcext:value-type="float">
            <text:p>8.2503433228</text:p>
          </table:table-cell>
          <table:table-cell office:value-type="float" office:value="-2.12881660461" calcext:value-type="float">
            <text:p>-2.1288166046</text:p>
          </table:table-cell>
          <table:table-cell office:value-type="float" office:value="9.44903751373" calcext:value-type="float">
            <text:p>9.4490375137</text:p>
          </table:table-cell>
          <table:table-cell office:value-type="float" office:value="-2.39656805992" calcext:value-type="float">
            <text:p>-2.3965680599</text:p>
          </table:table-cell>
        </table:table-row>
        <table:table-row table:style-name="ro1">
          <table:table-cell office:value-type="float" office:value="8.23457717896" calcext:value-type="float">
            <text:p>8.234577179</text:p>
          </table:table-cell>
          <table:table-cell office:value-type="float" office:value="-2.12529492378" calcext:value-type="float">
            <text:p>-2.1252949238</text:p>
          </table:table-cell>
          <table:table-cell office:value-type="float" office:value="9.44025608063" calcext:value-type="float">
            <text:p>9.4402560806</text:p>
          </table:table-cell>
          <table:table-cell office:value-type="float" office:value="-2.3868765831" calcext:value-type="float">
            <text:p>-2.3868765831</text:p>
          </table:table-cell>
        </table:table-row>
        <table:table-row table:style-name="ro1">
          <table:table-cell office:value-type="float" office:value="8.22183418274" calcext:value-type="float">
            <text:p>8.2218341827</text:p>
          </table:table-cell>
          <table:table-cell office:value-type="float" office:value="-2.12260890007" calcext:value-type="float">
            <text:p>-2.1226089001</text:p>
          </table:table-cell>
          <table:table-cell office:value-type="float" office:value="9.43141838074" calcext:value-type="float">
            <text:p>9.4314183807</text:p>
          </table:table-cell>
          <table:table-cell office:value-type="float" office:value="-2.37709188461" calcext:value-type="float">
            <text:p>-2.3770918846</text:p>
          </table:table-cell>
        </table:table-row>
        <table:table-row table:style-name="ro1">
          <table:table-cell office:value-type="float" office:value="8.21038913727" calcext:value-type="float">
            <text:p>8.2103891373</text:p>
          </table:table-cell>
          <table:table-cell office:value-type="float" office:value="-2.12041473389" calcext:value-type="float">
            <text:p>-2.1204147339</text:p>
          </table:table-cell>
          <table:table-cell office:value-type="float" office:value="9.42316719055" calcext:value-type="float">
            <text:p>9.4231671906</text:p>
          </table:table-cell>
          <table:table-cell office:value-type="float" office:value="-2.3674185276" calcext:value-type="float">
            <text:p>-2.3674185276</text:p>
          </table:table-cell>
        </table:table-row>
        <table:table-row table:style-name="ro1">
          <table:table-cell office:value-type="float" office:value="8.19853115082" calcext:value-type="float">
            <text:p>8.1985311508</text:p>
          </table:table-cell>
          <table:table-cell office:value-type="float" office:value="-2.11911344528" calcext:value-type="float">
            <text:p>-2.1191134453</text:p>
          </table:table-cell>
          <table:table-cell office:value-type="float" office:value="9.41468616486" calcext:value-type="float">
            <text:p>9.4146861649</text:p>
          </table:table-cell>
          <table:table-cell office:value-type="float" office:value="-2.35722565651" calcext:value-type="float">
            <text:p>-2.3572256565</text:p>
          </table:table-cell>
        </table:table-row>
        <table:table-row table:style-name="ro1">
          <table:table-cell office:value-type="float" office:value="8.18705654144" calcext:value-type="float">
            <text:p>8.1870565414</text:p>
          </table:table-cell>
          <table:table-cell office:value-type="float" office:value="-2.11704874039" calcext:value-type="float">
            <text:p>-2.1170487404</text:p>
          </table:table-cell>
          <table:table-cell office:value-type="float" office:value="9.40603157043" calcext:value-type="float">
            <text:p>9.4060315704</text:p>
          </table:table-cell>
          <table:table-cell office:value-type="float" office:value="-2.3468170166" calcext:value-type="float">
            <text:p>-2.3468170166</text:p>
          </table:table-cell>
        </table:table-row>
        <table:table-row table:style-name="ro1">
          <table:table-cell office:value-type="float" office:value="8.1756477356" calcext:value-type="float">
            <text:p>8.1756477356</text:p>
          </table:table-cell>
          <table:table-cell office:value-type="float" office:value="-2.11527037621" calcext:value-type="float">
            <text:p>-2.1152703762</text:p>
          </table:table-cell>
          <table:table-cell office:value-type="float" office:value="9.39801689148" calcext:value-type="float">
            <text:p>9.3980168915</text:p>
          </table:table-cell>
          <table:table-cell office:value-type="float" office:value="-2.33649921417" calcext:value-type="float">
            <text:p>-2.3364992142</text:p>
          </table:table-cell>
        </table:table-row>
        <table:table-row table:style-name="ro1">
          <table:table-cell office:value-type="float" office:value="8.16608333588" calcext:value-type="float">
            <text:p>8.1660833359</text:p>
          </table:table-cell>
          <table:table-cell office:value-type="float" office:value="-2.11445641518" calcext:value-type="float">
            <text:p>-2.1144564152</text:p>
          </table:table-cell>
          <table:table-cell office:value-type="float" office:value="9.38942333221" calcext:value-type="float">
            <text:p>9.3894233322</text:p>
          </table:table-cell>
          <table:table-cell office:value-type="float" office:value="-2.32636237144" calcext:value-type="float">
            <text:p>-2.3263623714</text:p>
          </table:table-cell>
        </table:table-row>
        <table:table-row table:style-name="ro1">
          <table:table-cell office:value-type="float" office:value="8.15097236633" calcext:value-type="float">
            <text:p>8.1509723663</text:p>
          </table:table-cell>
          <table:table-cell office:value-type="float" office:value="-2.11181783676" calcext:value-type="float">
            <text:p>-2.1118178368</text:p>
          </table:table-cell>
          <table:table-cell office:value-type="float" office:value="9.38120933533" calcext:value-type="float">
            <text:p>9.3812093353</text:p>
          </table:table-cell>
          <table:table-cell office:value-type="float" office:value="-2.3156812191" calcext:value-type="float">
            <text:p>-2.3156812191</text:p>
          </table:table-cell>
        </table:table-row>
        <table:table-row table:style-name="ro1">
          <table:table-cell office:value-type="float" office:value="8.13774394989" calcext:value-type="float">
            <text:p>8.1377439499</text:p>
          </table:table-cell>
          <table:table-cell office:value-type="float" office:value="-2.10989880562" calcext:value-type="float">
            <text:p>-2.1098988056</text:p>
          </table:table-cell>
          <table:table-cell office:value-type="float" office:value="9.37423892975" calcext:value-type="float">
            <text:p>9.3742389298</text:p>
          </table:table-cell>
          <table:table-cell office:value-type="float" office:value="-2.305164814" calcext:value-type="float">
            <text:p>-2.305164814</text:p>
          </table:table-cell>
        </table:table-row>
        <table:table-row table:style-name="ro1">
          <table:table-cell office:value-type="float" office:value="8.12411499023" calcext:value-type="float">
            <text:p>8.1241149902</text:p>
          </table:table-cell>
          <table:table-cell office:value-type="float" office:value="-2.10779857635" calcext:value-type="float">
            <text:p>-2.1077985764</text:p>
          </table:table-cell>
          <table:table-cell office:value-type="float" office:value="9.36622234344" calcext:value-type="float">
            <text:p>9.3662223434</text:p>
          </table:table-cell>
          <table:table-cell office:value-type="float" office:value="-2.29449820518" calcext:value-type="float">
            <text:p>-2.2944982052</text:p>
          </table:table-cell>
        </table:table-row>
        <table:table-row table:style-name="ro1">
          <table:table-cell office:value-type="float" office:value="8.11041355133" calcext:value-type="float">
            <text:p>8.1104135513</text:p>
          </table:table-cell>
          <table:table-cell office:value-type="float" office:value="-2.10566115379" calcext:value-type="float">
            <text:p>-2.1056611538</text:p>
          </table:table-cell>
          <table:table-cell office:value-type="float" office:value="9.3585452652" calcext:value-type="float">
            <text:p>9.3585452652</text:p>
          </table:table-cell>
          <table:table-cell office:value-type="float" office:value="-2.28462028503" calcext:value-type="float">
            <text:p>-2.284620285</text:p>
          </table:table-cell>
        </table:table-row>
        <table:table-row table:style-name="ro1">
          <table:table-cell office:value-type="float" office:value="8.09690093994" calcext:value-type="float">
            <text:p>8.0969009399</text:p>
          </table:table-cell>
          <table:table-cell office:value-type="float" office:value="-2.103733778" calcext:value-type="float">
            <text:p>-2.103733778</text:p>
          </table:table-cell>
          <table:table-cell office:value-type="float" office:value="9.35089679718" calcext:value-type="float">
            <text:p>9.3508967972</text:p>
          </table:table-cell>
          <table:table-cell office:value-type="float" office:value="-2.2744102478" calcext:value-type="float">
            <text:p>-2.2744102478</text:p>
          </table:table-cell>
        </table:table-row>
        <table:table-row table:style-name="ro1">
          <table:table-cell office:value-type="float" office:value="8.08397579193" calcext:value-type="float">
            <text:p>8.0839757919</text:p>
          </table:table-cell>
          <table:table-cell office:value-type="float" office:value="-2.10217738152" calcext:value-type="float">
            <text:p>-2.1021773815</text:p>
          </table:table-cell>
          <table:table-cell office:value-type="float" office:value="9.34341712952" calcext:value-type="float">
            <text:p>9.3434171295</text:p>
          </table:table-cell>
          <table:table-cell office:value-type="float" office:value="-2.2644572258" calcext:value-type="float">
            <text:p>-2.2644572258</text:p>
          </table:table-cell>
        </table:table-row>
        <table:table-row table:style-name="ro1">
          <table:table-cell office:value-type="float" office:value="8.06960773468" calcext:value-type="float">
            <text:p>8.0696077347</text:p>
          </table:table-cell>
          <table:table-cell office:value-type="float" office:value="-2.10118412971" calcext:value-type="float">
            <text:p>-2.1011841297</text:p>
          </table:table-cell>
          <table:table-cell office:value-type="float" office:value="9.33750148773" calcext:value-type="float">
            <text:p>9.3375014877</text:p>
          </table:table-cell>
          <table:table-cell office:value-type="float" office:value="-2.25556206703" calcext:value-type="float">
            <text:p>-2.255562067</text:p>
          </table:table-cell>
        </table:table-row>
        <table:table-row table:style-name="ro1">
          <table:table-cell office:value-type="float" office:value="8.05442047119" calcext:value-type="float">
            <text:p>8.0544204712</text:p>
          </table:table-cell>
          <table:table-cell office:value-type="float" office:value="-2.10020327568" calcext:value-type="float">
            <text:p>-2.1002032757</text:p>
          </table:table-cell>
          <table:table-cell office:value-type="float" office:value="9.33032222748" calcext:value-type="float">
            <text:p>9.3303222275</text:p>
          </table:table-cell>
          <table:table-cell office:value-type="float" office:value="-2.24676299095" calcext:value-type="float">
            <text:p>-2.246762991</text:p>
          </table:table-cell>
        </table:table-row>
        <table:table-row table:style-name="ro1">
          <table:table-cell office:value-type="float" office:value="8.03887271881" calcext:value-type="float">
            <text:p>8.0388727188</text:p>
          </table:table-cell>
          <table:table-cell office:value-type="float" office:value="-2.09924316406" calcext:value-type="float">
            <text:p>-2.0992431641</text:p>
          </table:table-cell>
          <table:table-cell office:value-type="float" office:value="9.32311244965" calcext:value-type="float">
            <text:p>9.3231124497</text:p>
          </table:table-cell>
          <table:table-cell office:value-type="float" office:value="-2.23880124092" calcext:value-type="float">
            <text:p>-2.2388012409</text:p>
          </table:table-cell>
        </table:table-row>
        <table:table-row table:style-name="ro1">
          <table:table-cell office:value-type="float" office:value="8.02460384369" calcext:value-type="float">
            <text:p>8.0246038437</text:p>
          </table:table-cell>
          <table:table-cell office:value-type="float" office:value="-2.09881830215" calcext:value-type="float">
            <text:p>-2.0988183022</text:p>
          </table:table-cell>
          <table:table-cell office:value-type="float" office:value="9.31630989075" calcext:value-type="float">
            <text:p>9.3163098908</text:p>
          </table:table-cell>
          <table:table-cell office:value-type="float" office:value="-2.23139739037" calcext:value-type="float">
            <text:p>-2.2313973904</text:p>
          </table:table-cell>
        </table:table-row>
        <table:table-row table:style-name="ro1">
          <table:table-cell office:value-type="float" office:value="8.01007175446" calcext:value-type="float">
            <text:p>8.0100717545</text:p>
          </table:table-cell>
          <table:table-cell office:value-type="float" office:value="-2.09802150726" calcext:value-type="float">
            <text:p>-2.0980215073</text:p>
          </table:table-cell>
          <table:table-cell office:value-type="float" office:value="9.3089484787" calcext:value-type="float">
            <text:p>9.3089484787</text:p>
          </table:table-cell>
          <table:table-cell office:value-type="float" office:value="-2.22422289848" calcext:value-type="float">
            <text:p>-2.2242228985</text:p>
          </table:table-cell>
        </table:table-row>
        <table:table-row table:style-name="ro1">
          <table:table-cell office:value-type="float" office:value="7.99816226959" calcext:value-type="float">
            <text:p>7.9981622696</text:p>
          </table:table-cell>
          <table:table-cell office:value-type="float" office:value="-2.09710526466" calcext:value-type="float">
            <text:p>-2.0971052647</text:p>
          </table:table-cell>
          <table:table-cell office:value-type="float" office:value="9.30034729004" calcext:value-type="float">
            <text:p>9.30034729</text:p>
          </table:table-cell>
          <table:table-cell office:value-type="float" office:value="-2.21695160866" calcext:value-type="float">
            <text:p>-2.2169516087</text:p>
          </table:table-cell>
        </table:table-row>
        <table:table-row table:style-name="ro1">
          <table:table-cell office:value-type="float" office:value="7.98572158813" calcext:value-type="float">
            <text:p>7.9857215881</text:p>
          </table:table-cell>
          <table:table-cell office:value-type="float" office:value="-2.09691405296" calcext:value-type="float">
            <text:p>-2.096914053</text:p>
          </table:table-cell>
          <table:table-cell office:value-type="float" office:value="9.29227348328" calcext:value-type="float">
            <text:p>9.2922734833</text:p>
          </table:table-cell>
          <table:table-cell office:value-type="float" office:value="-2.209182024" calcext:value-type="float">
            <text:p>-2.209182024</text:p>
          </table:table-cell>
        </table:table-row>
        <table:table-row table:style-name="ro1">
          <table:table-cell office:value-type="float" office:value="7.97106695175" calcext:value-type="float">
            <text:p>7.9710669518</text:p>
          </table:table-cell>
          <table:table-cell office:value-type="float" office:value="-2.09635829926" calcext:value-type="float">
            <text:p>-2.0963582993</text:p>
          </table:table-cell>
          <table:table-cell office:value-type="float" office:value="9.2832755661" calcext:value-type="float">
            <text:p>9.2832755661</text:p>
          </table:table-cell>
          <table:table-cell office:value-type="float" office:value="-2.20104312897" calcext:value-type="float">
            <text:p>-2.201043129</text:p>
          </table:table-cell>
        </table:table-row>
        <table:table-row table:style-name="ro1">
          <table:table-cell office:value-type="float" office:value="7.95662069321" calcext:value-type="float">
            <text:p>7.9566206932</text:p>
          </table:table-cell>
          <table:table-cell office:value-type="float" office:value="-2.09743976593" calcext:value-type="float">
            <text:p>-2.0974397659</text:p>
          </table:table-cell>
          <table:table-cell office:value-type="float" office:value="9.27366348267" calcext:value-type="float">
            <text:p>9.2736634827</text:p>
          </table:table-cell>
          <table:table-cell office:value-type="float" office:value="-2.19419407845" calcext:value-type="float">
            <text:p>-2.1941940785</text:p>
          </table:table-cell>
        </table:table-row>
        <table:table-row table:style-name="ro1">
          <table:table-cell office:value-type="float" office:value="7.94691514969" calcext:value-type="float">
            <text:p>7.9469151497</text:p>
          </table:table-cell>
          <table:table-cell office:value-type="float" office:value="-2.09956908226" calcext:value-type="float">
            <text:p>-2.0995690823</text:p>
          </table:table-cell>
          <table:table-cell office:value-type="float" office:value="9.2634620285" calcext:value-type="float">
            <text:p>9.2634620285</text:p>
          </table:table-cell>
          <table:table-cell office:value-type="float" office:value="-2.18905687332" calcext:value-type="float">
            <text:p>-2.1890568733</text:p>
          </table:table-cell>
        </table:table-row>
        <table:table-row table:style-name="ro1">
          <table:table-cell office:value-type="float" office:value="7.93314886093" calcext:value-type="float">
            <text:p>7.9331488609</text:p>
          </table:table-cell>
          <table:table-cell office:value-type="float" office:value="-2.09953308105" calcext:value-type="float">
            <text:p>-2.0995330811</text:p>
          </table:table-cell>
          <table:table-cell office:value-type="float" office:value="9.25135704041" calcext:value-type="float">
            <text:p>9.2513570404</text:p>
          </table:table-cell>
          <table:table-cell office:value-type="float" office:value="-2.18390321732" calcext:value-type="float">
            <text:p>-2.1839032173</text:p>
          </table:table-cell>
        </table:table-row>
        <table:table-row table:style-name="ro1">
          <table:table-cell office:value-type="float" office:value="7.92261457443" calcext:value-type="float">
            <text:p>7.9226145744</text:p>
          </table:table-cell>
          <table:table-cell office:value-type="float" office:value="-2.10021781921" calcext:value-type="float">
            <text:p>-2.1002178192</text:p>
          </table:table-cell>
          <table:table-cell office:value-type="float" office:value="9.23776622772" calcext:value-type="float">
            <text:p>9.2377662277</text:p>
          </table:table-cell>
          <table:table-cell office:value-type="float" office:value="-2.17652130127" calcext:value-type="float">
            <text:p>-2.1765213013</text:p>
          </table:table-cell>
        </table:table-row>
        <table:table-row table:style-name="ro1">
          <table:table-cell office:value-type="float" office:value="7.91457891464" calcext:value-type="float">
            <text:p>7.9145789146</text:p>
          </table:table-cell>
          <table:table-cell office:value-type="float" office:value="-2.10226583481" calcext:value-type="float">
            <text:p>-2.1022658348</text:p>
          </table:table-cell>
          <table:table-cell office:value-type="float" office:value="9.22333332062" calcext:value-type="float">
            <text:p>9.2233333206</text:p>
          </table:table-cell>
          <table:table-cell office:value-type="float" office:value="-2.17029666901" calcext:value-type="float">
            <text:p>-2.170296669</text:p>
          </table:table-cell>
        </table:table-row>
        <table:table-row table:style-name="ro1">
          <table:table-cell office:value-type="float" office:value="7.90205097198" calcext:value-type="float">
            <text:p>7.902050972</text:p>
          </table:table-cell>
          <table:table-cell office:value-type="float" office:value="-2.10249400139" calcext:value-type="float">
            <text:p>-2.1024940014</text:p>
          </table:table-cell>
          <table:table-cell office:value-type="float" office:value="9.20938774109" calcext:value-type="float">
            <text:p>9.2093877411</text:p>
          </table:table-cell>
          <table:table-cell office:value-type="float" office:value="-2.16455459595" calcext:value-type="float">
            <text:p>-2.164554596</text:p>
          </table:table-cell>
        </table:table-row>
        <table:table-row table:style-name="ro1">
          <table:table-cell office:value-type="float" office:value="7.89118909836" calcext:value-type="float">
            <text:p>7.8911890984</text:p>
          </table:table-cell>
          <table:table-cell office:value-type="float" office:value="-2.10397768021" calcext:value-type="float">
            <text:p>-2.1039776802</text:p>
          </table:table-cell>
          <table:table-cell office:value-type="float" office:value="9.1960496521" calcext:value-type="float">
            <text:p>9.1960496521</text:p>
          </table:table-cell>
          <table:table-cell office:value-type="float" office:value="-2.15918946266" calcext:value-type="float">
            <text:p>-2.1591894627</text:p>
          </table:table-cell>
        </table:table-row>
        <table:table-row table:style-name="ro1">
          <table:table-cell office:value-type="float" office:value="7.87782526016" calcext:value-type="float">
            <text:p>7.8778252602</text:p>
          </table:table-cell>
          <table:table-cell office:value-type="float" office:value="-2.1039583683" calcext:value-type="float">
            <text:p>-2.1039583683</text:p>
          </table:table-cell>
          <table:table-cell office:value-type="float" office:value="9.18293281555" calcext:value-type="float">
            <text:p>9.1829328156</text:p>
          </table:table-cell>
          <table:table-cell office:value-type="float" office:value="-2.15433621407" calcext:value-type="float">
            <text:p>-2.1543362141</text:p>
          </table:table-cell>
        </table:table-row>
        <table:table-row table:style-name="ro1">
          <table:table-cell office:value-type="float" office:value="6.31168889999" calcext:value-type="float">
            <text:p>6.3116889</text:p>
          </table:table-cell>
          <table:table-cell office:value-type="float" office:value="-1.99453651905" calcext:value-type="float">
            <text:p>-1.9945365191</text:p>
          </table:table-cell>
          <table:table-cell office:value-type="float" office:value="9.16934104919" calcext:value-type="float">
            <text:p>9.1693410492</text:p>
          </table:table-cell>
          <table:table-cell office:value-type="float" office:value="-2.15028858185" calcext:value-type="float">
            <text:p>-2.1502885819</text:p>
          </table:table-cell>
        </table:table-row>
        <table:table-row table:style-name="ro1">
          <table:table-cell office:value-type="float" office:value="6.29100418091" calcext:value-type="float">
            <text:p>6.2910041809</text:p>
          </table:table-cell>
          <table:table-cell office:value-type="float" office:value="-1.99581348896" calcext:value-type="float">
            <text:p>-1.995813489</text:p>
          </table:table-cell>
          <table:table-cell office:value-type="float" office:value="9.15497871399" calcext:value-type="float">
            <text:p>9.154978714</text:p>
          </table:table-cell>
          <table:table-cell office:value-type="float" office:value="-2.14601230621" calcext:value-type="float">
            <text:p>-2.1460123062</text:p>
          </table:table-cell>
        </table:table-row>
        <table:table-row table:style-name="ro1">
          <table:table-cell office:value-type="float" office:value="6.26996803284" calcext:value-type="float">
            <text:p>6.2699680328</text:p>
          </table:table-cell>
          <table:table-cell office:value-type="float" office:value="-1.99715209007" calcext:value-type="float">
            <text:p>-1.9971520901</text:p>
          </table:table-cell>
          <table:table-cell office:value-type="float" office:value="9.1412505722" calcext:value-type="float">
            <text:p>9.1412505722</text:p>
          </table:table-cell>
          <table:table-cell office:value-type="float" office:value="-2.14150714874" calcext:value-type="float">
            <text:p>-2.1415071487</text:p>
          </table:table-cell>
        </table:table-row>
        <table:table-row table:style-name="ro1">
          <table:table-cell office:value-type="float" office:value="6.24788379669" calcext:value-type="float">
            <text:p>6.2478837967</text:p>
          </table:table-cell>
          <table:table-cell office:value-type="float" office:value="-1.99823737144" calcext:value-type="float">
            <text:p>-1.9982373714</text:p>
          </table:table-cell>
          <table:table-cell office:value-type="float" office:value="9.12827297211" calcext:value-type="float">
            <text:p>9.1282729721</text:p>
          </table:table-cell>
          <table:table-cell office:value-type="float" office:value="-2.13817334175" calcext:value-type="float">
            <text:p>-2.1381733418</text:p>
          </table:table-cell>
        </table:table-row>
        <table:table-row table:style-name="ro1">
          <table:table-cell office:value-type="float" office:value="6.11935758591" calcext:value-type="float">
            <text:p>6.1193575859</text:p>
          </table:table-cell>
          <table:table-cell office:value-type="float" office:value="-1.99559998512" calcext:value-type="float">
            <text:p>-1.9955999851</text:p>
          </table:table-cell>
          <table:table-cell office:value-type="float" office:value="9.11490436554" calcext:value-type="float">
            <text:p>9.1149043655</text:p>
          </table:table-cell>
          <table:table-cell office:value-type="float" office:value="-2.13512730598" calcext:value-type="float">
            <text:p>-2.135127306</text:p>
          </table:table-cell>
        </table:table-row>
        <table:table-row table:style-name="ro1">
          <table:table-cell office:value-type="float" office:value="6.09311628342" calcext:value-type="float">
            <text:p>6.0931162834</text:p>
          </table:table-cell>
          <table:table-cell office:value-type="float" office:value="-1.99546456337" calcext:value-type="float">
            <text:p>-1.9954645634</text:p>
          </table:table-cell>
          <table:table-cell office:value-type="float" office:value="9.10142990112" calcext:value-type="float">
            <text:p>9.1014299011</text:p>
          </table:table-cell>
          <table:table-cell office:value-type="float" office:value="-2.13220214844" calcext:value-type="float">
            <text:p>-2.1322021484</text:p>
          </table:table-cell>
        </table:table-row>
        <table:table-row table:style-name="ro1">
          <table:table-cell office:value-type="float" office:value="6.0673866272" calcext:value-type="float">
            <text:p>6.0673866272</text:p>
          </table:table-cell>
          <table:table-cell office:value-type="float" office:value="-1.99521040916" calcext:value-type="float">
            <text:p>-1.9952104092</text:p>
          </table:table-cell>
          <table:table-cell office:value-type="float" office:value="9.08534332275" calcext:value-type="float">
            <text:p>9.0853433228</text:p>
          </table:table-cell>
          <table:table-cell office:value-type="float" office:value="-2.12881660461" calcext:value-type="float">
            <text:p>-2.1288166046</text:p>
          </table:table-cell>
        </table:table-row>
        <table:table-row table:style-name="ro1">
          <table:table-cell office:value-type="float" office:value="6.04382514954" calcext:value-type="float">
            <text:p>6.0438251495</text:p>
          </table:table-cell>
          <table:table-cell office:value-type="float" office:value="-1.99501359463" calcext:value-type="float">
            <text:p>-1.9950135946</text:p>
          </table:table-cell>
          <table:table-cell office:value-type="float" office:value="9.06957717896" calcext:value-type="float">
            <text:p>9.069577179</text:p>
          </table:table-cell>
          <table:table-cell office:value-type="float" office:value="-2.12529492378" calcext:value-type="float">
            <text:p>-2.1252949238</text:p>
          </table:table-cell>
        </table:table-row>
        <table:table-row table:style-name="ro1">
          <table:table-cell office:value-type="float" office:value="6.02176713943" calcext:value-type="float">
            <text:p>6.0217671394</text:p>
          </table:table-cell>
          <table:table-cell office:value-type="float" office:value="-1.99469792843" calcext:value-type="float">
            <text:p>-1.9946979284</text:p>
          </table:table-cell>
          <table:table-cell office:value-type="float" office:value="9.05683418274" calcext:value-type="float">
            <text:p>9.0568341827</text:p>
          </table:table-cell>
          <table:table-cell office:value-type="float" office:value="-2.12260890007" calcext:value-type="float">
            <text:p>-2.1226089001</text:p>
          </table:table-cell>
        </table:table-row>
        <table:table-row table:style-name="ro1">
          <table:table-cell office:value-type="float" office:value="6.0007147789" calcext:value-type="float">
            <text:p>6.0007147789</text:p>
          </table:table-cell>
          <table:table-cell office:value-type="float" office:value="-1.9942303896" calcext:value-type="float">
            <text:p>-1.9942303896</text:p>
          </table:table-cell>
          <table:table-cell office:value-type="float" office:value="9.04538913727" calcext:value-type="float">
            <text:p>9.0453891373</text:p>
          </table:table-cell>
          <table:table-cell office:value-type="float" office:value="-2.12041473389" calcext:value-type="float">
            <text:p>-2.1204147339</text:p>
          </table:table-cell>
        </table:table-row>
        <table:table-row table:style-name="ro1">
          <table:table-cell office:value-type="float" office:value="5.96091127396" calcext:value-type="float">
            <text:p>5.960911274</text:p>
          </table:table-cell>
          <table:table-cell office:value-type="float" office:value="-1.99223124981" calcext:value-type="float">
            <text:p>-1.9922312498</text:p>
          </table:table-cell>
          <table:table-cell office:value-type="float" office:value="9.03353115082" calcext:value-type="float">
            <text:p>9.0335311508</text:p>
          </table:table-cell>
          <table:table-cell office:value-type="float" office:value="-2.11911344528" calcext:value-type="float">
            <text:p>-2.1191134453</text:p>
          </table:table-cell>
        </table:table-row>
        <table:table-row table:style-name="ro1">
          <table:table-cell office:value-type="float" office:value="5.88106966019" calcext:value-type="float">
            <text:p>5.8810696602</text:p>
          </table:table-cell>
          <table:table-cell office:value-type="float" office:value="-1.98969650269" calcext:value-type="float">
            <text:p>-1.9896965027</text:p>
          </table:table-cell>
          <table:table-cell office:value-type="float" office:value="9.02205654144" calcext:value-type="float">
            <text:p>9.0220565414</text:p>
          </table:table-cell>
          <table:table-cell office:value-type="float" office:value="-2.11704874039" calcext:value-type="float">
            <text:p>-2.1170487404</text:p>
          </table:table-cell>
        </table:table-row>
        <table:table-row table:style-name="ro1">
          <table:table-cell office:value-type="float" office:value="5.83372020721" calcext:value-type="float">
            <text:p>5.8337202072</text:p>
          </table:table-cell>
          <table:table-cell office:value-type="float" office:value="-1.98887741566" calcext:value-type="float">
            <text:p>-1.9888774157</text:p>
          </table:table-cell>
          <table:table-cell office:value-type="float" office:value="9.0106477356" calcext:value-type="float">
            <text:p>9.0106477356</text:p>
          </table:table-cell>
          <table:table-cell office:value-type="float" office:value="-2.11527037621" calcext:value-type="float">
            <text:p>-2.1152703762</text:p>
          </table:table-cell>
        </table:table-row>
        <table:table-row table:style-name="ro1">
          <table:table-cell office:value-type="float" office:value="5.79140472412" calcext:value-type="float">
            <text:p>5.7914047241</text:p>
          </table:table-cell>
          <table:table-cell office:value-type="float" office:value="-1.98955190182" calcext:value-type="float">
            <text:p>-1.9895519018</text:p>
          </table:table-cell>
          <table:table-cell office:value-type="float" office:value="9.00108333588" calcext:value-type="float">
            <text:p>9.0010833359</text:p>
          </table:table-cell>
          <table:table-cell office:value-type="float" office:value="-2.11445641518" calcext:value-type="float">
            <text:p>-2.1144564152</text:p>
          </table:table-cell>
        </table:table-row>
        <table:table-row table:style-name="ro1">
          <table:table-cell office:value-type="float" office:value="5.76905488968" calcext:value-type="float">
            <text:p>5.7690548897</text:p>
          </table:table-cell>
          <table:table-cell office:value-type="float" office:value="-1.98747181892" calcext:value-type="float">
            <text:p>-1.9874718189</text:p>
          </table:table-cell>
          <table:table-cell office:value-type="float" office:value="8.98597236633" calcext:value-type="float">
            <text:p>8.9859723663</text:p>
          </table:table-cell>
          <table:table-cell office:value-type="float" office:value="-2.11181783676" calcext:value-type="float">
            <text:p>-2.1118178368</text:p>
          </table:table-cell>
        </table:table-row>
        <table:table-row table:style-name="ro1">
          <table:table-cell office:value-type="float" office:value="5.75523996353" calcext:value-type="float">
            <text:p>5.7552399635</text:p>
          </table:table-cell>
          <table:table-cell office:value-type="float" office:value="-1.98653626442" calcext:value-type="float">
            <text:p>-1.9865362644</text:p>
          </table:table-cell>
          <table:table-cell office:value-type="float" office:value="8.97274394989" calcext:value-type="float">
            <text:p>8.9727439499</text:p>
          </table:table-cell>
          <table:table-cell office:value-type="float" office:value="-2.10989880562" calcext:value-type="float">
            <text:p>-2.1098988056</text:p>
          </table:table-cell>
        </table:table-row>
        <table:table-row table:style-name="ro1">
          <table:table-cell office:value-type="float" office:value="5.73273563385" calcext:value-type="float">
            <text:p>5.7327356339</text:p>
          </table:table-cell>
          <table:table-cell office:value-type="float" office:value="-1.98804211617" calcext:value-type="float">
            <text:p>-1.9880421162</text:p>
          </table:table-cell>
          <table:table-cell office:value-type="float" office:value="8.95911499023" calcext:value-type="float">
            <text:p>8.9591149902</text:p>
          </table:table-cell>
          <table:table-cell office:value-type="float" office:value="-2.10779857635" calcext:value-type="float">
            <text:p>-2.1077985764</text:p>
          </table:table-cell>
        </table:table-row>
        <table:table-row table:style-name="ro1">
          <table:table-cell office:value-type="float" office:value="5.71086120605" calcext:value-type="float">
            <text:p>5.7108612061</text:p>
          </table:table-cell>
          <table:table-cell office:value-type="float" office:value="-1.98820912838" calcext:value-type="float">
            <text:p>-1.9882091284</text:p>
          </table:table-cell>
          <table:table-cell office:value-type="float" office:value="8.94541355133" calcext:value-type="float">
            <text:p>8.9454135513</text:p>
          </table:table-cell>
          <table:table-cell office:value-type="float" office:value="-2.10566115379" calcext:value-type="float">
            <text:p>-2.1056611538</text:p>
          </table:table-cell>
        </table:table-row>
        <table:table-row table:style-name="ro1">
          <table:table-cell office:value-type="float" office:value="5.68393230438" calcext:value-type="float">
            <text:p>5.6839323044</text:p>
          </table:table-cell>
          <table:table-cell office:value-type="float" office:value="-1.98925769329" calcext:value-type="float">
            <text:p>-1.9892576933</text:p>
          </table:table-cell>
          <table:table-cell office:value-type="float" office:value="8.93190093994" calcext:value-type="float">
            <text:p>8.9319009399</text:p>
          </table:table-cell>
          <table:table-cell office:value-type="float" office:value="-2.103733778" calcext:value-type="float">
            <text:p>-2.103733778</text:p>
          </table:table-cell>
        </table:table-row>
        <table:table-row table:style-name="ro1">
          <table:table-cell office:value-type="float" office:value="5.63935565948" calcext:value-type="float">
            <text:p>5.6393556595</text:p>
          </table:table-cell>
          <table:table-cell office:value-type="float" office:value="-1.99059951305" calcext:value-type="float">
            <text:p>-1.9905995131</text:p>
          </table:table-cell>
          <table:table-cell office:value-type="float" office:value="8.91897579193" calcext:value-type="float">
            <text:p>8.9189757919</text:p>
          </table:table-cell>
          <table:table-cell office:value-type="float" office:value="-2.10217738152" calcext:value-type="float">
            <text:p>-2.1021773815</text:p>
          </table:table-cell>
        </table:table-row>
        <table:table-row table:style-name="ro1">
          <table:table-cell office:value-type="float" office:value="5.59488201141" calcext:value-type="float">
            <text:p>5.5948820114</text:p>
          </table:table-cell>
          <table:table-cell office:value-type="float" office:value="-1.99438512325" calcext:value-type="float">
            <text:p>-1.9943851233</text:p>
          </table:table-cell>
          <table:table-cell office:value-type="float" office:value="8.90460773468" calcext:value-type="float">
            <text:p>8.9046077347</text:p>
          </table:table-cell>
          <table:table-cell office:value-type="float" office:value="-2.10118412971" calcext:value-type="float">
            <text:p>-2.1011841297</text:p>
          </table:table-cell>
        </table:table-row>
        <table:table-row table:style-name="ro1">
          <table:table-cell office:value-type="float" office:value="5.55596637726" calcext:value-type="float">
            <text:p>5.5559663773</text:p>
          </table:table-cell>
          <table:table-cell office:value-type="float" office:value="-1.99550962448" calcext:value-type="float">
            <text:p>-1.9955096245</text:p>
          </table:table-cell>
          <table:table-cell office:value-type="float" office:value="8.88942047119" calcext:value-type="float">
            <text:p>8.8894204712</text:p>
          </table:table-cell>
          <table:table-cell office:value-type="float" office:value="-2.10020327568" calcext:value-type="float">
            <text:p>-2.1002032757</text:p>
          </table:table-cell>
        </table:table-row>
        <table:table-row table:style-name="ro1">
          <table:table-cell office:value-type="float" office:value="5.51851177216" calcext:value-type="float">
            <text:p>5.5185117722</text:p>
          </table:table-cell>
          <table:table-cell office:value-type="float" office:value="-1.99752664566" calcext:value-type="float">
            <text:p>-1.9975266457</text:p>
          </table:table-cell>
          <table:table-cell office:value-type="float" office:value="8.87387271881" calcext:value-type="float">
            <text:p>8.8738727188</text:p>
          </table:table-cell>
          <table:table-cell office:value-type="float" office:value="-2.09924316406" calcext:value-type="float">
            <text:p>-2.0992431641</text:p>
          </table:table-cell>
        </table:table-row>
        <table:table-row table:style-name="ro1">
          <table:table-cell office:value-type="float" office:value="5.48951196671" calcext:value-type="float">
            <text:p>5.4895119667</text:p>
          </table:table-cell>
          <table:table-cell office:value-type="float" office:value="-1.99905741215" calcext:value-type="float">
            <text:p>-1.9990574122</text:p>
          </table:table-cell>
          <table:table-cell office:value-type="float" office:value="8.85960384369" calcext:value-type="float">
            <text:p>8.8596038437</text:p>
          </table:table-cell>
          <table:table-cell office:value-type="float" office:value="-2.09881830215" calcext:value-type="float">
            <text:p>-2.0988183022</text:p>
          </table:table-cell>
        </table:table-row>
        <table:table-row table:style-name="ro1">
          <table:table-cell office:value-type="float" office:value="5.45159244537" calcext:value-type="float">
            <text:p>5.4515924454</text:p>
          </table:table-cell>
          <table:table-cell office:value-type="float" office:value="-2.00034427643" calcext:value-type="float">
            <text:p>-2.0003442764</text:p>
          </table:table-cell>
          <table:table-cell office:value-type="float" office:value="8.84507175446" calcext:value-type="float">
            <text:p>8.8450717545</text:p>
          </table:table-cell>
          <table:table-cell office:value-type="float" office:value="-2.09802150726" calcext:value-type="float">
            <text:p>-2.0980215073</text:p>
          </table:table-cell>
        </table:table-row>
        <table:table-row table:style-name="ro1">
          <table:table-cell office:value-type="float" office:value="5.41188573837" calcext:value-type="float">
            <text:p>5.4118857384</text:p>
          </table:table-cell>
          <table:table-cell office:value-type="float" office:value="-2.0015745163" calcext:value-type="float">
            <text:p>-2.0015745163</text:p>
          </table:table-cell>
          <table:table-cell office:value-type="float" office:value="8.83316226959" calcext:value-type="float">
            <text:p>8.8331622696</text:p>
          </table:table-cell>
          <table:table-cell office:value-type="float" office:value="-2.09710526466" calcext:value-type="float">
            <text:p>-2.0971052647</text:p>
          </table:table-cell>
        </table:table-row>
        <table:table-row table:style-name="ro1">
          <table:table-cell office:value-type="float" office:value="5.38720083237" calcext:value-type="float">
            <text:p>5.3872008324</text:p>
          </table:table-cell>
          <table:table-cell office:value-type="float" office:value="-2.00229763985" calcext:value-type="float">
            <text:p>-2.0022976399</text:p>
          </table:table-cell>
          <table:table-cell office:value-type="float" office:value="8.82072158813" calcext:value-type="float">
            <text:p>8.8207215881</text:p>
          </table:table-cell>
          <table:table-cell office:value-type="float" office:value="-2.09691405296" calcext:value-type="float">
            <text:p>-2.096914053</text:p>
          </table:table-cell>
        </table:table-row>
        <table:table-row table:style-name="ro1">
          <table:table-cell office:value-type="float" office:value="5.35162305832" calcext:value-type="float">
            <text:p>5.3516230583</text:p>
          </table:table-cell>
          <table:table-cell office:value-type="float" office:value="-2.00390744209" calcext:value-type="float">
            <text:p>-2.0039074421</text:p>
          </table:table-cell>
          <table:table-cell office:value-type="float" office:value="8.80606695175" calcext:value-type="float">
            <text:p>8.8060669518</text:p>
          </table:table-cell>
          <table:table-cell office:value-type="float" office:value="-2.09635829926" calcext:value-type="float">
            <text:p>-2.0963582993</text:p>
          </table:table-cell>
        </table:table-row>
        <table:table-row table:style-name="ro1">
          <table:table-cell office:value-type="float" office:value="5.31719684601" calcext:value-type="float">
            <text:p>5.317196846</text:p>
          </table:table-cell>
          <table:table-cell office:value-type="float" office:value="-2.00542449951" calcext:value-type="float">
            <text:p>-2.0054244995</text:p>
          </table:table-cell>
          <table:table-cell office:value-type="float" office:value="8.79162069321" calcext:value-type="float">
            <text:p>8.7916206932</text:p>
          </table:table-cell>
          <table:table-cell office:value-type="float" office:value="-2.09743976593" calcext:value-type="float">
            <text:p>-2.0974397659</text:p>
          </table:table-cell>
        </table:table-row>
        <table:table-row table:style-name="ro1">
          <table:table-cell office:value-type="float" office:value="5.29054403305" calcext:value-type="float">
            <text:p>5.2905440331</text:p>
          </table:table-cell>
          <table:table-cell office:value-type="float" office:value="-2.00686573982" calcext:value-type="float">
            <text:p>-2.0068657398</text:p>
          </table:table-cell>
          <table:table-cell office:value-type="float" office:value="8.78191514969" calcext:value-type="float">
            <text:p>8.7819151497</text:p>
          </table:table-cell>
          <table:table-cell office:value-type="float" office:value="-2.09956908226" calcext:value-type="float">
            <text:p>-2.0995690823</text:p>
          </table:table-cell>
        </table:table-row>
        <table:table-row table:style-name="ro1">
          <table:table-cell office:value-type="float" office:value="5.26485395432" calcext:value-type="float">
            <text:p>5.2648539543</text:p>
          </table:table-cell>
          <table:table-cell office:value-type="float" office:value="-2.00814366341" calcext:value-type="float">
            <text:p>-2.0081436634</text:p>
          </table:table-cell>
          <table:table-cell office:value-type="float" office:value="8.76814886093" calcext:value-type="float">
            <text:p>8.7681488609</text:p>
          </table:table-cell>
          <table:table-cell office:value-type="float" office:value="-2.09953308105" calcext:value-type="float">
            <text:p>-2.0995330811</text:p>
          </table:table-cell>
        </table:table-row>
        <table:table-row table:style-name="ro1">
          <table:table-cell office:value-type="float" office:value="5.23800182343" calcext:value-type="float">
            <text:p>5.2380018234</text:p>
          </table:table-cell>
          <table:table-cell office:value-type="float" office:value="-2.00955176353" calcext:value-type="float">
            <text:p>-2.0095517635</text:p>
          </table:table-cell>
          <table:table-cell office:value-type="float" office:value="8.75761457443" calcext:value-type="float">
            <text:p>8.7576145744</text:p>
          </table:table-cell>
          <table:table-cell office:value-type="float" office:value="-2.10021781921" calcext:value-type="float">
            <text:p>-2.1002178192</text:p>
          </table:table-cell>
        </table:table-row>
        <table:table-row table:style-name="ro1">
          <table:table-cell office:value-type="float" office:value="5.18889141083" calcext:value-type="float">
            <text:p>5.1888914108</text:p>
          </table:table-cell>
          <table:table-cell office:value-type="float" office:value="-2.01189208031" calcext:value-type="float">
            <text:p>-2.0118920803</text:p>
          </table:table-cell>
          <table:table-cell office:value-type="float" office:value="8.74957891464" calcext:value-type="float">
            <text:p>8.7495789146</text:p>
          </table:table-cell>
          <table:table-cell office:value-type="float" office:value="-2.10226583481" calcext:value-type="float">
            <text:p>-2.1022658348</text:p>
          </table:table-cell>
        </table:table-row>
        <table:table-row table:style-name="ro1">
          <table:table-cell office:value-type="float" office:value="5.15620040894" calcext:value-type="float">
            <text:p>5.1562004089</text:p>
          </table:table-cell>
          <table:table-cell office:value-type="float" office:value="-2.01369524002" calcext:value-type="float">
            <text:p>-2.01369524</text:p>
          </table:table-cell>
          <table:table-cell office:value-type="float" office:value="8.73705097198" calcext:value-type="float">
            <text:p>8.737050972</text:p>
          </table:table-cell>
          <table:table-cell office:value-type="float" office:value="-2.10249400139" calcext:value-type="float">
            <text:p>-2.1024940014</text:p>
          </table:table-cell>
        </table:table-row>
        <table:table-row table:style-name="ro1">
          <table:table-cell office:value-type="float" office:value="5.13187980652" calcext:value-type="float">
            <text:p>5.1318798065</text:p>
          </table:table-cell>
          <table:table-cell office:value-type="float" office:value="-2.01482462883" calcext:value-type="float">
            <text:p>-2.0148246288</text:p>
          </table:table-cell>
          <table:table-cell office:value-type="float" office:value="8.72618909836" calcext:value-type="float">
            <text:p>8.7261890984</text:p>
          </table:table-cell>
          <table:table-cell office:value-type="float" office:value="-2.10397768021" calcext:value-type="float">
            <text:p>-2.1039776802</text:p>
          </table:table-cell>
        </table:table-row>
        <table:table-row table:style-name="ro1">
          <table:table-cell office:value-type="float" office:value="5.1024646759" calcext:value-type="float">
            <text:p>5.1024646759</text:p>
          </table:table-cell>
          <table:table-cell office:value-type="float" office:value="-2.01500272751" calcext:value-type="float">
            <text:p>-2.0150027275</text:p>
          </table:table-cell>
          <table:table-cell office:value-type="float" office:value="8.71282526016" calcext:value-type="float">
            <text:p>8.7128252602</text:p>
          </table:table-cell>
          <table:table-cell office:value-type="float" office:value="-2.1039583683" calcext:value-type="float">
            <text:p>-2.1039583683</text:p>
          </table:table-cell>
        </table:table-row>
        <table:table-row table:style-name="ro1">
          <table:table-cell office:value-type="float" office:value="5.06951379776" calcext:value-type="float">
            <text:p>5.0695137978</text:p>
          </table:table-cell>
          <table:table-cell office:value-type="float" office:value="-2.01620149612" calcext:value-type="float">
            <text:p>-2.0162014961</text:p>
          </table:table-cell>
          <table:table-cell office:value-type="float" office:value="7.14668889999" calcext:value-type="float">
            <text:p>7.1466889</text:p>
          </table:table-cell>
          <table:table-cell office:value-type="float" office:value="-1.99453651905" calcext:value-type="float">
            <text:p>-1.9945365191</text:p>
          </table:table-cell>
        </table:table-row>
        <table:table-row table:style-name="ro1">
          <table:table-cell office:value-type="float" office:value="5.03306627274" calcext:value-type="float">
            <text:p>5.0330662727</text:p>
          </table:table-cell>
          <table:table-cell office:value-type="float" office:value="-2.01752781868" calcext:value-type="float">
            <text:p>-2.0175278187</text:p>
          </table:table-cell>
          <table:table-cell office:value-type="float" office:value="7.12600418091" calcext:value-type="float">
            <text:p>7.1260041809</text:p>
          </table:table-cell>
          <table:table-cell office:value-type="float" office:value="-1.99581348896" calcext:value-type="float">
            <text:p>-1.995813489</text:p>
          </table:table-cell>
        </table:table-row>
        <table:table-row table:style-name="ro1">
          <table:table-cell office:value-type="float" office:value="4.99957275391" calcext:value-type="float">
            <text:p>4.9995727539</text:p>
          </table:table-cell>
          <table:table-cell office:value-type="float" office:value="-2.01789593697" calcext:value-type="float">
            <text:p>-2.017895937</text:p>
          </table:table-cell>
          <table:table-cell office:value-type="float" office:value="7.10496803284" calcext:value-type="float">
            <text:p>7.1049680328</text:p>
          </table:table-cell>
          <table:table-cell office:value-type="float" office:value="-1.99715209007" calcext:value-type="float">
            <text:p>-1.9971520901</text:p>
          </table:table-cell>
        </table:table-row>
        <table:table-row table:style-name="ro1">
          <table:table-cell office:value-type="float" office:value="4.9622592926" calcext:value-type="float">
            <text:p>4.9622592926</text:p>
          </table:table-cell>
          <table:table-cell office:value-type="float" office:value="-2.01711463928" calcext:value-type="float">
            <text:p>-2.0171146393</text:p>
          </table:table-cell>
          <table:table-cell office:value-type="float" office:value="7.08288379669" calcext:value-type="float">
            <text:p>7.0828837967</text:p>
          </table:table-cell>
          <table:table-cell office:value-type="float" office:value="-1.99823737144" calcext:value-type="float">
            <text:p>-1.9982373714</text:p>
          </table:table-cell>
        </table:table-row>
        <table:table-row table:style-name="ro1">
          <table:table-cell office:value-type="float" office:value="4.92549371719" calcext:value-type="float">
            <text:p>4.9254937172</text:p>
          </table:table-cell>
          <table:table-cell office:value-type="float" office:value="-2.01843905449" calcext:value-type="float">
            <text:p>-2.0184390545</text:p>
          </table:table-cell>
          <table:table-cell office:value-type="float" office:value="6.95435758591" calcext:value-type="float">
            <text:p>6.9543575859</text:p>
          </table:table-cell>
          <table:table-cell office:value-type="float" office:value="-1.99559998512" calcext:value-type="float">
            <text:p>-1.9955999851</text:p>
          </table:table-cell>
        </table:table-row>
        <table:table-row table:style-name="ro1">
          <table:table-cell office:value-type="float" office:value="4.89437437057" calcext:value-type="float">
            <text:p>4.8943743706</text:p>
          </table:table-cell>
          <table:table-cell office:value-type="float" office:value="-2.01885986328" calcext:value-type="float">
            <text:p>-2.0188598633</text:p>
          </table:table-cell>
          <table:table-cell office:value-type="float" office:value="6.92811628342" calcext:value-type="float">
            <text:p>6.9281162834</text:p>
          </table:table-cell>
          <table:table-cell office:value-type="float" office:value="-1.99546456337" calcext:value-type="float">
            <text:p>-1.9954645634</text:p>
          </table:table-cell>
        </table:table-row>
        <table:table-row table:style-name="ro1">
          <table:table-cell office:value-type="float" office:value="4.86064720154" calcext:value-type="float">
            <text:p>4.8606472015</text:p>
          </table:table-cell>
          <table:table-cell office:value-type="float" office:value="-2.01783394814" calcext:value-type="float">
            <text:p>-2.0178339481</text:p>
          </table:table-cell>
          <table:table-cell office:value-type="float" office:value="6.9023866272" calcext:value-type="float">
            <text:p>6.9023866272</text:p>
          </table:table-cell>
          <table:table-cell office:value-type="float" office:value="-1.99521040916" calcext:value-type="float">
            <text:p>-1.9952104092</text:p>
          </table:table-cell>
        </table:table-row>
        <table:table-row table:style-name="ro1">
          <table:table-cell office:value-type="float" office:value="4.828540802" calcext:value-type="float">
            <text:p>4.828540802</text:p>
          </table:table-cell>
          <table:table-cell office:value-type="float" office:value="-2.01773190498" calcext:value-type="float">
            <text:p>-2.017731905</text:p>
          </table:table-cell>
          <table:table-cell office:value-type="float" office:value="6.87882514954" calcext:value-type="float">
            <text:p>6.8788251495</text:p>
          </table:table-cell>
          <table:table-cell office:value-type="float" office:value="-1.99501359463" calcext:value-type="float">
            <text:p>-1.9950135946</text:p>
          </table:table-cell>
        </table:table-row>
        <table:table-row table:style-name="ro1">
          <table:table-cell office:value-type="float" office:value="4.79555940628" calcext:value-type="float">
            <text:p>4.7955594063</text:p>
          </table:table-cell>
          <table:table-cell office:value-type="float" office:value="-2.0175216198" calcext:value-type="float">
            <text:p>-2.0175216198</text:p>
          </table:table-cell>
          <table:table-cell office:value-type="float" office:value="6.85676713943" calcext:value-type="float">
            <text:p>6.8567671394</text:p>
          </table:table-cell>
          <table:table-cell office:value-type="float" office:value="-1.99469792843" calcext:value-type="float">
            <text:p>-1.9946979284</text:p>
          </table:table-cell>
        </table:table-row>
        <table:table-row table:style-name="ro1">
          <table:table-cell office:value-type="float" office:value="4.75198411942" calcext:value-type="float">
            <text:p>4.7519841194</text:p>
          </table:table-cell>
          <table:table-cell office:value-type="float" office:value="-2.01546692848" calcext:value-type="float">
            <text:p>-2.0154669285</text:p>
          </table:table-cell>
          <table:table-cell office:value-type="float" office:value="6.8357147789" calcext:value-type="float">
            <text:p>6.8357147789</text:p>
          </table:table-cell>
          <table:table-cell office:value-type="float" office:value="-1.9942303896" calcext:value-type="float">
            <text:p>-1.9942303896</text:p>
          </table:table-cell>
        </table:table-row>
        <table:table-row table:style-name="ro1">
          <table:table-cell office:value-type="float" office:value="4.71840333939" calcext:value-type="float">
            <text:p>4.7184033394</text:p>
          </table:table-cell>
          <table:table-cell office:value-type="float" office:value="-2.01498222351" calcext:value-type="float">
            <text:p>-2.0149822235</text:p>
          </table:table-cell>
          <table:table-cell office:value-type="float" office:value="6.79591127396" calcext:value-type="float">
            <text:p>6.795911274</text:p>
          </table:table-cell>
          <table:table-cell office:value-type="float" office:value="-1.99223124981" calcext:value-type="float">
            <text:p>-1.9922312498</text:p>
          </table:table-cell>
        </table:table-row>
        <table:table-row table:style-name="ro1">
          <table:table-cell office:value-type="float" office:value="4.676861763" calcext:value-type="float">
            <text:p>4.676861763</text:p>
          </table:table-cell>
          <table:table-cell office:value-type="float" office:value="-2.01640272141" calcext:value-type="float">
            <text:p>-2.0164027214</text:p>
          </table:table-cell>
          <table:table-cell office:value-type="float" office:value="6.71606966019" calcext:value-type="float">
            <text:p>6.7160696602</text:p>
          </table:table-cell>
          <table:table-cell office:value-type="float" office:value="-1.98969650269" calcext:value-type="float">
            <text:p>-1.9896965027</text:p>
          </table:table-cell>
        </table:table-row>
        <table:table-row table:style-name="ro1">
          <table:table-cell office:value-type="float" office:value="4.641248703" calcext:value-type="float">
            <text:p>4.641248703</text:p>
          </table:table-cell>
          <table:table-cell office:value-type="float" office:value="-2.01520824432" calcext:value-type="float">
            <text:p>-2.0152082443</text:p>
          </table:table-cell>
          <table:table-cell office:value-type="float" office:value="6.66872020721" calcext:value-type="float">
            <text:p>6.6687202072</text:p>
          </table:table-cell>
          <table:table-cell office:value-type="float" office:value="-1.98887741566" calcext:value-type="float">
            <text:p>-1.9888774157</text:p>
          </table:table-cell>
        </table:table-row>
        <table:table-row table:style-name="ro1">
          <table:table-cell office:value-type="float" office:value="4.60736560822" calcext:value-type="float">
            <text:p>4.6073656082</text:p>
          </table:table-cell>
          <table:table-cell office:value-type="float" office:value="-2.01568365097" calcext:value-type="float">
            <text:p>-2.015683651</text:p>
          </table:table-cell>
          <table:table-cell office:value-type="float" office:value="6.62640472412" calcext:value-type="float">
            <text:p>6.6264047241</text:p>
          </table:table-cell>
          <table:table-cell office:value-type="float" office:value="-1.98955190182" calcext:value-type="float">
            <text:p>-1.9895519018</text:p>
          </table:table-cell>
        </table:table-row>
        <table:table-row table:style-name="ro1">
          <table:table-cell office:value-type="float" office:value="4.57363653183" calcext:value-type="float">
            <text:p>4.5736365318</text:p>
          </table:table-cell>
          <table:table-cell office:value-type="float" office:value="-2.01717686653" calcext:value-type="float">
            <text:p>-2.0171768665</text:p>
          </table:table-cell>
          <table:table-cell office:value-type="float" office:value="6.60405488968" calcext:value-type="float">
            <text:p>6.6040548897</text:p>
          </table:table-cell>
          <table:table-cell office:value-type="float" office:value="-1.98747181892" calcext:value-type="float">
            <text:p>-1.9874718189</text:p>
          </table:table-cell>
        </table:table-row>
        <table:table-row table:style-name="ro1">
          <table:table-cell office:value-type="float" office:value="4.52379322052" calcext:value-type="float">
            <text:p>4.5237932205</text:p>
          </table:table-cell>
          <table:table-cell office:value-type="float" office:value="-2.01889014244" calcext:value-type="float">
            <text:p>-2.0188901424</text:p>
          </table:table-cell>
          <table:table-cell office:value-type="float" office:value="6.59023996353" calcext:value-type="float">
            <text:p>6.5902399635</text:p>
          </table:table-cell>
          <table:table-cell office:value-type="float" office:value="-1.98653626442" calcext:value-type="float">
            <text:p>-1.9865362644</text:p>
          </table:table-cell>
        </table:table-row>
        <table:table-row table:style-name="ro1">
          <table:table-cell office:value-type="float" office:value="4.47625017166" calcext:value-type="float">
            <text:p>4.4762501717</text:p>
          </table:table-cell>
          <table:table-cell office:value-type="float" office:value="-2.02226114273" calcext:value-type="float">
            <text:p>-2.0222611427</text:p>
          </table:table-cell>
          <table:table-cell office:value-type="float" office:value="6.56773563385" calcext:value-type="float">
            <text:p>6.5677356339</text:p>
          </table:table-cell>
          <table:table-cell office:value-type="float" office:value="-1.98804211617" calcext:value-type="float">
            <text:p>-1.9880421162</text:p>
          </table:table-cell>
        </table:table-row>
        <table:table-row table:style-name="ro1">
          <table:table-cell office:value-type="float" office:value="4.43031311035" calcext:value-type="float">
            <text:p>4.4303131104</text:p>
          </table:table-cell>
          <table:table-cell office:value-type="float" office:value="-2.02653694153" calcext:value-type="float">
            <text:p>-2.0265369415</text:p>
          </table:table-cell>
          <table:table-cell office:value-type="float" office:value="6.54586120605" calcext:value-type="float">
            <text:p>6.5458612061</text:p>
          </table:table-cell>
          <table:table-cell office:value-type="float" office:value="-1.98820912838" calcext:value-type="float">
            <text:p>-1.9882091284</text:p>
          </table:table-cell>
        </table:table-row>
        <table:table-row table:style-name="ro1">
          <table:table-cell office:value-type="float" office:value="4.39309024811" calcext:value-type="float">
            <text:p>4.3930902481</text:p>
          </table:table-cell>
          <table:table-cell office:value-type="float" office:value="-2.03223490715" calcext:value-type="float">
            <text:p>-2.0322349072</text:p>
          </table:table-cell>
          <table:table-cell office:value-type="float" office:value="6.51893230438" calcext:value-type="float">
            <text:p>6.5189323044</text:p>
          </table:table-cell>
          <table:table-cell office:value-type="float" office:value="-1.98925769329" calcext:value-type="float">
            <text:p>-1.9892576933</text:p>
          </table:table-cell>
        </table:table-row>
        <table:table-row table:style-name="ro1">
          <table:table-cell office:value-type="float" office:value="4.34593868256" calcext:value-type="float">
            <text:p>4.3459386826</text:p>
          </table:table-cell>
          <table:table-cell office:value-type="float" office:value="-2.03900170326" calcext:value-type="float">
            <text:p>-2.0390017033</text:p>
          </table:table-cell>
          <table:table-cell office:value-type="float" office:value="6.47435565948" calcext:value-type="float">
            <text:p>6.4743556595</text:p>
          </table:table-cell>
          <table:table-cell office:value-type="float" office:value="-1.99059951305" calcext:value-type="float">
            <text:p>-1.9905995131</text:p>
          </table:table-cell>
        </table:table-row>
        <table:table-row table:style-name="ro1">
          <table:table-cell office:value-type="float" office:value="4.29963207245" calcext:value-type="float">
            <text:p>4.2996320725</text:p>
          </table:table-cell>
          <table:table-cell office:value-type="float" office:value="-2.0468018055" calcext:value-type="float">
            <text:p>-2.0468018055</text:p>
          </table:table-cell>
          <table:table-cell office:value-type="float" office:value="6.42988201141" calcext:value-type="float">
            <text:p>6.4298820114</text:p>
          </table:table-cell>
          <table:table-cell office:value-type="float" office:value="-1.99438512325" calcext:value-type="float">
            <text:p>-1.9943851233</text:p>
          </table:table-cell>
        </table:table-row>
        <table:table-row table:style-name="ro1">
          <table:table-cell office:value-type="float" office:value="4.27106189728" calcext:value-type="float">
            <text:p>4.2710618973</text:p>
          </table:table-cell>
          <table:table-cell office:value-type="float" office:value="-2.05138134956" calcext:value-type="float">
            <text:p>-2.0513813496</text:p>
          </table:table-cell>
          <table:table-cell office:value-type="float" office:value="6.39096637726" calcext:value-type="float">
            <text:p>6.3909663773</text:p>
          </table:table-cell>
          <table:table-cell office:value-type="float" office:value="-1.99550962448" calcext:value-type="float">
            <text:p>-1.9955096245</text:p>
          </table:table-cell>
        </table:table-row>
        <table:table-row table:style-name="ro1">
          <table:table-cell office:value-type="float" office:value="4.19832324982" calcext:value-type="float">
            <text:p>4.1983232498</text:p>
          </table:table-cell>
          <table:table-cell office:value-type="float" office:value="-2.06666731834" calcext:value-type="float">
            <text:p>-2.0666673183</text:p>
          </table:table-cell>
          <table:table-cell office:value-type="float" office:value="6.35351177216" calcext:value-type="float">
            <text:p>6.3535117722</text:p>
          </table:table-cell>
          <table:table-cell office:value-type="float" office:value="-1.99752664566" calcext:value-type="float">
            <text:p>-1.9975266457</text:p>
          </table:table-cell>
        </table:table-row>
        <table:table-row table:style-name="ro1">
          <table:table-cell office:value-type="float" office:value="4.15507650375" calcext:value-type="float">
            <text:p>4.1550765038</text:p>
          </table:table-cell>
          <table:table-cell office:value-type="float" office:value="-2.07612323761" calcext:value-type="float">
            <text:p>-2.0761232376</text:p>
          </table:table-cell>
          <table:table-cell office:value-type="float" office:value="6.32451196671" calcext:value-type="float">
            <text:p>6.3245119667</text:p>
          </table:table-cell>
          <table:table-cell office:value-type="float" office:value="-1.99905741215" calcext:value-type="float">
            <text:p>-1.9990574122</text:p>
          </table:table-cell>
        </table:table-row>
        <table:table-row table:style-name="ro1">
          <table:table-cell office:value-type="float" office:value="4.11139202118" calcext:value-type="float">
            <text:p>4.1113920212</text:p>
          </table:table-cell>
          <table:table-cell office:value-type="float" office:value="-2.08661580086" calcext:value-type="float">
            <text:p>-2.0866158009</text:p>
          </table:table-cell>
          <table:table-cell office:value-type="float" office:value="6.28659244537" calcext:value-type="float">
            <text:p>6.2865924454</text:p>
          </table:table-cell>
          <table:table-cell office:value-type="float" office:value="-2.00034427643" calcext:value-type="float">
            <text:p>-2.0003442764</text:p>
          </table:table-cell>
        </table:table-row>
        <table:table-row table:style-name="ro1">
          <table:table-cell office:value-type="float" office:value="4.06691122055" calcext:value-type="float">
            <text:p>4.0669112206</text:p>
          </table:table-cell>
          <table:table-cell office:value-type="float" office:value="-2.09825944901" calcext:value-type="float">
            <text:p>-2.098259449</text:p>
          </table:table-cell>
          <table:table-cell office:value-type="float" office:value="6.24688573837" calcext:value-type="float">
            <text:p>6.2468857384</text:p>
          </table:table-cell>
          <table:table-cell office:value-type="float" office:value="-2.0015745163" calcext:value-type="float">
            <text:p>-2.0015745163</text:p>
          </table:table-cell>
        </table:table-row>
        <table:table-row table:style-name="ro1">
          <table:table-cell office:value-type="float" office:value="4.02177381516" calcext:value-type="float">
            <text:p>4.0217738152</text:p>
          </table:table-cell>
          <table:table-cell office:value-type="float" office:value="-2.10985970497" calcext:value-type="float">
            <text:p>-2.109859705</text:p>
          </table:table-cell>
          <table:table-cell office:value-type="float" office:value="6.22220083237" calcext:value-type="float">
            <text:p>6.2222008324</text:p>
          </table:table-cell>
          <table:table-cell office:value-type="float" office:value="-2.00229763985" calcext:value-type="float">
            <text:p>-2.0022976399</text:p>
          </table:table-cell>
        </table:table-row>
        <table:table-row table:style-name="ro1">
          <table:table-cell office:value-type="float" office:value="3.97524237633" calcext:value-type="float">
            <text:p>3.9752423763</text:p>
          </table:table-cell>
          <table:table-cell office:value-type="float" office:value="-2.12168359756" calcext:value-type="float">
            <text:p>-2.1216835976</text:p>
          </table:table-cell>
          <table:table-cell office:value-type="float" office:value="6.18662305832" calcext:value-type="float">
            <text:p>6.1866230583</text:p>
          </table:table-cell>
          <table:table-cell office:value-type="float" office:value="-2.00390744209" calcext:value-type="float">
            <text:p>-2.0039074421</text:p>
          </table:table-cell>
        </table:table-row>
        <table:table-row table:style-name="ro1">
          <table:table-cell office:value-type="float" office:value="3.94053888321" calcext:value-type="float">
            <text:p>3.9405388832</text:p>
          </table:table-cell>
          <table:table-cell office:value-type="float" office:value="-2.13105034828" calcext:value-type="float">
            <text:p>-2.1310503483</text:p>
          </table:table-cell>
          <table:table-cell office:value-type="float" office:value="6.15219684601" calcext:value-type="float">
            <text:p>6.152196846</text:p>
          </table:table-cell>
          <table:table-cell office:value-type="float" office:value="-2.00542449951" calcext:value-type="float">
            <text:p>-2.0054244995</text:p>
          </table:table-cell>
        </table:table-row>
        <table:table-row table:style-name="ro1">
          <table:table-cell office:value-type="float" office:value="3.90741181374" calcext:value-type="float">
            <text:p>3.9074118137</text:p>
          </table:table-cell>
          <table:table-cell office:value-type="float" office:value="-2.1396420002" calcext:value-type="float">
            <text:p>-2.1396420002</text:p>
          </table:table-cell>
          <table:table-cell office:value-type="float" office:value="6.12554403305" calcext:value-type="float">
            <text:p>6.1255440331</text:p>
          </table:table-cell>
          <table:table-cell office:value-type="float" office:value="-2.00686573982" calcext:value-type="float">
            <text:p>-2.0068657398</text:p>
          </table:table-cell>
        </table:table-row>
        <table:table-row table:style-name="ro1">
          <table:table-cell office:value-type="float" office:value="3.87396430969" calcext:value-type="float">
            <text:p>3.8739643097</text:p>
          </table:table-cell>
          <table:table-cell office:value-type="float" office:value="-2.14750051498" calcext:value-type="float">
            <text:p>-2.147500515</text:p>
          </table:table-cell>
          <table:table-cell office:value-type="float" office:value="6.09985395432" calcext:value-type="float">
            <text:p>6.0998539543</text:p>
          </table:table-cell>
          <table:table-cell office:value-type="float" office:value="-2.00814366341" calcext:value-type="float">
            <text:p>-2.0081436634</text:p>
          </table:table-cell>
        </table:table-row>
        <table:table-row table:style-name="ro1">
          <table:table-cell office:value-type="float" office:value="3.84263634682" calcext:value-type="float">
            <text:p>3.8426363468</text:p>
          </table:table-cell>
          <table:table-cell office:value-type="float" office:value="-2.15405988693" calcext:value-type="float">
            <text:p>-2.1540598869</text:p>
          </table:table-cell>
          <table:table-cell office:value-type="float" office:value="6.07300182343" calcext:value-type="float">
            <text:p>6.0730018234</text:p>
          </table:table-cell>
          <table:table-cell office:value-type="float" office:value="-2.00955176353" calcext:value-type="float">
            <text:p>-2.0095517635</text:p>
          </table:table-cell>
        </table:table-row>
        <table:table-row table:style-name="ro1">
          <table:table-cell office:value-type="float" office:value="3.81154942513" calcext:value-type="float">
            <text:p>3.8115494251</text:p>
          </table:table-cell>
          <table:table-cell office:value-type="float" office:value="-2.15948367119" calcext:value-type="float">
            <text:p>-2.1594836712</text:p>
          </table:table-cell>
          <table:table-cell office:value-type="float" office:value="6.02389141083" calcext:value-type="float">
            <text:p>6.0238914108</text:p>
          </table:table-cell>
          <table:table-cell office:value-type="float" office:value="-2.01189208031" calcext:value-type="float">
            <text:p>-2.0118920803</text:p>
          </table:table-cell>
        </table:table-row>
        <table:table-row table:style-name="ro1">
          <table:table-cell office:value-type="float" office:value="3.78113460541" calcext:value-type="float">
            <text:p>3.7811346054</text:p>
          </table:table-cell>
          <table:table-cell office:value-type="float" office:value="-2.16505479813" calcext:value-type="float">
            <text:p>-2.1650547981</text:p>
          </table:table-cell>
          <table:table-cell office:value-type="float" office:value="5.99120040894" calcext:value-type="float">
            <text:p>5.9912004089</text:p>
          </table:table-cell>
          <table:table-cell office:value-type="float" office:value="-2.01369524002" calcext:value-type="float">
            <text:p>-2.01369524</text:p>
          </table:table-cell>
        </table:table-row>
        <table:table-row table:style-name="ro1">
          <table:table-cell office:value-type="float" office:value="3.75363397598" calcext:value-type="float">
            <text:p>3.753633976</text:p>
          </table:table-cell>
          <table:table-cell office:value-type="float" office:value="-2.16943073273" calcext:value-type="float">
            <text:p>-2.1694307327</text:p>
          </table:table-cell>
          <table:table-cell office:value-type="float" office:value="5.96687980652" calcext:value-type="float">
            <text:p>5.9668798065</text:p>
          </table:table-cell>
          <table:table-cell office:value-type="float" office:value="-2.01482462883" calcext:value-type="float">
            <text:p>-2.0148246288</text:p>
          </table:table-cell>
        </table:table-row>
        <table:table-row table:style-name="ro1">
          <table:table-cell office:value-type="float" office:value="3.72559547424" calcext:value-type="float">
            <text:p>3.7255954742</text:p>
          </table:table-cell>
          <table:table-cell office:value-type="float" office:value="-2.17431282997" calcext:value-type="float">
            <text:p>-2.17431283</text:p>
          </table:table-cell>
          <table:table-cell office:value-type="float" office:value="5.9374646759" calcext:value-type="float">
            <text:p>5.9374646759</text:p>
          </table:table-cell>
          <table:table-cell office:value-type="float" office:value="-2.01500272751" calcext:value-type="float">
            <text:p>-2.0150027275</text:p>
          </table:table-cell>
        </table:table-row>
        <table:table-row table:style-name="ro1">
          <table:table-cell office:value-type="float" office:value="3.69615578651" calcext:value-type="float">
            <text:p>3.6961557865</text:p>
          </table:table-cell>
          <table:table-cell office:value-type="float" office:value="-2.17971372604" calcext:value-type="float">
            <text:p>-2.179713726</text:p>
          </table:table-cell>
          <table:table-cell office:value-type="float" office:value="5.90451379776" calcext:value-type="float">
            <text:p>5.9045137978</text:p>
          </table:table-cell>
          <table:table-cell office:value-type="float" office:value="-2.01620149612" calcext:value-type="float">
            <text:p>-2.0162014961</text:p>
          </table:table-cell>
        </table:table-row>
        <table:table-row table:style-name="ro1">
          <table:table-cell office:value-type="float" office:value="3.66617774963" calcext:value-type="float">
            <text:p>3.6661777496</text:p>
          </table:table-cell>
          <table:table-cell office:value-type="float" office:value="-2.18550944328" calcext:value-type="float">
            <text:p>-2.1855094433</text:p>
          </table:table-cell>
          <table:table-cell office:value-type="float" office:value="5.86806627274" calcext:value-type="float">
            <text:p>5.8680662727</text:p>
          </table:table-cell>
          <table:table-cell office:value-type="float" office:value="-2.01752781868" calcext:value-type="float">
            <text:p>-2.0175278187</text:p>
          </table:table-cell>
        </table:table-row>
        <table:table-row table:style-name="ro1">
          <table:table-cell office:value-type="float" office:value="3.63388299942" calcext:value-type="float">
            <text:p>3.6338829994</text:p>
          </table:table-cell>
          <table:table-cell office:value-type="float" office:value="-2.19150137901" calcext:value-type="float">
            <text:p>-2.191501379</text:p>
          </table:table-cell>
          <table:table-cell office:value-type="float" office:value="5.83457275391" calcext:value-type="float">
            <text:p>5.8345727539</text:p>
          </table:table-cell>
          <table:table-cell office:value-type="float" office:value="-2.01789593697" calcext:value-type="float">
            <text:p>-2.017895937</text:p>
          </table:table-cell>
        </table:table-row>
        <table:table-row table:style-name="ro1">
          <table:table-cell office:value-type="float" office:value="3.60242128372" calcext:value-type="float">
            <text:p>3.6024212837</text:p>
          </table:table-cell>
          <table:table-cell office:value-type="float" office:value="-2.19762802124" calcext:value-type="float">
            <text:p>-2.1976280212</text:p>
          </table:table-cell>
          <table:table-cell office:value-type="float" office:value="5.7972592926" calcext:value-type="float">
            <text:p>5.7972592926</text:p>
          </table:table-cell>
          <table:table-cell office:value-type="float" office:value="-2.01711463928" calcext:value-type="float">
            <text:p>-2.0171146393</text:p>
          </table:table-cell>
        </table:table-row>
        <table:table-row table:style-name="ro1">
          <table:table-cell office:value-type="float" office:value="3.57325744629" calcext:value-type="float">
            <text:p>3.5732574463</text:p>
          </table:table-cell>
          <table:table-cell office:value-type="float" office:value="-2.20324039459" calcext:value-type="float">
            <text:p>-2.2032403946</text:p>
          </table:table-cell>
          <table:table-cell office:value-type="float" office:value="5.76049371719" calcext:value-type="float">
            <text:p>5.7604937172</text:p>
          </table:table-cell>
          <table:table-cell office:value-type="float" office:value="-2.01843905449" calcext:value-type="float">
            <text:p>-2.0184390545</text:p>
          </table:table-cell>
        </table:table-row>
        <table:table-row table:style-name="ro1">
          <table:table-cell office:value-type="float" office:value="3.5438849926" calcext:value-type="float">
            <text:p>3.5438849926</text:p>
          </table:table-cell>
          <table:table-cell office:value-type="float" office:value="-2.20911574364" calcext:value-type="float">
            <text:p>-2.2091157436</text:p>
          </table:table-cell>
          <table:table-cell office:value-type="float" office:value="5.72937437057" calcext:value-type="float">
            <text:p>5.7293743706</text:p>
          </table:table-cell>
          <table:table-cell office:value-type="float" office:value="-2.01885986328" calcext:value-type="float">
            <text:p>-2.0188598633</text:p>
          </table:table-cell>
        </table:table-row>
        <table:table-row table:style-name="ro1">
          <table:table-cell office:value-type="float" office:value="3.51456570625" calcext:value-type="float">
            <text:p>3.5145657063</text:p>
          </table:table-cell>
          <table:table-cell office:value-type="float" office:value="-2.21464157104" calcext:value-type="float">
            <text:p>-2.214641571</text:p>
          </table:table-cell>
          <table:table-cell office:value-type="float" office:value="5.69564720154" calcext:value-type="float">
            <text:p>5.6956472015</text:p>
          </table:table-cell>
          <table:table-cell office:value-type="float" office:value="-2.01783394814" calcext:value-type="float">
            <text:p>-2.0178339481</text:p>
          </table:table-cell>
        </table:table-row>
        <table:table-row table:style-name="ro1">
          <table:table-cell office:value-type="float" office:value="3.48472428322" calcext:value-type="float">
            <text:p>3.4847242832</text:p>
          </table:table-cell>
          <table:table-cell office:value-type="float" office:value="-2.21971726418" calcext:value-type="float">
            <text:p>-2.2197172642</text:p>
          </table:table-cell>
          <table:table-cell office:value-type="float" office:value="5.663540802" calcext:value-type="float">
            <text:p>5.663540802</text:p>
          </table:table-cell>
          <table:table-cell office:value-type="float" office:value="-2.01773190498" calcext:value-type="float">
            <text:p>-2.017731905</text:p>
          </table:table-cell>
        </table:table-row>
        <table:table-row table:style-name="ro1">
          <table:table-cell office:value-type="float" office:value="3.45617365837" calcext:value-type="float">
            <text:p>3.4561736584</text:p>
          </table:table-cell>
          <table:table-cell office:value-type="float" office:value="-2.225263834" calcext:value-type="float">
            <text:p>-2.225263834</text:p>
          </table:table-cell>
          <table:table-cell office:value-type="float" office:value="5.63055940628" calcext:value-type="float">
            <text:p>5.6305594063</text:p>
          </table:table-cell>
          <table:table-cell office:value-type="float" office:value="-2.0175216198" calcext:value-type="float">
            <text:p>-2.0175216198</text:p>
          </table:table-cell>
        </table:table-row>
        <table:table-row table:style-name="ro1">
          <table:table-cell office:value-type="float" office:value="3.42685389519" calcext:value-type="float">
            <text:p>3.4268538952</text:p>
          </table:table-cell>
          <table:table-cell office:value-type="float" office:value="-2.2309114933" calcext:value-type="float">
            <text:p>-2.2309114933</text:p>
          </table:table-cell>
          <table:table-cell office:value-type="float" office:value="5.58698411942" calcext:value-type="float">
            <text:p>5.5869841194</text:p>
          </table:table-cell>
          <table:table-cell office:value-type="float" office:value="-2.01546692848" calcext:value-type="float">
            <text:p>-2.0154669285</text:p>
          </table:table-cell>
        </table:table-row>
        <table:table-row table:style-name="ro1">
          <table:table-cell office:value-type="float" office:value="3.3973300457" calcext:value-type="float">
            <text:p>3.3973300457</text:p>
          </table:table-cell>
          <table:table-cell office:value-type="float" office:value="-2.23637056351" calcext:value-type="float">
            <text:p>-2.2363705635</text:p>
          </table:table-cell>
          <table:table-cell office:value-type="float" office:value="5.55340333939" calcext:value-type="float">
            <text:p>5.5534033394</text:p>
          </table:table-cell>
          <table:table-cell office:value-type="float" office:value="-2.01498222351" calcext:value-type="float">
            <text:p>-2.0149822235</text:p>
          </table:table-cell>
        </table:table-row>
        <table:table-row table:style-name="ro1">
          <table:table-cell office:value-type="float" office:value="3.37062644958" calcext:value-type="float">
            <text:p>3.3706264496</text:p>
          </table:table-cell>
          <table:table-cell office:value-type="float" office:value="-2.24062180519" calcext:value-type="float">
            <text:p>-2.2406218052</text:p>
          </table:table-cell>
          <table:table-cell office:value-type="float" office:value="5.511861763" calcext:value-type="float">
            <text:p>5.511861763</text:p>
          </table:table-cell>
          <table:table-cell office:value-type="float" office:value="-2.01640272141" calcext:value-type="float">
            <text:p>-2.0164027214</text:p>
          </table:table-cell>
        </table:table-row>
        <table:table-row table:style-name="ro1">
          <table:table-cell office:value-type="float" office:value="3.34670424461" calcext:value-type="float">
            <text:p>3.3467042446</text:p>
          </table:table-cell>
          <table:table-cell office:value-type="float" office:value="-2.24502491951" calcext:value-type="float">
            <text:p>-2.2450249195</text:p>
          </table:table-cell>
          <table:table-cell office:value-type="float" office:value="5.476248703" calcext:value-type="float">
            <text:p>5.476248703</text:p>
          </table:table-cell>
          <table:table-cell office:value-type="float" office:value="-2.01520824432" calcext:value-type="float">
            <text:p>-2.0152082443</text:p>
          </table:table-cell>
        </table:table-row>
        <table:table-row table:style-name="ro1">
          <table:table-cell office:value-type="float" office:value="3.32065796852" calcext:value-type="float">
            <text:p>3.3206579685</text:p>
          </table:table-cell>
          <table:table-cell office:value-type="float" office:value="-2.24987125397" calcext:value-type="float">
            <text:p>-2.249871254</text:p>
          </table:table-cell>
          <table:table-cell office:value-type="float" office:value="5.44236560822" calcext:value-type="float">
            <text:p>5.4423656082</text:p>
          </table:table-cell>
          <table:table-cell office:value-type="float" office:value="-2.01568365097" calcext:value-type="float">
            <text:p>-2.015683651</text:p>
          </table:table-cell>
        </table:table-row>
        <table:table-row table:style-name="ro1">
          <table:table-cell office:value-type="float" office:value="3.29497909546" calcext:value-type="float">
            <text:p>3.2949790955</text:p>
          </table:table-cell>
          <table:table-cell office:value-type="float" office:value="-2.25520062447" calcext:value-type="float">
            <text:p>-2.2552006245</text:p>
          </table:table-cell>
          <table:table-cell office:value-type="float" office:value="5.40863653183" calcext:value-type="float">
            <text:p>5.4086365318</text:p>
          </table:table-cell>
          <table:table-cell office:value-type="float" office:value="-2.01717686653" calcext:value-type="float">
            <text:p>-2.0171768665</text:p>
          </table:table-cell>
        </table:table-row>
        <table:table-row table:style-name="ro1">
          <table:table-cell office:value-type="float" office:value="3.2678155899" calcext:value-type="float">
            <text:p>3.2678155899</text:p>
          </table:table-cell>
          <table:table-cell office:value-type="float" office:value="-2.26117229462" calcext:value-type="float">
            <text:p>-2.2611722946</text:p>
          </table:table-cell>
          <table:table-cell office:value-type="float" office:value="5.35879322052" calcext:value-type="float">
            <text:p>5.3587932205</text:p>
          </table:table-cell>
          <table:table-cell office:value-type="float" office:value="-2.01889014244" calcext:value-type="float">
            <text:p>-2.0188901424</text:p>
          </table:table-cell>
        </table:table-row>
        <table:table-row table:style-name="ro1">
          <table:table-cell office:value-type="float" office:value="3.24021959305" calcext:value-type="float">
            <text:p>3.2402195931</text:p>
          </table:table-cell>
          <table:table-cell office:value-type="float" office:value="-2.26738452911" calcext:value-type="float">
            <text:p>-2.2673845291</text:p>
          </table:table-cell>
          <table:table-cell office:value-type="float" office:value="5.31125017166" calcext:value-type="float">
            <text:p>5.3112501717</text:p>
          </table:table-cell>
          <table:table-cell office:value-type="float" office:value="-2.02226114273" calcext:value-type="float">
            <text:p>-2.0222611427</text:p>
          </table:table-cell>
        </table:table-row>
        <table:table-row table:style-name="ro1">
          <table:table-cell office:value-type="float" office:value="3.21479296684" calcext:value-type="float">
            <text:p>3.2147929668</text:p>
          </table:table-cell>
          <table:table-cell office:value-type="float" office:value="-2.27300405502" calcext:value-type="float">
            <text:p>-2.273004055</text:p>
          </table:table-cell>
          <table:table-cell office:value-type="float" office:value="5.26531311035" calcext:value-type="float">
            <text:p>5.2653131104</text:p>
          </table:table-cell>
          <table:table-cell office:value-type="float" office:value="-2.02653694153" calcext:value-type="float">
            <text:p>-2.0265369415</text:p>
          </table:table-cell>
        </table:table-row>
        <table:table-row table:style-name="ro1">
          <table:table-cell office:value-type="float" office:value="3.19163131714" calcext:value-type="float">
            <text:p>3.1916313171</text:p>
          </table:table-cell>
          <table:table-cell office:value-type="float" office:value="-2.2775683403" calcext:value-type="float">
            <text:p>-2.2775683403</text:p>
          </table:table-cell>
          <table:table-cell office:value-type="float" office:value="5.22809024811" calcext:value-type="float">
            <text:p>5.2280902481</text:p>
          </table:table-cell>
          <table:table-cell office:value-type="float" office:value="-2.03223490715" calcext:value-type="float">
            <text:p>-2.0322349072</text:p>
          </table:table-cell>
        </table:table-row>
        <table:table-row table:style-name="ro1">
          <table:table-cell office:value-type="float" office:value="3.16634964943" calcext:value-type="float">
            <text:p>3.1663496494</text:p>
          </table:table-cell>
          <table:table-cell office:value-type="float" office:value="-2.28207993507" calcext:value-type="float">
            <text:p>-2.2820799351</text:p>
          </table:table-cell>
          <table:table-cell office:value-type="float" office:value="5.18093868256" calcext:value-type="float">
            <text:p>5.1809386826</text:p>
          </table:table-cell>
          <table:table-cell office:value-type="float" office:value="-2.03900170326" calcext:value-type="float">
            <text:p>-2.0390017033</text:p>
          </table:table-cell>
        </table:table-row>
        <table:table-row table:style-name="ro1">
          <table:table-cell office:value-type="float" office:value="3.14464712143" calcext:value-type="float">
            <text:p>3.1446471214</text:p>
          </table:table-cell>
          <table:table-cell office:value-type="float" office:value="-2.28549480438" calcext:value-type="float">
            <text:p>-2.2854948044</text:p>
          </table:table-cell>
          <table:table-cell office:value-type="float" office:value="5.13463207245" calcext:value-type="float">
            <text:p>5.1346320725</text:p>
          </table:table-cell>
          <table:table-cell office:value-type="float" office:value="-2.0468018055" calcext:value-type="float">
            <text:p>-2.0468018055</text:p>
          </table:table-cell>
        </table:table-row>
        <table:table-row table:style-name="ro1">
          <table:table-cell office:value-type="float" office:value="3.12264418602" calcext:value-type="float">
            <text:p>3.122644186</text:p>
          </table:table-cell>
          <table:table-cell office:value-type="float" office:value="-2.28866386414" calcext:value-type="float">
            <text:p>-2.2886638641</text:p>
          </table:table-cell>
          <table:table-cell office:value-type="float" office:value="5.10606189728" calcext:value-type="float">
            <text:p>5.1060618973</text:p>
          </table:table-cell>
          <table:table-cell office:value-type="float" office:value="-2.05138134956" calcext:value-type="float">
            <text:p>-2.0513813496</text:p>
          </table:table-cell>
        </table:table-row>
        <table:table-row table:style-name="ro1">
          <table:table-cell office:value-type="float" office:value="3.10054826736" calcext:value-type="float">
            <text:p>3.1005482674</text:p>
          </table:table-cell>
          <table:table-cell office:value-type="float" office:value="-2.29158949852" calcext:value-type="float">
            <text:p>-2.2915894985</text:p>
          </table:table-cell>
          <table:table-cell office:value-type="float" office:value="5.03332324982" calcext:value-type="float">
            <text:p>5.0333232498</text:p>
          </table:table-cell>
          <table:table-cell office:value-type="float" office:value="-2.06666731834" calcext:value-type="float">
            <text:p>-2.0666673183</text:p>
          </table:table-cell>
        </table:table-row>
        <table:table-row table:style-name="ro1">
          <table:table-cell office:value-type="float" office:value="3.07906389236" calcext:value-type="float">
            <text:p>3.0790638924</text:p>
          </table:table-cell>
          <table:table-cell office:value-type="float" office:value="-2.29465413094" calcext:value-type="float">
            <text:p>-2.2946541309</text:p>
          </table:table-cell>
          <table:table-cell office:value-type="float" office:value="4.99007650375" calcext:value-type="float">
            <text:p>4.9900765038</text:p>
          </table:table-cell>
          <table:table-cell office:value-type="float" office:value="-2.07612323761" calcext:value-type="float">
            <text:p>-2.0761232376</text:p>
          </table:table-cell>
        </table:table-row>
        <table:table-row table:style-name="ro1">
          <table:table-cell office:value-type="float" office:value="3.05471730232" calcext:value-type="float">
            <text:p>3.0547173023</text:p>
          </table:table-cell>
          <table:table-cell office:value-type="float" office:value="-2.29797697067" calcext:value-type="float">
            <text:p>-2.2979769707</text:p>
          </table:table-cell>
          <table:table-cell office:value-type="float" office:value="4.94639202118" calcext:value-type="float">
            <text:p>4.9463920212</text:p>
          </table:table-cell>
          <table:table-cell office:value-type="float" office:value="-2.08661580086" calcext:value-type="float">
            <text:p>-2.0866158009</text:p>
          </table:table-cell>
        </table:table-row>
        <table:table-row table:style-name="ro1">
          <table:table-cell office:value-type="float" office:value="3.02884840965" calcext:value-type="float">
            <text:p>3.0288484097</text:p>
          </table:table-cell>
          <table:table-cell office:value-type="float" office:value="-2.30088996887" calcext:value-type="float">
            <text:p>-2.3008899689</text:p>
          </table:table-cell>
          <table:table-cell office:value-type="float" office:value="4.90191122055" calcext:value-type="float">
            <text:p>4.9019112206</text:p>
          </table:table-cell>
          <table:table-cell office:value-type="float" office:value="-2.09825944901" calcext:value-type="float">
            <text:p>-2.098259449</text:p>
          </table:table-cell>
        </table:table-row>
        <table:table-row table:style-name="ro1">
          <table:table-cell office:value-type="float" office:value="3.00273823738" calcext:value-type="float">
            <text:p>3.0027382374</text:p>
          </table:table-cell>
          <table:table-cell office:value-type="float" office:value="-2.30351758003" calcext:value-type="float">
            <text:p>-2.30351758</text:p>
          </table:table-cell>
          <table:table-cell office:value-type="float" office:value="4.85677381516" calcext:value-type="float">
            <text:p>4.8567738152</text:p>
          </table:table-cell>
          <table:table-cell office:value-type="float" office:value="-2.10985970497" calcext:value-type="float">
            <text:p>-2.109859705</text:p>
          </table:table-cell>
        </table:table-row>
        <table:table-row table:style-name="ro1">
          <table:table-cell office:value-type="float" office:value="2.97788739204" calcext:value-type="float">
            <text:p>2.977887392</text:p>
          </table:table-cell>
          <table:table-cell office:value-type="float" office:value="-2.30567026138" calcext:value-type="float">
            <text:p>-2.3056702614</text:p>
          </table:table-cell>
          <table:table-cell office:value-type="float" office:value="4.81024237633" calcext:value-type="float">
            <text:p>4.8102423763</text:p>
          </table:table-cell>
          <table:table-cell office:value-type="float" office:value="-2.12168359756" calcext:value-type="float">
            <text:p>-2.1216835976</text:p>
          </table:table-cell>
        </table:table-row>
        <table:table-row table:style-name="ro1">
          <table:table-cell office:value-type="float" office:value="2.95308279991" calcext:value-type="float">
            <text:p>2.9530827999</text:p>
          </table:table-cell>
          <table:table-cell office:value-type="float" office:value="-2.30726838112" calcext:value-type="float">
            <text:p>-2.3072683811</text:p>
          </table:table-cell>
          <table:table-cell office:value-type="float" office:value="4.77553888321" calcext:value-type="float">
            <text:p>4.7755388832</text:p>
          </table:table-cell>
          <table:table-cell office:value-type="float" office:value="-2.13105034828" calcext:value-type="float">
            <text:p>-2.1310503483</text:p>
          </table:table-cell>
        </table:table-row>
        <table:table-row table:style-name="ro1">
          <table:table-cell office:value-type="float" office:value="2.92911314964" calcext:value-type="float">
            <text:p>2.9291131496</text:p>
          </table:table-cell>
          <table:table-cell office:value-type="float" office:value="-2.30839705467" calcext:value-type="float">
            <text:p>-2.3083970547</text:p>
          </table:table-cell>
          <table:table-cell office:value-type="float" office:value="4.74241181374" calcext:value-type="float">
            <text:p>4.7424118137</text:p>
          </table:table-cell>
          <table:table-cell office:value-type="float" office:value="-2.1396420002" calcext:value-type="float">
            <text:p>-2.1396420002</text:p>
          </table:table-cell>
        </table:table-row>
        <table:table-row table:style-name="ro1">
          <table:table-cell office:value-type="float" office:value="2.29187583923" calcext:value-type="float">
            <text:p>2.2918758392</text:p>
          </table:table-cell>
          <table:table-cell office:value-type="float" office:value="-2.42825889587" calcext:value-type="float">
            <text:p>-2.4282588959</text:p>
          </table:table-cell>
          <table:table-cell office:value-type="float" office:value="4.70896430969" calcext:value-type="float">
            <text:p>4.7089643097</text:p>
          </table:table-cell>
          <table:table-cell office:value-type="float" office:value="-2.14750051498" calcext:value-type="float">
            <text:p>-2.147500515</text:p>
          </table:table-cell>
        </table:table-row>
        <table:table-row table:style-name="ro1">
          <table:table-cell office:value-type="float" office:value="2.22598695755" calcext:value-type="float">
            <text:p>2.2259869576</text:p>
          </table:table-cell>
          <table:table-cell office:value-type="float" office:value="-2.43673801422" calcext:value-type="float">
            <text:p>-2.4367380142</text:p>
          </table:table-cell>
          <table:table-cell office:value-type="float" office:value="4.67763634682" calcext:value-type="float">
            <text:p>4.6776363468</text:p>
          </table:table-cell>
          <table:table-cell office:value-type="float" office:value="-2.15405988693" calcext:value-type="float">
            <text:p>-2.1540598869</text:p>
          </table:table-cell>
        </table:table-row>
        <table:table-row table:style-name="ro1">
          <table:table-cell office:value-type="float" office:value="2.19203925133" calcext:value-type="float">
            <text:p>2.1920392513</text:p>
          </table:table-cell>
          <table:table-cell office:value-type="float" office:value="-2.43796873093" calcext:value-type="float">
            <text:p>-2.4379687309</text:p>
          </table:table-cell>
          <table:table-cell office:value-type="float" office:value="4.64654942513" calcext:value-type="float">
            <text:p>4.6465494251</text:p>
          </table:table-cell>
          <table:table-cell office:value-type="float" office:value="-2.15948367119" calcext:value-type="float">
            <text:p>-2.1594836712</text:p>
          </table:table-cell>
        </table:table-row>
        <table:table-row table:style-name="ro1">
          <table:table-cell office:value-type="float" office:value="2.15857219696" calcext:value-type="float">
            <text:p>2.158572197</text:p>
          </table:table-cell>
          <table:table-cell office:value-type="float" office:value="-2.43831324577" calcext:value-type="float">
            <text:p>-2.4383132458</text:p>
          </table:table-cell>
          <table:table-cell office:value-type="float" office:value="4.61613460541" calcext:value-type="float">
            <text:p>4.6161346054</text:p>
          </table:table-cell>
          <table:table-cell office:value-type="float" office:value="-2.16505479813" calcext:value-type="float">
            <text:p>-2.1650547981</text:p>
          </table:table-cell>
        </table:table-row>
        <table:table-row table:style-name="ro1">
          <table:table-cell office:value-type="float" office:value="2.12575817108" calcext:value-type="float">
            <text:p>2.1257581711</text:p>
          </table:table-cell>
          <table:table-cell office:value-type="float" office:value="-2.43796396255" calcext:value-type="float">
            <text:p>-2.4379639626</text:p>
          </table:table-cell>
          <table:table-cell office:value-type="float" office:value="4.58863397598" calcext:value-type="float">
            <text:p>4.588633976</text:p>
          </table:table-cell>
          <table:table-cell office:value-type="float" office:value="-2.16943073273" calcext:value-type="float">
            <text:p>-2.1694307327</text:p>
          </table:table-cell>
        </table:table-row>
        <table:table-row table:style-name="ro1">
          <table:table-cell office:value-type="float" office:value="2.09405565262" calcext:value-type="float">
            <text:p>2.0940556526</text:p>
          </table:table-cell>
          <table:table-cell office:value-type="float" office:value="-2.43666672707" calcext:value-type="float">
            <text:p>-2.4366667271</text:p>
          </table:table-cell>
          <table:table-cell office:value-type="float" office:value="4.56059547424" calcext:value-type="float">
            <text:p>4.5605954742</text:p>
          </table:table-cell>
          <table:table-cell office:value-type="float" office:value="-2.17431282997" calcext:value-type="float">
            <text:p>-2.17431283</text:p>
          </table:table-cell>
        </table:table-row>
        <table:table-row table:style-name="ro1">
          <table:table-cell office:value-type="float" office:value="2.0623626709" calcext:value-type="float">
            <text:p>2.0623626709</text:p>
          </table:table-cell>
          <table:table-cell office:value-type="float" office:value="-2.43472099304" calcext:value-type="float">
            <text:p>-2.434720993</text:p>
          </table:table-cell>
          <table:table-cell office:value-type="float" office:value="4.53115578651" calcext:value-type="float">
            <text:p>4.5311557865</text:p>
          </table:table-cell>
          <table:table-cell office:value-type="float" office:value="-2.17971372604" calcext:value-type="float">
            <text:p>-2.179713726</text:p>
          </table:table-cell>
        </table:table-row>
        <table:table-row table:style-name="ro1">
          <table:table-cell office:value-type="float" office:value="2.00269675255" calcext:value-type="float">
            <text:p>2.0026967526</text:p>
          </table:table-cell>
          <table:table-cell office:value-type="float" office:value="-2.4344496727" calcext:value-type="float">
            <text:p>-2.4344496727</text:p>
          </table:table-cell>
          <table:table-cell office:value-type="float" office:value="4.50117774963" calcext:value-type="float">
            <text:p>4.5011777496</text:p>
          </table:table-cell>
          <table:table-cell office:value-type="float" office:value="-2.18550944328" calcext:value-type="float">
            <text:p>-2.1855094433</text:p>
          </table:table-cell>
        </table:table-row>
        <table:table-row table:style-name="ro1">
          <table:table-cell office:value-type="float" office:value="1.93420302868" calcext:value-type="float">
            <text:p>1.9342030287</text:p>
          </table:table-cell>
          <table:table-cell office:value-type="float" office:value="-2.43671107292" calcext:value-type="float">
            <text:p>-2.4367110729</text:p>
          </table:table-cell>
          <table:table-cell office:value-type="float" office:value="4.46888299942" calcext:value-type="float">
            <text:p>4.4688829994</text:p>
          </table:table-cell>
          <table:table-cell office:value-type="float" office:value="-2.19150137901" calcext:value-type="float">
            <text:p>-2.191501379</text:p>
          </table:table-cell>
        </table:table-row>
        <table:table-row table:style-name="ro1">
          <table:table-cell office:value-type="float" office:value="1.88924372196" calcext:value-type="float">
            <text:p>1.889243722</text:p>
          </table:table-cell>
          <table:table-cell office:value-type="float" office:value="-2.43528699875" calcext:value-type="float">
            <text:p>-2.4352869988</text:p>
          </table:table-cell>
          <table:table-cell office:value-type="float" office:value="4.43742128372" calcext:value-type="float">
            <text:p>4.4374212837</text:p>
          </table:table-cell>
          <table:table-cell office:value-type="float" office:value="-2.19762802124" calcext:value-type="float">
            <text:p>-2.1976280212</text:p>
          </table:table-cell>
        </table:table-row>
        <table:table-row table:style-name="ro1">
          <table:table-cell office:value-type="float" office:value="1.85034525394" calcext:value-type="float">
            <text:p>1.8503452539</text:p>
          </table:table-cell>
          <table:table-cell office:value-type="float" office:value="-2.43195462227" calcext:value-type="float">
            <text:p>-2.4319546223</text:p>
          </table:table-cell>
          <table:table-cell office:value-type="float" office:value="4.40825744629" calcext:value-type="float">
            <text:p>4.4082574463</text:p>
          </table:table-cell>
          <table:table-cell office:value-type="float" office:value="-2.20324039459" calcext:value-type="float">
            <text:p>-2.2032403946</text:p>
          </table:table-cell>
        </table:table-row>
        <table:table-row table:style-name="ro1">
          <table:table-cell office:value-type="float" office:value="1.80559647083" calcext:value-type="float">
            <text:p>1.8055964708</text:p>
          </table:table-cell>
          <table:table-cell office:value-type="float" office:value="-2.42721056938" calcext:value-type="float">
            <text:p>-2.4272105694</text:p>
          </table:table-cell>
          <table:table-cell office:value-type="float" office:value="4.3788849926" calcext:value-type="float">
            <text:p>4.3788849926</text:p>
          </table:table-cell>
          <table:table-cell office:value-type="float" office:value="-2.20911574364" calcext:value-type="float">
            <text:p>-2.2091157436</text:p>
          </table:table-cell>
        </table:table-row>
        <table:table-row table:style-name="ro1">
          <table:table-cell office:value-type="float" office:value="1.76189959049" calcext:value-type="float">
            <text:p>1.7618995905</text:p>
          </table:table-cell>
          <table:table-cell office:value-type="float" office:value="-2.42197537422" calcext:value-type="float">
            <text:p>-2.4219753742</text:p>
          </table:table-cell>
          <table:table-cell office:value-type="float" office:value="4.34956570625" calcext:value-type="float">
            <text:p>4.3495657063</text:p>
          </table:table-cell>
          <table:table-cell office:value-type="float" office:value="-2.21464157104" calcext:value-type="float">
            <text:p>-2.214641571</text:p>
          </table:table-cell>
        </table:table-row>
        <table:table-row table:style-name="ro1">
          <table:table-cell office:value-type="float" office:value="1.71593093872" calcext:value-type="float">
            <text:p>1.7159309387</text:p>
          </table:table-cell>
          <table:table-cell office:value-type="float" office:value="-2.41618680954" calcext:value-type="float">
            <text:p>-2.4161868095</text:p>
          </table:table-cell>
          <table:table-cell office:value-type="float" office:value="4.31972428322" calcext:value-type="float">
            <text:p>4.3197242832</text:p>
          </table:table-cell>
          <table:table-cell office:value-type="float" office:value="-2.21971726418" calcext:value-type="float">
            <text:p>-2.2197172642</text:p>
          </table:table-cell>
        </table:table-row>
        <table:table-row table:style-name="ro1">
          <table:table-cell office:value-type="float" office:value="1.67840909958" calcext:value-type="float">
            <text:p>1.6784090996</text:p>
          </table:table-cell>
          <table:table-cell office:value-type="float" office:value="-2.41065430641" calcext:value-type="float">
            <text:p>-2.4106543064</text:p>
          </table:table-cell>
          <table:table-cell office:value-type="float" office:value="4.29117365837" calcext:value-type="float">
            <text:p>4.2911736584</text:p>
          </table:table-cell>
          <table:table-cell office:value-type="float" office:value="-2.225263834" calcext:value-type="float">
            <text:p>-2.225263834</text:p>
          </table:table-cell>
        </table:table-row>
        <table:table-row table:style-name="ro1">
          <table:table-cell office:value-type="float" office:value="1.64328408241" calcext:value-type="float">
            <text:p>1.6432840824</text:p>
          </table:table-cell>
          <table:table-cell office:value-type="float" office:value="-2.40414381027" calcext:value-type="float">
            <text:p>-2.4041438103</text:p>
          </table:table-cell>
          <table:table-cell office:value-type="float" office:value="4.26185389519" calcext:value-type="float">
            <text:p>4.2618538952</text:p>
          </table:table-cell>
          <table:table-cell office:value-type="float" office:value="-2.2309114933" calcext:value-type="float">
            <text:p>-2.2309114933</text:p>
          </table:table-cell>
        </table:table-row>
        <table:table-row table:style-name="ro1">
          <table:table-cell office:value-type="float" office:value="1.60360145569" calcext:value-type="float">
            <text:p>1.6036014557</text:p>
          </table:table-cell>
          <table:table-cell office:value-type="float" office:value="-2.39306640625" calcext:value-type="float">
            <text:p>-2.3930664063</text:p>
          </table:table-cell>
          <table:table-cell office:value-type="float" office:value="4.2323300457" calcext:value-type="float">
            <text:p>4.2323300457</text:p>
          </table:table-cell>
          <table:table-cell office:value-type="float" office:value="-2.23637056351" calcext:value-type="float">
            <text:p>-2.2363705635</text:p>
          </table:table-cell>
        </table:table-row>
        <table:table-row table:style-name="ro1">
          <table:table-cell office:value-type="float" office:value="1.57089054585" calcext:value-type="float">
            <text:p>1.5708905459</text:p>
          </table:table-cell>
          <table:table-cell office:value-type="float" office:value="-2.38353157043" calcext:value-type="float">
            <text:p>-2.3835315704</text:p>
          </table:table-cell>
          <table:table-cell office:value-type="float" office:value="4.20562644958" calcext:value-type="float">
            <text:p>4.2056264496</text:p>
          </table:table-cell>
          <table:table-cell office:value-type="float" office:value="-2.24062180519" calcext:value-type="float">
            <text:p>-2.2406218052</text:p>
          </table:table-cell>
        </table:table-row>
        <table:table-row table:style-name="ro1">
          <table:table-cell office:value-type="float" office:value="1.54055571556" calcext:value-type="float">
            <text:p>1.5405557156</text:p>
          </table:table-cell>
          <table:table-cell office:value-type="float" office:value="-2.37343788147" calcext:value-type="float">
            <text:p>-2.3734378815</text:p>
          </table:table-cell>
          <table:table-cell office:value-type="float" office:value="4.18170424461" calcext:value-type="float">
            <text:p>4.1817042446</text:p>
          </table:table-cell>
          <table:table-cell office:value-type="float" office:value="-2.24502491951" calcext:value-type="float">
            <text:p>-2.2450249195</text:p>
          </table:table-cell>
        </table:table-row>
        <table:table-row table:style-name="ro1">
          <table:table-cell office:value-type="float" office:value="1.5098528862" calcext:value-type="float">
            <text:p>1.5098528862</text:p>
          </table:table-cell>
          <table:table-cell office:value-type="float" office:value="-2.36064004898" calcext:value-type="float">
            <text:p>-2.360640049</text:p>
          </table:table-cell>
          <table:table-cell office:value-type="float" office:value="4.15565796852" calcext:value-type="float">
            <text:p>4.1556579685</text:p>
          </table:table-cell>
          <table:table-cell office:value-type="float" office:value="-2.24987125397" calcext:value-type="float">
            <text:p>-2.249871254</text:p>
          </table:table-cell>
        </table:table-row>
        <table:table-row table:style-name="ro1">
          <table:table-cell office:value-type="float" office:value="1.48333990574" calcext:value-type="float">
            <text:p>1.4833399057</text:p>
          </table:table-cell>
          <table:table-cell office:value-type="float" office:value="-2.3469042778" calcext:value-type="float">
            <text:p>-2.3469042778</text:p>
          </table:table-cell>
          <table:table-cell office:value-type="float" office:value="4.12997909546" calcext:value-type="float">
            <text:p>4.1299790955</text:p>
          </table:table-cell>
          <table:table-cell office:value-type="float" office:value="-2.25520062447" calcext:value-type="float">
            <text:p>-2.2552006245</text:p>
          </table:table-cell>
        </table:table-row>
        <table:table-row table:style-name="ro1">
          <table:table-cell office:value-type="float" office:value="1.46161925793" calcext:value-type="float">
            <text:p>1.4616192579</text:p>
          </table:table-cell>
          <table:table-cell office:value-type="float" office:value="-2.33471393585" calcext:value-type="float">
            <text:p>-2.3347139359</text:p>
          </table:table-cell>
          <table:table-cell office:value-type="float" office:value="4.1028155899" calcext:value-type="float">
            <text:p>4.1028155899</text:p>
          </table:table-cell>
          <table:table-cell office:value-type="float" office:value="-2.26117229462" calcext:value-type="float">
            <text:p>-2.2611722946</text:p>
          </table:table-cell>
        </table:table-row>
        <table:table-row table:style-name="ro1">
          <table:table-cell office:value-type="float" office:value="1.43986463547" calcext:value-type="float">
            <text:p>1.4398646355</text:p>
          </table:table-cell>
          <table:table-cell office:value-type="float" office:value="-2.31883811951" calcext:value-type="float">
            <text:p>-2.3188381195</text:p>
          </table:table-cell>
          <table:table-cell office:value-type="float" office:value="4.07521959305" calcext:value-type="float">
            <text:p>4.0752195931</text:p>
          </table:table-cell>
          <table:table-cell office:value-type="float" office:value="-2.26738452911" calcext:value-type="float">
            <text:p>-2.2673845291</text:p>
          </table:table-cell>
        </table:table-row>
        <table:table-row table:style-name="ro1">
          <table:table-cell office:value-type="float" office:value="1.41911625862" calcext:value-type="float">
            <text:p>1.4191162586</text:p>
          </table:table-cell>
          <table:table-cell office:value-type="float" office:value="-2.29989600182" calcext:value-type="float">
            <text:p>-2.2998960018</text:p>
          </table:table-cell>
          <table:table-cell office:value-type="float" office:value="4.04979296684" calcext:value-type="float">
            <text:p>4.0497929668</text:p>
          </table:table-cell>
          <table:table-cell office:value-type="float" office:value="-2.27300405502" calcext:value-type="float">
            <text:p>-2.273004055</text:p>
          </table:table-cell>
        </table:table-row>
        <table:table-row table:style-name="ro1">
          <table:table-cell office:value-type="float" office:value="1.40137863159" calcext:value-type="float">
            <text:p>1.4013786316</text:p>
          </table:table-cell>
          <table:table-cell office:value-type="float" office:value="-2.28050279617" calcext:value-type="float">
            <text:p>-2.2805027962</text:p>
          </table:table-cell>
          <table:table-cell office:value-type="float" office:value="4.02663131714" calcext:value-type="float">
            <text:p>4.0266313171</text:p>
          </table:table-cell>
          <table:table-cell office:value-type="float" office:value="-2.2775683403" calcext:value-type="float">
            <text:p>-2.2775683403</text:p>
          </table:table-cell>
        </table:table-row>
        <table:table-row table:style-name="ro1">
          <table:table-cell office:value-type="float" office:value="1.38702702522" calcext:value-type="float">
            <text:p>1.3870270252</text:p>
          </table:table-cell>
          <table:table-cell office:value-type="float" office:value="-2.25944209099" calcext:value-type="float">
            <text:p>-2.259442091</text:p>
          </table:table-cell>
          <table:table-cell office:value-type="float" office:value="4.00134964943" calcext:value-type="float">
            <text:p>4.0013496494</text:p>
          </table:table-cell>
          <table:table-cell office:value-type="float" office:value="-2.28207993507" calcext:value-type="float">
            <text:p>-2.2820799351</text:p>
          </table:table-cell>
        </table:table-row>
        <table:table-row table:style-name="ro1">
          <table:table-cell office:value-type="float" office:value="1.37651193142" calcext:value-type="float">
            <text:p>1.3765119314</text:p>
          </table:table-cell>
          <table:table-cell office:value-type="float" office:value="-2.24033951759" calcext:value-type="float">
            <text:p>-2.2403395176</text:p>
          </table:table-cell>
          <table:table-cell office:value-type="float" office:value="3.97964712143" calcext:value-type="float">
            <text:p>3.9796471214</text:p>
          </table:table-cell>
          <table:table-cell office:value-type="float" office:value="-2.28549480438" calcext:value-type="float">
            <text:p>-2.2854948044</text:p>
          </table:table-cell>
        </table:table-row>
        <table:table-row table:style-name="ro1">
          <table:table-cell office:value-type="float" office:value="1.36781334877" calcext:value-type="float">
            <text:p>1.3678133488</text:p>
          </table:table-cell>
          <table:table-cell office:value-type="float" office:value="-2.22007632256" calcext:value-type="float">
            <text:p>-2.2200763226</text:p>
          </table:table-cell>
          <table:table-cell office:value-type="float" office:value="3.95764418602" calcext:value-type="float">
            <text:p>3.957644186</text:p>
          </table:table-cell>
          <table:table-cell office:value-type="float" office:value="-2.28866386414" calcext:value-type="float">
            <text:p>-2.2886638641</text:p>
          </table:table-cell>
        </table:table-row>
        <table:table-row table:style-name="ro1">
          <table:table-cell office:value-type="float" office:value="1.35916888714" calcext:value-type="float">
            <text:p>1.3591688871</text:p>
          </table:table-cell>
          <table:table-cell office:value-type="float" office:value="-2.19826436043" calcext:value-type="float">
            <text:p>-2.1982643604</text:p>
          </table:table-cell>
          <table:table-cell office:value-type="float" office:value="3.93554826736" calcext:value-type="float">
            <text:p>3.9355482674</text:p>
          </table:table-cell>
          <table:table-cell office:value-type="float" office:value="-2.29158949852" calcext:value-type="float">
            <text:p>-2.2915894985</text:p>
          </table:table-cell>
        </table:table-row>
        <table:table-row table:style-name="ro1">
          <table:table-cell office:value-type="float" office:value="1.35193669796" calcext:value-type="float">
            <text:p>1.351936698</text:p>
          </table:table-cell>
          <table:table-cell office:value-type="float" office:value="-2.17680549622" calcext:value-type="float">
            <text:p>-2.1768054962</text:p>
          </table:table-cell>
          <table:table-cell office:value-type="float" office:value="3.91406389236" calcext:value-type="float">
            <text:p>3.9140638924</text:p>
          </table:table-cell>
          <table:table-cell office:value-type="float" office:value="-2.29465413094" calcext:value-type="float">
            <text:p>-2.2946541309</text:p>
          </table:table-cell>
        </table:table-row>
        <table:table-row table:style-name="ro1">
          <table:table-cell office:value-type="float" office:value="1.34750473499" calcext:value-type="float">
            <text:p>1.347504735</text:p>
          </table:table-cell>
          <table:table-cell office:value-type="float" office:value="-2.15081834793" calcext:value-type="float">
            <text:p>-2.1508183479</text:p>
          </table:table-cell>
          <table:table-cell office:value-type="float" office:value="3.88971730232" calcext:value-type="float">
            <text:p>3.8897173023</text:p>
          </table:table-cell>
          <table:table-cell office:value-type="float" office:value="-2.29797697067" calcext:value-type="float">
            <text:p>-2.2979769707</text:p>
          </table:table-cell>
        </table:table-row>
        <table:table-row table:style-name="ro1">
          <table:table-cell office:value-type="float" office:value="1.34251058102" calcext:value-type="float">
            <text:p>1.342510581</text:p>
          </table:table-cell>
          <table:table-cell office:value-type="float" office:value="-2.1261613369" calcext:value-type="float">
            <text:p>-2.1261613369</text:p>
          </table:table-cell>
          <table:table-cell office:value-type="float" office:value="3.86384840965" calcext:value-type="float">
            <text:p>3.8638484097</text:p>
          </table:table-cell>
          <table:table-cell office:value-type="float" office:value="-2.30088996887" calcext:value-type="float">
            <text:p>-2.3008899689</text:p>
          </table:table-cell>
        </table:table-row>
        <table:table-row table:style-name="ro1">
          <table:table-cell office:value-type="float" office:value="1.33723556995" calcext:value-type="float">
            <text:p>1.33723557</text:p>
          </table:table-cell>
          <table:table-cell office:value-type="float" office:value="-2.09817767143" calcext:value-type="float">
            <text:p>-2.0981776714</text:p>
          </table:table-cell>
          <table:table-cell office:value-type="float" office:value="3.83773823738" calcext:value-type="float">
            <text:p>3.8377382374</text:p>
          </table:table-cell>
          <table:table-cell office:value-type="float" office:value="-2.30351758003" calcext:value-type="float">
            <text:p>-2.30351758</text:p>
          </table:table-cell>
        </table:table-row>
        <table:table-row table:style-name="ro1">
          <table:table-cell office:value-type="float" office:value="1.3318195343" calcext:value-type="float">
            <text:p>1.3318195343</text:p>
          </table:table-cell>
          <table:table-cell office:value-type="float" office:value="-2.06840491295" calcext:value-type="float">
            <text:p>-2.068404913</text:p>
          </table:table-cell>
          <table:table-cell office:value-type="float" office:value="3.81288739204" calcext:value-type="float">
            <text:p>3.812887392</text:p>
          </table:table-cell>
          <table:table-cell office:value-type="float" office:value="-2.30567026138" calcext:value-type="float">
            <text:p>-2.3056702614</text:p>
          </table:table-cell>
        </table:table-row>
        <table:table-row table:style-name="ro1">
          <table:table-cell office:value-type="float" office:value="1.32829248905" calcext:value-type="float">
            <text:p>1.3282924891</text:p>
          </table:table-cell>
          <table:table-cell office:value-type="float" office:value="-2.04221367836" calcext:value-type="float">
            <text:p>-2.0422136784</text:p>
          </table:table-cell>
          <table:table-cell office:value-type="float" office:value="3.78808279991" calcext:value-type="float">
            <text:p>3.7880827999</text:p>
          </table:table-cell>
          <table:table-cell office:value-type="float" office:value="-2.30726838112" calcext:value-type="float">
            <text:p>-2.3072683811</text:p>
          </table:table-cell>
        </table:table-row>
        <table:table-row table:style-name="ro1">
          <table:table-cell office:value-type="float" office:value="1.32475292683" calcext:value-type="float">
            <text:p>1.3247529268</text:p>
          </table:table-cell>
          <table:table-cell office:value-type="float" office:value="-2.01417136192" calcext:value-type="float">
            <text:p>-2.0141713619</text:p>
          </table:table-cell>
          <table:table-cell office:value-type="float" office:value="3.76411314964" calcext:value-type="float">
            <text:p>3.7641131496</text:p>
          </table:table-cell>
          <table:table-cell office:value-type="float" office:value="-2.30839705467" calcext:value-type="float">
            <text:p>-2.3083970547</text:p>
          </table:table-cell>
        </table:table-row>
        <table:table-row table:style-name="ro1">
          <table:table-cell office:value-type="float" office:value="1.3219165802" calcext:value-type="float">
            <text:p>1.3219165802</text:p>
          </table:table-cell>
          <table:table-cell office:value-type="float" office:value="-1.98598849773" calcext:value-type="float">
            <text:p>-1.9859884977</text:p>
          </table:table-cell>
          <table:table-cell office:value-type="float" office:value="3.12687583923" calcext:value-type="float">
            <text:p>3.1268758392</text:p>
          </table:table-cell>
          <table:table-cell office:value-type="float" office:value="-2.42825889587" calcext:value-type="float">
            <text:p>-2.4282588959</text:p>
          </table:table-cell>
        </table:table-row>
        <table:table-row table:style-name="ro1">
          <table:table-cell office:value-type="float" office:value="1.32264900208" calcext:value-type="float">
            <text:p>1.3226490021</text:p>
          </table:table-cell>
          <table:table-cell office:value-type="float" office:value="-1.95342040062" calcext:value-type="float">
            <text:p>-1.9534204006</text:p>
          </table:table-cell>
          <table:table-cell office:value-type="float" office:value="3.06098695755" calcext:value-type="float">
            <text:p>3.0609869576</text:p>
          </table:table-cell>
          <table:table-cell office:value-type="float" office:value="-2.43673801422" calcext:value-type="float">
            <text:p>-2.4367380142</text:p>
          </table:table-cell>
        </table:table-row>
        <table:table-row table:style-name="ro1">
          <table:table-cell office:value-type="float" office:value="1.32258594036" calcext:value-type="float">
            <text:p>1.3225859404</text:p>
          </table:table-cell>
          <table:table-cell office:value-type="float" office:value="-1.92428958416" calcext:value-type="float">
            <text:p>-1.9242895842</text:p>
          </table:table-cell>
          <table:table-cell office:value-type="float" office:value="3.02703925133" calcext:value-type="float">
            <text:p>3.0270392513</text:p>
          </table:table-cell>
          <table:table-cell office:value-type="float" office:value="-2.43796873093" calcext:value-type="float">
            <text:p>-2.4379687309</text:p>
          </table:table-cell>
        </table:table-row>
        <table:table-row table:style-name="ro1">
          <table:table-cell office:value-type="float" office:value="1.32167696953" calcext:value-type="float">
            <text:p>1.3216769695</text:p>
          </table:table-cell>
          <table:table-cell office:value-type="float" office:value="-1.89522051811" calcext:value-type="float">
            <text:p>-1.8952205181</text:p>
          </table:table-cell>
          <table:table-cell office:value-type="float" office:value="2.99357219696" calcext:value-type="float">
            <text:p>2.993572197</text:p>
          </table:table-cell>
          <table:table-cell office:value-type="float" office:value="-2.43831324577" calcext:value-type="float">
            <text:p>-2.4383132458</text:p>
          </table:table-cell>
        </table:table-row>
        <table:table-row table:style-name="ro1">
          <table:table-cell office:value-type="float" office:value="1.32178735733" calcext:value-type="float">
            <text:p>1.3217873573</text:p>
          </table:table-cell>
          <table:table-cell office:value-type="float" office:value="-1.86516690254" calcext:value-type="float">
            <text:p>-1.8651669025</text:p>
          </table:table-cell>
          <table:table-cell office:value-type="float" office:value="2.96075817108" calcext:value-type="float">
            <text:p>2.9607581711</text:p>
          </table:table-cell>
          <table:table-cell office:value-type="float" office:value="-2.43796396255" calcext:value-type="float">
            <text:p>-2.4379639626</text:p>
          </table:table-cell>
        </table:table-row>
        <table:table-row table:style-name="ro1">
          <table:table-cell office:value-type="float" office:value="1.32330465317" calcext:value-type="float">
            <text:p>1.3233046532</text:p>
          </table:table-cell>
          <table:table-cell office:value-type="float" office:value="-1.83389484882" calcext:value-type="float">
            <text:p>-1.8338948488</text:p>
          </table:table-cell>
          <table:table-cell office:value-type="float" office:value="2.92905565262" calcext:value-type="float">
            <text:p>2.9290556526</text:p>
          </table:table-cell>
          <table:table-cell office:value-type="float" office:value="-2.43666672707" calcext:value-type="float">
            <text:p>-2.4366667271</text:p>
          </table:table-cell>
        </table:table-row>
        <table:table-row table:style-name="ro1">
          <table:table-cell office:value-type="float" office:value="1.32917523384" calcext:value-type="float">
            <text:p>1.3291752338</text:p>
          </table:table-cell>
          <table:table-cell office:value-type="float" office:value="-1.79088187218" calcext:value-type="float">
            <text:p>-1.7908818722</text:p>
          </table:table-cell>
          <table:table-cell office:value-type="float" office:value="2.8973626709" calcext:value-type="float">
            <text:p>2.8973626709</text:p>
          </table:table-cell>
          <table:table-cell office:value-type="float" office:value="-2.43472099304" calcext:value-type="float">
            <text:p>-2.434720993</text:p>
          </table:table-cell>
        </table:table-row>
        <table:table-row table:style-name="ro1">
          <table:table-cell office:value-type="float" office:value="1.33590996265" calcext:value-type="float">
            <text:p>1.3359099627</text:p>
          </table:table-cell>
          <table:table-cell office:value-type="float" office:value="-1.75207769871" calcext:value-type="float">
            <text:p>-1.7520776987</text:p>
          </table:table-cell>
          <table:table-cell office:value-type="float" office:value="2.83769675255" calcext:value-type="float">
            <text:p>2.8376967526</text:p>
          </table:table-cell>
          <table:table-cell office:value-type="float" office:value="-2.4344496727" calcext:value-type="float">
            <text:p>-2.4344496727</text:p>
          </table:table-cell>
        </table:table-row>
        <table:table-row table:style-name="ro1">
          <table:table-cell office:value-type="float" office:value="1.34007573128" calcext:value-type="float">
            <text:p>1.3400757313</text:p>
          </table:table-cell>
          <table:table-cell office:value-type="float" office:value="-1.71511054039" calcext:value-type="float">
            <text:p>-1.7151105404</text:p>
          </table:table-cell>
          <table:table-cell office:value-type="float" office:value="2.76920302868" calcext:value-type="float">
            <text:p>2.7692030287</text:p>
          </table:table-cell>
          <table:table-cell office:value-type="float" office:value="-2.43671107292" calcext:value-type="float">
            <text:p>-2.4367110729</text:p>
          </table:table-cell>
        </table:table-row>
        <table:table-row table:style-name="ro1">
          <table:table-cell office:value-type="float" office:value="1.3470979929" calcext:value-type="float">
            <text:p>1.3470979929</text:p>
          </table:table-cell>
          <table:table-cell office:value-type="float" office:value="-1.67872011662" calcext:value-type="float">
            <text:p>-1.6787201166</text:p>
          </table:table-cell>
          <table:table-cell office:value-type="float" office:value="2.72424372196" calcext:value-type="float">
            <text:p>2.724243722</text:p>
          </table:table-cell>
          <table:table-cell office:value-type="float" office:value="-2.43528699875" calcext:value-type="float">
            <text:p>-2.4352869988</text:p>
          </table:table-cell>
        </table:table-row>
        <table:table-row table:style-name="ro1">
          <table:table-cell office:value-type="float" office:value="1.35622572899" calcext:value-type="float">
            <text:p>1.356225729</text:p>
          </table:table-cell>
          <table:table-cell office:value-type="float" office:value="-1.63906550407" calcext:value-type="float">
            <text:p>-1.6390655041</text:p>
          </table:table-cell>
          <table:table-cell office:value-type="float" office:value="2.68534525394" calcext:value-type="float">
            <text:p>2.6853452539</text:p>
          </table:table-cell>
          <table:table-cell office:value-type="float" office:value="-2.43195462227" calcext:value-type="float">
            <text:p>-2.4319546223</text:p>
          </table:table-cell>
        </table:table-row>
        <table:table-row table:style-name="ro1">
          <table:table-cell office:value-type="float" office:value="1.36156821251" calcext:value-type="float">
            <text:p>1.3615682125</text:p>
          </table:table-cell>
          <table:table-cell office:value-type="float" office:value="-1.60993266106" calcext:value-type="float">
            <text:p>-1.6099326611</text:p>
          </table:table-cell>
          <table:table-cell office:value-type="float" office:value="2.64059647083" calcext:value-type="float">
            <text:p>2.6405964708</text:p>
          </table:table-cell>
          <table:table-cell office:value-type="float" office:value="-2.42721056938" calcext:value-type="float">
            <text:p>-2.4272105694</text:p>
          </table:table-cell>
        </table:table-row>
        <table:table-row table:style-name="ro1">
          <table:table-cell office:value-type="float" office:value="1.37355577946" calcext:value-type="float">
            <text:p>1.3735557795</text:p>
          </table:table-cell>
          <table:table-cell office:value-type="float" office:value="-1.57312202454" calcext:value-type="float">
            <text:p>-1.5731220245</text:p>
          </table:table-cell>
          <table:table-cell office:value-type="float" office:value="2.59689959049" calcext:value-type="float">
            <text:p>2.5968995905</text:p>
          </table:table-cell>
          <table:table-cell office:value-type="float" office:value="-2.42197537422" calcext:value-type="float">
            <text:p>-2.4219753742</text:p>
          </table:table-cell>
        </table:table-row>
        <table:table-row table:style-name="ro1">
          <table:table-cell office:value-type="float" office:value="1.38026940823" calcext:value-type="float">
            <text:p>1.3802694082</text:p>
          </table:table-cell>
          <table:table-cell office:value-type="float" office:value="-1.54713118076" calcext:value-type="float">
            <text:p>-1.5471311808</text:p>
          </table:table-cell>
          <table:table-cell office:value-type="float" office:value="2.55093093872" calcext:value-type="float">
            <text:p>2.5509309387</text:p>
          </table:table-cell>
          <table:table-cell office:value-type="float" office:value="-2.41618680954" calcext:value-type="float">
            <text:p>-2.4161868095</text:p>
          </table:table-cell>
        </table:table-row>
        <table:table-row table:style-name="ro1">
          <table:table-cell office:value-type="float" office:value="1.38946914673" calcext:value-type="float">
            <text:p>1.3894691467</text:p>
          </table:table-cell>
          <table:table-cell office:value-type="float" office:value="-1.51173079014" calcext:value-type="float">
            <text:p>-1.5117307901</text:p>
          </table:table-cell>
          <table:table-cell office:value-type="float" office:value="2.51340909958" calcext:value-type="float">
            <text:p>2.5134090996</text:p>
          </table:table-cell>
          <table:table-cell office:value-type="float" office:value="-2.41065430641" calcext:value-type="float">
            <text:p>-2.4106543064</text:p>
          </table:table-cell>
        </table:table-row>
        <table:table-row table:style-name="ro1">
          <table:table-cell office:value-type="float" office:value="1.40099656582" calcext:value-type="float">
            <text:p>1.4009965658</text:p>
          </table:table-cell>
          <table:table-cell office:value-type="float" office:value="-1.47870182991" calcext:value-type="float">
            <text:p>-1.4787018299</text:p>
          </table:table-cell>
          <table:table-cell office:value-type="float" office:value="2.47828408241" calcext:value-type="float">
            <text:p>2.4782840824</text:p>
          </table:table-cell>
          <table:table-cell office:value-type="float" office:value="-2.40414381027" calcext:value-type="float">
            <text:p>-2.4041438103</text:p>
          </table:table-cell>
        </table:table-row>
        <table:table-row table:style-name="ro1">
          <table:table-cell office:value-type="float" office:value="1.41290187836" calcext:value-type="float">
            <text:p>1.4129018784</text:p>
          </table:table-cell>
          <table:table-cell office:value-type="float" office:value="-1.43685173988" calcext:value-type="float">
            <text:p>-1.4368517399</text:p>
          </table:table-cell>
          <table:table-cell office:value-type="float" office:value="2.43860145569" calcext:value-type="float">
            <text:p>2.4386014557</text:p>
          </table:table-cell>
          <table:table-cell office:value-type="float" office:value="-2.39306640625" calcext:value-type="float">
            <text:p>-2.3930664063</text:p>
          </table:table-cell>
        </table:table-row>
        <table:table-row table:style-name="ro1">
          <table:table-cell office:value-type="float" office:value="1.42368364334" calcext:value-type="float">
            <text:p>1.4236836433</text:p>
          </table:table-cell>
          <table:table-cell office:value-type="float" office:value="-1.40352010727" calcext:value-type="float">
            <text:p>-1.4035201073</text:p>
          </table:table-cell>
          <table:table-cell office:value-type="float" office:value="2.40589054585" calcext:value-type="float">
            <text:p>2.4058905459</text:p>
          </table:table-cell>
          <table:table-cell office:value-type="float" office:value="-2.38353157043" calcext:value-type="float">
            <text:p>-2.3835315704</text:p>
          </table:table-cell>
        </table:table-row>
        <table:table-row table:style-name="ro1">
          <table:table-cell office:value-type="float" office:value="1.43530440331" calcext:value-type="float">
            <text:p>1.4353044033</text:p>
          </table:table-cell>
          <table:table-cell office:value-type="float" office:value="-1.3757417202" calcext:value-type="float">
            <text:p>-1.3757417202</text:p>
          </table:table-cell>
          <table:table-cell office:value-type="float" office:value="2.37555571556" calcext:value-type="float">
            <text:p>2.3755557156</text:p>
          </table:table-cell>
          <table:table-cell office:value-type="float" office:value="-2.37343788147" calcext:value-type="float">
            <text:p>-2.3734378815</text:p>
          </table:table-cell>
        </table:table-row>
        <table:table-row table:style-name="ro1">
          <table:table-cell office:value-type="float" office:value="1.44888341427" calcext:value-type="float">
            <text:p>1.4488834143</text:p>
          </table:table-cell>
          <table:table-cell office:value-type="float" office:value="-1.34731566906" calcext:value-type="float">
            <text:p>-1.3473156691</text:p>
          </table:table-cell>
          <table:table-cell office:value-type="float" office:value="2.3448528862" calcext:value-type="float">
            <text:p>2.3448528862</text:p>
          </table:table-cell>
          <table:table-cell office:value-type="float" office:value="-2.36064004898" calcext:value-type="float">
            <text:p>-2.360640049</text:p>
          </table:table-cell>
        </table:table-row>
        <table:table-row table:style-name="ro1">
          <table:table-cell office:value-type="float" office:value="1.46575129032" calcext:value-type="float">
            <text:p>1.4657512903</text:p>
          </table:table-cell>
          <table:table-cell office:value-type="float" office:value="-1.3088581562" calcext:value-type="float">
            <text:p>-1.3088581562</text:p>
          </table:table-cell>
          <table:table-cell office:value-type="float" office:value="2.31833990574" calcext:value-type="float">
            <text:p>2.3183399057</text:p>
          </table:table-cell>
          <table:table-cell office:value-type="float" office:value="-2.3469042778" calcext:value-type="float">
            <text:p>-2.3469042778</text:p>
          </table:table-cell>
        </table:table-row>
        <table:table-row table:style-name="ro1">
          <table:table-cell office:value-type="float" office:value="1.48373413086" calcext:value-type="float">
            <text:p>1.4837341309</text:p>
          </table:table-cell>
          <table:table-cell office:value-type="float" office:value="-1.27554118633" calcext:value-type="float">
            <text:p>-1.2755411863</text:p>
          </table:table-cell>
          <table:table-cell office:value-type="float" office:value="2.29661925793" calcext:value-type="float">
            <text:p>2.2966192579</text:p>
          </table:table-cell>
          <table:table-cell office:value-type="float" office:value="-2.33471393585" calcext:value-type="float">
            <text:p>-2.3347139359</text:p>
          </table:table-cell>
        </table:table-row>
        <table:table-row table:style-name="ro1">
          <table:table-cell office:value-type="float" office:value="1.50019860268" calcext:value-type="float">
            <text:p>1.5001986027</text:p>
          </table:table-cell>
          <table:table-cell office:value-type="float" office:value="-1.24579799175" calcext:value-type="float">
            <text:p>-1.2457979918</text:p>
          </table:table-cell>
          <table:table-cell office:value-type="float" office:value="2.27486463547" calcext:value-type="float">
            <text:p>2.2748646355</text:p>
          </table:table-cell>
          <table:table-cell office:value-type="float" office:value="-2.31883811951" calcext:value-type="float">
            <text:p>-2.3188381195</text:p>
          </table:table-cell>
        </table:table-row>
        <table:table-row table:style-name="ro1">
          <table:table-cell office:value-type="float" office:value="1.52273142338" calcext:value-type="float">
            <text:p>1.5227314234</text:p>
          </table:table-cell>
          <table:table-cell office:value-type="float" office:value="-1.20777070522" calcext:value-type="float">
            <text:p>-1.2077707052</text:p>
          </table:table-cell>
          <table:table-cell office:value-type="float" office:value="2.25411625862" calcext:value-type="float">
            <text:p>2.2541162586</text:p>
          </table:table-cell>
          <table:table-cell office:value-type="float" office:value="-2.29989600182" calcext:value-type="float">
            <text:p>-2.2998960018</text:p>
          </table:table-cell>
        </table:table-row>
        <table:table-row table:style-name="ro1">
          <table:table-cell office:value-type="float" office:value="1.5378164053" calcext:value-type="float">
            <text:p>1.5378164053</text:p>
          </table:table-cell>
          <table:table-cell office:value-type="float" office:value="-1.18404304981" calcext:value-type="float">
            <text:p>-1.1840430498</text:p>
          </table:table-cell>
          <table:table-cell office:value-type="float" office:value="2.23637863159" calcext:value-type="float">
            <text:p>2.2363786316</text:p>
          </table:table-cell>
          <table:table-cell office:value-type="float" office:value="-2.28050279617" calcext:value-type="float">
            <text:p>-2.2805027962</text:p>
          </table:table-cell>
        </table:table-row>
        <table:table-row table:style-name="ro1">
          <table:table-cell office:value-type="float" office:value="1.5591622591" calcext:value-type="float">
            <text:p>1.5591622591</text:p>
          </table:table-cell>
          <table:table-cell office:value-type="float" office:value="-1.15171992779" calcext:value-type="float">
            <text:p>-1.1517199278</text:p>
          </table:table-cell>
          <table:table-cell office:value-type="float" office:value="2.22202702522" calcext:value-type="float">
            <text:p>2.2220270252</text:p>
          </table:table-cell>
          <table:table-cell office:value-type="float" office:value="-2.25944209099" calcext:value-type="float">
            <text:p>-2.259442091</text:p>
          </table:table-cell>
        </table:table-row>
        <table:table-row table:style-name="ro1">
          <table:table-cell office:value-type="float" office:value="1.5760320425" calcext:value-type="float">
            <text:p>1.5760320425</text:p>
          </table:table-cell>
          <table:table-cell office:value-type="float" office:value="-1.1291987896" calcext:value-type="float">
            <text:p>-1.1291987896</text:p>
          </table:table-cell>
          <table:table-cell office:value-type="float" office:value="2.21151193142" calcext:value-type="float">
            <text:p>2.2115119314</text:p>
          </table:table-cell>
          <table:table-cell office:value-type="float" office:value="-2.24033951759" calcext:value-type="float">
            <text:p>-2.2403395176</text:p>
          </table:table-cell>
        </table:table-row>
        <table:table-row table:style-name="ro1">
          <table:table-cell office:value-type="float" office:value="1.59348130226" calcext:value-type="float">
            <text:p>1.5934813023</text:p>
          </table:table-cell>
          <table:table-cell office:value-type="float" office:value="-1.10727143288" calcext:value-type="float">
            <text:p>-1.1072714329</text:p>
          </table:table-cell>
          <table:table-cell office:value-type="float" office:value="2.20281334877" calcext:value-type="float">
            <text:p>2.2028133488</text:p>
          </table:table-cell>
          <table:table-cell office:value-type="float" office:value="-2.22007632256" calcext:value-type="float">
            <text:p>-2.2200763226</text:p>
          </table:table-cell>
        </table:table-row>
        <table:table-row table:style-name="ro1">
          <table:table-cell office:value-type="float" office:value="1.61174225807" calcext:value-type="float">
            <text:p>1.6117422581</text:p>
          </table:table-cell>
          <table:table-cell office:value-type="float" office:value="-1.08556830883" calcext:value-type="float">
            <text:p>-1.0855683088</text:p>
          </table:table-cell>
          <table:table-cell office:value-type="float" office:value="2.19416888714" calcext:value-type="float">
            <text:p>2.1941688871</text:p>
          </table:table-cell>
          <table:table-cell office:value-type="float" office:value="-2.19826436043" calcext:value-type="float">
            <text:p>-2.1982643604</text:p>
          </table:table-cell>
        </table:table-row>
        <table:table-row table:style-name="ro1">
          <table:table-cell office:value-type="float" office:value="1.64910972118" calcext:value-type="float">
            <text:p>1.6491097212</text:p>
          </table:table-cell>
          <table:table-cell office:value-type="float" office:value="-1.03575277328" calcext:value-type="float">
            <text:p>-1.0357527733</text:p>
          </table:table-cell>
          <table:table-cell office:value-type="float" office:value="2.18693669796" calcext:value-type="float">
            <text:p>2.186936698</text:p>
          </table:table-cell>
          <table:table-cell office:value-type="float" office:value="-2.17680549622" calcext:value-type="float">
            <text:p>-2.1768054962</text:p>
          </table:table-cell>
        </table:table-row>
        <table:table-row table:style-name="ro1">
          <table:table-cell office:value-type="float" office:value="1.67028427124" calcext:value-type="float">
            <text:p>1.6702842712</text:p>
          </table:table-cell>
          <table:table-cell office:value-type="float" office:value="-1.01406872272" calcext:value-type="float">
            <text:p>-1.0140687227</text:p>
          </table:table-cell>
          <table:table-cell office:value-type="float" office:value="2.18250473499" calcext:value-type="float">
            <text:p>2.182504735</text:p>
          </table:table-cell>
          <table:table-cell office:value-type="float" office:value="-2.15081834793" calcext:value-type="float">
            <text:p>-2.1508183479</text:p>
          </table:table-cell>
        </table:table-row>
        <table:table-row table:style-name="ro1">
          <table:table-cell office:value-type="float" office:value="1.69149303436" calcext:value-type="float">
            <text:p>1.6914930344</text:p>
          </table:table-cell>
          <table:table-cell office:value-type="float" office:value="-0.993377566338" calcext:value-type="float">
            <text:p>-0.9933775663</text:p>
          </table:table-cell>
          <table:table-cell office:value-type="float" office:value="2.17751058102" calcext:value-type="float">
            <text:p>2.177510581</text:p>
          </table:table-cell>
          <table:table-cell office:value-type="float" office:value="-2.1261613369" calcext:value-type="float">
            <text:p>-2.1261613369</text:p>
          </table:table-cell>
        </table:table-row>
        <table:table-row table:style-name="ro1">
          <table:table-cell office:value-type="float" office:value="1.71306598186" calcext:value-type="float">
            <text:p>1.7130659819</text:p>
          </table:table-cell>
          <table:table-cell office:value-type="float" office:value="-0.973923623562" calcext:value-type="float">
            <text:p>-0.9739236236</text:p>
          </table:table-cell>
          <table:table-cell office:value-type="float" office:value="2.17223556995" calcext:value-type="float">
            <text:p>2.17223557</text:p>
          </table:table-cell>
          <table:table-cell office:value-type="float" office:value="-2.09817767143" calcext:value-type="float">
            <text:p>-2.0981776714</text:p>
          </table:table-cell>
        </table:table-row>
        <table:table-row table:style-name="ro1">
          <table:table-cell office:value-type="float" office:value="1.75534856319" calcext:value-type="float">
            <text:p>1.7553485632</text:p>
          </table:table-cell>
          <table:table-cell office:value-type="float" office:value="-0.927839457989" calcext:value-type="float">
            <text:p>-0.927839458</text:p>
          </table:table-cell>
          <table:table-cell office:value-type="float" office:value="2.1668195343" calcext:value-type="float">
            <text:p>2.1668195343</text:p>
          </table:table-cell>
          <table:table-cell office:value-type="float" office:value="-2.06840491295" calcext:value-type="float">
            <text:p>-2.068404913</text:p>
          </table:table-cell>
        </table:table-row>
        <table:table-row table:style-name="ro1">
          <table:table-cell office:value-type="float" office:value="1.77821791172" calcext:value-type="float">
            <text:p>1.7782179117</text:p>
          </table:table-cell>
          <table:table-cell office:value-type="float" office:value="-0.909388124943" calcext:value-type="float">
            <text:p>-0.9093881249</text:p>
          </table:table-cell>
          <table:table-cell office:value-type="float" office:value="2.16329248905" calcext:value-type="float">
            <text:p>2.1632924891</text:p>
          </table:table-cell>
          <table:table-cell office:value-type="float" office:value="-2.04221367836" calcext:value-type="float">
            <text:p>-2.0422136784</text:p>
          </table:table-cell>
        </table:table-row>
        <table:table-row table:style-name="ro1">
          <table:table-cell office:value-type="float" office:value="1.80128991604" calcext:value-type="float">
            <text:p>1.801289916</text:p>
          </table:table-cell>
          <table:table-cell office:value-type="float" office:value="-0.892403662205" calcext:value-type="float">
            <text:p>-0.8924036622</text:p>
          </table:table-cell>
          <table:table-cell office:value-type="float" office:value="2.15975292683" calcext:value-type="float">
            <text:p>2.1597529268</text:p>
          </table:table-cell>
          <table:table-cell office:value-type="float" office:value="-2.01417136192" calcext:value-type="float">
            <text:p>-2.0141713619</text:p>
          </table:table-cell>
        </table:table-row>
        <table:table-row table:style-name="ro1">
          <table:table-cell office:value-type="float" office:value="1.8239274025" calcext:value-type="float">
            <text:p>1.8239274025</text:p>
          </table:table-cell>
          <table:table-cell office:value-type="float" office:value="-0.876650333405" calcext:value-type="float">
            <text:p>-0.8766503334</text:p>
          </table:table-cell>
          <table:table-cell office:value-type="float" office:value="2.1569165802" calcext:value-type="float">
            <text:p>2.1569165802</text:p>
          </table:table-cell>
          <table:table-cell office:value-type="float" office:value="-1.98598849773" calcext:value-type="float">
            <text:p>-1.9859884977</text:p>
          </table:table-cell>
        </table:table-row>
        <table:table-row table:style-name="ro1">
          <table:table-cell office:value-type="float" office:value="1.8449947834" calcext:value-type="float">
            <text:p>1.8449947834</text:p>
          </table:table-cell>
          <table:table-cell office:value-type="float" office:value="-0.863364338875" calcext:value-type="float">
            <text:p>-0.8633643389</text:p>
          </table:table-cell>
          <table:table-cell office:value-type="float" office:value="2.15764900208" calcext:value-type="float">
            <text:p>2.1576490021</text:p>
          </table:table-cell>
          <table:table-cell office:value-type="float" office:value="-1.95342040062" calcext:value-type="float">
            <text:p>-1.9534204006</text:p>
          </table:table-cell>
        </table:table-row>
        <table:table-row table:style-name="ro1">
          <table:table-cell office:value-type="float" office:value="1.86659193039" calcext:value-type="float">
            <text:p>1.8665919304</text:p>
          </table:table-cell>
          <table:table-cell office:value-type="float" office:value="-0.849812984467" calcext:value-type="float">
            <text:p>-0.8498129845</text:p>
          </table:table-cell>
          <table:table-cell office:value-type="float" office:value="2.15758594036" calcext:value-type="float">
            <text:p>2.1575859404</text:p>
          </table:table-cell>
          <table:table-cell office:value-type="float" office:value="-1.92428958416" calcext:value-type="float">
            <text:p>-1.9242895842</text:p>
          </table:table-cell>
        </table:table-row>
        <table:table-row table:style-name="ro1">
          <table:table-cell office:value-type="float" office:value="1.88948500156" calcext:value-type="float">
            <text:p>1.8894850016</text:p>
          </table:table-cell>
          <table:table-cell office:value-type="float" office:value="-0.836545646191" calcext:value-type="float">
            <text:p>-0.8365456462</text:p>
          </table:table-cell>
          <table:table-cell office:value-type="float" office:value="2.15667696953" calcext:value-type="float">
            <text:p>2.1566769695</text:p>
          </table:table-cell>
          <table:table-cell office:value-type="float" office:value="-1.89522051811" calcext:value-type="float">
            <text:p>-1.8952205181</text:p>
          </table:table-cell>
        </table:table-row>
        <table:table-row table:style-name="ro1">
          <table:table-cell office:value-type="float" office:value="1.93936789036" calcext:value-type="float">
            <text:p>1.9393678904</text:p>
          </table:table-cell>
          <table:table-cell office:value-type="float" office:value="-0.805473506451" calcext:value-type="float">
            <text:p>-0.8054735065</text:p>
          </table:table-cell>
          <table:table-cell office:value-type="float" office:value="2.15678735733" calcext:value-type="float">
            <text:p>2.1567873573</text:p>
          </table:table-cell>
          <table:table-cell office:value-type="float" office:value="-1.86516690254" calcext:value-type="float">
            <text:p>-1.8651669025</text:p>
          </table:table-cell>
        </table:table-row>
        <table:table-row table:style-name="ro1">
          <table:table-cell office:value-type="float" office:value="1.96422278881" calcext:value-type="float">
            <text:p>1.9642227888</text:p>
          </table:table-cell>
          <table:table-cell office:value-type="float" office:value="-0.792359471321" calcext:value-type="float">
            <text:p>-0.7923594713</text:p>
          </table:table-cell>
          <table:table-cell office:value-type="float" office:value="2.15830465317" calcext:value-type="float">
            <text:p>2.1583046532</text:p>
          </table:table-cell>
          <table:table-cell office:value-type="float" office:value="-1.83389484882" calcext:value-type="float">
            <text:p>-1.8338948488</text:p>
          </table:table-cell>
        </table:table-row>
        <table:table-row table:style-name="ro1">
          <table:table-cell office:value-type="float" office:value="1.98881089687" calcext:value-type="float">
            <text:p>1.9888108969</text:p>
          </table:table-cell>
          <table:table-cell office:value-type="float" office:value="-0.779977202415" calcext:value-type="float">
            <text:p>-0.7799772024</text:p>
          </table:table-cell>
          <table:table-cell office:value-type="float" office:value="2.16417523384" calcext:value-type="float">
            <text:p>2.1641752338</text:p>
          </table:table-cell>
          <table:table-cell office:value-type="float" office:value="-1.79088187218" calcext:value-type="float">
            <text:p>-1.7908818722</text:p>
          </table:table-cell>
        </table:table-row>
        <table:table-row table:style-name="ro1">
          <table:table-cell office:value-type="float" office:value="2.01395344734" calcext:value-type="float">
            <text:p>2.0139534473</text:p>
          </table:table-cell>
          <table:table-cell office:value-type="float" office:value="-0.76870316267" calcext:value-type="float">
            <text:p>-0.7687031627</text:p>
          </table:table-cell>
          <table:table-cell office:value-type="float" office:value="2.17090996265" calcext:value-type="float">
            <text:p>2.1709099627</text:p>
          </table:table-cell>
          <table:table-cell office:value-type="float" office:value="-1.75207769871" calcext:value-type="float">
            <text:p>-1.7520776987</text:p>
          </table:table-cell>
        </table:table-row>
        <table:table-row table:style-name="ro1">
          <table:table-cell office:value-type="float" office:value="2.03825736046" calcext:value-type="float">
            <text:p>2.0382573605</text:p>
          </table:table-cell>
          <table:table-cell office:value-type="float" office:value="-0.757741093636" calcext:value-type="float">
            <text:p>-0.7577410936</text:p>
          </table:table-cell>
          <table:table-cell office:value-type="float" office:value="2.17507573128" calcext:value-type="float">
            <text:p>2.1750757313</text:p>
          </table:table-cell>
          <table:table-cell office:value-type="float" office:value="-1.71511054039" calcext:value-type="float">
            <text:p>-1.7151105404</text:p>
          </table:table-cell>
        </table:table-row>
        <table:table-row table:style-name="ro1">
          <table:table-cell office:value-type="float" office:value="2.0631070137" calcext:value-type="float">
            <text:p>2.0631070137</text:p>
          </table:table-cell>
          <table:table-cell office:value-type="float" office:value="-0.747554421425" calcext:value-type="float">
            <text:p>-0.7475544214</text:p>
          </table:table-cell>
          <table:table-cell office:value-type="float" office:value="2.1820979929" calcext:value-type="float">
            <text:p>2.1820979929</text:p>
          </table:table-cell>
          <table:table-cell office:value-type="float" office:value="-1.67872011662" calcext:value-type="float">
            <text:p>-1.6787201166</text:p>
          </table:table-cell>
        </table:table-row>
        <table:table-row table:style-name="ro1">
          <table:table-cell office:value-type="float" office:value="2.08719038963" calcext:value-type="float">
            <text:p>2.0871903896</text:p>
          </table:table-cell>
          <table:table-cell office:value-type="float" office:value="-0.738140046597" calcext:value-type="float">
            <text:p>-0.7381400466</text:p>
          </table:table-cell>
          <table:table-cell office:value-type="float" office:value="2.19122572899" calcext:value-type="float">
            <text:p>2.191225729</text:p>
          </table:table-cell>
          <table:table-cell office:value-type="float" office:value="-1.63906550407" calcext:value-type="float">
            <text:p>-1.6390655041</text:p>
          </table:table-cell>
        </table:table-row>
        <table:table-row table:style-name="ro1">
          <table:table-cell office:value-type="float" office:value="2.11107349396" calcext:value-type="float">
            <text:p>2.111073494</text:p>
          </table:table-cell>
          <table:table-cell office:value-type="float" office:value="-0.729586064816" calcext:value-type="float">
            <text:p>-0.7295860648</text:p>
          </table:table-cell>
          <table:table-cell office:value-type="float" office:value="2.19656821251" calcext:value-type="float">
            <text:p>2.1965682125</text:p>
          </table:table-cell>
          <table:table-cell office:value-type="float" office:value="-1.60993266106" calcext:value-type="float">
            <text:p>-1.6099326611</text:p>
          </table:table-cell>
        </table:table-row>
        <table:table-row table:style-name="ro1">
          <table:table-cell office:value-type="float" office:value="2.21318554878" calcext:value-type="float">
            <text:p>2.2131855488</text:p>
          </table:table-cell>
          <table:table-cell office:value-type="float" office:value="-0.673651635647" calcext:value-type="float">
            <text:p>-0.6736516356</text:p>
          </table:table-cell>
          <table:table-cell office:value-type="float" office:value="2.20855577946" calcext:value-type="float">
            <text:p>2.2085557795</text:p>
          </table:table-cell>
          <table:table-cell office:value-type="float" office:value="-1.57312202454" calcext:value-type="float">
            <text:p>-1.5731220245</text:p>
          </table:table-cell>
        </table:table-row>
        <table:table-row table:style-name="ro1">
          <table:table-cell office:value-type="float" office:value="2.25480699539" calcext:value-type="float">
            <text:p>2.2548069954</text:p>
          </table:table-cell>
          <table:table-cell office:value-type="float" office:value="-0.663733363152" calcext:value-type="float">
            <text:p>-0.6637333632</text:p>
          </table:table-cell>
          <table:table-cell office:value-type="float" office:value="2.21526940823" calcext:value-type="float">
            <text:p>2.2152694082</text:p>
          </table:table-cell>
          <table:table-cell office:value-type="float" office:value="-1.54713118076" calcext:value-type="float">
            <text:p>-1.5471311808</text:p>
          </table:table-cell>
        </table:table-row>
        <table:table-row table:style-name="ro1">
          <table:table-cell office:value-type="float" office:value="2.29714989662" calcext:value-type="float">
            <text:p>2.2971498966</text:p>
          </table:table-cell>
          <table:table-cell office:value-type="float" office:value="-0.654974877834" calcext:value-type="float">
            <text:p>-0.6549748778</text:p>
          </table:table-cell>
          <table:table-cell office:value-type="float" office:value="2.22446914673" calcext:value-type="float">
            <text:p>2.2244691467</text:p>
          </table:table-cell>
          <table:table-cell office:value-type="float" office:value="-1.51173079014" calcext:value-type="float">
            <text:p>-1.5117307901</text:p>
          </table:table-cell>
        </table:table-row>
        <table:table-row table:style-name="ro1">
          <table:table-cell office:value-type="float" office:value="2.32780003548" calcext:value-type="float">
            <text:p>2.3278000355</text:p>
          </table:table-cell>
          <table:table-cell office:value-type="float" office:value="-0.643322765827" calcext:value-type="float">
            <text:p>-0.6433227658</text:p>
          </table:table-cell>
          <table:table-cell office:value-type="float" office:value="2.23599656582" calcext:value-type="float">
            <text:p>2.2359965658</text:p>
          </table:table-cell>
          <table:table-cell office:value-type="float" office:value="-1.47870182991" calcext:value-type="float">
            <text:p>-1.4787018299</text:p>
          </table:table-cell>
        </table:table-row>
        <table:table-row table:style-name="ro1">
          <table:table-cell office:value-type="float" office:value="2.35506343842" calcext:value-type="float">
            <text:p>2.3550634384</text:p>
          </table:table-cell>
          <table:table-cell office:value-type="float" office:value="-0.635582566261" calcext:value-type="float">
            <text:p>-0.6355825663</text:p>
          </table:table-cell>
          <table:table-cell office:value-type="float" office:value="2.24790187836" calcext:value-type="float">
            <text:p>2.2479018784</text:p>
          </table:table-cell>
          <table:table-cell office:value-type="float" office:value="-1.43685173988" calcext:value-type="float">
            <text:p>-1.4368517399</text:p>
          </table:table-cell>
        </table:table-row>
        <table:table-row table:style-name="ro1">
          <table:table-cell office:value-type="float" office:value="2.38194322586" calcext:value-type="float">
            <text:p>2.3819432259</text:p>
          </table:table-cell>
          <table:table-cell office:value-type="float" office:value="-0.628067135811" calcext:value-type="float">
            <text:p>-0.6280671358</text:p>
          </table:table-cell>
          <table:table-cell office:value-type="float" office:value="2.25868364334" calcext:value-type="float">
            <text:p>2.2586836433</text:p>
          </table:table-cell>
          <table:table-cell office:value-type="float" office:value="-1.40352010727" calcext:value-type="float">
            <text:p>-1.4035201073</text:p>
          </table:table-cell>
        </table:table-row>
        <table:table-row table:style-name="ro1">
          <table:table-cell office:value-type="float" office:value="2.40843725204" calcext:value-type="float">
            <text:p>2.408437252</text:p>
          </table:table-cell>
          <table:table-cell office:value-type="float" office:value="-0.620466172695" calcext:value-type="float">
            <text:p>-0.6204661727</text:p>
          </table:table-cell>
          <table:table-cell office:value-type="float" office:value="2.27030440331" calcext:value-type="float">
            <text:p>2.2703044033</text:p>
          </table:table-cell>
          <table:table-cell office:value-type="float" office:value="-1.3757417202" calcext:value-type="float">
            <text:p>-1.3757417202</text:p>
          </table:table-cell>
        </table:table-row>
        <table:table-row table:style-name="ro1">
          <table:table-cell office:value-type="float" office:value="2.44276380539" calcext:value-type="float">
            <text:p>2.4427638054</text:p>
          </table:table-cell>
          <table:table-cell office:value-type="float" office:value="-0.603228151798" calcext:value-type="float">
            <text:p>-0.6032281518</text:p>
          </table:table-cell>
          <table:table-cell office:value-type="float" office:value="2.28388341427" calcext:value-type="float">
            <text:p>2.2838834143</text:p>
          </table:table-cell>
          <table:table-cell office:value-type="float" office:value="-1.34731566906" calcext:value-type="float">
            <text:p>-1.3473156691</text:p>
          </table:table-cell>
        </table:table-row>
        <table:table-row table:style-name="ro1">
          <table:table-cell office:value-type="float" office:value="2.47009706497" calcext:value-type="float">
            <text:p>2.470097065</text:p>
          </table:table-cell>
          <table:table-cell office:value-type="float" office:value="-0.597237467766" calcext:value-type="float">
            <text:p>-0.5972374678</text:p>
          </table:table-cell>
          <table:table-cell office:value-type="float" office:value="2.30075129032" calcext:value-type="float">
            <text:p>2.3007512903</text:p>
          </table:table-cell>
          <table:table-cell office:value-type="float" office:value="-1.3088581562" calcext:value-type="float">
            <text:p>-1.3088581562</text:p>
          </table:table-cell>
        </table:table-row>
        <table:table-row table:style-name="ro1">
          <table:table-cell office:value-type="float" office:value="2.49629688263" calcext:value-type="float">
            <text:p>2.4962968826</text:p>
          </table:table-cell>
          <table:table-cell office:value-type="float" office:value="-0.592123925686" calcext:value-type="float">
            <text:p>-0.5921239257</text:p>
          </table:table-cell>
          <table:table-cell office:value-type="float" office:value="2.31873413086" calcext:value-type="float">
            <text:p>2.3187341309</text:p>
          </table:table-cell>
          <table:table-cell office:value-type="float" office:value="-1.27554118633" calcext:value-type="float">
            <text:p>-1.2755411863</text:p>
          </table:table-cell>
        </table:table-row>
        <table:table-row table:style-name="ro1">
          <table:table-cell office:value-type="float" office:value="2.52348351479" calcext:value-type="float">
            <text:p>2.5234835148</text:p>
          </table:table-cell>
          <table:table-cell office:value-type="float" office:value="-0.587368428707" calcext:value-type="float">
            <text:p>-0.5873684287</text:p>
          </table:table-cell>
          <table:table-cell office:value-type="float" office:value="2.33519860268" calcext:value-type="float">
            <text:p>2.3351986027</text:p>
          </table:table-cell>
          <table:table-cell office:value-type="float" office:value="-1.24579799175" calcext:value-type="float">
            <text:p>-1.2457979918</text:p>
          </table:table-cell>
        </table:table-row>
        <table:table-row table:style-name="ro1">
          <table:table-cell office:value-type="float" office:value="2.56908798218" calcext:value-type="float">
            <text:p>2.5690879822</text:p>
          </table:table-cell>
          <table:table-cell office:value-type="float" office:value="-0.575534462929" calcext:value-type="float">
            <text:p>-0.5755344629</text:p>
          </table:table-cell>
          <table:table-cell office:value-type="float" office:value="2.35773142338" calcext:value-type="float">
            <text:p>2.3577314234</text:p>
          </table:table-cell>
          <table:table-cell office:value-type="float" office:value="-1.20777070522" calcext:value-type="float">
            <text:p>-1.2077707052</text:p>
          </table:table-cell>
        </table:table-row>
        <table:table-row table:style-name="ro1">
          <table:table-cell office:value-type="float" office:value="2.59515714645" calcext:value-type="float">
            <text:p>2.5951571465</text:p>
          </table:table-cell>
          <table:table-cell office:value-type="float" office:value="-0.571990191936" calcext:value-type="float">
            <text:p>-0.5719901919</text:p>
          </table:table-cell>
          <table:table-cell office:value-type="float" office:value="2.3728164053" calcext:value-type="float">
            <text:p>2.3728164053</text:p>
          </table:table-cell>
          <table:table-cell office:value-type="float" office:value="-1.18404304981" calcext:value-type="float">
            <text:p>-1.1840430498</text:p>
          </table:table-cell>
        </table:table-row>
        <table:table-row table:style-name="ro1">
          <table:table-cell office:value-type="float" office:value="2.61977314949" calcext:value-type="float">
            <text:p>2.6197731495</text:p>
          </table:table-cell>
          <table:table-cell office:value-type="float" office:value="-0.5696439147" calcext:value-type="float">
            <text:p>-0.5696439147</text:p>
          </table:table-cell>
          <table:table-cell office:value-type="float" office:value="2.3941622591" calcext:value-type="float">
            <text:p>2.3941622591</text:p>
          </table:table-cell>
          <table:table-cell office:value-type="float" office:value="-1.15171992779" calcext:value-type="float">
            <text:p>-1.1517199278</text:p>
          </table:table-cell>
        </table:table-row>
        <table:table-row table:style-name="ro1">
          <table:table-cell office:value-type="float" office:value="2.64445853233" calcext:value-type="float">
            <text:p>2.6444585323</text:p>
          </table:table-cell>
          <table:table-cell office:value-type="float" office:value="-0.567507266998" calcext:value-type="float">
            <text:p>-0.567507267</text:p>
          </table:table-cell>
          <table:table-cell office:value-type="float" office:value="2.4110320425" calcext:value-type="float">
            <text:p>2.4110320425</text:p>
          </table:table-cell>
          <table:table-cell office:value-type="float" office:value="-1.1291987896" calcext:value-type="float">
            <text:p>-1.1291987896</text:p>
          </table:table-cell>
        </table:table-row>
        <table:table-row table:style-name="ro1">
          <table:table-cell office:value-type="float" office:value="2.67044234276" calcext:value-type="float">
            <text:p>2.6704423428</text:p>
          </table:table-cell>
          <table:table-cell office:value-type="float" office:value="-0.565970957279" calcext:value-type="float">
            <text:p>-0.5659709573</text:p>
          </table:table-cell>
          <table:table-cell office:value-type="float" office:value="2.42848130226" calcext:value-type="float">
            <text:p>2.4284813023</text:p>
          </table:table-cell>
          <table:table-cell office:value-type="float" office:value="-1.10727143288" calcext:value-type="float">
            <text:p>-1.1072714329</text:p>
          </table:table-cell>
        </table:table-row>
        <table:table-row table:style-name="ro1">
          <table:table-cell office:value-type="float" office:value="2.69547152519" calcext:value-type="float">
            <text:p>2.6954715252</text:p>
          </table:table-cell>
          <table:table-cell office:value-type="float" office:value="-0.56555223465" calcext:value-type="float">
            <text:p>-0.5655522347</text:p>
          </table:table-cell>
          <table:table-cell office:value-type="float" office:value="2.44674225807" calcext:value-type="float">
            <text:p>2.4467422581</text:p>
          </table:table-cell>
          <table:table-cell office:value-type="float" office:value="-1.08556830883" calcext:value-type="float">
            <text:p>-1.0855683088</text:p>
          </table:table-cell>
        </table:table-row>
        <table:table-row table:style-name="ro1">
          <table:table-cell office:value-type="float" office:value="2.71908378601" calcext:value-type="float">
            <text:p>2.719083786</text:p>
          </table:table-cell>
          <table:table-cell office:value-type="float" office:value="-0.565649390221" calcext:value-type="float">
            <text:p>-0.5656493902</text:p>
          </table:table-cell>
          <table:table-cell office:value-type="float" office:value="2.48410972118" calcext:value-type="float">
            <text:p>2.4841097212</text:p>
          </table:table-cell>
          <table:table-cell office:value-type="float" office:value="-1.03575277328" calcext:value-type="float">
            <text:p>-1.0357527733</text:p>
          </table:table-cell>
        </table:table-row>
        <table:table-row table:style-name="ro1">
          <table:table-cell office:value-type="float" office:value="2.78703761101" calcext:value-type="float">
            <text:p>2.787037611</text:p>
          </table:table-cell>
          <table:table-cell office:value-type="float" office:value="-0.548062562943" calcext:value-type="float">
            <text:p>-0.5480625629</text:p>
          </table:table-cell>
          <table:table-cell office:value-type="float" office:value="2.50528427124" calcext:value-type="float">
            <text:p>2.5052842712</text:p>
          </table:table-cell>
          <table:table-cell office:value-type="float" office:value="-1.01406872272" calcext:value-type="float">
            <text:p>-1.0140687227</text:p>
          </table:table-cell>
        </table:table-row>
        <table:table-row table:style-name="ro1">
          <table:table-cell office:value-type="float" office:value="2.82481503487" calcext:value-type="float">
            <text:p>2.8248150349</text:p>
          </table:table-cell>
          <table:table-cell office:value-type="float" office:value="-0.54577344656" calcext:value-type="float">
            <text:p>-0.5457734466</text:p>
          </table:table-cell>
          <table:table-cell office:value-type="float" office:value="2.52649303436" calcext:value-type="float">
            <text:p>2.5264930344</text:p>
          </table:table-cell>
          <table:table-cell office:value-type="float" office:value="-0.993377566338" calcext:value-type="float">
            <text:p>-0.9933775663</text:p>
          </table:table-cell>
        </table:table-row>
        <table:table-row table:style-name="ro1">
          <table:table-cell office:value-type="float" office:value="2.85047674179" calcext:value-type="float">
            <text:p>2.8504767418</text:p>
          </table:table-cell>
          <table:table-cell office:value-type="float" office:value="-0.546545267105" calcext:value-type="float">
            <text:p>-0.5465452671</text:p>
          </table:table-cell>
          <table:table-cell office:value-type="float" office:value="2.54806598186" calcext:value-type="float">
            <text:p>2.5480659819</text:p>
          </table:table-cell>
          <table:table-cell office:value-type="float" office:value="-0.973923623562" calcext:value-type="float">
            <text:p>-0.9739236236</text:p>
          </table:table-cell>
        </table:table-row>
        <table:table-row table:style-name="ro1">
          <table:table-cell office:value-type="float" office:value="2.89005422592" calcext:value-type="float">
            <text:p>2.8900542259</text:p>
          </table:table-cell>
          <table:table-cell office:value-type="float" office:value="-0.54500067234" calcext:value-type="float">
            <text:p>-0.5450006723</text:p>
          </table:table-cell>
          <table:table-cell office:value-type="float" office:value="2.59034856319" calcext:value-type="float">
            <text:p>2.5903485632</text:p>
          </table:table-cell>
          <table:table-cell office:value-type="float" office:value="-0.927839457989" calcext:value-type="float">
            <text:p>-0.927839458</text:p>
          </table:table-cell>
        </table:table-row>
        <table:table-row table:style-name="ro1">
          <table:table-cell office:value-type="float" office:value="2.92738556862" calcext:value-type="float">
            <text:p>2.9273855686</text:p>
          </table:table-cell>
          <table:table-cell office:value-type="float" office:value="-0.538890480995" calcext:value-type="float">
            <text:p>-0.538890481</text:p>
          </table:table-cell>
          <table:table-cell office:value-type="float" office:value="2.61321791172" calcext:value-type="float">
            <text:p>2.6132179117</text:p>
          </table:table-cell>
          <table:table-cell office:value-type="float" office:value="-0.909388124943" calcext:value-type="float">
            <text:p>-0.9093881249</text:p>
          </table:table-cell>
        </table:table-row>
        <table:table-row table:style-name="ro1">
          <table:table-cell office:value-type="float" office:value="2.96326994896" calcext:value-type="float">
            <text:p>2.963269949</text:p>
          </table:table-cell>
          <table:table-cell office:value-type="float" office:value="-0.534276008606" calcext:value-type="float">
            <text:p>-0.5342760086</text:p>
          </table:table-cell>
          <table:table-cell office:value-type="float" office:value="2.63628991604" calcext:value-type="float">
            <text:p>2.636289916</text:p>
          </table:table-cell>
          <table:table-cell office:value-type="float" office:value="-0.892403662205" calcext:value-type="float">
            <text:p>-0.8924036622</text:p>
          </table:table-cell>
        </table:table-row>
        <table:table-row table:style-name="ro1">
          <table:table-cell office:value-type="float" office:value="2.99818754196" calcext:value-type="float">
            <text:p>2.998187542</text:p>
          </table:table-cell>
          <table:table-cell office:value-type="float" office:value="-0.53695076704" calcext:value-type="float">
            <text:p>-0.536950767</text:p>
          </table:table-cell>
          <table:table-cell office:value-type="float" office:value="2.6589274025" calcext:value-type="float">
            <text:p>2.6589274025</text:p>
          </table:table-cell>
          <table:table-cell office:value-type="float" office:value="-0.876650333405" calcext:value-type="float">
            <text:p>-0.8766503334</text:p>
          </table:table-cell>
        </table:table-row>
        <table:table-row table:style-name="ro1">
          <table:table-cell office:value-type="float" office:value="3.0347058773" calcext:value-type="float">
            <text:p>3.0347058773</text:p>
          </table:table-cell>
          <table:table-cell office:value-type="float" office:value="-0.533977150917" calcext:value-type="float">
            <text:p>-0.5339771509</text:p>
          </table:table-cell>
          <table:table-cell office:value-type="float" office:value="2.6799947834" calcext:value-type="float">
            <text:p>2.6799947834</text:p>
          </table:table-cell>
          <table:table-cell office:value-type="float" office:value="-0.863364338875" calcext:value-type="float">
            <text:p>-0.8633643389</text:p>
          </table:table-cell>
        </table:table-row>
        <table:table-row table:style-name="ro1">
          <table:table-cell office:value-type="float" office:value="3.06598758698" calcext:value-type="float">
            <text:p>3.065987587</text:p>
          </table:table-cell>
          <table:table-cell office:value-type="float" office:value="-0.534861147404" calcext:value-type="float">
            <text:p>-0.5348611474</text:p>
          </table:table-cell>
          <table:table-cell office:value-type="float" office:value="2.70159193039" calcext:value-type="float">
            <text:p>2.7015919304</text:p>
          </table:table-cell>
          <table:table-cell office:value-type="float" office:value="-0.849812984467" calcext:value-type="float">
            <text:p>-0.8498129845</text:p>
          </table:table-cell>
        </table:table-row>
        <table:table-row table:style-name="ro1">
          <table:table-cell office:value-type="float" office:value="3.10986757278" calcext:value-type="float">
            <text:p>3.1098675728</text:p>
          </table:table-cell>
          <table:table-cell office:value-type="float" office:value="-0.532364487648" calcext:value-type="float">
            <text:p>-0.5323644876</text:p>
          </table:table-cell>
          <table:table-cell office:value-type="float" office:value="2.72448500156" calcext:value-type="float">
            <text:p>2.7244850016</text:p>
          </table:table-cell>
          <table:table-cell office:value-type="float" office:value="-0.836545646191" calcext:value-type="float">
            <text:p>-0.8365456462</text:p>
          </table:table-cell>
        </table:table-row>
        <table:table-row table:style-name="ro1">
          <table:table-cell office:value-type="float" office:value="3.14063501358" calcext:value-type="float">
            <text:p>3.1406350136</text:p>
          </table:table-cell>
          <table:table-cell office:value-type="float" office:value="-0.532284319401" calcext:value-type="float">
            <text:p>-0.5322843194</text:p>
          </table:table-cell>
          <table:table-cell office:value-type="float" office:value="2.77436789036" calcext:value-type="float">
            <text:p>2.7743678904</text:p>
          </table:table-cell>
          <table:table-cell office:value-type="float" office:value="-0.805473506451" calcext:value-type="float">
            <text:p>-0.8054735065</text:p>
          </table:table-cell>
        </table:table-row>
        <table:table-row table:style-name="ro1">
          <table:table-cell office:value-type="float" office:value="3.17078447342" calcext:value-type="float">
            <text:p>3.1707844734</text:p>
          </table:table-cell>
          <table:table-cell office:value-type="float" office:value="-0.531729578972" calcext:value-type="float">
            <text:p>-0.531729579</text:p>
          </table:table-cell>
          <table:table-cell office:value-type="float" office:value="2.79922278881" calcext:value-type="float">
            <text:p>2.7992227888</text:p>
          </table:table-cell>
          <table:table-cell office:value-type="float" office:value="-0.792359471321" calcext:value-type="float">
            <text:p>-0.7923594713</text:p>
          </table:table-cell>
        </table:table-row>
        <table:table-row table:style-name="ro1">
          <table:table-cell office:value-type="float" office:value="3.19942569733" calcext:value-type="float">
            <text:p>3.1994256973</text:p>
          </table:table-cell>
          <table:table-cell office:value-type="float" office:value="-0.530812442303" calcext:value-type="float">
            <text:p>-0.5308124423</text:p>
          </table:table-cell>
          <table:table-cell office:value-type="float" office:value="2.82381089687" calcext:value-type="float">
            <text:p>2.8238108969</text:p>
          </table:table-cell>
          <table:table-cell office:value-type="float" office:value="-0.779977202415" calcext:value-type="float">
            <text:p>-0.7799772024</text:p>
          </table:table-cell>
        </table:table-row>
        <table:table-row table:style-name="ro1">
          <table:table-cell office:value-type="float" office:value="3.2256269455" calcext:value-type="float">
            <text:p>3.2256269455</text:p>
          </table:table-cell>
          <table:table-cell office:value-type="float" office:value="-0.529779016972" calcext:value-type="float">
            <text:p>-0.529779017</text:p>
          </table:table-cell>
          <table:table-cell office:value-type="float" office:value="2.84895344734" calcext:value-type="float">
            <text:p>2.8489534473</text:p>
          </table:table-cell>
          <table:table-cell office:value-type="float" office:value="-0.76870316267" calcext:value-type="float">
            <text:p>-0.7687031627</text:p>
          </table:table-cell>
        </table:table-row>
        <table:table-row table:style-name="ro1">
          <table:table-cell office:value-type="float" office:value="3.2519800663" calcext:value-type="float">
            <text:p>3.2519800663</text:p>
          </table:table-cell>
          <table:table-cell office:value-type="float" office:value="-0.527867853642" calcext:value-type="float">
            <text:p>-0.5278678536</text:p>
          </table:table-cell>
          <table:table-cell office:value-type="float" office:value="2.87325736046" calcext:value-type="float">
            <text:p>2.8732573605</text:p>
          </table:table-cell>
          <table:table-cell office:value-type="float" office:value="-0.757741093636" calcext:value-type="float">
            <text:p>-0.7577410936</text:p>
          </table:table-cell>
        </table:table-row>
        <table:table-row table:style-name="ro1">
          <table:table-cell office:value-type="float" office:value="3.27840209007" calcext:value-type="float">
            <text:p>3.2784020901</text:p>
          </table:table-cell>
          <table:table-cell office:value-type="float" office:value="-0.523776888847" calcext:value-type="float">
            <text:p>-0.5237768888</text:p>
          </table:table-cell>
          <table:table-cell office:value-type="float" office:value="2.8981070137" calcext:value-type="float">
            <text:p>2.8981070137</text:p>
          </table:table-cell>
          <table:table-cell office:value-type="float" office:value="-0.747554421425" calcext:value-type="float">
            <text:p>-0.7475544214</text:p>
          </table:table-cell>
        </table:table-row>
        <table:table-row table:style-name="ro1">
          <table:table-cell office:value-type="float" office:value="3.30606579781" calcext:value-type="float">
            <text:p>3.3060657978</text:p>
          </table:table-cell>
          <table:table-cell office:value-type="float" office:value="-0.518209278584" calcext:value-type="float">
            <text:p>-0.5182092786</text:p>
          </table:table-cell>
          <table:table-cell office:value-type="float" office:value="2.92219038963" calcext:value-type="float">
            <text:p>2.9221903896</text:p>
          </table:table-cell>
          <table:table-cell office:value-type="float" office:value="-0.738140046597" calcext:value-type="float">
            <text:p>-0.7381400466</text:p>
          </table:table-cell>
        </table:table-row>
        <table:table-row table:style-name="ro1">
          <table:table-cell office:value-type="float" office:value="3.36127924919" calcext:value-type="float">
            <text:p>3.3612792492</text:p>
          </table:table-cell>
          <table:table-cell office:value-type="float" office:value="-0.515507280827" calcext:value-type="float">
            <text:p>-0.5155072808</text:p>
          </table:table-cell>
          <table:table-cell office:value-type="float" office:value="2.94607349396" calcext:value-type="float">
            <text:p>2.946073494</text:p>
          </table:table-cell>
          <table:table-cell office:value-type="float" office:value="-0.729586064816" calcext:value-type="float">
            <text:p>-0.7295860648</text:p>
          </table:table-cell>
        </table:table-row>
        <table:table-row table:style-name="ro1">
          <table:table-cell office:value-type="float" office:value="3.40870881081" calcext:value-type="float">
            <text:p>3.4087088108</text:p>
          </table:table-cell>
          <table:table-cell office:value-type="float" office:value="-0.51143270731" calcext:value-type="float">
            <text:p>-0.5114327073</text:p>
          </table:table-cell>
          <table:table-cell office:value-type="float" office:value="3.04818554878" calcext:value-type="float">
            <text:p>3.0481855488</text:p>
          </table:table-cell>
          <table:table-cell office:value-type="float" office:value="-0.673651635647" calcext:value-type="float">
            <text:p>-0.6736516356</text:p>
          </table:table-cell>
        </table:table-row>
        <table:table-row table:style-name="ro1">
          <table:table-cell office:value-type="float" office:value="3.43977165222" calcext:value-type="float">
            <text:p>3.4397716522</text:p>
          </table:table-cell>
          <table:table-cell office:value-type="float" office:value="-0.504576742649" calcext:value-type="float">
            <text:p>-0.5045767426</text:p>
          </table:table-cell>
          <table:table-cell office:value-type="float" office:value="3.08980699539" calcext:value-type="float">
            <text:p>3.0898069954</text:p>
          </table:table-cell>
          <table:table-cell office:value-type="float" office:value="-0.663733363152" calcext:value-type="float">
            <text:p>-0.6637333632</text:p>
          </table:table-cell>
        </table:table-row>
        <table:table-row table:style-name="ro1">
          <table:table-cell office:value-type="float" office:value="3.49282050133" calcext:value-type="float">
            <text:p>3.4928205013</text:p>
          </table:table-cell>
          <table:table-cell office:value-type="float" office:value="-0.495866119862" calcext:value-type="float">
            <text:p>-0.4958661199</text:p>
          </table:table-cell>
          <table:table-cell office:value-type="float" office:value="3.13214989662" calcext:value-type="float">
            <text:p>3.1321498966</text:p>
          </table:table-cell>
          <table:table-cell office:value-type="float" office:value="-0.654974877834" calcext:value-type="float">
            <text:p>-0.6549748778</text:p>
          </table:table-cell>
        </table:table-row>
        <table:table-row table:style-name="ro1">
          <table:table-cell office:value-type="float" office:value="3.55082559586" calcext:value-type="float">
            <text:p>3.5508255959</text:p>
          </table:table-cell>
          <table:table-cell office:value-type="float" office:value="-0.492464035749" calcext:value-type="float">
            <text:p>-0.4924640357</text:p>
          </table:table-cell>
          <table:table-cell office:value-type="float" office:value="3.16280003548" calcext:value-type="float">
            <text:p>3.1628000355</text:p>
          </table:table-cell>
          <table:table-cell office:value-type="float" office:value="-0.643322765827" calcext:value-type="float">
            <text:p>-0.6433227658</text:p>
          </table:table-cell>
        </table:table-row>
        <table:table-row table:style-name="ro1">
          <table:table-cell office:value-type="float" office:value="3.59187841415" calcext:value-type="float">
            <text:p>3.5918784142</text:p>
          </table:table-cell>
          <table:table-cell office:value-type="float" office:value="-0.486012458801" calcext:value-type="float">
            <text:p>-0.4860124588</text:p>
          </table:table-cell>
          <table:table-cell office:value-type="float" office:value="3.19006343842" calcext:value-type="float">
            <text:p>3.1900634384</text:p>
          </table:table-cell>
          <table:table-cell office:value-type="float" office:value="-0.635582566261" calcext:value-type="float">
            <text:p>-0.6355825663</text:p>
          </table:table-cell>
        </table:table-row>
        <table:table-row table:style-name="ro1">
          <table:table-cell office:value-type="float" office:value="3.63156485558" calcext:value-type="float">
            <text:p>3.6315648556</text:p>
          </table:table-cell>
          <table:table-cell office:value-type="float" office:value="-0.479428172112" calcext:value-type="float">
            <text:p>-0.4794281721</text:p>
          </table:table-cell>
          <table:table-cell office:value-type="float" office:value="3.21694322586" calcext:value-type="float">
            <text:p>3.2169432259</text:p>
          </table:table-cell>
          <table:table-cell office:value-type="float" office:value="-0.628067135811" calcext:value-type="float">
            <text:p>-0.6280671358</text:p>
          </table:table-cell>
        </table:table-row>
        <table:table-row table:style-name="ro1">
          <table:table-cell office:value-type="float" office:value="3.66479659081" calcext:value-type="float">
            <text:p>3.6647965908</text:p>
          </table:table-cell>
          <table:table-cell office:value-type="float" office:value="-0.475816726685" calcext:value-type="float">
            <text:p>-0.4758167267</text:p>
          </table:table-cell>
          <table:table-cell office:value-type="float" office:value="3.24343725204" calcext:value-type="float">
            <text:p>3.243437252</text:p>
          </table:table-cell>
          <table:table-cell office:value-type="float" office:value="-0.620466172695" calcext:value-type="float">
            <text:p>-0.6204661727</text:p>
          </table:table-cell>
        </table:table-row>
        <table:table-row table:style-name="ro1">
          <table:table-cell office:value-type="float" office:value="3.69747424126" calcext:value-type="float">
            <text:p>3.6974742413</text:p>
          </table:table-cell>
          <table:table-cell office:value-type="float" office:value="-0.471687912941" calcext:value-type="float">
            <text:p>-0.4716879129</text:p>
          </table:table-cell>
          <table:table-cell office:value-type="float" office:value="3.27776380539" calcext:value-type="float">
            <text:p>3.2777638054</text:p>
          </table:table-cell>
          <table:table-cell office:value-type="float" office:value="-0.603228151798" calcext:value-type="float">
            <text:p>-0.6032281518</text:p>
          </table:table-cell>
        </table:table-row>
        <table:table-row table:style-name="ro1">
          <table:table-cell office:value-type="float" office:value="3.72910070419" calcext:value-type="float">
            <text:p>3.7291007042</text:p>
          </table:table-cell>
          <table:table-cell office:value-type="float" office:value="-0.468300759792" calcext:value-type="float">
            <text:p>-0.4683007598</text:p>
          </table:table-cell>
          <table:table-cell office:value-type="float" office:value="3.30509706497" calcext:value-type="float">
            <text:p>3.305097065</text:p>
          </table:table-cell>
          <table:table-cell office:value-type="float" office:value="-0.597237467766" calcext:value-type="float">
            <text:p>-0.5972374678</text:p>
          </table:table-cell>
        </table:table-row>
        <table:table-row table:style-name="ro1">
          <table:table-cell office:value-type="float" office:value="3.76214718819" calcext:value-type="float">
            <text:p>3.7621471882</text:p>
          </table:table-cell>
          <table:table-cell office:value-type="float" office:value="-0.466773331165" calcext:value-type="float">
            <text:p>-0.4667733312</text:p>
          </table:table-cell>
          <table:table-cell office:value-type="float" office:value="3.33129688263" calcext:value-type="float">
            <text:p>3.3312968826</text:p>
          </table:table-cell>
          <table:table-cell office:value-type="float" office:value="-0.592123925686" calcext:value-type="float">
            <text:p>-0.5921239257</text:p>
          </table:table-cell>
        </table:table-row>
        <table:table-row table:style-name="ro1">
          <table:table-cell office:value-type="float" office:value="3.79449319839" calcext:value-type="float">
            <text:p>3.7944931984</text:p>
          </table:table-cell>
          <table:table-cell office:value-type="float" office:value="-0.464533001184" calcext:value-type="float">
            <text:p>-0.4645330012</text:p>
          </table:table-cell>
          <table:table-cell office:value-type="float" office:value="3.35848351479" calcext:value-type="float">
            <text:p>3.3584835148</text:p>
          </table:table-cell>
          <table:table-cell office:value-type="float" office:value="-0.587368428707" calcext:value-type="float">
            <text:p>-0.5873684287</text:p>
          </table:table-cell>
        </table:table-row>
        <table:table-row table:style-name="ro1">
          <table:table-cell office:value-type="float" office:value="3.82523918152" calcext:value-type="float">
            <text:p>3.8252391815</text:p>
          </table:table-cell>
          <table:table-cell office:value-type="float" office:value="-0.46170848608" calcext:value-type="float">
            <text:p>-0.4617084861</text:p>
          </table:table-cell>
          <table:table-cell office:value-type="float" office:value="3.40408798218" calcext:value-type="float">
            <text:p>3.4040879822</text:p>
          </table:table-cell>
          <table:table-cell office:value-type="float" office:value="-0.575534462929" calcext:value-type="float">
            <text:p>-0.5755344629</text:p>
          </table:table-cell>
        </table:table-row>
        <table:table-row table:style-name="ro1">
          <table:table-cell office:value-type="float" office:value="3.85620927811" calcext:value-type="float">
            <text:p>3.8562092781</text:p>
          </table:table-cell>
          <table:table-cell office:value-type="float" office:value="-0.459207117558" calcext:value-type="float">
            <text:p>-0.4592071176</text:p>
          </table:table-cell>
          <table:table-cell office:value-type="float" office:value="3.43015714645" calcext:value-type="float">
            <text:p>3.4301571465</text:p>
          </table:table-cell>
          <table:table-cell office:value-type="float" office:value="-0.571990191936" calcext:value-type="float">
            <text:p>-0.5719901919</text:p>
          </table:table-cell>
        </table:table-row>
        <table:table-row table:style-name="ro1">
          <table:table-cell office:value-type="float" office:value="3.88872885704" calcext:value-type="float">
            <text:p>3.888728857</text:p>
          </table:table-cell>
          <table:table-cell office:value-type="float" office:value="-0.457564294338" calcext:value-type="float">
            <text:p>-0.4575642943</text:p>
          </table:table-cell>
          <table:table-cell office:value-type="float" office:value="3.45477314949" calcext:value-type="float">
            <text:p>3.4547731495</text:p>
          </table:table-cell>
          <table:table-cell office:value-type="float" office:value="-0.5696439147" calcext:value-type="float">
            <text:p>-0.5696439147</text:p>
          </table:table-cell>
        </table:table-row>
        <table:table-row table:style-name="ro1">
          <table:table-cell office:value-type="float" office:value="3.9180457592" calcext:value-type="float">
            <text:p>3.9180457592</text:p>
          </table:table-cell>
          <table:table-cell office:value-type="float" office:value="-0.457776069641" calcext:value-type="float">
            <text:p>-0.4577760696</text:p>
          </table:table-cell>
          <table:table-cell office:value-type="float" office:value="3.47945853233" calcext:value-type="float">
            <text:p>3.4794585323</text:p>
          </table:table-cell>
          <table:table-cell office:value-type="float" office:value="-0.567507266998" calcext:value-type="float">
            <text:p>-0.567507267</text:p>
          </table:table-cell>
        </table:table-row>
        <table:table-row table:style-name="ro1">
          <table:table-cell office:value-type="float" office:value="3.94523620605" calcext:value-type="float">
            <text:p>3.9452362061</text:p>
          </table:table-cell>
          <table:table-cell office:value-type="float" office:value="-0.457669824362" calcext:value-type="float">
            <text:p>-0.4576698244</text:p>
          </table:table-cell>
          <table:table-cell office:value-type="float" office:value="3.50544234276" calcext:value-type="float">
            <text:p>3.5054423428</text:p>
          </table:table-cell>
          <table:table-cell office:value-type="float" office:value="-0.565970957279" calcext:value-type="float">
            <text:p>-0.5659709573</text:p>
          </table:table-cell>
        </table:table-row>
        <table:table-row table:style-name="ro1">
          <table:table-cell office:value-type="float" office:value="3.97355055809" calcext:value-type="float">
            <text:p>3.9735505581</text:p>
          </table:table-cell>
          <table:table-cell office:value-type="float" office:value="-0.457976996899" calcext:value-type="float">
            <text:p>-0.4579769969</text:p>
          </table:table-cell>
          <table:table-cell office:value-type="float" office:value="3.53047152519" calcext:value-type="float">
            <text:p>3.5304715252</text:p>
          </table:table-cell>
          <table:table-cell office:value-type="float" office:value="-0.56555223465" calcext:value-type="float">
            <text:p>-0.5655522347</text:p>
          </table:table-cell>
        </table:table-row>
        <table:table-row table:style-name="ro1">
          <table:table-cell office:value-type="float" office:value="4.00044488907" calcext:value-type="float">
            <text:p>4.0004448891</text:p>
          </table:table-cell>
          <table:table-cell office:value-type="float" office:value="-0.459609389305" calcext:value-type="float">
            <text:p>-0.4596093893</text:p>
          </table:table-cell>
          <table:table-cell office:value-type="float" office:value="3.55408378601" calcext:value-type="float">
            <text:p>3.554083786</text:p>
          </table:table-cell>
          <table:table-cell office:value-type="float" office:value="-0.565649390221" calcext:value-type="float">
            <text:p>-0.5656493902</text:p>
          </table:table-cell>
        </table:table-row>
        <table:table-row table:style-name="ro1">
          <table:table-cell office:value-type="float" office:value="4.02756118774" calcext:value-type="float">
            <text:p>4.0275611877</text:p>
          </table:table-cell>
          <table:table-cell office:value-type="float" office:value="-0.461321949959" calcext:value-type="float">
            <text:p>-0.46132195</text:p>
          </table:table-cell>
          <table:table-cell office:value-type="float" office:value="3.62203761101" calcext:value-type="float">
            <text:p>3.622037611</text:p>
          </table:table-cell>
          <table:table-cell office:value-type="float" office:value="-0.548062562943" calcext:value-type="float">
            <text:p>-0.5480625629</text:p>
          </table:table-cell>
        </table:table-row>
        <table:table-row table:style-name="ro1">
          <table:table-cell office:value-type="float" office:value="4.05534982681" calcext:value-type="float">
            <text:p>4.0553498268</text:p>
          </table:table-cell>
          <table:table-cell office:value-type="float" office:value="-0.464049071074" calcext:value-type="float">
            <text:p>-0.4640490711</text:p>
          </table:table-cell>
          <table:table-cell office:value-type="float" office:value="3.65981503487" calcext:value-type="float">
            <text:p>3.6598150349</text:p>
          </table:table-cell>
          <table:table-cell office:value-type="float" office:value="-0.54577344656" calcext:value-type="float">
            <text:p>-0.5457734466</text:p>
          </table:table-cell>
        </table:table-row>
        <table:table-row table:style-name="ro1">
          <table:table-cell office:value-type="float" office:value="4.08059310913" calcext:value-type="float">
            <text:p>4.0805931091</text:p>
          </table:table-cell>
          <table:table-cell office:value-type="float" office:value="-0.465996563435" calcext:value-type="float">
            <text:p>-0.4659965634</text:p>
          </table:table-cell>
          <table:table-cell office:value-type="float" office:value="3.68547674179" calcext:value-type="float">
            <text:p>3.6854767418</text:p>
          </table:table-cell>
          <table:table-cell office:value-type="float" office:value="-0.546545267105" calcext:value-type="float">
            <text:p>-0.5465452671</text:p>
          </table:table-cell>
        </table:table-row>
        <table:table-row table:style-name="ro1">
          <table:table-cell office:value-type="float" office:value="4.10670137405" calcext:value-type="float">
            <text:p>4.1067013741</text:p>
          </table:table-cell>
          <table:table-cell office:value-type="float" office:value="-0.468837946653" calcext:value-type="float">
            <text:p>-0.4688379467</text:p>
          </table:table-cell>
          <table:table-cell office:value-type="float" office:value="3.72505422592" calcext:value-type="float">
            <text:p>3.7250542259</text:p>
          </table:table-cell>
          <table:table-cell office:value-type="float" office:value="-0.54500067234" calcext:value-type="float">
            <text:p>-0.5450006723</text:p>
          </table:table-cell>
        </table:table-row>
        <table:table-row table:style-name="ro1">
          <table:table-cell office:value-type="float" office:value="4.13507270813" calcext:value-type="float">
            <text:p>4.1350727081</text:p>
          </table:table-cell>
          <table:table-cell office:value-type="float" office:value="-0.47171151638" calcext:value-type="float">
            <text:p>-0.4717115164</text:p>
          </table:table-cell>
          <table:table-cell office:value-type="float" office:value="3.76238556862" calcext:value-type="float">
            <text:p>3.7623855686</text:p>
          </table:table-cell>
          <table:table-cell office:value-type="float" office:value="-0.538890480995" calcext:value-type="float">
            <text:p>-0.538890481</text:p>
          </table:table-cell>
        </table:table-row>
        <table:table-row table:style-name="ro1">
          <table:table-cell office:value-type="float" office:value="4.1639547348" calcext:value-type="float">
            <text:p>4.1639547348</text:p>
          </table:table-cell>
          <table:table-cell office:value-type="float" office:value="-0.474808067083" calcext:value-type="float">
            <text:p>-0.4748080671</text:p>
          </table:table-cell>
          <table:table-cell office:value-type="float" office:value="3.79826994896" calcext:value-type="float">
            <text:p>3.798269949</text:p>
          </table:table-cell>
          <table:table-cell office:value-type="float" office:value="-0.534276008606" calcext:value-type="float">
            <text:p>-0.5342760086</text:p>
          </table:table-cell>
        </table:table-row>
        <table:table-row table:style-name="ro1">
          <table:table-cell office:value-type="float" office:value="4.19326543808" calcext:value-type="float">
            <text:p>4.1932654381</text:p>
          </table:table-cell>
          <table:table-cell office:value-type="float" office:value="-0.478413432837" calcext:value-type="float">
            <text:p>-0.4784134328</text:p>
          </table:table-cell>
          <table:table-cell office:value-type="float" office:value="3.83318754196" calcext:value-type="float">
            <text:p>3.833187542</text:p>
          </table:table-cell>
          <table:table-cell office:value-type="float" office:value="-0.53695076704" calcext:value-type="float">
            <text:p>-0.536950767</text:p>
          </table:table-cell>
        </table:table-row>
        <table:table-row table:style-name="ro1">
          <table:table-cell office:value-type="float" office:value="4.22148656845" calcext:value-type="float">
            <text:p>4.2214865685</text:p>
          </table:table-cell>
          <table:table-cell office:value-type="float" office:value="-0.483288913965" calcext:value-type="float">
            <text:p>-0.483288914</text:p>
          </table:table-cell>
          <table:table-cell office:value-type="float" office:value="3.8697058773" calcext:value-type="float">
            <text:p>3.8697058773</text:p>
          </table:table-cell>
          <table:table-cell office:value-type="float" office:value="-0.533977150917" calcext:value-type="float">
            <text:p>-0.5339771509</text:p>
          </table:table-cell>
        </table:table-row>
        <table:table-row table:style-name="ro1">
          <table:table-cell office:value-type="float" office:value="4.24921655655" calcext:value-type="float">
            <text:p>4.2492165566</text:p>
          </table:table-cell>
          <table:table-cell office:value-type="float" office:value="-0.488653093576" calcext:value-type="float">
            <text:p>-0.4886530936</text:p>
          </table:table-cell>
          <table:table-cell office:value-type="float" office:value="3.90098758698" calcext:value-type="float">
            <text:p>3.900987587</text:p>
          </table:table-cell>
          <table:table-cell office:value-type="float" office:value="-0.534861147404" calcext:value-type="float">
            <text:p>-0.5348611474</text:p>
          </table:table-cell>
        </table:table-row>
        <table:table-row table:style-name="ro1">
          <table:table-cell office:value-type="float" office:value="4.27723884583" calcext:value-type="float">
            <text:p>4.2772388458</text:p>
          </table:table-cell>
          <table:table-cell office:value-type="float" office:value="-0.493748873472" calcext:value-type="float">
            <text:p>-0.4937488735</text:p>
          </table:table-cell>
          <table:table-cell office:value-type="float" office:value="3.94486757278" calcext:value-type="float">
            <text:p>3.9448675728</text:p>
          </table:table-cell>
          <table:table-cell office:value-type="float" office:value="-0.532364487648" calcext:value-type="float">
            <text:p>-0.5323644876</text:p>
          </table:table-cell>
        </table:table-row>
        <table:table-row table:style-name="ro1">
          <table:table-cell office:value-type="float" office:value="4.30682277679" calcext:value-type="float">
            <text:p>4.3068227768</text:p>
          </table:table-cell>
          <table:table-cell office:value-type="float" office:value="-0.49836486578" calcext:value-type="float">
            <text:p>-0.4983648658</text:p>
          </table:table-cell>
          <table:table-cell office:value-type="float" office:value="3.97563501358" calcext:value-type="float">
            <text:p>3.9756350136</text:p>
          </table:table-cell>
          <table:table-cell office:value-type="float" office:value="-0.532284319401" calcext:value-type="float">
            <text:p>-0.5322843194</text:p>
          </table:table-cell>
        </table:table-row>
        <table:table-row table:style-name="ro1">
          <table:table-cell office:value-type="float" office:value="4.33708810806" calcext:value-type="float">
            <text:p>4.3370881081</text:p>
          </table:table-cell>
          <table:table-cell office:value-type="float" office:value="-0.503678619862" calcext:value-type="float">
            <text:p>-0.5036786199</text:p>
          </table:table-cell>
          <table:table-cell office:value-type="float" office:value="4.00578447342" calcext:value-type="float">
            <text:p>4.0057844734</text:p>
          </table:table-cell>
          <table:table-cell office:value-type="float" office:value="-0.531729578972" calcext:value-type="float">
            <text:p>-0.531729579</text:p>
          </table:table-cell>
        </table:table-row>
        <table:table-row table:style-name="ro1">
          <table:table-cell office:value-type="float" office:value="4.3671169281" calcext:value-type="float">
            <text:p>4.3671169281</text:p>
          </table:table-cell>
          <table:table-cell office:value-type="float" office:value="-0.509480297565" calcext:value-type="float">
            <text:p>-0.5094802976</text:p>
          </table:table-cell>
          <table:table-cell office:value-type="float" office:value="4.03442569733" calcext:value-type="float">
            <text:p>4.0344256973</text:p>
          </table:table-cell>
          <table:table-cell office:value-type="float" office:value="-0.530812442303" calcext:value-type="float">
            <text:p>-0.5308124423</text:p>
          </table:table-cell>
        </table:table-row>
        <table:table-row table:style-name="ro1">
          <table:table-cell office:value-type="float" office:value="4.39462661743" calcext:value-type="float">
            <text:p>4.3946266174</text:p>
          </table:table-cell>
          <table:table-cell office:value-type="float" office:value="-0.514754533768" calcext:value-type="float">
            <text:p>-0.5147545338</text:p>
          </table:table-cell>
          <table:table-cell office:value-type="float" office:value="4.0606269455" calcext:value-type="float">
            <text:p>4.0606269455</text:p>
          </table:table-cell>
          <table:table-cell office:value-type="float" office:value="-0.529779016972" calcext:value-type="float">
            <text:p>-0.529779017</text:p>
          </table:table-cell>
        </table:table-row>
        <table:table-row table:style-name="ro1">
          <table:table-cell office:value-type="float" office:value="4.42021799088" calcext:value-type="float">
            <text:p>4.4202179909</text:p>
          </table:table-cell>
          <table:table-cell office:value-type="float" office:value="-0.519792199135" calcext:value-type="float">
            <text:p>-0.5197921991</text:p>
          </table:table-cell>
          <table:table-cell office:value-type="float" office:value="4.0869800663" calcext:value-type="float">
            <text:p>4.0869800663</text:p>
          </table:table-cell>
          <table:table-cell office:value-type="float" office:value="-0.527867853642" calcext:value-type="float">
            <text:p>-0.5278678536</text:p>
          </table:table-cell>
        </table:table-row>
        <table:table-row table:style-name="ro1">
          <table:table-cell office:value-type="float" office:value="4.44429159164" calcext:value-type="float">
            <text:p>4.4442915916</text:p>
          </table:table-cell>
          <table:table-cell office:value-type="float" office:value="-0.525237739086" calcext:value-type="float">
            <text:p>-0.5252377391</text:p>
          </table:table-cell>
          <table:table-cell office:value-type="float" office:value="4.11340209007" calcext:value-type="float">
            <text:p>4.1134020901</text:p>
          </table:table-cell>
          <table:table-cell office:value-type="float" office:value="-0.523776888847" calcext:value-type="float">
            <text:p>-0.5237768888</text:p>
          </table:table-cell>
        </table:table-row>
        <table:table-row table:style-name="ro1">
          <table:table-cell office:value-type="float" office:value="4.69062185287" calcext:value-type="float">
            <text:p>4.6906218529</text:p>
          </table:table-cell>
          <table:table-cell office:value-type="float" office:value="-0.554484367371" calcext:value-type="float">
            <text:p>-0.5544843674</text:p>
          </table:table-cell>
          <table:table-cell office:value-type="float" office:value="4.14106579781" calcext:value-type="float">
            <text:p>4.1410657978</text:p>
          </table:table-cell>
          <table:table-cell office:value-type="float" office:value="-0.518209278584" calcext:value-type="float">
            <text:p>-0.5182092786</text:p>
          </table:table-cell>
        </table:table-row>
        <table:table-row table:style-name="ro1">
          <table:table-cell office:value-type="float" office:value="4.71877527237" calcext:value-type="float">
            <text:p>4.7187752724</text:p>
          </table:table-cell>
          <table:table-cell office:value-type="float" office:value="-0.561024665833" calcext:value-type="float">
            <text:p>-0.5610246658</text:p>
          </table:table-cell>
          <table:table-cell office:value-type="float" office:value="4.19627924919" calcext:value-type="float">
            <text:p>4.1962792492</text:p>
          </table:table-cell>
          <table:table-cell office:value-type="float" office:value="-0.515507280827" calcext:value-type="float">
            <text:p>-0.5155072808</text:p>
          </table:table-cell>
        </table:table-row>
        <table:table-row table:style-name="ro1">
          <table:table-cell office:value-type="float" office:value="4.74620580673" calcext:value-type="float">
            <text:p>4.7462058067</text:p>
          </table:table-cell>
          <table:table-cell office:value-type="float" office:value="-0.567390501499" calcext:value-type="float">
            <text:p>-0.5673905015</text:p>
          </table:table-cell>
          <table:table-cell office:value-type="float" office:value="4.24370881081" calcext:value-type="float">
            <text:p>4.2437088108</text:p>
          </table:table-cell>
          <table:table-cell office:value-type="float" office:value="-0.51143270731" calcext:value-type="float">
            <text:p>-0.5114327073</text:p>
          </table:table-cell>
        </table:table-row>
        <table:table-row table:style-name="ro1">
          <table:table-cell office:value-type="float" office:value="4.77432250977" calcext:value-type="float">
            <text:p>4.7743225098</text:p>
          </table:table-cell>
          <table:table-cell office:value-type="float" office:value="-0.572418451309" calcext:value-type="float">
            <text:p>-0.5724184513</text:p>
          </table:table-cell>
          <table:table-cell office:value-type="float" office:value="4.27477165222" calcext:value-type="float">
            <text:p>4.2747716522</text:p>
          </table:table-cell>
          <table:table-cell office:value-type="float" office:value="-0.504576742649" calcext:value-type="float">
            <text:p>-0.5045767426</text:p>
          </table:table-cell>
        </table:table-row>
        <table:table-row table:style-name="ro1">
          <table:table-cell office:value-type="float" office:value="4.80077123642" calcext:value-type="float">
            <text:p>4.8007712364</text:p>
          </table:table-cell>
          <table:table-cell office:value-type="float" office:value="-0.576145470142" calcext:value-type="float">
            <text:p>-0.5761454701</text:p>
          </table:table-cell>
          <table:table-cell office:value-type="float" office:value="4.32782050133" calcext:value-type="float">
            <text:p>4.3278205013</text:p>
          </table:table-cell>
          <table:table-cell office:value-type="float" office:value="-0.495866119862" calcext:value-type="float">
            <text:p>-0.4958661199</text:p>
          </table:table-cell>
        </table:table-row>
        <table:table-row table:style-name="ro1">
          <table:table-cell office:value-type="float" office:value="4.82629728317" calcext:value-type="float">
            <text:p>4.8262972832</text:p>
          </table:table-cell>
          <table:table-cell office:value-type="float" office:value="-0.579484760761" calcext:value-type="float">
            <text:p>-0.5794847608</text:p>
          </table:table-cell>
          <table:table-cell office:value-type="float" office:value="4.38582559586" calcext:value-type="float">
            <text:p>4.3858255959</text:p>
          </table:table-cell>
          <table:table-cell office:value-type="float" office:value="-0.492464035749" calcext:value-type="float">
            <text:p>-0.4924640357</text:p>
          </table:table-cell>
        </table:table-row>
        <table:table-row table:style-name="ro1">
          <table:table-cell office:value-type="float" office:value="4.85577726364" calcext:value-type="float">
            <text:p>4.8557772636</text:p>
          </table:table-cell>
          <table:table-cell office:value-type="float" office:value="-0.583490133286" calcext:value-type="float">
            <text:p>-0.5834901333</text:p>
          </table:table-cell>
          <table:table-cell office:value-type="float" office:value="4.42687841415" calcext:value-type="float">
            <text:p>4.4268784142</text:p>
          </table:table-cell>
          <table:table-cell office:value-type="float" office:value="-0.486012458801" calcext:value-type="float">
            <text:p>-0.4860124588</text:p>
          </table:table-cell>
        </table:table-row>
        <table:table-row table:style-name="ro1">
          <table:table-cell office:value-type="float" office:value="4.88178157806" calcext:value-type="float">
            <text:p>4.8817815781</text:p>
          </table:table-cell>
          <table:table-cell office:value-type="float" office:value="-0.586858153343" calcext:value-type="float">
            <text:p>-0.5868581533</text:p>
          </table:table-cell>
          <table:table-cell office:value-type="float" office:value="4.46656485558" calcext:value-type="float">
            <text:p>4.4665648556</text:p>
          </table:table-cell>
          <table:table-cell office:value-type="float" office:value="-0.479428172112" calcext:value-type="float">
            <text:p>-0.4794281721</text:p>
          </table:table-cell>
        </table:table-row>
        <table:table-row table:style-name="ro1">
          <table:table-cell office:value-type="float" office:value="4.90681314468" calcext:value-type="float">
            <text:p>4.9068131447</text:p>
          </table:table-cell>
          <table:table-cell office:value-type="float" office:value="-0.588887870312" calcext:value-type="float">
            <text:p>-0.5888878703</text:p>
          </table:table-cell>
          <table:table-cell office:value-type="float" office:value="4.49979659081" calcext:value-type="float">
            <text:p>4.4997965908</text:p>
          </table:table-cell>
          <table:table-cell office:value-type="float" office:value="-0.475816726685" calcext:value-type="float">
            <text:p>-0.4758167267</text:p>
          </table:table-cell>
        </table:table-row>
        <table:table-row table:style-name="ro1">
          <table:table-cell office:value-type="float" office:value="4.93147706985" calcext:value-type="float">
            <text:p>4.9314770699</text:p>
          </table:table-cell>
          <table:table-cell office:value-type="float" office:value="-0.590838730335" calcext:value-type="float">
            <text:p>-0.5908387303</text:p>
          </table:table-cell>
          <table:table-cell office:value-type="float" office:value="4.53247424126" calcext:value-type="float">
            <text:p>4.5324742413</text:p>
          </table:table-cell>
          <table:table-cell office:value-type="float" office:value="-0.471687912941" calcext:value-type="float">
            <text:p>-0.4716879129</text:p>
          </table:table-cell>
        </table:table-row>
        <table:table-row table:style-name="ro1">
          <table:table-cell office:value-type="float" office:value="4.95797538757" calcext:value-type="float">
            <text:p>4.9579753876</text:p>
          </table:table-cell>
          <table:table-cell office:value-type="float" office:value="-0.594384372234" calcext:value-type="float">
            <text:p>-0.5943843722</text:p>
          </table:table-cell>
          <table:table-cell office:value-type="float" office:value="4.56410070419" calcext:value-type="float">
            <text:p>4.5641007042</text:p>
          </table:table-cell>
          <table:table-cell office:value-type="float" office:value="-0.468300759792" calcext:value-type="float">
            <text:p>-0.4683007598</text:p>
          </table:table-cell>
        </table:table-row>
        <table:table-row table:style-name="ro1">
          <table:table-cell office:value-type="float" office:value="4.98193311691" calcext:value-type="float">
            <text:p>4.9819331169</text:p>
          </table:table-cell>
          <table:table-cell office:value-type="float" office:value="-0.597543597221" calcext:value-type="float">
            <text:p>-0.5975435972</text:p>
          </table:table-cell>
          <table:table-cell office:value-type="float" office:value="4.59714718819" calcext:value-type="float">
            <text:p>4.5971471882</text:p>
          </table:table-cell>
          <table:table-cell office:value-type="float" office:value="-0.466773331165" calcext:value-type="float">
            <text:p>-0.4667733312</text:p>
          </table:table-cell>
        </table:table-row>
        <table:table-row table:style-name="ro1">
          <table:table-cell office:value-type="float" office:value="5.0042347908" calcext:value-type="float">
            <text:p>5.0042347908</text:p>
          </table:table-cell>
          <table:table-cell office:value-type="float" office:value="-0.599954485893" calcext:value-type="float">
            <text:p>-0.5999544859</text:p>
          </table:table-cell>
          <table:table-cell office:value-type="float" office:value="4.62949319839" calcext:value-type="float">
            <text:p>4.6294931984</text:p>
          </table:table-cell>
          <table:table-cell office:value-type="float" office:value="-0.464533001184" calcext:value-type="float">
            <text:p>-0.4645330012</text:p>
          </table:table-cell>
        </table:table-row>
        <table:table-row table:style-name="ro1">
          <table:table-cell office:value-type="float" office:value="5.02846717834" calcext:value-type="float">
            <text:p>5.0284671783</text:p>
          </table:table-cell>
          <table:table-cell office:value-type="float" office:value="-0.600482046604" calcext:value-type="float">
            <text:p>-0.6004820466</text:p>
          </table:table-cell>
          <table:table-cell office:value-type="float" office:value="4.66023918152" calcext:value-type="float">
            <text:p>4.6602391815</text:p>
          </table:table-cell>
          <table:table-cell office:value-type="float" office:value="-0.46170848608" calcext:value-type="float">
            <text:p>-0.4617084861</text:p>
          </table:table-cell>
        </table:table-row>
        <table:table-row table:style-name="ro1">
          <table:table-cell office:value-type="float" office:value="5.05223608017" calcext:value-type="float">
            <text:p>5.0522360802</text:p>
          </table:table-cell>
          <table:table-cell office:value-type="float" office:value="-0.603219628334" calcext:value-type="float">
            <text:p>-0.6032196283</text:p>
          </table:table-cell>
          <table:table-cell office:value-type="float" office:value="4.69120927811" calcext:value-type="float">
            <text:p>4.6912092781</text:p>
          </table:table-cell>
          <table:table-cell office:value-type="float" office:value="-0.459207117558" calcext:value-type="float">
            <text:p>-0.4592071176</text:p>
          </table:table-cell>
        </table:table-row>
        <table:table-row table:style-name="ro1">
          <table:table-cell office:value-type="float" office:value="5.07705545425" calcext:value-type="float">
            <text:p>5.0770554543</text:p>
          </table:table-cell>
          <table:table-cell office:value-type="float" office:value="-0.605725347996" calcext:value-type="float">
            <text:p>-0.605725348</text:p>
          </table:table-cell>
          <table:table-cell office:value-type="float" office:value="4.72372885704" calcext:value-type="float">
            <text:p>4.723728857</text:p>
          </table:table-cell>
          <table:table-cell office:value-type="float" office:value="-0.457564294338" calcext:value-type="float">
            <text:p>-0.4575642943</text:p>
          </table:table-cell>
        </table:table-row>
        <table:table-row table:style-name="ro1">
          <table:table-cell office:value-type="float" office:value="5.1011223793" calcext:value-type="float">
            <text:p>5.1011223793</text:p>
          </table:table-cell>
          <table:table-cell office:value-type="float" office:value="-0.60580509901" calcext:value-type="float">
            <text:p>-0.605805099</text:p>
          </table:table-cell>
          <table:table-cell office:value-type="float" office:value="4.7530457592" calcext:value-type="float">
            <text:p>4.7530457592</text:p>
          </table:table-cell>
          <table:table-cell office:value-type="float" office:value="-0.457776069641" calcext:value-type="float">
            <text:p>-0.4577760696</text:p>
          </table:table-cell>
        </table:table-row>
        <table:table-row table:style-name="ro1">
          <table:table-cell office:value-type="float" office:value="5.12656879425" calcext:value-type="float">
            <text:p>5.1265687943</text:p>
          </table:table-cell>
          <table:table-cell office:value-type="float" office:value="-0.604437530041" calcext:value-type="float">
            <text:p>-0.60443753</text:p>
          </table:table-cell>
          <table:table-cell office:value-type="float" office:value="4.78023620605" calcext:value-type="float">
            <text:p>4.7802362061</text:p>
          </table:table-cell>
          <table:table-cell office:value-type="float" office:value="-0.457669824362" calcext:value-type="float">
            <text:p>-0.4576698244</text:p>
          </table:table-cell>
        </table:table-row>
        <table:table-row table:style-name="ro1">
          <table:table-cell office:value-type="float" office:value="5.15211582184" calcext:value-type="float">
            <text:p>5.1521158218</text:p>
          </table:table-cell>
          <table:table-cell office:value-type="float" office:value="-0.603254437447" calcext:value-type="float">
            <text:p>-0.6032544374</text:p>
          </table:table-cell>
          <table:table-cell office:value-type="float" office:value="4.80855055809" calcext:value-type="float">
            <text:p>4.8085505581</text:p>
          </table:table-cell>
          <table:table-cell office:value-type="float" office:value="-0.457976996899" calcext:value-type="float">
            <text:p>-0.4579769969</text:p>
          </table:table-cell>
        </table:table-row>
        <table:table-row table:style-name="ro1">
          <table:table-cell office:value-type="float" office:value="5.17605066299" calcext:value-type="float">
            <text:p>5.176050663</text:p>
          </table:table-cell>
          <table:table-cell office:value-type="float" office:value="-0.602135062218" calcext:value-type="float">
            <text:p>-0.6021350622</text:p>
          </table:table-cell>
          <table:table-cell office:value-type="float" office:value="4.83544488907" calcext:value-type="float">
            <text:p>4.8354448891</text:p>
          </table:table-cell>
          <table:table-cell office:value-type="float" office:value="-0.459609389305" calcext:value-type="float">
            <text:p>-0.4596093893</text:p>
          </table:table-cell>
        </table:table-row>
        <table:table-row table:style-name="ro1">
          <table:table-cell office:value-type="float" office:value="5.19923019409" calcext:value-type="float">
            <text:p>5.1992301941</text:p>
          </table:table-cell>
          <table:table-cell office:value-type="float" office:value="-0.60069578886" calcext:value-type="float">
            <text:p>-0.6006957889</text:p>
          </table:table-cell>
          <table:table-cell office:value-type="float" office:value="4.86256118774" calcext:value-type="float">
            <text:p>4.8625611877</text:p>
          </table:table-cell>
          <table:table-cell office:value-type="float" office:value="-0.461321949959" calcext:value-type="float">
            <text:p>-0.46132195</text:p>
          </table:table-cell>
        </table:table-row>
        <table:table-row table:style-name="ro1">
          <table:table-cell office:value-type="float" office:value="5.22303962708" calcext:value-type="float">
            <text:p>5.2230396271</text:p>
          </table:table-cell>
          <table:table-cell office:value-type="float" office:value="-0.597120583057" calcext:value-type="float">
            <text:p>-0.5971205831</text:p>
          </table:table-cell>
          <table:table-cell office:value-type="float" office:value="4.89034982681" calcext:value-type="float">
            <text:p>4.8903498268</text:p>
          </table:table-cell>
          <table:table-cell office:value-type="float" office:value="-0.464049071074" calcext:value-type="float">
            <text:p>-0.4640490711</text:p>
          </table:table-cell>
        </table:table-row>
        <table:table-row table:style-name="ro1">
          <table:table-cell office:value-type="float" office:value="5.24825811386" calcext:value-type="float">
            <text:p>5.2482581139</text:p>
          </table:table-cell>
          <table:table-cell office:value-type="float" office:value="-0.594152390957" calcext:value-type="float">
            <text:p>-0.594152391</text:p>
          </table:table-cell>
          <table:table-cell office:value-type="float" office:value="4.91559310913" calcext:value-type="float">
            <text:p>4.9155931091</text:p>
          </table:table-cell>
          <table:table-cell office:value-type="float" office:value="-0.465996563435" calcext:value-type="float">
            <text:p>-0.4659965634</text:p>
          </table:table-cell>
        </table:table-row>
        <table:table-row table:style-name="ro1">
          <table:table-cell office:value-type="float" office:value="5.27283668518" calcext:value-type="float">
            <text:p>5.2728366852</text:p>
          </table:table-cell>
          <table:table-cell office:value-type="float" office:value="-0.591782331467" calcext:value-type="float">
            <text:p>-0.5917823315</text:p>
          </table:table-cell>
          <table:table-cell office:value-type="float" office:value="4.94170137405" calcext:value-type="float">
            <text:p>4.9417013741</text:p>
          </table:table-cell>
          <table:table-cell office:value-type="float" office:value="-0.468837946653" calcext:value-type="float">
            <text:p>-0.4688379467</text:p>
          </table:table-cell>
        </table:table-row>
        <table:table-row table:style-name="ro1">
          <table:table-cell office:value-type="float" office:value="5.2981133461" calcext:value-type="float">
            <text:p>5.2981133461</text:p>
          </table:table-cell>
          <table:table-cell office:value-type="float" office:value="-0.590548217297" calcext:value-type="float">
            <text:p>-0.5905482173</text:p>
          </table:table-cell>
          <table:table-cell office:value-type="float" office:value="4.97007270813" calcext:value-type="float">
            <text:p>4.9700727081</text:p>
          </table:table-cell>
          <table:table-cell office:value-type="float" office:value="-0.47171151638" calcext:value-type="float">
            <text:p>-0.4717115164</text:p>
          </table:table-cell>
        </table:table-row>
        <table:table-row table:style-name="ro1">
          <table:table-cell office:value-type="float" office:value="5.31987047195" calcext:value-type="float">
            <text:p>5.319870472</text:p>
          </table:table-cell>
          <table:table-cell office:value-type="float" office:value="-0.589507639408" calcext:value-type="float">
            <text:p>-0.5895076394</text:p>
          </table:table-cell>
          <table:table-cell office:value-type="float" office:value="4.9989547348" calcext:value-type="float">
            <text:p>4.9989547348</text:p>
          </table:table-cell>
          <table:table-cell office:value-type="float" office:value="-0.474808067083" calcext:value-type="float">
            <text:p>-0.4748080671</text:p>
          </table:table-cell>
        </table:table-row>
        <table:table-row table:style-name="ro1">
          <table:table-cell office:value-type="float" office:value="5.34071779251" calcext:value-type="float">
            <text:p>5.3407177925</text:p>
          </table:table-cell>
          <table:table-cell office:value-type="float" office:value="-0.588286519051" calcext:value-type="float">
            <text:p>-0.5882865191</text:p>
          </table:table-cell>
          <table:table-cell office:value-type="float" office:value="5.02826543808" calcext:value-type="float">
            <text:p>5.0282654381</text:p>
          </table:table-cell>
          <table:table-cell office:value-type="float" office:value="-0.478413432837" calcext:value-type="float">
            <text:p>-0.4784134328</text:p>
          </table:table-cell>
        </table:table-row>
        <table:table-row table:style-name="ro1">
          <table:table-cell office:value-type="float" office:value="5.36035919189" calcext:value-type="float">
            <text:p>5.3603591919</text:p>
          </table:table-cell>
          <table:table-cell office:value-type="float" office:value="-0.587334871292" calcext:value-type="float">
            <text:p>-0.5873348713</text:p>
          </table:table-cell>
          <table:table-cell office:value-type="float" office:value="5.05648656845" calcext:value-type="float">
            <text:p>5.0564865685</text:p>
          </table:table-cell>
          <table:table-cell office:value-type="float" office:value="-0.483288913965" calcext:value-type="float">
            <text:p>-0.483288914</text:p>
          </table:table-cell>
        </table:table-row>
        <table:table-row table:style-name="ro1">
          <table:table-cell office:value-type="float" office:value="5.38196611404" calcext:value-type="float">
            <text:p>5.381966114</text:p>
          </table:table-cell>
          <table:table-cell office:value-type="float" office:value="-0.587243914604" calcext:value-type="float">
            <text:p>-0.5872439146</text:p>
          </table:table-cell>
          <table:table-cell office:value-type="float" office:value="5.08421655655" calcext:value-type="float">
            <text:p>5.0842165566</text:p>
          </table:table-cell>
          <table:table-cell office:value-type="float" office:value="-0.488653093576" calcext:value-type="float">
            <text:p>-0.4886530936</text:p>
          </table:table-cell>
        </table:table-row>
        <table:table-row table:style-name="ro1">
          <table:table-cell office:value-type="float" office:value="5.40498781204" calcext:value-type="float">
            <text:p>5.404987812</text:p>
          </table:table-cell>
          <table:table-cell office:value-type="float" office:value="-0.587385594845" calcext:value-type="float">
            <text:p>-0.5873855948</text:p>
          </table:table-cell>
          <table:table-cell office:value-type="float" office:value="5.11223884583" calcext:value-type="float">
            <text:p>5.1122388458</text:p>
          </table:table-cell>
          <table:table-cell office:value-type="float" office:value="-0.493748873472" calcext:value-type="float">
            <text:p>-0.4937488735</text:p>
          </table:table-cell>
        </table:table-row>
        <table:table-row table:style-name="ro1">
          <table:table-cell office:value-type="float" office:value="5.42973709106" calcext:value-type="float">
            <text:p>5.4297370911</text:p>
          </table:table-cell>
          <table:table-cell office:value-type="float" office:value="-0.585207343102" calcext:value-type="float">
            <text:p>-0.5852073431</text:p>
          </table:table-cell>
          <table:table-cell office:value-type="float" office:value="5.14182277679" calcext:value-type="float">
            <text:p>5.1418227768</text:p>
          </table:table-cell>
          <table:table-cell office:value-type="float" office:value="-0.49836486578" calcext:value-type="float">
            <text:p>-0.4983648658</text:p>
          </table:table-cell>
        </table:table-row>
        <table:table-row table:style-name="ro1">
          <table:table-cell office:value-type="float" office:value="5.45200252533" calcext:value-type="float">
            <text:p>5.4520025253</text:p>
          </table:table-cell>
          <table:table-cell office:value-type="float" office:value="-0.585264742374" calcext:value-type="float">
            <text:p>-0.5852647424</text:p>
          </table:table-cell>
          <table:table-cell office:value-type="float" office:value="5.17208810806" calcext:value-type="float">
            <text:p>5.1720881081</text:p>
          </table:table-cell>
          <table:table-cell office:value-type="float" office:value="-0.503678619862" calcext:value-type="float">
            <text:p>-0.5036786199</text:p>
          </table:table-cell>
        </table:table-row>
        <table:table-row table:style-name="ro1">
          <table:table-cell office:value-type="float" office:value="6.2175412178" calcext:value-type="float">
            <text:p>6.2175412178</text:p>
          </table:table-cell>
          <table:table-cell office:value-type="float" office:value="-0.659763157368" calcext:value-type="float">
            <text:p>-0.6597631574</text:p>
          </table:table-cell>
          <table:table-cell office:value-type="float" office:value="5.2021169281" calcext:value-type="float">
            <text:p>5.2021169281</text:p>
          </table:table-cell>
          <table:table-cell office:value-type="float" office:value="-0.509480297565" calcext:value-type="float">
            <text:p>-0.5094802976</text:p>
          </table:table-cell>
        </table:table-row>
        <table:table-row table:style-name="ro1">
          <table:table-cell office:value-type="float" office:value="6.40407371521" calcext:value-type="float">
            <text:p>6.4040737152</text:p>
          </table:table-cell>
          <table:table-cell office:value-type="float" office:value="-0.673535227776" calcext:value-type="float">
            <text:p>-0.6735352278</text:p>
          </table:table-cell>
          <table:table-cell office:value-type="float" office:value="5.22962661743" calcext:value-type="float">
            <text:p>5.2296266174</text:p>
          </table:table-cell>
          <table:table-cell office:value-type="float" office:value="-0.514754533768" calcext:value-type="float">
            <text:p>-0.5147545338</text:p>
          </table:table-cell>
        </table:table-row>
        <table:table-row table:style-name="ro1">
          <table:table-cell office:value-type="float" office:value="6.51424789429" calcext:value-type="float">
            <text:p>6.5142478943</text:p>
          </table:table-cell>
          <table:table-cell office:value-type="float" office:value="-0.680904507637" calcext:value-type="float">
            <text:p>-0.6809045076</text:p>
          </table:table-cell>
          <table:table-cell office:value-type="float" office:value="5.25521799088" calcext:value-type="float">
            <text:p>5.2552179909</text:p>
          </table:table-cell>
          <table:table-cell office:value-type="float" office:value="-0.519792199135" calcext:value-type="float">
            <text:p>-0.5197921991</text:p>
          </table:table-cell>
        </table:table-row>
        <table:table-row table:style-name="ro1">
          <table:table-cell office:value-type="float" office:value="6.63198518753" calcext:value-type="float">
            <text:p>6.6319851875</text:p>
          </table:table-cell>
          <table:table-cell office:value-type="float" office:value="-0.689159929752" calcext:value-type="float">
            <text:p>-0.6891599298</text:p>
          </table:table-cell>
          <table:table-cell office:value-type="float" office:value="5.27929159164" calcext:value-type="float">
            <text:p>5.2792915916</text:p>
          </table:table-cell>
          <table:table-cell office:value-type="float" office:value="-0.525237739086" calcext:value-type="float">
            <text:p>-0.5252377391</text:p>
          </table:table-cell>
        </table:table-row>
        <table:table-row table:style-name="ro1">
          <table:table-cell office:value-type="float" office:value="6.66859579086" calcext:value-type="float">
            <text:p>6.6685957909</text:p>
          </table:table-cell>
          <table:table-cell office:value-type="float" office:value="-0.690202891827" calcext:value-type="float">
            <text:p>-0.6902028918</text:p>
          </table:table-cell>
          <table:table-cell office:value-type="float" office:value="5.52562185287" calcext:value-type="float">
            <text:p>5.5256218529</text:p>
          </table:table-cell>
          <table:table-cell office:value-type="float" office:value="-0.554484367371" calcext:value-type="float">
            <text:p>-0.5544843674</text:p>
          </table:table-cell>
        </table:table-row>
        <table:table-row table:style-name="ro1">
          <table:table-cell office:value-type="float" office:value="6.70641708374" calcext:value-type="float">
            <text:p>6.7064170837</text:p>
          </table:table-cell>
          <table:table-cell office:value-type="float" office:value="-0.691281676292" calcext:value-type="float">
            <text:p>-0.6912816763</text:p>
          </table:table-cell>
          <table:table-cell office:value-type="float" office:value="5.55377527237" calcext:value-type="float">
            <text:p>5.5537752724</text:p>
          </table:table-cell>
          <table:table-cell office:value-type="float" office:value="-0.561024665833" calcext:value-type="float">
            <text:p>-0.5610246658</text:p>
          </table:table-cell>
        </table:table-row>
        <table:table-row table:style-name="ro1">
          <table:table-cell office:value-type="float" office:value="6.74418878555" calcext:value-type="float">
            <text:p>6.7441887856</text:p>
          </table:table-cell>
          <table:table-cell office:value-type="float" office:value="-0.692103505135" calcext:value-type="float">
            <text:p>-0.6921035051</text:p>
          </table:table-cell>
          <table:table-cell office:value-type="float" office:value="5.58120580673" calcext:value-type="float">
            <text:p>5.5812058067</text:p>
          </table:table-cell>
          <table:table-cell office:value-type="float" office:value="-0.567390501499" calcext:value-type="float">
            <text:p>-0.5673905015</text:p>
          </table:table-cell>
        </table:table-row>
        <table:table-row table:style-name="ro1">
          <table:table-cell office:value-type="float" office:value="6.78243160248" calcext:value-type="float">
            <text:p>6.7824316025</text:p>
          </table:table-cell>
          <table:table-cell office:value-type="float" office:value="-0.692343831062" calcext:value-type="float">
            <text:p>-0.6923438311</text:p>
          </table:table-cell>
          <table:table-cell office:value-type="float" office:value="5.60932250977" calcext:value-type="float">
            <text:p>5.6093225098</text:p>
          </table:table-cell>
          <table:table-cell office:value-type="float" office:value="-0.572418451309" calcext:value-type="float">
            <text:p>-0.5724184513</text:p>
          </table:table-cell>
        </table:table-row>
        <table:table-row table:style-name="ro1">
          <table:table-cell office:value-type="float" office:value="6.819272995" calcext:value-type="float">
            <text:p>6.819272995</text:p>
          </table:table-cell>
          <table:table-cell office:value-type="float" office:value="-0.694053411484" calcext:value-type="float">
            <text:p>-0.6940534115</text:p>
          </table:table-cell>
          <table:table-cell office:value-type="float" office:value="5.63577123642" calcext:value-type="float">
            <text:p>5.6357712364</text:p>
          </table:table-cell>
          <table:table-cell office:value-type="float" office:value="-0.576145470142" calcext:value-type="float">
            <text:p>-0.5761454701</text:p>
          </table:table-cell>
        </table:table-row>
        <table:table-row table:style-name="ro1">
          <table:table-cell office:value-type="float" office:value="6.8586025238" calcext:value-type="float">
            <text:p>6.8586025238</text:p>
          </table:table-cell>
          <table:table-cell office:value-type="float" office:value="-0.694648742676" calcext:value-type="float">
            <text:p>-0.6946487427</text:p>
          </table:table-cell>
          <table:table-cell office:value-type="float" office:value="5.66129728317" calcext:value-type="float">
            <text:p>5.6612972832</text:p>
          </table:table-cell>
          <table:table-cell office:value-type="float" office:value="-0.579484760761" calcext:value-type="float">
            <text:p>-0.5794847608</text:p>
          </table:table-cell>
        </table:table-row>
        <table:table-row table:style-name="ro1">
          <table:table-cell office:value-type="float" office:value="6.89503622055" calcext:value-type="float">
            <text:p>6.8950362206</text:p>
          </table:table-cell>
          <table:table-cell office:value-type="float" office:value="-0.694561183453" calcext:value-type="float">
            <text:p>-0.6945611835</text:p>
          </table:table-cell>
          <table:table-cell office:value-type="float" office:value="5.69077726364" calcext:value-type="float">
            <text:p>5.6907772636</text:p>
          </table:table-cell>
          <table:table-cell office:value-type="float" office:value="-0.583490133286" calcext:value-type="float">
            <text:p>-0.5834901333</text:p>
          </table:table-cell>
        </table:table-row>
        <table:table-row table:style-name="ro1">
          <table:table-cell office:value-type="float" office:value="6.92879343033" calcext:value-type="float">
            <text:p>6.9287934303</text:p>
          </table:table-cell>
          <table:table-cell office:value-type="float" office:value="-0.694660723209" calcext:value-type="float">
            <text:p>-0.6946607232</text:p>
          </table:table-cell>
          <table:table-cell office:value-type="float" office:value="5.71678157806" calcext:value-type="float">
            <text:p>5.7167815781</text:p>
          </table:table-cell>
          <table:table-cell office:value-type="float" office:value="-0.586858153343" calcext:value-type="float">
            <text:p>-0.5868581533</text:p>
          </table:table-cell>
        </table:table-row>
        <table:table-row table:style-name="ro1">
          <table:table-cell office:value-type="float" office:value="6.96708774567" calcext:value-type="float">
            <text:p>6.9670877457</text:p>
          </table:table-cell>
          <table:table-cell office:value-type="float" office:value="-0.6956859231" calcext:value-type="float">
            <text:p>-0.6956859231</text:p>
          </table:table-cell>
          <table:table-cell office:value-type="float" office:value="5.74181314468" calcext:value-type="float">
            <text:p>5.7418131447</text:p>
          </table:table-cell>
          <table:table-cell office:value-type="float" office:value="-0.588887870312" calcext:value-type="float">
            <text:p>-0.5888878703</text:p>
          </table:table-cell>
        </table:table-row>
        <table:table-row table:style-name="ro1">
          <table:table-cell office:value-type="float" office:value="7.00569057465" calcext:value-type="float">
            <text:p>7.0056905747</text:p>
          </table:table-cell>
          <table:table-cell office:value-type="float" office:value="-0.695651233196" calcext:value-type="float">
            <text:p>-0.6956512332</text:p>
          </table:table-cell>
          <table:table-cell office:value-type="float" office:value="5.76647706985" calcext:value-type="float">
            <text:p>5.7664770699</text:p>
          </table:table-cell>
          <table:table-cell office:value-type="float" office:value="-0.590838730335" calcext:value-type="float">
            <text:p>-0.5908387303</text:p>
          </table:table-cell>
        </table:table-row>
        <table:table-row table:style-name="ro1">
          <table:table-cell office:value-type="float" office:value="7.0399479866" calcext:value-type="float">
            <text:p>7.0399479866</text:p>
          </table:table-cell>
          <table:table-cell office:value-type="float" office:value="-0.694761991501" calcext:value-type="float">
            <text:p>-0.6947619915</text:p>
          </table:table-cell>
          <table:table-cell office:value-type="float" office:value="5.79297538757" calcext:value-type="float">
            <text:p>5.7929753876</text:p>
          </table:table-cell>
          <table:table-cell office:value-type="float" office:value="-0.594384372234" calcext:value-type="float">
            <text:p>-0.5943843722</text:p>
          </table:table-cell>
        </table:table-row>
        <table:table-row table:style-name="ro1">
          <table:table-cell office:value-type="float" office:value="7.07814407349" calcext:value-type="float">
            <text:p>7.0781440735</text:p>
          </table:table-cell>
          <table:table-cell office:value-type="float" office:value="-0.694197952747" calcext:value-type="float">
            <text:p>-0.6941979527</text:p>
          </table:table-cell>
          <table:table-cell office:value-type="float" office:value="5.81693311691" calcext:value-type="float">
            <text:p>5.8169331169</text:p>
          </table:table-cell>
          <table:table-cell office:value-type="float" office:value="-0.597543597221" calcext:value-type="float">
            <text:p>-0.5975435972</text:p>
          </table:table-cell>
        </table:table-row>
        <table:table-row table:style-name="ro1">
          <table:table-cell office:value-type="float" office:value="7.10685968399" calcext:value-type="float">
            <text:p>7.106859684</text:p>
          </table:table-cell>
          <table:table-cell office:value-type="float" office:value="-0.693160951138" calcext:value-type="float">
            <text:p>-0.6931609511</text:p>
          </table:table-cell>
          <table:table-cell office:value-type="float" office:value="5.8392347908" calcext:value-type="float">
            <text:p>5.8392347908</text:p>
          </table:table-cell>
          <table:table-cell office:value-type="float" office:value="-0.599954485893" calcext:value-type="float">
            <text:p>-0.5999544859</text:p>
          </table:table-cell>
        </table:table-row>
        <table:table-row table:style-name="ro1">
          <table:table-cell office:value-type="float" office:value="7.13682413101" calcext:value-type="float">
            <text:p>7.136824131</text:p>
          </table:table-cell>
          <table:table-cell office:value-type="float" office:value="-0.690687119961" calcext:value-type="float">
            <text:p>-0.69068712</text:p>
          </table:table-cell>
          <table:table-cell office:value-type="float" office:value="5.86346717834" calcext:value-type="float">
            <text:p>5.8634671783</text:p>
          </table:table-cell>
          <table:table-cell office:value-type="float" office:value="-0.600482046604" calcext:value-type="float">
            <text:p>-0.6004820466</text:p>
          </table:table-cell>
        </table:table-row>
        <table:table-row table:style-name="ro1">
          <table:table-cell office:value-type="float" office:value="7.17136669159" calcext:value-type="float">
            <text:p>7.1713666916</text:p>
          </table:table-cell>
          <table:table-cell office:value-type="float" office:value="-0.685623943806" calcext:value-type="float">
            <text:p>-0.6856239438</text:p>
          </table:table-cell>
          <table:table-cell office:value-type="float" office:value="5.88723608017" calcext:value-type="float">
            <text:p>5.8872360802</text:p>
          </table:table-cell>
          <table:table-cell office:value-type="float" office:value="-0.603219628334" calcext:value-type="float">
            <text:p>-0.6032196283</text:p>
          </table:table-cell>
        </table:table-row>
        <table:table-row table:style-name="ro1">
          <table:table-cell office:value-type="float" office:value="7.29815673828" calcext:value-type="float">
            <text:p>7.2981567383</text:p>
          </table:table-cell>
          <table:table-cell office:value-type="float" office:value="-0.677763462067" calcext:value-type="float">
            <text:p>-0.6777634621</text:p>
          </table:table-cell>
          <table:table-cell office:value-type="float" office:value="5.91205545425" calcext:value-type="float">
            <text:p>5.9120554543</text:p>
          </table:table-cell>
          <table:table-cell office:value-type="float" office:value="-0.605725347996" calcext:value-type="float">
            <text:p>-0.605725348</text:p>
          </table:table-cell>
        </table:table-row>
        <table:table-row table:style-name="ro1">
          <table:table-cell office:value-type="float" office:value="7.3426566124" calcext:value-type="float">
            <text:p>7.3426566124</text:p>
          </table:table-cell>
          <table:table-cell office:value-type="float" office:value="-0.667605698109" calcext:value-type="float">
            <text:p>-0.6676056981</text:p>
          </table:table-cell>
          <table:table-cell office:value-type="float" office:value="5.9361223793" calcext:value-type="float">
            <text:p>5.9361223793</text:p>
          </table:table-cell>
          <table:table-cell office:value-type="float" office:value="-0.60580509901" calcext:value-type="float">
            <text:p>-0.605805099</text:p>
          </table:table-cell>
        </table:table-row>
        <table:table-row table:style-name="ro1">
          <table:table-cell office:value-type="float" office:value="7.59859991074" calcext:value-type="float">
            <text:p>7.5985999107</text:p>
          </table:table-cell>
          <table:table-cell office:value-type="float" office:value="-0.656098902225" calcext:value-type="float">
            <text:p>-0.6560989022</text:p>
          </table:table-cell>
          <table:table-cell office:value-type="float" office:value="5.96156879425" calcext:value-type="float">
            <text:p>5.9615687943</text:p>
          </table:table-cell>
          <table:table-cell office:value-type="float" office:value="-0.604437530041" calcext:value-type="float">
            <text:p>-0.60443753</text:p>
          </table:table-cell>
        </table:table-row>
        <table:table-row table:style-name="ro1">
          <table:table-cell office:value-type="float" office:value="7.64955377579" calcext:value-type="float">
            <text:p>7.6495537758</text:p>
          </table:table-cell>
          <table:table-cell office:value-type="float" office:value="-0.643783032894" calcext:value-type="float">
            <text:p>-0.6437830329</text:p>
          </table:table-cell>
          <table:table-cell office:value-type="float" office:value="5.98711582184" calcext:value-type="float">
            <text:p>5.9871158218</text:p>
          </table:table-cell>
          <table:table-cell office:value-type="float" office:value="-0.603254437447" calcext:value-type="float">
            <text:p>-0.6032544374</text:p>
          </table:table-cell>
        </table:table-row>
        <table:table-row table:style-name="ro1">
          <table:table-cell office:value-type="float" office:value="7.69520807266" calcext:value-type="float">
            <text:p>7.6952080727</text:p>
          </table:table-cell>
          <table:table-cell office:value-type="float" office:value="-0.630334079266" calcext:value-type="float">
            <text:p>-0.6303340793</text:p>
          </table:table-cell>
          <table:table-cell office:value-type="float" office:value="6.01105066299" calcext:value-type="float">
            <text:p>6.011050663</text:p>
          </table:table-cell>
          <table:table-cell office:value-type="float" office:value="-0.602135062218" calcext:value-type="float">
            <text:p>-0.6021350622</text:p>
          </table:table-cell>
        </table:table-row>
        <table:table-row table:style-name="ro1">
          <table:table-cell office:value-type="float" office:value="7.73331689835" calcext:value-type="float">
            <text:p>7.7333168984</text:p>
          </table:table-cell>
          <table:table-cell office:value-type="float" office:value="-0.61824542284" calcext:value-type="float">
            <text:p>-0.6182454228</text:p>
          </table:table-cell>
          <table:table-cell office:value-type="float" office:value="6.03423019409" calcext:value-type="float">
            <text:p>6.0342301941</text:p>
          </table:table-cell>
          <table:table-cell office:value-type="float" office:value="-0.60069578886" calcext:value-type="float">
            <text:p>-0.6006957889</text:p>
          </table:table-cell>
        </table:table-row>
        <table:table-row table:style-name="ro1">
          <table:table-cell office:value-type="float" office:value="7.81375217438" calcext:value-type="float">
            <text:p>7.8137521744</text:p>
          </table:table-cell>
          <table:table-cell office:value-type="float" office:value="-0.598801612854" calcext:value-type="float">
            <text:p>-0.5988016129</text:p>
          </table:table-cell>
          <table:table-cell office:value-type="float" office:value="6.05803962708" calcext:value-type="float">
            <text:p>6.0580396271</text:p>
          </table:table-cell>
          <table:table-cell office:value-type="float" office:value="-0.597120583057" calcext:value-type="float">
            <text:p>-0.5971205831</text:p>
          </table:table-cell>
        </table:table-row>
        <table:table-row table:style-name="ro1">
          <table:table-cell office:value-type="float" office:value="7.87042379379" calcext:value-type="float">
            <text:p>7.8704237938</text:p>
          </table:table-cell>
          <table:table-cell office:value-type="float" office:value="-0.584492385387" calcext:value-type="float">
            <text:p>-0.5844923854</text:p>
          </table:table-cell>
          <table:table-cell office:value-type="float" office:value="6.08325811386" calcext:value-type="float">
            <text:p>6.0832581139</text:p>
          </table:table-cell>
          <table:table-cell office:value-type="float" office:value="-0.594152390957" calcext:value-type="float">
            <text:p>-0.594152391</text:p>
          </table:table-cell>
        </table:table-row>
        <table:table-row table:style-name="ro1">
          <table:table-cell office:value-type="float" office:value="7.94551372528" calcext:value-type="float">
            <text:p>7.9455137253</text:p>
          </table:table-cell>
          <table:table-cell office:value-type="float" office:value="-0.565860271454" calcext:value-type="float">
            <text:p>-0.5658602715</text:p>
          </table:table-cell>
          <table:table-cell office:value-type="float" office:value="6.10783668518" calcext:value-type="float">
            <text:p>6.1078366852</text:p>
          </table:table-cell>
          <table:table-cell office:value-type="float" office:value="-0.591782331467" calcext:value-type="float">
            <text:p>-0.5917823315</text:p>
          </table:table-cell>
        </table:table-row>
        <table:table-row table:style-name="ro1">
          <table:table-cell office:value-type="float" office:value="7.982421875" calcext:value-type="float">
            <text:p>7.982421875</text:p>
          </table:table-cell>
          <table:table-cell office:value-type="float" office:value="-0.555477440357" calcext:value-type="float">
            <text:p>-0.5554774404</text:p>
          </table:table-cell>
          <table:table-cell office:value-type="float" office:value="6.1331133461" calcext:value-type="float">
            <text:p>6.1331133461</text:p>
          </table:table-cell>
          <table:table-cell office:value-type="float" office:value="-0.590548217297" calcext:value-type="float">
            <text:p>-0.5905482173</text:p>
          </table:table-cell>
        </table:table-row>
        <table:table-row table:style-name="ro1">
          <table:table-cell office:value-type="float" office:value="8.02103614807" calcext:value-type="float">
            <text:p>8.0210361481</text:p>
          </table:table-cell>
          <table:table-cell office:value-type="float" office:value="-0.544340193272" calcext:value-type="float">
            <text:p>-0.5443401933</text:p>
          </table:table-cell>
          <table:table-cell office:value-type="float" office:value="6.15487047195" calcext:value-type="float">
            <text:p>6.154870472</text:p>
          </table:table-cell>
          <table:table-cell office:value-type="float" office:value="-0.589507639408" calcext:value-type="float">
            <text:p>-0.5895076394</text:p>
          </table:table-cell>
        </table:table-row>
        <table:table-row table:style-name="ro1">
          <table:table-cell office:value-type="float" office:value="8.06033325195" calcext:value-type="float">
            <text:p>8.060333252</text:p>
          </table:table-cell>
          <table:table-cell office:value-type="float" office:value="-0.532874345779" calcext:value-type="float">
            <text:p>-0.5328743458</text:p>
          </table:table-cell>
          <table:table-cell office:value-type="float" office:value="6.17571779251" calcext:value-type="float">
            <text:p>6.1757177925</text:p>
          </table:table-cell>
          <table:table-cell office:value-type="float" office:value="-0.588286519051" calcext:value-type="float">
            <text:p>-0.5882865191</text:p>
          </table:table-cell>
        </table:table-row>
        <table:table-row table:style-name="ro1">
          <table:table-cell office:value-type="float" office:value="8.10082912445" calcext:value-type="float">
            <text:p>8.1008291245</text:p>
          </table:table-cell>
          <table:table-cell office:value-type="float" office:value="-0.520716905594" calcext:value-type="float">
            <text:p>-0.5207169056</text:p>
          </table:table-cell>
          <table:table-cell office:value-type="float" office:value="6.19535919189" calcext:value-type="float">
            <text:p>6.1953591919</text:p>
          </table:table-cell>
          <table:table-cell office:value-type="float" office:value="-0.587334871292" calcext:value-type="float">
            <text:p>-0.5873348713</text:p>
          </table:table-cell>
        </table:table-row>
        <table:table-row table:style-name="ro1">
          <table:table-cell office:value-type="float" office:value="8.13631153107" calcext:value-type="float">
            <text:p>8.1363115311</text:p>
          </table:table-cell>
          <table:table-cell office:value-type="float" office:value="-0.508755981922" calcext:value-type="float">
            <text:p>-0.5087559819</text:p>
          </table:table-cell>
          <table:table-cell office:value-type="float" office:value="6.21696611404" calcext:value-type="float">
            <text:p>6.216966114</text:p>
          </table:table-cell>
          <table:table-cell office:value-type="float" office:value="-0.587243914604" calcext:value-type="float">
            <text:p>-0.5872439146</text:p>
          </table:table-cell>
        </table:table-row>
        <table:table-row table:style-name="ro1">
          <table:table-cell office:value-type="float" office:value="8.1649723053" calcext:value-type="float">
            <text:p>8.1649723053</text:p>
          </table:table-cell>
          <table:table-cell office:value-type="float" office:value="-0.497238665819" calcext:value-type="float">
            <text:p>-0.4972386658</text:p>
          </table:table-cell>
          <table:table-cell office:value-type="float" office:value="6.23998781204" calcext:value-type="float">
            <text:p>6.239987812</text:p>
          </table:table-cell>
          <table:table-cell office:value-type="float" office:value="-0.587385594845" calcext:value-type="float">
            <text:p>-0.5873855948</text:p>
          </table:table-cell>
        </table:table-row>
        <table:table-row table:style-name="ro1">
          <table:table-cell office:value-type="float" office:value="8.1934261322" calcext:value-type="float">
            <text:p>8.1934261322</text:p>
          </table:table-cell>
          <table:table-cell office:value-type="float" office:value="-0.485073268414" calcext:value-type="float">
            <text:p>-0.4850732684</text:p>
          </table:table-cell>
          <table:table-cell office:value-type="float" office:value="6.26473709106" calcext:value-type="float">
            <text:p>6.2647370911</text:p>
          </table:table-cell>
          <table:table-cell office:value-type="float" office:value="-0.585207343102" calcext:value-type="float">
            <text:p>-0.5852073431</text:p>
          </table:table-cell>
        </table:table-row>
        <table:table-row table:style-name="ro1">
          <table:table-cell office:value-type="float" office:value="8.22265529633" calcext:value-type="float">
            <text:p>8.2226552963</text:p>
          </table:table-cell>
          <table:table-cell office:value-type="float" office:value="-0.473468542099" calcext:value-type="float">
            <text:p>-0.4734685421</text:p>
          </table:table-cell>
          <table:table-cell office:value-type="float" office:value="6.28700252533" calcext:value-type="float">
            <text:p>6.2870025253</text:p>
          </table:table-cell>
          <table:table-cell office:value-type="float" office:value="-0.585264742374" calcext:value-type="float">
            <text:p>-0.5852647424</text:p>
          </table:table-cell>
        </table:table-row>
        <table:table-row table:style-name="ro1">
          <table:table-cell office:value-type="float" office:value="8.25038337708" calcext:value-type="float">
            <text:p>8.2503833771</text:p>
          </table:table-cell>
          <table:table-cell office:value-type="float" office:value="-0.462019205093" calcext:value-type="float">
            <text:p>-0.4620192051</text:p>
          </table:table-cell>
          <table:table-cell office:value-type="float" office:value="7.0525412178" calcext:value-type="float">
            <text:p>7.0525412178</text:p>
          </table:table-cell>
          <table:table-cell office:value-type="float" office:value="-0.659763157368" calcext:value-type="float">
            <text:p>-0.6597631574</text:p>
          </table:table-cell>
        </table:table-row>
        <table:table-row table:style-name="ro1">
          <table:table-cell office:value-type="float" office:value="8.27774715424" calcext:value-type="float">
            <text:p>8.2777471542</text:p>
          </table:table-cell>
          <table:table-cell office:value-type="float" office:value="-0.45165553689" calcext:value-type="float">
            <text:p>-0.4516555369</text:p>
          </table:table-cell>
          <table:table-cell office:value-type="float" office:value="7.23907371521" calcext:value-type="float">
            <text:p>7.2390737152</text:p>
          </table:table-cell>
          <table:table-cell office:value-type="float" office:value="-0.673535227776" calcext:value-type="float">
            <text:p>-0.6735352278</text:p>
          </table:table-cell>
        </table:table-row>
        <table:table-row table:style-name="ro1">
          <table:table-cell office:value-type="float" office:value="8.30634212494" calcext:value-type="float">
            <text:p>8.3063421249</text:p>
          </table:table-cell>
          <table:table-cell office:value-type="float" office:value="-0.441689401865" calcext:value-type="float">
            <text:p>-0.4416894019</text:p>
          </table:table-cell>
          <table:table-cell office:value-type="float" office:value="7.34924789429" calcext:value-type="float">
            <text:p>7.3492478943</text:p>
          </table:table-cell>
          <table:table-cell office:value-type="float" office:value="-0.680904507637" calcext:value-type="float">
            <text:p>-0.6809045076</text:p>
          </table:table-cell>
        </table:table-row>
        <table:table-row table:style-name="ro1">
          <table:table-cell office:value-type="float" office:value="8.33569812775" calcext:value-type="float">
            <text:p>8.3356981278</text:p>
          </table:table-cell>
          <table:table-cell office:value-type="float" office:value="-0.431513875723" calcext:value-type="float">
            <text:p>-0.4315138757</text:p>
          </table:table-cell>
          <table:table-cell office:value-type="float" office:value="7.46698518753" calcext:value-type="float">
            <text:p>7.4669851875</text:p>
          </table:table-cell>
          <table:table-cell office:value-type="float" office:value="-0.689159929752" calcext:value-type="float">
            <text:p>-0.6891599298</text:p>
          </table:table-cell>
        </table:table-row>
        <table:table-row table:style-name="ro1">
          <table:table-cell office:value-type="float" office:value="8.36574363708" calcext:value-type="float">
            <text:p>8.3657436371</text:p>
          </table:table-cell>
          <table:table-cell office:value-type="float" office:value="-0.419999569654" calcext:value-type="float">
            <text:p>-0.4199995697</text:p>
          </table:table-cell>
          <table:table-cell office:value-type="float" office:value="7.50359579086" calcext:value-type="float">
            <text:p>7.5035957909</text:p>
          </table:table-cell>
          <table:table-cell office:value-type="float" office:value="-0.690202891827" calcext:value-type="float">
            <text:p>-0.6902028918</text:p>
          </table:table-cell>
        </table:table-row>
        <table:table-row table:style-name="ro1">
          <table:table-cell office:value-type="float" office:value="8.39402103424" calcext:value-type="float">
            <text:p>8.3940210342</text:p>
          </table:table-cell>
          <table:table-cell office:value-type="float" office:value="-0.409854978323" calcext:value-type="float">
            <text:p>-0.4098549783</text:p>
          </table:table-cell>
          <table:table-cell office:value-type="float" office:value="7.54141708374" calcext:value-type="float">
            <text:p>7.5414170837</text:p>
          </table:table-cell>
          <table:table-cell office:value-type="float" office:value="-0.691281676292" calcext:value-type="float">
            <text:p>-0.6912816763</text:p>
          </table:table-cell>
        </table:table-row>
        <table:table-row table:style-name="ro1">
          <table:table-cell office:value-type="float" office:value="8.42211818695" calcext:value-type="float">
            <text:p>8.422118187</text:p>
          </table:table-cell>
          <table:table-cell office:value-type="float" office:value="-0.400647252798" calcext:value-type="float">
            <text:p>-0.4006472528</text:p>
          </table:table-cell>
          <table:table-cell office:value-type="float" office:value="7.57918878555" calcext:value-type="float">
            <text:p>7.5791887856</text:p>
          </table:table-cell>
          <table:table-cell office:value-type="float" office:value="-0.692103505135" calcext:value-type="float">
            <text:p>-0.6921035051</text:p>
          </table:table-cell>
        </table:table-row>
        <table:table-row table:style-name="ro1">
          <table:table-cell office:value-type="float" office:value="8.44986915588" calcext:value-type="float">
            <text:p>8.4498691559</text:p>
          </table:table-cell>
          <table:table-cell office:value-type="float" office:value="-0.391316771507" calcext:value-type="float">
            <text:p>-0.3913167715</text:p>
          </table:table-cell>
          <table:table-cell office:value-type="float" office:value="7.61743160248" calcext:value-type="float">
            <text:p>7.6174316025</text:p>
          </table:table-cell>
          <table:table-cell office:value-type="float" office:value="-0.692343831062" calcext:value-type="float">
            <text:p>-0.6923438311</text:p>
          </table:table-cell>
        </table:table-row>
        <table:table-row table:style-name="ro1">
          <table:table-cell office:value-type="float" office:value="8.47604751587" calcext:value-type="float">
            <text:p>8.4760475159</text:p>
          </table:table-cell>
          <table:table-cell office:value-type="float" office:value="-0.381536513567" calcext:value-type="float">
            <text:p>-0.3815365136</text:p>
          </table:table-cell>
          <table:table-cell office:value-type="float" office:value="7.654272995" calcext:value-type="float">
            <text:p>7.654272995</text:p>
          </table:table-cell>
          <table:table-cell office:value-type="float" office:value="-0.694053411484" calcext:value-type="float">
            <text:p>-0.6940534115</text:p>
          </table:table-cell>
        </table:table-row>
        <table:table-row table:style-name="ro1">
          <table:table-cell office:value-type="float" office:value="8.5022611618" calcext:value-type="float">
            <text:p>8.5022611618</text:p>
          </table:table-cell>
          <table:table-cell office:value-type="float" office:value="-0.37191298604" calcext:value-type="float">
            <text:p>-0.371912986</text:p>
          </table:table-cell>
          <table:table-cell office:value-type="float" office:value="7.6936025238" calcext:value-type="float">
            <text:p>7.6936025238</text:p>
          </table:table-cell>
          <table:table-cell office:value-type="float" office:value="-0.694648742676" calcext:value-type="float">
            <text:p>-0.6946487427</text:p>
          </table:table-cell>
        </table:table-row>
        <table:table-row table:style-name="ro1">
          <table:table-cell office:value-type="float" office:value="8.52910614014" calcext:value-type="float">
            <text:p>8.5291061401</text:p>
          </table:table-cell>
          <table:table-cell office:value-type="float" office:value="-0.363313466311" calcext:value-type="float">
            <text:p>-0.3633134663</text:p>
          </table:table-cell>
          <table:table-cell office:value-type="float" office:value="7.73003622055" calcext:value-type="float">
            <text:p>7.7300362206</text:p>
          </table:table-cell>
          <table:table-cell office:value-type="float" office:value="-0.694561183453" calcext:value-type="float">
            <text:p>-0.6945611835</text:p>
          </table:table-cell>
        </table:table-row>
        <table:table-row table:style-name="ro1">
          <table:table-cell office:value-type="float" office:value="8.55735492706" calcext:value-type="float">
            <text:p>8.5573549271</text:p>
          </table:table-cell>
          <table:table-cell office:value-type="float" office:value="-0.355249464512" calcext:value-type="float">
            <text:p>-0.3552494645</text:p>
          </table:table-cell>
          <table:table-cell office:value-type="float" office:value="7.76379343033" calcext:value-type="float">
            <text:p>7.7637934303</text:p>
          </table:table-cell>
          <table:table-cell office:value-type="float" office:value="-0.694660723209" calcext:value-type="float">
            <text:p>-0.6946607232</text:p>
          </table:table-cell>
        </table:table-row>
        <table:table-row table:style-name="ro1">
          <table:table-cell office:value-type="float" office:value="8.58361721039" calcext:value-type="float">
            <text:p>8.5836172104</text:p>
          </table:table-cell>
          <table:table-cell office:value-type="float" office:value="-0.349634468555" calcext:value-type="float">
            <text:p>-0.3496344686</text:p>
          </table:table-cell>
          <table:table-cell office:value-type="float" office:value="7.80208774567" calcext:value-type="float">
            <text:p>7.8020877457</text:p>
          </table:table-cell>
          <table:table-cell office:value-type="float" office:value="-0.6956859231" calcext:value-type="float">
            <text:p>-0.6956859231</text:p>
          </table:table-cell>
        </table:table-row>
        <table:table-row table:style-name="ro1">
          <table:table-cell office:value-type="float" office:value="8.60855484009" calcext:value-type="float">
            <text:p>8.6085548401</text:p>
          </table:table-cell>
          <table:table-cell office:value-type="float" office:value="-0.345654636621" calcext:value-type="float">
            <text:p>-0.3456546366</text:p>
          </table:table-cell>
          <table:table-cell office:value-type="float" office:value="7.84069057465" calcext:value-type="float">
            <text:p>7.8406905747</text:p>
          </table:table-cell>
          <table:table-cell office:value-type="float" office:value="-0.695651233196" calcext:value-type="float">
            <text:p>-0.6956512332</text:p>
          </table:table-cell>
        </table:table-row>
        <table:table-row table:style-name="ro1">
          <table:table-cell office:value-type="float" office:value="8.63621520996" calcext:value-type="float">
            <text:p>8.63621521</text:p>
          </table:table-cell>
          <table:table-cell office:value-type="float" office:value="-0.342149764299" calcext:value-type="float">
            <text:p>-0.3421497643</text:p>
          </table:table-cell>
          <table:table-cell office:value-type="float" office:value="7.8749479866" calcext:value-type="float">
            <text:p>7.8749479866</text:p>
          </table:table-cell>
          <table:table-cell office:value-type="float" office:value="-0.694761991501" calcext:value-type="float">
            <text:p>-0.6947619915</text:p>
          </table:table-cell>
        </table:table-row>
        <table:table-row table:style-name="ro1">
          <table:table-cell office:value-type="float" office:value="8.66440677643" calcext:value-type="float">
            <text:p>8.6644067764</text:p>
          </table:table-cell>
          <table:table-cell office:value-type="float" office:value="-0.339673429728" calcext:value-type="float">
            <text:p>-0.3396734297</text:p>
          </table:table-cell>
          <table:table-cell office:value-type="float" office:value="7.91314407349" calcext:value-type="float">
            <text:p>7.9131440735</text:p>
          </table:table-cell>
          <table:table-cell office:value-type="float" office:value="-0.694197952747" calcext:value-type="float">
            <text:p>-0.6941979527</text:p>
          </table:table-cell>
        </table:table-row>
        <table:table-row table:style-name="ro1">
          <table:table-cell office:value-type="float" office:value="8.69665050507" calcext:value-type="float">
            <text:p>8.6966505051</text:p>
          </table:table-cell>
          <table:table-cell office:value-type="float" office:value="-0.335952669382" calcext:value-type="float">
            <text:p>-0.3359526694</text:p>
          </table:table-cell>
          <table:table-cell office:value-type="float" office:value="7.94185968399" calcext:value-type="float">
            <text:p>7.941859684</text:p>
          </table:table-cell>
          <table:table-cell office:value-type="float" office:value="-0.693160951138" calcext:value-type="float">
            <text:p>-0.6931609511</text:p>
          </table:table-cell>
        </table:table-row>
        <table:table-row table:style-name="ro1">
          <table:table-cell office:value-type="float" office:value="8.72593402863" calcext:value-type="float">
            <text:p>8.7259340286</text:p>
          </table:table-cell>
          <table:table-cell office:value-type="float" office:value="-0.334173947573" calcext:value-type="float">
            <text:p>-0.3341739476</text:p>
          </table:table-cell>
          <table:table-cell office:value-type="float" office:value="7.97182413101" calcext:value-type="float">
            <text:p>7.971824131</text:p>
          </table:table-cell>
          <table:table-cell office:value-type="float" office:value="-0.690687119961" calcext:value-type="float">
            <text:p>-0.69068712</text:p>
          </table:table-cell>
        </table:table-row>
        <table:table-row table:style-name="ro1">
          <table:table-cell office:value-type="float" office:value="8.75284099579" calcext:value-type="float">
            <text:p>8.7528409958</text:p>
          </table:table-cell>
          <table:table-cell office:value-type="float" office:value="-0.333614349365" calcext:value-type="float">
            <text:p>-0.3336143494</text:p>
          </table:table-cell>
          <table:table-cell office:value-type="float" office:value="8.00636669159" calcext:value-type="float">
            <text:p>8.0063666916</text:p>
          </table:table-cell>
          <table:table-cell office:value-type="float" office:value="-0.685623943806" calcext:value-type="float">
            <text:p>-0.6856239438</text:p>
          </table:table-cell>
        </table:table-row>
        <table:table-row table:style-name="ro1">
          <table:table-cell office:value-type="float" office:value="8.77683067322" calcext:value-type="float">
            <text:p>8.7768306732</text:p>
          </table:table-cell>
          <table:table-cell office:value-type="float" office:value="-0.336460441351" calcext:value-type="float">
            <text:p>-0.3364604414</text:p>
          </table:table-cell>
          <table:table-cell office:value-type="float" office:value="8.13315673828" calcext:value-type="float">
            <text:p>8.1331567383</text:p>
          </table:table-cell>
          <table:table-cell office:value-type="float" office:value="-0.677763462067" calcext:value-type="float">
            <text:p>-0.6777634621</text:p>
          </table:table-cell>
        </table:table-row>
        <table:table-row table:style-name="ro1">
          <table:table-cell office:value-type="float" office:value="8.8008813858" calcext:value-type="float">
            <text:p>8.8008813858</text:p>
          </table:table-cell>
          <table:table-cell office:value-type="float" office:value="-0.340479850769" calcext:value-type="float">
            <text:p>-0.3404798508</text:p>
          </table:table-cell>
          <table:table-cell office:value-type="float" office:value="8.1776566124" calcext:value-type="float">
            <text:p>8.1776566124</text:p>
          </table:table-cell>
          <table:table-cell office:value-type="float" office:value="-0.667605698109" calcext:value-type="float">
            <text:p>-0.6676056981</text:p>
          </table:table-cell>
        </table:table-row>
        <table:table-row table:style-name="ro1">
          <table:table-cell office:value-type="float" office:value="8.82359409332" calcext:value-type="float">
            <text:p>8.8235940933</text:p>
          </table:table-cell>
          <table:table-cell office:value-type="float" office:value="-0.346374452114" calcext:value-type="float">
            <text:p>-0.3463744521</text:p>
          </table:table-cell>
          <table:table-cell office:value-type="float" office:value="8.43359991074" calcext:value-type="float">
            <text:p>8.4335999107</text:p>
          </table:table-cell>
          <table:table-cell office:value-type="float" office:value="-0.656098902225" calcext:value-type="float">
            <text:p>-0.6560989022</text:p>
          </table:table-cell>
        </table:table-row>
        <table:table-row table:style-name="ro1">
          <table:table-cell office:value-type="float" office:value="8.84861183167" calcext:value-type="float">
            <text:p>8.8486118317</text:p>
          </table:table-cell>
          <table:table-cell office:value-type="float" office:value="-0.354128092527" calcext:value-type="float">
            <text:p>-0.3541280925</text:p>
          </table:table-cell>
          <table:table-cell office:value-type="float" office:value="8.48455377579" calcext:value-type="float">
            <text:p>8.4845537758</text:p>
          </table:table-cell>
          <table:table-cell office:value-type="float" office:value="-0.643783032894" calcext:value-type="float">
            <text:p>-0.6437830329</text:p>
          </table:table-cell>
        </table:table-row>
        <table:table-row table:style-name="ro1">
          <table:table-cell office:value-type="float" office:value="8.87713527679" calcext:value-type="float">
            <text:p>8.8771352768</text:p>
          </table:table-cell>
          <table:table-cell office:value-type="float" office:value="-0.36280593276" calcext:value-type="float">
            <text:p>-0.3628059328</text:p>
          </table:table-cell>
          <table:table-cell office:value-type="float" office:value="8.53020807266" calcext:value-type="float">
            <text:p>8.5302080727</text:p>
          </table:table-cell>
          <table:table-cell office:value-type="float" office:value="-0.630334079266" calcext:value-type="float">
            <text:p>-0.6303340793</text:p>
          </table:table-cell>
        </table:table-row>
        <table:table-row table:style-name="ro1">
          <table:table-cell office:value-type="float" office:value="8.90521526337" calcext:value-type="float">
            <text:p>8.9052152634</text:p>
          </table:table-cell>
          <table:table-cell office:value-type="float" office:value="-0.37346842885" calcext:value-type="float">
            <text:p>-0.3734684289</text:p>
          </table:table-cell>
          <table:table-cell office:value-type="float" office:value="8.56831689835" calcext:value-type="float">
            <text:p>8.5683168984</text:p>
          </table:table-cell>
          <table:table-cell office:value-type="float" office:value="-0.61824542284" calcext:value-type="float">
            <text:p>-0.6182454228</text:p>
          </table:table-cell>
        </table:table-row>
        <table:table-row table:style-name="ro1">
          <table:table-cell office:value-type="float" office:value="8.93258857727" calcext:value-type="float">
            <text:p>8.9325885773</text:p>
          </table:table-cell>
          <table:table-cell office:value-type="float" office:value="-0.383338928223" calcext:value-type="float">
            <text:p>-0.3833389282</text:p>
          </table:table-cell>
          <table:table-cell office:value-type="float" office:value="8.64875217438" calcext:value-type="float">
            <text:p>8.6487521744</text:p>
          </table:table-cell>
          <table:table-cell office:value-type="float" office:value="-0.598801612854" calcext:value-type="float">
            <text:p>-0.5988016129</text:p>
          </table:table-cell>
        </table:table-row>
        <table:table-row table:style-name="ro1">
          <table:table-cell office:value-type="float" office:value="8.9590549469" calcext:value-type="float">
            <text:p>8.9590549469</text:p>
          </table:table-cell>
          <table:table-cell office:value-type="float" office:value="-0.392334163189" calcext:value-type="float">
            <text:p>-0.3923341632</text:p>
          </table:table-cell>
          <table:table-cell office:value-type="float" office:value="8.70542379379" calcext:value-type="float">
            <text:p>8.7054237938</text:p>
          </table:table-cell>
          <table:table-cell office:value-type="float" office:value="-0.584492385387" calcext:value-type="float">
            <text:p>-0.5844923854</text:p>
          </table:table-cell>
        </table:table-row>
        <table:table-row table:style-name="ro1">
          <table:table-cell office:value-type="float" office:value="8.97916793823" calcext:value-type="float">
            <text:p>8.9791679382</text:p>
          </table:table-cell>
          <table:table-cell office:value-type="float" office:value="-0.402737975121" calcext:value-type="float">
            <text:p>-0.4027379751</text:p>
          </table:table-cell>
          <table:table-cell office:value-type="float" office:value="8.78051372528" calcext:value-type="float">
            <text:p>8.7805137253</text:p>
          </table:table-cell>
          <table:table-cell office:value-type="float" office:value="-0.565860271454" calcext:value-type="float">
            <text:p>-0.5658602715</text:p>
          </table:table-cell>
        </table:table-row>
        <table:table-row table:style-name="ro1">
          <table:table-cell office:value-type="float" office:value="8.99803161621" calcext:value-type="float">
            <text:p>8.9980316162</text:p>
          </table:table-cell>
          <table:table-cell office:value-type="float" office:value="-0.416745364666" calcext:value-type="float">
            <text:p>-0.4167453647</text:p>
          </table:table-cell>
          <table:table-cell office:value-type="float" office:value="8.817421875" calcext:value-type="float">
            <text:p>8.817421875</text:p>
          </table:table-cell>
          <table:table-cell office:value-type="float" office:value="-0.555477440357" calcext:value-type="float">
            <text:p>-0.5554774404</text:p>
          </table:table-cell>
        </table:table-row>
        <table:table-row table:style-name="ro1">
          <table:table-cell office:value-type="float" office:value="9.01291942596" calcext:value-type="float">
            <text:p>9.012919426</text:p>
          </table:table-cell>
          <table:table-cell office:value-type="float" office:value="-0.433429121971" calcext:value-type="float">
            <text:p>-0.433429122</text:p>
          </table:table-cell>
          <table:table-cell office:value-type="float" office:value="8.85603614807" calcext:value-type="float">
            <text:p>8.8560361481</text:p>
          </table:table-cell>
          <table:table-cell office:value-type="float" office:value="-0.544340193272" calcext:value-type="float">
            <text:p>-0.5443401933</text:p>
          </table:table-cell>
        </table:table-row>
        <table:table-row table:style-name="ro1">
          <table:table-cell office:value-type="float" office:value="9.03000545502" calcext:value-type="float">
            <text:p>9.030005455</text:p>
          </table:table-cell>
          <table:table-cell office:value-type="float" office:value="-0.44965043664" calcext:value-type="float">
            <text:p>-0.4496504366</text:p>
          </table:table-cell>
          <table:table-cell office:value-type="float" office:value="8.89533325195" calcext:value-type="float">
            <text:p>8.895333252</text:p>
          </table:table-cell>
          <table:table-cell office:value-type="float" office:value="-0.532874345779" calcext:value-type="float">
            <text:p>-0.5328743458</text:p>
          </table:table-cell>
        </table:table-row>
        <table:table-row table:style-name="ro1">
          <table:table-cell office:value-type="float" office:value="9.04287624359" calcext:value-type="float">
            <text:p>9.0428762436</text:p>
          </table:table-cell>
          <table:table-cell office:value-type="float" office:value="-0.46764332056" calcext:value-type="float">
            <text:p>-0.4676433206</text:p>
          </table:table-cell>
          <table:table-cell office:value-type="float" office:value="8.93582912445" calcext:value-type="float">
            <text:p>8.9358291245</text:p>
          </table:table-cell>
          <table:table-cell office:value-type="float" office:value="-0.520716905594" calcext:value-type="float">
            <text:p>-0.5207169056</text:p>
          </table:table-cell>
        </table:table-row>
        <table:table-row table:style-name="ro1">
          <table:table-cell office:value-type="float" office:value="9.05913734436" calcext:value-type="float">
            <text:p>9.0591373444</text:p>
          </table:table-cell>
          <table:table-cell office:value-type="float" office:value="-0.486165225506" calcext:value-type="float">
            <text:p>-0.4861652255</text:p>
          </table:table-cell>
          <table:table-cell office:value-type="float" office:value="8.97131153107" calcext:value-type="float">
            <text:p>8.9713115311</text:p>
          </table:table-cell>
          <table:table-cell office:value-type="float" office:value="-0.508755981922" calcext:value-type="float">
            <text:p>-0.5087559819</text:p>
          </table:table-cell>
        </table:table-row>
        <table:table-row table:style-name="ro1">
          <table:table-cell office:value-type="float" office:value="9.07364559174" calcext:value-type="float">
            <text:p>9.0736455917</text:p>
          </table:table-cell>
          <table:table-cell office:value-type="float" office:value="-0.504597902298" calcext:value-type="float">
            <text:p>-0.5045979023</text:p>
          </table:table-cell>
          <table:table-cell office:value-type="float" office:value="8.9999723053" calcext:value-type="float">
            <text:p>8.9999723053</text:p>
          </table:table-cell>
          <table:table-cell office:value-type="float" office:value="-0.497238665819" calcext:value-type="float">
            <text:p>-0.4972386658</text:p>
          </table:table-cell>
        </table:table-row>
        <table:table-row table:style-name="ro1">
          <table:table-cell office:value-type="float" office:value="9.0845375061" calcext:value-type="float">
            <text:p>9.0845375061</text:p>
          </table:table-cell>
          <table:table-cell office:value-type="float" office:value="-0.525909483433" calcext:value-type="float">
            <text:p>-0.5259094834</text:p>
          </table:table-cell>
          <table:table-cell office:value-type="float" office:value="9.0284261322" calcext:value-type="float">
            <text:p>9.0284261322</text:p>
          </table:table-cell>
          <table:table-cell office:value-type="float" office:value="-0.485073268414" calcext:value-type="float">
            <text:p>-0.4850732684</text:p>
          </table:table-cell>
        </table:table-row>
        <table:table-row table:style-name="ro1">
          <table:table-cell office:value-type="float" office:value="9.09408092499" calcext:value-type="float">
            <text:p>9.094080925</text:p>
          </table:table-cell>
          <table:table-cell office:value-type="float" office:value="-0.547574043274" calcext:value-type="float">
            <text:p>-0.5475740433</text:p>
          </table:table-cell>
          <table:table-cell office:value-type="float" office:value="9.05765529633" calcext:value-type="float">
            <text:p>9.0576552963</text:p>
          </table:table-cell>
          <table:table-cell office:value-type="float" office:value="-0.473468542099" calcext:value-type="float">
            <text:p>-0.4734685421</text:p>
          </table:table-cell>
        </table:table-row>
        <table:table-row table:style-name="ro1">
          <table:table-cell office:value-type="float" office:value="9.10215473175" calcext:value-type="float">
            <text:p>9.1021547318</text:p>
          </table:table-cell>
          <table:table-cell office:value-type="float" office:value="-0.569091320038" calcext:value-type="float">
            <text:p>-0.56909132</text:p>
          </table:table-cell>
          <table:table-cell office:value-type="float" office:value="9.08538337708" calcext:value-type="float">
            <text:p>9.0853833771</text:p>
          </table:table-cell>
          <table:table-cell office:value-type="float" office:value="-0.462019205093" calcext:value-type="float">
            <text:p>-0.4620192051</text:p>
          </table:table-cell>
        </table:table-row>
        <table:table-row table:style-name="ro1">
          <table:table-cell office:value-type="float" office:value="9.10923480988" calcext:value-type="float">
            <text:p>9.1092348099</text:p>
          </table:table-cell>
          <table:table-cell office:value-type="float" office:value="-0.59112226963" calcext:value-type="float">
            <text:p>-0.5911222696</text:p>
          </table:table-cell>
          <table:table-cell office:value-type="float" office:value="9.11274715424" calcext:value-type="float">
            <text:p>9.1127471542</text:p>
          </table:table-cell>
          <table:table-cell office:value-type="float" office:value="-0.45165553689" calcext:value-type="float">
            <text:p>-0.4516555369</text:p>
          </table:table-cell>
        </table:table-row>
        <table:table-row table:style-name="ro1">
          <table:table-cell office:value-type="float" office:value="9.11521911621" calcext:value-type="float">
            <text:p>9.1152191162</text:p>
          </table:table-cell>
          <table:table-cell office:value-type="float" office:value="-0.611642956734" calcext:value-type="float">
            <text:p>-0.6116429567</text:p>
          </table:table-cell>
          <table:table-cell office:value-type="float" office:value="9.14134212494" calcext:value-type="float">
            <text:p>9.1413421249</text:p>
          </table:table-cell>
          <table:table-cell office:value-type="float" office:value="-0.441689401865" calcext:value-type="float">
            <text:p>-0.4416894019</text:p>
          </table:table-cell>
        </table:table-row>
        <table:table-row table:style-name="ro1">
          <table:table-cell office:value-type="float" office:value="9.11995410919" calcext:value-type="float">
            <text:p>9.1199541092</text:p>
          </table:table-cell>
          <table:table-cell office:value-type="float" office:value="-0.632340371609" calcext:value-type="float">
            <text:p>-0.6323403716</text:p>
          </table:table-cell>
          <table:table-cell office:value-type="float" office:value="9.17069812775" calcext:value-type="float">
            <text:p>9.1706981278</text:p>
          </table:table-cell>
          <table:table-cell office:value-type="float" office:value="-0.431513875723" calcext:value-type="float">
            <text:p>-0.4315138757</text:p>
          </table:table-cell>
        </table:table-row>
        <table:table-row table:style-name="ro1">
          <table:table-cell office:value-type="float" office:value="9.126912117" calcext:value-type="float">
            <text:p>9.126912117</text:p>
          </table:table-cell>
          <table:table-cell office:value-type="float" office:value="-0.655311942101" calcext:value-type="float">
            <text:p>-0.6553119421</text:p>
          </table:table-cell>
          <table:table-cell office:value-type="float" office:value="9.20074363708" calcext:value-type="float">
            <text:p>9.2007436371</text:p>
          </table:table-cell>
          <table:table-cell office:value-type="float" office:value="-0.419999569654" calcext:value-type="float">
            <text:p>-0.4199995697</text:p>
          </table:table-cell>
        </table:table-row>
        <table:table-row table:style-name="ro1">
          <table:table-cell office:value-type="float" office:value="9.1338224411" calcext:value-type="float">
            <text:p>9.1338224411</text:p>
          </table:table-cell>
          <table:table-cell office:value-type="float" office:value="-0.677929639816" calcext:value-type="float">
            <text:p>-0.6779296398</text:p>
          </table:table-cell>
          <table:table-cell office:value-type="float" office:value="9.22902103424" calcext:value-type="float">
            <text:p>9.2290210342</text:p>
          </table:table-cell>
          <table:table-cell office:value-type="float" office:value="-0.409854978323" calcext:value-type="float">
            <text:p>-0.4098549783</text:p>
          </table:table-cell>
        </table:table-row>
        <table:table-row table:style-name="ro1">
          <table:table-cell office:value-type="float" office:value="9.13908958435" calcext:value-type="float">
            <text:p>9.1390895844</text:p>
          </table:table-cell>
          <table:table-cell office:value-type="float" office:value="-0.698222339153" calcext:value-type="float">
            <text:p>-0.6982223392</text:p>
          </table:table-cell>
          <table:table-cell office:value-type="float" office:value="9.25711818695" calcext:value-type="float">
            <text:p>9.257118187</text:p>
          </table:table-cell>
          <table:table-cell office:value-type="float" office:value="-0.400647252798" calcext:value-type="float">
            <text:p>-0.4006472528</text:p>
          </table:table-cell>
        </table:table-row>
        <table:table-row table:style-name="ro1">
          <table:table-cell office:value-type="float" office:value="9.14522266388" calcext:value-type="float">
            <text:p>9.1452226639</text:p>
          </table:table-cell>
          <table:table-cell office:value-type="float" office:value="-0.720007956028" calcext:value-type="float">
            <text:p>-0.720007956</text:p>
          </table:table-cell>
          <table:table-cell office:value-type="float" office:value="9.28486915588" calcext:value-type="float">
            <text:p>9.2848691559</text:p>
          </table:table-cell>
          <table:table-cell office:value-type="float" office:value="-0.391316771507" calcext:value-type="float">
            <text:p>-0.3913167715</text:p>
          </table:table-cell>
        </table:table-row>
        <table:table-row table:style-name="ro1">
          <table:table-cell office:value-type="float" office:value="9.15073394775" calcext:value-type="float">
            <text:p>9.1507339478</text:p>
          </table:table-cell>
          <table:table-cell office:value-type="float" office:value="-0.742560148239" calcext:value-type="float">
            <text:p>-0.7425601482</text:p>
          </table:table-cell>
          <table:table-cell office:value-type="float" office:value="9.31104751587" calcext:value-type="float">
            <text:p>9.3110475159</text:p>
          </table:table-cell>
          <table:table-cell office:value-type="float" office:value="-0.381536513567" calcext:value-type="float">
            <text:p>-0.3815365136</text:p>
          </table:table-cell>
        </table:table-row>
        <table:table-row table:style-name="ro1">
          <table:table-cell office:value-type="float" office:value="9.15191459656" calcext:value-type="float">
            <text:p>9.1519145966</text:p>
          </table:table-cell>
          <table:table-cell office:value-type="float" office:value="-0.764097929001" calcext:value-type="float">
            <text:p>-0.764097929</text:p>
          </table:table-cell>
          <table:table-cell office:value-type="float" office:value="9.3372611618" calcext:value-type="float">
            <text:p>9.3372611618</text:p>
          </table:table-cell>
          <table:table-cell office:value-type="float" office:value="-0.37191298604" calcext:value-type="float">
            <text:p>-0.371912986</text:p>
          </table:table-cell>
        </table:table-row>
        <table:table-row table:style-name="ro1">
          <table:table-cell office:value-type="float" office:value="9.15254020691" calcext:value-type="float">
            <text:p>9.1525402069</text:p>
          </table:table-cell>
          <table:table-cell office:value-type="float" office:value="-0.786342561245" calcext:value-type="float">
            <text:p>-0.7863425612</text:p>
          </table:table-cell>
          <table:table-cell office:value-type="float" office:value="9.36410614014" calcext:value-type="float">
            <text:p>9.3641061401</text:p>
          </table:table-cell>
          <table:table-cell office:value-type="float" office:value="-0.363313466311" calcext:value-type="float">
            <text:p>-0.3633134663</text:p>
          </table:table-cell>
        </table:table-row>
        <table:table-row table:style-name="ro1">
          <table:table-cell office:value-type="float" office:value="9.15274333954" calcext:value-type="float">
            <text:p>9.1527433395</text:p>
          </table:table-cell>
          <table:table-cell office:value-type="float" office:value="-0.810217380524" calcext:value-type="float">
            <text:p>-0.8102173805</text:p>
          </table:table-cell>
          <table:table-cell office:value-type="float" office:value="9.39235492706" calcext:value-type="float">
            <text:p>9.3923549271</text:p>
          </table:table-cell>
          <table:table-cell office:value-type="float" office:value="-0.355249464512" calcext:value-type="float">
            <text:p>-0.3552494645</text:p>
          </table:table-cell>
        </table:table-row>
        <table:table-row table:style-name="ro1">
          <table:table-cell office:value-type="float" office:value="9.15155410767" calcext:value-type="float">
            <text:p>9.1515541077</text:p>
          </table:table-cell>
          <table:table-cell office:value-type="float" office:value="-0.834325790405" calcext:value-type="float">
            <text:p>-0.8343257904</text:p>
          </table:table-cell>
          <table:table-cell office:value-type="float" office:value="9.41861721039" calcext:value-type="float">
            <text:p>9.4186172104</text:p>
          </table:table-cell>
          <table:table-cell office:value-type="float" office:value="-0.349634468555" calcext:value-type="float">
            <text:p>-0.3496344686</text:p>
          </table:table-cell>
        </table:table-row>
        <table:table-row table:style-name="ro1">
          <table:table-cell office:value-type="float" office:value="9.14912319183" calcext:value-type="float">
            <text:p>9.1491231918</text:p>
          </table:table-cell>
          <table:table-cell office:value-type="float" office:value="-0.857537031174" calcext:value-type="float">
            <text:p>-0.8575370312</text:p>
          </table:table-cell>
          <table:table-cell office:value-type="float" office:value="9.44355484009" calcext:value-type="float">
            <text:p>9.4435548401</text:p>
          </table:table-cell>
          <table:table-cell office:value-type="float" office:value="-0.345654636621" calcext:value-type="float">
            <text:p>-0.3456546366</text:p>
          </table:table-cell>
        </table:table-row>
        <table:table-row table:style-name="ro1">
          <table:table-cell office:value-type="float" office:value="9.1459980011" calcext:value-type="float">
            <text:p>9.1459980011</text:p>
          </table:table-cell>
          <table:table-cell office:value-type="float" office:value="-0.880084216595" calcext:value-type="float">
            <text:p>-0.8800842166</text:p>
          </table:table-cell>
          <table:table-cell office:value-type="float" office:value="9.47121520996" calcext:value-type="float">
            <text:p>9.47121521</text:p>
          </table:table-cell>
          <table:table-cell office:value-type="float" office:value="-0.342149764299" calcext:value-type="float">
            <text:p>-0.3421497643</text:p>
          </table:table-cell>
        </table:table-row>
        <table:table-row table:style-name="ro1">
          <table:table-cell office:value-type="float" office:value="9.13783931732" calcext:value-type="float">
            <text:p>9.1378393173</text:p>
          </table:table-cell>
          <table:table-cell office:value-type="float" office:value="-0.899089336395" calcext:value-type="float">
            <text:p>-0.8990893364</text:p>
          </table:table-cell>
          <table:table-cell office:value-type="float" office:value="9.49940677643" calcext:value-type="float">
            <text:p>9.4994067764</text:p>
          </table:table-cell>
          <table:table-cell office:value-type="float" office:value="-0.339673429728" calcext:value-type="float">
            <text:p>-0.3396734297</text:p>
          </table:table-cell>
        </table:table-row>
        <table:table-row table:style-name="ro1">
          <table:table-cell office:value-type="float" office:value="9.12994194031" calcext:value-type="float">
            <text:p>9.1299419403</text:p>
          </table:table-cell>
          <table:table-cell office:value-type="float" office:value="-0.918130934238" calcext:value-type="float">
            <text:p>-0.9181309342</text:p>
          </table:table-cell>
          <table:table-cell office:value-type="float" office:value="9.53165050507" calcext:value-type="float">
            <text:p>9.5316505051</text:p>
          </table:table-cell>
          <table:table-cell office:value-type="float" office:value="-0.335952669382" calcext:value-type="float">
            <text:p>-0.3359526694</text:p>
          </table:table-cell>
        </table:table-row>
        <table:table-row table:style-name="ro1">
          <table:table-cell office:value-type="float" office:value="9.12147521973" calcext:value-type="float">
            <text:p>9.1214752197</text:p>
          </table:table-cell>
          <table:table-cell office:value-type="float" office:value="-0.936969041824" calcext:value-type="float">
            <text:p>-0.9369690418</text:p>
          </table:table-cell>
          <table:table-cell office:value-type="float" office:value="9.56093402863" calcext:value-type="float">
            <text:p>9.5609340286</text:p>
          </table:table-cell>
          <table:table-cell office:value-type="float" office:value="-0.334173947573" calcext:value-type="float">
            <text:p>-0.3341739476</text:p>
          </table:table-cell>
        </table:table-row>
        <table:table-row table:style-name="ro1">
          <table:table-cell office:value-type="float" office:value="9.1123790741" calcext:value-type="float">
            <text:p>9.1123790741</text:p>
          </table:table-cell>
          <table:table-cell office:value-type="float" office:value="-0.956191182137" calcext:value-type="float">
            <text:p>-0.9561911821</text:p>
          </table:table-cell>
          <table:table-cell office:value-type="float" office:value="9.58784099579" calcext:value-type="float">
            <text:p>9.5878409958</text:p>
          </table:table-cell>
          <table:table-cell office:value-type="float" office:value="-0.333614349365" calcext:value-type="float">
            <text:p>-0.3336143494</text:p>
          </table:table-cell>
        </table:table-row>
        <table:table-row table:style-name="ro1">
          <table:table-cell office:value-type="float" office:value="9.10253047943" calcext:value-type="float">
            <text:p>9.1025304794</text:p>
          </table:table-cell>
          <table:table-cell office:value-type="float" office:value="-0.976459920406" calcext:value-type="float">
            <text:p>-0.9764599204</text:p>
          </table:table-cell>
          <table:table-cell office:value-type="float" office:value="9.61183067322" calcext:value-type="float">
            <text:p>9.6118306732</text:p>
          </table:table-cell>
          <table:table-cell office:value-type="float" office:value="-0.336460441351" calcext:value-type="float">
            <text:p>-0.3364604414</text:p>
          </table:table-cell>
        </table:table-row>
        <table:table-row table:style-name="ro1">
          <table:table-cell office:value-type="float" office:value="9.09198188782" calcext:value-type="float">
            <text:p>9.0919818878</text:p>
          </table:table-cell>
          <table:table-cell office:value-type="float" office:value="-0.994651019573" calcext:value-type="float">
            <text:p>-0.9946510196</text:p>
          </table:table-cell>
          <table:table-cell office:value-type="float" office:value="9.6358813858" calcext:value-type="float">
            <text:p>9.6358813858</text:p>
          </table:table-cell>
          <table:table-cell office:value-type="float" office:value="-0.340479850769" calcext:value-type="float">
            <text:p>-0.3404798508</text:p>
          </table:table-cell>
        </table:table-row>
        <table:table-row table:style-name="ro1">
          <table:table-cell office:value-type="float" office:value="9.08103656769" calcext:value-type="float">
            <text:p>9.0810365677</text:p>
          </table:table-cell>
          <table:table-cell office:value-type="float" office:value="-1.01235079765" calcext:value-type="float">
            <text:p>-1.0123507977</text:p>
          </table:table-cell>
          <table:table-cell office:value-type="float" office:value="9.65859409332" calcext:value-type="float">
            <text:p>9.6585940933</text:p>
          </table:table-cell>
          <table:table-cell office:value-type="float" office:value="-0.346374452114" calcext:value-type="float">
            <text:p>-0.3463744521</text:p>
          </table:table-cell>
        </table:table-row>
        <table:table-row table:style-name="ro1">
          <table:table-cell office:value-type="float" office:value="9.06950855255" calcext:value-type="float">
            <text:p>9.0695085526</text:p>
          </table:table-cell>
          <table:table-cell office:value-type="float" office:value="-1.03013932705" calcext:value-type="float">
            <text:p>-1.0301393271</text:p>
          </table:table-cell>
          <table:table-cell office:value-type="float" office:value="9.68361183167" calcext:value-type="float">
            <text:p>9.6836118317</text:p>
          </table:table-cell>
          <table:table-cell office:value-type="float" office:value="-0.354128092527" calcext:value-type="float">
            <text:p>-0.3541280925</text:p>
          </table:table-cell>
        </table:table-row>
        <table:table-row table:style-name="ro1">
          <table:table-cell office:value-type="float" office:value="9.05737018585" calcext:value-type="float">
            <text:p>9.0573701859</text:p>
          </table:table-cell>
          <table:table-cell office:value-type="float" office:value="-1.04731154442" calcext:value-type="float">
            <text:p>-1.0473115444</text:p>
          </table:table-cell>
          <table:table-cell office:value-type="float" office:value="9.71213527679" calcext:value-type="float">
            <text:p>9.7121352768</text:p>
          </table:table-cell>
          <table:table-cell office:value-type="float" office:value="-0.36280593276" calcext:value-type="float">
            <text:p>-0.3628059328</text:p>
          </table:table-cell>
        </table:table-row>
        <table:table-row table:style-name="ro1">
          <table:table-cell office:value-type="float" office:value="9.04488945007" calcext:value-type="float">
            <text:p>9.0448894501</text:p>
          </table:table-cell>
          <table:table-cell office:value-type="float" office:value="-1.06400203705" calcext:value-type="float">
            <text:p>-1.0640020371</text:p>
          </table:table-cell>
          <table:table-cell office:value-type="float" office:value="9.74021526337" calcext:value-type="float">
            <text:p>9.7402152634</text:p>
          </table:table-cell>
          <table:table-cell office:value-type="float" office:value="-0.37346842885" calcext:value-type="float">
            <text:p>-0.3734684289</text:p>
          </table:table-cell>
        </table:table-row>
        <table:table-row table:style-name="ro1">
          <table:table-cell office:value-type="float" office:value="9.03435325623" calcext:value-type="float">
            <text:p>9.0343532562</text:p>
          </table:table-cell>
          <table:table-cell office:value-type="float" office:value="-1.08033931255" calcext:value-type="float">
            <text:p>-1.0803393126</text:p>
          </table:table-cell>
          <table:table-cell office:value-type="float" office:value="9.76758857727" calcext:value-type="float">
            <text:p>9.7675885773</text:p>
          </table:table-cell>
          <table:table-cell office:value-type="float" office:value="-0.383338928223" calcext:value-type="float">
            <text:p>-0.3833389282</text:p>
          </table:table-cell>
        </table:table-row>
        <table:table-row table:style-name="ro1">
          <table:table-cell office:value-type="float" office:value="9.02361297607" calcext:value-type="float">
            <text:p>9.0236129761</text:p>
          </table:table-cell>
          <table:table-cell office:value-type="float" office:value="-1.09575557709" calcext:value-type="float">
            <text:p>-1.0957555771</text:p>
          </table:table-cell>
          <table:table-cell office:value-type="float" office:value="9.7940549469" calcext:value-type="float">
            <text:p>9.7940549469</text:p>
          </table:table-cell>
          <table:table-cell office:value-type="float" office:value="-0.392334163189" calcext:value-type="float">
            <text:p>-0.3923341632</text:p>
          </table:table-cell>
        </table:table-row>
        <table:table-row table:style-name="ro1">
          <table:table-cell office:value-type="float" office:value="9.0108165741" calcext:value-type="float">
            <text:p>9.0108165741</text:p>
          </table:table-cell>
          <table:table-cell office:value-type="float" office:value="-1.1101411581" calcext:value-type="float">
            <text:p>-1.1101411581</text:p>
          </table:table-cell>
          <table:table-cell office:value-type="float" office:value="9.81416793823" calcext:value-type="float">
            <text:p>9.8141679382</text:p>
          </table:table-cell>
          <table:table-cell office:value-type="float" office:value="-0.402737975121" calcext:value-type="float">
            <text:p>-0.4027379751</text:p>
          </table:table-cell>
        </table:table-row>
        <table:table-row table:style-name="ro1">
          <table:table-cell office:value-type="float" office:value="8.9992275238" calcext:value-type="float">
            <text:p>8.9992275238</text:p>
          </table:table-cell>
          <table:table-cell office:value-type="float" office:value="-1.12478804588" calcext:value-type="float">
            <text:p>-1.1247880459</text:p>
          </table:table-cell>
          <table:table-cell office:value-type="float" office:value="9.83303161621" calcext:value-type="float">
            <text:p>9.8330316162</text:p>
          </table:table-cell>
          <table:table-cell office:value-type="float" office:value="-0.416745364666" calcext:value-type="float">
            <text:p>-0.4167453647</text:p>
          </table:table-cell>
        </table:table-row>
        <table:table-row table:style-name="ro1">
          <table:table-cell office:value-type="float" office:value="8.98752975464" calcext:value-type="float">
            <text:p>8.9875297546</text:p>
          </table:table-cell>
          <table:table-cell office:value-type="float" office:value="-1.13935804367" calcext:value-type="float">
            <text:p>-1.1393580437</text:p>
          </table:table-cell>
          <table:table-cell office:value-type="float" office:value="9.84791942596" calcext:value-type="float">
            <text:p>9.847919426</text:p>
          </table:table-cell>
          <table:table-cell office:value-type="float" office:value="-0.433429121971" calcext:value-type="float">
            <text:p>-0.433429122</text:p>
          </table:table-cell>
        </table:table-row>
        <table:table-row table:style-name="ro1">
          <table:table-cell office:value-type="float" office:value="8.97543144226" calcext:value-type="float">
            <text:p>8.9754314423</text:p>
          </table:table-cell>
          <table:table-cell office:value-type="float" office:value="-1.15388512611" calcext:value-type="float">
            <text:p>-1.1538851261</text:p>
          </table:table-cell>
          <table:table-cell office:value-type="float" office:value="9.86500545502" calcext:value-type="float">
            <text:p>9.865005455</text:p>
          </table:table-cell>
          <table:table-cell office:value-type="float" office:value="-0.44965043664" calcext:value-type="float">
            <text:p>-0.4496504366</text:p>
          </table:table-cell>
        </table:table-row>
        <table:table-row table:style-name="ro1">
          <table:table-cell office:value-type="float" office:value="9.47410964966" calcext:value-type="float">
            <text:p>9.4741096497</text:p>
          </table:table-cell>
          <table:table-cell office:value-type="float" office:value="-1.39464759827" calcext:value-type="float">
            <text:p>-1.3946475983</text:p>
          </table:table-cell>
          <table:table-cell office:value-type="float" office:value="9.87787624359" calcext:value-type="float">
            <text:p>9.8778762436</text:p>
          </table:table-cell>
          <table:table-cell office:value-type="float" office:value="-0.46764332056" calcext:value-type="float">
            <text:p>-0.4676433206</text:p>
          </table:table-cell>
        </table:table-row>
        <table:table-row table:style-name="ro1">
          <table:table-cell office:value-type="float" office:value="9.45865345001" calcext:value-type="float">
            <text:p>9.45865345</text:p>
          </table:table-cell>
          <table:table-cell office:value-type="float" office:value="-1.41013288498" calcext:value-type="float">
            <text:p>-1.410132885</text:p>
          </table:table-cell>
          <table:table-cell office:value-type="float" office:value="9.89413734436" calcext:value-type="float">
            <text:p>9.8941373444</text:p>
          </table:table-cell>
          <table:table-cell office:value-type="float" office:value="-0.486165225506" calcext:value-type="float">
            <text:p>-0.4861652255</text:p>
          </table:table-cell>
        </table:table-row>
        <table:table-row table:style-name="ro1">
          <table:table-cell office:value-type="float" office:value="9.44111824036" calcext:value-type="float">
            <text:p>9.4411182404</text:p>
          </table:table-cell>
          <table:table-cell office:value-type="float" office:value="-1.42271184921" calcext:value-type="float">
            <text:p>-1.4227118492</text:p>
          </table:table-cell>
          <table:table-cell office:value-type="float" office:value="9.90864559174" calcext:value-type="float">
            <text:p>9.9086455917</text:p>
          </table:table-cell>
          <table:table-cell office:value-type="float" office:value="-0.504597902298" calcext:value-type="float">
            <text:p>-0.5045979023</text:p>
          </table:table-cell>
        </table:table-row>
        <table:table-row table:style-name="ro1">
          <table:table-cell office:value-type="float" office:value="9.4241361618" calcext:value-type="float">
            <text:p>9.4241361618</text:p>
          </table:table-cell>
          <table:table-cell office:value-type="float" office:value="-1.43519866467" calcext:value-type="float">
            <text:p>-1.4351986647</text:p>
          </table:table-cell>
          <table:table-cell office:value-type="float" office:value="9.9195375061" calcext:value-type="float">
            <text:p>9.9195375061</text:p>
          </table:table-cell>
          <table:table-cell office:value-type="float" office:value="-0.525909483433" calcext:value-type="float">
            <text:p>-0.5259094834</text:p>
          </table:table-cell>
        </table:table-row>
        <table:table-row table:style-name="ro1">
          <table:table-cell office:value-type="float" office:value="9.4082326889" calcext:value-type="float">
            <text:p>9.4082326889</text:p>
          </table:table-cell>
          <table:table-cell office:value-type="float" office:value="-1.44662845135" calcext:value-type="float">
            <text:p>-1.4466284514</text:p>
          </table:table-cell>
          <table:table-cell office:value-type="float" office:value="9.92908092499" calcext:value-type="float">
            <text:p>9.929080925</text:p>
          </table:table-cell>
          <table:table-cell office:value-type="float" office:value="-0.547574043274" calcext:value-type="float">
            <text:p>-0.5475740433</text:p>
          </table:table-cell>
        </table:table-row>
        <table:table-row table:style-name="ro1">
          <table:table-cell office:value-type="float" office:value="9.39259719849" calcext:value-type="float">
            <text:p>9.3925971985</text:p>
          </table:table-cell>
          <table:table-cell office:value-type="float" office:value="-1.45941376686" calcext:value-type="float">
            <text:p>-1.4594137669</text:p>
          </table:table-cell>
          <table:table-cell office:value-type="float" office:value="9.93715473175" calcext:value-type="float">
            <text:p>9.9371547318</text:p>
          </table:table-cell>
          <table:table-cell office:value-type="float" office:value="-0.569091320038" calcext:value-type="float">
            <text:p>-0.56909132</text:p>
          </table:table-cell>
        </table:table-row>
        <table:table-row table:style-name="ro1">
          <table:table-cell office:value-type="float" office:value="9.37637996674" calcext:value-type="float">
            <text:p>9.3763799667</text:p>
          </table:table-cell>
          <table:table-cell office:value-type="float" office:value="-1.47221124172" calcext:value-type="float">
            <text:p>-1.4722112417</text:p>
          </table:table-cell>
          <table:table-cell office:value-type="float" office:value="9.94423480988" calcext:value-type="float">
            <text:p>9.9442348099</text:p>
          </table:table-cell>
          <table:table-cell office:value-type="float" office:value="-0.59112226963" calcext:value-type="float">
            <text:p>-0.5911222696</text:p>
          </table:table-cell>
        </table:table-row>
        <table:table-row table:style-name="ro1">
          <table:table-cell office:value-type="float" office:value="9.36041927338" calcext:value-type="float">
            <text:p>9.3604192734</text:p>
          </table:table-cell>
          <table:table-cell office:value-type="float" office:value="-1.48357629776" calcext:value-type="float">
            <text:p>-1.4835762978</text:p>
          </table:table-cell>
          <table:table-cell office:value-type="float" office:value="9.95021911621" calcext:value-type="float">
            <text:p>9.9502191162</text:p>
          </table:table-cell>
          <table:table-cell office:value-type="float" office:value="-0.611642956734" calcext:value-type="float">
            <text:p>-0.6116429567</text:p>
          </table:table-cell>
        </table:table-row>
        <table:table-row table:style-name="ro1">
          <table:table-cell office:value-type="float" office:value="9.34290504456" calcext:value-type="float">
            <text:p>9.3429050446</text:p>
          </table:table-cell>
          <table:table-cell office:value-type="float" office:value="-1.4934476614" calcext:value-type="float">
            <text:p>-1.4934476614</text:p>
          </table:table-cell>
          <table:table-cell office:value-type="float" office:value="9.95495410919" calcext:value-type="float">
            <text:p>9.9549541092</text:p>
          </table:table-cell>
          <table:table-cell office:value-type="float" office:value="-0.632340371609" calcext:value-type="float">
            <text:p>-0.6323403716</text:p>
          </table:table-cell>
        </table:table-row>
        <table:table-row table:style-name="ro1">
          <table:table-cell office:value-type="float" office:value="9.32712745667" calcext:value-type="float">
            <text:p>9.3271274567</text:p>
          </table:table-cell>
          <table:table-cell office:value-type="float" office:value="-1.50270116329" calcext:value-type="float">
            <text:p>-1.5027011633</text:p>
          </table:table-cell>
          <table:table-cell office:value-type="float" office:value="9.961912117" calcext:value-type="float">
            <text:p>9.961912117</text:p>
          </table:table-cell>
          <table:table-cell office:value-type="float" office:value="-0.655311942101" calcext:value-type="float">
            <text:p>-0.6553119421</text:p>
          </table:table-cell>
        </table:table-row>
        <table:table-row table:style-name="ro1">
          <table:table-cell office:value-type="float" office:value="9.31183624268" calcext:value-type="float">
            <text:p>9.3118362427</text:p>
          </table:table-cell>
          <table:table-cell office:value-type="float" office:value="-1.51111328602" calcext:value-type="float">
            <text:p>-1.511113286</text:p>
          </table:table-cell>
          <table:table-cell office:value-type="float" office:value="9.9688224411" calcext:value-type="float">
            <text:p>9.9688224411</text:p>
          </table:table-cell>
          <table:table-cell office:value-type="float" office:value="-0.677929639816" calcext:value-type="float">
            <text:p>-0.6779296398</text:p>
          </table:table-cell>
        </table:table-row>
        <table:table-row table:style-name="ro1">
          <table:table-cell office:value-type="float" office:value="9.29542541504" calcext:value-type="float">
            <text:p>9.295425415</text:p>
          </table:table-cell>
          <table:table-cell office:value-type="float" office:value="-1.51864647865" calcext:value-type="float">
            <text:p>-1.5186464787</text:p>
          </table:table-cell>
          <table:table-cell office:value-type="float" office:value="9.97408958435" calcext:value-type="float">
            <text:p>9.9740895844</text:p>
          </table:table-cell>
          <table:table-cell office:value-type="float" office:value="-0.698222339153" calcext:value-type="float">
            <text:p>-0.6982223392</text:p>
          </table:table-cell>
        </table:table-row>
        <table:table-row table:style-name="ro1">
          <table:table-cell office:value-type="float" office:value="9.27897930145" calcext:value-type="float">
            <text:p>9.2789793015</text:p>
          </table:table-cell>
          <table:table-cell office:value-type="float" office:value="-1.52508950233" calcext:value-type="float">
            <text:p>-1.5250895023</text:p>
          </table:table-cell>
          <table:table-cell office:value-type="float" office:value="9.98022266388" calcext:value-type="float">
            <text:p>9.9802226639</text:p>
          </table:table-cell>
          <table:table-cell office:value-type="float" office:value="-0.720007956028" calcext:value-type="float">
            <text:p>-0.720007956</text:p>
          </table:table-cell>
        </table:table-row>
        <table:table-row table:style-name="ro1">
          <table:table-cell office:value-type="float" office:value="9.2623090744" calcext:value-type="float">
            <text:p>9.2623090744</text:p>
          </table:table-cell>
          <table:table-cell office:value-type="float" office:value="-1.53117084503" calcext:value-type="float">
            <text:p>-1.531170845</text:p>
          </table:table-cell>
          <table:table-cell office:value-type="float" office:value="9.98573394775" calcext:value-type="float">
            <text:p>9.9857339478</text:p>
          </table:table-cell>
          <table:table-cell office:value-type="float" office:value="-0.742560148239" calcext:value-type="float">
            <text:p>-0.7425601482</text:p>
          </table:table-cell>
        </table:table-row>
        <table:table-row table:style-name="ro1">
          <table:table-cell office:value-type="float" office:value="9.2455072403" calcext:value-type="float">
            <text:p>9.2455072403</text:p>
          </table:table-cell>
          <table:table-cell office:value-type="float" office:value="-1.53646564484" calcext:value-type="float">
            <text:p>-1.5364656448</text:p>
          </table:table-cell>
          <table:table-cell office:value-type="float" office:value="9.98691459656" calcext:value-type="float">
            <text:p>9.9869145966</text:p>
          </table:table-cell>
          <table:table-cell office:value-type="float" office:value="-0.764097929001" calcext:value-type="float">
            <text:p>-0.764097929</text:p>
          </table:table-cell>
        </table:table-row>
        <table:table-row table:style-name="ro1">
          <table:table-cell office:value-type="float" office:value="9.2295293808" calcext:value-type="float">
            <text:p>9.2295293808</text:p>
          </table:table-cell>
          <table:table-cell office:value-type="float" office:value="-1.5404099226" calcext:value-type="float">
            <text:p>-1.5404099226</text:p>
          </table:table-cell>
          <table:table-cell office:value-type="float" office:value="9.98754020691" calcext:value-type="float">
            <text:p>9.9875402069</text:p>
          </table:table-cell>
          <table:table-cell office:value-type="float" office:value="-0.786342561245" calcext:value-type="float">
            <text:p>-0.7863425612</text:p>
          </table:table-cell>
        </table:table-row>
        <table:table-row table:style-name="ro1">
          <table:table-cell office:value-type="float" office:value="9.21318721771" calcext:value-type="float">
            <text:p>9.2131872177</text:p>
          </table:table-cell>
          <table:table-cell office:value-type="float" office:value="-1.54516220093" calcext:value-type="float">
            <text:p>-1.5451622009</text:p>
          </table:table-cell>
          <table:table-cell office:value-type="float" office:value="9.98774333954" calcext:value-type="float">
            <text:p>9.9877433395</text:p>
          </table:table-cell>
          <table:table-cell office:value-type="float" office:value="-0.810217380524" calcext:value-type="float">
            <text:p>-0.8102173805</text:p>
          </table:table-cell>
        </table:table-row>
        <table:table-row table:style-name="ro1">
          <table:table-cell office:value-type="float" office:value="9.19685840607" calcext:value-type="float">
            <text:p>9.1968584061</text:p>
          </table:table-cell>
          <table:table-cell office:value-type="float" office:value="-1.54781353474" calcext:value-type="float">
            <text:p>-1.5478135347</text:p>
          </table:table-cell>
          <table:table-cell office:value-type="float" office:value="9.98655410767" calcext:value-type="float">
            <text:p>9.9865541077</text:p>
          </table:table-cell>
          <table:table-cell office:value-type="float" office:value="-0.834325790405" calcext:value-type="float">
            <text:p>-0.8343257904</text:p>
          </table:table-cell>
        </table:table-row>
        <table:table-row table:style-name="ro1">
          <table:table-cell office:value-type="float" office:value="9.18055820465" calcext:value-type="float">
            <text:p>9.1805582047</text:p>
          </table:table-cell>
          <table:table-cell office:value-type="float" office:value="-1.55120193958" calcext:value-type="float">
            <text:p>-1.5512019396</text:p>
          </table:table-cell>
          <table:table-cell office:value-type="float" office:value="9.98412319183" calcext:value-type="float">
            <text:p>9.9841231918</text:p>
          </table:table-cell>
          <table:table-cell office:value-type="float" office:value="-0.857537031174" calcext:value-type="float">
            <text:p>-0.8575370312</text:p>
          </table:table-cell>
        </table:table-row>
        <table:table-row table:style-name="ro1">
          <table:table-cell office:value-type="float" office:value="9.16319942474" calcext:value-type="float">
            <text:p>9.1631994247</text:p>
          </table:table-cell>
          <table:table-cell office:value-type="float" office:value="-1.55320084095" calcext:value-type="float">
            <text:p>-1.553200841</text:p>
          </table:table-cell>
          <table:table-cell office:value-type="float" office:value="9.9809980011" calcext:value-type="float">
            <text:p>9.9809980011</text:p>
          </table:table-cell>
          <table:table-cell office:value-type="float" office:value="-0.880084216595" calcext:value-type="float">
            <text:p>-0.8800842166</text:p>
          </table:table-cell>
        </table:table-row>
        <table:table-row table:style-name="ro1">
          <table:table-cell office:value-type="float" office:value="9.14513492584" calcext:value-type="float">
            <text:p>9.1451349258</text:p>
          </table:table-cell>
          <table:table-cell office:value-type="float" office:value="-1.55495417118" calcext:value-type="float">
            <text:p>-1.5549541712</text:p>
          </table:table-cell>
          <table:table-cell office:value-type="float" office:value="9.97283931732" calcext:value-type="float">
            <text:p>9.9728393173</text:p>
          </table:table-cell>
          <table:table-cell office:value-type="float" office:value="-0.899089336395" calcext:value-type="float">
            <text:p>-0.8990893364</text:p>
          </table:table-cell>
        </table:table-row>
        <table:table-row table:style-name="ro1">
          <table:table-cell office:value-type="float" office:value="9.12994194031" calcext:value-type="float">
            <text:p>9.1299419403</text:p>
          </table:table-cell>
          <table:table-cell office:value-type="float" office:value="-1.55600917339" calcext:value-type="float">
            <text:p>-1.5560091734</text:p>
          </table:table-cell>
          <table:table-cell office:value-type="float" office:value="9.96494194031" calcext:value-type="float">
            <text:p>9.9649419403</text:p>
          </table:table-cell>
          <table:table-cell office:value-type="float" office:value="-0.918130934238" calcext:value-type="float">
            <text:p>-0.9181309342</text:p>
          </table:table-cell>
        </table:table-row>
        <table:table-row table:style-name="ro1">
          <table:table-cell office:value-type="float" office:value="9.1142539978" calcext:value-type="float">
            <text:p>9.1142539978</text:p>
          </table:table-cell>
          <table:table-cell office:value-type="float" office:value="-1.55745768547" calcext:value-type="float">
            <text:p>-1.5574576855</text:p>
          </table:table-cell>
          <table:table-cell office:value-type="float" office:value="9.95647521973" calcext:value-type="float">
            <text:p>9.9564752197</text:p>
          </table:table-cell>
          <table:table-cell office:value-type="float" office:value="-0.936969041824" calcext:value-type="float">
            <text:p>-0.9369690418</text:p>
          </table:table-cell>
        </table:table-row>
        <table:table-row table:style-name="ro1">
          <table:table-cell office:value-type="float" office:value="9.100440979" calcext:value-type="float">
            <text:p>9.100440979</text:p>
          </table:table-cell>
          <table:table-cell office:value-type="float" office:value="-1.55882847309" calcext:value-type="float">
            <text:p>-1.5588284731</text:p>
          </table:table-cell>
          <table:table-cell office:value-type="float" office:value="9.9473790741" calcext:value-type="float">
            <text:p>9.9473790741</text:p>
          </table:table-cell>
          <table:table-cell office:value-type="float" office:value="-0.956191182137" calcext:value-type="float">
            <text:p>-0.9561911821</text:p>
          </table:table-cell>
        </table:table-row>
        <table:table-row table:style-name="ro1">
          <table:table-cell office:value-type="float" office:value="9.08224773407" calcext:value-type="float">
            <text:p>9.0822477341</text:p>
          </table:table-cell>
          <table:table-cell office:value-type="float" office:value="-1.56447768211" calcext:value-type="float">
            <text:p>-1.5644776821</text:p>
          </table:table-cell>
          <table:table-cell office:value-type="float" office:value="9.93753047943" calcext:value-type="float">
            <text:p>9.9375304794</text:p>
          </table:table-cell>
          <table:table-cell office:value-type="float" office:value="-0.976459920406" calcext:value-type="float">
            <text:p>-0.9764599204</text:p>
          </table:table-cell>
        </table:table-row>
        <table:table-row table:style-name="ro1">
          <table:table-cell office:value-type="float" office:value="9.05977630615" calcext:value-type="float">
            <text:p>9.0597763062</text:p>
          </table:table-cell>
          <table:table-cell office:value-type="float" office:value="-1.57049381733" calcext:value-type="float">
            <text:p>-1.5704938173</text:p>
          </table:table-cell>
          <table:table-cell office:value-type="float" office:value="9.92698188782" calcext:value-type="float">
            <text:p>9.9269818878</text:p>
          </table:table-cell>
          <table:table-cell office:value-type="float" office:value="-0.994651019573" calcext:value-type="float">
            <text:p>-0.9946510196</text:p>
          </table:table-cell>
        </table:table-row>
        <table:table-row table:style-name="ro1">
          <table:table-cell office:value-type="float" office:value="9.03564071655" calcext:value-type="float">
            <text:p>9.0356407166</text:p>
          </table:table-cell>
          <table:table-cell office:value-type="float" office:value="-1.57619452477" calcext:value-type="float">
            <text:p>-1.5761945248</text:p>
          </table:table-cell>
          <table:table-cell office:value-type="float" office:value="9.91603656769" calcext:value-type="float">
            <text:p>9.9160365677</text:p>
          </table:table-cell>
          <table:table-cell office:value-type="float" office:value="-1.01235079765" calcext:value-type="float">
            <text:p>-1.0123507977</text:p>
          </table:table-cell>
        </table:table-row>
        <table:table-row table:style-name="ro1">
          <table:table-cell office:value-type="float" office:value="9.0130147934" calcext:value-type="float">
            <text:p>9.0130147934</text:p>
          </table:table-cell>
          <table:table-cell office:value-type="float" office:value="-1.58252727985" calcext:value-type="float">
            <text:p>-1.5825272799</text:p>
          </table:table-cell>
          <table:table-cell office:value-type="float" office:value="9.90450855255" calcext:value-type="float">
            <text:p>9.9045085526</text:p>
          </table:table-cell>
          <table:table-cell office:value-type="float" office:value="-1.03013932705" calcext:value-type="float">
            <text:p>-1.0301393271</text:p>
          </table:table-cell>
        </table:table-row>
        <table:table-row table:style-name="ro1">
          <table:table-cell office:value-type="float" office:value="8.98939609528" calcext:value-type="float">
            <text:p>8.9893960953</text:p>
          </table:table-cell>
          <table:table-cell office:value-type="float" office:value="-1.59023487568" calcext:value-type="float">
            <text:p>-1.5902348757</text:p>
          </table:table-cell>
          <table:table-cell office:value-type="float" office:value="9.89237018585" calcext:value-type="float">
            <text:p>9.8923701859</text:p>
          </table:table-cell>
          <table:table-cell office:value-type="float" office:value="-1.04731154442" calcext:value-type="float">
            <text:p>-1.0473115444</text:p>
          </table:table-cell>
        </table:table-row>
        <table:table-row table:style-name="ro1">
          <table:table-cell office:value-type="float" office:value="8.96767616272" calcext:value-type="float">
            <text:p>8.9676761627</text:p>
          </table:table-cell>
          <table:table-cell office:value-type="float" office:value="-1.59721636772" calcext:value-type="float">
            <text:p>-1.5972163677</text:p>
          </table:table-cell>
          <table:table-cell office:value-type="float" office:value="9.87988945007" calcext:value-type="float">
            <text:p>9.8798894501</text:p>
          </table:table-cell>
          <table:table-cell office:value-type="float" office:value="-1.06400203705" calcext:value-type="float">
            <text:p>-1.0640020371</text:p>
          </table:table-cell>
        </table:table-row>
        <table:table-row table:style-name="ro1">
          <table:table-cell office:value-type="float" office:value="8.94986724854" calcext:value-type="float">
            <text:p>8.9498672485</text:p>
          </table:table-cell>
          <table:table-cell office:value-type="float" office:value="-1.60172688961" calcext:value-type="float">
            <text:p>-1.6017268896</text:p>
          </table:table-cell>
          <table:table-cell office:value-type="float" office:value="9.86935325623" calcext:value-type="float">
            <text:p>9.8693532562</text:p>
          </table:table-cell>
          <table:table-cell office:value-type="float" office:value="-1.08033931255" calcext:value-type="float">
            <text:p>-1.0803393126</text:p>
          </table:table-cell>
        </table:table-row>
        <table:table-row table:style-name="ro1">
          <table:table-cell office:value-type="float" office:value="8.93259906769" calcext:value-type="float">
            <text:p>8.9325990677</text:p>
          </table:table-cell>
          <table:table-cell office:value-type="float" office:value="-1.60726499557" calcext:value-type="float">
            <text:p>-1.6072649956</text:p>
          </table:table-cell>
          <table:table-cell office:value-type="float" office:value="9.85861297607" calcext:value-type="float">
            <text:p>9.8586129761</text:p>
          </table:table-cell>
          <table:table-cell office:value-type="float" office:value="-1.09575557709" calcext:value-type="float">
            <text:p>-1.0957555771</text:p>
          </table:table-cell>
        </table:table-row>
        <table:table-row table:style-name="ro1">
          <table:table-cell office:value-type="float" office:value="8.91559791565" calcext:value-type="float">
            <text:p>8.9155979157</text:p>
          </table:table-cell>
          <table:table-cell office:value-type="float" office:value="-1.61368322372" calcext:value-type="float">
            <text:p>-1.6136832237</text:p>
          </table:table-cell>
          <table:table-cell office:value-type="float" office:value="9.8458165741" calcext:value-type="float">
            <text:p>9.8458165741</text:p>
          </table:table-cell>
          <table:table-cell office:value-type="float" office:value="-1.1101411581" calcext:value-type="float">
            <text:p>-1.1101411581</text:p>
          </table:table-cell>
        </table:table-row>
        <table:table-row table:style-name="ro1">
          <table:table-cell office:value-type="float" office:value="8.89964580536" calcext:value-type="float">
            <text:p>8.8996458054</text:p>
          </table:table-cell>
          <table:table-cell office:value-type="float" office:value="-1.61899006367" calcext:value-type="float">
            <text:p>-1.6189900637</text:p>
          </table:table-cell>
          <table:table-cell office:value-type="float" office:value="9.8342275238" calcext:value-type="float">
            <text:p>9.8342275238</text:p>
          </table:table-cell>
          <table:table-cell office:value-type="float" office:value="-1.12478804588" calcext:value-type="float">
            <text:p>-1.1247880459</text:p>
          </table:table-cell>
        </table:table-row>
        <table:table-row table:style-name="ro1">
          <table:table-cell office:value-type="float" office:value="8.88290119171" calcext:value-type="float">
            <text:p>8.8829011917</text:p>
          </table:table-cell>
          <table:table-cell office:value-type="float" office:value="-1.62740159035" calcext:value-type="float">
            <text:p>-1.6274015904</text:p>
          </table:table-cell>
          <table:table-cell office:value-type="float" office:value="9.82252975464" calcext:value-type="float">
            <text:p>9.8225297546</text:p>
          </table:table-cell>
          <table:table-cell office:value-type="float" office:value="-1.13935804367" calcext:value-type="float">
            <text:p>-1.1393580437</text:p>
          </table:table-cell>
        </table:table-row>
        <table:table-row table:style-name="ro1">
          <table:table-cell office:value-type="float" office:value="8.86580753326" calcext:value-type="float">
            <text:p>8.8658075333</text:p>
          </table:table-cell>
          <table:table-cell office:value-type="float" office:value="-1.63648366928" calcext:value-type="float">
            <text:p>-1.6364836693</text:p>
          </table:table-cell>
          <table:table-cell office:value-type="float" office:value="9.81043144226" calcext:value-type="float">
            <text:p>9.8104314423</text:p>
          </table:table-cell>
          <table:table-cell office:value-type="float" office:value="-1.15388512611" calcext:value-type="float">
            <text:p>-1.1538851261</text:p>
          </table:table-cell>
        </table:table-row>
        <table:table-row table:style-name="ro1">
          <table:table-cell office:value-type="float" office:value="8.84824180603" calcext:value-type="float">
            <text:p>8.848241806</text:p>
          </table:table-cell>
          <table:table-cell office:value-type="float" office:value="-1.64183521271" calcext:value-type="float">
            <text:p>-1.6418352127</text:p>
          </table:table-cell>
          <table:table-cell office:value-type="float" office:value="10.3091096497" calcext:value-type="float">
            <text:p>10.3091096497</text:p>
          </table:table-cell>
          <table:table-cell office:value-type="float" office:value="-1.39464759827" calcext:value-type="float">
            <text:p>-1.3946475983</text:p>
          </table:table-cell>
        </table:table-row>
        <table:table-row table:style-name="ro1">
          <table:table-cell office:value-type="float" office:value="8.82939147949" calcext:value-type="float">
            <text:p>8.8293914795</text:p>
          </table:table-cell>
          <table:table-cell office:value-type="float" office:value="-1.64926171303" calcext:value-type="float">
            <text:p>-1.649261713</text:p>
          </table:table-cell>
          <table:table-cell office:value-type="float" office:value="10.29365345" calcext:value-type="float">
            <text:p>10.29365345</text:p>
          </table:table-cell>
          <table:table-cell office:value-type="float" office:value="-1.41013288498" calcext:value-type="float">
            <text:p>-1.410132885</text:p>
          </table:table-cell>
        </table:table-row>
        <table:table-row table:style-name="ro1">
          <table:table-cell office:value-type="float" office:value="8.7466468811" calcext:value-type="float">
            <text:p>8.7466468811</text:p>
          </table:table-cell>
          <table:table-cell office:value-type="float" office:value="-1.9768601656" calcext:value-type="float">
            <text:p>-1.9768601656</text:p>
          </table:table-cell>
          <table:table-cell office:value-type="float" office:value="10.2761182404" calcext:value-type="float">
            <text:p>10.2761182404</text:p>
          </table:table-cell>
          <table:table-cell office:value-type="float" office:value="-1.42271184921" calcext:value-type="float">
            <text:p>-1.4227118492</text:p>
          </table:table-cell>
        </table:table-row>
        <table:table-row table:style-name="ro1">
          <table:table-cell office:value-type="float" office:value="8.72865390778" calcext:value-type="float">
            <text:p>8.7286539078</text:p>
          </table:table-cell>
          <table:table-cell office:value-type="float" office:value="-1.98494982719" calcext:value-type="float">
            <text:p>-1.9849498272</text:p>
          </table:table-cell>
          <table:table-cell office:value-type="float" office:value="10.2591361618" calcext:value-type="float">
            <text:p>10.2591361618</text:p>
          </table:table-cell>
          <table:table-cell office:value-type="float" office:value="-1.43519866467" calcext:value-type="float">
            <text:p>-1.4351986647</text:p>
          </table:table-cell>
        </table:table-row>
        <table:table-row table:style-name="ro1">
          <table:table-cell office:value-type="float" office:value="8.71114444733" calcext:value-type="float">
            <text:p>8.7111444473</text:p>
          </table:table-cell>
          <table:table-cell office:value-type="float" office:value="-1.99401640892" calcext:value-type="float">
            <text:p>-1.9940164089</text:p>
          </table:table-cell>
          <table:table-cell office:value-type="float" office:value="10.2432326889" calcext:value-type="float">
            <text:p>10.2432326889</text:p>
          </table:table-cell>
          <table:table-cell office:value-type="float" office:value="-1.44662845135" calcext:value-type="float">
            <text:p>-1.4466284514</text:p>
          </table:table-cell>
        </table:table-row>
        <table:table-row table:style-name="ro1">
          <table:table-cell office:value-type="float" office:value="8.69397068024" calcext:value-type="float">
            <text:p>8.6939706802</text:p>
          </table:table-cell>
          <table:table-cell office:value-type="float" office:value="-2.00217151642" calcext:value-type="float">
            <text:p>-2.0021715164</text:p>
          </table:table-cell>
          <table:table-cell office:value-type="float" office:value="10.2275971985" calcext:value-type="float">
            <text:p>10.2275971985</text:p>
          </table:table-cell>
          <table:table-cell office:value-type="float" office:value="-1.45941376686" calcext:value-type="float">
            <text:p>-1.4594137669</text:p>
          </table:table-cell>
        </table:table-row>
        <table:table-row table:style-name="ro1">
          <table:table-cell office:value-type="float" office:value="8.67300415039" calcext:value-type="float">
            <text:p>8.6730041504</text:p>
          </table:table-cell>
          <table:table-cell office:value-type="float" office:value="-2.01251745224" calcext:value-type="float">
            <text:p>-2.0125174522</text:p>
          </table:table-cell>
          <table:table-cell office:value-type="float" office:value="10.2113799667" calcext:value-type="float">
            <text:p>10.2113799667</text:p>
          </table:table-cell>
          <table:table-cell office:value-type="float" office:value="-1.47221124172" calcext:value-type="float">
            <text:p>-1.4722112417</text:p>
          </table:table-cell>
        </table:table-row>
        <table:table-row table:style-name="ro1">
          <table:table-cell office:value-type="float" office:value="8.65539932251" calcext:value-type="float">
            <text:p>8.6553993225</text:p>
          </table:table-cell>
          <table:table-cell office:value-type="float" office:value="-2.02114653587" calcext:value-type="float">
            <text:p>-2.0211465359</text:p>
          </table:table-cell>
          <table:table-cell office:value-type="float" office:value="10.1954192734" calcext:value-type="float">
            <text:p>10.1954192734</text:p>
          </table:table-cell>
          <table:table-cell office:value-type="float" office:value="-1.48357629776" calcext:value-type="float">
            <text:p>-1.4835762978</text:p>
          </table:table-cell>
        </table:table-row>
        <table:table-row table:style-name="ro1">
          <table:table-cell office:value-type="float" office:value="8.63335418701" calcext:value-type="float">
            <text:p>8.633354187</text:p>
          </table:table-cell>
          <table:table-cell office:value-type="float" office:value="-2.03113484383" calcext:value-type="float">
            <text:p>-2.0311348438</text:p>
          </table:table-cell>
          <table:table-cell office:value-type="float" office:value="10.1779050446" calcext:value-type="float">
            <text:p>10.1779050446</text:p>
          </table:table-cell>
          <table:table-cell office:value-type="float" office:value="-1.4934476614" calcext:value-type="float">
            <text:p>-1.4934476614</text:p>
          </table:table-cell>
        </table:table-row>
        <table:table-row table:style-name="ro1">
          <table:table-cell office:value-type="float" office:value="8.61494827271" calcext:value-type="float">
            <text:p>8.6149482727</text:p>
          </table:table-cell>
          <table:table-cell office:value-type="float" office:value="-2.04002547264" calcext:value-type="float">
            <text:p>-2.0400254726</text:p>
          </table:table-cell>
          <table:table-cell office:value-type="float" office:value="10.1621274567" calcext:value-type="float">
            <text:p>10.1621274567</text:p>
          </table:table-cell>
          <table:table-cell office:value-type="float" office:value="-1.50270116329" calcext:value-type="float">
            <text:p>-1.5027011633</text:p>
          </table:table-cell>
        </table:table-row>
        <table:table-row table:style-name="ro1">
          <table:table-cell office:value-type="float" office:value="8.59238815308" calcext:value-type="float">
            <text:p>8.5923881531</text:p>
          </table:table-cell>
          <table:table-cell office:value-type="float" office:value="-2.04973101616" calcext:value-type="float">
            <text:p>-2.0497310162</text:p>
          </table:table-cell>
          <table:table-cell office:value-type="float" office:value="10.1468362427" calcext:value-type="float">
            <text:p>10.1468362427</text:p>
          </table:table-cell>
          <table:table-cell office:value-type="float" office:value="-1.51111328602" calcext:value-type="float">
            <text:p>-1.511113286</text:p>
          </table:table-cell>
        </table:table-row>
        <table:table-row table:style-name="ro1">
          <table:table-cell office:value-type="float" office:value="8.56857585907" calcext:value-type="float">
            <text:p>8.5685758591</text:p>
          </table:table-cell>
          <table:table-cell office:value-type="float" office:value="-2.05817317963" calcext:value-type="float">
            <text:p>-2.0581731796</text:p>
          </table:table-cell>
          <table:table-cell office:value-type="float" office:value="10.130425415" calcext:value-type="float">
            <text:p>10.130425415</text:p>
          </table:table-cell>
          <table:table-cell office:value-type="float" office:value="-1.51864647865" calcext:value-type="float">
            <text:p>-1.5186464787</text:p>
          </table:table-cell>
        </table:table-row>
        <table:table-row table:style-name="ro1">
          <table:table-cell office:value-type="float" office:value="8.54443454742" calcext:value-type="float">
            <text:p>8.5444345474</text:p>
          </table:table-cell>
          <table:table-cell office:value-type="float" office:value="-2.06817340851" calcext:value-type="float">
            <text:p>-2.0681734085</text:p>
          </table:table-cell>
          <table:table-cell office:value-type="float" office:value="10.1139793015" calcext:value-type="float">
            <text:p>10.1139793015</text:p>
          </table:table-cell>
          <table:table-cell office:value-type="float" office:value="-1.52508950233" calcext:value-type="float">
            <text:p>-1.5250895023</text:p>
          </table:table-cell>
        </table:table-row>
        <table:table-row table:style-name="ro1">
          <table:table-cell office:value-type="float" office:value="8.51836585999" calcext:value-type="float">
            <text:p>8.51836586</text:p>
          </table:table-cell>
          <table:table-cell office:value-type="float" office:value="-2.0769598484" calcext:value-type="float">
            <text:p>-2.0769598484</text:p>
          </table:table-cell>
          <table:table-cell office:value-type="float" office:value="10.0973090744" calcext:value-type="float">
            <text:p>10.0973090744</text:p>
          </table:table-cell>
          <table:table-cell office:value-type="float" office:value="-1.53117084503" calcext:value-type="float">
            <text:p>-1.531170845</text:p>
          </table:table-cell>
        </table:table-row>
        <table:table-row table:style-name="ro1">
          <table:table-cell office:value-type="float" office:value="8.48720741272" calcext:value-type="float">
            <text:p>8.4872074127</text:p>
          </table:table-cell>
          <table:table-cell office:value-type="float" office:value="-2.08797168732" calcext:value-type="float">
            <text:p>-2.0879716873</text:p>
          </table:table-cell>
          <table:table-cell office:value-type="float" office:value="10.0805072403" calcext:value-type="float">
            <text:p>10.0805072403</text:p>
          </table:table-cell>
          <table:table-cell office:value-type="float" office:value="-1.53646564484" calcext:value-type="float">
            <text:p>-1.5364656448</text:p>
          </table:table-cell>
        </table:table-row>
        <table:table-row table:style-name="ro1">
          <table:table-cell office:value-type="float" office:value="8.45397567749" calcext:value-type="float">
            <text:p>8.4539756775</text:p>
          </table:table-cell>
          <table:table-cell office:value-type="float" office:value="-2.09452772141" calcext:value-type="float">
            <text:p>-2.0945277214</text:p>
          </table:table-cell>
          <table:table-cell office:value-type="float" office:value="10.0645293808" calcext:value-type="float">
            <text:p>10.0645293808</text:p>
          </table:table-cell>
          <table:table-cell office:value-type="float" office:value="-1.5404099226" calcext:value-type="float">
            <text:p>-1.5404099226</text:p>
          </table:table-cell>
        </table:table-row>
        <table:table-row table:style-name="ro1">
          <table:table-cell office:value-type="float" office:value="8.41547775269" calcext:value-type="float">
            <text:p>8.4154777527</text:p>
          </table:table-cell>
          <table:table-cell office:value-type="float" office:value="-2.10328006744" calcext:value-type="float">
            <text:p>-2.1032800674</text:p>
          </table:table-cell>
          <table:table-cell office:value-type="float" office:value="10.0481872177" calcext:value-type="float">
            <text:p>10.0481872177</text:p>
          </table:table-cell>
          <table:table-cell office:value-type="float" office:value="-1.54516220093" calcext:value-type="float">
            <text:p>-1.5451622009</text:p>
          </table:table-cell>
        </table:table-row>
        <table:table-row table:style-name="ro1">
          <table:table-cell office:value-type="float" office:value="8.38234710693" calcext:value-type="float">
            <text:p>8.3823471069</text:p>
          </table:table-cell>
          <table:table-cell office:value-type="float" office:value="-2.10634827614" calcext:value-type="float">
            <text:p>-2.1063482761</text:p>
          </table:table-cell>
          <table:table-cell office:value-type="float" office:value="10.0318584061" calcext:value-type="float">
            <text:p>10.0318584061</text:p>
          </table:table-cell>
          <table:table-cell office:value-type="float" office:value="-1.54781353474" calcext:value-type="float">
            <text:p>-1.5478135347</text:p>
          </table:table-cell>
        </table:table-row>
        <table:table-row table:style-name="ro1">
          <table:table-cell office:value-type="float" office:value="8.35498332977" calcext:value-type="float">
            <text:p>8.3549833298</text:p>
          </table:table-cell>
          <table:table-cell office:value-type="float" office:value="-2.10382843018" calcext:value-type="float">
            <text:p>-2.1038284302</text:p>
          </table:table-cell>
          <table:table-cell office:value-type="float" office:value="10.0155582047" calcext:value-type="float">
            <text:p>10.0155582047</text:p>
          </table:table-cell>
          <table:table-cell office:value-type="float" office:value="-1.55120193958" calcext:value-type="float">
            <text:p>-1.5512019396</text:p>
          </table:table-cell>
        </table:table-row>
        <table:table-row table:style-name="ro1">
          <table:table-cell office:value-type="float" office:value="8.31867790222" calcext:value-type="float">
            <text:p>8.3186779022</text:p>
          </table:table-cell>
          <table:table-cell office:value-type="float" office:value="-2.10876464844" calcext:value-type="float">
            <text:p>-2.1087646484</text:p>
          </table:table-cell>
          <table:table-cell office:value-type="float" office:value="9.99819942474" calcext:value-type="float">
            <text:p>9.9981994247</text:p>
          </table:table-cell>
          <table:table-cell office:value-type="float" office:value="-1.55320084095" calcext:value-type="float">
            <text:p>-1.553200841</text:p>
          </table:table-cell>
        </table:table-row>
        <table:table-row table:style-name="ro1">
          <table:table-cell office:value-type="float" office:value="8.30015182495" calcext:value-type="float">
            <text:p>8.300151825</text:p>
          </table:table-cell>
          <table:table-cell office:value-type="float" office:value="-2.10413837433" calcext:value-type="float">
            <text:p>-2.1041383743</text:p>
          </table:table-cell>
          <table:table-cell office:value-type="float" office:value="9.98013492584" calcext:value-type="float">
            <text:p>9.9801349258</text:p>
          </table:table-cell>
          <table:table-cell office:value-type="float" office:value="-1.55495417118" calcext:value-type="float">
            <text:p>-1.5549541712</text:p>
          </table:table-cell>
        </table:table-row>
        <table:table-row table:style-name="ro1">
          <table:table-cell office:value-type="float" office:value="8.27308750153" calcext:value-type="float">
            <text:p>8.2730875015</text:p>
          </table:table-cell>
          <table:table-cell office:value-type="float" office:value="-2.10119557381" calcext:value-type="float">
            <text:p>-2.1011955738</text:p>
          </table:table-cell>
          <table:table-cell office:value-type="float" office:value="9.96494194031" calcext:value-type="float">
            <text:p>9.9649419403</text:p>
          </table:table-cell>
          <table:table-cell office:value-type="float" office:value="-1.55600917339" calcext:value-type="float">
            <text:p>-1.5560091734</text:p>
          </table:table-cell>
        </table:table-row>
        <table:table-row table:style-name="ro1">
          <table:table-cell office:value-type="float" office:value="8.25221920013" calcext:value-type="float">
            <text:p>8.2522192001</text:p>
          </table:table-cell>
          <table:table-cell office:value-type="float" office:value="-2.09400629997" calcext:value-type="float">
            <text:p>-2.0940063</text:p>
          </table:table-cell>
          <table:table-cell office:value-type="float" office:value="9.9492539978" calcext:value-type="float">
            <text:p>9.9492539978</text:p>
          </table:table-cell>
          <table:table-cell office:value-type="float" office:value="-1.55745768547" calcext:value-type="float">
            <text:p>-1.5574576855</text:p>
          </table:table-cell>
        </table:table-row>
        <table:table-row table:style-name="ro1">
          <table:table-cell office:value-type="float" office:value="8.23077011108" calcext:value-type="float">
            <text:p>8.2307701111</text:p>
          </table:table-cell>
          <table:table-cell office:value-type="float" office:value="-2.08615851402" calcext:value-type="float">
            <text:p>-2.086158514</text:p>
          </table:table-cell>
          <table:table-cell office:value-type="float" office:value="9.935440979" calcext:value-type="float">
            <text:p>9.935440979</text:p>
          </table:table-cell>
          <table:table-cell office:value-type="float" office:value="-1.55882847309" calcext:value-type="float">
            <text:p>-1.5588284731</text:p>
          </table:table-cell>
        </table:table-row>
        <table:table-row table:style-name="ro1">
          <table:table-cell office:value-type="float" office:value="8.21014118195" calcext:value-type="float">
            <text:p>8.210141182</text:p>
          </table:table-cell>
          <table:table-cell office:value-type="float" office:value="-2.07730269432" calcext:value-type="float">
            <text:p>-2.0773026943</text:p>
          </table:table-cell>
          <table:table-cell office:value-type="float" office:value="9.91724773407" calcext:value-type="float">
            <text:p>9.9172477341</text:p>
          </table:table-cell>
          <table:table-cell office:value-type="float" office:value="-1.56447768211" calcext:value-type="float">
            <text:p>-1.5644776821</text:p>
          </table:table-cell>
        </table:table-row>
        <table:table-row table:style-name="ro1">
          <table:table-cell office:value-type="float" office:value="8.18845748901" calcext:value-type="float">
            <text:p>8.188457489</text:p>
          </table:table-cell>
          <table:table-cell office:value-type="float" office:value="-2.06791639328" calcext:value-type="float">
            <text:p>-2.0679163933</text:p>
          </table:table-cell>
          <table:table-cell office:value-type="float" office:value="9.89477630615" calcext:value-type="float">
            <text:p>9.8947763062</text:p>
          </table:table-cell>
          <table:table-cell office:value-type="float" office:value="-1.57049381733" calcext:value-type="float">
            <text:p>-1.5704938173</text:p>
          </table:table-cell>
        </table:table-row>
        <table:table-row table:style-name="ro1">
          <table:table-cell office:value-type="float" office:value="8.16959381104" calcext:value-type="float">
            <text:p>8.169593811</text:p>
          </table:table-cell>
          <table:table-cell office:value-type="float" office:value="-2.05584073067" calcext:value-type="float">
            <text:p>-2.0558407307</text:p>
          </table:table-cell>
          <table:table-cell office:value-type="float" office:value="9.87064071655" calcext:value-type="float">
            <text:p>9.8706407166</text:p>
          </table:table-cell>
          <table:table-cell office:value-type="float" office:value="-1.57619452477" calcext:value-type="float">
            <text:p>-1.5761945248</text:p>
          </table:table-cell>
        </table:table-row>
        <table:table-row table:style-name="ro1">
          <table:table-cell office:value-type="float" office:value="8.14982318878" calcext:value-type="float">
            <text:p>8.1498231888</text:p>
          </table:table-cell>
          <table:table-cell office:value-type="float" office:value="-2.04416871071" calcext:value-type="float">
            <text:p>-2.0441687107</text:p>
          </table:table-cell>
          <table:table-cell office:value-type="float" office:value="9.8480147934" calcext:value-type="float">
            <text:p>9.8480147934</text:p>
          </table:table-cell>
          <table:table-cell office:value-type="float" office:value="-1.58252727985" calcext:value-type="float">
            <text:p>-1.5825272799</text:p>
          </table:table-cell>
        </table:table-row>
        <table:table-row table:style-name="ro1">
          <table:table-cell office:value-type="float" office:value="8.1329164505" calcext:value-type="float">
            <text:p>8.1329164505</text:p>
          </table:table-cell>
          <table:table-cell office:value-type="float" office:value="-2.03091406822" calcext:value-type="float">
            <text:p>-2.0309140682</text:p>
          </table:table-cell>
          <table:table-cell office:value-type="float" office:value="9.82439609528" calcext:value-type="float">
            <text:p>9.8243960953</text:p>
          </table:table-cell>
          <table:table-cell office:value-type="float" office:value="-1.59023487568" calcext:value-type="float">
            <text:p>-1.5902348757</text:p>
          </table:table-cell>
        </table:table-row>
        <table:table-row table:style-name="ro1">
          <table:table-cell office:value-type="float" office:value="8.11629390717" calcext:value-type="float">
            <text:p>8.1162939072</text:p>
          </table:table-cell>
          <table:table-cell office:value-type="float" office:value="-2.01845741272" calcext:value-type="float">
            <text:p>-2.0184574127</text:p>
          </table:table-cell>
          <table:table-cell office:value-type="float" office:value="9.80267616272" calcext:value-type="float">
            <text:p>9.8026761627</text:p>
          </table:table-cell>
          <table:table-cell office:value-type="float" office:value="-1.59721636772" calcext:value-type="float">
            <text:p>-1.5972163677</text:p>
          </table:table-cell>
        </table:table-row>
        <table:table-row table:style-name="ro1">
          <table:table-cell office:value-type="float" office:value="8.10039043427" calcext:value-type="float">
            <text:p>8.1003904343</text:p>
          </table:table-cell>
          <table:table-cell office:value-type="float" office:value="-2.00684666634" calcext:value-type="float">
            <text:p>-2.0068466663</text:p>
          </table:table-cell>
          <table:table-cell office:value-type="float" office:value="9.78486724854" calcext:value-type="float">
            <text:p>9.7848672485</text:p>
          </table:table-cell>
          <table:table-cell office:value-type="float" office:value="-1.60172688961" calcext:value-type="float">
            <text:p>-1.6017268896</text:p>
          </table:table-cell>
        </table:table-row>
        <table:table-row table:style-name="ro1">
          <table:table-cell office:value-type="float" office:value="8.08308315277" calcext:value-type="float">
            <text:p>8.0830831528</text:p>
          </table:table-cell>
          <table:table-cell office:value-type="float" office:value="-1.99478375912" calcext:value-type="float">
            <text:p>-1.9947837591</text:p>
          </table:table-cell>
          <table:table-cell office:value-type="float" office:value="9.76759906769" calcext:value-type="float">
            <text:p>9.7675990677</text:p>
          </table:table-cell>
          <table:table-cell office:value-type="float" office:value="-1.60726499557" calcext:value-type="float">
            <text:p>-1.6072649956</text:p>
          </table:table-cell>
        </table:table-row>
        <table:table-row table:style-name="ro1">
          <table:table-cell office:value-type="float" office:value="8.06543636322" calcext:value-type="float">
            <text:p>8.0654363632</text:p>
          </table:table-cell>
          <table:table-cell office:value-type="float" office:value="-1.98165869713" calcext:value-type="float">
            <text:p>-1.9816586971</text:p>
          </table:table-cell>
          <table:table-cell office:value-type="float" office:value="9.75059791565" calcext:value-type="float">
            <text:p>9.7505979157</text:p>
          </table:table-cell>
          <table:table-cell office:value-type="float" office:value="-1.61368322372" calcext:value-type="float">
            <text:p>-1.6136832237</text:p>
          </table:table-cell>
        </table:table-row>
        <table:table-row table:style-name="ro1">
          <table:table-cell office:value-type="float" office:value="8.0506477356" calcext:value-type="float">
            <text:p>8.0506477356</text:p>
          </table:table-cell>
          <table:table-cell office:value-type="float" office:value="-1.9674731493" calcext:value-type="float">
            <text:p>-1.9674731493</text:p>
          </table:table-cell>
          <table:table-cell office:value-type="float" office:value="9.73464580536" calcext:value-type="float">
            <text:p>9.7346458054</text:p>
          </table:table-cell>
          <table:table-cell office:value-type="float" office:value="-1.61899006367" calcext:value-type="float">
            <text:p>-1.6189900637</text:p>
          </table:table-cell>
        </table:table-row>
        <table:table-row table:style-name="ro1">
          <table:table-cell office:value-type="float" office:value="8.03955364227" calcext:value-type="float">
            <text:p>8.0395536423</text:p>
          </table:table-cell>
          <table:table-cell office:value-type="float" office:value="-1.95342004299" calcext:value-type="float">
            <text:p>-1.953420043</text:p>
          </table:table-cell>
          <table:table-cell office:value-type="float" office:value="9.71790119171" calcext:value-type="float">
            <text:p>9.7179011917</text:p>
          </table:table-cell>
          <table:table-cell office:value-type="float" office:value="-1.62740159035" calcext:value-type="float">
            <text:p>-1.6274015904</text:p>
          </table:table-cell>
        </table:table-row>
        <table:table-row table:style-name="ro1">
          <table:table-cell office:value-type="float" office:value="8.02458381653" calcext:value-type="float">
            <text:p>8.0245838165</text:p>
          </table:table-cell>
          <table:table-cell office:value-type="float" office:value="-1.93945741653" calcext:value-type="float">
            <text:p>-1.9394574165</text:p>
          </table:table-cell>
          <table:table-cell office:value-type="float" office:value="9.70080753326" calcext:value-type="float">
            <text:p>9.7008075333</text:p>
          </table:table-cell>
          <table:table-cell office:value-type="float" office:value="-1.63648366928" calcext:value-type="float">
            <text:p>-1.6364836693</text:p>
          </table:table-cell>
        </table:table-row>
        <table:table-row table:style-name="ro1">
          <table:table-cell office:value-type="float" office:value="8.00952625275" calcext:value-type="float">
            <text:p>8.0095262528</text:p>
          </table:table-cell>
          <table:table-cell office:value-type="float" office:value="-1.92537260056" calcext:value-type="float">
            <text:p>-1.9253726006</text:p>
          </table:table-cell>
          <table:table-cell office:value-type="float" office:value="9.68324180603" calcext:value-type="float">
            <text:p>9.683241806</text:p>
          </table:table-cell>
          <table:table-cell office:value-type="float" office:value="-1.64183521271" calcext:value-type="float">
            <text:p>-1.6418352127</text:p>
          </table:table-cell>
        </table:table-row>
        <table:table-row table:style-name="ro1">
          <table:table-cell office:value-type="float" office:value="7.99435710907" calcext:value-type="float">
            <text:p>7.9943571091</text:p>
          </table:table-cell>
          <table:table-cell office:value-type="float" office:value="-1.91221547127" calcext:value-type="float">
            <text:p>-1.9122154713</text:p>
          </table:table-cell>
          <table:table-cell office:value-type="float" office:value="9.66439147949" calcext:value-type="float">
            <text:p>9.6643914795</text:p>
          </table:table-cell>
          <table:table-cell office:value-type="float" office:value="-1.64926171303" calcext:value-type="float">
            <text:p>-1.649261713</text:p>
          </table:table-cell>
        </table:table-row>
        <table:table-row table:style-name="ro1">
          <table:table-cell office:value-type="float" office:value="7.97481107712" calcext:value-type="float">
            <text:p>7.9748110771</text:p>
          </table:table-cell>
          <table:table-cell office:value-type="float" office:value="-1.89756906033" calcext:value-type="float">
            <text:p>-1.8975690603</text:p>
          </table:table-cell>
          <table:table-cell office:value-type="float" office:value="9.5816468811" calcext:value-type="float">
            <text:p>9.5816468811</text:p>
          </table:table-cell>
          <table:table-cell office:value-type="float" office:value="-1.9768601656" calcext:value-type="float">
            <text:p>-1.9768601656</text:p>
          </table:table-cell>
        </table:table-row>
        <table:table-row table:style-name="ro1">
          <table:table-cell office:value-type="float" office:value="7.95328140259" calcext:value-type="float">
            <text:p>7.9532814026</text:p>
          </table:table-cell>
          <table:table-cell office:value-type="float" office:value="-1.88414871693" calcext:value-type="float">
            <text:p>-1.8841487169</text:p>
          </table:table-cell>
          <table:table-cell office:value-type="float" office:value="9.56365390778" calcext:value-type="float">
            <text:p>9.5636539078</text:p>
          </table:table-cell>
          <table:table-cell office:value-type="float" office:value="-1.98494982719" calcext:value-type="float">
            <text:p>-1.9849498272</text:p>
          </table:table-cell>
        </table:table-row>
        <table:table-row table:style-name="ro1">
          <table:table-cell office:value-type="float" office:value="7.93239784241" calcext:value-type="float">
            <text:p>7.9323978424</text:p>
          </table:table-cell>
          <table:table-cell office:value-type="float" office:value="-1.87068724632" calcext:value-type="float">
            <text:p>-1.8706872463</text:p>
          </table:table-cell>
          <table:table-cell office:value-type="float" office:value="9.54614444733" calcext:value-type="float">
            <text:p>9.5461444473</text:p>
          </table:table-cell>
          <table:table-cell office:value-type="float" office:value="-1.99401640892" calcext:value-type="float">
            <text:p>-1.9940164089</text:p>
          </table:table-cell>
        </table:table-row>
        <table:table-row table:style-name="ro1">
          <table:table-cell office:value-type="float" office:value="7.91378736496" calcext:value-type="float">
            <text:p>7.913787365</text:p>
          </table:table-cell>
          <table:table-cell office:value-type="float" office:value="-1.85704231262" calcext:value-type="float">
            <text:p>-1.8570423126</text:p>
          </table:table-cell>
          <table:table-cell office:value-type="float" office:value="9.52897068024" calcext:value-type="float">
            <text:p>9.5289706802</text:p>
          </table:table-cell>
          <table:table-cell office:value-type="float" office:value="-2.00217151642" calcext:value-type="float">
            <text:p>-2.0021715164</text:p>
          </table:table-cell>
        </table:table-row>
        <table:table-row table:style-name="ro1">
          <table:table-cell office:value-type="float" office:value="7.89544248581" calcext:value-type="float">
            <text:p>7.8954424858</text:p>
          </table:table-cell>
          <table:table-cell office:value-type="float" office:value="-1.84486937523" calcext:value-type="float">
            <text:p>-1.8448693752</text:p>
          </table:table-cell>
          <table:table-cell office:value-type="float" office:value="9.50800415039" calcext:value-type="float">
            <text:p>9.5080041504</text:p>
          </table:table-cell>
          <table:table-cell office:value-type="float" office:value="-2.01251745224" calcext:value-type="float">
            <text:p>-2.0125174522</text:p>
          </table:table-cell>
        </table:table-row>
        <table:table-row table:style-name="ro1">
          <table:table-cell office:value-type="float" office:value="7.87743330002" calcext:value-type="float">
            <text:p>7.8774333</text:p>
          </table:table-cell>
          <table:table-cell office:value-type="float" office:value="-1.83313763142" calcext:value-type="float">
            <text:p>-1.8331376314</text:p>
          </table:table-cell>
          <table:table-cell office:value-type="float" office:value="9.49039932251" calcext:value-type="float">
            <text:p>9.4903993225</text:p>
          </table:table-cell>
          <table:table-cell office:value-type="float" office:value="-2.02114653587" calcext:value-type="float">
            <text:p>-2.0211465359</text:p>
          </table:table-cell>
        </table:table-row>
        <table:table-row table:style-name="ro1">
          <table:table-cell office:value-type="float" office:value="7.86390542984" calcext:value-type="float">
            <text:p>7.8639054298</text:p>
          </table:table-cell>
          <table:table-cell office:value-type="float" office:value="-1.81910419464" calcext:value-type="float">
            <text:p>-1.8191041946</text:p>
          </table:table-cell>
          <table:table-cell office:value-type="float" office:value="9.46835418701" calcext:value-type="float">
            <text:p>9.468354187</text:p>
          </table:table-cell>
          <table:table-cell office:value-type="float" office:value="-2.03113484383" calcext:value-type="float">
            <text:p>-2.0311348438</text:p>
          </table:table-cell>
        </table:table-row>
        <table:table-row table:style-name="ro1">
          <table:table-cell office:value-type="float" office:value="7.85148715973" calcext:value-type="float">
            <text:p>7.8514871597</text:p>
          </table:table-cell>
          <table:table-cell office:value-type="float" office:value="-1.8078391552" calcext:value-type="float">
            <text:p>-1.8078391552</text:p>
          </table:table-cell>
          <table:table-cell office:value-type="float" office:value="9.44994827271" calcext:value-type="float">
            <text:p>9.4499482727</text:p>
          </table:table-cell>
          <table:table-cell office:value-type="float" office:value="-2.04002547264" calcext:value-type="float">
            <text:p>-2.0400254726</text:p>
          </table:table-cell>
        </table:table-row>
        <table:table-row table:style-name="ro1">
          <table:table-cell office:value-type="float" office:value="6.45175361633" calcext:value-type="float">
            <text:p>6.4517536163</text:p>
          </table:table-cell>
          <table:table-cell office:value-type="float" office:value="-2.08066129684" calcext:value-type="float">
            <text:p>-2.0806612968</text:p>
          </table:table-cell>
          <table:table-cell office:value-type="float" office:value="9.42738815308" calcext:value-type="float">
            <text:p>9.4273881531</text:p>
          </table:table-cell>
          <table:table-cell office:value-type="float" office:value="-2.04973101616" calcext:value-type="float">
            <text:p>-2.0497310162</text:p>
          </table:table-cell>
        </table:table-row>
        <table:table-row table:style-name="ro1">
          <table:table-cell office:value-type="float" office:value="6.42428922653" calcext:value-type="float">
            <text:p>6.4242892265</text:p>
          </table:table-cell>
          <table:table-cell office:value-type="float" office:value="-2.06784844398" calcext:value-type="float">
            <text:p>-2.067848444</text:p>
          </table:table-cell>
          <table:table-cell office:value-type="float" office:value="9.40357585907" calcext:value-type="float">
            <text:p>9.4035758591</text:p>
          </table:table-cell>
          <table:table-cell office:value-type="float" office:value="-2.05817317963" calcext:value-type="float">
            <text:p>-2.0581731796</text:p>
          </table:table-cell>
        </table:table-row>
        <table:table-row table:style-name="ro1">
          <table:table-cell office:value-type="float" office:value="6.39871358871" calcext:value-type="float">
            <text:p>6.3987135887</text:p>
          </table:table-cell>
          <table:table-cell office:value-type="float" office:value="-2.05665278435" calcext:value-type="float">
            <text:p>-2.0566527844</text:p>
          </table:table-cell>
          <table:table-cell office:value-type="float" office:value="9.37943454742" calcext:value-type="float">
            <text:p>9.3794345474</text:p>
          </table:table-cell>
          <table:table-cell office:value-type="float" office:value="-2.06817340851" calcext:value-type="float">
            <text:p>-2.0681734085</text:p>
          </table:table-cell>
        </table:table-row>
        <table:table-row table:style-name="ro1">
          <table:table-cell office:value-type="float" office:value="6.37275600433" calcext:value-type="float">
            <text:p>6.3727560043</text:p>
          </table:table-cell>
          <table:table-cell office:value-type="float" office:value="-2.04697179794" calcext:value-type="float">
            <text:p>-2.0469717979</text:p>
          </table:table-cell>
          <table:table-cell office:value-type="float" office:value="9.35336585999" calcext:value-type="float">
            <text:p>9.35336586</text:p>
          </table:table-cell>
          <table:table-cell office:value-type="float" office:value="-2.0769598484" calcext:value-type="float">
            <text:p>-2.0769598484</text:p>
          </table:table-cell>
        </table:table-row>
        <table:table-row table:style-name="ro1">
          <table:table-cell office:value-type="float" office:value="6.2051949501" calcext:value-type="float">
            <text:p>6.2051949501</text:p>
          </table:table-cell>
          <table:table-cell office:value-type="float" office:value="-2.01916337013" calcext:value-type="float">
            <text:p>-2.0191633701</text:p>
          </table:table-cell>
          <table:table-cell office:value-type="float" office:value="9.32220741272" calcext:value-type="float">
            <text:p>9.3222074127</text:p>
          </table:table-cell>
          <table:table-cell office:value-type="float" office:value="-2.08797168732" calcext:value-type="float">
            <text:p>-2.0879716873</text:p>
          </table:table-cell>
        </table:table-row>
        <table:table-row table:style-name="ro1">
          <table:table-cell office:value-type="float" office:value="6.1142244339" calcext:value-type="float">
            <text:p>6.1142244339</text:p>
          </table:table-cell>
          <table:table-cell office:value-type="float" office:value="-2.00251293182" calcext:value-type="float">
            <text:p>-2.0025129318</text:p>
          </table:table-cell>
          <table:table-cell office:value-type="float" office:value="9.28897567749" calcext:value-type="float">
            <text:p>9.2889756775</text:p>
          </table:table-cell>
          <table:table-cell office:value-type="float" office:value="-2.09452772141" calcext:value-type="float">
            <text:p>-2.0945277214</text:p>
          </table:table-cell>
        </table:table-row>
        <table:table-row table:style-name="ro1">
          <table:table-cell office:value-type="float" office:value="6.07810115814" calcext:value-type="float">
            <text:p>6.0781011581</text:p>
          </table:table-cell>
          <table:table-cell office:value-type="float" office:value="-1.99903273582" calcext:value-type="float">
            <text:p>-1.9990327358</text:p>
          </table:table-cell>
          <table:table-cell office:value-type="float" office:value="9.25047775269" calcext:value-type="float">
            <text:p>9.2504777527</text:p>
          </table:table-cell>
          <table:table-cell office:value-type="float" office:value="-2.10328006744" calcext:value-type="float">
            <text:p>-2.1032800674</text:p>
          </table:table-cell>
        </table:table-row>
        <table:table-row table:style-name="ro1">
          <table:table-cell office:value-type="float" office:value="5.97701454163" calcext:value-type="float">
            <text:p>5.9770145416</text:p>
          </table:table-cell>
          <table:table-cell office:value-type="float" office:value="-1.98542296886" calcext:value-type="float">
            <text:p>-1.9854229689</text:p>
          </table:table-cell>
          <table:table-cell office:value-type="float" office:value="9.21734710693" calcext:value-type="float">
            <text:p>9.2173471069</text:p>
          </table:table-cell>
          <table:table-cell office:value-type="float" office:value="-2.10634827614" calcext:value-type="float">
            <text:p>-2.1063482761</text:p>
          </table:table-cell>
        </table:table-row>
        <table:table-row table:style-name="ro1">
          <table:table-cell office:value-type="float" office:value="5.9040517807" calcext:value-type="float">
            <text:p>5.9040517807</text:p>
          </table:table-cell>
          <table:table-cell office:value-type="float" office:value="-1.9784566164" calcext:value-type="float">
            <text:p>-1.9784566164</text:p>
          </table:table-cell>
          <table:table-cell office:value-type="float" office:value="9.18998332977" calcext:value-type="float">
            <text:p>9.1899833298</text:p>
          </table:table-cell>
          <table:table-cell office:value-type="float" office:value="-2.10382843018" calcext:value-type="float">
            <text:p>-2.1038284302</text:p>
          </table:table-cell>
        </table:table-row>
        <table:table-row table:style-name="ro1">
          <table:table-cell office:value-type="float" office:value="5.77998256683" calcext:value-type="float">
            <text:p>5.7799825668</text:p>
          </table:table-cell>
          <table:table-cell office:value-type="float" office:value="-1.96692705154" calcext:value-type="float">
            <text:p>-1.9669270515</text:p>
          </table:table-cell>
          <table:table-cell office:value-type="float" office:value="9.15367790222" calcext:value-type="float">
            <text:p>9.1536779022</text:p>
          </table:table-cell>
          <table:table-cell office:value-type="float" office:value="-2.10876464844" calcext:value-type="float">
            <text:p>-2.1087646484</text:p>
          </table:table-cell>
        </table:table-row>
        <table:table-row table:style-name="ro1">
          <table:table-cell office:value-type="float" office:value="5.71279191971" calcext:value-type="float">
            <text:p>5.7127919197</text:p>
          </table:table-cell>
          <table:table-cell office:value-type="float" office:value="-1.96417212486" calcext:value-type="float">
            <text:p>-1.9641721249</text:p>
          </table:table-cell>
          <table:table-cell office:value-type="float" office:value="9.13515182495" calcext:value-type="float">
            <text:p>9.135151825</text:p>
          </table:table-cell>
          <table:table-cell office:value-type="float" office:value="-2.10413837433" calcext:value-type="float">
            <text:p>-2.1041383743</text:p>
          </table:table-cell>
        </table:table-row>
        <table:table-row table:style-name="ro1">
          <table:table-cell office:value-type="float" office:value="5.64792919159" calcext:value-type="float">
            <text:p>5.6479291916</text:p>
          </table:table-cell>
          <table:table-cell office:value-type="float" office:value="-1.96425557137" calcext:value-type="float">
            <text:p>-1.9642555714</text:p>
          </table:table-cell>
          <table:table-cell office:value-type="float" office:value="9.10808750153" calcext:value-type="float">
            <text:p>9.1080875015</text:p>
          </table:table-cell>
          <table:table-cell office:value-type="float" office:value="-2.10119557381" calcext:value-type="float">
            <text:p>-2.1011955738</text:p>
          </table:table-cell>
        </table:table-row>
        <table:table-row table:style-name="ro1">
          <table:table-cell office:value-type="float" office:value="5.57401752472" calcext:value-type="float">
            <text:p>5.5740175247</text:p>
          </table:table-cell>
          <table:table-cell office:value-type="float" office:value="-1.96802508831" calcext:value-type="float">
            <text:p>-1.9680250883</text:p>
          </table:table-cell>
          <table:table-cell office:value-type="float" office:value="9.08721920013" calcext:value-type="float">
            <text:p>9.0872192001</text:p>
          </table:table-cell>
          <table:table-cell office:value-type="float" office:value="-2.09400629997" calcext:value-type="float">
            <text:p>-2.0940063</text:p>
          </table:table-cell>
        </table:table-row>
        <table:table-row table:style-name="ro1">
          <table:table-cell office:value-type="float" office:value="5.49732685089" calcext:value-type="float">
            <text:p>5.4973268509</text:p>
          </table:table-cell>
          <table:table-cell office:value-type="float" office:value="-1.9722443819" calcext:value-type="float">
            <text:p>-1.9722443819</text:p>
          </table:table-cell>
          <table:table-cell office:value-type="float" office:value="9.06577011108" calcext:value-type="float">
            <text:p>9.0657701111</text:p>
          </table:table-cell>
          <table:table-cell office:value-type="float" office:value="-2.08615851402" calcext:value-type="float">
            <text:p>-2.086158514</text:p>
          </table:table-cell>
        </table:table-row>
        <table:table-row table:style-name="ro1">
          <table:table-cell office:value-type="float" office:value="5.44802093506" calcext:value-type="float">
            <text:p>5.4480209351</text:p>
          </table:table-cell>
          <table:table-cell office:value-type="float" office:value="-1.97904598713" calcext:value-type="float">
            <text:p>-1.9790459871</text:p>
          </table:table-cell>
          <table:table-cell office:value-type="float" office:value="9.04514118195" calcext:value-type="float">
            <text:p>9.045141182</text:p>
          </table:table-cell>
          <table:table-cell office:value-type="float" office:value="-2.07730269432" calcext:value-type="float">
            <text:p>-2.0773026943</text:p>
          </table:table-cell>
        </table:table-row>
        <table:table-row table:style-name="ro1">
          <table:table-cell office:value-type="float" office:value="5.32294940948" calcext:value-type="float">
            <text:p>5.3229494095</text:p>
          </table:table-cell>
          <table:table-cell office:value-type="float" office:value="-1.99238085747" calcext:value-type="float">
            <text:p>-1.9923808575</text:p>
          </table:table-cell>
          <table:table-cell office:value-type="float" office:value="9.02345748901" calcext:value-type="float">
            <text:p>9.023457489</text:p>
          </table:table-cell>
          <table:table-cell office:value-type="float" office:value="-2.06791639328" calcext:value-type="float">
            <text:p>-2.0679163933</text:p>
          </table:table-cell>
        </table:table-row>
        <table:table-row table:style-name="ro1">
          <table:table-cell office:value-type="float" office:value="5.25623178482" calcext:value-type="float">
            <text:p>5.2562317848</text:p>
          </table:table-cell>
          <table:table-cell office:value-type="float" office:value="-2.0004234314" calcext:value-type="float">
            <text:p>-2.0004234314</text:p>
          </table:table-cell>
          <table:table-cell office:value-type="float" office:value="9.00459381104" calcext:value-type="float">
            <text:p>9.004593811</text:p>
          </table:table-cell>
          <table:table-cell office:value-type="float" office:value="-2.05584073067" calcext:value-type="float">
            <text:p>-2.0558407307</text:p>
          </table:table-cell>
        </table:table-row>
        <table:table-row table:style-name="ro1">
          <table:table-cell office:value-type="float" office:value="5.15018796921" calcext:value-type="float">
            <text:p>5.1501879692</text:p>
          </table:table-cell>
          <table:table-cell office:value-type="float" office:value="-2.01361680031" calcext:value-type="float">
            <text:p>-2.0136168003</text:p>
          </table:table-cell>
          <table:table-cell office:value-type="float" office:value="8.98482318878" calcext:value-type="float">
            <text:p>8.9848231888</text:p>
          </table:table-cell>
          <table:table-cell office:value-type="float" office:value="-2.04416871071" calcext:value-type="float">
            <text:p>-2.0441687107</text:p>
          </table:table-cell>
        </table:table-row>
        <table:table-row table:style-name="ro1">
          <table:table-cell office:value-type="float" office:value="5.07486915588" calcext:value-type="float">
            <text:p>5.0748691559</text:p>
          </table:table-cell>
          <table:table-cell office:value-type="float" office:value="-2.02420473099" calcext:value-type="float">
            <text:p>-2.024204731</text:p>
          </table:table-cell>
          <table:table-cell office:value-type="float" office:value="8.9679164505" calcext:value-type="float">
            <text:p>8.9679164505</text:p>
          </table:table-cell>
          <table:table-cell office:value-type="float" office:value="-2.03091406822" calcext:value-type="float">
            <text:p>-2.0309140682</text:p>
          </table:table-cell>
        </table:table-row>
        <table:table-row table:style-name="ro1">
          <table:table-cell office:value-type="float" office:value="5.00154876709" calcext:value-type="float">
            <text:p>5.0015487671</text:p>
          </table:table-cell>
          <table:table-cell office:value-type="float" office:value="-2.03469920158" calcext:value-type="float">
            <text:p>-2.0346992016</text:p>
          </table:table-cell>
          <table:table-cell office:value-type="float" office:value="8.95129390717" calcext:value-type="float">
            <text:p>8.9512939072</text:p>
          </table:table-cell>
          <table:table-cell office:value-type="float" office:value="-2.01845741272" calcext:value-type="float">
            <text:p>-2.0184574127</text:p>
          </table:table-cell>
        </table:table-row>
        <table:table-row table:style-name="ro1">
          <table:table-cell office:value-type="float" office:value="4.92135238647" calcext:value-type="float">
            <text:p>4.9213523865</text:p>
          </table:table-cell>
          <table:table-cell office:value-type="float" office:value="-2.04501581192" calcext:value-type="float">
            <text:p>-2.0450158119</text:p>
          </table:table-cell>
          <table:table-cell office:value-type="float" office:value="8.93539043427" calcext:value-type="float">
            <text:p>8.9353904343</text:p>
          </table:table-cell>
          <table:table-cell office:value-type="float" office:value="-2.00684666634" calcext:value-type="float">
            <text:p>-2.0068466663</text:p>
          </table:table-cell>
        </table:table-row>
        <table:table-row table:style-name="ro1">
          <table:table-cell office:value-type="float" office:value="4.85310316086" calcext:value-type="float">
            <text:p>4.8531031609</text:p>
          </table:table-cell>
          <table:table-cell office:value-type="float" office:value="-2.05313444138" calcext:value-type="float">
            <text:p>-2.0531344414</text:p>
          </table:table-cell>
          <table:table-cell office:value-type="float" office:value="8.91808315277" calcext:value-type="float">
            <text:p>8.9180831528</text:p>
          </table:table-cell>
          <table:table-cell office:value-type="float" office:value="-1.99478375912" calcext:value-type="float">
            <text:p>-1.9947837591</text:p>
          </table:table-cell>
        </table:table-row>
        <table:table-row table:style-name="ro1">
          <table:table-cell office:value-type="float" office:value="4.77572441101" calcext:value-type="float">
            <text:p>4.775724411</text:p>
          </table:table-cell>
          <table:table-cell office:value-type="float" office:value="-2.06296420097" calcext:value-type="float">
            <text:p>-2.062964201</text:p>
          </table:table-cell>
          <table:table-cell office:value-type="float" office:value="8.90043636322" calcext:value-type="float">
            <text:p>8.9004363632</text:p>
          </table:table-cell>
          <table:table-cell office:value-type="float" office:value="-1.98165869713" calcext:value-type="float">
            <text:p>-1.9816586971</text:p>
          </table:table-cell>
        </table:table-row>
        <table:table-row table:style-name="ro1">
          <table:table-cell office:value-type="float" office:value="4.67861557007" calcext:value-type="float">
            <text:p>4.6786155701</text:p>
          </table:table-cell>
          <table:table-cell office:value-type="float" office:value="-2.07315969467" calcext:value-type="float">
            <text:p>-2.0731596947</text:p>
          </table:table-cell>
          <table:table-cell office:value-type="float" office:value="8.8856477356" calcext:value-type="float">
            <text:p>8.8856477356</text:p>
          </table:table-cell>
          <table:table-cell office:value-type="float" office:value="-1.9674731493" calcext:value-type="float">
            <text:p>-1.9674731493</text:p>
          </table:table-cell>
        </table:table-row>
        <table:table-row table:style-name="ro1">
          <table:table-cell office:value-type="float" office:value="4.61478996277" calcext:value-type="float">
            <text:p>4.6147899628</text:p>
          </table:table-cell>
          <table:table-cell office:value-type="float" office:value="-2.08027839661" calcext:value-type="float">
            <text:p>-2.0802783966</text:p>
          </table:table-cell>
          <table:table-cell office:value-type="float" office:value="8.87455364227" calcext:value-type="float">
            <text:p>8.8745536423</text:p>
          </table:table-cell>
          <table:table-cell office:value-type="float" office:value="-1.95342004299" calcext:value-type="float">
            <text:p>-1.953420043</text:p>
          </table:table-cell>
        </table:table-row>
        <table:table-row table:style-name="ro1">
          <table:table-cell office:value-type="float" office:value="4.55439424515" calcext:value-type="float">
            <text:p>4.5543942452</text:p>
          </table:table-cell>
          <table:table-cell office:value-type="float" office:value="-2.08684968948" calcext:value-type="float">
            <text:p>-2.0868496895</text:p>
          </table:table-cell>
          <table:table-cell office:value-type="float" office:value="8.85958381653" calcext:value-type="float">
            <text:p>8.8595838165</text:p>
          </table:table-cell>
          <table:table-cell office:value-type="float" office:value="-1.93945741653" calcext:value-type="float">
            <text:p>-1.9394574165</text:p>
          </table:table-cell>
        </table:table-row>
        <table:table-row table:style-name="ro1">
          <table:table-cell office:value-type="float" office:value="4.47124528885" calcext:value-type="float">
            <text:p>4.4712452889</text:p>
          </table:table-cell>
          <table:table-cell office:value-type="float" office:value="-2.09486651421" calcext:value-type="float">
            <text:p>-2.0948665142</text:p>
          </table:table-cell>
          <table:table-cell office:value-type="float" office:value="8.84452625275" calcext:value-type="float">
            <text:p>8.8445262528</text:p>
          </table:table-cell>
          <table:table-cell office:value-type="float" office:value="-1.92537260056" calcext:value-type="float">
            <text:p>-1.9253726006</text:p>
          </table:table-cell>
        </table:table-row>
        <table:table-row table:style-name="ro1">
          <table:table-cell office:value-type="float" office:value="4.39640569687" calcext:value-type="float">
            <text:p>4.3964056969</text:p>
          </table:table-cell>
          <table:table-cell office:value-type="float" office:value="-2.101126194" calcext:value-type="float">
            <text:p>-2.101126194</text:p>
          </table:table-cell>
          <table:table-cell office:value-type="float" office:value="8.82935710907" calcext:value-type="float">
            <text:p>8.8293571091</text:p>
          </table:table-cell>
          <table:table-cell office:value-type="float" office:value="-1.91221547127" calcext:value-type="float">
            <text:p>-1.9122154713</text:p>
          </table:table-cell>
        </table:table-row>
        <table:table-row table:style-name="ro1">
          <table:table-cell office:value-type="float" office:value="4.31591796875" calcext:value-type="float">
            <text:p>4.3159179688</text:p>
          </table:table-cell>
          <table:table-cell office:value-type="float" office:value="-2.10713171959" calcext:value-type="float">
            <text:p>-2.1071317196</text:p>
          </table:table-cell>
          <table:table-cell office:value-type="float" office:value="8.80981107712" calcext:value-type="float">
            <text:p>8.8098110771</text:p>
          </table:table-cell>
          <table:table-cell office:value-type="float" office:value="-1.89756906033" calcext:value-type="float">
            <text:p>-1.8975690603</text:p>
          </table:table-cell>
        </table:table-row>
        <table:table-row table:style-name="ro1">
          <table:table-cell office:value-type="float" office:value="4.24276065826" calcext:value-type="float">
            <text:p>4.2427606583</text:p>
          </table:table-cell>
          <table:table-cell office:value-type="float" office:value="-2.11256814003" calcext:value-type="float">
            <text:p>-2.11256814</text:p>
          </table:table-cell>
          <table:table-cell office:value-type="float" office:value="8.78828140259" calcext:value-type="float">
            <text:p>8.7882814026</text:p>
          </table:table-cell>
          <table:table-cell office:value-type="float" office:value="-1.88414871693" calcext:value-type="float">
            <text:p>-1.8841487169</text:p>
          </table:table-cell>
        </table:table-row>
        <table:table-row table:style-name="ro1">
          <table:table-cell office:value-type="float" office:value="4.16996574402" calcext:value-type="float">
            <text:p>4.169965744</text:p>
          </table:table-cell>
          <table:table-cell office:value-type="float" office:value="-2.11667895317" calcext:value-type="float">
            <text:p>-2.1166789532</text:p>
          </table:table-cell>
          <table:table-cell office:value-type="float" office:value="8.76739784241" calcext:value-type="float">
            <text:p>8.7673978424</text:p>
          </table:table-cell>
          <table:table-cell office:value-type="float" office:value="-1.87068724632" calcext:value-type="float">
            <text:p>-1.8706872463</text:p>
          </table:table-cell>
        </table:table-row>
        <table:table-row table:style-name="ro1">
          <table:table-cell office:value-type="float" office:value="4.10676527023" calcext:value-type="float">
            <text:p>4.1067652702</text:p>
          </table:table-cell>
          <table:table-cell office:value-type="float" office:value="-2.1209731102" calcext:value-type="float">
            <text:p>-2.1209731102</text:p>
          </table:table-cell>
          <table:table-cell office:value-type="float" office:value="8.74878736496" calcext:value-type="float">
            <text:p>8.748787365</text:p>
          </table:table-cell>
          <table:table-cell office:value-type="float" office:value="-1.85704231262" calcext:value-type="float">
            <text:p>-1.8570423126</text:p>
          </table:table-cell>
        </table:table-row>
        <table:table-row table:style-name="ro1">
          <table:table-cell office:value-type="float" office:value="4.04077100754" calcext:value-type="float">
            <text:p>4.0407710075</text:p>
          </table:table-cell>
          <table:table-cell office:value-type="float" office:value="-2.1235306263" calcext:value-type="float">
            <text:p>-2.1235306263</text:p>
          </table:table-cell>
          <table:table-cell office:value-type="float" office:value="8.73044248581" calcext:value-type="float">
            <text:p>8.7304424858</text:p>
          </table:table-cell>
          <table:table-cell office:value-type="float" office:value="-1.84486937523" calcext:value-type="float">
            <text:p>-1.8448693752</text:p>
          </table:table-cell>
        </table:table-row>
        <table:table-row table:style-name="ro1">
          <table:table-cell office:value-type="float" office:value="3.97142934799" calcext:value-type="float">
            <text:p>3.971429348</text:p>
          </table:table-cell>
          <table:table-cell office:value-type="float" office:value="-2.12618637085" calcext:value-type="float">
            <text:p>-2.1261863709</text:p>
          </table:table-cell>
          <table:table-cell office:value-type="float" office:value="8.71243330002" calcext:value-type="float">
            <text:p>8.7124333</text:p>
          </table:table-cell>
          <table:table-cell office:value-type="float" office:value="-1.83313763142" calcext:value-type="float">
            <text:p>-1.8331376314</text:p>
          </table:table-cell>
        </table:table-row>
        <table:table-row table:style-name="ro1">
          <table:table-cell office:value-type="float" office:value="3.91589403152" calcext:value-type="float">
            <text:p>3.9158940315</text:p>
          </table:table-cell>
          <table:table-cell office:value-type="float" office:value="-2.1280977726" calcext:value-type="float">
            <text:p>-2.1280977726</text:p>
          </table:table-cell>
          <table:table-cell office:value-type="float" office:value="8.69890542984" calcext:value-type="float">
            <text:p>8.6989054298</text:p>
          </table:table-cell>
          <table:table-cell office:value-type="float" office:value="-1.81910419464" calcext:value-type="float">
            <text:p>-1.8191041946</text:p>
          </table:table-cell>
        </table:table-row>
        <table:table-row table:style-name="ro1">
          <table:table-cell office:value-type="float" office:value="3.86128473282" calcext:value-type="float">
            <text:p>3.8612847328</text:p>
          </table:table-cell>
          <table:table-cell office:value-type="float" office:value="-2.1307220459" calcext:value-type="float">
            <text:p>-2.1307220459</text:p>
          </table:table-cell>
          <table:table-cell office:value-type="float" office:value="8.68648715973" calcext:value-type="float">
            <text:p>8.6864871597</text:p>
          </table:table-cell>
          <table:table-cell office:value-type="float" office:value="-1.8078391552" calcext:value-type="float">
            <text:p>-1.8078391552</text:p>
          </table:table-cell>
        </table:table-row>
        <table:table-row table:style-name="ro1">
          <table:table-cell office:value-type="float" office:value="3.81013441086" calcext:value-type="float">
            <text:p>3.8101344109</text:p>
          </table:table-cell>
          <table:table-cell office:value-type="float" office:value="-2.13369011879" calcext:value-type="float">
            <text:p>-2.1336901188</text:p>
          </table:table-cell>
          <table:table-cell office:value-type="float" office:value="7.28675361633" calcext:value-type="float">
            <text:p>7.2867536163</text:p>
          </table:table-cell>
          <table:table-cell office:value-type="float" office:value="-2.08066129684" calcext:value-type="float">
            <text:p>-2.0806612968</text:p>
          </table:table-cell>
        </table:table-row>
        <table:table-row table:style-name="ro1">
          <table:table-cell office:value-type="float" office:value="3.76047086716" calcext:value-type="float">
            <text:p>3.7604708672</text:p>
          </table:table-cell>
          <table:table-cell office:value-type="float" office:value="-2.13684797287" calcext:value-type="float">
            <text:p>-2.1368479729</text:p>
          </table:table-cell>
          <table:table-cell office:value-type="float" office:value="7.25928922653" calcext:value-type="float">
            <text:p>7.2592892265</text:p>
          </table:table-cell>
          <table:table-cell office:value-type="float" office:value="-2.06784844398" calcext:value-type="float">
            <text:p>-2.067848444</text:p>
          </table:table-cell>
        </table:table-row>
        <table:table-row table:style-name="ro1">
          <table:table-cell office:value-type="float" office:value="3.7116997242" calcext:value-type="float">
            <text:p>3.7116997242</text:p>
          </table:table-cell>
          <table:table-cell office:value-type="float" office:value="-2.14016485214" calcext:value-type="float">
            <text:p>-2.1401648521</text:p>
          </table:table-cell>
          <table:table-cell office:value-type="float" office:value="7.23371358871" calcext:value-type="float">
            <text:p>7.2337135887</text:p>
          </table:table-cell>
          <table:table-cell office:value-type="float" office:value="-2.05665278435" calcext:value-type="float">
            <text:p>-2.0566527844</text:p>
          </table:table-cell>
        </table:table-row>
        <table:table-row table:style-name="ro1">
          <table:table-cell office:value-type="float" office:value="3.66458463669" calcext:value-type="float">
            <text:p>3.6645846367</text:p>
          </table:table-cell>
          <table:table-cell office:value-type="float" office:value="-2.1437702179" calcext:value-type="float">
            <text:p>-2.1437702179</text:p>
          </table:table-cell>
          <table:table-cell office:value-type="float" office:value="7.20775600433" calcext:value-type="float">
            <text:p>7.2077560043</text:p>
          </table:table-cell>
          <table:table-cell office:value-type="float" office:value="-2.04697179794" calcext:value-type="float">
            <text:p>-2.0469717979</text:p>
          </table:table-cell>
        </table:table-row>
        <table:table-row table:style-name="ro1">
          <table:table-cell office:value-type="float" office:value="3.61994314194" calcext:value-type="float">
            <text:p>3.6199431419</text:p>
          </table:table-cell>
          <table:table-cell office:value-type="float" office:value="-2.14823889732" calcext:value-type="float">
            <text:p>-2.1482388973</text:p>
          </table:table-cell>
          <table:table-cell office:value-type="float" office:value="7.0401949501" calcext:value-type="float">
            <text:p>7.0401949501</text:p>
          </table:table-cell>
          <table:table-cell office:value-type="float" office:value="-2.01916337013" calcext:value-type="float">
            <text:p>-2.0191633701</text:p>
          </table:table-cell>
        </table:table-row>
        <table:table-row table:style-name="ro1">
          <table:table-cell office:value-type="float" office:value="3.57669472694" calcext:value-type="float">
            <text:p>3.5766947269</text:p>
          </table:table-cell>
          <table:table-cell office:value-type="float" office:value="-2.15221095085" calcext:value-type="float">
            <text:p>-2.1522109509</text:p>
          </table:table-cell>
          <table:table-cell office:value-type="float" office:value="6.9492244339" calcext:value-type="float">
            <text:p>6.9492244339</text:p>
          </table:table-cell>
          <table:table-cell office:value-type="float" office:value="-2.00251293182" calcext:value-type="float">
            <text:p>-2.0025129318</text:p>
          </table:table-cell>
        </table:table-row>
        <table:table-row table:style-name="ro1">
          <table:table-cell office:value-type="float" office:value="3.53792262077" calcext:value-type="float">
            <text:p>3.5379226208</text:p>
          </table:table-cell>
          <table:table-cell office:value-type="float" office:value="-2.15561628342" calcext:value-type="float">
            <text:p>-2.1556162834</text:p>
          </table:table-cell>
          <table:table-cell office:value-type="float" office:value="6.91310115814" calcext:value-type="float">
            <text:p>6.9131011581</text:p>
          </table:table-cell>
          <table:table-cell office:value-type="float" office:value="-1.99903273582" calcext:value-type="float">
            <text:p>-1.9990327358</text:p>
          </table:table-cell>
        </table:table-row>
        <table:table-row table:style-name="ro1">
          <table:table-cell office:value-type="float" office:value="3.49375581741" calcext:value-type="float">
            <text:p>3.4937558174</text:p>
          </table:table-cell>
          <table:table-cell office:value-type="float" office:value="-2.15962767601" calcext:value-type="float">
            <text:p>-2.159627676</text:p>
          </table:table-cell>
          <table:table-cell office:value-type="float" office:value="6.81201454163" calcext:value-type="float">
            <text:p>6.8120145416</text:p>
          </table:table-cell>
          <table:table-cell office:value-type="float" office:value="-1.98542296886" calcext:value-type="float">
            <text:p>-1.9854229689</text:p>
          </table:table-cell>
        </table:table-row>
        <table:table-row table:style-name="ro1">
          <table:table-cell office:value-type="float" office:value="3.45381689072" calcext:value-type="float">
            <text:p>3.4538168907</text:p>
          </table:table-cell>
          <table:table-cell office:value-type="float" office:value="-2.16259264946" calcext:value-type="float">
            <text:p>-2.1625926495</text:p>
          </table:table-cell>
          <table:table-cell office:value-type="float" office:value="6.7390517807" calcext:value-type="float">
            <text:p>6.7390517807</text:p>
          </table:table-cell>
          <table:table-cell office:value-type="float" office:value="-1.9784566164" calcext:value-type="float">
            <text:p>-1.9784566164</text:p>
          </table:table-cell>
        </table:table-row>
        <table:table-row table:style-name="ro1">
          <table:table-cell office:value-type="float" office:value="3.41206741333" calcext:value-type="float">
            <text:p>3.4120674133</text:p>
          </table:table-cell>
          <table:table-cell office:value-type="float" office:value="-2.16436386108" calcext:value-type="float">
            <text:p>-2.1643638611</text:p>
          </table:table-cell>
          <table:table-cell office:value-type="float" office:value="6.61498256683" calcext:value-type="float">
            <text:p>6.6149825668</text:p>
          </table:table-cell>
          <table:table-cell office:value-type="float" office:value="-1.96692705154" calcext:value-type="float">
            <text:p>-1.9669270515</text:p>
          </table:table-cell>
        </table:table-row>
        <table:table-row table:style-name="ro1">
          <table:table-cell office:value-type="float" office:value="3.37277674675" calcext:value-type="float">
            <text:p>3.3727767468</text:p>
          </table:table-cell>
          <table:table-cell office:value-type="float" office:value="-2.16604948044" calcext:value-type="float">
            <text:p>-2.1660494804</text:p>
          </table:table-cell>
          <table:table-cell office:value-type="float" office:value="6.54779191971" calcext:value-type="float">
            <text:p>6.5477919197</text:p>
          </table:table-cell>
          <table:table-cell office:value-type="float" office:value="-1.96417212486" calcext:value-type="float">
            <text:p>-1.9641721249</text:p>
          </table:table-cell>
        </table:table-row>
        <table:table-row table:style-name="ro1">
          <table:table-cell office:value-type="float" office:value="3.33082818985" calcext:value-type="float">
            <text:p>3.3308281899</text:p>
          </table:table-cell>
          <table:table-cell office:value-type="float" office:value="-2.16851091385" calcext:value-type="float">
            <text:p>-2.1685109139</text:p>
          </table:table-cell>
          <table:table-cell office:value-type="float" office:value="6.48292919159" calcext:value-type="float">
            <text:p>6.4829291916</text:p>
          </table:table-cell>
          <table:table-cell office:value-type="float" office:value="-1.96425557137" calcext:value-type="float">
            <text:p>-1.9642555714</text:p>
          </table:table-cell>
        </table:table-row>
        <table:table-row table:style-name="ro1">
          <table:table-cell office:value-type="float" office:value="3.28901600838" calcext:value-type="float">
            <text:p>3.2890160084</text:p>
          </table:table-cell>
          <table:table-cell office:value-type="float" office:value="-2.17157769203" calcext:value-type="float">
            <text:p>-2.171577692</text:p>
          </table:table-cell>
          <table:table-cell office:value-type="float" office:value="6.40901752472" calcext:value-type="float">
            <text:p>6.4090175247</text:p>
          </table:table-cell>
          <table:table-cell office:value-type="float" office:value="-1.96802508831" calcext:value-type="float">
            <text:p>-1.9680250883</text:p>
          </table:table-cell>
        </table:table-row>
        <table:table-row table:style-name="ro1">
          <table:table-cell office:value-type="float" office:value="3.2537150383" calcext:value-type="float">
            <text:p>3.2537150383</text:p>
          </table:table-cell>
          <table:table-cell office:value-type="float" office:value="-2.1744582653" calcext:value-type="float">
            <text:p>-2.1744582653</text:p>
          </table:table-cell>
          <table:table-cell office:value-type="float" office:value="6.33232685089" calcext:value-type="float">
            <text:p>6.3323268509</text:p>
          </table:table-cell>
          <table:table-cell office:value-type="float" office:value="-1.9722443819" calcext:value-type="float">
            <text:p>-1.9722443819</text:p>
          </table:table-cell>
        </table:table-row>
        <table:table-row table:style-name="ro1">
          <table:table-cell office:value-type="float" office:value="3.21453499794" calcext:value-type="float">
            <text:p>3.2145349979</text:p>
          </table:table-cell>
          <table:table-cell office:value-type="float" office:value="-2.17802548409" calcext:value-type="float">
            <text:p>-2.1780254841</text:p>
          </table:table-cell>
          <table:table-cell office:value-type="float" office:value="6.28302093506" calcext:value-type="float">
            <text:p>6.2830209351</text:p>
          </table:table-cell>
          <table:table-cell office:value-type="float" office:value="-1.97904598713" calcext:value-type="float">
            <text:p>-1.9790459871</text:p>
          </table:table-cell>
        </table:table-row>
        <table:table-row table:style-name="ro1">
          <table:table-cell office:value-type="float" office:value="3.17961549759" calcext:value-type="float">
            <text:p>3.1796154976</text:p>
          </table:table-cell>
          <table:table-cell office:value-type="float" office:value="-2.18122935295" calcext:value-type="float">
            <text:p>-2.181229353</text:p>
          </table:table-cell>
          <table:table-cell office:value-type="float" office:value="6.15794940948" calcext:value-type="float">
            <text:p>6.1579494095</text:p>
          </table:table-cell>
          <table:table-cell office:value-type="float" office:value="-1.99238085747" calcext:value-type="float">
            <text:p>-1.9923808575</text:p>
          </table:table-cell>
        </table:table-row>
        <table:table-row table:style-name="ro1">
          <table:table-cell office:value-type="float" office:value="3.14614510536" calcext:value-type="float">
            <text:p>3.1461451054</text:p>
          </table:table-cell>
          <table:table-cell office:value-type="float" office:value="-2.18442416191" calcext:value-type="float">
            <text:p>-2.1844241619</text:p>
          </table:table-cell>
          <table:table-cell office:value-type="float" office:value="6.09123178482" calcext:value-type="float">
            <text:p>6.0912317848</text:p>
          </table:table-cell>
          <table:table-cell office:value-type="float" office:value="-2.0004234314" calcext:value-type="float">
            <text:p>-2.0004234314</text:p>
          </table:table-cell>
        </table:table-row>
        <table:table-row table:style-name="ro1">
          <table:table-cell office:value-type="float" office:value="3.11675667763" calcext:value-type="float">
            <text:p>3.1167566776</text:p>
          </table:table-cell>
          <table:table-cell office:value-type="float" office:value="-2.18766117096" calcext:value-type="float">
            <text:p>-2.187661171</text:p>
          </table:table-cell>
          <table:table-cell office:value-type="float" office:value="5.98518796921" calcext:value-type="float">
            <text:p>5.9851879692</text:p>
          </table:table-cell>
          <table:table-cell office:value-type="float" office:value="-2.01361680031" calcext:value-type="float">
            <text:p>-2.0136168003</text:p>
          </table:table-cell>
        </table:table-row>
        <table:table-row table:style-name="ro1">
          <table:table-cell office:value-type="float" office:value="3.08271312714" calcext:value-type="float">
            <text:p>3.0827131271</text:p>
          </table:table-cell>
          <table:table-cell office:value-type="float" office:value="-2.19048261642" calcext:value-type="float">
            <text:p>-2.1904826164</text:p>
          </table:table-cell>
          <table:table-cell office:value-type="float" office:value="5.90986915588" calcext:value-type="float">
            <text:p>5.9098691559</text:p>
          </table:table-cell>
          <table:table-cell office:value-type="float" office:value="-2.02420473099" calcext:value-type="float">
            <text:p>-2.024204731</text:p>
          </table:table-cell>
        </table:table-row>
        <table:table-row table:style-name="ro1">
          <table:table-cell office:value-type="float" office:value="3.05175209045" calcext:value-type="float">
            <text:p>3.0517520905</text:p>
          </table:table-cell>
          <table:table-cell office:value-type="float" office:value="-2.19312739372" calcext:value-type="float">
            <text:p>-2.1931273937</text:p>
          </table:table-cell>
          <table:table-cell office:value-type="float" office:value="5.83654876709" calcext:value-type="float">
            <text:p>5.8365487671</text:p>
          </table:table-cell>
          <table:table-cell office:value-type="float" office:value="-2.03469920158" calcext:value-type="float">
            <text:p>-2.0346992016</text:p>
          </table:table-cell>
        </table:table-row>
        <table:table-row table:style-name="ro1">
          <table:table-cell office:value-type="float" office:value="3.01789498329" calcext:value-type="float">
            <text:p>3.0178949833</text:p>
          </table:table-cell>
          <table:table-cell office:value-type="float" office:value="-2.19557356834" calcext:value-type="float">
            <text:p>-2.1955735683</text:p>
          </table:table-cell>
          <table:table-cell office:value-type="float" office:value="5.75635238647" calcext:value-type="float">
            <text:p>5.7563523865</text:p>
          </table:table-cell>
          <table:table-cell office:value-type="float" office:value="-2.04501581192" calcext:value-type="float">
            <text:p>-2.0450158119</text:p>
          </table:table-cell>
        </table:table-row>
        <table:table-row table:style-name="ro1">
          <table:table-cell office:value-type="float" office:value="2.9863858223" calcext:value-type="float">
            <text:p>2.9863858223</text:p>
          </table:table-cell>
          <table:table-cell office:value-type="float" office:value="-2.19711756706" calcext:value-type="float">
            <text:p>-2.1971175671</text:p>
          </table:table-cell>
          <table:table-cell office:value-type="float" office:value="5.68810316086" calcext:value-type="float">
            <text:p>5.6881031609</text:p>
          </table:table-cell>
          <table:table-cell office:value-type="float" office:value="-2.05313444138" calcext:value-type="float">
            <text:p>-2.0531344414</text:p>
          </table:table-cell>
        </table:table-row>
        <table:table-row table:style-name="ro1">
          <table:table-cell office:value-type="float" office:value="2.95139670372" calcext:value-type="float">
            <text:p>2.9513967037</text:p>
          </table:table-cell>
          <table:table-cell office:value-type="float" office:value="-2.19857859612" calcext:value-type="float">
            <text:p>-2.1985785961</text:p>
          </table:table-cell>
          <table:table-cell office:value-type="float" office:value="5.61072441101" calcext:value-type="float">
            <text:p>5.610724411</text:p>
          </table:table-cell>
          <table:table-cell office:value-type="float" office:value="-2.06296420097" calcext:value-type="float">
            <text:p>-2.062964201</text:p>
          </table:table-cell>
        </table:table-row>
        <table:table-row table:style-name="ro1">
          <table:table-cell office:value-type="float" office:value="2.35537099838" calcext:value-type="float">
            <text:p>2.3553709984</text:p>
          </table:table-cell>
          <table:table-cell office:value-type="float" office:value="-2.24071788788" calcext:value-type="float">
            <text:p>-2.2407178879</text:p>
          </table:table-cell>
          <table:table-cell office:value-type="float" office:value="5.51361557007" calcext:value-type="float">
            <text:p>5.5136155701</text:p>
          </table:table-cell>
          <table:table-cell office:value-type="float" office:value="-2.07315969467" calcext:value-type="float">
            <text:p>-2.0731596947</text:p>
          </table:table-cell>
        </table:table-row>
        <table:table-row table:style-name="ro1">
          <table:table-cell office:value-type="float" office:value="2.31056213379" calcext:value-type="float">
            <text:p>2.3105621338</text:p>
          </table:table-cell>
          <table:table-cell office:value-type="float" office:value="-2.24313187599" calcext:value-type="float">
            <text:p>-2.243131876</text:p>
          </table:table-cell>
          <table:table-cell office:value-type="float" office:value="5.44978996277" calcext:value-type="float">
            <text:p>5.4497899628</text:p>
          </table:table-cell>
          <table:table-cell office:value-type="float" office:value="-2.08027839661" calcext:value-type="float">
            <text:p>-2.0802783966</text:p>
          </table:table-cell>
        </table:table-row>
        <table:table-row table:style-name="ro1">
          <table:table-cell office:value-type="float" office:value="2.26775431633" calcext:value-type="float">
            <text:p>2.2677543163</text:p>
          </table:table-cell>
          <table:table-cell office:value-type="float" office:value="-2.24431014061" calcext:value-type="float">
            <text:p>-2.2443101406</text:p>
          </table:table-cell>
          <table:table-cell office:value-type="float" office:value="5.38939424515" calcext:value-type="float">
            <text:p>5.3893942452</text:p>
          </table:table-cell>
          <table:table-cell office:value-type="float" office:value="-2.08684968948" calcext:value-type="float">
            <text:p>-2.0868496895</text:p>
          </table:table-cell>
        </table:table-row>
        <table:table-row table:style-name="ro1">
          <table:table-cell office:value-type="float" office:value="2.22620081902" calcext:value-type="float">
            <text:p>2.226200819</text:p>
          </table:table-cell>
          <table:table-cell office:value-type="float" office:value="-2.24510955811" calcext:value-type="float">
            <text:p>-2.2451095581</text:p>
          </table:table-cell>
          <table:table-cell office:value-type="float" office:value="5.30624528885" calcext:value-type="float">
            <text:p>5.3062452889</text:p>
          </table:table-cell>
          <table:table-cell office:value-type="float" office:value="-2.09486651421" calcext:value-type="float">
            <text:p>-2.0948665142</text:p>
          </table:table-cell>
        </table:table-row>
        <table:table-row table:style-name="ro1">
          <table:table-cell office:value-type="float" office:value="2.08272480965" calcext:value-type="float">
            <text:p>2.0827248097</text:p>
          </table:table-cell>
          <table:table-cell office:value-type="float" office:value="-2.25362467766" calcext:value-type="float">
            <text:p>-2.2536246777</text:p>
          </table:table-cell>
          <table:table-cell office:value-type="float" office:value="5.23140569687" calcext:value-type="float">
            <text:p>5.2314056969</text:p>
          </table:table-cell>
          <table:table-cell office:value-type="float" office:value="-2.101126194" calcext:value-type="float">
            <text:p>-2.101126194</text:p>
          </table:table-cell>
        </table:table-row>
        <table:table-row table:style-name="ro1">
          <table:table-cell office:value-type="float" office:value="2.02891564369" calcext:value-type="float">
            <text:p>2.0289156437</text:p>
          </table:table-cell>
          <table:table-cell office:value-type="float" office:value="-2.25378751755" calcext:value-type="float">
            <text:p>-2.2537875176</text:p>
          </table:table-cell>
          <table:table-cell office:value-type="float" office:value="5.15091796875" calcext:value-type="float">
            <text:p>5.1509179688</text:p>
          </table:table-cell>
          <table:table-cell office:value-type="float" office:value="-2.10713171959" calcext:value-type="float">
            <text:p>-2.1071317196</text:p>
          </table:table-cell>
        </table:table-row>
        <table:table-row table:style-name="ro1">
          <table:table-cell office:value-type="float" office:value="1.9738111496" calcext:value-type="float">
            <text:p>1.9738111496</text:p>
          </table:table-cell>
          <table:table-cell office:value-type="float" office:value="-2.2543451786" calcext:value-type="float">
            <text:p>-2.2543451786</text:p>
          </table:table-cell>
          <table:table-cell office:value-type="float" office:value="5.07776065826" calcext:value-type="float">
            <text:p>5.0777606583</text:p>
          </table:table-cell>
          <table:table-cell office:value-type="float" office:value="-2.11256814003" calcext:value-type="float">
            <text:p>-2.11256814</text:p>
          </table:table-cell>
        </table:table-row>
        <table:table-row table:style-name="ro1">
          <table:table-cell office:value-type="float" office:value="1.89905965328" calcext:value-type="float">
            <text:p>1.8990596533</text:p>
          </table:table-cell>
          <table:table-cell office:value-type="float" office:value="-2.25681400299" calcext:value-type="float">
            <text:p>-2.256814003</text:p>
          </table:table-cell>
          <table:table-cell office:value-type="float" office:value="5.00496574402" calcext:value-type="float">
            <text:p>5.004965744</text:p>
          </table:table-cell>
          <table:table-cell office:value-type="float" office:value="-2.11667895317" calcext:value-type="float">
            <text:p>-2.1166789532</text:p>
          </table:table-cell>
        </table:table-row>
        <table:table-row table:style-name="ro1">
          <table:table-cell office:value-type="float" office:value="1.83752453327" calcext:value-type="float">
            <text:p>1.8375245333</text:p>
          </table:table-cell>
          <table:table-cell office:value-type="float" office:value="-2.25663661957" calcext:value-type="float">
            <text:p>-2.2566366196</text:p>
          </table:table-cell>
          <table:table-cell office:value-type="float" office:value="4.94176527023" calcext:value-type="float">
            <text:p>4.9417652702</text:p>
          </table:table-cell>
          <table:table-cell office:value-type="float" office:value="-2.1209731102" calcext:value-type="float">
            <text:p>-2.1209731102</text:p>
          </table:table-cell>
        </table:table-row>
        <table:table-row table:style-name="ro1">
          <table:table-cell office:value-type="float" office:value="1.77573359013" calcext:value-type="float">
            <text:p>1.7757335901</text:p>
          </table:table-cell>
          <table:table-cell office:value-type="float" office:value="-2.25591897964" calcext:value-type="float">
            <text:p>-2.2559189796</text:p>
          </table:table-cell>
          <table:table-cell office:value-type="float" office:value="4.87577100754" calcext:value-type="float">
            <text:p>4.8757710075</text:p>
          </table:table-cell>
          <table:table-cell office:value-type="float" office:value="-2.1235306263" calcext:value-type="float">
            <text:p>-2.1235306263</text:p>
          </table:table-cell>
        </table:table-row>
        <table:table-row table:style-name="ro1">
          <table:table-cell office:value-type="float" office:value="1.72399246693" calcext:value-type="float">
            <text:p>1.7239924669</text:p>
          </table:table-cell>
          <table:table-cell office:value-type="float" office:value="-2.2568089962" calcext:value-type="float">
            <text:p>-2.2568089962</text:p>
          </table:table-cell>
          <table:table-cell office:value-type="float" office:value="4.80642934799" calcext:value-type="float">
            <text:p>4.806429348</text:p>
          </table:table-cell>
          <table:table-cell office:value-type="float" office:value="-2.12618637085" calcext:value-type="float">
            <text:p>-2.1261863709</text:p>
          </table:table-cell>
        </table:table-row>
        <table:table-row table:style-name="ro1">
          <table:table-cell office:value-type="float" office:value="1.65381872654" calcext:value-type="float">
            <text:p>1.6538187265</text:p>
          </table:table-cell>
          <table:table-cell office:value-type="float" office:value="-2.25708460808" calcext:value-type="float">
            <text:p>-2.2570846081</text:p>
          </table:table-cell>
          <table:table-cell office:value-type="float" office:value="4.75089403152" calcext:value-type="float">
            <text:p>4.7508940315</text:p>
          </table:table-cell>
          <table:table-cell office:value-type="float" office:value="-2.1280977726" calcext:value-type="float">
            <text:p>-2.1280977726</text:p>
          </table:table-cell>
        </table:table-row>
        <table:table-row table:style-name="ro1">
          <table:table-cell office:value-type="float" office:value="1.59793770313" calcext:value-type="float">
            <text:p>1.5979377031</text:p>
          </table:table-cell>
          <table:table-cell office:value-type="float" office:value="-2.25817918777" calcext:value-type="float">
            <text:p>-2.2581791878</text:p>
          </table:table-cell>
          <table:table-cell office:value-type="float" office:value="4.69628473282" calcext:value-type="float">
            <text:p>4.6962847328</text:p>
          </table:table-cell>
          <table:table-cell office:value-type="float" office:value="-2.1307220459" calcext:value-type="float">
            <text:p>-2.1307220459</text:p>
          </table:table-cell>
        </table:table-row>
        <table:table-row table:style-name="ro1">
          <table:table-cell office:value-type="float" office:value="1.55176746845" calcext:value-type="float">
            <text:p>1.5517674685</text:p>
          </table:table-cell>
          <table:table-cell office:value-type="float" office:value="-2.25837445259" calcext:value-type="float">
            <text:p>-2.2583744526</text:p>
          </table:table-cell>
          <table:table-cell office:value-type="float" office:value="4.64513441086" calcext:value-type="float">
            <text:p>4.6451344109</text:p>
          </table:table-cell>
          <table:table-cell office:value-type="float" office:value="-2.13369011879" calcext:value-type="float">
            <text:p>-2.1336901188</text:p>
          </table:table-cell>
        </table:table-row>
        <table:table-row table:style-name="ro1">
          <table:table-cell office:value-type="float" office:value="1.4785374403" calcext:value-type="float">
            <text:p>1.4785374403</text:p>
          </table:table-cell>
          <table:table-cell office:value-type="float" office:value="-2.2576341629" calcext:value-type="float">
            <text:p>-2.2576341629</text:p>
          </table:table-cell>
          <table:table-cell office:value-type="float" office:value="4.59547086716" calcext:value-type="float">
            <text:p>4.5954708672</text:p>
          </table:table-cell>
          <table:table-cell office:value-type="float" office:value="-2.13684797287" calcext:value-type="float">
            <text:p>-2.1368479729</text:p>
          </table:table-cell>
        </table:table-row>
        <table:table-row table:style-name="ro1">
          <table:table-cell office:value-type="float" office:value="1.42001414299" calcext:value-type="float">
            <text:p>1.420014143</text:p>
          </table:table-cell>
          <table:table-cell office:value-type="float" office:value="-2.25815987587" calcext:value-type="float">
            <text:p>-2.2581598759</text:p>
          </table:table-cell>
          <table:table-cell office:value-type="float" office:value="4.5466997242" calcext:value-type="float">
            <text:p>4.5466997242</text:p>
          </table:table-cell>
          <table:table-cell office:value-type="float" office:value="-2.14016485214" calcext:value-type="float">
            <text:p>-2.1401648521</text:p>
          </table:table-cell>
        </table:table-row>
        <table:table-row table:style-name="ro1">
          <table:table-cell office:value-type="float" office:value="1.36083889008" calcext:value-type="float">
            <text:p>1.3608388901</text:p>
          </table:table-cell>
          <table:table-cell office:value-type="float" office:value="-2.25836658478" calcext:value-type="float">
            <text:p>-2.2583665848</text:p>
          </table:table-cell>
          <table:table-cell office:value-type="float" office:value="4.49958463669" calcext:value-type="float">
            <text:p>4.4995846367</text:p>
          </table:table-cell>
          <table:table-cell office:value-type="float" office:value="-2.1437702179" calcext:value-type="float">
            <text:p>-2.1437702179</text:p>
          </table:table-cell>
        </table:table-row>
        <table:table-row table:style-name="ro1">
          <table:table-cell office:value-type="float" office:value="1.2947665453" calcext:value-type="float">
            <text:p>1.2947665453</text:p>
          </table:table-cell>
          <table:table-cell office:value-type="float" office:value="-2.2570707798" calcext:value-type="float">
            <text:p>-2.2570707798</text:p>
          </table:table-cell>
          <table:table-cell office:value-type="float" office:value="4.45494314194" calcext:value-type="float">
            <text:p>4.4549431419</text:p>
          </table:table-cell>
          <table:table-cell office:value-type="float" office:value="-2.14823889732" calcext:value-type="float">
            <text:p>-2.1482388973</text:p>
          </table:table-cell>
        </table:table-row>
        <table:table-row table:style-name="ro1">
          <table:table-cell office:value-type="float" office:value="1.23664164543" calcext:value-type="float">
            <text:p>1.2366416454</text:p>
          </table:table-cell>
          <table:table-cell office:value-type="float" office:value="-2.25672388077" calcext:value-type="float">
            <text:p>-2.2567238808</text:p>
          </table:table-cell>
          <table:table-cell office:value-type="float" office:value="4.41169472694" calcext:value-type="float">
            <text:p>4.4116947269</text:p>
          </table:table-cell>
          <table:table-cell office:value-type="float" office:value="-2.15221095085" calcext:value-type="float">
            <text:p>-2.1522109509</text:p>
          </table:table-cell>
        </table:table-row>
        <table:table-row table:style-name="ro1">
          <table:table-cell office:value-type="float" office:value="1.17489171028" calcext:value-type="float">
            <text:p>1.1748917103</text:p>
          </table:table-cell>
          <table:table-cell office:value-type="float" office:value="-2.25563693047" calcext:value-type="float">
            <text:p>-2.2556369305</text:p>
          </table:table-cell>
          <table:table-cell office:value-type="float" office:value="4.37292262077" calcext:value-type="float">
            <text:p>4.3729226208</text:p>
          </table:table-cell>
          <table:table-cell office:value-type="float" office:value="-2.15561628342" calcext:value-type="float">
            <text:p>-2.1556162834</text:p>
          </table:table-cell>
        </table:table-row>
        <table:table-row table:style-name="ro1">
          <table:table-cell office:value-type="float" office:value="1.11677587032" calcext:value-type="float">
            <text:p>1.1167758703</text:p>
          </table:table-cell>
          <table:table-cell office:value-type="float" office:value="-2.25320196152" calcext:value-type="float">
            <text:p>-2.2532019615</text:p>
          </table:table-cell>
          <table:table-cell office:value-type="float" office:value="4.32875581741" calcext:value-type="float">
            <text:p>4.3287558174</text:p>
          </table:table-cell>
          <table:table-cell office:value-type="float" office:value="-2.15962767601" calcext:value-type="float">
            <text:p>-2.159627676</text:p>
          </table:table-cell>
        </table:table-row>
        <table:table-row table:style-name="ro1">
          <table:table-cell office:value-type="float" office:value="1.05757439137" calcext:value-type="float">
            <text:p>1.0575743914</text:p>
          </table:table-cell>
          <table:table-cell office:value-type="float" office:value="-2.2490503788" calcext:value-type="float">
            <text:p>-2.2490503788</text:p>
          </table:table-cell>
          <table:table-cell office:value-type="float" office:value="4.28881689072" calcext:value-type="float">
            <text:p>4.2888168907</text:p>
          </table:table-cell>
          <table:table-cell office:value-type="float" office:value="-2.16259264946" calcext:value-type="float">
            <text:p>-2.1625926495</text:p>
          </table:table-cell>
        </table:table-row>
        <table:table-row table:style-name="ro1">
          <table:table-cell office:value-type="float" office:value="1.00491678715" calcext:value-type="float">
            <text:p>1.0049167872</text:p>
          </table:table-cell>
          <table:table-cell office:value-type="float" office:value="-2.2468585968" calcext:value-type="float">
            <text:p>-2.2468585968</text:p>
          </table:table-cell>
          <table:table-cell office:value-type="float" office:value="4.24706741333" calcext:value-type="float">
            <text:p>4.2470674133</text:p>
          </table:table-cell>
          <table:table-cell office:value-type="float" office:value="-2.16436386108" calcext:value-type="float">
            <text:p>-2.1643638611</text:p>
          </table:table-cell>
        </table:table-row>
        <table:table-row table:style-name="ro1">
          <table:table-cell office:value-type="float" office:value="0.948752820492" calcext:value-type="float">
            <text:p>0.9487528205</text:p>
          </table:table-cell>
          <table:table-cell office:value-type="float" office:value="-2.24259495735" calcext:value-type="float">
            <text:p>-2.2425949574</text:p>
          </table:table-cell>
          <table:table-cell office:value-type="float" office:value="4.20777674675" calcext:value-type="float">
            <text:p>4.2077767468</text:p>
          </table:table-cell>
          <table:table-cell office:value-type="float" office:value="-2.16604948044" calcext:value-type="float">
            <text:p>-2.1660494804</text:p>
          </table:table-cell>
        </table:table-row>
        <table:table-row table:style-name="ro1">
          <table:table-cell office:value-type="float" office:value="0.898626208305" calcext:value-type="float">
            <text:p>0.8986262083</text:p>
          </table:table-cell>
          <table:table-cell office:value-type="float" office:value="-2.2381105423" calcext:value-type="float">
            <text:p>-2.2381105423</text:p>
          </table:table-cell>
          <table:table-cell office:value-type="float" office:value="4.16582818985" calcext:value-type="float">
            <text:p>4.1658281899</text:p>
          </table:table-cell>
          <table:table-cell office:value-type="float" office:value="-2.16851091385" calcext:value-type="float">
            <text:p>-2.1685109139</text:p>
          </table:table-cell>
        </table:table-row>
        <table:table-row table:style-name="ro1">
          <table:table-cell office:value-type="float" office:value="0.852596700191" calcext:value-type="float">
            <text:p>0.8525967002</text:p>
          </table:table-cell>
          <table:table-cell office:value-type="float" office:value="-2.2333343029" calcext:value-type="float">
            <text:p>-2.2333343029</text:p>
          </table:table-cell>
          <table:table-cell office:value-type="float" office:value="4.12401600838" calcext:value-type="float">
            <text:p>4.1240160084</text:p>
          </table:table-cell>
          <table:table-cell office:value-type="float" office:value="-2.17157769203" calcext:value-type="float">
            <text:p>-2.171577692</text:p>
          </table:table-cell>
        </table:table-row>
        <table:table-row table:style-name="ro1">
          <table:table-cell office:value-type="float" office:value="0.80363702774" calcext:value-type="float">
            <text:p>0.8036370277</text:p>
          </table:table-cell>
          <table:table-cell office:value-type="float" office:value="-2.22617816925" calcext:value-type="float">
            <text:p>-2.2261781693</text:p>
          </table:table-cell>
          <table:table-cell office:value-type="float" office:value="4.0887150383" calcext:value-type="float">
            <text:p>4.0887150383</text:p>
          </table:table-cell>
          <table:table-cell office:value-type="float" office:value="-2.1744582653" calcext:value-type="float">
            <text:p>-2.1744582653</text:p>
          </table:table-cell>
        </table:table-row>
        <table:table-row table:style-name="ro1">
          <table:table-cell office:value-type="float" office:value="0.755792617798" calcext:value-type="float">
            <text:p>0.7557926178</text:p>
          </table:table-cell>
          <table:table-cell office:value-type="float" office:value="-2.21696734428" calcext:value-type="float">
            <text:p>-2.2169673443</text:p>
          </table:table-cell>
          <table:table-cell office:value-type="float" office:value="4.04953499794" calcext:value-type="float">
            <text:p>4.0495349979</text:p>
          </table:table-cell>
          <table:table-cell office:value-type="float" office:value="-2.17802548409" calcext:value-type="float">
            <text:p>-2.1780254841</text:p>
          </table:table-cell>
        </table:table-row>
        <table:table-row table:style-name="ro1">
          <table:table-cell office:value-type="float" office:value="0.711570739746" calcext:value-type="float">
            <text:p>0.7115707397</text:p>
          </table:table-cell>
          <table:table-cell office:value-type="float" office:value="-2.20691919327" calcext:value-type="float">
            <text:p>-2.2069191933</text:p>
          </table:table-cell>
          <table:table-cell office:value-type="float" office:value="4.01461549759" calcext:value-type="float">
            <text:p>4.0146154976</text:p>
          </table:table-cell>
          <table:table-cell office:value-type="float" office:value="-2.18122935295" calcext:value-type="float">
            <text:p>-2.181229353</text:p>
          </table:table-cell>
        </table:table-row>
        <table:table-row table:style-name="ro1">
          <table:table-cell office:value-type="float" office:value="0.671276628971" calcext:value-type="float">
            <text:p>0.671276629</text:p>
          </table:table-cell>
          <table:table-cell office:value-type="float" office:value="-2.19587564468" calcext:value-type="float">
            <text:p>-2.1958756447</text:p>
          </table:table-cell>
          <table:table-cell office:value-type="float" office:value="3.98114510536" calcext:value-type="float">
            <text:p>3.9811451054</text:p>
          </table:table-cell>
          <table:table-cell office:value-type="float" office:value="-2.18442416191" calcext:value-type="float">
            <text:p>-2.1844241619</text:p>
          </table:table-cell>
        </table:table-row>
        <table:table-row table:style-name="ro1">
          <table:table-cell office:value-type="float" office:value="0.62904971838" calcext:value-type="float">
            <text:p>0.6290497184</text:p>
          </table:table-cell>
          <table:table-cell office:value-type="float" office:value="-2.18402767181" calcext:value-type="float">
            <text:p>-2.1840276718</text:p>
          </table:table-cell>
          <table:table-cell office:value-type="float" office:value="3.95175667763" calcext:value-type="float">
            <text:p>3.9517566776</text:p>
          </table:table-cell>
          <table:table-cell office:value-type="float" office:value="-2.18766117096" calcext:value-type="float">
            <text:p>-2.187661171</text:p>
          </table:table-cell>
        </table:table-row>
        <table:table-row table:style-name="ro1">
          <table:table-cell office:value-type="float" office:value="0.586780786514" calcext:value-type="float">
            <text:p>0.5867807865</text:p>
          </table:table-cell>
          <table:table-cell office:value-type="float" office:value="-2.16981816292" calcext:value-type="float">
            <text:p>-2.1698181629</text:p>
          </table:table-cell>
          <table:table-cell office:value-type="float" office:value="3.91771312714" calcext:value-type="float">
            <text:p>3.9177131271</text:p>
          </table:table-cell>
          <table:table-cell office:value-type="float" office:value="-2.19048261642" calcext:value-type="float">
            <text:p>-2.1904826164</text:p>
          </table:table-cell>
        </table:table-row>
        <table:table-row table:style-name="ro1">
          <table:table-cell office:value-type="float" office:value="0.540276587009" calcext:value-type="float">
            <text:p>0.540276587</text:p>
          </table:table-cell>
          <table:table-cell office:value-type="float" office:value="-2.14975547791" calcext:value-type="float">
            <text:p>-2.1497554779</text:p>
          </table:table-cell>
          <table:table-cell office:value-type="float" office:value="3.88675209045" calcext:value-type="float">
            <text:p>3.8867520905</text:p>
          </table:table-cell>
          <table:table-cell office:value-type="float" office:value="-2.19312739372" calcext:value-type="float">
            <text:p>-2.1931273937</text:p>
          </table:table-cell>
        </table:table-row>
        <table:table-row table:style-name="ro1">
          <table:table-cell office:value-type="float" office:value="0.501342833042" calcext:value-type="float">
            <text:p>0.501342833</text:p>
          </table:table-cell>
          <table:table-cell office:value-type="float" office:value="-2.12973165512" calcext:value-type="float">
            <text:p>-2.1297316551</text:p>
          </table:table-cell>
          <table:table-cell office:value-type="float" office:value="3.85289498329" calcext:value-type="float">
            <text:p>3.8528949833</text:p>
          </table:table-cell>
          <table:table-cell office:value-type="float" office:value="-2.19557356834" calcext:value-type="float">
            <text:p>-2.1955735683</text:p>
          </table:table-cell>
        </table:table-row>
        <table:table-row table:style-name="ro1">
          <table:table-cell office:value-type="float" office:value="0.440160810947" calcext:value-type="float">
            <text:p>0.4401608109</text:p>
          </table:table-cell>
          <table:table-cell office:value-type="float" office:value="-2.10135126114" calcext:value-type="float">
            <text:p>-2.1013512611</text:p>
          </table:table-cell>
          <table:table-cell office:value-type="float" office:value="3.8213858223" calcext:value-type="float">
            <text:p>3.8213858223</text:p>
          </table:table-cell>
          <table:table-cell office:value-type="float" office:value="-2.19711756706" calcext:value-type="float">
            <text:p>-2.1971175671</text:p>
          </table:table-cell>
        </table:table-row>
        <table:table-row table:style-name="ro1">
          <table:table-cell office:value-type="float" office:value="0.411151468754" calcext:value-type="float">
            <text:p>0.4111514688</text:p>
          </table:table-cell>
          <table:table-cell office:value-type="float" office:value="-2.07645893097" calcext:value-type="float">
            <text:p>-2.076458931</text:p>
          </table:table-cell>
          <table:table-cell office:value-type="float" office:value="3.78639670372" calcext:value-type="float">
            <text:p>3.7863967037</text:p>
          </table:table-cell>
          <table:table-cell office:value-type="float" office:value="-2.19857859612" calcext:value-type="float">
            <text:p>-2.1985785961</text:p>
          </table:table-cell>
        </table:table-row>
        <table:table-row table:style-name="ro1">
          <table:table-cell office:value-type="float" office:value="0.385567724705" calcext:value-type="float">
            <text:p>0.3855677247</text:p>
          </table:table-cell>
          <table:table-cell office:value-type="float" office:value="-2.04808855057" calcext:value-type="float">
            <text:p>-2.0480885506</text:p>
          </table:table-cell>
          <table:table-cell office:value-type="float" office:value="3.19037099838" calcext:value-type="float">
            <text:p>3.1903709984</text:p>
          </table:table-cell>
          <table:table-cell office:value-type="float" office:value="-2.24071788788" calcext:value-type="float">
            <text:p>-2.2407178879</text:p>
          </table:table-cell>
        </table:table-row>
        <table:table-row table:style-name="ro1">
          <table:table-cell office:value-type="float" office:value="0.344018816948" calcext:value-type="float">
            <text:p>0.3440188169</text:p>
          </table:table-cell>
          <table:table-cell office:value-type="float" office:value="-2.01030707359" calcext:value-type="float">
            <text:p>-2.0103070736</text:p>
          </table:table-cell>
          <table:table-cell office:value-type="float" office:value="3.14556213379" calcext:value-type="float">
            <text:p>3.1455621338</text:p>
          </table:table-cell>
          <table:table-cell office:value-type="float" office:value="-2.24313187599" calcext:value-type="float">
            <text:p>-2.243131876</text:p>
          </table:table-cell>
        </table:table-row>
        <table:table-row table:style-name="ro1">
          <table:table-cell office:value-type="float" office:value="0.319551438093" calcext:value-type="float">
            <text:p>0.3195514381</text:p>
          </table:table-cell>
          <table:table-cell office:value-type="float" office:value="-1.97478497028" calcext:value-type="float">
            <text:p>-1.9747849703</text:p>
          </table:table-cell>
          <table:table-cell office:value-type="float" office:value="3.10275431633" calcext:value-type="float">
            <text:p>3.1027543163</text:p>
          </table:table-cell>
          <table:table-cell office:value-type="float" office:value="-2.24431014061" calcext:value-type="float">
            <text:p>-2.2443101406</text:p>
          </table:table-cell>
        </table:table-row>
        <table:table-row table:style-name="ro1">
          <table:table-cell office:value-type="float" office:value="0.298655003309" calcext:value-type="float">
            <text:p>0.2986550033</text:p>
          </table:table-cell>
          <table:table-cell office:value-type="float" office:value="-1.93762230873" calcext:value-type="float">
            <text:p>-1.9376223087</text:p>
          </table:table-cell>
          <table:table-cell office:value-type="float" office:value="3.06120081902" calcext:value-type="float">
            <text:p>3.061200819</text:p>
          </table:table-cell>
          <table:table-cell office:value-type="float" office:value="-2.24510955811" calcext:value-type="float">
            <text:p>-2.2451095581</text:p>
          </table:table-cell>
        </table:table-row>
        <table:table-row table:style-name="ro1">
          <table:table-cell office:value-type="float" office:value="0.278262317181" calcext:value-type="float">
            <text:p>0.2782623172</text:p>
          </table:table-cell>
          <table:table-cell office:value-type="float" office:value="-1.89867854118" calcext:value-type="float">
            <text:p>-1.8986785412</text:p>
          </table:table-cell>
          <table:table-cell office:value-type="float" office:value="2.91772480965" calcext:value-type="float">
            <text:p>2.9177248097</text:p>
          </table:table-cell>
          <table:table-cell office:value-type="float" office:value="-2.25362467766" calcext:value-type="float">
            <text:p>-2.2536246777</text:p>
          </table:table-cell>
        </table:table-row>
        <table:table-row table:style-name="ro1">
          <table:table-cell office:value-type="float" office:value="0.267450094223" calcext:value-type="float">
            <text:p>0.2674500942</text:p>
          </table:table-cell>
          <table:table-cell office:value-type="float" office:value="-1.86033809185" calcext:value-type="float">
            <text:p>-1.8603380919</text:p>
          </table:table-cell>
          <table:table-cell office:value-type="float" office:value="2.86391564369" calcext:value-type="float">
            <text:p>2.8639156437</text:p>
          </table:table-cell>
          <table:table-cell office:value-type="float" office:value="-2.25378751755" calcext:value-type="float">
            <text:p>-2.2537875176</text:p>
          </table:table-cell>
        </table:table-row>
        <table:table-row table:style-name="ro1">
          <table:table-cell office:value-type="float" office:value="0.263243615627" calcext:value-type="float">
            <text:p>0.2632436156</text:p>
          </table:table-cell>
          <table:table-cell office:value-type="float" office:value="-1.82606184483" calcext:value-type="float">
            <text:p>-1.8260618448</text:p>
          </table:table-cell>
          <table:table-cell office:value-type="float" office:value="2.8088111496" calcext:value-type="float">
            <text:p>2.8088111496</text:p>
          </table:table-cell>
          <table:table-cell office:value-type="float" office:value="-2.2543451786" calcext:value-type="float">
            <text:p>-2.2543451786</text:p>
          </table:table-cell>
        </table:table-row>
        <table:table-row table:style-name="ro1">
          <table:table-cell office:value-type="float" office:value="0.242319613695" calcext:value-type="float">
            <text:p>0.2423196137</text:p>
          </table:table-cell>
          <table:table-cell office:value-type="float" office:value="-1.7800539732" calcext:value-type="float">
            <text:p>-1.7800539732</text:p>
          </table:table-cell>
          <table:table-cell office:value-type="float" office:value="2.73405965328" calcext:value-type="float">
            <text:p>2.7340596533</text:p>
          </table:table-cell>
          <table:table-cell office:value-type="float" office:value="-2.25681400299" calcext:value-type="float">
            <text:p>-2.256814003</text:p>
          </table:table-cell>
        </table:table-row>
        <table:table-row table:style-name="ro1">
          <table:table-cell office:value-type="float" office:value="0.216321513057" calcext:value-type="float">
            <text:p>0.2163215131</text:p>
          </table:table-cell>
          <table:table-cell office:value-type="float" office:value="-1.72873950005" calcext:value-type="float">
            <text:p>-1.7287395001</text:p>
          </table:table-cell>
          <table:table-cell office:value-type="float" office:value="2.67252453327" calcext:value-type="float">
            <text:p>2.6725245333</text:p>
          </table:table-cell>
          <table:table-cell office:value-type="float" office:value="-2.25663661957" calcext:value-type="float">
            <text:p>-2.2566366196</text:p>
          </table:table-cell>
        </table:table-row>
        <table:table-row table:style-name="ro1">
          <table:table-cell office:value-type="float" office:value="0.203932493925" calcext:value-type="float">
            <text:p>0.2039324939</text:p>
          </table:table-cell>
          <table:table-cell office:value-type="float" office:value="-1.68585348129" calcext:value-type="float">
            <text:p>-1.6858534813</text:p>
          </table:table-cell>
          <table:table-cell office:value-type="float" office:value="2.61073359013" calcext:value-type="float">
            <text:p>2.6107335901</text:p>
          </table:table-cell>
          <table:table-cell office:value-type="float" office:value="-2.25591897964" calcext:value-type="float">
            <text:p>-2.2559189796</text:p>
          </table:table-cell>
        </table:table-row>
        <table:table-row table:style-name="ro1">
          <table:table-cell office:value-type="float" office:value="0.193426802754" calcext:value-type="float">
            <text:p>0.1934268028</text:p>
          </table:table-cell>
          <table:table-cell office:value-type="float" office:value="-1.63937580585" calcext:value-type="float">
            <text:p>-1.6393758059</text:p>
          </table:table-cell>
          <table:table-cell office:value-type="float" office:value="2.55899246693" calcext:value-type="float">
            <text:p>2.5589924669</text:p>
          </table:table-cell>
          <table:table-cell office:value-type="float" office:value="-2.2568089962" calcext:value-type="float">
            <text:p>-2.2568089962</text:p>
          </table:table-cell>
        </table:table-row>
        <table:table-row table:style-name="ro1">
          <table:table-cell office:value-type="float" office:value="0.160424739122" calcext:value-type="float">
            <text:p>0.1604247391</text:p>
          </table:table-cell>
          <table:table-cell office:value-type="float" office:value="-1.57079970837" calcext:value-type="float">
            <text:p>-1.5707997084</text:p>
          </table:table-cell>
          <table:table-cell office:value-type="float" office:value="2.48881872654" calcext:value-type="float">
            <text:p>2.4888187265</text:p>
          </table:table-cell>
          <table:table-cell office:value-type="float" office:value="-2.25708460808" calcext:value-type="float">
            <text:p>-2.2570846081</text:p>
          </table:table-cell>
        </table:table-row>
        <table:table-row table:style-name="ro1">
          <table:table-cell office:value-type="float" office:value="0.161503657699" calcext:value-type="float">
            <text:p>0.1615036577</text:p>
          </table:table-cell>
          <table:table-cell office:value-type="float" office:value="-1.5365998745" calcext:value-type="float">
            <text:p>-1.5365998745</text:p>
          </table:table-cell>
          <table:table-cell office:value-type="float" office:value="2.43293770313" calcext:value-type="float">
            <text:p>2.4329377031</text:p>
          </table:table-cell>
          <table:table-cell office:value-type="float" office:value="-2.25817918777" calcext:value-type="float">
            <text:p>-2.2581791878</text:p>
          </table:table-cell>
        </table:table-row>
        <table:table-row table:style-name="ro1">
          <table:table-cell office:value-type="float" office:value="0.163247615099" calcext:value-type="float">
            <text:p>0.1632476151</text:p>
          </table:table-cell>
          <table:table-cell office:value-type="float" office:value="-1.50490009785" calcext:value-type="float">
            <text:p>-1.5049000979</text:p>
          </table:table-cell>
          <table:table-cell office:value-type="float" office:value="2.38676746845" calcext:value-type="float">
            <text:p>2.3867674685</text:p>
          </table:table-cell>
          <table:table-cell office:value-type="float" office:value="-2.25837445259" calcext:value-type="float">
            <text:p>-2.2583744526</text:p>
          </table:table-cell>
        </table:table-row>
        <table:table-row table:style-name="ro1">
          <table:table-cell office:value-type="float" office:value="0.165483251214" calcext:value-type="float">
            <text:p>0.1654832512</text:p>
          </table:table-cell>
          <table:table-cell office:value-type="float" office:value="-1.47474622726" calcext:value-type="float">
            <text:p>-1.4747462273</text:p>
          </table:table-cell>
          <table:table-cell office:value-type="float" office:value="2.3135374403" calcext:value-type="float">
            <text:p>2.3135374403</text:p>
          </table:table-cell>
          <table:table-cell office:value-type="float" office:value="-2.2576341629" calcext:value-type="float">
            <text:p>-2.2576341629</text:p>
          </table:table-cell>
        </table:table-row>
        <table:table-row table:style-name="ro1">
          <table:table-cell office:value-type="float" office:value="0.168505817652" calcext:value-type="float">
            <text:p>0.1685058177</text:p>
          </table:table-cell>
          <table:table-cell office:value-type="float" office:value="-1.44562780857" calcext:value-type="float">
            <text:p>-1.4456278086</text:p>
          </table:table-cell>
          <table:table-cell office:value-type="float" office:value="2.25501414299" calcext:value-type="float">
            <text:p>2.255014143</text:p>
          </table:table-cell>
          <table:table-cell office:value-type="float" office:value="-2.25815987587" calcext:value-type="float">
            <text:p>-2.2581598759</text:p>
          </table:table-cell>
        </table:table-row>
        <table:table-row table:style-name="ro1">
          <table:table-cell office:value-type="float" office:value="0.171869084239" calcext:value-type="float">
            <text:p>0.1718690842</text:p>
          </table:table-cell>
          <table:table-cell office:value-type="float" office:value="-1.41695868969" calcext:value-type="float">
            <text:p>-1.4169586897</text:p>
          </table:table-cell>
          <table:table-cell office:value-type="float" office:value="2.19583889008" calcext:value-type="float">
            <text:p>2.1958388901</text:p>
          </table:table-cell>
          <table:table-cell office:value-type="float" office:value="-2.25836658478" calcext:value-type="float">
            <text:p>-2.2583665848</text:p>
          </table:table-cell>
        </table:table-row>
        <table:table-row table:style-name="ro1">
          <table:table-cell office:value-type="float" office:value="0.17679977417" calcext:value-type="float">
            <text:p>0.1767997742</text:p>
          </table:table-cell>
          <table:table-cell office:value-type="float" office:value="-1.3919634819" calcext:value-type="float">
            <text:p>-1.3919634819</text:p>
          </table:table-cell>
          <table:table-cell office:value-type="float" office:value="2.1297665453" calcext:value-type="float">
            <text:p>2.1297665453</text:p>
          </table:table-cell>
          <table:table-cell office:value-type="float" office:value="-2.2570707798" calcext:value-type="float">
            <text:p>-2.2570707798</text:p>
          </table:table-cell>
        </table:table-row>
        <table:table-row table:style-name="ro1">
          <table:table-cell office:value-type="float" office:value="0.183305472136" calcext:value-type="float">
            <text:p>0.1833054721</text:p>
          </table:table-cell>
          <table:table-cell office:value-type="float" office:value="-1.36755275726" calcext:value-type="float">
            <text:p>-1.3675527573</text:p>
          </table:table-cell>
          <table:table-cell office:value-type="float" office:value="2.07164164543" calcext:value-type="float">
            <text:p>2.0716416454</text:p>
          </table:table-cell>
          <table:table-cell office:value-type="float" office:value="-2.25672388077" calcext:value-type="float">
            <text:p>-2.2567238808</text:p>
          </table:table-cell>
        </table:table-row>
        <table:table-row table:style-name="ro1">
          <table:table-cell office:value-type="float" office:value="0.194005444646" calcext:value-type="float">
            <text:p>0.1940054446</text:p>
          </table:table-cell>
          <table:table-cell office:value-type="float" office:value="-1.34272134304" calcext:value-type="float">
            <text:p>-1.342721343</text:p>
          </table:table-cell>
          <table:table-cell office:value-type="float" office:value="2.00989171028" calcext:value-type="float">
            <text:p>2.0098917103</text:p>
          </table:table-cell>
          <table:table-cell office:value-type="float" office:value="-2.25563693047" calcext:value-type="float">
            <text:p>-2.2556369305</text:p>
          </table:table-cell>
        </table:table-row>
        <table:table-row table:style-name="ro1">
          <table:table-cell office:value-type="float" office:value="0.205993041396" calcext:value-type="float">
            <text:p>0.2059930414</text:p>
          </table:table-cell>
          <table:table-cell office:value-type="float" office:value="-1.31844651699" calcext:value-type="float">
            <text:p>-1.318446517</text:p>
          </table:table-cell>
          <table:table-cell office:value-type="float" office:value="1.95177587032" calcext:value-type="float">
            <text:p>1.9517758703</text:p>
          </table:table-cell>
          <table:table-cell office:value-type="float" office:value="-2.25320196152" calcext:value-type="float">
            <text:p>-2.2532019615</text:p>
          </table:table-cell>
        </table:table-row>
        <table:table-row table:style-name="ro1">
          <table:table-cell office:value-type="float" office:value="0.217063844204" calcext:value-type="float">
            <text:p>0.2170638442</text:p>
          </table:table-cell>
          <table:table-cell office:value-type="float" office:value="-1.29557418823" calcext:value-type="float">
            <text:p>-1.2955741882</text:p>
          </table:table-cell>
          <table:table-cell office:value-type="float" office:value="1.89257439137" calcext:value-type="float">
            <text:p>1.8925743914</text:p>
          </table:table-cell>
          <table:table-cell office:value-type="float" office:value="-2.2490503788" calcext:value-type="float">
            <text:p>-2.2490503788</text:p>
          </table:table-cell>
        </table:table-row>
        <table:table-row table:style-name="ro1">
          <table:table-cell office:value-type="float" office:value="0.212058976293" calcext:value-type="float">
            <text:p>0.2120589763</text:p>
          </table:table-cell>
          <table:table-cell office:value-type="float" office:value="-1.2105692625" calcext:value-type="float">
            <text:p>-1.2105692625</text:p>
          </table:table-cell>
          <table:table-cell office:value-type="float" office:value="1.83991678715" calcext:value-type="float">
            <text:p>1.8399167872</text:p>
          </table:table-cell>
          <table:table-cell office:value-type="float" office:value="-2.2468585968" calcext:value-type="float">
            <text:p>-2.2468585968</text:p>
          </table:table-cell>
        </table:table-row>
        <table:table-row table:style-name="ro1">
          <table:table-cell office:value-type="float" office:value="0.223843246698" calcext:value-type="float">
            <text:p>0.2238432467</text:p>
          </table:table-cell>
          <table:table-cell office:value-type="float" office:value="-1.19176435471" calcext:value-type="float">
            <text:p>-1.1917643547</text:p>
          </table:table-cell>
          <table:table-cell office:value-type="float" office:value="1.78375282049" calcext:value-type="float">
            <text:p>1.7837528205</text:p>
          </table:table-cell>
          <table:table-cell office:value-type="float" office:value="-2.24259495735" calcext:value-type="float">
            <text:p>-2.2425949574</text:p>
          </table:table-cell>
        </table:table-row>
        <table:table-row table:style-name="ro1">
          <table:table-cell office:value-type="float" office:value="0.221172496676" calcext:value-type="float">
            <text:p>0.2211724967</text:p>
          </table:table-cell>
          <table:table-cell office:value-type="float" office:value="-1.08705961704" calcext:value-type="float">
            <text:p>-1.087059617</text:p>
          </table:table-cell>
          <table:table-cell office:value-type="float" office:value="1.73362620831" calcext:value-type="float">
            <text:p>1.7336262083</text:p>
          </table:table-cell>
          <table:table-cell office:value-type="float" office:value="-2.2381105423" calcext:value-type="float">
            <text:p>-2.2381105423</text:p>
          </table:table-cell>
        </table:table-row>
        <table:table-row table:style-name="ro1">
          <table:table-cell office:value-type="float" office:value="0.231432497501" calcext:value-type="float">
            <text:p>0.2314324975</text:p>
          </table:table-cell>
          <table:table-cell office:value-type="float" office:value="-1.05247271061" calcext:value-type="float">
            <text:p>-1.0524727106</text:p>
          </table:table-cell>
          <table:table-cell office:value-type="float" office:value="1.68759670019" calcext:value-type="float">
            <text:p>1.6875967002</text:p>
          </table:table-cell>
          <table:table-cell office:value-type="float" office:value="-2.2333343029" calcext:value-type="float">
            <text:p>-2.2333343029</text:p>
          </table:table-cell>
        </table:table-row>
        <table:table-row table:style-name="ro1">
          <table:table-cell office:value-type="float" office:value="0.246794387698" calcext:value-type="float">
            <text:p>0.2467943877</text:p>
          </table:table-cell>
          <table:table-cell office:value-type="float" office:value="-1.0348238945" calcext:value-type="float">
            <text:p>-1.0348238945</text:p>
          </table:table-cell>
          <table:table-cell office:value-type="float" office:value="1.63863702774" calcext:value-type="float">
            <text:p>1.6386370277</text:p>
          </table:table-cell>
          <table:table-cell office:value-type="float" office:value="-2.22617816925" calcext:value-type="float">
            <text:p>-2.2261781693</text:p>
          </table:table-cell>
        </table:table-row>
        <table:table-row table:style-name="ro1">
          <table:table-cell office:value-type="float" office:value="0.25503629446" calcext:value-type="float">
            <text:p>0.2550362945</text:p>
          </table:table-cell>
          <table:table-cell office:value-type="float" office:value="-0.909717321396" calcext:value-type="float">
            <text:p>-0.9097173214</text:p>
          </table:table-cell>
          <table:table-cell office:value-type="float" office:value="1.5907926178" calcext:value-type="float">
            <text:p>1.5907926178</text:p>
          </table:table-cell>
          <table:table-cell office:value-type="float" office:value="-2.21696734428" calcext:value-type="float">
            <text:p>-2.2169673443</text:p>
          </table:table-cell>
        </table:table-row>
        <table:table-row table:style-name="ro1">
          <table:table-cell office:value-type="float" office:value="0.274851262569" calcext:value-type="float">
            <text:p>0.2748512626</text:p>
          </table:table-cell>
          <table:table-cell office:value-type="float" office:value="-0.838091671467" calcext:value-type="float">
            <text:p>-0.8380916715</text:p>
          </table:table-cell>
          <table:table-cell office:value-type="float" office:value="1.54657073975" calcext:value-type="float">
            <text:p>1.5465707398</text:p>
          </table:table-cell>
          <table:table-cell office:value-type="float" office:value="-2.20691919327" calcext:value-type="float">
            <text:p>-2.2069191933</text:p>
          </table:table-cell>
        </table:table-row>
        <table:table-row table:style-name="ro1">
          <table:table-cell office:value-type="float" office:value="0.301271796227" calcext:value-type="float">
            <text:p>0.3012717962</text:p>
          </table:table-cell>
          <table:table-cell office:value-type="float" office:value="-0.81990647316" calcext:value-type="float">
            <text:p>-0.8199064732</text:p>
          </table:table-cell>
          <table:table-cell office:value-type="float" office:value="1.50627662897" calcext:value-type="float">
            <text:p>1.506276629</text:p>
          </table:table-cell>
          <table:table-cell office:value-type="float" office:value="-2.19587564468" calcext:value-type="float">
            <text:p>-2.1958756447</text:p>
          </table:table-cell>
        </table:table-row>
        <table:table-row table:style-name="ro1">
          <table:table-cell office:value-type="float" office:value="0.335983723402" calcext:value-type="float">
            <text:p>0.3359837234</text:p>
          </table:table-cell>
          <table:table-cell office:value-type="float" office:value="-0.782138764858" calcext:value-type="float">
            <text:p>-0.7821387649</text:p>
          </table:table-cell>
          <table:table-cell office:value-type="float" office:value="1.46404971838" calcext:value-type="float">
            <text:p>1.4640497184</text:p>
          </table:table-cell>
          <table:table-cell office:value-type="float" office:value="-2.18402767181" calcext:value-type="float">
            <text:p>-2.1840276718</text:p>
          </table:table-cell>
        </table:table-row>
        <table:table-row table:style-name="ro1">
          <table:table-cell office:value-type="float" office:value="0.371100395918" calcext:value-type="float">
            <text:p>0.3711003959</text:p>
          </table:table-cell>
          <table:table-cell office:value-type="float" office:value="-0.75940400362" calcext:value-type="float">
            <text:p>-0.7594040036</text:p>
          </table:table-cell>
          <table:table-cell office:value-type="float" office:value="1.42178078651" calcext:value-type="float">
            <text:p>1.4217807865</text:p>
          </table:table-cell>
          <table:table-cell office:value-type="float" office:value="-2.16981816292" calcext:value-type="float">
            <text:p>-2.1698181629</text:p>
          </table:table-cell>
        </table:table-row>
        <table:table-row table:style-name="ro1">
          <table:table-cell office:value-type="float" office:value="0.408760845661" calcext:value-type="float">
            <text:p>0.4087608457</text:p>
          </table:table-cell>
          <table:table-cell office:value-type="float" office:value="-0.732248723507" calcext:value-type="float">
            <text:p>-0.7322487235</text:p>
          </table:table-cell>
          <table:table-cell office:value-type="float" office:value="1.37527658701" calcext:value-type="float">
            <text:p>1.375276587</text:p>
          </table:table-cell>
          <table:table-cell office:value-type="float" office:value="-2.14975547791" calcext:value-type="float">
            <text:p>-2.1497554779</text:p>
          </table:table-cell>
        </table:table-row>
        <table:table-row table:style-name="ro1">
          <table:table-cell office:value-type="float" office:value="0.440679103136" calcext:value-type="float">
            <text:p>0.4406791031</text:p>
          </table:table-cell>
          <table:table-cell office:value-type="float" office:value="-0.716311991215" calcext:value-type="float">
            <text:p>-0.7163119912</text:p>
          </table:table-cell>
          <table:table-cell office:value-type="float" office:value="1.33634283304" calcext:value-type="float">
            <text:p>1.336342833</text:p>
          </table:table-cell>
          <table:table-cell office:value-type="float" office:value="-2.12973165512" calcext:value-type="float">
            <text:p>-2.1297316551</text:p>
          </table:table-cell>
        </table:table-row>
        <table:table-row table:style-name="ro1">
          <table:table-cell office:value-type="float" office:value="0.472267001867" calcext:value-type="float">
            <text:p>0.4722670019</text:p>
          </table:table-cell>
          <table:table-cell office:value-type="float" office:value="-0.702031850815" calcext:value-type="float">
            <text:p>-0.7020318508</text:p>
          </table:table-cell>
          <table:table-cell office:value-type="float" office:value="1.27516081095" calcext:value-type="float">
            <text:p>1.275160811</text:p>
          </table:table-cell>
          <table:table-cell office:value-type="float" office:value="-2.10135126114" calcext:value-type="float">
            <text:p>-2.1013512611</text:p>
          </table:table-cell>
        </table:table-row>
        <table:table-row table:style-name="ro1">
          <table:table-cell office:value-type="float" office:value="0.50306814909" calcext:value-type="float">
            <text:p>0.5030681491</text:p>
          </table:table-cell>
          <table:table-cell office:value-type="float" office:value="-0.689105808735" calcext:value-type="float">
            <text:p>-0.6891058087</text:p>
          </table:table-cell>
          <table:table-cell office:value-type="float" office:value="1.24615146875" calcext:value-type="float">
            <text:p>1.2461514688</text:p>
          </table:table-cell>
          <table:table-cell office:value-type="float" office:value="-2.07645893097" calcext:value-type="float">
            <text:p>-2.076458931</text:p>
          </table:table-cell>
        </table:table-row>
        <table:table-row table:style-name="ro1">
          <table:table-cell office:value-type="float" office:value="0.531004667282" calcext:value-type="float">
            <text:p>0.5310046673</text:p>
          </table:table-cell>
          <table:table-cell office:value-type="float" office:value="-0.678167760372" calcext:value-type="float">
            <text:p>-0.6781677604</text:p>
          </table:table-cell>
          <table:table-cell office:value-type="float" office:value="1.2205677247" calcext:value-type="float">
            <text:p>1.2205677247</text:p>
          </table:table-cell>
          <table:table-cell office:value-type="float" office:value="-2.04808855057" calcext:value-type="float">
            <text:p>-2.0480885506</text:p>
          </table:table-cell>
        </table:table-row>
        <table:table-row table:style-name="ro1">
          <table:table-cell office:value-type="float" office:value="0.586155116558" calcext:value-type="float">
            <text:p>0.5861551166</text:p>
          </table:table-cell>
          <table:table-cell office:value-type="float" office:value="-0.649782180786" calcext:value-type="float">
            <text:p>-0.6497821808</text:p>
          </table:table-cell>
          <table:table-cell office:value-type="float" office:value="1.17901881695" calcext:value-type="float">
            <text:p>1.179018817</text:p>
          </table:table-cell>
          <table:table-cell office:value-type="float" office:value="-2.01030707359" calcext:value-type="float">
            <text:p>-2.0103070736</text:p>
          </table:table-cell>
        </table:table-row>
        <table:table-row table:style-name="ro1">
          <table:table-cell office:value-type="float" office:value="0.617845952511" calcext:value-type="float">
            <text:p>0.6178459525</text:p>
          </table:table-cell>
          <table:table-cell office:value-type="float" office:value="-0.640045404434" calcext:value-type="float">
            <text:p>-0.6400454044</text:p>
          </table:table-cell>
          <table:table-cell office:value-type="float" office:value="1.15455143809" calcext:value-type="float">
            <text:p>1.1545514381</text:p>
          </table:table-cell>
          <table:table-cell office:value-type="float" office:value="-1.97478497028" calcext:value-type="float">
            <text:p>-1.9747849703</text:p>
          </table:table-cell>
        </table:table-row>
        <table:table-row table:style-name="ro1">
          <table:table-cell office:value-type="float" office:value="0.64826387167" calcext:value-type="float">
            <text:p>0.6482638717</text:p>
          </table:table-cell>
          <table:table-cell office:value-type="float" office:value="-0.631131529808" calcext:value-type="float">
            <text:p>-0.6311315298</text:p>
          </table:table-cell>
          <table:table-cell office:value-type="float" office:value="1.13365500331" calcext:value-type="float">
            <text:p>1.1336550033</text:p>
          </table:table-cell>
          <table:table-cell office:value-type="float" office:value="-1.93762230873" calcext:value-type="float">
            <text:p>-1.9376223087</text:p>
          </table:table-cell>
        </table:table-row>
        <table:table-row table:style-name="ro1">
          <table:table-cell office:value-type="float" office:value="0.682304441929" calcext:value-type="float">
            <text:p>0.6823044419</text:p>
          </table:table-cell>
          <table:table-cell office:value-type="float" office:value="-0.622489750385" calcext:value-type="float">
            <text:p>-0.6224897504</text:p>
          </table:table-cell>
          <table:table-cell office:value-type="float" office:value="1.11326231718" calcext:value-type="float">
            <text:p>1.1132623172</text:p>
          </table:table-cell>
          <table:table-cell office:value-type="float" office:value="-1.89867854118" calcext:value-type="float">
            <text:p>-1.8986785412</text:p>
          </table:table-cell>
        </table:table-row>
        <table:table-row table:style-name="ro1">
          <table:table-cell office:value-type="float" office:value="0.75093126297" calcext:value-type="float">
            <text:p>0.750931263</text:p>
          </table:table-cell>
          <table:table-cell office:value-type="float" office:value="-0.583731293678" calcext:value-type="float">
            <text:p>-0.5837312937</text:p>
          </table:table-cell>
          <table:table-cell office:value-type="float" office:value="1.10245009422" calcext:value-type="float">
            <text:p>1.1024500942</text:p>
          </table:table-cell>
          <table:table-cell office:value-type="float" office:value="-1.86033809185" calcext:value-type="float">
            <text:p>-1.8603380919</text:p>
          </table:table-cell>
        </table:table-row>
        <table:table-row table:style-name="ro1">
          <table:table-cell office:value-type="float" office:value="0.78335416317" calcext:value-type="float">
            <text:p>0.7833541632</text:p>
          </table:table-cell>
          <table:table-cell office:value-type="float" office:value="-0.577467501163" calcext:value-type="float">
            <text:p>-0.5774675012</text:p>
          </table:table-cell>
          <table:table-cell office:value-type="float" office:value="1.09824361563" calcext:value-type="float">
            <text:p>1.0982436156</text:p>
          </table:table-cell>
          <table:table-cell office:value-type="float" office:value="-1.82606184483" calcext:value-type="float">
            <text:p>-1.8260618448</text:p>
          </table:table-cell>
        </table:table-row>
        <table:table-row table:style-name="ro1">
          <table:table-cell office:value-type="float" office:value="0.814830303192" calcext:value-type="float">
            <text:p>0.8148303032</text:p>
          </table:table-cell>
          <table:table-cell office:value-type="float" office:value="-0.572392821312" calcext:value-type="float">
            <text:p>-0.5723928213</text:p>
          </table:table-cell>
          <table:table-cell office:value-type="float" office:value="1.0773196137" calcext:value-type="float">
            <text:p>1.0773196137</text:p>
          </table:table-cell>
          <table:table-cell office:value-type="float" office:value="-1.7800539732" calcext:value-type="float">
            <text:p>-1.7800539732</text:p>
          </table:table-cell>
        </table:table-row>
        <table:table-row table:style-name="ro1">
          <table:table-cell office:value-type="float" office:value="0.846689045429" calcext:value-type="float">
            <text:p>0.8466890454</text:p>
          </table:table-cell>
          <table:table-cell office:value-type="float" office:value="-0.568018853664" calcext:value-type="float">
            <text:p>-0.5680188537</text:p>
          </table:table-cell>
          <table:table-cell office:value-type="float" office:value="1.05132151306" calcext:value-type="float">
            <text:p>1.0513215131</text:p>
          </table:table-cell>
          <table:table-cell office:value-type="float" office:value="-1.72873950005" calcext:value-type="float">
            <text:p>-1.7287395001</text:p>
          </table:table-cell>
        </table:table-row>
        <table:table-row table:style-name="ro1">
          <table:table-cell office:value-type="float" office:value="0.877637803555" calcext:value-type="float">
            <text:p>0.8776378036</text:p>
          </table:table-cell>
          <table:table-cell office:value-type="float" office:value="-0.564269721508" calcext:value-type="float">
            <text:p>-0.5642697215</text:p>
          </table:table-cell>
          <table:table-cell office:value-type="float" office:value="1.03893249393" calcext:value-type="float">
            <text:p>1.0389324939</text:p>
          </table:table-cell>
          <table:table-cell office:value-type="float" office:value="-1.68585348129" calcext:value-type="float">
            <text:p>-1.6858534813</text:p>
          </table:table-cell>
        </table:table-row>
        <table:table-row table:style-name="ro1">
          <table:table-cell office:value-type="float" office:value="0.906823456287" calcext:value-type="float">
            <text:p>0.9068234563</text:p>
          </table:table-cell>
          <table:table-cell office:value-type="float" office:value="-0.561645448208" calcext:value-type="float">
            <text:p>-0.5616454482</text:p>
          </table:table-cell>
          <table:table-cell office:value-type="float" office:value="1.02842680275" calcext:value-type="float">
            <text:p>1.0284268028</text:p>
          </table:table-cell>
          <table:table-cell office:value-type="float" office:value="-1.63937580585" calcext:value-type="float">
            <text:p>-1.6393758059</text:p>
          </table:table-cell>
        </table:table-row>
        <table:table-row table:style-name="ro1">
          <table:table-cell office:value-type="float" office:value="0.934891760349" calcext:value-type="float">
            <text:p>0.9348917603</text:p>
          </table:table-cell>
          <table:table-cell office:value-type="float" office:value="-0.559371113777" calcext:value-type="float">
            <text:p>-0.5593711138</text:p>
          </table:table-cell>
          <table:table-cell office:value-type="float" office:value="0.995424739122" calcext:value-type="float">
            <text:p>0.9954247391</text:p>
          </table:table-cell>
          <table:table-cell office:value-type="float" office:value="-1.57079970837" calcext:value-type="float">
            <text:p>-1.5707997084</text:p>
          </table:table-cell>
        </table:table-row>
        <table:table-row table:style-name="ro1">
          <table:table-cell office:value-type="float" office:value="0.962739527225" calcext:value-type="float">
            <text:p>0.9627395272</text:p>
          </table:table-cell>
          <table:table-cell office:value-type="float" office:value="-0.558179736137" calcext:value-type="float">
            <text:p>-0.5581797361</text:p>
          </table:table-cell>
          <table:table-cell office:value-type="float" office:value="0.996503657699" calcext:value-type="float">
            <text:p>0.9965036577</text:p>
          </table:table-cell>
          <table:table-cell office:value-type="float" office:value="-1.5365998745" calcext:value-type="float">
            <text:p>-1.5365998745</text:p>
          </table:table-cell>
        </table:table-row>
        <table:table-row table:style-name="ro1">
          <table:table-cell office:value-type="float" office:value="0.990075945854" calcext:value-type="float">
            <text:p>0.9900759459</text:p>
          </table:table-cell>
          <table:table-cell office:value-type="float" office:value="-0.557846128941" calcext:value-type="float">
            <text:p>-0.5578461289</text:p>
          </table:table-cell>
          <table:table-cell office:value-type="float" office:value="0.998247615099" calcext:value-type="float">
            <text:p>0.9982476151</text:p>
          </table:table-cell>
          <table:table-cell office:value-type="float" office:value="-1.50490009785" calcext:value-type="float">
            <text:p>-1.5049000979</text:p>
          </table:table-cell>
        </table:table-row>
        <table:table-row table:style-name="ro1">
          <table:table-cell office:value-type="float" office:value="1.01731228828" calcext:value-type="float">
            <text:p>1.0173122883</text:p>
          </table:table-cell>
          <table:table-cell office:value-type="float" office:value="-0.558099210262" calcext:value-type="float">
            <text:p>-0.5580992103</text:p>
          </table:table-cell>
          <table:table-cell office:value-type="float" office:value="1.00048325121" calcext:value-type="float">
            <text:p>1.0004832512</text:p>
          </table:table-cell>
          <table:table-cell office:value-type="float" office:value="-1.47474622726" calcext:value-type="float">
            <text:p>-1.4747462273</text:p>
          </table:table-cell>
        </table:table-row>
        <table:table-row table:style-name="ro1">
          <table:table-cell office:value-type="float" office:value="1.04480481148" calcext:value-type="float">
            <text:p>1.0448048115</text:p>
          </table:table-cell>
          <table:table-cell office:value-type="float" office:value="-0.55882614851" calcext:value-type="float">
            <text:p>-0.5588261485</text:p>
          </table:table-cell>
          <table:table-cell office:value-type="float" office:value="1.00350581765" calcext:value-type="float">
            <text:p>1.0035058177</text:p>
          </table:table-cell>
          <table:table-cell office:value-type="float" office:value="-1.44562780857" calcext:value-type="float">
            <text:p>-1.4456278086</text:p>
          </table:table-cell>
        </table:table-row>
        <table:table-row table:style-name="ro1">
          <table:table-cell office:value-type="float" office:value="1.07102656364" calcext:value-type="float">
            <text:p>1.0710265636</text:p>
          </table:table-cell>
          <table:table-cell office:value-type="float" office:value="-0.559947550297" calcext:value-type="float">
            <text:p>-0.5599475503</text:p>
          </table:table-cell>
          <table:table-cell office:value-type="float" office:value="1.00686908424" calcext:value-type="float">
            <text:p>1.0068690842</text:p>
          </table:table-cell>
          <table:table-cell office:value-type="float" office:value="-1.41695868969" calcext:value-type="float">
            <text:p>-1.4169586897</text:p>
          </table:table-cell>
        </table:table-row>
        <table:table-row table:style-name="ro1">
          <table:table-cell office:value-type="float" office:value="1.0966489315" calcext:value-type="float">
            <text:p>1.0966489315</text:p>
          </table:table-cell>
          <table:table-cell office:value-type="float" office:value="-0.56048065424" calcext:value-type="float">
            <text:p>-0.5604806542</text:p>
          </table:table-cell>
          <table:table-cell office:value-type="float" office:value="1.01179977417" calcext:value-type="float">
            <text:p>1.0117997742</text:p>
          </table:table-cell>
          <table:table-cell office:value-type="float" office:value="-1.3919634819" calcext:value-type="float">
            <text:p>-1.3919634819</text:p>
          </table:table-cell>
        </table:table-row>
        <table:table-row table:style-name="ro1">
          <table:table-cell office:value-type="float" office:value="1.12148880959" calcext:value-type="float">
            <text:p>1.1214888096</text:p>
          </table:table-cell>
          <table:table-cell office:value-type="float" office:value="-0.560961663723" calcext:value-type="float">
            <text:p>-0.5609616637</text:p>
          </table:table-cell>
          <table:table-cell office:value-type="float" office:value="1.01830547214" calcext:value-type="float">
            <text:p>1.0183054721</text:p>
          </table:table-cell>
          <table:table-cell office:value-type="float" office:value="-1.36755275726" calcext:value-type="float">
            <text:p>-1.3675527573</text:p>
          </table:table-cell>
        </table:table-row>
        <table:table-row table:style-name="ro1">
          <table:table-cell office:value-type="float" office:value="1.25801873207" calcext:value-type="float">
            <text:p>1.2580187321</text:p>
          </table:table-cell>
          <table:table-cell office:value-type="float" office:value="-0.538813173771" calcext:value-type="float">
            <text:p>-0.5388131738</text:p>
          </table:table-cell>
          <table:table-cell office:value-type="float" office:value="1.02900544465" calcext:value-type="float">
            <text:p>1.0290054447</text:p>
          </table:table-cell>
          <table:table-cell office:value-type="float" office:value="-1.34272134304" calcext:value-type="float">
            <text:p>-1.342721343</text:p>
          </table:table-cell>
        </table:table-row>
        <table:table-row table:style-name="ro1">
          <table:table-cell office:value-type="float" office:value="1.28650474548" calcext:value-type="float">
            <text:p>1.2865047455</text:p>
          </table:table-cell>
          <table:table-cell office:value-type="float" office:value="-0.540547966957" calcext:value-type="float">
            <text:p>-0.540547967</text:p>
          </table:table-cell>
          <table:table-cell office:value-type="float" office:value="1.0409930414" calcext:value-type="float">
            <text:p>1.0409930414</text:p>
          </table:table-cell>
          <table:table-cell office:value-type="float" office:value="-1.31844651699" calcext:value-type="float">
            <text:p>-1.318446517</text:p>
          </table:table-cell>
        </table:table-row>
        <table:table-row table:style-name="ro1">
          <table:table-cell office:value-type="float" office:value="1.31489777565" calcext:value-type="float">
            <text:p>1.3148977757</text:p>
          </table:table-cell>
          <table:table-cell office:value-type="float" office:value="-0.542292237282" calcext:value-type="float">
            <text:p>-0.5422922373</text:p>
          </table:table-cell>
          <table:table-cell office:value-type="float" office:value="1.0520638442" calcext:value-type="float">
            <text:p>1.0520638442</text:p>
          </table:table-cell>
          <table:table-cell office:value-type="float" office:value="-1.29557418823" calcext:value-type="float">
            <text:p>-1.2955741882</text:p>
          </table:table-cell>
        </table:table-row>
        <table:table-row table:style-name="ro1">
          <table:table-cell office:value-type="float" office:value="1.40423083305" calcext:value-type="float">
            <text:p>1.4042308331</text:p>
          </table:table-cell>
          <table:table-cell office:value-type="float" office:value="-0.542859911919" calcext:value-type="float">
            <text:p>-0.5428599119</text:p>
          </table:table-cell>
          <table:table-cell office:value-type="float" office:value="1.04705897629" calcext:value-type="float">
            <text:p>1.0470589763</text:p>
          </table:table-cell>
          <table:table-cell office:value-type="float" office:value="-1.2105692625" calcext:value-type="float">
            <text:p>-1.2105692625</text:p>
          </table:table-cell>
        </table:table-row>
        <table:table-row table:style-name="ro1">
          <table:table-cell office:value-type="float" office:value="1.43612480164" calcext:value-type="float">
            <text:p>1.4361248016</text:p>
          </table:table-cell>
          <table:table-cell office:value-type="float" office:value="-0.541722178459" calcext:value-type="float">
            <text:p>-0.5417221785</text:p>
          </table:table-cell>
          <table:table-cell office:value-type="float" office:value="1.0588432467" calcext:value-type="float">
            <text:p>1.0588432467</text:p>
          </table:table-cell>
          <table:table-cell office:value-type="float" office:value="-1.19176435471" calcext:value-type="float">
            <text:p>-1.1917643547</text:p>
          </table:table-cell>
        </table:table-row>
        <table:table-row table:style-name="ro1">
          <table:table-cell office:value-type="float" office:value="1.46896338463" calcext:value-type="float">
            <text:p>1.4689633846</text:p>
          </table:table-cell>
          <table:table-cell office:value-type="float" office:value="-0.541722118855" calcext:value-type="float">
            <text:p>-0.5417221189</text:p>
          </table:table-cell>
          <table:table-cell office:value-type="float" office:value="1.05617249668" calcext:value-type="float">
            <text:p>1.0561724967</text:p>
          </table:table-cell>
          <table:table-cell office:value-type="float" office:value="-1.08705961704" calcext:value-type="float">
            <text:p>-1.087059617</text:p>
          </table:table-cell>
        </table:table-row>
        <table:table-row table:style-name="ro1">
          <table:table-cell office:value-type="float" office:value="1.50228941441" calcext:value-type="float">
            <text:p>1.5022894144</text:p>
          </table:table-cell>
          <table:table-cell office:value-type="float" office:value="-0.544074833393" calcext:value-type="float">
            <text:p>-0.5440748334</text:p>
          </table:table-cell>
          <table:table-cell office:value-type="float" office:value="1.0664324975" calcext:value-type="float">
            <text:p>1.0664324975</text:p>
          </table:table-cell>
          <table:table-cell office:value-type="float" office:value="-1.05247271061" calcext:value-type="float">
            <text:p>-1.0524727106</text:p>
          </table:table-cell>
        </table:table-row>
        <table:table-row table:style-name="ro1">
          <table:table-cell office:value-type="float" office:value="1.53490900993" calcext:value-type="float">
            <text:p>1.5349090099</text:p>
          </table:table-cell>
          <table:table-cell office:value-type="float" office:value="-0.54887676239" calcext:value-type="float">
            <text:p>-0.5488767624</text:p>
          </table:table-cell>
          <table:table-cell office:value-type="float" office:value="1.0817943877" calcext:value-type="float">
            <text:p>1.0817943877</text:p>
          </table:table-cell>
          <table:table-cell office:value-type="float" office:value="-1.0348238945" calcext:value-type="float">
            <text:p>-1.0348238945</text:p>
          </table:table-cell>
        </table:table-row>
        <table:table-row table:style-name="ro1">
          <table:table-cell office:value-type="float" office:value="1.56595027447" calcext:value-type="float">
            <text:p>1.5659502745</text:p>
          </table:table-cell>
          <table:table-cell office:value-type="float" office:value="-0.554954051971" calcext:value-type="float">
            <text:p>-0.554954052</text:p>
          </table:table-cell>
          <table:table-cell office:value-type="float" office:value="1.09003629446" calcext:value-type="float">
            <text:p>1.0900362945</text:p>
          </table:table-cell>
          <table:table-cell office:value-type="float" office:value="-0.909717321396" calcext:value-type="float">
            <text:p>-0.9097173214</text:p>
          </table:table-cell>
        </table:table-row>
        <table:table-row table:style-name="ro1">
          <table:table-cell office:value-type="float" office:value="1.59706187248" calcext:value-type="float">
            <text:p>1.5970618725</text:p>
          </table:table-cell>
          <table:table-cell office:value-type="float" office:value="-0.560941576958" calcext:value-type="float">
            <text:p>-0.560941577</text:p>
          </table:table-cell>
          <table:table-cell office:value-type="float" office:value="1.10985126257" calcext:value-type="float">
            <text:p>1.1098512626</text:p>
          </table:table-cell>
          <table:table-cell office:value-type="float" office:value="-0.838091671467" calcext:value-type="float">
            <text:p>-0.8380916715</text:p>
          </table:table-cell>
        </table:table-row>
        <table:table-row table:style-name="ro1">
          <table:table-cell office:value-type="float" office:value="1.65036022663" calcext:value-type="float">
            <text:p>1.6503602266</text:p>
          </table:table-cell>
          <table:table-cell office:value-type="float" office:value="-0.56507152319" calcext:value-type="float">
            <text:p>-0.5650715232</text:p>
          </table:table-cell>
          <table:table-cell office:value-type="float" office:value="1.13627179623" calcext:value-type="float">
            <text:p>1.1362717962</text:p>
          </table:table-cell>
          <table:table-cell office:value-type="float" office:value="-0.81990647316" calcext:value-type="float">
            <text:p>-0.8199064732</text:p>
          </table:table-cell>
        </table:table-row>
        <table:table-row table:style-name="ro1">
          <table:table-cell office:value-type="float" office:value="1.70376992226" calcext:value-type="float">
            <text:p>1.7037699223</text:p>
          </table:table-cell>
          <table:table-cell office:value-type="float" office:value="-0.57401317358" calcext:value-type="float">
            <text:p>-0.5740131736</text:p>
          </table:table-cell>
          <table:table-cell office:value-type="float" office:value="1.1709837234" calcext:value-type="float">
            <text:p>1.1709837234</text:p>
          </table:table-cell>
          <table:table-cell office:value-type="float" office:value="-0.782138764858" calcext:value-type="float">
            <text:p>-0.7821387649</text:p>
          </table:table-cell>
        </table:table-row>
        <table:table-row table:style-name="ro1">
          <table:table-cell office:value-type="float" office:value="1.73451566696" calcext:value-type="float">
            <text:p>1.734515667</text:p>
          </table:table-cell>
          <table:table-cell office:value-type="float" office:value="-0.580185413361" calcext:value-type="float">
            <text:p>-0.5801854134</text:p>
          </table:table-cell>
          <table:table-cell office:value-type="float" office:value="1.20610039592" calcext:value-type="float">
            <text:p>1.2061003959</text:p>
          </table:table-cell>
          <table:table-cell office:value-type="float" office:value="-0.75940400362" calcext:value-type="float">
            <text:p>-0.7594040036</text:p>
          </table:table-cell>
        </table:table-row>
        <table:table-row table:style-name="ro1">
          <table:table-cell office:value-type="float" office:value="1.7655826807" calcext:value-type="float">
            <text:p>1.7655826807</text:p>
          </table:table-cell>
          <table:table-cell office:value-type="float" office:value="-0.586114525795" calcext:value-type="float">
            <text:p>-0.5861145258</text:p>
          </table:table-cell>
          <table:table-cell office:value-type="float" office:value="1.24376084566" calcext:value-type="float">
            <text:p>1.2437608457</text:p>
          </table:table-cell>
          <table:table-cell office:value-type="float" office:value="-0.732248723507" calcext:value-type="float">
            <text:p>-0.7322487235</text:p>
          </table:table-cell>
        </table:table-row>
        <table:table-row table:style-name="ro1">
          <table:table-cell office:value-type="float" office:value="1.79694640636" calcext:value-type="float">
            <text:p>1.7969464064</text:p>
          </table:table-cell>
          <table:table-cell office:value-type="float" office:value="-0.592623591423" calcext:value-type="float">
            <text:p>-0.5926235914</text:p>
          </table:table-cell>
          <table:table-cell office:value-type="float" office:value="1.27567910314" calcext:value-type="float">
            <text:p>1.2756791031</text:p>
          </table:table-cell>
          <table:table-cell office:value-type="float" office:value="-0.716311991215" calcext:value-type="float">
            <text:p>-0.7163119912</text:p>
          </table:table-cell>
        </table:table-row>
        <table:table-row table:style-name="ro1">
          <table:table-cell office:value-type="float" office:value="1.92376160622" calcext:value-type="float">
            <text:p>1.9237616062</text:p>
          </table:table-cell>
          <table:table-cell office:value-type="float" office:value="-0.624517679214" calcext:value-type="float">
            <text:p>-0.6245176792</text:p>
          </table:table-cell>
          <table:table-cell office:value-type="float" office:value="1.30726700187" calcext:value-type="float">
            <text:p>1.3072670019</text:p>
          </table:table-cell>
          <table:table-cell office:value-type="float" office:value="-0.702031850815" calcext:value-type="float">
            <text:p>-0.7020318508</text:p>
          </table:table-cell>
        </table:table-row>
        <table:table-row table:style-name="ro1">
          <table:table-cell office:value-type="float" office:value="1.962048769" calcext:value-type="float">
            <text:p>1.962048769</text:p>
          </table:table-cell>
          <table:table-cell office:value-type="float" office:value="-0.630331397057" calcext:value-type="float">
            <text:p>-0.6303313971</text:p>
          </table:table-cell>
          <table:table-cell office:value-type="float" office:value="1.33806814909" calcext:value-type="float">
            <text:p>1.3380681491</text:p>
          </table:table-cell>
          <table:table-cell office:value-type="float" office:value="-0.689105808735" calcext:value-type="float">
            <text:p>-0.6891058087</text:p>
          </table:table-cell>
        </table:table-row>
        <table:table-row table:style-name="ro1">
          <table:table-cell office:value-type="float" office:value="2.03419804573" calcext:value-type="float">
            <text:p>2.0341980457</text:p>
          </table:table-cell>
          <table:table-cell office:value-type="float" office:value="-0.649649083614" calcext:value-type="float">
            <text:p>-0.6496490836</text:p>
          </table:table-cell>
          <table:table-cell office:value-type="float" office:value="1.36600466728" calcext:value-type="float">
            <text:p>1.3660046673</text:p>
          </table:table-cell>
          <table:table-cell office:value-type="float" office:value="-0.678167760372" calcext:value-type="float">
            <text:p>-0.6781677604</text:p>
          </table:table-cell>
        </table:table-row>
        <table:table-row table:style-name="ro1">
          <table:table-cell office:value-type="float" office:value="2.06969451904" calcext:value-type="float">
            <text:p>2.069694519</text:p>
          </table:table-cell>
          <table:table-cell office:value-type="float" office:value="-0.651123940945" calcext:value-type="float">
            <text:p>-0.6511239409</text:p>
          </table:table-cell>
          <table:table-cell office:value-type="float" office:value="1.42115511656" calcext:value-type="float">
            <text:p>1.4211551166</text:p>
          </table:table-cell>
          <table:table-cell office:value-type="float" office:value="-0.649782180786" calcext:value-type="float">
            <text:p>-0.6497821808</text:p>
          </table:table-cell>
        </table:table-row>
        <table:table-row table:style-name="ro1">
          <table:table-cell office:value-type="float" office:value="2.13360953331" calcext:value-type="float">
            <text:p>2.1336095333</text:p>
          </table:table-cell>
          <table:table-cell office:value-type="float" office:value="-0.647163927555" calcext:value-type="float">
            <text:p>-0.6471639276</text:p>
          </table:table-cell>
          <table:table-cell office:value-type="float" office:value="1.45284595251" calcext:value-type="float">
            <text:p>1.4528459525</text:p>
          </table:table-cell>
          <table:table-cell office:value-type="float" office:value="-0.640045404434" calcext:value-type="float">
            <text:p>-0.6400454044</text:p>
          </table:table-cell>
        </table:table-row>
        <table:table-row table:style-name="ro1">
          <table:table-cell office:value-type="float" office:value="2.17143678665" calcext:value-type="float">
            <text:p>2.1714367867</text:p>
          </table:table-cell>
          <table:table-cell office:value-type="float" office:value="-0.647465825081" calcext:value-type="float">
            <text:p>-0.6474658251</text:p>
          </table:table-cell>
          <table:table-cell office:value-type="float" office:value="1.48326387167" calcext:value-type="float">
            <text:p>1.4832638717</text:p>
          </table:table-cell>
          <table:table-cell office:value-type="float" office:value="-0.631131529808" calcext:value-type="float">
            <text:p>-0.6311315298</text:p>
          </table:table-cell>
        </table:table-row>
        <table:table-row table:style-name="ro1">
          <table:table-cell office:value-type="float" office:value="2.20978164673" calcext:value-type="float">
            <text:p>2.2097816467</text:p>
          </table:table-cell>
          <table:table-cell office:value-type="float" office:value="-0.646377801895" calcext:value-type="float">
            <text:p>-0.6463778019</text:p>
          </table:table-cell>
          <table:table-cell office:value-type="float" office:value="1.51730444193" calcext:value-type="float">
            <text:p>1.5173044419</text:p>
          </table:table-cell>
          <table:table-cell office:value-type="float" office:value="-0.622489750385" calcext:value-type="float">
            <text:p>-0.6224897504</text:p>
          </table:table-cell>
        </table:table-row>
        <table:table-row table:style-name="ro1">
          <table:table-cell office:value-type="float" office:value="2.26805949211" calcext:value-type="float">
            <text:p>2.2680594921</text:p>
          </table:table-cell>
          <table:table-cell office:value-type="float" office:value="-0.642854094505" calcext:value-type="float">
            <text:p>-0.6428540945</text:p>
          </table:table-cell>
          <table:table-cell office:value-type="float" office:value="1.58593126297" calcext:value-type="float">
            <text:p>1.585931263</text:p>
          </table:table-cell>
          <table:table-cell office:value-type="float" office:value="-0.583731293678" calcext:value-type="float">
            <text:p>-0.5837312937</text:p>
          </table:table-cell>
        </table:table-row>
        <table:table-row table:style-name="ro1">
          <table:table-cell office:value-type="float" office:value="2.32192397118" calcext:value-type="float">
            <text:p>2.3219239712</text:p>
          </table:table-cell>
          <table:table-cell office:value-type="float" office:value="-0.636759281158" calcext:value-type="float">
            <text:p>-0.6367592812</text:p>
          </table:table-cell>
          <table:table-cell office:value-type="float" office:value="1.61835416317" calcext:value-type="float">
            <text:p>1.6183541632</text:p>
          </table:table-cell>
          <table:table-cell office:value-type="float" office:value="-0.577467501163" calcext:value-type="float">
            <text:p>-0.5774675012</text:p>
          </table:table-cell>
        </table:table-row>
        <table:table-row table:style-name="ro1">
          <table:table-cell office:value-type="float" office:value="2.38071608543" calcext:value-type="float">
            <text:p>2.3807160854</text:p>
          </table:table-cell>
          <table:table-cell office:value-type="float" office:value="-0.63752669096" calcext:value-type="float">
            <text:p>-0.637526691</text:p>
          </table:table-cell>
          <table:table-cell office:value-type="float" office:value="1.64983030319" calcext:value-type="float">
            <text:p>1.6498303032</text:p>
          </table:table-cell>
          <table:table-cell office:value-type="float" office:value="-0.572392821312" calcext:value-type="float">
            <text:p>-0.5723928213</text:p>
          </table:table-cell>
        </table:table-row>
        <table:table-row table:style-name="ro1">
          <table:table-cell office:value-type="float" office:value="2.44639348984" calcext:value-type="float">
            <text:p>2.4463934898</text:p>
          </table:table-cell>
          <table:table-cell office:value-type="float" office:value="-0.635573089123" calcext:value-type="float">
            <text:p>-0.6355730891</text:p>
          </table:table-cell>
          <table:table-cell office:value-type="float" office:value="1.68168904543" calcext:value-type="float">
            <text:p>1.6816890454</text:p>
          </table:table-cell>
          <table:table-cell office:value-type="float" office:value="-0.568018853664" calcext:value-type="float">
            <text:p>-0.5680188537</text:p>
          </table:table-cell>
        </table:table-row>
        <table:table-row table:style-name="ro1">
          <table:table-cell office:value-type="float" office:value="2.49997019768" calcext:value-type="float">
            <text:p>2.4999701977</text:p>
          </table:table-cell>
          <table:table-cell office:value-type="float" office:value="-0.628827571869" calcext:value-type="float">
            <text:p>-0.6288275719</text:p>
          </table:table-cell>
          <table:table-cell office:value-type="float" office:value="1.71263780355" calcext:value-type="float">
            <text:p>1.7126378036</text:p>
          </table:table-cell>
          <table:table-cell office:value-type="float" office:value="-0.564269721508" calcext:value-type="float">
            <text:p>-0.5642697215</text:p>
          </table:table-cell>
        </table:table-row>
        <table:table-row table:style-name="ro1">
          <table:table-cell office:value-type="float" office:value="2.55610203743" calcext:value-type="float">
            <text:p>2.5561020374</text:p>
          </table:table-cell>
          <table:table-cell office:value-type="float" office:value="-0.624863147736" calcext:value-type="float">
            <text:p>-0.6248631477</text:p>
          </table:table-cell>
          <table:table-cell office:value-type="float" office:value="1.74182345629" calcext:value-type="float">
            <text:p>1.7418234563</text:p>
          </table:table-cell>
          <table:table-cell office:value-type="float" office:value="-0.561645448208" calcext:value-type="float">
            <text:p>-0.5616454482</text:p>
          </table:table-cell>
        </table:table-row>
        <table:table-row table:style-name="ro1">
          <table:table-cell office:value-type="float" office:value="2.60332965851" calcext:value-type="float">
            <text:p>2.6033296585</text:p>
          </table:table-cell>
          <table:table-cell office:value-type="float" office:value="-0.620217263699" calcext:value-type="float">
            <text:p>-0.6202172637</text:p>
          </table:table-cell>
          <table:table-cell office:value-type="float" office:value="1.76989176035" calcext:value-type="float">
            <text:p>1.7698917604</text:p>
          </table:table-cell>
          <table:table-cell office:value-type="float" office:value="-0.559371113777" calcext:value-type="float">
            <text:p>-0.5593711138</text:p>
          </table:table-cell>
        </table:table-row>
        <table:table-row table:style-name="ro1">
          <table:table-cell office:value-type="float" office:value="2.65481519699" calcext:value-type="float">
            <text:p>2.654815197</text:p>
          </table:table-cell>
          <table:table-cell office:value-type="float" office:value="-0.615411162376" calcext:value-type="float">
            <text:p>-0.6154111624</text:p>
          </table:table-cell>
          <table:table-cell office:value-type="float" office:value="1.79773952723" calcext:value-type="float">
            <text:p>1.7977395272</text:p>
          </table:table-cell>
          <table:table-cell office:value-type="float" office:value="-0.558179736137" calcext:value-type="float">
            <text:p>-0.5581797361</text:p>
          </table:table-cell>
        </table:table-row>
        <table:table-row table:style-name="ro1">
          <table:table-cell office:value-type="float" office:value="2.70372343063" calcext:value-type="float">
            <text:p>2.7037234306</text:p>
          </table:table-cell>
          <table:table-cell office:value-type="float" office:value="-0.610239028931" calcext:value-type="float">
            <text:p>-0.6102390289</text:p>
          </table:table-cell>
          <table:table-cell office:value-type="float" office:value="1.82507594585" calcext:value-type="float">
            <text:p>1.8250759459</text:p>
          </table:table-cell>
          <table:table-cell office:value-type="float" office:value="-0.557846128941" calcext:value-type="float">
            <text:p>-0.5578461289</text:p>
          </table:table-cell>
        </table:table-row>
        <table:table-row table:style-name="ro1">
          <table:table-cell office:value-type="float" office:value="2.7541975975" calcext:value-type="float">
            <text:p>2.7541975975</text:p>
          </table:table-cell>
          <table:table-cell office:value-type="float" office:value="-0.605034291744" calcext:value-type="float">
            <text:p>-0.6050342917</text:p>
          </table:table-cell>
          <table:table-cell office:value-type="float" office:value="1.85231228828" calcext:value-type="float">
            <text:p>1.8523122883</text:p>
          </table:table-cell>
          <table:table-cell office:value-type="float" office:value="-0.558099210262" calcext:value-type="float">
            <text:p>-0.5580992103</text:p>
          </table:table-cell>
        </table:table-row>
        <table:table-row table:style-name="ro1">
          <table:table-cell office:value-type="float" office:value="2.80558609962" calcext:value-type="float">
            <text:p>2.8055860996</text:p>
          </table:table-cell>
          <table:table-cell office:value-type="float" office:value="-0.60075032711" calcext:value-type="float">
            <text:p>-0.6007503271</text:p>
          </table:table-cell>
          <table:table-cell office:value-type="float" office:value="1.87980481148" calcext:value-type="float">
            <text:p>1.8798048115</text:p>
          </table:table-cell>
          <table:table-cell office:value-type="float" office:value="-0.55882614851" calcext:value-type="float">
            <text:p>-0.5588261485</text:p>
          </table:table-cell>
        </table:table-row>
        <table:table-row table:style-name="ro1">
          <table:table-cell office:value-type="float" office:value="2.88859391212" calcext:value-type="float">
            <text:p>2.8885939121</text:p>
          </table:table-cell>
          <table:table-cell office:value-type="float" office:value="-0.59482884407" calcext:value-type="float">
            <text:p>-0.5948288441</text:p>
          </table:table-cell>
          <table:table-cell office:value-type="float" office:value="1.90602656364" calcext:value-type="float">
            <text:p>1.9060265636</text:p>
          </table:table-cell>
          <table:table-cell office:value-type="float" office:value="-0.559947550297" calcext:value-type="float">
            <text:p>-0.5599475503</text:p>
          </table:table-cell>
        </table:table-row>
        <table:table-row table:style-name="ro1">
          <table:table-cell office:value-type="float" office:value="2.96236586571" calcext:value-type="float">
            <text:p>2.9623658657</text:p>
          </table:table-cell>
          <table:table-cell office:value-type="float" office:value="-0.587986469269" calcext:value-type="float">
            <text:p>-0.5879864693</text:p>
          </table:table-cell>
          <table:table-cell office:value-type="float" office:value="1.9316489315" calcext:value-type="float">
            <text:p>1.9316489315</text:p>
          </table:table-cell>
          <table:table-cell office:value-type="float" office:value="-0.56048065424" calcext:value-type="float">
            <text:p>-0.5604806542</text:p>
          </table:table-cell>
        </table:table-row>
        <table:table-row table:style-name="ro1">
          <table:table-cell office:value-type="float" office:value="3.04849910736" calcext:value-type="float">
            <text:p>3.0484991074</text:p>
          </table:table-cell>
          <table:table-cell office:value-type="float" office:value="-0.580757856369" calcext:value-type="float">
            <text:p>-0.5807578564</text:p>
          </table:table-cell>
          <table:table-cell office:value-type="float" office:value="1.95648880959" calcext:value-type="float">
            <text:p>1.9564888096</text:p>
          </table:table-cell>
          <table:table-cell office:value-type="float" office:value="-0.560961663723" calcext:value-type="float">
            <text:p>-0.5609616637</text:p>
          </table:table-cell>
        </table:table-row>
        <table:table-row table:style-name="ro1">
          <table:table-cell office:value-type="float" office:value="3.12817072868" calcext:value-type="float">
            <text:p>3.1281707287</text:p>
          </table:table-cell>
          <table:table-cell office:value-type="float" office:value="-0.575512170792" calcext:value-type="float">
            <text:p>-0.5755121708</text:p>
          </table:table-cell>
          <table:table-cell office:value-type="float" office:value="2.09301873207" calcext:value-type="float">
            <text:p>2.0930187321</text:p>
          </table:table-cell>
          <table:table-cell office:value-type="float" office:value="-0.538813173771" calcext:value-type="float">
            <text:p>-0.5388131738</text:p>
          </table:table-cell>
        </table:table-row>
        <table:table-row table:style-name="ro1">
          <table:table-cell office:value-type="float" office:value="3.20601034164" calcext:value-type="float">
            <text:p>3.2060103416</text:p>
          </table:table-cell>
          <table:table-cell office:value-type="float" office:value="-0.57046443224" calcext:value-type="float">
            <text:p>-0.5704644322</text:p>
          </table:table-cell>
          <table:table-cell office:value-type="float" office:value="2.12150474548" calcext:value-type="float">
            <text:p>2.1215047455</text:p>
          </table:table-cell>
          <table:table-cell office:value-type="float" office:value="-0.540547966957" calcext:value-type="float">
            <text:p>-0.540547967</text:p>
          </table:table-cell>
        </table:table-row>
        <table:table-row table:style-name="ro1">
          <table:table-cell office:value-type="float" office:value="3.28246212006" calcext:value-type="float">
            <text:p>3.2824621201</text:p>
          </table:table-cell>
          <table:table-cell office:value-type="float" office:value="-0.565353989601" calcext:value-type="float">
            <text:p>-0.5653539896</text:p>
          </table:table-cell>
          <table:table-cell office:value-type="float" office:value="2.14989777565" calcext:value-type="float">
            <text:p>2.1498977757</text:p>
          </table:table-cell>
          <table:table-cell office:value-type="float" office:value="-0.542292237282" calcext:value-type="float">
            <text:p>-0.5422922373</text:p>
          </table:table-cell>
        </table:table-row>
        <table:table-row table:style-name="ro1">
          <table:table-cell office:value-type="float" office:value="3.36381602287" calcext:value-type="float">
            <text:p>3.3638160229</text:p>
          </table:table-cell>
          <table:table-cell office:value-type="float" office:value="-0.560158073902" calcext:value-type="float">
            <text:p>-0.5601580739</text:p>
          </table:table-cell>
          <table:table-cell office:value-type="float" office:value="2.23923083305" calcext:value-type="float">
            <text:p>2.2392308331</text:p>
          </table:table-cell>
          <table:table-cell office:value-type="float" office:value="-0.542859911919" calcext:value-type="float">
            <text:p>-0.5428599119</text:p>
          </table:table-cell>
        </table:table-row>
        <table:table-row table:style-name="ro1">
          <table:table-cell office:value-type="float" office:value="3.42807102203" calcext:value-type="float">
            <text:p>3.428071022</text:p>
          </table:table-cell>
          <table:table-cell office:value-type="float" office:value="-0.556267976761" calcext:value-type="float">
            <text:p>-0.5562679768</text:p>
          </table:table-cell>
          <table:table-cell office:value-type="float" office:value="2.27112480164" calcext:value-type="float">
            <text:p>2.2711248016</text:p>
          </table:table-cell>
          <table:table-cell office:value-type="float" office:value="-0.541722178459" calcext:value-type="float">
            <text:p>-0.5417221785</text:p>
          </table:table-cell>
        </table:table-row>
        <table:table-row table:style-name="ro1">
          <table:table-cell office:value-type="float" office:value="3.48288917542" calcext:value-type="float">
            <text:p>3.4828891754</text:p>
          </table:table-cell>
          <table:table-cell office:value-type="float" office:value="-0.552379608154" calcext:value-type="float">
            <text:p>-0.5523796082</text:p>
          </table:table-cell>
          <table:table-cell office:value-type="float" office:value="2.30396338463" calcext:value-type="float">
            <text:p>2.3039633846</text:p>
          </table:table-cell>
          <table:table-cell office:value-type="float" office:value="-0.541722118855" calcext:value-type="float">
            <text:p>-0.5417221189</text:p>
          </table:table-cell>
        </table:table-row>
        <table:table-row table:style-name="ro1">
          <table:table-cell office:value-type="float" office:value="3.53545808792" calcext:value-type="float">
            <text:p>3.5354580879</text:p>
          </table:table-cell>
          <table:table-cell office:value-type="float" office:value="-0.549414634705" calcext:value-type="float">
            <text:p>-0.5494146347</text:p>
          </table:table-cell>
          <table:table-cell office:value-type="float" office:value="2.33728941441" calcext:value-type="float">
            <text:p>2.3372894144</text:p>
          </table:table-cell>
          <table:table-cell office:value-type="float" office:value="-0.544074833393" calcext:value-type="float">
            <text:p>-0.5440748334</text:p>
          </table:table-cell>
        </table:table-row>
        <table:table-row table:style-name="ro1">
          <table:table-cell office:value-type="float" office:value="3.59083342552" calcext:value-type="float">
            <text:p>3.5908334255</text:p>
          </table:table-cell>
          <table:table-cell office:value-type="float" office:value="-0.547026693821" calcext:value-type="float">
            <text:p>-0.5470266938</text:p>
          </table:table-cell>
          <table:table-cell office:value-type="float" office:value="2.36990900993" calcext:value-type="float">
            <text:p>2.3699090099</text:p>
          </table:table-cell>
          <table:table-cell office:value-type="float" office:value="-0.54887676239" calcext:value-type="float">
            <text:p>-0.5488767624</text:p>
          </table:table-cell>
        </table:table-row>
        <table:table-row table:style-name="ro1">
          <table:table-cell office:value-type="float" office:value="3.65173816681" calcext:value-type="float">
            <text:p>3.6517381668</text:p>
          </table:table-cell>
          <table:table-cell office:value-type="float" office:value="-0.544725954533" calcext:value-type="float">
            <text:p>-0.5447259545</text:p>
          </table:table-cell>
          <table:table-cell office:value-type="float" office:value="2.40095027447" calcext:value-type="float">
            <text:p>2.4009502745</text:p>
          </table:table-cell>
          <table:table-cell office:value-type="float" office:value="-0.554954051971" calcext:value-type="float">
            <text:p>-0.554954052</text:p>
          </table:table-cell>
        </table:table-row>
        <table:table-row table:style-name="ro1">
          <table:table-cell office:value-type="float" office:value="3.71296095848" calcext:value-type="float">
            <text:p>3.7129609585</text:p>
          </table:table-cell>
          <table:table-cell office:value-type="float" office:value="-0.543268740177" calcext:value-type="float">
            <text:p>-0.5432687402</text:p>
          </table:table-cell>
          <table:table-cell office:value-type="float" office:value="2.43206187248" calcext:value-type="float">
            <text:p>2.4320618725</text:p>
          </table:table-cell>
          <table:table-cell office:value-type="float" office:value="-0.560941576958" calcext:value-type="float">
            <text:p>-0.560941577</text:p>
          </table:table-cell>
        </table:table-row>
        <table:table-row table:style-name="ro1">
          <table:table-cell office:value-type="float" office:value="3.77421307564" calcext:value-type="float">
            <text:p>3.7742130756</text:p>
          </table:table-cell>
          <table:table-cell office:value-type="float" office:value="-0.543530523777" calcext:value-type="float">
            <text:p>-0.5435305238</text:p>
          </table:table-cell>
          <table:table-cell office:value-type="float" office:value="2.48536022663" calcext:value-type="float">
            <text:p>2.4853602266</text:p>
          </table:table-cell>
          <table:table-cell office:value-type="float" office:value="-0.56507152319" calcext:value-type="float">
            <text:p>-0.5650715232</text:p>
          </table:table-cell>
        </table:table-row>
        <table:table-row table:style-name="ro1">
          <table:table-cell office:value-type="float" office:value="3.88475847244" calcext:value-type="float">
            <text:p>3.8847584724</text:p>
          </table:table-cell>
          <table:table-cell office:value-type="float" office:value="-0.542850077152" calcext:value-type="float">
            <text:p>-0.5428500772</text:p>
          </table:table-cell>
          <table:table-cell office:value-type="float" office:value="2.53876992226" calcext:value-type="float">
            <text:p>2.5387699223</text:p>
          </table:table-cell>
          <table:table-cell office:value-type="float" office:value="-0.57401317358" calcext:value-type="float">
            <text:p>-0.5740131736</text:p>
          </table:table-cell>
        </table:table-row>
        <table:table-row table:style-name="ro1">
          <table:table-cell office:value-type="float" office:value="4.00824785233" calcext:value-type="float">
            <text:p>4.0082478523</text:p>
          </table:table-cell>
          <table:table-cell office:value-type="float" office:value="-0.540588378906" calcext:value-type="float">
            <text:p>-0.5405883789</text:p>
          </table:table-cell>
          <table:table-cell office:value-type="float" office:value="2.56951566696" calcext:value-type="float">
            <text:p>2.569515667</text:p>
          </table:table-cell>
          <table:table-cell office:value-type="float" office:value="-0.580185413361" calcext:value-type="float">
            <text:p>-0.5801854134</text:p>
          </table:table-cell>
        </table:table-row>
        <table:table-row table:style-name="ro1">
          <table:table-cell office:value-type="float" office:value="4.10128164291" calcext:value-type="float">
            <text:p>4.1012816429</text:p>
          </table:table-cell>
          <table:table-cell office:value-type="float" office:value="-0.543377518654" calcext:value-type="float">
            <text:p>-0.5433775187</text:p>
          </table:table-cell>
          <table:table-cell office:value-type="float" office:value="2.6005826807" calcext:value-type="float">
            <text:p>2.6005826807</text:p>
          </table:table-cell>
          <table:table-cell office:value-type="float" office:value="-0.586114525795" calcext:value-type="float">
            <text:p>-0.5861145258</text:p>
          </table:table-cell>
        </table:table-row>
        <table:table-row table:style-name="ro1">
          <table:table-cell office:value-type="float" office:value="4.2017364502" calcext:value-type="float">
            <text:p>4.2017364502</text:p>
          </table:table-cell>
          <table:table-cell office:value-type="float" office:value="-0.543043076992" calcext:value-type="float">
            <text:p>-0.543043077</text:p>
          </table:table-cell>
          <table:table-cell office:value-type="float" office:value="2.63194640636" calcext:value-type="float">
            <text:p>2.6319464064</text:p>
          </table:table-cell>
          <table:table-cell office:value-type="float" office:value="-0.592623591423" calcext:value-type="float">
            <text:p>-0.5926235914</text:p>
          </table:table-cell>
        </table:table-row>
        <table:table-row table:style-name="ro1">
          <table:table-cell office:value-type="float" office:value="4.25648450851" calcext:value-type="float">
            <text:p>4.2564845085</text:p>
          </table:table-cell>
          <table:table-cell office:value-type="float" office:value="-0.544297993183" calcext:value-type="float">
            <text:p>-0.5442979932</text:p>
          </table:table-cell>
          <table:table-cell office:value-type="float" office:value="2.75876160622" calcext:value-type="float">
            <text:p>2.7587616062</text:p>
          </table:table-cell>
          <table:table-cell office:value-type="float" office:value="-0.624517679214" calcext:value-type="float">
            <text:p>-0.6245176792</text:p>
          </table:table-cell>
        </table:table-row>
        <table:table-row table:style-name="ro1">
          <table:table-cell office:value-type="float" office:value="4.30890417099" calcext:value-type="float">
            <text:p>4.308904171</text:p>
          </table:table-cell>
          <table:table-cell office:value-type="float" office:value="-0.545745611191" calcext:value-type="float">
            <text:p>-0.5457456112</text:p>
          </table:table-cell>
          <table:table-cell office:value-type="float" office:value="2.797048769" calcext:value-type="float">
            <text:p>2.797048769</text:p>
          </table:table-cell>
          <table:table-cell office:value-type="float" office:value="-0.630331397057" calcext:value-type="float">
            <text:p>-0.6303313971</text:p>
          </table:table-cell>
        </table:table-row>
        <table:table-row table:style-name="ro1">
          <table:table-cell office:value-type="float" office:value="4.35919713974" calcext:value-type="float">
            <text:p>4.3591971397</text:p>
          </table:table-cell>
          <table:table-cell office:value-type="float" office:value="-0.547239780426" calcext:value-type="float">
            <text:p>-0.5472397804</text:p>
          </table:table-cell>
          <table:table-cell office:value-type="float" office:value="2.86919804573" calcext:value-type="float">
            <text:p>2.8691980457</text:p>
          </table:table-cell>
          <table:table-cell office:value-type="float" office:value="-0.649649083614" calcext:value-type="float">
            <text:p>-0.6496490836</text:p>
          </table:table-cell>
        </table:table-row>
        <table:table-row table:style-name="ro1">
          <table:table-cell office:value-type="float" office:value="4.40683269501" calcext:value-type="float">
            <text:p>4.406832695</text:p>
          </table:table-cell>
          <table:table-cell office:value-type="float" office:value="-0.548566460609" calcext:value-type="float">
            <text:p>-0.5485664606</text:p>
          </table:table-cell>
          <table:table-cell office:value-type="float" office:value="2.90469451904" calcext:value-type="float">
            <text:p>2.904694519</text:p>
          </table:table-cell>
          <table:table-cell office:value-type="float" office:value="-0.651123940945" calcext:value-type="float">
            <text:p>-0.6511239409</text:p>
          </table:table-cell>
        </table:table-row>
        <table:table-row table:style-name="ro1">
          <table:table-cell office:value-type="float" office:value="4.45676517487" calcext:value-type="float">
            <text:p>4.4567651749</text:p>
          </table:table-cell>
          <table:table-cell office:value-type="float" office:value="-0.551355600357" calcext:value-type="float">
            <text:p>-0.5513556004</text:p>
          </table:table-cell>
          <table:table-cell office:value-type="float" office:value="2.96860953331" calcext:value-type="float">
            <text:p>2.9686095333</text:p>
          </table:table-cell>
          <table:table-cell office:value-type="float" office:value="-0.647163927555" calcext:value-type="float">
            <text:p>-0.6471639276</text:p>
          </table:table-cell>
        </table:table-row>
        <table:table-row table:style-name="ro1">
          <table:table-cell office:value-type="float" office:value="4.50734615326" calcext:value-type="float">
            <text:p>4.5073461533</text:p>
          </table:table-cell>
          <table:table-cell office:value-type="float" office:value="-0.555237650871" calcext:value-type="float">
            <text:p>-0.5552376509</text:p>
          </table:table-cell>
          <table:table-cell office:value-type="float" office:value="3.00643678665" calcext:value-type="float">
            <text:p>3.0064367867</text:p>
          </table:table-cell>
          <table:table-cell office:value-type="float" office:value="-0.647465825081" calcext:value-type="float">
            <text:p>-0.6474658251</text:p>
          </table:table-cell>
        </table:table-row>
        <table:table-row table:style-name="ro1">
          <table:table-cell office:value-type="float" office:value="4.5555729866" calcext:value-type="float">
            <text:p>4.5555729866</text:p>
          </table:table-cell>
          <table:table-cell office:value-type="float" office:value="-0.558732151985" calcext:value-type="float">
            <text:p>-0.558732152</text:p>
          </table:table-cell>
          <table:table-cell office:value-type="float" office:value="3.04478164673" calcext:value-type="float">
            <text:p>3.0447816467</text:p>
          </table:table-cell>
          <table:table-cell office:value-type="float" office:value="-0.646377801895" calcext:value-type="float">
            <text:p>-0.6463778019</text:p>
          </table:table-cell>
        </table:table-row>
        <table:table-row table:style-name="ro1">
          <table:table-cell office:value-type="float" office:value="4.60326385498" calcext:value-type="float">
            <text:p>4.603263855</text:p>
          </table:table-cell>
          <table:table-cell office:value-type="float" office:value="-0.563618957996" calcext:value-type="float">
            <text:p>-0.563618958</text:p>
          </table:table-cell>
          <table:table-cell office:value-type="float" office:value="3.10305949211" calcext:value-type="float">
            <text:p>3.1030594921</text:p>
          </table:table-cell>
          <table:table-cell office:value-type="float" office:value="-0.642854094505" calcext:value-type="float">
            <text:p>-0.6428540945</text:p>
          </table:table-cell>
        </table:table-row>
        <table:table-row table:style-name="ro1">
          <table:table-cell office:value-type="float" office:value="4.65349149704" calcext:value-type="float">
            <text:p>4.653491497</text:p>
          </table:table-cell>
          <table:table-cell office:value-type="float" office:value="-0.570729792118" calcext:value-type="float">
            <text:p>-0.5707297921</text:p>
          </table:table-cell>
          <table:table-cell office:value-type="float" office:value="3.15692397118" calcext:value-type="float">
            <text:p>3.1569239712</text:p>
          </table:table-cell>
          <table:table-cell office:value-type="float" office:value="-0.636759281158" calcext:value-type="float">
            <text:p>-0.6367592812</text:p>
          </table:table-cell>
        </table:table-row>
        <table:table-row table:style-name="ro1">
          <table:table-cell office:value-type="float" office:value="4.71435451508" calcext:value-type="float">
            <text:p>4.7143545151</text:p>
          </table:table-cell>
          <table:table-cell office:value-type="float" office:value="-0.577713608742" calcext:value-type="float">
            <text:p>-0.5777136087</text:p>
          </table:table-cell>
          <table:table-cell office:value-type="float" office:value="3.21571608543" calcext:value-type="float">
            <text:p>3.2157160854</text:p>
          </table:table-cell>
          <table:table-cell office:value-type="float" office:value="-0.63752669096" calcext:value-type="float">
            <text:p>-0.637526691</text:p>
          </table:table-cell>
        </table:table-row>
        <table:table-row table:style-name="ro1">
          <table:table-cell office:value-type="float" office:value="4.77104616165" calcext:value-type="float">
            <text:p>4.7710461617</text:p>
          </table:table-cell>
          <table:table-cell office:value-type="float" office:value="-0.583973407745" calcext:value-type="float">
            <text:p>-0.5839734077</text:p>
          </table:table-cell>
          <table:table-cell office:value-type="float" office:value="3.28139348984" calcext:value-type="float">
            <text:p>3.2813934898</text:p>
          </table:table-cell>
          <table:table-cell office:value-type="float" office:value="-0.635573089123" calcext:value-type="float">
            <text:p>-0.6355730891</text:p>
          </table:table-cell>
        </table:table-row>
        <table:table-row table:style-name="ro1">
          <table:table-cell office:value-type="float" office:value="4.83328819275" calcext:value-type="float">
            <text:p>4.8332881928</text:p>
          </table:table-cell>
          <table:table-cell office:value-type="float" office:value="-0.593228876591" calcext:value-type="float">
            <text:p>-0.5932288766</text:p>
          </table:table-cell>
          <table:table-cell office:value-type="float" office:value="3.33497019768" calcext:value-type="float">
            <text:p>3.3349701977</text:p>
          </table:table-cell>
          <table:table-cell office:value-type="float" office:value="-0.628827571869" calcext:value-type="float">
            <text:p>-0.6288275719</text:p>
          </table:table-cell>
        </table:table-row>
        <table:table-row table:style-name="ro1">
          <table:table-cell office:value-type="float" office:value="4.89046525955" calcext:value-type="float">
            <text:p>4.8904652596</text:p>
          </table:table-cell>
          <table:table-cell office:value-type="float" office:value="-0.600910067558" calcext:value-type="float">
            <text:p>-0.6009100676</text:p>
          </table:table-cell>
          <table:table-cell office:value-type="float" office:value="3.39110203743" calcext:value-type="float">
            <text:p>3.3911020374</text:p>
          </table:table-cell>
          <table:table-cell office:value-type="float" office:value="-0.624863147736" calcext:value-type="float">
            <text:p>-0.6248631477</text:p>
          </table:table-cell>
        </table:table-row>
        <table:table-row table:style-name="ro1">
          <table:table-cell office:value-type="float" office:value="4.94719171524" calcext:value-type="float">
            <text:p>4.9471917152</text:p>
          </table:table-cell>
          <table:table-cell office:value-type="float" office:value="-0.609488785267" calcext:value-type="float">
            <text:p>-0.6094887853</text:p>
          </table:table-cell>
          <table:table-cell office:value-type="float" office:value="3.43832965851" calcext:value-type="float">
            <text:p>3.4383296585</text:p>
          </table:table-cell>
          <table:table-cell office:value-type="float" office:value="-0.620217263699" calcext:value-type="float">
            <text:p>-0.6202172637</text:p>
          </table:table-cell>
        </table:table-row>
        <table:table-row table:style-name="ro1">
          <table:table-cell office:value-type="float" office:value="5.00548791885" calcext:value-type="float">
            <text:p>5.0054879189</text:p>
          </table:table-cell>
          <table:table-cell office:value-type="float" office:value="-0.617804050446" calcext:value-type="float">
            <text:p>-0.6178040504</text:p>
          </table:table-cell>
          <table:table-cell office:value-type="float" office:value="3.48981519699" calcext:value-type="float">
            <text:p>3.489815197</text:p>
          </table:table-cell>
          <table:table-cell office:value-type="float" office:value="-0.615411162376" calcext:value-type="float">
            <text:p>-0.6154111624</text:p>
          </table:table-cell>
        </table:table-row>
        <table:table-row table:style-name="ro1">
          <table:table-cell office:value-type="float" office:value="5.06293725967" calcext:value-type="float">
            <text:p>5.0629372597</text:p>
          </table:table-cell>
          <table:table-cell office:value-type="float" office:value="-0.627455115318" calcext:value-type="float">
            <text:p>-0.6274551153</text:p>
          </table:table-cell>
          <table:table-cell office:value-type="float" office:value="3.53872343063" calcext:value-type="float">
            <text:p>3.5387234306</text:p>
          </table:table-cell>
          <table:table-cell office:value-type="float" office:value="-0.610239028931" calcext:value-type="float">
            <text:p>-0.6102390289</text:p>
          </table:table-cell>
        </table:table-row>
        <table:table-row table:style-name="ro1">
          <table:table-cell office:value-type="float" office:value="5.09452962875" calcext:value-type="float">
            <text:p>5.0945296288</text:p>
          </table:table-cell>
          <table:table-cell office:value-type="float" office:value="-0.632620155811" calcext:value-type="float">
            <text:p>-0.6326201558</text:p>
          </table:table-cell>
          <table:table-cell office:value-type="float" office:value="3.5891975975" calcext:value-type="float">
            <text:p>3.5891975975</text:p>
          </table:table-cell>
          <table:table-cell office:value-type="float" office:value="-0.605034291744" calcext:value-type="float">
            <text:p>-0.6050342917</text:p>
          </table:table-cell>
        </table:table-row>
        <table:table-row table:style-name="ro1">
          <table:table-cell office:value-type="float" office:value="5.1252746582" calcext:value-type="float">
            <text:p>5.1252746582</text:p>
          </table:table-cell>
          <table:table-cell office:value-type="float" office:value="-0.636331498623" calcext:value-type="float">
            <text:p>-0.6363314986</text:p>
          </table:table-cell>
          <table:table-cell office:value-type="float" office:value="3.64058609962" calcext:value-type="float">
            <text:p>3.6405860996</text:p>
          </table:table-cell>
          <table:table-cell office:value-type="float" office:value="-0.60075032711" calcext:value-type="float">
            <text:p>-0.6007503271</text:p>
          </table:table-cell>
        </table:table-row>
        <table:table-row table:style-name="ro1">
          <table:table-cell office:value-type="float" office:value="5.15904331207" calcext:value-type="float">
            <text:p>5.1590433121</text:p>
          </table:table-cell>
          <table:table-cell office:value-type="float" office:value="-0.640724658966" calcext:value-type="float">
            <text:p>-0.640724659</text:p>
          </table:table-cell>
          <table:table-cell office:value-type="float" office:value="3.72359391212" calcext:value-type="float">
            <text:p>3.7235939121</text:p>
          </table:table-cell>
          <table:table-cell office:value-type="float" office:value="-0.59482884407" calcext:value-type="float">
            <text:p>-0.5948288441</text:p>
          </table:table-cell>
        </table:table-row>
        <table:table-row table:style-name="ro1">
          <table:table-cell office:value-type="float" office:value="5.19014120102" calcext:value-type="float">
            <text:p>5.190141201</text:p>
          </table:table-cell>
          <table:table-cell office:value-type="float" office:value="-0.645131766796" calcext:value-type="float">
            <text:p>-0.6451317668</text:p>
          </table:table-cell>
          <table:table-cell office:value-type="float" office:value="3.79736586571" calcext:value-type="float">
            <text:p>3.7973658657</text:p>
          </table:table-cell>
          <table:table-cell office:value-type="float" office:value="-0.587986469269" calcext:value-type="float">
            <text:p>-0.5879864693</text:p>
          </table:table-cell>
        </table:table-row>
        <table:table-row table:style-name="ro1">
          <table:table-cell office:value-type="float" office:value="5.22377204895" calcext:value-type="float">
            <text:p>5.223772049</text:p>
          </table:table-cell>
          <table:table-cell office:value-type="float" office:value="-0.647930681705" calcext:value-type="float">
            <text:p>-0.6479306817</text:p>
          </table:table-cell>
          <table:table-cell office:value-type="float" office:value="3.88349910736" calcext:value-type="float">
            <text:p>3.8834991074</text:p>
          </table:table-cell>
          <table:table-cell office:value-type="float" office:value="-0.580757856369" calcext:value-type="float">
            <text:p>-0.5807578564</text:p>
          </table:table-cell>
        </table:table-row>
        <table:table-row table:style-name="ro1">
          <table:table-cell office:value-type="float" office:value="5.258705616" calcext:value-type="float">
            <text:p>5.258705616</text:p>
          </table:table-cell>
          <table:table-cell office:value-type="float" office:value="-0.650507807732" calcext:value-type="float">
            <text:p>-0.6505078077</text:p>
          </table:table-cell>
          <table:table-cell office:value-type="float" office:value="3.96317072868" calcext:value-type="float">
            <text:p>3.9631707287</text:p>
          </table:table-cell>
          <table:table-cell office:value-type="float" office:value="-0.575512170792" calcext:value-type="float">
            <text:p>-0.5755121708</text:p>
          </table:table-cell>
        </table:table-row>
        <table:table-row table:style-name="ro1">
          <table:table-cell office:value-type="float" office:value="5.29253482819" calcext:value-type="float">
            <text:p>5.2925348282</text:p>
          </table:table-cell>
          <table:table-cell office:value-type="float" office:value="-0.652408778667" calcext:value-type="float">
            <text:p>-0.6524087787</text:p>
          </table:table-cell>
          <table:table-cell office:value-type="float" office:value="4.04101034164" calcext:value-type="float">
            <text:p>4.0410103416</text:p>
          </table:table-cell>
          <table:table-cell office:value-type="float" office:value="-0.57046443224" calcext:value-type="float">
            <text:p>-0.5704644322</text:p>
          </table:table-cell>
        </table:table-row>
        <table:table-row table:style-name="ro1">
          <table:table-cell office:value-type="float" office:value="5.32741260529" calcext:value-type="float">
            <text:p>5.3274126053</text:p>
          </table:table-cell>
          <table:table-cell office:value-type="float" office:value="-0.654644012451" calcext:value-type="float">
            <text:p>-0.6546440125</text:p>
          </table:table-cell>
          <table:table-cell office:value-type="float" office:value="4.11746212006" calcext:value-type="float">
            <text:p>4.1174621201</text:p>
          </table:table-cell>
          <table:table-cell office:value-type="float" office:value="-0.565353989601" calcext:value-type="float">
            <text:p>-0.5653539896</text:p>
          </table:table-cell>
        </table:table-row>
        <table:table-row table:style-name="ro1">
          <table:table-cell office:value-type="float" office:value="5.35651445389" calcext:value-type="float">
            <text:p>5.3565144539</text:p>
          </table:table-cell>
          <table:table-cell office:value-type="float" office:value="-0.65384542942" calcext:value-type="float">
            <text:p>-0.6538454294</text:p>
          </table:table-cell>
          <table:table-cell office:value-type="float" office:value="4.19881602287" calcext:value-type="float">
            <text:p>4.1988160229</text:p>
          </table:table-cell>
          <table:table-cell office:value-type="float" office:value="-0.560158073902" calcext:value-type="float">
            <text:p>-0.5601580739</text:p>
          </table:table-cell>
        </table:table-row>
        <table:table-row table:style-name="ro1">
          <table:table-cell office:value-type="float" office:value="5.38731956482" calcext:value-type="float">
            <text:p>5.3873195648</text:p>
          </table:table-cell>
          <table:table-cell office:value-type="float" office:value="-0.654648125172" calcext:value-type="float">
            <text:p>-0.6546481252</text:p>
          </table:table-cell>
          <table:table-cell office:value-type="float" office:value="4.26307102203" calcext:value-type="float">
            <text:p>4.263071022</text:p>
          </table:table-cell>
          <table:table-cell office:value-type="float" office:value="-0.556267976761" calcext:value-type="float">
            <text:p>-0.5562679768</text:p>
          </table:table-cell>
        </table:table-row>
        <table:table-row table:style-name="ro1">
          <table:table-cell office:value-type="float" office:value="6.38657140732" calcext:value-type="float">
            <text:p>6.3865714073</text:p>
          </table:table-cell>
          <table:table-cell office:value-type="float" office:value="-0.74554079771" calcext:value-type="float">
            <text:p>-0.7455407977</text:p>
          </table:table-cell>
          <table:table-cell office:value-type="float" office:value="4.31788917542" calcext:value-type="float">
            <text:p>4.3178891754</text:p>
          </table:table-cell>
          <table:table-cell office:value-type="float" office:value="-0.552379608154" calcext:value-type="float">
            <text:p>-0.5523796082</text:p>
          </table:table-cell>
        </table:table-row>
        <table:table-row table:style-name="ro1">
          <table:table-cell office:value-type="float" office:value="6.71900463104" calcext:value-type="float">
            <text:p>6.719004631</text:p>
          </table:table-cell>
          <table:table-cell office:value-type="float" office:value="-0.769652426243" calcext:value-type="float">
            <text:p>-0.7696524262</text:p>
          </table:table-cell>
          <table:table-cell office:value-type="float" office:value="4.37045808792" calcext:value-type="float">
            <text:p>4.3704580879</text:p>
          </table:table-cell>
          <table:table-cell office:value-type="float" office:value="-0.549414634705" calcext:value-type="float">
            <text:p>-0.5494146347</text:p>
          </table:table-cell>
        </table:table-row>
        <table:table-row table:style-name="ro1">
          <table:table-cell office:value-type="float" office:value="6.78131484985" calcext:value-type="float">
            <text:p>6.7813148499</text:p>
          </table:table-cell>
          <table:table-cell office:value-type="float" office:value="-0.766135036945" calcext:value-type="float">
            <text:p>-0.7661350369</text:p>
          </table:table-cell>
          <table:table-cell office:value-type="float" office:value="4.42583342552" calcext:value-type="float">
            <text:p>4.4258334255</text:p>
          </table:table-cell>
          <table:table-cell office:value-type="float" office:value="-0.547026693821" calcext:value-type="float">
            <text:p>-0.5470266938</text:p>
          </table:table-cell>
        </table:table-row>
        <table:table-row table:style-name="ro1">
          <table:table-cell office:value-type="float" office:value="6.84476566315" calcext:value-type="float">
            <text:p>6.8447656632</text:p>
          </table:table-cell>
          <table:table-cell office:value-type="float" office:value="-0.762511312962" calcext:value-type="float">
            <text:p>-0.762511313</text:p>
          </table:table-cell>
          <table:table-cell office:value-type="float" office:value="4.48673816681" calcext:value-type="float">
            <text:p>4.4867381668</text:p>
          </table:table-cell>
          <table:table-cell office:value-type="float" office:value="-0.544725954533" calcext:value-type="float">
            <text:p>-0.5447259545</text:p>
          </table:table-cell>
        </table:table-row>
        <table:table-row table:style-name="ro1">
          <table:table-cell office:value-type="float" office:value="6.89932918549" calcext:value-type="float">
            <text:p>6.8993291855</text:p>
          </table:table-cell>
          <table:table-cell office:value-type="float" office:value="-0.757458686829" calcext:value-type="float">
            <text:p>-0.7574586868</text:p>
          </table:table-cell>
          <table:table-cell office:value-type="float" office:value="4.54796095848" calcext:value-type="float">
            <text:p>4.5479609585</text:p>
          </table:table-cell>
          <table:table-cell office:value-type="float" office:value="-0.543268740177" calcext:value-type="float">
            <text:p>-0.5432687402</text:p>
          </table:table-cell>
        </table:table-row>
        <table:table-row table:style-name="ro1">
          <table:table-cell office:value-type="float" office:value="6.9495267868" calcext:value-type="float">
            <text:p>6.9495267868</text:p>
          </table:table-cell>
          <table:table-cell office:value-type="float" office:value="-0.750535845757" calcext:value-type="float">
            <text:p>-0.7505358458</text:p>
          </table:table-cell>
          <table:table-cell office:value-type="float" office:value="4.60921307564" calcext:value-type="float">
            <text:p>4.6092130756</text:p>
          </table:table-cell>
          <table:table-cell office:value-type="float" office:value="-0.543530523777" calcext:value-type="float">
            <text:p>-0.5435305238</text:p>
          </table:table-cell>
        </table:table-row>
        <table:table-row table:style-name="ro1">
          <table:table-cell office:value-type="float" office:value="7.00828552246" calcext:value-type="float">
            <text:p>7.0082855225</text:p>
          </table:table-cell>
          <table:table-cell office:value-type="float" office:value="-0.742339491844" calcext:value-type="float">
            <text:p>-0.7423394918</text:p>
          </table:table-cell>
          <table:table-cell office:value-type="float" office:value="4.71975847244" calcext:value-type="float">
            <text:p>4.7197584724</text:p>
          </table:table-cell>
          <table:table-cell office:value-type="float" office:value="-0.542850077152" calcext:value-type="float">
            <text:p>-0.5428500772</text:p>
          </table:table-cell>
        </table:table-row>
        <table:table-row table:style-name="ro1">
          <table:table-cell office:value-type="float" office:value="7.0679473877" calcext:value-type="float">
            <text:p>7.0679473877</text:p>
          </table:table-cell>
          <table:table-cell office:value-type="float" office:value="-0.736057043076" calcext:value-type="float">
            <text:p>-0.7360570431</text:p>
          </table:table-cell>
          <table:table-cell office:value-type="float" office:value="4.84324785233" calcext:value-type="float">
            <text:p>4.8432478523</text:p>
          </table:table-cell>
          <table:table-cell office:value-type="float" office:value="-0.540588378906" calcext:value-type="float">
            <text:p>-0.5405883789</text:p>
          </table:table-cell>
        </table:table-row>
        <table:table-row table:style-name="ro1">
          <table:table-cell office:value-type="float" office:value="7.13030099869" calcext:value-type="float">
            <text:p>7.1303009987</text:p>
          </table:table-cell>
          <table:table-cell office:value-type="float" office:value="-0.731698930264" calcext:value-type="float">
            <text:p>-0.7316989303</text:p>
          </table:table-cell>
          <table:table-cell office:value-type="float" office:value="4.93628164291" calcext:value-type="float">
            <text:p>4.9362816429</text:p>
          </table:table-cell>
          <table:table-cell office:value-type="float" office:value="-0.543377518654" calcext:value-type="float">
            <text:p>-0.5433775187</text:p>
          </table:table-cell>
        </table:table-row>
        <table:table-row table:style-name="ro1">
          <table:table-cell office:value-type="float" office:value="7.19533967972" calcext:value-type="float">
            <text:p>7.1953396797</text:p>
          </table:table-cell>
          <table:table-cell office:value-type="float" office:value="-0.726064801216" calcext:value-type="float">
            <text:p>-0.7260648012</text:p>
          </table:table-cell>
          <table:table-cell office:value-type="float" office:value="5.0367364502" calcext:value-type="float">
            <text:p>5.0367364502</text:p>
          </table:table-cell>
          <table:table-cell office:value-type="float" office:value="-0.543043076992" calcext:value-type="float">
            <text:p>-0.543043077</text:p>
          </table:table-cell>
        </table:table-row>
        <table:table-row table:style-name="ro1">
          <table:table-cell office:value-type="float" office:value="7.26235103607" calcext:value-type="float">
            <text:p>7.2623510361</text:p>
          </table:table-cell>
          <table:table-cell office:value-type="float" office:value="-0.720279097557" calcext:value-type="float">
            <text:p>-0.7202790976</text:p>
          </table:table-cell>
          <table:table-cell office:value-type="float" office:value="5.09148450851" calcext:value-type="float">
            <text:p>5.0914845085</text:p>
          </table:table-cell>
          <table:table-cell office:value-type="float" office:value="-0.544297993183" calcext:value-type="float">
            <text:p>-0.5442979932</text:p>
          </table:table-cell>
        </table:table-row>
        <table:table-row table:style-name="ro1">
          <table:table-cell office:value-type="float" office:value="7.3250451088" calcext:value-type="float">
            <text:p>7.3250451088</text:p>
          </table:table-cell>
          <table:table-cell office:value-type="float" office:value="-0.716178238392" calcext:value-type="float">
            <text:p>-0.7161782384</text:p>
          </table:table-cell>
          <table:table-cell office:value-type="float" office:value="5.14390417099" calcext:value-type="float">
            <text:p>5.143904171</text:p>
          </table:table-cell>
          <table:table-cell office:value-type="float" office:value="-0.545745611191" calcext:value-type="float">
            <text:p>-0.5457456112</text:p>
          </table:table-cell>
        </table:table-row>
        <table:table-row table:style-name="ro1">
          <table:table-cell office:value-type="float" office:value="7.36806106567" calcext:value-type="float">
            <text:p>7.3680610657</text:p>
          </table:table-cell>
          <table:table-cell office:value-type="float" office:value="-0.713241636753" calcext:value-type="float">
            <text:p>-0.7132416368</text:p>
          </table:table-cell>
          <table:table-cell office:value-type="float" office:value="5.19419713974" calcext:value-type="float">
            <text:p>5.1941971397</text:p>
          </table:table-cell>
          <table:table-cell office:value-type="float" office:value="-0.547239780426" calcext:value-type="float">
            <text:p>-0.5472397804</text:p>
          </table:table-cell>
        </table:table-row>
        <table:table-row table:style-name="ro1">
          <table:table-cell office:value-type="float" office:value="7.49345731735" calcext:value-type="float">
            <text:p>7.4934573174</text:p>
          </table:table-cell>
          <table:table-cell office:value-type="float" office:value="-0.704137563705" calcext:value-type="float">
            <text:p>-0.7041375637</text:p>
          </table:table-cell>
          <table:table-cell office:value-type="float" office:value="5.24183269501" calcext:value-type="float">
            <text:p>5.241832695</text:p>
          </table:table-cell>
          <table:table-cell office:value-type="float" office:value="-0.548566460609" calcext:value-type="float">
            <text:p>-0.5485664606</text:p>
          </table:table-cell>
        </table:table-row>
        <table:table-row table:style-name="ro1">
          <table:table-cell office:value-type="float" office:value="7.6024479866" calcext:value-type="float">
            <text:p>7.6024479866</text:p>
          </table:table-cell>
          <table:table-cell office:value-type="float" office:value="-0.698459506035" calcext:value-type="float">
            <text:p>-0.698459506</text:p>
          </table:table-cell>
          <table:table-cell office:value-type="float" office:value="5.29176517487" calcext:value-type="float">
            <text:p>5.2917651749</text:p>
          </table:table-cell>
          <table:table-cell office:value-type="float" office:value="-0.551355600357" calcext:value-type="float">
            <text:p>-0.5513556004</text:p>
          </table:table-cell>
        </table:table-row>
        <table:table-row table:style-name="ro1">
          <table:table-cell office:value-type="float" office:value="7.74637031555" calcext:value-type="float">
            <text:p>7.7463703156</text:p>
          </table:table-cell>
          <table:table-cell office:value-type="float" office:value="-0.69141471386" calcext:value-type="float">
            <text:p>-0.6914147139</text:p>
          </table:table-cell>
          <table:table-cell office:value-type="float" office:value="5.34234615326" calcext:value-type="float">
            <text:p>5.3423461533</text:p>
          </table:table-cell>
          <table:table-cell office:value-type="float" office:value="-0.555237650871" calcext:value-type="float">
            <text:p>-0.5552376509</text:p>
          </table:table-cell>
        </table:table-row>
        <table:table-row table:style-name="ro1">
          <table:table-cell office:value-type="float" office:value="7.81195497513" calcext:value-type="float">
            <text:p>7.8119549751</text:p>
          </table:table-cell>
          <table:table-cell office:value-type="float" office:value="-0.68952780962" calcext:value-type="float">
            <text:p>-0.6895278096</text:p>
          </table:table-cell>
          <table:table-cell office:value-type="float" office:value="5.3905729866" calcext:value-type="float">
            <text:p>5.3905729866</text:p>
          </table:table-cell>
          <table:table-cell office:value-type="float" office:value="-0.558732151985" calcext:value-type="float">
            <text:p>-0.558732152</text:p>
          </table:table-cell>
        </table:table-row>
        <table:table-row table:style-name="ro1">
          <table:table-cell office:value-type="float" office:value="7.87715959549" calcext:value-type="float">
            <text:p>7.8771595955</text:p>
          </table:table-cell>
          <table:table-cell office:value-type="float" office:value="-0.688175022602" calcext:value-type="float">
            <text:p>-0.6881750226</text:p>
          </table:table-cell>
          <table:table-cell office:value-type="float" office:value="5.43826385498" calcext:value-type="float">
            <text:p>5.438263855</text:p>
          </table:table-cell>
          <table:table-cell office:value-type="float" office:value="-0.563618957996" calcext:value-type="float">
            <text:p>-0.563618958</text:p>
          </table:table-cell>
        </table:table-row>
        <table:table-row table:style-name="ro1">
          <table:table-cell office:value-type="float" office:value="7.9441151619" calcext:value-type="float">
            <text:p>7.9441151619</text:p>
          </table:table-cell>
          <table:table-cell office:value-type="float" office:value="-0.689065396786" calcext:value-type="float">
            <text:p>-0.6890653968</text:p>
          </table:table-cell>
          <table:table-cell office:value-type="float" office:value="5.48849149704" calcext:value-type="float">
            <text:p>5.488491497</text:p>
          </table:table-cell>
          <table:table-cell office:value-type="float" office:value="-0.570729792118" calcext:value-type="float">
            <text:p>-0.5707297921</text:p>
          </table:table-cell>
        </table:table-row>
        <table:table-row table:style-name="ro1">
          <table:table-cell office:value-type="float" office:value="8.008020401" calcext:value-type="float">
            <text:p>8.008020401</text:p>
          </table:table-cell>
          <table:table-cell office:value-type="float" office:value="-0.693149030209" calcext:value-type="float">
            <text:p>-0.6931490302</text:p>
          </table:table-cell>
          <table:table-cell office:value-type="float" office:value="5.54935451508" calcext:value-type="float">
            <text:p>5.5493545151</text:p>
          </table:table-cell>
          <table:table-cell office:value-type="float" office:value="-0.577713608742" calcext:value-type="float">
            <text:p>-0.5777136087</text:p>
          </table:table-cell>
        </table:table-row>
        <table:table-row table:style-name="ro1">
          <table:table-cell office:value-type="float" office:value="8.07206344604" calcext:value-type="float">
            <text:p>8.072063446</text:p>
          </table:table-cell>
          <table:table-cell office:value-type="float" office:value="-0.698084056377" calcext:value-type="float">
            <text:p>-0.6980840564</text:p>
          </table:table-cell>
          <table:table-cell office:value-type="float" office:value="5.60604616165" calcext:value-type="float">
            <text:p>5.6060461617</text:p>
          </table:table-cell>
          <table:table-cell office:value-type="float" office:value="-0.583973407745" calcext:value-type="float">
            <text:p>-0.5839734077</text:p>
          </table:table-cell>
        </table:table-row>
        <table:table-row table:style-name="ro1">
          <table:table-cell office:value-type="float" office:value="8.13955402374" calcext:value-type="float">
            <text:p>8.1395540237</text:p>
          </table:table-cell>
          <table:table-cell office:value-type="float" office:value="-0.704773426056" calcext:value-type="float">
            <text:p>-0.7047734261</text:p>
          </table:table-cell>
          <table:table-cell office:value-type="float" office:value="5.66828819275" calcext:value-type="float">
            <text:p>5.6682881928</text:p>
          </table:table-cell>
          <table:table-cell office:value-type="float" office:value="-0.593228876591" calcext:value-type="float">
            <text:p>-0.5932288766</text:p>
          </table:table-cell>
        </table:table-row>
        <table:table-row table:style-name="ro1">
          <table:table-cell office:value-type="float" office:value="8.2038526535" calcext:value-type="float">
            <text:p>8.2038526535</text:p>
          </table:table-cell>
          <table:table-cell office:value-type="float" office:value="-0.718871891499" calcext:value-type="float">
            <text:p>-0.7188718915</text:p>
          </table:table-cell>
          <table:table-cell office:value-type="float" office:value="5.72546525955" calcext:value-type="float">
            <text:p>5.7254652596</text:p>
          </table:table-cell>
          <table:table-cell office:value-type="float" office:value="-0.600910067558" calcext:value-type="float">
            <text:p>-0.6009100676</text:p>
          </table:table-cell>
        </table:table-row>
        <table:table-row table:style-name="ro1">
          <table:table-cell office:value-type="float" office:value="8.25302600861" calcext:value-type="float">
            <text:p>8.2530260086</text:p>
          </table:table-cell>
          <table:table-cell office:value-type="float" office:value="-0.740136802197" calcext:value-type="float">
            <text:p>-0.7401368022</text:p>
          </table:table-cell>
          <table:table-cell office:value-type="float" office:value="5.78219171524" calcext:value-type="float">
            <text:p>5.7821917152</text:p>
          </table:table-cell>
          <table:table-cell office:value-type="float" office:value="-0.609488785267" calcext:value-type="float">
            <text:p>-0.6094887853</text:p>
          </table:table-cell>
        </table:table-row>
        <table:table-row table:style-name="ro1">
          <table:table-cell office:value-type="float" office:value="8.29751873016" calcext:value-type="float">
            <text:p>8.2975187302</text:p>
          </table:table-cell>
          <table:table-cell office:value-type="float" office:value="-0.763828277588" calcext:value-type="float">
            <text:p>-0.7638282776</text:p>
          </table:table-cell>
          <table:table-cell office:value-type="float" office:value="5.84048791885" calcext:value-type="float">
            <text:p>5.8404879189</text:p>
          </table:table-cell>
          <table:table-cell office:value-type="float" office:value="-0.617804050446" calcext:value-type="float">
            <text:p>-0.6178040504</text:p>
          </table:table-cell>
        </table:table-row>
        <table:table-row table:style-name="ro1">
          <table:table-cell office:value-type="float" office:value="8.34022903442" calcext:value-type="float">
            <text:p>8.3402290344</text:p>
          </table:table-cell>
          <table:table-cell office:value-type="float" office:value="-0.786987483501" calcext:value-type="float">
            <text:p>-0.7869874835</text:p>
          </table:table-cell>
          <table:table-cell office:value-type="float" office:value="5.89793725967" calcext:value-type="float">
            <text:p>5.8979372597</text:p>
          </table:table-cell>
          <table:table-cell office:value-type="float" office:value="-0.627455115318" calcext:value-type="float">
            <text:p>-0.6274551153</text:p>
          </table:table-cell>
        </table:table-row>
        <table:table-row table:style-name="ro1">
          <table:table-cell office:value-type="float" office:value="8.38611412048" calcext:value-type="float">
            <text:p>8.3861141205</text:p>
          </table:table-cell>
          <table:table-cell office:value-type="float" office:value="-0.808027565479" calcext:value-type="float">
            <text:p>-0.8080275655</text:p>
          </table:table-cell>
          <table:table-cell office:value-type="float" office:value="5.92952962875" calcext:value-type="float">
            <text:p>5.9295296288</text:p>
          </table:table-cell>
          <table:table-cell office:value-type="float" office:value="-0.632620155811" calcext:value-type="float">
            <text:p>-0.6326201558</text:p>
          </table:table-cell>
        </table:table-row>
        <table:table-row table:style-name="ro1">
          <table:table-cell office:value-type="float" office:value="8.45198726654" calcext:value-type="float">
            <text:p>8.4519872665</text:p>
          </table:table-cell>
          <table:table-cell office:value-type="float" office:value="-0.822773456573" calcext:value-type="float">
            <text:p>-0.8227734566</text:p>
          </table:table-cell>
          <table:table-cell office:value-type="float" office:value="5.9602746582" calcext:value-type="float">
            <text:p>5.9602746582</text:p>
          </table:table-cell>
          <table:table-cell office:value-type="float" office:value="-0.636331498623" calcext:value-type="float">
            <text:p>-0.6363314986</text:p>
          </table:table-cell>
        </table:table-row>
        <table:table-row table:style-name="ro1">
          <table:table-cell office:value-type="float" office:value="8.51613903046" calcext:value-type="float">
            <text:p>8.5161390305</text:p>
          </table:table-cell>
          <table:table-cell office:value-type="float" office:value="-0.826798081398" calcext:value-type="float">
            <text:p>-0.8267980814</text:p>
          </table:table-cell>
          <table:table-cell office:value-type="float" office:value="5.99404331207" calcext:value-type="float">
            <text:p>5.9940433121</text:p>
          </table:table-cell>
          <table:table-cell office:value-type="float" office:value="-0.640724658966" calcext:value-type="float">
            <text:p>-0.640724659</text:p>
          </table:table-cell>
        </table:table-row>
        <table:table-row table:style-name="ro1">
          <table:table-cell office:value-type="float" office:value="8.57196903229" calcext:value-type="float">
            <text:p>8.5719690323</text:p>
          </table:table-cell>
          <table:table-cell office:value-type="float" office:value="-0.824360191822" calcext:value-type="float">
            <text:p>-0.8243601918</text:p>
          </table:table-cell>
          <table:table-cell office:value-type="float" office:value="6.02514120102" calcext:value-type="float">
            <text:p>6.025141201</text:p>
          </table:table-cell>
          <table:table-cell office:value-type="float" office:value="-0.645131766796" calcext:value-type="float">
            <text:p>-0.6451317668</text:p>
          </table:table-cell>
        </table:table-row>
        <table:table-row table:style-name="ro1">
          <table:table-cell office:value-type="float" office:value="8.61850833893" calcext:value-type="float">
            <text:p>8.6185083389</text:p>
          </table:table-cell>
          <table:table-cell office:value-type="float" office:value="-0.820597648621" calcext:value-type="float">
            <text:p>-0.8205976486</text:p>
          </table:table-cell>
          <table:table-cell office:value-type="float" office:value="6.05877204895" calcext:value-type="float">
            <text:p>6.058772049</text:p>
          </table:table-cell>
          <table:table-cell office:value-type="float" office:value="-0.647930681705" calcext:value-type="float">
            <text:p>-0.6479306817</text:p>
          </table:table-cell>
        </table:table-row>
        <table:table-row table:style-name="ro1">
          <table:table-cell office:value-type="float" office:value="8.67501449585" calcext:value-type="float">
            <text:p>8.6750144959</text:p>
          </table:table-cell>
          <table:table-cell office:value-type="float" office:value="-0.823562443256" calcext:value-type="float">
            <text:p>-0.8235624433</text:p>
          </table:table-cell>
          <table:table-cell office:value-type="float" office:value="6.093705616" calcext:value-type="float">
            <text:p>6.093705616</text:p>
          </table:table-cell>
          <table:table-cell office:value-type="float" office:value="-0.650507807732" calcext:value-type="float">
            <text:p>-0.6505078077</text:p>
          </table:table-cell>
        </table:table-row>
        <table:table-row table:style-name="ro1">
          <table:table-cell office:value-type="float" office:value="8.73412132263" calcext:value-type="float">
            <text:p>8.7341213226</text:p>
          </table:table-cell>
          <table:table-cell office:value-type="float" office:value="-0.835409164429" calcext:value-type="float">
            <text:p>-0.8354091644</text:p>
          </table:table-cell>
          <table:table-cell office:value-type="float" office:value="6.12753482819" calcext:value-type="float">
            <text:p>6.1275348282</text:p>
          </table:table-cell>
          <table:table-cell office:value-type="float" office:value="-0.652408778667" calcext:value-type="float">
            <text:p>-0.6524087787</text:p>
          </table:table-cell>
        </table:table-row>
        <table:table-row table:style-name="ro1">
          <table:table-cell office:value-type="float" office:value="8.78231430054" calcext:value-type="float">
            <text:p>8.7823143005</text:p>
          </table:table-cell>
          <table:table-cell office:value-type="float" office:value="-0.856051325798" calcext:value-type="float">
            <text:p>-0.8560513258</text:p>
          </table:table-cell>
          <table:table-cell office:value-type="float" office:value="6.16241260529" calcext:value-type="float">
            <text:p>6.1624126053</text:p>
          </table:table-cell>
          <table:table-cell office:value-type="float" office:value="-0.654644012451" calcext:value-type="float">
            <text:p>-0.6546440125</text:p>
          </table:table-cell>
        </table:table-row>
        <table:table-row table:style-name="ro1">
          <table:table-cell office:value-type="float" office:value="8.82501602173" calcext:value-type="float">
            <text:p>8.8250160217</text:p>
          </table:table-cell>
          <table:table-cell office:value-type="float" office:value="-0.888564765453" calcext:value-type="float">
            <text:p>-0.8885647655</text:p>
          </table:table-cell>
          <table:table-cell office:value-type="float" office:value="6.19151445389" calcext:value-type="float">
            <text:p>6.1915144539</text:p>
          </table:table-cell>
          <table:table-cell office:value-type="float" office:value="-0.65384542942" calcext:value-type="float">
            <text:p>-0.6538454294</text:p>
          </table:table-cell>
        </table:table-row>
        <table:table-row table:style-name="ro1">
          <table:table-cell office:value-type="float" office:value="8.83247756958" calcext:value-type="float">
            <text:p>8.8324775696</text:p>
          </table:table-cell>
          <table:table-cell office:value-type="float" office:value="-0.922555685043" calcext:value-type="float">
            <text:p>-0.922555685</text:p>
          </table:table-cell>
          <table:table-cell office:value-type="float" office:value="6.22231956482" calcext:value-type="float">
            <text:p>6.2223195648</text:p>
          </table:table-cell>
          <table:table-cell office:value-type="float" office:value="-0.654648125172" calcext:value-type="float">
            <text:p>-0.6546481252</text:p>
          </table:table-cell>
        </table:table-row>
        <table:table-row table:style-name="ro1">
          <table:table-cell office:value-type="float" office:value="8.83381175995" calcext:value-type="float">
            <text:p>8.83381176</text:p>
          </table:table-cell>
          <table:table-cell office:value-type="float" office:value="-0.955806970596" calcext:value-type="float">
            <text:p>-0.9558069706</text:p>
          </table:table-cell>
          <table:table-cell office:value-type="float" office:value="7.22157140732" calcext:value-type="float">
            <text:p>7.2215714073</text:p>
          </table:table-cell>
          <table:table-cell office:value-type="float" office:value="-0.74554079771" calcext:value-type="float">
            <text:p>-0.7455407977</text:p>
          </table:table-cell>
        </table:table-row>
        <table:table-row table:style-name="ro1">
          <table:table-cell office:value-type="float" office:value="8.8342590332" calcext:value-type="float">
            <text:p>8.8342590332</text:p>
          </table:table-cell>
          <table:table-cell office:value-type="float" office:value="-0.989597439766" calcext:value-type="float">
            <text:p>-0.9895974398</text:p>
          </table:table-cell>
          <table:table-cell office:value-type="float" office:value="7.55400463104" calcext:value-type="float">
            <text:p>7.554004631</text:p>
          </table:table-cell>
          <table:table-cell office:value-type="float" office:value="-0.769652426243" calcext:value-type="float">
            <text:p>-0.7696524262</text:p>
          </table:table-cell>
        </table:table-row>
        <table:table-row table:style-name="ro1">
          <table:table-cell office:value-type="float" office:value="8.83004665375" calcext:value-type="float">
            <text:p>8.8300466538</text:p>
          </table:table-cell>
          <table:table-cell office:value-type="float" office:value="-1.02091777325" calcext:value-type="float">
            <text:p>-1.0209177733</text:p>
          </table:table-cell>
          <table:table-cell office:value-type="float" office:value="7.61631484985" calcext:value-type="float">
            <text:p>7.6163148499</text:p>
          </table:table-cell>
          <table:table-cell office:value-type="float" office:value="-0.766135036945" calcext:value-type="float">
            <text:p>-0.7661350369</text:p>
          </table:table-cell>
        </table:table-row>
        <table:table-row table:style-name="ro1">
          <table:table-cell office:value-type="float" office:value="8.81908130646" calcext:value-type="float">
            <text:p>8.8190813065</text:p>
          </table:table-cell>
          <table:table-cell office:value-type="float" office:value="-1.05047678947" calcext:value-type="float">
            <text:p>-1.0504767895</text:p>
          </table:table-cell>
          <table:table-cell office:value-type="float" office:value="7.67976566315" calcext:value-type="float">
            <text:p>7.6797656632</text:p>
          </table:table-cell>
          <table:table-cell office:value-type="float" office:value="-0.762511312962" calcext:value-type="float">
            <text:p>-0.762511313</text:p>
          </table:table-cell>
        </table:table-row>
        <table:table-row table:style-name="ro1">
          <table:table-cell office:value-type="float" office:value="8.81460380554" calcext:value-type="float">
            <text:p>8.8146038055</text:p>
          </table:table-cell>
          <table:table-cell office:value-type="float" office:value="-1.08228683472" calcext:value-type="float">
            <text:p>-1.0822868347</text:p>
          </table:table-cell>
          <table:table-cell office:value-type="float" office:value="7.73432918549" calcext:value-type="float">
            <text:p>7.7343291855</text:p>
          </table:table-cell>
          <table:table-cell office:value-type="float" office:value="-0.757458686829" calcext:value-type="float">
            <text:p>-0.7574586868</text:p>
          </table:table-cell>
        </table:table-row>
        <table:table-row table:style-name="ro1">
          <table:table-cell office:value-type="float" office:value="8.81851387024" calcext:value-type="float">
            <text:p>8.8185138702</text:p>
          </table:table-cell>
          <table:table-cell office:value-type="float" office:value="-1.11582863331" calcext:value-type="float">
            <text:p>-1.1158286333</text:p>
          </table:table-cell>
          <table:table-cell office:value-type="float" office:value="7.7845267868" calcext:value-type="float">
            <text:p>7.7845267868</text:p>
          </table:table-cell>
          <table:table-cell office:value-type="float" office:value="-0.750535845757" calcext:value-type="float">
            <text:p>-0.7505358458</text:p>
          </table:table-cell>
        </table:table-row>
        <table:table-row table:style-name="ro1">
          <table:table-cell office:value-type="float" office:value="8.81970500946" calcext:value-type="float">
            <text:p>8.8197050095</text:p>
          </table:table-cell>
          <table:table-cell office:value-type="float" office:value="-1.14669215679" calcext:value-type="float">
            <text:p>-1.1466921568</text:p>
          </table:table-cell>
          <table:table-cell office:value-type="float" office:value="7.84328552246" calcext:value-type="float">
            <text:p>7.8432855225</text:p>
          </table:table-cell>
          <table:table-cell office:value-type="float" office:value="-0.742339491844" calcext:value-type="float">
            <text:p>-0.7423394918</text:p>
          </table:table-cell>
        </table:table-row>
        <table:table-row table:style-name="ro1">
          <table:table-cell office:value-type="float" office:value="8.81982517242" calcext:value-type="float">
            <text:p>8.8198251724</text:p>
          </table:table-cell>
          <table:table-cell office:value-type="float" office:value="-1.17726826668" calcext:value-type="float">
            <text:p>-1.1772682667</text:p>
          </table:table-cell>
          <table:table-cell office:value-type="float" office:value="7.9029473877" calcext:value-type="float">
            <text:p>7.9029473877</text:p>
          </table:table-cell>
          <table:table-cell office:value-type="float" office:value="-0.736057043076" calcext:value-type="float">
            <text:p>-0.7360570431</text:p>
          </table:table-cell>
        </table:table-row>
        <table:table-row table:style-name="ro1">
          <table:table-cell office:value-type="float" office:value="8.81573390961" calcext:value-type="float">
            <text:p>8.8157339096</text:p>
          </table:table-cell>
          <table:table-cell office:value-type="float" office:value="-1.20569944382" calcext:value-type="float">
            <text:p>-1.2056994438</text:p>
          </table:table-cell>
          <table:table-cell office:value-type="float" office:value="7.96530099869" calcext:value-type="float">
            <text:p>7.9653009987</text:p>
          </table:table-cell>
          <table:table-cell office:value-type="float" office:value="-0.731698930264" calcext:value-type="float">
            <text:p>-0.7316989303</text:p>
          </table:table-cell>
        </table:table-row>
        <table:table-row table:style-name="ro1">
          <table:table-cell office:value-type="float" office:value="8.8122549057" calcext:value-type="float">
            <text:p>8.8122549057</text:p>
          </table:table-cell>
          <table:table-cell office:value-type="float" office:value="-1.23434126377" calcext:value-type="float">
            <text:p>-1.2343412638</text:p>
          </table:table-cell>
          <table:table-cell office:value-type="float" office:value="8.03033967972" calcext:value-type="float">
            <text:p>8.0303396797</text:p>
          </table:table-cell>
          <table:table-cell office:value-type="float" office:value="-0.726064801216" calcext:value-type="float">
            <text:p>-0.7260648012</text:p>
          </table:table-cell>
        </table:table-row>
        <table:table-row table:style-name="ro1">
          <table:table-cell office:value-type="float" office:value="8.81104755402" calcext:value-type="float">
            <text:p>8.811047554</text:p>
          </table:table-cell>
          <table:table-cell office:value-type="float" office:value="-1.26072490215" calcext:value-type="float">
            <text:p>-1.2607249022</text:p>
          </table:table-cell>
          <table:table-cell office:value-type="float" office:value="8.09735103607" calcext:value-type="float">
            <text:p>8.0973510361</text:p>
          </table:table-cell>
          <table:table-cell office:value-type="float" office:value="-0.720279097557" calcext:value-type="float">
            <text:p>-0.7202790976</text:p>
          </table:table-cell>
        </table:table-row>
        <table:table-row table:style-name="ro1">
          <table:table-cell office:value-type="float" office:value="8.81378269196" calcext:value-type="float">
            <text:p>8.813782692</text:p>
          </table:table-cell>
          <table:table-cell office:value-type="float" office:value="-1.29750788212" calcext:value-type="float">
            <text:p>-1.2975078821</text:p>
          </table:table-cell>
          <table:table-cell office:value-type="float" office:value="8.1600451088" calcext:value-type="float">
            <text:p>8.1600451088</text:p>
          </table:table-cell>
          <table:table-cell office:value-type="float" office:value="-0.716178238392" calcext:value-type="float">
            <text:p>-0.7161782384</text:p>
          </table:table-cell>
        </table:table-row>
        <table:table-row table:style-name="ro1">
          <table:table-cell office:value-type="float" office:value="8.81465530396" calcext:value-type="float">
            <text:p>8.814655304</text:p>
          </table:table-cell>
          <table:table-cell office:value-type="float" office:value="-1.32738673687" calcext:value-type="float">
            <text:p>-1.3273867369</text:p>
          </table:table-cell>
          <table:table-cell office:value-type="float" office:value="8.20306106567" calcext:value-type="float">
            <text:p>8.2030610657</text:p>
          </table:table-cell>
          <table:table-cell office:value-type="float" office:value="-0.713241636753" calcext:value-type="float">
            <text:p>-0.7132416368</text:p>
          </table:table-cell>
        </table:table-row>
        <table:table-row table:style-name="ro1">
          <table:table-cell office:value-type="float" office:value="8.81398391724" calcext:value-type="float">
            <text:p>8.8139839172</text:p>
          </table:table-cell>
          <table:table-cell office:value-type="float" office:value="-1.35587596893" calcext:value-type="float">
            <text:p>-1.3558759689</text:p>
          </table:table-cell>
          <table:table-cell office:value-type="float" office:value="8.32845731735" calcext:value-type="float">
            <text:p>8.3284573174</text:p>
          </table:table-cell>
          <table:table-cell office:value-type="float" office:value="-0.704137563705" calcext:value-type="float">
            <text:p>-0.7041375637</text:p>
          </table:table-cell>
        </table:table-row>
        <table:table-row table:style-name="ro1">
          <table:table-cell office:value-type="float" office:value="8.81033420563" calcext:value-type="float">
            <text:p>8.8103342056</text:p>
          </table:table-cell>
          <table:table-cell office:value-type="float" office:value="-1.38452064991" calcext:value-type="float">
            <text:p>-1.3845206499</text:p>
          </table:table-cell>
          <table:table-cell office:value-type="float" office:value="8.4374479866" calcext:value-type="float">
            <text:p>8.4374479866</text:p>
          </table:table-cell>
          <table:table-cell office:value-type="float" office:value="-0.698459506035" calcext:value-type="float">
            <text:p>-0.698459506</text:p>
          </table:table-cell>
        </table:table-row>
        <table:table-row table:style-name="ro1">
          <table:table-cell office:value-type="float" office:value="8.80407619476" calcext:value-type="float">
            <text:p>8.8040761948</text:p>
          </table:table-cell>
          <table:table-cell office:value-type="float" office:value="-1.40809595585" calcext:value-type="float">
            <text:p>-1.4080959559</text:p>
          </table:table-cell>
          <table:table-cell office:value-type="float" office:value="8.58137031555" calcext:value-type="float">
            <text:p>8.5813703156</text:p>
          </table:table-cell>
          <table:table-cell office:value-type="float" office:value="-0.69141471386" calcext:value-type="float">
            <text:p>-0.6914147139</text:p>
          </table:table-cell>
        </table:table-row>
        <table:table-row table:style-name="ro1">
          <table:table-cell office:value-type="float" office:value="8.79606056213" calcext:value-type="float">
            <text:p>8.7960605621</text:p>
          </table:table-cell>
          <table:table-cell office:value-type="float" office:value="-1.42984032631" calcext:value-type="float">
            <text:p>-1.4298403263</text:p>
          </table:table-cell>
          <table:table-cell office:value-type="float" office:value="8.64695497513" calcext:value-type="float">
            <text:p>8.6469549751</text:p>
          </table:table-cell>
          <table:table-cell office:value-type="float" office:value="-0.68952780962" calcext:value-type="float">
            <text:p>-0.6895278096</text:p>
          </table:table-cell>
        </table:table-row>
        <table:table-row table:style-name="ro1">
          <table:table-cell office:value-type="float" office:value="8.78624629974" calcext:value-type="float">
            <text:p>8.7862462997</text:p>
          </table:table-cell>
          <table:table-cell office:value-type="float" office:value="-1.44638800621" calcext:value-type="float">
            <text:p>-1.4463880062</text:p>
          </table:table-cell>
          <table:table-cell office:value-type="float" office:value="8.71215959549" calcext:value-type="float">
            <text:p>8.7121595955</text:p>
          </table:table-cell>
          <table:table-cell office:value-type="float" office:value="-0.688175022602" calcext:value-type="float">
            <text:p>-0.6881750226</text:p>
          </table:table-cell>
        </table:table-row>
        <table:table-row table:style-name="ro1">
          <table:table-cell office:value-type="float" office:value="8.77604103088" calcext:value-type="float">
            <text:p>8.7760410309</text:p>
          </table:table-cell>
          <table:table-cell office:value-type="float" office:value="-1.46084797382" calcext:value-type="float">
            <text:p>-1.4608479738</text:p>
          </table:table-cell>
          <table:table-cell office:value-type="float" office:value="8.7791151619" calcext:value-type="float">
            <text:p>8.7791151619</text:p>
          </table:table-cell>
          <table:table-cell office:value-type="float" office:value="-0.689065396786" calcext:value-type="float">
            <text:p>-0.6890653968</text:p>
          </table:table-cell>
        </table:table-row>
        <table:table-row table:style-name="ro1">
          <table:table-cell office:value-type="float" office:value="8.76442241669" calcext:value-type="float">
            <text:p>8.7644224167</text:p>
          </table:table-cell>
          <table:table-cell office:value-type="float" office:value="-1.47703075409" calcext:value-type="float">
            <text:p>-1.4770307541</text:p>
          </table:table-cell>
          <table:table-cell office:value-type="float" office:value="8.843020401" calcext:value-type="float">
            <text:p>8.843020401</text:p>
          </table:table-cell>
          <table:table-cell office:value-type="float" office:value="-0.693149030209" calcext:value-type="float">
            <text:p>-0.6931490302</text:p>
          </table:table-cell>
        </table:table-row>
        <table:table-row table:style-name="ro1">
          <table:table-cell office:value-type="float" office:value="8.75292015076" calcext:value-type="float">
            <text:p>8.7529201508</text:p>
          </table:table-cell>
          <table:table-cell office:value-type="float" office:value="-1.49525105953" calcext:value-type="float">
            <text:p>-1.4952510595</text:p>
          </table:table-cell>
          <table:table-cell office:value-type="float" office:value="8.90706344604" calcext:value-type="float">
            <text:p>8.907063446</text:p>
          </table:table-cell>
          <table:table-cell office:value-type="float" office:value="-0.698084056377" calcext:value-type="float">
            <text:p>-0.6980840564</text:p>
          </table:table-cell>
        </table:table-row>
        <table:table-row table:style-name="ro1">
          <table:table-cell office:value-type="float" office:value="8.74060535431" calcext:value-type="float">
            <text:p>8.7406053543</text:p>
          </table:table-cell>
          <table:table-cell office:value-type="float" office:value="-1.51244437695" calcext:value-type="float">
            <text:p>-1.512444377</text:p>
          </table:table-cell>
          <table:table-cell office:value-type="float" office:value="8.97455402374" calcext:value-type="float">
            <text:p>8.9745540237</text:p>
          </table:table-cell>
          <table:table-cell office:value-type="float" office:value="-0.704773426056" calcext:value-type="float">
            <text:p>-0.7047734261</text:p>
          </table:table-cell>
        </table:table-row>
        <table:table-row table:style-name="ro1">
          <table:table-cell office:value-type="float" office:value="8.72689247131" calcext:value-type="float">
            <text:p>8.7268924713</text:p>
          </table:table-cell>
          <table:table-cell office:value-type="float" office:value="-1.53304195404" calcext:value-type="float">
            <text:p>-1.533041954</text:p>
          </table:table-cell>
          <table:table-cell office:value-type="float" office:value="9.0388526535" calcext:value-type="float">
            <text:p>9.0388526535</text:p>
          </table:table-cell>
          <table:table-cell office:value-type="float" office:value="-0.718871891499" calcext:value-type="float">
            <text:p>-0.7188718915</text:p>
          </table:table-cell>
        </table:table-row>
        <table:table-row table:style-name="ro1">
          <table:table-cell office:value-type="float" office:value="9.26647377014" calcext:value-type="float">
            <text:p>9.2664737701</text:p>
          </table:table-cell>
          <table:table-cell office:value-type="float" office:value="-1.78610181808" calcext:value-type="float">
            <text:p>-1.7861018181</text:p>
          </table:table-cell>
          <table:table-cell office:value-type="float" office:value="9.08802600861" calcext:value-type="float">
            <text:p>9.0880260086</text:p>
          </table:table-cell>
          <table:table-cell office:value-type="float" office:value="-0.740136802197" calcext:value-type="float">
            <text:p>-0.7401368022</text:p>
          </table:table-cell>
        </table:table-row>
        <table:table-row table:style-name="ro1">
          <table:table-cell office:value-type="float" office:value="9.24968719482" calcext:value-type="float">
            <text:p>9.2496871948</text:p>
          </table:table-cell>
          <table:table-cell office:value-type="float" office:value="-1.80932199955" calcext:value-type="float">
            <text:p>-1.8093219996</text:p>
          </table:table-cell>
          <table:table-cell office:value-type="float" office:value="9.13251873016" calcext:value-type="float">
            <text:p>9.1325187302</text:p>
          </table:table-cell>
          <table:table-cell office:value-type="float" office:value="-0.763828277588" calcext:value-type="float">
            <text:p>-0.7638282776</text:p>
          </table:table-cell>
        </table:table-row>
        <table:table-row table:style-name="ro1">
          <table:table-cell office:value-type="float" office:value="9.23295497894" calcext:value-type="float">
            <text:p>9.2329549789</text:p>
          </table:table-cell>
          <table:table-cell office:value-type="float" office:value="-1.83024716377" calcext:value-type="float">
            <text:p>-1.8302471638</text:p>
          </table:table-cell>
          <table:table-cell office:value-type="float" office:value="9.17522903442" calcext:value-type="float">
            <text:p>9.1752290344</text:p>
          </table:table-cell>
          <table:table-cell office:value-type="float" office:value="-0.786987483501" calcext:value-type="float">
            <text:p>-0.7869874835</text:p>
          </table:table-cell>
        </table:table-row>
        <table:table-row table:style-name="ro1">
          <table:table-cell office:value-type="float" office:value="9.21622753143" calcext:value-type="float">
            <text:p>9.2162275314</text:p>
          </table:table-cell>
          <table:table-cell office:value-type="float" office:value="-1.85228323936" calcext:value-type="float">
            <text:p>-1.8522832394</text:p>
          </table:table-cell>
          <table:table-cell office:value-type="float" office:value="9.22111412048" calcext:value-type="float">
            <text:p>9.2211141205</text:p>
          </table:table-cell>
          <table:table-cell office:value-type="float" office:value="-0.808027565479" calcext:value-type="float">
            <text:p>-0.8080275655</text:p>
          </table:table-cell>
        </table:table-row>
        <table:table-row table:style-name="ro1">
          <table:table-cell office:value-type="float" office:value="9.20151901245" calcext:value-type="float">
            <text:p>9.2015190125</text:p>
          </table:table-cell>
          <table:table-cell office:value-type="float" office:value="-1.87705850601" calcext:value-type="float">
            <text:p>-1.877058506</text:p>
          </table:table-cell>
          <table:table-cell office:value-type="float" office:value="9.28698726654" calcext:value-type="float">
            <text:p>9.2869872665</text:p>
          </table:table-cell>
          <table:table-cell office:value-type="float" office:value="-0.822773456573" calcext:value-type="float">
            <text:p>-0.8227734566</text:p>
          </table:table-cell>
        </table:table-row>
        <table:table-row table:style-name="ro1">
          <table:table-cell office:value-type="float" office:value="9.18826675415" calcext:value-type="float">
            <text:p>9.1882667542</text:p>
          </table:table-cell>
          <table:table-cell office:value-type="float" office:value="-1.90573632717" calcext:value-type="float">
            <text:p>-1.9057363272</text:p>
          </table:table-cell>
          <table:table-cell office:value-type="float" office:value="9.35113903046" calcext:value-type="float">
            <text:p>9.3511390305</text:p>
          </table:table-cell>
          <table:table-cell office:value-type="float" office:value="-0.826798081398" calcext:value-type="float">
            <text:p>-0.8267980814</text:p>
          </table:table-cell>
        </table:table-row>
        <table:table-row table:style-name="ro1">
          <table:table-cell office:value-type="float" office:value="9.39237499237" calcext:value-type="float">
            <text:p>9.3923749924</text:p>
          </table:table-cell>
          <table:table-cell office:value-type="float" office:value="-2.08618068695" calcext:value-type="float">
            <text:p>-2.086180687</text:p>
          </table:table-cell>
          <table:table-cell office:value-type="float" office:value="9.40696903229" calcext:value-type="float">
            <text:p>9.4069690323</text:p>
          </table:table-cell>
          <table:table-cell office:value-type="float" office:value="-0.824360191822" calcext:value-type="float">
            <text:p>-0.8243601918</text:p>
          </table:table-cell>
        </table:table-row>
        <table:table-row table:style-name="ro1">
          <table:table-cell office:value-type="float" office:value="9.46999835968" calcext:value-type="float">
            <text:p>9.4699983597</text:p>
          </table:table-cell>
          <table:table-cell office:value-type="float" office:value="-2.18906879425" calcext:value-type="float">
            <text:p>-2.1890687943</text:p>
          </table:table-cell>
          <table:table-cell office:value-type="float" office:value="9.45350833893" calcext:value-type="float">
            <text:p>9.4535083389</text:p>
          </table:table-cell>
          <table:table-cell office:value-type="float" office:value="-0.820597648621" calcext:value-type="float">
            <text:p>-0.8205976486</text:p>
          </table:table-cell>
        </table:table-row>
        <table:table-row table:style-name="ro1">
          <table:table-cell office:value-type="float" office:value="9.51060962677" calcext:value-type="float">
            <text:p>9.5106096268</text:p>
          </table:table-cell>
          <table:table-cell office:value-type="float" office:value="-2.27332472801" calcext:value-type="float">
            <text:p>-2.273324728</text:p>
          </table:table-cell>
          <table:table-cell office:value-type="float" office:value="9.51001449585" calcext:value-type="float">
            <text:p>9.5100144959</text:p>
          </table:table-cell>
          <table:table-cell office:value-type="float" office:value="-0.823562443256" calcext:value-type="float">
            <text:p>-0.8235624433</text:p>
          </table:table-cell>
        </table:table-row>
        <table:table-row table:style-name="ro1">
          <table:table-cell office:value-type="float" office:value="9.52976799011" calcext:value-type="float">
            <text:p>9.5297679901</text:p>
          </table:table-cell>
          <table:table-cell office:value-type="float" office:value="-2.34217309952" calcext:value-type="float">
            <text:p>-2.3421730995</text:p>
          </table:table-cell>
          <table:table-cell office:value-type="float" office:value="9.56912132263" calcext:value-type="float">
            <text:p>9.5691213226</text:p>
          </table:table-cell>
          <table:table-cell office:value-type="float" office:value="-0.835409164429" calcext:value-type="float">
            <text:p>-0.8354091644</text:p>
          </table:table-cell>
        </table:table-row>
        <table:table-row table:style-name="ro1">
          <table:table-cell office:value-type="float" office:value="9.51533794403" calcext:value-type="float">
            <text:p>9.515337944</text:p>
          </table:table-cell>
          <table:table-cell office:value-type="float" office:value="-2.37458157539" calcext:value-type="float">
            <text:p>-2.3745815754</text:p>
          </table:table-cell>
          <table:table-cell office:value-type="float" office:value="9.61731430054" calcext:value-type="float">
            <text:p>9.6173143005</text:p>
          </table:table-cell>
          <table:table-cell office:value-type="float" office:value="-0.856051325798" calcext:value-type="float">
            <text:p>-0.8560513258</text:p>
          </table:table-cell>
        </table:table-row>
        <table:table-row table:style-name="ro1">
          <table:table-cell office:value-type="float" office:value="9.49963283539" calcext:value-type="float">
            <text:p>9.4996328354</text:p>
          </table:table-cell>
          <table:table-cell office:value-type="float" office:value="-2.40538096428" calcext:value-type="float">
            <text:p>-2.4053809643</text:p>
          </table:table-cell>
          <table:table-cell office:value-type="float" office:value="9.66001602173" calcext:value-type="float">
            <text:p>9.6600160217</text:p>
          </table:table-cell>
          <table:table-cell office:value-type="float" office:value="-0.888564765453" calcext:value-type="float">
            <text:p>-0.8885647655</text:p>
          </table:table-cell>
        </table:table-row>
        <table:table-row table:style-name="ro1">
          <table:table-cell office:value-type="float" office:value="9.48296451569" calcext:value-type="float">
            <text:p>9.4829645157</text:p>
          </table:table-cell>
          <table:table-cell office:value-type="float" office:value="-2.43077325821" calcext:value-type="float">
            <text:p>-2.4307732582</text:p>
          </table:table-cell>
          <table:table-cell office:value-type="float" office:value="9.66747756958" calcext:value-type="float">
            <text:p>9.6674775696</text:p>
          </table:table-cell>
          <table:table-cell office:value-type="float" office:value="-0.922555685043" calcext:value-type="float">
            <text:p>-0.922555685</text:p>
          </table:table-cell>
        </table:table-row>
        <table:table-row table:style-name="ro1">
          <table:table-cell office:value-type="float" office:value="9.46102714539" calcext:value-type="float">
            <text:p>9.4610271454</text:p>
          </table:table-cell>
          <table:table-cell office:value-type="float" office:value="-2.45830202103" calcext:value-type="float">
            <text:p>-2.458302021</text:p>
          </table:table-cell>
          <table:table-cell office:value-type="float" office:value="9.66881175995" calcext:value-type="float">
            <text:p>9.66881176</text:p>
          </table:table-cell>
          <table:table-cell office:value-type="float" office:value="-0.955806970596" calcext:value-type="float">
            <text:p>-0.9558069706</text:p>
          </table:table-cell>
        </table:table-row>
        <table:table-row table:style-name="ro1">
          <table:table-cell office:value-type="float" office:value="9.43964672089" calcext:value-type="float">
            <text:p>9.4396467209</text:p>
          </table:table-cell>
          <table:table-cell office:value-type="float" office:value="-2.48229432106" calcext:value-type="float">
            <text:p>-2.4822943211</text:p>
          </table:table-cell>
          <table:table-cell office:value-type="float" office:value="9.6692590332" calcext:value-type="float">
            <text:p>9.6692590332</text:p>
          </table:table-cell>
          <table:table-cell office:value-type="float" office:value="-0.989597439766" calcext:value-type="float">
            <text:p>-0.9895974398</text:p>
          </table:table-cell>
        </table:table-row>
        <table:table-row table:style-name="ro1">
          <table:table-cell office:value-type="float" office:value="9.41881656647" calcext:value-type="float">
            <text:p>9.4188165665</text:p>
          </table:table-cell>
          <table:table-cell office:value-type="float" office:value="-2.50523066521" calcext:value-type="float">
            <text:p>-2.5052306652</text:p>
          </table:table-cell>
          <table:table-cell office:value-type="float" office:value="9.66504665375" calcext:value-type="float">
            <text:p>9.6650466538</text:p>
          </table:table-cell>
          <table:table-cell office:value-type="float" office:value="-1.02091777325" calcext:value-type="float">
            <text:p>-1.0209177733</text:p>
          </table:table-cell>
        </table:table-row>
        <table:table-row table:style-name="ro1">
          <table:table-cell office:value-type="float" office:value="9.39734172821" calcext:value-type="float">
            <text:p>9.3973417282</text:p>
          </table:table-cell>
          <table:table-cell office:value-type="float" office:value="-2.52822756767" calcext:value-type="float">
            <text:p>-2.5282275677</text:p>
          </table:table-cell>
          <table:table-cell office:value-type="float" office:value="9.65408130646" calcext:value-type="float">
            <text:p>9.6540813065</text:p>
          </table:table-cell>
          <table:table-cell office:value-type="float" office:value="-1.05047678947" calcext:value-type="float">
            <text:p>-1.0504767895</text:p>
          </table:table-cell>
        </table:table-row>
        <table:table-row table:style-name="ro1">
          <table:table-cell office:value-type="float" office:value="9.37909507751" calcext:value-type="float">
            <text:p>9.3790950775</text:p>
          </table:table-cell>
          <table:table-cell office:value-type="float" office:value="-2.54268479347" calcext:value-type="float">
            <text:p>-2.5426847935</text:p>
          </table:table-cell>
          <table:table-cell office:value-type="float" office:value="9.64960380554" calcext:value-type="float">
            <text:p>9.6496038055</text:p>
          </table:table-cell>
          <table:table-cell office:value-type="float" office:value="-1.08228683472" calcext:value-type="float">
            <text:p>-1.0822868347</text:p>
          </table:table-cell>
        </table:table-row>
        <table:table-row table:style-name="ro1">
          <table:table-cell office:value-type="float" office:value="9.3577413559" calcext:value-type="float">
            <text:p>9.3577413559</text:p>
          </table:table-cell>
          <table:table-cell office:value-type="float" office:value="-2.56165218353" calcext:value-type="float">
            <text:p>-2.5616521835</text:p>
          </table:table-cell>
          <table:table-cell office:value-type="float" office:value="9.65351387024" calcext:value-type="float">
            <text:p>9.6535138702</text:p>
          </table:table-cell>
          <table:table-cell office:value-type="float" office:value="-1.11582863331" calcext:value-type="float">
            <text:p>-1.1158286333</text:p>
          </table:table-cell>
        </table:table-row>
        <table:table-row table:style-name="ro1">
          <table:table-cell office:value-type="float" office:value="9.33707809448" calcext:value-type="float">
            <text:p>9.3370780945</text:p>
          </table:table-cell>
          <table:table-cell office:value-type="float" office:value="-2.57679915428" calcext:value-type="float">
            <text:p>-2.5767991543</text:p>
          </table:table-cell>
          <table:table-cell office:value-type="float" office:value="9.65470500946" calcext:value-type="float">
            <text:p>9.6547050095</text:p>
          </table:table-cell>
          <table:table-cell office:value-type="float" office:value="-1.14669215679" calcext:value-type="float">
            <text:p>-1.1466921568</text:p>
          </table:table-cell>
        </table:table-row>
        <table:table-row table:style-name="ro1">
          <table:table-cell office:value-type="float" office:value="9.31420040131" calcext:value-type="float">
            <text:p>9.3142004013</text:p>
          </table:table-cell>
          <table:table-cell office:value-type="float" office:value="-2.59398770332" calcext:value-type="float">
            <text:p>-2.5939877033</text:p>
          </table:table-cell>
          <table:table-cell office:value-type="float" office:value="9.65482517242" calcext:value-type="float">
            <text:p>9.6548251724</text:p>
          </table:table-cell>
          <table:table-cell office:value-type="float" office:value="-1.17726826668" calcext:value-type="float">
            <text:p>-1.1772682667</text:p>
          </table:table-cell>
        </table:table-row>
        <table:table-row table:style-name="ro1">
          <table:table-cell office:value-type="float" office:value="9.29309844971" calcext:value-type="float">
            <text:p>9.2930984497</text:p>
          </table:table-cell>
          <table:table-cell office:value-type="float" office:value="-2.60358905792" calcext:value-type="float">
            <text:p>-2.6035890579</text:p>
          </table:table-cell>
          <table:table-cell office:value-type="float" office:value="9.65073390961" calcext:value-type="float">
            <text:p>9.6507339096</text:p>
          </table:table-cell>
          <table:table-cell office:value-type="float" office:value="-1.20569944382" calcext:value-type="float">
            <text:p>-1.2056994438</text:p>
          </table:table-cell>
        </table:table-row>
        <table:table-row table:style-name="ro1">
          <table:table-cell office:value-type="float" office:value="9.26700687408" calcext:value-type="float">
            <text:p>9.2670068741</text:p>
          </table:table-cell>
          <table:table-cell office:value-type="float" office:value="-2.61491847038" calcext:value-type="float">
            <text:p>-2.6149184704</text:p>
          </table:table-cell>
          <table:table-cell office:value-type="float" office:value="9.6472549057" calcext:value-type="float">
            <text:p>9.6472549057</text:p>
          </table:table-cell>
          <table:table-cell office:value-type="float" office:value="-1.23434126377" calcext:value-type="float">
            <text:p>-1.2343412638</text:p>
          </table:table-cell>
        </table:table-row>
        <table:table-row table:style-name="ro1">
          <table:table-cell office:value-type="float" office:value="9.24419593811" calcext:value-type="float">
            <text:p>9.2441959381</text:p>
          </table:table-cell>
          <table:table-cell office:value-type="float" office:value="-2.62209153175" calcext:value-type="float">
            <text:p>-2.6220915318</text:p>
          </table:table-cell>
          <table:table-cell office:value-type="float" office:value="9.64604755402" calcext:value-type="float">
            <text:p>9.646047554</text:p>
          </table:table-cell>
          <table:table-cell office:value-type="float" office:value="-1.26072490215" calcext:value-type="float">
            <text:p>-1.2607249022</text:p>
          </table:table-cell>
        </table:table-row>
        <table:table-row table:style-name="ro1">
          <table:table-cell office:value-type="float" office:value="9.22291564941" calcext:value-type="float">
            <text:p>9.2229156494</text:p>
          </table:table-cell>
          <table:table-cell office:value-type="float" office:value="-2.62815356255" calcext:value-type="float">
            <text:p>-2.6281535626</text:p>
          </table:table-cell>
          <table:table-cell office:value-type="float" office:value="9.64878269196" calcext:value-type="float">
            <text:p>9.648782692</text:p>
          </table:table-cell>
          <table:table-cell office:value-type="float" office:value="-1.29750788212" calcext:value-type="float">
            <text:p>-1.2975078821</text:p>
          </table:table-cell>
        </table:table-row>
        <table:table-row table:style-name="ro1">
          <table:table-cell office:value-type="float" office:value="9.20189857483" calcext:value-type="float">
            <text:p>9.2018985748</text:p>
          </table:table-cell>
          <table:table-cell office:value-type="float" office:value="-2.63263940811" calcext:value-type="float">
            <text:p>-2.6326394081</text:p>
          </table:table-cell>
          <table:table-cell office:value-type="float" office:value="9.64965530396" calcext:value-type="float">
            <text:p>9.649655304</text:p>
          </table:table-cell>
          <table:table-cell office:value-type="float" office:value="-1.32738673687" calcext:value-type="float">
            <text:p>-1.3273867369</text:p>
          </table:table-cell>
        </table:table-row>
        <table:table-row table:style-name="ro1">
          <table:table-cell office:value-type="float" office:value="9.18338394165" calcext:value-type="float">
            <text:p>9.1833839417</text:p>
          </table:table-cell>
          <table:table-cell office:value-type="float" office:value="-2.63366699219" calcext:value-type="float">
            <text:p>-2.6336669922</text:p>
          </table:table-cell>
          <table:table-cell office:value-type="float" office:value="9.64898391724" calcext:value-type="float">
            <text:p>9.6489839172</text:p>
          </table:table-cell>
          <table:table-cell office:value-type="float" office:value="-1.35587596893" calcext:value-type="float">
            <text:p>-1.3558759689</text:p>
          </table:table-cell>
        </table:table-row>
        <table:table-row table:style-name="ro1">
          <table:table-cell office:value-type="float" office:value="9.16664409637" calcext:value-type="float">
            <text:p>9.1666440964</text:p>
          </table:table-cell>
          <table:table-cell office:value-type="float" office:value="-2.63153862953" calcext:value-type="float">
            <text:p>-2.6315386295</text:p>
          </table:table-cell>
          <table:table-cell office:value-type="float" office:value="9.64533420563" calcext:value-type="float">
            <text:p>9.6453342056</text:p>
          </table:table-cell>
          <table:table-cell office:value-type="float" office:value="-1.38452064991" calcext:value-type="float">
            <text:p>-1.3845206499</text:p>
          </table:table-cell>
        </table:table-row>
        <table:table-row table:style-name="ro1">
          <table:table-cell office:value-type="float" office:value="9.15017795563" calcext:value-type="float">
            <text:p>9.1501779556</text:p>
          </table:table-cell>
          <table:table-cell office:value-type="float" office:value="-2.62798523903" calcext:value-type="float">
            <text:p>-2.627985239</text:p>
          </table:table-cell>
          <table:table-cell office:value-type="float" office:value="9.63907619476" calcext:value-type="float">
            <text:p>9.6390761948</text:p>
          </table:table-cell>
          <table:table-cell office:value-type="float" office:value="-1.40809595585" calcext:value-type="float">
            <text:p>-1.4080959559</text:p>
          </table:table-cell>
        </table:table-row>
        <table:table-row table:style-name="ro1">
          <table:table-cell office:value-type="float" office:value="9.13125991821" calcext:value-type="float">
            <text:p>9.1312599182</text:p>
          </table:table-cell>
          <table:table-cell office:value-type="float" office:value="-2.62392306328" calcext:value-type="float">
            <text:p>-2.6239230633</text:p>
          </table:table-cell>
          <table:table-cell office:value-type="float" office:value="9.63106056213" calcext:value-type="float">
            <text:p>9.6310605621</text:p>
          </table:table-cell>
          <table:table-cell office:value-type="float" office:value="-1.42984032631" calcext:value-type="float">
            <text:p>-1.4298403263</text:p>
          </table:table-cell>
        </table:table-row>
        <table:table-row table:style-name="ro1">
          <table:table-cell office:value-type="float" office:value="9.10989570618" calcext:value-type="float">
            <text:p>9.1098957062</text:p>
          </table:table-cell>
          <table:table-cell office:value-type="float" office:value="-2.61907315254" calcext:value-type="float">
            <text:p>-2.6190731525</text:p>
          </table:table-cell>
          <table:table-cell office:value-type="float" office:value="9.62124629974" calcext:value-type="float">
            <text:p>9.6212462997</text:p>
          </table:table-cell>
          <table:table-cell office:value-type="float" office:value="-1.44638800621" calcext:value-type="float">
            <text:p>-1.4463880062</text:p>
          </table:table-cell>
        </table:table-row>
        <table:table-row table:style-name="ro1">
          <table:table-cell office:value-type="float" office:value="9.09010887146" calcext:value-type="float">
            <text:p>9.0901088715</text:p>
          </table:table-cell>
          <table:table-cell office:value-type="float" office:value="-2.61414384842" calcext:value-type="float">
            <text:p>-2.6141438484</text:p>
          </table:table-cell>
          <table:table-cell office:value-type="float" office:value="9.61104103088" calcext:value-type="float">
            <text:p>9.6110410309</text:p>
          </table:table-cell>
          <table:table-cell office:value-type="float" office:value="-1.46084797382" calcext:value-type="float">
            <text:p>-1.4608479738</text:p>
          </table:table-cell>
        </table:table-row>
        <table:table-row table:style-name="ro1">
          <table:table-cell office:value-type="float" office:value="9.06827831268" calcext:value-type="float">
            <text:p>9.0682783127</text:p>
          </table:table-cell>
          <table:table-cell office:value-type="float" office:value="-2.60789370537" calcext:value-type="float">
            <text:p>-2.6078937054</text:p>
          </table:table-cell>
          <table:table-cell office:value-type="float" office:value="9.59942241669" calcext:value-type="float">
            <text:p>9.5994224167</text:p>
          </table:table-cell>
          <table:table-cell office:value-type="float" office:value="-1.47703075409" calcext:value-type="float">
            <text:p>-1.4770307541</text:p>
          </table:table-cell>
        </table:table-row>
        <table:table-row table:style-name="ro1">
          <table:table-cell office:value-type="float" office:value="9.04836368561" calcext:value-type="float">
            <text:p>9.0483636856</text:p>
          </table:table-cell>
          <table:table-cell office:value-type="float" office:value="-2.59959673882" calcext:value-type="float">
            <text:p>-2.5995967388</text:p>
          </table:table-cell>
          <table:table-cell office:value-type="float" office:value="9.58792015076" calcext:value-type="float">
            <text:p>9.5879201508</text:p>
          </table:table-cell>
          <table:table-cell office:value-type="float" office:value="-1.49525105953" calcext:value-type="float">
            <text:p>-1.4952510595</text:p>
          </table:table-cell>
        </table:table-row>
        <table:table-row table:style-name="ro1">
          <table:table-cell office:value-type="float" office:value="9.02907943726" calcext:value-type="float">
            <text:p>9.0290794373</text:p>
          </table:table-cell>
          <table:table-cell office:value-type="float" office:value="-2.59072732925" calcext:value-type="float">
            <text:p>-2.5907273293</text:p>
          </table:table-cell>
          <table:table-cell office:value-type="float" office:value="9.57560535431" calcext:value-type="float">
            <text:p>9.5756053543</text:p>
          </table:table-cell>
          <table:table-cell office:value-type="float" office:value="-1.51244437695" calcext:value-type="float">
            <text:p>-1.512444377</text:p>
          </table:table-cell>
        </table:table-row>
        <table:table-row table:style-name="ro1">
          <table:table-cell office:value-type="float" office:value="9.008436203" calcext:value-type="float">
            <text:p>9.008436203</text:p>
          </table:table-cell>
          <table:table-cell office:value-type="float" office:value="-2.58250808716" calcext:value-type="float">
            <text:p>-2.5825080872</text:p>
          </table:table-cell>
          <table:table-cell office:value-type="float" office:value="9.56189247131" calcext:value-type="float">
            <text:p>9.5618924713</text:p>
          </table:table-cell>
          <table:table-cell office:value-type="float" office:value="-1.53304195404" calcext:value-type="float">
            <text:p>-1.533041954</text:p>
          </table:table-cell>
        </table:table-row>
        <table:table-row table:style-name="ro1">
          <table:table-cell office:value-type="float" office:value="8.99024581909" calcext:value-type="float">
            <text:p>8.9902458191</text:p>
          </table:table-cell>
          <table:table-cell office:value-type="float" office:value="-2.572691679" calcext:value-type="float">
            <text:p>-2.572691679</text:p>
          </table:table-cell>
          <table:table-cell office:value-type="float" office:value="10.1014737701" calcext:value-type="float">
            <text:p>10.1014737701</text:p>
          </table:table-cell>
          <table:table-cell office:value-type="float" office:value="-1.78610181808" calcext:value-type="float">
            <text:p>-1.7861018181</text:p>
          </table:table-cell>
        </table:table-row>
        <table:table-row table:style-name="ro1">
          <table:table-cell office:value-type="float" office:value="8.97209453583" calcext:value-type="float">
            <text:p>8.9720945358</text:p>
          </table:table-cell>
          <table:table-cell office:value-type="float" office:value="-2.56295514107" calcext:value-type="float">
            <text:p>-2.5629551411</text:p>
          </table:table-cell>
          <table:table-cell office:value-type="float" office:value="10.0846871948" calcext:value-type="float">
            <text:p>10.0846871948</text:p>
          </table:table-cell>
          <table:table-cell office:value-type="float" office:value="-1.80932199955" calcext:value-type="float">
            <text:p>-1.8093219996</text:p>
          </table:table-cell>
        </table:table-row>
        <table:table-row table:style-name="ro1">
          <table:table-cell office:value-type="float" office:value="8.9536447525" calcext:value-type="float">
            <text:p>8.9536447525</text:p>
          </table:table-cell>
          <table:table-cell office:value-type="float" office:value="-2.55328774452" calcext:value-type="float">
            <text:p>-2.5532877445</text:p>
          </table:table-cell>
          <table:table-cell office:value-type="float" office:value="10.0679549789" calcext:value-type="float">
            <text:p>10.0679549789</text:p>
          </table:table-cell>
          <table:table-cell office:value-type="float" office:value="-1.83024716377" calcext:value-type="float">
            <text:p>-1.8302471638</text:p>
          </table:table-cell>
        </table:table-row>
        <table:table-row table:style-name="ro1">
          <table:table-cell office:value-type="float" office:value="8.93505859375" calcext:value-type="float">
            <text:p>8.9350585938</text:p>
          </table:table-cell>
          <table:table-cell office:value-type="float" office:value="-2.54301738739" calcext:value-type="float">
            <text:p>-2.5430173874</text:p>
          </table:table-cell>
          <table:table-cell office:value-type="float" office:value="10.0512275314" calcext:value-type="float">
            <text:p>10.0512275314</text:p>
          </table:table-cell>
          <table:table-cell office:value-type="float" office:value="-1.85228323936" calcext:value-type="float">
            <text:p>-1.8522832394</text:p>
          </table:table-cell>
        </table:table-row>
        <table:table-row table:style-name="ro1">
          <table:table-cell office:value-type="float" office:value="8.91724777222" calcext:value-type="float">
            <text:p>8.9172477722</text:p>
          </table:table-cell>
          <table:table-cell office:value-type="float" office:value="-2.53236675262" calcext:value-type="float">
            <text:p>-2.5323667526</text:p>
          </table:table-cell>
          <table:table-cell office:value-type="float" office:value="10.0365190125" calcext:value-type="float">
            <text:p>10.0365190125</text:p>
          </table:table-cell>
          <table:table-cell office:value-type="float" office:value="-1.87705850601" calcext:value-type="float">
            <text:p>-1.877058506</text:p>
          </table:table-cell>
        </table:table-row>
        <table:table-row table:style-name="ro1">
          <table:table-cell office:value-type="float" office:value="8.8996925354" calcext:value-type="float">
            <text:p>8.8996925354</text:p>
          </table:table-cell>
          <table:table-cell office:value-type="float" office:value="-2.52212738991" calcext:value-type="float">
            <text:p>-2.5221273899</text:p>
          </table:table-cell>
          <table:table-cell office:value-type="float" office:value="10.0232667542" calcext:value-type="float">
            <text:p>10.0232667542</text:p>
          </table:table-cell>
          <table:table-cell office:value-type="float" office:value="-1.90573632717" calcext:value-type="float">
            <text:p>-1.9057363272</text:p>
          </table:table-cell>
        </table:table-row>
        <table:table-row table:style-name="ro1">
          <table:table-cell office:value-type="float" office:value="8.88132190704" calcext:value-type="float">
            <text:p>8.881321907</text:p>
          </table:table-cell>
          <table:table-cell office:value-type="float" office:value="-2.51238942146" calcext:value-type="float">
            <text:p>-2.5123894215</text:p>
          </table:table-cell>
          <table:table-cell office:value-type="float" office:value="10.2273749924" calcext:value-type="float">
            <text:p>10.2273749924</text:p>
          </table:table-cell>
          <table:table-cell office:value-type="float" office:value="-2.08618068695" calcext:value-type="float">
            <text:p>-2.086180687</text:p>
          </table:table-cell>
        </table:table-row>
        <table:table-row table:style-name="ro1">
          <table:table-cell office:value-type="float" office:value="8.86346530914" calcext:value-type="float">
            <text:p>8.8634653091</text:p>
          </table:table-cell>
          <table:table-cell office:value-type="float" office:value="-2.50326633453" calcext:value-type="float">
            <text:p>-2.5032663345</text:p>
          </table:table-cell>
          <table:table-cell office:value-type="float" office:value="10.3049983597" calcext:value-type="float">
            <text:p>10.3049983597</text:p>
          </table:table-cell>
          <table:table-cell office:value-type="float" office:value="-2.18906879425" calcext:value-type="float">
            <text:p>-2.1890687943</text:p>
          </table:table-cell>
        </table:table-row>
        <table:table-row table:style-name="ro1">
          <table:table-cell office:value-type="float" office:value="8.84358215332" calcext:value-type="float">
            <text:p>8.8435821533</text:p>
          </table:table-cell>
          <table:table-cell office:value-type="float" office:value="-2.49537539482" calcext:value-type="float">
            <text:p>-2.4953753948</text:p>
          </table:table-cell>
          <table:table-cell office:value-type="float" office:value="10.3456096268" calcext:value-type="float">
            <text:p>10.3456096268</text:p>
          </table:table-cell>
          <table:table-cell office:value-type="float" office:value="-2.27332472801" calcext:value-type="float">
            <text:p>-2.273324728</text:p>
          </table:table-cell>
        </table:table-row>
        <table:table-row table:style-name="ro1">
          <table:table-cell office:value-type="float" office:value="8.82528209686" calcext:value-type="float">
            <text:p>8.8252820969</text:p>
          </table:table-cell>
          <table:table-cell office:value-type="float" office:value="-2.48696398735" calcext:value-type="float">
            <text:p>-2.4869639874</text:p>
          </table:table-cell>
          <table:table-cell office:value-type="float" office:value="10.3647679901" calcext:value-type="float">
            <text:p>10.3647679901</text:p>
          </table:table-cell>
          <table:table-cell office:value-type="float" office:value="-2.34217309952" calcext:value-type="float">
            <text:p>-2.3421730995</text:p>
          </table:table-cell>
        </table:table-row>
        <table:table-row table:style-name="ro1">
          <table:table-cell office:value-type="float" office:value="8.80810165405" calcext:value-type="float">
            <text:p>8.8081016541</text:p>
          </table:table-cell>
          <table:table-cell office:value-type="float" office:value="-2.47940635681" calcext:value-type="float">
            <text:p>-2.4794063568</text:p>
          </table:table-cell>
          <table:table-cell office:value-type="float" office:value="10.350337944" calcext:value-type="float">
            <text:p>10.350337944</text:p>
          </table:table-cell>
          <table:table-cell office:value-type="float" office:value="-2.37458157539" calcext:value-type="float">
            <text:p>-2.3745815754</text:p>
          </table:table-cell>
        </table:table-row>
        <table:table-row table:style-name="ro1">
          <table:table-cell office:value-type="float" office:value="8.78516578674" calcext:value-type="float">
            <text:p>8.7851657867</text:p>
          </table:table-cell>
          <table:table-cell office:value-type="float" office:value="-2.47270989418" calcext:value-type="float">
            <text:p>-2.4727098942</text:p>
          </table:table-cell>
          <table:table-cell office:value-type="float" office:value="10.3346328354" calcext:value-type="float">
            <text:p>10.3346328354</text:p>
          </table:table-cell>
          <table:table-cell office:value-type="float" office:value="-2.40538096428" calcext:value-type="float">
            <text:p>-2.4053809643</text:p>
          </table:table-cell>
        </table:table-row>
        <table:table-row table:style-name="ro1">
          <table:table-cell office:value-type="float" office:value="8.76349258423" calcext:value-type="float">
            <text:p>8.7634925842</text:p>
          </table:table-cell>
          <table:table-cell office:value-type="float" office:value="-2.46653795242" calcext:value-type="float">
            <text:p>-2.4665379524</text:p>
          </table:table-cell>
          <table:table-cell office:value-type="float" office:value="10.3179645157" calcext:value-type="float">
            <text:p>10.3179645157</text:p>
          </table:table-cell>
          <table:table-cell office:value-type="float" office:value="-2.43077325821" calcext:value-type="float">
            <text:p>-2.4307732582</text:p>
          </table:table-cell>
        </table:table-row>
        <table:table-row table:style-name="ro1">
          <table:table-cell office:value-type="float" office:value="8.73754501343" calcext:value-type="float">
            <text:p>8.7375450134</text:p>
          </table:table-cell>
          <table:table-cell office:value-type="float" office:value="-2.45799732208" calcext:value-type="float">
            <text:p>-2.4579973221</text:p>
          </table:table-cell>
          <table:table-cell office:value-type="float" office:value="10.2960271454" calcext:value-type="float">
            <text:p>10.2960271454</text:p>
          </table:table-cell>
          <table:table-cell office:value-type="float" office:value="-2.45830202103" calcext:value-type="float">
            <text:p>-2.458302021</text:p>
          </table:table-cell>
        </table:table-row>
        <table:table-row table:style-name="ro1">
          <table:table-cell office:value-type="float" office:value="8.71569824219" calcext:value-type="float">
            <text:p>8.7156982422</text:p>
          </table:table-cell>
          <table:table-cell office:value-type="float" office:value="-2.45121002197" calcext:value-type="float">
            <text:p>-2.451210022</text:p>
          </table:table-cell>
          <table:table-cell office:value-type="float" office:value="10.2746467209" calcext:value-type="float">
            <text:p>10.2746467209</text:p>
          </table:table-cell>
          <table:table-cell office:value-type="float" office:value="-2.48229432106" calcext:value-type="float">
            <text:p>-2.4822943211</text:p>
          </table:table-cell>
        </table:table-row>
        <table:table-row table:style-name="ro1">
          <table:table-cell office:value-type="float" office:value="8.6981754303" calcext:value-type="float">
            <text:p>8.6981754303</text:p>
          </table:table-cell>
          <table:table-cell office:value-type="float" office:value="-2.44696164131" calcext:value-type="float">
            <text:p>-2.4469616413</text:p>
          </table:table-cell>
          <table:table-cell office:value-type="float" office:value="10.2538165665" calcext:value-type="float">
            <text:p>10.2538165665</text:p>
          </table:table-cell>
          <table:table-cell office:value-type="float" office:value="-2.50523066521" calcext:value-type="float">
            <text:p>-2.5052306652</text:p>
          </table:table-cell>
        </table:table-row>
        <table:table-row table:style-name="ro1">
          <table:table-cell office:value-type="float" office:value="8.68278884888" calcext:value-type="float">
            <text:p>8.6827888489</text:p>
          </table:table-cell>
          <table:table-cell office:value-type="float" office:value="-2.44717407227" calcext:value-type="float">
            <text:p>-2.4471740723</text:p>
          </table:table-cell>
          <table:table-cell office:value-type="float" office:value="10.2323417282" calcext:value-type="float">
            <text:p>10.2323417282</text:p>
          </table:table-cell>
          <table:table-cell office:value-type="float" office:value="-2.52822756767" calcext:value-type="float">
            <text:p>-2.5282275677</text:p>
          </table:table-cell>
        </table:table-row>
        <table:table-row table:style-name="ro1">
          <table:table-cell office:value-type="float" office:value="8.66783332825" calcext:value-type="float">
            <text:p>8.6678333283</text:p>
          </table:table-cell>
          <table:table-cell office:value-type="float" office:value="-2.45084285736" calcext:value-type="float">
            <text:p>-2.4508428574</text:p>
          </table:table-cell>
          <table:table-cell office:value-type="float" office:value="10.2140950775" calcext:value-type="float">
            <text:p>10.2140950775</text:p>
          </table:table-cell>
          <table:table-cell office:value-type="float" office:value="-2.54268479347" calcext:value-type="float">
            <text:p>-2.5426847935</text:p>
          </table:table-cell>
        </table:table-row>
        <table:table-row table:style-name="ro1">
          <table:table-cell office:value-type="float" office:value="8.65085315704" calcext:value-type="float">
            <text:p>8.650853157</text:p>
          </table:table-cell>
          <table:table-cell office:value-type="float" office:value="-2.45695066452" calcext:value-type="float">
            <text:p>-2.4569506645</text:p>
          </table:table-cell>
          <table:table-cell office:value-type="float" office:value="10.1927413559" calcext:value-type="float">
            <text:p>10.1927413559</text:p>
          </table:table-cell>
          <table:table-cell office:value-type="float" office:value="-2.56165218353" calcext:value-type="float">
            <text:p>-2.5616521835</text:p>
          </table:table-cell>
        </table:table-row>
        <table:table-row table:style-name="ro1">
          <table:table-cell office:value-type="float" office:value="8.6304397583" calcext:value-type="float">
            <text:p>8.6304397583</text:p>
          </table:table-cell>
          <table:table-cell office:value-type="float" office:value="-2.46530508995" calcext:value-type="float">
            <text:p>-2.46530509</text:p>
          </table:table-cell>
          <table:table-cell office:value-type="float" office:value="10.1720780945" calcext:value-type="float">
            <text:p>10.1720780945</text:p>
          </table:table-cell>
          <table:table-cell office:value-type="float" office:value="-2.57679915428" calcext:value-type="float">
            <text:p>-2.5767991543</text:p>
          </table:table-cell>
        </table:table-row>
        <table:table-row table:style-name="ro1">
          <table:table-cell office:value-type="float" office:value="8.60918140411" calcext:value-type="float">
            <text:p>8.6091814041</text:p>
          </table:table-cell>
          <table:table-cell office:value-type="float" office:value="-2.47379875183" calcext:value-type="float">
            <text:p>-2.4737987518</text:p>
          </table:table-cell>
          <table:table-cell office:value-type="float" office:value="10.1492004013" calcext:value-type="float">
            <text:p>10.1492004013</text:p>
          </table:table-cell>
          <table:table-cell office:value-type="float" office:value="-2.59398770332" calcext:value-type="float">
            <text:p>-2.5939877033</text:p>
          </table:table-cell>
        </table:table-row>
        <table:table-row table:style-name="ro1">
          <table:table-cell office:value-type="float" office:value="8.5905790329" calcext:value-type="float">
            <text:p>8.5905790329</text:p>
          </table:table-cell>
          <table:table-cell office:value-type="float" office:value="-2.48305058479" calcext:value-type="float">
            <text:p>-2.4830505848</text:p>
          </table:table-cell>
          <table:table-cell office:value-type="float" office:value="10.1280984497" calcext:value-type="float">
            <text:p>10.1280984497</text:p>
          </table:table-cell>
          <table:table-cell office:value-type="float" office:value="-2.60358905792" calcext:value-type="float">
            <text:p>-2.6035890579</text:p>
          </table:table-cell>
        </table:table-row>
        <table:table-row table:style-name="ro1">
          <table:table-cell office:value-type="float" office:value="8.5642375946" calcext:value-type="float">
            <text:p>8.5642375946</text:p>
          </table:table-cell>
          <table:table-cell office:value-type="float" office:value="-2.49077224731" calcext:value-type="float">
            <text:p>-2.4907722473</text:p>
          </table:table-cell>
          <table:table-cell office:value-type="float" office:value="10.1020068741" calcext:value-type="float">
            <text:p>10.1020068741</text:p>
          </table:table-cell>
          <table:table-cell office:value-type="float" office:value="-2.61491847038" calcext:value-type="float">
            <text:p>-2.6149184704</text:p>
          </table:table-cell>
        </table:table-row>
        <table:table-row table:style-name="ro1">
          <table:table-cell office:value-type="float" office:value="8.53622722626" calcext:value-type="float">
            <text:p>8.5362272263</text:p>
          </table:table-cell>
          <table:table-cell office:value-type="float" office:value="-2.49633002281" calcext:value-type="float">
            <text:p>-2.4963300228</text:p>
          </table:table-cell>
          <table:table-cell office:value-type="float" office:value="10.0791959381" calcext:value-type="float">
            <text:p>10.0791959381</text:p>
          </table:table-cell>
          <table:table-cell office:value-type="float" office:value="-2.62209153175" calcext:value-type="float">
            <text:p>-2.6220915318</text:p>
          </table:table-cell>
        </table:table-row>
        <table:table-row table:style-name="ro1">
          <table:table-cell office:value-type="float" office:value="8.50544834137" calcext:value-type="float">
            <text:p>8.5054483414</text:p>
          </table:table-cell>
          <table:table-cell office:value-type="float" office:value="-2.50114941597" calcext:value-type="float">
            <text:p>-2.501149416</text:p>
          </table:table-cell>
          <table:table-cell office:value-type="float" office:value="10.0579156494" calcext:value-type="float">
            <text:p>10.0579156494</text:p>
          </table:table-cell>
          <table:table-cell office:value-type="float" office:value="-2.62815356255" calcext:value-type="float">
            <text:p>-2.6281535626</text:p>
          </table:table-cell>
        </table:table-row>
        <table:table-row table:style-name="ro1">
          <table:table-cell office:value-type="float" office:value="8.47317504883" calcext:value-type="float">
            <text:p>8.4731750488</text:p>
          </table:table-cell>
          <table:table-cell office:value-type="float" office:value="-2.50501585007" calcext:value-type="float">
            <text:p>-2.5050158501</text:p>
          </table:table-cell>
          <table:table-cell office:value-type="float" office:value="10.0368985748" calcext:value-type="float">
            <text:p>10.0368985748</text:p>
          </table:table-cell>
          <table:table-cell office:value-type="float" office:value="-2.63263940811" calcext:value-type="float">
            <text:p>-2.6326394081</text:p>
          </table:table-cell>
        </table:table-row>
        <table:table-row table:style-name="ro1">
          <table:table-cell office:value-type="float" office:value="8.44295978546" calcext:value-type="float">
            <text:p>8.4429597855</text:p>
          </table:table-cell>
          <table:table-cell office:value-type="float" office:value="-2.50765657425" calcext:value-type="float">
            <text:p>-2.5076565743</text:p>
          </table:table-cell>
          <table:table-cell office:value-type="float" office:value="10.0183839417" calcext:value-type="float">
            <text:p>10.0183839417</text:p>
          </table:table-cell>
          <table:table-cell office:value-type="float" office:value="-2.63366699219" calcext:value-type="float">
            <text:p>-2.6336669922</text:p>
          </table:table-cell>
        </table:table-row>
        <table:table-row table:style-name="ro1">
          <table:table-cell office:value-type="float" office:value="8.41856193542" calcext:value-type="float">
            <text:p>8.4185619354</text:p>
          </table:table-cell>
          <table:table-cell office:value-type="float" office:value="-2.50796627998" calcext:value-type="float">
            <text:p>-2.50796628</text:p>
          </table:table-cell>
          <table:table-cell office:value-type="float" office:value="10.0016440964" calcext:value-type="float">
            <text:p>10.0016440964</text:p>
          </table:table-cell>
          <table:table-cell office:value-type="float" office:value="-2.63153862953" calcext:value-type="float">
            <text:p>-2.6315386295</text:p>
          </table:table-cell>
        </table:table-row>
        <table:table-row table:style-name="ro1">
          <table:table-cell office:value-type="float" office:value="8.39470005035" calcext:value-type="float">
            <text:p>8.3947000504</text:p>
          </table:table-cell>
          <table:table-cell office:value-type="float" office:value="-2.50723361969" calcext:value-type="float">
            <text:p>-2.5072336197</text:p>
          </table:table-cell>
          <table:table-cell office:value-type="float" office:value="9.98517795563" calcext:value-type="float">
            <text:p>9.9851779556</text:p>
          </table:table-cell>
          <table:table-cell office:value-type="float" office:value="-2.62798523903" calcext:value-type="float">
            <text:p>-2.627985239</text:p>
          </table:table-cell>
        </table:table-row>
        <table:table-row table:style-name="ro1">
          <table:table-cell office:value-type="float" office:value="8.36325263977" calcext:value-type="float">
            <text:p>8.3632526398</text:p>
          </table:table-cell>
          <table:table-cell office:value-type="float" office:value="-2.50410556793" calcext:value-type="float">
            <text:p>-2.5041055679</text:p>
          </table:table-cell>
          <table:table-cell office:value-type="float" office:value="9.96625991821" calcext:value-type="float">
            <text:p>9.9662599182</text:p>
          </table:table-cell>
          <table:table-cell office:value-type="float" office:value="-2.62392306328" calcext:value-type="float">
            <text:p>-2.6239230633</text:p>
          </table:table-cell>
        </table:table-row>
        <table:table-row table:style-name="ro1">
          <table:table-cell office:value-type="float" office:value="8.33441352844" calcext:value-type="float">
            <text:p>8.3344135284</text:p>
          </table:table-cell>
          <table:table-cell office:value-type="float" office:value="-2.49696540833" calcext:value-type="float">
            <text:p>-2.4969654083</text:p>
          </table:table-cell>
          <table:table-cell office:value-type="float" office:value="9.94489570618" calcext:value-type="float">
            <text:p>9.9448957062</text:p>
          </table:table-cell>
          <table:table-cell office:value-type="float" office:value="-2.61907315254" calcext:value-type="float">
            <text:p>-2.6190731525</text:p>
          </table:table-cell>
        </table:table-row>
        <table:table-row table:style-name="ro1">
          <table:table-cell office:value-type="float" office:value="8.30647277832" calcext:value-type="float">
            <text:p>8.3064727783</text:p>
          </table:table-cell>
          <table:table-cell office:value-type="float" office:value="-2.48863101006" calcext:value-type="float">
            <text:p>-2.4886310101</text:p>
          </table:table-cell>
          <table:table-cell office:value-type="float" office:value="9.92510887146" calcext:value-type="float">
            <text:p>9.9251088715</text:p>
          </table:table-cell>
          <table:table-cell office:value-type="float" office:value="-2.61414384842" calcext:value-type="float">
            <text:p>-2.6141438484</text:p>
          </table:table-cell>
        </table:table-row>
        <table:table-row table:style-name="ro1">
          <table:table-cell office:value-type="float" office:value="8.27911949158" calcext:value-type="float">
            <text:p>8.2791194916</text:p>
          </table:table-cell>
          <table:table-cell office:value-type="float" office:value="-2.48024082184" calcext:value-type="float">
            <text:p>-2.4802408218</text:p>
          </table:table-cell>
          <table:table-cell office:value-type="float" office:value="9.90327831268" calcext:value-type="float">
            <text:p>9.9032783127</text:p>
          </table:table-cell>
          <table:table-cell office:value-type="float" office:value="-2.60789370537" calcext:value-type="float">
            <text:p>-2.6078937054</text:p>
          </table:table-cell>
        </table:table-row>
        <table:table-row table:style-name="ro1">
          <table:table-cell office:value-type="float" office:value="8.24875545502" calcext:value-type="float">
            <text:p>8.248755455</text:p>
          </table:table-cell>
          <table:table-cell office:value-type="float" office:value="-2.47020196915" calcext:value-type="float">
            <text:p>-2.4702019692</text:p>
          </table:table-cell>
          <table:table-cell office:value-type="float" office:value="9.88336368561" calcext:value-type="float">
            <text:p>9.8833636856</text:p>
          </table:table-cell>
          <table:table-cell office:value-type="float" office:value="-2.59959673882" calcext:value-type="float">
            <text:p>-2.5995967388</text:p>
          </table:table-cell>
        </table:table-row>
        <table:table-row table:style-name="ro1">
          <table:table-cell office:value-type="float" office:value="8.21921348572" calcext:value-type="float">
            <text:p>8.2192134857</text:p>
          </table:table-cell>
          <table:table-cell office:value-type="float" office:value="-2.45839834213" calcext:value-type="float">
            <text:p>-2.4583983421</text:p>
          </table:table-cell>
          <table:table-cell office:value-type="float" office:value="9.86407943726" calcext:value-type="float">
            <text:p>9.8640794373</text:p>
          </table:table-cell>
          <table:table-cell office:value-type="float" office:value="-2.59072732925" calcext:value-type="float">
            <text:p>-2.5907273293</text:p>
          </table:table-cell>
        </table:table-row>
        <table:table-row table:style-name="ro1">
          <table:table-cell office:value-type="float" office:value="8.19371986389" calcext:value-type="float">
            <text:p>8.1937198639</text:p>
          </table:table-cell>
          <table:table-cell office:value-type="float" office:value="-2.44595527649" calcext:value-type="float">
            <text:p>-2.4459552765</text:p>
          </table:table-cell>
          <table:table-cell office:value-type="float" office:value="9.843436203" calcext:value-type="float">
            <text:p>9.843436203</text:p>
          </table:table-cell>
          <table:table-cell office:value-type="float" office:value="-2.58250808716" calcext:value-type="float">
            <text:p>-2.5825080872</text:p>
          </table:table-cell>
        </table:table-row>
        <table:table-row table:style-name="ro1">
          <table:table-cell office:value-type="float" office:value="8.16714000702" calcext:value-type="float">
            <text:p>8.167140007</text:p>
          </table:table-cell>
          <table:table-cell office:value-type="float" office:value="-2.43202400208" calcext:value-type="float">
            <text:p>-2.4320240021</text:p>
          </table:table-cell>
          <table:table-cell office:value-type="float" office:value="9.82524581909" calcext:value-type="float">
            <text:p>9.8252458191</text:p>
          </table:table-cell>
          <table:table-cell office:value-type="float" office:value="-2.572691679" calcext:value-type="float">
            <text:p>-2.572691679</text:p>
          </table:table-cell>
        </table:table-row>
        <table:table-row table:style-name="ro1">
          <table:table-cell office:value-type="float" office:value="8.14171791077" calcext:value-type="float">
            <text:p>8.1417179108</text:p>
          </table:table-cell>
          <table:table-cell office:value-type="float" office:value="-2.41617274284" calcext:value-type="float">
            <text:p>-2.4161727428</text:p>
          </table:table-cell>
          <table:table-cell office:value-type="float" office:value="9.80709453583" calcext:value-type="float">
            <text:p>9.8070945358</text:p>
          </table:table-cell>
          <table:table-cell office:value-type="float" office:value="-2.56295514107" calcext:value-type="float">
            <text:p>-2.5629551411</text:p>
          </table:table-cell>
        </table:table-row>
        <table:table-row table:style-name="ro1">
          <table:table-cell office:value-type="float" office:value="8.12112808228" calcext:value-type="float">
            <text:p>8.1211280823</text:p>
          </table:table-cell>
          <table:table-cell office:value-type="float" office:value="-2.40045905113" calcext:value-type="float">
            <text:p>-2.4004590511</text:p>
          </table:table-cell>
          <table:table-cell office:value-type="float" office:value="9.7886447525" calcext:value-type="float">
            <text:p>9.7886447525</text:p>
          </table:table-cell>
          <table:table-cell office:value-type="float" office:value="-2.55328774452" calcext:value-type="float">
            <text:p>-2.5532877445</text:p>
          </table:table-cell>
        </table:table-row>
        <table:table-row table:style-name="ro1">
          <table:table-cell office:value-type="float" office:value="8.10092639923" calcext:value-type="float">
            <text:p>8.1009263992</text:p>
          </table:table-cell>
          <table:table-cell office:value-type="float" office:value="-2.3833861351" calcext:value-type="float">
            <text:p>-2.3833861351</text:p>
          </table:table-cell>
          <table:table-cell office:value-type="float" office:value="9.77005859375" calcext:value-type="float">
            <text:p>9.7700585938</text:p>
          </table:table-cell>
          <table:table-cell office:value-type="float" office:value="-2.54301738739" calcext:value-type="float">
            <text:p>-2.5430173874</text:p>
          </table:table-cell>
        </table:table-row>
        <table:table-row table:style-name="ro1">
          <table:table-cell office:value-type="float" office:value="8.08620834351" calcext:value-type="float">
            <text:p>8.0862083435</text:p>
          </table:table-cell>
          <table:table-cell office:value-type="float" office:value="-2.36662387848" calcext:value-type="float">
            <text:p>-2.3666238785</text:p>
          </table:table-cell>
          <table:table-cell office:value-type="float" office:value="9.75224777222" calcext:value-type="float">
            <text:p>9.7522477722</text:p>
          </table:table-cell>
          <table:table-cell office:value-type="float" office:value="-2.53236675262" calcext:value-type="float">
            <text:p>-2.5323667526</text:p>
          </table:table-cell>
        </table:table-row>
        <table:table-row table:style-name="ro1">
          <table:table-cell office:value-type="float" office:value="8.07491493225" calcext:value-type="float">
            <text:p>8.0749149323</text:p>
          </table:table-cell>
          <table:table-cell office:value-type="float" office:value="-2.35212850571" calcext:value-type="float">
            <text:p>-2.3521285057</text:p>
          </table:table-cell>
          <table:table-cell office:value-type="float" office:value="9.7346925354" calcext:value-type="float">
            <text:p>9.7346925354</text:p>
          </table:table-cell>
          <table:table-cell office:value-type="float" office:value="-2.52212738991" calcext:value-type="float">
            <text:p>-2.5221273899</text:p>
          </table:table-cell>
        </table:table-row>
        <table:table-row table:style-name="ro1">
          <table:table-cell office:value-type="float" office:value="8.05481433868" calcext:value-type="float">
            <text:p>8.0548143387</text:p>
          </table:table-cell>
          <table:table-cell office:value-type="float" office:value="-2.33613204956" calcext:value-type="float">
            <text:p>-2.3361320496</text:p>
          </table:table-cell>
          <table:table-cell office:value-type="float" office:value="9.71632190704" calcext:value-type="float">
            <text:p>9.716321907</text:p>
          </table:table-cell>
          <table:table-cell office:value-type="float" office:value="-2.51238942146" calcext:value-type="float">
            <text:p>-2.5123894215</text:p>
          </table:table-cell>
        </table:table-row>
        <table:table-row table:style-name="ro1">
          <table:table-cell office:value-type="float" office:value="8.03087425232" calcext:value-type="float">
            <text:p>8.0308742523</text:p>
          </table:table-cell>
          <table:table-cell office:value-type="float" office:value="-2.31876730919" calcext:value-type="float">
            <text:p>-2.3187673092</text:p>
          </table:table-cell>
          <table:table-cell office:value-type="float" office:value="9.69846530914" calcext:value-type="float">
            <text:p>9.6984653091</text:p>
          </table:table-cell>
          <table:table-cell office:value-type="float" office:value="-2.50326633453" calcext:value-type="float">
            <text:p>-2.5032663345</text:p>
          </table:table-cell>
        </table:table-row>
        <table:table-row table:style-name="ro1">
          <table:table-cell office:value-type="float" office:value="8.00856304169" calcext:value-type="float">
            <text:p>8.0085630417</text:p>
          </table:table-cell>
          <table:table-cell office:value-type="float" office:value="-2.30045437813" calcext:value-type="float">
            <text:p>-2.3004543781</text:p>
          </table:table-cell>
          <table:table-cell office:value-type="float" office:value="9.67858215332" calcext:value-type="float">
            <text:p>9.6785821533</text:p>
          </table:table-cell>
          <table:table-cell office:value-type="float" office:value="-2.49537539482" calcext:value-type="float">
            <text:p>-2.4953753948</text:p>
          </table:table-cell>
        </table:table-row>
        <table:table-row table:style-name="ro1">
          <table:table-cell office:value-type="float" office:value="7.9844455719" calcext:value-type="float">
            <text:p>7.9844455719</text:p>
          </table:table-cell>
          <table:table-cell office:value-type="float" office:value="-2.28343367577" calcext:value-type="float">
            <text:p>-2.2834336758</text:p>
          </table:table-cell>
          <table:table-cell office:value-type="float" office:value="9.66028209686" calcext:value-type="float">
            <text:p>9.6602820969</text:p>
          </table:table-cell>
          <table:table-cell office:value-type="float" office:value="-2.48696398735" calcext:value-type="float">
            <text:p>-2.4869639874</text:p>
          </table:table-cell>
        </table:table-row>
        <table:table-row table:style-name="ro1">
          <table:table-cell office:value-type="float" office:value="7.96296882629" calcext:value-type="float">
            <text:p>7.9629688263</text:p>
          </table:table-cell>
          <table:table-cell office:value-type="float" office:value="-2.2724840641" calcext:value-type="float">
            <text:p>-2.2724840641</text:p>
          </table:table-cell>
          <table:table-cell office:value-type="float" office:value="9.64310165405" calcext:value-type="float">
            <text:p>9.6431016541</text:p>
          </table:table-cell>
          <table:table-cell office:value-type="float" office:value="-2.47940635681" calcext:value-type="float">
            <text:p>-2.4794063568</text:p>
          </table:table-cell>
        </table:table-row>
        <table:table-row table:style-name="ro1">
          <table:table-cell office:value-type="float" office:value="7.93524503708" calcext:value-type="float">
            <text:p>7.9352450371</text:p>
          </table:table-cell>
          <table:table-cell office:value-type="float" office:value="-2.26345300674" calcext:value-type="float">
            <text:p>-2.2634530067</text:p>
          </table:table-cell>
          <table:table-cell office:value-type="float" office:value="9.62016578674" calcext:value-type="float">
            <text:p>9.6201657867</text:p>
          </table:table-cell>
          <table:table-cell office:value-type="float" office:value="-2.47270989418" calcext:value-type="float">
            <text:p>-2.4727098942</text:p>
          </table:table-cell>
        </table:table-row>
        <table:table-row table:style-name="ro1">
          <table:table-cell office:value-type="float" office:value="7.90499544144" calcext:value-type="float">
            <text:p>7.9049954414</text:p>
          </table:table-cell>
          <table:table-cell office:value-type="float" office:value="-2.2544927597" calcext:value-type="float">
            <text:p>-2.2544927597</text:p>
          </table:table-cell>
          <table:table-cell office:value-type="float" office:value="9.59849258423" calcext:value-type="float">
            <text:p>9.5984925842</text:p>
          </table:table-cell>
          <table:table-cell office:value-type="float" office:value="-2.46653795242" calcext:value-type="float">
            <text:p>-2.4665379524</text:p>
          </table:table-cell>
        </table:table-row>
        <table:table-row table:style-name="ro1">
          <table:table-cell office:value-type="float" office:value="7.87773609161" calcext:value-type="float">
            <text:p>7.8777360916</text:p>
          </table:table-cell>
          <table:table-cell office:value-type="float" office:value="-2.24662208557" calcext:value-type="float">
            <text:p>-2.2466220856</text:p>
          </table:table-cell>
          <table:table-cell office:value-type="float" office:value="9.57254501343" calcext:value-type="float">
            <text:p>9.5725450134</text:p>
          </table:table-cell>
          <table:table-cell office:value-type="float" office:value="-2.45799732208" calcext:value-type="float">
            <text:p>-2.4579973221</text:p>
          </table:table-cell>
        </table:table-row>
        <table:table-row table:style-name="ro1">
          <table:table-cell office:value-type="float" office:value="7.85192632675" calcext:value-type="float">
            <text:p>7.8519263268</text:p>
          </table:table-cell>
          <table:table-cell office:value-type="float" office:value="-2.24002599716" calcext:value-type="float">
            <text:p>-2.2400259972</text:p>
          </table:table-cell>
          <table:table-cell office:value-type="float" office:value="9.55069824219" calcext:value-type="float">
            <text:p>9.5506982422</text:p>
          </table:table-cell>
          <table:table-cell office:value-type="float" office:value="-2.45121002197" calcext:value-type="float">
            <text:p>-2.451210022</text:p>
          </table:table-cell>
        </table:table-row>
        <table:table-row table:style-name="ro1">
          <table:table-cell office:value-type="float" office:value="7.82724428177" calcext:value-type="float">
            <text:p>7.8272442818</text:p>
          </table:table-cell>
          <table:table-cell office:value-type="float" office:value="-2.23400521278" calcext:value-type="float">
            <text:p>-2.2340052128</text:p>
          </table:table-cell>
          <table:table-cell office:value-type="float" office:value="9.5331754303" calcext:value-type="float">
            <text:p>9.5331754303</text:p>
          </table:table-cell>
          <table:table-cell office:value-type="float" office:value="-2.44696164131" calcext:value-type="float">
            <text:p>-2.4469616413</text:p>
          </table:table-cell>
        </table:table-row>
        <table:table-row table:style-name="ro1">
          <table:table-cell office:value-type="float" office:value="7.80082845688" calcext:value-type="float">
            <text:p>7.8008284569</text:p>
          </table:table-cell>
          <table:table-cell office:value-type="float" office:value="-2.22723865509" calcext:value-type="float">
            <text:p>-2.2272386551</text:p>
          </table:table-cell>
          <table:table-cell office:value-type="float" office:value="9.51778884888" calcext:value-type="float">
            <text:p>9.5177888489</text:p>
          </table:table-cell>
          <table:table-cell office:value-type="float" office:value="-2.44717407227" calcext:value-type="float">
            <text:p>-2.4471740723</text:p>
          </table:table-cell>
        </table:table-row>
        <table:table-row table:style-name="ro1">
          <table:table-cell office:value-type="float" office:value="7.76737833023" calcext:value-type="float">
            <text:p>7.7673783302</text:p>
          </table:table-cell>
          <table:table-cell office:value-type="float" office:value="-2.21735334396" calcext:value-type="float">
            <text:p>-2.217353344</text:p>
          </table:table-cell>
          <table:table-cell office:value-type="float" office:value="9.50283332825" calcext:value-type="float">
            <text:p>9.5028333283</text:p>
          </table:table-cell>
          <table:table-cell office:value-type="float" office:value="-2.45084285736" calcext:value-type="float">
            <text:p>-2.4508428574</text:p>
          </table:table-cell>
        </table:table-row>
        <table:table-row table:style-name="ro1">
          <table:table-cell office:value-type="float" office:value="7.73460435867" calcext:value-type="float">
            <text:p>7.7346043587</text:p>
          </table:table-cell>
          <table:table-cell office:value-type="float" office:value="-2.20944070816" calcext:value-type="float">
            <text:p>-2.2094407082</text:p>
          </table:table-cell>
          <table:table-cell office:value-type="float" office:value="9.48585315704" calcext:value-type="float">
            <text:p>9.485853157</text:p>
          </table:table-cell>
          <table:table-cell office:value-type="float" office:value="-2.45695066452" calcext:value-type="float">
            <text:p>-2.4569506645</text:p>
          </table:table-cell>
        </table:table-row>
        <table:table-row table:style-name="ro1">
          <table:table-cell office:value-type="float" office:value="7.69660615921" calcext:value-type="float">
            <text:p>7.6966061592</text:p>
          </table:table-cell>
          <table:table-cell office:value-type="float" office:value="-2.20171833038" calcext:value-type="float">
            <text:p>-2.2017183304</text:p>
          </table:table-cell>
          <table:table-cell office:value-type="float" office:value="9.4654397583" calcext:value-type="float">
            <text:p>9.4654397583</text:p>
          </table:table-cell>
          <table:table-cell office:value-type="float" office:value="-2.46530508995" calcext:value-type="float">
            <text:p>-2.46530509</text:p>
          </table:table-cell>
        </table:table-row>
        <table:table-row table:style-name="ro1">
          <table:table-cell office:value-type="float" office:value="6.34281539917" calcext:value-type="float">
            <text:p>6.3428153992</text:p>
          </table:table-cell>
          <table:table-cell office:value-type="float" office:value="-2.19618320465" calcext:value-type="float">
            <text:p>-2.1961832047</text:p>
          </table:table-cell>
          <table:table-cell office:value-type="float" office:value="9.44418140411" calcext:value-type="float">
            <text:p>9.4441814041</text:p>
          </table:table-cell>
          <table:table-cell office:value-type="float" office:value="-2.47379875183" calcext:value-type="float">
            <text:p>-2.4737987518</text:p>
          </table:table-cell>
        </table:table-row>
        <table:table-row table:style-name="ro1">
          <table:table-cell office:value-type="float" office:value="6.29090261459" calcext:value-type="float">
            <text:p>6.2909026146</text:p>
          </table:table-cell>
          <table:table-cell office:value-type="float" office:value="-2.19107055664" calcext:value-type="float">
            <text:p>-2.1910705566</text:p>
          </table:table-cell>
          <table:table-cell office:value-type="float" office:value="9.4255790329" calcext:value-type="float">
            <text:p>9.4255790329</text:p>
          </table:table-cell>
          <table:table-cell office:value-type="float" office:value="-2.48305058479" calcext:value-type="float">
            <text:p>-2.4830505848</text:p>
          </table:table-cell>
        </table:table-row>
        <table:table-row table:style-name="ro1">
          <table:table-cell office:value-type="float" office:value="6.25315856934" calcext:value-type="float">
            <text:p>6.2531585693</text:p>
          </table:table-cell>
          <table:table-cell office:value-type="float" office:value="-2.19213366508" calcext:value-type="float">
            <text:p>-2.1921336651</text:p>
          </table:table-cell>
          <table:table-cell office:value-type="float" office:value="9.3992375946" calcext:value-type="float">
            <text:p>9.3992375946</text:p>
          </table:table-cell>
          <table:table-cell office:value-type="float" office:value="-2.49077224731" calcext:value-type="float">
            <text:p>-2.4907722473</text:p>
          </table:table-cell>
        </table:table-row>
        <table:table-row table:style-name="ro1">
          <table:table-cell office:value-type="float" office:value="6.06165409088" calcext:value-type="float">
            <text:p>6.0616540909</text:p>
          </table:table-cell>
          <table:table-cell office:value-type="float" office:value="-2.18874025345" calcext:value-type="float">
            <text:p>-2.1887402535</text:p>
          </table:table-cell>
          <table:table-cell office:value-type="float" office:value="9.37122722626" calcext:value-type="float">
            <text:p>9.3712272263</text:p>
          </table:table-cell>
          <table:table-cell office:value-type="float" office:value="-2.49633002281" calcext:value-type="float">
            <text:p>-2.4963300228</text:p>
          </table:table-cell>
        </table:table-row>
        <table:table-row table:style-name="ro1">
          <table:table-cell office:value-type="float" office:value="5.80769777298" calcext:value-type="float">
            <text:p>5.807697773</text:p>
          </table:table-cell>
          <table:table-cell office:value-type="float" office:value="-2.18308162689" calcext:value-type="float">
            <text:p>-2.1830816269</text:p>
          </table:table-cell>
          <table:table-cell office:value-type="float" office:value="9.34044834137" calcext:value-type="float">
            <text:p>9.3404483414</text:p>
          </table:table-cell>
          <table:table-cell office:value-type="float" office:value="-2.50114941597" calcext:value-type="float">
            <text:p>-2.501149416</text:p>
          </table:table-cell>
        </table:table-row>
        <table:table-row table:style-name="ro1">
          <table:table-cell office:value-type="float" office:value="5.68735456467" calcext:value-type="float">
            <text:p>5.6873545647</text:p>
          </table:table-cell>
          <table:table-cell office:value-type="float" office:value="-2.17895364761" calcext:value-type="float">
            <text:p>-2.1789536476</text:p>
          </table:table-cell>
          <table:table-cell office:value-type="float" office:value="9.30817504883" calcext:value-type="float">
            <text:p>9.3081750488</text:p>
          </table:table-cell>
          <table:table-cell office:value-type="float" office:value="-2.50501585007" calcext:value-type="float">
            <text:p>-2.5050158501</text:p>
          </table:table-cell>
        </table:table-row>
        <table:table-row table:style-name="ro1">
          <table:table-cell office:value-type="float" office:value="5.63335323334" calcext:value-type="float">
            <text:p>5.6333532333</text:p>
          </table:table-cell>
          <table:table-cell office:value-type="float" office:value="-2.17885088921" calcext:value-type="float">
            <text:p>-2.1788508892</text:p>
          </table:table-cell>
          <table:table-cell office:value-type="float" office:value="9.27795978546" calcext:value-type="float">
            <text:p>9.2779597855</text:p>
          </table:table-cell>
          <table:table-cell office:value-type="float" office:value="-2.50765657425" calcext:value-type="float">
            <text:p>-2.5076565743</text:p>
          </table:table-cell>
        </table:table-row>
        <table:table-row table:style-name="ro1">
          <table:table-cell office:value-type="float" office:value="5.50978517532" calcext:value-type="float">
            <text:p>5.5097851753</text:p>
          </table:table-cell>
          <table:table-cell office:value-type="float" office:value="-2.17720103264" calcext:value-type="float">
            <text:p>-2.1772010326</text:p>
          </table:table-cell>
          <table:table-cell office:value-type="float" office:value="9.25356193542" calcext:value-type="float">
            <text:p>9.2535619354</text:p>
          </table:table-cell>
          <table:table-cell office:value-type="float" office:value="-2.50796627998" calcext:value-type="float">
            <text:p>-2.50796628</text:p>
          </table:table-cell>
        </table:table-row>
        <table:table-row table:style-name="ro1">
          <table:table-cell office:value-type="float" office:value="5.36426734924" calcext:value-type="float">
            <text:p>5.3642673492</text:p>
          </table:table-cell>
          <table:table-cell office:value-type="float" office:value="-2.1757581234" calcext:value-type="float">
            <text:p>-2.1757581234</text:p>
          </table:table-cell>
          <table:table-cell office:value-type="float" office:value="9.22970005035" calcext:value-type="float">
            <text:p>9.2297000504</text:p>
          </table:table-cell>
          <table:table-cell office:value-type="float" office:value="-2.50723361969" calcext:value-type="float">
            <text:p>-2.5072336197</text:p>
          </table:table-cell>
        </table:table-row>
        <table:table-row table:style-name="ro1">
          <table:table-cell office:value-type="float" office:value="5.27127027512" calcext:value-type="float">
            <text:p>5.2712702751</text:p>
          </table:table-cell>
          <table:table-cell office:value-type="float" office:value="-2.1749727726" calcext:value-type="float">
            <text:p>-2.1749727726</text:p>
          </table:table-cell>
          <table:table-cell office:value-type="float" office:value="9.19825263977" calcext:value-type="float">
            <text:p>9.1982526398</text:p>
          </table:table-cell>
          <table:table-cell office:value-type="float" office:value="-2.50410556793" calcext:value-type="float">
            <text:p>-2.5041055679</text:p>
          </table:table-cell>
        </table:table-row>
        <table:table-row table:style-name="ro1">
          <table:table-cell office:value-type="float" office:value="5.17974853516" calcext:value-type="float">
            <text:p>5.1797485352</text:p>
          </table:table-cell>
          <table:table-cell office:value-type="float" office:value="-2.17448592186" calcext:value-type="float">
            <text:p>-2.1744859219</text:p>
          </table:table-cell>
          <table:table-cell office:value-type="float" office:value="9.16941352844" calcext:value-type="float">
            <text:p>9.1694135284</text:p>
          </table:table-cell>
          <table:table-cell office:value-type="float" office:value="-2.49696540833" calcext:value-type="float">
            <text:p>-2.4969654083</text:p>
          </table:table-cell>
        </table:table-row>
        <table:table-row table:style-name="ro1">
          <table:table-cell office:value-type="float" office:value="5.09107542038" calcext:value-type="float">
            <text:p>5.0910754204</text:p>
          </table:table-cell>
          <table:table-cell office:value-type="float" office:value="-2.17497754097" calcext:value-type="float">
            <text:p>-2.174977541</text:p>
          </table:table-cell>
          <table:table-cell office:value-type="float" office:value="9.14147277832" calcext:value-type="float">
            <text:p>9.1414727783</text:p>
          </table:table-cell>
          <table:table-cell office:value-type="float" office:value="-2.48863101006" calcext:value-type="float">
            <text:p>-2.4886310101</text:p>
          </table:table-cell>
        </table:table-row>
        <table:table-row table:style-name="ro1">
          <table:table-cell office:value-type="float" office:value="4.98880052567" calcext:value-type="float">
            <text:p>4.9888005257</text:p>
          </table:table-cell>
          <table:table-cell office:value-type="float" office:value="-2.1761276722" calcext:value-type="float">
            <text:p>-2.1761276722</text:p>
          </table:table-cell>
          <table:table-cell office:value-type="float" office:value="9.11411949158" calcext:value-type="float">
            <text:p>9.1141194916</text:p>
          </table:table-cell>
          <table:table-cell office:value-type="float" office:value="-2.48024082184" calcext:value-type="float">
            <text:p>-2.4802408218</text:p>
          </table:table-cell>
        </table:table-row>
        <table:table-row table:style-name="ro1">
          <table:table-cell office:value-type="float" office:value="4.91579198837" calcext:value-type="float">
            <text:p>4.9157919884</text:p>
          </table:table-cell>
          <table:table-cell office:value-type="float" office:value="-2.17916584015" calcext:value-type="float">
            <text:p>-2.1791658402</text:p>
          </table:table-cell>
          <table:table-cell office:value-type="float" office:value="9.08375545502" calcext:value-type="float">
            <text:p>9.083755455</text:p>
          </table:table-cell>
          <table:table-cell office:value-type="float" office:value="-2.47020196915" calcext:value-type="float">
            <text:p>-2.4702019692</text:p>
          </table:table-cell>
        </table:table-row>
        <table:table-row table:style-name="ro1">
          <table:table-cell office:value-type="float" office:value="4.77079963684" calcext:value-type="float">
            <text:p>4.7707996368</text:p>
          </table:table-cell>
          <table:table-cell office:value-type="float" office:value="-2.18199801445" calcext:value-type="float">
            <text:p>-2.1819980145</text:p>
          </table:table-cell>
          <table:table-cell office:value-type="float" office:value="9.05421348572" calcext:value-type="float">
            <text:p>9.0542134857</text:p>
          </table:table-cell>
          <table:table-cell office:value-type="float" office:value="-2.45839834213" calcext:value-type="float">
            <text:p>-2.4583983421</text:p>
          </table:table-cell>
        </table:table-row>
        <table:table-row table:style-name="ro1">
          <table:table-cell office:value-type="float" office:value="4.69484996796" calcext:value-type="float">
            <text:p>4.694849968</text:p>
          </table:table-cell>
          <table:table-cell office:value-type="float" office:value="-2.18525028229" calcext:value-type="float">
            <text:p>-2.1852502823</text:p>
          </table:table-cell>
          <table:table-cell office:value-type="float" office:value="9.02871986389" calcext:value-type="float">
            <text:p>9.0287198639</text:p>
          </table:table-cell>
          <table:table-cell office:value-type="float" office:value="-2.44595527649" calcext:value-type="float">
            <text:p>-2.4459552765</text:p>
          </table:table-cell>
        </table:table-row>
        <table:table-row table:style-name="ro1">
          <table:table-cell office:value-type="float" office:value="4.59758138657" calcext:value-type="float">
            <text:p>4.5975813866</text:p>
          </table:table-cell>
          <table:table-cell office:value-type="float" office:value="-2.18675780296" calcext:value-type="float">
            <text:p>-2.186757803</text:p>
          </table:table-cell>
          <table:table-cell office:value-type="float" office:value="9.00214000702" calcext:value-type="float">
            <text:p>9.002140007</text:p>
          </table:table-cell>
          <table:table-cell office:value-type="float" office:value="-2.43202400208" calcext:value-type="float">
            <text:p>-2.4320240021</text:p>
          </table:table-cell>
        </table:table-row>
        <table:table-row table:style-name="ro1">
          <table:table-cell office:value-type="float" office:value="4.48802566528" calcext:value-type="float">
            <text:p>4.4880256653</text:p>
          </table:table-cell>
          <table:table-cell office:value-type="float" office:value="-2.18799424171" calcext:value-type="float">
            <text:p>-2.1879942417</text:p>
          </table:table-cell>
          <table:table-cell office:value-type="float" office:value="8.97671791077" calcext:value-type="float">
            <text:p>8.9767179108</text:p>
          </table:table-cell>
          <table:table-cell office:value-type="float" office:value="-2.41617274284" calcext:value-type="float">
            <text:p>-2.4161727428</text:p>
          </table:table-cell>
        </table:table-row>
        <table:table-row table:style-name="ro1">
          <table:table-cell office:value-type="float" office:value="4.38980579376" calcext:value-type="float">
            <text:p>4.3898057938</text:p>
          </table:table-cell>
          <table:table-cell office:value-type="float" office:value="-2.19004559517" calcext:value-type="float">
            <text:p>-2.1900455952</text:p>
          </table:table-cell>
          <table:table-cell office:value-type="float" office:value="8.95612808228" calcext:value-type="float">
            <text:p>8.9561280823</text:p>
          </table:table-cell>
          <table:table-cell office:value-type="float" office:value="-2.40045905113" calcext:value-type="float">
            <text:p>-2.4004590511</text:p>
          </table:table-cell>
        </table:table-row>
        <table:table-row table:style-name="ro1">
          <table:table-cell office:value-type="float" office:value="4.29796648026" calcext:value-type="float">
            <text:p>4.2979664803</text:p>
          </table:table-cell>
          <table:table-cell office:value-type="float" office:value="-2.19124770164" calcext:value-type="float">
            <text:p>-2.1912477016</text:p>
          </table:table-cell>
          <table:table-cell office:value-type="float" office:value="8.93592639923" calcext:value-type="float">
            <text:p>8.9359263992</text:p>
          </table:table-cell>
          <table:table-cell office:value-type="float" office:value="-2.3833861351" calcext:value-type="float">
            <text:p>-2.3833861351</text:p>
          </table:table-cell>
        </table:table-row>
        <table:table-row table:style-name="ro1">
          <table:table-cell office:value-type="float" office:value="4.20953559875" calcext:value-type="float">
            <text:p>4.2095355988</text:p>
          </table:table-cell>
          <table:table-cell office:value-type="float" office:value="-2.19216275215" calcext:value-type="float">
            <text:p>-2.1921627522</text:p>
          </table:table-cell>
          <table:table-cell office:value-type="float" office:value="8.92120834351" calcext:value-type="float">
            <text:p>8.9212083435</text:p>
          </table:table-cell>
          <table:table-cell office:value-type="float" office:value="-2.36662387848" calcext:value-type="float">
            <text:p>-2.3666238785</text:p>
          </table:table-cell>
        </table:table-row>
        <table:table-row table:style-name="ro1">
          <table:table-cell office:value-type="float" office:value="4.1199669838" calcext:value-type="float">
            <text:p>4.1199669838</text:p>
          </table:table-cell>
          <table:table-cell office:value-type="float" office:value="-2.19346046448" calcext:value-type="float">
            <text:p>-2.1934604645</text:p>
          </table:table-cell>
          <table:table-cell office:value-type="float" office:value="8.90991493225" calcext:value-type="float">
            <text:p>8.9099149323</text:p>
          </table:table-cell>
          <table:table-cell office:value-type="float" office:value="-2.35212850571" calcext:value-type="float">
            <text:p>-2.3521285057</text:p>
          </table:table-cell>
        </table:table-row>
        <table:table-row table:style-name="ro1">
          <table:table-cell office:value-type="float" office:value="4.03337001801" calcext:value-type="float">
            <text:p>4.033370018</text:p>
          </table:table-cell>
          <table:table-cell office:value-type="float" office:value="-2.19527125359" calcext:value-type="float">
            <text:p>-2.1952712536</text:p>
          </table:table-cell>
          <table:table-cell office:value-type="float" office:value="8.88981433868" calcext:value-type="float">
            <text:p>8.8898143387</text:p>
          </table:table-cell>
          <table:table-cell office:value-type="float" office:value="-2.33613204956" calcext:value-type="float">
            <text:p>-2.3361320496</text:p>
          </table:table-cell>
        </table:table-row>
        <table:table-row table:style-name="ro1">
          <table:table-cell office:value-type="float" office:value="3.95831084251" calcext:value-type="float">
            <text:p>3.9583108425</text:p>
          </table:table-cell>
          <table:table-cell office:value-type="float" office:value="-2.19785904884" calcext:value-type="float">
            <text:p>-2.1978590488</text:p>
          </table:table-cell>
          <table:table-cell office:value-type="float" office:value="8.86587425232" calcext:value-type="float">
            <text:p>8.8658742523</text:p>
          </table:table-cell>
          <table:table-cell office:value-type="float" office:value="-2.31876730919" calcext:value-type="float">
            <text:p>-2.3187673092</text:p>
          </table:table-cell>
        </table:table-row>
        <table:table-row table:style-name="ro1">
          <table:table-cell office:value-type="float" office:value="3.8751180172" calcext:value-type="float">
            <text:p>3.8751180172</text:p>
          </table:table-cell>
          <table:table-cell office:value-type="float" office:value="-2.20177149773" calcext:value-type="float">
            <text:p>-2.2017714977</text:p>
          </table:table-cell>
          <table:table-cell office:value-type="float" office:value="8.84356304169" calcext:value-type="float">
            <text:p>8.8435630417</text:p>
          </table:table-cell>
          <table:table-cell office:value-type="float" office:value="-2.30045437813" calcext:value-type="float">
            <text:p>-2.3004543781</text:p>
          </table:table-cell>
        </table:table-row>
        <table:table-row table:style-name="ro1">
          <table:table-cell office:value-type="float" office:value="3.8151550293" calcext:value-type="float">
            <text:p>3.8151550293</text:p>
          </table:table-cell>
          <table:table-cell office:value-type="float" office:value="-2.20582938194" calcext:value-type="float">
            <text:p>-2.2058293819</text:p>
          </table:table-cell>
          <table:table-cell office:value-type="float" office:value="8.8194455719" calcext:value-type="float">
            <text:p>8.8194455719</text:p>
          </table:table-cell>
          <table:table-cell office:value-type="float" office:value="-2.28343367577" calcext:value-type="float">
            <text:p>-2.2834336758</text:p>
          </table:table-cell>
        </table:table-row>
        <table:table-row table:style-name="ro1">
          <table:table-cell office:value-type="float" office:value="3.75903749466" calcext:value-type="float">
            <text:p>3.7590374947</text:p>
          </table:table-cell>
          <table:table-cell office:value-type="float" office:value="-2.20910286903" calcext:value-type="float">
            <text:p>-2.209102869</text:p>
          </table:table-cell>
          <table:table-cell office:value-type="float" office:value="8.79796882629" calcext:value-type="float">
            <text:p>8.7979688263</text:p>
          </table:table-cell>
          <table:table-cell office:value-type="float" office:value="-2.2724840641" calcext:value-type="float">
            <text:p>-2.2724840641</text:p>
          </table:table-cell>
        </table:table-row>
        <table:table-row table:style-name="ro1">
          <table:table-cell office:value-type="float" office:value="3.7054438591" calcext:value-type="float">
            <text:p>3.7054438591</text:p>
          </table:table-cell>
          <table:table-cell office:value-type="float" office:value="-2.21319699287" calcext:value-type="float">
            <text:p>-2.2131969929</text:p>
          </table:table-cell>
          <table:table-cell office:value-type="float" office:value="8.77024503708" calcext:value-type="float">
            <text:p>8.7702450371</text:p>
          </table:table-cell>
          <table:table-cell office:value-type="float" office:value="-2.26345300674" calcext:value-type="float">
            <text:p>-2.2634530067</text:p>
          </table:table-cell>
        </table:table-row>
        <table:table-row table:style-name="ro1">
          <table:table-cell office:value-type="float" office:value="3.65674638748" calcext:value-type="float">
            <text:p>3.6567463875</text:p>
          </table:table-cell>
          <table:table-cell office:value-type="float" office:value="-2.2177631855" calcext:value-type="float">
            <text:p>-2.2177631855</text:p>
          </table:table-cell>
          <table:table-cell office:value-type="float" office:value="8.73999544144" calcext:value-type="float">
            <text:p>8.7399954414</text:p>
          </table:table-cell>
          <table:table-cell office:value-type="float" office:value="-2.2544927597" calcext:value-type="float">
            <text:p>-2.2544927597</text:p>
          </table:table-cell>
        </table:table-row>
        <table:table-row table:style-name="ro1">
          <table:table-cell office:value-type="float" office:value="3.60603737831" calcext:value-type="float">
            <text:p>3.6060373783</text:p>
          </table:table-cell>
          <table:table-cell office:value-type="float" office:value="-2.22182965279" calcext:value-type="float">
            <text:p>-2.2218296528</text:p>
          </table:table-cell>
          <table:table-cell office:value-type="float" office:value="8.71273609161" calcext:value-type="float">
            <text:p>8.7127360916</text:p>
          </table:table-cell>
          <table:table-cell office:value-type="float" office:value="-2.24662208557" calcext:value-type="float">
            <text:p>-2.2466220856</text:p>
          </table:table-cell>
        </table:table-row>
        <table:table-row table:style-name="ro1">
          <table:table-cell office:value-type="float" office:value="3.54848051071" calcext:value-type="float">
            <text:p>3.5484805107</text:p>
          </table:table-cell>
          <table:table-cell office:value-type="float" office:value="-2.22743582726" calcext:value-type="float">
            <text:p>-2.2274358273</text:p>
          </table:table-cell>
          <table:table-cell office:value-type="float" office:value="8.68692632675" calcext:value-type="float">
            <text:p>8.6869263268</text:p>
          </table:table-cell>
          <table:table-cell office:value-type="float" office:value="-2.24002599716" calcext:value-type="float">
            <text:p>-2.2400259972</text:p>
          </table:table-cell>
        </table:table-row>
        <table:table-row table:style-name="ro1">
          <table:table-cell office:value-type="float" office:value="3.48886275291" calcext:value-type="float">
            <text:p>3.4888627529</text:p>
          </table:table-cell>
          <table:table-cell office:value-type="float" office:value="-2.23226451874" calcext:value-type="float">
            <text:p>-2.2322645187</text:p>
          </table:table-cell>
          <table:table-cell office:value-type="float" office:value="8.66224428177" calcext:value-type="float">
            <text:p>8.6622442818</text:p>
          </table:table-cell>
          <table:table-cell office:value-type="float" office:value="-2.23400521278" calcext:value-type="float">
            <text:p>-2.2340052128</text:p>
          </table:table-cell>
        </table:table-row>
        <table:table-row table:style-name="ro1">
          <table:table-cell office:value-type="float" office:value="3.43574213982" calcext:value-type="float">
            <text:p>3.4357421398</text:p>
          </table:table-cell>
          <table:table-cell office:value-type="float" office:value="-2.23644852638" calcext:value-type="float">
            <text:p>-2.2364485264</text:p>
          </table:table-cell>
          <table:table-cell office:value-type="float" office:value="8.63582845688" calcext:value-type="float">
            <text:p>8.6358284569</text:p>
          </table:table-cell>
          <table:table-cell office:value-type="float" office:value="-2.22723865509" calcext:value-type="float">
            <text:p>-2.2272386551</text:p>
          </table:table-cell>
        </table:table-row>
        <table:table-row table:style-name="ro1">
          <table:table-cell office:value-type="float" office:value="3.38247919083" calcext:value-type="float">
            <text:p>3.3824791908</text:p>
          </table:table-cell>
          <table:table-cell office:value-type="float" office:value="-2.24047136307" calcext:value-type="float">
            <text:p>-2.2404713631</text:p>
          </table:table-cell>
          <table:table-cell office:value-type="float" office:value="8.60237833023" calcext:value-type="float">
            <text:p>8.6023783302</text:p>
          </table:table-cell>
          <table:table-cell office:value-type="float" office:value="-2.21735334396" calcext:value-type="float">
            <text:p>-2.217353344</text:p>
          </table:table-cell>
        </table:table-row>
        <table:table-row table:style-name="ro1">
          <table:table-cell office:value-type="float" office:value="3.33387446404" calcext:value-type="float">
            <text:p>3.333874464</text:p>
          </table:table-cell>
          <table:table-cell office:value-type="float" office:value="-2.244597435" calcext:value-type="float">
            <text:p>-2.244597435</text:p>
          </table:table-cell>
          <table:table-cell office:value-type="float" office:value="8.56960435867" calcext:value-type="float">
            <text:p>8.5696043587</text:p>
          </table:table-cell>
          <table:table-cell office:value-type="float" office:value="-2.20944070816" calcext:value-type="float">
            <text:p>-2.2094407082</text:p>
          </table:table-cell>
        </table:table-row>
        <table:table-row table:style-name="ro1">
          <table:table-cell office:value-type="float" office:value="3.27825689316" calcext:value-type="float">
            <text:p>3.2782568932</text:p>
          </table:table-cell>
          <table:table-cell office:value-type="float" office:value="-2.2495303154" calcext:value-type="float">
            <text:p>-2.2495303154</text:p>
          </table:table-cell>
          <table:table-cell office:value-type="float" office:value="8.53160615921" calcext:value-type="float">
            <text:p>8.5316061592</text:p>
          </table:table-cell>
          <table:table-cell office:value-type="float" office:value="-2.20171833038" calcext:value-type="float">
            <text:p>-2.2017183304</text:p>
          </table:table-cell>
        </table:table-row>
        <table:table-row table:style-name="ro1">
          <table:table-cell office:value-type="float" office:value="3.22255992889" calcext:value-type="float">
            <text:p>3.2225599289</text:p>
          </table:table-cell>
          <table:table-cell office:value-type="float" office:value="-2.25496888161" calcext:value-type="float">
            <text:p>-2.2549688816</text:p>
          </table:table-cell>
          <table:table-cell office:value-type="float" office:value="7.17781539917" calcext:value-type="float">
            <text:p>7.1778153992</text:p>
          </table:table-cell>
          <table:table-cell office:value-type="float" office:value="-2.19618320465" calcext:value-type="float">
            <text:p>-2.1961832047</text:p>
          </table:table-cell>
        </table:table-row>
        <table:table-row table:style-name="ro1">
          <table:table-cell office:value-type="float" office:value="3.1734688282" calcext:value-type="float">
            <text:p>3.1734688282</text:p>
          </table:table-cell>
          <table:table-cell office:value-type="float" office:value="-2.25975751877" calcext:value-type="float">
            <text:p>-2.2597575188</text:p>
          </table:table-cell>
          <table:table-cell office:value-type="float" office:value="7.12590261459" calcext:value-type="float">
            <text:p>7.1259026146</text:p>
          </table:table-cell>
          <table:table-cell office:value-type="float" office:value="-2.19107055664" calcext:value-type="float">
            <text:p>-2.1910705566</text:p>
          </table:table-cell>
        </table:table-row>
        <table:table-row table:style-name="ro1">
          <table:table-cell office:value-type="float" office:value="3.12076854706" calcext:value-type="float">
            <text:p>3.1207685471</text:p>
          </table:table-cell>
          <table:table-cell office:value-type="float" office:value="-2.2650372982" calcext:value-type="float">
            <text:p>-2.2650372982</text:p>
          </table:table-cell>
          <table:table-cell office:value-type="float" office:value="7.08815856934" calcext:value-type="float">
            <text:p>7.0881585693</text:p>
          </table:table-cell>
          <table:table-cell office:value-type="float" office:value="-2.19213366508" calcext:value-type="float">
            <text:p>-2.1921336651</text:p>
          </table:table-cell>
        </table:table-row>
        <table:table-row table:style-name="ro1">
          <table:table-cell office:value-type="float" office:value="3.07165837288" calcext:value-type="float">
            <text:p>3.0716583729</text:p>
          </table:table-cell>
          <table:table-cell office:value-type="float" office:value="-2.26990556717" calcext:value-type="float">
            <text:p>-2.2699055672</text:p>
          </table:table-cell>
          <table:table-cell office:value-type="float" office:value="6.89665409088" calcext:value-type="float">
            <text:p>6.8966540909</text:p>
          </table:table-cell>
          <table:table-cell office:value-type="float" office:value="-2.18874025345" calcext:value-type="float">
            <text:p>-2.1887402535</text:p>
          </table:table-cell>
        </table:table-row>
        <table:table-row table:style-name="ro1">
          <table:table-cell office:value-type="float" office:value="3.01574707031" calcext:value-type="float">
            <text:p>3.0157470703</text:p>
          </table:table-cell>
          <table:table-cell office:value-type="float" office:value="-2.27367424965" calcext:value-type="float">
            <text:p>-2.2736742497</text:p>
          </table:table-cell>
          <table:table-cell office:value-type="float" office:value="6.64269777298" calcext:value-type="float">
            <text:p>6.642697773</text:p>
          </table:table-cell>
          <table:table-cell office:value-type="float" office:value="-2.18308162689" calcext:value-type="float">
            <text:p>-2.1830816269</text:p>
          </table:table-cell>
        </table:table-row>
        <table:table-row table:style-name="ro1">
          <table:table-cell office:value-type="float" office:value="2.97127389908" calcext:value-type="float">
            <text:p>2.9712738991</text:p>
          </table:table-cell>
          <table:table-cell office:value-type="float" office:value="-2.27630853653" calcext:value-type="float">
            <text:p>-2.2763085365</text:p>
          </table:table-cell>
          <table:table-cell office:value-type="float" office:value="6.52235456467" calcext:value-type="float">
            <text:p>6.5223545647</text:p>
          </table:table-cell>
          <table:table-cell office:value-type="float" office:value="-2.17895364761" calcext:value-type="float">
            <text:p>-2.1789536476</text:p>
          </table:table-cell>
        </table:table-row>
        <table:table-row table:style-name="ro1">
          <table:table-cell office:value-type="float" office:value="2.92003655434" calcext:value-type="float">
            <text:p>2.9200365543</text:p>
          </table:table-cell>
          <table:table-cell office:value-type="float" office:value="-2.2796587944" calcext:value-type="float">
            <text:p>-2.2796587944</text:p>
          </table:table-cell>
          <table:table-cell office:value-type="float" office:value="6.46835323334" calcext:value-type="float">
            <text:p>6.4683532333</text:p>
          </table:table-cell>
          <table:table-cell office:value-type="float" office:value="-2.17885088921" calcext:value-type="float">
            <text:p>-2.1788508892</text:p>
          </table:table-cell>
        </table:table-row>
        <table:table-row table:style-name="ro1">
          <table:table-cell office:value-type="float" office:value="2.87906074524" calcext:value-type="float">
            <text:p>2.8790607452</text:p>
          </table:table-cell>
          <table:table-cell office:value-type="float" office:value="-2.28180551529" calcext:value-type="float">
            <text:p>-2.2818055153</text:p>
          </table:table-cell>
          <table:table-cell office:value-type="float" office:value="6.34478517532" calcext:value-type="float">
            <text:p>6.3447851753</text:p>
          </table:table-cell>
          <table:table-cell office:value-type="float" office:value="-2.17720103264" calcext:value-type="float">
            <text:p>-2.1772010326</text:p>
          </table:table-cell>
        </table:table-row>
        <table:table-row table:style-name="ro1">
          <table:table-cell office:value-type="float" office:value="2.83052277565" calcext:value-type="float">
            <text:p>2.8305227757</text:p>
          </table:table-cell>
          <table:table-cell office:value-type="float" office:value="-2.28252363205" calcext:value-type="float">
            <text:p>-2.2825236321</text:p>
          </table:table-cell>
          <table:table-cell office:value-type="float" office:value="6.19926734924" calcext:value-type="float">
            <text:p>6.1992673492</text:p>
          </table:table-cell>
          <table:table-cell office:value-type="float" office:value="-2.1757581234" calcext:value-type="float">
            <text:p>-2.1757581234</text:p>
          </table:table-cell>
        </table:table-row>
        <table:table-row table:style-name="ro1">
          <table:table-cell office:value-type="float" office:value="2.58694863319" calcext:value-type="float">
            <text:p>2.5869486332</text:p>
          </table:table-cell>
          <table:table-cell office:value-type="float" office:value="-2.29728984833" calcext:value-type="float">
            <text:p>-2.2972898483</text:p>
          </table:table-cell>
          <table:table-cell office:value-type="float" office:value="6.10627027512" calcext:value-type="float">
            <text:p>6.1062702751</text:p>
          </table:table-cell>
          <table:table-cell office:value-type="float" office:value="-2.1749727726" calcext:value-type="float">
            <text:p>-2.1749727726</text:p>
          </table:table-cell>
        </table:table-row>
        <table:table-row table:style-name="ro1">
          <table:table-cell office:value-type="float" office:value="1.83482336998" calcext:value-type="float">
            <text:p>1.83482337</text:p>
          </table:table-cell>
          <table:table-cell office:value-type="float" office:value="-2.34589076042" calcext:value-type="float">
            <text:p>-2.3458907604</text:p>
          </table:table-cell>
          <table:table-cell office:value-type="float" office:value="6.01474853516" calcext:value-type="float">
            <text:p>6.0147485352</text:p>
          </table:table-cell>
          <table:table-cell office:value-type="float" office:value="-2.17448592186" calcext:value-type="float">
            <text:p>-2.1744859219</text:p>
          </table:table-cell>
        </table:table-row>
        <table:table-row table:style-name="ro1">
          <table:table-cell office:value-type="float" office:value="1.76138615608" calcext:value-type="float">
            <text:p>1.7613861561</text:p>
          </table:table-cell>
          <table:table-cell office:value-type="float" office:value="-2.348310709" calcext:value-type="float">
            <text:p>-2.348310709</text:p>
          </table:table-cell>
          <table:table-cell office:value-type="float" office:value="5.92607542038" calcext:value-type="float">
            <text:p>5.9260754204</text:p>
          </table:table-cell>
          <table:table-cell office:value-type="float" office:value="-2.17497754097" calcext:value-type="float">
            <text:p>-2.174977541</text:p>
          </table:table-cell>
        </table:table-row>
        <table:table-row table:style-name="ro1">
          <table:table-cell office:value-type="float" office:value="1.68883132935" calcext:value-type="float">
            <text:p>1.6888313294</text:p>
          </table:table-cell>
          <table:table-cell office:value-type="float" office:value="-2.34763073921" calcext:value-type="float">
            <text:p>-2.3476307392</text:p>
          </table:table-cell>
          <table:table-cell office:value-type="float" office:value="5.82380052567" calcext:value-type="float">
            <text:p>5.8238005257</text:p>
          </table:table-cell>
          <table:table-cell office:value-type="float" office:value="-2.1761276722" calcext:value-type="float">
            <text:p>-2.1761276722</text:p>
          </table:table-cell>
        </table:table-row>
        <table:table-row table:style-name="ro1">
          <table:table-cell office:value-type="float" office:value="1.60818207264" calcext:value-type="float">
            <text:p>1.6081820726</text:p>
          </table:table-cell>
          <table:table-cell office:value-type="float" office:value="-2.34753060341" calcext:value-type="float">
            <text:p>-2.3475306034</text:p>
          </table:table-cell>
          <table:table-cell office:value-type="float" office:value="5.75079198837" calcext:value-type="float">
            <text:p>5.7507919884</text:p>
          </table:table-cell>
          <table:table-cell office:value-type="float" office:value="-2.17916584015" calcext:value-type="float">
            <text:p>-2.1791658402</text:p>
          </table:table-cell>
        </table:table-row>
        <table:table-row table:style-name="ro1">
          <table:table-cell office:value-type="float" office:value="1.3755761385" calcext:value-type="float">
            <text:p>1.3755761385</text:p>
          </table:table-cell>
          <table:table-cell office:value-type="float" office:value="-2.35516190529" calcext:value-type="float">
            <text:p>-2.3551619053</text:p>
          </table:table-cell>
          <table:table-cell office:value-type="float" office:value="5.60579963684" calcext:value-type="float">
            <text:p>5.6057996368</text:p>
          </table:table-cell>
          <table:table-cell office:value-type="float" office:value="-2.18199801445" calcext:value-type="float">
            <text:p>-2.1819980145</text:p>
          </table:table-cell>
        </table:table-row>
        <table:table-row table:style-name="ro1">
          <table:table-cell office:value-type="float" office:value="1.27022755146" calcext:value-type="float">
            <text:p>1.2702275515</text:p>
          </table:table-cell>
          <table:table-cell office:value-type="float" office:value="-2.35463118553" calcext:value-type="float">
            <text:p>-2.3546311855</text:p>
          </table:table-cell>
          <table:table-cell office:value-type="float" office:value="5.52984996796" calcext:value-type="float">
            <text:p>5.529849968</text:p>
          </table:table-cell>
          <table:table-cell office:value-type="float" office:value="-2.18525028229" calcext:value-type="float">
            <text:p>-2.1852502823</text:p>
          </table:table-cell>
        </table:table-row>
        <table:table-row table:style-name="ro1">
          <table:table-cell office:value-type="float" office:value="1.15691626072" calcext:value-type="float">
            <text:p>1.1569162607</text:p>
          </table:table-cell>
          <table:table-cell office:value-type="float" office:value="-2.35311412811" calcext:value-type="float">
            <text:p>-2.3531141281</text:p>
          </table:table-cell>
          <table:table-cell office:value-type="float" office:value="5.43258138657" calcext:value-type="float">
            <text:p>5.4325813866</text:p>
          </table:table-cell>
          <table:table-cell office:value-type="float" office:value="-2.18675780296" calcext:value-type="float">
            <text:p>-2.186757803</text:p>
          </table:table-cell>
        </table:table-row>
        <table:table-row table:style-name="ro1">
          <table:table-cell office:value-type="float" office:value="1.0575312376" calcext:value-type="float">
            <text:p>1.0575312376</text:p>
          </table:table-cell>
          <table:table-cell office:value-type="float" office:value="-2.35177707672" calcext:value-type="float">
            <text:p>-2.3517770767</text:p>
          </table:table-cell>
          <table:table-cell office:value-type="float" office:value="5.32302566528" calcext:value-type="float">
            <text:p>5.3230256653</text:p>
          </table:table-cell>
          <table:table-cell office:value-type="float" office:value="-2.18799424171" calcext:value-type="float">
            <text:p>-2.1879942417</text:p>
          </table:table-cell>
        </table:table-row>
        <table:table-row table:style-name="ro1">
          <table:table-cell office:value-type="float" office:value="0.958093106747" calcext:value-type="float">
            <text:p>0.9580931067</text:p>
          </table:table-cell>
          <table:table-cell office:value-type="float" office:value="-2.34936499596" calcext:value-type="float">
            <text:p>-2.349364996</text:p>
          </table:table-cell>
          <table:table-cell office:value-type="float" office:value="5.22480579376" calcext:value-type="float">
            <text:p>5.2248057938</text:p>
          </table:table-cell>
          <table:table-cell office:value-type="float" office:value="-2.19004559517" calcext:value-type="float">
            <text:p>-2.1900455952</text:p>
          </table:table-cell>
        </table:table-row>
        <table:table-row table:style-name="ro1">
          <table:table-cell office:value-type="float" office:value="0.8553429842" calcext:value-type="float">
            <text:p>0.8553429842</text:p>
          </table:table-cell>
          <table:table-cell office:value-type="float" office:value="-2.34429955482" calcext:value-type="float">
            <text:p>-2.3442995548</text:p>
          </table:table-cell>
          <table:table-cell office:value-type="float" office:value="5.13296648026" calcext:value-type="float">
            <text:p>5.1329664803</text:p>
          </table:table-cell>
          <table:table-cell office:value-type="float" office:value="-2.19124770164" calcext:value-type="float">
            <text:p>-2.1912477016</text:p>
          </table:table-cell>
        </table:table-row>
        <table:table-row table:style-name="ro1">
          <table:table-cell office:value-type="float" office:value="0.75885283947" calcext:value-type="float">
            <text:p>0.7588528395</text:p>
          </table:table-cell>
          <table:table-cell office:value-type="float" office:value="-2.33950185776" calcext:value-type="float">
            <text:p>-2.3395018578</text:p>
          </table:table-cell>
          <table:table-cell office:value-type="float" office:value="5.04453559875" calcext:value-type="float">
            <text:p>5.0445355988</text:p>
          </table:table-cell>
          <table:table-cell office:value-type="float" office:value="-2.19216275215" calcext:value-type="float">
            <text:p>-2.1921627522</text:p>
          </table:table-cell>
        </table:table-row>
        <table:table-row table:style-name="ro1">
          <table:table-cell office:value-type="float" office:value="0.673219025135" calcext:value-type="float">
            <text:p>0.6732190251</text:p>
          </table:table-cell>
          <table:table-cell office:value-type="float" office:value="-2.33299255371" calcext:value-type="float">
            <text:p>-2.3329925537</text:p>
          </table:table-cell>
          <table:table-cell office:value-type="float" office:value="4.9549669838" calcext:value-type="float">
            <text:p>4.9549669838</text:p>
          </table:table-cell>
          <table:table-cell office:value-type="float" office:value="-2.19346046448" calcext:value-type="float">
            <text:p>-2.1934604645</text:p>
          </table:table-cell>
        </table:table-row>
        <table:table-row table:style-name="ro1">
          <table:table-cell office:value-type="float" office:value="0.57999932766" calcext:value-type="float">
            <text:p>0.5799993277</text:p>
          </table:table-cell>
          <table:table-cell office:value-type="float" office:value="-2.32201361656" calcext:value-type="float">
            <text:p>-2.3220136166</text:p>
          </table:table-cell>
          <table:table-cell office:value-type="float" office:value="4.86837001801" calcext:value-type="float">
            <text:p>4.868370018</text:p>
          </table:table-cell>
          <table:table-cell office:value-type="float" office:value="-2.19527125359" calcext:value-type="float">
            <text:p>-2.1952712536</text:p>
          </table:table-cell>
        </table:table-row>
        <table:table-row table:style-name="ro1">
          <table:table-cell office:value-type="float" office:value="0.480824828148" calcext:value-type="float">
            <text:p>0.4808248281</text:p>
          </table:table-cell>
          <table:table-cell office:value-type="float" office:value="-2.30443382263" calcext:value-type="float">
            <text:p>-2.3044338226</text:p>
          </table:table-cell>
          <table:table-cell office:value-type="float" office:value="4.79331084251" calcext:value-type="float">
            <text:p>4.7933108425</text:p>
          </table:table-cell>
          <table:table-cell office:value-type="float" office:value="-2.19785904884" calcext:value-type="float">
            <text:p>-2.1978590488</text:p>
          </table:table-cell>
        </table:table-row>
        <table:table-row table:style-name="ro1">
          <table:table-cell office:value-type="float" office:value="0.395967453718" calcext:value-type="float">
            <text:p>0.3959674537</text:p>
          </table:table-cell>
          <table:table-cell office:value-type="float" office:value="-2.28122234344" calcext:value-type="float">
            <text:p>-2.2812223434</text:p>
          </table:table-cell>
          <table:table-cell office:value-type="float" office:value="4.7101180172" calcext:value-type="float">
            <text:p>4.7101180172</text:p>
          </table:table-cell>
          <table:table-cell office:value-type="float" office:value="-2.20177149773" calcext:value-type="float">
            <text:p>-2.2017714977</text:p>
          </table:table-cell>
        </table:table-row>
        <table:table-row table:style-name="ro1">
          <table:table-cell office:value-type="float" office:value="0.316647589207" calcext:value-type="float">
            <text:p>0.3166475892</text:p>
          </table:table-cell>
          <table:table-cell office:value-type="float" office:value="-2.25237298012" calcext:value-type="float">
            <text:p>-2.2523729801</text:p>
          </table:table-cell>
          <table:table-cell office:value-type="float" office:value="4.6501550293" calcext:value-type="float">
            <text:p>4.6501550293</text:p>
          </table:table-cell>
          <table:table-cell office:value-type="float" office:value="-2.20582938194" calcext:value-type="float">
            <text:p>-2.2058293819</text:p>
          </table:table-cell>
        </table:table-row>
        <table:table-row table:style-name="ro1">
          <table:table-cell office:value-type="float" office:value="0.255975931883" calcext:value-type="float">
            <text:p>0.2559759319</text:p>
          </table:table-cell>
          <table:table-cell office:value-type="float" office:value="-2.21680378914" calcext:value-type="float">
            <text:p>-2.2168037891</text:p>
          </table:table-cell>
          <table:table-cell office:value-type="float" office:value="4.59403749466" calcext:value-type="float">
            <text:p>4.5940374947</text:p>
          </table:table-cell>
          <table:table-cell office:value-type="float" office:value="-2.20910286903" calcext:value-type="float">
            <text:p>-2.209102869</text:p>
          </table:table-cell>
        </table:table-row>
        <table:table-row table:style-name="ro1">
          <table:table-cell office:value-type="float" office:value="0.190991088748" calcext:value-type="float">
            <text:p>0.1909910887</text:p>
          </table:table-cell>
          <table:table-cell office:value-type="float" office:value="-2.17748594284" calcext:value-type="float">
            <text:p>-2.1774859428</text:p>
          </table:table-cell>
          <table:table-cell office:value-type="float" office:value="4.5404438591" calcext:value-type="float">
            <text:p>4.5404438591</text:p>
          </table:table-cell>
          <table:table-cell office:value-type="float" office:value="-2.21319699287" calcext:value-type="float">
            <text:p>-2.2131969929</text:p>
          </table:table-cell>
        </table:table-row>
        <table:table-row table:style-name="ro1">
          <table:table-cell office:value-type="float" office:value="0.131689593196" calcext:value-type="float">
            <text:p>0.1316895932</text:p>
          </table:table-cell>
          <table:table-cell office:value-type="float" office:value="-2.13544821739" calcext:value-type="float">
            <text:p>-2.1354482174</text:p>
          </table:table-cell>
          <table:table-cell office:value-type="float" office:value="4.49174638748" calcext:value-type="float">
            <text:p>4.4917463875</text:p>
          </table:table-cell>
          <table:table-cell office:value-type="float" office:value="-2.2177631855" calcext:value-type="float">
            <text:p>-2.2177631855</text:p>
          </table:table-cell>
        </table:table-row>
        <table:table-row table:style-name="ro1">
          <table:table-cell office:value-type="float" office:value="0.0722289159894" calcext:value-type="float">
            <text:p>0.072228916</text:p>
          </table:table-cell>
          <table:table-cell office:value-type="float" office:value="-2.09378838539" calcext:value-type="float">
            <text:p>-2.0937883854</text:p>
          </table:table-cell>
          <table:table-cell office:value-type="float" office:value="4.44103737831" calcext:value-type="float">
            <text:p>4.4410373783</text:p>
          </table:table-cell>
          <table:table-cell office:value-type="float" office:value="-2.22182965279" calcext:value-type="float">
            <text:p>-2.2218296528</text:p>
          </table:table-cell>
        </table:table-row>
        <table:table-row table:style-name="ro1">
          <table:table-cell office:value-type="float" office:value="0.0383263789117" calcext:value-type="float">
            <text:p>0.0383263789</text:p>
          </table:table-cell>
          <table:table-cell office:value-type="float" office:value="-2.05300307274" calcext:value-type="float">
            <text:p>-2.0530030727</text:p>
          </table:table-cell>
          <table:table-cell office:value-type="float" office:value="4.38348051071" calcext:value-type="float">
            <text:p>4.3834805107</text:p>
          </table:table-cell>
          <table:table-cell office:value-type="float" office:value="-2.22743582726" calcext:value-type="float">
            <text:p>-2.2274358273</text:p>
          </table:table-cell>
        </table:table-row>
        <table:table-row table:style-name="ro1">
          <table:table-cell office:value-type="float" office:value="0.00798363704234" calcext:value-type="float">
            <text:p>0.007983637</text:p>
          </table:table-cell>
          <table:table-cell office:value-type="float" office:value="-2.01380896568" calcext:value-type="float">
            <text:p>-2.0138089657</text:p>
          </table:table-cell>
          <table:table-cell office:value-type="float" office:value="4.32386275291" calcext:value-type="float">
            <text:p>4.3238627529</text:p>
          </table:table-cell>
          <table:table-cell office:value-type="float" office:value="-2.23226451874" calcext:value-type="float">
            <text:p>-2.2322645187</text:p>
          </table:table-cell>
        </table:table-row>
        <table:table-row table:style-name="ro1">
          <table:table-cell office:value-type="float" office:value="-0.0220790319145" calcext:value-type="float">
            <text:p>-0.0220790319</text:p>
          </table:table-cell>
          <table:table-cell office:value-type="float" office:value="-1.97979032993" calcext:value-type="float">
            <text:p>-1.9797903299</text:p>
          </table:table-cell>
          <table:table-cell office:value-type="float" office:value="4.27074213982" calcext:value-type="float">
            <text:p>4.2707421398</text:p>
          </table:table-cell>
          <table:table-cell office:value-type="float" office:value="-2.23644852638" calcext:value-type="float">
            <text:p>-2.2364485264</text:p>
          </table:table-cell>
        </table:table-row>
        <table:table-row table:style-name="ro1">
          <table:table-cell office:value-type="float" office:value="-0.0477629937232" calcext:value-type="float">
            <text:p>-0.0477629937</text:p>
          </table:table-cell>
          <table:table-cell office:value-type="float" office:value="-1.93812191486" calcext:value-type="float">
            <text:p>-1.9381219149</text:p>
          </table:table-cell>
          <table:table-cell office:value-type="float" office:value="4.21747919083" calcext:value-type="float">
            <text:p>4.2174791908</text:p>
          </table:table-cell>
          <table:table-cell office:value-type="float" office:value="-2.24047136307" calcext:value-type="float">
            <text:p>-2.2404713631</text:p>
          </table:table-cell>
        </table:table-row>
        <table:table-row table:style-name="ro1">
          <table:table-cell office:value-type="float" office:value="-0.0614409260452" calcext:value-type="float">
            <text:p>-0.061440926</text:p>
          </table:table-cell>
          <table:table-cell office:value-type="float" office:value="-1.90082776546" calcext:value-type="float">
            <text:p>-1.9008277655</text:p>
          </table:table-cell>
          <table:table-cell office:value-type="float" office:value="4.16887446404" calcext:value-type="float">
            <text:p>4.168874464</text:p>
          </table:table-cell>
          <table:table-cell office:value-type="float" office:value="-2.244597435" calcext:value-type="float">
            <text:p>-2.244597435</text:p>
          </table:table-cell>
        </table:table-row>
        <table:table-row table:style-name="ro1">
          <table:table-cell office:value-type="float" office:value="-0.0732684060931" calcext:value-type="float">
            <text:p>-0.0732684061</text:p>
          </table:table-cell>
          <table:table-cell office:value-type="float" office:value="-1.85644626617" calcext:value-type="float">
            <text:p>-1.8564462662</text:p>
          </table:table-cell>
          <table:table-cell office:value-type="float" office:value="4.11325689316" calcext:value-type="float">
            <text:p>4.1132568932</text:p>
          </table:table-cell>
          <table:table-cell office:value-type="float" office:value="-2.2495303154" calcext:value-type="float">
            <text:p>-2.2495303154</text:p>
          </table:table-cell>
        </table:table-row>
        <table:table-row table:style-name="ro1">
          <table:table-cell office:value-type="float" office:value="-0.0667232573032" calcext:value-type="float">
            <text:p>-0.0667232573</text:p>
          </table:table-cell>
          <table:table-cell office:value-type="float" office:value="-1.82708179951" calcext:value-type="float">
            <text:p>-1.8270817995</text:p>
          </table:table-cell>
          <table:table-cell office:value-type="float" office:value="4.05755992889" calcext:value-type="float">
            <text:p>4.0575599289</text:p>
          </table:table-cell>
          <table:table-cell office:value-type="float" office:value="-2.25496888161" calcext:value-type="float">
            <text:p>-2.2549688816</text:p>
          </table:table-cell>
        </table:table-row>
        <table:table-row table:style-name="ro1">
          <table:table-cell office:value-type="float" office:value="-0.0662820786238" calcext:value-type="float">
            <text:p>-0.0662820786</text:p>
          </table:table-cell>
          <table:table-cell office:value-type="float" office:value="-1.80062246323" calcext:value-type="float">
            <text:p>-1.8006224632</text:p>
          </table:table-cell>
          <table:table-cell office:value-type="float" office:value="4.0084688282" calcext:value-type="float">
            <text:p>4.0084688282</text:p>
          </table:table-cell>
          <table:table-cell office:value-type="float" office:value="-2.25975751877" calcext:value-type="float">
            <text:p>-2.2597575188</text:p>
          </table:table-cell>
        </table:table-row>
        <table:table-row table:style-name="ro1">
          <table:table-cell office:value-type="float" office:value="-0.0697648376226" calcext:value-type="float">
            <text:p>-0.0697648376</text:p>
          </table:table-cell>
          <table:table-cell office:value-type="float" office:value="-1.77217042446" calcext:value-type="float">
            <text:p>-1.7721704245</text:p>
          </table:table-cell>
          <table:table-cell office:value-type="float" office:value="3.95576854706" calcext:value-type="float">
            <text:p>3.9557685471</text:p>
          </table:table-cell>
          <table:table-cell office:value-type="float" office:value="-2.2650372982" calcext:value-type="float">
            <text:p>-2.2650372982</text:p>
          </table:table-cell>
        </table:table-row>
        <table:table-row table:style-name="ro1">
          <table:table-cell office:value-type="float" office:value="-0.074462428689" calcext:value-type="float">
            <text:p>-0.0744624287</text:p>
          </table:table-cell>
          <table:table-cell office:value-type="float" office:value="-1.74778032303" calcext:value-type="float">
            <text:p>-1.747780323</text:p>
          </table:table-cell>
          <table:table-cell office:value-type="float" office:value="3.90665837288" calcext:value-type="float">
            <text:p>3.9066583729</text:p>
          </table:table-cell>
          <table:table-cell office:value-type="float" office:value="-2.26990556717" calcext:value-type="float">
            <text:p>-2.2699055672</text:p>
          </table:table-cell>
        </table:table-row>
        <table:table-row table:style-name="ro1">
          <table:table-cell office:value-type="float" office:value="-0.0786033198237" calcext:value-type="float">
            <text:p>-0.0786033198</text:p>
          </table:table-cell>
          <table:table-cell office:value-type="float" office:value="-1.71653819084" calcext:value-type="float">
            <text:p>-1.7165381908</text:p>
          </table:table-cell>
          <table:table-cell office:value-type="float" office:value="3.85074707031" calcext:value-type="float">
            <text:p>3.8507470703</text:p>
          </table:table-cell>
          <table:table-cell office:value-type="float" office:value="-2.27367424965" calcext:value-type="float">
            <text:p>-2.2736742497</text:p>
          </table:table-cell>
        </table:table-row>
        <table:table-row table:style-name="ro1">
          <table:table-cell office:value-type="float" office:value="-0.0844786241651" calcext:value-type="float">
            <text:p>-0.0844786242</text:p>
          </table:table-cell>
          <table:table-cell office:value-type="float" office:value="-1.68693828583" calcext:value-type="float">
            <text:p>-1.6869382858</text:p>
          </table:table-cell>
          <table:table-cell office:value-type="float" office:value="3.80627389908" calcext:value-type="float">
            <text:p>3.8062738991</text:p>
          </table:table-cell>
          <table:table-cell office:value-type="float" office:value="-2.27630853653" calcext:value-type="float">
            <text:p>-2.2763085365</text:p>
          </table:table-cell>
        </table:table-row>
        <table:table-row table:style-name="ro1">
          <table:table-cell office:value-type="float" office:value="-0.0847799628973" calcext:value-type="float">
            <text:p>-0.0847799629</text:p>
          </table:table-cell>
          <table:table-cell office:value-type="float" office:value="-1.66785526276" calcext:value-type="float">
            <text:p>-1.6678552628</text:p>
          </table:table-cell>
          <table:table-cell office:value-type="float" office:value="3.75503655434" calcext:value-type="float">
            <text:p>3.7550365543</text:p>
          </table:table-cell>
          <table:table-cell office:value-type="float" office:value="-2.2796587944" calcext:value-type="float">
            <text:p>-2.2796587944</text:p>
          </table:table-cell>
        </table:table-row>
        <table:table-row table:style-name="ro1">
          <table:table-cell office:value-type="float" office:value="-0.0826057270169" calcext:value-type="float">
            <text:p>-0.082605727</text:p>
          </table:table-cell>
          <table:table-cell office:value-type="float" office:value="-1.64162003994" calcext:value-type="float">
            <text:p>-1.6416200399</text:p>
          </table:table-cell>
          <table:table-cell office:value-type="float" office:value="3.71406074524" calcext:value-type="float">
            <text:p>3.7140607452</text:p>
          </table:table-cell>
          <table:table-cell office:value-type="float" office:value="-2.28180551529" calcext:value-type="float">
            <text:p>-2.2818055153</text:p>
          </table:table-cell>
        </table:table-row>
        <table:table-row table:style-name="ro1">
          <table:table-cell office:value-type="float" office:value="-0.084034383297" calcext:value-type="float">
            <text:p>-0.0840343833</text:p>
          </table:table-cell>
          <table:table-cell office:value-type="float" office:value="-1.61392235756" calcext:value-type="float">
            <text:p>-1.6139223576</text:p>
          </table:table-cell>
          <table:table-cell office:value-type="float" office:value="3.66552277565" calcext:value-type="float">
            <text:p>3.6655227757</text:p>
          </table:table-cell>
          <table:table-cell office:value-type="float" office:value="-2.28252363205" calcext:value-type="float">
            <text:p>-2.2825236321</text:p>
          </table:table-cell>
        </table:table-row>
        <table:table-row table:style-name="ro1">
          <table:table-cell office:value-type="float" office:value="-0.0868317261338" calcext:value-type="float">
            <text:p>-0.0868317261</text:p>
          </table:table-cell>
          <table:table-cell office:value-type="float" office:value="-1.58439075947" calcext:value-type="float">
            <text:p>-1.5843907595</text:p>
          </table:table-cell>
          <table:table-cell office:value-type="float" office:value="3.42194863319" calcext:value-type="float">
            <text:p>3.4219486332</text:p>
          </table:table-cell>
          <table:table-cell office:value-type="float" office:value="-2.29728984833" calcext:value-type="float">
            <text:p>-2.2972898483</text:p>
          </table:table-cell>
        </table:table-row>
        <table:table-row table:style-name="ro1">
          <table:table-cell office:value-type="float" office:value="-0.0866578444839" calcext:value-type="float">
            <text:p>-0.0866578445</text:p>
          </table:table-cell>
          <table:table-cell office:value-type="float" office:value="-1.54969322681" calcext:value-type="float">
            <text:p>-1.5496932268</text:p>
          </table:table-cell>
          <table:table-cell office:value-type="float" office:value="2.66982336998" calcext:value-type="float">
            <text:p>2.66982337</text:p>
          </table:table-cell>
          <table:table-cell office:value-type="float" office:value="-2.34589076042" calcext:value-type="float">
            <text:p>-2.3458907604</text:p>
          </table:table-cell>
        </table:table-row>
        <table:table-row table:style-name="ro1">
          <table:table-cell office:value-type="float" office:value="-0.086959220469" calcext:value-type="float">
            <text:p>-0.0869592205</text:p>
          </table:table-cell>
          <table:table-cell office:value-type="float" office:value="-1.51782679558" calcext:value-type="float">
            <text:p>-1.5178267956</text:p>
          </table:table-cell>
          <table:table-cell office:value-type="float" office:value="2.59638615608" calcext:value-type="float">
            <text:p>2.5963861561</text:p>
          </table:table-cell>
          <table:table-cell office:value-type="float" office:value="-2.348310709" calcext:value-type="float">
            <text:p>-2.348310709</text:p>
          </table:table-cell>
        </table:table-row>
        <table:table-row table:style-name="ro1">
          <table:table-cell office:value-type="float" office:value="-0.08096858114" calcext:value-type="float">
            <text:p>-0.0809685811</text:p>
          </table:table-cell>
          <table:table-cell office:value-type="float" office:value="-1.49323678017" calcext:value-type="float">
            <text:p>-1.4932367802</text:p>
          </table:table-cell>
          <table:table-cell office:value-type="float" office:value="2.52383132935" calcext:value-type="float">
            <text:p>2.5238313294</text:p>
          </table:table-cell>
          <table:table-cell office:value-type="float" office:value="-2.34763073921" calcext:value-type="float">
            <text:p>-2.3476307392</text:p>
          </table:table-cell>
        </table:table-row>
        <table:table-row table:style-name="ro1">
          <table:table-cell office:value-type="float" office:value="-0.0726706907153" calcext:value-type="float">
            <text:p>-0.0726706907</text:p>
          </table:table-cell>
          <table:table-cell office:value-type="float" office:value="-1.47020840645" calcext:value-type="float">
            <text:p>-1.4702084065</text:p>
          </table:table-cell>
          <table:table-cell office:value-type="float" office:value="2.44318207264" calcext:value-type="float">
            <text:p>2.4431820726</text:p>
          </table:table-cell>
          <table:table-cell office:value-type="float" office:value="-2.34753060341" calcext:value-type="float">
            <text:p>-2.3475306034</text:p>
          </table:table-cell>
        </table:table-row>
        <table:table-row table:style-name="ro1">
          <table:table-cell office:value-type="float" office:value="-0.0628227740526" calcext:value-type="float">
            <text:p>-0.0628227741</text:p>
          </table:table-cell>
          <table:table-cell office:value-type="float" office:value="-1.44198918343" calcext:value-type="float">
            <text:p>-1.4419891834</text:p>
          </table:table-cell>
          <table:table-cell office:value-type="float" office:value="2.2105761385" calcext:value-type="float">
            <text:p>2.2105761385</text:p>
          </table:table-cell>
          <table:table-cell office:value-type="float" office:value="-2.35516190529" calcext:value-type="float">
            <text:p>-2.3551619053</text:p>
          </table:table-cell>
        </table:table-row>
        <table:table-row table:style-name="ro1">
          <table:table-cell office:value-type="float" office:value="-0.145627990365" calcext:value-type="float">
            <text:p>-0.1456279904</text:p>
          </table:table-cell>
          <table:table-cell office:value-type="float" office:value="-1.20649564266" calcext:value-type="float">
            <text:p>-1.2064956427</text:p>
          </table:table-cell>
          <table:table-cell office:value-type="float" office:value="2.10522755146" calcext:value-type="float">
            <text:p>2.1052275515</text:p>
          </table:table-cell>
          <table:table-cell office:value-type="float" office:value="-2.35463118553" calcext:value-type="float">
            <text:p>-2.3546311855</text:p>
          </table:table-cell>
        </table:table-row>
        <table:table-row table:style-name="ro1">
          <table:table-cell office:value-type="float" office:value="-0.130573391914" calcext:value-type="float">
            <text:p>-0.1305733919</text:p>
          </table:table-cell>
          <table:table-cell office:value-type="float" office:value="-1.18371200562" calcext:value-type="float">
            <text:p>-1.1837120056</text:p>
          </table:table-cell>
          <table:table-cell office:value-type="float" office:value="1.99191626072" calcext:value-type="float">
            <text:p>1.9919162607</text:p>
          </table:table-cell>
          <table:table-cell office:value-type="float" office:value="-2.35311412811" calcext:value-type="float">
            <text:p>-2.3531141281</text:p>
          </table:table-cell>
        </table:table-row>
        <table:table-row table:style-name="ro1">
          <table:table-cell office:value-type="float" office:value="-0.127011030912" calcext:value-type="float">
            <text:p>-0.1270110309</text:p>
          </table:table-cell>
          <table:table-cell office:value-type="float" office:value="-1.1270005703" calcext:value-type="float">
            <text:p>-1.1270005703</text:p>
          </table:table-cell>
          <table:table-cell office:value-type="float" office:value="1.8925312376" calcext:value-type="float">
            <text:p>1.8925312376</text:p>
          </table:table-cell>
          <table:table-cell office:value-type="float" office:value="-2.35177707672" calcext:value-type="float">
            <text:p>-2.3517770767</text:p>
          </table:table-cell>
        </table:table-row>
        <table:table-row table:style-name="ro1">
          <table:table-cell office:value-type="float" office:value="-0.119052164257" calcext:value-type="float">
            <text:p>-0.1190521643</text:p>
          </table:table-cell>
          <table:table-cell office:value-type="float" office:value="-1.08227133751" calcext:value-type="float">
            <text:p>-1.0822713375</text:p>
          </table:table-cell>
          <table:table-cell office:value-type="float" office:value="1.79309310675" calcext:value-type="float">
            <text:p>1.7930931068</text:p>
          </table:table-cell>
          <table:table-cell office:value-type="float" office:value="-2.34936499596" calcext:value-type="float">
            <text:p>-2.349364996</text:p>
          </table:table-cell>
        </table:table-row>
        <table:table-row table:style-name="ro1">
          <table:table-cell office:value-type="float" office:value="-0.102443769574" calcext:value-type="float">
            <text:p>-0.1024437696</text:p>
          </table:table-cell>
          <table:table-cell office:value-type="float" office:value="-1.06892001629" calcext:value-type="float">
            <text:p>-1.0689200163</text:p>
          </table:table-cell>
          <table:table-cell office:value-type="float" office:value="1.6903429842" calcext:value-type="float">
            <text:p>1.6903429842</text:p>
          </table:table-cell>
          <table:table-cell office:value-type="float" office:value="-2.34429955482" calcext:value-type="float">
            <text:p>-2.3442995548</text:p>
          </table:table-cell>
        </table:table-row>
        <table:table-row table:style-name="ro1">
          <table:table-cell office:value-type="float" office:value="-0.101536631584" calcext:value-type="float">
            <text:p>-0.1015366316</text:p>
          </table:table-cell>
          <table:table-cell office:value-type="float" office:value="-0.963718891144" calcext:value-type="float">
            <text:p>-0.9637188911</text:p>
          </table:table-cell>
          <table:table-cell office:value-type="float" office:value="1.59385283947" calcext:value-type="float">
            <text:p>1.5938528395</text:p>
          </table:table-cell>
          <table:table-cell office:value-type="float" office:value="-2.33950185776" calcext:value-type="float">
            <text:p>-2.3395018578</text:p>
          </table:table-cell>
        </table:table-row>
        <table:table-row table:style-name="ro1">
          <table:table-cell office:value-type="float" office:value="-0.0826026797295" calcext:value-type="float">
            <text:p>-0.0826026797</text:p>
          </table:table-cell>
          <table:table-cell office:value-type="float" office:value="-0.95082628727" calcext:value-type="float">
            <text:p>-0.9508262873</text:p>
          </table:table-cell>
          <table:table-cell office:value-type="float" office:value="1.50821902514" calcext:value-type="float">
            <text:p>1.5082190251</text:p>
          </table:table-cell>
          <table:table-cell office:value-type="float" office:value="-2.33299255371" calcext:value-type="float">
            <text:p>-2.3329925537</text:p>
          </table:table-cell>
        </table:table-row>
        <table:table-row table:style-name="ro1">
          <table:table-cell office:value-type="float" office:value="-0.0666848048568" calcext:value-type="float">
            <text:p>-0.0666848049</text:p>
          </table:table-cell>
          <table:table-cell office:value-type="float" office:value="-0.909727931023" calcext:value-type="float">
            <text:p>-0.909727931</text:p>
          </table:table-cell>
          <table:table-cell office:value-type="float" office:value="1.41499932766" calcext:value-type="float">
            <text:p>1.4149993277</text:p>
          </table:table-cell>
          <table:table-cell office:value-type="float" office:value="-2.32201361656" calcext:value-type="float">
            <text:p>-2.3220136166</text:p>
          </table:table-cell>
        </table:table-row>
        <table:table-row table:style-name="ro1">
          <table:table-cell office:value-type="float" office:value="-0.0457942783833" calcext:value-type="float">
            <text:p>-0.0457942784</text:p>
          </table:table-cell>
          <table:table-cell office:value-type="float" office:value="-0.897144258022" calcext:value-type="float">
            <text:p>-0.897144258</text:p>
          </table:table-cell>
          <table:table-cell office:value-type="float" office:value="1.31582482815" calcext:value-type="float">
            <text:p>1.3158248282</text:p>
          </table:table-cell>
          <table:table-cell office:value-type="float" office:value="-2.30443382263" calcext:value-type="float">
            <text:p>-2.3044338226</text:p>
          </table:table-cell>
        </table:table-row>
        <table:table-row table:style-name="ro1">
          <table:table-cell office:value-type="float" office:value="-0.0230641048402" calcext:value-type="float">
            <text:p>-0.0230641048</text:p>
          </table:table-cell>
          <table:table-cell office:value-type="float" office:value="-0.833830177784" calcext:value-type="float">
            <text:p>-0.8338301778</text:p>
          </table:table-cell>
          <table:table-cell office:value-type="float" office:value="1.23096745372" calcext:value-type="float">
            <text:p>1.2309674537</text:p>
          </table:table-cell>
          <table:table-cell office:value-type="float" office:value="-2.28122234344" calcext:value-type="float">
            <text:p>-2.2812223434</text:p>
          </table:table-cell>
        </table:table-row>
        <table:table-row table:style-name="ro1">
          <table:table-cell office:value-type="float" office:value="0.000988863641396" calcext:value-type="float">
            <text:p>0.0009888636</text:p>
          </table:table-cell>
          <table:table-cell office:value-type="float" office:value="-0.811827123165" calcext:value-type="float">
            <text:p>-0.8118271232</text:p>
          </table:table-cell>
          <table:table-cell office:value-type="float" office:value="1.15164758921" calcext:value-type="float">
            <text:p>1.1516475892</text:p>
          </table:table-cell>
          <table:table-cell office:value-type="float" office:value="-2.25237298012" calcext:value-type="float">
            <text:p>-2.2523729801</text:p>
          </table:table-cell>
        </table:table-row>
        <table:table-row table:style-name="ro1">
          <table:table-cell office:value-type="float" office:value="0.0259406678379" calcext:value-type="float">
            <text:p>0.0259406678</text:p>
          </table:table-cell>
          <table:table-cell office:value-type="float" office:value="-0.797993540764" calcext:value-type="float">
            <text:p>-0.7979935408</text:p>
          </table:table-cell>
          <table:table-cell office:value-type="float" office:value="1.09097593188" calcext:value-type="float">
            <text:p>1.0909759319</text:p>
          </table:table-cell>
          <table:table-cell office:value-type="float" office:value="-2.21680378914" calcext:value-type="float">
            <text:p>-2.2168037891</text:p>
          </table:table-cell>
        </table:table-row>
        <table:table-row table:style-name="ro1">
          <table:table-cell office:value-type="float" office:value="0.0564246848226" calcext:value-type="float">
            <text:p>0.0564246848</text:p>
          </table:table-cell>
          <table:table-cell office:value-type="float" office:value="-0.758992254734" calcext:value-type="float">
            <text:p>-0.7589922547</text:p>
          </table:table-cell>
          <table:table-cell office:value-type="float" office:value="1.02599108875" calcext:value-type="float">
            <text:p>1.0259910888</text:p>
          </table:table-cell>
          <table:table-cell office:value-type="float" office:value="-2.17748594284" calcext:value-type="float">
            <text:p>-2.1774859428</text:p>
          </table:table-cell>
        </table:table-row>
        <table:table-row table:style-name="ro1">
          <table:table-cell office:value-type="float" office:value="0.0901944711804" calcext:value-type="float">
            <text:p>0.0901944712</text:p>
          </table:table-cell>
          <table:table-cell office:value-type="float" office:value="-0.724113941193" calcext:value-type="float">
            <text:p>-0.7241139412</text:p>
          </table:table-cell>
          <table:table-cell office:value-type="float" office:value="0.966689593196" calcext:value-type="float">
            <text:p>0.9666895932</text:p>
          </table:table-cell>
          <table:table-cell office:value-type="float" office:value="-2.13544821739" calcext:value-type="float">
            <text:p>-2.1354482174</text:p>
          </table:table-cell>
        </table:table-row>
        <table:table-row table:style-name="ro1">
          <table:table-cell office:value-type="float" office:value="0.117513127625" calcext:value-type="float">
            <text:p>0.1175131276</text:p>
          </table:table-cell>
          <table:table-cell office:value-type="float" office:value="-0.710957229137" calcext:value-type="float">
            <text:p>-0.7109572291</text:p>
          </table:table-cell>
          <table:table-cell office:value-type="float" office:value="0.907228915989" calcext:value-type="float">
            <text:p>0.907228916</text:p>
          </table:table-cell>
          <table:table-cell office:value-type="float" office:value="-2.09378838539" calcext:value-type="float">
            <text:p>-2.0937883854</text:p>
          </table:table-cell>
        </table:table-row>
        <table:table-row table:style-name="ro1">
          <table:table-cell office:value-type="float" office:value="0.14412124455" calcext:value-type="float">
            <text:p>0.1441212446</text:p>
          </table:table-cell>
          <table:table-cell office:value-type="float" office:value="-0.698536753654" calcext:value-type="float">
            <text:p>-0.6985367537</text:p>
          </table:table-cell>
          <table:table-cell office:value-type="float" office:value="0.873326378912" calcext:value-type="float">
            <text:p>0.8733263789</text:p>
          </table:table-cell>
          <table:table-cell office:value-type="float" office:value="-2.05300307274" calcext:value-type="float">
            <text:p>-2.0530030727</text:p>
          </table:table-cell>
        </table:table-row>
        <table:table-row table:style-name="ro1">
          <table:table-cell office:value-type="float" office:value="0.168667659163" calcext:value-type="float">
            <text:p>0.1686676592</text:p>
          </table:table-cell>
          <table:table-cell office:value-type="float" office:value="-0.688961744308" calcext:value-type="float">
            <text:p>-0.6889617443</text:p>
          </table:table-cell>
          <table:table-cell office:value-type="float" office:value="0.842983637042" calcext:value-type="float">
            <text:p>0.842983637</text:p>
          </table:table-cell>
          <table:table-cell office:value-type="float" office:value="-2.01380896568" calcext:value-type="float">
            <text:p>-2.0138089657</text:p>
          </table:table-cell>
        </table:table-row>
        <table:table-row table:style-name="ro1">
          <table:table-cell office:value-type="float" office:value="0.192623436451" calcext:value-type="float">
            <text:p>0.1926234365</text:p>
          </table:table-cell>
          <table:table-cell office:value-type="float" office:value="-0.679463505745" calcext:value-type="float">
            <text:p>-0.6794635057</text:p>
          </table:table-cell>
          <table:table-cell office:value-type="float" office:value="0.812920968086" calcext:value-type="float">
            <text:p>0.8129209681</text:p>
          </table:table-cell>
          <table:table-cell office:value-type="float" office:value="-1.97979032993" calcext:value-type="float">
            <text:p>-1.9797903299</text:p>
          </table:table-cell>
        </table:table-row>
        <table:table-row table:style-name="ro1">
          <table:table-cell office:value-type="float" office:value="0.216246038675" calcext:value-type="float">
            <text:p>0.2162460387</text:p>
          </table:table-cell>
          <table:table-cell office:value-type="float" office:value="-0.669257879257" calcext:value-type="float">
            <text:p>-0.6692578793</text:p>
          </table:table-cell>
          <table:table-cell office:value-type="float" office:value="0.787237006277" calcext:value-type="float">
            <text:p>0.7872370063</text:p>
          </table:table-cell>
          <table:table-cell office:value-type="float" office:value="-1.93812191486" calcext:value-type="float">
            <text:p>-1.9381219149</text:p>
          </table:table-cell>
        </table:table-row>
        <table:table-row table:style-name="ro1">
          <table:table-cell office:value-type="float" office:value="0.240945056081" calcext:value-type="float">
            <text:p>0.2409450561</text:p>
          </table:table-cell>
          <table:table-cell office:value-type="float" office:value="-0.658588767052" calcext:value-type="float">
            <text:p>-0.6585887671</text:p>
          </table:table-cell>
          <table:table-cell office:value-type="float" office:value="0.773559073955" calcext:value-type="float">
            <text:p>0.773559074</text:p>
          </table:table-cell>
          <table:table-cell office:value-type="float" office:value="-1.90082776546" calcext:value-type="float">
            <text:p>-1.9008277655</text:p>
          </table:table-cell>
        </table:table-row>
        <table:table-row table:style-name="ro1">
          <table:table-cell office:value-type="float" office:value="0.26433724165" calcext:value-type="float">
            <text:p>0.2643372417</text:p>
          </table:table-cell>
          <table:table-cell office:value-type="float" office:value="-0.649710834026" calcext:value-type="float">
            <text:p>-0.649710834</text:p>
          </table:table-cell>
          <table:table-cell office:value-type="float" office:value="0.761731593907" calcext:value-type="float">
            <text:p>0.7617315939</text:p>
          </table:table-cell>
          <table:table-cell office:value-type="float" office:value="-1.85644626617" calcext:value-type="float">
            <text:p>-1.8564462662</text:p>
          </table:table-cell>
        </table:table-row>
        <table:table-row table:style-name="ro1">
          <table:table-cell office:value-type="float" office:value="0.28955578804" calcext:value-type="float">
            <text:p>0.289555788</text:p>
          </table:table-cell>
          <table:table-cell office:value-type="float" office:value="-0.641883552074" calcext:value-type="float">
            <text:p>-0.6418835521</text:p>
          </table:table-cell>
          <table:table-cell office:value-type="float" office:value="0.768276742697" calcext:value-type="float">
            <text:p>0.7682767427</text:p>
          </table:table-cell>
          <table:table-cell office:value-type="float" office:value="-1.82708179951" calcext:value-type="float">
            <text:p>-1.8270817995</text:p>
          </table:table-cell>
        </table:table-row>
        <table:table-row table:style-name="ro1">
          <table:table-cell office:value-type="float" office:value="0.314947366714" calcext:value-type="float">
            <text:p>0.3149473667</text:p>
          </table:table-cell>
          <table:table-cell office:value-type="float" office:value="-0.634534657001" calcext:value-type="float">
            <text:p>-0.634534657</text:p>
          </table:table-cell>
          <table:table-cell office:value-type="float" office:value="0.768717921376" calcext:value-type="float">
            <text:p>0.7687179214</text:p>
          </table:table-cell>
          <table:table-cell office:value-type="float" office:value="-1.80062246323" calcext:value-type="float">
            <text:p>-1.8006224632</text:p>
          </table:table-cell>
        </table:table-row>
        <table:table-row table:style-name="ro1">
          <table:table-cell office:value-type="float" office:value="0.339735507965" calcext:value-type="float">
            <text:p>0.339735508</text:p>
          </table:table-cell>
          <table:table-cell office:value-type="float" office:value="-0.628009676933" calcext:value-type="float">
            <text:p>-0.6280096769</text:p>
          </table:table-cell>
          <table:table-cell office:value-type="float" office:value="0.765235162377" calcext:value-type="float">
            <text:p>0.7652351624</text:p>
          </table:table-cell>
          <table:table-cell office:value-type="float" office:value="-1.77217042446" calcext:value-type="float">
            <text:p>-1.7721704245</text:p>
          </table:table-cell>
        </table:table-row>
        <table:table-row table:style-name="ro1">
          <table:table-cell office:value-type="float" office:value="0.363836199045" calcext:value-type="float">
            <text:p>0.363836199</text:p>
          </table:table-cell>
          <table:table-cell office:value-type="float" office:value="-0.622916281223" calcext:value-type="float">
            <text:p>-0.6229162812</text:p>
          </table:table-cell>
          <table:table-cell office:value-type="float" office:value="0.760537571311" calcext:value-type="float">
            <text:p>0.7605375713</text:p>
          </table:table-cell>
          <table:table-cell office:value-type="float" office:value="-1.74778032303" calcext:value-type="float">
            <text:p>-1.747780323</text:p>
          </table:table-cell>
        </table:table-row>
        <table:table-row table:style-name="ro1">
          <table:table-cell office:value-type="float" office:value="0.387203991413" calcext:value-type="float">
            <text:p>0.3872039914</text:p>
          </table:table-cell>
          <table:table-cell office:value-type="float" office:value="-0.616698622704" calcext:value-type="float">
            <text:p>-0.6166986227</text:p>
          </table:table-cell>
          <table:table-cell office:value-type="float" office:value="0.756396680176" calcext:value-type="float">
            <text:p>0.7563966802</text:p>
          </table:table-cell>
          <table:table-cell office:value-type="float" office:value="-1.71653819084" calcext:value-type="float">
            <text:p>-1.7165381908</text:p>
          </table:table-cell>
        </table:table-row>
        <table:table-row table:style-name="ro1">
          <table:table-cell office:value-type="float" office:value="0.412219047546" calcext:value-type="float">
            <text:p>0.4122190475</text:p>
          </table:table-cell>
          <table:table-cell office:value-type="float" office:value="-0.608735740185" calcext:value-type="float">
            <text:p>-0.6087357402</text:p>
          </table:table-cell>
          <table:table-cell office:value-type="float" office:value="0.750521375835" calcext:value-type="float">
            <text:p>0.7505213758</text:p>
          </table:table-cell>
          <table:table-cell office:value-type="float" office:value="-1.68693828583" calcext:value-type="float">
            <text:p>-1.6869382858</text:p>
          </table:table-cell>
        </table:table-row>
        <table:table-row table:style-name="ro1">
          <table:table-cell office:value-type="float" office:value="0.43436512351" calcext:value-type="float">
            <text:p>0.4343651235</text:p>
          </table:table-cell>
          <table:table-cell office:value-type="float" office:value="-0.602150678635" calcext:value-type="float">
            <text:p>-0.6021506786</text:p>
          </table:table-cell>
          <table:table-cell office:value-type="float" office:value="0.750220037103" calcext:value-type="float">
            <text:p>0.7502200371</text:p>
          </table:table-cell>
          <table:table-cell office:value-type="float" office:value="-1.66785526276" calcext:value-type="float">
            <text:p>-1.6678552628</text:p>
          </table:table-cell>
        </table:table-row>
        <table:table-row table:style-name="ro1">
          <table:table-cell office:value-type="float" office:value="0.456042677164" calcext:value-type="float">
            <text:p>0.4560426772</text:p>
          </table:table-cell>
          <table:table-cell office:value-type="float" office:value="-0.596543669701" calcext:value-type="float">
            <text:p>-0.5965436697</text:p>
          </table:table-cell>
          <table:table-cell office:value-type="float" office:value="0.752394272983" calcext:value-type="float">
            <text:p>0.752394273</text:p>
          </table:table-cell>
          <table:table-cell office:value-type="float" office:value="-1.64162003994" calcext:value-type="float">
            <text:p>-1.6416200399</text:p>
          </table:table-cell>
        </table:table-row>
        <table:table-row table:style-name="ro1">
          <table:table-cell office:value-type="float" office:value="0.479944974184" calcext:value-type="float">
            <text:p>0.4799449742</text:p>
          </table:table-cell>
          <table:table-cell office:value-type="float" office:value="-0.590968430042" calcext:value-type="float">
            <text:p>-0.59096843</text:p>
          </table:table-cell>
          <table:table-cell office:value-type="float" office:value="0.750965616703" calcext:value-type="float">
            <text:p>0.7509656167</text:p>
          </table:table-cell>
          <table:table-cell office:value-type="float" office:value="-1.61392235756" calcext:value-type="float">
            <text:p>-1.6139223576</text:p>
          </table:table-cell>
        </table:table-row>
        <table:table-row table:style-name="ro1">
          <table:table-cell office:value-type="float" office:value="0.506624758244" calcext:value-type="float">
            <text:p>0.5066247582</text:p>
          </table:table-cell>
          <table:table-cell office:value-type="float" office:value="-0.585812628269" calcext:value-type="float">
            <text:p>-0.5858126283</text:p>
          </table:table-cell>
          <table:table-cell office:value-type="float" office:value="0.748168273866" calcext:value-type="float">
            <text:p>0.7481682739</text:p>
          </table:table-cell>
          <table:table-cell office:value-type="float" office:value="-1.58439075947" calcext:value-type="float">
            <text:p>-1.5843907595</text:p>
          </table:table-cell>
        </table:table-row>
        <table:table-row table:style-name="ro1">
          <table:table-cell office:value-type="float" office:value="0.531132340431" calcext:value-type="float">
            <text:p>0.5311323404</text:p>
          </table:table-cell>
          <table:table-cell office:value-type="float" office:value="-0.581100940704" calcext:value-type="float">
            <text:p>-0.5811009407</text:p>
          </table:table-cell>
          <table:table-cell office:value-type="float" office:value="0.748342155516" calcext:value-type="float">
            <text:p>0.7483421555</text:p>
          </table:table-cell>
          <table:table-cell office:value-type="float" office:value="-1.54969322681" calcext:value-type="float">
            <text:p>-1.5496932268</text:p>
          </table:table-cell>
        </table:table-row>
        <table:table-row table:style-name="ro1">
          <table:table-cell office:value-type="float" office:value="0.559756398201" calcext:value-type="float">
            <text:p>0.5597563982</text:p>
          </table:table-cell>
          <table:table-cell office:value-type="float" office:value="-0.575870633125" calcext:value-type="float">
            <text:p>-0.5758706331</text:p>
          </table:table-cell>
          <table:table-cell office:value-type="float" office:value="0.748040779531" calcext:value-type="float">
            <text:p>0.7480407795</text:p>
          </table:table-cell>
          <table:table-cell office:value-type="float" office:value="-1.51782679558" calcext:value-type="float">
            <text:p>-1.5178267956</text:p>
          </table:table-cell>
        </table:table-row>
        <table:table-row table:style-name="ro1">
          <table:table-cell office:value-type="float" office:value="0.58317399025" calcext:value-type="float">
            <text:p>0.5831739903</text:p>
          </table:table-cell>
          <table:table-cell office:value-type="float" office:value="-0.572729408741" calcext:value-type="float">
            <text:p>-0.5727294087</text:p>
          </table:table-cell>
          <table:table-cell office:value-type="float" office:value="0.75403141886" calcext:value-type="float">
            <text:p>0.7540314189</text:p>
          </table:table-cell>
          <table:table-cell office:value-type="float" office:value="-1.49323678017" calcext:value-type="float">
            <text:p>-1.4932367802</text:p>
          </table:table-cell>
        </table:table-row>
        <table:table-row table:style-name="ro1">
          <table:table-cell office:value-type="float" office:value="0.60684299469" calcext:value-type="float">
            <text:p>0.6068429947</text:p>
          </table:table-cell>
          <table:table-cell office:value-type="float" office:value="-0.56913882494" calcext:value-type="float">
            <text:p>-0.5691388249</text:p>
          </table:table-cell>
          <table:table-cell office:value-type="float" office:value="0.762329309285" calcext:value-type="float">
            <text:p>0.7623293093</text:p>
          </table:table-cell>
          <table:table-cell office:value-type="float" office:value="-1.47020840645" calcext:value-type="float">
            <text:p>-1.4702084065</text:p>
          </table:table-cell>
        </table:table-row>
        <table:table-row table:style-name="ro1">
          <table:table-cell office:value-type="float" office:value="0.630246222019" calcext:value-type="float">
            <text:p>0.630246222</text:p>
          </table:table-cell>
          <table:table-cell office:value-type="float" office:value="-0.566882967949" calcext:value-type="float">
            <text:p>-0.5668829679</text:p>
          </table:table-cell>
          <table:table-cell office:value-type="float" office:value="0.772177225947" calcext:value-type="float">
            <text:p>0.7721772259</text:p>
          </table:table-cell>
          <table:table-cell office:value-type="float" office:value="-1.44198918343" calcext:value-type="float">
            <text:p>-1.4419891834</text:p>
          </table:table-cell>
        </table:table-row>
        <table:table-row table:style-name="ro1">
          <table:table-cell office:value-type="float" office:value="0.662138998508" calcext:value-type="float">
            <text:p>0.6621389985</text:p>
          </table:table-cell>
          <table:table-cell office:value-type="float" office:value="-0.564238011837" calcext:value-type="float">
            <text:p>-0.5642380118</text:p>
          </table:table-cell>
          <table:table-cell office:value-type="float" office:value="0.689372009635" calcext:value-type="float">
            <text:p>0.6893720096</text:p>
          </table:table-cell>
          <table:table-cell office:value-type="float" office:value="-1.20649564266" calcext:value-type="float">
            <text:p>-1.2064956427</text:p>
          </table:table-cell>
        </table:table-row>
        <table:table-row table:style-name="ro1">
          <table:table-cell office:value-type="float" office:value="0.686847686768" calcext:value-type="float">
            <text:p>0.6868476868</text:p>
          </table:table-cell>
          <table:table-cell office:value-type="float" office:value="-0.564433932304" calcext:value-type="float">
            <text:p>-0.5644339323</text:p>
          </table:table-cell>
          <table:table-cell office:value-type="float" office:value="0.704426608086" calcext:value-type="float">
            <text:p>0.7044266081</text:p>
          </table:table-cell>
          <table:table-cell office:value-type="float" office:value="-1.18371200562" calcext:value-type="float">
            <text:p>-1.1837120056</text:p>
          </table:table-cell>
        </table:table-row>
        <table:table-row table:style-name="ro1">
          <table:table-cell office:value-type="float" office:value="0.708822846413" calcext:value-type="float">
            <text:p>0.7088228464</text:p>
          </table:table-cell>
          <table:table-cell office:value-type="float" office:value="-0.564964354038" calcext:value-type="float">
            <text:p>-0.564964354</text:p>
          </table:table-cell>
          <table:table-cell office:value-type="float" office:value="0.707988969088" calcext:value-type="float">
            <text:p>0.7079889691</text:p>
          </table:table-cell>
          <table:table-cell office:value-type="float" office:value="-1.1270005703" calcext:value-type="float">
            <text:p>-1.1270005703</text:p>
          </table:table-cell>
        </table:table-row>
        <table:table-row table:style-name="ro1">
          <table:table-cell office:value-type="float" office:value="1.17211532593" calcext:value-type="float">
            <text:p>1.1721153259</text:p>
          </table:table-cell>
          <table:table-cell office:value-type="float" office:value="-0.2754304111" calcext:value-type="float">
            <text:p>-0.2754304111</text:p>
          </table:table-cell>
          <table:table-cell office:value-type="float" office:value="0.715947835743" calcext:value-type="float">
            <text:p>0.7159478357</text:p>
          </table:table-cell>
          <table:table-cell office:value-type="float" office:value="-1.08227133751" calcext:value-type="float">
            <text:p>-1.0822713375</text:p>
          </table:table-cell>
        </table:table-row>
        <table:table-row table:style-name="ro1">
          <table:table-cell office:value-type="float" office:value="1.21013307571" calcext:value-type="float">
            <text:p>1.2101330757</text:p>
          </table:table-cell>
          <table:table-cell office:value-type="float" office:value="-0.271478652954" calcext:value-type="float">
            <text:p>-0.271478653</text:p>
          </table:table-cell>
          <table:table-cell office:value-type="float" office:value="0.732556230426" calcext:value-type="float">
            <text:p>0.7325562304</text:p>
          </table:table-cell>
          <table:table-cell office:value-type="float" office:value="-1.06892001629" calcext:value-type="float">
            <text:p>-1.0689200163</text:p>
          </table:table-cell>
        </table:table-row>
        <table:table-row table:style-name="ro1">
          <table:table-cell office:value-type="float" office:value="1.24758028984" calcext:value-type="float">
            <text:p>1.2475802898</text:p>
          </table:table-cell>
          <table:table-cell office:value-type="float" office:value="-0.268590897322" calcext:value-type="float">
            <text:p>-0.2685908973</text:p>
          </table:table-cell>
          <table:table-cell office:value-type="float" office:value="0.733463368416" calcext:value-type="float">
            <text:p>0.7334633684</text:p>
          </table:table-cell>
          <table:table-cell office:value-type="float" office:value="-0.963718891144" calcext:value-type="float">
            <text:p>-0.9637188911</text:p>
          </table:table-cell>
        </table:table-row>
        <table:table-row table:style-name="ro1">
          <table:table-cell office:value-type="float" office:value="1.28507304192" calcext:value-type="float">
            <text:p>1.2850730419</text:p>
          </table:table-cell>
          <table:table-cell office:value-type="float" office:value="-0.266233325005" calcext:value-type="float">
            <text:p>-0.266233325</text:p>
          </table:table-cell>
          <table:table-cell office:value-type="float" office:value="0.752397320271" calcext:value-type="float">
            <text:p>0.7523973203</text:p>
          </table:table-cell>
          <table:table-cell office:value-type="float" office:value="-0.95082628727" calcext:value-type="float">
            <text:p>-0.9508262873</text:p>
          </table:table-cell>
        </table:table-row>
        <table:table-row table:style-name="ro1">
          <table:table-cell office:value-type="float" office:value="1.32056355476" calcext:value-type="float">
            <text:p>1.3205635548</text:p>
          </table:table-cell>
          <table:table-cell office:value-type="float" office:value="-0.264526069164" calcext:value-type="float">
            <text:p>-0.2645260692</text:p>
          </table:table-cell>
          <table:table-cell office:value-type="float" office:value="0.768315195143" calcext:value-type="float">
            <text:p>0.7683151951</text:p>
          </table:table-cell>
          <table:table-cell office:value-type="float" office:value="-0.909727931023" calcext:value-type="float">
            <text:p>-0.909727931</text:p>
          </table:table-cell>
        </table:table-row>
        <table:table-row table:style-name="ro1">
          <table:table-cell office:value-type="float" office:value="1.35689389706" calcext:value-type="float">
            <text:p>1.3568938971</text:p>
          </table:table-cell>
          <table:table-cell office:value-type="float" office:value="-0.262128293514" calcext:value-type="float">
            <text:p>-0.2621282935</text:p>
          </table:table-cell>
          <table:table-cell office:value-type="float" office:value="0.789205721617" calcext:value-type="float">
            <text:p>0.7892057216</text:p>
          </table:table-cell>
          <table:table-cell office:value-type="float" office:value="-0.897144258022" calcext:value-type="float">
            <text:p>-0.897144258</text:p>
          </table:table-cell>
        </table:table-row>
        <table:table-row table:style-name="ro1">
          <table:table-cell office:value-type="float" office:value="1.39243888855" calcext:value-type="float">
            <text:p>1.3924388886</text:p>
          </table:table-cell>
          <table:table-cell office:value-type="float" office:value="-0.26104709506" calcext:value-type="float">
            <text:p>-0.2610470951</text:p>
          </table:table-cell>
          <table:table-cell office:value-type="float" office:value="0.81193589516" calcext:value-type="float">
            <text:p>0.8119358952</text:p>
          </table:table-cell>
          <table:table-cell office:value-type="float" office:value="-0.833830177784" calcext:value-type="float">
            <text:p>-0.8338301778</text:p>
          </table:table-cell>
        </table:table-row>
        <table:table-row table:style-name="ro1">
          <table:table-cell office:value-type="float" office:value="1.42703986168" calcext:value-type="float">
            <text:p>1.4270398617</text:p>
          </table:table-cell>
          <table:table-cell office:value-type="float" office:value="-0.26243686676" calcext:value-type="float">
            <text:p>-0.2624368668</text:p>
          </table:table-cell>
          <table:table-cell office:value-type="float" office:value="0.835988863641" calcext:value-type="float">
            <text:p>0.8359888636</text:p>
          </table:table-cell>
          <table:table-cell office:value-type="float" office:value="-0.811827123165" calcext:value-type="float">
            <text:p>-0.8118271232</text:p>
          </table:table-cell>
        </table:table-row>
        <table:table-row table:style-name="ro1">
          <table:table-cell office:value-type="float" office:value="1.45835793018" calcext:value-type="float">
            <text:p>1.4583579302</text:p>
          </table:table-cell>
          <table:table-cell office:value-type="float" office:value="-0.267502874136" calcext:value-type="float">
            <text:p>-0.2675028741</text:p>
          </table:table-cell>
          <table:table-cell office:value-type="float" office:value="0.860940667838" calcext:value-type="float">
            <text:p>0.8609406678</text:p>
          </table:table-cell>
          <table:table-cell office:value-type="float" office:value="-0.797993540764" calcext:value-type="float">
            <text:p>-0.7979935408</text:p>
          </table:table-cell>
        </table:table-row>
        <table:table-row table:style-name="ro1">
          <table:table-cell office:value-type="float" office:value="1.48616063595" calcext:value-type="float">
            <text:p>1.486160636</text:p>
          </table:table-cell>
          <table:table-cell office:value-type="float" office:value="-0.273749142885" calcext:value-type="float">
            <text:p>-0.2737491429</text:p>
          </table:table-cell>
          <table:table-cell office:value-type="float" office:value="0.891424684823" calcext:value-type="float">
            <text:p>0.8914246848</text:p>
          </table:table-cell>
          <table:table-cell office:value-type="float" office:value="-0.758992254734" calcext:value-type="float">
            <text:p>-0.7589922547</text:p>
          </table:table-cell>
        </table:table-row>
        <table:table-row table:style-name="ro1">
          <table:table-cell office:value-type="float" office:value="1.51116883755" calcext:value-type="float">
            <text:p>1.5111688376</text:p>
          </table:table-cell>
          <table:table-cell office:value-type="float" office:value="-0.281656503677" calcext:value-type="float">
            <text:p>-0.2816565037</text:p>
          </table:table-cell>
          <table:table-cell office:value-type="float" office:value="0.92519447118" calcext:value-type="float">
            <text:p>0.9251944712</text:p>
          </table:table-cell>
          <table:table-cell office:value-type="float" office:value="-0.724113941193" calcext:value-type="float">
            <text:p>-0.7241139412</text:p>
          </table:table-cell>
        </table:table-row>
        <table:table-row table:style-name="ro1">
          <table:table-cell office:value-type="float" office:value="1.53752624989" calcext:value-type="float">
            <text:p>1.5375262499</text:p>
          </table:table-cell>
          <table:table-cell office:value-type="float" office:value="-0.289126932621" calcext:value-type="float">
            <text:p>-0.2891269326</text:p>
          </table:table-cell>
          <table:table-cell office:value-type="float" office:value="0.952513127625" calcext:value-type="float">
            <text:p>0.9525131276</text:p>
          </table:table-cell>
          <table:table-cell office:value-type="float" office:value="-0.710957229137" calcext:value-type="float">
            <text:p>-0.7109572291</text:p>
          </table:table-cell>
        </table:table-row>
        <table:table-row table:style-name="ro1">
          <table:table-cell office:value-type="float" office:value="1.56587207317" calcext:value-type="float">
            <text:p>1.5658720732</text:p>
          </table:table-cell>
          <table:table-cell office:value-type="float" office:value="-0.296552568674" calcext:value-type="float">
            <text:p>-0.2965525687</text:p>
          </table:table-cell>
          <table:table-cell office:value-type="float" office:value="0.97912124455" calcext:value-type="float">
            <text:p>0.9791212446</text:p>
          </table:table-cell>
          <table:table-cell office:value-type="float" office:value="-0.698536753654" calcext:value-type="float">
            <text:p>-0.6985367537</text:p>
          </table:table-cell>
        </table:table-row>
        <table:table-row table:style-name="ro1">
          <table:table-cell office:value-type="float" office:value="1.59472668171" calcext:value-type="float">
            <text:p>1.5947266817</text:p>
          </table:table-cell>
          <table:table-cell office:value-type="float" office:value="-0.304842323065" calcext:value-type="float">
            <text:p>-0.3048423231</text:p>
          </table:table-cell>
          <table:table-cell office:value-type="float" office:value="1.00366765916" calcext:value-type="float">
            <text:p>1.0036676592</text:p>
          </table:table-cell>
          <table:table-cell office:value-type="float" office:value="-0.688961744308" calcext:value-type="float">
            <text:p>-0.6889617443</text:p>
          </table:table-cell>
        </table:table-row>
        <table:table-row table:style-name="ro1">
          <table:table-cell office:value-type="float" office:value="1.62349116802" calcext:value-type="float">
            <text:p>1.623491168</text:p>
          </table:table-cell>
          <table:table-cell office:value-type="float" office:value="-0.313356876373" calcext:value-type="float">
            <text:p>-0.3133568764</text:p>
          </table:table-cell>
          <table:table-cell office:value-type="float" office:value="1.02762343645" calcext:value-type="float">
            <text:p>1.0276234365</text:p>
          </table:table-cell>
          <table:table-cell office:value-type="float" office:value="-0.679463505745" calcext:value-type="float">
            <text:p>-0.6794635057</text:p>
          </table:table-cell>
        </table:table-row>
        <table:table-row table:style-name="ro1">
          <table:table-cell office:value-type="float" office:value="1.65211319923" calcext:value-type="float">
            <text:p>1.6521131992</text:p>
          </table:table-cell>
          <table:table-cell office:value-type="float" office:value="-0.322797089815" calcext:value-type="float">
            <text:p>-0.3227970898</text:p>
          </table:table-cell>
          <table:table-cell office:value-type="float" office:value="1.05124603868" calcext:value-type="float">
            <text:p>1.0512460387</text:p>
          </table:table-cell>
          <table:table-cell office:value-type="float" office:value="-0.669257879257" calcext:value-type="float">
            <text:p>-0.6692578793</text:p>
          </table:table-cell>
        </table:table-row>
        <table:table-row table:style-name="ro1">
          <table:table-cell office:value-type="float" office:value="1.71437752247" calcext:value-type="float">
            <text:p>1.7143775225</text:p>
          </table:table-cell>
          <table:table-cell office:value-type="float" office:value="-0.335964739323" calcext:value-type="float">
            <text:p>-0.3359647393</text:p>
          </table:table-cell>
          <table:table-cell office:value-type="float" office:value="1.07594505608" calcext:value-type="float">
            <text:p>1.0759450561</text:p>
          </table:table-cell>
          <table:table-cell office:value-type="float" office:value="-0.658588767052" calcext:value-type="float">
            <text:p>-0.6585887671</text:p>
          </table:table-cell>
        </table:table-row>
        <table:table-row table:style-name="ro1">
          <table:table-cell office:value-type="float" office:value="1.74502587318" calcext:value-type="float">
            <text:p>1.7450258732</text:p>
          </table:table-cell>
          <table:table-cell office:value-type="float" office:value="-0.345953136683" calcext:value-type="float">
            <text:p>-0.3459531367</text:p>
          </table:table-cell>
          <table:table-cell office:value-type="float" office:value="1.09933724165" calcext:value-type="float">
            <text:p>1.0993372417</text:p>
          </table:table-cell>
          <table:table-cell office:value-type="float" office:value="-0.649710834026" calcext:value-type="float">
            <text:p>-0.649710834</text:p>
          </table:table-cell>
        </table:table-row>
        <table:table-row table:style-name="ro1">
          <table:table-cell office:value-type="float" office:value="1.97449600697" calcext:value-type="float">
            <text:p>1.974496007</text:p>
          </table:table-cell>
          <table:table-cell office:value-type="float" office:value="-0.391732484102" calcext:value-type="float">
            <text:p>-0.3917324841</text:p>
          </table:table-cell>
          <table:table-cell office:value-type="float" office:value="1.12455578804" calcext:value-type="float">
            <text:p>1.124555788</text:p>
          </table:table-cell>
          <table:table-cell office:value-type="float" office:value="-0.641883552074" calcext:value-type="float">
            <text:p>-0.6418835521</text:p>
          </table:table-cell>
        </table:table-row>
        <table:table-row table:style-name="ro1">
          <table:table-cell office:value-type="float" office:value="2.06198191643" calcext:value-type="float">
            <text:p>2.0619819164</text:p>
          </table:table-cell>
          <table:table-cell office:value-type="float" office:value="-0.408232182264" calcext:value-type="float">
            <text:p>-0.4082321823</text:p>
          </table:table-cell>
          <table:table-cell office:value-type="float" office:value="1.14994736671" calcext:value-type="float">
            <text:p>1.1499473667</text:p>
          </table:table-cell>
          <table:table-cell office:value-type="float" office:value="-0.634534657001" calcext:value-type="float">
            <text:p>-0.634534657</text:p>
          </table:table-cell>
        </table:table-row>
        <table:table-row table:style-name="ro1">
          <table:table-cell office:value-type="float" office:value="2.10041308403" calcext:value-type="float">
            <text:p>2.100413084</text:p>
          </table:table-cell>
          <table:table-cell office:value-type="float" office:value="-0.419536411762" calcext:value-type="float">
            <text:p>-0.4195364118</text:p>
          </table:table-cell>
          <table:table-cell office:value-type="float" office:value="1.17473550797" calcext:value-type="float">
            <text:p>1.174735508</text:p>
          </table:table-cell>
          <table:table-cell office:value-type="float" office:value="-0.628009676933" calcext:value-type="float">
            <text:p>-0.6280096769</text:p>
          </table:table-cell>
        </table:table-row>
        <table:table-row table:style-name="ro1">
          <table:table-cell office:value-type="float" office:value="2.14820575714" calcext:value-type="float">
            <text:p>2.1482057571</text:p>
          </table:table-cell>
          <table:table-cell office:value-type="float" office:value="-0.431763142347" calcext:value-type="float">
            <text:p>-0.4317631423</text:p>
          </table:table-cell>
          <table:table-cell office:value-type="float" office:value="1.19883619905" calcext:value-type="float">
            <text:p>1.1988361991</text:p>
          </table:table-cell>
          <table:table-cell office:value-type="float" office:value="-0.622916281223" calcext:value-type="float">
            <text:p>-0.6229162812</text:p>
          </table:table-cell>
        </table:table-row>
        <table:table-row table:style-name="ro1">
          <table:table-cell office:value-type="float" office:value="2.23552584648" calcext:value-type="float">
            <text:p>2.2355258465</text:p>
          </table:table-cell>
          <table:table-cell office:value-type="float" office:value="-0.45242241025" calcext:value-type="float">
            <text:p>-0.4524224103</text:p>
          </table:table-cell>
          <table:table-cell office:value-type="float" office:value="1.22220399141" calcext:value-type="float">
            <text:p>1.2222039914</text:p>
          </table:table-cell>
          <table:table-cell office:value-type="float" office:value="-0.616698622704" calcext:value-type="float">
            <text:p>-0.6166986227</text:p>
          </table:table-cell>
        </table:table-row>
        <table:table-row table:style-name="ro1">
          <table:table-cell office:value-type="float" office:value="2.27726531029" calcext:value-type="float">
            <text:p>2.2772653103</text:p>
          </table:table-cell>
          <table:table-cell office:value-type="float" office:value="-0.464118868113" calcext:value-type="float">
            <text:p>-0.4641188681</text:p>
          </table:table-cell>
          <table:table-cell office:value-type="float" office:value="1.24721904755" calcext:value-type="float">
            <text:p>1.2472190476</text:p>
          </table:table-cell>
          <table:table-cell office:value-type="float" office:value="-0.608735740185" calcext:value-type="float">
            <text:p>-0.6087357402</text:p>
          </table:table-cell>
        </table:table-row>
        <table:table-row table:style-name="ro1">
          <table:table-cell office:value-type="float" office:value="2.31705951691" calcext:value-type="float">
            <text:p>2.3170595169</text:p>
          </table:table-cell>
          <table:table-cell office:value-type="float" office:value="-0.474682331085" calcext:value-type="float">
            <text:p>-0.4746823311</text:p>
          </table:table-cell>
          <table:table-cell office:value-type="float" office:value="1.26936512351" calcext:value-type="float">
            <text:p>1.2693651235</text:p>
          </table:table-cell>
          <table:table-cell office:value-type="float" office:value="-0.602150678635" calcext:value-type="float">
            <text:p>-0.6021506786</text:p>
          </table:table-cell>
        </table:table-row>
        <table:table-row table:style-name="ro1">
          <table:table-cell office:value-type="float" office:value="2.35367155075" calcext:value-type="float">
            <text:p>2.3536715508</text:p>
          </table:table-cell>
          <table:table-cell office:value-type="float" office:value="-0.485115081072" calcext:value-type="float">
            <text:p>-0.4851150811</text:p>
          </table:table-cell>
          <table:table-cell office:value-type="float" office:value="1.29104267716" calcext:value-type="float">
            <text:p>1.2910426772</text:p>
          </table:table-cell>
          <table:table-cell office:value-type="float" office:value="-0.596543669701" calcext:value-type="float">
            <text:p>-0.5965436697</text:p>
          </table:table-cell>
        </table:table-row>
        <table:table-row table:style-name="ro1">
          <table:table-cell office:value-type="float" office:value="2.39030241966" calcext:value-type="float">
            <text:p>2.3903024197</text:p>
          </table:table-cell>
          <table:table-cell office:value-type="float" office:value="-0.49463891983" calcext:value-type="float">
            <text:p>-0.4946389198</text:p>
          </table:table-cell>
          <table:table-cell office:value-type="float" office:value="1.31494497418" calcext:value-type="float">
            <text:p>1.3149449742</text:p>
          </table:table-cell>
          <table:table-cell office:value-type="float" office:value="-0.590968430042" calcext:value-type="float">
            <text:p>-0.59096843</text:p>
          </table:table-cell>
        </table:table-row>
        <table:table-row table:style-name="ro1">
          <table:table-cell office:value-type="float" office:value="2.42916631699" calcext:value-type="float">
            <text:p>2.429166317</text:p>
          </table:table-cell>
          <table:table-cell office:value-type="float" office:value="-0.504848480225" calcext:value-type="float">
            <text:p>-0.5048484802</text:p>
          </table:table-cell>
          <table:table-cell office:value-type="float" office:value="1.34162475824" calcext:value-type="float">
            <text:p>1.3416247582</text:p>
          </table:table-cell>
          <table:table-cell office:value-type="float" office:value="-0.585812628269" calcext:value-type="float">
            <text:p>-0.5858126283</text:p>
          </table:table-cell>
        </table:table-row>
        <table:table-row table:style-name="ro1">
          <table:table-cell office:value-type="float" office:value="2.49710965157" calcext:value-type="float">
            <text:p>2.4971096516</text:p>
          </table:table-cell>
          <table:table-cell office:value-type="float" office:value="-0.52413469553" calcext:value-type="float">
            <text:p>-0.5241346955</text:p>
          </table:table-cell>
          <table:table-cell office:value-type="float" office:value="1.36613234043" calcext:value-type="float">
            <text:p>1.3661323404</text:p>
          </table:table-cell>
          <table:table-cell office:value-type="float" office:value="-0.581100940704" calcext:value-type="float">
            <text:p>-0.5811009407</text:p>
          </table:table-cell>
        </table:table-row>
        <table:table-row table:style-name="ro1">
          <table:table-cell office:value-type="float" office:value="2.56102633476" calcext:value-type="float">
            <text:p>2.5610263348</text:p>
          </table:table-cell>
          <table:table-cell office:value-type="float" office:value="-0.542256176472" calcext:value-type="float">
            <text:p>-0.5422561765</text:p>
          </table:table-cell>
          <table:table-cell office:value-type="float" office:value="1.3947563982" calcext:value-type="float">
            <text:p>1.3947563982</text:p>
          </table:table-cell>
          <table:table-cell office:value-type="float" office:value="-0.575870633125" calcext:value-type="float">
            <text:p>-0.5758706331</text:p>
          </table:table-cell>
        </table:table-row>
        <table:table-row table:style-name="ro1">
          <table:table-cell office:value-type="float" office:value="2.62137746811" calcext:value-type="float">
            <text:p>2.6213774681</text:p>
          </table:table-cell>
          <table:table-cell office:value-type="float" office:value="-0.559260606766" calcext:value-type="float">
            <text:p>-0.5592606068</text:p>
          </table:table-cell>
          <table:table-cell office:value-type="float" office:value="1.41817399025" calcext:value-type="float">
            <text:p>1.4181739903</text:p>
          </table:table-cell>
          <table:table-cell office:value-type="float" office:value="-0.572729408741" calcext:value-type="float">
            <text:p>-0.5727294087</text:p>
          </table:table-cell>
        </table:table-row>
        <table:table-row table:style-name="ro1">
          <table:table-cell office:value-type="float" office:value="2.72317028046" calcext:value-type="float">
            <text:p>2.7231702805</text:p>
          </table:table-cell>
          <table:table-cell office:value-type="float" office:value="-0.588553607464" calcext:value-type="float">
            <text:p>-0.5885536075</text:p>
          </table:table-cell>
          <table:table-cell office:value-type="float" office:value="1.44184299469" calcext:value-type="float">
            <text:p>1.4418429947</text:p>
          </table:table-cell>
          <table:table-cell office:value-type="float" office:value="-0.56913882494" calcext:value-type="float">
            <text:p>-0.5691388249</text:p>
          </table:table-cell>
        </table:table-row>
        <table:table-row table:style-name="ro1">
          <table:table-cell office:value-type="float" office:value="2.77183842659" calcext:value-type="float">
            <text:p>2.7718384266</text:p>
          </table:table-cell>
          <table:table-cell office:value-type="float" office:value="-0.602643191814" calcext:value-type="float">
            <text:p>-0.6026431918</text:p>
          </table:table-cell>
          <table:table-cell office:value-type="float" office:value="1.46524622202" calcext:value-type="float">
            <text:p>1.465246222</text:p>
          </table:table-cell>
          <table:table-cell office:value-type="float" office:value="-0.566882967949" calcext:value-type="float">
            <text:p>-0.5668829679</text:p>
          </table:table-cell>
        </table:table-row>
        <table:table-row table:style-name="ro1">
          <table:table-cell office:value-type="float" office:value="2.86810779572" calcext:value-type="float">
            <text:p>2.8681077957</text:p>
          </table:table-cell>
          <table:table-cell office:value-type="float" office:value="-0.633127450943" calcext:value-type="float">
            <text:p>-0.6331274509</text:p>
          </table:table-cell>
          <table:table-cell office:value-type="float" office:value="1.49713899851" calcext:value-type="float">
            <text:p>1.4971389985</text:p>
          </table:table-cell>
          <table:table-cell office:value-type="float" office:value="-0.564238011837" calcext:value-type="float">
            <text:p>-0.5642380118</text:p>
          </table:table-cell>
        </table:table-row>
        <table:table-row table:style-name="ro1">
          <table:table-cell office:value-type="float" office:value="2.90450119972" calcext:value-type="float">
            <text:p>2.9045011997</text:p>
          </table:table-cell>
          <table:table-cell office:value-type="float" office:value="-0.647835731506" calcext:value-type="float">
            <text:p>-0.6478357315</text:p>
          </table:table-cell>
          <table:table-cell office:value-type="float" office:value="1.52184768677" calcext:value-type="float">
            <text:p>1.5218476868</text:p>
          </table:table-cell>
          <table:table-cell office:value-type="float" office:value="-0.564433932304" calcext:value-type="float">
            <text:p>-0.5644339323</text:p>
          </table:table-cell>
        </table:table-row>
        <table:table-row table:style-name="ro1">
          <table:table-cell office:value-type="float" office:value="2.9300069809" calcext:value-type="float">
            <text:p>2.9300069809</text:p>
          </table:table-cell>
          <table:table-cell office:value-type="float" office:value="-0.661887466908" calcext:value-type="float">
            <text:p>-0.6618874669</text:p>
          </table:table-cell>
          <table:table-cell office:value-type="float" office:value="1.54382284641" calcext:value-type="float">
            <text:p>1.5438228464</text:p>
          </table:table-cell>
          <table:table-cell office:value-type="float" office:value="-0.564964354038" calcext:value-type="float">
            <text:p>-0.564964354</text:p>
          </table:table-cell>
        </table:table-row>
        <table:table-row table:style-name="ro1">
          <table:table-cell office:value-type="float" office:value="2.97709107399" calcext:value-type="float">
            <text:p>2.977091074</text:p>
          </table:table-cell>
          <table:table-cell office:value-type="float" office:value="-0.681829810143" calcext:value-type="float">
            <text:p>-0.6818298101</text:p>
          </table:table-cell>
          <table:table-cell office:value-type="float" office:value="2.00711532593" calcext:value-type="float">
            <text:p>2.0071153259</text:p>
          </table:table-cell>
          <table:table-cell office:value-type="float" office:value="-0.2754304111" calcext:value-type="float">
            <text:p>-0.2754304111</text:p>
          </table:table-cell>
        </table:table-row>
        <table:table-row table:style-name="ro1">
          <table:table-cell office:value-type="float" office:value="3.01682710648" calcext:value-type="float">
            <text:p>3.0168271065</text:p>
          </table:table-cell>
          <table:table-cell office:value-type="float" office:value="-0.700549721718" calcext:value-type="float">
            <text:p>-0.7005497217</text:p>
          </table:table-cell>
          <table:table-cell office:value-type="float" office:value="2.04513307571" calcext:value-type="float">
            <text:p>2.0451330757</text:p>
          </table:table-cell>
          <table:table-cell office:value-type="float" office:value="-0.271478652954" calcext:value-type="float">
            <text:p>-0.271478653</text:p>
          </table:table-cell>
        </table:table-row>
        <table:table-row table:style-name="ro1">
          <table:table-cell office:value-type="float" office:value="3.03831720352" calcext:value-type="float">
            <text:p>3.0383172035</text:p>
          </table:table-cell>
          <table:table-cell office:value-type="float" office:value="-0.711334884167" calcext:value-type="float">
            <text:p>-0.7113348842</text:p>
          </table:table-cell>
          <table:table-cell office:value-type="float" office:value="2.08258028984" calcext:value-type="float">
            <text:p>2.0825802898</text:p>
          </table:table-cell>
          <table:table-cell office:value-type="float" office:value="-0.268590897322" calcext:value-type="float">
            <text:p>-0.2685908973</text:p>
          </table:table-cell>
        </table:table-row>
        <table:table-row table:style-name="ro1">
          <table:table-cell office:value-type="float" office:value="3.04672503471" calcext:value-type="float">
            <text:p>3.0467250347</text:p>
          </table:table-cell>
          <table:table-cell office:value-type="float" office:value="-0.71580773592" calcext:value-type="float">
            <text:p>-0.7158077359</text:p>
          </table:table-cell>
          <table:table-cell office:value-type="float" office:value="2.12007304192" calcext:value-type="float">
            <text:p>2.1200730419</text:p>
          </table:table-cell>
          <table:table-cell office:value-type="float" office:value="-0.266233325005" calcext:value-type="float">
            <text:p>-0.266233325</text:p>
          </table:table-cell>
        </table:table-row>
        <table:table-row table:style-name="ro1">
          <table:table-cell office:value-type="float" office:value="3.0459663868" calcext:value-type="float">
            <text:p>3.0459663868</text:p>
          </table:table-cell>
          <table:table-cell office:value-type="float" office:value="-0.716630399227" calcext:value-type="float">
            <text:p>-0.7166303992</text:p>
          </table:table-cell>
          <table:table-cell office:value-type="float" office:value="2.15556355476" calcext:value-type="float">
            <text:p>2.1555635548</text:p>
          </table:table-cell>
          <table:table-cell office:value-type="float" office:value="-0.264526069164" calcext:value-type="float">
            <text:p>-0.2645260692</text:p>
          </table:table-cell>
        </table:table-row>
        <table:table-row table:style-name="ro1">
          <table:table-cell office:value-type="float" office:value="3.0475332737" calcext:value-type="float">
            <text:p>3.0475332737</text:p>
          </table:table-cell>
          <table:table-cell office:value-type="float" office:value="-0.717439889908" calcext:value-type="float">
            <text:p>-0.7174398899</text:p>
          </table:table-cell>
          <table:table-cell office:value-type="float" office:value="2.19189389706" calcext:value-type="float">
            <text:p>2.1918938971</text:p>
          </table:table-cell>
          <table:table-cell office:value-type="float" office:value="-0.262128293514" calcext:value-type="float">
            <text:p>-0.2621282935</text:p>
          </table:table-cell>
        </table:table-row>
        <table:table-row table:style-name="ro1">
          <table:table-cell office:value-type="float" office:value="3.04634308815" calcext:value-type="float">
            <text:p>3.0463430882</text:p>
          </table:table-cell>
          <table:table-cell office:value-type="float" office:value="-0.716653704643" calcext:value-type="float">
            <text:p>-0.7166537046</text:p>
          </table:table-cell>
          <table:table-cell office:value-type="float" office:value="2.22743888855" calcext:value-type="float">
            <text:p>2.2274388886</text:p>
          </table:table-cell>
          <table:table-cell office:value-type="float" office:value="-0.26104709506" calcext:value-type="float">
            <text:p>-0.2610470951</text:p>
          </table:table-cell>
        </table:table-row>
        <table:table-row table:style-name="ro1">
          <table:table-cell office:value-type="float" office:value="3.04589247704" calcext:value-type="float">
            <text:p>3.045892477</text:p>
          </table:table-cell>
          <table:table-cell office:value-type="float" office:value="-0.71673810482" calcext:value-type="float">
            <text:p>-0.7167381048</text:p>
          </table:table-cell>
          <table:table-cell office:value-type="float" office:value="2.26203986168" calcext:value-type="float">
            <text:p>2.2620398617</text:p>
          </table:table-cell>
          <table:table-cell office:value-type="float" office:value="-0.26243686676" calcext:value-type="float">
            <text:p>-0.2624368668</text:p>
          </table:table-cell>
        </table:table-row>
        <table:table-row table:style-name="ro1">
          <table:table-cell office:value-type="float" office:value="3.04674983025" calcext:value-type="float">
            <text:p>3.0467498303</text:p>
          </table:table-cell>
          <table:table-cell office:value-type="float" office:value="-0.717494428158" calcext:value-type="float">
            <text:p>-0.7174944282</text:p>
          </table:table-cell>
          <table:table-cell office:value-type="float" office:value="2.29335793018" calcext:value-type="float">
            <text:p>2.2933579302</text:p>
          </table:table-cell>
          <table:table-cell office:value-type="float" office:value="-0.267502874136" calcext:value-type="float">
            <text:p>-0.2675028741</text:p>
          </table:table-cell>
        </table:table-row>
        <table:table-row table:style-name="ro1">
          <table:table-cell office:value-type="float" office:value="3.04577422142" calcext:value-type="float">
            <text:p>3.0457742214</text:p>
          </table:table-cell>
          <table:table-cell office:value-type="float" office:value="-0.716813921928" calcext:value-type="float">
            <text:p>-0.7168139219</text:p>
          </table:table-cell>
          <table:table-cell office:value-type="float" office:value="2.32116063595" calcext:value-type="float">
            <text:p>2.321160636</text:p>
          </table:table-cell>
          <table:table-cell office:value-type="float" office:value="-0.273749142885" calcext:value-type="float">
            <text:p>-0.2737491429</text:p>
          </table:table-cell>
        </table:table-row>
        <table:table-row table:style-name="ro1">
          <table:table-cell office:value-type="float" office:value="3.04449510574" calcext:value-type="float">
            <text:p>3.0444951057</text:p>
          </table:table-cell>
          <table:table-cell office:value-type="float" office:value="-0.716691553593" calcext:value-type="float">
            <text:p>-0.7166915536</text:p>
          </table:table-cell>
          <table:table-cell office:value-type="float" office:value="2.34616883755" calcext:value-type="float">
            <text:p>2.3461688376</text:p>
          </table:table-cell>
          <table:table-cell office:value-type="float" office:value="-0.281656503677" calcext:value-type="float">
            <text:p>-0.2816565037</text:p>
          </table:table-cell>
        </table:table-row>
        <table:table-row table:style-name="ro1">
          <table:table-cell office:value-type="float" office:value="3.0518887043" calcext:value-type="float">
            <text:p>3.0518887043</text:p>
          </table:table-cell>
          <table:table-cell office:value-type="float" office:value="-0.720509827137" calcext:value-type="float">
            <text:p>-0.7205098271</text:p>
          </table:table-cell>
          <table:table-cell office:value-type="float" office:value="2.37252624989" calcext:value-type="float">
            <text:p>2.3725262499</text:p>
          </table:table-cell>
          <table:table-cell office:value-type="float" office:value="-0.289126932621" calcext:value-type="float">
            <text:p>-0.2891269326</text:p>
          </table:table-cell>
        </table:table-row>
        <table:table-row table:style-name="ro1">
          <table:table-cell office:value-type="float" office:value="3.05144834518" calcext:value-type="float">
            <text:p>3.0514483452</text:p>
          </table:table-cell>
          <table:table-cell office:value-type="float" office:value="-0.720193505287" calcext:value-type="float">
            <text:p>-0.7201935053</text:p>
          </table:table-cell>
          <table:table-cell office:value-type="float" office:value="2.40087207317" calcext:value-type="float">
            <text:p>2.4008720732</text:p>
          </table:table-cell>
          <table:table-cell office:value-type="float" office:value="-0.296552568674" calcext:value-type="float">
            <text:p>-0.2965525687</text:p>
          </table:table-cell>
        </table:table-row>
        <table:table-row table:style-name="ro1">
          <table:table-cell office:value-type="float" office:value="3.05276155472" calcext:value-type="float">
            <text:p>3.0527615547</text:p>
          </table:table-cell>
          <table:table-cell office:value-type="float" office:value="-0.720781743526" calcext:value-type="float">
            <text:p>-0.7207817435</text:p>
          </table:table-cell>
          <table:table-cell office:value-type="float" office:value="2.42972668171" calcext:value-type="float">
            <text:p>2.4297266817</text:p>
          </table:table-cell>
          <table:table-cell office:value-type="float" office:value="-0.304842323065" calcext:value-type="float">
            <text:p>-0.3048423231</text:p>
          </table:table-cell>
        </table:table-row>
        <table:table-row table:style-name="ro1">
          <table:table-cell office:value-type="float" office:value="3.05838131905" calcext:value-type="float">
            <text:p>3.0583813191</text:p>
          </table:table-cell>
          <table:table-cell office:value-type="float" office:value="-0.723079919815" calcext:value-type="float">
            <text:p>-0.7230799198</text:p>
          </table:table-cell>
          <table:table-cell office:value-type="float" office:value="2.45849116802" calcext:value-type="float">
            <text:p>2.458491168</text:p>
          </table:table-cell>
          <table:table-cell office:value-type="float" office:value="-0.313356876373" calcext:value-type="float">
            <text:p>-0.3133568764</text:p>
          </table:table-cell>
        </table:table-row>
        <table:table-row table:style-name="ro1">
          <table:table-cell office:value-type="float" office:value="3.0605430603" calcext:value-type="float">
            <text:p>3.0605430603</text:p>
          </table:table-cell>
          <table:table-cell office:value-type="float" office:value="-0.724545300007" calcext:value-type="float">
            <text:p>-0.7245453</text:p>
          </table:table-cell>
          <table:table-cell office:value-type="float" office:value="2.48711319923" calcext:value-type="float">
            <text:p>2.4871131992</text:p>
          </table:table-cell>
          <table:table-cell office:value-type="float" office:value="-0.322797089815" calcext:value-type="float">
            <text:p>-0.3227970898</text:p>
          </table:table-cell>
        </table:table-row>
        <table:table-row table:style-name="ro1">
          <table:table-cell office:value-type="float" office:value="3.05979824066" calcext:value-type="float">
            <text:p>3.0597982407</text:p>
          </table:table-cell>
          <table:table-cell office:value-type="float" office:value="-0.724088132381" calcext:value-type="float">
            <text:p>-0.7240881324</text:p>
          </table:table-cell>
          <table:table-cell office:value-type="float" office:value="2.54937752247" calcext:value-type="float">
            <text:p>2.5493775225</text:p>
          </table:table-cell>
          <table:table-cell office:value-type="float" office:value="-0.335964739323" calcext:value-type="float">
            <text:p>-0.3359647393</text:p>
          </table:table-cell>
        </table:table-row>
        <table:table-row table:style-name="ro1">
          <table:table-cell office:value-type="float" office:value="3.06426382065" calcext:value-type="float">
            <text:p>3.0642638207</text:p>
          </table:table-cell>
          <table:table-cell office:value-type="float" office:value="-0.723926365376" calcext:value-type="float">
            <text:p>-0.7239263654</text:p>
          </table:table-cell>
          <table:table-cell office:value-type="float" office:value="2.58002587318" calcext:value-type="float">
            <text:p>2.5800258732</text:p>
          </table:table-cell>
          <table:table-cell office:value-type="float" office:value="-0.345953136683" calcext:value-type="float">
            <text:p>-0.3459531367</text:p>
          </table:table-cell>
        </table:table-row>
        <table:table-row table:style-name="ro1">
          <table:table-cell office:value-type="float" office:value="3.07613706589" calcext:value-type="float">
            <text:p>3.0761370659</text:p>
          </table:table-cell>
          <table:table-cell office:value-type="float" office:value="-0.722922325134" calcext:value-type="float">
            <text:p>-0.7229223251</text:p>
          </table:table-cell>
          <table:table-cell office:value-type="float" office:value="2.80949600697" calcext:value-type="float">
            <text:p>2.809496007</text:p>
          </table:table-cell>
          <table:table-cell office:value-type="float" office:value="-0.391732484102" calcext:value-type="float">
            <text:p>-0.3917324841</text:p>
          </table:table-cell>
        </table:table-row>
        <table:table-row table:style-name="ro1">
          <table:table-cell office:value-type="float" office:value="3.10039401054" calcext:value-type="float">
            <text:p>3.1003940105</text:p>
          </table:table-cell>
          <table:table-cell office:value-type="float" office:value="-0.721006631851" calcext:value-type="float">
            <text:p>-0.7210066319</text:p>
          </table:table-cell>
          <table:table-cell office:value-type="float" office:value="2.89698191643" calcext:value-type="float">
            <text:p>2.8969819164</text:p>
          </table:table-cell>
          <table:table-cell office:value-type="float" office:value="-0.408232182264" calcext:value-type="float">
            <text:p>-0.4082321823</text:p>
          </table:table-cell>
        </table:table-row>
        <table:table-row table:style-name="ro1">
          <table:table-cell office:value-type="float" office:value="3.13864684105" calcext:value-type="float">
            <text:p>3.1386468411</text:p>
          </table:table-cell>
          <table:table-cell office:value-type="float" office:value="-0.716480195522" calcext:value-type="float">
            <text:p>-0.7164801955</text:p>
          </table:table-cell>
          <table:table-cell office:value-type="float" office:value="2.93541308403" calcext:value-type="float">
            <text:p>2.935413084</text:p>
          </table:table-cell>
          <table:table-cell office:value-type="float" office:value="-0.419536411762" calcext:value-type="float">
            <text:p>-0.4195364118</text:p>
          </table:table-cell>
        </table:table-row>
        <table:table-row table:style-name="ro1">
          <table:table-cell office:value-type="float" office:value="3.18620181084" calcext:value-type="float">
            <text:p>3.1862018108</text:p>
          </table:table-cell>
          <table:table-cell office:value-type="float" office:value="-0.71215057373" calcext:value-type="float">
            <text:p>-0.7121505737</text:p>
          </table:table-cell>
          <table:table-cell office:value-type="float" office:value="2.98320575714" calcext:value-type="float">
            <text:p>2.9832057571</text:p>
          </table:table-cell>
          <table:table-cell office:value-type="float" office:value="-0.431763142347" calcext:value-type="float">
            <text:p>-0.4317631423</text:p>
          </table:table-cell>
        </table:table-row>
        <table:table-row table:style-name="ro1">
          <table:table-cell office:value-type="float" office:value="3.23366141319" calcext:value-type="float">
            <text:p>3.2336614132</text:p>
          </table:table-cell>
          <table:table-cell office:value-type="float" office:value="-0.708438277245" calcext:value-type="float">
            <text:p>-0.7084382772</text:p>
          </table:table-cell>
          <table:table-cell office:value-type="float" office:value="3.07052584648" calcext:value-type="float">
            <text:p>3.0705258465</text:p>
          </table:table-cell>
          <table:table-cell office:value-type="float" office:value="-0.45242241025" calcext:value-type="float">
            <text:p>-0.4524224103</text:p>
          </table:table-cell>
        </table:table-row>
        <table:table-row table:style-name="ro1">
          <table:table-cell office:value-type="float" office:value="3.27945232391" calcext:value-type="float">
            <text:p>3.2794523239</text:p>
          </table:table-cell>
          <table:table-cell office:value-type="float" office:value="-0.706490397453" calcext:value-type="float">
            <text:p>-0.7064903975</text:p>
          </table:table-cell>
          <table:table-cell office:value-type="float" office:value="3.11226531029" calcext:value-type="float">
            <text:p>3.1122653103</text:p>
          </table:table-cell>
          <table:table-cell office:value-type="float" office:value="-0.464118868113" calcext:value-type="float">
            <text:p>-0.4641188681</text:p>
          </table:table-cell>
        </table:table-row>
        <table:table-row table:style-name="ro1">
          <table:table-cell office:value-type="float" office:value="3.32138180733" calcext:value-type="float">
            <text:p>3.3213818073</text:p>
          </table:table-cell>
          <table:table-cell office:value-type="float" office:value="-0.70493966341" calcext:value-type="float">
            <text:p>-0.7049396634</text:p>
          </table:table-cell>
          <table:table-cell office:value-type="float" office:value="3.15205951691" calcext:value-type="float">
            <text:p>3.1520595169</text:p>
          </table:table-cell>
          <table:table-cell office:value-type="float" office:value="-0.474682331085" calcext:value-type="float">
            <text:p>-0.4746823311</text:p>
          </table:table-cell>
        </table:table-row>
        <table:table-row table:style-name="ro1">
          <table:table-cell office:value-type="float" office:value="3.37767553329" calcext:value-type="float">
            <text:p>3.3776755333</text:p>
          </table:table-cell>
          <table:table-cell office:value-type="float" office:value="-0.701394677162" calcext:value-type="float">
            <text:p>-0.7013946772</text:p>
          </table:table-cell>
          <table:table-cell office:value-type="float" office:value="3.18867155075" calcext:value-type="float">
            <text:p>3.1886715508</text:p>
          </table:table-cell>
          <table:table-cell office:value-type="float" office:value="-0.485115081072" calcext:value-type="float">
            <text:p>-0.4851150811</text:p>
          </table:table-cell>
        </table:table-row>
        <table:table-row table:style-name="ro1">
          <table:table-cell office:value-type="float" office:value="3.43991303444" calcext:value-type="float">
            <text:p>3.4399130344</text:p>
          </table:table-cell>
          <table:table-cell office:value-type="float" office:value="-0.694240808487" calcext:value-type="float">
            <text:p>-0.6942408085</text:p>
          </table:table-cell>
          <table:table-cell office:value-type="float" office:value="3.22530241966" calcext:value-type="float">
            <text:p>3.2253024197</text:p>
          </table:table-cell>
          <table:table-cell office:value-type="float" office:value="-0.49463891983" calcext:value-type="float">
            <text:p>-0.4946389198</text:p>
          </table:table-cell>
        </table:table-row>
        <table:table-row table:style-name="ro1">
          <table:table-cell office:value-type="float" office:value="3.50886917114" calcext:value-type="float">
            <text:p>3.5088691711</text:p>
          </table:table-cell>
          <table:table-cell office:value-type="float" office:value="-0.685861110687" calcext:value-type="float">
            <text:p>-0.6858611107</text:p>
          </table:table-cell>
          <table:table-cell office:value-type="float" office:value="3.26416631699" calcext:value-type="float">
            <text:p>3.264166317</text:p>
          </table:table-cell>
          <table:table-cell office:value-type="float" office:value="-0.504848480225" calcext:value-type="float">
            <text:p>-0.5048484802</text:p>
          </table:table-cell>
        </table:table-row>
        <table:table-row table:style-name="ro1">
          <table:table-cell office:value-type="float" office:value="3.57953119278" calcext:value-type="float">
            <text:p>3.5795311928</text:p>
          </table:table-cell>
          <table:table-cell office:value-type="float" office:value="-0.676718771458" calcext:value-type="float">
            <text:p>-0.6767187715</text:p>
          </table:table-cell>
          <table:table-cell office:value-type="float" office:value="3.33210965157" calcext:value-type="float">
            <text:p>3.3321096516</text:p>
          </table:table-cell>
          <table:table-cell office:value-type="float" office:value="-0.52413469553" calcext:value-type="float">
            <text:p>-0.5241346955</text:p>
          </table:table-cell>
        </table:table-row>
        <table:table-row table:style-name="ro1">
          <table:table-cell office:value-type="float" office:value="3.6454269886" calcext:value-type="float">
            <text:p>3.6454269886</text:p>
          </table:table-cell>
          <table:table-cell office:value-type="float" office:value="-0.669248580933" calcext:value-type="float">
            <text:p>-0.6692485809</text:p>
          </table:table-cell>
          <table:table-cell office:value-type="float" office:value="3.39602633476" calcext:value-type="float">
            <text:p>3.3960263348</text:p>
          </table:table-cell>
          <table:table-cell office:value-type="float" office:value="-0.542256176472" calcext:value-type="float">
            <text:p>-0.5422561765</text:p>
          </table:table-cell>
        </table:table-row>
        <table:table-row table:style-name="ro1">
          <table:table-cell office:value-type="float" office:value="3.70537877083" calcext:value-type="float">
            <text:p>3.7053787708</text:p>
          </table:table-cell>
          <table:table-cell office:value-type="float" office:value="-0.662538945675" calcext:value-type="float">
            <text:p>-0.6625389457</text:p>
          </table:table-cell>
          <table:table-cell office:value-type="float" office:value="3.45637746811" calcext:value-type="float">
            <text:p>3.4563774681</text:p>
          </table:table-cell>
          <table:table-cell office:value-type="float" office:value="-0.559260606766" calcext:value-type="float">
            <text:p>-0.5592606068</text:p>
          </table:table-cell>
        </table:table-row>
        <table:table-row table:style-name="ro1">
          <table:table-cell office:value-type="float" office:value="3.76554393768" calcext:value-type="float">
            <text:p>3.7655439377</text:p>
          </table:table-cell>
          <table:table-cell office:value-type="float" office:value="-0.655792653561" calcext:value-type="float">
            <text:p>-0.6557926536</text:p>
          </table:table-cell>
          <table:table-cell office:value-type="float" office:value="3.55817028046" calcext:value-type="float">
            <text:p>3.5581702805</text:p>
          </table:table-cell>
          <table:table-cell office:value-type="float" office:value="-0.588553607464" calcext:value-type="float">
            <text:p>-0.5885536075</text:p>
          </table:table-cell>
        </table:table-row>
        <table:table-row table:style-name="ro1">
          <table:table-cell office:value-type="float" office:value="3.82312703133" calcext:value-type="float">
            <text:p>3.8231270313</text:p>
          </table:table-cell>
          <table:table-cell office:value-type="float" office:value="-0.650514602661" calcext:value-type="float">
            <text:p>-0.6505146027</text:p>
          </table:table-cell>
          <table:table-cell office:value-type="float" office:value="3.60683842659" calcext:value-type="float">
            <text:p>3.6068384266</text:p>
          </table:table-cell>
          <table:table-cell office:value-type="float" office:value="-0.602643191814" calcext:value-type="float">
            <text:p>-0.6026431918</text:p>
          </table:table-cell>
        </table:table-row>
        <table:table-row table:style-name="ro1">
          <table:table-cell office:value-type="float" office:value="3.87892055511" calcext:value-type="float">
            <text:p>3.8789205551</text:p>
          </table:table-cell>
          <table:table-cell office:value-type="float" office:value="-0.647103250027" calcext:value-type="float">
            <text:p>-0.64710325</text:p>
          </table:table-cell>
          <table:table-cell office:value-type="float" office:value="3.70310779572" calcext:value-type="float">
            <text:p>3.7031077957</text:p>
          </table:table-cell>
          <table:table-cell office:value-type="float" office:value="-0.633127450943" calcext:value-type="float">
            <text:p>-0.6331274509</text:p>
          </table:table-cell>
        </table:table-row>
        <table:table-row table:style-name="ro1">
          <table:table-cell office:value-type="float" office:value="4.01794958115" calcext:value-type="float">
            <text:p>4.0179495812</text:p>
          </table:table-cell>
          <table:table-cell office:value-type="float" office:value="-0.626090943813" calcext:value-type="float">
            <text:p>-0.6260909438</text:p>
          </table:table-cell>
          <table:table-cell office:value-type="float" office:value="3.73950119972" calcext:value-type="float">
            <text:p>3.7395011997</text:p>
          </table:table-cell>
          <table:table-cell office:value-type="float" office:value="-0.647835731506" calcext:value-type="float">
            <text:p>-0.6478357315</text:p>
          </table:table-cell>
        </table:table-row>
        <table:table-row table:style-name="ro1">
          <table:table-cell office:value-type="float" office:value="4.08919715881" calcext:value-type="float">
            <text:p>4.0891971588</text:p>
          </table:table-cell>
          <table:table-cell office:value-type="float" office:value="-0.618336379528" calcext:value-type="float">
            <text:p>-0.6183363795</text:p>
          </table:table-cell>
          <table:table-cell office:value-type="float" office:value="3.7650069809" calcext:value-type="float">
            <text:p>3.7650069809</text:p>
          </table:table-cell>
          <table:table-cell office:value-type="float" office:value="-0.661887466908" calcext:value-type="float">
            <text:p>-0.6618874669</text:p>
          </table:table-cell>
        </table:table-row>
        <table:table-row table:style-name="ro1">
          <table:table-cell office:value-type="float" office:value="4.15900754929" calcext:value-type="float">
            <text:p>4.1590075493</text:p>
          </table:table-cell>
          <table:table-cell office:value-type="float" office:value="-0.610281407833" calcext:value-type="float">
            <text:p>-0.6102814078</text:p>
          </table:table-cell>
          <table:table-cell office:value-type="float" office:value="3.81209107399" calcext:value-type="float">
            <text:p>3.812091074</text:p>
          </table:table-cell>
          <table:table-cell office:value-type="float" office:value="-0.681829810143" calcext:value-type="float">
            <text:p>-0.6818298101</text:p>
          </table:table-cell>
        </table:table-row>
        <table:table-row table:style-name="ro1">
          <table:table-cell office:value-type="float" office:value="4.22331142426" calcext:value-type="float">
            <text:p>4.2233114243</text:p>
          </table:table-cell>
          <table:table-cell office:value-type="float" office:value="-0.603526294231" calcext:value-type="float">
            <text:p>-0.6035262942</text:p>
          </table:table-cell>
          <table:table-cell office:value-type="float" office:value="3.85182710648" calcext:value-type="float">
            <text:p>3.8518271065</text:p>
          </table:table-cell>
          <table:table-cell office:value-type="float" office:value="-0.700549721718" calcext:value-type="float">
            <text:p>-0.7005497217</text:p>
          </table:table-cell>
        </table:table-row>
        <table:table-row table:style-name="ro1">
          <table:table-cell office:value-type="float" office:value="4.27818536758" calcext:value-type="float">
            <text:p>4.2781853676</text:p>
          </table:table-cell>
          <table:table-cell office:value-type="float" office:value="-0.597107708454" calcext:value-type="float">
            <text:p>-0.5971077085</text:p>
          </table:table-cell>
          <table:table-cell office:value-type="float" office:value="3.87331720352" calcext:value-type="float">
            <text:p>3.8733172035</text:p>
          </table:table-cell>
          <table:table-cell office:value-type="float" office:value="-0.711334884167" calcext:value-type="float">
            <text:p>-0.7113348842</text:p>
          </table:table-cell>
        </table:table-row>
        <table:table-row table:style-name="ro1">
          <table:table-cell office:value-type="float" office:value="4.32571458817" calcext:value-type="float">
            <text:p>4.3257145882</text:p>
          </table:table-cell>
          <table:table-cell office:value-type="float" office:value="-0.589890480042" calcext:value-type="float">
            <text:p>-0.58989048</text:p>
          </table:table-cell>
          <table:table-cell office:value-type="float" office:value="3.88172503471" calcext:value-type="float">
            <text:p>3.8817250347</text:p>
          </table:table-cell>
          <table:table-cell office:value-type="float" office:value="-0.71580773592" calcext:value-type="float">
            <text:p>-0.7158077359</text:p>
          </table:table-cell>
        </table:table-row>
        <table:table-row table:style-name="ro1">
          <table:table-cell office:value-type="float" office:value="4.38896226883" calcext:value-type="float">
            <text:p>4.3889622688</text:p>
          </table:table-cell>
          <table:table-cell office:value-type="float" office:value="-0.578881978989" calcext:value-type="float">
            <text:p>-0.578881979</text:p>
          </table:table-cell>
          <table:table-cell office:value-type="float" office:value="3.8809663868" calcext:value-type="float">
            <text:p>3.8809663868</text:p>
          </table:table-cell>
          <table:table-cell office:value-type="float" office:value="-0.716630399227" calcext:value-type="float">
            <text:p>-0.7166303992</text:p>
          </table:table-cell>
        </table:table-row>
        <table:table-row table:style-name="ro1">
          <table:table-cell office:value-type="float" office:value="4.45236635208" calcext:value-type="float">
            <text:p>4.4523663521</text:p>
          </table:table-cell>
          <table:table-cell office:value-type="float" office:value="-0.564993262291" calcext:value-type="float">
            <text:p>-0.5649932623</text:p>
          </table:table-cell>
          <table:table-cell office:value-type="float" office:value="3.8825332737" calcext:value-type="float">
            <text:p>3.8825332737</text:p>
          </table:table-cell>
          <table:table-cell office:value-type="float" office:value="-0.717439889908" calcext:value-type="float">
            <text:p>-0.7174398899</text:p>
          </table:table-cell>
        </table:table-row>
        <table:table-row table:style-name="ro1">
          <table:table-cell office:value-type="float" office:value="4.53934335709" calcext:value-type="float">
            <text:p>4.5393433571</text:p>
          </table:table-cell>
          <table:table-cell office:value-type="float" office:value="-0.550491452217" calcext:value-type="float">
            <text:p>-0.5504914522</text:p>
          </table:table-cell>
          <table:table-cell office:value-type="float" office:value="3.88134308815" calcext:value-type="float">
            <text:p>3.8813430882</text:p>
          </table:table-cell>
          <table:table-cell office:value-type="float" office:value="-0.716653704643" calcext:value-type="float">
            <text:p>-0.7166537046</text:p>
          </table:table-cell>
        </table:table-row>
        <table:table-row table:style-name="ro1">
          <table:table-cell office:value-type="float" office:value="4.80431461334" calcext:value-type="float">
            <text:p>4.8043146133</text:p>
          </table:table-cell>
          <table:table-cell office:value-type="float" office:value="-0.516157448292" calcext:value-type="float">
            <text:p>-0.5161574483</text:p>
          </table:table-cell>
          <table:table-cell office:value-type="float" office:value="3.88089247704" calcext:value-type="float">
            <text:p>3.880892477</text:p>
          </table:table-cell>
          <table:table-cell office:value-type="float" office:value="-0.71673810482" calcext:value-type="float">
            <text:p>-0.7167381048</text:p>
          </table:table-cell>
        </table:table-row>
        <table:table-row table:style-name="ro1">
          <table:table-cell office:value-type="float" office:value="4.89885091782" calcext:value-type="float">
            <text:p>4.8988509178</text:p>
          </table:table-cell>
          <table:table-cell office:value-type="float" office:value="-0.502421200275" calcext:value-type="float">
            <text:p>-0.5024212003</text:p>
          </table:table-cell>
          <table:table-cell office:value-type="float" office:value="3.88174983025" calcext:value-type="float">
            <text:p>3.8817498303</text:p>
          </table:table-cell>
          <table:table-cell office:value-type="float" office:value="-0.717494428158" calcext:value-type="float">
            <text:p>-0.7174944282</text:p>
          </table:table-cell>
        </table:table-row>
        <table:table-row table:style-name="ro1">
          <table:table-cell office:value-type="float" office:value="4.99317216873" calcext:value-type="float">
            <text:p>4.9931721687</text:p>
          </table:table-cell>
          <table:table-cell office:value-type="float" office:value="-0.492991060019" calcext:value-type="float">
            <text:p>-0.49299106</text:p>
          </table:table-cell>
          <table:table-cell office:value-type="float" office:value="3.88077422142" calcext:value-type="float">
            <text:p>3.8807742214</text:p>
          </table:table-cell>
          <table:table-cell office:value-type="float" office:value="-0.716813921928" calcext:value-type="float">
            <text:p>-0.7168139219</text:p>
          </table:table-cell>
        </table:table-row>
        <table:table-row table:style-name="ro1">
          <table:table-cell office:value-type="float" office:value="5.08343315125" calcext:value-type="float">
            <text:p>5.0834331513</text:p>
          </table:table-cell>
          <table:table-cell office:value-type="float" office:value="-0.486562669277" calcext:value-type="float">
            <text:p>-0.4865626693</text:p>
          </table:table-cell>
          <table:table-cell office:value-type="float" office:value="3.87949510574" calcext:value-type="float">
            <text:p>3.8794951057</text:p>
          </table:table-cell>
          <table:table-cell office:value-type="float" office:value="-0.716691553593" calcext:value-type="float">
            <text:p>-0.7166915536</text:p>
          </table:table-cell>
        </table:table-row>
        <table:table-row table:style-name="ro1">
          <table:table-cell office:value-type="float" office:value="5.17417287827" calcext:value-type="float">
            <text:p>5.1741728783</text:p>
          </table:table-cell>
          <table:table-cell office:value-type="float" office:value="-0.483074039221" calcext:value-type="float">
            <text:p>-0.4830740392</text:p>
          </table:table-cell>
          <table:table-cell office:value-type="float" office:value="3.8868887043" calcext:value-type="float">
            <text:p>3.8868887043</text:p>
          </table:table-cell>
          <table:table-cell office:value-type="float" office:value="-0.720509827137" calcext:value-type="float">
            <text:p>-0.7205098271</text:p>
          </table:table-cell>
        </table:table-row>
        <table:table-row table:style-name="ro1">
          <table:table-cell office:value-type="float" office:value="5.26867389679" calcext:value-type="float">
            <text:p>5.2686738968</text:p>
          </table:table-cell>
          <table:table-cell office:value-type="float" office:value="-0.48129633069" calcext:value-type="float">
            <text:p>-0.4812963307</text:p>
          </table:table-cell>
          <table:table-cell office:value-type="float" office:value="3.88644834518" calcext:value-type="float">
            <text:p>3.8864483452</text:p>
          </table:table-cell>
          <table:table-cell office:value-type="float" office:value="-0.720193505287" calcext:value-type="float">
            <text:p>-0.7201935053</text:p>
          </table:table-cell>
        </table:table-row>
        <table:table-row table:style-name="ro1">
          <table:table-cell office:value-type="float" office:value="5.36414718628" calcext:value-type="float">
            <text:p>5.3641471863</text:p>
          </table:table-cell>
          <table:table-cell office:value-type="float" office:value="-0.480349928141" calcext:value-type="float">
            <text:p>-0.4803499281</text:p>
          </table:table-cell>
          <table:table-cell office:value-type="float" office:value="3.88776155472" calcext:value-type="float">
            <text:p>3.8877615547</text:p>
          </table:table-cell>
          <table:table-cell office:value-type="float" office:value="-0.720781743526" calcext:value-type="float">
            <text:p>-0.7207817435</text:p>
          </table:table-cell>
        </table:table-row>
        <table:table-row table:style-name="ro1">
          <table:table-cell office:value-type="float" office:value="5.4722237587" calcext:value-type="float">
            <text:p>5.4722237587</text:p>
          </table:table-cell>
          <table:table-cell office:value-type="float" office:value="-0.478804558516" calcext:value-type="float">
            <text:p>-0.4788045585</text:p>
          </table:table-cell>
          <table:table-cell office:value-type="float" office:value="3.89338131905" calcext:value-type="float">
            <text:p>3.8933813191</text:p>
          </table:table-cell>
          <table:table-cell office:value-type="float" office:value="-0.723079919815" calcext:value-type="float">
            <text:p>-0.7230799198</text:p>
          </table:table-cell>
        </table:table-row>
        <table:table-row table:style-name="ro1">
          <table:table-cell office:value-type="float" office:value="5.58265924454" calcext:value-type="float">
            <text:p>5.5826592445</text:p>
          </table:table-cell>
          <table:table-cell office:value-type="float" office:value="-0.479168057442" calcext:value-type="float">
            <text:p>-0.4791680574</text:p>
          </table:table-cell>
          <table:table-cell office:value-type="float" office:value="3.8955430603" calcext:value-type="float">
            <text:p>3.8955430603</text:p>
          </table:table-cell>
          <table:table-cell office:value-type="float" office:value="-0.724545300007" calcext:value-type="float">
            <text:p>-0.7245453</text:p>
          </table:table-cell>
        </table:table-row>
        <table:table-row table:style-name="ro1">
          <table:table-cell office:value-type="float" office:value="5.6912651062" calcext:value-type="float">
            <text:p>5.6912651062</text:p>
          </table:table-cell>
          <table:table-cell office:value-type="float" office:value="-0.482218742371" calcext:value-type="float">
            <text:p>-0.4822187424</text:p>
          </table:table-cell>
          <table:table-cell office:value-type="float" office:value="3.89479824066" calcext:value-type="float">
            <text:p>3.8947982407</text:p>
          </table:table-cell>
          <table:table-cell office:value-type="float" office:value="-0.724088132381" calcext:value-type="float">
            <text:p>-0.7240881324</text:p>
          </table:table-cell>
        </table:table-row>
        <table:table-row table:style-name="ro1">
          <table:table-cell office:value-type="float" office:value="5.79919481277" calcext:value-type="float">
            <text:p>5.7991948128</text:p>
          </table:table-cell>
          <table:table-cell office:value-type="float" office:value="-0.486325562" calcext:value-type="float">
            <text:p>-0.486325562</text:p>
          </table:table-cell>
          <table:table-cell office:value-type="float" office:value="3.89926382065" calcext:value-type="float">
            <text:p>3.8992638207</text:p>
          </table:table-cell>
          <table:table-cell office:value-type="float" office:value="-0.723926365376" calcext:value-type="float">
            <text:p>-0.7239263654</text:p>
          </table:table-cell>
        </table:table-row>
        <table:table-row table:style-name="ro1">
          <table:table-cell office:value-type="float" office:value="5.91126489639" calcext:value-type="float">
            <text:p>5.9112648964</text:p>
          </table:table-cell>
          <table:table-cell office:value-type="float" office:value="-0.490501761436" calcext:value-type="float">
            <text:p>-0.4905017614</text:p>
          </table:table-cell>
          <table:table-cell office:value-type="float" office:value="3.91113706589" calcext:value-type="float">
            <text:p>3.9111370659</text:p>
          </table:table-cell>
          <table:table-cell office:value-type="float" office:value="-0.722922325134" calcext:value-type="float">
            <text:p>-0.7229223251</text:p>
          </table:table-cell>
        </table:table-row>
        <table:table-row table:style-name="ro1">
          <table:table-cell office:value-type="float" office:value="5.88732910156" calcext:value-type="float">
            <text:p>5.8873291016</text:p>
          </table:table-cell>
          <table:table-cell office:value-type="float" office:value="-0.501297712326" calcext:value-type="float">
            <text:p>-0.5012977123</text:p>
          </table:table-cell>
          <table:table-cell office:value-type="float" office:value="3.93539401054" calcext:value-type="float">
            <text:p>3.9353940105</text:p>
          </table:table-cell>
          <table:table-cell office:value-type="float" office:value="-0.721006631851" calcext:value-type="float">
            <text:p>-0.7210066319</text:p>
          </table:table-cell>
        </table:table-row>
        <table:table-row table:style-name="ro1">
          <table:table-cell office:value-type="float" office:value="6.45792627335" calcext:value-type="float">
            <text:p>6.4579262734</text:p>
          </table:table-cell>
          <table:table-cell office:value-type="float" office:value="-0.481370061636" calcext:value-type="float">
            <text:p>-0.4813700616</text:p>
          </table:table-cell>
          <table:table-cell office:value-type="float" office:value="3.97364684105" calcext:value-type="float">
            <text:p>3.9736468411</text:p>
          </table:table-cell>
          <table:table-cell office:value-type="float" office:value="-0.716480195522" calcext:value-type="float">
            <text:p>-0.7164801955</text:p>
          </table:table-cell>
        </table:table-row>
        <table:table-row table:style-name="ro1">
          <table:table-cell office:value-type="float" office:value="6.67573785782" calcext:value-type="float">
            <text:p>6.6757378578</text:p>
          </table:table-cell>
          <table:table-cell office:value-type="float" office:value="-0.48051905632" calcext:value-type="float">
            <text:p>-0.4805190563</text:p>
          </table:table-cell>
          <table:table-cell office:value-type="float" office:value="4.02120181084" calcext:value-type="float">
            <text:p>4.0212018108</text:p>
          </table:table-cell>
          <table:table-cell office:value-type="float" office:value="-0.71215057373" calcext:value-type="float">
            <text:p>-0.7121505737</text:p>
          </table:table-cell>
        </table:table-row>
        <table:table-row table:style-name="ro1">
          <table:table-cell office:value-type="float" office:value="6.80488538742" calcext:value-type="float">
            <text:p>6.8048853874</text:p>
          </table:table-cell>
          <table:table-cell office:value-type="float" office:value="-0.489880263805" calcext:value-type="float">
            <text:p>-0.4898802638</text:p>
          </table:table-cell>
          <table:table-cell office:value-type="float" office:value="4.06866141319" calcext:value-type="float">
            <text:p>4.0686614132</text:p>
          </table:table-cell>
          <table:table-cell office:value-type="float" office:value="-0.708438277245" calcext:value-type="float">
            <text:p>-0.7084382772</text:p>
          </table:table-cell>
        </table:table-row>
        <table:table-row table:style-name="ro1">
          <table:table-cell office:value-type="float" office:value="6.93664216995" calcext:value-type="float">
            <text:p>6.93664217</text:p>
          </table:table-cell>
          <table:table-cell office:value-type="float" office:value="-0.499563485384" calcext:value-type="float">
            <text:p>-0.4995634854</text:p>
          </table:table-cell>
          <table:table-cell office:value-type="float" office:value="4.11445232391" calcext:value-type="float">
            <text:p>4.1144523239</text:p>
          </table:table-cell>
          <table:table-cell office:value-type="float" office:value="-0.706490397453" calcext:value-type="float">
            <text:p>-0.7064903975</text:p>
          </table:table-cell>
        </table:table-row>
        <table:table-row table:style-name="ro1">
          <table:table-cell office:value-type="float" office:value="7.0551571846" calcext:value-type="float">
            <text:p>7.0551571846</text:p>
          </table:table-cell>
          <table:table-cell office:value-type="float" office:value="-0.505215585232" calcext:value-type="float">
            <text:p>-0.5052155852</text:p>
          </table:table-cell>
          <table:table-cell office:value-type="float" office:value="4.15638180733" calcext:value-type="float">
            <text:p>4.1563818073</text:p>
          </table:table-cell>
          <table:table-cell office:value-type="float" office:value="-0.70493966341" calcext:value-type="float">
            <text:p>-0.7049396634</text:p>
          </table:table-cell>
        </table:table-row>
        <table:table-row table:style-name="ro1">
          <table:table-cell office:value-type="float" office:value="7.20033788681" calcext:value-type="float">
            <text:p>7.2003378868</text:p>
          </table:table-cell>
          <table:table-cell office:value-type="float" office:value="-0.512449204922" calcext:value-type="float">
            <text:p>-0.5124492049</text:p>
          </table:table-cell>
          <table:table-cell office:value-type="float" office:value="4.21267553329" calcext:value-type="float">
            <text:p>4.2126755333</text:p>
          </table:table-cell>
          <table:table-cell office:value-type="float" office:value="-0.701394677162" calcext:value-type="float">
            <text:p>-0.7013946772</text:p>
          </table:table-cell>
        </table:table-row>
        <table:table-row table:style-name="ro1">
          <table:table-cell office:value-type="float" office:value="7.3340754509" calcext:value-type="float">
            <text:p>7.3340754509</text:p>
          </table:table-cell>
          <table:table-cell office:value-type="float" office:value="-0.519156754017" calcext:value-type="float">
            <text:p>-0.519156754</text:p>
          </table:table-cell>
          <table:table-cell office:value-type="float" office:value="4.27491303444" calcext:value-type="float">
            <text:p>4.2749130344</text:p>
          </table:table-cell>
          <table:table-cell office:value-type="float" office:value="-0.694240808487" calcext:value-type="float">
            <text:p>-0.6942408085</text:p>
          </table:table-cell>
        </table:table-row>
        <table:table-row table:style-name="ro1">
          <table:table-cell office:value-type="float" office:value="7.46930027008" calcext:value-type="float">
            <text:p>7.4693002701</text:p>
          </table:table-cell>
          <table:table-cell office:value-type="float" office:value="-0.528392493725" calcext:value-type="float">
            <text:p>-0.5283924937</text:p>
          </table:table-cell>
          <table:table-cell office:value-type="float" office:value="4.34386917114" calcext:value-type="float">
            <text:p>4.3438691711</text:p>
          </table:table-cell>
          <table:table-cell office:value-type="float" office:value="-0.685861110687" calcext:value-type="float">
            <text:p>-0.6858611107</text:p>
          </table:table-cell>
        </table:table-row>
        <table:table-row table:style-name="ro1">
          <table:table-cell office:value-type="float" office:value="7.60578250885" calcext:value-type="float">
            <text:p>7.6057825089</text:p>
          </table:table-cell>
          <table:table-cell office:value-type="float" office:value="-0.53957182169" calcext:value-type="float">
            <text:p>-0.5395718217</text:p>
          </table:table-cell>
          <table:table-cell office:value-type="float" office:value="4.41453119278" calcext:value-type="float">
            <text:p>4.4145311928</text:p>
          </table:table-cell>
          <table:table-cell office:value-type="float" office:value="-0.676718771458" calcext:value-type="float">
            <text:p>-0.6767187715</text:p>
          </table:table-cell>
        </table:table-row>
        <table:table-row table:style-name="ro1">
          <table:table-cell office:value-type="float" office:value="7.73252105713" calcext:value-type="float">
            <text:p>7.7325210571</text:p>
          </table:table-cell>
          <table:table-cell office:value-type="float" office:value="-0.548373758793" calcext:value-type="float">
            <text:p>-0.5483737588</text:p>
          </table:table-cell>
          <table:table-cell office:value-type="float" office:value="4.4804269886" calcext:value-type="float">
            <text:p>4.4804269886</text:p>
          </table:table-cell>
          <table:table-cell office:value-type="float" office:value="-0.669248580933" calcext:value-type="float">
            <text:p>-0.6692485809</text:p>
          </table:table-cell>
        </table:table-row>
        <table:table-row table:style-name="ro1">
          <table:table-cell office:value-type="float" office:value="7.72999191284" calcext:value-type="float">
            <text:p>7.7299919128</text:p>
          </table:table-cell>
          <table:table-cell office:value-type="float" office:value="-0.542079985142" calcext:value-type="float">
            <text:p>-0.5420799851</text:p>
          </table:table-cell>
          <table:table-cell office:value-type="float" office:value="4.54037877083" calcext:value-type="float">
            <text:p>4.5403787708</text:p>
          </table:table-cell>
          <table:table-cell office:value-type="float" office:value="-0.662538945675" calcext:value-type="float">
            <text:p>-0.6625389457</text:p>
          </table:table-cell>
        </table:table-row>
        <table:table-row table:style-name="ro1">
          <table:table-cell office:value-type="float" office:value="7.76777219772" calcext:value-type="float">
            <text:p>7.7677721977</text:p>
          </table:table-cell>
          <table:table-cell office:value-type="float" office:value="-0.547911584377" calcext:value-type="float">
            <text:p>-0.5479115844</text:p>
          </table:table-cell>
          <table:table-cell office:value-type="float" office:value="4.60054393768" calcext:value-type="float">
            <text:p>4.6005439377</text:p>
          </table:table-cell>
          <table:table-cell office:value-type="float" office:value="-0.655792653561" calcext:value-type="float">
            <text:p>-0.6557926536</text:p>
          </table:table-cell>
        </table:table-row>
        <table:table-row table:style-name="ro1">
          <table:table-cell office:value-type="float" office:value="7.92395830154" calcext:value-type="float">
            <text:p>7.9239583015</text:p>
          </table:table-cell>
          <table:table-cell office:value-type="float" office:value="-0.55400633812" calcext:value-type="float">
            <text:p>-0.5540063381</text:p>
          </table:table-cell>
          <table:table-cell office:value-type="float" office:value="4.65812703133" calcext:value-type="float">
            <text:p>4.6581270313</text:p>
          </table:table-cell>
          <table:table-cell office:value-type="float" office:value="-0.650514602661" calcext:value-type="float">
            <text:p>-0.6505146027</text:p>
          </table:table-cell>
        </table:table-row>
        <table:table-row table:style-name="ro1">
          <table:table-cell office:value-type="float" office:value="7.98308086395" calcext:value-type="float">
            <text:p>7.983080864</text:p>
          </table:table-cell>
          <table:table-cell office:value-type="float" office:value="-0.558952569962" calcext:value-type="float">
            <text:p>-0.55895257</text:p>
          </table:table-cell>
          <table:table-cell office:value-type="float" office:value="4.71392055511" calcext:value-type="float">
            <text:p>4.7139205551</text:p>
          </table:table-cell>
          <table:table-cell office:value-type="float" office:value="-0.647103250027" calcext:value-type="float">
            <text:p>-0.64710325</text:p>
          </table:table-cell>
        </table:table-row>
        <table:table-row table:style-name="ro1">
          <table:table-cell office:value-type="float" office:value="8.03625106812" calcext:value-type="float">
            <text:p>8.0362510681</text:p>
          </table:table-cell>
          <table:table-cell office:value-type="float" office:value="-0.563490211964" calcext:value-type="float">
            <text:p>-0.563490212</text:p>
          </table:table-cell>
          <table:table-cell office:value-type="float" office:value="4.85294958115" calcext:value-type="float">
            <text:p>4.8529495812</text:p>
          </table:table-cell>
          <table:table-cell office:value-type="float" office:value="-0.626090943813" calcext:value-type="float">
            <text:p>-0.6260909438</text:p>
          </table:table-cell>
        </table:table-row>
        <table:table-row table:style-name="ro1">
          <table:table-cell office:value-type="float" office:value="8.08054637909" calcext:value-type="float">
            <text:p>8.0805463791</text:p>
          </table:table-cell>
          <table:table-cell office:value-type="float" office:value="-0.570918262005" calcext:value-type="float">
            <text:p>-0.570918262</text:p>
          </table:table-cell>
          <table:table-cell office:value-type="float" office:value="4.92419715881" calcext:value-type="float">
            <text:p>4.9241971588</text:p>
          </table:table-cell>
          <table:table-cell office:value-type="float" office:value="-0.618336379528" calcext:value-type="float">
            <text:p>-0.6183363795</text:p>
          </table:table-cell>
        </table:table-row>
        <table:table-row table:style-name="ro1">
          <table:table-cell office:value-type="float" office:value="8.17995357513" calcext:value-type="float">
            <text:p>8.1799535751</text:p>
          </table:table-cell>
          <table:table-cell office:value-type="float" office:value="-0.582362413406" calcext:value-type="float">
            <text:p>-0.5823624134</text:p>
          </table:table-cell>
          <table:table-cell office:value-type="float" office:value="4.99400754929" calcext:value-type="float">
            <text:p>4.9940075493</text:p>
          </table:table-cell>
          <table:table-cell office:value-type="float" office:value="-0.610281407833" calcext:value-type="float">
            <text:p>-0.6102814078</text:p>
          </table:table-cell>
        </table:table-row>
        <table:table-row table:style-name="ro1">
          <table:table-cell office:value-type="float" office:value="8.29250621796" calcext:value-type="float">
            <text:p>8.292506218</text:p>
          </table:table-cell>
          <table:table-cell office:value-type="float" office:value="-0.594694972038" calcext:value-type="float">
            <text:p>-0.594694972</text:p>
          </table:table-cell>
          <table:table-cell office:value-type="float" office:value="5.05831142426" calcext:value-type="float">
            <text:p>5.0583114243</text:p>
          </table:table-cell>
          <table:table-cell office:value-type="float" office:value="-0.603526294231" calcext:value-type="float">
            <text:p>-0.6035262942</text:p>
          </table:table-cell>
        </table:table-row>
        <table:table-row table:style-name="ro1">
          <table:table-cell office:value-type="float" office:value="8.39045143127" calcext:value-type="float">
            <text:p>8.3904514313</text:p>
          </table:table-cell>
          <table:table-cell office:value-type="float" office:value="-0.610248982906" calcext:value-type="float">
            <text:p>-0.6102489829</text:p>
          </table:table-cell>
          <table:table-cell office:value-type="float" office:value="5.11318536758" calcext:value-type="float">
            <text:p>5.1131853676</text:p>
          </table:table-cell>
          <table:table-cell office:value-type="float" office:value="-0.597107708454" calcext:value-type="float">
            <text:p>-0.5971077085</text:p>
          </table:table-cell>
        </table:table-row>
        <table:table-row table:style-name="ro1">
          <table:table-cell office:value-type="float" office:value="8.48780727386" calcext:value-type="float">
            <text:p>8.4878072739</text:p>
          </table:table-cell>
          <table:table-cell office:value-type="float" office:value="-0.62782150507" calcext:value-type="float">
            <text:p>-0.6278215051</text:p>
          </table:table-cell>
          <table:table-cell office:value-type="float" office:value="5.16071458817" calcext:value-type="float">
            <text:p>5.1607145882</text:p>
          </table:table-cell>
          <table:table-cell office:value-type="float" office:value="-0.589890480042" calcext:value-type="float">
            <text:p>-0.58989048</text:p>
          </table:table-cell>
        </table:table-row>
        <table:table-row table:style-name="ro1">
          <table:table-cell office:value-type="float" office:value="8.58031654358" calcext:value-type="float">
            <text:p>8.5803165436</text:p>
          </table:table-cell>
          <table:table-cell office:value-type="float" office:value="-0.642046689987" calcext:value-type="float">
            <text:p>-0.64204669</text:p>
          </table:table-cell>
          <table:table-cell office:value-type="float" office:value="5.22396226883" calcext:value-type="float">
            <text:p>5.2239622688</text:p>
          </table:table-cell>
          <table:table-cell office:value-type="float" office:value="-0.578881978989" calcext:value-type="float">
            <text:p>-0.578881979</text:p>
          </table:table-cell>
        </table:table-row>
        <table:table-row table:style-name="ro1">
          <table:table-cell office:value-type="float" office:value="8.67567443848" calcext:value-type="float">
            <text:p>8.6756744385</text:p>
          </table:table-cell>
          <table:table-cell office:value-type="float" office:value="-0.65868127346" calcext:value-type="float">
            <text:p>-0.6586812735</text:p>
          </table:table-cell>
          <table:table-cell office:value-type="float" office:value="5.28736635208" calcext:value-type="float">
            <text:p>5.2873663521</text:p>
          </table:table-cell>
          <table:table-cell office:value-type="float" office:value="-0.564993262291" calcext:value-type="float">
            <text:p>-0.5649932623</text:p>
          </table:table-cell>
        </table:table-row>
        <table:table-row table:style-name="ro1">
          <table:table-cell office:value-type="float" office:value="8.76472663879" calcext:value-type="float">
            <text:p>8.7647266388</text:p>
          </table:table-cell>
          <table:table-cell office:value-type="float" office:value="-0.680299580097" calcext:value-type="float">
            <text:p>-0.6802995801</text:p>
          </table:table-cell>
          <table:table-cell office:value-type="float" office:value="5.37434335709" calcext:value-type="float">
            <text:p>5.3743433571</text:p>
          </table:table-cell>
          <table:table-cell office:value-type="float" office:value="-0.550491452217" calcext:value-type="float">
            <text:p>-0.5504914522</text:p>
          </table:table-cell>
        </table:table-row>
        <table:table-row table:style-name="ro1">
          <table:table-cell office:value-type="float" office:value="8.84389781952" calcext:value-type="float">
            <text:p>8.8438978195</text:p>
          </table:table-cell>
          <table:table-cell office:value-type="float" office:value="-0.702282965183" calcext:value-type="float">
            <text:p>-0.7022829652</text:p>
          </table:table-cell>
          <table:table-cell office:value-type="float" office:value="5.63931461334" calcext:value-type="float">
            <text:p>5.6393146133</text:p>
          </table:table-cell>
          <table:table-cell office:value-type="float" office:value="-0.516157448292" calcext:value-type="float">
            <text:p>-0.5161574483</text:p>
          </table:table-cell>
        </table:table-row>
        <table:table-row table:style-name="ro1">
          <table:table-cell office:value-type="float" office:value="8.92590141296" calcext:value-type="float">
            <text:p>8.925901413</text:p>
          </table:table-cell>
          <table:table-cell office:value-type="float" office:value="-0.730931580067" calcext:value-type="float">
            <text:p>-0.7309315801</text:p>
          </table:table-cell>
          <table:table-cell office:value-type="float" office:value="5.73385091782" calcext:value-type="float">
            <text:p>5.7338509178</text:p>
          </table:table-cell>
          <table:table-cell office:value-type="float" office:value="-0.502421200275" calcext:value-type="float">
            <text:p>-0.5024212003</text:p>
          </table:table-cell>
        </table:table-row>
        <table:table-row table:style-name="ro1">
          <table:table-cell office:value-type="float" office:value="8.99014091492" calcext:value-type="float">
            <text:p>8.9901409149</text:p>
          </table:table-cell>
          <table:table-cell office:value-type="float" office:value="-0.762800574303" calcext:value-type="float">
            <text:p>-0.7628005743</text:p>
          </table:table-cell>
          <table:table-cell office:value-type="float" office:value="5.82817216873" calcext:value-type="float">
            <text:p>5.8281721687</text:p>
          </table:table-cell>
          <table:table-cell office:value-type="float" office:value="-0.492991060019" calcext:value-type="float">
            <text:p>-0.49299106</text:p>
          </table:table-cell>
        </table:table-row>
        <table:table-row table:style-name="ro1">
          <table:table-cell office:value-type="float" office:value="9.05142784119" calcext:value-type="float">
            <text:p>9.0514278412</text:p>
          </table:table-cell>
          <table:table-cell office:value-type="float" office:value="-0.801524221897" calcext:value-type="float">
            <text:p>-0.8015242219</text:p>
          </table:table-cell>
          <table:table-cell office:value-type="float" office:value="5.91843315125" calcext:value-type="float">
            <text:p>5.9184331513</text:p>
          </table:table-cell>
          <table:table-cell office:value-type="float" office:value="-0.486562669277" calcext:value-type="float">
            <text:p>-0.4865626693</text:p>
          </table:table-cell>
        </table:table-row>
        <table:table-row table:style-name="ro1">
          <table:table-cell office:value-type="float" office:value="9.0929813385" calcext:value-type="float">
            <text:p>9.0929813385</text:p>
          </table:table-cell>
          <table:table-cell office:value-type="float" office:value="-0.839632809162" calcext:value-type="float">
            <text:p>-0.8396328092</text:p>
          </table:table-cell>
          <table:table-cell office:value-type="float" office:value="6.00917287827" calcext:value-type="float">
            <text:p>6.0091728783</text:p>
          </table:table-cell>
          <table:table-cell office:value-type="float" office:value="-0.483074039221" calcext:value-type="float">
            <text:p>-0.4830740392</text:p>
          </table:table-cell>
        </table:table-row>
        <table:table-row table:style-name="ro1">
          <table:table-cell office:value-type="float" office:value="9.12714290619" calcext:value-type="float">
            <text:p>9.1271429062</text:p>
          </table:table-cell>
          <table:table-cell office:value-type="float" office:value="-0.87989705801" calcext:value-type="float">
            <text:p>-0.879897058</text:p>
          </table:table-cell>
          <table:table-cell office:value-type="float" office:value="6.10367389679" calcext:value-type="float">
            <text:p>6.1036738968</text:p>
          </table:table-cell>
          <table:table-cell office:value-type="float" office:value="-0.48129633069" calcext:value-type="float">
            <text:p>-0.4812963307</text:p>
          </table:table-cell>
        </table:table-row>
        <table:table-row table:style-name="ro1">
          <table:table-cell office:value-type="float" office:value="9.15866088867" calcext:value-type="float">
            <text:p>9.1586608887</text:p>
          </table:table-cell>
          <table:table-cell office:value-type="float" office:value="-0.922431766987" calcext:value-type="float">
            <text:p>-0.922431767</text:p>
          </table:table-cell>
          <table:table-cell office:value-type="float" office:value="6.19914718628" calcext:value-type="float">
            <text:p>6.1991471863</text:p>
          </table:table-cell>
          <table:table-cell office:value-type="float" office:value="-0.480349928141" calcext:value-type="float">
            <text:p>-0.4803499281</text:p>
          </table:table-cell>
        </table:table-row>
        <table:table-row table:style-name="ro1">
          <table:table-cell office:value-type="float" office:value="9.16114330292" calcext:value-type="float">
            <text:p>9.1611433029</text:p>
          </table:table-cell>
          <table:table-cell office:value-type="float" office:value="-0.957024753094" calcext:value-type="float">
            <text:p>-0.9570247531</text:p>
          </table:table-cell>
          <table:table-cell office:value-type="float" office:value="6.3072237587" calcext:value-type="float">
            <text:p>6.3072237587</text:p>
          </table:table-cell>
          <table:table-cell office:value-type="float" office:value="-0.478804558516" calcext:value-type="float">
            <text:p>-0.4788045585</text:p>
          </table:table-cell>
        </table:table-row>
        <table:table-row table:style-name="ro1">
          <table:table-cell office:value-type="float" office:value="9.1657333374" calcext:value-type="float">
            <text:p>9.1657333374</text:p>
          </table:table-cell>
          <table:table-cell office:value-type="float" office:value="-0.993073701859" calcext:value-type="float">
            <text:p>-0.9930737019</text:p>
          </table:table-cell>
          <table:table-cell office:value-type="float" office:value="6.41765924454" calcext:value-type="float">
            <text:p>6.4176592445</text:p>
          </table:table-cell>
          <table:table-cell office:value-type="float" office:value="-0.479168057442" calcext:value-type="float">
            <text:p>-0.4791680574</text:p>
          </table:table-cell>
        </table:table-row>
        <table:table-row table:style-name="ro1">
          <table:table-cell office:value-type="float" office:value="9.16672992706" calcext:value-type="float">
            <text:p>9.1667299271</text:p>
          </table:table-cell>
          <table:table-cell office:value-type="float" office:value="-1.02930235863" calcext:value-type="float">
            <text:p>-1.0293023586</text:p>
          </table:table-cell>
          <table:table-cell office:value-type="float" office:value="6.5262651062" calcext:value-type="float">
            <text:p>6.5262651062</text:p>
          </table:table-cell>
          <table:table-cell office:value-type="float" office:value="-0.482218742371" calcext:value-type="float">
            <text:p>-0.4822187424</text:p>
          </table:table-cell>
        </table:table-row>
        <table:table-row table:style-name="ro1">
          <table:table-cell office:value-type="float" office:value="9.16180515289" calcext:value-type="float">
            <text:p>9.1618051529</text:p>
          </table:table-cell>
          <table:table-cell office:value-type="float" office:value="-1.06291496754" calcext:value-type="float">
            <text:p>-1.0629149675</text:p>
          </table:table-cell>
          <table:table-cell office:value-type="float" office:value="6.63419481277" calcext:value-type="float">
            <text:p>6.6341948128</text:p>
          </table:table-cell>
          <table:table-cell office:value-type="float" office:value="-0.486325562" calcext:value-type="float">
            <text:p>-0.486325562</text:p>
          </table:table-cell>
        </table:table-row>
        <table:table-row table:style-name="ro1">
          <table:table-cell office:value-type="float" office:value="9.17319107056" calcext:value-type="float">
            <text:p>9.1731910706</text:p>
          </table:table-cell>
          <table:table-cell office:value-type="float" office:value="-1.10307610035" calcext:value-type="float">
            <text:p>-1.1030761004</text:p>
          </table:table-cell>
          <table:table-cell office:value-type="float" office:value="6.74626489639" calcext:value-type="float">
            <text:p>6.7462648964</text:p>
          </table:table-cell>
          <table:table-cell office:value-type="float" office:value="-0.490501761436" calcext:value-type="float">
            <text:p>-0.4905017614</text:p>
          </table:table-cell>
        </table:table-row>
        <table:table-row table:style-name="ro1">
          <table:table-cell office:value-type="float" office:value="9.17525482178" calcext:value-type="float">
            <text:p>9.1752548218</text:p>
          </table:table-cell>
          <table:table-cell office:value-type="float" office:value="-1.1397176981" calcext:value-type="float">
            <text:p>-1.1397176981</text:p>
          </table:table-cell>
          <table:table-cell office:value-type="float" office:value="6.72232910156" calcext:value-type="float">
            <text:p>6.7223291016</text:p>
          </table:table-cell>
          <table:table-cell office:value-type="float" office:value="-0.501297712326" calcext:value-type="float">
            <text:p>-0.5012977123</text:p>
          </table:table-cell>
        </table:table-row>
        <table:table-row table:style-name="ro1">
          <table:table-cell office:value-type="float" office:value="9.17536830902" calcext:value-type="float">
            <text:p>9.175368309</text:p>
          </table:table-cell>
          <table:table-cell office:value-type="float" office:value="-1.17571079731" calcext:value-type="float">
            <text:p>-1.1757107973</text:p>
          </table:table-cell>
          <table:table-cell office:value-type="float" office:value="7.29292627335" calcext:value-type="float">
            <text:p>7.2929262734</text:p>
          </table:table-cell>
          <table:table-cell office:value-type="float" office:value="-0.481370061636" calcext:value-type="float">
            <text:p>-0.4813700616</text:p>
          </table:table-cell>
        </table:table-row>
        <table:table-row table:style-name="ro1">
          <table:table-cell office:value-type="float" office:value="9.17455387115" calcext:value-type="float">
            <text:p>9.1745538712</text:p>
          </table:table-cell>
          <table:table-cell office:value-type="float" office:value="-1.21075177193" calcext:value-type="float">
            <text:p>-1.2107517719</text:p>
          </table:table-cell>
          <table:table-cell office:value-type="float" office:value="7.51073785782" calcext:value-type="float">
            <text:p>7.5107378578</text:p>
          </table:table-cell>
          <table:table-cell office:value-type="float" office:value="-0.48051905632" calcext:value-type="float">
            <text:p>-0.4805190563</text:p>
          </table:table-cell>
        </table:table-row>
        <table:table-row table:style-name="ro1">
          <table:table-cell office:value-type="float" office:value="9.17283344269" calcext:value-type="float">
            <text:p>9.1728334427</text:p>
          </table:table-cell>
          <table:table-cell office:value-type="float" office:value="-1.24629867077" calcext:value-type="float">
            <text:p>-1.2462986708</text:p>
          </table:table-cell>
          <table:table-cell office:value-type="float" office:value="7.63988538742" calcext:value-type="float">
            <text:p>7.6398853874</text:p>
          </table:table-cell>
          <table:table-cell office:value-type="float" office:value="-0.489880263805" calcext:value-type="float">
            <text:p>-0.4898802638</text:p>
          </table:table-cell>
        </table:table-row>
        <table:table-row table:style-name="ro1">
          <table:table-cell office:value-type="float" office:value="9.17322349548" calcext:value-type="float">
            <text:p>9.1732234955</text:p>
          </table:table-cell>
          <table:table-cell office:value-type="float" office:value="-1.28699433804" calcext:value-type="float">
            <text:p>-1.286994338</text:p>
          </table:table-cell>
          <table:table-cell office:value-type="float" office:value="7.77164216995" calcext:value-type="float">
            <text:p>7.77164217</text:p>
          </table:table-cell>
          <table:table-cell office:value-type="float" office:value="-0.499563485384" calcext:value-type="float">
            <text:p>-0.4995634854</text:p>
          </table:table-cell>
        </table:table-row>
        <table:table-row table:style-name="ro1">
          <table:table-cell office:value-type="float" office:value="9.1716375351" calcext:value-type="float">
            <text:p>9.1716375351</text:p>
          </table:table-cell>
          <table:table-cell office:value-type="float" office:value="-1.32601058483" calcext:value-type="float">
            <text:p>-1.3260105848</text:p>
          </table:table-cell>
          <table:table-cell office:value-type="float" office:value="7.8901571846" calcext:value-type="float">
            <text:p>7.8901571846</text:p>
          </table:table-cell>
          <table:table-cell office:value-type="float" office:value="-0.505215585232" calcext:value-type="float">
            <text:p>-0.5052155852</text:p>
          </table:table-cell>
        </table:table-row>
        <table:table-row table:style-name="ro1">
          <table:table-cell office:value-type="float" office:value="9.16409683228" calcext:value-type="float">
            <text:p>9.1640968323</text:p>
          </table:table-cell>
          <table:table-cell office:value-type="float" office:value="-1.3597394228" calcext:value-type="float">
            <text:p>-1.3597394228</text:p>
          </table:table-cell>
          <table:table-cell office:value-type="float" office:value="8.03533788681" calcext:value-type="float">
            <text:p>8.0353378868</text:p>
          </table:table-cell>
          <table:table-cell office:value-type="float" office:value="-0.512449204922" calcext:value-type="float">
            <text:p>-0.5124492049</text:p>
          </table:table-cell>
        </table:table-row>
        <table:table-row table:style-name="ro1">
          <table:table-cell office:value-type="float" office:value="9.15076732635" calcext:value-type="float">
            <text:p>9.1507673264</text:p>
          </table:table-cell>
          <table:table-cell office:value-type="float" office:value="-1.38808786869" calcext:value-type="float">
            <text:p>-1.3880878687</text:p>
          </table:table-cell>
          <table:table-cell office:value-type="float" office:value="8.1690754509" calcext:value-type="float">
            <text:p>8.1690754509</text:p>
          </table:table-cell>
          <table:table-cell office:value-type="float" office:value="-0.519156754017" calcext:value-type="float">
            <text:p>-0.519156754</text:p>
          </table:table-cell>
        </table:table-row>
        <table:table-row table:style-name="ro1">
          <table:table-cell office:value-type="float" office:value="9.14221382141" calcext:value-type="float">
            <text:p>9.1422138214</text:p>
          </table:table-cell>
          <table:table-cell office:value-type="float" office:value="-1.41961765289" calcext:value-type="float">
            <text:p>-1.4196176529</text:p>
          </table:table-cell>
          <table:table-cell office:value-type="float" office:value="8.30430027008" calcext:value-type="float">
            <text:p>8.3043002701</text:p>
          </table:table-cell>
          <table:table-cell office:value-type="float" office:value="-0.528392493725" calcext:value-type="float">
            <text:p>-0.5283924937</text:p>
          </table:table-cell>
        </table:table-row>
        <table:table-row table:style-name="ro1">
          <table:table-cell office:value-type="float" office:value="9.13138008118" calcext:value-type="float">
            <text:p>9.1313800812</text:p>
          </table:table-cell>
          <table:table-cell office:value-type="float" office:value="-1.45152449608" calcext:value-type="float">
            <text:p>-1.4515244961</text:p>
          </table:table-cell>
          <table:table-cell office:value-type="float" office:value="8.44078250885" calcext:value-type="float">
            <text:p>8.4407825089</text:p>
          </table:table-cell>
          <table:table-cell office:value-type="float" office:value="-0.53957182169" calcext:value-type="float">
            <text:p>-0.5395718217</text:p>
          </table:table-cell>
        </table:table-row>
        <table:table-row table:style-name="ro1">
          <table:table-cell office:value-type="float" office:value="9.12045097351" calcext:value-type="float">
            <text:p>9.1204509735</text:p>
          </table:table-cell>
          <table:table-cell office:value-type="float" office:value="-1.47760605812" calcext:value-type="float">
            <text:p>-1.4776060581</text:p>
          </table:table-cell>
          <table:table-cell office:value-type="float" office:value="8.56752105713" calcext:value-type="float">
            <text:p>8.5675210571</text:p>
          </table:table-cell>
          <table:table-cell office:value-type="float" office:value="-0.548373758793" calcext:value-type="float">
            <text:p>-0.5483737588</text:p>
          </table:table-cell>
        </table:table-row>
        <table:table-row table:style-name="ro1">
          <table:table-cell office:value-type="float" office:value="9.10520172119" calcext:value-type="float">
            <text:p>9.1052017212</text:p>
          </table:table-cell>
          <table:table-cell office:value-type="float" office:value="-1.48908674717" calcext:value-type="float">
            <text:p>-1.4890867472</text:p>
          </table:table-cell>
          <table:table-cell office:value-type="float" office:value="8.56499191284" calcext:value-type="float">
            <text:p>8.5649919128</text:p>
          </table:table-cell>
          <table:table-cell office:value-type="float" office:value="-0.542079985142" calcext:value-type="float">
            <text:p>-0.5420799851</text:p>
          </table:table-cell>
        </table:table-row>
        <table:table-row table:style-name="ro1">
          <table:table-cell office:value-type="float" office:value="9.09529972076" calcext:value-type="float">
            <text:p>9.0952997208</text:p>
          </table:table-cell>
          <table:table-cell office:value-type="float" office:value="-1.51672697067" calcext:value-type="float">
            <text:p>-1.5167269707</text:p>
          </table:table-cell>
          <table:table-cell office:value-type="float" office:value="8.60277219772" calcext:value-type="float">
            <text:p>8.6027721977</text:p>
          </table:table-cell>
          <table:table-cell office:value-type="float" office:value="-0.547911584377" calcext:value-type="float">
            <text:p>-0.5479115844</text:p>
          </table:table-cell>
        </table:table-row>
        <table:table-row table:style-name="ro1">
          <table:table-cell office:value-type="float" office:value="9.08663845062" calcext:value-type="float">
            <text:p>9.0866384506</text:p>
          </table:table-cell>
          <table:table-cell office:value-type="float" office:value="-1.54605209827" calcext:value-type="float">
            <text:p>-1.5460520983</text:p>
          </table:table-cell>
          <table:table-cell office:value-type="float" office:value="8.75895830154" calcext:value-type="float">
            <text:p>8.7589583015</text:p>
          </table:table-cell>
          <table:table-cell office:value-type="float" office:value="-0.55400633812" calcext:value-type="float">
            <text:p>-0.5540063381</text:p>
          </table:table-cell>
        </table:table-row>
        <table:table-row table:style-name="ro1">
          <table:table-cell office:value-type="float" office:value="9.07855319977" calcext:value-type="float">
            <text:p>9.0785531998</text:p>
          </table:table-cell>
          <table:table-cell office:value-type="float" office:value="-1.58095622063" calcext:value-type="float">
            <text:p>-1.5809562206</text:p>
          </table:table-cell>
          <table:table-cell office:value-type="float" office:value="8.81808086395" calcext:value-type="float">
            <text:p>8.818080864</text:p>
          </table:table-cell>
          <table:table-cell office:value-type="float" office:value="-0.558952569962" calcext:value-type="float">
            <text:p>-0.55895257</text:p>
          </table:table-cell>
        </table:table-row>
        <table:table-row table:style-name="ro1">
          <table:table-cell office:value-type="float" office:value="9.07057094574" calcext:value-type="float">
            <text:p>9.0705709457</text:p>
          </table:table-cell>
          <table:table-cell office:value-type="float" office:value="-1.62202060223" calcext:value-type="float">
            <text:p>-1.6220206022</text:p>
          </table:table-cell>
          <table:table-cell office:value-type="float" office:value="8.87125106812" calcext:value-type="float">
            <text:p>8.8712510681</text:p>
          </table:table-cell>
          <table:table-cell office:value-type="float" office:value="-0.563490211964" calcext:value-type="float">
            <text:p>-0.563490212</text:p>
          </table:table-cell>
        </table:table-row>
        <table:table-row table:style-name="ro1">
          <table:table-cell office:value-type="float" office:value="9.0638217926" calcext:value-type="float">
            <text:p>9.0638217926</text:p>
          </table:table-cell>
          <table:table-cell office:value-type="float" office:value="-1.6611379385" calcext:value-type="float">
            <text:p>-1.6611379385</text:p>
          </table:table-cell>
          <table:table-cell office:value-type="float" office:value="8.91554637909" calcext:value-type="float">
            <text:p>8.9155463791</text:p>
          </table:table-cell>
          <table:table-cell office:value-type="float" office:value="-0.570918262005" calcext:value-type="float">
            <text:p>-0.570918262</text:p>
          </table:table-cell>
        </table:table-row>
        <table:table-row table:style-name="ro1">
          <table:table-cell office:value-type="float" office:value="9.05478668213" calcext:value-type="float">
            <text:p>9.0547866821</text:p>
          </table:table-cell>
          <table:table-cell office:value-type="float" office:value="-1.68718540668" calcext:value-type="float">
            <text:p>-1.6871854067</text:p>
          </table:table-cell>
          <table:table-cell office:value-type="float" office:value="9.01495357513" calcext:value-type="float">
            <text:p>9.0149535751</text:p>
          </table:table-cell>
          <table:table-cell office:value-type="float" office:value="-0.582362413406" calcext:value-type="float">
            <text:p>-0.5823624134</text:p>
          </table:table-cell>
        </table:table-row>
        <table:table-row table:style-name="ro1">
          <table:table-cell office:value-type="float" office:value="9.04364871979" calcext:value-type="float">
            <text:p>9.0436487198</text:p>
          </table:table-cell>
          <table:table-cell office:value-type="float" office:value="-1.71081852913" calcext:value-type="float">
            <text:p>-1.7108185291</text:p>
          </table:table-cell>
          <table:table-cell office:value-type="float" office:value="9.12750621796" calcext:value-type="float">
            <text:p>9.127506218</text:p>
          </table:table-cell>
          <table:table-cell office:value-type="float" office:value="-0.594694972038" calcext:value-type="float">
            <text:p>-0.594694972</text:p>
          </table:table-cell>
        </table:table-row>
        <table:table-row table:style-name="ro1">
          <table:table-cell office:value-type="float" office:value="9.03039073944" calcext:value-type="float">
            <text:p>9.0303907394</text:p>
          </table:table-cell>
          <table:table-cell office:value-type="float" office:value="-1.74853181839" calcext:value-type="float">
            <text:p>-1.7485318184</text:p>
          </table:table-cell>
          <table:table-cell office:value-type="float" office:value="9.22545143127" calcext:value-type="float">
            <text:p>9.2254514313</text:p>
          </table:table-cell>
          <table:table-cell office:value-type="float" office:value="-0.610248982906" calcext:value-type="float">
            <text:p>-0.6102489829</text:p>
          </table:table-cell>
        </table:table-row>
        <table:table-row table:style-name="ro1">
          <table:table-cell office:value-type="float" office:value="9.01737785339" calcext:value-type="float">
            <text:p>9.0173778534</text:p>
          </table:table-cell>
          <table:table-cell office:value-type="float" office:value="-1.77890360355" calcext:value-type="float">
            <text:p>-1.7789036036</text:p>
          </table:table-cell>
          <table:table-cell office:value-type="float" office:value="9.32280727386" calcext:value-type="float">
            <text:p>9.3228072739</text:p>
          </table:table-cell>
          <table:table-cell office:value-type="float" office:value="-0.62782150507" calcext:value-type="float">
            <text:p>-0.6278215051</text:p>
          </table:table-cell>
        </table:table-row>
        <table:table-row table:style-name="ro1">
          <table:table-cell office:value-type="float" office:value="9.00235843658" calcext:value-type="float">
            <text:p>9.0023584366</text:p>
          </table:table-cell>
          <table:table-cell office:value-type="float" office:value="-1.80566048622" calcext:value-type="float">
            <text:p>-1.8056604862</text:p>
          </table:table-cell>
          <table:table-cell office:value-type="float" office:value="9.41531654358" calcext:value-type="float">
            <text:p>9.4153165436</text:p>
          </table:table-cell>
          <table:table-cell office:value-type="float" office:value="-0.642046689987" calcext:value-type="float">
            <text:p>-0.64204669</text:p>
          </table:table-cell>
        </table:table-row>
        <table:table-row table:style-name="ro1">
          <table:table-cell office:value-type="float" office:value="8.98522090912" calcext:value-type="float">
            <text:p>8.9852209091</text:p>
          </table:table-cell>
          <table:table-cell office:value-type="float" office:value="-1.81021916866" calcext:value-type="float">
            <text:p>-1.8102191687</text:p>
          </table:table-cell>
          <table:table-cell office:value-type="float" office:value="9.51067443848" calcext:value-type="float">
            <text:p>9.5106744385</text:p>
          </table:table-cell>
          <table:table-cell office:value-type="float" office:value="-0.65868127346" calcext:value-type="float">
            <text:p>-0.6586812735</text:p>
          </table:table-cell>
        </table:table-row>
        <table:table-row table:style-name="ro1">
          <table:table-cell office:value-type="float" office:value="8.97029018402" calcext:value-type="float">
            <text:p>8.970290184</text:p>
          </table:table-cell>
          <table:table-cell office:value-type="float" office:value="-1.82681596279" calcext:value-type="float">
            <text:p>-1.8268159628</text:p>
          </table:table-cell>
          <table:table-cell office:value-type="float" office:value="9.59972663879" calcext:value-type="float">
            <text:p>9.5997266388</text:p>
          </table:table-cell>
          <table:table-cell office:value-type="float" office:value="-0.680299580097" calcext:value-type="float">
            <text:p>-0.6802995801</text:p>
          </table:table-cell>
        </table:table-row>
        <table:table-row table:style-name="ro1">
          <table:table-cell office:value-type="float" office:value="8.95271682739" calcext:value-type="float">
            <text:p>8.9527168274</text:p>
          </table:table-cell>
          <table:table-cell office:value-type="float" office:value="-1.83650124073" calcext:value-type="float">
            <text:p>-1.8365012407</text:p>
          </table:table-cell>
          <table:table-cell office:value-type="float" office:value="9.67889781952" calcext:value-type="float">
            <text:p>9.6788978195</text:p>
          </table:table-cell>
          <table:table-cell office:value-type="float" office:value="-0.702282965183" calcext:value-type="float">
            <text:p>-0.7022829652</text:p>
          </table:table-cell>
        </table:table-row>
        <table:table-row table:style-name="ro1">
          <table:table-cell office:value-type="float" office:value="8.93507003784" calcext:value-type="float">
            <text:p>8.9350700378</text:p>
          </table:table-cell>
          <table:table-cell office:value-type="float" office:value="-1.8485366106" calcext:value-type="float">
            <text:p>-1.8485366106</text:p>
          </table:table-cell>
          <table:table-cell office:value-type="float" office:value="9.76090141296" calcext:value-type="float">
            <text:p>9.760901413</text:p>
          </table:table-cell>
          <table:table-cell office:value-type="float" office:value="-0.730931580067" calcext:value-type="float">
            <text:p>-0.7309315801</text:p>
          </table:table-cell>
        </table:table-row>
        <table:table-row table:style-name="ro1">
          <table:table-cell office:value-type="float" office:value="8.91594600677" calcext:value-type="float">
            <text:p>8.9159460068</text:p>
          </table:table-cell>
          <table:table-cell office:value-type="float" office:value="-1.86150312424" calcext:value-type="float">
            <text:p>-1.8615031242</text:p>
          </table:table-cell>
          <table:table-cell office:value-type="float" office:value="9.82514091492" calcext:value-type="float">
            <text:p>9.8251409149</text:p>
          </table:table-cell>
          <table:table-cell office:value-type="float" office:value="-0.762800574303" calcext:value-type="float">
            <text:p>-0.7628005743</text:p>
          </table:table-cell>
        </table:table-row>
        <table:table-row table:style-name="ro1">
          <table:table-cell office:value-type="float" office:value="9.66753482819" calcext:value-type="float">
            <text:p>9.6675348282</text:p>
          </table:table-cell>
          <table:table-cell office:value-type="float" office:value="-2.49132347107" calcext:value-type="float">
            <text:p>-2.4913234711</text:p>
          </table:table-cell>
          <table:table-cell office:value-type="float" office:value="9.88642784119" calcext:value-type="float">
            <text:p>9.8864278412</text:p>
          </table:table-cell>
          <table:table-cell office:value-type="float" office:value="-0.801524221897" calcext:value-type="float">
            <text:p>-0.8015242219</text:p>
          </table:table-cell>
        </table:table-row>
        <table:table-row table:style-name="ro1">
          <table:table-cell office:value-type="float" office:value="9.64553260803" calcext:value-type="float">
            <text:p>9.645532608</text:p>
          </table:table-cell>
          <table:table-cell office:value-type="float" office:value="-2.51012563705" calcext:value-type="float">
            <text:p>-2.5101256371</text:p>
          </table:table-cell>
          <table:table-cell office:value-type="float" office:value="9.9279813385" calcext:value-type="float">
            <text:p>9.9279813385</text:p>
          </table:table-cell>
          <table:table-cell office:value-type="float" office:value="-0.839632809162" calcext:value-type="float">
            <text:p>-0.8396328092</text:p>
          </table:table-cell>
        </table:table-row>
        <table:table-row table:style-name="ro1">
          <table:table-cell office:value-type="float" office:value="9.62329864502" calcext:value-type="float">
            <text:p>9.623298645</text:p>
          </table:table-cell>
          <table:table-cell office:value-type="float" office:value="-2.52642607689" calcext:value-type="float">
            <text:p>-2.5264260769</text:p>
          </table:table-cell>
          <table:table-cell office:value-type="float" office:value="9.96214290619" calcext:value-type="float">
            <text:p>9.9621429062</text:p>
          </table:table-cell>
          <table:table-cell office:value-type="float" office:value="-0.87989705801" calcext:value-type="float">
            <text:p>-0.879897058</text:p>
          </table:table-cell>
        </table:table-row>
        <table:table-row table:style-name="ro1">
          <table:table-cell office:value-type="float" office:value="9.60038661957" calcext:value-type="float">
            <text:p>9.6003866196</text:p>
          </table:table-cell>
          <table:table-cell office:value-type="float" office:value="-2.54206061363" calcext:value-type="float">
            <text:p>-2.5420606136</text:p>
          </table:table-cell>
          <table:table-cell office:value-type="float" office:value="9.99366088867" calcext:value-type="float">
            <text:p>9.9936608887</text:p>
          </table:table-cell>
          <table:table-cell office:value-type="float" office:value="-0.922431766987" calcext:value-type="float">
            <text:p>-0.922431767</text:p>
          </table:table-cell>
        </table:table-row>
        <table:table-row table:style-name="ro1">
          <table:table-cell office:value-type="float" office:value="9.57658672333" calcext:value-type="float">
            <text:p>9.5765867233</text:p>
          </table:table-cell>
          <table:table-cell office:value-type="float" office:value="-2.55782413483" calcext:value-type="float">
            <text:p>-2.5578241348</text:p>
          </table:table-cell>
          <table:table-cell office:value-type="float" office:value="9.99614330292" calcext:value-type="float">
            <text:p>9.9961433029</text:p>
          </table:table-cell>
          <table:table-cell office:value-type="float" office:value="-0.957024753094" calcext:value-type="float">
            <text:p>-0.9570247531</text:p>
          </table:table-cell>
        </table:table-row>
        <table:table-row table:style-name="ro1">
          <table:table-cell office:value-type="float" office:value="9.55235958099" calcext:value-type="float">
            <text:p>9.552359581</text:p>
          </table:table-cell>
          <table:table-cell office:value-type="float" office:value="-2.57360243797" calcext:value-type="float">
            <text:p>-2.573602438</text:p>
          </table:table-cell>
          <table:table-cell office:value-type="float" office:value="10.0007333374" calcext:value-type="float">
            <text:p>10.0007333374</text:p>
          </table:table-cell>
          <table:table-cell office:value-type="float" office:value="-0.993073701859" calcext:value-type="float">
            <text:p>-0.9930737019</text:p>
          </table:table-cell>
        </table:table-row>
        <table:table-row table:style-name="ro1">
          <table:table-cell office:value-type="float" office:value="9.52725791931" calcext:value-type="float">
            <text:p>9.5272579193</text:p>
          </table:table-cell>
          <table:table-cell office:value-type="float" office:value="-2.58907651901" calcext:value-type="float">
            <text:p>-2.589076519</text:p>
          </table:table-cell>
          <table:table-cell office:value-type="float" office:value="10.0017299271" calcext:value-type="float">
            <text:p>10.0017299271</text:p>
          </table:table-cell>
          <table:table-cell office:value-type="float" office:value="-1.02930235863" calcext:value-type="float">
            <text:p>-1.0293023586</text:p>
          </table:table-cell>
        </table:table-row>
        <table:table-row table:style-name="ro1">
          <table:table-cell office:value-type="float" office:value="9.50121307373" calcext:value-type="float">
            <text:p>9.5012130737</text:p>
          </table:table-cell>
          <table:table-cell office:value-type="float" office:value="-2.60418605804" calcext:value-type="float">
            <text:p>-2.604186058</text:p>
          </table:table-cell>
          <table:table-cell office:value-type="float" office:value="9.99680515289" calcext:value-type="float">
            <text:p>9.9968051529</text:p>
          </table:table-cell>
          <table:table-cell office:value-type="float" office:value="-1.06291496754" calcext:value-type="float">
            <text:p>-1.0629149675</text:p>
          </table:table-cell>
        </table:table-row>
        <table:table-row table:style-name="ro1">
          <table:table-cell office:value-type="float" office:value="9.47510814667" calcext:value-type="float">
            <text:p>9.4751081467</text:p>
          </table:table-cell>
          <table:table-cell office:value-type="float" office:value="-2.61900138855" calcext:value-type="float">
            <text:p>-2.6190013886</text:p>
          </table:table-cell>
          <table:table-cell office:value-type="float" office:value="10.0081910706" calcext:value-type="float">
            <text:p>10.0081910706</text:p>
          </table:table-cell>
          <table:table-cell office:value-type="float" office:value="-1.10307610035" calcext:value-type="float">
            <text:p>-1.1030761004</text:p>
          </table:table-cell>
        </table:table-row>
        <table:table-row table:style-name="ro1">
          <table:table-cell office:value-type="float" office:value="9.44998264313" calcext:value-type="float">
            <text:p>9.4499826431</text:p>
          </table:table-cell>
          <table:table-cell office:value-type="float" office:value="-2.63393115997" calcext:value-type="float">
            <text:p>-2.63393116</text:p>
          </table:table-cell>
          <table:table-cell office:value-type="float" office:value="10.0102548218" calcext:value-type="float">
            <text:p>10.0102548218</text:p>
          </table:table-cell>
          <table:table-cell office:value-type="float" office:value="-1.1397176981" calcext:value-type="float">
            <text:p>-1.1397176981</text:p>
          </table:table-cell>
        </table:table-row>
        <table:table-row table:style-name="ro1">
          <table:table-cell office:value-type="float" office:value="9.42511940002" calcext:value-type="float">
            <text:p>9.4251194</text:p>
          </table:table-cell>
          <table:table-cell office:value-type="float" office:value="-2.6464612484" calcext:value-type="float">
            <text:p>-2.6464612484</text:p>
          </table:table-cell>
          <table:table-cell office:value-type="float" office:value="10.010368309" calcext:value-type="float">
            <text:p>10.010368309</text:p>
          </table:table-cell>
          <table:table-cell office:value-type="float" office:value="-1.17571079731" calcext:value-type="float">
            <text:p>-1.1757107973</text:p>
          </table:table-cell>
        </table:table-row>
        <table:table-row table:style-name="ro1">
          <table:table-cell office:value-type="float" office:value="9.39891433716" calcext:value-type="float">
            <text:p>9.3989143372</text:p>
          </table:table-cell>
          <table:table-cell office:value-type="float" office:value="-2.65702080727" calcext:value-type="float">
            <text:p>-2.6570208073</text:p>
          </table:table-cell>
          <table:table-cell office:value-type="float" office:value="10.0095538712" calcext:value-type="float">
            <text:p>10.0095538712</text:p>
          </table:table-cell>
          <table:table-cell office:value-type="float" office:value="-1.21075177193" calcext:value-type="float">
            <text:p>-1.2107517719</text:p>
          </table:table-cell>
        </table:table-row>
        <table:table-row table:style-name="ro1">
          <table:table-cell office:value-type="float" office:value="9.37476158142" calcext:value-type="float">
            <text:p>9.3747615814</text:p>
          </table:table-cell>
          <table:table-cell office:value-type="float" office:value="-2.6632142067" calcext:value-type="float">
            <text:p>-2.6632142067</text:p>
          </table:table-cell>
          <table:table-cell office:value-type="float" office:value="10.0078334427" calcext:value-type="float">
            <text:p>10.0078334427</text:p>
          </table:table-cell>
          <table:table-cell office:value-type="float" office:value="-1.24629867077" calcext:value-type="float">
            <text:p>-1.2462986708</text:p>
          </table:table-cell>
        </table:table-row>
        <table:table-row table:style-name="ro1">
          <table:table-cell office:value-type="float" office:value="9.34940433502" calcext:value-type="float">
            <text:p>9.349404335</text:p>
          </table:table-cell>
          <table:table-cell office:value-type="float" office:value="-2.66972613335" calcext:value-type="float">
            <text:p>-2.6697261334</text:p>
          </table:table-cell>
          <table:table-cell office:value-type="float" office:value="10.0082234955" calcext:value-type="float">
            <text:p>10.0082234955</text:p>
          </table:table-cell>
          <table:table-cell office:value-type="float" office:value="-1.28699433804" calcext:value-type="float">
            <text:p>-1.286994338</text:p>
          </table:table-cell>
        </table:table-row>
        <table:table-row table:style-name="ro1">
          <table:table-cell office:value-type="float" office:value="9.32650566101" calcext:value-type="float">
            <text:p>9.326505661</text:p>
          </table:table-cell>
          <table:table-cell office:value-type="float" office:value="-2.67553877831" calcext:value-type="float">
            <text:p>-2.6755387783</text:p>
          </table:table-cell>
          <table:table-cell office:value-type="float" office:value="10.0066375351" calcext:value-type="float">
            <text:p>10.0066375351</text:p>
          </table:table-cell>
          <table:table-cell office:value-type="float" office:value="-1.32601058483" calcext:value-type="float">
            <text:p>-1.3260105848</text:p>
          </table:table-cell>
        </table:table-row>
        <table:table-row table:style-name="ro1">
          <table:table-cell office:value-type="float" office:value="9.3042383194" calcext:value-type="float">
            <text:p>9.3042383194</text:p>
          </table:table-cell>
          <table:table-cell office:value-type="float" office:value="-2.68085432053" calcext:value-type="float">
            <text:p>-2.6808543205</text:p>
          </table:table-cell>
          <table:table-cell office:value-type="float" office:value="9.99909683228" calcext:value-type="float">
            <text:p>9.9990968323</text:p>
          </table:table-cell>
          <table:table-cell office:value-type="float" office:value="-1.3597394228" calcext:value-type="float">
            <text:p>-1.3597394228</text:p>
          </table:table-cell>
        </table:table-row>
        <table:table-row table:style-name="ro1">
          <table:table-cell office:value-type="float" office:value="9.27975559235" calcext:value-type="float">
            <text:p>9.2797555924</text:p>
          </table:table-cell>
          <table:table-cell office:value-type="float" office:value="-2.68493676186" calcext:value-type="float">
            <text:p>-2.6849367619</text:p>
          </table:table-cell>
          <table:table-cell office:value-type="float" office:value="9.98576732635" calcext:value-type="float">
            <text:p>9.9857673264</text:p>
          </table:table-cell>
          <table:table-cell office:value-type="float" office:value="-1.38808786869" calcext:value-type="float">
            <text:p>-1.3880878687</text:p>
          </table:table-cell>
        </table:table-row>
        <table:table-row table:style-name="ro1">
          <table:table-cell office:value-type="float" office:value="9.25904941559" calcext:value-type="float">
            <text:p>9.2590494156</text:p>
          </table:table-cell>
          <table:table-cell office:value-type="float" office:value="-2.68714690208" calcext:value-type="float">
            <text:p>-2.6871469021</text:p>
          </table:table-cell>
          <table:table-cell office:value-type="float" office:value="9.97721382141" calcext:value-type="float">
            <text:p>9.9772138214</text:p>
          </table:table-cell>
          <table:table-cell office:value-type="float" office:value="-1.41961765289" calcext:value-type="float">
            <text:p>-1.4196176529</text:p>
          </table:table-cell>
        </table:table-row>
        <table:table-row table:style-name="ro1">
          <table:table-cell office:value-type="float" office:value="9.23510360718" calcext:value-type="float">
            <text:p>9.2351036072</text:p>
          </table:table-cell>
          <table:table-cell office:value-type="float" office:value="-2.68862438202" calcext:value-type="float">
            <text:p>-2.688624382</text:p>
          </table:table-cell>
          <table:table-cell office:value-type="float" office:value="9.96638008118" calcext:value-type="float">
            <text:p>9.9663800812</text:p>
          </table:table-cell>
          <table:table-cell office:value-type="float" office:value="-1.45152449608" calcext:value-type="float">
            <text:p>-1.4515244961</text:p>
          </table:table-cell>
        </table:table-row>
        <table:table-row table:style-name="ro1">
          <table:table-cell office:value-type="float" office:value="9.21102142334" calcext:value-type="float">
            <text:p>9.2110214233</text:p>
          </table:table-cell>
          <table:table-cell office:value-type="float" office:value="-2.68773889542" calcext:value-type="float">
            <text:p>-2.6877388954</text:p>
          </table:table-cell>
          <table:table-cell office:value-type="float" office:value="9.95545097351" calcext:value-type="float">
            <text:p>9.9554509735</text:p>
          </table:table-cell>
          <table:table-cell office:value-type="float" office:value="-1.47760605812" calcext:value-type="float">
            <text:p>-1.4776060581</text:p>
          </table:table-cell>
        </table:table-row>
        <table:table-row table:style-name="ro1">
          <table:table-cell office:value-type="float" office:value="9.18909740448" calcext:value-type="float">
            <text:p>9.1890974045</text:p>
          </table:table-cell>
          <table:table-cell office:value-type="float" office:value="-2.68589878082" calcext:value-type="float">
            <text:p>-2.6858987808</text:p>
          </table:table-cell>
          <table:table-cell office:value-type="float" office:value="9.94020172119" calcext:value-type="float">
            <text:p>9.9402017212</text:p>
          </table:table-cell>
          <table:table-cell office:value-type="float" office:value="-1.48908674717" calcext:value-type="float">
            <text:p>-1.4890867472</text:p>
          </table:table-cell>
        </table:table-row>
        <table:table-row table:style-name="ro1">
          <table:table-cell office:value-type="float" office:value="9.16547203064" calcext:value-type="float">
            <text:p>9.1654720306</text:p>
          </table:table-cell>
          <table:table-cell office:value-type="float" office:value="-2.6859664917" calcext:value-type="float">
            <text:p>-2.6859664917</text:p>
          </table:table-cell>
          <table:table-cell office:value-type="float" office:value="9.93029972076" calcext:value-type="float">
            <text:p>9.9302997208</text:p>
          </table:table-cell>
          <table:table-cell office:value-type="float" office:value="-1.51672697067" calcext:value-type="float">
            <text:p>-1.5167269707</text:p>
          </table:table-cell>
        </table:table-row>
        <table:table-row table:style-name="ro1">
          <table:table-cell office:value-type="float" office:value="9.14092350006" calcext:value-type="float">
            <text:p>9.1409235001</text:p>
          </table:table-cell>
          <table:table-cell office:value-type="float" office:value="-2.6848180294" calcext:value-type="float">
            <text:p>-2.6848180294</text:p>
          </table:table-cell>
          <table:table-cell office:value-type="float" office:value="9.92163845062" calcext:value-type="float">
            <text:p>9.9216384506</text:p>
          </table:table-cell>
          <table:table-cell office:value-type="float" office:value="-1.54605209827" calcext:value-type="float">
            <text:p>-1.5460520983</text:p>
          </table:table-cell>
        </table:table-row>
        <table:table-row table:style-name="ro1">
          <table:table-cell office:value-type="float" office:value="9.11971473694" calcext:value-type="float">
            <text:p>9.1197147369</text:p>
          </table:table-cell>
          <table:table-cell office:value-type="float" office:value="-2.6802918911" calcext:value-type="float">
            <text:p>-2.6802918911</text:p>
          </table:table-cell>
          <table:table-cell office:value-type="float" office:value="9.91355319977" calcext:value-type="float">
            <text:p>9.9135531998</text:p>
          </table:table-cell>
          <table:table-cell office:value-type="float" office:value="-1.58095622063" calcext:value-type="float">
            <text:p>-1.5809562206</text:p>
          </table:table-cell>
        </table:table-row>
        <table:table-row table:style-name="ro1">
          <table:table-cell office:value-type="float" office:value="9.09507656097" calcext:value-type="float">
            <text:p>9.095076561</text:p>
          </table:table-cell>
          <table:table-cell office:value-type="float" office:value="-2.67797446251" calcext:value-type="float">
            <text:p>-2.6779744625</text:p>
          </table:table-cell>
          <table:table-cell office:value-type="float" office:value="9.90557094574" calcext:value-type="float">
            <text:p>9.9055709457</text:p>
          </table:table-cell>
          <table:table-cell office:value-type="float" office:value="-1.62202060223" calcext:value-type="float">
            <text:p>-1.6220206022</text:p>
          </table:table-cell>
        </table:table-row>
        <table:table-row table:style-name="ro1">
          <table:table-cell office:value-type="float" office:value="9.06924438477" calcext:value-type="float">
            <text:p>9.0692443848</text:p>
          </table:table-cell>
          <table:table-cell office:value-type="float" office:value="-2.67485165596" calcext:value-type="float">
            <text:p>-2.674851656</text:p>
          </table:table-cell>
          <table:table-cell office:value-type="float" office:value="9.8988217926" calcext:value-type="float">
            <text:p>9.8988217926</text:p>
          </table:table-cell>
          <table:table-cell office:value-type="float" office:value="-1.6611379385" calcext:value-type="float">
            <text:p>-1.6611379385</text:p>
          </table:table-cell>
        </table:table-row>
        <table:table-row table:style-name="ro1">
          <table:table-cell office:value-type="float" office:value="9.04315853119" calcext:value-type="float">
            <text:p>9.0431585312</text:p>
          </table:table-cell>
          <table:table-cell office:value-type="float" office:value="-2.67082595825" calcext:value-type="float">
            <text:p>-2.6708259583</text:p>
          </table:table-cell>
          <table:table-cell office:value-type="float" office:value="9.88978668213" calcext:value-type="float">
            <text:p>9.8897866821</text:p>
          </table:table-cell>
          <table:table-cell office:value-type="float" office:value="-1.68718540668" calcext:value-type="float">
            <text:p>-1.6871854067</text:p>
          </table:table-cell>
        </table:table-row>
        <table:table-row table:style-name="ro1">
          <table:table-cell office:value-type="float" office:value="9.01829338074" calcext:value-type="float">
            <text:p>9.0182933807</text:p>
          </table:table-cell>
          <table:table-cell office:value-type="float" office:value="-2.66586565971" calcext:value-type="float">
            <text:p>-2.6658656597</text:p>
          </table:table-cell>
          <table:table-cell office:value-type="float" office:value="9.87864871979" calcext:value-type="float">
            <text:p>9.8786487198</text:p>
          </table:table-cell>
          <table:table-cell office:value-type="float" office:value="-1.71081852913" calcext:value-type="float">
            <text:p>-1.7108185291</text:p>
          </table:table-cell>
        </table:table-row>
        <table:table-row table:style-name="ro1">
          <table:table-cell office:value-type="float" office:value="8.99440765381" calcext:value-type="float">
            <text:p>8.9944076538</text:p>
          </table:table-cell>
          <table:table-cell office:value-type="float" office:value="-2.66115617752" calcext:value-type="float">
            <text:p>-2.6611561775</text:p>
          </table:table-cell>
          <table:table-cell office:value-type="float" office:value="9.86539073944" calcext:value-type="float">
            <text:p>9.8653907394</text:p>
          </table:table-cell>
          <table:table-cell office:value-type="float" office:value="-1.74853181839" calcext:value-type="float">
            <text:p>-1.7485318184</text:p>
          </table:table-cell>
        </table:table-row>
        <table:table-row table:style-name="ro1">
          <table:table-cell office:value-type="float" office:value="8.97514152527" calcext:value-type="float">
            <text:p>8.9751415253</text:p>
          </table:table-cell>
          <table:table-cell office:value-type="float" office:value="-2.65443134308" calcext:value-type="float">
            <text:p>-2.6544313431</text:p>
          </table:table-cell>
          <table:table-cell office:value-type="float" office:value="9.85237785339" calcext:value-type="float">
            <text:p>9.8523778534</text:p>
          </table:table-cell>
          <table:table-cell office:value-type="float" office:value="-1.77890360355" calcext:value-type="float">
            <text:p>-1.7789036036</text:p>
          </table:table-cell>
        </table:table-row>
        <table:table-row table:style-name="ro1">
          <table:table-cell office:value-type="float" office:value="8.95633602142" calcext:value-type="float">
            <text:p>8.9563360214</text:p>
          </table:table-cell>
          <table:table-cell office:value-type="float" office:value="-2.6483464241" calcext:value-type="float">
            <text:p>-2.6483464241</text:p>
          </table:table-cell>
          <table:table-cell office:value-type="float" office:value="9.83735843658" calcext:value-type="float">
            <text:p>9.8373584366</text:p>
          </table:table-cell>
          <table:table-cell office:value-type="float" office:value="-1.80566048622" calcext:value-type="float">
            <text:p>-1.8056604862</text:p>
          </table:table-cell>
        </table:table-row>
        <table:table-row table:style-name="ro1">
          <table:table-cell office:value-type="float" office:value="8.93349075317" calcext:value-type="float">
            <text:p>8.9334907532</text:p>
          </table:table-cell>
          <table:table-cell office:value-type="float" office:value="-2.64391469955" calcext:value-type="float">
            <text:p>-2.6439146996</text:p>
          </table:table-cell>
          <table:table-cell office:value-type="float" office:value="9.82022090912" calcext:value-type="float">
            <text:p>9.8202209091</text:p>
          </table:table-cell>
          <table:table-cell office:value-type="float" office:value="-1.81021916866" calcext:value-type="float">
            <text:p>-1.8102191687</text:p>
          </table:table-cell>
        </table:table-row>
        <table:table-row table:style-name="ro1">
          <table:table-cell office:value-type="float" office:value="8.91021156311" calcext:value-type="float">
            <text:p>8.9102115631</text:p>
          </table:table-cell>
          <table:table-cell office:value-type="float" office:value="-2.63992333412" calcext:value-type="float">
            <text:p>-2.6399233341</text:p>
          </table:table-cell>
          <table:table-cell office:value-type="float" office:value="9.80529018402" calcext:value-type="float">
            <text:p>9.805290184</text:p>
          </table:table-cell>
          <table:table-cell office:value-type="float" office:value="-1.82681596279" calcext:value-type="float">
            <text:p>-1.8268159628</text:p>
          </table:table-cell>
        </table:table-row>
        <table:table-row table:style-name="ro1">
          <table:table-cell office:value-type="float" office:value="8.88620281219" calcext:value-type="float">
            <text:p>8.8862028122</text:p>
          </table:table-cell>
          <table:table-cell office:value-type="float" office:value="-2.6356317997" calcext:value-type="float">
            <text:p>-2.6356317997</text:p>
          </table:table-cell>
          <table:table-cell office:value-type="float" office:value="9.78771682739" calcext:value-type="float">
            <text:p>9.7877168274</text:p>
          </table:table-cell>
          <table:table-cell office:value-type="float" office:value="-1.83650124073" calcext:value-type="float">
            <text:p>-1.8365012407</text:p>
          </table:table-cell>
        </table:table-row>
        <table:table-row table:style-name="ro1">
          <table:table-cell office:value-type="float" office:value="8.86670780182" calcext:value-type="float">
            <text:p>8.8667078018</text:p>
          </table:table-cell>
          <table:table-cell office:value-type="float" office:value="-2.62897586823" calcext:value-type="float">
            <text:p>-2.6289758682</text:p>
          </table:table-cell>
          <table:table-cell office:value-type="float" office:value="9.77007003784" calcext:value-type="float">
            <text:p>9.7700700378</text:p>
          </table:table-cell>
          <table:table-cell office:value-type="float" office:value="-1.8485366106" calcext:value-type="float">
            <text:p>-1.8485366106</text:p>
          </table:table-cell>
        </table:table-row>
        <table:table-row table:style-name="ro1">
          <table:table-cell office:value-type="float" office:value="8.84846401215" calcext:value-type="float">
            <text:p>8.8484640122</text:p>
          </table:table-cell>
          <table:table-cell office:value-type="float" office:value="-2.62179970741" calcext:value-type="float">
            <text:p>-2.6217997074</text:p>
          </table:table-cell>
          <table:table-cell office:value-type="float" office:value="9.75094600677" calcext:value-type="float">
            <text:p>9.7509460068</text:p>
          </table:table-cell>
          <table:table-cell office:value-type="float" office:value="-1.86150312424" calcext:value-type="float">
            <text:p>-1.8615031242</text:p>
          </table:table-cell>
        </table:table-row>
        <table:table-row table:style-name="ro1">
          <table:table-cell office:value-type="float" office:value="8.83081054688" calcext:value-type="float">
            <text:p>8.8308105469</text:p>
          </table:table-cell>
          <table:table-cell office:value-type="float" office:value="-2.6147081852" calcext:value-type="float">
            <text:p>-2.6147081852</text:p>
          </table:table-cell>
          <table:table-cell office:value-type="float" office:value="10.5025348282" calcext:value-type="float">
            <text:p>10.5025348282</text:p>
          </table:table-cell>
          <table:table-cell office:value-type="float" office:value="-2.49132347107" calcext:value-type="float">
            <text:p>-2.4913234711</text:p>
          </table:table-cell>
        </table:table-row>
        <table:table-row table:style-name="ro1">
          <table:table-cell office:value-type="float" office:value="8.81340694427" calcext:value-type="float">
            <text:p>8.8134069443</text:p>
          </table:table-cell>
          <table:table-cell office:value-type="float" office:value="-2.6084895134" calcext:value-type="float">
            <text:p>-2.6084895134</text:p>
          </table:table-cell>
          <table:table-cell office:value-type="float" office:value="10.480532608" calcext:value-type="float">
            <text:p>10.480532608</text:p>
          </table:table-cell>
          <table:table-cell office:value-type="float" office:value="-2.51012563705" calcext:value-type="float">
            <text:p>-2.5101256371</text:p>
          </table:table-cell>
        </table:table-row>
        <table:table-row table:style-name="ro1">
          <table:table-cell office:value-type="float" office:value="8.7954826355" calcext:value-type="float">
            <text:p>8.7954826355</text:p>
          </table:table-cell>
          <table:table-cell office:value-type="float" office:value="-2.60171961784" calcext:value-type="float">
            <text:p>-2.6017196178</text:p>
          </table:table-cell>
          <table:table-cell office:value-type="float" office:value="10.458298645" calcext:value-type="float">
            <text:p>10.458298645</text:p>
          </table:table-cell>
          <table:table-cell office:value-type="float" office:value="-2.52642607689" calcext:value-type="float">
            <text:p>-2.5264260769</text:p>
          </table:table-cell>
        </table:table-row>
        <table:table-row table:style-name="ro1">
          <table:table-cell office:value-type="float" office:value="8.77826976776" calcext:value-type="float">
            <text:p>8.7782697678</text:p>
          </table:table-cell>
          <table:table-cell office:value-type="float" office:value="-2.59447145462" calcext:value-type="float">
            <text:p>-2.5944714546</text:p>
          </table:table-cell>
          <table:table-cell office:value-type="float" office:value="10.4353866196" calcext:value-type="float">
            <text:p>10.4353866196</text:p>
          </table:table-cell>
          <table:table-cell office:value-type="float" office:value="-2.54206061363" calcext:value-type="float">
            <text:p>-2.5420606136</text:p>
          </table:table-cell>
        </table:table-row>
        <table:table-row table:style-name="ro1">
          <table:table-cell office:value-type="float" office:value="8.75960159302" calcext:value-type="float">
            <text:p>8.759601593</text:p>
          </table:table-cell>
          <table:table-cell office:value-type="float" office:value="-2.58724570274" calcext:value-type="float">
            <text:p>-2.5872457027</text:p>
          </table:table-cell>
          <table:table-cell office:value-type="float" office:value="10.4115867233" calcext:value-type="float">
            <text:p>10.4115867233</text:p>
          </table:table-cell>
          <table:table-cell office:value-type="float" office:value="-2.55782413483" calcext:value-type="float">
            <text:p>-2.5578241348</text:p>
          </table:table-cell>
        </table:table-row>
        <table:table-row table:style-name="ro1">
          <table:table-cell office:value-type="float" office:value="8.74303627014" calcext:value-type="float">
            <text:p>8.7430362701</text:p>
          </table:table-cell>
          <table:table-cell office:value-type="float" office:value="-2.57886219025" calcext:value-type="float">
            <text:p>-2.5788621903</text:p>
          </table:table-cell>
          <table:table-cell office:value-type="float" office:value="10.387359581" calcext:value-type="float">
            <text:p>10.387359581</text:p>
          </table:table-cell>
          <table:table-cell office:value-type="float" office:value="-2.57360243797" calcext:value-type="float">
            <text:p>-2.573602438</text:p>
          </table:table-cell>
        </table:table-row>
        <table:table-row table:style-name="ro1">
          <table:table-cell office:value-type="float" office:value="8.72169589996" calcext:value-type="float">
            <text:p>8.7216959</text:p>
          </table:table-cell>
          <table:table-cell office:value-type="float" office:value="-2.57333540916" calcext:value-type="float">
            <text:p>-2.5733354092</text:p>
          </table:table-cell>
          <table:table-cell office:value-type="float" office:value="10.3622579193" calcext:value-type="float">
            <text:p>10.3622579193</text:p>
          </table:table-cell>
          <table:table-cell office:value-type="float" office:value="-2.58907651901" calcext:value-type="float">
            <text:p>-2.589076519</text:p>
          </table:table-cell>
        </table:table-row>
        <table:table-row table:style-name="ro1">
          <table:table-cell office:value-type="float" office:value="8.70512580872" calcext:value-type="float">
            <text:p>8.7051258087</text:p>
          </table:table-cell>
          <table:table-cell office:value-type="float" office:value="-2.56572794914" calcext:value-type="float">
            <text:p>-2.5657279491</text:p>
          </table:table-cell>
          <table:table-cell office:value-type="float" office:value="10.3362130737" calcext:value-type="float">
            <text:p>10.3362130737</text:p>
          </table:table-cell>
          <table:table-cell office:value-type="float" office:value="-2.60418605804" calcext:value-type="float">
            <text:p>-2.604186058</text:p>
          </table:table-cell>
        </table:table-row>
        <table:table-row table:style-name="ro1">
          <table:table-cell office:value-type="float" office:value="8.68798351288" calcext:value-type="float">
            <text:p>8.6879835129</text:p>
          </table:table-cell>
          <table:table-cell office:value-type="float" office:value="-2.55777311325" calcext:value-type="float">
            <text:p>-2.5577731133</text:p>
          </table:table-cell>
          <table:table-cell office:value-type="float" office:value="10.3101081467" calcext:value-type="float">
            <text:p>10.3101081467</text:p>
          </table:table-cell>
          <table:table-cell office:value-type="float" office:value="-2.61900138855" calcext:value-type="float">
            <text:p>-2.6190013886</text:p>
          </table:table-cell>
        </table:table-row>
        <table:table-row table:style-name="ro1">
          <table:table-cell office:value-type="float" office:value="8.66958427429" calcext:value-type="float">
            <text:p>8.6695842743</text:p>
          </table:table-cell>
          <table:table-cell office:value-type="float" office:value="-2.55115294456" calcext:value-type="float">
            <text:p>-2.5511529446</text:p>
          </table:table-cell>
          <table:table-cell office:value-type="float" office:value="10.2849826431" calcext:value-type="float">
            <text:p>10.2849826431</text:p>
          </table:table-cell>
          <table:table-cell office:value-type="float" office:value="-2.63393115997" calcext:value-type="float">
            <text:p>-2.63393116</text:p>
          </table:table-cell>
        </table:table-row>
        <table:table-row table:style-name="ro1">
          <table:table-cell office:value-type="float" office:value="8.650806427" calcext:value-type="float">
            <text:p>8.650806427</text:p>
          </table:table-cell>
          <table:table-cell office:value-type="float" office:value="-2.54530239105" calcext:value-type="float">
            <text:p>-2.5453023911</text:p>
          </table:table-cell>
          <table:table-cell office:value-type="float" office:value="10.2601194" calcext:value-type="float">
            <text:p>10.2601194</text:p>
          </table:table-cell>
          <table:table-cell office:value-type="float" office:value="-2.6464612484" calcext:value-type="float">
            <text:p>-2.6464612484</text:p>
          </table:table-cell>
        </table:table-row>
        <table:table-row table:style-name="ro1">
          <table:table-cell office:value-type="float" office:value="8.633477211" calcext:value-type="float">
            <text:p>8.633477211</text:p>
          </table:table-cell>
          <table:table-cell office:value-type="float" office:value="-2.54026269913" calcext:value-type="float">
            <text:p>-2.5402626991</text:p>
          </table:table-cell>
          <table:table-cell office:value-type="float" office:value="10.2339143372" calcext:value-type="float">
            <text:p>10.2339143372</text:p>
          </table:table-cell>
          <table:table-cell office:value-type="float" office:value="-2.65702080727" calcext:value-type="float">
            <text:p>-2.6570208073</text:p>
          </table:table-cell>
        </table:table-row>
        <table:table-row table:style-name="ro1">
          <table:table-cell office:value-type="float" office:value="8.61522579193" calcext:value-type="float">
            <text:p>8.6152257919</text:p>
          </table:table-cell>
          <table:table-cell office:value-type="float" office:value="-2.53604197502" calcext:value-type="float">
            <text:p>-2.536041975</text:p>
          </table:table-cell>
          <table:table-cell office:value-type="float" office:value="10.2097615814" calcext:value-type="float">
            <text:p>10.2097615814</text:p>
          </table:table-cell>
          <table:table-cell office:value-type="float" office:value="-2.6632142067" calcext:value-type="float">
            <text:p>-2.6632142067</text:p>
          </table:table-cell>
        </table:table-row>
        <table:table-row table:style-name="ro1">
          <table:table-cell office:value-type="float" office:value="8.58891201019" calcext:value-type="float">
            <text:p>8.5889120102</text:p>
          </table:table-cell>
          <table:table-cell office:value-type="float" office:value="-2.5319314003" calcext:value-type="float">
            <text:p>-2.5319314003</text:p>
          </table:table-cell>
          <table:table-cell office:value-type="float" office:value="10.184404335" calcext:value-type="float">
            <text:p>10.184404335</text:p>
          </table:table-cell>
          <table:table-cell office:value-type="float" office:value="-2.66972613335" calcext:value-type="float">
            <text:p>-2.6697261334</text:p>
          </table:table-cell>
        </table:table-row>
        <table:table-row table:style-name="ro1">
          <table:table-cell office:value-type="float" office:value="8.55547332764" calcext:value-type="float">
            <text:p>8.5554733276</text:p>
          </table:table-cell>
          <table:table-cell office:value-type="float" office:value="-2.52916455269" calcext:value-type="float">
            <text:p>-2.5291645527</text:p>
          </table:table-cell>
          <table:table-cell office:value-type="float" office:value="10.161505661" calcext:value-type="float">
            <text:p>10.161505661</text:p>
          </table:table-cell>
          <table:table-cell office:value-type="float" office:value="-2.67553877831" calcext:value-type="float">
            <text:p>-2.6755387783</text:p>
          </table:table-cell>
        </table:table-row>
        <table:table-row table:style-name="ro1">
          <table:table-cell office:value-type="float" office:value="8.5220823288" calcext:value-type="float">
            <text:p>8.5220823288</text:p>
          </table:table-cell>
          <table:table-cell office:value-type="float" office:value="-2.52475667" calcext:value-type="float">
            <text:p>-2.52475667</text:p>
          </table:table-cell>
          <table:table-cell office:value-type="float" office:value="10.1392383194" calcext:value-type="float">
            <text:p>10.1392383194</text:p>
          </table:table-cell>
          <table:table-cell office:value-type="float" office:value="-2.68085432053" calcext:value-type="float">
            <text:p>-2.6808543205</text:p>
          </table:table-cell>
        </table:table-row>
        <table:table-row table:style-name="ro1">
          <table:table-cell office:value-type="float" office:value="8.49056816101" calcext:value-type="float">
            <text:p>8.490568161</text:p>
          </table:table-cell>
          <table:table-cell office:value-type="float" office:value="-2.51949310303" calcext:value-type="float">
            <text:p>-2.519493103</text:p>
          </table:table-cell>
          <table:table-cell office:value-type="float" office:value="10.1147555923" calcext:value-type="float">
            <text:p>10.1147555923</text:p>
          </table:table-cell>
          <table:table-cell office:value-type="float" office:value="-2.68493676186" calcext:value-type="float">
            <text:p>-2.6849367619</text:p>
          </table:table-cell>
        </table:table-row>
        <table:table-row table:style-name="ro1">
          <table:table-cell office:value-type="float" office:value="8.4601020813" calcext:value-type="float">
            <text:p>8.4601020813</text:p>
          </table:table-cell>
          <table:table-cell office:value-type="float" office:value="-2.51287460327" calcext:value-type="float">
            <text:p>-2.5128746033</text:p>
          </table:table-cell>
          <table:table-cell office:value-type="float" office:value="10.0940494156" calcext:value-type="float">
            <text:p>10.0940494156</text:p>
          </table:table-cell>
          <table:table-cell office:value-type="float" office:value="-2.68714690208" calcext:value-type="float">
            <text:p>-2.6871469021</text:p>
          </table:table-cell>
        </table:table-row>
        <table:table-row table:style-name="ro1">
          <table:table-cell office:value-type="float" office:value="8.42934799194" calcext:value-type="float">
            <text:p>8.4293479919</text:p>
          </table:table-cell>
          <table:table-cell office:value-type="float" office:value="-2.50524640083" calcext:value-type="float">
            <text:p>-2.5052464008</text:p>
          </table:table-cell>
          <table:table-cell office:value-type="float" office:value="10.0701036072" calcext:value-type="float">
            <text:p>10.0701036072</text:p>
          </table:table-cell>
          <table:table-cell office:value-type="float" office:value="-2.68862438202" calcext:value-type="float">
            <text:p>-2.688624382</text:p>
          </table:table-cell>
        </table:table-row>
        <table:table-row table:style-name="ro1">
          <table:table-cell office:value-type="float" office:value="8.39344024658" calcext:value-type="float">
            <text:p>8.3934402466</text:p>
          </table:table-cell>
          <table:table-cell office:value-type="float" office:value="-2.49781990051" calcext:value-type="float">
            <text:p>-2.4978199005</text:p>
          </table:table-cell>
          <table:table-cell office:value-type="float" office:value="10.0460214233" calcext:value-type="float">
            <text:p>10.0460214233</text:p>
          </table:table-cell>
          <table:table-cell office:value-type="float" office:value="-2.68773889542" calcext:value-type="float">
            <text:p>-2.6877388954</text:p>
          </table:table-cell>
        </table:table-row>
        <table:table-row table:style-name="ro1">
          <table:table-cell office:value-type="float" office:value="8.36836433411" calcext:value-type="float">
            <text:p>8.3683643341</text:p>
          </table:table-cell>
          <table:table-cell office:value-type="float" office:value="-2.48754525185" calcext:value-type="float">
            <text:p>-2.4875452519</text:p>
          </table:table-cell>
          <table:table-cell office:value-type="float" office:value="10.0240974045" calcext:value-type="float">
            <text:p>10.0240974045</text:p>
          </table:table-cell>
          <table:table-cell office:value-type="float" office:value="-2.68589878082" calcext:value-type="float">
            <text:p>-2.6858987808</text:p>
          </table:table-cell>
        </table:table-row>
        <table:table-row table:style-name="ro1">
          <table:table-cell office:value-type="float" office:value="8.34064006805" calcext:value-type="float">
            <text:p>8.3406400681</text:p>
          </table:table-cell>
          <table:table-cell office:value-type="float" office:value="-2.47752118111" calcext:value-type="float">
            <text:p>-2.4775211811</text:p>
          </table:table-cell>
          <table:table-cell office:value-type="float" office:value="10.0004720306" calcext:value-type="float">
            <text:p>10.0004720306</text:p>
          </table:table-cell>
          <table:table-cell office:value-type="float" office:value="-2.6859664917" calcext:value-type="float">
            <text:p>-2.6859664917</text:p>
          </table:table-cell>
        </table:table-row>
        <table:table-row table:style-name="ro1">
          <table:table-cell office:value-type="float" office:value="8.30158042908" calcext:value-type="float">
            <text:p>8.3015804291</text:p>
          </table:table-cell>
          <table:table-cell office:value-type="float" office:value="-2.46752071381" calcext:value-type="float">
            <text:p>-2.4675207138</text:p>
          </table:table-cell>
          <table:table-cell office:value-type="float" office:value="9.97592350006" calcext:value-type="float">
            <text:p>9.9759235001</text:p>
          </table:table-cell>
          <table:table-cell office:value-type="float" office:value="-2.6848180294" calcext:value-type="float">
            <text:p>-2.6848180294</text:p>
          </table:table-cell>
        </table:table-row>
        <table:table-row table:style-name="ro1">
          <table:table-cell office:value-type="float" office:value="8.25639533997" calcext:value-type="float">
            <text:p>8.25639534</text:p>
          </table:table-cell>
          <table:table-cell office:value-type="float" office:value="-2.45650434494" calcext:value-type="float">
            <text:p>-2.4565043449</text:p>
          </table:table-cell>
          <table:table-cell office:value-type="float" office:value="9.95471473694" calcext:value-type="float">
            <text:p>9.9547147369</text:p>
          </table:table-cell>
          <table:table-cell office:value-type="float" office:value="-2.6802918911" calcext:value-type="float">
            <text:p>-2.6802918911</text:p>
          </table:table-cell>
        </table:table-row>
        <table:table-row table:style-name="ro1">
          <table:table-cell office:value-type="float" office:value="8.20976924896" calcext:value-type="float">
            <text:p>8.209769249</text:p>
          </table:table-cell>
          <table:table-cell office:value-type="float" office:value="-2.44292783737" calcext:value-type="float">
            <text:p>-2.4429278374</text:p>
          </table:table-cell>
          <table:table-cell office:value-type="float" office:value="9.93007656097" calcext:value-type="float">
            <text:p>9.930076561</text:p>
          </table:table-cell>
          <table:table-cell office:value-type="float" office:value="-2.67797446251" calcext:value-type="float">
            <text:p>-2.6779744625</text:p>
          </table:table-cell>
        </table:table-row>
        <table:table-row table:style-name="ro1">
          <table:table-cell office:value-type="float" office:value="8.17936611176" calcext:value-type="float">
            <text:p>8.1793661118</text:p>
          </table:table-cell>
          <table:table-cell office:value-type="float" office:value="-2.42779350281" calcext:value-type="float">
            <text:p>-2.4277935028</text:p>
          </table:table-cell>
          <table:table-cell office:value-type="float" office:value="9.90424438477" calcext:value-type="float">
            <text:p>9.9042443848</text:p>
          </table:table-cell>
          <table:table-cell office:value-type="float" office:value="-2.67485165596" calcext:value-type="float">
            <text:p>-2.674851656</text:p>
          </table:table-cell>
        </table:table-row>
        <table:table-row table:style-name="ro1">
          <table:table-cell office:value-type="float" office:value="8.13888168335" calcext:value-type="float">
            <text:p>8.1388816834</text:p>
          </table:table-cell>
          <table:table-cell office:value-type="float" office:value="-2.40841603279" calcext:value-type="float">
            <text:p>-2.4084160328</text:p>
          </table:table-cell>
          <table:table-cell office:value-type="float" office:value="9.87815853119" calcext:value-type="float">
            <text:p>9.8781585312</text:p>
          </table:table-cell>
          <table:table-cell office:value-type="float" office:value="-2.67082595825" calcext:value-type="float">
            <text:p>-2.6708259583</text:p>
          </table:table-cell>
        </table:table-row>
        <table:table-row table:style-name="ro1">
          <table:table-cell office:value-type="float" office:value="8.09628200531" calcext:value-type="float">
            <text:p>8.0962820053</text:p>
          </table:table-cell>
          <table:table-cell office:value-type="float" office:value="-2.39267373085" calcext:value-type="float">
            <text:p>-2.3926737309</text:p>
          </table:table-cell>
          <table:table-cell office:value-type="float" office:value="9.85329338074" calcext:value-type="float">
            <text:p>9.8532933807</text:p>
          </table:table-cell>
          <table:table-cell office:value-type="float" office:value="-2.66586565971" calcext:value-type="float">
            <text:p>-2.6658656597</text:p>
          </table:table-cell>
        </table:table-row>
        <table:table-row table:style-name="ro1">
          <table:table-cell office:value-type="float" office:value="8.0508928299" calcext:value-type="float">
            <text:p>8.0508928299</text:p>
          </table:table-cell>
          <table:table-cell office:value-type="float" office:value="-2.38251018524" calcext:value-type="float">
            <text:p>-2.3825101852</text:p>
          </table:table-cell>
          <table:table-cell office:value-type="float" office:value="9.82940765381" calcext:value-type="float">
            <text:p>9.8294076538</text:p>
          </table:table-cell>
          <table:table-cell office:value-type="float" office:value="-2.66115617752" calcext:value-type="float">
            <text:p>-2.6611561775</text:p>
          </table:table-cell>
        </table:table-row>
        <table:table-row table:style-name="ro1">
          <table:table-cell office:value-type="float" office:value="7.99812078476" calcext:value-type="float">
            <text:p>7.9981207848</text:p>
          </table:table-cell>
          <table:table-cell office:value-type="float" office:value="-2.36950182915" calcext:value-type="float">
            <text:p>-2.3695018292</text:p>
          </table:table-cell>
          <table:table-cell office:value-type="float" office:value="9.81014152527" calcext:value-type="float">
            <text:p>9.8101415253</text:p>
          </table:table-cell>
          <table:table-cell office:value-type="float" office:value="-2.65443134308" calcext:value-type="float">
            <text:p>-2.6544313431</text:p>
          </table:table-cell>
        </table:table-row>
        <table:table-row table:style-name="ro1">
          <table:table-cell office:value-type="float" office:value="7.93704175949" calcext:value-type="float">
            <text:p>7.9370417595</text:p>
          </table:table-cell>
          <table:table-cell office:value-type="float" office:value="-2.35249710083" calcext:value-type="float">
            <text:p>-2.3524971008</text:p>
          </table:table-cell>
          <table:table-cell office:value-type="float" office:value="9.79133602142" calcext:value-type="float">
            <text:p>9.7913360214</text:p>
          </table:table-cell>
          <table:table-cell office:value-type="float" office:value="-2.6483464241" calcext:value-type="float">
            <text:p>-2.6483464241</text:p>
          </table:table-cell>
        </table:table-row>
        <table:table-row table:style-name="ro1">
          <table:table-cell office:value-type="float" office:value="7.87737894058" calcext:value-type="float">
            <text:p>7.8773789406</text:p>
          </table:table-cell>
          <table:table-cell office:value-type="float" office:value="-2.33778452873" calcext:value-type="float">
            <text:p>-2.3377845287</text:p>
          </table:table-cell>
          <table:table-cell office:value-type="float" office:value="9.76849075317" calcext:value-type="float">
            <text:p>9.7684907532</text:p>
          </table:table-cell>
          <table:table-cell office:value-type="float" office:value="-2.64391469955" calcext:value-type="float">
            <text:p>-2.6439146996</text:p>
          </table:table-cell>
        </table:table-row>
        <table:table-row table:style-name="ro1">
          <table:table-cell office:value-type="float" office:value="7.81715679169" calcext:value-type="float">
            <text:p>7.8171567917</text:p>
          </table:table-cell>
          <table:table-cell office:value-type="float" office:value="-2.32006311417" calcext:value-type="float">
            <text:p>-2.3200631142</text:p>
          </table:table-cell>
          <table:table-cell office:value-type="float" office:value="9.74521156311" calcext:value-type="float">
            <text:p>9.7452115631</text:p>
          </table:table-cell>
          <table:table-cell office:value-type="float" office:value="-2.63992333412" calcext:value-type="float">
            <text:p>-2.6399233341</text:p>
          </table:table-cell>
        </table:table-row>
        <table:table-row table:style-name="ro1">
          <table:table-cell office:value-type="float" office:value="7.76328134537" calcext:value-type="float">
            <text:p>7.7632813454</text:p>
          </table:table-cell>
          <table:table-cell office:value-type="float" office:value="-2.30295658112" calcext:value-type="float">
            <text:p>-2.3029565811</text:p>
          </table:table-cell>
          <table:table-cell office:value-type="float" office:value="9.72120281219" calcext:value-type="float">
            <text:p>9.7212028122</text:p>
          </table:table-cell>
          <table:table-cell office:value-type="float" office:value="-2.6356317997" calcext:value-type="float">
            <text:p>-2.6356317997</text:p>
          </table:table-cell>
        </table:table-row>
        <table:table-row table:style-name="ro1">
          <table:table-cell office:value-type="float" office:value="7.70675373077" calcext:value-type="float">
            <text:p>7.7067537308</text:p>
          </table:table-cell>
          <table:table-cell office:value-type="float" office:value="-2.28479909897" calcext:value-type="float">
            <text:p>-2.284799099</text:p>
          </table:table-cell>
          <table:table-cell office:value-type="float" office:value="9.70170780182" calcext:value-type="float">
            <text:p>9.7017078018</text:p>
          </table:table-cell>
          <table:table-cell office:value-type="float" office:value="-2.62897586823" calcext:value-type="float">
            <text:p>-2.6289758682</text:p>
          </table:table-cell>
        </table:table-row>
        <table:table-row table:style-name="ro1">
          <table:table-cell office:value-type="float" office:value="5.9626865387" calcext:value-type="float">
            <text:p>5.9626865387</text:p>
          </table:table-cell>
          <table:table-cell office:value-type="float" office:value="-2.36780142784" calcext:value-type="float">
            <text:p>-2.3678014278</text:p>
          </table:table-cell>
          <table:table-cell office:value-type="float" office:value="9.68346401215" calcext:value-type="float">
            <text:p>9.6834640122</text:p>
          </table:table-cell>
          <table:table-cell office:value-type="float" office:value="-2.62179970741" calcext:value-type="float">
            <text:p>-2.6217997074</text:p>
          </table:table-cell>
        </table:table-row>
        <table:table-row table:style-name="ro1">
          <table:table-cell office:value-type="float" office:value="5.87548923492" calcext:value-type="float">
            <text:p>5.8754892349</text:p>
          </table:table-cell>
          <table:table-cell office:value-type="float" office:value="-2.35095334053" calcext:value-type="float">
            <text:p>-2.3509533405</text:p>
          </table:table-cell>
          <table:table-cell office:value-type="float" office:value="9.66581054688" calcext:value-type="float">
            <text:p>9.6658105469</text:p>
          </table:table-cell>
          <table:table-cell office:value-type="float" office:value="-2.6147081852" calcext:value-type="float">
            <text:p>-2.6147081852</text:p>
          </table:table-cell>
        </table:table-row>
        <table:table-row table:style-name="ro1">
          <table:table-cell office:value-type="float" office:value="5.75185680389" calcext:value-type="float">
            <text:p>5.7518568039</text:p>
          </table:table-cell>
          <table:table-cell office:value-type="float" office:value="-2.33170723915" calcext:value-type="float">
            <text:p>-2.3317072392</text:p>
          </table:table-cell>
          <table:table-cell office:value-type="float" office:value="9.64840694427" calcext:value-type="float">
            <text:p>9.6484069443</text:p>
          </table:table-cell>
          <table:table-cell office:value-type="float" office:value="-2.6084895134" calcext:value-type="float">
            <text:p>-2.6084895134</text:p>
          </table:table-cell>
        </table:table-row>
        <table:table-row table:style-name="ro1">
          <table:table-cell office:value-type="float" office:value="5.57059335709" calcext:value-type="float">
            <text:p>5.5705933571</text:p>
          </table:table-cell>
          <table:table-cell office:value-type="float" office:value="-2.31406736374" calcext:value-type="float">
            <text:p>-2.3140673637</text:p>
          </table:table-cell>
          <table:table-cell office:value-type="float" office:value="9.6304826355" calcext:value-type="float">
            <text:p>9.6304826355</text:p>
          </table:table-cell>
          <table:table-cell office:value-type="float" office:value="-2.60171961784" calcext:value-type="float">
            <text:p>-2.6017196178</text:p>
          </table:table-cell>
        </table:table-row>
        <table:table-row table:style-name="ro1">
          <table:table-cell office:value-type="float" office:value="5.46562480927" calcext:value-type="float">
            <text:p>5.4656248093</text:p>
          </table:table-cell>
          <table:table-cell office:value-type="float" office:value="-2.29606461525" calcext:value-type="float">
            <text:p>-2.2960646153</text:p>
          </table:table-cell>
          <table:table-cell office:value-type="float" office:value="9.61326976776" calcext:value-type="float">
            <text:p>9.6132697678</text:p>
          </table:table-cell>
          <table:table-cell office:value-type="float" office:value="-2.59447145462" calcext:value-type="float">
            <text:p>-2.5944714546</text:p>
          </table:table-cell>
        </table:table-row>
        <table:table-row table:style-name="ro1">
          <table:table-cell office:value-type="float" office:value="5.30212020874" calcext:value-type="float">
            <text:p>5.3021202087</text:p>
          </table:table-cell>
          <table:table-cell office:value-type="float" office:value="-2.27176308632" calcext:value-type="float">
            <text:p>-2.2717630863</text:p>
          </table:table-cell>
          <table:table-cell office:value-type="float" office:value="9.59460159302" calcext:value-type="float">
            <text:p>9.594601593</text:p>
          </table:table-cell>
          <table:table-cell office:value-type="float" office:value="-2.58724570274" calcext:value-type="float">
            <text:p>-2.5872457027</text:p>
          </table:table-cell>
        </table:table-row>
        <table:table-row table:style-name="ro1">
          <table:table-cell office:value-type="float" office:value="5.16042137146" calcext:value-type="float">
            <text:p>5.1604213715</text:p>
          </table:table-cell>
          <table:table-cell office:value-type="float" office:value="-2.24706029892" calcext:value-type="float">
            <text:p>-2.2470602989</text:p>
          </table:table-cell>
          <table:table-cell office:value-type="float" office:value="9.57803627014" calcext:value-type="float">
            <text:p>9.5780362701</text:p>
          </table:table-cell>
          <table:table-cell office:value-type="float" office:value="-2.57886219025" calcext:value-type="float">
            <text:p>-2.5788621903</text:p>
          </table:table-cell>
        </table:table-row>
        <table:table-row table:style-name="ro1">
          <table:table-cell office:value-type="float" office:value="5.05067014694" calcext:value-type="float">
            <text:p>5.0506701469</text:p>
          </table:table-cell>
          <table:table-cell office:value-type="float" office:value="-2.22768306732" calcext:value-type="float">
            <text:p>-2.2276830673</text:p>
          </table:table-cell>
          <table:table-cell office:value-type="float" office:value="9.55669589996" calcext:value-type="float">
            <text:p>9.5566959</text:p>
          </table:table-cell>
          <table:table-cell office:value-type="float" office:value="-2.57333540916" calcext:value-type="float">
            <text:p>-2.5733354092</text:p>
          </table:table-cell>
        </table:table-row>
        <table:table-row table:style-name="ro1">
          <table:table-cell office:value-type="float" office:value="4.93795061111" calcext:value-type="float">
            <text:p>4.9379506111</text:p>
          </table:table-cell>
          <table:table-cell office:value-type="float" office:value="-2.20866465569" calcext:value-type="float">
            <text:p>-2.2086646557</text:p>
          </table:table-cell>
          <table:table-cell office:value-type="float" office:value="9.54012580872" calcext:value-type="float">
            <text:p>9.5401258087</text:p>
          </table:table-cell>
          <table:table-cell office:value-type="float" office:value="-2.56572794914" calcext:value-type="float">
            <text:p>-2.5657279491</text:p>
          </table:table-cell>
        </table:table-row>
        <table:table-row table:style-name="ro1">
          <table:table-cell office:value-type="float" office:value="4.77613687515" calcext:value-type="float">
            <text:p>4.7761368752</text:p>
          </table:table-cell>
          <table:table-cell office:value-type="float" office:value="-2.1861512661" calcext:value-type="float">
            <text:p>-2.1861512661</text:p>
          </table:table-cell>
          <table:table-cell office:value-type="float" office:value="9.52298351288" calcext:value-type="float">
            <text:p>9.5229835129</text:p>
          </table:table-cell>
          <table:table-cell office:value-type="float" office:value="-2.55777311325" calcext:value-type="float">
            <text:p>-2.5577731133</text:p>
          </table:table-cell>
        </table:table-row>
        <table:table-row table:style-name="ro1">
          <table:table-cell office:value-type="float" office:value="4.6219124794" calcext:value-type="float">
            <text:p>4.6219124794</text:p>
          </table:table-cell>
          <table:table-cell office:value-type="float" office:value="-2.16496706009" calcext:value-type="float">
            <text:p>-2.1649670601</text:p>
          </table:table-cell>
          <table:table-cell office:value-type="float" office:value="9.50458427429" calcext:value-type="float">
            <text:p>9.5045842743</text:p>
          </table:table-cell>
          <table:table-cell office:value-type="float" office:value="-2.55115294456" calcext:value-type="float">
            <text:p>-2.5511529446</text:p>
          </table:table-cell>
        </table:table-row>
        <table:table-row table:style-name="ro1">
          <table:table-cell office:value-type="float" office:value="4.47864198685" calcext:value-type="float">
            <text:p>4.4786419869</text:p>
          </table:table-cell>
          <table:table-cell office:value-type="float" office:value="-2.14245581627" calcext:value-type="float">
            <text:p>-2.1424558163</text:p>
          </table:table-cell>
          <table:table-cell office:value-type="float" office:value="9.485806427" calcext:value-type="float">
            <text:p>9.485806427</text:p>
          </table:table-cell>
          <table:table-cell office:value-type="float" office:value="-2.54530239105" calcext:value-type="float">
            <text:p>-2.5453023911</text:p>
          </table:table-cell>
        </table:table-row>
        <table:table-row table:style-name="ro1">
          <table:table-cell office:value-type="float" office:value="4.27591514587" calcext:value-type="float">
            <text:p>4.2759151459</text:p>
          </table:table-cell>
          <table:table-cell office:value-type="float" office:value="-2.10979747772" calcext:value-type="float">
            <text:p>-2.1097974777</text:p>
          </table:table-cell>
          <table:table-cell office:value-type="float" office:value="9.468477211" calcext:value-type="float">
            <text:p>9.468477211</text:p>
          </table:table-cell>
          <table:table-cell office:value-type="float" office:value="-2.54026269913" calcext:value-type="float">
            <text:p>-2.5402626991</text:p>
          </table:table-cell>
        </table:table-row>
        <table:table-row table:style-name="ro1">
          <table:table-cell office:value-type="float" office:value="4.07236003876" calcext:value-type="float">
            <text:p>4.0723600388</text:p>
          </table:table-cell>
          <table:table-cell office:value-type="float" office:value="-2.07637906075" calcext:value-type="float">
            <text:p>-2.0763790608</text:p>
          </table:table-cell>
          <table:table-cell office:value-type="float" office:value="9.45022579193" calcext:value-type="float">
            <text:p>9.4502257919</text:p>
          </table:table-cell>
          <table:table-cell office:value-type="float" office:value="-2.53604197502" calcext:value-type="float">
            <text:p>-2.536041975</text:p>
          </table:table-cell>
        </table:table-row>
        <table:table-row table:style-name="ro1">
          <table:table-cell office:value-type="float" office:value="3.9305768013" calcext:value-type="float">
            <text:p>3.9305768013</text:p>
          </table:table-cell>
          <table:table-cell office:value-type="float" office:value="-2.05608487129" calcext:value-type="float">
            <text:p>-2.0560848713</text:p>
          </table:table-cell>
          <table:table-cell office:value-type="float" office:value="9.42391201019" calcext:value-type="float">
            <text:p>9.4239120102</text:p>
          </table:table-cell>
          <table:table-cell office:value-type="float" office:value="-2.5319314003" calcext:value-type="float">
            <text:p>-2.5319314003</text:p>
          </table:table-cell>
        </table:table-row>
        <table:table-row table:style-name="ro1">
          <table:table-cell office:value-type="float" office:value="3.77493643761" calcext:value-type="float">
            <text:p>3.7749364376</text:p>
          </table:table-cell>
          <table:table-cell office:value-type="float" office:value="-2.03751087189" calcext:value-type="float">
            <text:p>-2.0375108719</text:p>
          </table:table-cell>
          <table:table-cell office:value-type="float" office:value="9.39047332764" calcext:value-type="float">
            <text:p>9.3904733276</text:p>
          </table:table-cell>
          <table:table-cell office:value-type="float" office:value="-2.52916455269" calcext:value-type="float">
            <text:p>-2.5291645527</text:p>
          </table:table-cell>
        </table:table-row>
        <table:table-row table:style-name="ro1">
          <table:table-cell office:value-type="float" office:value="3.63092660904" calcext:value-type="float">
            <text:p>3.630926609</text:p>
          </table:table-cell>
          <table:table-cell office:value-type="float" office:value="-2.02424001694" calcext:value-type="float">
            <text:p>-2.0242400169</text:p>
          </table:table-cell>
          <table:table-cell office:value-type="float" office:value="9.3570823288" calcext:value-type="float">
            <text:p>9.3570823288</text:p>
          </table:table-cell>
          <table:table-cell office:value-type="float" office:value="-2.52475667" calcext:value-type="float">
            <text:p>-2.52475667</text:p>
          </table:table-cell>
        </table:table-row>
        <table:table-row table:style-name="ro1">
          <table:table-cell office:value-type="float" office:value="3.48754405975" calcext:value-type="float">
            <text:p>3.4875440598</text:p>
          </table:table-cell>
          <table:table-cell office:value-type="float" office:value="-2.01423358917" calcext:value-type="float">
            <text:p>-2.0142335892</text:p>
          </table:table-cell>
          <table:table-cell office:value-type="float" office:value="9.32556816101" calcext:value-type="float">
            <text:p>9.325568161</text:p>
          </table:table-cell>
          <table:table-cell office:value-type="float" office:value="-2.51949310303" calcext:value-type="float">
            <text:p>-2.519493103</text:p>
          </table:table-cell>
        </table:table-row>
        <table:table-row table:style-name="ro1">
          <table:table-cell office:value-type="float" office:value="3.34242010117" calcext:value-type="float">
            <text:p>3.3424201012</text:p>
          </table:table-cell>
          <table:table-cell office:value-type="float" office:value="-2.00225234032" calcext:value-type="float">
            <text:p>-2.0022523403</text:p>
          </table:table-cell>
          <table:table-cell office:value-type="float" office:value="9.2951020813" calcext:value-type="float">
            <text:p>9.2951020813</text:p>
          </table:table-cell>
          <table:table-cell office:value-type="float" office:value="-2.51287460327" calcext:value-type="float">
            <text:p>-2.5128746033</text:p>
          </table:table-cell>
        </table:table-row>
        <table:table-row table:style-name="ro1">
          <table:table-cell office:value-type="float" office:value="3.19737577438" calcext:value-type="float">
            <text:p>3.1973757744</text:p>
          </table:table-cell>
          <table:table-cell office:value-type="float" office:value="-1.99244701862" calcext:value-type="float">
            <text:p>-1.9924470186</text:p>
          </table:table-cell>
          <table:table-cell office:value-type="float" office:value="9.26434799194" calcext:value-type="float">
            <text:p>9.2643479919</text:p>
          </table:table-cell>
          <table:table-cell office:value-type="float" office:value="-2.50524640083" calcext:value-type="float">
            <text:p>-2.5052464008</text:p>
          </table:table-cell>
        </table:table-row>
        <table:table-row table:style-name="ro1">
          <table:table-cell office:value-type="float" office:value="3.05147027969" calcext:value-type="float">
            <text:p>3.0514702797</text:p>
          </table:table-cell>
          <table:table-cell office:value-type="float" office:value="-1.98370563984" calcext:value-type="float">
            <text:p>-1.9837056398</text:p>
          </table:table-cell>
          <table:table-cell office:value-type="float" office:value="9.22844024658" calcext:value-type="float">
            <text:p>9.2284402466</text:p>
          </table:table-cell>
          <table:table-cell office:value-type="float" office:value="-2.49781990051" calcext:value-type="float">
            <text:p>-2.4978199005</text:p>
          </table:table-cell>
        </table:table-row>
        <table:table-row table:style-name="ro1">
          <table:table-cell office:value-type="float" office:value="2.98761558533" calcext:value-type="float">
            <text:p>2.9876155853</text:p>
          </table:table-cell>
          <table:table-cell office:value-type="float" office:value="-1.9908490181" calcext:value-type="float">
            <text:p>-1.9908490181</text:p>
          </table:table-cell>
          <table:table-cell office:value-type="float" office:value="9.20336433411" calcext:value-type="float">
            <text:p>9.2033643341</text:p>
          </table:table-cell>
          <table:table-cell office:value-type="float" office:value="-2.48754525185" calcext:value-type="float">
            <text:p>-2.4875452519</text:p>
          </table:table-cell>
        </table:table-row>
        <table:table-row table:style-name="ro1">
          <table:table-cell office:value-type="float" office:value="2.8612139225" calcext:value-type="float">
            <text:p>2.8612139225</text:p>
          </table:table-cell>
          <table:table-cell office:value-type="float" office:value="-1.99009180069" calcext:value-type="float">
            <text:p>-1.9900918007</text:p>
          </table:table-cell>
          <table:table-cell office:value-type="float" office:value="9.17564006805" calcext:value-type="float">
            <text:p>9.1756400681</text:p>
          </table:table-cell>
          <table:table-cell office:value-type="float" office:value="-2.47752118111" calcext:value-type="float">
            <text:p>-2.4775211811</text:p>
          </table:table-cell>
        </table:table-row>
        <table:table-row table:style-name="ro1">
          <table:table-cell office:value-type="float" office:value="2.73933887482" calcext:value-type="float">
            <text:p>2.7393388748</text:p>
          </table:table-cell>
          <table:table-cell office:value-type="float" office:value="-1.99489974976" calcext:value-type="float">
            <text:p>-1.9948997498</text:p>
          </table:table-cell>
          <table:table-cell office:value-type="float" office:value="9.13658042908" calcext:value-type="float">
            <text:p>9.1365804291</text:p>
          </table:table-cell>
          <table:table-cell office:value-type="float" office:value="-2.46752071381" calcext:value-type="float">
            <text:p>-2.4675207138</text:p>
          </table:table-cell>
        </table:table-row>
        <table:table-row table:style-name="ro1">
          <table:table-cell office:value-type="float" office:value="2.6265027523" calcext:value-type="float">
            <text:p>2.6265027523</text:p>
          </table:table-cell>
          <table:table-cell office:value-type="float" office:value="-2.00948309898" calcext:value-type="float">
            <text:p>-2.009483099</text:p>
          </table:table-cell>
          <table:table-cell office:value-type="float" office:value="9.09139533997" calcext:value-type="float">
            <text:p>9.09139534</text:p>
          </table:table-cell>
          <table:table-cell office:value-type="float" office:value="-2.45650434494" calcext:value-type="float">
            <text:p>-2.4565043449</text:p>
          </table:table-cell>
        </table:table-row>
        <table:table-row table:style-name="ro1">
          <table:table-cell office:value-type="float" office:value="2.50723958015" calcext:value-type="float">
            <text:p>2.5072395802</text:p>
          </table:table-cell>
          <table:table-cell office:value-type="float" office:value="-2.01608324051" calcext:value-type="float">
            <text:p>-2.0160832405</text:p>
          </table:table-cell>
          <table:table-cell office:value-type="float" office:value="9.04476924896" calcext:value-type="float">
            <text:p>9.044769249</text:p>
          </table:table-cell>
          <table:table-cell office:value-type="float" office:value="-2.44292783737" calcext:value-type="float">
            <text:p>-2.4429278374</text:p>
          </table:table-cell>
        </table:table-row>
        <table:table-row table:style-name="ro1">
          <table:table-cell office:value-type="float" office:value="2.40177774429" calcext:value-type="float">
            <text:p>2.4017777443</text:p>
          </table:table-cell>
          <table:table-cell office:value-type="float" office:value="-2.02385854721" calcext:value-type="float">
            <text:p>-2.0238585472</text:p>
          </table:table-cell>
          <table:table-cell office:value-type="float" office:value="9.01436611176" calcext:value-type="float">
            <text:p>9.0143661118</text:p>
          </table:table-cell>
          <table:table-cell office:value-type="float" office:value="-2.42779350281" calcext:value-type="float">
            <text:p>-2.4277935028</text:p>
          </table:table-cell>
        </table:table-row>
        <table:table-row table:style-name="ro1">
          <table:table-cell office:value-type="float" office:value="2.27918362617" calcext:value-type="float">
            <text:p>2.2791836262</text:p>
          </table:table-cell>
          <table:table-cell office:value-type="float" office:value="-2.02526760101" calcext:value-type="float">
            <text:p>-2.025267601</text:p>
          </table:table-cell>
          <table:table-cell office:value-type="float" office:value="8.97388168335" calcext:value-type="float">
            <text:p>8.9738816834</text:p>
          </table:table-cell>
          <table:table-cell office:value-type="float" office:value="-2.40841603279" calcext:value-type="float">
            <text:p>-2.4084160328</text:p>
          </table:table-cell>
        </table:table-row>
        <table:table-row table:style-name="ro1">
          <table:table-cell office:value-type="float" office:value="2.15705943108" calcext:value-type="float">
            <text:p>2.1570594311</text:p>
          </table:table-cell>
          <table:table-cell office:value-type="float" office:value="-2.02630543709" calcext:value-type="float">
            <text:p>-2.0263054371</text:p>
          </table:table-cell>
          <table:table-cell office:value-type="float" office:value="8.93128200531" calcext:value-type="float">
            <text:p>8.9312820053</text:p>
          </table:table-cell>
          <table:table-cell office:value-type="float" office:value="-2.39267373085" calcext:value-type="float">
            <text:p>-2.3926737309</text:p>
          </table:table-cell>
        </table:table-row>
        <table:table-row table:style-name="ro1">
          <table:table-cell office:value-type="float" office:value="2.03689789772" calcext:value-type="float">
            <text:p>2.0368978977</text:p>
          </table:table-cell>
          <table:table-cell office:value-type="float" office:value="-2.02647948265" calcext:value-type="float">
            <text:p>-2.0264794827</text:p>
          </table:table-cell>
          <table:table-cell office:value-type="float" office:value="8.8858928299" calcext:value-type="float">
            <text:p>8.8858928299</text:p>
          </table:table-cell>
          <table:table-cell office:value-type="float" office:value="-2.38251018524" calcext:value-type="float">
            <text:p>-2.3825101852</text:p>
          </table:table-cell>
        </table:table-row>
        <table:table-row table:style-name="ro1">
          <table:table-cell office:value-type="float" office:value="1.91912913322" calcext:value-type="float">
            <text:p>1.9191291332</text:p>
          </table:table-cell>
          <table:table-cell office:value-type="float" office:value="-2.02290201187" calcext:value-type="float">
            <text:p>-2.0229020119</text:p>
          </table:table-cell>
          <table:table-cell office:value-type="float" office:value="8.83312078476" calcext:value-type="float">
            <text:p>8.8331207848</text:p>
          </table:table-cell>
          <table:table-cell office:value-type="float" office:value="-2.36950182915" calcext:value-type="float">
            <text:p>-2.3695018292</text:p>
          </table:table-cell>
        </table:table-row>
        <table:table-row table:style-name="ro1">
          <table:table-cell office:value-type="float" office:value="1.85580956936" calcext:value-type="float">
            <text:p>1.8558095694</text:p>
          </table:table-cell>
          <table:table-cell office:value-type="float" office:value="-2.01824522018" calcext:value-type="float">
            <text:p>-2.0182452202</text:p>
          </table:table-cell>
          <table:table-cell office:value-type="float" office:value="8.77204175949" calcext:value-type="float">
            <text:p>8.7720417595</text:p>
          </table:table-cell>
          <table:table-cell office:value-type="float" office:value="-2.35249710083" calcext:value-type="float">
            <text:p>-2.3524971008</text:p>
          </table:table-cell>
        </table:table-row>
        <table:table-row table:style-name="ro1">
          <table:table-cell office:value-type="float" office:value="1.80230355263" calcext:value-type="float">
            <text:p>1.8023035526</text:p>
          </table:table-cell>
          <table:table-cell office:value-type="float" office:value="-2.00802755356" calcext:value-type="float">
            <text:p>-2.0080275536</text:p>
          </table:table-cell>
          <table:table-cell office:value-type="float" office:value="8.71237894058" calcext:value-type="float">
            <text:p>8.7123789406</text:p>
          </table:table-cell>
          <table:table-cell office:value-type="float" office:value="-2.33778452873" calcext:value-type="float">
            <text:p>-2.3377845287</text:p>
          </table:table-cell>
        </table:table-row>
        <table:table-row table:style-name="ro1">
          <table:table-cell office:value-type="float" office:value="1.70481646061" calcext:value-type="float">
            <text:p>1.7048164606</text:p>
          </table:table-cell>
          <table:table-cell office:value-type="float" office:value="-1.99232578278" calcext:value-type="float">
            <text:p>-1.9923257828</text:p>
          </table:table-cell>
          <table:table-cell office:value-type="float" office:value="8.65215679169" calcext:value-type="float">
            <text:p>8.6521567917</text:p>
          </table:table-cell>
          <table:table-cell office:value-type="float" office:value="-2.32006311417" calcext:value-type="float">
            <text:p>-2.3200631142</text:p>
          </table:table-cell>
        </table:table-row>
        <table:table-row table:style-name="ro1">
          <table:table-cell office:value-type="float" office:value="1.60457158089" calcext:value-type="float">
            <text:p>1.6045715809</text:p>
          </table:table-cell>
          <table:table-cell office:value-type="float" office:value="-1.97787940502" calcext:value-type="float">
            <text:p>-1.977879405</text:p>
          </table:table-cell>
          <table:table-cell office:value-type="float" office:value="8.59828134537" calcext:value-type="float">
            <text:p>8.5982813454</text:p>
          </table:table-cell>
          <table:table-cell office:value-type="float" office:value="-2.30295658112" calcext:value-type="float">
            <text:p>-2.3029565811</text:p>
          </table:table-cell>
        </table:table-row>
        <table:table-row table:style-name="ro1">
          <table:table-cell office:value-type="float" office:value="1.5384875536" calcext:value-type="float">
            <text:p>1.5384875536</text:p>
          </table:table-cell>
          <table:table-cell office:value-type="float" office:value="-1.94556677341" calcext:value-type="float">
            <text:p>-1.9455667734</text:p>
          </table:table-cell>
          <table:table-cell office:value-type="float" office:value="8.54175373077" calcext:value-type="float">
            <text:p>8.5417537308</text:p>
          </table:table-cell>
          <table:table-cell office:value-type="float" office:value="-2.28479909897" calcext:value-type="float">
            <text:p>-2.284799099</text:p>
          </table:table-cell>
        </table:table-row>
        <table:table-row table:style-name="ro1">
          <table:table-cell office:value-type="float" office:value="1.46555793285" calcext:value-type="float">
            <text:p>1.4655579329</text:p>
          </table:table-cell>
          <table:table-cell office:value-type="float" office:value="-1.91759240627" calcext:value-type="float">
            <text:p>-1.9175924063</text:p>
          </table:table-cell>
          <table:table-cell office:value-type="float" office:value="6.7976865387" calcext:value-type="float">
            <text:p>6.7976865387</text:p>
          </table:table-cell>
          <table:table-cell office:value-type="float" office:value="-2.36780142784" calcext:value-type="float">
            <text:p>-2.3678014278</text:p>
          </table:table-cell>
        </table:table-row>
        <table:table-row table:style-name="ro1">
          <table:table-cell office:value-type="float" office:value="1.4130872488" calcext:value-type="float">
            <text:p>1.4130872488</text:p>
          </table:table-cell>
          <table:table-cell office:value-type="float" office:value="-1.87534844875" calcext:value-type="float">
            <text:p>-1.8753484488</text:p>
          </table:table-cell>
          <table:table-cell office:value-type="float" office:value="6.71048923492" calcext:value-type="float">
            <text:p>6.7104892349</text:p>
          </table:table-cell>
          <table:table-cell office:value-type="float" office:value="-2.35095334053" calcext:value-type="float">
            <text:p>-2.3509533405</text:p>
          </table:table-cell>
        </table:table-row>
        <table:table-row table:style-name="ro1">
          <table:table-cell office:value-type="float" office:value="1.37439334393" calcext:value-type="float">
            <text:p>1.3743933439</text:p>
          </table:table-cell>
          <table:table-cell office:value-type="float" office:value="-1.83753979206" calcext:value-type="float">
            <text:p>-1.8375397921</text:p>
          </table:table-cell>
          <table:table-cell office:value-type="float" office:value="6.58685680389" calcext:value-type="float">
            <text:p>6.5868568039</text:p>
          </table:table-cell>
          <table:table-cell office:value-type="float" office:value="-2.33170723915" calcext:value-type="float">
            <text:p>-2.3317072392</text:p>
          </table:table-cell>
        </table:table-row>
        <table:table-row table:style-name="ro1">
          <table:table-cell office:value-type="float" office:value="1.33734357357" calcext:value-type="float">
            <text:p>1.3373435736</text:p>
          </table:table-cell>
          <table:table-cell office:value-type="float" office:value="-1.7942802906" calcext:value-type="float">
            <text:p>-1.7942802906</text:p>
          </table:table-cell>
          <table:table-cell office:value-type="float" office:value="6.40559335709" calcext:value-type="float">
            <text:p>6.4055933571</text:p>
          </table:table-cell>
          <table:table-cell office:value-type="float" office:value="-2.31406736374" calcext:value-type="float">
            <text:p>-2.3140673637</text:p>
          </table:table-cell>
        </table:table-row>
        <table:table-row table:style-name="ro1">
          <table:table-cell office:value-type="float" office:value="1.28555929661" calcext:value-type="float">
            <text:p>1.2855592966</text:p>
          </table:table-cell>
          <table:table-cell office:value-type="float" office:value="-1.74884462357" calcext:value-type="float">
            <text:p>-1.7488446236</text:p>
          </table:table-cell>
          <table:table-cell office:value-type="float" office:value="6.30062480927" calcext:value-type="float">
            <text:p>6.3006248093</text:p>
          </table:table-cell>
          <table:table-cell office:value-type="float" office:value="-2.29606461525" calcext:value-type="float">
            <text:p>-2.2960646153</text:p>
          </table:table-cell>
        </table:table-row>
        <table:table-row table:style-name="ro1">
          <table:table-cell office:value-type="float" office:value="1.25992488861" calcext:value-type="float">
            <text:p>1.2599248886</text:p>
          </table:table-cell>
          <table:table-cell office:value-type="float" office:value="-1.69226300716" calcext:value-type="float">
            <text:p>-1.6922630072</text:p>
          </table:table-cell>
          <table:table-cell office:value-type="float" office:value="6.13712020874" calcext:value-type="float">
            <text:p>6.1371202087</text:p>
          </table:table-cell>
          <table:table-cell office:value-type="float" office:value="-2.27176308632" calcext:value-type="float">
            <text:p>-2.2717630863</text:p>
          </table:table-cell>
        </table:table-row>
        <table:table-row table:style-name="ro1">
          <table:table-cell office:value-type="float" office:value="1.21874904633" calcext:value-type="float">
            <text:p>1.2187490463</text:p>
          </table:table-cell>
          <table:table-cell office:value-type="float" office:value="-1.643040061" calcext:value-type="float">
            <text:p>-1.643040061</text:p>
          </table:table-cell>
          <table:table-cell office:value-type="float" office:value="5.99542137146" calcext:value-type="float">
            <text:p>5.9954213715</text:p>
          </table:table-cell>
          <table:table-cell office:value-type="float" office:value="-2.24706029892" calcext:value-type="float">
            <text:p>-2.2470602989</text:p>
          </table:table-cell>
        </table:table-row>
        <table:table-row table:style-name="ro1">
          <table:table-cell office:value-type="float" office:value="1.17852461338" calcext:value-type="float">
            <text:p>1.1785246134</text:p>
          </table:table-cell>
          <table:table-cell office:value-type="float" office:value="-1.59324347973" calcext:value-type="float">
            <text:p>-1.5932434797</text:p>
          </table:table-cell>
          <table:table-cell office:value-type="float" office:value="5.88567014694" calcext:value-type="float">
            <text:p>5.8856701469</text:p>
          </table:table-cell>
          <table:table-cell office:value-type="float" office:value="-2.22768306732" calcext:value-type="float">
            <text:p>-2.2276830673</text:p>
          </table:table-cell>
        </table:table-row>
        <table:table-row table:style-name="ro1">
          <table:table-cell office:value-type="float" office:value="1.13664984703" calcext:value-type="float">
            <text:p>1.136649847</text:p>
          </table:table-cell>
          <table:table-cell office:value-type="float" office:value="-1.54650211334" calcext:value-type="float">
            <text:p>-1.5465021133</text:p>
          </table:table-cell>
          <table:table-cell office:value-type="float" office:value="5.77295061111" calcext:value-type="float">
            <text:p>5.7729506111</text:p>
          </table:table-cell>
          <table:table-cell office:value-type="float" office:value="-2.20866465569" calcext:value-type="float">
            <text:p>-2.2086646557</text:p>
          </table:table-cell>
        </table:table-row>
        <table:table-row table:style-name="ro1">
          <table:table-cell office:value-type="float" office:value="1.11914122105" calcext:value-type="float">
            <text:p>1.1191412211</text:p>
          </table:table-cell>
          <table:table-cell office:value-type="float" office:value="-1.48798406124" calcext:value-type="float">
            <text:p>-1.4879840612</text:p>
          </table:table-cell>
          <table:table-cell office:value-type="float" office:value="5.61113687515" calcext:value-type="float">
            <text:p>5.6111368752</text:p>
          </table:table-cell>
          <table:table-cell office:value-type="float" office:value="-2.1861512661" calcext:value-type="float">
            <text:p>-2.1861512661</text:p>
          </table:table-cell>
        </table:table-row>
        <table:table-row table:style-name="ro1">
          <table:table-cell office:value-type="float" office:value="1.09758460522" calcext:value-type="float">
            <text:p>1.0975846052</text:p>
          </table:table-cell>
          <table:table-cell office:value-type="float" office:value="-1.43229496479" calcext:value-type="float">
            <text:p>-1.4322949648</text:p>
          </table:table-cell>
          <table:table-cell office:value-type="float" office:value="5.4569124794" calcext:value-type="float">
            <text:p>5.4569124794</text:p>
          </table:table-cell>
          <table:table-cell office:value-type="float" office:value="-2.16496706009" calcext:value-type="float">
            <text:p>-2.1649670601</text:p>
          </table:table-cell>
        </table:table-row>
        <table:table-row table:style-name="ro1">
          <table:table-cell office:value-type="float" office:value="1.09823584557" calcext:value-type="float">
            <text:p>1.0982358456</text:p>
          </table:table-cell>
          <table:table-cell office:value-type="float" office:value="-1.37412369251" calcext:value-type="float">
            <text:p>-1.3741236925</text:p>
          </table:table-cell>
          <table:table-cell office:value-type="float" office:value="5.31364198685" calcext:value-type="float">
            <text:p>5.3136419869</text:p>
          </table:table-cell>
          <table:table-cell office:value-type="float" office:value="-2.14245581627" calcext:value-type="float">
            <text:p>-2.1424558163</text:p>
          </table:table-cell>
        </table:table-row>
        <table:table-row table:style-name="ro1">
          <table:table-cell office:value-type="float" office:value="1.09808003902" calcext:value-type="float">
            <text:p>1.098080039</text:p>
          </table:table-cell>
          <table:table-cell office:value-type="float" office:value="-1.31426954269" calcext:value-type="float">
            <text:p>-1.3142695427</text:p>
          </table:table-cell>
          <table:table-cell office:value-type="float" office:value="5.11091514587" calcext:value-type="float">
            <text:p>5.1109151459</text:p>
          </table:table-cell>
          <table:table-cell office:value-type="float" office:value="-2.10979747772" calcext:value-type="float">
            <text:p>-2.1097974777</text:p>
          </table:table-cell>
        </table:table-row>
        <table:table-row table:style-name="ro1">
          <table:table-cell office:value-type="float" office:value="1.09301793575" calcext:value-type="float">
            <text:p>1.0930179358</text:p>
          </table:table-cell>
          <table:table-cell office:value-type="float" office:value="-1.26377677917" calcext:value-type="float">
            <text:p>-1.2637767792</text:p>
          </table:table-cell>
          <table:table-cell office:value-type="float" office:value="4.90736003876" calcext:value-type="float">
            <text:p>4.9073600388</text:p>
          </table:table-cell>
          <table:table-cell office:value-type="float" office:value="-2.07637906075" calcext:value-type="float">
            <text:p>-2.0763790608</text:p>
          </table:table-cell>
        </table:table-row>
        <table:table-row table:style-name="ro1">
          <table:table-cell office:value-type="float" office:value="1.10840582848" calcext:value-type="float">
            <text:p>1.1084058285</text:p>
          </table:table-cell>
          <table:table-cell office:value-type="float" office:value="-1.20744693279" calcext:value-type="float">
            <text:p>-1.2074469328</text:p>
          </table:table-cell>
          <table:table-cell office:value-type="float" office:value="4.7655768013" calcext:value-type="float">
            <text:p>4.7655768013</text:p>
          </table:table-cell>
          <table:table-cell office:value-type="float" office:value="-2.05608487129" calcext:value-type="float">
            <text:p>-2.0560848713</text:p>
          </table:table-cell>
        </table:table-row>
        <table:table-row table:style-name="ro1">
          <table:table-cell office:value-type="float" office:value="1.12146675587" calcext:value-type="float">
            <text:p>1.1214667559</text:p>
          </table:table-cell>
          <table:table-cell office:value-type="float" office:value="-1.15351724625" calcext:value-type="float">
            <text:p>-1.1535172463</text:p>
          </table:table-cell>
          <table:table-cell office:value-type="float" office:value="4.60993643761" calcext:value-type="float">
            <text:p>4.6099364376</text:p>
          </table:table-cell>
          <table:table-cell office:value-type="float" office:value="-2.03751087189" calcext:value-type="float">
            <text:p>-2.0375108719</text:p>
          </table:table-cell>
        </table:table-row>
        <table:table-row table:style-name="ro1">
          <table:table-cell office:value-type="float" office:value="1.12765514851" calcext:value-type="float">
            <text:p>1.1276551485</text:p>
          </table:table-cell>
          <table:table-cell office:value-type="float" office:value="-1.10572266579" calcext:value-type="float">
            <text:p>-1.1057226658</text:p>
          </table:table-cell>
          <table:table-cell office:value-type="float" office:value="4.46592660904" calcext:value-type="float">
            <text:p>4.465926609</text:p>
          </table:table-cell>
          <table:table-cell office:value-type="float" office:value="-2.02424001694" calcext:value-type="float">
            <text:p>-2.0242400169</text:p>
          </table:table-cell>
        </table:table-row>
        <table:table-row table:style-name="ro1">
          <table:table-cell office:value-type="float" office:value="1.13419485092" calcext:value-type="float">
            <text:p>1.1341948509</text:p>
          </table:table-cell>
          <table:table-cell office:value-type="float" office:value="-1.05229699612" calcext:value-type="float">
            <text:p>-1.0522969961</text:p>
          </table:table-cell>
          <table:table-cell office:value-type="float" office:value="4.32254405975" calcext:value-type="float">
            <text:p>4.3225440598</text:p>
          </table:table-cell>
          <table:table-cell office:value-type="float" office:value="-2.01423358917" calcext:value-type="float">
            <text:p>-2.0142335892</text:p>
          </table:table-cell>
        </table:table-row>
        <table:table-row table:style-name="ro1">
          <table:table-cell office:value-type="float" office:value="1.13920354843" calcext:value-type="float">
            <text:p>1.1392035484</text:p>
          </table:table-cell>
          <table:table-cell office:value-type="float" office:value="-0.994132876396" calcext:value-type="float">
            <text:p>-0.9941328764</text:p>
          </table:table-cell>
          <table:table-cell office:value-type="float" office:value="4.17742010117" calcext:value-type="float">
            <text:p>4.1774201012</text:p>
          </table:table-cell>
          <table:table-cell office:value-type="float" office:value="-2.00225234032" calcext:value-type="float">
            <text:p>-2.0022523403</text:p>
          </table:table-cell>
        </table:table-row>
        <table:table-row table:style-name="ro1">
          <table:table-cell office:value-type="float" office:value="1.14274215698" calcext:value-type="float">
            <text:p>1.142742157</text:p>
          </table:table-cell>
          <table:table-cell office:value-type="float" office:value="-0.937338769436" calcext:value-type="float">
            <text:p>-0.9373387694</text:p>
          </table:table-cell>
          <table:table-cell office:value-type="float" office:value="4.03237577438" calcext:value-type="float">
            <text:p>4.0323757744</text:p>
          </table:table-cell>
          <table:table-cell office:value-type="float" office:value="-1.99244701862" calcext:value-type="float">
            <text:p>-1.9924470186</text:p>
          </table:table-cell>
        </table:table-row>
        <table:table-row table:style-name="ro1">
          <table:table-cell office:value-type="float" office:value="1.14932835102" calcext:value-type="float">
            <text:p>1.149328351</text:p>
          </table:table-cell>
          <table:table-cell office:value-type="float" office:value="-0.859127402306" calcext:value-type="float">
            <text:p>-0.8591274023</text:p>
          </table:table-cell>
          <table:table-cell office:value-type="float" office:value="3.88647027969" calcext:value-type="float">
            <text:p>3.8864702797</text:p>
          </table:table-cell>
          <table:table-cell office:value-type="float" office:value="-1.98370563984" calcext:value-type="float">
            <text:p>-1.9837056398</text:p>
          </table:table-cell>
        </table:table-row>
        <table:table-row table:style-name="ro1">
          <table:table-cell office:value-type="float" office:value="1.1542352438" calcext:value-type="float">
            <text:p>1.1542352438</text:p>
          </table:table-cell>
          <table:table-cell office:value-type="float" office:value="-0.784194171429" calcext:value-type="float">
            <text:p>-0.7841941714</text:p>
          </table:table-cell>
          <table:table-cell office:value-type="float" office:value="3.82261558533" calcext:value-type="float">
            <text:p>3.8226155853</text:p>
          </table:table-cell>
          <table:table-cell office:value-type="float" office:value="-1.9908490181" calcext:value-type="float">
            <text:p>-1.9908490181</text:p>
          </table:table-cell>
        </table:table-row>
        <table:table-row table:style-name="ro1">
          <table:table-cell office:value-type="float" office:value="1.16012907028" calcext:value-type="float">
            <text:p>1.1601290703</text:p>
          </table:table-cell>
          <table:table-cell office:value-type="float" office:value="-0.716003298759" calcext:value-type="float">
            <text:p>-0.7160032988</text:p>
          </table:table-cell>
          <table:table-cell office:value-type="float" office:value="3.6962139225" calcext:value-type="float">
            <text:p>3.6962139225</text:p>
          </table:table-cell>
          <table:table-cell office:value-type="float" office:value="-1.99009180069" calcext:value-type="float">
            <text:p>-1.9900918007</text:p>
          </table:table-cell>
        </table:table-row>
        <table:table-row table:style-name="ro1">
          <table:table-cell office:value-type="float" office:value="1.1748136282" calcext:value-type="float">
            <text:p>1.1748136282</text:p>
          </table:table-cell>
          <table:table-cell office:value-type="float" office:value="-0.655559718609" calcext:value-type="float">
            <text:p>-0.6555597186</text:p>
          </table:table-cell>
          <table:table-cell office:value-type="float" office:value="3.57433887482" calcext:value-type="float">
            <text:p>3.5743388748</text:p>
          </table:table-cell>
          <table:table-cell office:value-type="float" office:value="-1.99489974976" calcext:value-type="float">
            <text:p>-1.9948997498</text:p>
          </table:table-cell>
        </table:table-row>
        <table:table-row table:style-name="ro1">
          <table:table-cell office:value-type="float" office:value="1.18235838413" calcext:value-type="float">
            <text:p>1.1823583841</text:p>
          </table:table-cell>
          <table:table-cell office:value-type="float" office:value="-0.603090941906" calcext:value-type="float">
            <text:p>-0.6030909419</text:p>
          </table:table-cell>
          <table:table-cell office:value-type="float" office:value="3.4615027523" calcext:value-type="float">
            <text:p>3.4615027523</text:p>
          </table:table-cell>
          <table:table-cell office:value-type="float" office:value="-2.00948309898" calcext:value-type="float">
            <text:p>-2.009483099</text:p>
          </table:table-cell>
        </table:table-row>
        <table:table-row table:style-name="ro1">
          <table:table-cell office:value-type="float" office:value="1.19354116917" calcext:value-type="float">
            <text:p>1.1935411692</text:p>
          </table:table-cell>
          <table:table-cell office:value-type="float" office:value="-0.552847266197" calcext:value-type="float">
            <text:p>-0.5528472662</text:p>
          </table:table-cell>
          <table:table-cell office:value-type="float" office:value="3.34223958015" calcext:value-type="float">
            <text:p>3.3422395802</text:p>
          </table:table-cell>
          <table:table-cell office:value-type="float" office:value="-2.01608324051" calcext:value-type="float">
            <text:p>-2.0160832405</text:p>
          </table:table-cell>
        </table:table-row>
        <table:table-row table:style-name="ro1">
          <table:table-cell office:value-type="float" office:value="1.19120907784" calcext:value-type="float">
            <text:p>1.1912090778</text:p>
          </table:table-cell>
          <table:table-cell office:value-type="float" office:value="-0.493709951639" calcext:value-type="float">
            <text:p>-0.4937099516</text:p>
          </table:table-cell>
          <table:table-cell office:value-type="float" office:value="3.23677774429" calcext:value-type="float">
            <text:p>3.2367777443</text:p>
          </table:table-cell>
          <table:table-cell office:value-type="float" office:value="-2.02385854721" calcext:value-type="float">
            <text:p>-2.0238585472</text:p>
          </table:table-cell>
        </table:table-row>
        <table:table-row table:style-name="ro1">
          <table:table-cell office:value-type="float" office:value="1.1987683773" calcext:value-type="float">
            <text:p>1.1987683773</text:p>
          </table:table-cell>
          <table:table-cell office:value-type="float" office:value="-0.445022672415" calcext:value-type="float">
            <text:p>-0.4450226724</text:p>
          </table:table-cell>
          <table:table-cell office:value-type="float" office:value="3.11418362617" calcext:value-type="float">
            <text:p>3.1141836262</text:p>
          </table:table-cell>
          <table:table-cell office:value-type="float" office:value="-2.02526760101" calcext:value-type="float">
            <text:p>-2.025267601</text:p>
          </table:table-cell>
        </table:table-row>
        <table:table-row table:style-name="ro1">
          <table:table-cell office:value-type="float" office:value="1.21087038517" calcext:value-type="float">
            <text:p>1.2108703852</text:p>
          </table:table-cell>
          <table:table-cell office:value-type="float" office:value="-0.394073218107" calcext:value-type="float">
            <text:p>-0.3940732181</text:p>
          </table:table-cell>
          <table:table-cell office:value-type="float" office:value="2.99205943108" calcext:value-type="float">
            <text:p>2.9920594311</text:p>
          </table:table-cell>
          <table:table-cell office:value-type="float" office:value="-2.02630543709" calcext:value-type="float">
            <text:p>-2.0263054371</text:p>
          </table:table-cell>
        </table:table-row>
        <table:table-row table:style-name="ro1">
          <table:table-cell office:value-type="float" office:value="1.22525477409" calcext:value-type="float">
            <text:p>1.2252547741</text:p>
          </table:table-cell>
          <table:table-cell office:value-type="float" office:value="-0.346059978008" calcext:value-type="float">
            <text:p>-0.346059978</text:p>
          </table:table-cell>
          <table:table-cell office:value-type="float" office:value="2.87189789772" calcext:value-type="float">
            <text:p>2.8718978977</text:p>
          </table:table-cell>
          <table:table-cell office:value-type="float" office:value="-2.02647948265" calcext:value-type="float">
            <text:p>-2.0264794827</text:p>
          </table:table-cell>
        </table:table-row>
        <table:table-row table:style-name="ro1">
          <table:table-cell office:value-type="float" office:value="1.24743366241" calcext:value-type="float">
            <text:p>1.2474336624</text:p>
          </table:table-cell>
          <table:table-cell office:value-type="float" office:value="-0.274831354618" calcext:value-type="float">
            <text:p>-0.2748313546</text:p>
          </table:table-cell>
          <table:table-cell office:value-type="float" office:value="2.75412913322" calcext:value-type="float">
            <text:p>2.7541291332</text:p>
          </table:table-cell>
          <table:table-cell office:value-type="float" office:value="-2.02290201187" calcext:value-type="float">
            <text:p>-2.0229020119</text:p>
          </table:table-cell>
        </table:table-row>
        <table:table-row table:style-name="ro1">
          <table:table-cell office:value-type="float" office:value="1.27073192596" calcext:value-type="float">
            <text:p>1.270731926</text:p>
          </table:table-cell>
          <table:table-cell office:value-type="float" office:value="-0.243098586798" calcext:value-type="float">
            <text:p>-0.2430985868</text:p>
          </table:table-cell>
          <table:table-cell office:value-type="float" office:value="2.69080956936" calcext:value-type="float">
            <text:p>2.6908095694</text:p>
          </table:table-cell>
          <table:table-cell office:value-type="float" office:value="-2.01824522018" calcext:value-type="float">
            <text:p>-2.0182452202</text:p>
          </table:table-cell>
        </table:table-row>
        <table:table-row table:style-name="ro1">
          <table:table-cell office:value-type="float" office:value="1.29753637314" calcext:value-type="float">
            <text:p>1.2975363731</text:p>
          </table:table-cell>
          <table:table-cell office:value-type="float" office:value="-0.22785885632" calcext:value-type="float">
            <text:p>-0.2278588563</text:p>
          </table:table-cell>
          <table:table-cell office:value-type="float" office:value="2.63730355263" calcext:value-type="float">
            <text:p>2.6373035526</text:p>
          </table:table-cell>
          <table:table-cell office:value-type="float" office:value="-2.00802755356" calcext:value-type="float">
            <text:p>-2.0080275536</text:p>
          </table:table-cell>
        </table:table-row>
        <table:table-row table:style-name="ro1">
          <table:table-cell office:value-type="float" office:value="1.32509291172" calcext:value-type="float">
            <text:p>1.3250929117</text:p>
          </table:table-cell>
          <table:table-cell office:value-type="float" office:value="-0.222520336509" calcext:value-type="float">
            <text:p>-0.2225203365</text:p>
          </table:table-cell>
          <table:table-cell office:value-type="float" office:value="2.53981646061" calcext:value-type="float">
            <text:p>2.5398164606</text:p>
          </table:table-cell>
          <table:table-cell office:value-type="float" office:value="-1.99232578278" calcext:value-type="float">
            <text:p>-1.9923257828</text:p>
          </table:table-cell>
        </table:table-row>
        <table:table-row table:style-name="ro1">
          <table:table-cell office:value-type="float" office:value="1.35254073143" calcext:value-type="float">
            <text:p>1.3525407314</text:p>
          </table:table-cell>
          <table:table-cell office:value-type="float" office:value="-0.216907426715" calcext:value-type="float">
            <text:p>-0.2169074267</text:p>
          </table:table-cell>
          <table:table-cell office:value-type="float" office:value="2.43957158089" calcext:value-type="float">
            <text:p>2.4395715809</text:p>
          </table:table-cell>
          <table:table-cell office:value-type="float" office:value="-1.97787940502" calcext:value-type="float">
            <text:p>-1.977879405</text:p>
          </table:table-cell>
        </table:table-row>
        <table:table-row table:style-name="ro1">
          <table:table-cell office:value-type="float" office:value="1.37932515144" calcext:value-type="float">
            <text:p>1.3793251514</text:p>
          </table:table-cell>
          <table:table-cell office:value-type="float" office:value="-0.214972212911" calcext:value-type="float">
            <text:p>-0.2149722129</text:p>
          </table:table-cell>
          <table:table-cell office:value-type="float" office:value="2.3734875536" calcext:value-type="float">
            <text:p>2.3734875536</text:p>
          </table:table-cell>
          <table:table-cell office:value-type="float" office:value="-1.94556677341" calcext:value-type="float">
            <text:p>-1.9455667734</text:p>
          </table:table-cell>
        </table:table-row>
        <table:table-row table:style-name="ro1">
          <table:table-cell office:value-type="float" office:value="1.40846538544" calcext:value-type="float">
            <text:p>1.4084653854</text:p>
          </table:table-cell>
          <table:table-cell office:value-type="float" office:value="-0.221354842186" calcext:value-type="float">
            <text:p>-0.2213548422</text:p>
          </table:table-cell>
          <table:table-cell office:value-type="float" office:value="2.30055793285" calcext:value-type="float">
            <text:p>2.3005579329</text:p>
          </table:table-cell>
          <table:table-cell office:value-type="float" office:value="-1.91759240627" calcext:value-type="float">
            <text:p>-1.9175924063</text:p>
          </table:table-cell>
        </table:table-row>
        <table:table-row table:style-name="ro1">
          <table:table-cell office:value-type="float" office:value="1.45361673832" calcext:value-type="float">
            <text:p>1.4536167383</text:p>
          </table:table-cell>
          <table:table-cell office:value-type="float" office:value="-0.232162132859" calcext:value-type="float">
            <text:p>-0.2321621329</text:p>
          </table:table-cell>
          <table:table-cell office:value-type="float" office:value="2.2480872488" calcext:value-type="float">
            <text:p>2.2480872488</text:p>
          </table:table-cell>
          <table:table-cell office:value-type="float" office:value="-1.87534844875" calcext:value-type="float">
            <text:p>-1.8753484488</text:p>
          </table:table-cell>
        </table:table-row>
        <table:table-row table:style-name="ro1">
          <table:table-cell office:value-type="float" office:value="1.4885160923" calcext:value-type="float">
            <text:p>1.4885160923</text:p>
          </table:table-cell>
          <table:table-cell office:value-type="float" office:value="-0.235946893692" calcext:value-type="float">
            <text:p>-0.2359468937</text:p>
          </table:table-cell>
          <table:table-cell office:value-type="float" office:value="2.20939334393" calcext:value-type="float">
            <text:p>2.2093933439</text:p>
          </table:table-cell>
          <table:table-cell office:value-type="float" office:value="-1.83753979206" calcext:value-type="float">
            <text:p>-1.8375397921</text:p>
          </table:table-cell>
        </table:table-row>
        <table:table-row table:style-name="ro1">
          <table:table-cell office:value-type="float" office:value="1.52781951427" calcext:value-type="float">
            <text:p>1.5278195143</text:p>
          </table:table-cell>
          <table:table-cell office:value-type="float" office:value="-0.23944632709" calcext:value-type="float">
            <text:p>-0.2394463271</text:p>
          </table:table-cell>
          <table:table-cell office:value-type="float" office:value="2.17234357357" calcext:value-type="float">
            <text:p>2.1723435736</text:p>
          </table:table-cell>
          <table:table-cell office:value-type="float" office:value="-1.7942802906" calcext:value-type="float">
            <text:p>-1.7942802906</text:p>
          </table:table-cell>
        </table:table-row>
        <table:table-row table:style-name="ro1">
          <table:table-cell office:value-type="float" office:value="1.56640028954" calcext:value-type="float">
            <text:p>1.5664002895</text:p>
          </table:table-cell>
          <table:table-cell office:value-type="float" office:value="-0.244226634502" calcext:value-type="float">
            <text:p>-0.2442266345</text:p>
          </table:table-cell>
          <table:table-cell office:value-type="float" office:value="2.12055929661" calcext:value-type="float">
            <text:p>2.1205592966</text:p>
          </table:table-cell>
          <table:table-cell office:value-type="float" office:value="-1.74884462357" calcext:value-type="float">
            <text:p>-1.7488446236</text:p>
          </table:table-cell>
        </table:table-row>
        <table:table-row table:style-name="ro1">
          <table:table-cell office:value-type="float" office:value="1.60129570961" calcext:value-type="float">
            <text:p>1.6012957096</text:p>
          </table:table-cell>
          <table:table-cell office:value-type="float" office:value="-0.250955224037" calcext:value-type="float">
            <text:p>-0.250955224</text:p>
          </table:table-cell>
          <table:table-cell office:value-type="float" office:value="2.09492488861" calcext:value-type="float">
            <text:p>2.0949248886</text:p>
          </table:table-cell>
          <table:table-cell office:value-type="float" office:value="-1.69226300716" calcext:value-type="float">
            <text:p>-1.6922630072</text:p>
          </table:table-cell>
        </table:table-row>
        <table:table-row table:style-name="ro1">
          <table:table-cell office:value-type="float" office:value="1.63851821423" calcext:value-type="float">
            <text:p>1.6385182142</text:p>
          </table:table-cell>
          <table:table-cell office:value-type="float" office:value="-0.262021869421" calcext:value-type="float">
            <text:p>-0.2620218694</text:p>
          </table:table-cell>
          <table:table-cell office:value-type="float" office:value="2.05374904633" calcext:value-type="float">
            <text:p>2.0537490463</text:p>
          </table:table-cell>
          <table:table-cell office:value-type="float" office:value="-1.643040061" calcext:value-type="float">
            <text:p>-1.643040061</text:p>
          </table:table-cell>
        </table:table-row>
        <table:table-row table:style-name="ro1">
          <table:table-cell office:value-type="float" office:value="1.67027115822" calcext:value-type="float">
            <text:p>1.6702711582</text:p>
          </table:table-cell>
          <table:table-cell office:value-type="float" office:value="-0.274835318327" calcext:value-type="float">
            <text:p>-0.2748353183</text:p>
          </table:table-cell>
          <table:table-cell office:value-type="float" office:value="2.01352461338" calcext:value-type="float">
            <text:p>2.0135246134</text:p>
          </table:table-cell>
          <table:table-cell office:value-type="float" office:value="-1.59324347973" calcext:value-type="float">
            <text:p>-1.5932434797</text:p>
          </table:table-cell>
        </table:table-row>
        <table:table-row table:style-name="ro1">
          <table:table-cell office:value-type="float" office:value="1.70386588573" calcext:value-type="float">
            <text:p>1.7038658857</text:p>
          </table:table-cell>
          <table:table-cell office:value-type="float" office:value="-0.291836887598" calcext:value-type="float">
            <text:p>-0.2918368876</text:p>
          </table:table-cell>
          <table:table-cell office:value-type="float" office:value="1.97164984703" calcext:value-type="float">
            <text:p>1.971649847</text:p>
          </table:table-cell>
          <table:table-cell office:value-type="float" office:value="-1.54650211334" calcext:value-type="float">
            <text:p>-1.5465021133</text:p>
          </table:table-cell>
        </table:table-row>
        <table:table-row table:style-name="ro1">
          <table:table-cell office:value-type="float" office:value="1.73503172398" calcext:value-type="float">
            <text:p>1.735031724</text:p>
          </table:table-cell>
          <table:table-cell office:value-type="float" office:value="-0.310923933983" calcext:value-type="float">
            <text:p>-0.310923934</text:p>
          </table:table-cell>
          <table:table-cell office:value-type="float" office:value="1.95414122105" calcext:value-type="float">
            <text:p>1.9541412211</text:p>
          </table:table-cell>
          <table:table-cell office:value-type="float" office:value="-1.48798406124" calcext:value-type="float">
            <text:p>-1.4879840612</text:p>
          </table:table-cell>
        </table:table-row>
        <table:table-row table:style-name="ro1">
          <table:table-cell office:value-type="float" office:value="1.76492786407" calcext:value-type="float">
            <text:p>1.7649278641</text:p>
          </table:table-cell>
          <table:table-cell office:value-type="float" office:value="-0.332379639149" calcext:value-type="float">
            <text:p>-0.3323796391</text:p>
          </table:table-cell>
          <table:table-cell office:value-type="float" office:value="1.93258460522" calcext:value-type="float">
            <text:p>1.9325846052</text:p>
          </table:table-cell>
          <table:table-cell office:value-type="float" office:value="-1.43229496479" calcext:value-type="float">
            <text:p>-1.4322949648</text:p>
          </table:table-cell>
        </table:table-row>
        <table:table-row table:style-name="ro1">
          <table:table-cell office:value-type="float" office:value="1.79496181011" calcext:value-type="float">
            <text:p>1.7949618101</text:p>
          </table:table-cell>
          <table:table-cell office:value-type="float" office:value="-0.355566620827" calcext:value-type="float">
            <text:p>-0.3555666208</text:p>
          </table:table-cell>
          <table:table-cell office:value-type="float" office:value="1.93323584557" calcext:value-type="float">
            <text:p>1.9332358456</text:p>
          </table:table-cell>
          <table:table-cell office:value-type="float" office:value="-1.37412369251" calcext:value-type="float">
            <text:p>-1.3741236925</text:p>
          </table:table-cell>
        </table:table-row>
        <table:table-row table:style-name="ro1">
          <table:table-cell office:value-type="float" office:value="1.8913911581" calcext:value-type="float">
            <text:p>1.8913911581</text:p>
          </table:table-cell>
          <table:table-cell office:value-type="float" office:value="-0.418807864189" calcext:value-type="float">
            <text:p>-0.4188078642</text:p>
          </table:table-cell>
          <table:table-cell office:value-type="float" office:value="1.93308003902" calcext:value-type="float">
            <text:p>1.933080039</text:p>
          </table:table-cell>
          <table:table-cell office:value-type="float" office:value="-1.31426954269" calcext:value-type="float">
            <text:p>-1.3142695427</text:p>
          </table:table-cell>
        </table:table-row>
        <table:table-row table:style-name="ro1">
          <table:table-cell office:value-type="float" office:value="1.9506200552" calcext:value-type="float">
            <text:p>1.9506200552</text:p>
          </table:table-cell>
          <table:table-cell office:value-type="float" office:value="-0.458893120289" calcext:value-type="float">
            <text:p>-0.4588931203</text:p>
          </table:table-cell>
          <table:table-cell office:value-type="float" office:value="1.92801793575" calcext:value-type="float">
            <text:p>1.9280179358</text:p>
          </table:table-cell>
          <table:table-cell office:value-type="float" office:value="-1.26377677917" calcext:value-type="float">
            <text:p>-1.2637767792</text:p>
          </table:table-cell>
        </table:table-row>
        <table:table-row table:style-name="ro1">
          <table:table-cell office:value-type="float" office:value="1.99173116684" calcext:value-type="float">
            <text:p>1.9917311668</text:p>
          </table:table-cell>
          <table:table-cell office:value-type="float" office:value="-0.489504277706" calcext:value-type="float">
            <text:p>-0.4895042777</text:p>
          </table:table-cell>
          <table:table-cell office:value-type="float" office:value="1.94340582848" calcext:value-type="float">
            <text:p>1.9434058285</text:p>
          </table:table-cell>
          <table:table-cell office:value-type="float" office:value="-1.20744693279" calcext:value-type="float">
            <text:p>-1.2074469328</text:p>
          </table:table-cell>
        </table:table-row>
        <table:table-row table:style-name="ro1">
          <table:table-cell office:value-type="float" office:value="2.02792739868" calcext:value-type="float">
            <text:p>2.0279273987</text:p>
          </table:table-cell>
          <table:table-cell office:value-type="float" office:value="-0.512054920197" calcext:value-type="float">
            <text:p>-0.5120549202</text:p>
          </table:table-cell>
          <table:table-cell office:value-type="float" office:value="1.95646675587" calcext:value-type="float">
            <text:p>1.9564667559</text:p>
          </table:table-cell>
          <table:table-cell office:value-type="float" office:value="-1.15351724625" calcext:value-type="float">
            <text:p>-1.1535172463</text:p>
          </table:table-cell>
        </table:table-row>
        <table:table-row table:style-name="ro1">
          <table:table-cell office:value-type="float" office:value="2.05654525757" calcext:value-type="float">
            <text:p>2.0565452576</text:p>
          </table:table-cell>
          <table:table-cell office:value-type="float" office:value="-0.52355325222" calcext:value-type="float">
            <text:p>-0.5235532522</text:p>
          </table:table-cell>
          <table:table-cell office:value-type="float" office:value="1.96265514851" calcext:value-type="float">
            <text:p>1.9626551485</text:p>
          </table:table-cell>
          <table:table-cell office:value-type="float" office:value="-1.10572266579" calcext:value-type="float">
            <text:p>-1.1057226658</text:p>
          </table:table-cell>
        </table:table-row>
        <table:table-row table:style-name="ro1">
          <table:table-cell office:value-type="float" office:value="2.08587098122" calcext:value-type="float">
            <text:p>2.0858709812</text:p>
          </table:table-cell>
          <table:table-cell office:value-type="float" office:value="-0.51792216301" calcext:value-type="float">
            <text:p>-0.517922163</text:p>
          </table:table-cell>
          <table:table-cell office:value-type="float" office:value="1.96919485092" calcext:value-type="float">
            <text:p>1.9691948509</text:p>
          </table:table-cell>
          <table:table-cell office:value-type="float" office:value="-1.05229699612" calcext:value-type="float">
            <text:p>-1.0522969961</text:p>
          </table:table-cell>
        </table:table-row>
        <table:table-row table:style-name="ro1">
          <table:table-cell office:value-type="float" office:value="2.1041841507" calcext:value-type="float">
            <text:p>2.1041841507</text:p>
          </table:table-cell>
          <table:table-cell office:value-type="float" office:value="-0.520849943161" calcext:value-type="float">
            <text:p>-0.5208499432</text:p>
          </table:table-cell>
          <table:table-cell office:value-type="float" office:value="1.97420354843" calcext:value-type="float">
            <text:p>1.9742035484</text:p>
          </table:table-cell>
          <table:table-cell office:value-type="float" office:value="-0.994132876396" calcext:value-type="float">
            <text:p>-0.9941328764</text:p>
          </table:table-cell>
        </table:table-row>
        <table:table-row table:style-name="ro1">
          <table:table-cell office:value-type="float" office:value="2.11805391312" calcext:value-type="float">
            <text:p>2.1180539131</text:p>
          </table:table-cell>
          <table:table-cell office:value-type="float" office:value="-0.512875378132" calcext:value-type="float">
            <text:p>-0.5128753781</text:p>
          </table:table-cell>
          <table:table-cell office:value-type="float" office:value="1.97774215698" calcext:value-type="float">
            <text:p>1.977742157</text:p>
          </table:table-cell>
          <table:table-cell office:value-type="float" office:value="-0.937338769436" calcext:value-type="float">
            <text:p>-0.9373387694</text:p>
          </table:table-cell>
        </table:table-row>
        <table:table-row table:style-name="ro1">
          <table:table-cell office:value-type="float" office:value="2.13458037376" calcext:value-type="float">
            <text:p>2.1345803738</text:p>
          </table:table-cell>
          <table:table-cell office:value-type="float" office:value="-0.500990867615" calcext:value-type="float">
            <text:p>-0.5009908676</text:p>
          </table:table-cell>
          <table:table-cell office:value-type="float" office:value="1.98432835102" calcext:value-type="float">
            <text:p>1.984328351</text:p>
          </table:table-cell>
          <table:table-cell office:value-type="float" office:value="-0.859127402306" calcext:value-type="float">
            <text:p>-0.8591274023</text:p>
          </table:table-cell>
        </table:table-row>
        <table:table-row table:style-name="ro1">
          <table:table-cell office:value-type="float" office:value="2.16053891182" calcext:value-type="float">
            <text:p>2.1605389118</text:p>
          </table:table-cell>
          <table:table-cell office:value-type="float" office:value="-0.482498288155" calcext:value-type="float">
            <text:p>-0.4824982882</text:p>
          </table:table-cell>
          <table:table-cell office:value-type="float" office:value="1.9892352438" calcext:value-type="float">
            <text:p>1.9892352438</text:p>
          </table:table-cell>
          <table:table-cell office:value-type="float" office:value="-0.784194171429" calcext:value-type="float">
            <text:p>-0.7841941714</text:p>
          </table:table-cell>
        </table:table-row>
        <table:table-row table:style-name="ro1">
          <table:table-cell office:value-type="float" office:value="2.19552922249" calcext:value-type="float">
            <text:p>2.1955292225</text:p>
          </table:table-cell>
          <table:table-cell office:value-type="float" office:value="-0.47085544467" calcext:value-type="float">
            <text:p>-0.4708554447</text:p>
          </table:table-cell>
          <table:table-cell office:value-type="float" office:value="1.99512907028" calcext:value-type="float">
            <text:p>1.9951290703</text:p>
          </table:table-cell>
          <table:table-cell office:value-type="float" office:value="-0.716003298759" calcext:value-type="float">
            <text:p>-0.7160032988</text:p>
          </table:table-cell>
        </table:table-row>
        <table:table-row table:style-name="ro1">
          <table:table-cell office:value-type="float" office:value="2.24305129051" calcext:value-type="float">
            <text:p>2.2430512905</text:p>
          </table:table-cell>
          <table:table-cell office:value-type="float" office:value="-0.452094972134" calcext:value-type="float">
            <text:p>-0.4520949721</text:p>
          </table:table-cell>
          <table:table-cell office:value-type="float" office:value="2.0098136282" calcext:value-type="float">
            <text:p>2.0098136282</text:p>
          </table:table-cell>
          <table:table-cell office:value-type="float" office:value="-0.655559718609" calcext:value-type="float">
            <text:p>-0.6555597186</text:p>
          </table:table-cell>
        </table:table-row>
        <table:table-row table:style-name="ro1">
          <table:table-cell office:value-type="float" office:value="2.28733611107" calcext:value-type="float">
            <text:p>2.2873361111</text:p>
          </table:table-cell>
          <table:table-cell office:value-type="float" office:value="-0.439600765705" calcext:value-type="float">
            <text:p>-0.4396007657</text:p>
          </table:table-cell>
          <table:table-cell office:value-type="float" office:value="2.01735838413" calcext:value-type="float">
            <text:p>2.0173583841</text:p>
          </table:table-cell>
          <table:table-cell office:value-type="float" office:value="-0.603090941906" calcext:value-type="float">
            <text:p>-0.6030909419</text:p>
          </table:table-cell>
        </table:table-row>
        <table:table-row table:style-name="ro1">
          <table:table-cell office:value-type="float" office:value="2.33223223686" calcext:value-type="float">
            <text:p>2.3322322369</text:p>
          </table:table-cell>
          <table:table-cell office:value-type="float" office:value="-0.431291699409" calcext:value-type="float">
            <text:p>-0.4312916994</text:p>
          </table:table-cell>
          <table:table-cell office:value-type="float" office:value="2.02854116917" calcext:value-type="float">
            <text:p>2.0285411692</text:p>
          </table:table-cell>
          <table:table-cell office:value-type="float" office:value="-0.552847266197" calcext:value-type="float">
            <text:p>-0.5528472662</text:p>
          </table:table-cell>
        </table:table-row>
        <table:table-row table:style-name="ro1">
          <table:table-cell office:value-type="float" office:value="2.37897992134" calcext:value-type="float">
            <text:p>2.3789799213</text:p>
          </table:table-cell>
          <table:table-cell office:value-type="float" office:value="-0.425412386656" calcext:value-type="float">
            <text:p>-0.4254123867</text:p>
          </table:table-cell>
          <table:table-cell office:value-type="float" office:value="2.02620907784" calcext:value-type="float">
            <text:p>2.0262090778</text:p>
          </table:table-cell>
          <table:table-cell office:value-type="float" office:value="-0.493709951639" calcext:value-type="float">
            <text:p>-0.4937099516</text:p>
          </table:table-cell>
        </table:table-row>
        <table:table-row table:style-name="ro1">
          <table:table-cell office:value-type="float" office:value="2.41870546341" calcext:value-type="float">
            <text:p>2.4187054634</text:p>
          </table:table-cell>
          <table:table-cell office:value-type="float" office:value="-0.421905189753" calcext:value-type="float">
            <text:p>-0.4219051898</text:p>
          </table:table-cell>
          <table:table-cell office:value-type="float" office:value="2.0337683773" calcext:value-type="float">
            <text:p>2.0337683773</text:p>
          </table:table-cell>
          <table:table-cell office:value-type="float" office:value="-0.445022672415" calcext:value-type="float">
            <text:p>-0.4450226724</text:p>
          </table:table-cell>
        </table:table-row>
        <table:table-row table:style-name="ro1">
          <table:table-cell office:value-type="float" office:value="2.45566654205" calcext:value-type="float">
            <text:p>2.4556665421</text:p>
          </table:table-cell>
          <table:table-cell office:value-type="float" office:value="-0.419710338116" calcext:value-type="float">
            <text:p>-0.4197103381</text:p>
          </table:table-cell>
          <table:table-cell office:value-type="float" office:value="2.04587038517" calcext:value-type="float">
            <text:p>2.0458703852</text:p>
          </table:table-cell>
          <table:table-cell office:value-type="float" office:value="-0.394073218107" calcext:value-type="float">
            <text:p>-0.3940732181</text:p>
          </table:table-cell>
        </table:table-row>
        <table:table-row table:style-name="ro1">
          <table:table-cell office:value-type="float" office:value="2.54899644852" calcext:value-type="float">
            <text:p>2.5489964485</text:p>
          </table:table-cell>
          <table:table-cell office:value-type="float" office:value="-0.397167354822" calcext:value-type="float">
            <text:p>-0.3971673548</text:p>
          </table:table-cell>
          <table:table-cell office:value-type="float" office:value="2.06025477409" calcext:value-type="float">
            <text:p>2.0602547741</text:p>
          </table:table-cell>
          <table:table-cell office:value-type="float" office:value="-0.346059978008" calcext:value-type="float">
            <text:p>-0.346059978</text:p>
          </table:table-cell>
        </table:table-row>
        <table:table-row table:style-name="ro1">
          <table:table-cell office:value-type="float" office:value="2.61497855186" calcext:value-type="float">
            <text:p>2.6149785519</text:p>
          </table:table-cell>
          <table:table-cell office:value-type="float" office:value="-0.399951964617" calcext:value-type="float">
            <text:p>-0.3999519646</text:p>
          </table:table-cell>
          <table:table-cell office:value-type="float" office:value="2.08243366241" calcext:value-type="float">
            <text:p>2.0824336624</text:p>
          </table:table-cell>
          <table:table-cell office:value-type="float" office:value="-0.274831354618" calcext:value-type="float">
            <text:p>-0.2748313546</text:p>
          </table:table-cell>
        </table:table-row>
        <table:table-row table:style-name="ro1">
          <table:table-cell office:value-type="float" office:value="2.66391658783" calcext:value-type="float">
            <text:p>2.6639165878</text:p>
          </table:table-cell>
          <table:table-cell office:value-type="float" office:value="-0.391178488731" calcext:value-type="float">
            <text:p>-0.3911784887</text:p>
          </table:table-cell>
          <table:table-cell office:value-type="float" office:value="2.10573192596" calcext:value-type="float">
            <text:p>2.105731926</text:p>
          </table:table-cell>
          <table:table-cell office:value-type="float" office:value="-0.243098586798" calcext:value-type="float">
            <text:p>-0.2430985868</text:p>
          </table:table-cell>
        </table:table-row>
        <table:table-row table:style-name="ro1">
          <table:table-cell office:value-type="float" office:value="2.71314668655" calcext:value-type="float">
            <text:p>2.7131466866</text:p>
          </table:table-cell>
          <table:table-cell office:value-type="float" office:value="-0.38286870718" calcext:value-type="float">
            <text:p>-0.3828687072</text:p>
          </table:table-cell>
          <table:table-cell office:value-type="float" office:value="2.13253637314" calcext:value-type="float">
            <text:p>2.1325363731</text:p>
          </table:table-cell>
          <table:table-cell office:value-type="float" office:value="-0.22785885632" calcext:value-type="float">
            <text:p>-0.2278588563</text:p>
          </table:table-cell>
        </table:table-row>
        <table:table-row table:style-name="ro1">
          <table:table-cell office:value-type="float" office:value="2.75691390038" calcext:value-type="float">
            <text:p>2.7569139004</text:p>
          </table:table-cell>
          <table:table-cell office:value-type="float" office:value="-0.372466415167" calcext:value-type="float">
            <text:p>-0.3724664152</text:p>
          </table:table-cell>
          <table:table-cell office:value-type="float" office:value="2.16009291172" calcext:value-type="float">
            <text:p>2.1600929117</text:p>
          </table:table-cell>
          <table:table-cell office:value-type="float" office:value="-0.222520336509" calcext:value-type="float">
            <text:p>-0.2225203365</text:p>
          </table:table-cell>
        </table:table-row>
        <table:table-row table:style-name="ro1">
          <table:table-cell office:value-type="float" office:value="2.80168437958" calcext:value-type="float">
            <text:p>2.8016843796</text:p>
          </table:table-cell>
          <table:table-cell office:value-type="float" office:value="-0.358369469643" calcext:value-type="float">
            <text:p>-0.3583694696</text:p>
          </table:table-cell>
          <table:table-cell office:value-type="float" office:value="2.18754073143" calcext:value-type="float">
            <text:p>2.1875407314</text:p>
          </table:table-cell>
          <table:table-cell office:value-type="float" office:value="-0.216907426715" calcext:value-type="float">
            <text:p>-0.2169074267</text:p>
          </table:table-cell>
        </table:table-row>
        <table:table-row table:style-name="ro1">
          <table:table-cell office:value-type="float" office:value="2.84958815575" calcext:value-type="float">
            <text:p>2.8495881558</text:p>
          </table:table-cell>
          <table:table-cell office:value-type="float" office:value="-0.338302969933" calcext:value-type="float">
            <text:p>-0.3383029699</text:p>
          </table:table-cell>
          <table:table-cell office:value-type="float" office:value="2.21432515144" calcext:value-type="float">
            <text:p>2.2143251514</text:p>
          </table:table-cell>
          <table:table-cell office:value-type="float" office:value="-0.214972212911" calcext:value-type="float">
            <text:p>-0.2149722129</text:p>
          </table:table-cell>
        </table:table-row>
        <table:table-row table:style-name="ro1">
          <table:table-cell office:value-type="float" office:value="2.90122270584" calcext:value-type="float">
            <text:p>2.9012227058</text:p>
          </table:table-cell>
          <table:table-cell office:value-type="float" office:value="-0.310067355633" calcext:value-type="float">
            <text:p>-0.3100673556</text:p>
          </table:table-cell>
          <table:table-cell office:value-type="float" office:value="2.24346538544" calcext:value-type="float">
            <text:p>2.2434653854</text:p>
          </table:table-cell>
          <table:table-cell office:value-type="float" office:value="-0.221354842186" calcext:value-type="float">
            <text:p>-0.2213548422</text:p>
          </table:table-cell>
        </table:table-row>
        <table:table-row table:style-name="ro1">
          <table:table-cell office:value-type="float" office:value="2.97496700287" calcext:value-type="float">
            <text:p>2.9749670029</text:p>
          </table:table-cell>
          <table:table-cell office:value-type="float" office:value="-0.271126687527" calcext:value-type="float">
            <text:p>-0.2711266875</text:p>
          </table:table-cell>
          <table:table-cell office:value-type="float" office:value="2.28861673832" calcext:value-type="float">
            <text:p>2.2886167383</text:p>
          </table:table-cell>
          <table:table-cell office:value-type="float" office:value="-0.232162132859" calcext:value-type="float">
            <text:p>-0.2321621329</text:p>
          </table:table-cell>
        </table:table-row>
        <table:table-row table:style-name="ro1">
          <table:table-cell office:value-type="float" office:value="3.0496275425" calcext:value-type="float">
            <text:p>3.0496275425</text:p>
          </table:table-cell>
          <table:table-cell office:value-type="float" office:value="-0.229258403182" calcext:value-type="float">
            <text:p>-0.2292584032</text:p>
          </table:table-cell>
          <table:table-cell office:value-type="float" office:value="2.3235160923" calcext:value-type="float">
            <text:p>2.3235160923</text:p>
          </table:table-cell>
          <table:table-cell office:value-type="float" office:value="-0.235946893692" calcext:value-type="float">
            <text:p>-0.2359468937</text:p>
          </table:table-cell>
        </table:table-row>
        <table:table-row table:style-name="ro1">
          <table:table-cell office:value-type="float" office:value="3.13035988808" calcext:value-type="float">
            <text:p>3.1303598881</text:p>
          </table:table-cell>
          <table:table-cell office:value-type="float" office:value="-0.184399232268" calcext:value-type="float">
            <text:p>-0.1843992323</text:p>
          </table:table-cell>
          <table:table-cell office:value-type="float" office:value="2.36281951427" calcext:value-type="float">
            <text:p>2.3628195143</text:p>
          </table:table-cell>
          <table:table-cell office:value-type="float" office:value="-0.23944632709" calcext:value-type="float">
            <text:p>-0.2394463271</text:p>
          </table:table-cell>
        </table:table-row>
        <table:table-row table:style-name="ro1">
          <table:table-cell office:value-type="float" office:value="3.19794893265" calcext:value-type="float">
            <text:p>3.1979489327</text:p>
          </table:table-cell>
          <table:table-cell office:value-type="float" office:value="-0.147245451808" calcext:value-type="float">
            <text:p>-0.1472454518</text:p>
          </table:table-cell>
          <table:table-cell office:value-type="float" office:value="2.40140028954" calcext:value-type="float">
            <text:p>2.4014002895</text:p>
          </table:table-cell>
          <table:table-cell office:value-type="float" office:value="-0.244226634502" calcext:value-type="float">
            <text:p>-0.2442266345</text:p>
          </table:table-cell>
        </table:table-row>
        <table:table-row table:style-name="ro1">
          <table:table-cell office:value-type="float" office:value="3.26451349258" calcext:value-type="float">
            <text:p>3.2645134926</text:p>
          </table:table-cell>
          <table:table-cell office:value-type="float" office:value="-0.120562814176" calcext:value-type="float">
            <text:p>-0.1205628142</text:p>
          </table:table-cell>
          <table:table-cell office:value-type="float" office:value="2.43629570961" calcext:value-type="float">
            <text:p>2.4362957096</text:p>
          </table:table-cell>
          <table:table-cell office:value-type="float" office:value="-0.250955224037" calcext:value-type="float">
            <text:p>-0.250955224</text:p>
          </table:table-cell>
        </table:table-row>
        <table:table-row table:style-name="ro1">
          <table:table-cell office:value-type="float" office:value="3.32244420052" calcext:value-type="float">
            <text:p>3.3224442005</text:p>
          </table:table-cell>
          <table:table-cell office:value-type="float" office:value="-0.108453124762" calcext:value-type="float">
            <text:p>-0.1084531248</text:p>
          </table:table-cell>
          <table:table-cell office:value-type="float" office:value="2.47351821423" calcext:value-type="float">
            <text:p>2.4735182142</text:p>
          </table:table-cell>
          <table:table-cell office:value-type="float" office:value="-0.262021869421" calcext:value-type="float">
            <text:p>-0.2620218694</text:p>
          </table:table-cell>
        </table:table-row>
        <table:table-row table:style-name="ro1">
          <table:table-cell office:value-type="float" office:value="3.36654162407" calcext:value-type="float">
            <text:p>3.3665416241</text:p>
          </table:table-cell>
          <table:table-cell office:value-type="float" office:value="-0.110258735716" calcext:value-type="float">
            <text:p>-0.1102587357</text:p>
          </table:table-cell>
          <table:table-cell office:value-type="float" office:value="2.50527115822" calcext:value-type="float">
            <text:p>2.5052711582</text:p>
          </table:table-cell>
          <table:table-cell office:value-type="float" office:value="-0.274835318327" calcext:value-type="float">
            <text:p>-0.2748353183</text:p>
          </table:table-cell>
        </table:table-row>
        <table:table-row table:style-name="ro1">
          <table:table-cell office:value-type="float" office:value="3.39814090729" calcext:value-type="float">
            <text:p>3.3981409073</text:p>
          </table:table-cell>
          <table:table-cell office:value-type="float" office:value="-0.118762567639" calcext:value-type="float">
            <text:p>-0.1187625676</text:p>
          </table:table-cell>
          <table:table-cell office:value-type="float" office:value="2.53886588573" calcext:value-type="float">
            <text:p>2.5388658857</text:p>
          </table:table-cell>
          <table:table-cell office:value-type="float" office:value="-0.291836887598" calcext:value-type="float">
            <text:p>-0.2918368876</text:p>
          </table:table-cell>
        </table:table-row>
        <table:table-row table:style-name="ro1">
          <table:table-cell office:value-type="float" office:value="3.43228697777" calcext:value-type="float">
            <text:p>3.4322869778</text:p>
          </table:table-cell>
          <table:table-cell office:value-type="float" office:value="-0.125258475542" calcext:value-type="float">
            <text:p>-0.1252584755</text:p>
          </table:table-cell>
          <table:table-cell office:value-type="float" office:value="2.57003172398" calcext:value-type="float">
            <text:p>2.570031724</text:p>
          </table:table-cell>
          <table:table-cell office:value-type="float" office:value="-0.310923933983" calcext:value-type="float">
            <text:p>-0.310923934</text:p>
          </table:table-cell>
        </table:table-row>
        <table:table-row table:style-name="ro1">
          <table:table-cell office:value-type="float" office:value="3.47888016701" calcext:value-type="float">
            <text:p>3.478880167</text:p>
          </table:table-cell>
          <table:table-cell office:value-type="float" office:value="-0.125563979149" calcext:value-type="float">
            <text:p>-0.1255639791</text:p>
          </table:table-cell>
          <table:table-cell office:value-type="float" office:value="2.59992786407" calcext:value-type="float">
            <text:p>2.5999278641</text:p>
          </table:table-cell>
          <table:table-cell office:value-type="float" office:value="-0.332379639149" calcext:value-type="float">
            <text:p>-0.3323796391</text:p>
          </table:table-cell>
        </table:table-row>
        <table:table-row table:style-name="ro1">
          <table:table-cell office:value-type="float" office:value="3.53684854507" calcext:value-type="float">
            <text:p>3.5368485451</text:p>
          </table:table-cell>
          <table:table-cell office:value-type="float" office:value="-0.118700280786" calcext:value-type="float">
            <text:p>-0.1187002808</text:p>
          </table:table-cell>
          <table:table-cell office:value-type="float" office:value="2.62996181011" calcext:value-type="float">
            <text:p>2.6299618101</text:p>
          </table:table-cell>
          <table:table-cell office:value-type="float" office:value="-0.355566620827" calcext:value-type="float">
            <text:p>-0.3555666208</text:p>
          </table:table-cell>
        </table:table-row>
        <table:table-row table:style-name="ro1">
          <table:table-cell office:value-type="float" office:value="3.59990978241" calcext:value-type="float">
            <text:p>3.5999097824</text:p>
          </table:table-cell>
          <table:table-cell office:value-type="float" office:value="-0.11144554615" calcext:value-type="float">
            <text:p>-0.1114455462</text:p>
          </table:table-cell>
          <table:table-cell office:value-type="float" office:value="2.7263911581" calcext:value-type="float">
            <text:p>2.7263911581</text:p>
          </table:table-cell>
          <table:table-cell office:value-type="float" office:value="-0.418807864189" calcext:value-type="float">
            <text:p>-0.4188078642</text:p>
          </table:table-cell>
        </table:table-row>
        <table:table-row table:style-name="ro1">
          <table:table-cell office:value-type="float" office:value="3.6621465683" calcext:value-type="float">
            <text:p>3.6621465683</text:p>
          </table:table-cell>
          <table:table-cell office:value-type="float" office:value="-0.107828460634" calcext:value-type="float">
            <text:p>-0.1078284606</text:p>
          </table:table-cell>
          <table:table-cell office:value-type="float" office:value="2.7856200552" calcext:value-type="float">
            <text:p>2.7856200552</text:p>
          </table:table-cell>
          <table:table-cell office:value-type="float" office:value="-0.458893120289" calcext:value-type="float">
            <text:p>-0.4588931203</text:p>
          </table:table-cell>
        </table:table-row>
        <table:table-row table:style-name="ro1">
          <table:table-cell office:value-type="float" office:value="3.72171139717" calcext:value-type="float">
            <text:p>3.7217113972</text:p>
          </table:table-cell>
          <table:table-cell office:value-type="float" office:value="-0.107882924378" calcext:value-type="float">
            <text:p>-0.1078829244</text:p>
          </table:table-cell>
          <table:table-cell office:value-type="float" office:value="2.82673116684" calcext:value-type="float">
            <text:p>2.8267311668</text:p>
          </table:table-cell>
          <table:table-cell office:value-type="float" office:value="-0.489504277706" calcext:value-type="float">
            <text:p>-0.4895042777</text:p>
          </table:table-cell>
        </table:table-row>
        <table:table-row table:style-name="ro1">
          <table:table-cell office:value-type="float" office:value="3.7776825428" calcext:value-type="float">
            <text:p>3.7776825428</text:p>
          </table:table-cell>
          <table:table-cell office:value-type="float" office:value="-0.109516657889" calcext:value-type="float">
            <text:p>-0.1095166579</text:p>
          </table:table-cell>
          <table:table-cell office:value-type="float" office:value="2.86292739868" calcext:value-type="float">
            <text:p>2.8629273987</text:p>
          </table:table-cell>
          <table:table-cell office:value-type="float" office:value="-0.512054920197" calcext:value-type="float">
            <text:p>-0.5120549202</text:p>
          </table:table-cell>
        </table:table-row>
        <table:table-row table:style-name="ro1">
          <table:table-cell office:value-type="float" office:value="3.83315205574" calcext:value-type="float">
            <text:p>3.8331520557</text:p>
          </table:table-cell>
          <table:table-cell office:value-type="float" office:value="-0.113994829357" calcext:value-type="float">
            <text:p>-0.1139948294</text:p>
          </table:table-cell>
          <table:table-cell office:value-type="float" office:value="2.89154525757" calcext:value-type="float">
            <text:p>2.8915452576</text:p>
          </table:table-cell>
          <table:table-cell office:value-type="float" office:value="-0.52355325222" calcext:value-type="float">
            <text:p>-0.5235532522</text:p>
          </table:table-cell>
        </table:table-row>
        <table:table-row table:style-name="ro1">
          <table:table-cell office:value-type="float" office:value="3.85482692719" calcext:value-type="float">
            <text:p>3.8548269272</text:p>
          </table:table-cell>
          <table:table-cell office:value-type="float" office:value="-0.125746205449" calcext:value-type="float">
            <text:p>-0.1257462054</text:p>
          </table:table-cell>
          <table:table-cell office:value-type="float" office:value="2.92087098122" calcext:value-type="float">
            <text:p>2.9208709812</text:p>
          </table:table-cell>
          <table:table-cell office:value-type="float" office:value="-0.51792216301" calcext:value-type="float">
            <text:p>-0.517922163</text:p>
          </table:table-cell>
        </table:table-row>
        <table:table-row table:style-name="ro1">
          <table:table-cell office:value-type="float" office:value="3.88717389107" calcext:value-type="float">
            <text:p>3.8871738911</text:p>
          </table:table-cell>
          <table:table-cell office:value-type="float" office:value="-0.135398134589" calcext:value-type="float">
            <text:p>-0.1353981346</text:p>
          </table:table-cell>
          <table:table-cell office:value-type="float" office:value="2.9391841507" calcext:value-type="float">
            <text:p>2.9391841507</text:p>
          </table:table-cell>
          <table:table-cell office:value-type="float" office:value="-0.520849943161" calcext:value-type="float">
            <text:p>-0.5208499432</text:p>
          </table:table-cell>
        </table:table-row>
        <table:table-row table:style-name="ro1">
          <table:table-cell office:value-type="float" office:value="3.92271828651" calcext:value-type="float">
            <text:p>3.9227182865</text:p>
          </table:table-cell>
          <table:table-cell office:value-type="float" office:value="-0.147398039699" calcext:value-type="float">
            <text:p>-0.1473980397</text:p>
          </table:table-cell>
          <table:table-cell office:value-type="float" office:value="2.95305391312" calcext:value-type="float">
            <text:p>2.9530539131</text:p>
          </table:table-cell>
          <table:table-cell office:value-type="float" office:value="-0.512875378132" calcext:value-type="float">
            <text:p>-0.5128753781</text:p>
          </table:table-cell>
        </table:table-row>
        <table:table-row table:style-name="ro1">
          <table:table-cell office:value-type="float" office:value="3.97695660591" calcext:value-type="float">
            <text:p>3.9769566059</text:p>
          </table:table-cell>
          <table:table-cell office:value-type="float" office:value="-0.15935318172" calcext:value-type="float">
            <text:p>-0.1593531817</text:p>
          </table:table-cell>
          <table:table-cell office:value-type="float" office:value="2.96958037376" calcext:value-type="float">
            <text:p>2.9695803738</text:p>
          </table:table-cell>
          <table:table-cell office:value-type="float" office:value="-0.500990867615" calcext:value-type="float">
            <text:p>-0.5009908676</text:p>
          </table:table-cell>
        </table:table-row>
        <table:table-row table:style-name="ro1">
          <table:table-cell office:value-type="float" office:value="4.03461647034" calcext:value-type="float">
            <text:p>4.0346164703</text:p>
          </table:table-cell>
          <table:table-cell office:value-type="float" office:value="-0.169423490763" calcext:value-type="float">
            <text:p>-0.1694234908</text:p>
          </table:table-cell>
          <table:table-cell office:value-type="float" office:value="2.99553891182" calcext:value-type="float">
            <text:p>2.9955389118</text:p>
          </table:table-cell>
          <table:table-cell office:value-type="float" office:value="-0.482498288155" calcext:value-type="float">
            <text:p>-0.4824982882</text:p>
          </table:table-cell>
        </table:table-row>
        <table:table-row table:style-name="ro1">
          <table:table-cell office:value-type="float" office:value="4.09606599808" calcext:value-type="float">
            <text:p>4.0960659981</text:p>
          </table:table-cell>
          <table:table-cell office:value-type="float" office:value="-0.177890092134" calcext:value-type="float">
            <text:p>-0.1778900921</text:p>
          </table:table-cell>
          <table:table-cell office:value-type="float" office:value="3.03052922249" calcext:value-type="float">
            <text:p>3.0305292225</text:p>
          </table:table-cell>
          <table:table-cell office:value-type="float" office:value="-0.47085544467" calcext:value-type="float">
            <text:p>-0.4708554447</text:p>
          </table:table-cell>
        </table:table-row>
        <table:table-row table:style-name="ro1">
          <table:table-cell office:value-type="float" office:value="4.15941572189" calcext:value-type="float">
            <text:p>4.1594157219</text:p>
          </table:table-cell>
          <table:table-cell office:value-type="float" office:value="-0.186339080334" calcext:value-type="float">
            <text:p>-0.1863390803</text:p>
          </table:table-cell>
          <table:table-cell office:value-type="float" office:value="3.07805129051" calcext:value-type="float">
            <text:p>3.0780512905</text:p>
          </table:table-cell>
          <table:table-cell office:value-type="float" office:value="-0.452094972134" calcext:value-type="float">
            <text:p>-0.4520949721</text:p>
          </table:table-cell>
        </table:table-row>
        <table:table-row table:style-name="ro1">
          <table:table-cell office:value-type="float" office:value="4.19814491272" calcext:value-type="float">
            <text:p>4.1981449127</text:p>
          </table:table-cell>
          <table:table-cell office:value-type="float" office:value="-0.194244518876" calcext:value-type="float">
            <text:p>-0.1942445189</text:p>
          </table:table-cell>
          <table:table-cell office:value-type="float" office:value="3.12233611107" calcext:value-type="float">
            <text:p>3.1223361111</text:p>
          </table:table-cell>
          <table:table-cell office:value-type="float" office:value="-0.439600765705" calcext:value-type="float">
            <text:p>-0.4396007657</text:p>
          </table:table-cell>
        </table:table-row>
        <table:table-row table:style-name="ro1">
          <table:table-cell office:value-type="float" office:value="4.23549127579" calcext:value-type="float">
            <text:p>4.2354912758</text:p>
          </table:table-cell>
          <table:table-cell office:value-type="float" office:value="-0.203795671463" calcext:value-type="float">
            <text:p>-0.2037956715</text:p>
          </table:table-cell>
          <table:table-cell office:value-type="float" office:value="3.16723223686" calcext:value-type="float">
            <text:p>3.1672322369</text:p>
          </table:table-cell>
          <table:table-cell office:value-type="float" office:value="-0.431291699409" calcext:value-type="float">
            <text:p>-0.4312916994</text:p>
          </table:table-cell>
        </table:table-row>
        <table:table-row table:style-name="ro1">
          <table:table-cell office:value-type="float" office:value="4.29835605621" calcext:value-type="float">
            <text:p>4.2983560562</text:p>
          </table:table-cell>
          <table:table-cell office:value-type="float" office:value="-0.216880902648" calcext:value-type="float">
            <text:p>-0.2168809026</text:p>
          </table:table-cell>
          <table:table-cell office:value-type="float" office:value="3.21397992134" calcext:value-type="float">
            <text:p>3.2139799213</text:p>
          </table:table-cell>
          <table:table-cell office:value-type="float" office:value="-0.425412386656" calcext:value-type="float">
            <text:p>-0.4254123867</text:p>
          </table:table-cell>
        </table:table-row>
        <table:table-row table:style-name="ro1">
          <table:table-cell office:value-type="float" office:value="4.36333656311" calcext:value-type="float">
            <text:p>4.3633365631</text:p>
          </table:table-cell>
          <table:table-cell office:value-type="float" office:value="-0.230273365974" calcext:value-type="float">
            <text:p>-0.230273366</text:p>
          </table:table-cell>
          <table:table-cell office:value-type="float" office:value="3.25370546341" calcext:value-type="float">
            <text:p>3.2537054634</text:p>
          </table:table-cell>
          <table:table-cell office:value-type="float" office:value="-0.421905189753" calcext:value-type="float">
            <text:p>-0.4219051898</text:p>
          </table:table-cell>
        </table:table-row>
        <table:table-row table:style-name="ro1">
          <table:table-cell office:value-type="float" office:value="4.42765855789" calcext:value-type="float">
            <text:p>4.4276585579</text:p>
          </table:table-cell>
          <table:table-cell office:value-type="float" office:value="-0.244190171361" calcext:value-type="float">
            <text:p>-0.2441901714</text:p>
          </table:table-cell>
          <table:table-cell office:value-type="float" office:value="3.29066654205" calcext:value-type="float">
            <text:p>3.2906665421</text:p>
          </table:table-cell>
          <table:table-cell office:value-type="float" office:value="-0.419710338116" calcext:value-type="float">
            <text:p>-0.4197103381</text:p>
          </table:table-cell>
        </table:table-row>
        <table:table-row table:style-name="ro1">
          <table:table-cell office:value-type="float" office:value="4.49614715576" calcext:value-type="float">
            <text:p>4.4961471558</text:p>
          </table:table-cell>
          <table:table-cell office:value-type="float" office:value="-0.256938964128" calcext:value-type="float">
            <text:p>-0.2569389641</text:p>
          </table:table-cell>
          <table:table-cell office:value-type="float" office:value="3.38399644852" calcext:value-type="float">
            <text:p>3.3839964485</text:p>
          </table:table-cell>
          <table:table-cell office:value-type="float" office:value="-0.397167354822" calcext:value-type="float">
            <text:p>-0.3971673548</text:p>
          </table:table-cell>
        </table:table-row>
        <table:table-row table:style-name="ro1">
          <table:table-cell office:value-type="float" office:value="4.56909418106" calcext:value-type="float">
            <text:p>4.5690941811</text:p>
          </table:table-cell>
          <table:table-cell office:value-type="float" office:value="-0.267894178629" calcext:value-type="float">
            <text:p>-0.2678941786</text:p>
          </table:table-cell>
          <table:table-cell office:value-type="float" office:value="3.44997855186" calcext:value-type="float">
            <text:p>3.4499785519</text:p>
          </table:table-cell>
          <table:table-cell office:value-type="float" office:value="-0.399951964617" calcext:value-type="float">
            <text:p>-0.3999519646</text:p>
          </table:table-cell>
        </table:table-row>
        <table:table-row table:style-name="ro1">
          <table:table-cell office:value-type="float" office:value="4.64816856384" calcext:value-type="float">
            <text:p>4.6481685638</text:p>
          </table:table-cell>
          <table:table-cell office:value-type="float" office:value="-0.278775304556" calcext:value-type="float">
            <text:p>-0.2787753046</text:p>
          </table:table-cell>
          <table:table-cell office:value-type="float" office:value="3.49891658783" calcext:value-type="float">
            <text:p>3.4989165878</text:p>
          </table:table-cell>
          <table:table-cell office:value-type="float" office:value="-0.391178488731" calcext:value-type="float">
            <text:p>-0.3911784887</text:p>
          </table:table-cell>
        </table:table-row>
        <table:table-row table:style-name="ro1">
          <table:table-cell office:value-type="float" office:value="4.73182344437" calcext:value-type="float">
            <text:p>4.7318234444</text:p>
          </table:table-cell>
          <table:table-cell office:value-type="float" office:value="-0.287849336863" calcext:value-type="float">
            <text:p>-0.2878493369</text:p>
          </table:table-cell>
          <table:table-cell office:value-type="float" office:value="3.54814668655" calcext:value-type="float">
            <text:p>3.5481466866</text:p>
          </table:table-cell>
          <table:table-cell office:value-type="float" office:value="-0.38286870718" calcext:value-type="float">
            <text:p>-0.3828687072</text:p>
          </table:table-cell>
        </table:table-row>
        <table:table-row table:style-name="ro1">
          <table:table-cell office:value-type="float" office:value="4.78250932693" calcext:value-type="float">
            <text:p>4.7825093269</text:p>
          </table:table-cell>
          <table:table-cell office:value-type="float" office:value="-0.288371771574" calcext:value-type="float">
            <text:p>-0.2883717716</text:p>
          </table:table-cell>
          <table:table-cell office:value-type="float" office:value="3.59191390038" calcext:value-type="float">
            <text:p>3.5919139004</text:p>
          </table:table-cell>
          <table:table-cell office:value-type="float" office:value="-0.372466415167" calcext:value-type="float">
            <text:p>-0.3724664152</text:p>
          </table:table-cell>
        </table:table-row>
        <table:table-row table:style-name="ro1">
          <table:table-cell office:value-type="float" office:value="4.79942750931" calcext:value-type="float">
            <text:p>4.7994275093</text:p>
          </table:table-cell>
          <table:table-cell office:value-type="float" office:value="-0.28405585885" calcext:value-type="float">
            <text:p>-0.2840558589</text:p>
          </table:table-cell>
          <table:table-cell office:value-type="float" office:value="3.63668437958" calcext:value-type="float">
            <text:p>3.6366843796</text:p>
          </table:table-cell>
          <table:table-cell office:value-type="float" office:value="-0.358369469643" calcext:value-type="float">
            <text:p>-0.3583694696</text:p>
          </table:table-cell>
        </table:table-row>
        <table:table-row table:style-name="ro1">
          <table:table-cell office:value-type="float" office:value="4.88924884796" calcext:value-type="float">
            <text:p>4.889248848</text:p>
          </table:table-cell>
          <table:table-cell office:value-type="float" office:value="-0.291231215" calcext:value-type="float">
            <text:p>-0.291231215</text:p>
          </table:table-cell>
          <table:table-cell office:value-type="float" office:value="3.68458815575" calcext:value-type="float">
            <text:p>3.6845881558</text:p>
          </table:table-cell>
          <table:table-cell office:value-type="float" office:value="-0.338302969933" calcext:value-type="float">
            <text:p>-0.3383029699</text:p>
          </table:table-cell>
        </table:table-row>
        <table:table-row table:style-name="ro1">
          <table:table-cell office:value-type="float" office:value="4.98522281647" calcext:value-type="float">
            <text:p>4.9852228165</text:p>
          </table:table-cell>
          <table:table-cell office:value-type="float" office:value="-0.298885881901" calcext:value-type="float">
            <text:p>-0.2988858819</text:p>
          </table:table-cell>
          <table:table-cell office:value-type="float" office:value="3.73622270584" calcext:value-type="float">
            <text:p>3.7362227058</text:p>
          </table:table-cell>
          <table:table-cell office:value-type="float" office:value="-0.310067355633" calcext:value-type="float">
            <text:p>-0.3100673556</text:p>
          </table:table-cell>
        </table:table-row>
        <table:table-row table:style-name="ro1">
          <table:table-cell office:value-type="float" office:value="5.07920312881" calcext:value-type="float">
            <text:p>5.0792031288</text:p>
          </table:table-cell>
          <table:table-cell office:value-type="float" office:value="-0.305311650038" calcext:value-type="float">
            <text:p>-0.30531165</text:p>
          </table:table-cell>
          <table:table-cell office:value-type="float" office:value="3.80996700287" calcext:value-type="float">
            <text:p>3.8099670029</text:p>
          </table:table-cell>
          <table:table-cell office:value-type="float" office:value="-0.271126687527" calcext:value-type="float">
            <text:p>-0.2711266875</text:p>
          </table:table-cell>
        </table:table-row>
        <table:table-row table:style-name="ro1">
          <table:table-cell office:value-type="float" office:value="5.17072725296" calcext:value-type="float">
            <text:p>5.170727253</text:p>
          </table:table-cell>
          <table:table-cell office:value-type="float" office:value="-0.317278683186" calcext:value-type="float">
            <text:p>-0.3172786832</text:p>
          </table:table-cell>
          <table:table-cell office:value-type="float" office:value="3.8846275425" calcext:value-type="float">
            <text:p>3.8846275425</text:p>
          </table:table-cell>
          <table:table-cell office:value-type="float" office:value="-0.229258403182" calcext:value-type="float">
            <text:p>-0.2292584032</text:p>
          </table:table-cell>
        </table:table-row>
        <table:table-row table:style-name="ro1">
          <table:table-cell office:value-type="float" office:value="5.25486516953" calcext:value-type="float">
            <text:p>5.2548651695</text:p>
          </table:table-cell>
          <table:table-cell office:value-type="float" office:value="-0.3305324018" calcext:value-type="float">
            <text:p>-0.3305324018</text:p>
          </table:table-cell>
          <table:table-cell office:value-type="float" office:value="3.96535988808" calcext:value-type="float">
            <text:p>3.9653598881</text:p>
          </table:table-cell>
          <table:table-cell office:value-type="float" office:value="-0.184399232268" calcext:value-type="float">
            <text:p>-0.1843992323</text:p>
          </table:table-cell>
        </table:table-row>
        <table:table-row table:style-name="ro1">
          <table:table-cell office:value-type="float" office:value="6.67953395844" calcext:value-type="float">
            <text:p>6.6795339584</text:p>
          </table:table-cell>
          <table:table-cell office:value-type="float" office:value="-0.408398360014" calcext:value-type="float">
            <text:p>-0.40839836</text:p>
          </table:table-cell>
          <table:table-cell office:value-type="float" office:value="4.03294893265" calcext:value-type="float">
            <text:p>4.0329489327</text:p>
          </table:table-cell>
          <table:table-cell office:value-type="float" office:value="-0.147245451808" calcext:value-type="float">
            <text:p>-0.1472454518</text:p>
          </table:table-cell>
        </table:table-row>
        <table:table-row table:style-name="ro1">
          <table:table-cell office:value-type="float" office:value="6.80333852768" calcext:value-type="float">
            <text:p>6.8033385277</text:p>
          </table:table-cell>
          <table:table-cell office:value-type="float" office:value="-0.424877792597" calcext:value-type="float">
            <text:p>-0.4248777926</text:p>
          </table:table-cell>
          <table:table-cell office:value-type="float" office:value="4.09951349258" calcext:value-type="float">
            <text:p>4.0995134926</text:p>
          </table:table-cell>
          <table:table-cell office:value-type="float" office:value="-0.120562814176" calcext:value-type="float">
            <text:p>-0.1205628142</text:p>
          </table:table-cell>
        </table:table-row>
        <table:table-row table:style-name="ro1">
          <table:table-cell office:value-type="float" office:value="6.93122673035" calcext:value-type="float">
            <text:p>6.9312267304</text:p>
          </table:table-cell>
          <table:table-cell office:value-type="float" office:value="-0.442468255758" calcext:value-type="float">
            <text:p>-0.4424682558</text:p>
          </table:table-cell>
          <table:table-cell office:value-type="float" office:value="4.15744420052" calcext:value-type="float">
            <text:p>4.1574442005</text:p>
          </table:table-cell>
          <table:table-cell office:value-type="float" office:value="-0.108453124762" calcext:value-type="float">
            <text:p>-0.1084531248</text:p>
          </table:table-cell>
        </table:table-row>
        <table:table-row table:style-name="ro1">
          <table:table-cell office:value-type="float" office:value="7.06520271301" calcext:value-type="float">
            <text:p>7.065202713</text:p>
          </table:table-cell>
          <table:table-cell office:value-type="float" office:value="-0.457782685757" calcext:value-type="float">
            <text:p>-0.4577826858</text:p>
          </table:table-cell>
          <table:table-cell office:value-type="float" office:value="4.20154162407" calcext:value-type="float">
            <text:p>4.2015416241</text:p>
          </table:table-cell>
          <table:table-cell office:value-type="float" office:value="-0.110258735716" calcext:value-type="float">
            <text:p>-0.1102587357</text:p>
          </table:table-cell>
        </table:table-row>
        <table:table-row table:style-name="ro1">
          <table:table-cell office:value-type="float" office:value="7.20257902145" calcext:value-type="float">
            <text:p>7.2025790215</text:p>
          </table:table-cell>
          <table:table-cell office:value-type="float" office:value="-0.473304271698" calcext:value-type="float">
            <text:p>-0.4733042717</text:p>
          </table:table-cell>
          <table:table-cell office:value-type="float" office:value="4.23314090729" calcext:value-type="float">
            <text:p>4.2331409073</text:p>
          </table:table-cell>
          <table:table-cell office:value-type="float" office:value="-0.118762567639" calcext:value-type="float">
            <text:p>-0.1187625676</text:p>
          </table:table-cell>
        </table:table-row>
        <table:table-row table:style-name="ro1">
          <table:table-cell office:value-type="float" office:value="7.34051322937" calcext:value-type="float">
            <text:p>7.3405132294</text:p>
          </table:table-cell>
          <table:table-cell office:value-type="float" office:value="-0.488943457603" calcext:value-type="float">
            <text:p>-0.4889434576</text:p>
          </table:table-cell>
          <table:table-cell office:value-type="float" office:value="4.26728697777" calcext:value-type="float">
            <text:p>4.2672869778</text:p>
          </table:table-cell>
          <table:table-cell office:value-type="float" office:value="-0.125258475542" calcext:value-type="float">
            <text:p>-0.1252584755</text:p>
          </table:table-cell>
        </table:table-row>
        <table:table-row table:style-name="ro1">
          <table:table-cell office:value-type="float" office:value="7.47545623779" calcext:value-type="float">
            <text:p>7.4754562378</text:p>
          </table:table-cell>
          <table:table-cell office:value-type="float" office:value="-0.503987729549" calcext:value-type="float">
            <text:p>-0.5039877295</text:p>
          </table:table-cell>
          <table:table-cell office:value-type="float" office:value="4.31388016701" calcext:value-type="float">
            <text:p>4.313880167</text:p>
          </table:table-cell>
          <table:table-cell office:value-type="float" office:value="-0.125563979149" calcext:value-type="float">
            <text:p>-0.1255639791</text:p>
          </table:table-cell>
        </table:table-row>
        <table:table-row table:style-name="ro1">
          <table:table-cell office:value-type="float" office:value="7.60748529434" calcext:value-type="float">
            <text:p>7.6074852943</text:p>
          </table:table-cell>
          <table:table-cell office:value-type="float" office:value="-0.520043313503" calcext:value-type="float">
            <text:p>-0.5200433135</text:p>
          </table:table-cell>
          <table:table-cell office:value-type="float" office:value="4.37184854507" calcext:value-type="float">
            <text:p>4.3718485451</text:p>
          </table:table-cell>
          <table:table-cell office:value-type="float" office:value="-0.118700280786" calcext:value-type="float">
            <text:p>-0.1187002808</text:p>
          </table:table-cell>
        </table:table-row>
        <table:table-row table:style-name="ro1">
          <table:table-cell office:value-type="float" office:value="7.72498273849" calcext:value-type="float">
            <text:p>7.7249827385</text:p>
          </table:table-cell>
          <table:table-cell office:value-type="float" office:value="-0.534452140331" calcext:value-type="float">
            <text:p>-0.5344521403</text:p>
          </table:table-cell>
          <table:table-cell office:value-type="float" office:value="4.43490978241" calcext:value-type="float">
            <text:p>4.4349097824</text:p>
          </table:table-cell>
          <table:table-cell office:value-type="float" office:value="-0.11144554615" calcext:value-type="float">
            <text:p>-0.1114455462</text:p>
          </table:table-cell>
        </table:table-row>
        <table:table-row table:style-name="ro1">
          <table:table-cell office:value-type="float" office:value="7.90672588348" calcext:value-type="float">
            <text:p>7.9067258835</text:p>
          </table:table-cell>
          <table:table-cell office:value-type="float" office:value="-0.556669890881" calcext:value-type="float">
            <text:p>-0.5566698909</text:p>
          </table:table-cell>
          <table:table-cell office:value-type="float" office:value="4.4971465683" calcext:value-type="float">
            <text:p>4.4971465683</text:p>
          </table:table-cell>
          <table:table-cell office:value-type="float" office:value="-0.107828460634" calcext:value-type="float">
            <text:p>-0.1078284606</text:p>
          </table:table-cell>
        </table:table-row>
        <table:table-row table:style-name="ro1">
          <table:table-cell office:value-type="float" office:value="8.02737903595" calcext:value-type="float">
            <text:p>8.027379036</text:p>
          </table:table-cell>
          <table:table-cell office:value-type="float" office:value="-0.573927640915" calcext:value-type="float">
            <text:p>-0.5739276409</text:p>
          </table:table-cell>
          <table:table-cell office:value-type="float" office:value="4.55671139717" calcext:value-type="float">
            <text:p>4.5567113972</text:p>
          </table:table-cell>
          <table:table-cell office:value-type="float" office:value="-0.107882924378" calcext:value-type="float">
            <text:p>-0.1078829244</text:p>
          </table:table-cell>
        </table:table-row>
        <table:table-row table:style-name="ro1">
          <table:table-cell office:value-type="float" office:value="8.16035461426" calcext:value-type="float">
            <text:p>8.1603546143</text:p>
          </table:table-cell>
          <table:table-cell office:value-type="float" office:value="-0.589258491993" calcext:value-type="float">
            <text:p>-0.589258492</text:p>
          </table:table-cell>
          <table:table-cell office:value-type="float" office:value="4.6126825428" calcext:value-type="float">
            <text:p>4.6126825428</text:p>
          </table:table-cell>
          <table:table-cell office:value-type="float" office:value="-0.109516657889" calcext:value-type="float">
            <text:p>-0.1095166579</text:p>
          </table:table-cell>
        </table:table-row>
        <table:table-row table:style-name="ro1">
          <table:table-cell office:value-type="float" office:value="8.30478286743" calcext:value-type="float">
            <text:p>8.3047828674</text:p>
          </table:table-cell>
          <table:table-cell office:value-type="float" office:value="-0.601974844933" calcext:value-type="float">
            <text:p>-0.6019748449</text:p>
          </table:table-cell>
          <table:table-cell office:value-type="float" office:value="4.66815205574" calcext:value-type="float">
            <text:p>4.6681520557</text:p>
          </table:table-cell>
          <table:table-cell office:value-type="float" office:value="-0.113994829357" calcext:value-type="float">
            <text:p>-0.1139948294</text:p>
          </table:table-cell>
        </table:table-row>
        <table:table-row table:style-name="ro1">
          <table:table-cell office:value-type="float" office:value="8.45377063751" calcext:value-type="float">
            <text:p>8.4537706375</text:p>
          </table:table-cell>
          <table:table-cell office:value-type="float" office:value="-0.618121087551" calcext:value-type="float">
            <text:p>-0.6181210876</text:p>
          </table:table-cell>
          <table:table-cell office:value-type="float" office:value="4.68982692719" calcext:value-type="float">
            <text:p>4.6898269272</text:p>
          </table:table-cell>
          <table:table-cell office:value-type="float" office:value="-0.125746205449" calcext:value-type="float">
            <text:p>-0.1257462054</text:p>
          </table:table-cell>
        </table:table-row>
        <table:table-row table:style-name="ro1">
          <table:table-cell office:value-type="float" office:value="8.60180473328" calcext:value-type="float">
            <text:p>8.6018047333</text:p>
          </table:table-cell>
          <table:table-cell office:value-type="float" office:value="-0.633636534214" calcext:value-type="float">
            <text:p>-0.6336365342</text:p>
          </table:table-cell>
          <table:table-cell office:value-type="float" office:value="4.72217389107" calcext:value-type="float">
            <text:p>4.7221738911</text:p>
          </table:table-cell>
          <table:table-cell office:value-type="float" office:value="-0.135398134589" calcext:value-type="float">
            <text:p>-0.1353981346</text:p>
          </table:table-cell>
        </table:table-row>
        <table:table-row table:style-name="ro1">
          <table:table-cell office:value-type="float" office:value="8.74605464935" calcext:value-type="float">
            <text:p>8.7460546494</text:p>
          </table:table-cell>
          <table:table-cell office:value-type="float" office:value="-0.646519124508" calcext:value-type="float">
            <text:p>-0.6465191245</text:p>
          </table:table-cell>
          <table:table-cell office:value-type="float" office:value="4.75771828651" calcext:value-type="float">
            <text:p>4.7577182865</text:p>
          </table:table-cell>
          <table:table-cell office:value-type="float" office:value="-0.147398039699" calcext:value-type="float">
            <text:p>-0.1473980397</text:p>
          </table:table-cell>
        </table:table-row>
        <table:table-row table:style-name="ro1">
          <table:table-cell office:value-type="float" office:value="8.88087272644" calcext:value-type="float">
            <text:p>8.8808727264</text:p>
          </table:table-cell>
          <table:table-cell office:value-type="float" office:value="-0.663816332817" calcext:value-type="float">
            <text:p>-0.6638163328</text:p>
          </table:table-cell>
          <table:table-cell office:value-type="float" office:value="4.81195660591" calcext:value-type="float">
            <text:p>4.8119566059</text:p>
          </table:table-cell>
          <table:table-cell office:value-type="float" office:value="-0.15935318172" calcext:value-type="float">
            <text:p>-0.1593531817</text:p>
          </table:table-cell>
        </table:table-row>
        <table:table-row table:style-name="ro1">
          <table:table-cell office:value-type="float" office:value="9.01011276245" calcext:value-type="float">
            <text:p>9.0101127625</text:p>
          </table:table-cell>
          <table:table-cell office:value-type="float" office:value="-0.68787497282" calcext:value-type="float">
            <text:p>-0.6878749728</text:p>
          </table:table-cell>
          <table:table-cell office:value-type="float" office:value="4.86961647034" calcext:value-type="float">
            <text:p>4.8696164703</text:p>
          </table:table-cell>
          <table:table-cell office:value-type="float" office:value="-0.169423490763" calcext:value-type="float">
            <text:p>-0.1694234908</text:p>
          </table:table-cell>
        </table:table-row>
        <table:table-row table:style-name="ro1">
          <table:table-cell office:value-type="float" office:value="9.14878749847" calcext:value-type="float">
            <text:p>9.1487874985</text:p>
          </table:table-cell>
          <table:table-cell office:value-type="float" office:value="-0.70943069458" calcext:value-type="float">
            <text:p>-0.7094306946</text:p>
          </table:table-cell>
          <table:table-cell office:value-type="float" office:value="4.93106599808" calcext:value-type="float">
            <text:p>4.9310659981</text:p>
          </table:table-cell>
          <table:table-cell office:value-type="float" office:value="-0.177890092134" calcext:value-type="float">
            <text:p>-0.1778900921</text:p>
          </table:table-cell>
        </table:table-row>
        <table:table-row table:style-name="ro1">
          <table:table-cell office:value-type="float" office:value="9.28294563293" calcext:value-type="float">
            <text:p>9.2829456329</text:p>
          </table:table-cell>
          <table:table-cell office:value-type="float" office:value="-0.732728838921" calcext:value-type="float">
            <text:p>-0.7327288389</text:p>
          </table:table-cell>
          <table:table-cell office:value-type="float" office:value="4.99441572189" calcext:value-type="float">
            <text:p>4.9944157219</text:p>
          </table:table-cell>
          <table:table-cell office:value-type="float" office:value="-0.186339080334" calcext:value-type="float">
            <text:p>-0.1863390803</text:p>
          </table:table-cell>
        </table:table-row>
        <table:table-row table:style-name="ro1">
          <table:table-cell office:value-type="float" office:value="9.4069185257" calcext:value-type="float">
            <text:p>9.4069185257</text:p>
          </table:table-cell>
          <table:table-cell office:value-type="float" office:value="-0.760982275009" calcext:value-type="float">
            <text:p>-0.760982275</text:p>
          </table:table-cell>
          <table:table-cell office:value-type="float" office:value="5.03314491272" calcext:value-type="float">
            <text:p>5.0331449127</text:p>
          </table:table-cell>
          <table:table-cell office:value-type="float" office:value="-0.194244518876" calcext:value-type="float">
            <text:p>-0.1942445189</text:p>
          </table:table-cell>
        </table:table-row>
        <table:table-row table:style-name="ro1">
          <table:table-cell office:value-type="float" office:value="9.51104736328" calcext:value-type="float">
            <text:p>9.5110473633</text:p>
          </table:table-cell>
          <table:table-cell office:value-type="float" office:value="-0.791193008423" calcext:value-type="float">
            <text:p>-0.7911930084</text:p>
          </table:table-cell>
          <table:table-cell office:value-type="float" office:value="5.07049127579" calcext:value-type="float">
            <text:p>5.0704912758</text:p>
          </table:table-cell>
          <table:table-cell office:value-type="float" office:value="-0.203795671463" calcext:value-type="float">
            <text:p>-0.2037956715</text:p>
          </table:table-cell>
        </table:table-row>
        <table:table-row table:style-name="ro1">
          <table:table-cell office:value-type="float" office:value="9.58710193634" calcext:value-type="float">
            <text:p>9.5871019363</text:p>
          </table:table-cell>
          <table:table-cell office:value-type="float" office:value="-0.82044839859" calcext:value-type="float">
            <text:p>-0.8204483986</text:p>
          </table:table-cell>
          <table:table-cell office:value-type="float" office:value="5.13335605621" calcext:value-type="float">
            <text:p>5.1333560562</text:p>
          </table:table-cell>
          <table:table-cell office:value-type="float" office:value="-0.216880902648" calcext:value-type="float">
            <text:p>-0.2168809026</text:p>
          </table:table-cell>
        </table:table-row>
        <table:table-row table:style-name="ro1">
          <table:table-cell office:value-type="float" office:value="9.63607215881" calcext:value-type="float">
            <text:p>9.6360721588</text:p>
          </table:table-cell>
          <table:table-cell office:value-type="float" office:value="-0.857183873653" calcext:value-type="float">
            <text:p>-0.8571838737</text:p>
          </table:table-cell>
          <table:table-cell office:value-type="float" office:value="5.19833656311" calcext:value-type="float">
            <text:p>5.1983365631</text:p>
          </table:table-cell>
          <table:table-cell office:value-type="float" office:value="-0.230273365974" calcext:value-type="float">
            <text:p>-0.230273366</text:p>
          </table:table-cell>
        </table:table-row>
        <table:table-row table:style-name="ro1">
          <table:table-cell office:value-type="float" office:value="9.66193389893" calcext:value-type="float">
            <text:p>9.6619338989</text:p>
          </table:table-cell>
          <table:table-cell office:value-type="float" office:value="-0.900826454163" calcext:value-type="float">
            <text:p>-0.9008264542</text:p>
          </table:table-cell>
          <table:table-cell office:value-type="float" office:value="5.26265855789" calcext:value-type="float">
            <text:p>5.2626585579</text:p>
          </table:table-cell>
          <table:table-cell office:value-type="float" office:value="-0.244190171361" calcext:value-type="float">
            <text:p>-0.2441901714</text:p>
          </table:table-cell>
        </table:table-row>
        <table:table-row table:style-name="ro1">
          <table:table-cell office:value-type="float" office:value="9.63489151001" calcext:value-type="float">
            <text:p>9.63489151</text:p>
          </table:table-cell>
          <table:table-cell office:value-type="float" office:value="-0.940681695938" calcext:value-type="float">
            <text:p>-0.9406816959</text:p>
          </table:table-cell>
          <table:table-cell office:value-type="float" office:value="5.33114715576" calcext:value-type="float">
            <text:p>5.3311471558</text:p>
          </table:table-cell>
          <table:table-cell office:value-type="float" office:value="-0.256938964128" calcext:value-type="float">
            <text:p>-0.2569389641</text:p>
          </table:table-cell>
        </table:table-row>
        <table:table-row table:style-name="ro1">
          <table:table-cell office:value-type="float" office:value="9.58373069763" calcext:value-type="float">
            <text:p>9.5837306976</text:p>
          </table:table-cell>
          <table:table-cell office:value-type="float" office:value="-0.97818928957" calcext:value-type="float">
            <text:p>-0.9781892896</text:p>
          </table:table-cell>
          <table:table-cell office:value-type="float" office:value="5.40409418106" calcext:value-type="float">
            <text:p>5.4040941811</text:p>
          </table:table-cell>
          <table:table-cell office:value-type="float" office:value="-0.267894178629" calcext:value-type="float">
            <text:p>-0.2678941786</text:p>
          </table:table-cell>
        </table:table-row>
        <table:table-row table:style-name="ro1">
          <table:table-cell office:value-type="float" office:value="9.54225158691" calcext:value-type="float">
            <text:p>9.5422515869</text:p>
          </table:table-cell>
          <table:table-cell office:value-type="float" office:value="-1.02013266087" calcext:value-type="float">
            <text:p>-1.0201326609</text:p>
          </table:table-cell>
          <table:table-cell office:value-type="float" office:value="5.48316856384" calcext:value-type="float">
            <text:p>5.4831685638</text:p>
          </table:table-cell>
          <table:table-cell office:value-type="float" office:value="-0.278775304556" calcext:value-type="float">
            <text:p>-0.2787753046</text:p>
          </table:table-cell>
        </table:table-row>
        <table:table-row table:style-name="ro1">
          <table:table-cell office:value-type="float" office:value="9.50378704071" calcext:value-type="float">
            <text:p>9.5037870407</text:p>
          </table:table-cell>
          <table:table-cell office:value-type="float" office:value="-1.06358003616" calcext:value-type="float">
            <text:p>-1.0635800362</text:p>
          </table:table-cell>
          <table:table-cell office:value-type="float" office:value="5.56682344437" calcext:value-type="float">
            <text:p>5.5668234444</text:p>
          </table:table-cell>
          <table:table-cell office:value-type="float" office:value="-0.287849336863" calcext:value-type="float">
            <text:p>-0.2878493369</text:p>
          </table:table-cell>
        </table:table-row>
        <table:table-row table:style-name="ro1">
          <table:table-cell office:value-type="float" office:value="9.5022983551" calcext:value-type="float">
            <text:p>9.5022983551</text:p>
          </table:table-cell>
          <table:table-cell office:value-type="float" office:value="-1.11084401608" calcext:value-type="float">
            <text:p>-1.1108440161</text:p>
          </table:table-cell>
          <table:table-cell office:value-type="float" office:value="5.61750932693" calcext:value-type="float">
            <text:p>5.6175093269</text:p>
          </table:table-cell>
          <table:table-cell office:value-type="float" office:value="-0.288371771574" calcext:value-type="float">
            <text:p>-0.2883717716</text:p>
          </table:table-cell>
        </table:table-row>
        <table:table-row table:style-name="ro1">
          <table:table-cell office:value-type="float" office:value="9.46934700012" calcext:value-type="float">
            <text:p>9.4693470001</text:p>
          </table:table-cell>
          <table:table-cell office:value-type="float" office:value="-1.14679861069" calcext:value-type="float">
            <text:p>-1.1467986107</text:p>
          </table:table-cell>
          <table:table-cell office:value-type="float" office:value="5.63442750931" calcext:value-type="float">
            <text:p>5.6344275093</text:p>
          </table:table-cell>
          <table:table-cell office:value-type="float" office:value="-0.28405585885" calcext:value-type="float">
            <text:p>-0.2840558589</text:p>
          </table:table-cell>
        </table:table-row>
        <table:table-row table:style-name="ro1">
          <table:table-cell office:value-type="float" office:value="9.42655277252" calcext:value-type="float">
            <text:p>9.4265527725</text:p>
          </table:table-cell>
          <table:table-cell office:value-type="float" office:value="-1.1707136631" calcext:value-type="float">
            <text:p>-1.1707136631</text:p>
          </table:table-cell>
          <table:table-cell office:value-type="float" office:value="5.72424884796" calcext:value-type="float">
            <text:p>5.724248848</text:p>
          </table:table-cell>
          <table:table-cell office:value-type="float" office:value="-0.291231215" calcext:value-type="float">
            <text:p>-0.291231215</text:p>
          </table:table-cell>
        </table:table-row>
        <table:table-row table:style-name="ro1">
          <table:table-cell office:value-type="float" office:value="9.40596866608" calcext:value-type="float">
            <text:p>9.4059686661</text:p>
          </table:table-cell>
          <table:table-cell office:value-type="float" office:value="-1.19708383083" calcext:value-type="float">
            <text:p>-1.1970838308</text:p>
          </table:table-cell>
          <table:table-cell office:value-type="float" office:value="5.82022281647" calcext:value-type="float">
            <text:p>5.8202228165</text:p>
          </table:table-cell>
          <table:table-cell office:value-type="float" office:value="-0.298885881901" calcext:value-type="float">
            <text:p>-0.2988858819</text:p>
          </table:table-cell>
        </table:table-row>
        <table:table-row table:style-name="ro1">
          <table:table-cell office:value-type="float" office:value="9.3993768692" calcext:value-type="float">
            <text:p>9.3993768692</text:p>
          </table:table-cell>
          <table:table-cell office:value-type="float" office:value="-1.23317456245" calcext:value-type="float">
            <text:p>-1.2331745625</text:p>
          </table:table-cell>
          <table:table-cell office:value-type="float" office:value="5.91420312881" calcext:value-type="float">
            <text:p>5.9142031288</text:p>
          </table:table-cell>
          <table:table-cell office:value-type="float" office:value="-0.305311650038" calcext:value-type="float">
            <text:p>-0.30531165</text:p>
          </table:table-cell>
        </table:table-row>
        <table:table-row table:style-name="ro1">
          <table:table-cell office:value-type="float" office:value="9.39378547668" calcext:value-type="float">
            <text:p>9.3937854767</text:p>
          </table:table-cell>
          <table:table-cell office:value-type="float" office:value="-1.26907467842" calcext:value-type="float">
            <text:p>-1.2690746784</text:p>
          </table:table-cell>
          <table:table-cell office:value-type="float" office:value="6.00572725296" calcext:value-type="float">
            <text:p>6.005727253</text:p>
          </table:table-cell>
          <table:table-cell office:value-type="float" office:value="-0.317278683186" calcext:value-type="float">
            <text:p>-0.3172786832</text:p>
          </table:table-cell>
        </table:table-row>
        <table:table-row table:style-name="ro1">
          <table:table-cell office:value-type="float" office:value="9.38199424744" calcext:value-type="float">
            <text:p>9.3819942474</text:p>
          </table:table-cell>
          <table:table-cell office:value-type="float" office:value="-1.3023403883" calcext:value-type="float">
            <text:p>-1.3023403883</text:p>
          </table:table-cell>
          <table:table-cell office:value-type="float" office:value="6.08986516953" calcext:value-type="float">
            <text:p>6.0898651695</text:p>
          </table:table-cell>
          <table:table-cell office:value-type="float" office:value="-0.3305324018" calcext:value-type="float">
            <text:p>-0.3305324018</text:p>
          </table:table-cell>
        </table:table-row>
        <table:table-row table:style-name="ro1">
          <table:table-cell office:value-type="float" office:value="9.36881446838" calcext:value-type="float">
            <text:p>9.3688144684</text:p>
          </table:table-cell>
          <table:table-cell office:value-type="float" office:value="-1.33959639072" calcext:value-type="float">
            <text:p>-1.3395963907</text:p>
          </table:table-cell>
          <table:table-cell office:value-type="float" office:value="7.51453395844" calcext:value-type="float">
            <text:p>7.5145339584</text:p>
          </table:table-cell>
          <table:table-cell office:value-type="float" office:value="-0.408398360014" calcext:value-type="float">
            <text:p>-0.40839836</text:p>
          </table:table-cell>
        </table:table-row>
        <table:table-row table:style-name="ro1">
          <table:table-cell office:value-type="float" office:value="9.34448051453" calcext:value-type="float">
            <text:p>9.3444805145</text:p>
          </table:table-cell>
          <table:table-cell office:value-type="float" office:value="-1.36772632599" calcext:value-type="float">
            <text:p>-1.367726326</text:p>
          </table:table-cell>
          <table:table-cell office:value-type="float" office:value="7.63833852768" calcext:value-type="float">
            <text:p>7.6383385277</text:p>
          </table:table-cell>
          <table:table-cell office:value-type="float" office:value="-0.424877792597" calcext:value-type="float">
            <text:p>-0.4248777926</text:p>
          </table:table-cell>
        </table:table-row>
        <table:table-row table:style-name="ro1">
          <table:table-cell office:value-type="float" office:value="9.31242752075" calcext:value-type="float">
            <text:p>9.3124275208</text:p>
          </table:table-cell>
          <table:table-cell office:value-type="float" office:value="-1.38641667366" calcext:value-type="float">
            <text:p>-1.3864166737</text:p>
          </table:table-cell>
          <table:table-cell office:value-type="float" office:value="7.76622673035" calcext:value-type="float">
            <text:p>7.7662267304</text:p>
          </table:table-cell>
          <table:table-cell office:value-type="float" office:value="-0.442468255758" calcext:value-type="float">
            <text:p>-0.4424682558</text:p>
          </table:table-cell>
        </table:table-row>
        <table:table-row table:style-name="ro1">
          <table:table-cell office:value-type="float" office:value="9.28179264069" calcext:value-type="float">
            <text:p>9.2817926407</text:p>
          </table:table-cell>
          <table:table-cell office:value-type="float" office:value="-1.40035891533" calcext:value-type="float">
            <text:p>-1.4003589153</text:p>
          </table:table-cell>
          <table:table-cell office:value-type="float" office:value="7.90020271301" calcext:value-type="float">
            <text:p>7.900202713</text:p>
          </table:table-cell>
          <table:table-cell office:value-type="float" office:value="-0.457782685757" calcext:value-type="float">
            <text:p>-0.4577826858</text:p>
          </table:table-cell>
        </table:table-row>
        <table:table-row table:style-name="ro1">
          <table:table-cell office:value-type="float" office:value="9.25134944916" calcext:value-type="float">
            <text:p>9.2513494492</text:p>
          </table:table-cell>
          <table:table-cell office:value-type="float" office:value="-1.41367995739" calcext:value-type="float">
            <text:p>-1.4136799574</text:p>
          </table:table-cell>
          <table:table-cell office:value-type="float" office:value="8.03757902145" calcext:value-type="float">
            <text:p>8.0375790215</text:p>
          </table:table-cell>
          <table:table-cell office:value-type="float" office:value="-0.473304271698" calcext:value-type="float">
            <text:p>-0.4733042717</text:p>
          </table:table-cell>
        </table:table-row>
        <table:table-row table:style-name="ro1">
          <table:table-cell office:value-type="float" office:value="9.8903503418" calcext:value-type="float">
            <text:p>9.8903503418</text:p>
          </table:table-cell>
          <table:table-cell office:value-type="float" office:value="-1.64506316185" calcext:value-type="float">
            <text:p>-1.6450631619</text:p>
          </table:table-cell>
          <table:table-cell office:value-type="float" office:value="8.17551322937" calcext:value-type="float">
            <text:p>8.1755132294</text:p>
          </table:table-cell>
          <table:table-cell office:value-type="float" office:value="-0.488943457603" calcext:value-type="float">
            <text:p>-0.4889434576</text:p>
          </table:table-cell>
        </table:table-row>
        <table:table-row table:style-name="ro1">
          <table:table-cell office:value-type="float" office:value="9.86814785004" calcext:value-type="float">
            <text:p>9.86814785</text:p>
          </table:table-cell>
          <table:table-cell office:value-type="float" office:value="-1.66590678692" calcext:value-type="float">
            <text:p>-1.6659067869</text:p>
          </table:table-cell>
          <table:table-cell office:value-type="float" office:value="8.31045623779" calcext:value-type="float">
            <text:p>8.3104562378</text:p>
          </table:table-cell>
          <table:table-cell office:value-type="float" office:value="-0.503987729549" calcext:value-type="float">
            <text:p>-0.5039877295</text:p>
          </table:table-cell>
        </table:table-row>
        <table:table-row table:style-name="ro1">
          <table:table-cell office:value-type="float" office:value="9.84603118896" calcext:value-type="float">
            <text:p>9.846031189</text:p>
          </table:table-cell>
          <table:table-cell office:value-type="float" office:value="-1.68630647659" calcext:value-type="float">
            <text:p>-1.6863064766</text:p>
          </table:table-cell>
          <table:table-cell office:value-type="float" office:value="8.44248529434" calcext:value-type="float">
            <text:p>8.4424852943</text:p>
          </table:table-cell>
          <table:table-cell office:value-type="float" office:value="-0.520043313503" calcext:value-type="float">
            <text:p>-0.5200433135</text:p>
          </table:table-cell>
        </table:table-row>
        <table:table-row table:style-name="ro1">
          <table:table-cell office:value-type="float" office:value="9.8231010437" calcext:value-type="float">
            <text:p>9.8231010437</text:p>
          </table:table-cell>
          <table:table-cell office:value-type="float" office:value="-1.70529520512" calcext:value-type="float">
            <text:p>-1.7052952051</text:p>
          </table:table-cell>
          <table:table-cell office:value-type="float" office:value="8.55998273849" calcext:value-type="float">
            <text:p>8.5599827385</text:p>
          </table:table-cell>
          <table:table-cell office:value-type="float" office:value="-0.534452140331" calcext:value-type="float">
            <text:p>-0.5344521403</text:p>
          </table:table-cell>
        </table:table-row>
        <table:table-row table:style-name="ro1">
          <table:table-cell office:value-type="float" office:value="9.79956531525" calcext:value-type="float">
            <text:p>9.7995653153</text:p>
          </table:table-cell>
          <table:table-cell office:value-type="float" office:value="-1.72322022915" calcext:value-type="float">
            <text:p>-1.7232202292</text:p>
          </table:table-cell>
          <table:table-cell office:value-type="float" office:value="8.74172588348" calcext:value-type="float">
            <text:p>8.7417258835</text:p>
          </table:table-cell>
          <table:table-cell office:value-type="float" office:value="-0.556669890881" calcext:value-type="float">
            <text:p>-0.5566698909</text:p>
          </table:table-cell>
        </table:table-row>
        <table:table-row table:style-name="ro1">
          <table:table-cell office:value-type="float" office:value="9.77530193329" calcext:value-type="float">
            <text:p>9.7753019333</text:p>
          </table:table-cell>
          <table:table-cell office:value-type="float" office:value="-1.74133038521" calcext:value-type="float">
            <text:p>-1.7413303852</text:p>
          </table:table-cell>
          <table:table-cell office:value-type="float" office:value="8.86237903595" calcext:value-type="float">
            <text:p>8.862379036</text:p>
          </table:table-cell>
          <table:table-cell office:value-type="float" office:value="-0.573927640915" calcext:value-type="float">
            <text:p>-0.5739276409</text:p>
          </table:table-cell>
        </table:table-row>
        <table:table-row table:style-name="ro1">
          <table:table-cell office:value-type="float" office:value="9.75149250031" calcext:value-type="float">
            <text:p>9.7514925003</text:p>
          </table:table-cell>
          <table:table-cell office:value-type="float" office:value="-1.75947117805" calcext:value-type="float">
            <text:p>-1.7594711781</text:p>
          </table:table-cell>
          <table:table-cell office:value-type="float" office:value="8.99535461426" calcext:value-type="float">
            <text:p>8.9953546143</text:p>
          </table:table-cell>
          <table:table-cell office:value-type="float" office:value="-0.589258491993" calcext:value-type="float">
            <text:p>-0.589258492</text:p>
          </table:table-cell>
        </table:table-row>
        <table:table-row table:style-name="ro1">
          <table:table-cell office:value-type="float" office:value="9.72833347321" calcext:value-type="float">
            <text:p>9.7283334732</text:p>
          </table:table-cell>
          <table:table-cell office:value-type="float" office:value="-1.77931463718" calcext:value-type="float">
            <text:p>-1.7793146372</text:p>
          </table:table-cell>
          <table:table-cell office:value-type="float" office:value="9.13978286743" calcext:value-type="float">
            <text:p>9.1397828674</text:p>
          </table:table-cell>
          <table:table-cell office:value-type="float" office:value="-0.601974844933" calcext:value-type="float">
            <text:p>-0.6019748449</text:p>
          </table:table-cell>
        </table:table-row>
        <table:table-row table:style-name="ro1">
          <table:table-cell office:value-type="float" office:value="9.70663833618" calcext:value-type="float">
            <text:p>9.7066383362</text:p>
          </table:table-cell>
          <table:table-cell office:value-type="float" office:value="-1.80154144764" calcext:value-type="float">
            <text:p>-1.8015414476</text:p>
          </table:table-cell>
          <table:table-cell office:value-type="float" office:value="9.28877063751" calcext:value-type="float">
            <text:p>9.2887706375</text:p>
          </table:table-cell>
          <table:table-cell office:value-type="float" office:value="-0.618121087551" calcext:value-type="float">
            <text:p>-0.6181210876</text:p>
          </table:table-cell>
        </table:table-row>
        <table:table-row table:style-name="ro1">
          <table:table-cell office:value-type="float" office:value="9.68568229675" calcext:value-type="float">
            <text:p>9.6856822968</text:p>
          </table:table-cell>
          <table:table-cell office:value-type="float" office:value="-1.82831084728" calcext:value-type="float">
            <text:p>-1.8283108473</text:p>
          </table:table-cell>
          <table:table-cell office:value-type="float" office:value="9.43680473328" calcext:value-type="float">
            <text:p>9.4368047333</text:p>
          </table:table-cell>
          <table:table-cell office:value-type="float" office:value="-0.633636534214" calcext:value-type="float">
            <text:p>-0.6336365342</text:p>
          </table:table-cell>
        </table:table-row>
        <table:table-row table:style-name="ro1">
          <table:table-cell office:value-type="float" office:value="9.66608715057" calcext:value-type="float">
            <text:p>9.6660871506</text:p>
          </table:table-cell>
          <table:table-cell office:value-type="float" office:value="-1.85950744152" calcext:value-type="float">
            <text:p>-1.8595074415</text:p>
          </table:table-cell>
          <table:table-cell office:value-type="float" office:value="9.58105464935" calcext:value-type="float">
            <text:p>9.5810546494</text:p>
          </table:table-cell>
          <table:table-cell office:value-type="float" office:value="-0.646519124508" calcext:value-type="float">
            <text:p>-0.6465191245</text:p>
          </table:table-cell>
        </table:table-row>
        <table:table-row table:style-name="ro1">
          <table:table-cell office:value-type="float" office:value="9.64518642426" calcext:value-type="float">
            <text:p>9.6451864243</text:p>
          </table:table-cell>
          <table:table-cell office:value-type="float" office:value="-1.89284658432" calcext:value-type="float">
            <text:p>-1.8928465843</text:p>
          </table:table-cell>
          <table:table-cell office:value-type="float" office:value="9.71587272644" calcext:value-type="float">
            <text:p>9.7158727264</text:p>
          </table:table-cell>
          <table:table-cell office:value-type="float" office:value="-0.663816332817" calcext:value-type="float">
            <text:p>-0.6638163328</text:p>
          </table:table-cell>
        </table:table-row>
        <table:table-row table:style-name="ro1">
          <table:table-cell office:value-type="float" office:value="9.62989616394" calcext:value-type="float">
            <text:p>9.6298961639</text:p>
          </table:table-cell>
          <table:table-cell office:value-type="float" office:value="-1.9297876358" calcext:value-type="float">
            <text:p>-1.9297876358</text:p>
          </table:table-cell>
          <table:table-cell office:value-type="float" office:value="9.84511276245" calcext:value-type="float">
            <text:p>9.8451127625</text:p>
          </table:table-cell>
          <table:table-cell office:value-type="float" office:value="-0.68787497282" calcext:value-type="float">
            <text:p>-0.6878749728</text:p>
          </table:table-cell>
        </table:table-row>
        <table:table-row table:style-name="ro1">
          <table:table-cell office:value-type="float" office:value="9.61696243286" calcext:value-type="float">
            <text:p>9.6169624329</text:p>
          </table:table-cell>
          <table:table-cell office:value-type="float" office:value="-1.96090805531" calcext:value-type="float">
            <text:p>-1.9609080553</text:p>
          </table:table-cell>
          <table:table-cell office:value-type="float" office:value="9.98378749847" calcext:value-type="float">
            <text:p>9.9837874985</text:p>
          </table:table-cell>
          <table:table-cell office:value-type="float" office:value="-0.70943069458" calcext:value-type="float">
            <text:p>-0.7094306946</text:p>
          </table:table-cell>
        </table:table-row>
        <table:table-row table:style-name="ro1">
          <table:table-cell office:value-type="float" office:value="9.60369110107" calcext:value-type="float">
            <text:p>9.6036911011</text:p>
          </table:table-cell>
          <table:table-cell office:value-type="float" office:value="-1.98978888988" calcext:value-type="float">
            <text:p>-1.9897888899</text:p>
          </table:table-cell>
          <table:table-cell office:value-type="float" office:value="10.1179456329" calcext:value-type="float">
            <text:p>10.1179456329</text:p>
          </table:table-cell>
          <table:table-cell office:value-type="float" office:value="-0.732728838921" calcext:value-type="float">
            <text:p>-0.7327288389</text:p>
          </table:table-cell>
        </table:table-row>
        <table:table-row table:style-name="ro1">
          <table:table-cell office:value-type="float" office:value="9.58355712891" calcext:value-type="float">
            <text:p>9.5835571289</text:p>
          </table:table-cell>
          <table:table-cell office:value-type="float" office:value="-2.02588152885" calcext:value-type="float">
            <text:p>-2.0258815289</text:p>
          </table:table-cell>
          <table:table-cell office:value-type="float" office:value="10.2419185257" calcext:value-type="float">
            <text:p>10.2419185257</text:p>
          </table:table-cell>
          <table:table-cell office:value-type="float" office:value="-0.760982275009" calcext:value-type="float">
            <text:p>-0.760982275</text:p>
          </table:table-cell>
        </table:table-row>
        <table:table-row table:style-name="ro1">
          <table:table-cell office:value-type="float" office:value="9.62644100189" calcext:value-type="float">
            <text:p>9.6264410019</text:p>
          </table:table-cell>
          <table:table-cell office:value-type="float" office:value="-2.15472412109" calcext:value-type="float">
            <text:p>-2.1547241211</text:p>
          </table:table-cell>
          <table:table-cell office:value-type="float" office:value="10.3460473633" calcext:value-type="float">
            <text:p>10.3460473633</text:p>
          </table:table-cell>
          <table:table-cell office:value-type="float" office:value="-0.791193008423" calcext:value-type="float">
            <text:p>-0.7911930084</text:p>
          </table:table-cell>
        </table:table-row>
        <table:table-row table:style-name="ro1">
          <table:table-cell office:value-type="float" office:value="9.60512447357" calcext:value-type="float">
            <text:p>9.6051244736</text:p>
          </table:table-cell>
          <table:table-cell office:value-type="float" office:value="-2.18360114098" calcext:value-type="float">
            <text:p>-2.183601141</text:p>
          </table:table-cell>
          <table:table-cell office:value-type="float" office:value="10.4221019363" calcext:value-type="float">
            <text:p>10.4221019363</text:p>
          </table:table-cell>
          <table:table-cell office:value-type="float" office:value="-0.82044839859" calcext:value-type="float">
            <text:p>-0.8204483986</text:p>
          </table:table-cell>
        </table:table-row>
        <table:table-row table:style-name="ro1">
          <table:table-cell office:value-type="float" office:value="9.58267402649" calcext:value-type="float">
            <text:p>9.5826740265</text:p>
          </table:table-cell>
          <table:table-cell office:value-type="float" office:value="-2.20628070831" calcext:value-type="float">
            <text:p>-2.2062807083</text:p>
          </table:table-cell>
          <table:table-cell office:value-type="float" office:value="10.4710721588" calcext:value-type="float">
            <text:p>10.4710721588</text:p>
          </table:table-cell>
          <table:table-cell office:value-type="float" office:value="-0.857183873653" calcext:value-type="float">
            <text:p>-0.8571838737</text:p>
          </table:table-cell>
        </table:table-row>
        <table:table-row table:style-name="ro1">
          <table:table-cell office:value-type="float" office:value="9.5886888504" calcext:value-type="float">
            <text:p>9.5886888504</text:p>
          </table:table-cell>
          <table:table-cell office:value-type="float" office:value="-2.2831864357" calcext:value-type="float">
            <text:p>-2.2831864357</text:p>
          </table:table-cell>
          <table:table-cell office:value-type="float" office:value="10.4969338989" calcext:value-type="float">
            <text:p>10.4969338989</text:p>
          </table:table-cell>
          <table:table-cell office:value-type="float" office:value="-0.900826454163" calcext:value-type="float">
            <text:p>-0.9008264542</text:p>
          </table:table-cell>
        </table:table-row>
        <table:table-row table:style-name="ro1">
          <table:table-cell office:value-type="float" office:value="9.58314418793" calcext:value-type="float">
            <text:p>9.5831441879</text:p>
          </table:table-cell>
          <table:table-cell office:value-type="float" office:value="-2.3313062191" calcext:value-type="float">
            <text:p>-2.3313062191</text:p>
          </table:table-cell>
          <table:table-cell office:value-type="float" office:value="10.46989151" calcext:value-type="float">
            <text:p>10.46989151</text:p>
          </table:table-cell>
          <table:table-cell office:value-type="float" office:value="-0.940681695938" calcext:value-type="float">
            <text:p>-0.9406816959</text:p>
          </table:table-cell>
        </table:table-row>
        <table:table-row table:style-name="ro1">
          <table:table-cell office:value-type="float" office:value="9.56688117981" calcext:value-type="float">
            <text:p>9.5668811798</text:p>
          </table:table-cell>
          <table:table-cell office:value-type="float" office:value="-2.33873319626" calcext:value-type="float">
            <text:p>-2.3387331963</text:p>
          </table:table-cell>
          <table:table-cell office:value-type="float" office:value="10.4187306976" calcext:value-type="float">
            <text:p>10.4187306976</text:p>
          </table:table-cell>
          <table:table-cell office:value-type="float" office:value="-0.97818928957" calcext:value-type="float">
            <text:p>-0.9781892896</text:p>
          </table:table-cell>
        </table:table-row>
        <table:table-row table:style-name="ro1">
          <table:table-cell office:value-type="float" office:value="9.5494594574" calcext:value-type="float">
            <text:p>9.5494594574</text:p>
          </table:table-cell>
          <table:table-cell office:value-type="float" office:value="-2.34498977661" calcext:value-type="float">
            <text:p>-2.3449897766</text:p>
          </table:table-cell>
          <table:table-cell office:value-type="float" office:value="10.3772515869" calcext:value-type="float">
            <text:p>10.3772515869</text:p>
          </table:table-cell>
          <table:table-cell office:value-type="float" office:value="-1.02013266087" calcext:value-type="float">
            <text:p>-1.0201326609</text:p>
          </table:table-cell>
        </table:table-row>
        <table:table-row table:style-name="ro1">
          <table:table-cell office:value-type="float" office:value="9.52981948853" calcext:value-type="float">
            <text:p>9.5298194885</text:p>
          </table:table-cell>
          <table:table-cell office:value-type="float" office:value="-2.35149168968" calcext:value-type="float">
            <text:p>-2.3514916897</text:p>
          </table:table-cell>
          <table:table-cell office:value-type="float" office:value="10.3387870407" calcext:value-type="float">
            <text:p>10.3387870407</text:p>
          </table:table-cell>
          <table:table-cell office:value-type="float" office:value="-1.06358003616" calcext:value-type="float">
            <text:p>-1.0635800362</text:p>
          </table:table-cell>
        </table:table-row>
        <table:table-row table:style-name="ro1">
          <table:table-cell office:value-type="float" office:value="9.50654983521" calcext:value-type="float">
            <text:p>9.5065498352</text:p>
          </table:table-cell>
          <table:table-cell office:value-type="float" office:value="-2.35854697227" calcext:value-type="float">
            <text:p>-2.3585469723</text:p>
          </table:table-cell>
          <table:table-cell office:value-type="float" office:value="10.3372983551" calcext:value-type="float">
            <text:p>10.3372983551</text:p>
          </table:table-cell>
          <table:table-cell office:value-type="float" office:value="-1.11084401608" calcext:value-type="float">
            <text:p>-1.1108440161</text:p>
          </table:table-cell>
        </table:table-row>
        <table:table-row table:style-name="ro1">
          <table:table-cell office:value-type="float" office:value="9.48145484924" calcext:value-type="float">
            <text:p>9.4814548492</text:p>
          </table:table-cell>
          <table:table-cell office:value-type="float" office:value="-2.36452937126" calcext:value-type="float">
            <text:p>-2.3645293713</text:p>
          </table:table-cell>
          <table:table-cell office:value-type="float" office:value="10.3043470001" calcext:value-type="float">
            <text:p>10.3043470001</text:p>
          </table:table-cell>
          <table:table-cell office:value-type="float" office:value="-1.14679861069" calcext:value-type="float">
            <text:p>-1.1467986107</text:p>
          </table:table-cell>
        </table:table-row>
        <table:table-row table:style-name="ro1">
          <table:table-cell office:value-type="float" office:value="9.45661735535" calcext:value-type="float">
            <text:p>9.4566173554</text:p>
          </table:table-cell>
          <table:table-cell office:value-type="float" office:value="-2.36773753166" calcext:value-type="float">
            <text:p>-2.3677375317</text:p>
          </table:table-cell>
          <table:table-cell office:value-type="float" office:value="10.2615527725" calcext:value-type="float">
            <text:p>10.2615527725</text:p>
          </table:table-cell>
          <table:table-cell office:value-type="float" office:value="-1.1707136631" calcext:value-type="float">
            <text:p>-1.1707136631</text:p>
          </table:table-cell>
        </table:table-row>
        <table:table-row table:style-name="ro1">
          <table:table-cell office:value-type="float" office:value="9.43120288849" calcext:value-type="float">
            <text:p>9.4312028885</text:p>
          </table:table-cell>
          <table:table-cell office:value-type="float" office:value="-2.37359523773" calcext:value-type="float">
            <text:p>-2.3735952377</text:p>
          </table:table-cell>
          <table:table-cell office:value-type="float" office:value="10.2409686661" calcext:value-type="float">
            <text:p>10.2409686661</text:p>
          </table:table-cell>
          <table:table-cell office:value-type="float" office:value="-1.19708383083" calcext:value-type="float">
            <text:p>-1.1970838308</text:p>
          </table:table-cell>
        </table:table-row>
        <table:table-row table:style-name="ro1">
          <table:table-cell office:value-type="float" office:value="9.405169487" calcext:value-type="float">
            <text:p>9.405169487</text:p>
          </table:table-cell>
          <table:table-cell office:value-type="float" office:value="-2.38236570358" calcext:value-type="float">
            <text:p>-2.3823657036</text:p>
          </table:table-cell>
          <table:table-cell office:value-type="float" office:value="10.2343768692" calcext:value-type="float">
            <text:p>10.2343768692</text:p>
          </table:table-cell>
          <table:table-cell office:value-type="float" office:value="-1.23317456245" calcext:value-type="float">
            <text:p>-1.2331745625</text:p>
          </table:table-cell>
        </table:table-row>
        <table:table-row table:style-name="ro1">
          <table:table-cell office:value-type="float" office:value="9.37910652161" calcext:value-type="float">
            <text:p>9.3791065216</text:p>
          </table:table-cell>
          <table:table-cell office:value-type="float" office:value="-2.39426970482" calcext:value-type="float">
            <text:p>-2.3942697048</text:p>
          </table:table-cell>
          <table:table-cell office:value-type="float" office:value="10.2287854767" calcext:value-type="float">
            <text:p>10.2287854767</text:p>
          </table:table-cell>
          <table:table-cell office:value-type="float" office:value="-1.26907467842" calcext:value-type="float">
            <text:p>-1.2690746784</text:p>
          </table:table-cell>
        </table:table-row>
        <table:table-row table:style-name="ro1">
          <table:table-cell office:value-type="float" office:value="9.35132598877" calcext:value-type="float">
            <text:p>9.3513259888</text:p>
          </table:table-cell>
          <table:table-cell office:value-type="float" office:value="-2.40822792053" calcext:value-type="float">
            <text:p>-2.4082279205</text:p>
          </table:table-cell>
          <table:table-cell office:value-type="float" office:value="10.2169942474" calcext:value-type="float">
            <text:p>10.2169942474</text:p>
          </table:table-cell>
          <table:table-cell office:value-type="float" office:value="-1.3023403883" calcext:value-type="float">
            <text:p>-1.3023403883</text:p>
          </table:table-cell>
        </table:table-row>
        <table:table-row table:style-name="ro1">
          <table:table-cell office:value-type="float" office:value="9.31985664368" calcext:value-type="float">
            <text:p>9.3198566437</text:p>
          </table:table-cell>
          <table:table-cell office:value-type="float" office:value="-2.4276201725" calcext:value-type="float">
            <text:p>-2.4276201725</text:p>
          </table:table-cell>
          <table:table-cell office:value-type="float" office:value="10.2038144684" calcext:value-type="float">
            <text:p>10.2038144684</text:p>
          </table:table-cell>
          <table:table-cell office:value-type="float" office:value="-1.33959639072" calcext:value-type="float">
            <text:p>-1.3395963907</text:p>
          </table:table-cell>
        </table:table-row>
        <table:table-row table:style-name="ro1">
          <table:table-cell office:value-type="float" office:value="9.29066562653" calcext:value-type="float">
            <text:p>9.2906656265</text:p>
          </table:table-cell>
          <table:table-cell office:value-type="float" office:value="-2.45266103745" calcext:value-type="float">
            <text:p>-2.4526610375</text:p>
          </table:table-cell>
          <table:table-cell office:value-type="float" office:value="10.1794805145" calcext:value-type="float">
            <text:p>10.1794805145</text:p>
          </table:table-cell>
          <table:table-cell office:value-type="float" office:value="-1.36772632599" calcext:value-type="float">
            <text:p>-1.367726326</text:p>
          </table:table-cell>
        </table:table-row>
        <table:table-row table:style-name="ro1">
          <table:table-cell office:value-type="float" office:value="9.26316356659" calcext:value-type="float">
            <text:p>9.2631635666</text:p>
          </table:table-cell>
          <table:table-cell office:value-type="float" office:value="-2.48519945145" calcext:value-type="float">
            <text:p>-2.4851994515</text:p>
          </table:table-cell>
          <table:table-cell office:value-type="float" office:value="10.1474275208" calcext:value-type="float">
            <text:p>10.1474275208</text:p>
          </table:table-cell>
          <table:table-cell office:value-type="float" office:value="-1.38641667366" calcext:value-type="float">
            <text:p>-1.3864166737</text:p>
          </table:table-cell>
        </table:table-row>
        <table:table-row table:style-name="ro1">
          <table:table-cell office:value-type="float" office:value="9.23306655884" calcext:value-type="float">
            <text:p>9.2330665588</text:p>
          </table:table-cell>
          <table:table-cell office:value-type="float" office:value="-2.52237844467" calcext:value-type="float">
            <text:p>-2.5223784447</text:p>
          </table:table-cell>
          <table:table-cell office:value-type="float" office:value="10.1167926407" calcext:value-type="float">
            <text:p>10.1167926407</text:p>
          </table:table-cell>
          <table:table-cell office:value-type="float" office:value="-1.40035891533" calcext:value-type="float">
            <text:p>-1.4003589153</text:p>
          </table:table-cell>
        </table:table-row>
        <table:table-row table:style-name="ro1">
          <table:table-cell office:value-type="float" office:value="9.20112991333" calcext:value-type="float">
            <text:p>9.2011299133</text:p>
          </table:table-cell>
          <table:table-cell office:value-type="float" office:value="-2.56141614914" calcext:value-type="float">
            <text:p>-2.5614161491</text:p>
          </table:table-cell>
          <table:table-cell office:value-type="float" office:value="10.0863494492" calcext:value-type="float">
            <text:p>10.0863494492</text:p>
          </table:table-cell>
          <table:table-cell office:value-type="float" office:value="-1.41367995739" calcext:value-type="float">
            <text:p>-1.4136799574</text:p>
          </table:table-cell>
        </table:table-row>
        <table:table-row table:style-name="ro1">
          <table:table-cell office:value-type="float" office:value="9.16612529755" calcext:value-type="float">
            <text:p>9.1661252976</text:p>
          </table:table-cell>
          <table:table-cell office:value-type="float" office:value="-2.5992064476" calcext:value-type="float">
            <text:p>-2.5992064476</text:p>
          </table:table-cell>
          <table:table-cell office:value-type="float" office:value="10.7253503418" calcext:value-type="float">
            <text:p>10.7253503418</text:p>
          </table:table-cell>
          <table:table-cell office:value-type="float" office:value="-1.64506316185" calcext:value-type="float">
            <text:p>-1.6450631619</text:p>
          </table:table-cell>
        </table:table-row>
        <table:table-row table:style-name="ro1">
          <table:table-cell office:value-type="float" office:value="9.13112449646" calcext:value-type="float">
            <text:p>9.1311244965</text:p>
          </table:table-cell>
          <table:table-cell office:value-type="float" office:value="-2.63235664368" calcext:value-type="float">
            <text:p>-2.6323566437</text:p>
          </table:table-cell>
          <table:table-cell office:value-type="float" office:value="10.70314785" calcext:value-type="float">
            <text:p>10.70314785</text:p>
          </table:table-cell>
          <table:table-cell office:value-type="float" office:value="-1.66590678692" calcext:value-type="float">
            <text:p>-1.6659067869</text:p>
          </table:table-cell>
        </table:table-row>
        <table:table-row table:style-name="ro1">
          <table:table-cell office:value-type="float" office:value="9.09639453888" calcext:value-type="float">
            <text:p>9.0963945389</text:p>
          </table:table-cell>
          <table:table-cell office:value-type="float" office:value="-2.65879487991" calcext:value-type="float">
            <text:p>-2.6587948799</text:p>
          </table:table-cell>
          <table:table-cell office:value-type="float" office:value="10.681031189" calcext:value-type="float">
            <text:p>10.681031189</text:p>
          </table:table-cell>
          <table:table-cell office:value-type="float" office:value="-1.68630647659" calcext:value-type="float">
            <text:p>-1.6863064766</text:p>
          </table:table-cell>
        </table:table-row>
        <table:table-row table:style-name="ro1">
          <table:table-cell office:value-type="float" office:value="9.06451511383" calcext:value-type="float">
            <text:p>9.0645151138</text:p>
          </table:table-cell>
          <table:table-cell office:value-type="float" office:value="-2.67593717575" calcext:value-type="float">
            <text:p>-2.6759371758</text:p>
          </table:table-cell>
          <table:table-cell office:value-type="float" office:value="10.6581010437" calcext:value-type="float">
            <text:p>10.6581010437</text:p>
          </table:table-cell>
          <table:table-cell office:value-type="float" office:value="-1.70529520512" calcext:value-type="float">
            <text:p>-1.7052952051</text:p>
          </table:table-cell>
        </table:table-row>
        <table:table-row table:style-name="ro1">
          <table:table-cell office:value-type="float" office:value="9.03872585297" calcext:value-type="float">
            <text:p>9.038725853</text:p>
          </table:table-cell>
          <table:table-cell office:value-type="float" office:value="-2.68244123459" calcext:value-type="float">
            <text:p>-2.6824412346</text:p>
          </table:table-cell>
          <table:table-cell office:value-type="float" office:value="10.6345653152" calcext:value-type="float">
            <text:p>10.6345653152</text:p>
          </table:table-cell>
          <table:table-cell office:value-type="float" office:value="-1.72322022915" calcext:value-type="float">
            <text:p>-1.7232202292</text:p>
          </table:table-cell>
        </table:table-row>
        <table:table-row table:style-name="ro1">
          <table:table-cell office:value-type="float" office:value="9.01671791077" calcext:value-type="float">
            <text:p>9.0167179108</text:p>
          </table:table-cell>
          <table:table-cell office:value-type="float" office:value="-2.68132519722" calcext:value-type="float">
            <text:p>-2.6813251972</text:p>
          </table:table-cell>
          <table:table-cell office:value-type="float" office:value="10.6103019333" calcext:value-type="float">
            <text:p>10.6103019333</text:p>
          </table:table-cell>
          <table:table-cell office:value-type="float" office:value="-1.74133038521" calcext:value-type="float">
            <text:p>-1.7413303852</text:p>
          </table:table-cell>
        </table:table-row>
        <table:table-row table:style-name="ro1">
          <table:table-cell office:value-type="float" office:value="8.99715518951" calcext:value-type="float">
            <text:p>8.9971551895</text:p>
          </table:table-cell>
          <table:table-cell office:value-type="float" office:value="-2.67582845688" calcext:value-type="float">
            <text:p>-2.6758284569</text:p>
          </table:table-cell>
          <table:table-cell office:value-type="float" office:value="10.5864925003" calcext:value-type="float">
            <text:p>10.5864925003</text:p>
          </table:table-cell>
          <table:table-cell office:value-type="float" office:value="-1.75947117805" calcext:value-type="float">
            <text:p>-1.7594711781</text:p>
          </table:table-cell>
        </table:table-row>
        <table:table-row table:style-name="ro1">
          <table:table-cell office:value-type="float" office:value="8.98277378082" calcext:value-type="float">
            <text:p>8.9827737808</text:p>
          </table:table-cell>
          <table:table-cell office:value-type="float" office:value="-2.66710615158" calcext:value-type="float">
            <text:p>-2.6671061516</text:p>
          </table:table-cell>
          <table:table-cell office:value-type="float" office:value="10.5633334732" calcext:value-type="float">
            <text:p>10.5633334732</text:p>
          </table:table-cell>
          <table:table-cell office:value-type="float" office:value="-1.77931463718" calcext:value-type="float">
            <text:p>-1.7793146372</text:p>
          </table:table-cell>
        </table:table-row>
        <table:table-row table:style-name="ro1">
          <table:table-cell office:value-type="float" office:value="8.96496963501" calcext:value-type="float">
            <text:p>8.964969635</text:p>
          </table:table-cell>
          <table:table-cell office:value-type="float" office:value="-2.66249299049" calcext:value-type="float">
            <text:p>-2.6624929905</text:p>
          </table:table-cell>
          <table:table-cell office:value-type="float" office:value="10.5416383362" calcext:value-type="float">
            <text:p>10.5416383362</text:p>
          </table:table-cell>
          <table:table-cell office:value-type="float" office:value="-1.80154144764" calcext:value-type="float">
            <text:p>-1.8015414476</text:p>
          </table:table-cell>
        </table:table-row>
        <table:table-row table:style-name="ro1">
          <table:table-cell office:value-type="float" office:value="8.94133377075" calcext:value-type="float">
            <text:p>8.9413337708</text:p>
          </table:table-cell>
          <table:table-cell office:value-type="float" office:value="-2.66039085388" calcext:value-type="float">
            <text:p>-2.6603908539</text:p>
          </table:table-cell>
          <table:table-cell office:value-type="float" office:value="10.5206822968" calcext:value-type="float">
            <text:p>10.5206822968</text:p>
          </table:table-cell>
          <table:table-cell office:value-type="float" office:value="-1.82831084728" calcext:value-type="float">
            <text:p>-1.8283108473</text:p>
          </table:table-cell>
        </table:table-row>
        <table:table-row table:style-name="ro1">
          <table:table-cell office:value-type="float" office:value="8.91323757172" calcext:value-type="float">
            <text:p>8.9132375717</text:p>
          </table:table-cell>
          <table:table-cell office:value-type="float" office:value="-2.660374403" calcext:value-type="float">
            <text:p>-2.660374403</text:p>
          </table:table-cell>
          <table:table-cell office:value-type="float" office:value="10.5010871506" calcext:value-type="float">
            <text:p>10.5010871506</text:p>
          </table:table-cell>
          <table:table-cell office:value-type="float" office:value="-1.85950744152" calcext:value-type="float">
            <text:p>-1.8595074415</text:p>
          </table:table-cell>
        </table:table-row>
        <table:table-row table:style-name="ro1">
          <table:table-cell office:value-type="float" office:value="8.88269329071" calcext:value-type="float">
            <text:p>8.8826932907</text:p>
          </table:table-cell>
          <table:table-cell office:value-type="float" office:value="-2.66163635254" calcext:value-type="float">
            <text:p>-2.6616363525</text:p>
          </table:table-cell>
          <table:table-cell office:value-type="float" office:value="10.4801864243" calcext:value-type="float">
            <text:p>10.4801864243</text:p>
          </table:table-cell>
          <table:table-cell office:value-type="float" office:value="-1.89284658432" calcext:value-type="float">
            <text:p>-1.8928465843</text:p>
          </table:table-cell>
        </table:table-row>
        <table:table-row table:style-name="ro1">
          <table:table-cell office:value-type="float" office:value="8.85180187225" calcext:value-type="float">
            <text:p>8.8518018723</text:p>
          </table:table-cell>
          <table:table-cell office:value-type="float" office:value="-2.66124749184" calcext:value-type="float">
            <text:p>-2.6612474918</text:p>
          </table:table-cell>
          <table:table-cell office:value-type="float" office:value="10.4648961639" calcext:value-type="float">
            <text:p>10.4648961639</text:p>
          </table:table-cell>
          <table:table-cell office:value-type="float" office:value="-1.9297876358" calcext:value-type="float">
            <text:p>-1.9297876358</text:p>
          </table:table-cell>
        </table:table-row>
        <table:table-row table:style-name="ro1">
          <table:table-cell office:value-type="float" office:value="8.82113265991" calcext:value-type="float">
            <text:p>8.8211326599</text:p>
          </table:table-cell>
          <table:table-cell office:value-type="float" office:value="-2.6573779583" calcext:value-type="float">
            <text:p>-2.6573779583</text:p>
          </table:table-cell>
          <table:table-cell office:value-type="float" office:value="10.4519624329" calcext:value-type="float">
            <text:p>10.4519624329</text:p>
          </table:table-cell>
          <table:table-cell office:value-type="float" office:value="-1.96090805531" calcext:value-type="float">
            <text:p>-1.9609080553</text:p>
          </table:table-cell>
        </table:table-row>
        <table:table-row table:style-name="ro1">
          <table:table-cell office:value-type="float" office:value="8.79153728485" calcext:value-type="float">
            <text:p>8.7915372849</text:p>
          </table:table-cell>
          <table:table-cell office:value-type="float" office:value="-2.65243124962" calcext:value-type="float">
            <text:p>-2.6524312496</text:p>
          </table:table-cell>
          <table:table-cell office:value-type="float" office:value="10.4386911011" calcext:value-type="float">
            <text:p>10.4386911011</text:p>
          </table:table-cell>
          <table:table-cell office:value-type="float" office:value="-1.98978888988" calcext:value-type="float">
            <text:p>-1.9897888899</text:p>
          </table:table-cell>
        </table:table-row>
        <table:table-row table:style-name="ro1">
          <table:table-cell office:value-type="float" office:value="8.76121616364" calcext:value-type="float">
            <text:p>8.7612161636</text:p>
          </table:table-cell>
          <table:table-cell office:value-type="float" office:value="-2.64832663536" calcext:value-type="float">
            <text:p>-2.6483266354</text:p>
          </table:table-cell>
          <table:table-cell office:value-type="float" office:value="10.4185571289" calcext:value-type="float">
            <text:p>10.4185571289</text:p>
          </table:table-cell>
          <table:table-cell office:value-type="float" office:value="-2.02588152885" calcext:value-type="float">
            <text:p>-2.0258815289</text:p>
          </table:table-cell>
        </table:table-row>
        <table:table-row table:style-name="ro1">
          <table:table-cell office:value-type="float" office:value="8.72915172577" calcext:value-type="float">
            <text:p>8.7291517258</text:p>
          </table:table-cell>
          <table:table-cell office:value-type="float" office:value="-2.64602971077" calcext:value-type="float">
            <text:p>-2.6460297108</text:p>
          </table:table-cell>
          <table:table-cell office:value-type="float" office:value="10.4614410019" calcext:value-type="float">
            <text:p>10.4614410019</text:p>
          </table:table-cell>
          <table:table-cell office:value-type="float" office:value="-2.15472412109" calcext:value-type="float">
            <text:p>-2.1547241211</text:p>
          </table:table-cell>
        </table:table-row>
        <table:table-row table:style-name="ro1">
          <table:table-cell office:value-type="float" office:value="8.69455337524" calcext:value-type="float">
            <text:p>8.6945533752</text:p>
          </table:table-cell>
          <table:table-cell office:value-type="float" office:value="-2.64547872543" calcext:value-type="float">
            <text:p>-2.6454787254</text:p>
          </table:table-cell>
          <table:table-cell office:value-type="float" office:value="10.4401244736" calcext:value-type="float">
            <text:p>10.4401244736</text:p>
          </table:table-cell>
          <table:table-cell office:value-type="float" office:value="-2.18360114098" calcext:value-type="float">
            <text:p>-2.183601141</text:p>
          </table:table-cell>
        </table:table-row>
        <table:table-row table:style-name="ro1">
          <table:table-cell office:value-type="float" office:value="8.65923595428" calcext:value-type="float">
            <text:p>8.6592359543</text:p>
          </table:table-cell>
          <table:table-cell office:value-type="float" office:value="-2.64301896095" calcext:value-type="float">
            <text:p>-2.643018961</text:p>
          </table:table-cell>
          <table:table-cell office:value-type="float" office:value="10.4176740265" calcext:value-type="float">
            <text:p>10.4176740265</text:p>
          </table:table-cell>
          <table:table-cell office:value-type="float" office:value="-2.20628070831" calcext:value-type="float">
            <text:p>-2.2062807083</text:p>
          </table:table-cell>
        </table:table-row>
        <table:table-row table:style-name="ro1">
          <table:table-cell office:value-type="float" office:value="8.62686824799" calcext:value-type="float">
            <text:p>8.626868248</text:p>
          </table:table-cell>
          <table:table-cell office:value-type="float" office:value="-2.63674616814" calcext:value-type="float">
            <text:p>-2.6367461681</text:p>
          </table:table-cell>
          <table:table-cell office:value-type="float" office:value="10.4236888504" calcext:value-type="float">
            <text:p>10.4236888504</text:p>
          </table:table-cell>
          <table:table-cell office:value-type="float" office:value="-2.2831864357" calcext:value-type="float">
            <text:p>-2.2831864357</text:p>
          </table:table-cell>
        </table:table-row>
        <table:table-row table:style-name="ro1">
          <table:table-cell office:value-type="float" office:value="8.5990562439" calcext:value-type="float">
            <text:p>8.5990562439</text:p>
          </table:table-cell>
          <table:table-cell office:value-type="float" office:value="-2.62948870659" calcext:value-type="float">
            <text:p>-2.6294887066</text:p>
          </table:table-cell>
          <table:table-cell office:value-type="float" office:value="10.4181441879" calcext:value-type="float">
            <text:p>10.4181441879</text:p>
          </table:table-cell>
          <table:table-cell office:value-type="float" office:value="-2.3313062191" calcext:value-type="float">
            <text:p>-2.3313062191</text:p>
          </table:table-cell>
        </table:table-row>
        <table:table-row table:style-name="ro1">
          <table:table-cell office:value-type="float" office:value="8.57326698303" calcext:value-type="float">
            <text:p>8.573266983</text:p>
          </table:table-cell>
          <table:table-cell office:value-type="float" office:value="-2.62128829956" calcext:value-type="float">
            <text:p>-2.6212882996</text:p>
          </table:table-cell>
          <table:table-cell office:value-type="float" office:value="10.4018811798" calcext:value-type="float">
            <text:p>10.4018811798</text:p>
          </table:table-cell>
          <table:table-cell office:value-type="float" office:value="-2.33873319626" calcext:value-type="float">
            <text:p>-2.3387331963</text:p>
          </table:table-cell>
        </table:table-row>
        <table:table-row table:style-name="ro1">
          <table:table-cell office:value-type="float" office:value="8.54823875427" calcext:value-type="float">
            <text:p>8.5482387543</text:p>
          </table:table-cell>
          <table:table-cell office:value-type="float" office:value="-2.61150360107" calcext:value-type="float">
            <text:p>-2.6115036011</text:p>
          </table:table-cell>
          <table:table-cell office:value-type="float" office:value="10.3844594574" calcext:value-type="float">
            <text:p>10.3844594574</text:p>
          </table:table-cell>
          <table:table-cell office:value-type="float" office:value="-2.34498977661" calcext:value-type="float">
            <text:p>-2.3449897766</text:p>
          </table:table-cell>
        </table:table-row>
        <table:table-row table:style-name="ro1">
          <table:table-cell office:value-type="float" office:value="8.53133773804" calcext:value-type="float">
            <text:p>8.531337738</text:p>
          </table:table-cell>
          <table:table-cell office:value-type="float" office:value="-2.59936308861" calcext:value-type="float">
            <text:p>-2.5993630886</text:p>
          </table:table-cell>
          <table:table-cell office:value-type="float" office:value="10.3648194885" calcext:value-type="float">
            <text:p>10.3648194885</text:p>
          </table:table-cell>
          <table:table-cell office:value-type="float" office:value="-2.35149168968" calcext:value-type="float">
            <text:p>-2.3514916897</text:p>
          </table:table-cell>
        </table:table-row>
        <table:table-row table:style-name="ro1">
          <table:table-cell office:value-type="float" office:value="8.51873779297" calcext:value-type="float">
            <text:p>8.518737793</text:p>
          </table:table-cell>
          <table:table-cell office:value-type="float" office:value="-2.58730316162" calcext:value-type="float">
            <text:p>-2.5873031616</text:p>
          </table:table-cell>
          <table:table-cell office:value-type="float" office:value="10.3415498352" calcext:value-type="float">
            <text:p>10.3415498352</text:p>
          </table:table-cell>
          <table:table-cell office:value-type="float" office:value="-2.35854697227" calcext:value-type="float">
            <text:p>-2.3585469723</text:p>
          </table:table-cell>
        </table:table-row>
        <table:table-row table:style-name="ro1">
          <table:table-cell office:value-type="float" office:value="8.50965881348" calcext:value-type="float">
            <text:p>8.5096588135</text:p>
          </table:table-cell>
          <table:table-cell office:value-type="float" office:value="-2.57556056976" calcext:value-type="float">
            <text:p>-2.5755605698</text:p>
          </table:table-cell>
          <table:table-cell office:value-type="float" office:value="10.3164548492" calcext:value-type="float">
            <text:p>10.3164548492</text:p>
          </table:table-cell>
          <table:table-cell office:value-type="float" office:value="-2.36452937126" calcext:value-type="float">
            <text:p>-2.3645293713</text:p>
          </table:table-cell>
        </table:table-row>
        <table:table-row table:style-name="ro1">
          <table:table-cell office:value-type="float" office:value="8.49936962128" calcext:value-type="float">
            <text:p>8.4993696213</text:p>
          </table:table-cell>
          <table:table-cell office:value-type="float" office:value="-2.56247925758" calcext:value-type="float">
            <text:p>-2.5624792576</text:p>
          </table:table-cell>
          <table:table-cell office:value-type="float" office:value="10.2916173553" calcext:value-type="float">
            <text:p>10.2916173553</text:p>
          </table:table-cell>
          <table:table-cell office:value-type="float" office:value="-2.36773753166" calcext:value-type="float">
            <text:p>-2.3677375317</text:p>
          </table:table-cell>
        </table:table-row>
        <table:table-row table:style-name="ro1">
          <table:table-cell office:value-type="float" office:value="8.48861503601" calcext:value-type="float">
            <text:p>8.488615036</text:p>
          </table:table-cell>
          <table:table-cell office:value-type="float" office:value="-2.54768705368" calcext:value-type="float">
            <text:p>-2.5476870537</text:p>
          </table:table-cell>
          <table:table-cell office:value-type="float" office:value="10.2662028885" calcext:value-type="float">
            <text:p>10.2662028885</text:p>
          </table:table-cell>
          <table:table-cell office:value-type="float" office:value="-2.37359523773" calcext:value-type="float">
            <text:p>-2.3735952377</text:p>
          </table:table-cell>
        </table:table-row>
        <table:table-row table:style-name="ro1">
          <table:table-cell office:value-type="float" office:value="8.47973442078" calcext:value-type="float">
            <text:p>8.4797344208</text:p>
          </table:table-cell>
          <table:table-cell office:value-type="float" office:value="-2.53063416481" calcext:value-type="float">
            <text:p>-2.5306341648</text:p>
          </table:table-cell>
          <table:table-cell office:value-type="float" office:value="10.240169487" calcext:value-type="float">
            <text:p>10.240169487</text:p>
          </table:table-cell>
          <table:table-cell office:value-type="float" office:value="-2.38236570358" calcext:value-type="float">
            <text:p>-2.3823657036</text:p>
          </table:table-cell>
        </table:table-row>
        <table:table-row table:style-name="ro1">
          <table:table-cell office:value-type="float" office:value="8.47253227234" calcext:value-type="float">
            <text:p>8.4725322723</text:p>
          </table:table-cell>
          <table:table-cell office:value-type="float" office:value="-2.51310300827" calcext:value-type="float">
            <text:p>-2.5131030083</text:p>
          </table:table-cell>
          <table:table-cell office:value-type="float" office:value="10.2141065216" calcext:value-type="float">
            <text:p>10.2141065216</text:p>
          </table:table-cell>
          <table:table-cell office:value-type="float" office:value="-2.39426970482" calcext:value-type="float">
            <text:p>-2.3942697048</text:p>
          </table:table-cell>
        </table:table-row>
        <table:table-row table:style-name="ro1">
          <table:table-cell office:value-type="float" office:value="8.46548271179" calcext:value-type="float">
            <text:p>8.4654827118</text:p>
          </table:table-cell>
          <table:table-cell office:value-type="float" office:value="-2.49432682991" calcext:value-type="float">
            <text:p>-2.4943268299</text:p>
          </table:table-cell>
          <table:table-cell office:value-type="float" office:value="10.1863259888" calcext:value-type="float">
            <text:p>10.1863259888</text:p>
          </table:table-cell>
          <table:table-cell office:value-type="float" office:value="-2.40822792053" calcext:value-type="float">
            <text:p>-2.4082279205</text:p>
          </table:table-cell>
        </table:table-row>
        <table:table-row table:style-name="ro1">
          <table:table-cell office:value-type="float" office:value="8.45850372314" calcext:value-type="float">
            <text:p>8.4585037231</text:p>
          </table:table-cell>
          <table:table-cell office:value-type="float" office:value="-2.47418355942" calcext:value-type="float">
            <text:p>-2.4741835594</text:p>
          </table:table-cell>
          <table:table-cell office:value-type="float" office:value="10.1548566437" calcext:value-type="float">
            <text:p>10.1548566437</text:p>
          </table:table-cell>
          <table:table-cell office:value-type="float" office:value="-2.4276201725" calcext:value-type="float">
            <text:p>-2.4276201725</text:p>
          </table:table-cell>
        </table:table-row>
        <table:table-row table:style-name="ro1">
          <table:table-cell office:value-type="float" office:value="8.45310401917" calcext:value-type="float">
            <text:p>8.4531040192</text:p>
          </table:table-cell>
          <table:table-cell office:value-type="float" office:value="-2.45161175728" calcext:value-type="float">
            <text:p>-2.4516117573</text:p>
          </table:table-cell>
          <table:table-cell office:value-type="float" office:value="10.1256656265" calcext:value-type="float">
            <text:p>10.1256656265</text:p>
          </table:table-cell>
          <table:table-cell office:value-type="float" office:value="-2.45266103745" calcext:value-type="float">
            <text:p>-2.4526610375</text:p>
          </table:table-cell>
        </table:table-row>
        <table:table-row table:style-name="ro1">
          <table:table-cell office:value-type="float" office:value="8.44873428345" calcext:value-type="float">
            <text:p>8.4487342835</text:p>
          </table:table-cell>
          <table:table-cell office:value-type="float" office:value="-2.42985630035" calcext:value-type="float">
            <text:p>-2.4298563004</text:p>
          </table:table-cell>
          <table:table-cell office:value-type="float" office:value="10.0981635666" calcext:value-type="float">
            <text:p>10.0981635666</text:p>
          </table:table-cell>
          <table:table-cell office:value-type="float" office:value="-2.48519945145" calcext:value-type="float">
            <text:p>-2.4851994515</text:p>
          </table:table-cell>
        </table:table-row>
        <table:table-row table:style-name="ro1">
          <table:table-cell office:value-type="float" office:value="8.44135665894" calcext:value-type="float">
            <text:p>8.4413566589</text:p>
          </table:table-cell>
          <table:table-cell office:value-type="float" office:value="-2.40789341927" calcext:value-type="float">
            <text:p>-2.4078934193</text:p>
          </table:table-cell>
          <table:table-cell office:value-type="float" office:value="10.0680665588" calcext:value-type="float">
            <text:p>10.0680665588</text:p>
          </table:table-cell>
          <table:table-cell office:value-type="float" office:value="-2.52237844467" calcext:value-type="float">
            <text:p>-2.5223784447</text:p>
          </table:table-cell>
        </table:table-row>
        <table:table-row table:style-name="ro1">
          <table:table-cell office:value-type="float" office:value="8.4292755127" calcext:value-type="float">
            <text:p>8.4292755127</text:p>
          </table:table-cell>
          <table:table-cell office:value-type="float" office:value="-2.386054039" calcext:value-type="float">
            <text:p>-2.386054039</text:p>
          </table:table-cell>
          <table:table-cell office:value-type="float" office:value="10.0361299133" calcext:value-type="float">
            <text:p>10.0361299133</text:p>
          </table:table-cell>
          <table:table-cell office:value-type="float" office:value="-2.56141614914" calcext:value-type="float">
            <text:p>-2.5614161491</text:p>
          </table:table-cell>
        </table:table-row>
        <table:table-row table:style-name="ro1">
          <table:table-cell office:value-type="float" office:value="8.41424942017" calcext:value-type="float">
            <text:p>8.4142494202</text:p>
          </table:table-cell>
          <table:table-cell office:value-type="float" office:value="-2.3650624752" calcext:value-type="float">
            <text:p>-2.3650624752</text:p>
          </table:table-cell>
          <table:table-cell office:value-type="float" office:value="10.0011252975" calcext:value-type="float">
            <text:p>10.0011252975</text:p>
          </table:table-cell>
          <table:table-cell office:value-type="float" office:value="-2.5992064476" calcext:value-type="float">
            <text:p>-2.5992064476</text:p>
          </table:table-cell>
        </table:table-row>
        <table:table-row table:style-name="ro1">
          <table:table-cell office:value-type="float" office:value="8.39595127106" calcext:value-type="float">
            <text:p>8.3959512711</text:p>
          </table:table-cell>
          <table:table-cell office:value-type="float" office:value="-2.34513092041" calcext:value-type="float">
            <text:p>-2.3451309204</text:p>
          </table:table-cell>
          <table:table-cell office:value-type="float" office:value="9.96612449646" calcext:value-type="float">
            <text:p>9.9661244965</text:p>
          </table:table-cell>
          <table:table-cell office:value-type="float" office:value="-2.63235664368" calcext:value-type="float">
            <text:p>-2.6323566437</text:p>
          </table:table-cell>
        </table:table-row>
        <table:table-row table:style-name="ro1">
          <table:table-cell office:value-type="float" office:value="8.37406349182" calcext:value-type="float">
            <text:p>8.3740634918</text:p>
          </table:table-cell>
          <table:table-cell office:value-type="float" office:value="-2.32639932632" calcext:value-type="float">
            <text:p>-2.3263993263</text:p>
          </table:table-cell>
          <table:table-cell office:value-type="float" office:value="9.93139453888" calcext:value-type="float">
            <text:p>9.9313945389</text:p>
          </table:table-cell>
          <table:table-cell office:value-type="float" office:value="-2.65879487991" calcext:value-type="float">
            <text:p>-2.6587948799</text:p>
          </table:table-cell>
        </table:table-row>
        <table:table-row table:style-name="ro1">
          <table:table-cell office:value-type="float" office:value="8.34977817535" calcext:value-type="float">
            <text:p>8.3497781754</text:p>
          </table:table-cell>
          <table:table-cell office:value-type="float" office:value="-2.31105303764" calcext:value-type="float">
            <text:p>-2.3110530376</text:p>
          </table:table-cell>
          <table:table-cell office:value-type="float" office:value="9.89951511383" calcext:value-type="float">
            <text:p>9.8995151138</text:p>
          </table:table-cell>
          <table:table-cell office:value-type="float" office:value="-2.67593717575" calcext:value-type="float">
            <text:p>-2.6759371758</text:p>
          </table:table-cell>
        </table:table-row>
        <table:table-row table:style-name="ro1">
          <table:table-cell office:value-type="float" office:value="8.31784534454" calcext:value-type="float">
            <text:p>8.3178453445</text:p>
          </table:table-cell>
          <table:table-cell office:value-type="float" office:value="-2.2963950634" calcext:value-type="float">
            <text:p>-2.2963950634</text:p>
          </table:table-cell>
          <table:table-cell office:value-type="float" office:value="9.87372585297" calcext:value-type="float">
            <text:p>9.873725853</text:p>
          </table:table-cell>
          <table:table-cell office:value-type="float" office:value="-2.68244123459" calcext:value-type="float">
            <text:p>-2.6824412346</text:p>
          </table:table-cell>
        </table:table-row>
        <table:table-row table:style-name="ro1">
          <table:table-cell office:value-type="float" office:value="8.28376579285" calcext:value-type="float">
            <text:p>8.2837657929</text:p>
          </table:table-cell>
          <table:table-cell office:value-type="float" office:value="-2.28108787537" calcext:value-type="float">
            <text:p>-2.2810878754</text:p>
          </table:table-cell>
          <table:table-cell office:value-type="float" office:value="9.85171791077" calcext:value-type="float">
            <text:p>9.8517179108</text:p>
          </table:table-cell>
          <table:table-cell office:value-type="float" office:value="-2.68132519722" calcext:value-type="float">
            <text:p>-2.6813251972</text:p>
          </table:table-cell>
        </table:table-row>
        <table:table-row table:style-name="ro1">
          <table:table-cell office:value-type="float" office:value="8.25028800964" calcext:value-type="float">
            <text:p>8.2502880096</text:p>
          </table:table-cell>
          <table:table-cell office:value-type="float" office:value="-2.26861572266" calcext:value-type="float">
            <text:p>-2.2686157227</text:p>
          </table:table-cell>
          <table:table-cell office:value-type="float" office:value="9.83215518951" calcext:value-type="float">
            <text:p>9.8321551895</text:p>
          </table:table-cell>
          <table:table-cell office:value-type="float" office:value="-2.67582845688" calcext:value-type="float">
            <text:p>-2.6758284569</text:p>
          </table:table-cell>
        </table:table-row>
        <table:table-row table:style-name="ro1">
          <table:table-cell office:value-type="float" office:value="8.21705150604" calcext:value-type="float">
            <text:p>8.217051506</text:p>
          </table:table-cell>
          <table:table-cell office:value-type="float" office:value="-2.25720477104" calcext:value-type="float">
            <text:p>-2.257204771</text:p>
          </table:table-cell>
          <table:table-cell office:value-type="float" office:value="9.81777378082" calcext:value-type="float">
            <text:p>9.8177737808</text:p>
          </table:table-cell>
          <table:table-cell office:value-type="float" office:value="-2.66710615158" calcext:value-type="float">
            <text:p>-2.6671061516</text:p>
          </table:table-cell>
        </table:table-row>
        <table:table-row table:style-name="ro1">
          <table:table-cell office:value-type="float" office:value="8.1851348877" calcext:value-type="float">
            <text:p>8.1851348877</text:p>
          </table:table-cell>
          <table:table-cell office:value-type="float" office:value="-2.24835038185" calcext:value-type="float">
            <text:p>-2.2483503819</text:p>
          </table:table-cell>
          <table:table-cell office:value-type="float" office:value="9.79996963501" calcext:value-type="float">
            <text:p>9.799969635</text:p>
          </table:table-cell>
          <table:table-cell office:value-type="float" office:value="-2.66249299049" calcext:value-type="float">
            <text:p>-2.6624929905</text:p>
          </table:table-cell>
        </table:table-row>
        <table:table-row table:style-name="ro1">
          <table:table-cell office:value-type="float" office:value="8.15118408203" calcext:value-type="float">
            <text:p>8.151184082</text:p>
          </table:table-cell>
          <table:table-cell office:value-type="float" office:value="-2.24101948738" calcext:value-type="float">
            <text:p>-2.2410194874</text:p>
          </table:table-cell>
          <table:table-cell office:value-type="float" office:value="9.77633377075" calcext:value-type="float">
            <text:p>9.7763337708</text:p>
          </table:table-cell>
          <table:table-cell office:value-type="float" office:value="-2.66039085388" calcext:value-type="float">
            <text:p>-2.6603908539</text:p>
          </table:table-cell>
        </table:table-row>
        <table:table-row table:style-name="ro1">
          <table:table-cell office:value-type="float" office:value="8.11600971222" calcext:value-type="float">
            <text:p>8.1160097122</text:p>
          </table:table-cell>
          <table:table-cell office:value-type="float" office:value="-2.23640322685" calcext:value-type="float">
            <text:p>-2.2364032269</text:p>
          </table:table-cell>
          <table:table-cell office:value-type="float" office:value="9.74823757172" calcext:value-type="float">
            <text:p>9.7482375717</text:p>
          </table:table-cell>
          <table:table-cell office:value-type="float" office:value="-2.660374403" calcext:value-type="float">
            <text:p>-2.660374403</text:p>
          </table:table-cell>
        </table:table-row>
        <table:table-row table:style-name="ro1">
          <table:table-cell office:value-type="float" office:value="8.0779876709" calcext:value-type="float">
            <text:p>8.0779876709</text:p>
          </table:table-cell>
          <table:table-cell office:value-type="float" office:value="-2.23370480537" calcext:value-type="float">
            <text:p>-2.2337048054</text:p>
          </table:table-cell>
          <table:table-cell office:value-type="float" office:value="9.71769329071" calcext:value-type="float">
            <text:p>9.7176932907</text:p>
          </table:table-cell>
          <table:table-cell office:value-type="float" office:value="-2.66163635254" calcext:value-type="float">
            <text:p>-2.6616363525</text:p>
          </table:table-cell>
        </table:table-row>
        <table:table-row table:style-name="ro1">
          <table:table-cell office:value-type="float" office:value="8.03865337372" calcext:value-type="float">
            <text:p>8.0386533737</text:p>
          </table:table-cell>
          <table:table-cell office:value-type="float" office:value="-2.23327231407" calcext:value-type="float">
            <text:p>-2.2332723141</text:p>
          </table:table-cell>
          <table:table-cell office:value-type="float" office:value="9.68680187225" calcext:value-type="float">
            <text:p>9.6868018723</text:p>
          </table:table-cell>
          <table:table-cell office:value-type="float" office:value="-2.66124749184" calcext:value-type="float">
            <text:p>-2.6612474918</text:p>
          </table:table-cell>
        </table:table-row>
        <table:table-row table:style-name="ro1">
          <table:table-cell office:value-type="float" office:value="8.00086688995" calcext:value-type="float">
            <text:p>8.00086689</text:p>
          </table:table-cell>
          <table:table-cell office:value-type="float" office:value="-2.23404765129" calcext:value-type="float">
            <text:p>-2.2340476513</text:p>
          </table:table-cell>
          <table:table-cell office:value-type="float" office:value="9.65613265991" calcext:value-type="float">
            <text:p>9.6561326599</text:p>
          </table:table-cell>
          <table:table-cell office:value-type="float" office:value="-2.6573779583" calcext:value-type="float">
            <text:p>-2.6573779583</text:p>
          </table:table-cell>
        </table:table-row>
        <table:table-row table:style-name="ro1">
          <table:table-cell office:value-type="float" office:value="7.96721887589" calcext:value-type="float">
            <text:p>7.9672188759</text:p>
          </table:table-cell>
          <table:table-cell office:value-type="float" office:value="-2.23455286026" calcext:value-type="float">
            <text:p>-2.2345528603</text:p>
          </table:table-cell>
          <table:table-cell office:value-type="float" office:value="9.62653728485" calcext:value-type="float">
            <text:p>9.6265372849</text:p>
          </table:table-cell>
          <table:table-cell office:value-type="float" office:value="-2.65243124962" calcext:value-type="float">
            <text:p>-2.6524312496</text:p>
          </table:table-cell>
        </table:table-row>
        <table:table-row table:style-name="ro1">
          <table:table-cell office:value-type="float" office:value="7.93623065948" calcext:value-type="float">
            <text:p>7.9362306595</text:p>
          </table:table-cell>
          <table:table-cell office:value-type="float" office:value="-2.23655056953" calcext:value-type="float">
            <text:p>-2.2365505695</text:p>
          </table:table-cell>
          <table:table-cell office:value-type="float" office:value="9.59621616364" calcext:value-type="float">
            <text:p>9.5962161636</text:p>
          </table:table-cell>
          <table:table-cell office:value-type="float" office:value="-2.64832663536" calcext:value-type="float">
            <text:p>-2.6483266354</text:p>
          </table:table-cell>
        </table:table-row>
        <table:table-row table:style-name="ro1">
          <table:table-cell office:value-type="float" office:value="6.38920402527" calcext:value-type="float">
            <text:p>6.3892040253</text:p>
          </table:table-cell>
          <table:table-cell office:value-type="float" office:value="-2.13706111908" calcext:value-type="float">
            <text:p>-2.1370611191</text:p>
          </table:table-cell>
          <table:table-cell office:value-type="float" office:value="9.56415172577" calcext:value-type="float">
            <text:p>9.5641517258</text:p>
          </table:table-cell>
          <table:table-cell office:value-type="float" office:value="-2.64602971077" calcext:value-type="float">
            <text:p>-2.6460297108</text:p>
          </table:table-cell>
        </table:table-row>
        <table:table-row table:style-name="ro1">
          <table:table-cell office:value-type="float" office:value="6.33188486099" calcext:value-type="float">
            <text:p>6.331884861</text:p>
          </table:table-cell>
          <table:table-cell office:value-type="float" office:value="-2.1345615387" calcext:value-type="float">
            <text:p>-2.1345615387</text:p>
          </table:table-cell>
          <table:table-cell office:value-type="float" office:value="9.52955337524" calcext:value-type="float">
            <text:p>9.5295533752</text:p>
          </table:table-cell>
          <table:table-cell office:value-type="float" office:value="-2.64547872543" calcext:value-type="float">
            <text:p>-2.6454787254</text:p>
          </table:table-cell>
        </table:table-row>
        <table:table-row table:style-name="ro1">
          <table:table-cell office:value-type="float" office:value="6.20074319839" calcext:value-type="float">
            <text:p>6.2007431984</text:p>
          </table:table-cell>
          <table:table-cell office:value-type="float" office:value="-2.12357115746" calcext:value-type="float">
            <text:p>-2.1235711575</text:p>
          </table:table-cell>
          <table:table-cell office:value-type="float" office:value="9.49423595428" calcext:value-type="float">
            <text:p>9.4942359543</text:p>
          </table:table-cell>
          <table:table-cell office:value-type="float" office:value="-2.64301896095" calcext:value-type="float">
            <text:p>-2.643018961</text:p>
          </table:table-cell>
        </table:table-row>
        <table:table-row table:style-name="ro1">
          <table:table-cell office:value-type="float" office:value="6.1391119957" calcext:value-type="float">
            <text:p>6.1391119957</text:p>
          </table:table-cell>
          <table:table-cell office:value-type="float" office:value="-2.12328076363" calcext:value-type="float">
            <text:p>-2.1232807636</text:p>
          </table:table-cell>
          <table:table-cell office:value-type="float" office:value="9.46186824799" calcext:value-type="float">
            <text:p>9.461868248</text:p>
          </table:table-cell>
          <table:table-cell office:value-type="float" office:value="-2.63674616814" calcext:value-type="float">
            <text:p>-2.6367461681</text:p>
          </table:table-cell>
        </table:table-row>
        <table:table-row table:style-name="ro1">
          <table:table-cell office:value-type="float" office:value="6.01766872406" calcext:value-type="float">
            <text:p>6.0176687241</text:p>
          </table:table-cell>
          <table:table-cell office:value-type="float" office:value="-2.11952900887" calcext:value-type="float">
            <text:p>-2.1195290089</text:p>
          </table:table-cell>
          <table:table-cell office:value-type="float" office:value="9.4340562439" calcext:value-type="float">
            <text:p>9.4340562439</text:p>
          </table:table-cell>
          <table:table-cell office:value-type="float" office:value="-2.62948870659" calcext:value-type="float">
            <text:p>-2.6294887066</text:p>
          </table:table-cell>
        </table:table-row>
        <table:table-row table:style-name="ro1">
          <table:table-cell office:value-type="float" office:value="5.93616056442" calcext:value-type="float">
            <text:p>5.9361605644</text:p>
          </table:table-cell>
          <table:table-cell office:value-type="float" office:value="-2.12219285965" calcext:value-type="float">
            <text:p>-2.1221928597</text:p>
          </table:table-cell>
          <table:table-cell office:value-type="float" office:value="9.40826698303" calcext:value-type="float">
            <text:p>9.408266983</text:p>
          </table:table-cell>
          <table:table-cell office:value-type="float" office:value="-2.62128829956" calcext:value-type="float">
            <text:p>-2.6212882996</text:p>
          </table:table-cell>
        </table:table-row>
        <table:table-row table:style-name="ro1">
          <table:table-cell office:value-type="float" office:value="5.84847545624" calcext:value-type="float">
            <text:p>5.8484754562</text:p>
          </table:table-cell>
          <table:table-cell office:value-type="float" office:value="-2.12472939491" calcext:value-type="float">
            <text:p>-2.1247293949</text:p>
          </table:table-cell>
          <table:table-cell office:value-type="float" office:value="9.38323875427" calcext:value-type="float">
            <text:p>9.3832387543</text:p>
          </table:table-cell>
          <table:table-cell office:value-type="float" office:value="-2.61150360107" calcext:value-type="float">
            <text:p>-2.6115036011</text:p>
          </table:table-cell>
        </table:table-row>
        <table:table-row table:style-name="ro1">
          <table:table-cell office:value-type="float" office:value="5.75509357452" calcext:value-type="float">
            <text:p>5.7550935745</text:p>
          </table:table-cell>
          <table:table-cell office:value-type="float" office:value="-2.12522697449" calcext:value-type="float">
            <text:p>-2.1252269745</text:p>
          </table:table-cell>
          <table:table-cell office:value-type="float" office:value="9.36633773804" calcext:value-type="float">
            <text:p>9.366337738</text:p>
          </table:table-cell>
          <table:table-cell office:value-type="float" office:value="-2.59936308861" calcext:value-type="float">
            <text:p>-2.5993630886</text:p>
          </table:table-cell>
        </table:table-row>
        <table:table-row table:style-name="ro1">
          <table:table-cell office:value-type="float" office:value="5.45823383331" calcext:value-type="float">
            <text:p>5.4582338333</text:p>
          </table:table-cell>
          <table:table-cell office:value-type="float" office:value="-2.12066173553" calcext:value-type="float">
            <text:p>-2.1206617355</text:p>
          </table:table-cell>
          <table:table-cell office:value-type="float" office:value="9.35373779297" calcext:value-type="float">
            <text:p>9.353737793</text:p>
          </table:table-cell>
          <table:table-cell office:value-type="float" office:value="-2.58730316162" calcext:value-type="float">
            <text:p>-2.5873031616</text:p>
          </table:table-cell>
        </table:table-row>
        <table:table-row table:style-name="ro1">
          <table:table-cell office:value-type="float" office:value="5.24150133133" calcext:value-type="float">
            <text:p>5.2415013313</text:p>
          </table:table-cell>
          <table:table-cell office:value-type="float" office:value="-2.12017011642" calcext:value-type="float">
            <text:p>-2.1201701164</text:p>
          </table:table-cell>
          <table:table-cell office:value-type="float" office:value="9.34465881348" calcext:value-type="float">
            <text:p>9.3446588135</text:p>
          </table:table-cell>
          <table:table-cell office:value-type="float" office:value="-2.57556056976" calcext:value-type="float">
            <text:p>-2.5755605698</text:p>
          </table:table-cell>
        </table:table-row>
        <table:table-row table:style-name="ro1">
          <table:table-cell office:value-type="float" office:value="5.01530981064" calcext:value-type="float">
            <text:p>5.0153098106</text:p>
          </table:table-cell>
          <table:table-cell office:value-type="float" office:value="-2.11770153046" calcext:value-type="float">
            <text:p>-2.1177015305</text:p>
          </table:table-cell>
          <table:table-cell office:value-type="float" office:value="9.33436962128" calcext:value-type="float">
            <text:p>9.3343696213</text:p>
          </table:table-cell>
          <table:table-cell office:value-type="float" office:value="-2.56247925758" calcext:value-type="float">
            <text:p>-2.5624792576</text:p>
          </table:table-cell>
        </table:table-row>
        <table:table-row table:style-name="ro1">
          <table:table-cell office:value-type="float" office:value="4.87791347504" calcext:value-type="float">
            <text:p>4.877913475</text:p>
          </table:table-cell>
          <table:table-cell office:value-type="float" office:value="-2.12099838257" calcext:value-type="float">
            <text:p>-2.1209983826</text:p>
          </table:table-cell>
          <table:table-cell office:value-type="float" office:value="9.32361503601" calcext:value-type="float">
            <text:p>9.323615036</text:p>
          </table:table-cell>
          <table:table-cell office:value-type="float" office:value="-2.54768705368" calcext:value-type="float">
            <text:p>-2.5476870537</text:p>
          </table:table-cell>
        </table:table-row>
        <table:table-row table:style-name="ro1">
          <table:table-cell office:value-type="float" office:value="4.70645284653" calcext:value-type="float">
            <text:p>4.7064528465</text:p>
          </table:table-cell>
          <table:table-cell office:value-type="float" office:value="-2.12757492065" calcext:value-type="float">
            <text:p>-2.1275749207</text:p>
          </table:table-cell>
          <table:table-cell office:value-type="float" office:value="9.31473442078" calcext:value-type="float">
            <text:p>9.3147344208</text:p>
          </table:table-cell>
          <table:table-cell office:value-type="float" office:value="-2.53063416481" calcext:value-type="float">
            <text:p>-2.5306341648</text:p>
          </table:table-cell>
        </table:table-row>
        <table:table-row table:style-name="ro1">
          <table:table-cell office:value-type="float" office:value="4.44797801971" calcext:value-type="float">
            <text:p>4.4479780197</text:p>
          </table:table-cell>
          <table:table-cell office:value-type="float" office:value="-2.12964701653" calcext:value-type="float">
            <text:p>-2.1296470165</text:p>
          </table:table-cell>
          <table:table-cell office:value-type="float" office:value="9.30753227234" calcext:value-type="float">
            <text:p>9.3075322723</text:p>
          </table:table-cell>
          <table:table-cell office:value-type="float" office:value="-2.51310300827" calcext:value-type="float">
            <text:p>-2.5131030083</text:p>
          </table:table-cell>
        </table:table-row>
        <table:table-row table:style-name="ro1">
          <table:table-cell office:value-type="float" office:value="4.21643066406" calcext:value-type="float">
            <text:p>4.2164306641</text:p>
          </table:table-cell>
          <table:table-cell office:value-type="float" office:value="-2.13199734688" calcext:value-type="float">
            <text:p>-2.1319973469</text:p>
          </table:table-cell>
          <table:table-cell office:value-type="float" office:value="9.30048271179" calcext:value-type="float">
            <text:p>9.3004827118</text:p>
          </table:table-cell>
          <table:table-cell office:value-type="float" office:value="-2.49432682991" calcext:value-type="float">
            <text:p>-2.4943268299</text:p>
          </table:table-cell>
        </table:table-row>
        <table:table-row table:style-name="ro1">
          <table:table-cell office:value-type="float" office:value="4.01419067383" calcext:value-type="float">
            <text:p>4.0141906738</text:p>
          </table:table-cell>
          <table:table-cell office:value-type="float" office:value="-2.13915753365" calcext:value-type="float">
            <text:p>-2.1391575337</text:p>
          </table:table-cell>
          <table:table-cell office:value-type="float" office:value="9.29350372314" calcext:value-type="float">
            <text:p>9.2935037231</text:p>
          </table:table-cell>
          <table:table-cell office:value-type="float" office:value="-2.47418355942" calcext:value-type="float">
            <text:p>-2.4741835594</text:p>
          </table:table-cell>
        </table:table-row>
        <table:table-row table:style-name="ro1">
          <table:table-cell office:value-type="float" office:value="3.84275126457" calcext:value-type="float">
            <text:p>3.8427512646</text:p>
          </table:table-cell>
          <table:table-cell office:value-type="float" office:value="-2.1481192112" calcext:value-type="float">
            <text:p>-2.1481192112</text:p>
          </table:table-cell>
          <table:table-cell office:value-type="float" office:value="9.28810401917" calcext:value-type="float">
            <text:p>9.2881040192</text:p>
          </table:table-cell>
          <table:table-cell office:value-type="float" office:value="-2.45161175728" calcext:value-type="float">
            <text:p>-2.4516117573</text:p>
          </table:table-cell>
        </table:table-row>
        <table:table-row table:style-name="ro1">
          <table:table-cell office:value-type="float" office:value="3.66382718086" calcext:value-type="float">
            <text:p>3.6638271809</text:p>
          </table:table-cell>
          <table:table-cell office:value-type="float" office:value="-2.15549373627" calcext:value-type="float">
            <text:p>-2.1554937363</text:p>
          </table:table-cell>
          <table:table-cell office:value-type="float" office:value="9.28373428345" calcext:value-type="float">
            <text:p>9.2837342835</text:p>
          </table:table-cell>
          <table:table-cell office:value-type="float" office:value="-2.42985630035" calcext:value-type="float">
            <text:p>-2.4298563004</text:p>
          </table:table-cell>
        </table:table-row>
        <table:table-row table:style-name="ro1">
          <table:table-cell office:value-type="float" office:value="3.49412631989" calcext:value-type="float">
            <text:p>3.4941263199</text:p>
          </table:table-cell>
          <table:table-cell office:value-type="float" office:value="-2.16964650154" calcext:value-type="float">
            <text:p>-2.1696465015</text:p>
          </table:table-cell>
          <table:table-cell office:value-type="float" office:value="9.27635665894" calcext:value-type="float">
            <text:p>9.2763566589</text:p>
          </table:table-cell>
          <table:table-cell office:value-type="float" office:value="-2.40789341927" calcext:value-type="float">
            <text:p>-2.4078934193</text:p>
          </table:table-cell>
        </table:table-row>
        <table:table-row table:style-name="ro1">
          <table:table-cell office:value-type="float" office:value="3.32152247429" calcext:value-type="float">
            <text:p>3.3215224743</text:p>
          </table:table-cell>
          <table:table-cell office:value-type="float" office:value="-2.18511080742" calcext:value-type="float">
            <text:p>-2.1851108074</text:p>
          </table:table-cell>
          <table:table-cell office:value-type="float" office:value="9.2642755127" calcext:value-type="float">
            <text:p>9.2642755127</text:p>
          </table:table-cell>
          <table:table-cell office:value-type="float" office:value="-2.386054039" calcext:value-type="float">
            <text:p>-2.386054039</text:p>
          </table:table-cell>
        </table:table-row>
        <table:table-row table:style-name="ro1">
          <table:table-cell office:value-type="float" office:value="3.14862442017" calcext:value-type="float">
            <text:p>3.1486244202</text:p>
          </table:table-cell>
          <table:table-cell office:value-type="float" office:value="-2.20314407349" calcext:value-type="float">
            <text:p>-2.2031440735</text:p>
          </table:table-cell>
          <table:table-cell office:value-type="float" office:value="9.24924942017" calcext:value-type="float">
            <text:p>9.2492494202</text:p>
          </table:table-cell>
          <table:table-cell office:value-type="float" office:value="-2.3650624752" calcext:value-type="float">
            <text:p>-2.3650624752</text:p>
          </table:table-cell>
        </table:table-row>
        <table:table-row table:style-name="ro1">
          <table:table-cell office:value-type="float" office:value="2.97171282768" calcext:value-type="float">
            <text:p>2.9717128277</text:p>
          </table:table-cell>
          <table:table-cell office:value-type="float" office:value="-2.21991729736" calcext:value-type="float">
            <text:p>-2.2199172974</text:p>
          </table:table-cell>
          <table:table-cell office:value-type="float" office:value="9.23095127106" calcext:value-type="float">
            <text:p>9.2309512711</text:p>
          </table:table-cell>
          <table:table-cell office:value-type="float" office:value="-2.34513092041" calcext:value-type="float">
            <text:p>-2.3451309204</text:p>
          </table:table-cell>
        </table:table-row>
        <table:table-row table:style-name="ro1">
          <table:table-cell office:value-type="float" office:value="2.79276823997" calcext:value-type="float">
            <text:p>2.79276824</text:p>
          </table:table-cell>
          <table:table-cell office:value-type="float" office:value="-2.2426097393" calcext:value-type="float">
            <text:p>-2.2426097393</text:p>
          </table:table-cell>
          <table:table-cell office:value-type="float" office:value="9.20906349182" calcext:value-type="float">
            <text:p>9.2090634918</text:p>
          </table:table-cell>
          <table:table-cell office:value-type="float" office:value="-2.32639932632" calcext:value-type="float">
            <text:p>-2.3263993263</text:p>
          </table:table-cell>
        </table:table-row>
        <table:table-row table:style-name="ro1">
          <table:table-cell office:value-type="float" office:value="2.6160929203" calcext:value-type="float">
            <text:p>2.6160929203</text:p>
          </table:table-cell>
          <table:table-cell office:value-type="float" office:value="-2.26803207397" calcext:value-type="float">
            <text:p>-2.268032074</text:p>
          </table:table-cell>
          <table:table-cell office:value-type="float" office:value="9.18477817535" calcext:value-type="float">
            <text:p>9.1847781754</text:p>
          </table:table-cell>
          <table:table-cell office:value-type="float" office:value="-2.31105303764" calcext:value-type="float">
            <text:p>-2.3110530376</text:p>
          </table:table-cell>
        </table:table-row>
        <table:table-row table:style-name="ro1">
          <table:table-cell office:value-type="float" office:value="2.43316102028" calcext:value-type="float">
            <text:p>2.4331610203</text:p>
          </table:table-cell>
          <table:table-cell office:value-type="float" office:value="-2.28911066055" calcext:value-type="float">
            <text:p>-2.2891106606</text:p>
          </table:table-cell>
          <table:table-cell office:value-type="float" office:value="9.15284534454" calcext:value-type="float">
            <text:p>9.1528453445</text:p>
          </table:table-cell>
          <table:table-cell office:value-type="float" office:value="-2.2963950634" calcext:value-type="float">
            <text:p>-2.2963950634</text:p>
          </table:table-cell>
        </table:table-row>
        <table:table-row table:style-name="ro1">
          <table:table-cell office:value-type="float" office:value="2.2502682209" calcext:value-type="float">
            <text:p>2.2502682209</text:p>
          </table:table-cell>
          <table:table-cell office:value-type="float" office:value="-2.3145673275" calcext:value-type="float">
            <text:p>-2.3145673275</text:p>
          </table:table-cell>
          <table:table-cell office:value-type="float" office:value="9.11876579285" calcext:value-type="float">
            <text:p>9.1187657929</text:p>
          </table:table-cell>
          <table:table-cell office:value-type="float" office:value="-2.28108787537" calcext:value-type="float">
            <text:p>-2.2810878754</text:p>
          </table:table-cell>
        </table:table-row>
        <table:table-row table:style-name="ro1">
          <table:table-cell office:value-type="float" office:value="2.09527254105" calcext:value-type="float">
            <text:p>2.0952725411</text:p>
          </table:table-cell>
          <table:table-cell office:value-type="float" office:value="-2.34987926483" calcext:value-type="float">
            <text:p>-2.3498792648</text:p>
          </table:table-cell>
          <table:table-cell office:value-type="float" office:value="9.08528800964" calcext:value-type="float">
            <text:p>9.0852880096</text:p>
          </table:table-cell>
          <table:table-cell office:value-type="float" office:value="-2.26861572266" calcext:value-type="float">
            <text:p>-2.2686157227</text:p>
          </table:table-cell>
        </table:table-row>
        <table:table-row table:style-name="ro1">
          <table:table-cell office:value-type="float" office:value="1.92559349537" calcext:value-type="float">
            <text:p>1.9255934954</text:p>
          </table:table-cell>
          <table:table-cell office:value-type="float" office:value="-2.37312841415" calcext:value-type="float">
            <text:p>-2.3731284142</text:p>
          </table:table-cell>
          <table:table-cell office:value-type="float" office:value="9.05205150604" calcext:value-type="float">
            <text:p>9.052051506</text:p>
          </table:table-cell>
          <table:table-cell office:value-type="float" office:value="-2.25720477104" calcext:value-type="float">
            <text:p>-2.257204771</text:p>
          </table:table-cell>
        </table:table-row>
        <table:table-row table:style-name="ro1">
          <table:table-cell office:value-type="float" office:value="1.78141224384" calcext:value-type="float">
            <text:p>1.7814122438</text:p>
          </table:table-cell>
          <table:table-cell office:value-type="float" office:value="-2.38817882538" calcext:value-type="float">
            <text:p>-2.3881788254</text:p>
          </table:table-cell>
          <table:table-cell office:value-type="float" office:value="9.0201348877" calcext:value-type="float">
            <text:p>9.0201348877</text:p>
          </table:table-cell>
          <table:table-cell office:value-type="float" office:value="-2.24835038185" calcext:value-type="float">
            <text:p>-2.2483503819</text:p>
          </table:table-cell>
        </table:table-row>
        <table:table-row table:style-name="ro1">
          <table:table-cell office:value-type="float" office:value="1.63354444504" calcext:value-type="float">
            <text:p>1.633544445</text:p>
          </table:table-cell>
          <table:table-cell office:value-type="float" office:value="-2.39953517914" calcext:value-type="float">
            <text:p>-2.3995351791</text:p>
          </table:table-cell>
          <table:table-cell office:value-type="float" office:value="8.98618408203" calcext:value-type="float">
            <text:p>8.986184082</text:p>
          </table:table-cell>
          <table:table-cell office:value-type="float" office:value="-2.24101948738" calcext:value-type="float">
            <text:p>-2.2410194874</text:p>
          </table:table-cell>
        </table:table-row>
        <table:table-row table:style-name="ro1">
          <table:table-cell office:value-type="float" office:value="1.49084472656" calcext:value-type="float">
            <text:p>1.4908447266</text:p>
          </table:table-cell>
          <table:table-cell office:value-type="float" office:value="-2.40155696869" calcext:value-type="float">
            <text:p>-2.4015569687</text:p>
          </table:table-cell>
          <table:table-cell office:value-type="float" office:value="8.95100971222" calcext:value-type="float">
            <text:p>8.9510097122</text:p>
          </table:table-cell>
          <table:table-cell office:value-type="float" office:value="-2.23640322685" calcext:value-type="float">
            <text:p>-2.2364032269</text:p>
          </table:table-cell>
        </table:table-row>
        <table:table-row table:style-name="ro1">
          <table:table-cell office:value-type="float" office:value="1.39478600025" calcext:value-type="float">
            <text:p>1.3947860003</text:p>
          </table:table-cell>
          <table:table-cell office:value-type="float" office:value="-2.3874630928" calcext:value-type="float">
            <text:p>-2.3874630928</text:p>
          </table:table-cell>
          <table:table-cell office:value-type="float" office:value="8.9129876709" calcext:value-type="float">
            <text:p>8.9129876709</text:p>
          </table:table-cell>
          <table:table-cell office:value-type="float" office:value="-2.23370480537" calcext:value-type="float">
            <text:p>-2.2337048054</text:p>
          </table:table-cell>
        </table:table-row>
        <table:table-row table:style-name="ro1">
          <table:table-cell office:value-type="float" office:value="1.27499830723" calcext:value-type="float">
            <text:p>1.2749983072</text:p>
          </table:table-cell>
          <table:table-cell office:value-type="float" office:value="-2.37908959389" calcext:value-type="float">
            <text:p>-2.3790895939</text:p>
          </table:table-cell>
          <table:table-cell office:value-type="float" office:value="8.87365337372" calcext:value-type="float">
            <text:p>8.8736533737</text:p>
          </table:table-cell>
          <table:table-cell office:value-type="float" office:value="-2.23327231407" calcext:value-type="float">
            <text:p>-2.2332723141</text:p>
          </table:table-cell>
        </table:table-row>
        <table:table-row table:style-name="ro1">
          <table:table-cell office:value-type="float" office:value="1.27953493595" calcext:value-type="float">
            <text:p>1.279534936</text:p>
          </table:table-cell>
          <table:table-cell office:value-type="float" office:value="-2.33384394646" calcext:value-type="float">
            <text:p>-2.3338439465</text:p>
          </table:table-cell>
          <table:table-cell office:value-type="float" office:value="8.83586688995" calcext:value-type="float">
            <text:p>8.83586689</text:p>
          </table:table-cell>
          <table:table-cell office:value-type="float" office:value="-2.23404765129" calcext:value-type="float">
            <text:p>-2.2340476513</text:p>
          </table:table-cell>
        </table:table-row>
        <table:table-row table:style-name="ro1">
          <table:table-cell office:value-type="float" office:value="1.23958790302" calcext:value-type="float">
            <text:p>1.239587903</text:p>
          </table:table-cell>
          <table:table-cell office:value-type="float" office:value="-2.29868221283" calcext:value-type="float">
            <text:p>-2.2986822128</text:p>
          </table:table-cell>
          <table:table-cell office:value-type="float" office:value="8.80221887589" calcext:value-type="float">
            <text:p>8.8022188759</text:p>
          </table:table-cell>
          <table:table-cell office:value-type="float" office:value="-2.23455286026" calcext:value-type="float">
            <text:p>-2.2345528603</text:p>
          </table:table-cell>
        </table:table-row>
        <table:table-row table:style-name="ro1">
          <table:table-cell office:value-type="float" office:value="1.19675552845" calcext:value-type="float">
            <text:p>1.1967555285</text:p>
          </table:table-cell>
          <table:table-cell office:value-type="float" office:value="-2.2609295845" calcext:value-type="float">
            <text:p>-2.2609295845</text:p>
          </table:table-cell>
          <table:table-cell office:value-type="float" office:value="8.77123065948" calcext:value-type="float">
            <text:p>8.7712306595</text:p>
          </table:table-cell>
          <table:table-cell office:value-type="float" office:value="-2.23655056953" calcext:value-type="float">
            <text:p>-2.2365505695</text:p>
          </table:table-cell>
        </table:table-row>
        <table:table-row table:style-name="ro1">
          <table:table-cell office:value-type="float" office:value="1.16144752502" calcext:value-type="float">
            <text:p>1.161447525</text:p>
          </table:table-cell>
          <table:table-cell office:value-type="float" office:value="-2.21972727776" calcext:value-type="float">
            <text:p>-2.2197272778</text:p>
          </table:table-cell>
          <table:table-cell office:value-type="float" office:value="7.22420402527" calcext:value-type="float">
            <text:p>7.2242040253</text:p>
          </table:table-cell>
          <table:table-cell office:value-type="float" office:value="-2.13706111908" calcext:value-type="float">
            <text:p>-2.1370611191</text:p>
          </table:table-cell>
        </table:table-row>
        <table:table-row table:style-name="ro1">
          <table:table-cell office:value-type="float" office:value="1.1402990818" calcext:value-type="float">
            <text:p>1.1402990818</text:p>
          </table:table-cell>
          <table:table-cell office:value-type="float" office:value="-2.17540287971" calcext:value-type="float">
            <text:p>-2.1754028797</text:p>
          </table:table-cell>
          <table:table-cell office:value-type="float" office:value="7.16688486099" calcext:value-type="float">
            <text:p>7.166884861</text:p>
          </table:table-cell>
          <table:table-cell office:value-type="float" office:value="-2.1345615387" calcext:value-type="float">
            <text:p>-2.1345615387</text:p>
          </table:table-cell>
        </table:table-row>
        <table:table-row table:style-name="ro1">
          <table:table-cell office:value-type="float" office:value="1.13022565842" calcext:value-type="float">
            <text:p>1.1302256584</text:p>
          </table:table-cell>
          <table:table-cell office:value-type="float" office:value="-2.13502812386" calcext:value-type="float">
            <text:p>-2.1350281239</text:p>
          </table:table-cell>
          <table:table-cell office:value-type="float" office:value="7.03574319839" calcext:value-type="float">
            <text:p>7.0357431984</text:p>
          </table:table-cell>
          <table:table-cell office:value-type="float" office:value="-2.12357115746" calcext:value-type="float">
            <text:p>-2.1235711575</text:p>
          </table:table-cell>
        </table:table-row>
        <table:table-row table:style-name="ro1">
          <table:table-cell office:value-type="float" office:value="1.13660430908" calcext:value-type="float">
            <text:p>1.1366043091</text:p>
          </table:table-cell>
          <table:table-cell office:value-type="float" office:value="-2.09709787369" calcext:value-type="float">
            <text:p>-2.0970978737</text:p>
          </table:table-cell>
          <table:table-cell office:value-type="float" office:value="6.9741119957" calcext:value-type="float">
            <text:p>6.9741119957</text:p>
          </table:table-cell>
          <table:table-cell office:value-type="float" office:value="-2.12328076363" calcext:value-type="float">
            <text:p>-2.1232807636</text:p>
          </table:table-cell>
        </table:table-row>
        <table:table-row table:style-name="ro1">
          <table:table-cell office:value-type="float" office:value="1.1543918848" calcext:value-type="float">
            <text:p>1.1543918848</text:p>
          </table:table-cell>
          <table:table-cell office:value-type="float" office:value="-2.06214261055" calcext:value-type="float">
            <text:p>-2.0621426106</text:p>
          </table:table-cell>
          <table:table-cell office:value-type="float" office:value="6.85266872406" calcext:value-type="float">
            <text:p>6.8526687241</text:p>
          </table:table-cell>
          <table:table-cell office:value-type="float" office:value="-2.11952900887" calcext:value-type="float">
            <text:p>-2.1195290089</text:p>
          </table:table-cell>
        </table:table-row>
        <table:table-row table:style-name="ro1">
          <table:table-cell office:value-type="float" office:value="1.17639386654" calcext:value-type="float">
            <text:p>1.1763938665</text:p>
          </table:table-cell>
          <table:table-cell office:value-type="float" office:value="-2.02923989296" calcext:value-type="float">
            <text:p>-2.029239893</text:p>
          </table:table-cell>
          <table:table-cell office:value-type="float" office:value="6.77116056442" calcext:value-type="float">
            <text:p>6.7711605644</text:p>
          </table:table-cell>
          <table:table-cell office:value-type="float" office:value="-2.12219285965" calcext:value-type="float">
            <text:p>-2.1221928597</text:p>
          </table:table-cell>
        </table:table-row>
        <table:table-row table:style-name="ro1">
          <table:table-cell office:value-type="float" office:value="1.19206166267" calcext:value-type="float">
            <text:p>1.1920616627</text:p>
          </table:table-cell>
          <table:table-cell office:value-type="float" office:value="-1.99190747738" calcext:value-type="float">
            <text:p>-1.9919074774</text:p>
          </table:table-cell>
          <table:table-cell office:value-type="float" office:value="6.68347545624" calcext:value-type="float">
            <text:p>6.6834754562</text:p>
          </table:table-cell>
          <table:table-cell office:value-type="float" office:value="-2.12472939491" calcext:value-type="float">
            <text:p>-2.1247293949</text:p>
          </table:table-cell>
        </table:table-row>
        <table:table-row table:style-name="ro1">
          <table:table-cell office:value-type="float" office:value="1.20273971558" calcext:value-type="float">
            <text:p>1.2027397156</text:p>
          </table:table-cell>
          <table:table-cell office:value-type="float" office:value="-1.95232331753" calcext:value-type="float">
            <text:p>-1.9523233175</text:p>
          </table:table-cell>
          <table:table-cell office:value-type="float" office:value="6.59009357452" calcext:value-type="float">
            <text:p>6.5900935745</text:p>
          </table:table-cell>
          <table:table-cell office:value-type="float" office:value="-2.12522697449" calcext:value-type="float">
            <text:p>-2.1252269745</text:p>
          </table:table-cell>
        </table:table-row>
        <table:table-row table:style-name="ro1">
          <table:table-cell office:value-type="float" office:value="1.24405229092" calcext:value-type="float">
            <text:p>1.2440522909</text:p>
          </table:table-cell>
          <table:table-cell office:value-type="float" office:value="-1.906031847" calcext:value-type="float">
            <text:p>-1.906031847</text:p>
          </table:table-cell>
          <table:table-cell office:value-type="float" office:value="6.29323383331" calcext:value-type="float">
            <text:p>6.2932338333</text:p>
          </table:table-cell>
          <table:table-cell office:value-type="float" office:value="-2.12066173553" calcext:value-type="float">
            <text:p>-2.1206617355</text:p>
          </table:table-cell>
        </table:table-row>
        <table:table-row table:style-name="ro1">
          <table:table-cell office:value-type="float" office:value="1.29372382164" calcext:value-type="float">
            <text:p>1.2937238216</text:p>
          </table:table-cell>
          <table:table-cell office:value-type="float" office:value="-1.85546088219" calcext:value-type="float">
            <text:p>-1.8554608822</text:p>
          </table:table-cell>
          <table:table-cell office:value-type="float" office:value="6.07650133133" calcext:value-type="float">
            <text:p>6.0765013313</text:p>
          </table:table-cell>
          <table:table-cell office:value-type="float" office:value="-2.12017011642" calcext:value-type="float">
            <text:p>-2.1201701164</text:p>
          </table:table-cell>
        </table:table-row>
        <table:table-row table:style-name="ro1">
          <table:table-cell office:value-type="float" office:value="1.30437016487" calcext:value-type="float">
            <text:p>1.3043701649</text:p>
          </table:table-cell>
          <table:table-cell office:value-type="float" office:value="-1.80845010281" calcext:value-type="float">
            <text:p>-1.8084501028</text:p>
          </table:table-cell>
          <table:table-cell office:value-type="float" office:value="5.85030981064" calcext:value-type="float">
            <text:p>5.8503098106</text:p>
          </table:table-cell>
          <table:table-cell office:value-type="float" office:value="-2.11770153046" calcext:value-type="float">
            <text:p>-2.1177015305</text:p>
          </table:table-cell>
        </table:table-row>
        <table:table-row table:style-name="ro1">
          <table:table-cell office:value-type="float" office:value="1.30760753155" calcext:value-type="float">
            <text:p>1.3076075316</text:p>
          </table:table-cell>
          <table:table-cell office:value-type="float" office:value="-1.75410687923" calcext:value-type="float">
            <text:p>-1.7541068792</text:p>
          </table:table-cell>
          <table:table-cell office:value-type="float" office:value="5.71291347504" calcext:value-type="float">
            <text:p>5.712913475</text:p>
          </table:table-cell>
          <table:table-cell office:value-type="float" office:value="-2.12099838257" calcext:value-type="float">
            <text:p>-2.1209983826</text:p>
          </table:table-cell>
        </table:table-row>
        <table:table-row table:style-name="ro1">
          <table:table-cell office:value-type="float" office:value="1.29560053349" calcext:value-type="float">
            <text:p>1.2956005335</text:p>
          </table:table-cell>
          <table:table-cell office:value-type="float" office:value="-1.69913458824" calcext:value-type="float">
            <text:p>-1.6991345882</text:p>
          </table:table-cell>
          <table:table-cell office:value-type="float" office:value="5.54145284653" calcext:value-type="float">
            <text:p>5.5414528465</text:p>
          </table:table-cell>
          <table:table-cell office:value-type="float" office:value="-2.12757492065" calcext:value-type="float">
            <text:p>-2.1275749207</text:p>
          </table:table-cell>
        </table:table-row>
        <table:table-row table:style-name="ro1">
          <table:table-cell office:value-type="float" office:value="1.2793725729" calcext:value-type="float">
            <text:p>1.2793725729</text:p>
          </table:table-cell>
          <table:table-cell office:value-type="float" office:value="-1.64937019348" calcext:value-type="float">
            <text:p>-1.6493701935</text:p>
          </table:table-cell>
          <table:table-cell office:value-type="float" office:value="5.28297801971" calcext:value-type="float">
            <text:p>5.2829780197</text:p>
          </table:table-cell>
          <table:table-cell office:value-type="float" office:value="-2.12964701653" calcext:value-type="float">
            <text:p>-2.1296470165</text:p>
          </table:table-cell>
        </table:table-row>
        <table:table-row table:style-name="ro1">
          <table:table-cell office:value-type="float" office:value="1.25970816612" calcext:value-type="float">
            <text:p>1.2597081661</text:p>
          </table:table-cell>
          <table:table-cell office:value-type="float" office:value="-1.6068046093" calcext:value-type="float">
            <text:p>-1.6068046093</text:p>
          </table:table-cell>
          <table:table-cell office:value-type="float" office:value="5.05143066406" calcext:value-type="float">
            <text:p>5.0514306641</text:p>
          </table:table-cell>
          <table:table-cell office:value-type="float" office:value="-2.13199734688" calcext:value-type="float">
            <text:p>-2.1319973469</text:p>
          </table:table-cell>
        </table:table-row>
        <table:table-row table:style-name="ro1">
          <table:table-cell office:value-type="float" office:value="1.22980546951" calcext:value-type="float">
            <text:p>1.2298054695</text:p>
          </table:table-cell>
          <table:table-cell office:value-type="float" office:value="-1.54606497288" calcext:value-type="float">
            <text:p>-1.5460649729</text:p>
          </table:table-cell>
          <table:table-cell office:value-type="float" office:value="4.84919067383" calcext:value-type="float">
            <text:p>4.8491906738</text:p>
          </table:table-cell>
          <table:table-cell office:value-type="float" office:value="-2.13915753365" calcext:value-type="float">
            <text:p>-2.1391575337</text:p>
          </table:table-cell>
        </table:table-row>
        <table:table-row table:style-name="ro1">
          <table:table-cell office:value-type="float" office:value="1.18620955944" calcext:value-type="float">
            <text:p>1.1862095594</text:p>
          </table:table-cell>
          <table:table-cell office:value-type="float" office:value="-1.4689309597" calcext:value-type="float">
            <text:p>-1.4689309597</text:p>
          </table:table-cell>
          <table:table-cell office:value-type="float" office:value="4.67775126457" calcext:value-type="float">
            <text:p>4.6777512646</text:p>
          </table:table-cell>
          <table:table-cell office:value-type="float" office:value="-2.1481192112" calcext:value-type="float">
            <text:p>-2.1481192112</text:p>
          </table:table-cell>
        </table:table-row>
        <table:table-row table:style-name="ro1">
          <table:table-cell office:value-type="float" office:value="1.15114343166" calcext:value-type="float">
            <text:p>1.1511434317</text:p>
          </table:table-cell>
          <table:table-cell office:value-type="float" office:value="-1.41288566589" calcext:value-type="float">
            <text:p>-1.4128856659</text:p>
          </table:table-cell>
          <table:table-cell office:value-type="float" office:value="4.49882718086" calcext:value-type="float">
            <text:p>4.4988271809</text:p>
          </table:table-cell>
          <table:table-cell office:value-type="float" office:value="-2.15549373627" calcext:value-type="float">
            <text:p>-2.1554937363</text:p>
          </table:table-cell>
        </table:table-row>
        <table:table-row table:style-name="ro1">
          <table:table-cell office:value-type="float" office:value="1.11524641514" calcext:value-type="float">
            <text:p>1.1152464151</text:p>
          </table:table-cell>
          <table:table-cell office:value-type="float" office:value="-1.34496688843" calcext:value-type="float">
            <text:p>-1.3449668884</text:p>
          </table:table-cell>
          <table:table-cell office:value-type="float" office:value="4.32912631989" calcext:value-type="float">
            <text:p>4.3291263199</text:p>
          </table:table-cell>
          <table:table-cell office:value-type="float" office:value="-2.16964650154" calcext:value-type="float">
            <text:p>-2.1696465015</text:p>
          </table:table-cell>
        </table:table-row>
        <table:table-row table:style-name="ro1">
          <table:table-cell office:value-type="float" office:value="1.08193123341" calcext:value-type="float">
            <text:p>1.0819312334</text:p>
          </table:table-cell>
          <table:table-cell office:value-type="float" office:value="-1.26500606537" calcext:value-type="float">
            <text:p>-1.2650060654</text:p>
          </table:table-cell>
          <table:table-cell office:value-type="float" office:value="4.15652247429" calcext:value-type="float">
            <text:p>4.1565224743</text:p>
          </table:table-cell>
          <table:table-cell office:value-type="float" office:value="-2.18511080742" calcext:value-type="float">
            <text:p>-2.1851108074</text:p>
          </table:table-cell>
        </table:table-row>
        <table:table-row table:style-name="ro1">
          <table:table-cell office:value-type="float" office:value="1.06834876537" calcext:value-type="float">
            <text:p>1.0683487654</text:p>
          </table:table-cell>
          <table:table-cell office:value-type="float" office:value="-1.20505356789" calcext:value-type="float">
            <text:p>-1.2050535679</text:p>
          </table:table-cell>
          <table:table-cell office:value-type="float" office:value="3.98362442017" calcext:value-type="float">
            <text:p>3.9836244202</text:p>
          </table:table-cell>
          <table:table-cell office:value-type="float" office:value="-2.20314407349" calcext:value-type="float">
            <text:p>-2.2031440735</text:p>
          </table:table-cell>
        </table:table-row>
        <table:table-row table:style-name="ro1">
          <table:table-cell office:value-type="float" office:value="1.06714677811" calcext:value-type="float">
            <text:p>1.0671467781</text:p>
          </table:table-cell>
          <table:table-cell office:value-type="float" office:value="-1.15619778633" calcext:value-type="float">
            <text:p>-1.1561977863</text:p>
          </table:table-cell>
          <table:table-cell office:value-type="float" office:value="3.80671282768" calcext:value-type="float">
            <text:p>3.8067128277</text:p>
          </table:table-cell>
          <table:table-cell office:value-type="float" office:value="-2.21991729736" calcext:value-type="float">
            <text:p>-2.2199172974</text:p>
          </table:table-cell>
        </table:table-row>
        <table:table-row table:style-name="ro1">
          <table:table-cell office:value-type="float" office:value="1.07769715786" calcext:value-type="float">
            <text:p>1.0776971579</text:p>
          </table:table-cell>
          <table:table-cell office:value-type="float" office:value="-1.1175057888" calcext:value-type="float">
            <text:p>-1.1175057888</text:p>
          </table:table-cell>
          <table:table-cell office:value-type="float" office:value="3.62776823997" calcext:value-type="float">
            <text:p>3.62776824</text:p>
          </table:table-cell>
          <table:table-cell office:value-type="float" office:value="-2.2426097393" calcext:value-type="float">
            <text:p>-2.2426097393</text:p>
          </table:table-cell>
        </table:table-row>
        <table:table-row table:style-name="ro1">
          <table:table-cell office:value-type="float" office:value="1.0940618515" calcext:value-type="float">
            <text:p>1.0940618515</text:p>
          </table:table-cell>
          <table:table-cell office:value-type="float" office:value="-1.09194660187" calcext:value-type="float">
            <text:p>-1.0919466019</text:p>
          </table:table-cell>
          <table:table-cell office:value-type="float" office:value="3.4510929203" calcext:value-type="float">
            <text:p>3.4510929203</text:p>
          </table:table-cell>
          <table:table-cell office:value-type="float" office:value="-2.26803207397" calcext:value-type="float">
            <text:p>-2.268032074</text:p>
          </table:table-cell>
        </table:table-row>
        <table:table-row table:style-name="ro1">
          <table:table-cell office:value-type="float" office:value="1.10598671436" calcext:value-type="float">
            <text:p>1.1059867144</text:p>
          </table:table-cell>
          <table:table-cell office:value-type="float" office:value="-1.07180345058" calcext:value-type="float">
            <text:p>-1.0718034506</text:p>
          </table:table-cell>
          <table:table-cell office:value-type="float" office:value="3.26816102028" calcext:value-type="float">
            <text:p>3.2681610203</text:p>
          </table:table-cell>
          <table:table-cell office:value-type="float" office:value="-2.28911066055" calcext:value-type="float">
            <text:p>-2.2891106606</text:p>
          </table:table-cell>
        </table:table-row>
        <table:table-row table:style-name="ro1">
          <table:table-cell office:value-type="float" office:value="1.1465638876" calcext:value-type="float">
            <text:p>1.1465638876</text:p>
          </table:table-cell>
          <table:table-cell office:value-type="float" office:value="-1.06057024002" calcext:value-type="float">
            <text:p>-1.06057024</text:p>
          </table:table-cell>
          <table:table-cell office:value-type="float" office:value="3.0852682209" calcext:value-type="float">
            <text:p>3.0852682209</text:p>
          </table:table-cell>
          <table:table-cell office:value-type="float" office:value="-2.3145673275" calcext:value-type="float">
            <text:p>-2.3145673275</text:p>
          </table:table-cell>
        </table:table-row>
        <table:table-row table:style-name="ro1">
          <table:table-cell office:value-type="float" office:value="1.17127764225" calcext:value-type="float">
            <text:p>1.1712776423</text:p>
          </table:table-cell>
          <table:table-cell office:value-type="float" office:value="-1.04369604588" calcext:value-type="float">
            <text:p>-1.0436960459</text:p>
          </table:table-cell>
          <table:table-cell office:value-type="float" office:value="2.93027254105" calcext:value-type="float">
            <text:p>2.9302725411</text:p>
          </table:table-cell>
          <table:table-cell office:value-type="float" office:value="-2.34987926483" calcext:value-type="float">
            <text:p>-2.3498792648</text:p>
          </table:table-cell>
        </table:table-row>
        <table:table-row table:style-name="ro1">
          <table:table-cell office:value-type="float" office:value="1.2008587122" calcext:value-type="float">
            <text:p>1.2008587122</text:p>
          </table:table-cell>
          <table:table-cell office:value-type="float" office:value="-1.02671134472" calcext:value-type="float">
            <text:p>-1.0267113447</text:p>
          </table:table-cell>
          <table:table-cell office:value-type="float" office:value="2.76059349537" calcext:value-type="float">
            <text:p>2.7605934954</text:p>
          </table:table-cell>
          <table:table-cell office:value-type="float" office:value="-2.37312841415" calcext:value-type="float">
            <text:p>-2.3731284142</text:p>
          </table:table-cell>
        </table:table-row>
        <table:table-row table:style-name="ro1">
          <table:table-cell office:value-type="float" office:value="1.22935318947" calcext:value-type="float">
            <text:p>1.2293531895</text:p>
          </table:table-cell>
          <table:table-cell office:value-type="float" office:value="-1.00731027126" calcext:value-type="float">
            <text:p>-1.0073102713</text:p>
          </table:table-cell>
          <table:table-cell office:value-type="float" office:value="2.61641224384" calcext:value-type="float">
            <text:p>2.6164122438</text:p>
          </table:table-cell>
          <table:table-cell office:value-type="float" office:value="-2.38817882538" calcext:value-type="float">
            <text:p>-2.3881788254</text:p>
          </table:table-cell>
        </table:table-row>
        <table:table-row table:style-name="ro1">
          <table:table-cell office:value-type="float" office:value="1.26176810265" calcext:value-type="float">
            <text:p>1.2617681027</text:p>
          </table:table-cell>
          <table:table-cell office:value-type="float" office:value="-0.98550927639" calcext:value-type="float">
            <text:p>-0.9855092764</text:p>
          </table:table-cell>
          <table:table-cell office:value-type="float" office:value="2.46854444504" calcext:value-type="float">
            <text:p>2.468544445</text:p>
          </table:table-cell>
          <table:table-cell office:value-type="float" office:value="-2.39953517914" calcext:value-type="float">
            <text:p>-2.3995351791</text:p>
          </table:table-cell>
        </table:table-row>
        <table:table-row table:style-name="ro1">
          <table:table-cell office:value-type="float" office:value="1.28943276405" calcext:value-type="float">
            <text:p>1.2894327641</text:p>
          </table:table-cell>
          <table:table-cell office:value-type="float" office:value="-0.967688560486" calcext:value-type="float">
            <text:p>-0.9676885605</text:p>
          </table:table-cell>
          <table:table-cell office:value-type="float" office:value="2.32584472656" calcext:value-type="float">
            <text:p>2.3258447266</text:p>
          </table:table-cell>
          <table:table-cell office:value-type="float" office:value="-2.40155696869" calcext:value-type="float">
            <text:p>-2.4015569687</text:p>
          </table:table-cell>
        </table:table-row>
        <table:table-row table:style-name="ro1">
          <table:table-cell office:value-type="float" office:value="1.3178704977" calcext:value-type="float">
            <text:p>1.3178704977</text:p>
          </table:table-cell>
          <table:table-cell office:value-type="float" office:value="-0.947804093361" calcext:value-type="float">
            <text:p>-0.9478040934</text:p>
          </table:table-cell>
          <table:table-cell office:value-type="float" office:value="2.22978600025" calcext:value-type="float">
            <text:p>2.2297860003</text:p>
          </table:table-cell>
          <table:table-cell office:value-type="float" office:value="-2.3874630928" calcext:value-type="float">
            <text:p>-2.3874630928</text:p>
          </table:table-cell>
        </table:table-row>
        <table:table-row table:style-name="ro1">
          <table:table-cell office:value-type="float" office:value="1.36685609818" calcext:value-type="float">
            <text:p>1.3668560982</text:p>
          </table:table-cell>
          <table:table-cell office:value-type="float" office:value="-0.902527153492" calcext:value-type="float">
            <text:p>-0.9025271535</text:p>
          </table:table-cell>
          <table:table-cell office:value-type="float" office:value="2.10999830723" calcext:value-type="float">
            <text:p>2.1099983072</text:p>
          </table:table-cell>
          <table:table-cell office:value-type="float" office:value="-2.37908959389" calcext:value-type="float">
            <text:p>-2.3790895939</text:p>
          </table:table-cell>
        </table:table-row>
        <table:table-row table:style-name="ro1">
          <table:table-cell office:value-type="float" office:value="1.39521574974" calcext:value-type="float">
            <text:p>1.3952157497</text:p>
          </table:table-cell>
          <table:table-cell office:value-type="float" office:value="-0.880596458912" calcext:value-type="float">
            <text:p>-0.8805964589</text:p>
          </table:table-cell>
          <table:table-cell office:value-type="float" office:value="2.11453493595" calcext:value-type="float">
            <text:p>2.114534936</text:p>
          </table:table-cell>
          <table:table-cell office:value-type="float" office:value="-2.33384394646" calcext:value-type="float">
            <text:p>-2.3338439465</text:p>
          </table:table-cell>
        </table:table-row>
        <table:table-row table:style-name="ro1">
          <table:table-cell office:value-type="float" office:value="1.43271327019" calcext:value-type="float">
            <text:p>1.4327132702</text:p>
          </table:table-cell>
          <table:table-cell office:value-type="float" office:value="-0.849045753479" calcext:value-type="float">
            <text:p>-0.8490457535</text:p>
          </table:table-cell>
          <table:table-cell office:value-type="float" office:value="2.07458790302" calcext:value-type="float">
            <text:p>2.074587903</text:p>
          </table:table-cell>
          <table:table-cell office:value-type="float" office:value="-2.29868221283" calcext:value-type="float">
            <text:p>-2.2986822128</text:p>
          </table:table-cell>
        </table:table-row>
        <table:table-row table:style-name="ro1">
          <table:table-cell office:value-type="float" office:value="1.46497797966" calcext:value-type="float">
            <text:p>1.4649779797</text:p>
          </table:table-cell>
          <table:table-cell office:value-type="float" office:value="-0.823111355305" calcext:value-type="float">
            <text:p>-0.8231113553</text:p>
          </table:table-cell>
          <table:table-cell office:value-type="float" office:value="2.03175552845" calcext:value-type="float">
            <text:p>2.0317555285</text:p>
          </table:table-cell>
          <table:table-cell office:value-type="float" office:value="-2.2609295845" calcext:value-type="float">
            <text:p>-2.2609295845</text:p>
          </table:table-cell>
        </table:table-row>
        <table:table-row table:style-name="ro1">
          <table:table-cell office:value-type="float" office:value="1.50322985649" calcext:value-type="float">
            <text:p>1.5032298565</text:p>
          </table:table-cell>
          <table:table-cell office:value-type="float" office:value="-0.780560314655" calcext:value-type="float">
            <text:p>-0.7805603147</text:p>
          </table:table-cell>
          <table:table-cell office:value-type="float" office:value="1.99644752502" calcext:value-type="float">
            <text:p>1.996447525</text:p>
          </table:table-cell>
          <table:table-cell office:value-type="float" office:value="-2.21972727776" calcext:value-type="float">
            <text:p>-2.2197272778</text:p>
          </table:table-cell>
        </table:table-row>
        <table:table-row table:style-name="ro1">
          <table:table-cell office:value-type="float" office:value="1.5336843729" calcext:value-type="float">
            <text:p>1.5336843729</text:p>
          </table:table-cell>
          <table:table-cell office:value-type="float" office:value="-0.744398355484" calcext:value-type="float">
            <text:p>-0.7443983555</text:p>
          </table:table-cell>
          <table:table-cell office:value-type="float" office:value="1.9752990818" calcext:value-type="float">
            <text:p>1.9752990818</text:p>
          </table:table-cell>
          <table:table-cell office:value-type="float" office:value="-2.17540287971" calcext:value-type="float">
            <text:p>-2.1754028797</text:p>
          </table:table-cell>
        </table:table-row>
        <table:table-row table:style-name="ro1">
          <table:table-cell office:value-type="float" office:value="1.5585449934" calcext:value-type="float">
            <text:p>1.5585449934</text:p>
          </table:table-cell>
          <table:table-cell office:value-type="float" office:value="-0.706518054008" calcext:value-type="float">
            <text:p>-0.706518054</text:p>
          </table:table-cell>
          <table:table-cell office:value-type="float" office:value="1.96522565842" calcext:value-type="float">
            <text:p>1.9652256584</text:p>
          </table:table-cell>
          <table:table-cell office:value-type="float" office:value="-2.13502812386" calcext:value-type="float">
            <text:p>-2.1350281239</text:p>
          </table:table-cell>
        </table:table-row>
        <table:table-row table:style-name="ro1">
          <table:table-cell office:value-type="float" office:value="1.57330167294" calcext:value-type="float">
            <text:p>1.5733016729</text:p>
          </table:table-cell>
          <table:table-cell office:value-type="float" office:value="-0.669459819794" calcext:value-type="float">
            <text:p>-0.6694598198</text:p>
          </table:table-cell>
          <table:table-cell office:value-type="float" office:value="1.97160430908" calcext:value-type="float">
            <text:p>1.9716043091</text:p>
          </table:table-cell>
          <table:table-cell office:value-type="float" office:value="-2.09709787369" calcext:value-type="float">
            <text:p>-2.0970978737</text:p>
          </table:table-cell>
        </table:table-row>
        <table:table-row table:style-name="ro1">
          <table:table-cell office:value-type="float" office:value="1.58155369759" calcext:value-type="float">
            <text:p>1.5815536976</text:p>
          </table:table-cell>
          <table:table-cell office:value-type="float" office:value="-0.630936443806" calcext:value-type="float">
            <text:p>-0.6309364438</text:p>
          </table:table-cell>
          <table:table-cell office:value-type="float" office:value="1.9893918848" calcext:value-type="float">
            <text:p>1.9893918848</text:p>
          </table:table-cell>
          <table:table-cell office:value-type="float" office:value="-2.06214261055" calcext:value-type="float">
            <text:p>-2.0621426106</text:p>
          </table:table-cell>
        </table:table-row>
        <table:table-row table:style-name="ro1">
          <table:table-cell office:value-type="float" office:value="1.652561903" calcext:value-type="float">
            <text:p>1.652561903</text:p>
          </table:table-cell>
          <table:table-cell office:value-type="float" office:value="-0.520661592484" calcext:value-type="float">
            <text:p>-0.5206615925</text:p>
          </table:table-cell>
          <table:table-cell office:value-type="float" office:value="2.01139386654" calcext:value-type="float">
            <text:p>2.0113938665</text:p>
          </table:table-cell>
          <table:table-cell office:value-type="float" office:value="-2.02923989296" calcext:value-type="float">
            <text:p>-2.029239893</text:p>
          </table:table-cell>
        </table:table-row>
        <table:table-row table:style-name="ro1">
          <table:table-cell office:value-type="float" office:value="1.66784012318" calcext:value-type="float">
            <text:p>1.6678401232</text:p>
          </table:table-cell>
          <table:table-cell office:value-type="float" office:value="-0.473578572273" calcext:value-type="float">
            <text:p>-0.4735785723</text:p>
          </table:table-cell>
          <table:table-cell office:value-type="float" office:value="2.02706166267" calcext:value-type="float">
            <text:p>2.0270616627</text:p>
          </table:table-cell>
          <table:table-cell office:value-type="float" office:value="-1.99190747738" calcext:value-type="float">
            <text:p>-1.9919074774</text:p>
          </table:table-cell>
        </table:table-row>
        <table:table-row table:style-name="ro1">
          <table:table-cell office:value-type="float" office:value="1.687292099" calcext:value-type="float">
            <text:p>1.687292099</text:p>
          </table:table-cell>
          <table:table-cell office:value-type="float" office:value="-0.423542916775" calcext:value-type="float">
            <text:p>-0.4235429168</text:p>
          </table:table-cell>
          <table:table-cell office:value-type="float" office:value="2.03773971558" calcext:value-type="float">
            <text:p>2.0377397156</text:p>
          </table:table-cell>
          <table:table-cell office:value-type="float" office:value="-1.95232331753" calcext:value-type="float">
            <text:p>-1.9523233175</text:p>
          </table:table-cell>
        </table:table-row>
        <table:table-row table:style-name="ro1">
          <table:table-cell office:value-type="float" office:value="1.70734107494" calcext:value-type="float">
            <text:p>1.7073410749</text:p>
          </table:table-cell>
          <table:table-cell office:value-type="float" office:value="-0.376243591309" calcext:value-type="float">
            <text:p>-0.3762435913</text:p>
          </table:table-cell>
          <table:table-cell office:value-type="float" office:value="2.07905229092" calcext:value-type="float">
            <text:p>2.0790522909</text:p>
          </table:table-cell>
          <table:table-cell office:value-type="float" office:value="-1.906031847" calcext:value-type="float">
            <text:p>-1.906031847</text:p>
          </table:table-cell>
        </table:table-row>
        <table:table-row table:style-name="ro1">
          <table:table-cell office:value-type="float" office:value="1.72993481159" calcext:value-type="float">
            <text:p>1.7299348116</text:p>
          </table:table-cell>
          <table:table-cell office:value-type="float" office:value="-0.334103882313" calcext:value-type="float">
            <text:p>-0.3341038823</text:p>
          </table:table-cell>
          <table:table-cell office:value-type="float" office:value="2.12872382164" calcext:value-type="float">
            <text:p>2.1287238216</text:p>
          </table:table-cell>
          <table:table-cell office:value-type="float" office:value="-1.85546088219" calcext:value-type="float">
            <text:p>-1.8554608822</text:p>
          </table:table-cell>
        </table:table-row>
        <table:table-row table:style-name="ro1">
          <table:table-cell office:value-type="float" office:value="1.79374694824" calcext:value-type="float">
            <text:p>1.7937469482</text:p>
          </table:table-cell>
          <table:table-cell office:value-type="float" office:value="-0.241087168455" calcext:value-type="float">
            <text:p>-0.2410871685</text:p>
          </table:table-cell>
          <table:table-cell office:value-type="float" office:value="2.13937016487" calcext:value-type="float">
            <text:p>2.1393701649</text:p>
          </table:table-cell>
          <table:table-cell office:value-type="float" office:value="-1.80845010281" calcext:value-type="float">
            <text:p>-1.8084501028</text:p>
          </table:table-cell>
        </table:table-row>
        <table:table-row table:style-name="ro1">
          <table:table-cell office:value-type="float" office:value="1.82156336308" calcext:value-type="float">
            <text:p>1.8215633631</text:p>
          </table:table-cell>
          <table:table-cell office:value-type="float" office:value="-0.209827274084" calcext:value-type="float">
            <text:p>-0.2098272741</text:p>
          </table:table-cell>
          <table:table-cell office:value-type="float" office:value="2.14260753155" calcext:value-type="float">
            <text:p>2.1426075316</text:p>
          </table:table-cell>
          <table:table-cell office:value-type="float" office:value="-1.75410687923" calcext:value-type="float">
            <text:p>-1.7541068792</text:p>
          </table:table-cell>
        </table:table-row>
        <table:table-row table:style-name="ro1">
          <table:table-cell office:value-type="float" office:value="1.84862017632" calcext:value-type="float">
            <text:p>1.8486201763</text:p>
          </table:table-cell>
          <table:table-cell office:value-type="float" office:value="-0.188087165356" calcext:value-type="float">
            <text:p>-0.1880871654</text:p>
          </table:table-cell>
          <table:table-cell office:value-type="float" office:value="2.13060053349" calcext:value-type="float">
            <text:p>2.1306005335</text:p>
          </table:table-cell>
          <table:table-cell office:value-type="float" office:value="-1.69913458824" calcext:value-type="float">
            <text:p>-1.6991345882</text:p>
          </table:table-cell>
        </table:table-row>
        <table:table-row table:style-name="ro1">
          <table:table-cell office:value-type="float" office:value="1.87442719936" calcext:value-type="float">
            <text:p>1.8744271994</text:p>
          </table:table-cell>
          <table:table-cell office:value-type="float" office:value="-0.175492480397" calcext:value-type="float">
            <text:p>-0.1754924804</text:p>
          </table:table-cell>
          <table:table-cell office:value-type="float" office:value="2.1143725729" calcext:value-type="float">
            <text:p>2.1143725729</text:p>
          </table:table-cell>
          <table:table-cell office:value-type="float" office:value="-1.64937019348" calcext:value-type="float">
            <text:p>-1.6493701935</text:p>
          </table:table-cell>
        </table:table-row>
        <table:table-row table:style-name="ro1">
          <table:table-cell office:value-type="float" office:value="1.90147054195" calcext:value-type="float">
            <text:p>1.901470542</text:p>
          </table:table-cell>
          <table:table-cell office:value-type="float" office:value="-0.167184710503" calcext:value-type="float">
            <text:p>-0.1671847105</text:p>
          </table:table-cell>
          <table:table-cell office:value-type="float" office:value="2.09470816612" calcext:value-type="float">
            <text:p>2.0947081661</text:p>
          </table:table-cell>
          <table:table-cell office:value-type="float" office:value="-1.6068046093" calcext:value-type="float">
            <text:p>-1.6068046093</text:p>
          </table:table-cell>
        </table:table-row>
        <table:table-row table:style-name="ro1">
          <table:table-cell office:value-type="float" office:value="1.9252423048" calcext:value-type="float">
            <text:p>1.9252423048</text:p>
          </table:table-cell>
          <table:table-cell office:value-type="float" office:value="-0.16470323503" calcext:value-type="float">
            <text:p>-0.164703235</text:p>
          </table:table-cell>
          <table:table-cell office:value-type="float" office:value="2.06480546951" calcext:value-type="float">
            <text:p>2.0648054695</text:p>
          </table:table-cell>
          <table:table-cell office:value-type="float" office:value="-1.54606497288" calcext:value-type="float">
            <text:p>-1.5460649729</text:p>
          </table:table-cell>
        </table:table-row>
        <table:table-row table:style-name="ro1">
          <table:table-cell office:value-type="float" office:value="1.950725317" calcext:value-type="float">
            <text:p>1.950725317</text:p>
          </table:table-cell>
          <table:table-cell office:value-type="float" office:value="-0.158227309585" calcext:value-type="float">
            <text:p>-0.1582273096</text:p>
          </table:table-cell>
          <table:table-cell office:value-type="float" office:value="2.02120955944" calcext:value-type="float">
            <text:p>2.0212095594</text:p>
          </table:table-cell>
          <table:table-cell office:value-type="float" office:value="-1.4689309597" calcext:value-type="float">
            <text:p>-1.4689309597</text:p>
          </table:table-cell>
        </table:table-row>
        <table:table-row table:style-name="ro1">
          <table:table-cell office:value-type="float" office:value="1.9767127037" calcext:value-type="float">
            <text:p>1.9767127037</text:p>
          </table:table-cell>
          <table:table-cell office:value-type="float" office:value="-0.152588739991" calcext:value-type="float">
            <text:p>-0.15258874</text:p>
          </table:table-cell>
          <table:table-cell office:value-type="float" office:value="1.98614343166" calcext:value-type="float">
            <text:p>1.9861434317</text:p>
          </table:table-cell>
          <table:table-cell office:value-type="float" office:value="-1.41288566589" calcext:value-type="float">
            <text:p>-1.4128856659</text:p>
          </table:table-cell>
        </table:table-row>
        <table:table-row table:style-name="ro1">
          <table:table-cell office:value-type="float" office:value="2.00544285774" calcext:value-type="float">
            <text:p>2.0054428577</text:p>
          </table:table-cell>
          <table:table-cell office:value-type="float" office:value="-0.143478810787" calcext:value-type="float">
            <text:p>-0.1434788108</text:p>
          </table:table-cell>
          <table:table-cell office:value-type="float" office:value="1.95024641514" calcext:value-type="float">
            <text:p>1.9502464151</text:p>
          </table:table-cell>
          <table:table-cell office:value-type="float" office:value="-1.34496688843" calcext:value-type="float">
            <text:p>-1.3449668884</text:p>
          </table:table-cell>
        </table:table-row>
        <table:table-row table:style-name="ro1">
          <table:table-cell office:value-type="float" office:value="2.03607463837" calcext:value-type="float">
            <text:p>2.0360746384</text:p>
          </table:table-cell>
          <table:table-cell office:value-type="float" office:value="-0.13427233696" calcext:value-type="float">
            <text:p>-0.134272337</text:p>
          </table:table-cell>
          <table:table-cell office:value-type="float" office:value="1.91693123341" calcext:value-type="float">
            <text:p>1.9169312334</text:p>
          </table:table-cell>
          <table:table-cell office:value-type="float" office:value="-1.26500606537" calcext:value-type="float">
            <text:p>-1.2650060654</text:p>
          </table:table-cell>
        </table:table-row>
        <table:table-row table:style-name="ro1">
          <table:table-cell office:value-type="float" office:value="2.07486009598" calcext:value-type="float">
            <text:p>2.074860096</text:p>
          </table:table-cell>
          <table:table-cell office:value-type="float" office:value="-0.119483307004" calcext:value-type="float">
            <text:p>-0.119483307</text:p>
          </table:table-cell>
          <table:table-cell office:value-type="float" office:value="1.90334876537" calcext:value-type="float">
            <text:p>1.9033487654</text:p>
          </table:table-cell>
          <table:table-cell office:value-type="float" office:value="-1.20505356789" calcext:value-type="float">
            <text:p>-1.2050535679</text:p>
          </table:table-cell>
        </table:table-row>
        <table:table-row table:style-name="ro1">
          <table:table-cell office:value-type="float" office:value="2.10729813576" calcext:value-type="float">
            <text:p>2.1072981358</text:p>
          </table:table-cell>
          <table:table-cell office:value-type="float" office:value="-0.11176097393" calcext:value-type="float">
            <text:p>-0.1117609739</text:p>
          </table:table-cell>
          <table:table-cell office:value-type="float" office:value="1.90214677811" calcext:value-type="float">
            <text:p>1.9021467781</text:p>
          </table:table-cell>
          <table:table-cell office:value-type="float" office:value="-1.15619778633" calcext:value-type="float">
            <text:p>-1.1561977863</text:p>
          </table:table-cell>
        </table:table-row>
        <table:table-row table:style-name="ro1">
          <table:table-cell office:value-type="float" office:value="2.14041948318" calcext:value-type="float">
            <text:p>2.1404194832</text:p>
          </table:table-cell>
          <table:table-cell office:value-type="float" office:value="-0.104216068983" calcext:value-type="float">
            <text:p>-0.104216069</text:p>
          </table:table-cell>
          <table:table-cell office:value-type="float" office:value="1.91269715786" calcext:value-type="float">
            <text:p>1.9126971579</text:p>
          </table:table-cell>
          <table:table-cell office:value-type="float" office:value="-1.1175057888" calcext:value-type="float">
            <text:p>-1.1175057888</text:p>
          </table:table-cell>
        </table:table-row>
        <table:table-row table:style-name="ro1">
          <table:table-cell office:value-type="float" office:value="2.17406249046" calcext:value-type="float">
            <text:p>2.1740624905</text:p>
          </table:table-cell>
          <table:table-cell office:value-type="float" office:value="-0.0971643775702" calcext:value-type="float">
            <text:p>-0.0971643776</text:p>
          </table:table-cell>
          <table:table-cell office:value-type="float" office:value="1.9290618515" calcext:value-type="float">
            <text:p>1.9290618515</text:p>
          </table:table-cell>
          <table:table-cell office:value-type="float" office:value="-1.09194660187" calcext:value-type="float">
            <text:p>-1.0919466019</text:p>
          </table:table-cell>
        </table:table-row>
        <table:table-row table:style-name="ro1">
          <table:table-cell office:value-type="float" office:value="2.20764684677" calcext:value-type="float">
            <text:p>2.2076468468</text:p>
          </table:table-cell>
          <table:table-cell office:value-type="float" office:value="-0.0897332951427" calcext:value-type="float">
            <text:p>-0.0897332951</text:p>
          </table:table-cell>
          <table:table-cell office:value-type="float" office:value="1.94098671436" calcext:value-type="float">
            <text:p>1.9409867144</text:p>
          </table:table-cell>
          <table:table-cell office:value-type="float" office:value="-1.07180345058" calcext:value-type="float">
            <text:p>-1.0718034506</text:p>
          </table:table-cell>
        </table:table-row>
        <table:table-row table:style-name="ro1">
          <table:table-cell office:value-type="float" office:value="2.239164114" calcext:value-type="float">
            <text:p>2.239164114</text:p>
          </table:table-cell>
          <table:table-cell office:value-type="float" office:value="-0.082235917449" calcext:value-type="float">
            <text:p>-0.0822359174</text:p>
          </table:table-cell>
          <table:table-cell office:value-type="float" office:value="1.9815638876" calcext:value-type="float">
            <text:p>1.9815638876</text:p>
          </table:table-cell>
          <table:table-cell office:value-type="float" office:value="-1.06057024002" calcext:value-type="float">
            <text:p>-1.06057024</text:p>
          </table:table-cell>
        </table:table-row>
        <table:table-row table:style-name="ro1">
          <table:table-cell office:value-type="float" office:value="2.27200317383" calcext:value-type="float">
            <text:p>2.2720031738</text:p>
          </table:table-cell>
          <table:table-cell office:value-type="float" office:value="-0.0761633440852" calcext:value-type="float">
            <text:p>-0.0761633441</text:p>
          </table:table-cell>
          <table:table-cell office:value-type="float" office:value="2.00627764225" calcext:value-type="float">
            <text:p>2.0062776423</text:p>
          </table:table-cell>
          <table:table-cell office:value-type="float" office:value="-1.04369604588" calcext:value-type="float">
            <text:p>-1.0436960459</text:p>
          </table:table-cell>
        </table:table-row>
        <table:table-row table:style-name="ro1">
          <table:table-cell office:value-type="float" office:value="2.29839062691" calcext:value-type="float">
            <text:p>2.2983906269</text:p>
          </table:table-cell>
          <table:table-cell office:value-type="float" office:value="-0.0714946016669" calcext:value-type="float">
            <text:p>-0.0714946017</text:p>
          </table:table-cell>
          <table:table-cell office:value-type="float" office:value="2.0358587122" calcext:value-type="float">
            <text:p>2.0358587122</text:p>
          </table:table-cell>
          <table:table-cell office:value-type="float" office:value="-1.02671134472" calcext:value-type="float">
            <text:p>-1.0267113447</text:p>
          </table:table-cell>
        </table:table-row>
        <table:table-row table:style-name="ro1">
          <table:table-cell office:value-type="float" office:value="2.3292131424" calcext:value-type="float">
            <text:p>2.3292131424</text:p>
          </table:table-cell>
          <table:table-cell office:value-type="float" office:value="-0.0671848803759" calcext:value-type="float">
            <text:p>-0.0671848804</text:p>
          </table:table-cell>
          <table:table-cell office:value-type="float" office:value="2.06435318947" calcext:value-type="float">
            <text:p>2.0643531895</text:p>
          </table:table-cell>
          <table:table-cell office:value-type="float" office:value="-1.00731027126" calcext:value-type="float">
            <text:p>-1.0073102713</text:p>
          </table:table-cell>
        </table:table-row>
        <table:table-row table:style-name="ro1">
          <table:table-cell office:value-type="float" office:value="2.36221766472" calcext:value-type="float">
            <text:p>2.3622176647</text:p>
          </table:table-cell>
          <table:table-cell office:value-type="float" office:value="-0.0625514090061" calcext:value-type="float">
            <text:p>-0.062551409</text:p>
          </table:table-cell>
          <table:table-cell office:value-type="float" office:value="2.09676810265" calcext:value-type="float">
            <text:p>2.0967681027</text:p>
          </table:table-cell>
          <table:table-cell office:value-type="float" office:value="-0.98550927639" calcext:value-type="float">
            <text:p>-0.9855092764</text:p>
          </table:table-cell>
        </table:table-row>
        <table:table-row table:style-name="ro1">
          <table:table-cell office:value-type="float" office:value="2.39691329002" calcext:value-type="float">
            <text:p>2.39691329</text:p>
          </table:table-cell>
          <table:table-cell office:value-type="float" office:value="-0.0574775226414" calcext:value-type="float">
            <text:p>-0.0574775226</text:p>
          </table:table-cell>
          <table:table-cell office:value-type="float" office:value="2.12443276405" calcext:value-type="float">
            <text:p>2.1244327641</text:p>
          </table:table-cell>
          <table:table-cell office:value-type="float" office:value="-0.967688560486" calcext:value-type="float">
            <text:p>-0.9676885605</text:p>
          </table:table-cell>
        </table:table-row>
        <table:table-row table:style-name="ro1">
          <table:table-cell office:value-type="float" office:value="2.4274520874" calcext:value-type="float">
            <text:p>2.4274520874</text:p>
          </table:table-cell>
          <table:table-cell office:value-type="float" office:value="-0.0506735704839" calcext:value-type="float">
            <text:p>-0.0506735705</text:p>
          </table:table-cell>
          <table:table-cell office:value-type="float" office:value="2.1528704977" calcext:value-type="float">
            <text:p>2.1528704977</text:p>
          </table:table-cell>
          <table:table-cell office:value-type="float" office:value="-0.947804093361" calcext:value-type="float">
            <text:p>-0.9478040934</text:p>
          </table:table-cell>
        </table:table-row>
        <table:table-row table:style-name="ro1">
          <table:table-cell office:value-type="float" office:value="2.46165895462" calcext:value-type="float">
            <text:p>2.4616589546</text:p>
          </table:table-cell>
          <table:table-cell office:value-type="float" office:value="-0.0423646569252" calcext:value-type="float">
            <text:p>-0.0423646569</text:p>
          </table:table-cell>
          <table:table-cell office:value-type="float" office:value="2.20185609818" calcext:value-type="float">
            <text:p>2.2018560982</text:p>
          </table:table-cell>
          <table:table-cell office:value-type="float" office:value="-0.902527153492" calcext:value-type="float">
            <text:p>-0.9025271535</text:p>
          </table:table-cell>
        </table:table-row>
        <table:table-row table:style-name="ro1">
          <table:table-cell office:value-type="float" office:value="2.49431085587" calcext:value-type="float">
            <text:p>2.4943108559</text:p>
          </table:table-cell>
          <table:table-cell office:value-type="float" office:value="-0.0360642746091" calcext:value-type="float">
            <text:p>-0.0360642746</text:p>
          </table:table-cell>
          <table:table-cell office:value-type="float" office:value="2.23021574974" calcext:value-type="float">
            <text:p>2.2302157497</text:p>
          </table:table-cell>
          <table:table-cell office:value-type="float" office:value="-0.880596458912" calcext:value-type="float">
            <text:p>-0.8805964589</text:p>
          </table:table-cell>
        </table:table-row>
        <table:table-row table:style-name="ro1">
          <table:table-cell office:value-type="float" office:value="2.52712965012" calcext:value-type="float">
            <text:p>2.5271296501</text:p>
          </table:table-cell>
          <table:table-cell office:value-type="float" office:value="-0.0301857609302" calcext:value-type="float">
            <text:p>-0.0301857609</text:p>
          </table:table-cell>
          <table:table-cell office:value-type="float" office:value="2.26771327019" calcext:value-type="float">
            <text:p>2.2677132702</text:p>
          </table:table-cell>
          <table:table-cell office:value-type="float" office:value="-0.849045753479" calcext:value-type="float">
            <text:p>-0.8490457535</text:p>
          </table:table-cell>
        </table:table-row>
        <table:table-row table:style-name="ro1">
          <table:table-cell office:value-type="float" office:value="2.56015086174" calcext:value-type="float">
            <text:p>2.5601508617</text:p>
          </table:table-cell>
          <table:table-cell office:value-type="float" office:value="-0.0227205324918" calcext:value-type="float">
            <text:p>-0.0227205325</text:p>
          </table:table-cell>
          <table:table-cell office:value-type="float" office:value="2.29997797966" calcext:value-type="float">
            <text:p>2.2999779797</text:p>
          </table:table-cell>
          <table:table-cell office:value-type="float" office:value="-0.823111355305" calcext:value-type="float">
            <text:p>-0.8231113553</text:p>
          </table:table-cell>
        </table:table-row>
        <table:table-row table:style-name="ro1">
          <table:table-cell office:value-type="float" office:value="2.59411549568" calcext:value-type="float">
            <text:p>2.5941154957</text:p>
          </table:table-cell>
          <table:table-cell office:value-type="float" office:value="-0.0144126554951" calcext:value-type="float">
            <text:p>-0.0144126555</text:p>
          </table:table-cell>
          <table:table-cell office:value-type="float" office:value="2.33822985649" calcext:value-type="float">
            <text:p>2.3382298565</text:p>
          </table:table-cell>
          <table:table-cell office:value-type="float" office:value="-0.780560314655" calcext:value-type="float">
            <text:p>-0.7805603147</text:p>
          </table:table-cell>
        </table:table-row>
        <table:table-row table:style-name="ro1">
          <table:table-cell office:value-type="float" office:value="2.62670183182" calcext:value-type="float">
            <text:p>2.6267018318</text:p>
          </table:table-cell>
          <table:table-cell office:value-type="float" office:value="-0.00828687380999" calcext:value-type="float">
            <text:p>-0.0082868738</text:p>
          </table:table-cell>
          <table:table-cell office:value-type="float" office:value="2.3686843729" calcext:value-type="float">
            <text:p>2.3686843729</text:p>
          </table:table-cell>
          <table:table-cell office:value-type="float" office:value="-0.744398355484" calcext:value-type="float">
            <text:p>-0.7443983555</text:p>
          </table:table-cell>
        </table:table-row>
        <table:table-row table:style-name="ro1">
          <table:table-cell office:value-type="float" office:value="2.66861224174" calcext:value-type="float">
            <text:p>2.6686122417</text:p>
          </table:table-cell>
          <table:table-cell office:value-type="float" office:value="-0.00253889686428" calcext:value-type="float">
            <text:p>-0.0025388969</text:p>
          </table:table-cell>
          <table:table-cell office:value-type="float" office:value="2.3935449934" calcext:value-type="float">
            <text:p>2.3935449934</text:p>
          </table:table-cell>
          <table:table-cell office:value-type="float" office:value="-0.706518054008" calcext:value-type="float">
            <text:p>-0.706518054</text:p>
          </table:table-cell>
        </table:table-row>
        <table:table-row table:style-name="ro1">
          <table:table-cell office:value-type="float" office:value="2.70792579651" calcext:value-type="float">
            <text:p>2.7079257965</text:p>
          </table:table-cell>
          <table:table-cell office:value-type="float" office:value="-0.000908565241843" calcext:value-type="float">
            <text:p>-0.0009085652</text:p>
          </table:table-cell>
          <table:table-cell office:value-type="float" office:value="2.40830167294" calcext:value-type="float">
            <text:p>2.4083016729</text:p>
          </table:table-cell>
          <table:table-cell office:value-type="float" office:value="-0.669459819794" calcext:value-type="float">
            <text:p>-0.6694598198</text:p>
          </table:table-cell>
        </table:table-row>
        <table:table-row table:style-name="ro1">
          <table:table-cell office:value-type="float" office:value="2.74086213112" calcext:value-type="float">
            <text:p>2.7408621311</text:p>
          </table:table-cell>
          <table:table-cell office:value-type="float" office:value="-0.00621034111828" calcext:value-type="float">
            <text:p>-0.0062103411</text:p>
          </table:table-cell>
          <table:table-cell office:value-type="float" office:value="2.41655369759" calcext:value-type="float">
            <text:p>2.4165536976</text:p>
          </table:table-cell>
          <table:table-cell office:value-type="float" office:value="-0.630936443806" calcext:value-type="float">
            <text:p>-0.6309364438</text:p>
          </table:table-cell>
        </table:table-row>
        <table:table-row table:style-name="ro1">
          <table:table-cell office:value-type="float" office:value="2.76522040367" calcext:value-type="float">
            <text:p>2.7652204037</text:p>
          </table:table-cell>
          <table:table-cell office:value-type="float" office:value="-0.0170083101839" calcext:value-type="float">
            <text:p>-0.0170083102</text:p>
          </table:table-cell>
          <table:table-cell office:value-type="float" office:value="2.487561903" calcext:value-type="float">
            <text:p>2.487561903</text:p>
          </table:table-cell>
          <table:table-cell office:value-type="float" office:value="-0.520661592484" calcext:value-type="float">
            <text:p>-0.5206615925</text:p>
          </table:table-cell>
        </table:table-row>
        <table:table-row table:style-name="ro1">
          <table:table-cell office:value-type="float" office:value="2.77632904053" calcext:value-type="float">
            <text:p>2.7763290405</text:p>
          </table:table-cell>
          <table:table-cell office:value-type="float" office:value="-0.0298888087273" calcext:value-type="float">
            <text:p>-0.0298888087</text:p>
          </table:table-cell>
          <table:table-cell office:value-type="float" office:value="2.50284012318" calcext:value-type="float">
            <text:p>2.5028401232</text:p>
          </table:table-cell>
          <table:table-cell office:value-type="float" office:value="-0.473578572273" calcext:value-type="float">
            <text:p>-0.4735785723</text:p>
          </table:table-cell>
        </table:table-row>
        <table:table-row table:style-name="ro1">
          <table:table-cell office:value-type="float" office:value="2.78600358963" calcext:value-type="float">
            <text:p>2.7860035896</text:p>
          </table:table-cell>
          <table:table-cell office:value-type="float" office:value="-0.0425843223929" calcext:value-type="float">
            <text:p>-0.0425843224</text:p>
          </table:table-cell>
          <table:table-cell office:value-type="float" office:value="2.522292099" calcext:value-type="float">
            <text:p>2.522292099</text:p>
          </table:table-cell>
          <table:table-cell office:value-type="float" office:value="-0.423542916775" calcext:value-type="float">
            <text:p>-0.4235429168</text:p>
          </table:table-cell>
        </table:table-row>
        <table:table-row table:style-name="ro1">
          <table:table-cell office:value-type="float" office:value="2.8008286953" calcext:value-type="float">
            <text:p>2.8008286953</text:p>
          </table:table-cell>
          <table:table-cell office:value-type="float" office:value="-0.0534373372793" calcext:value-type="float">
            <text:p>-0.0534373373</text:p>
          </table:table-cell>
          <table:table-cell office:value-type="float" office:value="2.54234107494" calcext:value-type="float">
            <text:p>2.5423410749</text:p>
          </table:table-cell>
          <table:table-cell office:value-type="float" office:value="-0.376243591309" calcext:value-type="float">
            <text:p>-0.3762435913</text:p>
          </table:table-cell>
        </table:table-row>
        <table:table-row table:style-name="ro1">
          <table:table-cell office:value-type="float" office:value="2.82270717621" calcext:value-type="float">
            <text:p>2.8227071762</text:p>
          </table:table-cell>
          <table:table-cell office:value-type="float" office:value="-0.0636601299047" calcext:value-type="float">
            <text:p>-0.0636601299</text:p>
          </table:table-cell>
          <table:table-cell office:value-type="float" office:value="2.56493481159" calcext:value-type="float">
            <text:p>2.5649348116</text:p>
          </table:table-cell>
          <table:table-cell office:value-type="float" office:value="-0.334103882313" calcext:value-type="float">
            <text:p>-0.3341038823</text:p>
          </table:table-cell>
        </table:table-row>
        <table:table-row table:style-name="ro1">
          <table:table-cell office:value-type="float" office:value="2.85031461716" calcext:value-type="float">
            <text:p>2.8503146172</text:p>
          </table:table-cell>
          <table:table-cell office:value-type="float" office:value="-0.0740879103541" calcext:value-type="float">
            <text:p>-0.0740879104</text:p>
          </table:table-cell>
          <table:table-cell office:value-type="float" office:value="2.62874694824" calcext:value-type="float">
            <text:p>2.6287469482</text:p>
          </table:table-cell>
          <table:table-cell office:value-type="float" office:value="-0.241087168455" calcext:value-type="float">
            <text:p>-0.2410871685</text:p>
          </table:table-cell>
        </table:table-row>
        <table:table-row table:style-name="ro1">
          <table:table-cell office:value-type="float" office:value="2.88028430939" calcext:value-type="float">
            <text:p>2.8802843094</text:p>
          </table:table-cell>
          <table:table-cell office:value-type="float" office:value="-0.0862307399511" calcext:value-type="float">
            <text:p>-0.08623074</text:p>
          </table:table-cell>
          <table:table-cell office:value-type="float" office:value="2.65656336308" calcext:value-type="float">
            <text:p>2.6565633631</text:p>
          </table:table-cell>
          <table:table-cell office:value-type="float" office:value="-0.209827274084" calcext:value-type="float">
            <text:p>-0.2098272741</text:p>
          </table:table-cell>
        </table:table-row>
        <table:table-row table:style-name="ro1">
          <table:table-cell office:value-type="float" office:value="2.91290783882" calcext:value-type="float">
            <text:p>2.9129078388</text:p>
          </table:table-cell>
          <table:table-cell office:value-type="float" office:value="-0.0989549383521" calcext:value-type="float">
            <text:p>-0.0989549384</text:p>
          </table:table-cell>
          <table:table-cell office:value-type="float" office:value="2.68362017632" calcext:value-type="float">
            <text:p>2.6836201763</text:p>
          </table:table-cell>
          <table:table-cell office:value-type="float" office:value="-0.188087165356" calcext:value-type="float">
            <text:p>-0.1880871654</text:p>
          </table:table-cell>
        </table:table-row>
        <table:table-row table:style-name="ro1">
          <table:table-cell office:value-type="float" office:value="2.94739580154" calcext:value-type="float">
            <text:p>2.9473958015</text:p>
          </table:table-cell>
          <table:table-cell office:value-type="float" office:value="-0.10981028527" calcext:value-type="float">
            <text:p>-0.1098102853</text:p>
          </table:table-cell>
          <table:table-cell office:value-type="float" office:value="2.70942719936" calcext:value-type="float">
            <text:p>2.7094271994</text:p>
          </table:table-cell>
          <table:table-cell office:value-type="float" office:value="-0.175492480397" calcext:value-type="float">
            <text:p>-0.1754924804</text:p>
          </table:table-cell>
        </table:table-row>
        <table:table-row table:style-name="ro1">
          <table:table-cell office:value-type="float" office:value="2.98471450806" calcext:value-type="float">
            <text:p>2.9847145081</text:p>
          </table:table-cell>
          <table:table-cell office:value-type="float" office:value="-0.119812831283" calcext:value-type="float">
            <text:p>-0.1198128313</text:p>
          </table:table-cell>
          <table:table-cell office:value-type="float" office:value="2.73647054195" calcext:value-type="float">
            <text:p>2.736470542</text:p>
          </table:table-cell>
          <table:table-cell office:value-type="float" office:value="-0.167184710503" calcext:value-type="float">
            <text:p>-0.1671847105</text:p>
          </table:table-cell>
        </table:table-row>
        <table:table-row table:style-name="ro1">
          <table:table-cell office:value-type="float" office:value="3.02307868004" calcext:value-type="float">
            <text:p>3.02307868</text:p>
          </table:table-cell>
          <table:table-cell office:value-type="float" office:value="-0.128951698542" calcext:value-type="float">
            <text:p>-0.1289516985</text:p>
          </table:table-cell>
          <table:table-cell office:value-type="float" office:value="2.7602423048" calcext:value-type="float">
            <text:p>2.7602423048</text:p>
          </table:table-cell>
          <table:table-cell office:value-type="float" office:value="-0.16470323503" calcext:value-type="float">
            <text:p>-0.164703235</text:p>
          </table:table-cell>
        </table:table-row>
        <table:table-row table:style-name="ro1">
          <table:table-cell office:value-type="float" office:value="3.05390906334" calcext:value-type="float">
            <text:p>3.0539090633</text:p>
          </table:table-cell>
          <table:table-cell office:value-type="float" office:value="-0.135984659195" calcext:value-type="float">
            <text:p>-0.1359846592</text:p>
          </table:table-cell>
          <table:table-cell office:value-type="float" office:value="2.785725317" calcext:value-type="float">
            <text:p>2.785725317</text:p>
          </table:table-cell>
          <table:table-cell office:value-type="float" office:value="-0.158227309585" calcext:value-type="float">
            <text:p>-0.1582273096</text:p>
          </table:table-cell>
        </table:table-row>
        <table:table-row table:style-name="ro1">
          <table:table-cell office:value-type="float" office:value="3.08566999435" calcext:value-type="float">
            <text:p>3.0856699944</text:p>
          </table:table-cell>
          <table:table-cell office:value-type="float" office:value="-0.141527205706" calcext:value-type="float">
            <text:p>-0.1415272057</text:p>
          </table:table-cell>
          <table:table-cell office:value-type="float" office:value="2.8117127037" calcext:value-type="float">
            <text:p>2.8117127037</text:p>
          </table:table-cell>
          <table:table-cell office:value-type="float" office:value="-0.152588739991" calcext:value-type="float">
            <text:p>-0.15258874</text:p>
          </table:table-cell>
        </table:table-row>
        <table:table-row table:style-name="ro1">
          <table:table-cell office:value-type="float" office:value="3.11921954155" calcext:value-type="float">
            <text:p>3.1192195416</text:p>
          </table:table-cell>
          <table:table-cell office:value-type="float" office:value="-0.146966651082" calcext:value-type="float">
            <text:p>-0.1469666511</text:p>
          </table:table-cell>
          <table:table-cell office:value-type="float" office:value="2.84044285774" calcext:value-type="float">
            <text:p>2.8404428577</text:p>
          </table:table-cell>
          <table:table-cell office:value-type="float" office:value="-0.143478810787" calcext:value-type="float">
            <text:p>-0.1434788108</text:p>
          </table:table-cell>
        </table:table-row>
        <table:table-row table:style-name="ro1">
          <table:table-cell office:value-type="float" office:value="3.15450072289" calcext:value-type="float">
            <text:p>3.1545007229</text:p>
          </table:table-cell>
          <table:table-cell office:value-type="float" office:value="-0.152259364724" calcext:value-type="float">
            <text:p>-0.1522593647</text:p>
          </table:table-cell>
          <table:table-cell office:value-type="float" office:value="2.87107463837" calcext:value-type="float">
            <text:p>2.8710746384</text:p>
          </table:table-cell>
          <table:table-cell office:value-type="float" office:value="-0.13427233696" calcext:value-type="float">
            <text:p>-0.134272337</text:p>
          </table:table-cell>
        </table:table-row>
        <table:table-row table:style-name="ro1">
          <table:table-cell office:value-type="float" office:value="3.83223938942" calcext:value-type="float">
            <text:p>3.8322393894</text:p>
          </table:table-cell>
          <table:table-cell office:value-type="float" office:value="-0.0783506035805" calcext:value-type="float">
            <text:p>-0.0783506036</text:p>
          </table:table-cell>
          <table:table-cell office:value-type="float" office:value="2.90986009598" calcext:value-type="float">
            <text:p>2.909860096</text:p>
          </table:table-cell>
          <table:table-cell office:value-type="float" office:value="-0.119483307004" calcext:value-type="float">
            <text:p>-0.119483307</text:p>
          </table:table-cell>
        </table:table-row>
        <table:table-row table:style-name="ro1">
          <table:table-cell office:value-type="float" office:value="3.88338685036" calcext:value-type="float">
            <text:p>3.8833868504</text:p>
          </table:table-cell>
          <table:table-cell office:value-type="float" office:value="-0.0833773165941" calcext:value-type="float">
            <text:p>-0.0833773166</text:p>
          </table:table-cell>
          <table:table-cell office:value-type="float" office:value="2.94229813576" calcext:value-type="float">
            <text:p>2.9422981358</text:p>
          </table:table-cell>
          <table:table-cell office:value-type="float" office:value="-0.11176097393" calcext:value-type="float">
            <text:p>-0.1117609739</text:p>
          </table:table-cell>
        </table:table-row>
        <table:table-row table:style-name="ro1">
          <table:table-cell office:value-type="float" office:value="3.93413448334" calcext:value-type="float">
            <text:p>3.9341344833</text:p>
          </table:table-cell>
          <table:table-cell office:value-type="float" office:value="-0.0883314833045" calcext:value-type="float">
            <text:p>-0.0883314833</text:p>
          </table:table-cell>
          <table:table-cell office:value-type="float" office:value="2.97541948318" calcext:value-type="float">
            <text:p>2.9754194832</text:p>
          </table:table-cell>
          <table:table-cell office:value-type="float" office:value="-0.104216068983" calcext:value-type="float">
            <text:p>-0.104216069</text:p>
          </table:table-cell>
        </table:table-row>
        <table:table-row table:style-name="ro1">
          <table:table-cell office:value-type="float" office:value="3.98541426659" calcext:value-type="float">
            <text:p>3.9854142666</text:p>
          </table:table-cell>
          <table:table-cell office:value-type="float" office:value="-0.0925674363971" calcext:value-type="float">
            <text:p>-0.0925674364</text:p>
          </table:table-cell>
          <table:table-cell office:value-type="float" office:value="3.00906249046" calcext:value-type="float">
            <text:p>3.0090624905</text:p>
          </table:table-cell>
          <table:table-cell office:value-type="float" office:value="-0.0971643775702" calcext:value-type="float">
            <text:p>-0.0971643776</text:p>
          </table:table-cell>
        </table:table-row>
        <table:table-row table:style-name="ro1">
          <table:table-cell office:value-type="float" office:value="4.03820562363" calcext:value-type="float">
            <text:p>4.0382056236</text:p>
          </table:table-cell>
          <table:table-cell office:value-type="float" office:value="-0.0959298014641" calcext:value-type="float">
            <text:p>-0.0959298015</text:p>
          </table:table-cell>
          <table:table-cell office:value-type="float" office:value="3.04264684677" calcext:value-type="float">
            <text:p>3.0426468468</text:p>
          </table:table-cell>
          <table:table-cell office:value-type="float" office:value="-0.0897332951427" calcext:value-type="float">
            <text:p>-0.0897332951</text:p>
          </table:table-cell>
        </table:table-row>
        <table:table-row table:style-name="ro1">
          <table:table-cell office:value-type="float" office:value="4.09313488007" calcext:value-type="float">
            <text:p>4.0931348801</text:p>
          </table:table-cell>
          <table:table-cell office:value-type="float" office:value="-0.0978909209371" calcext:value-type="float">
            <text:p>-0.0978909209</text:p>
          </table:table-cell>
          <table:table-cell office:value-type="float" office:value="3.074164114" calcext:value-type="float">
            <text:p>3.074164114</text:p>
          </table:table-cell>
          <table:table-cell office:value-type="float" office:value="-0.082235917449" calcext:value-type="float">
            <text:p>-0.0822359174</text:p>
          </table:table-cell>
        </table:table-row>
        <table:table-row table:style-name="ro1">
          <table:table-cell office:value-type="float" office:value="4.14883804321" calcext:value-type="float">
            <text:p>4.1488380432</text:p>
          </table:table-cell>
          <table:table-cell office:value-type="float" office:value="-0.0998722016811" calcext:value-type="float">
            <text:p>-0.0998722017</text:p>
          </table:table-cell>
          <table:table-cell office:value-type="float" office:value="3.10700317383" calcext:value-type="float">
            <text:p>3.1070031738</text:p>
          </table:table-cell>
          <table:table-cell office:value-type="float" office:value="-0.0761633440852" calcext:value-type="float">
            <text:p>-0.0761633441</text:p>
          </table:table-cell>
        </table:table-row>
        <table:table-row table:style-name="ro1">
          <table:table-cell office:value-type="float" office:value="4.20338392258" calcext:value-type="float">
            <text:p>4.2033839226</text:p>
          </table:table-cell>
          <table:table-cell office:value-type="float" office:value="-0.102369628847" calcext:value-type="float">
            <text:p>-0.1023696288</text:p>
          </table:table-cell>
          <table:table-cell office:value-type="float" office:value="3.13339062691" calcext:value-type="float">
            <text:p>3.1333906269</text:p>
          </table:table-cell>
          <table:table-cell office:value-type="float" office:value="-0.0714946016669" calcext:value-type="float">
            <text:p>-0.0714946017</text:p>
          </table:table-cell>
        </table:table-row>
        <table:table-row table:style-name="ro1">
          <table:table-cell office:value-type="float" office:value="4.26779031754" calcext:value-type="float">
            <text:p>4.2677903175</text:p>
          </table:table-cell>
          <table:table-cell office:value-type="float" office:value="-0.106563277543" calcext:value-type="float">
            <text:p>-0.1065632775</text:p>
          </table:table-cell>
          <table:table-cell office:value-type="float" office:value="3.1642131424" calcext:value-type="float">
            <text:p>3.1642131424</text:p>
          </table:table-cell>
          <table:table-cell office:value-type="float" office:value="-0.0671848803759" calcext:value-type="float">
            <text:p>-0.0671848804</text:p>
          </table:table-cell>
        </table:table-row>
        <table:table-row table:style-name="ro1">
          <table:table-cell office:value-type="float" office:value="4.33248233795" calcext:value-type="float">
            <text:p>4.332482338</text:p>
          </table:table-cell>
          <table:table-cell office:value-type="float" office:value="-0.113110549748" calcext:value-type="float">
            <text:p>-0.1131105497</text:p>
          </table:table-cell>
          <table:table-cell office:value-type="float" office:value="3.19721766472" calcext:value-type="float">
            <text:p>3.1972176647</text:p>
          </table:table-cell>
          <table:table-cell office:value-type="float" office:value="-0.0625514090061" calcext:value-type="float">
            <text:p>-0.062551409</text:p>
          </table:table-cell>
        </table:table-row>
        <table:table-row table:style-name="ro1">
          <table:table-cell office:value-type="float" office:value="4.41771507263" calcext:value-type="float">
            <text:p>4.4177150726</text:p>
          </table:table-cell>
          <table:table-cell office:value-type="float" office:value="-0.119226165116" calcext:value-type="float">
            <text:p>-0.1192261651</text:p>
          </table:table-cell>
          <table:table-cell office:value-type="float" office:value="3.23191329002" calcext:value-type="float">
            <text:p>3.23191329</text:p>
          </table:table-cell>
          <table:table-cell office:value-type="float" office:value="-0.0574775226414" calcext:value-type="float">
            <text:p>-0.0574775226</text:p>
          </table:table-cell>
        </table:table-row>
        <table:table-row table:style-name="ro1">
          <table:table-cell office:value-type="float" office:value="4.50294065475" calcext:value-type="float">
            <text:p>4.5029406548</text:p>
          </table:table-cell>
          <table:table-cell office:value-type="float" office:value="-0.123839788139" calcext:value-type="float">
            <text:p>-0.1238397881</text:p>
          </table:table-cell>
          <table:table-cell office:value-type="float" office:value="3.2624520874" calcext:value-type="float">
            <text:p>3.2624520874</text:p>
          </table:table-cell>
          <table:table-cell office:value-type="float" office:value="-0.0506735704839" calcext:value-type="float">
            <text:p>-0.0506735705</text:p>
          </table:table-cell>
        </table:table-row>
        <table:table-row table:style-name="ro1">
          <table:table-cell office:value-type="float" office:value="4.59166145325" calcext:value-type="float">
            <text:p>4.5916614533</text:p>
          </table:table-cell>
          <table:table-cell office:value-type="float" office:value="-0.131190985441" calcext:value-type="float">
            <text:p>-0.1311909854</text:p>
          </table:table-cell>
          <table:table-cell office:value-type="float" office:value="3.29665895462" calcext:value-type="float">
            <text:p>3.2966589546</text:p>
          </table:table-cell>
          <table:table-cell office:value-type="float" office:value="-0.0423646569252" calcext:value-type="float">
            <text:p>-0.0423646569</text:p>
          </table:table-cell>
        </table:table-row>
        <table:table-row table:style-name="ro1">
          <table:table-cell office:value-type="float" office:value="4.68061876297" calcext:value-type="float">
            <text:p>4.680618763</text:p>
          </table:table-cell>
          <table:table-cell office:value-type="float" office:value="-0.1404851228" calcext:value-type="float">
            <text:p>-0.1404851228</text:p>
          </table:table-cell>
          <table:table-cell office:value-type="float" office:value="3.32931085587" calcext:value-type="float">
            <text:p>3.3293108559</text:p>
          </table:table-cell>
          <table:table-cell office:value-type="float" office:value="-0.0360642746091" calcext:value-type="float">
            <text:p>-0.0360642746</text:p>
          </table:table-cell>
        </table:table-row>
        <table:table-row table:style-name="ro1">
          <table:table-cell office:value-type="float" office:value="4.76817941666" calcext:value-type="float">
            <text:p>4.7681794167</text:p>
          </table:table-cell>
          <table:table-cell office:value-type="float" office:value="-0.149591237307" calcext:value-type="float">
            <text:p>-0.1495912373</text:p>
          </table:table-cell>
          <table:table-cell office:value-type="float" office:value="3.36212965012" calcext:value-type="float">
            <text:p>3.3621296501</text:p>
          </table:table-cell>
          <table:table-cell office:value-type="float" office:value="-0.0301857609302" calcext:value-type="float">
            <text:p>-0.0301857609</text:p>
          </table:table-cell>
        </table:table-row>
        <table:table-row table:style-name="ro1">
          <table:table-cell office:value-type="float" office:value="4.85087203979" calcext:value-type="float">
            <text:p>4.8508720398</text:p>
          </table:table-cell>
          <table:table-cell office:value-type="float" office:value="-0.162679031491" calcext:value-type="float">
            <text:p>-0.1626790315</text:p>
          </table:table-cell>
          <table:table-cell office:value-type="float" office:value="3.39515086174" calcext:value-type="float">
            <text:p>3.3951508617</text:p>
          </table:table-cell>
          <table:table-cell office:value-type="float" office:value="-0.0227205324918" calcext:value-type="float">
            <text:p>-0.0227205325</text:p>
          </table:table-cell>
        </table:table-row>
        <table:table-row table:style-name="ro1">
          <table:table-cell office:value-type="float" office:value="4.93346357346" calcext:value-type="float">
            <text:p>4.9334635735</text:p>
          </table:table-cell>
          <table:table-cell office:value-type="float" office:value="-0.176291301847" calcext:value-type="float">
            <text:p>-0.1762913018</text:p>
          </table:table-cell>
          <table:table-cell office:value-type="float" office:value="3.42911549568" calcext:value-type="float">
            <text:p>3.4291154957</text:p>
          </table:table-cell>
          <table:table-cell office:value-type="float" office:value="-0.0144126554951" calcext:value-type="float">
            <text:p>-0.0144126555</text:p>
          </table:table-cell>
        </table:table-row>
        <table:table-row table:style-name="ro1">
          <table:table-cell office:value-type="float" office:value="5.01502084732" calcext:value-type="float">
            <text:p>5.0150208473</text:p>
          </table:table-cell>
          <table:table-cell office:value-type="float" office:value="-0.190008223057" calcext:value-type="float">
            <text:p>-0.1900082231</text:p>
          </table:table-cell>
          <table:table-cell office:value-type="float" office:value="3.46170183182" calcext:value-type="float">
            <text:p>3.4617018318</text:p>
          </table:table-cell>
          <table:table-cell office:value-type="float" office:value="-0.00828687380999" calcext:value-type="float">
            <text:p>-0.0082868738</text:p>
          </table:table-cell>
        </table:table-row>
        <table:table-row table:style-name="ro1">
          <table:table-cell office:value-type="float" office:value="6.04043292999" calcext:value-type="float">
            <text:p>6.04043293</text:p>
          </table:table-cell>
          <table:table-cell office:value-type="float" office:value="-0.291371285915" calcext:value-type="float">
            <text:p>-0.2913712859</text:p>
          </table:table-cell>
          <table:table-cell office:value-type="float" office:value="3.50361224174" calcext:value-type="float">
            <text:p>3.5036122417</text:p>
          </table:table-cell>
          <table:table-cell office:value-type="float" office:value="-0.00253889686428" calcext:value-type="float">
            <text:p>-0.0025388969</text:p>
          </table:table-cell>
        </table:table-row>
        <table:table-row table:style-name="ro1">
          <table:table-cell office:value-type="float" office:value="6.40747690201" calcext:value-type="float">
            <text:p>6.407476902</text:p>
          </table:table-cell>
          <table:table-cell office:value-type="float" office:value="-0.327026635408" calcext:value-type="float">
            <text:p>-0.3270266354</text:p>
          </table:table-cell>
          <table:table-cell office:value-type="float" office:value="3.54292579651" calcext:value-type="float">
            <text:p>3.5429257965</text:p>
          </table:table-cell>
          <table:table-cell office:value-type="float" office:value="-0.000908565241843" calcext:value-type="float">
            <text:p>-0.0009085652</text:p>
          </table:table-cell>
        </table:table-row>
        <table:table-row table:style-name="ro1">
          <table:table-cell office:value-type="float" office:value="6.54461288452" calcext:value-type="float">
            <text:p>6.5446128845</text:p>
          </table:table-cell>
          <table:table-cell office:value-type="float" office:value="-0.350674152374" calcext:value-type="float">
            <text:p>-0.3506741524</text:p>
          </table:table-cell>
          <table:table-cell office:value-type="float" office:value="3.57586213112" calcext:value-type="float">
            <text:p>3.5758621311</text:p>
          </table:table-cell>
          <table:table-cell office:value-type="float" office:value="-0.00621034111828" calcext:value-type="float">
            <text:p>-0.0062103411</text:p>
          </table:table-cell>
        </table:table-row>
        <table:table-row table:style-name="ro1">
          <table:table-cell office:value-type="float" office:value="6.68174743652" calcext:value-type="float">
            <text:p>6.6817474365</text:p>
          </table:table-cell>
          <table:table-cell office:value-type="float" office:value="-0.376209646463" calcext:value-type="float">
            <text:p>-0.3762096465</text:p>
          </table:table-cell>
          <table:table-cell office:value-type="float" office:value="3.60022040367" calcext:value-type="float">
            <text:p>3.6002204037</text:p>
          </table:table-cell>
          <table:table-cell office:value-type="float" office:value="-0.0170083101839" calcext:value-type="float">
            <text:p>-0.0170083102</text:p>
          </table:table-cell>
        </table:table-row>
        <table:table-row table:style-name="ro1">
          <table:table-cell office:value-type="float" office:value="6.81119012833" calcext:value-type="float">
            <text:p>6.8111901283</text:p>
          </table:table-cell>
          <table:table-cell office:value-type="float" office:value="-0.39921066165" calcext:value-type="float">
            <text:p>-0.3992106617</text:p>
          </table:table-cell>
          <table:table-cell office:value-type="float" office:value="3.61132904053" calcext:value-type="float">
            <text:p>3.6113290405</text:p>
          </table:table-cell>
          <table:table-cell office:value-type="float" office:value="-0.0298888087273" calcext:value-type="float">
            <text:p>-0.0298888087</text:p>
          </table:table-cell>
        </table:table-row>
        <table:table-row table:style-name="ro1">
          <table:table-cell office:value-type="float" office:value="6.93282699585" calcext:value-type="float">
            <text:p>6.9328269959</text:p>
          </table:table-cell>
          <table:table-cell office:value-type="float" office:value="-0.417192876339" calcext:value-type="float">
            <text:p>-0.4171928763</text:p>
          </table:table-cell>
          <table:table-cell office:value-type="float" office:value="3.62100358963" calcext:value-type="float">
            <text:p>3.6210035896</text:p>
          </table:table-cell>
          <table:table-cell office:value-type="float" office:value="-0.0425843223929" calcext:value-type="float">
            <text:p>-0.0425843224</text:p>
          </table:table-cell>
        </table:table-row>
        <table:table-row table:style-name="ro1">
          <table:table-cell office:value-type="float" office:value="7.05411052704" calcext:value-type="float">
            <text:p>7.054110527</text:p>
          </table:table-cell>
          <table:table-cell office:value-type="float" office:value="-0.429986357689" calcext:value-type="float">
            <text:p>-0.4299863577</text:p>
          </table:table-cell>
          <table:table-cell office:value-type="float" office:value="3.6358286953" calcext:value-type="float">
            <text:p>3.6358286953</text:p>
          </table:table-cell>
          <table:table-cell office:value-type="float" office:value="-0.0534373372793" calcext:value-type="float">
            <text:p>-0.0534373373</text:p>
          </table:table-cell>
        </table:table-row>
        <table:table-row table:style-name="ro1">
          <table:table-cell office:value-type="float" office:value="7.18945503235" calcext:value-type="float">
            <text:p>7.1894550324</text:p>
          </table:table-cell>
          <table:table-cell office:value-type="float" office:value="-0.439640671015" calcext:value-type="float">
            <text:p>-0.439640671</text:p>
          </table:table-cell>
          <table:table-cell office:value-type="float" office:value="3.65770717621" calcext:value-type="float">
            <text:p>3.6577071762</text:p>
          </table:table-cell>
          <table:table-cell office:value-type="float" office:value="-0.0636601299047" calcext:value-type="float">
            <text:p>-0.0636601299</text:p>
          </table:table-cell>
        </table:table-row>
        <table:table-row table:style-name="ro1">
          <table:table-cell office:value-type="float" office:value="7.34244585037" calcext:value-type="float">
            <text:p>7.3424458504</text:p>
          </table:table-cell>
          <table:table-cell office:value-type="float" office:value="-0.445646047592" calcext:value-type="float">
            <text:p>-0.4456460476</text:p>
          </table:table-cell>
          <table:table-cell office:value-type="float" office:value="3.68531461716" calcext:value-type="float">
            <text:p>3.6853146172</text:p>
          </table:table-cell>
          <table:table-cell office:value-type="float" office:value="-0.0740879103541" calcext:value-type="float">
            <text:p>-0.0740879104</text:p>
          </table:table-cell>
        </table:table-row>
        <table:table-row table:style-name="ro1">
          <table:table-cell office:value-type="float" office:value="7.63159513474" calcext:value-type="float">
            <text:p>7.6315951347</text:p>
          </table:table-cell>
          <table:table-cell office:value-type="float" office:value="-0.460940212011" calcext:value-type="float">
            <text:p>-0.460940212</text:p>
          </table:table-cell>
          <table:table-cell office:value-type="float" office:value="3.71528430939" calcext:value-type="float">
            <text:p>3.7152843094</text:p>
          </table:table-cell>
          <table:table-cell office:value-type="float" office:value="-0.0862307399511" calcext:value-type="float">
            <text:p>-0.08623074</text:p>
          </table:table-cell>
        </table:table-row>
        <table:table-row table:style-name="ro1">
          <table:table-cell office:value-type="float" office:value="7.88970994949" calcext:value-type="float">
            <text:p>7.8897099495</text:p>
          </table:table-cell>
          <table:table-cell office:value-type="float" office:value="-0.471222162247" calcext:value-type="float">
            <text:p>-0.4712221622</text:p>
          </table:table-cell>
          <table:table-cell office:value-type="float" office:value="3.74790783882" calcext:value-type="float">
            <text:p>3.7479078388</text:p>
          </table:table-cell>
          <table:table-cell office:value-type="float" office:value="-0.0989549383521" calcext:value-type="float">
            <text:p>-0.0989549384</text:p>
          </table:table-cell>
        </table:table-row>
        <table:table-row table:style-name="ro1">
          <table:table-cell office:value-type="float" office:value="8.0605134964" calcext:value-type="float">
            <text:p>8.0605134964</text:p>
          </table:table-cell>
          <table:table-cell office:value-type="float" office:value="-0.475410938263" calcext:value-type="float">
            <text:p>-0.4754109383</text:p>
          </table:table-cell>
          <table:table-cell office:value-type="float" office:value="3.78239580154" calcext:value-type="float">
            <text:p>3.7823958015</text:p>
          </table:table-cell>
          <table:table-cell office:value-type="float" office:value="-0.10981028527" calcext:value-type="float">
            <text:p>-0.1098102853</text:p>
          </table:table-cell>
        </table:table-row>
        <table:table-row table:style-name="ro1">
          <table:table-cell office:value-type="float" office:value="8.231965065" calcext:value-type="float">
            <text:p>8.231965065</text:p>
          </table:table-cell>
          <table:table-cell office:value-type="float" office:value="-0.480256229639" calcext:value-type="float">
            <text:p>-0.4802562296</text:p>
          </table:table-cell>
          <table:table-cell office:value-type="float" office:value="3.81971450806" calcext:value-type="float">
            <text:p>3.8197145081</text:p>
          </table:table-cell>
          <table:table-cell office:value-type="float" office:value="-0.119812831283" calcext:value-type="float">
            <text:p>-0.1198128313</text:p>
          </table:table-cell>
        </table:table-row>
        <table:table-row table:style-name="ro1">
          <table:table-cell office:value-type="float" office:value="8.40620422363" calcext:value-type="float">
            <text:p>8.4062042236</text:p>
          </table:table-cell>
          <table:table-cell office:value-type="float" office:value="-0.48701235652" calcext:value-type="float">
            <text:p>-0.4870123565</text:p>
          </table:table-cell>
          <table:table-cell office:value-type="float" office:value="3.85807868004" calcext:value-type="float">
            <text:p>3.85807868</text:p>
          </table:table-cell>
          <table:table-cell office:value-type="float" office:value="-0.128951698542" calcext:value-type="float">
            <text:p>-0.1289516985</text:p>
          </table:table-cell>
        </table:table-row>
        <table:table-row table:style-name="ro1">
          <table:table-cell office:value-type="float" office:value="8.58221912384" calcext:value-type="float">
            <text:p>8.5822191238</text:p>
          </table:table-cell>
          <table:table-cell office:value-type="float" office:value="-0.494335085154" calcext:value-type="float">
            <text:p>-0.4943350852</text:p>
          </table:table-cell>
          <table:table-cell office:value-type="float" office:value="3.88890906334" calcext:value-type="float">
            <text:p>3.8889090633</text:p>
          </table:table-cell>
          <table:table-cell office:value-type="float" office:value="-0.135984659195" calcext:value-type="float">
            <text:p>-0.1359846592</text:p>
          </table:table-cell>
        </table:table-row>
        <table:table-row table:style-name="ro1">
          <table:table-cell office:value-type="float" office:value="8.75959300995" calcext:value-type="float">
            <text:p>8.75959301</text:p>
          </table:table-cell>
          <table:table-cell office:value-type="float" office:value="-0.504215657711" calcext:value-type="float">
            <text:p>-0.5042156577</text:p>
          </table:table-cell>
          <table:table-cell office:value-type="float" office:value="3.92066999435" calcext:value-type="float">
            <text:p>3.9206699944</text:p>
          </table:table-cell>
          <table:table-cell office:value-type="float" office:value="-0.141527205706" calcext:value-type="float">
            <text:p>-0.1415272057</text:p>
          </table:table-cell>
        </table:table-row>
        <table:table-row table:style-name="ro1">
          <table:table-cell office:value-type="float" office:value="8.94829273224" calcext:value-type="float">
            <text:p>8.9482927322</text:p>
          </table:table-cell>
          <table:table-cell office:value-type="float" office:value="-0.521572589874" calcext:value-type="float">
            <text:p>-0.5215725899</text:p>
          </table:table-cell>
          <table:table-cell office:value-type="float" office:value="3.95421954155" calcext:value-type="float">
            <text:p>3.9542195416</text:p>
          </table:table-cell>
          <table:table-cell office:value-type="float" office:value="-0.146966651082" calcext:value-type="float">
            <text:p>-0.1469666511</text:p>
          </table:table-cell>
        </table:table-row>
        <table:table-row table:style-name="ro1">
          <table:table-cell office:value-type="float" office:value="9.14093208313" calcext:value-type="float">
            <text:p>9.1409320831</text:p>
          </table:table-cell>
          <table:table-cell office:value-type="float" office:value="-0.538747489452" calcext:value-type="float">
            <text:p>-0.5387474895</text:p>
          </table:table-cell>
          <table:table-cell office:value-type="float" office:value="3.98950072289" calcext:value-type="float">
            <text:p>3.9895007229</text:p>
          </table:table-cell>
          <table:table-cell office:value-type="float" office:value="-0.152259364724" calcext:value-type="float">
            <text:p>-0.1522593647</text:p>
          </table:table-cell>
        </table:table-row>
        <table:table-row table:style-name="ro1">
          <table:table-cell office:value-type="float" office:value="9.33890628815" calcext:value-type="float">
            <text:p>9.3389062882</text:p>
          </table:table-cell>
          <table:table-cell office:value-type="float" office:value="-0.555402338505" calcext:value-type="float">
            <text:p>-0.5554023385</text:p>
          </table:table-cell>
          <table:table-cell office:value-type="float" office:value="4.66723938942" calcext:value-type="float">
            <text:p>4.6672393894</text:p>
          </table:table-cell>
          <table:table-cell office:value-type="float" office:value="-0.0783506035805" calcext:value-type="float">
            <text:p>-0.0783506036</text:p>
          </table:table-cell>
        </table:table-row>
        <table:table-row table:style-name="ro1">
          <table:table-cell office:value-type="float" office:value="9.53898143768" calcext:value-type="float">
            <text:p>9.5389814377</text:p>
          </table:table-cell>
          <table:table-cell office:value-type="float" office:value="-0.571541130543" calcext:value-type="float">
            <text:p>-0.5715411305</text:p>
          </table:table-cell>
          <table:table-cell office:value-type="float" office:value="4.71838685036" calcext:value-type="float">
            <text:p>4.7183868504</text:p>
          </table:table-cell>
          <table:table-cell office:value-type="float" office:value="-0.0833773165941" calcext:value-type="float">
            <text:p>-0.0833773166</text:p>
          </table:table-cell>
        </table:table-row>
        <table:table-row table:style-name="ro1">
          <table:table-cell office:value-type="float" office:value="9.73072338104" calcext:value-type="float">
            <text:p>9.730723381</text:p>
          </table:table-cell>
          <table:table-cell office:value-type="float" office:value="-0.594545602798" calcext:value-type="float">
            <text:p>-0.5945456028</text:p>
          </table:table-cell>
          <table:table-cell office:value-type="float" office:value="4.76913448334" calcext:value-type="float">
            <text:p>4.7691344833</text:p>
          </table:table-cell>
          <table:table-cell office:value-type="float" office:value="-0.0883314833045" calcext:value-type="float">
            <text:p>-0.0883314833</text:p>
          </table:table-cell>
        </table:table-row>
        <table:table-row table:style-name="ro1">
          <table:table-cell office:value-type="float" office:value="9.90699958801" calcext:value-type="float">
            <text:p>9.906999588</text:p>
          </table:table-cell>
          <table:table-cell office:value-type="float" office:value="-0.626458644867" calcext:value-type="float">
            <text:p>-0.6264586449</text:p>
          </table:table-cell>
          <table:table-cell office:value-type="float" office:value="4.82041426659" calcext:value-type="float">
            <text:p>4.8204142666</text:p>
          </table:table-cell>
          <table:table-cell office:value-type="float" office:value="-0.0925674363971" calcext:value-type="float">
            <text:p>-0.0925674364</text:p>
          </table:table-cell>
        </table:table-row>
        <table:table-row table:style-name="ro1">
          <table:table-cell office:value-type="float" office:value="10.0727853775" calcext:value-type="float">
            <text:p>10.0727853775</text:p>
          </table:table-cell>
          <table:table-cell office:value-type="float" office:value="-0.668197751045" calcext:value-type="float">
            <text:p>-0.668197751</text:p>
          </table:table-cell>
          <table:table-cell office:value-type="float" office:value="4.87320562363" calcext:value-type="float">
            <text:p>4.8732056236</text:p>
          </table:table-cell>
          <table:table-cell office:value-type="float" office:value="-0.0959298014641" calcext:value-type="float">
            <text:p>-0.0959298015</text:p>
          </table:table-cell>
        </table:table-row>
        <table:table-row table:style-name="ro1">
          <table:table-cell office:value-type="float" office:value="10.1960792542" calcext:value-type="float">
            <text:p>10.1960792542</text:p>
          </table:table-cell>
          <table:table-cell office:value-type="float" office:value="-0.709891319275" calcext:value-type="float">
            <text:p>-0.7098913193</text:p>
          </table:table-cell>
          <table:table-cell office:value-type="float" office:value="4.92813488007" calcext:value-type="float">
            <text:p>4.9281348801</text:p>
          </table:table-cell>
          <table:table-cell office:value-type="float" office:value="-0.0978909209371" calcext:value-type="float">
            <text:p>-0.0978909209</text:p>
          </table:table-cell>
        </table:table-row>
        <table:table-row table:style-name="ro1">
          <table:table-cell office:value-type="float" office:value="10.2637443542" calcext:value-type="float">
            <text:p>10.2637443542</text:p>
          </table:table-cell>
          <table:table-cell office:value-type="float" office:value="-0.761328458786" calcext:value-type="float">
            <text:p>-0.7613284588</text:p>
          </table:table-cell>
          <table:table-cell office:value-type="float" office:value="4.98383804321" calcext:value-type="float">
            <text:p>4.9838380432</text:p>
          </table:table-cell>
          <table:table-cell office:value-type="float" office:value="-0.0998722016811" calcext:value-type="float">
            <text:p>-0.0998722017</text:p>
          </table:table-cell>
        </table:table-row>
        <table:table-row table:style-name="ro1">
          <table:table-cell office:value-type="float" office:value="10.3484592438" calcext:value-type="float">
            <text:p>10.3484592438</text:p>
          </table:table-cell>
          <table:table-cell office:value-type="float" office:value="-0.813157737255" calcext:value-type="float">
            <text:p>-0.8131577373</text:p>
          </table:table-cell>
          <table:table-cell office:value-type="float" office:value="5.03838392258" calcext:value-type="float">
            <text:p>5.0383839226</text:p>
          </table:table-cell>
          <table:table-cell office:value-type="float" office:value="-0.102369628847" calcext:value-type="float">
            <text:p>-0.1023696288</text:p>
          </table:table-cell>
        </table:table-row>
        <table:table-row table:style-name="ro1">
          <table:table-cell office:value-type="float" office:value="10.4625387192" calcext:value-type="float">
            <text:p>10.4625387192</text:p>
          </table:table-cell>
          <table:table-cell office:value-type="float" office:value="-0.86164855957" calcext:value-type="float">
            <text:p>-0.8616485596</text:p>
          </table:table-cell>
          <table:table-cell office:value-type="float" office:value="5.10279031754" calcext:value-type="float">
            <text:p>5.1027903175</text:p>
          </table:table-cell>
          <table:table-cell office:value-type="float" office:value="-0.106563277543" calcext:value-type="float">
            <text:p>-0.1065632775</text:p>
          </table:table-cell>
        </table:table-row>
        <table:table-row table:style-name="ro1">
          <table:table-cell office:value-type="float" office:value="10.5581378937" calcext:value-type="float">
            <text:p>10.5581378937</text:p>
          </table:table-cell>
          <table:table-cell office:value-type="float" office:value="-0.910545706749" calcext:value-type="float">
            <text:p>-0.9105457067</text:p>
          </table:table-cell>
          <table:table-cell office:value-type="float" office:value="5.16748233795" calcext:value-type="float">
            <text:p>5.167482338</text:p>
          </table:table-cell>
          <table:table-cell office:value-type="float" office:value="-0.113110549748" calcext:value-type="float">
            <text:p>-0.1131105497</text:p>
          </table:table-cell>
        </table:table-row>
        <table:table-row table:style-name="ro1">
          <table:table-cell office:value-type="float" office:value="10.599647522" calcext:value-type="float">
            <text:p>10.599647522</text:p>
          </table:table-cell>
          <table:table-cell office:value-type="float" office:value="-0.964088320732" calcext:value-type="float">
            <text:p>-0.9640883207</text:p>
          </table:table-cell>
          <table:table-cell office:value-type="float" office:value="5.25271507263" calcext:value-type="float">
            <text:p>5.2527150726</text:p>
          </table:table-cell>
          <table:table-cell office:value-type="float" office:value="-0.119226165116" calcext:value-type="float">
            <text:p>-0.1192261651</text:p>
          </table:table-cell>
        </table:table-row>
        <table:table-row table:style-name="ro1">
          <table:table-cell office:value-type="float" office:value="10.6470985413" calcext:value-type="float">
            <text:p>10.6470985413</text:p>
          </table:table-cell>
          <table:table-cell office:value-type="float" office:value="-1.01719617844" calcext:value-type="float">
            <text:p>-1.0171961784</text:p>
          </table:table-cell>
          <table:table-cell office:value-type="float" office:value="5.33794065475" calcext:value-type="float">
            <text:p>5.3379406548</text:p>
          </table:table-cell>
          <table:table-cell office:value-type="float" office:value="-0.123839788139" calcext:value-type="float">
            <text:p>-0.1238397881</text:p>
          </table:table-cell>
        </table:table-row>
        <table:table-row table:style-name="ro1">
          <table:table-cell office:value-type="float" office:value="10.6382770538" calcext:value-type="float">
            <text:p>10.6382770538</text:p>
          </table:table-cell>
          <table:table-cell office:value-type="float" office:value="-1.0715919733" calcext:value-type="float">
            <text:p>-1.0715919733</text:p>
          </table:table-cell>
          <table:table-cell office:value-type="float" office:value="5.42666145325" calcext:value-type="float">
            <text:p>5.4266614533</text:p>
          </table:table-cell>
          <table:table-cell office:value-type="float" office:value="-0.131190985441" calcext:value-type="float">
            <text:p>-0.1311909854</text:p>
          </table:table-cell>
        </table:table-row>
        <table:table-row table:style-name="ro1">
          <table:table-cell office:value-type="float" office:value="10.636554718" calcext:value-type="float">
            <text:p>10.636554718</text:p>
          </table:table-cell>
          <table:table-cell office:value-type="float" office:value="-1.13003718853" calcext:value-type="float">
            <text:p>-1.1300371885</text:p>
          </table:table-cell>
          <table:table-cell office:value-type="float" office:value="5.51561876297" calcext:value-type="float">
            <text:p>5.515618763</text:p>
          </table:table-cell>
          <table:table-cell office:value-type="float" office:value="-0.1404851228" calcext:value-type="float">
            <text:p>-0.1404851228</text:p>
          </table:table-cell>
        </table:table-row>
        <table:table-row table:style-name="ro1">
          <table:table-cell office:value-type="float" office:value="10.6065244675" calcext:value-type="float">
            <text:p>10.6065244675</text:p>
          </table:table-cell>
          <table:table-cell office:value-type="float" office:value="-1.19081807137" calcext:value-type="float">
            <text:p>-1.1908180714</text:p>
          </table:table-cell>
          <table:table-cell office:value-type="float" office:value="5.60317941666" calcext:value-type="float">
            <text:p>5.6031794167</text:p>
          </table:table-cell>
          <table:table-cell office:value-type="float" office:value="-0.149591237307" calcext:value-type="float">
            <text:p>-0.1495912373</text:p>
          </table:table-cell>
        </table:table-row>
        <table:table-row table:style-name="ro1">
          <table:table-cell office:value-type="float" office:value="10.5114889145" calcext:value-type="float">
            <text:p>10.5114889145</text:p>
          </table:table-cell>
          <table:table-cell office:value-type="float" office:value="-1.2554397583" calcext:value-type="float">
            <text:p>-1.2554397583</text:p>
          </table:table-cell>
          <table:table-cell office:value-type="float" office:value="5.68587203979" calcext:value-type="float">
            <text:p>5.6858720398</text:p>
          </table:table-cell>
          <table:table-cell office:value-type="float" office:value="-0.162679031491" calcext:value-type="float">
            <text:p>-0.1626790315</text:p>
          </table:table-cell>
        </table:table-row>
        <table:table-row table:style-name="ro1">
          <table:table-cell office:value-type="float" office:value="10.2160425186" calcext:value-type="float">
            <text:p>10.2160425186</text:p>
          </table:table-cell>
          <table:table-cell office:value-type="float" office:value="-1.31101989746" calcext:value-type="float">
            <text:p>-1.3110198975</text:p>
          </table:table-cell>
          <table:table-cell office:value-type="float" office:value="5.76846357346" calcext:value-type="float">
            <text:p>5.7684635735</text:p>
          </table:table-cell>
          <table:table-cell office:value-type="float" office:value="-0.176291301847" calcext:value-type="float">
            <text:p>-0.1762913018</text:p>
          </table:table-cell>
        </table:table-row>
        <table:table-row table:style-name="ro1">
          <table:table-cell office:value-type="float" office:value="10.0115356445" calcext:value-type="float">
            <text:p>10.0115356445</text:p>
          </table:table-cell>
          <table:table-cell office:value-type="float" office:value="-1.36813569069" calcext:value-type="float">
            <text:p>-1.3681356907</text:p>
          </table:table-cell>
          <table:table-cell office:value-type="float" office:value="5.85002084732" calcext:value-type="float">
            <text:p>5.8500208473</text:p>
          </table:table-cell>
          <table:table-cell office:value-type="float" office:value="-0.190008223057" calcext:value-type="float">
            <text:p>-0.1900082231</text:p>
          </table:table-cell>
        </table:table-row>
        <table:table-row table:style-name="ro1">
          <table:table-cell office:value-type="float" office:value="10.0140161514" calcext:value-type="float">
            <text:p>10.0140161514</text:p>
          </table:table-cell>
          <table:table-cell office:value-type="float" office:value="-1.43369150162" calcext:value-type="float">
            <text:p>-1.4336915016</text:p>
          </table:table-cell>
          <table:table-cell office:value-type="float" office:value="6.87543292999" calcext:value-type="float">
            <text:p>6.87543293</text:p>
          </table:table-cell>
          <table:table-cell office:value-type="float" office:value="-0.291371285915" calcext:value-type="float">
            <text:p>-0.2913712859</text:p>
          </table:table-cell>
        </table:table-row>
        <table:table-row table:style-name="ro1">
          <table:table-cell office:value-type="float" office:value="10.0241775513" calcext:value-type="float">
            <text:p>10.0241775513</text:p>
          </table:table-cell>
          <table:table-cell office:value-type="float" office:value="-1.49946475029" calcext:value-type="float">
            <text:p>-1.4994647503</text:p>
          </table:table-cell>
          <table:table-cell office:value-type="float" office:value="7.24247690201" calcext:value-type="float">
            <text:p>7.242476902</text:p>
          </table:table-cell>
          <table:table-cell office:value-type="float" office:value="-0.327026635408" calcext:value-type="float">
            <text:p>-0.3270266354</text:p>
          </table:table-cell>
        </table:table-row>
        <table:table-row table:style-name="ro1">
          <table:table-cell office:value-type="float" office:value="10.0130395889" calcext:value-type="float">
            <text:p>10.0130395889</text:p>
          </table:table-cell>
          <table:table-cell office:value-type="float" office:value="-1.55209004879" calcext:value-type="float">
            <text:p>-1.5520900488</text:p>
          </table:table-cell>
          <table:table-cell office:value-type="float" office:value="7.37961288452" calcext:value-type="float">
            <text:p>7.3796128845</text:p>
          </table:table-cell>
          <table:table-cell office:value-type="float" office:value="-0.350674152374" calcext:value-type="float">
            <text:p>-0.3506741524</text:p>
          </table:table-cell>
        </table:table-row>
        <table:table-row table:style-name="ro1">
          <table:table-cell office:value-type="float" office:value="9.99399471283" calcext:value-type="float">
            <text:p>9.9939947128</text:p>
          </table:table-cell>
          <table:table-cell office:value-type="float" office:value="-1.59398066998" calcext:value-type="float">
            <text:p>-1.59398067</text:p>
          </table:table-cell>
          <table:table-cell office:value-type="float" office:value="7.51674743652" calcext:value-type="float">
            <text:p>7.5167474365</text:p>
          </table:table-cell>
          <table:table-cell office:value-type="float" office:value="-0.376209646463" calcext:value-type="float">
            <text:p>-0.3762096465</text:p>
          </table:table-cell>
        </table:table-row>
        <table:table-row table:style-name="ro1">
          <table:table-cell office:value-type="float" office:value="9.94146633148" calcext:value-type="float">
            <text:p>9.9414663315</text:p>
          </table:table-cell>
          <table:table-cell office:value-type="float" office:value="-1.58108401299" calcext:value-type="float">
            <text:p>-1.581084013</text:p>
          </table:table-cell>
          <table:table-cell office:value-type="float" office:value="7.64619012833" calcext:value-type="float">
            <text:p>7.6461901283</text:p>
          </table:table-cell>
          <table:table-cell office:value-type="float" office:value="-0.39921066165" calcext:value-type="float">
            <text:p>-0.3992106617</text:p>
          </table:table-cell>
        </table:table-row>
        <table:table-row table:style-name="ro1">
          <table:table-cell office:value-type="float" office:value="9.90399360657" calcext:value-type="float">
            <text:p>9.9039936066</text:p>
          </table:table-cell>
          <table:table-cell office:value-type="float" office:value="-1.5952064991" calcext:value-type="float">
            <text:p>-1.5952064991</text:p>
          </table:table-cell>
          <table:table-cell office:value-type="float" office:value="7.76782699585" calcext:value-type="float">
            <text:p>7.7678269959</text:p>
          </table:table-cell>
          <table:table-cell office:value-type="float" office:value="-0.417192876339" calcext:value-type="float">
            <text:p>-0.4171928763</text:p>
          </table:table-cell>
        </table:table-row>
        <table:table-row table:style-name="ro1">
          <table:table-cell office:value-type="float" office:value="9.86624336243" calcext:value-type="float">
            <text:p>9.8662433624</text:p>
          </table:table-cell>
          <table:table-cell office:value-type="float" office:value="-1.60721516609" calcext:value-type="float">
            <text:p>-1.6072151661</text:p>
          </table:table-cell>
          <table:table-cell office:value-type="float" office:value="7.88911052704" calcext:value-type="float">
            <text:p>7.889110527</text:p>
          </table:table-cell>
          <table:table-cell office:value-type="float" office:value="-0.429986357689" calcext:value-type="float">
            <text:p>-0.4299863577</text:p>
          </table:table-cell>
        </table:table-row>
        <table:table-row table:style-name="ro1">
          <table:table-cell office:value-type="float" office:value="9.83524894714" calcext:value-type="float">
            <text:p>9.8352489471</text:p>
          </table:table-cell>
          <table:table-cell office:value-type="float" office:value="-1.62964272499" calcext:value-type="float">
            <text:p>-1.629642725</text:p>
          </table:table-cell>
          <table:table-cell office:value-type="float" office:value="8.02445503235" calcext:value-type="float">
            <text:p>8.0244550324</text:p>
          </table:table-cell>
          <table:table-cell office:value-type="float" office:value="-0.439640671015" calcext:value-type="float">
            <text:p>-0.439640671</text:p>
          </table:table-cell>
        </table:table-row>
        <table:table-row table:style-name="ro1">
          <table:table-cell office:value-type="float" office:value="9.8039932251" calcext:value-type="float">
            <text:p>9.8039932251</text:p>
          </table:table-cell>
          <table:table-cell office:value-type="float" office:value="-1.65979480743" calcext:value-type="float">
            <text:p>-1.6597948074</text:p>
          </table:table-cell>
          <table:table-cell office:value-type="float" office:value="8.17744585037" calcext:value-type="float">
            <text:p>8.1774458504</text:p>
          </table:table-cell>
          <table:table-cell office:value-type="float" office:value="-0.445646047592" calcext:value-type="float">
            <text:p>-0.4456460476</text:p>
          </table:table-cell>
        </table:table-row>
        <table:table-row table:style-name="ro1">
          <table:table-cell office:value-type="float" office:value="9.76682567596" calcext:value-type="float">
            <text:p>9.766825676</text:p>
          </table:table-cell>
          <table:table-cell office:value-type="float" office:value="-1.69410300255" calcext:value-type="float">
            <text:p>-1.6941030026</text:p>
          </table:table-cell>
          <table:table-cell office:value-type="float" office:value="8.46659513474" calcext:value-type="float">
            <text:p>8.4665951347</text:p>
          </table:table-cell>
          <table:table-cell office:value-type="float" office:value="-0.460940212011" calcext:value-type="float">
            <text:p>-0.460940212</text:p>
          </table:table-cell>
        </table:table-row>
        <table:table-row table:style-name="ro1">
          <table:table-cell office:value-type="float" office:value="9.72613716125" calcext:value-type="float">
            <text:p>9.7261371613</text:p>
          </table:table-cell>
          <table:table-cell office:value-type="float" office:value="-1.71805763245" calcext:value-type="float">
            <text:p>-1.7180576325</text:p>
          </table:table-cell>
          <table:table-cell office:value-type="float" office:value="8.72470994949" calcext:value-type="float">
            <text:p>8.7247099495</text:p>
          </table:table-cell>
          <table:table-cell office:value-type="float" office:value="-0.471222162247" calcext:value-type="float">
            <text:p>-0.4712221622</text:p>
          </table:table-cell>
        </table:table-row>
        <table:table-row table:style-name="ro1">
          <table:table-cell office:value-type="float" office:value="9.67463111877" calcext:value-type="float">
            <text:p>9.6746311188</text:p>
          </table:table-cell>
          <table:table-cell office:value-type="float" office:value="-1.71536421776" calcext:value-type="float">
            <text:p>-1.7153642178</text:p>
          </table:table-cell>
          <table:table-cell office:value-type="float" office:value="8.8955134964" calcext:value-type="float">
            <text:p>8.8955134964</text:p>
          </table:table-cell>
          <table:table-cell office:value-type="float" office:value="-0.475410938263" calcext:value-type="float">
            <text:p>-0.4754109383</text:p>
          </table:table-cell>
        </table:table-row>
        <table:table-row table:style-name="ro1">
          <table:table-cell office:value-type="float" office:value="9.61835289001" calcext:value-type="float">
            <text:p>9.61835289</text:p>
          </table:table-cell>
          <table:table-cell office:value-type="float" office:value="-1.68155288696" calcext:value-type="float">
            <text:p>-1.681552887</text:p>
          </table:table-cell>
          <table:table-cell office:value-type="float" office:value="9.066965065" calcext:value-type="float">
            <text:p>9.066965065</text:p>
          </table:table-cell>
          <table:table-cell office:value-type="float" office:value="-0.480256229639" calcext:value-type="float">
            <text:p>-0.4802562296</text:p>
          </table:table-cell>
        </table:table-row>
        <table:table-row table:style-name="ro1">
          <table:table-cell office:value-type="float" office:value="9.57199573517" calcext:value-type="float">
            <text:p>9.5719957352</text:p>
          </table:table-cell>
          <table:table-cell office:value-type="float" office:value="-1.66197109222" calcext:value-type="float">
            <text:p>-1.6619710922</text:p>
          </table:table-cell>
          <table:table-cell office:value-type="float" office:value="9.24120422363" calcext:value-type="float">
            <text:p>9.2412042236</text:p>
          </table:table-cell>
          <table:table-cell office:value-type="float" office:value="-0.48701235652" calcext:value-type="float">
            <text:p>-0.4870123565</text:p>
          </table:table-cell>
        </table:table-row>
        <table:table-row table:style-name="ro1">
          <table:table-cell office:value-type="float" office:value="9.53187274933" calcext:value-type="float">
            <text:p>9.5318727493</text:p>
          </table:table-cell>
          <table:table-cell office:value-type="float" office:value="-1.65994286537" calcext:value-type="float">
            <text:p>-1.6599428654</text:p>
          </table:table-cell>
          <table:table-cell office:value-type="float" office:value="9.41721912384" calcext:value-type="float">
            <text:p>9.4172191238</text:p>
          </table:table-cell>
          <table:table-cell office:value-type="float" office:value="-0.494335085154" calcext:value-type="float">
            <text:p>-0.4943350852</text:p>
          </table:table-cell>
        </table:table-row>
        <table:table-row table:style-name="ro1">
          <table:table-cell office:value-type="float" office:value="9.49585056305" calcext:value-type="float">
            <text:p>9.4958505631</text:p>
          </table:table-cell>
          <table:table-cell office:value-type="float" office:value="-1.66895246506" calcext:value-type="float">
            <text:p>-1.6689524651</text:p>
          </table:table-cell>
          <table:table-cell office:value-type="float" office:value="9.59459300995" calcext:value-type="float">
            <text:p>9.59459301</text:p>
          </table:table-cell>
          <table:table-cell office:value-type="float" office:value="-0.504215657711" calcext:value-type="float">
            <text:p>-0.5042156577</text:p>
          </table:table-cell>
        </table:table-row>
        <table:table-row table:style-name="ro1">
          <table:table-cell office:value-type="float" office:value="9.45847034454" calcext:value-type="float">
            <text:p>9.4584703445</text:p>
          </table:table-cell>
          <table:table-cell office:value-type="float" office:value="-1.6917989254" calcext:value-type="float">
            <text:p>-1.6917989254</text:p>
          </table:table-cell>
          <table:table-cell office:value-type="float" office:value="9.78329273224" calcext:value-type="float">
            <text:p>9.7832927322</text:p>
          </table:table-cell>
          <table:table-cell office:value-type="float" office:value="-0.521572589874" calcext:value-type="float">
            <text:p>-0.5215725899</text:p>
          </table:table-cell>
        </table:table-row>
        <table:table-row table:style-name="ro1">
          <table:table-cell office:value-type="float" office:value="9.41669178009" calcext:value-type="float">
            <text:p>9.4166917801</text:p>
          </table:table-cell>
          <table:table-cell office:value-type="float" office:value="-1.71767926216" calcext:value-type="float">
            <text:p>-1.7176792622</text:p>
          </table:table-cell>
          <table:table-cell office:value-type="float" office:value="9.97593208313" calcext:value-type="float">
            <text:p>9.9759320831</text:p>
          </table:table-cell>
          <table:table-cell office:value-type="float" office:value="-0.538747489452" calcext:value-type="float">
            <text:p>-0.5387474895</text:p>
          </table:table-cell>
        </table:table-row>
        <table:table-row table:style-name="ro1">
          <table:table-cell office:value-type="float" office:value="9.37951946259" calcext:value-type="float">
            <text:p>9.3795194626</text:p>
          </table:table-cell>
          <table:table-cell office:value-type="float" office:value="-1.7446731329" calcext:value-type="float">
            <text:p>-1.7446731329</text:p>
          </table:table-cell>
          <table:table-cell office:value-type="float" office:value="10.1739062881" calcext:value-type="float">
            <text:p>10.1739062881</text:p>
          </table:table-cell>
          <table:table-cell office:value-type="float" office:value="-0.555402338505" calcext:value-type="float">
            <text:p>-0.5554023385</text:p>
          </table:table-cell>
        </table:table-row>
        <table:table-row table:style-name="ro1">
          <table:table-cell office:value-type="float" office:value="9.34630393982" calcext:value-type="float">
            <text:p>9.3463039398</text:p>
          </table:table-cell>
          <table:table-cell office:value-type="float" office:value="-1.77404022217" calcext:value-type="float">
            <text:p>-1.7740402222</text:p>
          </table:table-cell>
          <table:table-cell office:value-type="float" office:value="10.3739814377" calcext:value-type="float">
            <text:p>10.3739814377</text:p>
          </table:table-cell>
          <table:table-cell office:value-type="float" office:value="-0.571541130543" calcext:value-type="float">
            <text:p>-0.5715411305</text:p>
          </table:table-cell>
        </table:table-row>
        <table:table-row table:style-name="ro1">
          <table:table-cell office:value-type="float" office:value="9.31811141968" calcext:value-type="float">
            <text:p>9.3181114197</text:p>
          </table:table-cell>
          <table:table-cell office:value-type="float" office:value="-1.80187165737" calcext:value-type="float">
            <text:p>-1.8018716574</text:p>
          </table:table-cell>
          <table:table-cell office:value-type="float" office:value="10.565723381" calcext:value-type="float">
            <text:p>10.565723381</text:p>
          </table:table-cell>
          <table:table-cell office:value-type="float" office:value="-0.594545602798" calcext:value-type="float">
            <text:p>-0.5945456028</text:p>
          </table:table-cell>
        </table:table-row>
        <table:table-row table:style-name="ro1">
          <table:table-cell office:value-type="float" office:value="9.30042457581" calcext:value-type="float">
            <text:p>9.3004245758</text:p>
          </table:table-cell>
          <table:table-cell office:value-type="float" office:value="-1.81325316429" calcext:value-type="float">
            <text:p>-1.8132531643</text:p>
          </table:table-cell>
          <table:table-cell office:value-type="float" office:value="10.741999588" calcext:value-type="float">
            <text:p>10.741999588</text:p>
          </table:table-cell>
          <table:table-cell office:value-type="float" office:value="-0.626458644867" calcext:value-type="float">
            <text:p>-0.6264586449</text:p>
          </table:table-cell>
        </table:table-row>
        <table:table-row table:style-name="ro1">
          <table:table-cell office:value-type="float" office:value="9.28949832916" calcext:value-type="float">
            <text:p>9.2894983292</text:p>
          </table:table-cell>
          <table:table-cell office:value-type="float" office:value="-1.81625986099" calcext:value-type="float">
            <text:p>-1.816259861</text:p>
          </table:table-cell>
          <table:table-cell office:value-type="float" office:value="10.9077853775" calcext:value-type="float">
            <text:p>10.9077853775</text:p>
          </table:table-cell>
          <table:table-cell office:value-type="float" office:value="-0.668197751045" calcext:value-type="float">
            <text:p>-0.668197751</text:p>
          </table:table-cell>
        </table:table-row>
        <table:table-row table:style-name="ro1">
          <table:table-cell office:value-type="float" office:value="9.27783679962" calcext:value-type="float">
            <text:p>9.2778367996</text:p>
          </table:table-cell>
          <table:table-cell office:value-type="float" office:value="-1.81895148754" calcext:value-type="float">
            <text:p>-1.8189514875</text:p>
          </table:table-cell>
          <table:table-cell office:value-type="float" office:value="11.0310792542" calcext:value-type="float">
            <text:p>11.0310792542</text:p>
          </table:table-cell>
          <table:table-cell office:value-type="float" office:value="-0.709891319275" calcext:value-type="float">
            <text:p>-0.7098913193</text:p>
          </table:table-cell>
        </table:table-row>
        <table:table-row table:style-name="ro1">
          <table:table-cell office:value-type="float" office:value="9.26526927948" calcext:value-type="float">
            <text:p>9.2652692795</text:p>
          </table:table-cell>
          <table:table-cell office:value-type="float" office:value="-1.82472026348" calcext:value-type="float">
            <text:p>-1.8247202635</text:p>
          </table:table-cell>
          <table:table-cell office:value-type="float" office:value="11.0987443542" calcext:value-type="float">
            <text:p>11.0987443542</text:p>
          </table:table-cell>
          <table:table-cell office:value-type="float" office:value="-0.761328458786" calcext:value-type="float">
            <text:p>-0.7613284588</text:p>
          </table:table-cell>
        </table:table-row>
        <table:table-row table:style-name="ro1">
          <table:table-cell office:value-type="float" office:value="9.24863147736" calcext:value-type="float">
            <text:p>9.2486314774</text:p>
          </table:table-cell>
          <table:table-cell office:value-type="float" office:value="-1.83354771137" calcext:value-type="float">
            <text:p>-1.8335477114</text:p>
          </table:table-cell>
          <table:table-cell office:value-type="float" office:value="11.1834592438" calcext:value-type="float">
            <text:p>11.1834592438</text:p>
          </table:table-cell>
          <table:table-cell office:value-type="float" office:value="-0.813157737255" calcext:value-type="float">
            <text:p>-0.8131577373</text:p>
          </table:table-cell>
        </table:table-row>
        <table:table-row table:style-name="ro1">
          <table:table-cell office:value-type="float" office:value="9.23019695282" calcext:value-type="float">
            <text:p>9.2301969528</text:p>
          </table:table-cell>
          <table:table-cell office:value-type="float" office:value="-1.84415197372" calcext:value-type="float">
            <text:p>-1.8441519737</text:p>
          </table:table-cell>
          <table:table-cell office:value-type="float" office:value="11.2975387192" calcext:value-type="float">
            <text:p>11.2975387192</text:p>
          </table:table-cell>
          <table:table-cell office:value-type="float" office:value="-0.86164855957" calcext:value-type="float">
            <text:p>-0.8616485596</text:p>
          </table:table-cell>
        </table:table-row>
        <table:table-row table:style-name="ro1">
          <table:table-cell office:value-type="float" office:value="9.20881938934" calcext:value-type="float">
            <text:p>9.2088193893</text:p>
          </table:table-cell>
          <table:table-cell office:value-type="float" office:value="-1.85520601273" calcext:value-type="float">
            <text:p>-1.8552060127</text:p>
          </table:table-cell>
          <table:table-cell office:value-type="float" office:value="11.3931378937" calcext:value-type="float">
            <text:p>11.3931378937</text:p>
          </table:table-cell>
          <table:table-cell office:value-type="float" office:value="-0.910545706749" calcext:value-type="float">
            <text:p>-0.9105457067</text:p>
          </table:table-cell>
        </table:table-row>
        <table:table-row table:style-name="ro1">
          <table:table-cell office:value-type="float" office:value="9.18827056885" calcext:value-type="float">
            <text:p>9.1882705689</text:p>
          </table:table-cell>
          <table:table-cell office:value-type="float" office:value="-1.86520421505" calcext:value-type="float">
            <text:p>-1.8652042151</text:p>
          </table:table-cell>
          <table:table-cell office:value-type="float" office:value="11.434647522" calcext:value-type="float">
            <text:p>11.434647522</text:p>
          </table:table-cell>
          <table:table-cell office:value-type="float" office:value="-0.964088320732" calcext:value-type="float">
            <text:p>-0.9640883207</text:p>
          </table:table-cell>
        </table:table-row>
        <table:table-row table:style-name="ro1">
          <table:table-cell office:value-type="float" office:value="9.16827106476" calcext:value-type="float">
            <text:p>9.1682710648</text:p>
          </table:table-cell>
          <table:table-cell office:value-type="float" office:value="-1.87451303005" calcext:value-type="float">
            <text:p>-1.8745130301</text:p>
          </table:table-cell>
          <table:table-cell office:value-type="float" office:value="11.4820985413" calcext:value-type="float">
            <text:p>11.4820985413</text:p>
          </table:table-cell>
          <table:table-cell office:value-type="float" office:value="-1.01719617844" calcext:value-type="float">
            <text:p>-1.0171961784</text:p>
          </table:table-cell>
        </table:table-row>
        <table:table-row table:style-name="ro1">
          <table:table-cell office:value-type="float" office:value="9.14813232422" calcext:value-type="float">
            <text:p>9.1481323242</text:p>
          </table:table-cell>
          <table:table-cell office:value-type="float" office:value="-1.88262629509" calcext:value-type="float">
            <text:p>-1.8826262951</text:p>
          </table:table-cell>
          <table:table-cell office:value-type="float" office:value="11.4732770538" calcext:value-type="float">
            <text:p>11.4732770538</text:p>
          </table:table-cell>
          <table:table-cell office:value-type="float" office:value="-1.0715919733" calcext:value-type="float">
            <text:p>-1.0715919733</text:p>
          </table:table-cell>
        </table:table-row>
        <table:table-row table:style-name="ro1">
          <table:table-cell office:value-type="float" office:value="10.1701173782" calcext:value-type="float">
            <text:p>10.1701173782</text:p>
          </table:table-cell>
          <table:table-cell office:value-type="float" office:value="-2.49069237709" calcext:value-type="float">
            <text:p>-2.4906923771</text:p>
          </table:table-cell>
          <table:table-cell office:value-type="float" office:value="11.471554718" calcext:value-type="float">
            <text:p>11.471554718</text:p>
          </table:table-cell>
          <table:table-cell office:value-type="float" office:value="-1.13003718853" calcext:value-type="float">
            <text:p>-1.1300371885</text:p>
          </table:table-cell>
        </table:table-row>
        <table:table-row table:style-name="ro1">
          <table:table-cell office:value-type="float" office:value="10.1907529831" calcext:value-type="float">
            <text:p>10.1907529831</text:p>
          </table:table-cell>
          <table:table-cell office:value-type="float" office:value="-2.5418806076" calcext:value-type="float">
            <text:p>-2.5418806076</text:p>
          </table:table-cell>
          <table:table-cell office:value-type="float" office:value="11.4415244675" calcext:value-type="float">
            <text:p>11.4415244675</text:p>
          </table:table-cell>
          <table:table-cell office:value-type="float" office:value="-1.19081807137" calcext:value-type="float">
            <text:p>-1.1908180714</text:p>
          </table:table-cell>
        </table:table-row>
        <table:table-row table:style-name="ro1">
          <table:table-cell office:value-type="float" office:value="10.1784057617" calcext:value-type="float">
            <text:p>10.1784057617</text:p>
          </table:table-cell>
          <table:table-cell office:value-type="float" office:value="-2.56838726997" calcext:value-type="float">
            <text:p>-2.56838727</text:p>
          </table:table-cell>
          <table:table-cell office:value-type="float" office:value="11.3464889145" calcext:value-type="float">
            <text:p>11.3464889145</text:p>
          </table:table-cell>
          <table:table-cell office:value-type="float" office:value="-1.2554397583" calcext:value-type="float">
            <text:p>-1.2554397583</text:p>
          </table:table-cell>
        </table:table-row>
        <table:table-row table:style-name="ro1">
          <table:table-cell office:value-type="float" office:value="10.1576471329" calcext:value-type="float">
            <text:p>10.1576471329</text:p>
          </table:table-cell>
          <table:table-cell office:value-type="float" office:value="-2.58858561516" calcext:value-type="float">
            <text:p>-2.5885856152</text:p>
          </table:table-cell>
          <table:table-cell office:value-type="float" office:value="11.0510425186" calcext:value-type="float">
            <text:p>11.0510425186</text:p>
          </table:table-cell>
          <table:table-cell office:value-type="float" office:value="-1.31101989746" calcext:value-type="float">
            <text:p>-1.3110198975</text:p>
          </table:table-cell>
        </table:table-row>
        <table:table-row table:style-name="ro1">
          <table:table-cell office:value-type="float" office:value="10.1319684982" calcext:value-type="float">
            <text:p>10.1319684982</text:p>
          </table:table-cell>
          <table:table-cell office:value-type="float" office:value="-2.60602021217" calcext:value-type="float">
            <text:p>-2.6060202122</text:p>
          </table:table-cell>
          <table:table-cell office:value-type="float" office:value="10.8465356445" calcext:value-type="float">
            <text:p>10.8465356445</text:p>
          </table:table-cell>
          <table:table-cell office:value-type="float" office:value="-1.36813569069" calcext:value-type="float">
            <text:p>-1.3681356907</text:p>
          </table:table-cell>
        </table:table-row>
        <table:table-row table:style-name="ro1">
          <table:table-cell office:value-type="float" office:value="10.1056394577" calcext:value-type="float">
            <text:p>10.1056394577</text:p>
          </table:table-cell>
          <table:table-cell office:value-type="float" office:value="-2.61894631386" calcext:value-type="float">
            <text:p>-2.6189463139</text:p>
          </table:table-cell>
          <table:table-cell office:value-type="float" office:value="10.8490161514" calcext:value-type="float">
            <text:p>10.8490161514</text:p>
          </table:table-cell>
          <table:table-cell office:value-type="float" office:value="-1.43369150162" calcext:value-type="float">
            <text:p>-1.4336915016</text:p>
          </table:table-cell>
        </table:table-row>
        <table:table-row table:style-name="ro1">
          <table:table-cell office:value-type="float" office:value="10.0765724182" calcext:value-type="float">
            <text:p>10.0765724182</text:p>
          </table:table-cell>
          <table:table-cell office:value-type="float" office:value="-2.63175582886" calcext:value-type="float">
            <text:p>-2.6317558289</text:p>
          </table:table-cell>
          <table:table-cell office:value-type="float" office:value="10.8591775513" calcext:value-type="float">
            <text:p>10.8591775513</text:p>
          </table:table-cell>
          <table:table-cell office:value-type="float" office:value="-1.49946475029" calcext:value-type="float">
            <text:p>-1.4994647503</text:p>
          </table:table-cell>
        </table:table-row>
        <table:table-row table:style-name="ro1">
          <table:table-cell office:value-type="float" office:value="10.0455198288" calcext:value-type="float">
            <text:p>10.0455198288</text:p>
          </table:table-cell>
          <table:table-cell office:value-type="float" office:value="-2.64392638206" calcext:value-type="float">
            <text:p>-2.6439263821</text:p>
          </table:table-cell>
          <table:table-cell office:value-type="float" office:value="10.8480395889" calcext:value-type="float">
            <text:p>10.8480395889</text:p>
          </table:table-cell>
          <table:table-cell office:value-type="float" office:value="-1.55209004879" calcext:value-type="float">
            <text:p>-1.5520900488</text:p>
          </table:table-cell>
        </table:table-row>
        <table:table-row table:style-name="ro1">
          <table:table-cell office:value-type="float" office:value="10.0215215683" calcext:value-type="float">
            <text:p>10.0215215683</text:p>
          </table:table-cell>
          <table:table-cell office:value-type="float" office:value="-2.65096282959" calcext:value-type="float">
            <text:p>-2.6509628296</text:p>
          </table:table-cell>
          <table:table-cell office:value-type="float" office:value="10.8289947128" calcext:value-type="float">
            <text:p>10.8289947128</text:p>
          </table:table-cell>
          <table:table-cell office:value-type="float" office:value="-1.59398066998" calcext:value-type="float">
            <text:p>-1.59398067</text:p>
          </table:table-cell>
        </table:table-row>
        <table:table-row table:style-name="ro1">
          <table:table-cell office:value-type="float" office:value="9.98732852936" calcext:value-type="float">
            <text:p>9.9873285294</text:p>
          </table:table-cell>
          <table:table-cell office:value-type="float" office:value="-2.66224718094" calcext:value-type="float">
            <text:p>-2.6622471809</text:p>
          </table:table-cell>
          <table:table-cell office:value-type="float" office:value="10.7764663315" calcext:value-type="float">
            <text:p>10.7764663315</text:p>
          </table:table-cell>
          <table:table-cell office:value-type="float" office:value="-1.58108401299" calcext:value-type="float">
            <text:p>-1.581084013</text:p>
          </table:table-cell>
        </table:table-row>
        <table:table-row table:style-name="ro1">
          <table:table-cell office:value-type="float" office:value="9.9526014328" calcext:value-type="float">
            <text:p>9.9526014328</text:p>
          </table:table-cell>
          <table:table-cell office:value-type="float" office:value="-2.67224979401" calcext:value-type="float">
            <text:p>-2.672249794</text:p>
          </table:table-cell>
          <table:table-cell office:value-type="float" office:value="10.7389936066" calcext:value-type="float">
            <text:p>10.7389936066</text:p>
          </table:table-cell>
          <table:table-cell office:value-type="float" office:value="-1.5952064991" calcext:value-type="float">
            <text:p>-1.5952064991</text:p>
          </table:table-cell>
        </table:table-row>
        <table:table-row table:style-name="ro1">
          <table:table-cell office:value-type="float" office:value="9.92847919464" calcext:value-type="float">
            <text:p>9.9284791946</text:p>
          </table:table-cell>
          <table:table-cell office:value-type="float" office:value="-2.67614006996" calcext:value-type="float">
            <text:p>-2.67614007</text:p>
          </table:table-cell>
          <table:table-cell office:value-type="float" office:value="10.7012433624" calcext:value-type="float">
            <text:p>10.7012433624</text:p>
          </table:table-cell>
          <table:table-cell office:value-type="float" office:value="-1.60721516609" calcext:value-type="float">
            <text:p>-1.6072151661</text:p>
          </table:table-cell>
        </table:table-row>
        <table:table-row table:style-name="ro1">
          <table:table-cell office:value-type="float" office:value="9.90419960022" calcext:value-type="float">
            <text:p>9.9041996002</text:p>
          </table:table-cell>
          <table:table-cell office:value-type="float" office:value="-2.67960381508" calcext:value-type="float">
            <text:p>-2.6796038151</text:p>
          </table:table-cell>
          <table:table-cell office:value-type="float" office:value="10.6702489471" calcext:value-type="float">
            <text:p>10.6702489471</text:p>
          </table:table-cell>
          <table:table-cell office:value-type="float" office:value="-1.62964272499" calcext:value-type="float">
            <text:p>-1.629642725</text:p>
          </table:table-cell>
        </table:table-row>
        <table:table-row table:style-name="ro1">
          <table:table-cell office:value-type="float" office:value="9.87888050079" calcext:value-type="float">
            <text:p>9.8788805008</text:p>
          </table:table-cell>
          <table:table-cell office:value-type="float" office:value="-2.68332242966" calcext:value-type="float">
            <text:p>-2.6833224297</text:p>
          </table:table-cell>
          <table:table-cell office:value-type="float" office:value="10.6389932251" calcext:value-type="float">
            <text:p>10.6389932251</text:p>
          </table:table-cell>
          <table:table-cell office:value-type="float" office:value="-1.65979480743" calcext:value-type="float">
            <text:p>-1.6597948074</text:p>
          </table:table-cell>
        </table:table-row>
        <table:table-row table:style-name="ro1">
          <table:table-cell office:value-type="float" office:value="9.85576629639" calcext:value-type="float">
            <text:p>9.8557662964</text:p>
          </table:table-cell>
          <table:table-cell office:value-type="float" office:value="-2.68527269363" calcext:value-type="float">
            <text:p>-2.6852726936</text:p>
          </table:table-cell>
          <table:table-cell office:value-type="float" office:value="10.601825676" calcext:value-type="float">
            <text:p>10.601825676</text:p>
          </table:table-cell>
          <table:table-cell office:value-type="float" office:value="-1.69410300255" calcext:value-type="float">
            <text:p>-1.6941030026</text:p>
          </table:table-cell>
        </table:table-row>
        <table:table-row table:style-name="ro1">
          <table:table-cell office:value-type="float" office:value="9.83263874054" calcext:value-type="float">
            <text:p>9.8326387405</text:p>
          </table:table-cell>
          <table:table-cell office:value-type="float" office:value="-2.68703484535" calcext:value-type="float">
            <text:p>-2.6870348454</text:p>
          </table:table-cell>
          <table:table-cell office:value-type="float" office:value="10.5611371613" calcext:value-type="float">
            <text:p>10.5611371613</text:p>
          </table:table-cell>
          <table:table-cell office:value-type="float" office:value="-1.71805763245" calcext:value-type="float">
            <text:p>-1.7180576325</text:p>
          </table:table-cell>
        </table:table-row>
        <table:table-row table:style-name="ro1">
          <table:table-cell office:value-type="float" office:value="9.80917167664" calcext:value-type="float">
            <text:p>9.8091716766</text:p>
          </table:table-cell>
          <table:table-cell office:value-type="float" office:value="-2.68896484375" calcext:value-type="float">
            <text:p>-2.6889648438</text:p>
          </table:table-cell>
          <table:table-cell office:value-type="float" office:value="10.5096311188" calcext:value-type="float">
            <text:p>10.5096311188</text:p>
          </table:table-cell>
          <table:table-cell office:value-type="float" office:value="-1.71536421776" calcext:value-type="float">
            <text:p>-1.7153642178</text:p>
          </table:table-cell>
        </table:table-row>
        <table:table-row table:style-name="ro1">
          <table:table-cell office:value-type="float" office:value="9.78457069397" calcext:value-type="float">
            <text:p>9.784570694</text:p>
          </table:table-cell>
          <table:table-cell office:value-type="float" office:value="-2.69088721275" calcext:value-type="float">
            <text:p>-2.6908872128</text:p>
          </table:table-cell>
          <table:table-cell office:value-type="float" office:value="10.45335289" calcext:value-type="float">
            <text:p>10.45335289</text:p>
          </table:table-cell>
          <table:table-cell office:value-type="float" office:value="-1.68155288696" calcext:value-type="float">
            <text:p>-1.681552887</text:p>
          </table:table-cell>
        </table:table-row>
        <table:table-row table:style-name="ro1">
          <table:table-cell office:value-type="float" office:value="9.75961780548" calcext:value-type="float">
            <text:p>9.7596178055</text:p>
          </table:table-cell>
          <table:table-cell office:value-type="float" office:value="-2.69123482704" calcext:value-type="float">
            <text:p>-2.691234827</text:p>
          </table:table-cell>
          <table:table-cell office:value-type="float" office:value="10.4069957352" calcext:value-type="float">
            <text:p>10.4069957352</text:p>
          </table:table-cell>
          <table:table-cell office:value-type="float" office:value="-1.66197109222" calcext:value-type="float">
            <text:p>-1.6619710922</text:p>
          </table:table-cell>
        </table:table-row>
        <table:table-row table:style-name="ro1">
          <table:table-cell office:value-type="float" office:value="9.73674297333" calcext:value-type="float">
            <text:p>9.7367429733</text:p>
          </table:table-cell>
          <table:table-cell office:value-type="float" office:value="-2.68948435783" calcext:value-type="float">
            <text:p>-2.6894843578</text:p>
          </table:table-cell>
          <table:table-cell office:value-type="float" office:value="10.3668727493" calcext:value-type="float">
            <text:p>10.3668727493</text:p>
          </table:table-cell>
          <table:table-cell office:value-type="float" office:value="-1.65994286537" calcext:value-type="float">
            <text:p>-1.6599428654</text:p>
          </table:table-cell>
        </table:table-row>
        <table:table-row table:style-name="ro1">
          <table:table-cell office:value-type="float" office:value="9.71564483643" calcext:value-type="float">
            <text:p>9.7156448364</text:p>
          </table:table-cell>
          <table:table-cell office:value-type="float" office:value="-2.68626976013" calcext:value-type="float">
            <text:p>-2.6862697601</text:p>
          </table:table-cell>
          <table:table-cell office:value-type="float" office:value="10.330850563" calcext:value-type="float">
            <text:p>10.330850563</text:p>
          </table:table-cell>
          <table:table-cell office:value-type="float" office:value="-1.66895246506" calcext:value-type="float">
            <text:p>-1.6689524651</text:p>
          </table:table-cell>
        </table:table-row>
        <table:table-row table:style-name="ro1">
          <table:table-cell office:value-type="float" office:value="9.696849823" calcext:value-type="float">
            <text:p>9.696849823</text:p>
          </table:table-cell>
          <table:table-cell office:value-type="float" office:value="-2.68070602417" calcext:value-type="float">
            <text:p>-2.6807060242</text:p>
          </table:table-cell>
          <table:table-cell office:value-type="float" office:value="10.2934703445" calcext:value-type="float">
            <text:p>10.2934703445</text:p>
          </table:table-cell>
          <table:table-cell office:value-type="float" office:value="-1.6917989254" calcext:value-type="float">
            <text:p>-1.6917989254</text:p>
          </table:table-cell>
        </table:table-row>
        <table:table-row table:style-name="ro1">
          <table:table-cell office:value-type="float" office:value="9.6770658493" calcext:value-type="float">
            <text:p>9.6770658493</text:p>
          </table:table-cell>
          <table:table-cell office:value-type="float" office:value="-2.67286419868" calcext:value-type="float">
            <text:p>-2.6728641987</text:p>
          </table:table-cell>
          <table:table-cell office:value-type="float" office:value="10.2516917801" calcext:value-type="float">
            <text:p>10.2516917801</text:p>
          </table:table-cell>
          <table:table-cell office:value-type="float" office:value="-1.71767926216" calcext:value-type="float">
            <text:p>-1.7176792622</text:p>
          </table:table-cell>
        </table:table-row>
        <table:table-row table:style-name="ro1">
          <table:table-cell office:value-type="float" office:value="9.65734004974" calcext:value-type="float">
            <text:p>9.6573400497</text:p>
          </table:table-cell>
          <table:table-cell office:value-type="float" office:value="-2.66266298294" calcext:value-type="float">
            <text:p>-2.6626629829</text:p>
          </table:table-cell>
          <table:table-cell office:value-type="float" office:value="10.2145194626" calcext:value-type="float">
            <text:p>10.2145194626</text:p>
          </table:table-cell>
          <table:table-cell office:value-type="float" office:value="-1.7446731329" calcext:value-type="float">
            <text:p>-1.7446731329</text:p>
          </table:table-cell>
        </table:table-row>
        <table:table-row table:style-name="ro1">
          <table:table-cell office:value-type="float" office:value="9.50183200836" calcext:value-type="float">
            <text:p>9.5018320084</text:p>
          </table:table-cell>
          <table:table-cell office:value-type="float" office:value="-2.67225837708" calcext:value-type="float">
            <text:p>-2.6722583771</text:p>
          </table:table-cell>
          <table:table-cell office:value-type="float" office:value="10.1813039398" calcext:value-type="float">
            <text:p>10.1813039398</text:p>
          </table:table-cell>
          <table:table-cell office:value-type="float" office:value="-1.77404022217" calcext:value-type="float">
            <text:p>-1.7740402222</text:p>
          </table:table-cell>
        </table:table-row>
        <table:table-row table:style-name="ro1">
          <table:table-cell office:value-type="float" office:value="9.48133945465" calcext:value-type="float">
            <text:p>9.4813394547</text:p>
          </table:table-cell>
          <table:table-cell office:value-type="float" office:value="-2.66049909592" calcext:value-type="float">
            <text:p>-2.6604990959</text:p>
          </table:table-cell>
          <table:table-cell office:value-type="float" office:value="10.1531114197" calcext:value-type="float">
            <text:p>10.1531114197</text:p>
          </table:table-cell>
          <table:table-cell office:value-type="float" office:value="-1.80187165737" calcext:value-type="float">
            <text:p>-1.8018716574</text:p>
          </table:table-cell>
        </table:table-row>
        <table:table-row table:style-name="ro1">
          <table:table-cell office:value-type="float" office:value="9.45959472656" calcext:value-type="float">
            <text:p>9.4595947266</text:p>
          </table:table-cell>
          <table:table-cell office:value-type="float" office:value="-2.65079331398" calcext:value-type="float">
            <text:p>-2.650793314</text:p>
          </table:table-cell>
          <table:table-cell office:value-type="float" office:value="10.1354245758" calcext:value-type="float">
            <text:p>10.1354245758</text:p>
          </table:table-cell>
          <table:table-cell office:value-type="float" office:value="-1.81325316429" calcext:value-type="float">
            <text:p>-1.8132531643</text:p>
          </table:table-cell>
        </table:table-row>
        <table:table-row table:style-name="ro1">
          <table:table-cell office:value-type="float" office:value="9.43633365631" calcext:value-type="float">
            <text:p>9.4363336563</text:p>
          </table:table-cell>
          <table:table-cell office:value-type="float" office:value="-2.64284753799" calcext:value-type="float">
            <text:p>-2.642847538</text:p>
          </table:table-cell>
          <table:table-cell office:value-type="float" office:value="10.1244983292" calcext:value-type="float">
            <text:p>10.1244983292</text:p>
          </table:table-cell>
          <table:table-cell office:value-type="float" office:value="-1.81625986099" calcext:value-type="float">
            <text:p>-1.816259861</text:p>
          </table:table-cell>
        </table:table-row>
        <table:table-row table:style-name="ro1">
          <table:table-cell office:value-type="float" office:value="9.38787937164" calcext:value-type="float">
            <text:p>9.3878793716</text:p>
          </table:table-cell>
          <table:table-cell office:value-type="float" office:value="-2.63574910164" calcext:value-type="float">
            <text:p>-2.6357491016</text:p>
          </table:table-cell>
          <table:table-cell office:value-type="float" office:value="10.1128367996" calcext:value-type="float">
            <text:p>10.1128367996</text:p>
          </table:table-cell>
          <table:table-cell office:value-type="float" office:value="-1.81895148754" calcext:value-type="float">
            <text:p>-1.8189514875</text:p>
          </table:table-cell>
        </table:table-row>
        <table:table-row table:style-name="ro1">
          <table:table-cell office:value-type="float" office:value="9.3210477829" calcext:value-type="float">
            <text:p>9.3210477829</text:p>
          </table:table-cell>
          <table:table-cell office:value-type="float" office:value="-2.62924337387" calcext:value-type="float">
            <text:p>-2.6292433739</text:p>
          </table:table-cell>
          <table:table-cell office:value-type="float" office:value="10.1002692795" calcext:value-type="float">
            <text:p>10.1002692795</text:p>
          </table:table-cell>
          <table:table-cell office:value-type="float" office:value="-1.82472026348" calcext:value-type="float">
            <text:p>-1.8247202635</text:p>
          </table:table-cell>
        </table:table-row>
        <table:table-row table:style-name="ro1">
          <table:table-cell office:value-type="float" office:value="9.26846122742" calcext:value-type="float">
            <text:p>9.2684612274</text:p>
          </table:table-cell>
          <table:table-cell office:value-type="float" office:value="-2.61941695213" calcext:value-type="float">
            <text:p>-2.6194169521</text:p>
          </table:table-cell>
          <table:table-cell office:value-type="float" office:value="10.0836314774" calcext:value-type="float">
            <text:p>10.0836314774</text:p>
          </table:table-cell>
          <table:table-cell office:value-type="float" office:value="-1.83354771137" calcext:value-type="float">
            <text:p>-1.8335477114</text:p>
          </table:table-cell>
        </table:table-row>
        <table:table-row table:style-name="ro1">
          <table:table-cell office:value-type="float" office:value="9.20183944702" calcext:value-type="float">
            <text:p>9.201839447</text:p>
          </table:table-cell>
          <table:table-cell office:value-type="float" office:value="-2.60801649094" calcext:value-type="float">
            <text:p>-2.6080164909</text:p>
          </table:table-cell>
          <table:table-cell office:value-type="float" office:value="10.0651969528" calcext:value-type="float">
            <text:p>10.0651969528</text:p>
          </table:table-cell>
          <table:table-cell office:value-type="float" office:value="-1.84415197372" calcext:value-type="float">
            <text:p>-1.8441519737</text:p>
          </table:table-cell>
        </table:table-row>
        <table:table-row table:style-name="ro1">
          <table:table-cell office:value-type="float" office:value="9.16631507874" calcext:value-type="float">
            <text:p>9.1663150787</text:p>
          </table:table-cell>
          <table:table-cell office:value-type="float" office:value="-2.5980424881" calcext:value-type="float">
            <text:p>-2.5980424881</text:p>
          </table:table-cell>
          <table:table-cell office:value-type="float" office:value="10.0438193893" calcext:value-type="float">
            <text:p>10.0438193893</text:p>
          </table:table-cell>
          <table:table-cell office:value-type="float" office:value="-1.85520601273" calcext:value-type="float">
            <text:p>-1.8552060127</text:p>
          </table:table-cell>
        </table:table-row>
        <table:table-row table:style-name="ro1">
          <table:table-cell office:value-type="float" office:value="9.13465213776" calcext:value-type="float">
            <text:p>9.1346521378</text:p>
          </table:table-cell>
          <table:table-cell office:value-type="float" office:value="-2.58744001389" calcext:value-type="float">
            <text:p>-2.5874400139</text:p>
          </table:table-cell>
          <table:table-cell office:value-type="float" office:value="10.0232705688" calcext:value-type="float">
            <text:p>10.0232705688</text:p>
          </table:table-cell>
          <table:table-cell office:value-type="float" office:value="-1.86520421505" calcext:value-type="float">
            <text:p>-1.8652042151</text:p>
          </table:table-cell>
        </table:table-row>
        <table:table-row table:style-name="ro1">
          <table:table-cell office:value-type="float" office:value="9.11611843109" calcext:value-type="float">
            <text:p>9.1161184311</text:p>
          </table:table-cell>
          <table:table-cell office:value-type="float" office:value="-2.57629990578" calcext:value-type="float">
            <text:p>-2.5762999058</text:p>
          </table:table-cell>
          <table:table-cell office:value-type="float" office:value="10.0032710648" calcext:value-type="float">
            <text:p>10.0032710648</text:p>
          </table:table-cell>
          <table:table-cell office:value-type="float" office:value="-1.87451303005" calcext:value-type="float">
            <text:p>-1.8745130301</text:p>
          </table:table-cell>
        </table:table-row>
        <table:table-row table:style-name="ro1">
          <table:table-cell office:value-type="float" office:value="9.10269832611" calcext:value-type="float">
            <text:p>9.1026983261</text:p>
          </table:table-cell>
          <table:table-cell office:value-type="float" office:value="-2.56495213509" calcext:value-type="float">
            <text:p>-2.5649521351</text:p>
          </table:table-cell>
          <table:table-cell office:value-type="float" office:value="9.98313232422" calcext:value-type="float">
            <text:p>9.9831323242</text:p>
          </table:table-cell>
          <table:table-cell office:value-type="float" office:value="-1.88262629509" calcext:value-type="float">
            <text:p>-1.8826262951</text:p>
          </table:table-cell>
        </table:table-row>
        <table:table-row table:style-name="ro1">
          <table:table-cell office:value-type="float" office:value="9.0944480896" calcext:value-type="float">
            <text:p>9.0944480896</text:p>
          </table:table-cell>
          <table:table-cell office:value-type="float" office:value="-2.55771756172" calcext:value-type="float">
            <text:p>-2.5577175617</text:p>
          </table:table-cell>
          <table:table-cell office:value-type="float" office:value="11.0051173782" calcext:value-type="float">
            <text:p>11.0051173782</text:p>
          </table:table-cell>
          <table:table-cell office:value-type="float" office:value="-2.49069237709" calcext:value-type="float">
            <text:p>-2.4906923771</text:p>
          </table:table-cell>
        </table:table-row>
        <table:table-row table:style-name="ro1">
          <table:table-cell office:value-type="float" office:value="9.09181785583" calcext:value-type="float">
            <text:p>9.0918178558</text:p>
          </table:table-cell>
          <table:table-cell office:value-type="float" office:value="-2.55258798599" calcext:value-type="float">
            <text:p>-2.552587986</text:p>
          </table:table-cell>
          <table:table-cell office:value-type="float" office:value="11.0257529831" calcext:value-type="float">
            <text:p>11.0257529831</text:p>
          </table:table-cell>
          <table:table-cell office:value-type="float" office:value="-2.5418806076" calcext:value-type="float">
            <text:p>-2.5418806076</text:p>
          </table:table-cell>
        </table:table-row>
        <table:table-row table:style-name="ro1">
          <table:table-cell office:value-type="float" office:value="9.09079647064" calcext:value-type="float">
            <text:p>9.0907964706</text:p>
          </table:table-cell>
          <table:table-cell office:value-type="float" office:value="-2.54702448845" calcext:value-type="float">
            <text:p>-2.5470244885</text:p>
          </table:table-cell>
          <table:table-cell office:value-type="float" office:value="11.0134057617" calcext:value-type="float">
            <text:p>11.0134057617</text:p>
          </table:table-cell>
          <table:table-cell office:value-type="float" office:value="-2.56838726997" calcext:value-type="float">
            <text:p>-2.56838727</text:p>
          </table:table-cell>
        </table:table-row>
        <table:table-row table:style-name="ro1">
          <table:table-cell office:value-type="float" office:value="9.07976436615" calcext:value-type="float">
            <text:p>9.0797643662</text:p>
          </table:table-cell>
          <table:table-cell office:value-type="float" office:value="-2.53984236717" calcext:value-type="float">
            <text:p>-2.5398423672</text:p>
          </table:table-cell>
          <table:table-cell office:value-type="float" office:value="10.9926471329" calcext:value-type="float">
            <text:p>10.9926471329</text:p>
          </table:table-cell>
          <table:table-cell office:value-type="float" office:value="-2.58858561516" calcext:value-type="float">
            <text:p>-2.5885856152</text:p>
          </table:table-cell>
        </table:table-row>
        <table:table-row table:style-name="ro1">
          <table:table-cell office:value-type="float" office:value="9.05827999115" calcext:value-type="float">
            <text:p>9.0582799912</text:p>
          </table:table-cell>
          <table:table-cell office:value-type="float" office:value="-2.53285002708" calcext:value-type="float">
            <text:p>-2.5328500271</text:p>
          </table:table-cell>
          <table:table-cell office:value-type="float" office:value="10.9669684982" calcext:value-type="float">
            <text:p>10.9669684982</text:p>
          </table:table-cell>
          <table:table-cell office:value-type="float" office:value="-2.60602021217" calcext:value-type="float">
            <text:p>-2.6060202122</text:p>
          </table:table-cell>
        </table:table-row>
        <table:table-row table:style-name="ro1">
          <table:table-cell office:value-type="float" office:value="9.02721881866" calcext:value-type="float">
            <text:p>9.0272188187</text:p>
          </table:table-cell>
          <table:table-cell office:value-type="float" office:value="-2.52929282188" calcext:value-type="float">
            <text:p>-2.5292928219</text:p>
          </table:table-cell>
          <table:table-cell office:value-type="float" office:value="10.9406394577" calcext:value-type="float">
            <text:p>10.9406394577</text:p>
          </table:table-cell>
          <table:table-cell office:value-type="float" office:value="-2.61894631386" calcext:value-type="float">
            <text:p>-2.6189463139</text:p>
          </table:table-cell>
        </table:table-row>
        <table:table-row table:style-name="ro1">
          <table:table-cell office:value-type="float" office:value="8.95413208008" calcext:value-type="float">
            <text:p>8.9541320801</text:p>
          </table:table-cell>
          <table:table-cell office:value-type="float" office:value="-2.52594637871" calcext:value-type="float">
            <text:p>-2.5259463787</text:p>
          </table:table-cell>
          <table:table-cell office:value-type="float" office:value="10.9115724182" calcext:value-type="float">
            <text:p>10.9115724182</text:p>
          </table:table-cell>
          <table:table-cell office:value-type="float" office:value="-2.63175582886" calcext:value-type="float">
            <text:p>-2.6317558289</text:p>
          </table:table-cell>
        </table:table-row>
        <table:table-row table:style-name="ro1">
          <table:table-cell office:value-type="float" office:value="8.91709804535" calcext:value-type="float">
            <text:p>8.9170980454</text:p>
          </table:table-cell>
          <table:table-cell office:value-type="float" office:value="-2.53302669525" calcext:value-type="float">
            <text:p>-2.5330266953</text:p>
          </table:table-cell>
          <table:table-cell office:value-type="float" office:value="10.8805198288" calcext:value-type="float">
            <text:p>10.8805198288</text:p>
          </table:table-cell>
          <table:table-cell office:value-type="float" office:value="-2.64392638206" calcext:value-type="float">
            <text:p>-2.6439263821</text:p>
          </table:table-cell>
        </table:table-row>
        <table:table-row table:style-name="ro1">
          <table:table-cell office:value-type="float" office:value="8.87886810303" calcext:value-type="float">
            <text:p>8.878868103</text:p>
          </table:table-cell>
          <table:table-cell office:value-type="float" office:value="-2.54427337646" calcext:value-type="float">
            <text:p>-2.5442733765</text:p>
          </table:table-cell>
          <table:table-cell office:value-type="float" office:value="10.8565215683" calcext:value-type="float">
            <text:p>10.8565215683</text:p>
          </table:table-cell>
          <table:table-cell office:value-type="float" office:value="-2.65096282959" calcext:value-type="float">
            <text:p>-2.6509628296</text:p>
          </table:table-cell>
        </table:table-row>
        <table:table-row table:style-name="ro1">
          <table:table-cell office:value-type="float" office:value="8.83959007263" calcext:value-type="float">
            <text:p>8.8395900726</text:p>
          </table:table-cell>
          <table:table-cell office:value-type="float" office:value="-2.55814552307" calcext:value-type="float">
            <text:p>-2.5581455231</text:p>
          </table:table-cell>
          <table:table-cell office:value-type="float" office:value="10.8223285294" calcext:value-type="float">
            <text:p>10.8223285294</text:p>
          </table:table-cell>
          <table:table-cell office:value-type="float" office:value="-2.66224718094" calcext:value-type="float">
            <text:p>-2.6622471809</text:p>
          </table:table-cell>
        </table:table-row>
        <table:table-row table:style-name="ro1">
          <table:table-cell office:value-type="float" office:value="8.79689407349" calcext:value-type="float">
            <text:p>8.7968940735</text:p>
          </table:table-cell>
          <table:table-cell office:value-type="float" office:value="-2.5734539032" calcext:value-type="float">
            <text:p>-2.5734539032</text:p>
          </table:table-cell>
          <table:table-cell office:value-type="float" office:value="10.7876014328" calcext:value-type="float">
            <text:p>10.7876014328</text:p>
          </table:table-cell>
          <table:table-cell office:value-type="float" office:value="-2.67224979401" calcext:value-type="float">
            <text:p>-2.672249794</text:p>
          </table:table-cell>
        </table:table-row>
        <table:table-row table:style-name="ro1">
          <table:table-cell office:value-type="float" office:value="8.75857639313" calcext:value-type="float">
            <text:p>8.7585763931</text:p>
          </table:table-cell>
          <table:table-cell office:value-type="float" office:value="-2.58606314659" calcext:value-type="float">
            <text:p>-2.5860631466</text:p>
          </table:table-cell>
          <table:table-cell office:value-type="float" office:value="10.7634791946" calcext:value-type="float">
            <text:p>10.7634791946</text:p>
          </table:table-cell>
          <table:table-cell office:value-type="float" office:value="-2.67614006996" calcext:value-type="float">
            <text:p>-2.67614007</text:p>
          </table:table-cell>
        </table:table-row>
        <table:table-row table:style-name="ro1">
          <table:table-cell office:value-type="float" office:value="8.71824741364" calcext:value-type="float">
            <text:p>8.7182474136</text:p>
          </table:table-cell>
          <table:table-cell office:value-type="float" office:value="-2.59591937065" calcext:value-type="float">
            <text:p>-2.5959193707</text:p>
          </table:table-cell>
          <table:table-cell office:value-type="float" office:value="10.7391996002" calcext:value-type="float">
            <text:p>10.7391996002</text:p>
          </table:table-cell>
          <table:table-cell office:value-type="float" office:value="-2.67960381508" calcext:value-type="float">
            <text:p>-2.6796038151</text:p>
          </table:table-cell>
        </table:table-row>
        <table:table-row table:style-name="ro1">
          <table:table-cell office:value-type="float" office:value="8.66401767731" calcext:value-type="float">
            <text:p>8.6640176773</text:p>
          </table:table-cell>
          <table:table-cell office:value-type="float" office:value="-2.60098743439" calcext:value-type="float">
            <text:p>-2.6009874344</text:p>
          </table:table-cell>
          <table:table-cell office:value-type="float" office:value="10.7138805008" calcext:value-type="float">
            <text:p>10.7138805008</text:p>
          </table:table-cell>
          <table:table-cell office:value-type="float" office:value="-2.68332242966" calcext:value-type="float">
            <text:p>-2.6833224297</text:p>
          </table:table-cell>
        </table:table-row>
        <table:table-row table:style-name="ro1">
          <table:table-cell office:value-type="float" office:value="8.61514663696" calcext:value-type="float">
            <text:p>8.615146637</text:p>
          </table:table-cell>
          <table:table-cell office:value-type="float" office:value="-2.60087895393" calcext:value-type="float">
            <text:p>-2.6008789539</text:p>
          </table:table-cell>
          <table:table-cell office:value-type="float" office:value="10.6907662964" calcext:value-type="float">
            <text:p>10.6907662964</text:p>
          </table:table-cell>
          <table:table-cell office:value-type="float" office:value="-2.68527269363" calcext:value-type="float">
            <text:p>-2.6852726936</text:p>
          </table:table-cell>
        </table:table-row>
        <table:table-row table:style-name="ro1">
          <table:table-cell office:value-type="float" office:value="8.56935691833" calcext:value-type="float">
            <text:p>8.5693569183</text:p>
          </table:table-cell>
          <table:table-cell office:value-type="float" office:value="-2.59734606743" calcext:value-type="float">
            <text:p>-2.5973460674</text:p>
          </table:table-cell>
          <table:table-cell office:value-type="float" office:value="10.6676387405" calcext:value-type="float">
            <text:p>10.6676387405</text:p>
          </table:table-cell>
          <table:table-cell office:value-type="float" office:value="-2.68703484535" calcext:value-type="float">
            <text:p>-2.6870348454</text:p>
          </table:table-cell>
        </table:table-row>
        <table:table-row table:style-name="ro1">
          <table:table-cell office:value-type="float" office:value="8.52422618866" calcext:value-type="float">
            <text:p>8.5242261887</text:p>
          </table:table-cell>
          <table:table-cell office:value-type="float" office:value="-2.59195494652" calcext:value-type="float">
            <text:p>-2.5919549465</text:p>
          </table:table-cell>
          <table:table-cell office:value-type="float" office:value="10.6441716766" calcext:value-type="float">
            <text:p>10.6441716766</text:p>
          </table:table-cell>
          <table:table-cell office:value-type="float" office:value="-2.68896484375" calcext:value-type="float">
            <text:p>-2.6889648438</text:p>
          </table:table-cell>
        </table:table-row>
        <table:table-row table:style-name="ro1">
          <table:table-cell office:value-type="float" office:value="8.48491859436" calcext:value-type="float">
            <text:p>8.4849185944</text:p>
          </table:table-cell>
          <table:table-cell office:value-type="float" office:value="-2.58521032333" calcext:value-type="float">
            <text:p>-2.5852103233</text:p>
          </table:table-cell>
          <table:table-cell office:value-type="float" office:value="10.619570694" calcext:value-type="float">
            <text:p>10.619570694</text:p>
          </table:table-cell>
          <table:table-cell office:value-type="float" office:value="-2.69088721275" calcext:value-type="float">
            <text:p>-2.6908872128</text:p>
          </table:table-cell>
        </table:table-row>
        <table:table-row table:style-name="ro1">
          <table:table-cell office:value-type="float" office:value="8.43415927887" calcext:value-type="float">
            <text:p>8.4341592789</text:p>
          </table:table-cell>
          <table:table-cell office:value-type="float" office:value="-2.57720088959" calcext:value-type="float">
            <text:p>-2.5772008896</text:p>
          </table:table-cell>
          <table:table-cell office:value-type="float" office:value="10.5946178055" calcext:value-type="float">
            <text:p>10.5946178055</text:p>
          </table:table-cell>
          <table:table-cell office:value-type="float" office:value="-2.69123482704" calcext:value-type="float">
            <text:p>-2.691234827</text:p>
          </table:table-cell>
        </table:table-row>
        <table:table-row table:style-name="ro1">
          <table:table-cell office:value-type="float" office:value="8.38464069366" calcext:value-type="float">
            <text:p>8.3846406937</text:p>
          </table:table-cell>
          <table:table-cell office:value-type="float" office:value="-2.56903338432" calcext:value-type="float">
            <text:p>-2.5690333843</text:p>
          </table:table-cell>
          <table:table-cell office:value-type="float" office:value="10.5717429733" calcext:value-type="float">
            <text:p>10.5717429733</text:p>
          </table:table-cell>
          <table:table-cell office:value-type="float" office:value="-2.68948435783" calcext:value-type="float">
            <text:p>-2.6894843578</text:p>
          </table:table-cell>
        </table:table-row>
        <table:table-row table:style-name="ro1">
          <table:table-cell office:value-type="float" office:value="8.33238697052" calcext:value-type="float">
            <text:p>8.3323869705</text:p>
          </table:table-cell>
          <table:table-cell office:value-type="float" office:value="-2.56092619896" calcext:value-type="float">
            <text:p>-2.560926199</text:p>
          </table:table-cell>
          <table:table-cell office:value-type="float" office:value="10.5506448364" calcext:value-type="float">
            <text:p>10.5506448364</text:p>
          </table:table-cell>
          <table:table-cell office:value-type="float" office:value="-2.68626976013" calcext:value-type="float">
            <text:p>-2.6862697601</text:p>
          </table:table-cell>
        </table:table-row>
        <table:table-row table:style-name="ro1">
          <table:table-cell office:value-type="float" office:value="8.27702045441" calcext:value-type="float">
            <text:p>8.2770204544</text:p>
          </table:table-cell>
          <table:table-cell office:value-type="float" office:value="-2.55377960205" calcext:value-type="float">
            <text:p>-2.5537796021</text:p>
          </table:table-cell>
          <table:table-cell office:value-type="float" office:value="10.531849823" calcext:value-type="float">
            <text:p>10.531849823</text:p>
          </table:table-cell>
          <table:table-cell office:value-type="float" office:value="-2.68070602417" calcext:value-type="float">
            <text:p>-2.6807060242</text:p>
          </table:table-cell>
        </table:table-row>
        <table:table-row table:style-name="ro1">
          <table:table-cell office:value-type="float" office:value="8.2179479599" calcext:value-type="float">
            <text:p>8.2179479599</text:p>
          </table:table-cell>
          <table:table-cell office:value-type="float" office:value="-2.54718518257" calcext:value-type="float">
            <text:p>-2.5471851826</text:p>
          </table:table-cell>
          <table:table-cell office:value-type="float" office:value="10.5120658493" calcext:value-type="float">
            <text:p>10.5120658493</text:p>
          </table:table-cell>
          <table:table-cell office:value-type="float" office:value="-2.67286419868" calcext:value-type="float">
            <text:p>-2.6728641987</text:p>
          </table:table-cell>
        </table:table-row>
        <table:table-row table:style-name="ro1">
          <table:table-cell office:value-type="float" office:value="8.18150138855" calcext:value-type="float">
            <text:p>8.1815013886</text:p>
          </table:table-cell>
          <table:table-cell office:value-type="float" office:value="-2.5446369648" calcext:value-type="float">
            <text:p>-2.5446369648</text:p>
          </table:table-cell>
          <table:table-cell office:value-type="float" office:value="10.4923400497" calcext:value-type="float">
            <text:p>10.4923400497</text:p>
          </table:table-cell>
          <table:table-cell office:value-type="float" office:value="-2.66266298294" calcext:value-type="float">
            <text:p>-2.6626629829</text:p>
          </table:table-cell>
        </table:table-row>
        <table:table-row table:style-name="ro1">
          <table:table-cell office:value-type="float" office:value="8.13710403442" calcext:value-type="float">
            <text:p>8.1371040344</text:p>
          </table:table-cell>
          <table:table-cell office:value-type="float" office:value="-2.53825283051" calcext:value-type="float">
            <text:p>-2.5382528305</text:p>
          </table:table-cell>
          <table:table-cell office:value-type="float" office:value="10.3368320084" calcext:value-type="float">
            <text:p>10.3368320084</text:p>
          </table:table-cell>
          <table:table-cell office:value-type="float" office:value="-2.67225837708" calcext:value-type="float">
            <text:p>-2.6722583771</text:p>
          </table:table-cell>
        </table:table-row>
        <table:table-row table:style-name="ro1">
          <table:table-cell office:value-type="float" office:value="8.07323551178" calcext:value-type="float">
            <text:p>8.0732355118</text:p>
          </table:table-cell>
          <table:table-cell office:value-type="float" office:value="-2.52642011642" calcext:value-type="float">
            <text:p>-2.5264201164</text:p>
          </table:table-cell>
          <table:table-cell office:value-type="float" office:value="10.3163394547" calcext:value-type="float">
            <text:p>10.3163394547</text:p>
          </table:table-cell>
          <table:table-cell office:value-type="float" office:value="-2.66049909592" calcext:value-type="float">
            <text:p>-2.6604990959</text:p>
          </table:table-cell>
        </table:table-row>
        <table:table-row table:style-name="ro1">
          <table:table-cell office:value-type="float" office:value="8.01314163208" calcext:value-type="float">
            <text:p>8.0131416321</text:p>
          </table:table-cell>
          <table:table-cell office:value-type="float" office:value="-2.51486158371" calcext:value-type="float">
            <text:p>-2.5148615837</text:p>
          </table:table-cell>
          <table:table-cell office:value-type="float" office:value="10.2945947266" calcext:value-type="float">
            <text:p>10.2945947266</text:p>
          </table:table-cell>
          <table:table-cell office:value-type="float" office:value="-2.65079331398" calcext:value-type="float">
            <text:p>-2.650793314</text:p>
          </table:table-cell>
        </table:table-row>
        <table:table-row table:style-name="ro1">
          <table:table-cell office:value-type="float" office:value="7.95393514633" calcext:value-type="float">
            <text:p>7.9539351463</text:p>
          </table:table-cell>
          <table:table-cell office:value-type="float" office:value="-2.50095748901" calcext:value-type="float">
            <text:p>-2.500957489</text:p>
          </table:table-cell>
          <table:table-cell office:value-type="float" office:value="10.2713336563" calcext:value-type="float">
            <text:p>10.2713336563</text:p>
          </table:table-cell>
          <table:table-cell office:value-type="float" office:value="-2.64284753799" calcext:value-type="float">
            <text:p>-2.642847538</text:p>
          </table:table-cell>
        </table:table-row>
        <table:table-row table:style-name="ro1">
          <table:table-cell office:value-type="float" office:value="7.89643907547" calcext:value-type="float">
            <text:p>7.8964390755</text:p>
          </table:table-cell>
          <table:table-cell office:value-type="float" office:value="-2.48383951187" calcext:value-type="float">
            <text:p>-2.4838395119</text:p>
          </table:table-cell>
          <table:table-cell office:value-type="float" office:value="10.2228793716" calcext:value-type="float">
            <text:p>10.2228793716</text:p>
          </table:table-cell>
          <table:table-cell office:value-type="float" office:value="-2.63574910164" calcext:value-type="float">
            <text:p>-2.6357491016</text:p>
          </table:table-cell>
        </table:table-row>
        <table:table-row table:style-name="ro1">
          <table:table-cell office:value-type="float" office:value="7.837266922" calcext:value-type="float">
            <text:p>7.837266922</text:p>
          </table:table-cell>
          <table:table-cell office:value-type="float" office:value="-2.46864557266" calcext:value-type="float">
            <text:p>-2.4686455727</text:p>
          </table:table-cell>
          <table:table-cell office:value-type="float" office:value="10.1560477829" calcext:value-type="float">
            <text:p>10.1560477829</text:p>
          </table:table-cell>
          <table:table-cell office:value-type="float" office:value="-2.62924337387" calcext:value-type="float">
            <text:p>-2.6292433739</text:p>
          </table:table-cell>
        </table:table-row>
        <table:table-row table:style-name="ro1">
          <table:table-cell office:value-type="float" office:value="7.771276474" calcext:value-type="float">
            <text:p>7.771276474</text:p>
          </table:table-cell>
          <table:table-cell office:value-type="float" office:value="-2.45526313782" calcext:value-type="float">
            <text:p>-2.4552631378</text:p>
          </table:table-cell>
          <table:table-cell office:value-type="float" office:value="10.1034612274" calcext:value-type="float">
            <text:p>10.1034612274</text:p>
          </table:table-cell>
          <table:table-cell office:value-type="float" office:value="-2.61941695213" calcext:value-type="float">
            <text:p>-2.6194169521</text:p>
          </table:table-cell>
        </table:table-row>
        <table:table-row table:style-name="ro1">
          <table:table-cell office:value-type="float" office:value="7.70233297348" calcext:value-type="float">
            <text:p>7.7023329735</text:p>
          </table:table-cell>
          <table:table-cell office:value-type="float" office:value="-2.4421684742" calcext:value-type="float">
            <text:p>-2.4421684742</text:p>
          </table:table-cell>
          <table:table-cell office:value-type="float" office:value="10.036839447" calcext:value-type="float">
            <text:p>10.036839447</text:p>
          </table:table-cell>
          <table:table-cell office:value-type="float" office:value="-2.60801649094" calcext:value-type="float">
            <text:p>-2.6080164909</text:p>
          </table:table-cell>
        </table:table-row>
        <table:table-row table:style-name="ro1">
          <table:table-cell office:value-type="float" office:value="7.6216044426" calcext:value-type="float">
            <text:p>7.6216044426</text:p>
          </table:table-cell>
          <table:table-cell office:value-type="float" office:value="-2.43384742737" calcext:value-type="float">
            <text:p>-2.4338474274</text:p>
          </table:table-cell>
          <table:table-cell office:value-type="float" office:value="10.0013150787" calcext:value-type="float">
            <text:p>10.0013150787</text:p>
          </table:table-cell>
          <table:table-cell office:value-type="float" office:value="-2.5980424881" calcext:value-type="float">
            <text:p>-2.5980424881</text:p>
          </table:table-cell>
        </table:table-row>
        <table:table-row table:style-name="ro1">
          <table:table-cell office:value-type="float" office:value="7.54313564301" calcext:value-type="float">
            <text:p>7.543135643</text:p>
          </table:table-cell>
          <table:table-cell office:value-type="float" office:value="-2.43108940125" calcext:value-type="float">
            <text:p>-2.4310894013</text:p>
          </table:table-cell>
          <table:table-cell office:value-type="float" office:value="9.96965213776" calcext:value-type="float">
            <text:p>9.9696521378</text:p>
          </table:table-cell>
          <table:table-cell office:value-type="float" office:value="-2.58744001389" calcext:value-type="float">
            <text:p>-2.5874400139</text:p>
          </table:table-cell>
        </table:table-row>
        <table:table-row table:style-name="ro1">
          <table:table-cell office:value-type="float" office:value="7.4492726326" calcext:value-type="float">
            <text:p>7.4492726326</text:p>
          </table:table-cell>
          <table:table-cell office:value-type="float" office:value="-2.42411255836" calcext:value-type="float">
            <text:p>-2.4241125584</text:p>
          </table:table-cell>
          <table:table-cell office:value-type="float" office:value="9.95111843109" calcext:value-type="float">
            <text:p>9.9511184311</text:p>
          </table:table-cell>
          <table:table-cell office:value-type="float" office:value="-2.57629990578" calcext:value-type="float">
            <text:p>-2.5762999058</text:p>
          </table:table-cell>
        </table:table-row>
        <table:table-row table:style-name="ro1">
          <table:table-cell office:value-type="float" office:value="7.3558716774" calcext:value-type="float">
            <text:p>7.3558716774</text:p>
          </table:table-cell>
          <table:table-cell office:value-type="float" office:value="-2.41386723518" calcext:value-type="float">
            <text:p>-2.4138672352</text:p>
          </table:table-cell>
          <table:table-cell office:value-type="float" office:value="9.93769832611" calcext:value-type="float">
            <text:p>9.9376983261</text:p>
          </table:table-cell>
          <table:table-cell office:value-type="float" office:value="-2.56495213509" calcext:value-type="float">
            <text:p>-2.5649521351</text:p>
          </table:table-cell>
        </table:table-row>
        <table:table-row table:style-name="ro1">
          <table:table-cell office:value-type="float" office:value="5.82035636902" calcext:value-type="float">
            <text:p>5.820356369</text:p>
          </table:table-cell>
          <table:table-cell office:value-type="float" office:value="-2.20586419106" calcext:value-type="float">
            <text:p>-2.2058641911</text:p>
          </table:table-cell>
          <table:table-cell office:value-type="float" office:value="9.9294480896" calcext:value-type="float">
            <text:p>9.9294480896</text:p>
          </table:table-cell>
          <table:table-cell office:value-type="float" office:value="-2.55771756172" calcext:value-type="float">
            <text:p>-2.5577175617</text:p>
          </table:table-cell>
        </table:table-row>
        <table:table-row table:style-name="ro1">
          <table:table-cell office:value-type="float" office:value="5.68983793259" calcext:value-type="float">
            <text:p>5.6898379326</text:p>
          </table:table-cell>
          <table:table-cell office:value-type="float" office:value="-2.19370603561" calcext:value-type="float">
            <text:p>-2.1937060356</text:p>
          </table:table-cell>
          <table:table-cell office:value-type="float" office:value="9.92681785583" calcext:value-type="float">
            <text:p>9.9268178558</text:p>
          </table:table-cell>
          <table:table-cell office:value-type="float" office:value="-2.55258798599" calcext:value-type="float">
            <text:p>-2.552587986</text:p>
          </table:table-cell>
        </table:table-row>
        <table:table-row table:style-name="ro1">
          <table:table-cell office:value-type="float" office:value="5.55989933014" calcext:value-type="float">
            <text:p>5.5598993301</text:p>
          </table:table-cell>
          <table:table-cell office:value-type="float" office:value="-2.17760252953" calcext:value-type="float">
            <text:p>-2.1776025295</text:p>
          </table:table-cell>
          <table:table-cell office:value-type="float" office:value="9.92579647064" calcext:value-type="float">
            <text:p>9.9257964706</text:p>
          </table:table-cell>
          <table:table-cell office:value-type="float" office:value="-2.54702448845" calcext:value-type="float">
            <text:p>-2.5470244885</text:p>
          </table:table-cell>
        </table:table-row>
        <table:table-row table:style-name="ro1">
          <table:table-cell office:value-type="float" office:value="5.42427444458" calcext:value-type="float">
            <text:p>5.4242744446</text:p>
          </table:table-cell>
          <table:table-cell office:value-type="float" office:value="-2.16051483154" calcext:value-type="float">
            <text:p>-2.1605148315</text:p>
          </table:table-cell>
          <table:table-cell office:value-type="float" office:value="9.91476436615" calcext:value-type="float">
            <text:p>9.9147643662</text:p>
          </table:table-cell>
          <table:table-cell office:value-type="float" office:value="-2.53984236717" calcext:value-type="float">
            <text:p>-2.5398423672</text:p>
          </table:table-cell>
        </table:table-row>
        <table:table-row table:style-name="ro1">
          <table:table-cell office:value-type="float" office:value="5.15568208694" calcext:value-type="float">
            <text:p>5.1556820869</text:p>
          </table:table-cell>
          <table:table-cell office:value-type="float" office:value="-2.12278962135" calcext:value-type="float">
            <text:p>-2.1227896214</text:p>
          </table:table-cell>
          <table:table-cell office:value-type="float" office:value="9.89327999115" calcext:value-type="float">
            <text:p>9.8932799912</text:p>
          </table:table-cell>
          <table:table-cell office:value-type="float" office:value="-2.53285002708" calcext:value-type="float">
            <text:p>-2.5328500271</text:p>
          </table:table-cell>
        </table:table-row>
        <table:table-row table:style-name="ro1">
          <table:table-cell office:value-type="float" office:value="4.94878768921" calcext:value-type="float">
            <text:p>4.9487876892</text:p>
          </table:table-cell>
          <table:table-cell office:value-type="float" office:value="-2.09322881699" calcext:value-type="float">
            <text:p>-2.093228817</text:p>
          </table:table-cell>
          <table:table-cell office:value-type="float" office:value="9.86221881866" calcext:value-type="float">
            <text:p>9.8622188187</text:p>
          </table:table-cell>
          <table:table-cell office:value-type="float" office:value="-2.52929282188" calcext:value-type="float">
            <text:p>-2.5292928219</text:p>
          </table:table-cell>
        </table:table-row>
        <table:table-row table:style-name="ro1">
          <table:table-cell office:value-type="float" office:value="4.7705616951" calcext:value-type="float">
            <text:p>4.7705616951</text:p>
          </table:table-cell>
          <table:table-cell office:value-type="float" office:value="-2.07318544388" calcext:value-type="float">
            <text:p>-2.0731854439</text:p>
          </table:table-cell>
          <table:table-cell office:value-type="float" office:value="9.78913208008" calcext:value-type="float">
            <text:p>9.7891320801</text:p>
          </table:table-cell>
          <table:table-cell office:value-type="float" office:value="-2.52594637871" calcext:value-type="float">
            <text:p>-2.5259463787</text:p>
          </table:table-cell>
        </table:table-row>
        <table:table-row table:style-name="ro1">
          <table:table-cell office:value-type="float" office:value="4.58488368988" calcext:value-type="float">
            <text:p>4.5848836899</text:p>
          </table:table-cell>
          <table:table-cell office:value-type="float" office:value="-2.05508899689" calcext:value-type="float">
            <text:p>-2.0550889969</text:p>
          </table:table-cell>
          <table:table-cell office:value-type="float" office:value="9.75209804535" calcext:value-type="float">
            <text:p>9.7520980454</text:p>
          </table:table-cell>
          <table:table-cell office:value-type="float" office:value="-2.53302669525" calcext:value-type="float">
            <text:p>-2.5330266953</text:p>
          </table:table-cell>
        </table:table-row>
        <table:table-row table:style-name="ro1">
          <table:table-cell office:value-type="float" office:value="4.37325525284" calcext:value-type="float">
            <text:p>4.3732552528</text:p>
          </table:table-cell>
          <table:table-cell office:value-type="float" office:value="-2.03170514107" calcext:value-type="float">
            <text:p>-2.0317051411</text:p>
          </table:table-cell>
          <table:table-cell office:value-type="float" office:value="9.71386810303" calcext:value-type="float">
            <text:p>9.713868103</text:p>
          </table:table-cell>
          <table:table-cell office:value-type="float" office:value="-2.54427337646" calcext:value-type="float">
            <text:p>-2.5442733765</text:p>
          </table:table-cell>
        </table:table-row>
        <table:table-row table:style-name="ro1">
          <table:table-cell office:value-type="float" office:value="4.18520450592" calcext:value-type="float">
            <text:p>4.1852045059</text:p>
          </table:table-cell>
          <table:table-cell office:value-type="float" office:value="-2.01076364517" calcext:value-type="float">
            <text:p>-2.0107636452</text:p>
          </table:table-cell>
          <table:table-cell office:value-type="float" office:value="9.67459007263" calcext:value-type="float">
            <text:p>9.6745900726</text:p>
          </table:table-cell>
          <table:table-cell office:value-type="float" office:value="-2.55814552307" calcext:value-type="float">
            <text:p>-2.5581455231</text:p>
          </table:table-cell>
        </table:table-row>
        <table:table-row table:style-name="ro1">
          <table:table-cell office:value-type="float" office:value="4.00537538528" calcext:value-type="float">
            <text:p>4.0053753853</text:p>
          </table:table-cell>
          <table:table-cell office:value-type="float" office:value="-1.99108672142" calcext:value-type="float">
            <text:p>-1.9910867214</text:p>
          </table:table-cell>
          <table:table-cell office:value-type="float" office:value="9.63189407349" calcext:value-type="float">
            <text:p>9.6318940735</text:p>
          </table:table-cell>
          <table:table-cell office:value-type="float" office:value="-2.5734539032" calcext:value-type="float">
            <text:p>-2.5734539032</text:p>
          </table:table-cell>
        </table:table-row>
        <table:table-row table:style-name="ro1">
          <table:table-cell office:value-type="float" office:value="3.83252596855" calcext:value-type="float">
            <text:p>3.8325259686</text:p>
          </table:table-cell>
          <table:table-cell office:value-type="float" office:value="-1.97985124588" calcext:value-type="float">
            <text:p>-1.9798512459</text:p>
          </table:table-cell>
          <table:table-cell office:value-type="float" office:value="9.59357639313" calcext:value-type="float">
            <text:p>9.5935763931</text:p>
          </table:table-cell>
          <table:table-cell office:value-type="float" office:value="-2.58606314659" calcext:value-type="float">
            <text:p>-2.5860631466</text:p>
          </table:table-cell>
        </table:table-row>
        <table:table-row table:style-name="ro1">
          <table:table-cell office:value-type="float" office:value="3.67593693733" calcext:value-type="float">
            <text:p>3.6759369373</text:p>
          </table:table-cell>
          <table:table-cell office:value-type="float" office:value="-1.96684145927" calcext:value-type="float">
            <text:p>-1.9668414593</text:p>
          </table:table-cell>
          <table:table-cell office:value-type="float" office:value="9.55324741364" calcext:value-type="float">
            <text:p>9.5532474136</text:p>
          </table:table-cell>
          <table:table-cell office:value-type="float" office:value="-2.59591937065" calcext:value-type="float">
            <text:p>-2.5959193707</text:p>
          </table:table-cell>
        </table:table-row>
        <table:table-row table:style-name="ro1">
          <table:table-cell office:value-type="float" office:value="3.51837611198" calcext:value-type="float">
            <text:p>3.518376112</text:p>
          </table:table-cell>
          <table:table-cell office:value-type="float" office:value="-1.95585000515" calcext:value-type="float">
            <text:p>-1.9558500052</text:p>
          </table:table-cell>
          <table:table-cell office:value-type="float" office:value="9.49901767731" calcext:value-type="float">
            <text:p>9.4990176773</text:p>
          </table:table-cell>
          <table:table-cell office:value-type="float" office:value="-2.60098743439" calcext:value-type="float">
            <text:p>-2.6009874344</text:p>
          </table:table-cell>
        </table:table-row>
        <table:table-row table:style-name="ro1">
          <table:table-cell office:value-type="float" office:value="3.35743999481" calcext:value-type="float">
            <text:p>3.3574399948</text:p>
          </table:table-cell>
          <table:table-cell office:value-type="float" office:value="-1.94789707661" calcext:value-type="float">
            <text:p>-1.9478970766</text:p>
          </table:table-cell>
          <table:table-cell office:value-type="float" office:value="9.45014663696" calcext:value-type="float">
            <text:p>9.450146637</text:p>
          </table:table-cell>
          <table:table-cell office:value-type="float" office:value="-2.60087895393" calcext:value-type="float">
            <text:p>-2.6008789539</text:p>
          </table:table-cell>
        </table:table-row>
        <table:table-row table:style-name="ro1">
          <table:table-cell office:value-type="float" office:value="3.18999505043" calcext:value-type="float">
            <text:p>3.1899950504</text:p>
          </table:table-cell>
          <table:table-cell office:value-type="float" office:value="-1.93891763687" calcext:value-type="float">
            <text:p>-1.9389176369</text:p>
          </table:table-cell>
          <table:table-cell office:value-type="float" office:value="9.40435691833" calcext:value-type="float">
            <text:p>9.4043569183</text:p>
          </table:table-cell>
          <table:table-cell office:value-type="float" office:value="-2.59734606743" calcext:value-type="float">
            <text:p>-2.5973460674</text:p>
          </table:table-cell>
        </table:table-row>
        <table:table-row table:style-name="ro1">
          <table:table-cell office:value-type="float" office:value="3.02172684669" calcext:value-type="float">
            <text:p>3.0217268467</text:p>
          </table:table-cell>
          <table:table-cell office:value-type="float" office:value="-1.94044327736" calcext:value-type="float">
            <text:p>-1.9404432774</text:p>
          </table:table-cell>
          <table:table-cell office:value-type="float" office:value="9.35922618866" calcext:value-type="float">
            <text:p>9.3592261887</text:p>
          </table:table-cell>
          <table:table-cell office:value-type="float" office:value="-2.59195494652" calcext:value-type="float">
            <text:p>-2.5919549465</text:p>
          </table:table-cell>
        </table:table-row>
        <table:table-row table:style-name="ro1">
          <table:table-cell office:value-type="float" office:value="2.86265993118" calcext:value-type="float">
            <text:p>2.8626599312</text:p>
          </table:table-cell>
          <table:table-cell office:value-type="float" office:value="-1.94283008575" calcext:value-type="float">
            <text:p>-1.9428300858</text:p>
          </table:table-cell>
          <table:table-cell office:value-type="float" office:value="9.31991859436" calcext:value-type="float">
            <text:p>9.3199185944</text:p>
          </table:table-cell>
          <table:table-cell office:value-type="float" office:value="-2.58521032333" calcext:value-type="float">
            <text:p>-2.5852103233</text:p>
          </table:table-cell>
        </table:table-row>
        <table:table-row table:style-name="ro1">
          <table:table-cell office:value-type="float" office:value="2.71179485321" calcext:value-type="float">
            <text:p>2.7117948532</text:p>
          </table:table-cell>
          <table:table-cell office:value-type="float" office:value="-1.9486284256" calcext:value-type="float">
            <text:p>-1.9486284256</text:p>
          </table:table-cell>
          <table:table-cell office:value-type="float" office:value="9.26915927887" calcext:value-type="float">
            <text:p>9.2691592789</text:p>
          </table:table-cell>
          <table:table-cell office:value-type="float" office:value="-2.57720088959" calcext:value-type="float">
            <text:p>-2.5772008896</text:p>
          </table:table-cell>
        </table:table-row>
        <table:table-row table:style-name="ro1">
          <table:table-cell office:value-type="float" office:value="2.54326081276" calcext:value-type="float">
            <text:p>2.5432608128</text:p>
          </table:table-cell>
          <table:table-cell office:value-type="float" office:value="-1.95816636086" calcext:value-type="float">
            <text:p>-1.9581663609</text:p>
          </table:table-cell>
          <table:table-cell office:value-type="float" office:value="9.21964069366" calcext:value-type="float">
            <text:p>9.2196406937</text:p>
          </table:table-cell>
          <table:table-cell office:value-type="float" office:value="-2.56903338432" calcext:value-type="float">
            <text:p>-2.5690333843</text:p>
          </table:table-cell>
        </table:table-row>
        <table:table-row table:style-name="ro1">
          <table:table-cell office:value-type="float" office:value="2.37552905083" calcext:value-type="float">
            <text:p>2.3755290508</text:p>
          </table:table-cell>
          <table:table-cell office:value-type="float" office:value="-1.9714589119" calcext:value-type="float">
            <text:p>-1.9714589119</text:p>
          </table:table-cell>
          <table:table-cell office:value-type="float" office:value="9.16738697052" calcext:value-type="float">
            <text:p>9.1673869705</text:p>
          </table:table-cell>
          <table:table-cell office:value-type="float" office:value="-2.56092619896" calcext:value-type="float">
            <text:p>-2.560926199</text:p>
          </table:table-cell>
        </table:table-row>
        <table:table-row table:style-name="ro1">
          <table:table-cell office:value-type="float" office:value="2.20927858353" calcext:value-type="float">
            <text:p>2.2092785835</text:p>
          </table:table-cell>
          <table:table-cell office:value-type="float" office:value="-1.98579907417" calcext:value-type="float">
            <text:p>-1.9857990742</text:p>
          </table:table-cell>
          <table:table-cell office:value-type="float" office:value="9.11202045441" calcext:value-type="float">
            <text:p>9.1120204544</text:p>
          </table:table-cell>
          <table:table-cell office:value-type="float" office:value="-2.55377960205" calcext:value-type="float">
            <text:p>-2.5537796021</text:p>
          </table:table-cell>
        </table:table-row>
        <table:table-row table:style-name="ro1">
          <table:table-cell office:value-type="float" office:value="2.04133653641" calcext:value-type="float">
            <text:p>2.0413365364</text:p>
          </table:table-cell>
          <table:table-cell office:value-type="float" office:value="-1.9959205389" calcext:value-type="float">
            <text:p>-1.9959205389</text:p>
          </table:table-cell>
          <table:table-cell office:value-type="float" office:value="9.0529479599" calcext:value-type="float">
            <text:p>9.0529479599</text:p>
          </table:table-cell>
          <table:table-cell office:value-type="float" office:value="-2.54718518257" calcext:value-type="float">
            <text:p>-2.5471851826</text:p>
          </table:table-cell>
        </table:table-row>
        <table:table-row table:style-name="ro1">
          <table:table-cell office:value-type="float" office:value="2.03899979591" calcext:value-type="float">
            <text:p>2.0389997959</text:p>
          </table:table-cell>
          <table:table-cell office:value-type="float" office:value="-2.02231431007" calcext:value-type="float">
            <text:p>-2.0223143101</text:p>
          </table:table-cell>
          <table:table-cell office:value-type="float" office:value="9.01650138855" calcext:value-type="float">
            <text:p>9.0165013886</text:p>
          </table:table-cell>
          <table:table-cell office:value-type="float" office:value="-2.5446369648" calcext:value-type="float">
            <text:p>-2.5446369648</text:p>
          </table:table-cell>
        </table:table-row>
        <table:table-row table:style-name="ro1">
          <table:table-cell office:value-type="float" office:value="1.90230822563" calcext:value-type="float">
            <text:p>1.9023082256</text:p>
          </table:table-cell>
          <table:table-cell office:value-type="float" office:value="-2.03183484077" calcext:value-type="float">
            <text:p>-2.0318348408</text:p>
          </table:table-cell>
          <table:table-cell office:value-type="float" office:value="8.97210403442" calcext:value-type="float">
            <text:p>8.9721040344</text:p>
          </table:table-cell>
          <table:table-cell office:value-type="float" office:value="-2.53825283051" calcext:value-type="float">
            <text:p>-2.5382528305</text:p>
          </table:table-cell>
        </table:table-row>
        <table:table-row table:style-name="ro1">
          <table:table-cell office:value-type="float" office:value="1.75926721096" calcext:value-type="float">
            <text:p>1.759267211</text:p>
          </table:table-cell>
          <table:table-cell office:value-type="float" office:value="-2.04708766937" calcext:value-type="float">
            <text:p>-2.0470876694</text:p>
          </table:table-cell>
          <table:table-cell office:value-type="float" office:value="8.90823551178" calcext:value-type="float">
            <text:p>8.9082355118</text:p>
          </table:table-cell>
          <table:table-cell office:value-type="float" office:value="-2.52642011642" calcext:value-type="float">
            <text:p>-2.5264201164</text:p>
          </table:table-cell>
        </table:table-row>
        <table:table-row table:style-name="ro1">
          <table:table-cell office:value-type="float" office:value="1.61065423489" calcext:value-type="float">
            <text:p>1.6106542349</text:p>
          </table:table-cell>
          <table:table-cell office:value-type="float" office:value="-2.0571038723" calcext:value-type="float">
            <text:p>-2.0571038723</text:p>
          </table:table-cell>
          <table:table-cell office:value-type="float" office:value="8.84814163208" calcext:value-type="float">
            <text:p>8.8481416321</text:p>
          </table:table-cell>
          <table:table-cell office:value-type="float" office:value="-2.51486158371" calcext:value-type="float">
            <text:p>-2.5148615837</text:p>
          </table:table-cell>
        </table:table-row>
        <table:table-row table:style-name="ro1">
          <table:table-cell office:value-type="float" office:value="1.4580373764" calcext:value-type="float">
            <text:p>1.4580373764</text:p>
          </table:table-cell>
          <table:table-cell office:value-type="float" office:value="-2.06846404076" calcext:value-type="float">
            <text:p>-2.0684640408</text:p>
          </table:table-cell>
          <table:table-cell office:value-type="float" office:value="8.78893514633" calcext:value-type="float">
            <text:p>8.7889351463</text:p>
          </table:table-cell>
          <table:table-cell office:value-type="float" office:value="-2.50095748901" calcext:value-type="float">
            <text:p>-2.500957489</text:p>
          </table:table-cell>
        </table:table-row>
        <table:table-row table:style-name="ro1">
          <table:table-cell office:value-type="float" office:value="1.3175765276" calcext:value-type="float">
            <text:p>1.3175765276</text:p>
          </table:table-cell>
          <table:table-cell office:value-type="float" office:value="-2.07499051094" calcext:value-type="float">
            <text:p>-2.0749905109</text:p>
          </table:table-cell>
          <table:table-cell office:value-type="float" office:value="8.73143907547" calcext:value-type="float">
            <text:p>8.7314390755</text:p>
          </table:table-cell>
          <table:table-cell office:value-type="float" office:value="-2.48383951187" calcext:value-type="float">
            <text:p>-2.4838395119</text:p>
          </table:table-cell>
        </table:table-row>
        <table:table-row table:style-name="ro1">
          <table:table-cell office:value-type="float" office:value="1.18457341194" calcext:value-type="float">
            <text:p>1.1845734119</text:p>
          </table:table-cell>
          <table:table-cell office:value-type="float" office:value="-2.07424926758" calcext:value-type="float">
            <text:p>-2.0742492676</text:p>
          </table:table-cell>
          <table:table-cell office:value-type="float" office:value="8.672266922" calcext:value-type="float">
            <text:p>8.672266922</text:p>
          </table:table-cell>
          <table:table-cell office:value-type="float" office:value="-2.46864557266" calcext:value-type="float">
            <text:p>-2.4686455727</text:p>
          </table:table-cell>
        </table:table-row>
        <table:table-row table:style-name="ro1">
          <table:table-cell office:value-type="float" office:value="1.05377614498" calcext:value-type="float">
            <text:p>1.053776145</text:p>
          </table:table-cell>
          <table:table-cell office:value-type="float" office:value="-2.07200717926" calcext:value-type="float">
            <text:p>-2.0720071793</text:p>
          </table:table-cell>
          <table:table-cell office:value-type="float" office:value="8.606276474" calcext:value-type="float">
            <text:p>8.606276474</text:p>
          </table:table-cell>
          <table:table-cell office:value-type="float" office:value="-2.45526313782" calcext:value-type="float">
            <text:p>-2.4552631378</text:p>
          </table:table-cell>
        </table:table-row>
        <table:table-row table:style-name="ro1">
          <table:table-cell office:value-type="float" office:value="0.928734481335" calcext:value-type="float">
            <text:p>0.9287344813</text:p>
          </table:table-cell>
          <table:table-cell office:value-type="float" office:value="-2.05670833588" calcext:value-type="float">
            <text:p>-2.0567083359</text:p>
          </table:table-cell>
          <table:table-cell office:value-type="float" office:value="8.53733297348" calcext:value-type="float">
            <text:p>8.5373329735</text:p>
          </table:table-cell>
          <table:table-cell office:value-type="float" office:value="-2.4421684742" calcext:value-type="float">
            <text:p>-2.4421684742</text:p>
          </table:table-cell>
        </table:table-row>
        <table:table-row table:style-name="ro1">
          <table:table-cell office:value-type="float" office:value="0.815120220184" calcext:value-type="float">
            <text:p>0.8151202202</text:p>
          </table:table-cell>
          <table:table-cell office:value-type="float" office:value="-2.03146409988" calcext:value-type="float">
            <text:p>-2.0314640999</text:p>
          </table:table-cell>
          <table:table-cell office:value-type="float" office:value="8.4566044426" calcext:value-type="float">
            <text:p>8.4566044426</text:p>
          </table:table-cell>
          <table:table-cell office:value-type="float" office:value="-2.43384742737" calcext:value-type="float">
            <text:p>-2.4338474274</text:p>
          </table:table-cell>
        </table:table-row>
        <table:table-row table:style-name="ro1">
          <table:table-cell office:value-type="float" office:value="0.70081359148" calcext:value-type="float">
            <text:p>0.7008135915</text:p>
          </table:table-cell>
          <table:table-cell office:value-type="float" office:value="-2.00468230247" calcext:value-type="float">
            <text:p>-2.0046823025</text:p>
          </table:table-cell>
          <table:table-cell office:value-type="float" office:value="8.37813564301" calcext:value-type="float">
            <text:p>8.378135643</text:p>
          </table:table-cell>
          <table:table-cell office:value-type="float" office:value="-2.43108940125" calcext:value-type="float">
            <text:p>-2.4310894013</text:p>
          </table:table-cell>
        </table:table-row>
        <table:table-row table:style-name="ro1">
          <table:table-cell office:value-type="float" office:value="0.59894913435" calcext:value-type="float">
            <text:p>0.5989491344</text:p>
          </table:table-cell>
          <table:table-cell office:value-type="float" office:value="-1.96866488457" calcext:value-type="float">
            <text:p>-1.9686648846</text:p>
          </table:table-cell>
          <table:table-cell office:value-type="float" office:value="8.2842726326" calcext:value-type="float">
            <text:p>8.2842726326</text:p>
          </table:table-cell>
          <table:table-cell office:value-type="float" office:value="-2.42411255836" calcext:value-type="float">
            <text:p>-2.4241125584</text:p>
          </table:table-cell>
        </table:table-row>
        <table:table-row table:style-name="ro1">
          <table:table-cell office:value-type="float" office:value="0.502287209034" calcext:value-type="float">
            <text:p>0.502287209</text:p>
          </table:table-cell>
          <table:table-cell office:value-type="float" office:value="-1.93308699131" calcext:value-type="float">
            <text:p>-1.9330869913</text:p>
          </table:table-cell>
          <table:table-cell office:value-type="float" office:value="8.1908716774" calcext:value-type="float">
            <text:p>8.1908716774</text:p>
          </table:table-cell>
          <table:table-cell office:value-type="float" office:value="-2.41386723518" calcext:value-type="float">
            <text:p>-2.4138672352</text:p>
          </table:table-cell>
        </table:table-row>
        <table:table-row table:style-name="ro1">
          <table:table-cell office:value-type="float" office:value="0.461954414845" calcext:value-type="float">
            <text:p>0.4619544148</text:p>
          </table:table-cell>
          <table:table-cell office:value-type="float" office:value="-1.9043943882" calcext:value-type="float">
            <text:p>-1.9043943882</text:p>
          </table:table-cell>
          <table:table-cell office:value-type="float" office:value="6.65535636902" calcext:value-type="float">
            <text:p>6.655356369</text:p>
          </table:table-cell>
          <table:table-cell office:value-type="float" office:value="-2.20586419106" calcext:value-type="float">
            <text:p>-2.2058641911</text:p>
          </table:table-cell>
        </table:table-row>
        <table:table-row table:style-name="ro1">
          <table:table-cell office:value-type="float" office:value="0.393666625023" calcext:value-type="float">
            <text:p>0.393666625</text:p>
          </table:table-cell>
          <table:table-cell office:value-type="float" office:value="-1.87008321285" calcext:value-type="float">
            <text:p>-1.8700832129</text:p>
          </table:table-cell>
          <table:table-cell office:value-type="float" office:value="6.52483793259" calcext:value-type="float">
            <text:p>6.5248379326</text:p>
          </table:table-cell>
          <table:table-cell office:value-type="float" office:value="-2.19370603561" calcext:value-type="float">
            <text:p>-2.1937060356</text:p>
          </table:table-cell>
        </table:table-row>
        <table:table-row table:style-name="ro1">
          <table:table-cell office:value-type="float" office:value="0.329723030329" calcext:value-type="float">
            <text:p>0.3297230303</text:p>
          </table:table-cell>
          <table:table-cell office:value-type="float" office:value="-1.83306574821" calcext:value-type="float">
            <text:p>-1.8330657482</text:p>
          </table:table-cell>
          <table:table-cell office:value-type="float" office:value="6.39489933014" calcext:value-type="float">
            <text:p>6.3948993301</text:p>
          </table:table-cell>
          <table:table-cell office:value-type="float" office:value="-2.17760252953" calcext:value-type="float">
            <text:p>-2.1776025295</text:p>
          </table:table-cell>
        </table:table-row>
        <table:table-row table:style-name="ro1">
          <table:table-cell office:value-type="float" office:value="0.412366658449" calcext:value-type="float">
            <text:p>0.4123666584</text:p>
          </table:table-cell>
          <table:table-cell office:value-type="float" office:value="-1.71318912506" calcext:value-type="float">
            <text:p>-1.7131891251</text:p>
          </table:table-cell>
          <table:table-cell office:value-type="float" office:value="6.25927444458" calcext:value-type="float">
            <text:p>6.2592744446</text:p>
          </table:table-cell>
          <table:table-cell office:value-type="float" office:value="-2.16051483154" calcext:value-type="float">
            <text:p>-2.1605148315</text:p>
          </table:table-cell>
        </table:table-row>
        <table:table-row table:style-name="ro1">
          <table:table-cell office:value-type="float" office:value="0.363847076893" calcext:value-type="float">
            <text:p>0.3638470769</text:p>
          </table:table-cell>
          <table:table-cell office:value-type="float" office:value="-1.66140842438" calcext:value-type="float">
            <text:p>-1.6614084244</text:p>
          </table:table-cell>
          <table:table-cell office:value-type="float" office:value="5.99068208694" calcext:value-type="float">
            <text:p>5.9906820869</text:p>
          </table:table-cell>
          <table:table-cell office:value-type="float" office:value="-2.12278962135" calcext:value-type="float">
            <text:p>-2.1227896214</text:p>
          </table:table-cell>
        </table:table-row>
        <table:table-row table:style-name="ro1">
          <table:table-cell office:value-type="float" office:value="0.322870343924" calcext:value-type="float">
            <text:p>0.3228703439</text:p>
          </table:table-cell>
          <table:table-cell office:value-type="float" office:value="-1.60538351536" calcext:value-type="float">
            <text:p>-1.6053835154</text:p>
          </table:table-cell>
          <table:table-cell office:value-type="float" office:value="5.78378768921" calcext:value-type="float">
            <text:p>5.7837876892</text:p>
          </table:table-cell>
          <table:table-cell office:value-type="float" office:value="-2.09322881699" calcext:value-type="float">
            <text:p>-2.093228817</text:p>
          </table:table-cell>
        </table:table-row>
        <table:table-row table:style-name="ro1">
          <table:table-cell office:value-type="float" office:value="0.309482038021" calcext:value-type="float">
            <text:p>0.309482038</text:p>
          </table:table-cell>
          <table:table-cell office:value-type="float" office:value="-1.52774643898" calcext:value-type="float">
            <text:p>-1.527746439</text:p>
          </table:table-cell>
          <table:table-cell office:value-type="float" office:value="5.6055616951" calcext:value-type="float">
            <text:p>5.6055616951</text:p>
          </table:table-cell>
          <table:table-cell office:value-type="float" office:value="-2.07318544388" calcext:value-type="float">
            <text:p>-2.0731854439</text:p>
          </table:table-cell>
        </table:table-row>
        <table:table-row table:style-name="ro1">
          <table:table-cell office:value-type="float" office:value="0.291399478912" calcext:value-type="float">
            <text:p>0.2913994789</text:p>
          </table:table-cell>
          <table:table-cell office:value-type="float" office:value="-1.46319746971" calcext:value-type="float">
            <text:p>-1.4631974697</text:p>
          </table:table-cell>
          <table:table-cell office:value-type="float" office:value="5.41988368988" calcext:value-type="float">
            <text:p>5.4198836899</text:p>
          </table:table-cell>
          <table:table-cell office:value-type="float" office:value="-2.05508899689" calcext:value-type="float">
            <text:p>-2.0550889969</text:p>
          </table:table-cell>
        </table:table-row>
        <table:table-row table:style-name="ro1">
          <table:table-cell office:value-type="float" office:value="0.266524165869" calcext:value-type="float">
            <text:p>0.2665241659</text:p>
          </table:table-cell>
          <table:table-cell office:value-type="float" office:value="-1.39082813263" calcext:value-type="float">
            <text:p>-1.3908281326</text:p>
          </table:table-cell>
          <table:table-cell office:value-type="float" office:value="5.20825525284" calcext:value-type="float">
            <text:p>5.2082552528</text:p>
          </table:table-cell>
          <table:table-cell office:value-type="float" office:value="-2.03170514107" calcext:value-type="float">
            <text:p>-2.0317051411</text:p>
          </table:table-cell>
        </table:table-row>
        <table:table-row table:style-name="ro1">
          <table:table-cell office:value-type="float" office:value="0.2451595366" calcext:value-type="float">
            <text:p>0.2451595366</text:p>
          </table:table-cell>
          <table:table-cell office:value-type="float" office:value="-1.33123850822" calcext:value-type="float">
            <text:p>-1.3312385082</text:p>
          </table:table-cell>
          <table:table-cell office:value-type="float" office:value="5.02020450592" calcext:value-type="float">
            <text:p>5.0202045059</text:p>
          </table:table-cell>
          <table:table-cell office:value-type="float" office:value="-2.01076364517" calcext:value-type="float">
            <text:p>-2.0107636452</text:p>
          </table:table-cell>
        </table:table-row>
        <table:table-row table:style-name="ro1">
          <table:table-cell office:value-type="float" office:value="0.230110421777" calcext:value-type="float">
            <text:p>0.2301104218</text:p>
          </table:table-cell>
          <table:table-cell office:value-type="float" office:value="-1.28503704071" calcext:value-type="float">
            <text:p>-1.2850370407</text:p>
          </table:table-cell>
          <table:table-cell office:value-type="float" office:value="4.84037538528" calcext:value-type="float">
            <text:p>4.8403753853</text:p>
          </table:table-cell>
          <table:table-cell office:value-type="float" office:value="-1.99108672142" calcext:value-type="float">
            <text:p>-1.9910867214</text:p>
          </table:table-cell>
        </table:table-row>
        <table:table-row table:style-name="ro1">
          <table:table-cell office:value-type="float" office:value="0.217073470354" calcext:value-type="float">
            <text:p>0.2170734704</text:p>
          </table:table-cell>
          <table:table-cell office:value-type="float" office:value="-1.23870611191" calcext:value-type="float">
            <text:p>-1.2387061119</text:p>
          </table:table-cell>
          <table:table-cell office:value-type="float" office:value="4.66752596855" calcext:value-type="float">
            <text:p>4.6675259686</text:p>
          </table:table-cell>
          <table:table-cell office:value-type="float" office:value="-1.97985124588" calcext:value-type="float">
            <text:p>-1.9798512459</text:p>
          </table:table-cell>
        </table:table-row>
        <table:table-row table:style-name="ro1">
          <table:table-cell office:value-type="float" office:value="0.202730953693" calcext:value-type="float">
            <text:p>0.2027309537</text:p>
          </table:table-cell>
          <table:table-cell office:value-type="float" office:value="-1.18089473248" calcext:value-type="float">
            <text:p>-1.1808947325</text:p>
          </table:table-cell>
          <table:table-cell office:value-type="float" office:value="4.51093693733" calcext:value-type="float">
            <text:p>4.5109369373</text:p>
          </table:table-cell>
          <table:table-cell office:value-type="float" office:value="-1.96684145927" calcext:value-type="float">
            <text:p>-1.9668414593</text:p>
          </table:table-cell>
        </table:table-row>
        <table:table-row table:style-name="ro1">
          <table:table-cell office:value-type="float" office:value="0.197168797255" calcext:value-type="float">
            <text:p>0.1971687973</text:p>
          </table:table-cell>
          <table:table-cell office:value-type="float" office:value="-1.12909543514" calcext:value-type="float">
            <text:p>-1.1290954351</text:p>
          </table:table-cell>
          <table:table-cell office:value-type="float" office:value="4.35337611198" calcext:value-type="float">
            <text:p>4.353376112</text:p>
          </table:table-cell>
          <table:table-cell office:value-type="float" office:value="-1.95585000515" calcext:value-type="float">
            <text:p>-1.9558500052</text:p>
          </table:table-cell>
        </table:table-row>
        <table:table-row table:style-name="ro1">
          <table:table-cell office:value-type="float" office:value="0.205970034003" calcext:value-type="float">
            <text:p>0.205970034</text:p>
          </table:table-cell>
          <table:table-cell office:value-type="float" office:value="-1.09004616737" calcext:value-type="float">
            <text:p>-1.0900461674</text:p>
          </table:table-cell>
          <table:table-cell office:value-type="float" office:value="4.19243999481" calcext:value-type="float">
            <text:p>4.1924399948</text:p>
          </table:table-cell>
          <table:table-cell office:value-type="float" office:value="-1.94789707661" calcext:value-type="float">
            <text:p>-1.9478970766</text:p>
          </table:table-cell>
        </table:table-row>
        <table:table-row table:style-name="ro1">
          <table:table-cell office:value-type="float" office:value="0.223109573126" calcext:value-type="float">
            <text:p>0.2231095731</text:p>
          </table:table-cell>
          <table:table-cell office:value-type="float" office:value="-1.05886232853" calcext:value-type="float">
            <text:p>-1.0588623285</text:p>
          </table:table-cell>
          <table:table-cell office:value-type="float" office:value="4.02499505043" calcext:value-type="float">
            <text:p>4.0249950504</text:p>
          </table:table-cell>
          <table:table-cell office:value-type="float" office:value="-1.93891763687" calcext:value-type="float">
            <text:p>-1.9389176369</text:p>
          </table:table-cell>
        </table:table-row>
        <table:table-row table:style-name="ro1">
          <table:table-cell office:value-type="float" office:value="0.240867763758" calcext:value-type="float">
            <text:p>0.2408677638</text:p>
          </table:table-cell>
          <table:table-cell office:value-type="float" office:value="-1.02444016933" calcext:value-type="float">
            <text:p>-1.0244401693</text:p>
          </table:table-cell>
          <table:table-cell office:value-type="float" office:value="3.85672684669" calcext:value-type="float">
            <text:p>3.8567268467</text:p>
          </table:table-cell>
          <table:table-cell office:value-type="float" office:value="-1.94044327736" calcext:value-type="float">
            <text:p>-1.9404432774</text:p>
          </table:table-cell>
        </table:table-row>
        <table:table-row table:style-name="ro1">
          <table:table-cell office:value-type="float" office:value="0.25503847003" calcext:value-type="float">
            <text:p>0.25503847</text:p>
          </table:table-cell>
          <table:table-cell office:value-type="float" office:value="-0.977319002151" calcext:value-type="float">
            <text:p>-0.9773190022</text:p>
          </table:table-cell>
          <table:table-cell office:value-type="float" office:value="3.69765993118" calcext:value-type="float">
            <text:p>3.6976599312</text:p>
          </table:table-cell>
          <table:table-cell office:value-type="float" office:value="-1.94283008575" calcext:value-type="float">
            <text:p>-1.9428300858</text:p>
          </table:table-cell>
        </table:table-row>
        <table:table-row table:style-name="ro1">
          <table:table-cell office:value-type="float" office:value="0.266394793987" calcext:value-type="float">
            <text:p>0.266394794</text:p>
          </table:table-cell>
          <table:table-cell office:value-type="float" office:value="-0.921522736549" calcext:value-type="float">
            <text:p>-0.9215227365</text:p>
          </table:table-cell>
          <table:table-cell office:value-type="float" office:value="3.54679485321" calcext:value-type="float">
            <text:p>3.5467948532</text:p>
          </table:table-cell>
          <table:table-cell office:value-type="float" office:value="-1.9486284256" calcext:value-type="float">
            <text:p>-1.9486284256</text:p>
          </table:table-cell>
        </table:table-row>
        <table:table-row table:style-name="ro1">
          <table:table-cell office:value-type="float" office:value="0.279584020376" calcext:value-type="float">
            <text:p>0.2795840204</text:p>
          </table:table-cell>
          <table:table-cell office:value-type="float" office:value="-0.866100370884" calcext:value-type="float">
            <text:p>-0.8661003709</text:p>
          </table:table-cell>
          <table:table-cell office:value-type="float" office:value="3.37826081276" calcext:value-type="float">
            <text:p>3.3782608128</text:p>
          </table:table-cell>
          <table:table-cell office:value-type="float" office:value="-1.95816636086" calcext:value-type="float">
            <text:p>-1.9581663609</text:p>
          </table:table-cell>
        </table:table-row>
        <table:table-row table:style-name="ro1">
          <table:table-cell office:value-type="float" office:value="0.28947019577" calcext:value-type="float">
            <text:p>0.2894701958</text:p>
          </table:table-cell>
          <table:table-cell office:value-type="float" office:value="-0.750160753727" calcext:value-type="float">
            <text:p>-0.7501607537</text:p>
          </table:table-cell>
          <table:table-cell office:value-type="float" office:value="3.21052905083" calcext:value-type="float">
            <text:p>3.2105290508</text:p>
          </table:table-cell>
          <table:table-cell office:value-type="float" office:value="-1.9714589119" calcext:value-type="float">
            <text:p>-1.9714589119</text:p>
          </table:table-cell>
        </table:table-row>
        <table:table-row table:style-name="ro1">
          <table:table-cell office:value-type="float" office:value="0.318722248077" calcext:value-type="float">
            <text:p>0.3187222481</text:p>
          </table:table-cell>
          <table:table-cell office:value-type="float" office:value="-0.702934920788" calcext:value-type="float">
            <text:p>-0.7029349208</text:p>
          </table:table-cell>
          <table:table-cell office:value-type="float" office:value="3.04427858353" calcext:value-type="float">
            <text:p>3.0442785835</text:p>
          </table:table-cell>
          <table:table-cell office:value-type="float" office:value="-1.98579907417" calcext:value-type="float">
            <text:p>-1.9857990742</text:p>
          </table:table-cell>
        </table:table-row>
        <table:table-row table:style-name="ro1">
          <table:table-cell office:value-type="float" office:value="0.33823749423" calcext:value-type="float">
            <text:p>0.3382374942</text:p>
          </table:table-cell>
          <table:table-cell office:value-type="float" office:value="-0.658533334732" calcext:value-type="float">
            <text:p>-0.6585333347</text:p>
          </table:table-cell>
          <table:table-cell office:value-type="float" office:value="2.87633653641" calcext:value-type="float">
            <text:p>2.8763365364</text:p>
          </table:table-cell>
          <table:table-cell office:value-type="float" office:value="-1.9959205389" calcext:value-type="float">
            <text:p>-1.9959205389</text:p>
          </table:table-cell>
        </table:table-row>
        <table:table-row table:style-name="ro1">
          <table:table-cell office:value-type="float" office:value="0.359082132578" calcext:value-type="float">
            <text:p>0.3590821326</text:p>
          </table:table-cell>
          <table:table-cell office:value-type="float" office:value="-0.620414316654" calcext:value-type="float">
            <text:p>-0.6204143167</text:p>
          </table:table-cell>
          <table:table-cell office:value-type="float" office:value="2.87399979591" calcext:value-type="float">
            <text:p>2.8739997959</text:p>
          </table:table-cell>
          <table:table-cell office:value-type="float" office:value="-2.02231431007" calcext:value-type="float">
            <text:p>-2.0223143101</text:p>
          </table:table-cell>
        </table:table-row>
        <table:table-row table:style-name="ro1">
          <table:table-cell office:value-type="float" office:value="0.383453309536" calcext:value-type="float">
            <text:p>0.3834533095</text:p>
          </table:table-cell>
          <table:table-cell office:value-type="float" office:value="-0.589421927929" calcext:value-type="float">
            <text:p>-0.5894219279</text:p>
          </table:table-cell>
          <table:table-cell office:value-type="float" office:value="2.73730822563" calcext:value-type="float">
            <text:p>2.7373082256</text:p>
          </table:table-cell>
          <table:table-cell office:value-type="float" office:value="-2.03183484077" calcext:value-type="float">
            <text:p>-2.0318348408</text:p>
          </table:table-cell>
        </table:table-row>
        <table:table-row table:style-name="ro1">
          <table:table-cell office:value-type="float" office:value="0.422459870577" calcext:value-type="float">
            <text:p>0.4224598706</text:p>
          </table:table-cell>
          <table:table-cell office:value-type="float" office:value="-0.557561516762" calcext:value-type="float">
            <text:p>-0.5575615168</text:p>
          </table:table-cell>
          <table:table-cell office:value-type="float" office:value="2.59426721096" calcext:value-type="float">
            <text:p>2.594267211</text:p>
          </table:table-cell>
          <table:table-cell office:value-type="float" office:value="-2.04708766937" calcext:value-type="float">
            <text:p>-2.0470876694</text:p>
          </table:table-cell>
        </table:table-row>
        <table:table-row table:style-name="ro1">
          <table:table-cell office:value-type="float" office:value="0.463931441307" calcext:value-type="float">
            <text:p>0.4639314413</text:p>
          </table:table-cell>
          <table:table-cell office:value-type="float" office:value="-0.532737791538" calcext:value-type="float">
            <text:p>-0.5327377915</text:p>
          </table:table-cell>
          <table:table-cell office:value-type="float" office:value="2.44565423489" calcext:value-type="float">
            <text:p>2.4456542349</text:p>
          </table:table-cell>
          <table:table-cell office:value-type="float" office:value="-2.0571038723" calcext:value-type="float">
            <text:p>-2.0571038723</text:p>
          </table:table-cell>
        </table:table-row>
        <table:table-row table:style-name="ro1">
          <table:table-cell office:value-type="float" office:value="0.507019042969" calcext:value-type="float">
            <text:p>0.507019043</text:p>
          </table:table-cell>
          <table:table-cell office:value-type="float" office:value="-0.515381217003" calcext:value-type="float">
            <text:p>-0.515381217</text:p>
          </table:table-cell>
          <table:table-cell office:value-type="float" office:value="2.2930373764" calcext:value-type="float">
            <text:p>2.2930373764</text:p>
          </table:table-cell>
          <table:table-cell office:value-type="float" office:value="-2.06846404076" calcext:value-type="float">
            <text:p>-2.0684640408</text:p>
          </table:table-cell>
        </table:table-row>
        <table:table-row table:style-name="ro1">
          <table:table-cell office:value-type="float" office:value="0.553875267506" calcext:value-type="float">
            <text:p>0.5538752675</text:p>
          </table:table-cell>
          <table:table-cell office:value-type="float" office:value="-0.50237172842" calcext:value-type="float">
            <text:p>-0.5023717284</text:p>
          </table:table-cell>
          <table:table-cell office:value-type="float" office:value="2.1525765276" calcext:value-type="float">
            <text:p>2.1525765276</text:p>
          </table:table-cell>
          <table:table-cell office:value-type="float" office:value="-2.07499051094" calcext:value-type="float">
            <text:p>-2.0749905109</text:p>
          </table:table-cell>
        </table:table-row>
        <table:table-row table:style-name="ro1">
          <table:table-cell office:value-type="float" office:value="0.560073792934" calcext:value-type="float">
            <text:p>0.5600737929</text:p>
          </table:table-cell>
          <table:table-cell office:value-type="float" office:value="-0.519475221634" calcext:value-type="float">
            <text:p>-0.5194752216</text:p>
          </table:table-cell>
          <table:table-cell office:value-type="float" office:value="2.01957341194" calcext:value-type="float">
            <text:p>2.0195734119</text:p>
          </table:table-cell>
          <table:table-cell office:value-type="float" office:value="-2.07424926758" calcext:value-type="float">
            <text:p>-2.0742492676</text:p>
          </table:table-cell>
        </table:table-row>
        <table:table-row table:style-name="ro1">
          <table:table-cell office:value-type="float" office:value="0.603412985802" calcext:value-type="float">
            <text:p>0.6034129858</text:p>
          </table:table-cell>
          <table:table-cell office:value-type="float" office:value="-0.49933925271" calcext:value-type="float">
            <text:p>-0.4993392527</text:p>
          </table:table-cell>
          <table:table-cell office:value-type="float" office:value="1.88877614498" calcext:value-type="float">
            <text:p>1.888776145</text:p>
          </table:table-cell>
          <table:table-cell office:value-type="float" office:value="-2.07200717926" calcext:value-type="float">
            <text:p>-2.0720071793</text:p>
          </table:table-cell>
        </table:table-row>
        <table:table-row table:style-name="ro1">
          <table:table-cell office:value-type="float" office:value="0.64972525835" calcext:value-type="float">
            <text:p>0.6497252584</text:p>
          </table:table-cell>
          <table:table-cell office:value-type="float" office:value="-0.469509482384" calcext:value-type="float">
            <text:p>-0.4695094824</text:p>
          </table:table-cell>
          <table:table-cell office:value-type="float" office:value="1.76373448133" calcext:value-type="float">
            <text:p>1.7637344813</text:p>
          </table:table-cell>
          <table:table-cell office:value-type="float" office:value="-2.05670833588" calcext:value-type="float">
            <text:p>-2.0567083359</text:p>
          </table:table-cell>
        </table:table-row>
        <table:table-row table:style-name="ro1">
          <table:table-cell office:value-type="float" office:value="0.670123398304" calcext:value-type="float">
            <text:p>0.6701233983</text:p>
          </table:table-cell>
          <table:table-cell office:value-type="float" office:value="-0.427345991135" calcext:value-type="float">
            <text:p>-0.4273459911</text:p>
          </table:table-cell>
          <table:table-cell office:value-type="float" office:value="1.65012022018" calcext:value-type="float">
            <text:p>1.6501202202</text:p>
          </table:table-cell>
          <table:table-cell office:value-type="float" office:value="-2.03146409988" calcext:value-type="float">
            <text:p>-2.0314640999</text:p>
          </table:table-cell>
        </table:table-row>
        <table:table-row table:style-name="ro1">
          <table:table-cell office:value-type="float" office:value="0.711297214031" calcext:value-type="float">
            <text:p>0.711297214</text:p>
          </table:table-cell>
          <table:table-cell office:value-type="float" office:value="-0.38851505518" calcext:value-type="float">
            <text:p>-0.3885150552</text:p>
          </table:table-cell>
          <table:table-cell office:value-type="float" office:value="1.53581359148" calcext:value-type="float">
            <text:p>1.5358135915</text:p>
          </table:table-cell>
          <table:table-cell office:value-type="float" office:value="-2.00468230247" calcext:value-type="float">
            <text:p>-2.0046823025</text:p>
          </table:table-cell>
        </table:table-row>
        <table:table-row table:style-name="ro1">
          <table:table-cell office:value-type="float" office:value="0.747571051121" calcext:value-type="float">
            <text:p>0.7475710511</text:p>
          </table:table-cell>
          <table:table-cell office:value-type="float" office:value="-0.353498786688" calcext:value-type="float">
            <text:p>-0.3534987867</text:p>
          </table:table-cell>
          <table:table-cell office:value-type="float" office:value="1.43394913435" calcext:value-type="float">
            <text:p>1.4339491344</text:p>
          </table:table-cell>
          <table:table-cell office:value-type="float" office:value="-1.96866488457" calcext:value-type="float">
            <text:p>-1.9686648846</text:p>
          </table:table-cell>
        </table:table-row>
        <table:table-row table:style-name="ro1">
          <table:table-cell office:value-type="float" office:value="0.783013701439" calcext:value-type="float">
            <text:p>0.7830137014</text:p>
          </table:table-cell>
          <table:table-cell office:value-type="float" office:value="-0.323143512011" calcext:value-type="float">
            <text:p>-0.323143512</text:p>
          </table:table-cell>
          <table:table-cell office:value-type="float" office:value="1.33728720903" calcext:value-type="float">
            <text:p>1.337287209</text:p>
          </table:table-cell>
          <table:table-cell office:value-type="float" office:value="-1.93308699131" calcext:value-type="float">
            <text:p>-1.9330869913</text:p>
          </table:table-cell>
        </table:table-row>
        <table:table-row table:style-name="ro1">
          <table:table-cell office:value-type="float" office:value="0.81573086977" calcext:value-type="float">
            <text:p>0.8157308698</text:p>
          </table:table-cell>
          <table:table-cell office:value-type="float" office:value="-0.289218634367" calcext:value-type="float">
            <text:p>-0.2892186344</text:p>
          </table:table-cell>
          <table:table-cell office:value-type="float" office:value="1.29695441484" calcext:value-type="float">
            <text:p>1.2969544148</text:p>
          </table:table-cell>
          <table:table-cell office:value-type="float" office:value="-1.9043943882" calcext:value-type="float">
            <text:p>-1.9043943882</text:p>
          </table:table-cell>
        </table:table-row>
        <table:table-row table:style-name="ro1">
          <table:table-cell office:value-type="float" office:value="0.856015384197" calcext:value-type="float">
            <text:p>0.8560153842</text:p>
          </table:table-cell>
          <table:table-cell office:value-type="float" office:value="-0.269859999418" calcext:value-type="float">
            <text:p>-0.2698599994</text:p>
          </table:table-cell>
          <table:table-cell office:value-type="float" office:value="1.22866662502" calcext:value-type="float">
            <text:p>1.228666625</text:p>
          </table:table-cell>
          <table:table-cell office:value-type="float" office:value="-1.87008321285" calcext:value-type="float">
            <text:p>-1.8700832129</text:p>
          </table:table-cell>
        </table:table-row>
        <table:table-row table:style-name="ro1">
          <table:table-cell office:value-type="float" office:value="0.866364479065" calcext:value-type="float">
            <text:p>0.8663644791</text:p>
          </table:table-cell>
          <table:table-cell office:value-type="float" office:value="-0.257446438074" calcext:value-type="float">
            <text:p>-0.2574464381</text:p>
          </table:table-cell>
          <table:table-cell office:value-type="float" office:value="1.16472303033" calcext:value-type="float">
            <text:p>1.1647230303</text:p>
          </table:table-cell>
          <table:table-cell office:value-type="float" office:value="-1.83306574821" calcext:value-type="float">
            <text:p>-1.8330657482</text:p>
          </table:table-cell>
        </table:table-row>
        <table:table-row table:style-name="ro1">
          <table:table-cell office:value-type="float" office:value="0.908529877663" calcext:value-type="float">
            <text:p>0.9085298777</text:p>
          </table:table-cell>
          <table:table-cell office:value-type="float" office:value="-0.248778402805" calcext:value-type="float">
            <text:p>-0.2487784028</text:p>
          </table:table-cell>
          <table:table-cell office:value-type="float" office:value="1.24736665845" calcext:value-type="float">
            <text:p>1.2473666585</text:p>
          </table:table-cell>
          <table:table-cell office:value-type="float" office:value="-1.71318912506" calcext:value-type="float">
            <text:p>-1.7131891251</text:p>
          </table:table-cell>
        </table:table-row>
        <table:table-row table:style-name="ro1">
          <table:table-cell office:value-type="float" office:value="0.948400139809" calcext:value-type="float">
            <text:p>0.9484001398</text:p>
          </table:table-cell>
          <table:table-cell office:value-type="float" office:value="-0.246284618974" calcext:value-type="float">
            <text:p>-0.246284619</text:p>
          </table:table-cell>
          <table:table-cell office:value-type="float" office:value="1.19884707689" calcext:value-type="float">
            <text:p>1.1988470769</text:p>
          </table:table-cell>
          <table:table-cell office:value-type="float" office:value="-1.66140842438" calcext:value-type="float">
            <text:p>-1.6614084244</text:p>
          </table:table-cell>
        </table:table-row>
        <table:table-row table:style-name="ro1">
          <table:table-cell office:value-type="float" office:value="0.987653136253" calcext:value-type="float">
            <text:p>0.9876531363</text:p>
          </table:table-cell>
          <table:table-cell office:value-type="float" office:value="-0.247839614749" calcext:value-type="float">
            <text:p>-0.2478396147</text:p>
          </table:table-cell>
          <table:table-cell office:value-type="float" office:value="1.15787034392" calcext:value-type="float">
            <text:p>1.1578703439</text:p>
          </table:table-cell>
          <table:table-cell office:value-type="float" office:value="-1.60538351536" calcext:value-type="float">
            <text:p>-1.6053835154</text:p>
          </table:table-cell>
        </table:table-row>
        <table:table-row table:style-name="ro1">
          <table:table-cell office:value-type="float" office:value="1.03128004074" calcext:value-type="float">
            <text:p>1.0312800407</text:p>
          </table:table-cell>
          <table:table-cell office:value-type="float" office:value="-0.24373999238" calcext:value-type="float">
            <text:p>-0.2437399924</text:p>
          </table:table-cell>
          <table:table-cell office:value-type="float" office:value="1.14448203802" calcext:value-type="float">
            <text:p>1.144482038</text:p>
          </table:table-cell>
          <table:table-cell office:value-type="float" office:value="-1.52774643898" calcext:value-type="float">
            <text:p>-1.527746439</text:p>
          </table:table-cell>
        </table:table-row>
        <table:table-row table:style-name="ro1">
          <table:table-cell office:value-type="float" office:value="1.07530927658" calcext:value-type="float">
            <text:p>1.0753092766</text:p>
          </table:table-cell>
          <table:table-cell office:value-type="float" office:value="-0.24040672183" calcext:value-type="float">
            <text:p>-0.2404067218</text:p>
          </table:table-cell>
          <table:table-cell office:value-type="float" office:value="1.12639947891" calcext:value-type="float">
            <text:p>1.1263994789</text:p>
          </table:table-cell>
          <table:table-cell office:value-type="float" office:value="-1.46319746971" calcext:value-type="float">
            <text:p>-1.4631974697</text:p>
          </table:table-cell>
        </table:table-row>
        <table:table-row table:style-name="ro1">
          <table:table-cell office:value-type="float" office:value="1.11529505253" calcext:value-type="float">
            <text:p>1.1152950525</text:p>
          </table:table-cell>
          <table:table-cell office:value-type="float" office:value="-0.237849757075" calcext:value-type="float">
            <text:p>-0.2378497571</text:p>
          </table:table-cell>
          <table:table-cell office:value-type="float" office:value="1.10152416587" calcext:value-type="float">
            <text:p>1.1015241659</text:p>
          </table:table-cell>
          <table:table-cell office:value-type="float" office:value="-1.39082813263" calcext:value-type="float">
            <text:p>-1.3908281326</text:p>
          </table:table-cell>
        </table:table-row>
        <table:table-row table:style-name="ro1">
          <table:table-cell office:value-type="float" office:value="1.1510424614" calcext:value-type="float">
            <text:p>1.1510424614</text:p>
          </table:table-cell>
          <table:table-cell office:value-type="float" office:value="-0.236706107855" calcext:value-type="float">
            <text:p>-0.2367061079</text:p>
          </table:table-cell>
          <table:table-cell office:value-type="float" office:value="1.0801595366" calcext:value-type="float">
            <text:p>1.0801595366</text:p>
          </table:table-cell>
          <table:table-cell office:value-type="float" office:value="-1.33123850822" calcext:value-type="float">
            <text:p>-1.3312385082</text:p>
          </table:table-cell>
        </table:table-row>
        <table:table-row table:style-name="ro1">
          <table:table-cell office:value-type="float" office:value="1.18693459034" calcext:value-type="float">
            <text:p>1.1869345903</text:p>
          </table:table-cell>
          <table:table-cell office:value-type="float" office:value="-0.236515700817" calcext:value-type="float">
            <text:p>-0.2365157008</text:p>
          </table:table-cell>
          <table:table-cell office:value-type="float" office:value="1.06511042178" calcext:value-type="float">
            <text:p>1.0651104218</text:p>
          </table:table-cell>
          <table:table-cell office:value-type="float" office:value="-1.28503704071" calcext:value-type="float">
            <text:p>-1.2850370407</text:p>
          </table:table-cell>
        </table:table-row>
        <table:table-row table:style-name="ro1">
          <table:table-cell office:value-type="float" office:value="1.22304272652" calcext:value-type="float">
            <text:p>1.2230427265</text:p>
          </table:table-cell>
          <table:table-cell office:value-type="float" office:value="-0.237481370568" calcext:value-type="float">
            <text:p>-0.2374813706</text:p>
          </table:table-cell>
          <table:table-cell office:value-type="float" office:value="1.05207347035" calcext:value-type="float">
            <text:p>1.0520734704</text:p>
          </table:table-cell>
          <table:table-cell office:value-type="float" office:value="-1.23870611191" calcext:value-type="float">
            <text:p>-1.2387061119</text:p>
          </table:table-cell>
        </table:table-row>
        <table:table-row table:style-name="ro1">
          <table:table-cell office:value-type="float" office:value="1.25423634052" calcext:value-type="float">
            <text:p>1.2542363405</text:p>
          </table:table-cell>
          <table:table-cell office:value-type="float" office:value="-0.238518133759" calcext:value-type="float">
            <text:p>-0.2385181338</text:p>
          </table:table-cell>
          <table:table-cell office:value-type="float" office:value="1.03773095369" calcext:value-type="float">
            <text:p>1.0377309537</text:p>
          </table:table-cell>
          <table:table-cell office:value-type="float" office:value="-1.18089473248" calcext:value-type="float">
            <text:p>-1.1808947325</text:p>
          </table:table-cell>
        </table:table-row>
        <table:table-row table:style-name="ro1">
          <table:table-cell office:value-type="float" office:value="1.29362773895" calcext:value-type="float">
            <text:p>1.293627739</text:p>
          </table:table-cell>
          <table:table-cell office:value-type="float" office:value="-0.241928949952" calcext:value-type="float">
            <text:p>-0.24192895</text:p>
          </table:table-cell>
          <table:table-cell office:value-type="float" office:value="1.03216879725" calcext:value-type="float">
            <text:p>1.0321687973</text:p>
          </table:table-cell>
          <table:table-cell office:value-type="float" office:value="-1.12909543514" calcext:value-type="float">
            <text:p>-1.1290954351</text:p>
          </table:table-cell>
        </table:table-row>
        <table:table-row table:style-name="ro1">
          <table:table-cell office:value-type="float" office:value="1.3295198679" calcext:value-type="float">
            <text:p>1.3295198679</text:p>
          </table:table-cell>
          <table:table-cell office:value-type="float" office:value="-0.245327487588" calcext:value-type="float">
            <text:p>-0.2453274876</text:p>
          </table:table-cell>
          <table:table-cell office:value-type="float" office:value="1.040970034" calcext:value-type="float">
            <text:p>1.040970034</text:p>
          </table:table-cell>
          <table:table-cell office:value-type="float" office:value="-1.09004616737" calcext:value-type="float">
            <text:p>-1.0900461674</text:p>
          </table:table-cell>
        </table:table-row>
        <table:table-row table:style-name="ro1">
          <table:table-cell office:value-type="float" office:value="1.36556947231" calcext:value-type="float">
            <text:p>1.3655694723</text:p>
          </table:table-cell>
          <table:table-cell office:value-type="float" office:value="-0.249171048403" calcext:value-type="float">
            <text:p>-0.2491710484</text:p>
          </table:table-cell>
          <table:table-cell office:value-type="float" office:value="1.05810957313" calcext:value-type="float">
            <text:p>1.0581095731</text:p>
          </table:table-cell>
          <table:table-cell office:value-type="float" office:value="-1.05886232853" calcext:value-type="float">
            <text:p>-1.0588623285</text:p>
          </table:table-cell>
        </table:table-row>
        <table:table-row table:style-name="ro1">
          <table:table-cell office:value-type="float" office:value="1.39673364162" calcext:value-type="float">
            <text:p>1.3967336416</text:p>
          </table:table-cell>
          <table:table-cell office:value-type="float" office:value="-0.253128498793" calcext:value-type="float">
            <text:p>-0.2531284988</text:p>
          </table:table-cell>
          <table:table-cell office:value-type="float" office:value="1.07586776376" calcext:value-type="float">
            <text:p>1.0758677638</text:p>
          </table:table-cell>
          <table:table-cell office:value-type="float" office:value="-1.02444016933" calcext:value-type="float">
            <text:p>-1.0244401693</text:p>
          </table:table-cell>
        </table:table-row>
        <table:table-row table:style-name="ro1">
          <table:table-cell office:value-type="float" office:value="1.42931032181" calcext:value-type="float">
            <text:p>1.4293103218</text:p>
          </table:table-cell>
          <table:table-cell office:value-type="float" office:value="-0.260101288557" calcext:value-type="float">
            <text:p>-0.2601012886</text:p>
          </table:table-cell>
          <table:table-cell office:value-type="float" office:value="1.09003847003" calcext:value-type="float">
            <text:p>1.09003847</text:p>
          </table:table-cell>
          <table:table-cell office:value-type="float" office:value="-0.977319002151" calcext:value-type="float">
            <text:p>-0.9773190022</text:p>
          </table:table-cell>
        </table:table-row>
        <table:table-row table:style-name="ro1">
          <table:table-cell office:value-type="float" office:value="1.46301436424" calcext:value-type="float">
            <text:p>1.4630143642</text:p>
          </table:table-cell>
          <table:table-cell office:value-type="float" office:value="-0.267743110657" calcext:value-type="float">
            <text:p>-0.2677431107</text:p>
          </table:table-cell>
          <table:table-cell office:value-type="float" office:value="1.10139479399" calcext:value-type="float">
            <text:p>1.101394794</text:p>
          </table:table-cell>
          <table:table-cell office:value-type="float" office:value="-0.921522736549" calcext:value-type="float">
            <text:p>-0.9215227365</text:p>
          </table:table-cell>
        </table:table-row>
        <table:table-row table:style-name="ro1">
          <table:table-cell office:value-type="float" office:value="1.49457800388" calcext:value-type="float">
            <text:p>1.4945780039</text:p>
          </table:table-cell>
          <table:table-cell office:value-type="float" office:value="-0.275910109282" calcext:value-type="float">
            <text:p>-0.2759101093</text:p>
          </table:table-cell>
          <table:table-cell office:value-type="float" office:value="1.11458402038" calcext:value-type="float">
            <text:p>1.1145840204</text:p>
          </table:table-cell>
          <table:table-cell office:value-type="float" office:value="-0.866100370884" calcext:value-type="float">
            <text:p>-0.8661003709</text:p>
          </table:table-cell>
        </table:table-row>
        <table:table-row table:style-name="ro1">
          <table:table-cell office:value-type="float" office:value="1.52235841751" calcext:value-type="float">
            <text:p>1.5223584175</text:p>
          </table:table-cell>
          <table:table-cell office:value-type="float" office:value="-0.285115897655" calcext:value-type="float">
            <text:p>-0.2851158977</text:p>
          </table:table-cell>
          <table:table-cell office:value-type="float" office:value="1.12447019577" calcext:value-type="float">
            <text:p>1.1244701958</text:p>
          </table:table-cell>
          <table:table-cell office:value-type="float" office:value="-0.750160753727" calcext:value-type="float">
            <text:p>-0.7501607537</text:p>
          </table:table-cell>
        </table:table-row>
        <table:table-row table:style-name="ro1">
          <table:table-cell office:value-type="float" office:value="1.55061674118" calcext:value-type="float">
            <text:p>1.5506167412</text:p>
          </table:table-cell>
          <table:table-cell office:value-type="float" office:value="-0.295698046684" calcext:value-type="float">
            <text:p>-0.2956980467</text:p>
          </table:table-cell>
          <table:table-cell office:value-type="float" office:value="1.15372224808" calcext:value-type="float">
            <text:p>1.1537222481</text:p>
          </table:table-cell>
          <table:table-cell office:value-type="float" office:value="-0.702934920788" calcext:value-type="float">
            <text:p>-0.7029349208</text:p>
          </table:table-cell>
        </table:table-row>
        <table:table-row table:style-name="ro1">
          <table:table-cell office:value-type="float" office:value="1.57791435719" calcext:value-type="float">
            <text:p>1.5779143572</text:p>
          </table:table-cell>
          <table:table-cell office:value-type="float" office:value="-0.307318329811" calcext:value-type="float">
            <text:p>-0.3073183298</text:p>
          </table:table-cell>
          <table:table-cell office:value-type="float" office:value="1.17323749423" calcext:value-type="float">
            <text:p>1.1732374942</text:p>
          </table:table-cell>
          <table:table-cell office:value-type="float" office:value="-0.658533334732" calcext:value-type="float">
            <text:p>-0.6585333347</text:p>
          </table:table-cell>
        </table:table-row>
        <table:table-row table:style-name="ro1">
          <table:table-cell office:value-type="float" office:value="1.64377820492" calcext:value-type="float">
            <text:p>1.6437782049</text:p>
          </table:table-cell>
          <table:table-cell office:value-type="float" office:value="-0.323263734579" calcext:value-type="float">
            <text:p>-0.3232637346</text:p>
          </table:table-cell>
          <table:table-cell office:value-type="float" office:value="1.19408213258" calcext:value-type="float">
            <text:p>1.1940821326</text:p>
          </table:table-cell>
          <table:table-cell office:value-type="float" office:value="-0.620414316654" calcext:value-type="float">
            <text:p>-0.6204143167</text:p>
          </table:table-cell>
        </table:table-row>
        <table:table-row table:style-name="ro1">
          <table:table-cell office:value-type="float" office:value="1.67614662647" calcext:value-type="float">
            <text:p>1.6761466265</text:p>
          </table:table-cell>
          <table:table-cell office:value-type="float" office:value="-0.337862044573" calcext:value-type="float">
            <text:p>-0.3378620446</text:p>
          </table:table-cell>
          <table:table-cell office:value-type="float" office:value="1.21845330954" calcext:value-type="float">
            <text:p>1.2184533095</text:p>
          </table:table-cell>
          <table:table-cell office:value-type="float" office:value="-0.589421927929" calcext:value-type="float">
            <text:p>-0.5894219279</text:p>
          </table:table-cell>
        </table:table-row>
        <table:table-row table:style-name="ro1">
          <table:table-cell office:value-type="float" office:value="1.70372509956" calcext:value-type="float">
            <text:p>1.7037250996</text:p>
          </table:table-cell>
          <table:table-cell office:value-type="float" office:value="-0.352580159903" calcext:value-type="float">
            <text:p>-0.3525801599</text:p>
          </table:table-cell>
          <table:table-cell office:value-type="float" office:value="1.25745987058" calcext:value-type="float">
            <text:p>1.2574598706</text:p>
          </table:table-cell>
          <table:table-cell office:value-type="float" office:value="-0.557561516762" calcext:value-type="float">
            <text:p>-0.5575615168</text:p>
          </table:table-cell>
        </table:table-row>
        <table:table-row table:style-name="ro1">
          <table:table-cell office:value-type="float" office:value="1.76162362099" calcext:value-type="float">
            <text:p>1.761623621</text:p>
          </table:table-cell>
          <table:table-cell office:value-type="float" office:value="-0.365534454584" calcext:value-type="float">
            <text:p>-0.3655344546</text:p>
          </table:table-cell>
          <table:table-cell office:value-type="float" office:value="1.29893144131" calcext:value-type="float">
            <text:p>1.2989314413</text:p>
          </table:table-cell>
          <table:table-cell office:value-type="float" office:value="-0.532737791538" calcext:value-type="float">
            <text:p>-0.5327377915</text:p>
          </table:table-cell>
        </table:table-row>
        <table:table-row table:style-name="ro1">
          <table:table-cell office:value-type="float" office:value="1.78888058662" calcext:value-type="float">
            <text:p>1.7888805866</text:p>
          </table:table-cell>
          <table:table-cell office:value-type="float" office:value="-0.384270340204" calcext:value-type="float">
            <text:p>-0.3842703402</text:p>
          </table:table-cell>
          <table:table-cell office:value-type="float" office:value="1.34201904297" calcext:value-type="float">
            <text:p>1.342019043</text:p>
          </table:table-cell>
          <table:table-cell office:value-type="float" office:value="-0.515381217003" calcext:value-type="float">
            <text:p>-0.515381217</text:p>
          </table:table-cell>
        </table:table-row>
        <table:table-row table:style-name="ro1">
          <table:table-cell office:value-type="float" office:value="1.83084619045" calcext:value-type="float">
            <text:p>1.8308461905</text:p>
          </table:table-cell>
          <table:table-cell office:value-type="float" office:value="-0.414845585823" calcext:value-type="float">
            <text:p>-0.4148455858</text:p>
          </table:table-cell>
          <table:table-cell office:value-type="float" office:value="1.38887526751" calcext:value-type="float">
            <text:p>1.3888752675</text:p>
          </table:table-cell>
          <table:table-cell office:value-type="float" office:value="-0.50237172842" calcext:value-type="float">
            <text:p>-0.5023717284</text:p>
          </table:table-cell>
        </table:table-row>
        <table:table-row table:style-name="ro1">
          <table:table-cell office:value-type="float" office:value="1.85744094849" calcext:value-type="float">
            <text:p>1.8574409485</text:p>
          </table:table-cell>
          <table:table-cell office:value-type="float" office:value="-0.437359571457" calcext:value-type="float">
            <text:p>-0.4373595715</text:p>
          </table:table-cell>
          <table:table-cell office:value-type="float" office:value="1.39507379293" calcext:value-type="float">
            <text:p>1.3950737929</text:p>
          </table:table-cell>
          <table:table-cell office:value-type="float" office:value="-0.519475221634" calcext:value-type="float">
            <text:p>-0.5194752216</text:p>
          </table:table-cell>
        </table:table-row>
        <table:table-row table:style-name="ro1">
          <table:table-cell office:value-type="float" office:value="1.88229513168" calcext:value-type="float">
            <text:p>1.8822951317</text:p>
          </table:table-cell>
          <table:table-cell office:value-type="float" office:value="-0.461768001318" calcext:value-type="float">
            <text:p>-0.4617680013</text:p>
          </table:table-cell>
          <table:table-cell office:value-type="float" office:value="1.4384129858" calcext:value-type="float">
            <text:p>1.4384129858</text:p>
          </table:table-cell>
          <table:table-cell office:value-type="float" office:value="-0.49933925271" calcext:value-type="float">
            <text:p>-0.4993392527</text:p>
          </table:table-cell>
        </table:table-row>
        <table:table-row table:style-name="ro1">
          <table:table-cell office:value-type="float" office:value="1.90473330021" calcext:value-type="float">
            <text:p>1.9047333002</text:p>
          </table:table-cell>
          <table:table-cell office:value-type="float" office:value="-0.486830681562" calcext:value-type="float">
            <text:p>-0.4868306816</text:p>
          </table:table-cell>
          <table:table-cell office:value-type="float" office:value="1.48472525835" calcext:value-type="float">
            <text:p>1.4847252584</text:p>
          </table:table-cell>
          <table:table-cell office:value-type="float" office:value="-0.469509482384" calcext:value-type="float">
            <text:p>-0.4695094824</text:p>
          </table:table-cell>
        </table:table-row>
        <table:table-row table:style-name="ro1">
          <table:table-cell office:value-type="float" office:value="1.92558407784" calcext:value-type="float">
            <text:p>1.9255840778</text:p>
          </table:table-cell>
          <table:table-cell office:value-type="float" office:value="-0.51542276144" calcext:value-type="float">
            <text:p>-0.5154227614</text:p>
          </table:table-cell>
          <table:table-cell office:value-type="float" office:value="1.5051233983" calcext:value-type="float">
            <text:p>1.5051233983</text:p>
          </table:table-cell>
          <table:table-cell office:value-type="float" office:value="-0.427345991135" calcext:value-type="float">
            <text:p>-0.4273459911</text:p>
          </table:table-cell>
        </table:table-row>
        <table:table-row table:style-name="ro1">
          <table:table-cell office:value-type="float" office:value="1.95019030571" calcext:value-type="float">
            <text:p>1.9501903057</text:p>
          </table:table-cell>
          <table:table-cell office:value-type="float" office:value="-0.54888600111" calcext:value-type="float">
            <text:p>-0.5488860011</text:p>
          </table:table-cell>
          <table:table-cell office:value-type="float" office:value="1.54629721403" calcext:value-type="float">
            <text:p>1.546297214</text:p>
          </table:table-cell>
          <table:table-cell office:value-type="float" office:value="-0.38851505518" calcext:value-type="float">
            <text:p>-0.3885150552</text:p>
          </table:table-cell>
        </table:table-row>
        <table:table-row table:style-name="ro1">
          <table:table-cell office:value-type="float" office:value="1.97599160671" calcext:value-type="float">
            <text:p>1.9759916067</text:p>
          </table:table-cell>
          <table:table-cell office:value-type="float" office:value="-0.583803296089" calcext:value-type="float">
            <text:p>-0.5838032961</text:p>
          </table:table-cell>
          <table:table-cell office:value-type="float" office:value="1.58257105112" calcext:value-type="float">
            <text:p>1.5825710511</text:p>
          </table:table-cell>
          <table:table-cell office:value-type="float" office:value="-0.353498786688" calcext:value-type="float">
            <text:p>-0.3534987867</text:p>
          </table:table-cell>
        </table:table-row>
        <table:table-row table:style-name="ro1">
          <table:table-cell office:value-type="float" office:value="1.99580013752" calcext:value-type="float">
            <text:p>1.9958001375</text:p>
          </table:table-cell>
          <table:table-cell office:value-type="float" office:value="-0.616822838783" calcext:value-type="float">
            <text:p>-0.6168228388</text:p>
          </table:table-cell>
          <table:table-cell office:value-type="float" office:value="1.61801370144" calcext:value-type="float">
            <text:p>1.6180137014</text:p>
          </table:table-cell>
          <table:table-cell office:value-type="float" office:value="-0.323143512011" calcext:value-type="float">
            <text:p>-0.323143512</text:p>
          </table:table-cell>
        </table:table-row>
        <table:table-row table:style-name="ro1">
          <table:table-cell office:value-type="float" office:value="2.03080177307" calcext:value-type="float">
            <text:p>2.0308017731</text:p>
          </table:table-cell>
          <table:table-cell office:value-type="float" office:value="-0.665608406067" calcext:value-type="float">
            <text:p>-0.6656084061</text:p>
          </table:table-cell>
          <table:table-cell office:value-type="float" office:value="1.65073086977" calcext:value-type="float">
            <text:p>1.6507308698</text:p>
          </table:table-cell>
          <table:table-cell office:value-type="float" office:value="-0.289218634367" calcext:value-type="float">
            <text:p>-0.2892186344</text:p>
          </table:table-cell>
        </table:table-row>
        <table:table-row table:style-name="ro1">
          <table:table-cell office:value-type="float" office:value="2.05696725845" calcext:value-type="float">
            <text:p>2.0569672585</text:p>
          </table:table-cell>
          <table:table-cell office:value-type="float" office:value="-0.70893239975" calcext:value-type="float">
            <text:p>-0.7089323998</text:p>
          </table:table-cell>
          <table:table-cell office:value-type="float" office:value="1.6910153842" calcext:value-type="float">
            <text:p>1.6910153842</text:p>
          </table:table-cell>
          <table:table-cell office:value-type="float" office:value="-0.269859999418" calcext:value-type="float">
            <text:p>-0.2698599994</text:p>
          </table:table-cell>
        </table:table-row>
        <table:table-row table:style-name="ro1">
          <table:table-cell office:value-type="float" office:value="2.06663203239" calcext:value-type="float">
            <text:p>2.0666320324</text:p>
          </table:table-cell>
          <table:table-cell office:value-type="float" office:value="-0.740344405174" calcext:value-type="float">
            <text:p>-0.7403444052</text:p>
          </table:table-cell>
          <table:table-cell office:value-type="float" office:value="1.70136447906" calcext:value-type="float">
            <text:p>1.7013644791</text:p>
          </table:table-cell>
          <table:table-cell office:value-type="float" office:value="-0.257446438074" calcext:value-type="float">
            <text:p>-0.2574464381</text:p>
          </table:table-cell>
        </table:table-row>
        <table:table-row table:style-name="ro1">
          <table:table-cell office:value-type="float" office:value="2.10130906105" calcext:value-type="float">
            <text:p>2.1013090611</text:p>
          </table:table-cell>
          <table:table-cell office:value-type="float" office:value="-0.790916264057" calcext:value-type="float">
            <text:p>-0.7909162641</text:p>
          </table:table-cell>
          <table:table-cell office:value-type="float" office:value="1.74352987766" calcext:value-type="float">
            <text:p>1.7435298777</text:p>
          </table:table-cell>
          <table:table-cell office:value-type="float" office:value="-0.248778402805" calcext:value-type="float">
            <text:p>-0.2487784028</text:p>
          </table:table-cell>
        </table:table-row>
        <table:table-row table:style-name="ro1">
          <table:table-cell office:value-type="float" office:value="2.10844659805" calcext:value-type="float">
            <text:p>2.1084465981</text:p>
          </table:table-cell>
          <table:table-cell office:value-type="float" office:value="-0.814483344555" calcext:value-type="float">
            <text:p>-0.8144833446</text:p>
          </table:table-cell>
          <table:table-cell office:value-type="float" office:value="1.78340013981" calcext:value-type="float">
            <text:p>1.7834001398</text:p>
          </table:table-cell>
          <table:table-cell office:value-type="float" office:value="-0.246284618974" calcext:value-type="float">
            <text:p>-0.246284619</text:p>
          </table:table-cell>
        </table:table-row>
        <table:table-row table:style-name="ro1">
          <table:table-cell office:value-type="float" office:value="2.12730312347" calcext:value-type="float">
            <text:p>2.1273031235</text:p>
          </table:table-cell>
          <table:table-cell office:value-type="float" office:value="-0.844925582409" calcext:value-type="float">
            <text:p>-0.8449255824</text:p>
          </table:table-cell>
          <table:table-cell office:value-type="float" office:value="1.82265313625" calcext:value-type="float">
            <text:p>1.8226531363</text:p>
          </table:table-cell>
          <table:table-cell office:value-type="float" office:value="-0.247839614749" calcext:value-type="float">
            <text:p>-0.2478396147</text:p>
          </table:table-cell>
        </table:table-row>
        <table:table-row table:style-name="ro1">
          <table:table-cell office:value-type="float" office:value="2.13253593445" calcext:value-type="float">
            <text:p>2.1325359345</text:p>
          </table:table-cell>
          <table:table-cell office:value-type="float" office:value="-0.852349460125" calcext:value-type="float">
            <text:p>-0.8523494601</text:p>
          </table:table-cell>
          <table:table-cell office:value-type="float" office:value="1.86628004074" calcext:value-type="float">
            <text:p>1.8662800407</text:p>
          </table:table-cell>
          <table:table-cell office:value-type="float" office:value="-0.24373999238" calcext:value-type="float">
            <text:p>-0.2437399924</text:p>
          </table:table-cell>
        </table:table-row>
        <table:table-row table:style-name="ro1">
          <table:table-cell office:value-type="float" office:value="2.13611960411" calcext:value-type="float">
            <text:p>2.1361196041</text:p>
          </table:table-cell>
          <table:table-cell office:value-type="float" office:value="-0.855011463165" calcext:value-type="float">
            <text:p>-0.8550114632</text:p>
          </table:table-cell>
          <table:table-cell office:value-type="float" office:value="1.91030927658" calcext:value-type="float">
            <text:p>1.9103092766</text:p>
          </table:table-cell>
          <table:table-cell office:value-type="float" office:value="-0.24040672183" calcext:value-type="float">
            <text:p>-0.2404067218</text:p>
          </table:table-cell>
        </table:table-row>
        <table:table-row table:style-name="ro1">
          <table:table-cell office:value-type="float" office:value="2.13920974731" calcext:value-type="float">
            <text:p>2.1392097473</text:p>
          </table:table-cell>
          <table:table-cell office:value-type="float" office:value="-0.857767641544" calcext:value-type="float">
            <text:p>-0.8577676415</text:p>
          </table:table-cell>
          <table:table-cell office:value-type="float" office:value="1.95029505253" calcext:value-type="float">
            <text:p>1.9502950525</text:p>
          </table:table-cell>
          <table:table-cell office:value-type="float" office:value="-0.237849757075" calcext:value-type="float">
            <text:p>-0.2378497571</text:p>
          </table:table-cell>
        </table:table-row>
        <table:table-row table:style-name="ro1">
          <table:table-cell office:value-type="float" office:value="2.14424848557" calcext:value-type="float">
            <text:p>2.1442484856</text:p>
          </table:table-cell>
          <table:table-cell office:value-type="float" office:value="-0.863942563534" calcext:value-type="float">
            <text:p>-0.8639425635</text:p>
          </table:table-cell>
          <table:table-cell office:value-type="float" office:value="1.9860424614" calcext:value-type="float">
            <text:p>1.9860424614</text:p>
          </table:table-cell>
          <table:table-cell office:value-type="float" office:value="-0.236706107855" calcext:value-type="float">
            <text:p>-0.2367061079</text:p>
          </table:table-cell>
        </table:table-row>
        <table:table-row table:style-name="ro1">
          <table:table-cell office:value-type="float" office:value="2.16578960419" calcext:value-type="float">
            <text:p>2.1657896042</text:p>
          </table:table-cell>
          <table:table-cell office:value-type="float" office:value="-0.892787635326" calcext:value-type="float">
            <text:p>-0.8927876353</text:p>
          </table:table-cell>
          <table:table-cell office:value-type="float" office:value="2.02193459034" calcext:value-type="float">
            <text:p>2.0219345903</text:p>
          </table:table-cell>
          <table:table-cell office:value-type="float" office:value="-0.236515700817" calcext:value-type="float">
            <text:p>-0.2365157008</text:p>
          </table:table-cell>
        </table:table-row>
        <table:table-row table:style-name="ro1">
          <table:table-cell office:value-type="float" office:value="2.18657374382" calcext:value-type="float">
            <text:p>2.1865737438</text:p>
          </table:table-cell>
          <table:table-cell office:value-type="float" office:value="-0.920183539391" calcext:value-type="float">
            <text:p>-0.9201835394</text:p>
          </table:table-cell>
          <table:table-cell office:value-type="float" office:value="2.05804272652" calcext:value-type="float">
            <text:p>2.0580427265</text:p>
          </table:table-cell>
          <table:table-cell office:value-type="float" office:value="-0.237481370568" calcext:value-type="float">
            <text:p>-0.2374813706</text:p>
          </table:table-cell>
        </table:table-row>
        <table:table-row table:style-name="ro1">
          <table:table-cell office:value-type="float" office:value="2.19699192047" calcext:value-type="float">
            <text:p>2.1969919205</text:p>
          </table:table-cell>
          <table:table-cell office:value-type="float" office:value="-0.936741650105" calcext:value-type="float">
            <text:p>-0.9367416501</text:p>
          </table:table-cell>
          <table:table-cell office:value-type="float" office:value="2.08923634052" calcext:value-type="float">
            <text:p>2.0892363405</text:p>
          </table:table-cell>
          <table:table-cell office:value-type="float" office:value="-0.238518133759" calcext:value-type="float">
            <text:p>-0.2385181338</text:p>
          </table:table-cell>
        </table:table-row>
        <table:table-row table:style-name="ro1">
          <table:table-cell office:value-type="float" office:value="2.20844912529" calcext:value-type="float">
            <text:p>2.2084491253</text:p>
          </table:table-cell>
          <table:table-cell office:value-type="float" office:value="-0.955016434193" calcext:value-type="float">
            <text:p>-0.9550164342</text:p>
          </table:table-cell>
          <table:table-cell office:value-type="float" office:value="2.12862773895" calcext:value-type="float">
            <text:p>2.128627739</text:p>
          </table:table-cell>
          <table:table-cell office:value-type="float" office:value="-0.241928949952" calcext:value-type="float">
            <text:p>-0.24192895</text:p>
          </table:table-cell>
        </table:table-row>
        <table:table-row table:style-name="ro1">
          <table:table-cell office:value-type="float" office:value="2.22113227844" calcext:value-type="float">
            <text:p>2.2211322784</text:p>
          </table:table-cell>
          <table:table-cell office:value-type="float" office:value="-0.974738121033" calcext:value-type="float">
            <text:p>-0.974738121</text:p>
          </table:table-cell>
          <table:table-cell office:value-type="float" office:value="2.1645198679" calcext:value-type="float">
            <text:p>2.1645198679</text:p>
          </table:table-cell>
          <table:table-cell office:value-type="float" office:value="-0.245327487588" calcext:value-type="float">
            <text:p>-0.2453274876</text:p>
          </table:table-cell>
        </table:table-row>
        <table:table-row table:style-name="ro1">
          <table:table-cell office:value-type="float" office:value="2.24516320229" calcext:value-type="float">
            <text:p>2.2451632023</text:p>
          </table:table-cell>
          <table:table-cell office:value-type="float" office:value="-1.01001322269" calcext:value-type="float">
            <text:p>-1.0100132227</text:p>
          </table:table-cell>
          <table:table-cell office:value-type="float" office:value="2.20056947231" calcext:value-type="float">
            <text:p>2.2005694723</text:p>
          </table:table-cell>
          <table:table-cell office:value-type="float" office:value="-0.249171048403" calcext:value-type="float">
            <text:p>-0.2491710484</text:p>
          </table:table-cell>
        </table:table-row>
        <table:table-row table:style-name="ro1">
          <table:table-cell office:value-type="float" office:value="2.25959610939" calcext:value-type="float">
            <text:p>2.2595961094</text:p>
          </table:table-cell>
          <table:table-cell office:value-type="float" office:value="-1.0305544138" calcext:value-type="float">
            <text:p>-1.0305544138</text:p>
          </table:table-cell>
          <table:table-cell office:value-type="float" office:value="2.23173364162" calcext:value-type="float">
            <text:p>2.2317336416</text:p>
          </table:table-cell>
          <table:table-cell office:value-type="float" office:value="-0.253128498793" calcext:value-type="float">
            <text:p>-0.2531284988</text:p>
          </table:table-cell>
        </table:table-row>
        <table:table-row table:style-name="ro1">
          <table:table-cell office:value-type="float" office:value="2.28302311897" calcext:value-type="float">
            <text:p>2.283023119</text:p>
          </table:table-cell>
          <table:table-cell office:value-type="float" office:value="-1.0628387928" calcext:value-type="float">
            <text:p>-1.0628387928</text:p>
          </table:table-cell>
          <table:table-cell office:value-type="float" office:value="2.26431032181" calcext:value-type="float">
            <text:p>2.2643103218</text:p>
          </table:table-cell>
          <table:table-cell office:value-type="float" office:value="-0.260101288557" calcext:value-type="float">
            <text:p>-0.2601012886</text:p>
          </table:table-cell>
        </table:table-row>
        <table:table-row table:style-name="ro1">
          <table:table-cell office:value-type="float" office:value="2.29495358467" calcext:value-type="float">
            <text:p>2.2949535847</text:p>
          </table:table-cell>
          <table:table-cell office:value-type="float" office:value="-1.08402514458" calcext:value-type="float">
            <text:p>-1.0840251446</text:p>
          </table:table-cell>
          <table:table-cell office:value-type="float" office:value="2.29801436424" calcext:value-type="float">
            <text:p>2.2980143642</text:p>
          </table:table-cell>
          <table:table-cell office:value-type="float" office:value="-0.267743110657" calcext:value-type="float">
            <text:p>-0.2677431107</text:p>
          </table:table-cell>
        </table:table-row>
        <table:table-row table:style-name="ro1">
          <table:table-cell office:value-type="float" office:value="2.30512428284" calcext:value-type="float">
            <text:p>2.3051242828</text:p>
          </table:table-cell>
          <table:table-cell office:value-type="float" office:value="-1.10661017895" calcext:value-type="float">
            <text:p>-1.106610179</text:p>
          </table:table-cell>
          <table:table-cell office:value-type="float" office:value="2.32957800388" calcext:value-type="float">
            <text:p>2.3295780039</text:p>
          </table:table-cell>
          <table:table-cell office:value-type="float" office:value="-0.275910109282" calcext:value-type="float">
            <text:p>-0.2759101093</text:p>
          </table:table-cell>
        </table:table-row>
        <table:table-row table:style-name="ro1">
          <table:table-cell office:value-type="float" office:value="2.31569027901" calcext:value-type="float">
            <text:p>2.315690279</text:p>
          </table:table-cell>
          <table:table-cell office:value-type="float" office:value="-1.13089132309" calcext:value-type="float">
            <text:p>-1.1308913231</text:p>
          </table:table-cell>
          <table:table-cell office:value-type="float" office:value="2.35735841751" calcext:value-type="float">
            <text:p>2.3573584175</text:p>
          </table:table-cell>
          <table:table-cell office:value-type="float" office:value="-0.285115897655" calcext:value-type="float">
            <text:p>-0.2851158977</text:p>
          </table:table-cell>
        </table:table-row>
        <table:table-row table:style-name="ro1">
          <table:table-cell office:value-type="float" office:value="2.33161377907" calcext:value-type="float">
            <text:p>2.3316137791</text:p>
          </table:table-cell>
          <table:table-cell office:value-type="float" office:value="-1.16750776768" calcext:value-type="float">
            <text:p>-1.1675077677</text:p>
          </table:table-cell>
          <table:table-cell office:value-type="float" office:value="2.38561674118" calcext:value-type="float">
            <text:p>2.3856167412</text:p>
          </table:table-cell>
          <table:table-cell office:value-type="float" office:value="-0.295698046684" calcext:value-type="float">
            <text:p>-0.2956980467</text:p>
          </table:table-cell>
        </table:table-row>
        <table:table-row table:style-name="ro1">
          <table:table-cell office:value-type="float" office:value="2.34139990807" calcext:value-type="float">
            <text:p>2.3413999081</text:p>
          </table:table-cell>
          <table:table-cell office:value-type="float" office:value="-1.19086015224" calcext:value-type="float">
            <text:p>-1.1908601522</text:p>
          </table:table-cell>
          <table:table-cell office:value-type="float" office:value="2.41291435719" calcext:value-type="float">
            <text:p>2.4129143572</text:p>
          </table:table-cell>
          <table:table-cell office:value-type="float" office:value="-0.307318329811" calcext:value-type="float">
            <text:p>-0.3073183298</text:p>
          </table:table-cell>
        </table:table-row>
        <table:table-row table:style-name="ro1">
          <table:table-cell office:value-type="float" office:value="2.34722876549" calcext:value-type="float">
            <text:p>2.3472287655</text:p>
          </table:table-cell>
          <table:table-cell office:value-type="float" office:value="-1.20283508301" calcext:value-type="float">
            <text:p>-1.202835083</text:p>
          </table:table-cell>
          <table:table-cell office:value-type="float" office:value="2.47877820492" calcext:value-type="float">
            <text:p>2.4787782049</text:p>
          </table:table-cell>
          <table:table-cell office:value-type="float" office:value="-0.323263734579" calcext:value-type="float">
            <text:p>-0.3232637346</text:p>
          </table:table-cell>
        </table:table-row>
        <table:table-row table:style-name="ro1">
          <table:table-cell office:value-type="float" office:value="2.34929203987" calcext:value-type="float">
            <text:p>2.3492920399</text:p>
          </table:table-cell>
          <table:table-cell office:value-type="float" office:value="-1.20410168171" calcext:value-type="float">
            <text:p>-1.2041016817</text:p>
          </table:table-cell>
          <table:table-cell office:value-type="float" office:value="2.51114662647" calcext:value-type="float">
            <text:p>2.5111466265</text:p>
          </table:table-cell>
          <table:table-cell office:value-type="float" office:value="-0.337862044573" calcext:value-type="float">
            <text:p>-0.3378620446</text:p>
          </table:table-cell>
        </table:table-row>
        <table:table-row table:style-name="ro1">
          <table:table-cell office:value-type="float" office:value="2.34786581993" calcext:value-type="float">
            <text:p>2.3478658199</text:p>
          </table:table-cell>
          <table:table-cell office:value-type="float" office:value="-1.19916856289" calcext:value-type="float">
            <text:p>-1.1991685629</text:p>
          </table:table-cell>
          <table:table-cell office:value-type="float" office:value="2.53872509956" calcext:value-type="float">
            <text:p>2.5387250996</text:p>
          </table:table-cell>
          <table:table-cell office:value-type="float" office:value="-0.352580159903" calcext:value-type="float">
            <text:p>-0.3525801599</text:p>
          </table:table-cell>
        </table:table-row>
        <table:table-row table:style-name="ro1">
          <table:table-cell office:value-type="float" office:value="2.3472495079" calcext:value-type="float">
            <text:p>2.3472495079</text:p>
          </table:table-cell>
          <table:table-cell office:value-type="float" office:value="-1.19729614258" calcext:value-type="float">
            <text:p>-1.1972961426</text:p>
          </table:table-cell>
          <table:table-cell office:value-type="float" office:value="2.59662362099" calcext:value-type="float">
            <text:p>2.596623621</text:p>
          </table:table-cell>
          <table:table-cell office:value-type="float" office:value="-0.365534454584" calcext:value-type="float">
            <text:p>-0.3655344546</text:p>
          </table:table-cell>
        </table:table-row>
        <table:table-row table:style-name="ro1">
          <table:table-cell office:value-type="float" office:value="2.34661626816" calcext:value-type="float">
            <text:p>2.3466162682</text:p>
          </table:table-cell>
          <table:table-cell office:value-type="float" office:value="-1.19792938232" calcext:value-type="float">
            <text:p>-1.1979293823</text:p>
          </table:table-cell>
          <table:table-cell office:value-type="float" office:value="2.62388058662" calcext:value-type="float">
            <text:p>2.6238805866</text:p>
          </table:table-cell>
          <table:table-cell office:value-type="float" office:value="-0.384270340204" calcext:value-type="float">
            <text:p>-0.3842703402</text:p>
          </table:table-cell>
        </table:table-row>
        <table:table-row table:style-name="ro1">
          <table:table-cell office:value-type="float" office:value="2.34605073929" calcext:value-type="float">
            <text:p>2.3460507393</text:p>
          </table:table-cell>
          <table:table-cell office:value-type="float" office:value="-1.19691598415" calcext:value-type="float">
            <text:p>-1.1969159842</text:p>
          </table:table-cell>
          <table:table-cell office:value-type="float" office:value="2.66584619045" calcext:value-type="float">
            <text:p>2.6658461905</text:p>
          </table:table-cell>
          <table:table-cell office:value-type="float" office:value="-0.414845585823" calcext:value-type="float">
            <text:p>-0.4148455858</text:p>
          </table:table-cell>
        </table:table-row>
        <table:table-row table:style-name="ro1">
          <table:table-cell office:value-type="float" office:value="2.34585356712" calcext:value-type="float">
            <text:p>2.3458535671</text:p>
          </table:table-cell>
          <table:table-cell office:value-type="float" office:value="-1.19607448578" calcext:value-type="float">
            <text:p>-1.1960744858</text:p>
          </table:table-cell>
          <table:table-cell office:value-type="float" office:value="2.69244094849" calcext:value-type="float">
            <text:p>2.6924409485</text:p>
          </table:table-cell>
          <table:table-cell office:value-type="float" office:value="-0.437359571457" calcext:value-type="float">
            <text:p>-0.4373595715</text:p>
          </table:table-cell>
        </table:table-row>
        <table:table-row table:style-name="ro1">
          <table:table-cell office:value-type="float" office:value="2.34582328796" calcext:value-type="float">
            <text:p>2.345823288</text:p>
          </table:table-cell>
          <table:table-cell office:value-type="float" office:value="-1.19576573372" calcext:value-type="float">
            <text:p>-1.1957657337</text:p>
          </table:table-cell>
          <table:table-cell office:value-type="float" office:value="2.71729513168" calcext:value-type="float">
            <text:p>2.7172951317</text:p>
          </table:table-cell>
          <table:table-cell office:value-type="float" office:value="-0.461768001318" calcext:value-type="float">
            <text:p>-0.4617680013</text:p>
          </table:table-cell>
        </table:table-row>
        <table:table-row table:style-name="ro1">
          <table:table-cell office:value-type="float" office:value="2.3448240757" calcext:value-type="float">
            <text:p>2.3448240757</text:p>
          </table:table-cell>
          <table:table-cell office:value-type="float" office:value="-1.19538915157" calcext:value-type="float">
            <text:p>-1.1953891516</text:p>
          </table:table-cell>
          <table:table-cell office:value-type="float" office:value="2.73973330021" calcext:value-type="float">
            <text:p>2.7397333002</text:p>
          </table:table-cell>
          <table:table-cell office:value-type="float" office:value="-0.486830681562" calcext:value-type="float">
            <text:p>-0.4868306816</text:p>
          </table:table-cell>
        </table:table-row>
        <table:table-row table:style-name="ro1">
          <table:table-cell office:value-type="float" office:value="2.34440636635" calcext:value-type="float">
            <text:p>2.3444063664</text:p>
          </table:table-cell>
          <table:table-cell office:value-type="float" office:value="-1.19494497776" calcext:value-type="float">
            <text:p>-1.1949449778</text:p>
          </table:table-cell>
          <table:table-cell office:value-type="float" office:value="2.76058407784" calcext:value-type="float">
            <text:p>2.7605840778</text:p>
          </table:table-cell>
          <table:table-cell office:value-type="float" office:value="-0.51542276144" calcext:value-type="float">
            <text:p>-0.5154227614</text:p>
          </table:table-cell>
        </table:table-row>
        <table:table-row table:style-name="ro1">
          <table:table-cell office:value-type="float" office:value="2.34369373322" calcext:value-type="float">
            <text:p>2.3436937332</text:p>
          </table:table-cell>
          <table:table-cell office:value-type="float" office:value="-1.19378685951" calcext:value-type="float">
            <text:p>-1.1937868595</text:p>
          </table:table-cell>
          <table:table-cell office:value-type="float" office:value="2.78519030571" calcext:value-type="float">
            <text:p>2.7851903057</text:p>
          </table:table-cell>
          <table:table-cell office:value-type="float" office:value="-0.54888600111" calcext:value-type="float">
            <text:p>-0.5488860011</text:p>
          </table:table-cell>
        </table:table-row>
        <table:table-row table:style-name="ro1">
          <table:table-cell office:value-type="float" office:value="2.34321045876" calcext:value-type="float">
            <text:p>2.3432104588</text:p>
          </table:table-cell>
          <table:table-cell office:value-type="float" office:value="-1.19290435314" calcext:value-type="float">
            <text:p>-1.1929043531</text:p>
          </table:table-cell>
          <table:table-cell office:value-type="float" office:value="2.81099160671" calcext:value-type="float">
            <text:p>2.8109916067</text:p>
          </table:table-cell>
          <table:table-cell office:value-type="float" office:value="-0.583803296089" calcext:value-type="float">
            <text:p>-0.5838032961</text:p>
          </table:table-cell>
        </table:table-row>
        <table:table-row table:style-name="ro1">
          <table:table-cell office:value-type="float" office:value="2.34473705292" calcext:value-type="float">
            <text:p>2.3447370529</text:p>
          </table:table-cell>
          <table:table-cell office:value-type="float" office:value="-1.19408905506" calcext:value-type="float">
            <text:p>-1.1940890551</text:p>
          </table:table-cell>
          <table:table-cell office:value-type="float" office:value="2.83080013752" calcext:value-type="float">
            <text:p>2.8308001375</text:p>
          </table:table-cell>
          <table:table-cell office:value-type="float" office:value="-0.616822838783" calcext:value-type="float">
            <text:p>-0.6168228388</text:p>
          </table:table-cell>
        </table:table-row>
        <table:table-row table:style-name="ro1">
          <table:table-cell office:value-type="float" office:value="2.34495282173" calcext:value-type="float">
            <text:p>2.3449528217</text:p>
          </table:table-cell>
          <table:table-cell office:value-type="float" office:value="-1.1943051815" calcext:value-type="float">
            <text:p>-1.1943051815</text:p>
          </table:table-cell>
          <table:table-cell office:value-type="float" office:value="2.86580177307" calcext:value-type="float">
            <text:p>2.8658017731</text:p>
          </table:table-cell>
          <table:table-cell office:value-type="float" office:value="-0.665608406067" calcext:value-type="float">
            <text:p>-0.6656084061</text:p>
          </table:table-cell>
        </table:table-row>
        <table:table-row table:style-name="ro1">
          <table:table-cell office:value-type="float" office:value="2.34503507614" calcext:value-type="float">
            <text:p>2.3450350761</text:p>
          </table:table-cell>
          <table:table-cell office:value-type="float" office:value="-1.19423806667" calcext:value-type="float">
            <text:p>-1.1942380667</text:p>
          </table:table-cell>
          <table:table-cell office:value-type="float" office:value="2.89196725845" calcext:value-type="float">
            <text:p>2.8919672585</text:p>
          </table:table-cell>
          <table:table-cell office:value-type="float" office:value="-0.70893239975" calcext:value-type="float">
            <text:p>-0.7089323998</text:p>
          </table:table-cell>
        </table:table-row>
        <table:table-row table:style-name="ro1">
          <table:table-cell office:value-type="float" office:value="2.34468531609" calcext:value-type="float">
            <text:p>2.3446853161</text:p>
          </table:table-cell>
          <table:table-cell office:value-type="float" office:value="-1.1941819191" calcext:value-type="float">
            <text:p>-1.1941819191</text:p>
          </table:table-cell>
          <table:table-cell office:value-type="float" office:value="2.90163203239" calcext:value-type="float">
            <text:p>2.9016320324</text:p>
          </table:table-cell>
          <table:table-cell office:value-type="float" office:value="-0.740344405174" calcext:value-type="float">
            <text:p>-0.7403444052</text:p>
          </table:table-cell>
        </table:table-row>
        <table:table-row table:style-name="ro1">
          <table:table-cell office:value-type="float" office:value="2.34394955635" calcext:value-type="float">
            <text:p>2.3439495564</text:p>
          </table:table-cell>
          <table:table-cell office:value-type="float" office:value="-1.19377708435" calcext:value-type="float">
            <text:p>-1.1937770844</text:p>
          </table:table-cell>
          <table:table-cell office:value-type="float" office:value="2.93630906105" calcext:value-type="float">
            <text:p>2.9363090611</text:p>
          </table:table-cell>
          <table:table-cell office:value-type="float" office:value="-0.790916264057" calcext:value-type="float">
            <text:p>-0.7909162641</text:p>
          </table:table-cell>
        </table:table-row>
        <table:table-row table:style-name="ro1">
          <table:table-cell office:value-type="float" office:value="2.34234476089" calcext:value-type="float">
            <text:p>2.3423447609</text:p>
          </table:table-cell>
          <table:table-cell office:value-type="float" office:value="-1.1924366951" calcext:value-type="float">
            <text:p>-1.1924366951</text:p>
          </table:table-cell>
          <table:table-cell office:value-type="float" office:value="2.94344659805" calcext:value-type="float">
            <text:p>2.9434465981</text:p>
          </table:table-cell>
          <table:table-cell office:value-type="float" office:value="-0.814483344555" calcext:value-type="float">
            <text:p>-0.8144833446</text:p>
          </table:table-cell>
        </table:table-row>
        <table:table-row table:style-name="ro1">
          <table:table-cell office:value-type="float" office:value="2.34077358246" calcext:value-type="float">
            <text:p>2.3407735825</text:p>
          </table:table-cell>
          <table:table-cell office:value-type="float" office:value="-1.19165349007" calcext:value-type="float">
            <text:p>-1.1916534901</text:p>
          </table:table-cell>
          <table:table-cell office:value-type="float" office:value="2.96230312347" calcext:value-type="float">
            <text:p>2.9623031235</text:p>
          </table:table-cell>
          <table:table-cell office:value-type="float" office:value="-0.844925582409" calcext:value-type="float">
            <text:p>-0.8449255824</text:p>
          </table:table-cell>
        </table:table-row>
        <table:table-row table:style-name="ro1">
          <table:table-cell office:value-type="float" office:value="2.34135746956" calcext:value-type="float">
            <text:p>2.3413574696</text:p>
          </table:table-cell>
          <table:table-cell office:value-type="float" office:value="-1.192912817" calcext:value-type="float">
            <text:p>-1.192912817</text:p>
          </table:table-cell>
          <table:table-cell office:value-type="float" office:value="2.96753593445" calcext:value-type="float">
            <text:p>2.9675359345</text:p>
          </table:table-cell>
          <table:table-cell office:value-type="float" office:value="-0.852349460125" calcext:value-type="float">
            <text:p>-0.8523494601</text:p>
          </table:table-cell>
        </table:table-row>
        <table:table-row table:style-name="ro1">
          <table:table-cell office:value-type="float" office:value="2.3419919014" calcext:value-type="float">
            <text:p>2.3419919014</text:p>
          </table:table-cell>
          <table:table-cell office:value-type="float" office:value="-1.19292390347" calcext:value-type="float">
            <text:p>-1.1929239035</text:p>
          </table:table-cell>
          <table:table-cell office:value-type="float" office:value="2.97111960411" calcext:value-type="float">
            <text:p>2.9711196041</text:p>
          </table:table-cell>
          <table:table-cell office:value-type="float" office:value="-0.855011463165" calcext:value-type="float">
            <text:p>-0.8550114632</text:p>
          </table:table-cell>
        </table:table-row>
        <table:table-row table:style-name="ro1">
          <table:table-cell office:value-type="float" office:value="2.34174633026" calcext:value-type="float">
            <text:p>2.3417463303</text:p>
          </table:table-cell>
          <table:table-cell office:value-type="float" office:value="-1.19269990921" calcext:value-type="float">
            <text:p>-1.1926999092</text:p>
          </table:table-cell>
          <table:table-cell office:value-type="float" office:value="2.97420974731" calcext:value-type="float">
            <text:p>2.9742097473</text:p>
          </table:table-cell>
          <table:table-cell office:value-type="float" office:value="-0.857767641544" calcext:value-type="float">
            <text:p>-0.8577676415</text:p>
          </table:table-cell>
        </table:table-row>
        <table:table-row table:style-name="ro1">
          <table:table-cell office:value-type="float" office:value="2.34130954742" calcext:value-type="float">
            <text:p>2.3413095474</text:p>
          </table:table-cell>
          <table:table-cell office:value-type="float" office:value="-1.19258081913" calcext:value-type="float">
            <text:p>-1.1925808191</text:p>
          </table:table-cell>
          <table:table-cell office:value-type="float" office:value="2.97924848557" calcext:value-type="float">
            <text:p>2.9792484856</text:p>
          </table:table-cell>
          <table:table-cell office:value-type="float" office:value="-0.863942563534" calcext:value-type="float">
            <text:p>-0.8639425635</text:p>
          </table:table-cell>
        </table:table-row>
        <table:table-row table:style-name="ro1">
          <table:table-cell office:value-type="float" office:value="2.34071421623" calcext:value-type="float">
            <text:p>2.3407142162</text:p>
          </table:table-cell>
          <table:table-cell office:value-type="float" office:value="-1.19159722328" calcext:value-type="float">
            <text:p>-1.1915972233</text:p>
          </table:table-cell>
          <table:table-cell office:value-type="float" office:value="3.00078960419" calcext:value-type="float">
            <text:p>3.0007896042</text:p>
          </table:table-cell>
          <table:table-cell office:value-type="float" office:value="-0.892787635326" calcext:value-type="float">
            <text:p>-0.8927876353</text:p>
          </table:table-cell>
        </table:table-row>
        <table:table-row table:style-name="ro1">
          <table:table-cell office:value-type="float" office:value="2.34129428864" calcext:value-type="float">
            <text:p>2.3412942886</text:p>
          </table:table-cell>
          <table:table-cell office:value-type="float" office:value="-1.19185554981" calcext:value-type="float">
            <text:p>-1.1918555498</text:p>
          </table:table-cell>
          <table:table-cell office:value-type="float" office:value="3.02157374382" calcext:value-type="float">
            <text:p>3.0215737438</text:p>
          </table:table-cell>
          <table:table-cell office:value-type="float" office:value="-0.920183539391" calcext:value-type="float">
            <text:p>-0.9201835394</text:p>
          </table:table-cell>
        </table:table-row>
        <table:table-row table:style-name="ro1">
          <table:table-cell office:value-type="float" office:value="2.33991837502" calcext:value-type="float">
            <text:p>2.339918375</text:p>
          </table:table-cell>
          <table:table-cell office:value-type="float" office:value="-1.19094133377" calcext:value-type="float">
            <text:p>-1.1909413338</text:p>
          </table:table-cell>
          <table:table-cell office:value-type="float" office:value="3.03199192047" calcext:value-type="float">
            <text:p>3.0319919205</text:p>
          </table:table-cell>
          <table:table-cell office:value-type="float" office:value="-0.936741650105" calcext:value-type="float">
            <text:p>-0.9367416501</text:p>
          </table:table-cell>
        </table:table-row>
        <table:table-row table:style-name="ro1">
          <table:table-cell office:value-type="float" office:value="2.34013557434" calcext:value-type="float">
            <text:p>2.3401355743</text:p>
          </table:table-cell>
          <table:table-cell office:value-type="float" office:value="-1.19147610664" calcext:value-type="float">
            <text:p>-1.1914761066</text:p>
          </table:table-cell>
          <table:table-cell office:value-type="float" office:value="3.04344912529" calcext:value-type="float">
            <text:p>3.0434491253</text:p>
          </table:table-cell>
          <table:table-cell office:value-type="float" office:value="-0.955016434193" calcext:value-type="float">
            <text:p>-0.9550164342</text:p>
          </table:table-cell>
        </table:table-row>
        <table:table-row table:style-name="ro1">
          <table:table-cell office:value-type="float" office:value="2.34155106544" calcext:value-type="float">
            <text:p>2.3415510654</text:p>
          </table:table-cell>
          <table:table-cell office:value-type="float" office:value="-1.19274842739" calcext:value-type="float">
            <text:p>-1.1927484274</text:p>
          </table:table-cell>
          <table:table-cell office:value-type="float" office:value="3.05613227844" calcext:value-type="float">
            <text:p>3.0561322784</text:p>
          </table:table-cell>
          <table:table-cell office:value-type="float" office:value="-0.974738121033" calcext:value-type="float">
            <text:p>-0.974738121</text:p>
          </table:table-cell>
        </table:table-row>
        <table:table-row table:style-name="ro1">
          <table:table-cell office:value-type="float" office:value="2.34104847908" calcext:value-type="float">
            <text:p>2.3410484791</text:p>
          </table:table-cell>
          <table:table-cell office:value-type="float" office:value="-1.19184780121" calcext:value-type="float">
            <text:p>-1.1918478012</text:p>
          </table:table-cell>
          <table:table-cell office:value-type="float" office:value="3.08016320229" calcext:value-type="float">
            <text:p>3.0801632023</text:p>
          </table:table-cell>
          <table:table-cell office:value-type="float" office:value="-1.01001322269" calcext:value-type="float">
            <text:p>-1.0100132227</text:p>
          </table:table-cell>
        </table:table-row>
        <table:table-row table:style-name="ro1">
          <table:table-cell office:value-type="float" office:value="2.34224247932" calcext:value-type="float">
            <text:p>2.3422424793</text:p>
          </table:table-cell>
          <table:table-cell office:value-type="float" office:value="-1.19253075123" calcext:value-type="float">
            <text:p>-1.1925307512</text:p>
          </table:table-cell>
          <table:table-cell office:value-type="float" office:value="3.09459610939" calcext:value-type="float">
            <text:p>3.0945961094</text:p>
          </table:table-cell>
          <table:table-cell office:value-type="float" office:value="-1.0305544138" calcext:value-type="float">
            <text:p>-1.0305544138</text:p>
          </table:table-cell>
        </table:table-row>
        <table:table-row table:style-name="ro1">
          <table:table-cell office:value-type="float" office:value="2.34074878693" calcext:value-type="float">
            <text:p>2.3407487869</text:p>
          </table:table-cell>
          <table:table-cell office:value-type="float" office:value="-1.19152343273" calcext:value-type="float">
            <text:p>-1.1915234327</text:p>
          </table:table-cell>
          <table:table-cell office:value-type="float" office:value="3.11802311897" calcext:value-type="float">
            <text:p>3.118023119</text:p>
          </table:table-cell>
          <table:table-cell office:value-type="float" office:value="-1.0628387928" calcext:value-type="float">
            <text:p>-1.0628387928</text:p>
          </table:table-cell>
        </table:table-row>
        <table:table-row table:style-name="ro1">
          <table:table-cell office:value-type="float" office:value="2.33951640129" calcext:value-type="float">
            <text:p>2.3395164013</text:p>
          </table:table-cell>
          <table:table-cell office:value-type="float" office:value="-1.19005167484" calcext:value-type="float">
            <text:p>-1.1900516748</text:p>
          </table:table-cell>
          <table:table-cell office:value-type="float" office:value="3.12995358467" calcext:value-type="float">
            <text:p>3.1299535847</text:p>
          </table:table-cell>
          <table:table-cell office:value-type="float" office:value="-1.08402514458" calcext:value-type="float">
            <text:p>-1.0840251446</text:p>
          </table:table-cell>
        </table:table-row>
        <table:table-row table:style-name="ro1">
          <table:table-cell office:value-type="float" office:value="2.34020876884" calcext:value-type="float">
            <text:p>2.3402087688</text:p>
          </table:table-cell>
          <table:table-cell office:value-type="float" office:value="-1.18988263607" calcext:value-type="float">
            <text:p>-1.1898826361</text:p>
          </table:table-cell>
          <table:table-cell office:value-type="float" office:value="3.14012428284" calcext:value-type="float">
            <text:p>3.1401242828</text:p>
          </table:table-cell>
          <table:table-cell office:value-type="float" office:value="-1.10661017895" calcext:value-type="float">
            <text:p>-1.106610179</text:p>
          </table:table-cell>
        </table:table-row>
        <table:table-row table:style-name="ro1">
          <table:table-cell office:value-type="float" office:value="2.34014177322" calcext:value-type="float">
            <text:p>2.3401417732</text:p>
          </table:table-cell>
          <table:table-cell office:value-type="float" office:value="-1.18973886967" calcext:value-type="float">
            <text:p>-1.1897388697</text:p>
          </table:table-cell>
          <table:table-cell office:value-type="float" office:value="3.15069027901" calcext:value-type="float">
            <text:p>3.150690279</text:p>
          </table:table-cell>
          <table:table-cell office:value-type="float" office:value="-1.13089132309" calcext:value-type="float">
            <text:p>-1.1308913231</text:p>
          </table:table-cell>
        </table:table-row>
        <table:table-row table:style-name="ro1">
          <table:table-cell office:value-type="float" office:value="2.34045100212" calcext:value-type="float">
            <text:p>2.3404510021</text:p>
          </table:table-cell>
          <table:table-cell office:value-type="float" office:value="-1.18980467319" calcext:value-type="float">
            <text:p>-1.1898046732</text:p>
          </table:table-cell>
          <table:table-cell office:value-type="float" office:value="3.16661377907" calcext:value-type="float">
            <text:p>3.1666137791</text:p>
          </table:table-cell>
          <table:table-cell office:value-type="float" office:value="-1.16750776768" calcext:value-type="float">
            <text:p>-1.1675077677</text:p>
          </table:table-cell>
        </table:table-row>
        <table:table-row table:style-name="ro1">
          <table:table-cell office:value-type="float" office:value="2.34084630013" calcext:value-type="float">
            <text:p>2.3408463001</text:p>
          </table:table-cell>
          <table:table-cell office:value-type="float" office:value="-1.19072723389" calcext:value-type="float">
            <text:p>-1.1907272339</text:p>
          </table:table-cell>
          <table:table-cell office:value-type="float" office:value="3.17639990807" calcext:value-type="float">
            <text:p>3.1763999081</text:p>
          </table:table-cell>
          <table:table-cell office:value-type="float" office:value="-1.19086015224" calcext:value-type="float">
            <text:p>-1.1908601522</text:p>
          </table:table-cell>
        </table:table-row>
        <table:table-row table:style-name="ro1">
          <table:table-cell office:value-type="float" office:value="2.34012961388" calcext:value-type="float">
            <text:p>2.3401296139</text:p>
          </table:table-cell>
          <table:table-cell office:value-type="float" office:value="-1.19034147263" calcext:value-type="float">
            <text:p>-1.1903414726</text:p>
          </table:table-cell>
          <table:table-cell office:value-type="float" office:value="3.18222876549" calcext:value-type="float">
            <text:p>3.1822287655</text:p>
          </table:table-cell>
          <table:table-cell office:value-type="float" office:value="-1.20283508301" calcext:value-type="float">
            <text:p>-1.202835083</text:p>
          </table:table-cell>
        </table:table-row>
        <table:table-row table:style-name="ro1">
          <table:table-cell office:value-type="float" office:value="2.34090685844" calcext:value-type="float">
            <text:p>2.3409068584</text:p>
          </table:table-cell>
          <table:table-cell office:value-type="float" office:value="-1.19083440304" calcext:value-type="float">
            <text:p>-1.190834403</text:p>
          </table:table-cell>
          <table:table-cell office:value-type="float" office:value="3.18429203987" calcext:value-type="float">
            <text:p>3.1842920399</text:p>
          </table:table-cell>
          <table:table-cell office:value-type="float" office:value="-1.20410168171" calcext:value-type="float">
            <text:p>-1.2041016817</text:p>
          </table:table-cell>
        </table:table-row>
        <table:table-row table:style-name="ro1">
          <table:table-cell office:value-type="float" office:value="2.34105682373" calcext:value-type="float">
            <text:p>2.3410568237</text:p>
          </table:table-cell>
          <table:table-cell office:value-type="float" office:value="-1.19096136093" calcext:value-type="float">
            <text:p>-1.1909613609</text:p>
          </table:table-cell>
          <table:table-cell office:value-type="float" office:value="3.18286581993" calcext:value-type="float">
            <text:p>3.1828658199</text:p>
          </table:table-cell>
          <table:table-cell office:value-type="float" office:value="-1.19916856289" calcext:value-type="float">
            <text:p>-1.1991685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0:38:49.529471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1:11.335508178</meta:creation-date>
    <dc:date>2018-09-11T10:38:56.918717053</dc:date>
    <meta:editing-duration>PT10M31S</meta:editing-duration>
    <meta:editing-cycles>5</meta:editing-cycles>
    <meta:generator>LibreOffice/5.1.6.2$Linux_X86_64 LibreOffice_project/10m0$Build-2</meta:generator>
    <meta:document-statistic meta:table-count="1" meta:cell-count="11184" meta:object-count="0"/>
  </office:meta>
</office:document-meta>
</file>